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01cm"/>
    </style:style>
    <style:style style:name="co3" style:family="table-column">
      <style:table-column-properties fo:break-before="auto" style:column-width="0.667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2.041cm"/>
    </style:style>
    <style:style style:name="co6" style:family="table-column">
      <style:table-column-properties fo:break-before="auto" style:column-width="1.782cm"/>
    </style:style>
    <style:style style:name="co7" style:family="table-column">
      <style:table-column-properties fo:break-before="auto" style:column-width="2.252cm"/>
    </style:style>
    <style:style style:name="co8" style:family="table-column">
      <style:table-column-properties fo:break-before="auto" style:column-width="1.979cm"/>
    </style:style>
    <style:style style:name="co9" style:family="table-column">
      <style:table-column-properties fo:break-before="auto" style:column-width="0.898cm"/>
    </style:style>
    <style:style style:name="co10" style:family="table-column">
      <style:table-column-properties fo:break-before="auto" style:column-width="1.96cm"/>
    </style:style>
    <style:style style:name="co11" style:family="table-column">
      <style:table-column-properties fo:break-before="auto" style:column-width="0.965cm"/>
    </style:style>
    <style:style style:name="co12" style:family="table-column">
      <style:table-column-properties fo:break-before="auto" style:column-width="1.93cm"/>
    </style:style>
    <style:style style:name="co13" style:family="table-column">
      <style:table-column-properties fo:break-before="auto" style:column-width="0.924cm"/>
    </style:style>
    <style:style style:name="co14" style:family="table-column">
      <style:table-column-properties fo:break-before="auto" style:column-width="1.524cm"/>
    </style:style>
    <style:style style:name="co15" style:family="table-column">
      <style:table-column-properties fo:break-before="auto" style:column-width="1.856cm"/>
    </style:style>
    <style:style style:name="co16" style:family="table-column">
      <style:table-column-properties fo:break-before="auto" style:column-width="1.148cm"/>
    </style:style>
    <style:style style:name="co17" style:family="table-column">
      <style:table-column-properties fo:break-before="auto" style:column-width="2.148cm"/>
    </style:style>
    <style:style style:name="co18" style:family="table-column">
      <style:table-column-properties fo:break-before="auto" style:column-width="1.113cm"/>
    </style:style>
    <style:style style:name="co19" style:family="table-column">
      <style:table-column-properties fo:break-before="auto" style:column-width="1.905cm"/>
    </style:style>
    <style:style style:name="co20" style:family="table-column">
      <style:table-column-properties fo:break-before="auto" style:column-width="1.118cm"/>
    </style:style>
    <style:style style:name="co21" style:family="table-column">
      <style:table-column-properties fo:break-before="auto" style:column-width="1.27cm"/>
    </style:style>
    <style:style style:name="co22" style:family="table-column">
      <style:table-column-properties fo:break-before="auto" style:column-width="1.392cm"/>
    </style:style>
    <style:style style:name="co23" style:family="table-column">
      <style:table-column-properties fo:break-before="auto" style:column-width="1.422cm"/>
    </style:style>
    <style:style style:name="co24" style:family="table-column">
      <style:table-column-properties fo:break-before="auto" style:column-width="1.286cm"/>
    </style:style>
    <style:style style:name="co25" style:family="table-column">
      <style:table-column-properties fo:break-before="auto" style:column-width="1.535cm"/>
    </style:style>
    <style:style style:name="co26" style:family="table-column">
      <style:table-column-properties fo:break-before="auto" style:column-width="1.928cm"/>
    </style:style>
    <style:style style:name="co27" style:family="table-column">
      <style:table-column-properties fo:break-before="auto" style:column-width="1.064cm"/>
    </style:style>
    <style:style style:name="co28" style:family="table-column">
      <style:table-column-properties fo:break-before="auto" style:column-width="1.212cm"/>
    </style:style>
    <style:style style:name="co29" style:family="table-column">
      <style:table-column-properties fo:break-before="auto" style:column-width="1.997cm"/>
    </style:style>
    <style:style style:name="co30" style:family="table-column">
      <style:table-column-properties fo:break-before="auto" style:column-width="1.3cm"/>
    </style:style>
    <style:style style:name="co31" style:family="table-column">
      <style:table-column-properties fo:break-before="auto" style:column-width="1.24cm"/>
    </style:style>
    <style:style style:name="co32" style:family="table-column">
      <style:table-column-properties fo:break-before="auto" style:column-width="1.967cm"/>
    </style:style>
    <style:style style:name="co33" style:family="table-column">
      <style:table-column-properties fo:break-before="auto" style:column-width="1.18cm"/>
    </style:style>
    <style:style style:name="co34" style:family="table-column">
      <style:table-column-properties fo:break-before="auto" style:column-width="1.21cm"/>
    </style:style>
    <style:style style:name="co35" style:family="table-column">
      <style:table-column-properties fo:break-before="auto" style:column-width="1.452cm"/>
    </style:style>
    <style:style style:name="co36" style:family="table-column">
      <style:table-column-properties fo:break-before="auto" style:column-width="1.187cm"/>
    </style:style>
    <style:style style:name="co37" style:family="table-column">
      <style:table-column-properties fo:break-before="auto" style:column-width="1.954cm"/>
    </style:style>
    <style:style style:name="co38" style:family="table-column">
      <style:table-column-properties fo:break-before="auto" style:column-width="0.942cm"/>
    </style:style>
    <style:style style:name="co39" style:family="table-column">
      <style:table-column-properties fo:break-before="auto" style:column-width="1.6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e54" style:family="table-cell" style:parent-style-name="Default"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none" fo:border-left="none" fo:border-right="none" fo:border-top="0.06pt solid #000000"/>
    </style:style>
    <style:style style:name="ce83" style:family="table-cell" style:parent-style-name="Default">
      <style:table-cell-properties fo:border-bottom="0.06pt solid #000000" fo:border-left="none" fo:border-right="none" fo:border-top="none"/>
    </style:style>
    <style:style style:name="ce5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5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2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26" style:family="table-cell" style:parent-style-name="Default" style:data-style-name="N10003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</style:style>
    <style:style style:name="ce127" style:family="table-cell" style:parent-style-name="Default" style:data-style-name="N10003">
      <style:table-cell-properties style:text-align-source="fix" style:repeat-content="false"/>
      <style:paragraph-properties fo:text-align="end" fo:margin-left="0cm"/>
    </style:style>
    <style:style style:name="ce128" style:family="table-cell" style:parent-style-name="Default" style:data-style-name="N10003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</style:style>
    <style:style style:name="ce106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0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37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38" style:family="table-cell" style:parent-style-name="Default" style:data-style-name="N10003"/>
    <style:style style:name="ce5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5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58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59" style:family="table-cell" style:parent-style-name="Default" style:data-style-name="N125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6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c9211e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c9211e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9" style:family="table-cell" style:parent-style-name="Default">
      <style:text-properties style:text-underline-style="solid" style:text-underline-width="auto" style:text-underline-color="font-color"/>
    </style:style>
    <style:style style:name="ce80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86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</style:style>
    <style:style style:name="ce87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88" style:family="table-cell" style:parent-style-name="Default" style:data-style-name="N11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89" style:family="table-cell" style:parent-style-name="Default" style:data-style-name="N11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90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91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92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99" style:family="table-cell" style:parent-style-name="Default" style:data-style-name="N1"/>
    <style:style style:name="ce101" style:family="table-cell" style:parent-style-name="Default" style:data-style-name="N10104">
      <style:table-cell-properties style:text-align-source="fix" style:repeat-content="false"/>
      <style:paragraph-properties fo:text-align="center" fo:margin-left="0cm"/>
    </style:style>
    <style:style style:name="ce102" style:family="table-cell" style:parent-style-name="Default" style:data-style-name="N112"/>
    <style:style style:name="ce10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color="#c9211e"/>
    </style:style>
    <style:style style:name="ce104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05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0.06pt solid #000000" fo:border-left="none" fo:border-right="0.06pt solid #000000" fo:border-top="none"/>
    </style:style>
    <style:style style:name="ce108" style:family="table-cell" style:parent-style-name="Default" style:data-style-name="N1">
      <style:text-properties fo:font-weight="bold" style:font-weight-asian="bold" style:font-weight-complex="bold"/>
    </style:style>
    <style:style style:name="ce109" style:family="table-cell" style:parent-style-name="Default" style:data-style-name="N112">
      <style:table-cell-properties style:text-align-source="fix" style:repeat-content="false" fo:border="none"/>
      <style:paragraph-properties fo:text-align="center" fo:margin-left="0cm"/>
    </style:style>
    <style:style style:name="ce77" style:family="table-cell" style:parent-style-name="Default">
      <style:table-cell-properties fo:border="none"/>
    </style:style>
    <style:style style:name="ce78" style:family="table-cell" style:parent-style-name="Default">
      <style:table-cell-properties fo:border-bottom="none" fo:border-left="none" fo:border-right="0.06pt solid #000000" fo:border-top="none"/>
    </style:style>
    <style:style style:name="ce113" style:family="table-cell" style:parent-style-name="Default" style:data-style-name="N125">
      <style:table-cell-properties style:text-align-source="fix" style:repeat-content="false"/>
      <style:paragraph-properties fo:text-align="center" fo:margin-left="0cm"/>
    </style:style>
    <style:style style:name="ce122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23" style:family="table-cell" style:parent-style-name="Default" style:data-style-name="N11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uente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54" office:value-type="string" calcext:value-type="string">
            <text:p>Fuentes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Casos de Coronavirus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lemania</text:p>
          </table:table-cell>
          <table:table-cell office:value-type="string" calcext:value-type="string">
            <text:p>https://en.wikipedia.org/wiki/2020_coronavirus_pandemic_in_Germany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ustria</text:p>
          </table:table-cell>
          <table:table-cell office:value-type="string" calcext:value-type="string">
            <text:p>https://en.wikipedia.org/wiki/2020_coronavirus_pandemic_in_Austria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égica</text:p>
          </table:table-cell>
          <table:table-cell office:value-type="string" calcext:value-type="string">
            <text:p>https://en.wikipedia.org/wiki/2020_coronavirus_pandemic_in_Belgium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inamarca</text:p>
          </table:table-cell>
          <table:table-cell office:value-type="string" calcext:value-type="string">
            <text:p>https://en.wikipedia.org/wiki/2020_coronavirus_pandemic_in_Denmark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spaña</text:p>
          </table:table-cell>
          <table:table-cell office:value-type="string" calcext:value-type="string">
            <text:p>https://en.wikipedia.org/wiki/2020_coronavirus_pandemic_in_Spai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rancia</text:p>
          </table:table-cell>
          <table:table-cell office:value-type="string" calcext:value-type="string">
            <text:p>https://en.wikipedia.org/wiki/2020_coronavirus_pandemic_in_France</text:p>
          </table:table-cell>
          <table:table-cell office:value-type="string" calcext:value-type="string">
            <text:p>https://www.santepubliquefrance.fr/maladies-et-traumatismes/maladies-et-infections-respiratoires/infection-a-coronavirus/articles/infection-au-nouveau-coronavirus-sars-cov-2-covid-19-france-et-mond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olanda</text:p>
          </table:table-cell>
          <table:table-cell office:value-type="string" calcext:value-type="string">
            <text:p>https://en.wikipedia.org/wiki/2020_coronavirus_pandemic_in_the_Netherland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talia</text:p>
          </table:table-cell>
          <table:table-cell office:value-type="string" calcext:value-type="string">
            <text:p>https://en.wikipedia.org/wiki/2020_coronavirus_outbreak_in_Italy</text:p>
          </table:table-cell>
          <table:table-cell office:value-type="string" calcext:value-type="string">
            <text:p>http://www.protezionecivile.gov.it/web/guest/media-comunicazione/comunicati-stamp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rlanda</text:p>
          </table:table-cell>
          <table:table-cell office:value-type="string" calcext:value-type="string">
            <text:p>https://en.wikipedia.org/wiki/2020_coronavirus_pandemic_in_the_Republic_of_Irelan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Luxemburgo</text:p>
          </table:table-cell>
          <table:table-cell office:value-type="string" calcext:value-type="string">
            <text:p>https://en.wikipedia.org/wiki/2020_coronavirus_pandemic_in_Luxembourg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oruega</text:p>
          </table:table-cell>
          <table:table-cell office:value-type="string" calcext:value-type="string">
            <text:p>https://en.wikipedia.org/wiki/2020_coronavirus_pandemic_in_Norway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ortugal</text:p>
          </table:table-cell>
          <table:table-cell office:value-type="string" calcext:value-type="string">
            <text:p>https://en.wikipedia.org/wiki/2020_coronavirus_pandemic_in_Portuga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eino Unido</text:p>
          </table:table-cell>
          <table:table-cell office:value-type="string" calcext:value-type="string">
            <text:p>https://en.wikipedia.org/wiki/2020_coronavirus_pandemic_in_the_United_Kingdom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uecia</text:p>
          </table:table-cell>
          <table:table-cell office:value-type="string" calcext:value-type="string">
            <text:p>https://en.wikipedia.org/wiki/2020_coronavirus_pandemic_in_Swed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uiza</text:p>
          </table:table-cell>
          <table:table-cell office:value-type="string" calcext:value-type="string">
            <text:p>https://en.wikipedia.org/wiki/2020_coronavirus_pandemic_in_Switzerland</text:p>
          </table:table-cell>
          <table:table-cell office:value-type="string" calcext:value-type="string">
            <text:p>https://interactif.tdg.ch/2020/covid-19-carte-suisse/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Población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ttps://www.ine.es/jaxiT3/Tabla.htm?t=4925&amp;L=0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56"/>
          <table:table-cell table:style-name="ce51" office:value-type="string" calcext:value-type="string">
            <text:p>Fecha</text:p>
          </table:table-cell>
          <table:table-cell table:style-name="ce51" office:value-type="string" calcext:value-type="string">
            <text:p>Población </text:p>
          </table:table-cell>
          <table:table-cell table:style-name="ce51" office:value-type="string" calcext:value-type="string">
            <text:p>% &gt; 65</text:p>
          </table:table-cell>
          <table:table-cell table:style-name="ce51" office:value-type="string" calcext:value-type="string">
            <text:p>Total</text:p>
          </table:table-cell>
          <table:table-cell/>
        </table:table-row>
        <table:table-row table:style-name="ro1">
          <table:table-cell table:number-columns-repeated="2"/>
          <table:table-cell table:style-name="ce124" office:value-type="string" calcext:value-type="string">
            <text:p>Alemania</text:p>
          </table:table-cell>
          <table:table-cell table:style-name="ce124" office:value-type="string" calcext:value-type="string">
            <text:p>https://en.wikipedia.org/wiki/Demographics_of_Germany</text:p>
          </table:table-cell>
          <table:table-cell table:style-name="ce124"/>
          <table:table-cell table:style-name="ce124" office:value-type="string" calcext:value-type="string">
            <text:p>Alemania</text:p>
          </table:table-cell>
          <table:table-cell table:style-name="ce125" office:value-type="string" calcext:value-type="string">
            <text:p>julio 2018</text:p>
          </table:table-cell>
          <table:table-cell table:style-name="ce126" office:value-type="float" office:value="80457737" calcext:value-type="float">
            <text:p>80.457.737</text:p>
          </table:table-cell>
          <table:table-cell table:style-name="ce106" office:value-type="float" office:value="22.36" calcext:value-type="float">
            <text:p>22.36</text:p>
          </table:table-cell>
          <table:table-cell table:style-name="ce126" table:formula="of:=[.H25]*[.I25]/100" office:value-type="float" office:value="17990349.9932" calcext:value-type="float">
            <text:p>17.990.350</text:p>
          </table:table-cell>
          <table:table-cell table:style-name="ce124"/>
        </table:table-row>
        <table:table-row table:style-name="ro1">
          <table:table-cell table:number-columns-repeated="2"/>
          <table:table-cell office:value-type="string" calcext:value-type="string">
            <text:p>Austria</text:p>
          </table:table-cell>
          <table:table-cell office:value-type="string" calcext:value-type="string">
            <text:p>https://en.wikipedia.org/wiki/Demographics_of_Austria</text:p>
          </table:table-cell>
          <table:table-cell/>
          <table:table-cell office:value-type="string" calcext:value-type="string">
            <text:p>Austria</text:p>
          </table:table-cell>
          <table:table-cell office:value-type="string" calcext:value-type="string">
            <text:p>julio 2018</text:p>
          </table:table-cell>
          <table:table-cell table:style-name="ce127" office:value-type="float" office:value="8793370" calcext:value-type="float">
            <text:p>8.793.370</text:p>
          </table:table-cell>
          <table:table-cell table:style-name="ce100" office:value-type="float" office:value="19.44" calcext:value-type="float">
            <text:p>19.44</text:p>
          </table:table-cell>
          <table:table-cell table:style-name="ce127" table:formula="of:=[.H26]*[.I26]/100" office:value-type="float" office:value="1709431.128" calcext:value-type="float">
            <text:p>1.709.43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égica</text:p>
          </table:table-cell>
          <table:table-cell office:value-type="string" calcext:value-type="string">
            <text:p>https://en.wikipedia.org/wiki/Demographics_of_Belgium</text:p>
          </table:table-cell>
          <table:table-cell/>
          <table:table-cell office:value-type="string" calcext:value-type="string">
            <text:p>Bégica</text:p>
          </table:table-cell>
          <table:table-cell office:value-type="string" calcext:value-type="string">
            <text:p>julio 2018</text:p>
          </table:table-cell>
          <table:table-cell table:style-name="ce127" office:value-type="float" office:value="11570762" calcext:value-type="float">
            <text:p>11.570.762</text:p>
          </table:table-cell>
          <table:table-cell table:style-name="ce100" office:value-type="float" office:value="18.78" calcext:value-type="float">
            <text:p>18.78</text:p>
          </table:table-cell>
          <table:table-cell table:style-name="ce127" table:formula="of:=[.H27]*[.I27]/100" office:value-type="float" office:value="2172989.1036" calcext:value-type="float">
            <text:p>2.172.989</text:p>
          </table:table-cell>
          <table:table-cell/>
        </table:table-row>
        <table:table-row table:style-name="ro1">
          <table:table-cell table:number-columns-repeated="2"/>
          <table:table-cell table:style-name="ce124" office:value-type="string" calcext:value-type="string">
            <text:p>Dinamarca</text:p>
          </table:table-cell>
          <table:table-cell table:style-name="ce124" office:value-type="string" calcext:value-type="string">
            <text:p>https://en.wikipedia.org/wiki/Demographics_of_Denmark</text:p>
          </table:table-cell>
          <table:table-cell table:style-name="ce124"/>
          <table:table-cell table:style-name="ce124" office:value-type="string" calcext:value-type="string">
            <text:p>Dinamarca</text:p>
          </table:table-cell>
          <table:table-cell table:style-name="ce124" office:value-type="string" calcext:value-type="string">
            <text:p>julio 2018</text:p>
          </table:table-cell>
          <table:table-cell table:style-name="ce126" office:value-type="float" office:value="5809502" calcext:value-type="float">
            <text:p>5.809.502</text:p>
          </table:table-cell>
          <table:table-cell table:style-name="ce106" office:value-type="float" office:value="19.42" calcext:value-type="float">
            <text:p>19.42</text:p>
          </table:table-cell>
          <table:table-cell table:style-name="ce126" table:formula="of:=[.H28]*[.I28]/100" office:value-type="float" office:value="1128205.2884" calcext:value-type="float">
            <text:p>1.128.205</text:p>
          </table:table-cell>
          <table:table-cell table:style-name="ce50" office:value-type="string" calcext:value-type="string">
            <text:p>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spaña</text:p>
          </table:table-cell>
          <table:table-cell office:value-type="string" calcext:value-type="string">
            <text:p>https://en.wikipedia.org/wiki/Demographics_of_Spain</text:p>
          </table:table-cell>
          <table:table-cell/>
          <table:table-cell office:value-type="string" calcext:value-type="string">
            <text:p>España</text:p>
          </table:table-cell>
          <table:table-cell table:style-name="ce49" office:value-type="string" calcext:value-type="string">
            <text:p>enero 2018</text:p>
          </table:table-cell>
          <table:table-cell table:style-name="ce127" office:value-type="float" office:value="46723000" calcext:value-type="float">
            <text:p>46.723.000</text:p>
          </table:table-cell>
          <table:table-cell table:style-name="ce100" office:value-type="float" office:value="18.15" calcext:value-type="float">
            <text:p>18.15</text:p>
          </table:table-cell>
          <table:table-cell table:style-name="ce127" table:formula="of:=[.H29]*[.I29]/100" office:value-type="float" office:value="8480224.5" calcext:value-type="float">
            <text:p>8.480.225</text:p>
          </table:table-cell>
          <table:table-cell table:style-name="ce138" office:value-type="float" office:value="8908151" calcext:value-type="float">
            <text:p>8.908.151</text:p>
          </table:table-cell>
        </table:table-row>
        <table:table-row table:style-name="ro1">
          <table:table-cell table:number-columns-repeated="2"/>
          <table:table-cell table:style-name="ce83" office:value-type="string" calcext:value-type="string">
            <text:p>Francia</text:p>
          </table:table-cell>
          <table:table-cell table:style-name="ce83" office:value-type="string" calcext:value-type="string">
            <text:p>https://en.wikipedia.org/wiki/Demographics_of_France</text:p>
          </table:table-cell>
          <table:table-cell table:style-name="ce83"/>
          <table:table-cell table:style-name="ce83" office:value-type="string" calcext:value-type="string">
            <text:p>Francia</text:p>
          </table:table-cell>
          <table:table-cell table:style-name="ce51" office:value-type="string" calcext:value-type="string">
            <text:p>julio 2018</text:p>
          </table:table-cell>
          <table:table-cell table:style-name="ce128" office:value-type="float" office:value="67364357" calcext:value-type="float">
            <text:p>67.364.357</text:p>
          </table:table-cell>
          <table:table-cell table:style-name="ce137" office:value-type="float" office:value="19.82" calcext:value-type="float">
            <text:p>19.82</text:p>
          </table:table-cell>
          <table:table-cell table:style-name="ce128" table:formula="of:=[.H30]*[.I30]/100" office:value-type="float" office:value="13351615.5574" calcext:value-type="float">
            <text:p>13.351.616</text:p>
          </table:table-cell>
          <table:table-cell table:style-name="ce83"/>
        </table:table-row>
        <table:table-row table:style-name="ro1">
          <table:table-cell table:number-columns-repeated="2"/>
          <table:table-cell office:value-type="string" calcext:value-type="string">
            <text:p>Holanda</text:p>
          </table:table-cell>
          <table:table-cell office:value-type="string" calcext:value-type="string">
            <text:p>https://en.wikipedia.org/wiki/Demography_of_the_Netherlands</text:p>
          </table:table-cell>
          <table:table-cell/>
          <table:table-cell office:value-type="string" calcext:value-type="string">
            <text:p>Holanda</text:p>
          </table:table-cell>
          <table:table-cell table:style-name="ce49" office:value-type="string" calcext:value-type="string">
            <text:p>julio 2018</text:p>
          </table:table-cell>
          <table:table-cell table:style-name="ce127" office:value-type="float" office:value="17151228" calcext:value-type="float">
            <text:p>17.151.228</text:p>
          </table:table-cell>
          <table:table-cell table:style-name="ce100" office:value-type="float" office:value="19.1" calcext:value-type="float">
            <text:p>19.10</text:p>
          </table:table-cell>
          <table:table-cell table:style-name="ce127" table:formula="of:=[.H31]*[.I31]/100" office:value-type="float" office:value="3275884.548" calcext:value-type="float">
            <text:p>3.275.88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talia</text:p>
          </table:table-cell>
          <table:table-cell office:value-type="string" calcext:value-type="string">
            <text:p>https://en.wikipedia.org/wiki/Demographics_of_Italy</text:p>
          </table:table-cell>
          <table:table-cell/>
          <table:table-cell office:value-type="string" calcext:value-type="string">
            <text:p>Italia</text:p>
          </table:table-cell>
          <table:table-cell table:style-name="ce49" office:value-type="string" calcext:value-type="string">
            <text:p>julio 2018</text:p>
          </table:table-cell>
          <table:table-cell table:style-name="ce127" office:value-type="float" office:value="62246674" calcext:value-type="float">
            <text:p>62.246.674</text:p>
          </table:table-cell>
          <table:table-cell table:style-name="ce100" office:value-type="float" office:value="21.69" calcext:value-type="float">
            <text:p>21.69</text:p>
          </table:table-cell>
          <table:table-cell table:style-name="ce127" table:formula="of:=[.H32]*[.I32]/100" office:value-type="float" office:value="13501303.5906" calcext:value-type="float">
            <text:p>13.501.30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rlanda</text:p>
          </table:table-cell>
          <table:table-cell office:value-type="string" calcext:value-type="string">
            <text:p>https://en.wikipedia.org/wiki/Demographics_of_the_Republic_of_Ireland</text:p>
          </table:table-cell>
          <table:table-cell/>
          <table:table-cell office:value-type="string" calcext:value-type="string">
            <text:p>Irlanda</text:p>
          </table:table-cell>
          <table:table-cell table:style-name="ce49" office:value-type="string" calcext:value-type="string">
            <text:p>julio 2018</text:p>
          </table:table-cell>
          <table:table-cell table:style-name="ce127" office:value-type="float" office:value="5068050" calcext:value-type="float">
            <text:p>5.068.050</text:p>
          </table:table-cell>
          <table:table-cell table:style-name="ce100" office:value-type="float" office:value="13.32" calcext:value-type="float">
            <text:p>13.32</text:p>
          </table:table-cell>
          <table:table-cell table:style-name="ce127" table:formula="of:=[.H33]*[.I33]/100" office:value-type="float" office:value="675064.26" calcext:value-type="float">
            <text:p>675.064</text:p>
          </table:table-cell>
          <table:table-cell/>
        </table:table-row>
        <table:table-row table:style-name="ro1">
          <table:table-cell table:number-columns-repeated="2"/>
          <table:table-cell table:style-name="ce124" office:value-type="string" calcext:value-type="string">
            <text:p>Noruega</text:p>
          </table:table-cell>
          <table:table-cell table:style-name="ce124" office:value-type="string" calcext:value-type="string">
            <text:p>https://en.wikipedia.org/wiki/Demographics_of_Norway</text:p>
          </table:table-cell>
          <table:table-cell table:style-name="ce124"/>
          <table:table-cell table:style-name="ce124" office:value-type="string" calcext:value-type="string">
            <text:p>Noruega</text:p>
          </table:table-cell>
          <table:table-cell table:style-name="ce50" office:value-type="string" calcext:value-type="string">
            <text:p>julio 2018</text:p>
          </table:table-cell>
          <table:table-cell table:style-name="ce126" office:value-type="float" office:value="5372191" calcext:value-type="float">
            <text:p>5.372.191</text:p>
          </table:table-cell>
          <table:table-cell table:style-name="ce106" office:value-type="float" office:value="16.9" calcext:value-type="float">
            <text:p>16.90</text:p>
          </table:table-cell>
          <table:table-cell table:style-name="ce126" table:formula="of:=[.H34]*[.I34]/100" office:value-type="float" office:value="907900.279" calcext:value-type="float">
            <text:p>907.900</text:p>
          </table:table-cell>
          <table:table-cell table:style-name="ce124"/>
        </table:table-row>
        <table:table-row table:style-name="ro1">
          <table:table-cell table:number-columns-repeated="2"/>
          <table:table-cell office:value-type="string" calcext:value-type="string">
            <text:p>Luxemburgo</text:p>
          </table:table-cell>
          <table:table-cell office:value-type="string" calcext:value-type="string">
            <text:p>https://www.cia.gov/library/publications/the-world-factbook/geos/lu.html</text:p>
          </table:table-cell>
          <table:table-cell/>
          <table:table-cell office:value-type="string" calcext:value-type="string">
            <text:p>Luxemburgo</text:p>
          </table:table-cell>
          <table:table-cell office:value-type="string" calcext:value-type="string">
            <text:p>julio 2020</text:p>
          </table:table-cell>
          <table:table-cell table:style-name="ce127" office:value-type="float" office:value="628381" calcext:value-type="float">
            <text:p>628.381</text:p>
          </table:table-cell>
          <table:table-cell table:style-name="ce100" office:value-type="float" office:value="15.37" calcext:value-type="float">
            <text:p>15.37</text:p>
          </table:table-cell>
          <table:table-cell table:style-name="ce127" table:formula="of:=[.H35]*[.I35]/100" office:value-type="float" office:value="96582.1597" calcext:value-type="float">
            <text:p>96.582</text:p>
          </table:table-cell>
          <table:table-cell/>
        </table:table-row>
        <table:table-row table:style-name="ro1">
          <table:table-cell table:number-columns-repeated="2"/>
          <table:table-cell table:style-name="ce83" office:value-type="string" calcext:value-type="string">
            <text:p>Portugal</text:p>
          </table:table-cell>
          <table:table-cell table:style-name="ce83" office:value-type="string" calcext:value-type="string">
            <text:p>https://en.wikipedia.org/wiki/Demographics_of_Portugal</text:p>
          </table:table-cell>
          <table:table-cell table:style-name="ce83"/>
          <table:table-cell table:style-name="ce83" office:value-type="string" calcext:value-type="string">
            <text:p>Portugal</text:p>
          </table:table-cell>
          <table:table-cell table:style-name="ce51" office:value-type="string" calcext:value-type="string">
            <text:p>julio 2018</text:p>
          </table:table-cell>
          <table:table-cell table:style-name="ce128" office:value-type="float" office:value="10355493" calcext:value-type="float">
            <text:p>10.355.493</text:p>
          </table:table-cell>
          <table:table-cell table:style-name="ce137" office:value-type="float" office:value="20.26" calcext:value-type="float">
            <text:p>20.26</text:p>
          </table:table-cell>
          <table:table-cell table:style-name="ce128" table:formula="of:=[.H36]*[.I36]/100" office:value-type="float" office:value="2098022.8818" calcext:value-type="float">
            <text:p>2.098.023</text:p>
          </table:table-cell>
          <table:table-cell table:style-name="ce83"/>
        </table:table-row>
        <table:table-row table:style-name="ro1">
          <table:table-cell table:number-columns-repeated="2"/>
          <table:table-cell office:value-type="string" calcext:value-type="string">
            <text:p>Reino Unido</text:p>
          </table:table-cell>
          <table:table-cell office:value-type="string" calcext:value-type="string">
            <text:p>https://en.wikipedia.org/wiki/Demography_of_the_United_Kingdom</text:p>
          </table:table-cell>
          <table:table-cell/>
          <table:table-cell office:value-type="string" calcext:value-type="string">
            <text:p>Reino Unido</text:p>
          </table:table-cell>
          <table:table-cell table:style-name="ce49" office:value-type="string" calcext:value-type="string">
            <text:p>julio 2018</text:p>
          </table:table-cell>
          <table:table-cell table:style-name="ce127" office:value-type="float" office:value="65105246" calcext:value-type="float">
            <text:p>65.105.246</text:p>
          </table:table-cell>
          <table:table-cell table:style-name="ce100" office:value-type="float" office:value="18.19" calcext:value-type="float">
            <text:p>18.19</text:p>
          </table:table-cell>
          <table:table-cell table:style-name="ce127" table:formula="of:=[.H37]*[.I37]/100" office:value-type="float" office:value="11842644.2474" calcext:value-type="float">
            <text:p>11.842.64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ecia</text:p>
          </table:table-cell>
          <table:table-cell office:value-type="string" calcext:value-type="string">
            <text:p>https://en.wikipedia.org/wiki/Demographics_of_Sweden</text:p>
          </table:table-cell>
          <table:table-cell/>
          <table:table-cell office:value-type="string" calcext:value-type="string">
            <text:p>Suecia</text:p>
          </table:table-cell>
          <table:table-cell table:style-name="ce49" office:value-type="string" calcext:value-type="string">
            <text:p>julio 2018</text:p>
          </table:table-cell>
          <table:table-cell table:style-name="ce127" office:value-type="float" office:value="10040995" calcext:value-type="float">
            <text:p>10.040.995</text:p>
          </table:table-cell>
          <table:table-cell table:style-name="ce100" office:value-type="float" office:value="20.37" calcext:value-type="float">
            <text:p>20.37</text:p>
          </table:table-cell>
          <table:table-cell table:style-name="ce127" table:formula="of:=[.H38]*[.I38]/100" office:value-type="float" office:value="2045350.6815" calcext:value-type="float">
            <text:p>2.045.351</text:p>
          </table:table-cell>
          <table:table-cell/>
        </table:table-row>
        <table:table-row table:style-name="ro1">
          <table:table-cell table:number-columns-repeated="2"/>
          <table:table-cell table:style-name="ce83" office:value-type="string" calcext:value-type="string">
            <text:p>Suiza</text:p>
          </table:table-cell>
          <table:table-cell table:style-name="ce83" office:value-type="string" calcext:value-type="string">
            <text:p>https://en.wikipedia.org/wiki/Demographics_of_Switzerland</text:p>
          </table:table-cell>
          <table:table-cell table:style-name="ce83"/>
          <table:table-cell table:style-name="ce83" office:value-type="string" calcext:value-type="string">
            <text:p>Suiza</text:p>
          </table:table-cell>
          <table:table-cell table:style-name="ce51" office:value-type="string" calcext:value-type="string">
            <text:p>julio 2018</text:p>
          </table:table-cell>
          <table:table-cell table:style-name="ce128" office:value-type="float" office:value="8292809" calcext:value-type="float">
            <text:p>8.292.809</text:p>
          </table:table-cell>
          <table:table-cell table:style-name="ce137" office:value-type="float" office:value="18.34" calcext:value-type="float">
            <text:p>18.34</text:p>
          </table:table-cell>
          <table:table-cell table:style-name="ce128" table:formula="of:=[.H39]*[.I39]/100" office:value-type="float" office:value="1520901.1706" calcext:value-type="float">
            <text:p>1.520.901</text:p>
          </table:table-cell>
          <table:table-cell table:style-name="ce83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MoM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élgica</text:p>
          </table:table-cell>
          <table:table-cell office:value-type="string" calcext:value-type="string">
            <text:p>https://epistat.wiv-isp.be/covid/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ttps://datastudio.google.com/embed/u/0/reporting/c14a5cfc-cab7-4812-848c-0369173148ab/page/QTSKB</text:p>
          </table:table-cell>
          <table:table-cell table:number-columns-repeated="7"/>
        </table:table-row>
      </table:table>
      <table:table table:name="C_Acu_NA" table:style-name="ta1">
        <table:table-column table:style-name="co3" table:default-cell-style-name="ce49"/>
        <table:table-column table:style-name="co4" table:default-cell-style-name="Default"/>
        <table:table-column table:style-name="co5" table:number-columns-repeated="15" table:default-cell-style-name="ce49"/>
        <table:table-column table:style-name="co6" table:number-columns-repeated="3" table:default-cell-style-name="ce49"/>
        <table:table-column table:style-name="co6" table:number-columns-repeated="11" table:default-cell-style-name="Default"/>
        <table:table-column table:style-name="co7" table:default-cell-style-name="Default"/>
        <table:table-column table:style-name="co8" table:number-columns-repeated="7" table:default-cell-style-name="Default"/>
        <table:table-column table:style-name="co1" table:number-columns-repeated="13" table:default-cell-style-name="Default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1">
          <table:table-cell/>
          <table:table-cell table:style-name="ce54" office:value-type="string" calcext:value-type="string">
            <text:p>Datos de diferentes países, NO ajustados a la población</text:p>
          </table:table-cell>
          <table:table-cell table:number-columns-repeated="50"/>
        </table:table-row>
        <table:table-row table:style-name="ro1" table:number-rows-repeated="2">
          <table:table-cell table:number-columns-repeated="52"/>
        </table:table-row>
        <table:table-row table:style-name="ro1">
          <table:table-cell/>
          <table:table-cell table:style-name="ce55" office:value-type="string" calcext:value-type="string">
            <text:p>Casos acumulados</text:p>
          </table:table-cell>
          <table:table-cell table:number-columns-repeated="18"/>
          <table:table-cell table:style-name="ce76" table:number-columns-repeated="32"/>
        </table:table-row>
        <table:table-row table:style-name="ro1">
          <table:table-cell table:number-columns-repeated="52"/>
        </table:table-row>
        <table:table-row table:style-name="ro1">
          <table:table-cell/>
          <table:table-cell table:style-name="ce56"/>
          <table:table-cell table:style-name="ce51" office:value-type="string" calcext:value-type="string">
            <text:p>Alemania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Bélgica</text:p>
          </table:table-cell>
          <table:table-cell office:value-type="string" calcext:value-type="string">
            <text:p>Dinamarca</text:p>
          </table:table-cell>
          <table:table-cell table:style-name="ce51" office:value-type="string" calcext:value-type="string">
            <text:p>España</text:p>
          </table:table-cell>
          <table:table-cell table:style-name="ce51" office:value-type="string" calcext:value-type="string">
            <text:p>Francia</text:p>
          </table:table-cell>
          <table:table-cell office:value-type="string" calcext:value-type="string">
            <text:p>Holanda</text:p>
          </table:table-cell>
          <table:table-cell table:style-name="ce51" office:value-type="string" calcext:value-type="string">
            <text:p>Italia</text:p>
          </table:table-cell>
          <table:table-cell table:style-name="ce51" office:value-type="string" calcext:value-type="string">
            <text:p>Irlanda</text:p>
          </table:table-cell>
          <table:table-cell table:style-name="ce51" office:value-type="string" calcext:value-type="string">
            <text:p>Luxemburgo</text:p>
          </table:table-cell>
          <table:table-cell table:style-name="ce51" office:value-type="string" calcext:value-type="string">
            <text:p>Noruega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Reino Unido</text:p>
          </table:table-cell>
          <table:table-cell office:value-type="string" calcext:value-type="string">
            <text:p>Suecia</text:p>
          </table:table-cell>
          <table:table-cell office:value-type="string" calcext:value-type="string">
            <text:p>Suiza</text:p>
          </table:table-cell>
          <table:table-cell table:number-columns-repeated="35"/>
        </table:table-row>
        <table:table-row table:style-name="ro1">
          <table:table-cell/>
          <table:table-cell table:style-name="ce57" office:value-type="date" office:date-value="2020-02-20" calcext:value-type="date">
            <text:p>20/02</text:p>
          </table:table-cell>
          <table:table-cell table:style-name="ce50" table:number-columns-repeated="2"/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50" office:value-type="float" office:value="2" calcext:value-type="float">
            <text:p>2</text:p>
          </table:table-cell>
          <table:table-cell table:style-name="ce50" table:number-columns-repeated="2"/>
          <table:table-cell table:style-name="ce50" office:value-type="float" office:value="3" calcext:value-type="float">
            <text:p>3</text:p>
          </table:table-cell>
          <table:table-cell table:style-name="ce50" table:number-columns-repeated="4"/>
          <table:table-cell table:style-name="ce50" office:value-type="float" office:value="9" calcext:value-type="float">
            <text:p>9</text:p>
          </table:table-cell>
          <table:table-cell table:style-name="ce50" office:value-type="float" office:value="1" calcext:value-type="float">
            <text:p>1</text:p>
          </table:table-cell>
          <table:table-cell table:style-name="ce50"/>
          <table:table-cell table:number-columns-repeated="35"/>
        </table:table-row>
        <table:table-row table:style-name="ro1">
          <table:table-cell/>
          <table:table-cell table:style-name="ce58" office:value-type="date" office:date-value="2020-02-21" calcext:value-type="date">
            <text:p>21/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style-name="ce58" office:value-type="date" office:date-value="2020-02-22" calcext:value-type="date">
            <text:p>22/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style-name="ce59" office:value-type="date" office:date-value="2020-02-23" calcext:value-type="date">
            <text:p>23/02</text:p>
          </table:table-cell>
          <table:table-cell table:style-name="ce51" table:number-columns-repeated="2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1" office:value-type="float" office:value="2" calcext:value-type="float">
            <text:p>2</text:p>
          </table:table-cell>
          <table:table-cell table:style-name="ce51" table:number-columns-repeated="2"/>
          <table:table-cell table:style-name="ce51" office:value-type="float" office:value="150" calcext:value-type="float">
            <text:p>150</text:p>
          </table:table-cell>
          <table:table-cell table:style-name="ce51" table:number-columns-repeated="4"/>
          <table:table-cell table:style-name="ce51" office:value-type="float" office:value="9" calcext:value-type="float">
            <text:p>9</text:p>
          </table:table-cell>
          <table:table-cell table:style-name="ce51" office:value-type="float" office:value="1" calcext:value-type="float">
            <text:p>1</text:p>
          </table:table-cell>
          <table:table-cell table:style-name="ce51"/>
          <table:table-cell table:number-columns-repeated="35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2-24" calcext:value-type="date">
            <text:p>24/02</text:p>
          </table:table-cell>
          <table:table-cell table:style-name="ce50" office:value-type="float" office:value="16" calcext:value-type="float">
            <text:p>16</text:p>
          </table:table-cell>
          <table:table-cell table:style-name="ce50"/>
          <table:table-cell table:style-name="ce50" office:value-type="float" office:value="1" calcext:value-type="float">
            <text:p>1</text:p>
          </table:table-cell>
          <table:table-cell/>
          <table:table-cell table:style-name="ce50" office:value-type="float" office:value="2" calcext:value-type="float">
            <text:p>2</text:p>
          </table:table-cell>
          <table:table-cell table:style-name="ce50" table:number-columns-repeated="2"/>
          <table:table-cell table:style-name="ce50" office:value-type="float" office:value="227" calcext:value-type="float">
            <text:p>227</text:p>
          </table:table-cell>
          <table:table-cell table:style-name="ce50" table:number-columns-repeated="3"/>
          <table:table-cell table:style-name="ce60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style-name="ce58" office:value-type="date" office:date-value="2020-02-25" calcext:value-type="date">
            <text:p>25/0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20" calcext:value-type="float">
            <text:p>320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2-26" calcext:value-type="date">
            <text:p>26/0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45" calcext:value-type="float">
            <text:p>4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2-27" calcext:value-type="date">
            <text:p>27/02</text:p>
          </table:table-cell>
          <table:table-cell office:value-type="float" office:value="26" calcext:value-type="float">
            <text:p>2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650" calcext:value-type="float">
            <text:p>65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2-28" calcext:value-type="date">
            <text:p>28/02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888" calcext:value-type="float">
            <text:p>88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2-29" calcext:value-type="date">
            <text:p>29/02</text:p>
          </table:table-cell>
          <table:table-cell table:style-name="ce60" office:value-type="float" office:value="66" calcext:value-type="float">
            <text:p>66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1" office:value-type="float" office:value="59" calcext:value-type="float">
            <text:p>59</text:p>
          </table:table-cell>
          <table:table-cell table:style-name="ce60" office:value-type="float" office:value="100" calcext:value-type="float">
            <text:p>100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1128" calcext:value-type="float">
            <text:p>1128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15" calcext:value-type="float">
            <text:p>1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35"/>
        </table:table-row>
        <table:table-row table:style-name="ro1">
          <table:table-cell table:style-name="ce51"/>
          <table:table-cell table:style-name="ce59" office:value-type="date" office:date-value="2020-03-01" calcext:value-type="date">
            <text:p>01/03</text:p>
          </table:table-cell>
          <table:table-cell table:style-name="ce51" office:value-type="float" office:value="117" calcext:value-type="float">
            <text:p>117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62" office:value-type="float" office:value="84" calcext:value-type="float">
            <text:p>84</text:p>
          </table:table-cell>
          <table:table-cell table:style-name="ce51" office:value-type="float" office:value="130" calcext:value-type="float">
            <text:p>130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694" calcext:value-type="float">
            <text:p>1694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1" office:value-type="float" office:value="19" calcext:value-type="float">
            <text:p>19</text:p>
          </table:table-cell>
          <table:table-cell table:style-name="ce60"/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number-columns-repeated="35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02" calcext:value-type="date">
            <text:p>02/03</text:p>
          </table:table-cell>
          <table:table-cell table:style-name="ce50" office:value-type="float" office:value="151" calcext:value-type="float">
            <text:p>151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114" calcext:value-type="float">
            <text:p>114</text:p>
          </table:table-cell>
          <table:table-cell table:style-name="ce50" office:value-type="float" office:value="191" calcext:value-type="float">
            <text:p>191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036" calcext:value-type="float">
            <text:p>2036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40" calcext:value-type="float">
            <text:p>40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03" calcext:value-type="date">
            <text:p>03/03</text:p>
          </table:table-cell>
          <table:table-cell office:value-type="float" office:value="188" calcext:value-type="float">
            <text:p>188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212" calcext:value-type="float">
            <text:p>212</text:p>
          </table:table-cell>
          <table:table-cell office:value-type="float" office:value="24" calcext:value-type="float">
            <text:p>24</text:p>
          </table:table-cell>
          <table:table-cell office:value-type="float" office:value="2502" calcext:value-type="float">
            <text:p>25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04" calcext:value-type="date">
            <text:p>04/03</text:p>
          </table:table-cell>
          <table:table-cell office:value-type="float" office:value="240" calcext:value-type="float">
            <text:p>240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98" calcext:value-type="float">
            <text:p>198</text:p>
          </table:table-cell>
          <table:table-cell office:value-type="float" office:value="285" calcext:value-type="float">
            <text:p>285</text:p>
          </table:table-cell>
          <table:table-cell office:value-type="float" office:value="38" calcext:value-type="float">
            <text:p>38</text:p>
          </table:table-cell>
          <table:table-cell office:value-type="float" office:value="3089" calcext:value-type="float">
            <text:p>308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05" calcext:value-type="date">
            <text:p>05/03</text:p>
          </table:table-cell>
          <table:table-cell office:value-type="float" office:value="349" calcext:value-type="float">
            <text:p>349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37" calcext:value-type="float">
            <text:p>237</text:p>
          </table:table-cell>
          <table:table-cell office:value-type="float" office:value="423" calcext:value-type="float">
            <text:p>423</text:p>
          </table:table-cell>
          <table:table-cell office:value-type="float" office:value="82" calcext:value-type="float">
            <text:p>82</text:p>
          </table:table-cell>
          <table:table-cell office:value-type="float" office:value="3858" calcext:value-type="float">
            <text:p>385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86" calcext:value-type="float">
            <text:p>86</text:p>
          </table:table-cell>
          <table:table-cell office:value-type="float" office:value="102" calcext:value-type="float">
            <text:p>102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06" calcext:value-type="date">
            <text:p>06/03</text:p>
          </table:table-cell>
          <table:table-cell office:value-type="float" office:value="534" calcext:value-type="float">
            <text:p>534</text:p>
          </table:table-cell>
          <table:table-cell office:value-type="float" office:value="55" calcext:value-type="float">
            <text:p>55</text:p>
          </table:table-cell>
          <table:table-cell office:value-type="float" office:value="109" calcext:value-type="float">
            <text:p>109</text:p>
          </table:table-cell>
          <table:table-cell office:value-type="float" office:value="23" calcext:value-type="float">
            <text:p>23</text:p>
          </table:table-cell>
          <table:table-cell office:value-type="float" office:value="365" calcext:value-type="float">
            <text:p>365</text:p>
          </table:table-cell>
          <table:table-cell office:value-type="float" office:value="613" calcext:value-type="float">
            <text:p>613</text:p>
          </table:table-cell>
          <table:table-cell office:value-type="float" office:value="128" calcext:value-type="float">
            <text:p>128</text:p>
          </table:table-cell>
          <table:table-cell office:value-type="float" office:value="4636" calcext:value-type="float">
            <text:p>463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float" office:value="13" calcext:value-type="float">
            <text:p>13</text:p>
          </table:table-cell>
          <table:table-cell office:value-type="float" office:value="160" calcext:value-type="float">
            <text:p>160</text:p>
          </table:table-cell>
          <table:table-cell office:value-type="float" office:value="146" calcext:value-type="float">
            <text:p>146</text:p>
          </table:table-cell>
          <table:table-cell office:value-type="float" office:value="198" calcext:value-type="float">
            <text:p>198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07" calcext:value-type="date">
            <text:p>07/03</text:p>
          </table:table-cell>
          <table:table-cell office:value-type="float" office:value="684" calcext:value-type="float">
            <text:p>684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29" calcext:value-type="float">
            <text:p>29</text:p>
          </table:table-cell>
          <table:table-cell table:style-name="ce63" office:value-type="float" office:value="430" calcext:value-type="float">
            <text:p>430</text:p>
          </table:table-cell>
          <table:table-cell office:value-type="float" office:value="949" calcext:value-type="float">
            <text:p>949</text:p>
          </table:table-cell>
          <table:table-cell office:value-type="float" office:value="188" calcext:value-type="float">
            <text:p>188</text:p>
          </table:table-cell>
          <table:table-cell office:value-type="float" office:value="5883" calcext:value-type="float">
            <text:p>588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206" calcext:value-type="float">
            <text:p>206</text:p>
          </table:table-cell>
          <table:table-cell office:value-type="float" office:value="179" calcext:value-type="float">
            <text:p>179</text:p>
          </table:table-cell>
          <table:table-cell office:value-type="float" office:value="254" calcext:value-type="float">
            <text:p>254</text:p>
          </table:table-cell>
          <table:table-cell table:number-columns-repeated="35"/>
        </table:table-row>
        <table:table-row table:style-name="ro1">
          <table:table-cell table:style-name="ce51"/>
          <table:table-cell table:style-name="ce59" office:value-type="date" office:date-value="2020-03-08" calcext:value-type="date">
            <text:p>08/03</text:p>
          </table:table-cell>
          <table:table-cell table:style-name="ce51" office:value-type="float" office:value="847" calcext:value-type="float">
            <text:p>847</text:p>
          </table:table-cell>
          <table:table-cell table:style-name="ce51" office:value-type="float" office:value="99" calcext:value-type="float">
            <text:p>99</text:p>
          </table:table-cell>
          <table:table-cell table:style-name="ce51" office:value-type="float" office:value="200" calcext:value-type="float">
            <text:p>200</text:p>
          </table:table-cell>
          <table:table-cell table:style-name="ce51" office:value-type="float" office:value="37" calcext:value-type="float">
            <text:p>37</text:p>
          </table:table-cell>
          <table:table-cell table:style-name="ce62" office:value-type="float" office:value="674" calcext:value-type="float">
            <text:p>674</text:p>
          </table:table-cell>
          <table:table-cell table:style-name="ce51" office:value-type="float" office:value="1126" calcext:value-type="float">
            <text:p>1126</text:p>
          </table:table-cell>
          <table:table-cell table:style-name="ce51" office:value-type="float" office:value="264" calcext:value-type="float">
            <text:p>264</text:p>
          </table:table-cell>
          <table:table-cell table:style-name="ce51" office:value-type="float" office:value="7375" calcext:value-type="float">
            <text:p>7375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167" calcext:value-type="float">
            <text:p>167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271" calcext:value-type="float">
            <text:p>271</text:p>
          </table:table-cell>
          <table:table-cell table:style-name="ce51" office:value-type="float" office:value="225" calcext:value-type="float">
            <text:p>225</text:p>
          </table:table-cell>
          <table:table-cell table:style-name="ce51" office:value-type="float" office:value="350" calcext:value-type="float">
            <text:p>350</text:p>
          </table:table-cell>
          <table:table-cell table:number-columns-repeated="35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09" calcext:value-type="date">
            <text:p>09/03</text:p>
          </table:table-cell>
          <table:table-cell table:style-name="ce50" office:value-type="float" office:value="1112" calcext:value-type="float">
            <text:p>1112</text:p>
          </table:table-cell>
          <table:table-cell table:style-name="ce50" office:value-type="float" office:value="131" calcext:value-type="float">
            <text:p>131</text:p>
          </table:table-cell>
          <table:table-cell table:style-name="ce50" office:value-type="float" office:value="239" calcext:value-type="float">
            <text:p>239</text:p>
          </table:table-cell>
          <table:table-cell office:value-type="float" office:value="92" calcext:value-type="float">
            <text:p>92</text:p>
          </table:table-cell>
          <table:table-cell table:style-name="ce50" office:value-type="float" office:value="999" calcext:value-type="float">
            <text:p>999</text:p>
          </table:table-cell>
          <table:table-cell table:style-name="ce50" office:value-type="float" office:value="1412" calcext:value-type="float">
            <text:p>1412</text:p>
          </table:table-cell>
          <table:table-cell table:style-name="ce50" office:value-type="float" office:value="321" calcext:value-type="float">
            <text:p>321</text:p>
          </table:table-cell>
          <table:table-cell table:style-name="ce50" office:value-type="float" office:value="9172" calcext:value-type="float">
            <text:p>9172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190" calcext:value-type="float">
            <text:p>190</text:p>
          </table:table-cell>
          <table:table-cell table:style-name="ce60" office:value-type="float" office:value="39" calcext:value-type="float">
            <text:p>39</text:p>
          </table:table-cell>
          <table:table-cell office:value-type="float" office:value="321" calcext:value-type="float">
            <text:p>321</text:p>
          </table:table-cell>
          <table:table-cell office:value-type="float" office:value="326" calcext:value-type="float">
            <text:p>326</text:p>
          </table:table-cell>
          <table:table-cell office:value-type="float" office:value="369" calcext:value-type="float">
            <text:p>369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10" calcext:value-type="date">
            <text:p>10/03</text:p>
          </table:table-cell>
          <table:table-cell office:value-type="float" office:value="1565" calcext:value-type="float">
            <text:p>1565</text:p>
          </table:table-cell>
          <table:table-cell office:value-type="float" office:value="182" calcext:value-type="float">
            <text:p>182</text:p>
          </table:table-cell>
          <table:table-cell office:value-type="float" office:value="267" calcext:value-type="float">
            <text:p>267</text:p>
          </table:table-cell>
          <table:table-cell office:value-type="float" office:value="264" calcext:value-type="float">
            <text:p>264</text:p>
          </table:table-cell>
          <table:table-cell office:value-type="float" office:value="1622" calcext:value-type="float">
            <text:p>1622</text:p>
          </table:table-cell>
          <table:table-cell office:value-type="float" office:value="1784" calcext:value-type="float">
            <text:p>1784</text:p>
          </table:table-cell>
          <table:table-cell office:value-type="float" office:value="382" calcext:value-type="float">
            <text:p>382</text:p>
          </table:table-cell>
          <table:table-cell office:value-type="float" office:value="10149" calcext:value-type="float">
            <text:p>10149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275" calcext:value-type="float">
            <text:p>275</text:p>
          </table:table-cell>
          <table:table-cell office:value-type="float" office:value="41" calcext:value-type="float">
            <text:p>41</text:p>
          </table:table-cell>
          <table:table-cell office:value-type="float" office:value="373" calcext:value-type="float">
            <text:p>373</text:p>
          </table:table-cell>
          <table:table-cell office:value-type="float" office:value="424" calcext:value-type="float">
            <text:p>424</text:p>
          </table:table-cell>
          <table:table-cell office:value-type="float" office:value="480" calcext:value-type="float">
            <text:p>480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11" calcext:value-type="date">
            <text:p>11/03</text:p>
          </table:table-cell>
          <table:table-cell office:value-type="float" office:value="1966" calcext:value-type="float">
            <text:p>1966</text:p>
          </table:table-cell>
          <table:table-cell office:value-type="float" office:value="246" calcext:value-type="float">
            <text:p>246</text:p>
          </table:table-cell>
          <table:table-cell office:value-type="float" office:value="314" calcext:value-type="float">
            <text:p>314</text:p>
          </table:table-cell>
          <table:table-cell office:value-type="float" office:value="516" calcext:value-type="float">
            <text:p>516</text:p>
          </table:table-cell>
          <table:table-cell office:value-type="float" office:value="2128" calcext:value-type="float">
            <text:p>2128</text:p>
          </table:table-cell>
          <table:table-cell office:value-type="float" office:value="2281" calcext:value-type="float">
            <text:p>2281</text:p>
          </table:table-cell>
          <table:table-cell office:value-type="float" office:value="503" calcext:value-type="float">
            <text:p>503</text:p>
          </table:table-cell>
          <table:table-cell office:value-type="float" office:value="12462" calcext:value-type="float">
            <text:p>12462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489" calcext:value-type="float">
            <text:p>489</text:p>
          </table:table-cell>
          <table:table-cell office:value-type="float" office:value="59" calcext:value-type="float">
            <text:p>59</text:p>
          </table:table-cell>
          <table:table-cell office:value-type="float" office:value="456" calcext:value-type="float">
            <text:p>456</text:p>
          </table:table-cell>
          <table:table-cell office:value-type="float" office:value="620" calcext:value-type="float">
            <text:p>620</text:p>
          </table:table-cell>
          <table:table-cell office:value-type="float" office:value="640" calcext:value-type="float">
            <text:p>640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12" calcext:value-type="date">
            <text:p>12/03</text:p>
          </table:table-cell>
          <table:table-cell office:value-type="float" office:value="2745" calcext:value-type="float">
            <text:p>2745</text:p>
          </table:table-cell>
          <table:table-cell office:value-type="float" office:value="361" calcext:value-type="float">
            <text:p>361</text:p>
          </table:table-cell>
          <table:table-cell office:value-type="float" office:value="399" calcext:value-type="float">
            <text:p>399</text:p>
          </table:table-cell>
          <table:table-cell office:value-type="float" office:value="676" calcext:value-type="float">
            <text:p>676</text:p>
          </table:table-cell>
          <table:table-cell office:value-type="float" office:value="2950" calcext:value-type="float">
            <text:p>2950</text:p>
          </table:table-cell>
          <table:table-cell office:value-type="float" office:value="2876" calcext:value-type="float">
            <text:p>2876</text:p>
          </table:table-cell>
          <table:table-cell office:value-type="float" office:value="614" calcext:value-type="float">
            <text:p>614</text:p>
          </table:table-cell>
          <table:table-cell office:value-type="float" office:value="15113" calcext:value-type="float">
            <text:p>15113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float" office:value="621" calcext:value-type="float">
            <text:p>621</text:p>
          </table:table-cell>
          <table:table-cell office:value-type="float" office:value="78" calcext:value-type="float">
            <text:p>78</text:p>
          </table:table-cell>
          <table:table-cell office:value-type="float" office:value="590" calcext:value-type="float">
            <text:p>590</text:p>
          </table:table-cell>
          <table:table-cell office:value-type="float" office:value="771" calcext:value-type="float">
            <text:p>771</text:p>
          </table:table-cell>
          <table:table-cell office:value-type="float" office:value="858" calcext:value-type="float">
            <text:p>858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13" calcext:value-type="date">
            <text:p>13/03</text:p>
          </table:table-cell>
          <table:table-cell office:value-type="float" office:value="3675" calcext:value-type="float">
            <text:p>3675</text:p>
          </table:table-cell>
          <table:table-cell office:value-type="float" office:value="504" calcext:value-type="float">
            <text:p>504</text:p>
          </table:table-cell>
          <table:table-cell office:value-type="float" office:value="559" calcext:value-type="float">
            <text:p>559</text:p>
          </table:table-cell>
          <table:table-cell office:value-type="float" office:value="804" calcext:value-type="float">
            <text:p>804</text:p>
          </table:table-cell>
          <table:table-cell office:value-type="float" office:value="4209" calcext:value-type="float">
            <text:p>4209</text:p>
          </table:table-cell>
          <table:table-cell office:value-type="float" office:value="3661" calcext:value-type="float">
            <text:p>3661</text:p>
          </table:table-cell>
          <table:table-cell office:value-type="float" office:value="804" calcext:value-type="float">
            <text:p>804</text:p>
          </table:table-cell>
          <table:table-cell office:value-type="float" office:value="17660" calcext:value-type="float">
            <text:p>17660</text:p>
          </table:table-cell>
          <table:table-cell office:value-type="float" office:value="90" calcext:value-type="float">
            <text:p>90</text:p>
          </table:table-cell>
          <table:table-cell office:value-type="float" office:value="34" calcext:value-type="float">
            <text:p>34</text:p>
          </table:table-cell>
          <table:table-cell office:value-type="float" office:value="750" calcext:value-type="float">
            <text:p>750</text:p>
          </table:table-cell>
          <table:table-cell office:value-type="float" office:value="112" calcext:value-type="float">
            <text:p>112</text:p>
          </table:table-cell>
          <table:table-cell office:value-type="float" office:value="797" calcext:value-type="float">
            <text:p>797</text:p>
          </table:table-cell>
          <table:table-cell office:value-type="float" office:value="923" calcext:value-type="float">
            <text:p>923</text:p>
          </table:table-cell>
          <table:table-cell office:value-type="float" office:value="1139" calcext:value-type="float">
            <text:p>1139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14" calcext:value-type="date">
            <text:p>14/03</text:p>
          </table:table-cell>
          <table:table-cell table:style-name="ce60" office:value-type="float" office:value="4585" calcext:value-type="float">
            <text:p>4585</text:p>
          </table:table-cell>
          <table:table-cell table:style-name="ce60" office:value-type="float" office:value="655" calcext:value-type="float">
            <text:p>655</text:p>
          </table:table-cell>
          <table:table-cell table:style-name="ce60" office:value-type="float" office:value="689" calcext:value-type="float">
            <text:p>689</text:p>
          </table:table-cell>
          <table:table-cell office:value-type="float" office:value="836" calcext:value-type="float">
            <text:p>836</text:p>
          </table:table-cell>
          <table:table-cell table:style-name="ce60" office:value-type="float" office:value="5753" calcext:value-type="float">
            <text:p>5753</text:p>
          </table:table-cell>
          <table:table-cell table:style-name="ce60" office:value-type="float" office:value="4500" calcext:value-type="float">
            <text:p>4500</text:p>
          </table:table-cell>
          <table:table-cell table:style-name="ce60" office:value-type="float" office:value="959" calcext:value-type="float">
            <text:p>959</text:p>
          </table:table-cell>
          <table:table-cell table:style-name="ce60" office:value-type="float" office:value="21157" calcext:value-type="float">
            <text:p>21157</text:p>
          </table:table-cell>
          <table:table-cell table:style-name="ce60" office:value-type="float" office:value="129" calcext:value-type="float">
            <text:p>129</text:p>
          </table:table-cell>
          <table:table-cell table:style-name="ce60" office:value-type="float" office:value="51" calcext:value-type="float">
            <text:p>51</text:p>
          </table:table-cell>
          <table:table-cell table:style-name="ce60" office:value-type="float" office:value="907" calcext:value-type="float">
            <text:p>907</text:p>
          </table:table-cell>
          <table:table-cell office:value-type="float" office:value="169" calcext:value-type="float">
            <text:p>169</text:p>
          </table:table-cell>
          <table:table-cell office:value-type="float" office:value="1061" calcext:value-type="float">
            <text:p>1061</text:p>
          </table:table-cell>
          <table:table-cell office:value-type="float" office:value="994" calcext:value-type="float">
            <text:p>994</text:p>
          </table:table-cell>
          <table:table-cell office:value-type="float" office:value="1359" calcext:value-type="float">
            <text:p>1359</text:p>
          </table:table-cell>
          <table:table-cell table:number-columns-repeated="35"/>
        </table:table-row>
        <table:table-row table:style-name="ro1">
          <table:table-cell table:style-name="ce51"/>
          <table:table-cell table:style-name="ce59" office:value-type="date" office:date-value="2020-03-15" calcext:value-type="date">
            <text:p>15/03</text:p>
          </table:table-cell>
          <table:table-cell table:style-name="ce51" office:value-type="float" office:value="5813" calcext:value-type="float">
            <text:p>5813</text:p>
          </table:table-cell>
          <table:table-cell table:style-name="ce51" office:value-type="float" office:value="860" calcext:value-type="float">
            <text:p>860</text:p>
          </table:table-cell>
          <table:table-cell table:style-name="ce51" office:value-type="float" office:value="886" calcext:value-type="float">
            <text:p>886</text:p>
          </table:table-cell>
          <table:table-cell office:value-type="float" office:value="875" calcext:value-type="float">
            <text:p>875</text:p>
          </table:table-cell>
          <table:table-cell table:style-name="ce51" office:value-type="float" office:value="7753" calcext:value-type="float">
            <text:p>7753</text:p>
          </table:table-cell>
          <table:table-cell table:style-name="ce51" office:value-type="float" office:value="5400" calcext:value-type="float">
            <text:p>5400</text:p>
          </table:table-cell>
          <table:table-cell table:style-name="ce51" office:value-type="float" office:value="1135" calcext:value-type="float">
            <text:p>1135</text:p>
          </table:table-cell>
          <table:table-cell table:style-name="ce51" office:value-type="float" office:value="24747" calcext:value-type="float">
            <text:p>24747</text:p>
          </table:table-cell>
          <table:table-cell table:style-name="ce51" office:value-type="float" office:value="169" calcext:value-type="float">
            <text:p>169</text:p>
          </table:table-cell>
          <table:table-cell table:style-name="ce51" office:value-type="float" office:value="77" calcext:value-type="float">
            <text:p>77</text:p>
          </table:table-cell>
          <table:table-cell table:style-name="ce51" office:value-type="float" office:value="1077" calcext:value-type="float">
            <text:p>1077</text:p>
          </table:table-cell>
          <table:table-cell table:style-name="ce60" office:value-type="float" office:value="245" calcext:value-type="float">
            <text:p>245</text:p>
          </table:table-cell>
          <table:table-cell office:value-type="float" office:value="1391" calcext:value-type="float">
            <text:p>1391</text:p>
          </table:table-cell>
          <table:table-cell office:value-type="float" office:value="1063" calcext:value-type="float">
            <text:p>1063</text:p>
          </table:table-cell>
          <table:table-cell office:value-type="float" office:value="2217" calcext:value-type="float">
            <text:p>2217</text:p>
          </table:table-cell>
          <table:table-cell table:number-columns-repeated="35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16" calcext:value-type="date">
            <text:p>16/03</text:p>
          </table:table-cell>
          <table:table-cell table:style-name="ce50" office:value-type="float" office:value="6012" calcext:value-type="float">
            <text:p>6012</text:p>
          </table:table-cell>
          <table:table-cell table:style-name="ce50" office:value-type="float" office:value="1016" calcext:value-type="float">
            <text:p>1016</text:p>
          </table:table-cell>
          <table:table-cell table:style-name="ce50" office:value-type="float" office:value="1058" calcext:value-type="float">
            <text:p>1058</text:p>
          </table:table-cell>
          <table:table-cell table:style-name="ce50" office:value-type="float" office:value="932" calcext:value-type="float">
            <text:p>932</text:p>
          </table:table-cell>
          <table:table-cell table:style-name="ce50" office:value-type="float" office:value="9191" calcext:value-type="float">
            <text:p>9191</text:p>
          </table:table-cell>
          <table:table-cell table:style-name="ce50" office:value-type="float" office:value="6633" calcext:value-type="float">
            <text:p>6633</text:p>
          </table:table-cell>
          <table:table-cell table:style-name="ce50" office:value-type="float" office:value="1413" calcext:value-type="float">
            <text:p>1413</text:p>
          </table:table-cell>
          <table:table-cell table:style-name="ce50" office:value-type="float" office:value="27980" calcext:value-type="float">
            <text:p>27980</text:p>
          </table:table-cell>
          <table:table-cell table:style-name="ce50" office:value-type="float" office:value="223" calcext:value-type="float">
            <text:p>223</text:p>
          </table:table-cell>
          <table:table-cell table:style-name="ce50" office:value-type="float" office:value="81" calcext:value-type="float">
            <text:p>81</text:p>
          </table:table-cell>
          <table:table-cell table:style-name="ce50" office:value-type="float" office:value="1169" calcext:value-type="float">
            <text:p>1169</text:p>
          </table:table-cell>
          <table:table-cell table:style-name="ce50" office:value-type="float" office:value="331" calcext:value-type="float">
            <text:p>331</text:p>
          </table:table-cell>
          <table:table-cell table:style-name="ce50" office:value-type="float" office:value="1543" calcext:value-type="float">
            <text:p>1543</text:p>
          </table:table-cell>
          <table:table-cell table:style-name="ce50" office:value-type="float" office:value="1146" calcext:value-type="float">
            <text:p>1146</text:p>
          </table:table-cell>
          <table:table-cell table:style-name="ce50" office:value-type="float" office:value="2353" calcext:value-type="float">
            <text:p>2353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17" calcext:value-type="date">
            <text:p>17/03</text:p>
          </table:table-cell>
          <table:table-cell office:value-type="float" office:value="7156" calcext:value-type="float">
            <text:p>7156</text:p>
          </table:table-cell>
          <table:table-cell office:value-type="float" office:value="1332" calcext:value-type="float">
            <text:p>1332</text:p>
          </table:table-cell>
          <table:table-cell office:value-type="float" office:value="1243" calcext:value-type="float">
            <text:p>1243</text:p>
          </table:table-cell>
          <table:table-cell office:value-type="float" office:value="1024" calcext:value-type="float">
            <text:p>1024</text:p>
          </table:table-cell>
          <table:table-cell office:value-type="float" office:value="11178" calcext:value-type="float">
            <text:p>11178</text:p>
          </table:table-cell>
          <table:table-cell office:value-type="float" office:value="7730" calcext:value-type="float">
            <text:p>7730</text:p>
          </table:table-cell>
          <table:table-cell office:value-type="float" office:value="1705" calcext:value-type="float">
            <text:p>1705</text:p>
          </table:table-cell>
          <table:table-cell office:value-type="float" office:value="31506" calcext:value-type="float">
            <text:p>31506</text:p>
          </table:table-cell>
          <table:table-cell office:value-type="float" office:value="292" calcext:value-type="float">
            <text:p>292</text:p>
          </table:table-cell>
          <table:table-cell office:value-type="float" office:value="140" calcext:value-type="float">
            <text:p>140</text:p>
          </table:table-cell>
          <table:table-cell office:value-type="float" office:value="1308" calcext:value-type="float">
            <text:p>1308</text:p>
          </table:table-cell>
          <table:table-cell office:value-type="float" office:value="448" calcext:value-type="float">
            <text:p>448</text:p>
          </table:table-cell>
          <table:table-cell office:value-type="float" office:value="1950" calcext:value-type="float">
            <text:p>1950</text:p>
          </table:table-cell>
          <table:table-cell office:value-type="float" office:value="1265" calcext:value-type="float">
            <text:p>1265</text:p>
          </table:table-cell>
          <table:table-cell office:value-type="float" office:value="2677" calcext:value-type="float">
            <text:p>2677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18" calcext:value-type="date">
            <text:p>18/03</text:p>
          </table:table-cell>
          <table:table-cell office:value-type="float" office:value="8198" calcext:value-type="float">
            <text:p>8198</text:p>
          </table:table-cell>
          <table:table-cell office:value-type="float" office:value="1646" calcext:value-type="float">
            <text:p>1646</text:p>
          </table:table-cell>
          <table:table-cell office:value-type="float" office:value="1486" calcext:value-type="float">
            <text:p>1486</text:p>
          </table:table-cell>
          <table:table-cell office:value-type="float" office:value="1115" calcext:value-type="float">
            <text:p>1115</text:p>
          </table:table-cell>
          <table:table-cell office:value-type="float" office:value="13716" calcext:value-type="float">
            <text:p>13716</text:p>
          </table:table-cell>
          <table:table-cell office:value-type="float" office:value="9134" calcext:value-type="float">
            <text:p>9134</text:p>
          </table:table-cell>
          <table:table-cell office:value-type="float" office:value="2051" calcext:value-type="float">
            <text:p>2051</text:p>
          </table:table-cell>
          <table:table-cell office:value-type="float" office:value="35713" calcext:value-type="float">
            <text:p>35713</text:p>
          </table:table-cell>
          <table:table-cell office:value-type="float" office:value="366" calcext:value-type="float">
            <text:p>366</text:p>
          </table:table-cell>
          <table:table-cell office:value-type="float" office:value="203" calcext:value-type="float">
            <text:p>203</text:p>
          </table:table-cell>
          <table:table-cell office:value-type="float" office:value="1423" calcext:value-type="float">
            <text:p>1423</text:p>
          </table:table-cell>
          <table:table-cell office:value-type="float" office:value="642" calcext:value-type="float">
            <text:p>642</text:p>
          </table:table-cell>
          <table:table-cell office:value-type="float" office:value="2626" calcext:value-type="float">
            <text:p>2626</text:p>
          </table:table-cell>
          <table:table-cell office:value-type="float" office:value="1410" calcext:value-type="float">
            <text:p>1410</text:p>
          </table:table-cell>
          <table:table-cell office:value-type="float" office:value="3070" calcext:value-type="float">
            <text:p>3070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19" calcext:value-type="date">
            <text:p>19/03</text:p>
          </table:table-cell>
          <table:table-cell office:value-type="float" office:value="10999" calcext:value-type="float">
            <text:p>10999</text:p>
          </table:table-cell>
          <table:table-cell office:value-type="float" office:value="2013" calcext:value-type="float">
            <text:p>2013</text:p>
          </table:table-cell>
          <table:table-cell office:value-type="float" office:value="1795" calcext:value-type="float">
            <text:p>1795</text:p>
          </table:table-cell>
          <table:table-cell office:value-type="float" office:value="1223" calcext:value-type="float">
            <text:p>1223</text:p>
          </table:table-cell>
          <table:table-cell office:value-type="float" office:value="17147" calcext:value-type="float">
            <text:p>17147</text:p>
          </table:table-cell>
          <table:table-cell office:value-type="float" office:value="10995" calcext:value-type="float">
            <text:p>10995</text:p>
          </table:table-cell>
          <table:table-cell office:value-type="float" office:value="2460" calcext:value-type="float">
            <text:p>2460</text:p>
          </table:table-cell>
          <table:table-cell office:value-type="float" office:value="41035" calcext:value-type="float">
            <text:p>41035</text:p>
          </table:table-cell>
          <table:table-cell office:value-type="float" office:value="557" calcext:value-type="float">
            <text:p>557</text:p>
          </table:table-cell>
          <table:table-cell office:value-type="float" office:value="335" calcext:value-type="float">
            <text:p>335</text:p>
          </table:table-cell>
          <table:table-cell office:value-type="float" office:value="1552" calcext:value-type="float">
            <text:p>1552</text:p>
          </table:table-cell>
          <table:table-cell office:value-type="float" office:value="785" calcext:value-type="float">
            <text:p>785</text:p>
          </table:table-cell>
          <table:table-cell office:value-type="float" office:value="3269" calcext:value-type="float">
            <text:p>3269</text:p>
          </table:table-cell>
          <table:table-cell office:value-type="float" office:value="1553" calcext:value-type="float">
            <text:p>1553</text:p>
          </table:table-cell>
          <table:table-cell office:value-type="float" office:value="3888" calcext:value-type="float">
            <text:p>3888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20" calcext:value-type="date">
            <text:p>20/03</text:p>
          </table:table-cell>
          <table:table-cell office:value-type="float" office:value="13957" calcext:value-type="float">
            <text:p>13957</text:p>
          </table:table-cell>
          <table:table-cell office:value-type="float" office:value="2388" calcext:value-type="float">
            <text:p>2388</text:p>
          </table:table-cell>
          <table:table-cell office:value-type="float" office:value="2257" calcext:value-type="float">
            <text:p>2257</text:p>
          </table:table-cell>
          <table:table-cell office:value-type="float" office:value="1335" calcext:value-type="float">
            <text:p>1335</text:p>
          </table:table-cell>
          <table:table-cell office:value-type="float" office:value="19980" calcext:value-type="float">
            <text:p>19980</text:p>
          </table:table-cell>
          <table:table-cell office:value-type="float" office:value="12612" calcext:value-type="float">
            <text:p>12612</text:p>
          </table:table-cell>
          <table:table-cell office:value-type="float" office:value="2994" calcext:value-type="float">
            <text:p>2994</text:p>
          </table:table-cell>
          <table:table-cell office:value-type="float" office:value="47021" calcext:value-type="float">
            <text:p>47021</text:p>
          </table:table-cell>
          <table:table-cell office:value-type="float" office:value="683" calcext:value-type="float">
            <text:p>683</text:p>
          </table:table-cell>
          <table:table-cell office:value-type="float" office:value="484" calcext:value-type="float">
            <text:p>484</text:p>
          </table:table-cell>
          <table:table-cell office:value-type="float" office:value="1742" calcext:value-type="float">
            <text:p>1742</text:p>
          </table:table-cell>
          <table:table-cell office:value-type="float" office:value="1020" calcext:value-type="float">
            <text:p>1020</text:p>
          </table:table-cell>
          <table:table-cell office:value-type="float" office:value="3983" calcext:value-type="float">
            <text:p>3983</text:p>
          </table:table-cell>
          <table:table-cell office:value-type="float" office:value="1733" calcext:value-type="float">
            <text:p>1733</text:p>
          </table:table-cell>
          <table:table-cell office:value-type="float" office:value="4840" calcext:value-type="float">
            <text:p>4840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21" calcext:value-type="date">
            <text:p>21/03</text:p>
          </table:table-cell>
          <table:table-cell office:value-type="float" office:value="16662" calcext:value-type="float">
            <text:p>16662</text:p>
          </table:table-cell>
          <table:table-cell office:value-type="float" office:value="2814" calcext:value-type="float">
            <text:p>2814</text:p>
          </table:table-cell>
          <table:table-cell office:value-type="float" office:value="2815" calcext:value-type="float">
            <text:p>2815</text:p>
          </table:table-cell>
          <table:table-cell office:value-type="float" office:value="1418" calcext:value-type="float">
            <text:p>1418</text:p>
          </table:table-cell>
          <table:table-cell office:value-type="float" office:value="24926" calcext:value-type="float">
            <text:p>24926</text:p>
          </table:table-cell>
          <table:table-cell office:value-type="float" office:value="14459" calcext:value-type="float">
            <text:p>14459</text:p>
          </table:table-cell>
          <table:table-cell office:value-type="float" office:value="3631" calcext:value-type="float">
            <text:p>3631</text:p>
          </table:table-cell>
          <table:table-cell office:value-type="float" office:value="53578" calcext:value-type="float">
            <text:p>53578</text:p>
          </table:table-cell>
          <table:table-cell office:value-type="float" office:value="785" calcext:value-type="float">
            <text:p>785</text:p>
          </table:table-cell>
          <table:table-cell office:value-type="float" office:value="670" calcext:value-type="float">
            <text:p>670</text:p>
          </table:table-cell>
          <table:table-cell office:value-type="float" office:value="1926" calcext:value-type="float">
            <text:p>1926</text:p>
          </table:table-cell>
          <table:table-cell office:value-type="float" office:value="1280" calcext:value-type="float">
            <text:p>1280</text:p>
          </table:table-cell>
          <table:table-cell office:value-type="float" office:value="5018" calcext:value-type="float">
            <text:p>5018</text:p>
          </table:table-cell>
          <table:table-cell office:value-type="float" office:value="1867" calcext:value-type="float">
            <text:p>1867</text:p>
          </table:table-cell>
          <table:table-cell office:value-type="float" office:value="6113" calcext:value-type="float">
            <text:p>6113</text:p>
          </table:table-cell>
          <table:table-cell table:number-columns-repeated="35"/>
        </table:table-row>
        <table:table-row table:style-name="ro1">
          <table:table-cell table:style-name="ce51"/>
          <table:table-cell table:style-name="ce59" office:value-type="date" office:date-value="2020-03-22" calcext:value-type="date">
            <text:p>22/03</text:p>
          </table:table-cell>
          <table:table-cell table:style-name="ce51" office:value-type="float" office:value="18610" calcext:value-type="float">
            <text:p>18610</text:p>
          </table:table-cell>
          <table:table-cell table:style-name="ce51" office:value-type="float" office:value="3244" calcext:value-type="float">
            <text:p>3244</text:p>
          </table:table-cell>
          <table:table-cell table:style-name="ce51" office:value-type="float" office:value="3401" calcext:value-type="float">
            <text:p>3401</text:p>
          </table:table-cell>
          <table:table-cell table:style-name="ce51" office:value-type="float" office:value="1512" calcext:value-type="float">
            <text:p>1512</text:p>
          </table:table-cell>
          <table:table-cell table:style-name="ce51" office:value-type="float" office:value="28572" calcext:value-type="float">
            <text:p>28572</text:p>
          </table:table-cell>
          <table:table-cell table:style-name="ce51" office:value-type="float" office:value="16018" calcext:value-type="float">
            <text:p>16018</text:p>
          </table:table-cell>
          <table:table-cell table:style-name="ce51" office:value-type="float" office:value="4204" calcext:value-type="float">
            <text:p>4204</text:p>
          </table:table-cell>
          <table:table-cell table:style-name="ce51" office:value-type="float" office:value="59138" calcext:value-type="float">
            <text:p>59138</text:p>
          </table:table-cell>
          <table:table-cell table:style-name="ce51" office:value-type="float" office:value="906" calcext:value-type="float">
            <text:p>906</text:p>
          </table:table-cell>
          <table:table-cell table:style-name="ce51" office:value-type="float" office:value="798" calcext:value-type="float">
            <text:p>798</text:p>
          </table:table-cell>
          <table:table-cell table:style-name="ce51" office:value-type="float" office:value="2132" calcext:value-type="float">
            <text:p>2132</text:p>
          </table:table-cell>
          <table:table-cell table:style-name="ce51" office:value-type="float" office:value="1600" calcext:value-type="float">
            <text:p>1600</text:p>
          </table:table-cell>
          <table:table-cell table:style-name="ce51" office:value-type="float" office:value="5683" calcext:value-type="float">
            <text:p>5683</text:p>
          </table:table-cell>
          <table:table-cell table:style-name="ce51" office:value-type="float" office:value="1984" calcext:value-type="float">
            <text:p>1984</text:p>
          </table:table-cell>
          <table:table-cell table:style-name="ce51" office:value-type="float" office:value="7014" calcext:value-type="float">
            <text:p>7014</text:p>
          </table:table-cell>
          <table:table-cell table:number-columns-repeated="35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23" calcext:value-type="date">
            <text:p>23/03</text:p>
          </table:table-cell>
          <table:table-cell table:style-name="ce50" office:value-type="float" office:value="22672" calcext:value-type="float">
            <text:p>22672</text:p>
          </table:table-cell>
          <table:table-cell table:style-name="ce50" office:value-type="float" office:value="3924" calcext:value-type="float">
            <text:p>3924</text:p>
          </table:table-cell>
          <table:table-cell table:style-name="ce50" office:value-type="float" office:value="3743" calcext:value-type="float">
            <text:p>3743</text:p>
          </table:table-cell>
          <table:table-cell office:value-type="float" office:value="1582" calcext:value-type="float">
            <text:p>1582</text:p>
          </table:table-cell>
          <table:table-cell table:style-name="ce50" office:value-type="float" office:value="33089" calcext:value-type="float">
            <text:p>33089</text:p>
          </table:table-cell>
          <table:table-cell table:style-name="ce50" office:value-type="float" office:value="19856" calcext:value-type="float">
            <text:p>19856</text:p>
          </table:table-cell>
          <table:table-cell table:style-name="ce50" office:value-type="float" office:value="4749" calcext:value-type="float">
            <text:p>4749</text:p>
          </table:table-cell>
          <table:table-cell table:style-name="ce50" office:value-type="float" office:value="63927" calcext:value-type="float">
            <text:p>63927</text:p>
          </table:table-cell>
          <table:table-cell table:style-name="ce50" office:value-type="float" office:value="1125" calcext:value-type="float">
            <text:p>1125</text:p>
          </table:table-cell>
          <table:table-cell table:style-name="ce50" office:value-type="float" office:value="875" calcext:value-type="float">
            <text:p>875</text:p>
          </table:table-cell>
          <table:table-cell table:style-name="ce50" office:value-type="float" office:value="2371" calcext:value-type="float">
            <text:p>2371</text:p>
          </table:table-cell>
          <table:table-cell table:style-name="ce60" office:value-type="float" office:value="2060" calcext:value-type="float">
            <text:p>2060</text:p>
          </table:table-cell>
          <table:table-cell office:value-type="float" office:value="6650" calcext:value-type="float">
            <text:p>6650</text:p>
          </table:table-cell>
          <table:table-cell office:value-type="float" office:value="2166" calcext:value-type="float">
            <text:p>2166</text:p>
          </table:table-cell>
          <table:table-cell office:value-type="float" office:value="8060" calcext:value-type="float">
            <text:p>8060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24" calcext:value-type="date">
            <text:p>24/03</text:p>
          </table:table-cell>
          <table:table-cell office:value-type="float" office:value="27436" calcext:value-type="float">
            <text:p>27436</text:p>
          </table:table-cell>
          <table:table-cell office:value-type="float" office:value="4876" calcext:value-type="float">
            <text:p>4876</text:p>
          </table:table-cell>
          <table:table-cell office:value-type="float" office:value="4269" calcext:value-type="float">
            <text:p>4269</text:p>
          </table:table-cell>
          <table:table-cell office:value-type="float" office:value="1717" calcext:value-type="float">
            <text:p>1717</text:p>
          </table:table-cell>
          <table:table-cell office:value-type="float" office:value="39673" calcext:value-type="float">
            <text:p>39673</text:p>
          </table:table-cell>
          <table:table-cell office:value-type="float" office:value="22302" calcext:value-type="float">
            <text:p>22302</text:p>
          </table:table-cell>
          <table:table-cell office:value-type="float" office:value="5560" calcext:value-type="float">
            <text:p>5560</text:p>
          </table:table-cell>
          <table:table-cell office:value-type="float" office:value="69176" calcext:value-type="float">
            <text:p>69176</text:p>
          </table:table-cell>
          <table:table-cell office:value-type="float" office:value="1329" calcext:value-type="float">
            <text:p>1329</text:p>
          </table:table-cell>
          <table:table-cell office:value-type="float" office:value="1099" calcext:value-type="float">
            <text:p>1099</text:p>
          </table:table-cell>
          <table:table-cell office:value-type="float" office:value="2566" calcext:value-type="float">
            <text:p>2566</text:p>
          </table:table-cell>
          <table:table-cell office:value-type="float" office:value="2362" calcext:value-type="float">
            <text:p>2362</text:p>
          </table:table-cell>
          <table:table-cell office:value-type="float" office:value="8077" calcext:value-type="float">
            <text:p>8077</text:p>
          </table:table-cell>
          <table:table-cell office:value-type="float" office:value="2396" calcext:value-type="float">
            <text:p>2396</text:p>
          </table:table-cell>
          <table:table-cell office:value-type="float" office:value="8836" calcext:value-type="float">
            <text:p>8836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25" calcext:value-type="date">
            <text:p>25/03</text:p>
          </table:table-cell>
          <table:table-cell office:value-type="float" office:value="31554" calcext:value-type="float">
            <text:p>31554</text:p>
          </table:table-cell>
          <table:table-cell office:value-type="float" office:value="5560" calcext:value-type="float">
            <text:p>5560</text:p>
          </table:table-cell>
          <table:table-cell office:value-type="float" office:value="4937" calcext:value-type="float">
            <text:p>4937</text:p>
          </table:table-cell>
          <table:table-cell office:value-type="float" office:value="1861" calcext:value-type="float">
            <text:p>1861</text:p>
          </table:table-cell>
          <table:table-cell office:value-type="float" office:value="47610" calcext:value-type="float">
            <text:p>47610</text:p>
          </table:table-cell>
          <table:table-cell office:value-type="float" office:value="25233" calcext:value-type="float">
            <text:p>25233</text:p>
          </table:table-cell>
          <table:table-cell office:value-type="float" office:value="6412" calcext:value-type="float">
            <text:p>6412</text:p>
          </table:table-cell>
          <table:table-cell office:value-type="float" office:value="74386" calcext:value-type="float">
            <text:p>74386</text:p>
          </table:table-cell>
          <table:table-cell office:value-type="float" office:value="1564" calcext:value-type="float">
            <text:p>1564</text:p>
          </table:table-cell>
          <table:table-cell office:value-type="float" office:value="1333" calcext:value-type="float">
            <text:p>1333</text:p>
          </table:table-cell>
          <table:table-cell office:value-type="float" office:value="2916" calcext:value-type="float">
            <text:p>2916</text:p>
          </table:table-cell>
          <table:table-cell office:value-type="float" office:value="2995" calcext:value-type="float">
            <text:p>2995</text:p>
          </table:table-cell>
          <table:table-cell office:value-type="float" office:value="9529" calcext:value-type="float">
            <text:p>9529</text:p>
          </table:table-cell>
          <table:table-cell office:value-type="float" office:value="2710" calcext:value-type="float">
            <text:p>2710</text:p>
          </table:table-cell>
          <table:table-cell office:value-type="float" office:value="9765" calcext:value-type="float">
            <text:p>9765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26" calcext:value-type="date">
            <text:p>26/03</text:p>
          </table:table-cell>
          <table:table-cell office:value-type="float" office:value="36508" calcext:value-type="float">
            <text:p>36508</text:p>
          </table:table-cell>
          <table:table-cell office:value-type="float" office:value="6398" calcext:value-type="float">
            <text:p>6398</text:p>
          </table:table-cell>
          <table:table-cell office:value-type="float" office:value="6235" calcext:value-type="float">
            <text:p>6235</text:p>
          </table:table-cell>
          <table:table-cell office:value-type="float" office:value="2023" calcext:value-type="float">
            <text:p>2023</text:p>
          </table:table-cell>
          <table:table-cell office:value-type="float" office:value="56188" calcext:value-type="float">
            <text:p>56188</text:p>
          </table:table-cell>
          <table:table-cell office:value-type="float" office:value="29155" calcext:value-type="float">
            <text:p>29155</text:p>
          </table:table-cell>
          <table:table-cell office:value-type="float" office:value="7431" calcext:value-type="float">
            <text:p>7431</text:p>
          </table:table-cell>
          <table:table-cell office:value-type="float" office:value="80539" calcext:value-type="float">
            <text:p>80539</text:p>
          </table:table-cell>
          <table:table-cell office:value-type="float" office:value="1819" calcext:value-type="float">
            <text:p>1819</text:p>
          </table:table-cell>
          <table:table-cell office:value-type="float" office:value="1453" calcext:value-type="float">
            <text:p>1453</text:p>
          </table:table-cell>
          <table:table-cell office:value-type="float" office:value="3156" calcext:value-type="float">
            <text:p>3156</text:p>
          </table:table-cell>
          <table:table-cell office:value-type="float" office:value="3544" calcext:value-type="float">
            <text:p>3544</text:p>
          </table:table-cell>
          <table:table-cell office:value-type="float" office:value="11658" calcext:value-type="float">
            <text:p>11658</text:p>
          </table:table-cell>
          <table:table-cell office:value-type="float" office:value="2996" calcext:value-type="float">
            <text:p>2996</text:p>
          </table:table-cell>
          <table:table-cell office:value-type="float" office:value="10714" calcext:value-type="float">
            <text:p>10714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27" calcext:value-type="date">
            <text:p>27/03</text:p>
          </table:table-cell>
          <table:table-cell office:value-type="float" office:value="42288" calcext:value-type="float">
            <text:p>42288</text:p>
          </table:table-cell>
          <table:table-cell office:value-type="float" office:value="7399" calcext:value-type="float">
            <text:p>7399</text:p>
          </table:table-cell>
          <table:table-cell office:value-type="float" office:value="7284" calcext:value-type="float">
            <text:p>7284</text:p>
          </table:table-cell>
          <table:table-cell office:value-type="float" office:value="2199" calcext:value-type="float">
            <text:p>2199</text:p>
          </table:table-cell>
          <table:table-cell office:value-type="float" office:value="64059" calcext:value-type="float">
            <text:p>64059</text:p>
          </table:table-cell>
          <table:table-cell office:value-type="float" office:value="32964" calcext:value-type="float">
            <text:p>32964</text:p>
          </table:table-cell>
          <table:table-cell office:value-type="float" office:value="8603" calcext:value-type="float">
            <text:p>8603</text:p>
          </table:table-cell>
          <table:table-cell office:value-type="float" office:value="86498" calcext:value-type="float">
            <text:p>86498</text:p>
          </table:table-cell>
          <table:table-cell office:value-type="float" office:value="2121" calcext:value-type="float">
            <text:p>2121</text:p>
          </table:table-cell>
          <table:table-cell office:value-type="float" office:value="1605" calcext:value-type="float">
            <text:p>1605</text:p>
          </table:table-cell>
          <table:table-cell office:value-type="float" office:value="3581" calcext:value-type="float">
            <text:p>3581</text:p>
          </table:table-cell>
          <table:table-cell office:value-type="float" office:value="4268" calcext:value-type="float">
            <text:p>4268</text:p>
          </table:table-cell>
          <table:table-cell office:value-type="float" office:value="14548" calcext:value-type="float">
            <text:p>14548</text:p>
          </table:table-cell>
          <table:table-cell office:value-type="float" office:value="3362" calcext:value-type="float">
            <text:p>3362</text:p>
          </table:table-cell>
          <table:table-cell office:value-type="float" office:value="12161" calcext:value-type="float">
            <text:p>12161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28" calcext:value-type="date">
            <text:p>28/03</text:p>
          </table:table-cell>
          <table:table-cell office:value-type="float" office:value="48582" calcext:value-type="float">
            <text:p>48582</text:p>
          </table:table-cell>
          <table:table-cell office:value-type="float" office:value="7995" calcext:value-type="float">
            <text:p>7995</text:p>
          </table:table-cell>
          <table:table-cell office:value-type="float" office:value="9134" calcext:value-type="float">
            <text:p>9134</text:p>
          </table:table-cell>
          <table:table-cell office:value-type="float" office:value="2366" calcext:value-type="float">
            <text:p>2366</text:p>
          </table:table-cell>
          <table:table-cell office:value-type="float" office:value="72248" calcext:value-type="float">
            <text:p>72248</text:p>
          </table:table-cell>
          <table:table-cell office:value-type="float" office:value="37575" calcext:value-type="float">
            <text:p>37575</text:p>
          </table:table-cell>
          <table:table-cell office:value-type="float" office:value="9762" calcext:value-type="float">
            <text:p>9762</text:p>
          </table:table-cell>
          <table:table-cell office:value-type="float" office:value="90472" calcext:value-type="float">
            <text:p>90472</text:p>
          </table:table-cell>
          <table:table-cell office:value-type="float" office:value="2415" calcext:value-type="float">
            <text:p>2415</text:p>
          </table:table-cell>
          <table:table-cell office:value-type="float" office:value="1831" calcext:value-type="float">
            <text:p>1831</text:p>
          </table:table-cell>
          <table:table-cell office:value-type="float" office:value="3845" calcext:value-type="float">
            <text:p>3845</text:p>
          </table:table-cell>
          <table:table-cell office:value-type="float" office:value="5170" calcext:value-type="float">
            <text:p>5170</text:p>
          </table:table-cell>
          <table:table-cell office:value-type="float" office:value="17104" calcext:value-type="float">
            <text:p>17104</text:p>
          </table:table-cell>
          <table:table-cell office:value-type="float" office:value="3662" calcext:value-type="float">
            <text:p>3662</text:p>
          </table:table-cell>
          <table:table-cell office:value-type="float" office:value="13213" calcext:value-type="float">
            <text:p>13213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29" calcext:value-type="date">
            <text:p>29/03</text:p>
          </table:table-cell>
          <table:table-cell office:value-type="float" office:value="52547" calcext:value-type="float">
            <text:p>52547</text:p>
          </table:table-cell>
          <table:table-cell office:value-type="float" office:value="8536" calcext:value-type="float">
            <text:p>8536</text:p>
          </table:table-cell>
          <table:table-cell office:value-type="float" office:value="10836" calcext:value-type="float">
            <text:p>10836</text:p>
          </table:table-cell>
          <table:table-cell office:value-type="float" office:value="2564" calcext:value-type="float">
            <text:p>2564</text:p>
          </table:table-cell>
          <table:table-cell office:value-type="float" office:value="78797" calcext:value-type="float">
            <text:p>78797</text:p>
          </table:table-cell>
          <table:table-cell office:value-type="float" office:value="40174" calcext:value-type="float">
            <text:p>40174</text:p>
          </table:table-cell>
          <table:table-cell office:value-type="float" office:value="10866" calcext:value-type="float">
            <text:p>10866</text:p>
          </table:table-cell>
          <table:table-cell office:value-type="float" office:value="97689" calcext:value-type="float">
            <text:p>97689</text:p>
          </table:table-cell>
          <table:table-cell office:value-type="float" office:value="2615" calcext:value-type="float">
            <text:p>2615</text:p>
          </table:table-cell>
          <table:table-cell office:value-type="float" office:value="1950" calcext:value-type="float">
            <text:p>1950</text:p>
          </table:table-cell>
          <table:table-cell office:value-type="float" office:value="4102" calcext:value-type="float">
            <text:p>4102</text:p>
          </table:table-cell>
          <table:table-cell office:value-type="float" office:value="5962" calcext:value-type="float">
            <text:p>5962</text:p>
          </table:table-cell>
          <table:table-cell office:value-type="float" office:value="19606" calcext:value-type="float">
            <text:p>19606</text:p>
          </table:table-cell>
          <table:table-cell office:value-type="float" office:value="3943" calcext:value-type="float">
            <text:p>3943</text:p>
          </table:table-cell>
          <table:table-cell office:value-type="float" office:value="14336" calcext:value-type="float">
            <text:p>14336</text:p>
          </table:table-cell>
          <table:table-cell table:number-columns-repeated="35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30" calcext:value-type="date">
            <text:p>30/03</text:p>
          </table:table-cell>
          <table:table-cell table:style-name="ce50" office:value-type="float" office:value="57298" calcext:value-type="float">
            <text:p>57298</text:p>
          </table:table-cell>
          <table:table-cell table:style-name="ce50" office:value-type="float" office:value="9377" calcext:value-type="float">
            <text:p>9377</text:p>
          </table:table-cell>
          <table:table-cell table:style-name="ce50" office:value-type="float" office:value="11899" calcext:value-type="float">
            <text:p>11899</text:p>
          </table:table-cell>
          <table:table-cell table:style-name="ce50" office:value-type="float" office:value="2755" calcext:value-type="float">
            <text:p>2755</text:p>
          </table:table-cell>
          <table:table-cell table:style-name="ce50" office:value-type="float" office:value="85195" calcext:value-type="float">
            <text:p>85195</text:p>
          </table:table-cell>
          <table:table-cell table:style-name="ce50" office:value-type="float" office:value="44550" calcext:value-type="float">
            <text:p>44550</text:p>
          </table:table-cell>
          <table:table-cell table:style-name="ce50" office:value-type="float" office:value="11750" calcext:value-type="float">
            <text:p>11750</text:p>
          </table:table-cell>
          <table:table-cell table:style-name="ce50" office:value-type="float" office:value="101739" calcext:value-type="float">
            <text:p>101739</text:p>
          </table:table-cell>
          <table:table-cell table:style-name="ce50" office:value-type="float" office:value="2910" calcext:value-type="float">
            <text:p>2910</text:p>
          </table:table-cell>
          <table:table-cell table:style-name="ce50" office:value-type="float" office:value="1988" calcext:value-type="float">
            <text:p>1988</text:p>
          </table:table-cell>
          <table:table-cell table:style-name="ce50" office:value-type="float" office:value="4226" calcext:value-type="float">
            <text:p>4226</text:p>
          </table:table-cell>
          <table:table-cell table:style-name="ce50" office:value-type="float" office:value="6408" calcext:value-type="float">
            <text:p>6408</text:p>
          </table:table-cell>
          <table:table-cell table:style-name="ce50" office:value-type="float" office:value="22271" calcext:value-type="float">
            <text:p>22271</text:p>
          </table:table-cell>
          <table:table-cell table:style-name="ce50" office:value-type="float" office:value="4358" calcext:value-type="float">
            <text:p>4358</text:p>
          </table:table-cell>
          <table:table-cell table:style-name="ce50" office:value-type="float" office:value="15475" calcext:value-type="float">
            <text:p>15475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31" calcext:value-type="date">
            <text:p>31/03</text:p>
          </table:table-cell>
          <table:table-cell office:value-type="float" office:value="61913" calcext:value-type="float">
            <text:p>61913</text:p>
          </table:table-cell>
          <table:table-cell office:value-type="float" office:value="9974" calcext:value-type="float">
            <text:p>9974</text:p>
          </table:table-cell>
          <table:table-cell office:value-type="float" office:value="12775" calcext:value-type="float">
            <text:p>12775</text:p>
          </table:table-cell>
          <table:table-cell office:value-type="float" office:value="3039" calcext:value-type="float">
            <text:p>3039</text:p>
          </table:table-cell>
          <table:table-cell office:value-type="float" office:value="94417" calcext:value-type="float">
            <text:p>94417</text:p>
          </table:table-cell>
          <table:table-cell office:value-type="float" office:value="52128" calcext:value-type="float">
            <text:p>52128</text:p>
          </table:table-cell>
          <table:table-cell office:value-type="float" office:value="12595" calcext:value-type="float">
            <text:p>12595</text:p>
          </table:table-cell>
          <table:table-cell office:value-type="float" office:value="105792" calcext:value-type="float">
            <text:p>105792</text:p>
          </table:table-cell>
          <table:table-cell office:value-type="float" office:value="3235" calcext:value-type="float">
            <text:p>3235</text:p>
          </table:table-cell>
          <table:table-cell office:value-type="float" office:value="2178" calcext:value-type="float">
            <text:p>2178</text:p>
          </table:table-cell>
          <table:table-cell office:value-type="float" office:value="4447" calcext:value-type="float">
            <text:p>4447</text:p>
          </table:table-cell>
          <table:table-cell office:value-type="float" office:value="7443" calcext:value-type="float">
            <text:p>7443</text:p>
          </table:table-cell>
          <table:table-cell office:value-type="float" office:value="25521" calcext:value-type="float">
            <text:p>25521</text:p>
          </table:table-cell>
          <table:table-cell office:value-type="float" office:value="4833" calcext:value-type="float">
            <text:p>4833</text:p>
          </table:table-cell>
          <table:table-cell office:value-type="float" office:value="16176" calcext:value-type="float">
            <text:p>16176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01" calcext:value-type="date">
            <text:p>01/04</text:p>
          </table:table-cell>
          <table:table-cell office:value-type="float" office:value="67366" calcext:value-type="float">
            <text:p>67366</text:p>
          </table:table-cell>
          <table:table-cell office:value-type="float" office:value="10482" calcext:value-type="float">
            <text:p>10482</text:p>
          </table:table-cell>
          <table:table-cell office:value-type="float" office:value="13964" calcext:value-type="float">
            <text:p>13964</text:p>
          </table:table-cell>
          <table:table-cell office:value-type="float" office:value="3290" calcext:value-type="float">
            <text:p>3290</text:p>
          </table:table-cell>
          <table:table-cell office:value-type="float" office:value="102136" calcext:value-type="float">
            <text:p>102136</text:p>
          </table:table-cell>
          <table:table-cell office:value-type="float" office:value="56989" calcext:value-type="float">
            <text:p>56989</text:p>
          </table:table-cell>
          <table:table-cell office:value-type="float" office:value="13614" calcext:value-type="float">
            <text:p>13614</text:p>
          </table:table-cell>
          <table:table-cell office:value-type="float" office:value="110574" calcext:value-type="float">
            <text:p>110574</text:p>
          </table:table-cell>
          <table:table-cell office:value-type="float" office:value="3447" calcext:value-type="float">
            <text:p>3447</text:p>
          </table:table-cell>
          <table:table-cell office:value-type="float" office:value="2319" calcext:value-type="float">
            <text:p>2319</text:p>
          </table:table-cell>
          <table:table-cell office:value-type="float" office:value="4655" calcext:value-type="float">
            <text:p>4655</text:p>
          </table:table-cell>
          <table:table-cell office:value-type="float" office:value="8251" calcext:value-type="float">
            <text:p>8251</text:p>
          </table:table-cell>
          <table:table-cell office:value-type="float" office:value="30088" calcext:value-type="float">
            <text:p>30088</text:p>
          </table:table-cell>
          <table:table-cell office:value-type="float" office:value="5319" calcext:value-type="float">
            <text:p>5319</text:p>
          </table:table-cell>
          <table:table-cell office:value-type="float" office:value="17139" calcext:value-type="float">
            <text:p>17139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02" calcext:value-type="date">
            <text:p>02/04</text:p>
          </table:table-cell>
          <table:table-cell office:value-type="float" office:value="73522" calcext:value-type="float">
            <text:p>73522</text:p>
          </table:table-cell>
          <table:table-cell office:value-type="float" office:value="10967" calcext:value-type="float">
            <text:p>10967</text:p>
          </table:table-cell>
          <table:table-cell office:value-type="float" office:value="15348" calcext:value-type="float">
            <text:p>15348</text:p>
          </table:table-cell>
          <table:table-cell office:value-type="float" office:value="3573" calcext:value-type="float">
            <text:p>3573</text:p>
          </table:table-cell>
          <table:table-cell office:value-type="float" office:value="110238" calcext:value-type="float">
            <text:p>110238</text:p>
          </table:table-cell>
          <table:table-cell office:value-type="float" office:value="59105" calcext:value-type="float">
            <text:p>59105</text:p>
          </table:table-cell>
          <table:table-cell office:value-type="float" office:value="14697" calcext:value-type="float">
            <text:p>14697</text:p>
          </table:table-cell>
          <table:table-cell office:value-type="float" office:value="115242" calcext:value-type="float">
            <text:p>115242</text:p>
          </table:table-cell>
          <table:table-cell office:value-type="float" office:value="3849" calcext:value-type="float">
            <text:p>3849</text:p>
          </table:table-cell>
          <table:table-cell office:value-type="float" office:value="2487" calcext:value-type="float">
            <text:p>2487</text:p>
          </table:table-cell>
          <table:table-cell office:value-type="float" office:value="4935" calcext:value-type="float">
            <text:p>4935</text:p>
          </table:table-cell>
          <table:table-cell office:value-type="float" office:value="9034" calcext:value-type="float">
            <text:p>9034</text:p>
          </table:table-cell>
          <table:table-cell office:value-type="float" office:value="34610" calcext:value-type="float">
            <text:p>34610</text:p>
          </table:table-cell>
          <table:table-cell office:value-type="float" office:value="5873" calcext:value-type="float">
            <text:p>5873</text:p>
          </table:table-cell>
          <table:table-cell office:value-type="float" office:value="18267" calcext:value-type="float">
            <text:p>18267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03" calcext:value-type="date">
            <text:p>03/04</text:p>
          </table:table-cell>
          <table:table-cell office:value-type="float" office:value="79696" calcext:value-type="float">
            <text:p>79696</text:p>
          </table:table-cell>
          <table:table-cell office:value-type="float" office:value="11383" calcext:value-type="float">
            <text:p>11383</text:p>
          </table:table-cell>
          <table:table-cell office:value-type="float" office:value="16770" calcext:value-type="float">
            <text:p>16770</text:p>
          </table:table-cell>
          <table:table-cell office:value-type="float" office:value="3946" calcext:value-type="float">
            <text:p>3946</text:p>
          </table:table-cell>
          <table:table-cell table:style-name="ce75" office:value-type="float" office:value="117710" calcext:value-type="float">
            <text:p>117710</text:p>
          </table:table-cell>
          <table:table-cell office:value-type="float" office:value="64338" calcext:value-type="float">
            <text:p>64338</text:p>
          </table:table-cell>
          <table:table-cell office:value-type="float" office:value="15723" calcext:value-type="float">
            <text:p>15723</text:p>
          </table:table-cell>
          <table:table-cell office:value-type="float" office:value="119827" calcext:value-type="float">
            <text:p>119827</text:p>
          </table:table-cell>
          <table:table-cell office:value-type="float" office:value="4273" calcext:value-type="float">
            <text:p>4273</text:p>
          </table:table-cell>
          <table:table-cell office:value-type="float" office:value="2612" calcext:value-type="float">
            <text:p>2612</text:p>
          </table:table-cell>
          <table:table-cell office:value-type="float" office:value="5208" calcext:value-type="float">
            <text:p>5208</text:p>
          </table:table-cell>
          <table:table-cell office:value-type="float" office:value="9886" calcext:value-type="float">
            <text:p>9886</text:p>
          </table:table-cell>
          <table:table-cell office:value-type="float" office:value="39282" calcext:value-type="float">
            <text:p>39282</text:p>
          </table:table-cell>
          <table:table-cell office:value-type="float" office:value="6474" calcext:value-type="float">
            <text:p>6474</text:p>
          </table:table-cell>
          <table:table-cell office:value-type="float" office:value="19303" calcext:value-type="float">
            <text:p>19303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04" calcext:value-type="date">
            <text:p>04/04</text:p>
          </table:table-cell>
          <table:table-cell office:value-type="float" office:value="85778" calcext:value-type="float">
            <text:p>85778</text:p>
          </table:table-cell>
          <table:table-cell office:value-type="float" office:value="11665" calcext:value-type="float">
            <text:p>11665</text:p>
          </table:table-cell>
          <table:table-cell office:value-type="float" office:value="18431" calcext:value-type="float">
            <text:p>18431</text:p>
          </table:table-cell>
          <table:table-cell office:value-type="float" office:value="4268" calcext:value-type="float">
            <text:p>4268</text:p>
          </table:table-cell>
          <table:table-cell office:value-type="float" office:value="124736" calcext:value-type="float">
            <text:p>124736</text:p>
          </table:table-cell>
          <table:table-cell office:value-type="float" office:value="68605" calcext:value-type="float">
            <text:p>68605</text:p>
          </table:table-cell>
          <table:table-cell office:value-type="float" office:value="16627" calcext:value-type="float">
            <text:p>16627</text:p>
          </table:table-cell>
          <table:table-cell office:value-type="float" office:value="124632" calcext:value-type="float">
            <text:p>124632</text:p>
          </table:table-cell>
          <table:table-cell office:value-type="float" office:value="4604" calcext:value-type="float">
            <text:p>4604</text:p>
          </table:table-cell>
          <table:table-cell office:value-type="float" office:value="2729" calcext:value-type="float">
            <text:p>2729</text:p>
          </table:table-cell>
          <table:table-cell office:value-type="float" office:value="5510" calcext:value-type="float">
            <text:p>5510</text:p>
          </table:table-cell>
          <table:table-cell office:value-type="float" office:value="10524" calcext:value-type="float">
            <text:p>10524</text:p>
          </table:table-cell>
          <table:table-cell office:value-type="float" office:value="43282" calcext:value-type="float">
            <text:p>43282</text:p>
          </table:table-cell>
          <table:table-cell office:value-type="float" office:value="6831" calcext:value-type="float">
            <text:p>6831</text:p>
          </table:table-cell>
          <table:table-cell office:value-type="float" office:value="20278" calcext:value-type="float">
            <text:p>20278</text:p>
          </table:table-cell>
          <table:table-cell table:number-columns-repeated="35"/>
        </table:table-row>
        <table:table-row table:style-name="ro1">
          <table:table-cell table:style-name="ce51"/>
          <table:table-cell table:style-name="ce59" office:value-type="date" office:date-value="2020-04-05" calcext:value-type="date">
            <text:p>05/04</text:p>
          </table:table-cell>
          <table:table-cell table:style-name="ce51" office:value-type="float" office:value="91714" calcext:value-type="float">
            <text:p>91714</text:p>
          </table:table-cell>
          <table:table-cell table:style-name="ce51" office:value-type="float" office:value="11907" calcext:value-type="float">
            <text:p>11907</text:p>
          </table:table-cell>
          <table:table-cell table:style-name="ce51" office:value-type="float" office:value="19691" calcext:value-type="float">
            <text:p>19691</text:p>
          </table:table-cell>
          <table:table-cell table:style-name="ce51" office:value-type="float" office:value="4561" calcext:value-type="float">
            <text:p>4561</text:p>
          </table:table-cell>
          <table:table-cell table:style-name="ce51" office:value-type="float" office:value="130759" calcext:value-type="float">
            <text:p>130759</text:p>
          </table:table-cell>
          <table:table-cell table:style-name="ce51" office:value-type="float" office:value="70478" calcext:value-type="float">
            <text:p>70478</text:p>
          </table:table-cell>
          <table:table-cell table:style-name="ce51" office:value-type="float" office:value="17851" calcext:value-type="float">
            <text:p>17851</text:p>
          </table:table-cell>
          <table:table-cell table:style-name="ce51" office:value-type="float" office:value="128948" calcext:value-type="float">
            <text:p>128948</text:p>
          </table:table-cell>
          <table:table-cell table:style-name="ce51" office:value-type="float" office:value="4994" calcext:value-type="float">
            <text:p>4994</text:p>
          </table:table-cell>
          <table:table-cell table:style-name="ce51" office:value-type="float" office:value="2804" calcext:value-type="float">
            <text:p>2804</text:p>
          </table:table-cell>
          <table:table-cell table:style-name="ce51" office:value-type="float" office:value="5640" calcext:value-type="float">
            <text:p>5640</text:p>
          </table:table-cell>
          <table:table-cell table:style-name="ce51" office:value-type="float" office:value="11278" calcext:value-type="float">
            <text:p>11278</text:p>
          </table:table-cell>
          <table:table-cell table:style-name="ce51" office:value-type="float" office:value="49481" calcext:value-type="float">
            <text:p>49481</text:p>
          </table:table-cell>
          <table:table-cell table:style-name="ce51" office:value-type="float" office:value="7171" calcext:value-type="float">
            <text:p>7171</text:p>
          </table:table-cell>
          <table:table-cell table:style-name="ce51" office:value-type="float" office:value="21100" calcext:value-type="float">
            <text:p>21100</text:p>
          </table:table-cell>
          <table:table-cell table:number-columns-repeated="35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4-06" calcext:value-type="date">
            <text:p>06/04</text:p>
          </table:table-cell>
          <table:table-cell table:style-name="ce50" office:value-type="float" office:value="95391" calcext:value-type="float">
            <text:p>95391</text:p>
          </table:table-cell>
          <table:table-cell table:style-name="ce50" office:value-type="float" office:value="12206" calcext:value-type="float">
            <text:p>12206</text:p>
          </table:table-cell>
          <table:table-cell table:style-name="ce50" office:value-type="float" office:value="20814" calcext:value-type="float">
            <text:p>20814</text:p>
          </table:table-cell>
          <table:table-cell office:value-type="float" office:value="4875" calcext:value-type="float">
            <text:p>4875</text:p>
          </table:table-cell>
          <table:table-cell table:style-name="ce50" office:value-type="float" office:value="135032" calcext:value-type="float">
            <text:p>135032</text:p>
          </table:table-cell>
          <table:table-cell table:style-name="ce50" office:value-type="float" office:value="74390" calcext:value-type="float">
            <text:p>74390</text:p>
          </table:table-cell>
          <table:table-cell table:style-name="ce50" office:value-type="float" office:value="18803" calcext:value-type="float">
            <text:p>18803</text:p>
          </table:table-cell>
          <table:table-cell table:style-name="ce50" office:value-type="float" office:value="132547" calcext:value-type="float">
            <text:p>132547</text:p>
          </table:table-cell>
          <table:table-cell table:style-name="ce50" office:value-type="float" office:value="5364" calcext:value-type="float">
            <text:p>5364</text:p>
          </table:table-cell>
          <table:table-cell table:style-name="ce50" office:value-type="float" office:value="2843" calcext:value-type="float">
            <text:p>2843</text:p>
          </table:table-cell>
          <table:table-cell table:style-name="ce50" office:value-type="float" office:value="5755" calcext:value-type="float">
            <text:p>5755</text:p>
          </table:table-cell>
          <table:table-cell table:style-name="ce60" office:value-type="float" office:value="11730" calcext:value-type="float">
            <text:p>11730</text:p>
          </table:table-cell>
          <table:table-cell office:value-type="float" office:value="53624" calcext:value-type="float">
            <text:p>53624</text:p>
          </table:table-cell>
          <table:table-cell office:value-type="float" office:value="7560" calcext:value-type="float">
            <text:p>7560</text:p>
          </table:table-cell>
          <table:table-cell office:value-type="float" office:value="21657" calcext:value-type="float">
            <text:p>21657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07" calcext:value-type="date">
            <text:p>07/04</text:p>
          </table:table-cell>
          <table:table-cell office:value-type="float" office:value="99225" calcext:value-type="float">
            <text:p>99225</text:p>
          </table:table-cell>
          <table:table-cell office:value-type="float" office:value="12519" calcext:value-type="float">
            <text:p>12519</text:p>
          </table:table-cell>
          <table:table-cell office:value-type="float" office:value="22194" calcext:value-type="float">
            <text:p>22194</text:p>
          </table:table-cell>
          <table:table-cell office:value-type="float" office:value="5266" calcext:value-type="float">
            <text:p>5266</text:p>
          </table:table-cell>
          <table:table-cell office:value-type="float" office:value="140510" calcext:value-type="float">
            <text:p>140510</text:p>
          </table:table-cell>
          <table:table-cell office:value-type="float" office:value="78167" calcext:value-type="float">
            <text:p>78167</text:p>
          </table:table-cell>
          <table:table-cell office:value-type="float" office:value="19580" calcext:value-type="float">
            <text:p>19580</text:p>
          </table:table-cell>
          <table:table-cell office:value-type="float" office:value="135586" calcext:value-type="float">
            <text:p>135586</text:p>
          </table:table-cell>
          <table:table-cell office:value-type="float" office:value="5709" calcext:value-type="float">
            <text:p>5709</text:p>
          </table:table-cell>
          <table:table-cell office:value-type="float" office:value="2970" calcext:value-type="float">
            <text:p>2970</text:p>
          </table:table-cell>
          <table:table-cell office:value-type="float" office:value="5863" calcext:value-type="float">
            <text:p>5863</text:p>
          </table:table-cell>
          <table:table-cell office:value-type="float" office:value="12442" calcext:value-type="float">
            <text:p>12442</text:p>
          </table:table-cell>
          <table:table-cell office:value-type="float" office:value="57512" calcext:value-type="float">
            <text:p>57512</text:p>
          </table:table-cell>
          <table:table-cell office:value-type="float" office:value="8298" calcext:value-type="float">
            <text:p>8298</text:p>
          </table:table-cell>
          <table:table-cell office:value-type="float" office:value="22253" calcext:value-type="float">
            <text:p>22253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08" calcext:value-type="date">
            <text:p>08/04</text:p>
          </table:table-cell>
          <table:table-cell office:value-type="float" office:value="103228" calcext:value-type="float">
            <text:p>103228</text:p>
          </table:table-cell>
          <table:table-cell office:value-type="float" office:value="12852" calcext:value-type="float">
            <text:p>12852</text:p>
          </table:table-cell>
          <table:table-cell office:value-type="float" office:value="23403" calcext:value-type="float">
            <text:p>23403</text:p>
          </table:table-cell>
          <table:table-cell office:value-type="float" office:value="5597" calcext:value-type="float">
            <text:p>5597</text:p>
          </table:table-cell>
          <table:table-cell office:value-type="float" office:value="146690" calcext:value-type="float">
            <text:p>146690</text:p>
          </table:table-cell>
          <table:table-cell office:value-type="float" office:value="82048" calcext:value-type="float">
            <text:p>82048</text:p>
          </table:table-cell>
          <table:table-cell office:value-type="float" office:value="20549" calcext:value-type="float">
            <text:p>20549</text:p>
          </table:table-cell>
          <table:table-cell office:value-type="float" office:value="139422" calcext:value-type="float">
            <text:p>139422</text:p>
          </table:table-cell>
          <table:table-cell office:value-type="float" office:value="6074" calcext:value-type="float">
            <text:p>6074</text:p>
          </table:table-cell>
          <table:table-cell office:value-type="float" office:value="3034" calcext:value-type="float">
            <text:p>3034</text:p>
          </table:table-cell>
          <table:table-cell office:value-type="float" office:value="6010" calcext:value-type="float">
            <text:p>6010</text:p>
          </table:table-cell>
          <table:table-cell office:value-type="float" office:value="13141" calcext:value-type="float">
            <text:p>13141</text:p>
          </table:table-cell>
          <table:table-cell office:value-type="float" office:value="63377" calcext:value-type="float">
            <text:p>63377</text:p>
          </table:table-cell>
          <table:table-cell office:value-type="float" office:value="8953" calcext:value-type="float">
            <text:p>8953</text:p>
          </table:table-cell>
          <table:table-cell office:value-type="float" office:value="23248" calcext:value-type="float">
            <text:p>23248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09" calcext:value-type="date">
            <text:p>09/04</text:p>
          </table:table-cell>
          <table:table-cell office:value-type="float" office:value="108202" calcext:value-type="float">
            <text:p>108202</text:p>
          </table:table-cell>
          <table:table-cell office:value-type="float" office:value="13138" calcext:value-type="float">
            <text:p>13138</text:p>
          </table:table-cell>
          <table:table-cell office:value-type="float" office:value="24983" calcext:value-type="float">
            <text:p>24983</text:p>
          </table:table-cell>
          <table:table-cell office:value-type="float" office:value="5830" calcext:value-type="float">
            <text:p>5830</text:p>
          </table:table-cell>
          <table:table-cell office:value-type="float" office:value="152446" calcext:value-type="float">
            <text:p>152446</text:p>
          </table:table-cell>
          <table:table-cell office:value-type="float" office:value="86334" calcext:value-type="float">
            <text:p>86334</text:p>
          </table:table-cell>
          <table:table-cell office:value-type="float" office:value="21762" calcext:value-type="float">
            <text:p>21762</text:p>
          </table:table-cell>
          <table:table-cell office:value-type="float" office:value="143626" calcext:value-type="float">
            <text:p>143626</text:p>
          </table:table-cell>
          <table:table-cell office:value-type="float" office:value="6574" calcext:value-type="float">
            <text:p>6574</text:p>
          </table:table-cell>
          <table:table-cell office:value-type="float" office:value="3115" calcext:value-type="float">
            <text:p>3115</text:p>
          </table:table-cell>
          <table:table-cell office:value-type="float" office:value="6160" calcext:value-type="float">
            <text:p>6160</text:p>
          </table:table-cell>
          <table:table-cell office:value-type="float" office:value="13956" calcext:value-type="float">
            <text:p>13956</text:p>
          </table:table-cell>
          <table:table-cell office:value-type="float" office:value="68052" calcext:value-type="float">
            <text:p>68052</text:p>
          </table:table-cell>
          <table:table-cell office:value-type="float" office:value="9598" calcext:value-type="float">
            <text:p>9598</text:p>
          </table:table-cell>
          <table:table-cell office:value-type="float" office:value="24046" calcext:value-type="float">
            <text:p>24046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10" calcext:value-type="date">
            <text:p>10/04</text:p>
          </table:table-cell>
          <table:table-cell office:value-type="float" office:value="113525" calcext:value-type="float">
            <text:p>113525</text:p>
          </table:table-cell>
          <table:table-cell office:value-type="float" office:value="13492" calcext:value-type="float">
            <text:p>13492</text:p>
          </table:table-cell>
          <table:table-cell office:value-type="float" office:value="26667" calcext:value-type="float">
            <text:p>26667</text:p>
          </table:table-cell>
          <table:table-cell office:value-type="float" office:value="6014" calcext:value-type="float">
            <text:p>6014</text:p>
          </table:table-cell>
          <table:table-cell office:value-type="float" office:value="157022" calcext:value-type="float">
            <text:p>157022</text:p>
          </table:table-cell>
          <table:table-cell office:value-type="float" office:value="90676" calcext:value-type="float">
            <text:p>90676</text:p>
          </table:table-cell>
          <table:table-cell office:value-type="float" office:value="23097" calcext:value-type="float">
            <text:p>23097</text:p>
          </table:table-cell>
          <table:table-cell office:value-type="float" office:value="147577" calcext:value-type="float">
            <text:p>147577</text:p>
          </table:table-cell>
          <table:table-cell office:value-type="float" office:value="8089" calcext:value-type="float">
            <text:p>8089</text:p>
          </table:table-cell>
          <table:table-cell office:value-type="float" office:value="3223" calcext:value-type="float">
            <text:p>3223</text:p>
          </table:table-cell>
          <table:table-cell office:value-type="float" office:value="6244" calcext:value-type="float">
            <text:p>6244</text:p>
          </table:table-cell>
          <table:table-cell office:value-type="float" office:value="15472" calcext:value-type="float">
            <text:p>15472</text:p>
          </table:table-cell>
          <table:table-cell office:value-type="float" office:value="73758" calcext:value-type="float">
            <text:p>73758</text:p>
          </table:table-cell>
          <table:table-cell office:value-type="float" office:value="10053" calcext:value-type="float">
            <text:p>10053</text:p>
          </table:table-cell>
          <table:table-cell office:value-type="float" office:value="24551" calcext:value-type="float">
            <text:p>24551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11" calcext:value-type="date">
            <text:p>11/04</text:p>
          </table:table-cell>
          <table:table-cell office:value-type="float" office:value="117658" calcext:value-type="float">
            <text:p>117658</text:p>
          </table:table-cell>
          <table:table-cell office:value-type="float" office:value="13776" calcext:value-type="float">
            <text:p>13776</text:p>
          </table:table-cell>
          <table:table-cell office:value-type="float" office:value="28018" calcext:value-type="float">
            <text:p>28018</text:p>
          </table:table-cell>
          <table:table-cell office:value-type="float" office:value="6191" calcext:value-type="float">
            <text:p>6191</text:p>
          </table:table-cell>
          <table:table-cell office:value-type="float" office:value="161852" calcext:value-type="float">
            <text:p>161852</text:p>
          </table:table-cell>
          <table:table-cell office:value-type="float" office:value="93790" calcext:value-type="float">
            <text:p>93790</text:p>
          </table:table-cell>
          <table:table-cell office:value-type="float" office:value="24413" calcext:value-type="float">
            <text:p>24413</text:p>
          </table:table-cell>
          <table:table-cell office:value-type="float" office:value="150271" calcext:value-type="float">
            <text:p>150271</text:p>
          </table:table-cell>
          <table:table-cell office:value-type="float" office:value="8928" calcext:value-type="float">
            <text:p>8928</text:p>
          </table:table-cell>
          <table:table-cell office:value-type="float" office:value="3270" calcext:value-type="float">
            <text:p>3270</text:p>
          </table:table-cell>
          <table:table-cell office:value-type="float" office:value="6320" calcext:value-type="float">
            <text:p>6320</text:p>
          </table:table-cell>
          <table:table-cell office:value-type="float" office:value="15987" calcext:value-type="float">
            <text:p>15987</text:p>
          </table:table-cell>
          <table:table-cell office:value-type="float" office:value="78991" calcext:value-type="float">
            <text:p>78991</text:p>
          </table:table-cell>
          <table:table-cell office:value-type="float" office:value="10447" calcext:value-type="float">
            <text:p>10447</text:p>
          </table:table-cell>
          <table:table-cell office:value-type="float" office:value="25107" calcext:value-type="float">
            <text:p>25107</text:p>
          </table:table-cell>
          <table:table-cell table:number-columns-repeated="35"/>
        </table:table-row>
        <table:table-row table:style-name="ro1">
          <table:table-cell table:style-name="ce51"/>
          <table:table-cell table:style-name="ce59" office:value-type="date" office:date-value="2020-04-12" calcext:value-type="date">
            <text:p>12/04</text:p>
          </table:table-cell>
          <table:table-cell table:style-name="ce51" office:value-type="float" office:value="120479" calcext:value-type="float">
            <text:p>120479</text:p>
          </table:table-cell>
          <table:table-cell table:style-name="ce51" office:value-type="float" office:value="13894" calcext:value-type="float">
            <text:p>13894</text:p>
          </table:table-cell>
          <table:table-cell table:style-name="ce51" office:value-type="float" office:value="29647" calcext:value-type="float">
            <text:p>29647</text:p>
          </table:table-cell>
          <table:table-cell office:value-type="float" office:value="6369" calcext:value-type="float">
            <text:p>6369</text:p>
          </table:table-cell>
          <table:table-cell table:style-name="ce51" office:value-type="float" office:value="166019" calcext:value-type="float">
            <text:p>166019</text:p>
          </table:table-cell>
          <table:table-cell table:style-name="ce51" office:value-type="float" office:value="95403" calcext:value-type="float">
            <text:p>95403</text:p>
          </table:table-cell>
          <table:table-cell table:style-name="ce51" office:value-type="float" office:value="25587" calcext:value-type="float">
            <text:p>25587</text:p>
          </table:table-cell>
          <table:table-cell table:style-name="ce51" office:value-type="float" office:value="156363" calcext:value-type="float">
            <text:p>156363</text:p>
          </table:table-cell>
          <table:table-cell table:style-name="ce51" office:value-type="float" office:value="9655" calcext:value-type="float">
            <text:p>9655</text:p>
          </table:table-cell>
          <table:table-cell table:style-name="ce51" office:value-type="float" office:value="3281" calcext:value-type="float">
            <text:p>3281</text:p>
          </table:table-cell>
          <table:table-cell table:style-name="ce51" office:value-type="float" office:value="6415" calcext:value-type="float">
            <text:p>6415</text:p>
          </table:table-cell>
          <table:table-cell table:style-name="ce60" office:value-type="float" office:value="16585" calcext:value-type="float">
            <text:p>16585</text:p>
          </table:table-cell>
          <table:table-cell office:value-type="float" office:value="84279" calcext:value-type="float">
            <text:p>84279</text:p>
          </table:table-cell>
          <table:table-cell office:value-type="float" office:value="10911" calcext:value-type="float">
            <text:p>10911</text:p>
          </table:table-cell>
          <table:table-cell office:value-type="float" office:value="25415" calcext:value-type="float">
            <text:p>25415</text:p>
          </table:table-cell>
          <table:table-cell table:number-columns-repeated="35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4-13" calcext:value-type="date">
            <text:p>13/04</text:p>
          </table:table-cell>
          <table:table-cell table:style-name="ce50" office:value-type="float" office:value="123016" calcext:value-type="float">
            <text:p>123016</text:p>
          </table:table-cell>
          <table:table-cell table:style-name="ce50" office:value-type="float" office:value="13999" calcext:value-type="float">
            <text:p>13999</text:p>
          </table:table-cell>
          <table:table-cell table:style-name="ce50" office:value-type="float" office:value="30589" calcext:value-type="float">
            <text:p>30589</text:p>
          </table:table-cell>
          <table:table-cell table:style-name="ce50" office:value-type="float" office:value="6513" calcext:value-type="float">
            <text:p>6513</text:p>
          </table:table-cell>
          <table:table-cell table:style-name="ce50" office:value-type="float" office:value="169496" calcext:value-type="float">
            <text:p>169496</text:p>
          </table:table-cell>
          <table:table-cell office:value-type="float" office:value="98076" calcext:value-type="float">
            <text:p>98076</text:p>
          </table:table-cell>
          <table:table-cell table:style-name="ce50" office:value-type="float" office:value="26551" calcext:value-type="float">
            <text:p>26551</text:p>
          </table:table-cell>
          <table:table-cell office:value-type="float" office:value="159516" calcext:value-type="float">
            <text:p>159516</text:p>
          </table:table-cell>
          <table:table-cell table:style-name="ce50" office:value-type="float" office:value="10647" calcext:value-type="float">
            <text:p>10647</text:p>
          </table:table-cell>
          <table:table-cell table:style-name="ce50" office:value-type="float" office:value="3292" calcext:value-type="float">
            <text:p>3292</text:p>
          </table:table-cell>
          <table:table-cell table:style-name="ce50" office:value-type="float" office:value="6488" calcext:value-type="float">
            <text:p>6488</text:p>
          </table:table-cell>
          <table:table-cell table:style-name="ce50" office:value-type="float" office:value="16934" calcext:value-type="float">
            <text:p>16934</text:p>
          </table:table-cell>
          <table:table-cell table:style-name="ce50" office:value-type="float" office:value="88621" calcext:value-type="float">
            <text:p>88621</text:p>
          </table:table-cell>
          <table:table-cell table:style-name="ce50" office:value-type="float" office:value="11348" calcext:value-type="float">
            <text:p>11348</text:p>
          </table:table-cell>
          <table:table-cell table:style-name="ce50" office:value-type="float" office:value="25688" calcext:value-type="float">
            <text:p>25688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14" calcext:value-type="date">
            <text:p>14/04</text:p>
          </table:table-cell>
          <table:table-cell office:value-type="float" office:value="125098" calcext:value-type="float">
            <text:p>125098</text:p>
          </table:table-cell>
          <table:table-cell office:value-type="float" office:value="14159" calcext:value-type="float">
            <text:p>14159</text:p>
          </table:table-cell>
          <table:table-cell office:value-type="float" office:value="31119" calcext:value-type="float">
            <text:p>31119</text:p>
          </table:table-cell>
          <table:table-cell office:value-type="float" office:value="6706" calcext:value-type="float">
            <text:p>6706</text:p>
          </table:table-cell>
          <table:table-cell office:value-type="float" office:value="172541" calcext:value-type="float">
            <text:p>172541</text:p>
          </table:table-cell>
          <table:table-cell office:value-type="float" office:value="103573" calcext:value-type="float">
            <text:p>103573</text:p>
          </table:table-cell>
          <table:table-cell office:value-type="float" office:value="27419" calcext:value-type="float">
            <text:p>27419</text:p>
          </table:table-cell>
          <table:table-cell office:value-type="float" office:value="162488" calcext:value-type="float">
            <text:p>162488</text:p>
          </table:table-cell>
          <table:table-cell office:value-type="float" office:value="11479" calcext:value-type="float">
            <text:p>11479</text:p>
          </table:table-cell>
          <table:table-cell office:value-type="float" office:value="3307" calcext:value-type="float">
            <text:p>3307</text:p>
          </table:table-cell>
          <table:table-cell office:value-type="float" office:value="6566" calcext:value-type="float">
            <text:p>6566</text:p>
          </table:table-cell>
          <table:table-cell office:value-type="float" office:value="17448" calcext:value-type="float">
            <text:p>17448</text:p>
          </table:table-cell>
          <table:table-cell office:value-type="float" office:value="93873" calcext:value-type="float">
            <text:p>93873</text:p>
          </table:table-cell>
          <table:table-cell office:value-type="float" office:value="11828" calcext:value-type="float">
            <text:p>11828</text:p>
          </table:table-cell>
          <table:table-cell office:value-type="float" office:value="25936" calcext:value-type="float">
            <text:p>25936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15" calcext:value-type="date">
            <text:p>15/04</text:p>
          </table:table-cell>
          <table:table-cell office:value-type="float" office:value="127584" calcext:value-type="float">
            <text:p>127584</text:p>
          </table:table-cell>
          <table:table-cell office:value-type="float" office:value="14321" calcext:value-type="float">
            <text:p>14321</text:p>
          </table:table-cell>
          <table:table-cell office:value-type="float" office:value="33573" calcext:value-type="float">
            <text:p>33573</text:p>
          </table:table-cell>
          <table:table-cell office:value-type="float" office:value="6876" calcext:value-type="float">
            <text:p>6876</text:p>
          </table:table-cell>
          <table:table-cell office:value-type="float" office:value="177633" calcext:value-type="float">
            <text:p>177633</text:p>
          </table:table-cell>
          <table:table-cell office:value-type="float" office:value="106206" calcext:value-type="float">
            <text:p>106206</text:p>
          </table:table-cell>
          <table:table-cell office:value-type="float" office:value="28153" calcext:value-type="float">
            <text:p>28153</text:p>
          </table:table-cell>
          <table:table-cell office:value-type="float" office:value="165155" calcext:value-type="float">
            <text:p>165155</text:p>
          </table:table-cell>
          <table:table-cell office:value-type="float" office:value="12547" calcext:value-type="float">
            <text:p>12547</text:p>
          </table:table-cell>
          <table:table-cell office:value-type="float" office:value="3373" calcext:value-type="float">
            <text:p>3373</text:p>
          </table:table-cell>
          <table:table-cell office:value-type="float" office:value="6677" calcext:value-type="float">
            <text:p>6677</text:p>
          </table:table-cell>
          <table:table-cell office:value-type="float" office:value="18091" calcext:value-type="float">
            <text:p>18091</text:p>
          </table:table-cell>
          <table:table-cell office:value-type="float" office:value="98476" calcext:value-type="float">
            <text:p>98476</text:p>
          </table:table-cell>
          <table:table-cell office:value-type="float" office:value="12432" calcext:value-type="float">
            <text:p>12432</text:p>
          </table:table-cell>
          <table:table-cell office:value-type="float" office:value="26336" calcext:value-type="float">
            <text:p>26336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16" calcext:value-type="date">
            <text:p>16/04</text:p>
          </table:table-cell>
          <table:table-cell office:value-type="float" office:value="130450" calcext:value-type="float">
            <text:p>130450</text:p>
          </table:table-cell>
          <table:table-cell office:value-type="float" office:value="14451" calcext:value-type="float">
            <text:p>14451</text:p>
          </table:table-cell>
          <table:table-cell office:value-type="float" office:value="34809" calcext:value-type="float">
            <text:p>34809</text:p>
          </table:table-cell>
          <table:table-cell office:value-type="float" office:value="7074" calcext:value-type="float">
            <text:p>7074</text:p>
          </table:table-cell>
          <table:table-cell office:value-type="float" office:value="182816" calcext:value-type="float">
            <text:p>182816</text:p>
          </table:table-cell>
          <table:table-cell office:value-type="float" office:value="108847" calcext:value-type="float">
            <text:p>108847</text:p>
          </table:table-cell>
          <table:table-cell office:value-type="float" office:value="29214" calcext:value-type="float">
            <text:p>29214</text:p>
          </table:table-cell>
          <table:table-cell office:value-type="float" office:value="168941" calcext:value-type="float">
            <text:p>168941</text:p>
          </table:table-cell>
          <table:table-cell office:value-type="float" office:value="13271" calcext:value-type="float">
            <text:p>13271</text:p>
          </table:table-cell>
          <table:table-cell office:value-type="float" office:value="3444" calcext:value-type="float">
            <text:p>3444</text:p>
          </table:table-cell>
          <table:table-cell office:value-type="float" office:value="6791" calcext:value-type="float">
            <text:p>6791</text:p>
          </table:table-cell>
          <table:table-cell office:value-type="float" office:value="18841" calcext:value-type="float">
            <text:p>18841</text:p>
          </table:table-cell>
          <table:table-cell office:value-type="float" office:value="103093" calcext:value-type="float">
            <text:p>103093</text:p>
          </table:table-cell>
          <table:table-cell office:value-type="float" office:value="13055" calcext:value-type="float">
            <text:p>13055</text:p>
          </table:table-cell>
          <table:table-cell office:value-type="float" office:value="26732" calcext:value-type="float">
            <text:p>26732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17" calcext:value-type="date">
            <text:p>17/04</text:p>
          </table:table-cell>
          <table:table-cell office:value-type="float" office:value="133830" calcext:value-type="float">
            <text:p>133830</text:p>
          </table:table-cell>
          <table:table-cell office:value-type="float" office:value="14553" calcext:value-type="float">
            <text:p>14553</text:p>
          </table:table-cell>
          <table:table-cell office:value-type="float" office:value="36138" calcext:value-type="float">
            <text:p>36138</text:p>
          </table:table-cell>
          <table:table-cell office:value-type="float" office:value="7268" calcext:value-type="float">
            <text:p>7268</text:p>
          </table:table-cell>
          <table:table-cell office:value-type="float" office:value="188068" calcext:value-type="float">
            <text:p>188068</text:p>
          </table:table-cell>
          <table:table-cell office:value-type="float" office:value="109252" calcext:value-type="float">
            <text:p>109252</text:p>
          </table:table-cell>
          <table:table-cell office:value-type="float" office:value="30449" calcext:value-type="float">
            <text:p>30449</text:p>
          </table:table-cell>
          <table:table-cell office:value-type="float" office:value="172434" calcext:value-type="float">
            <text:p>172434</text:p>
          </table:table-cell>
          <table:table-cell office:value-type="float" office:value="13980" calcext:value-type="float">
            <text:p>13980</text:p>
          </table:table-cell>
          <table:table-cell office:value-type="float" office:value="3480" calcext:value-type="float">
            <text:p>3480</text:p>
          </table:table-cell>
          <table:table-cell office:value-type="float" office:value="6891" calcext:value-type="float">
            <text:p>6891</text:p>
          </table:table-cell>
          <table:table-cell office:value-type="float" office:value="19022" calcext:value-type="float">
            <text:p>19022</text:p>
          </table:table-cell>
          <table:table-cell office:value-type="float" office:value="108692" calcext:value-type="float">
            <text:p>108692</text:p>
          </table:table-cell>
          <table:table-cell office:value-type="float" office:value="13743" calcext:value-type="float">
            <text:p>13743</text:p>
          </table:table-cell>
          <table:table-cell office:value-type="float" office:value="27078" calcext:value-type="float">
            <text:p>27078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18" calcext:value-type="date">
            <text:p>18/04</text:p>
          </table:table-cell>
          <table:table-cell office:value-type="float" office:value="137439" calcext:value-type="float">
            <text:p>137439</text:p>
          </table:table-cell>
          <table:table-cell office:value-type="float" office:value="14637" calcext:value-type="float">
            <text:p>14637</text:p>
          </table:table-cell>
          <table:table-cell office:value-type="float" office:value="37183" calcext:value-type="float">
            <text:p>37183</text:p>
          </table:table-cell>
          <table:table-cell office:value-type="float" office:value="7437" calcext:value-type="float">
            <text:p>7437</text:p>
          </table:table-cell>
          <table:table-cell office:value-type="float" office:value="191726" calcext:value-type="float">
            <text:p>191726</text:p>
          </table:table-cell>
          <table:table-cell office:value-type="float" office:value="111821" calcext:value-type="float">
            <text:p>111821</text:p>
          </table:table-cell>
          <table:table-cell office:value-type="float" office:value="31589" calcext:value-type="float">
            <text:p>31589</text:p>
          </table:table-cell>
          <table:table-cell office:value-type="float" office:value="175925" calcext:value-type="float">
            <text:p>175925</text:p>
          </table:table-cell>
          <table:table-cell office:value-type="float" office:value="14758" calcext:value-type="float">
            <text:p>14758</text:p>
          </table:table-cell>
          <table:table-cell office:value-type="float" office:value="3537" calcext:value-type="float">
            <text:p>3537</text:p>
          </table:table-cell>
          <table:table-cell office:value-type="float" office:value="6984" calcext:value-type="float">
            <text:p>6984</text:p>
          </table:table-cell>
          <table:table-cell office:value-type="float" office:value="19685" calcext:value-type="float">
            <text:p>19685</text:p>
          </table:table-cell>
          <table:table-cell office:value-type="float" office:value="114217" calcext:value-type="float">
            <text:p>114217</text:p>
          </table:table-cell>
          <table:table-cell office:value-type="float" office:value="14275" calcext:value-type="float">
            <text:p>14275</text:p>
          </table:table-cell>
          <table:table-cell office:value-type="float" office:value="27404" calcext:value-type="float">
            <text:p>27404</text:p>
          </table:table-cell>
          <table:table-cell table:number-columns-repeated="35"/>
        </table:table-row>
        <table:table-row table:style-name="ro1">
          <table:table-cell table:style-name="ce51"/>
          <table:table-cell table:style-name="ce59" office:value-type="date" office:date-value="2020-04-19" calcext:value-type="date">
            <text:p>19/04</text:p>
          </table:table-cell>
          <table:table-cell table:style-name="ce51" office:value-type="float" office:value="139897" calcext:value-type="float">
            <text:p>139897</text:p>
          </table:table-cell>
          <table:table-cell table:style-name="ce51" office:value-type="float" office:value="14696" calcext:value-type="float">
            <text:p>14696</text:p>
          </table:table-cell>
          <table:table-cell table:style-name="ce51" office:value-type="float" office:value="38496" calcext:value-type="float">
            <text:p>38496</text:p>
          </table:table-cell>
          <table:table-cell table:style-name="ce51" office:value-type="float" office:value="7580" calcext:value-type="float">
            <text:p>7580</text:p>
          </table:table-cell>
          <table:table-cell table:style-name="ce51" office:value-type="float" office:value="198470" calcext:value-type="float">
            <text:p>198470</text:p>
          </table:table-cell>
          <table:table-cell table:style-name="ce51" office:value-type="float" office:value="112606" calcext:value-type="float">
            <text:p>112606</text:p>
          </table:table-cell>
          <table:table-cell table:style-name="ce51" office:value-type="float" office:value="32655" calcext:value-type="float">
            <text:p>32655</text:p>
          </table:table-cell>
          <table:table-cell table:style-name="ce51" office:value-type="float" office:value="178972" calcext:value-type="float">
            <text:p>178972</text:p>
          </table:table-cell>
          <table:table-cell table:style-name="ce51" office:value-type="float" office:value="15251" calcext:value-type="float">
            <text:p>15251</text:p>
          </table:table-cell>
          <table:table-cell table:style-name="ce51" office:value-type="float" office:value="3550" calcext:value-type="float">
            <text:p>3550</text:p>
          </table:table-cell>
          <table:table-cell table:style-name="ce51" office:value-type="float" office:value="7068" calcext:value-type="float">
            <text:p>7068</text:p>
          </table:table-cell>
          <table:table-cell table:style-name="ce51" office:value-type="float" office:value="20206" calcext:value-type="float">
            <text:p>20206</text:p>
          </table:table-cell>
          <table:table-cell table:style-name="ce51" office:value-type="float" office:value="120067" calcext:value-type="float">
            <text:p>120067</text:p>
          </table:table-cell>
          <table:table-cell table:style-name="ce51" office:value-type="float" office:value="14664" calcext:value-type="float">
            <text:p>14664</text:p>
          </table:table-cell>
          <table:table-cell table:style-name="ce51" office:value-type="float" office:value="27740" calcext:value-type="float">
            <text:p>2774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L</text:p>
          </table:table-cell>
          <table:table-cell table:style-name="ce58" office:value-type="date" office:date-value="2020-04-20" calcext:value-type="date">
            <text:p>20/04</text:p>
          </table:table-cell>
          <table:table-cell office:value-type="float" office:value="141672" calcext:value-type="float">
            <text:p>141672</text:p>
          </table:table-cell>
          <table:table-cell office:value-type="float" office:value="14755" calcext:value-type="float">
            <text:p>14755</text:p>
          </table:table-cell>
          <table:table-cell office:value-type="float" office:value="39983" calcext:value-type="float">
            <text:p>39983</text:p>
          </table:table-cell>
          <table:table-cell office:value-type="float" office:value="7711" calcext:value-type="float">
            <text:p>7711</text:p>
          </table:table-cell>
          <table:table-cell office:value-type="float" office:value="201517" calcext:value-type="float">
            <text:p>201517</text:p>
          </table:table-cell>
          <table:table-cell office:value-type="float" office:value="114657" calcext:value-type="float">
            <text:p>114657</text:p>
          </table:table-cell>
          <table:table-cell office:value-type="float" office:value="33405" calcext:value-type="float">
            <text:p>33405</text:p>
          </table:table-cell>
          <table:table-cell office:value-type="float" office:value="181228" calcext:value-type="float">
            <text:p>181228</text:p>
          </table:table-cell>
          <table:table-cell office:value-type="float" office:value="15652" calcext:value-type="float">
            <text:p>15652</text:p>
          </table:table-cell>
          <table:table-cell office:value-type="float" office:value="3558" calcext:value-type="float">
            <text:p>3558</text:p>
          </table:table-cell>
          <table:table-cell office:value-type="float" office:value="7113" calcext:value-type="float">
            <text:p>7113</text:p>
          </table:table-cell>
          <table:table-cell office:value-type="float" office:value="20863" calcext:value-type="float">
            <text:p>20863</text:p>
          </table:table-cell>
          <table:table-cell office:value-type="float" office:value="124743" calcext:value-type="float">
            <text:p>124743</text:p>
          </table:table-cell>
          <table:table-cell office:value-type="float" office:value="15126" calcext:value-type="float">
            <text:p>15126</text:p>
          </table:table-cell>
          <table:table-cell office:value-type="float" office:value="27944" calcext:value-type="float">
            <text:p>27944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21" calcext:value-type="date">
            <text:p>21/04</text:p>
          </table:table-cell>
          <table:table-cell office:value-type="float" office:value="143457" calcext:value-type="float">
            <text:p>143457</text:p>
          </table:table-cell>
          <table:table-cell office:value-type="float" office:value="14810" calcext:value-type="float">
            <text:p>14810</text:p>
          </table:table-cell>
          <table:table-cell office:value-type="float" office:value="40956" calcext:value-type="float">
            <text:p>40956</text:p>
          </table:table-cell>
          <table:table-cell office:value-type="float" office:value="7891" calcext:value-type="float">
            <text:p>7891</text:p>
          </table:table-cell>
          <table:table-cell office:value-type="float" office:value="205602" calcext:value-type="float">
            <text:p>205602</text:p>
          </table:table-cell>
          <table:table-cell office:value-type="float" office:value="117324" calcext:value-type="float">
            <text:p>117324</text:p>
          </table:table-cell>
          <table:table-cell office:value-type="float" office:value="34134" calcext:value-type="float">
            <text:p>34134</text:p>
          </table:table-cell>
          <table:table-cell office:value-type="float" office:value="183957" calcext:value-type="float">
            <text:p>183957</text:p>
          </table:table-cell>
          <table:table-cell office:value-type="float" office:value="16040" calcext:value-type="float">
            <text:p>16040</text:p>
          </table:table-cell>
          <table:table-cell office:value-type="float" office:value="3618" calcext:value-type="float">
            <text:p>3618</text:p>
          </table:table-cell>
          <table:table-cell office:value-type="float" office:value="7166" calcext:value-type="float">
            <text:p>7166</text:p>
          </table:table-cell>
          <table:table-cell office:value-type="float" office:value="21379" calcext:value-type="float">
            <text:p>21379</text:p>
          </table:table-cell>
          <table:table-cell office:value-type="float" office:value="129044" calcext:value-type="float">
            <text:p>129044</text:p>
          </table:table-cell>
          <table:table-cell office:value-type="float" office:value="15835" calcext:value-type="float">
            <text:p>15835</text:p>
          </table:table-cell>
          <table:table-cell office:value-type="float" office:value="28063" calcext:value-type="float">
            <text:p>28063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22" calcext:value-type="date">
            <text:p>22/04</text:p>
          </table:table-cell>
          <table:table-cell office:value-type="float" office:value="145694" calcext:value-type="float">
            <text:p>145694</text:p>
          </table:table-cell>
          <table:table-cell office:value-type="float" office:value="14889" calcext:value-type="float">
            <text:p>14889</text:p>
          </table:table-cell>
          <table:table-cell office:value-type="float" office:value="41889" calcext:value-type="float">
            <text:p>41889</text:p>
          </table:table-cell>
          <table:table-cell office:value-type="float" office:value="8108" calcext:value-type="float">
            <text:p>8108</text:p>
          </table:table-cell>
          <table:table-cell office:value-type="float" office:value="209706" calcext:value-type="float">
            <text:p>209706</text:p>
          </table:table-cell>
          <table:table-cell office:value-type="float" office:value="119151" calcext:value-type="float">
            <text:p>119151</text:p>
          </table:table-cell>
          <table:table-cell office:value-type="float" office:value="34842" calcext:value-type="float">
            <text:p>34842</text:p>
          </table:table-cell>
          <table:table-cell office:value-type="float" office:value="187327" calcext:value-type="float">
            <text:p>187327</text:p>
          </table:table-cell>
          <table:table-cell office:value-type="float" office:value="16671" calcext:value-type="float">
            <text:p>16671</text:p>
          </table:table-cell>
          <table:table-cell office:value-type="float" office:value="3654" calcext:value-type="float">
            <text:p>3654</text:p>
          </table:table-cell>
          <table:table-cell office:value-type="float" office:value="7250" calcext:value-type="float">
            <text:p>7250</text:p>
          </table:table-cell>
          <table:table-cell office:value-type="float" office:value="21982" calcext:value-type="float">
            <text:p>21982</text:p>
          </table:table-cell>
          <table:table-cell office:value-type="float" office:value="133495" calcext:value-type="float">
            <text:p>133495</text:p>
          </table:table-cell>
          <table:table-cell office:value-type="float" office:value="16556" calcext:value-type="float">
            <text:p>16556</text:p>
          </table:table-cell>
          <table:table-cell office:value-type="float" office:value="28268" calcext:value-type="float">
            <text:p>28268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23" calcext:value-type="date">
            <text:p>23/04</text:p>
          </table:table-cell>
          <table:table-cell office:value-type="float" office:value="148046" calcext:value-type="float">
            <text:p>148046</text:p>
          </table:table-cell>
          <table:table-cell office:value-type="float" office:value="14963" calcext:value-type="float">
            <text:p>14963</text:p>
          </table:table-cell>
          <table:table-cell office:value-type="float" office:value="42797" calcext:value-type="float">
            <text:p>42797</text:p>
          </table:table-cell>
          <table:table-cell office:value-type="float" office:value="8271" calcext:value-type="float">
            <text:p>8271</text:p>
          </table:table-cell>
          <table:table-cell office:value-type="float" office:value="214535" calcext:value-type="float">
            <text:p>214535</text:p>
          </table:table-cell>
          <table:table-cell office:value-type="float" office:value="120804" calcext:value-type="float">
            <text:p>120804</text:p>
          </table:table-cell>
          <table:table-cell office:value-type="float" office:value="35729" calcext:value-type="float">
            <text:p>35729</text:p>
          </table:table-cell>
          <table:table-cell office:value-type="float" office:value="189973" calcext:value-type="float">
            <text:p>189973</text:p>
          </table:table-cell>
          <table:table-cell office:value-type="float" office:value="17607" calcext:value-type="float">
            <text:p>17607</text:p>
          </table:table-cell>
          <table:table-cell office:value-type="float" office:value="3665" calcext:value-type="float">
            <text:p>3665</text:p>
          </table:table-cell>
          <table:table-cell office:value-type="float" office:value="7345" calcext:value-type="float">
            <text:p>7345</text:p>
          </table:table-cell>
          <table:table-cell office:value-type="float" office:value="22353" calcext:value-type="float">
            <text:p>22353</text:p>
          </table:table-cell>
          <table:table-cell office:value-type="float" office:value="138078" calcext:value-type="float">
            <text:p>138078</text:p>
          </table:table-cell>
          <table:table-cell office:value-type="float" office:value="17304" calcext:value-type="float">
            <text:p>17304</text:p>
          </table:table-cell>
          <table:table-cell office:value-type="float" office:value="28496" calcext:value-type="float">
            <text:p>28496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24" calcext:value-type="date">
            <text:p>24/04</text:p>
          </table:table-cell>
          <table:table-cell office:value-type="float" office:value="150383" calcext:value-type="float">
            <text:p>150383</text:p>
          </table:table-cell>
          <table:table-cell office:value-type="float" office:value="15038" calcext:value-type="float">
            <text:p>15038</text:p>
          </table:table-cell>
          <table:table-cell office:value-type="float" office:value="44293" calcext:value-type="float">
            <text:p>44293</text:p>
          </table:table-cell>
          <table:table-cell office:value-type="float" office:value="8408" calcext:value-type="float">
            <text:p>8408</text:p>
          </table:table-cell>
          <table:table-cell office:value-type="float" office:value="219764" calcext:value-type="float">
            <text:p>219764</text:p>
          </table:table-cell>
          <table:table-cell office:value-type="float" office:value="122577" calcext:value-type="float">
            <text:p>122577</text:p>
          </table:table-cell>
          <table:table-cell office:value-type="float" office:value="36535" calcext:value-type="float">
            <text:p>36535</text:p>
          </table:table-cell>
          <table:table-cell office:value-type="float" office:value="192994" calcext:value-type="float">
            <text:p>192994</text:p>
          </table:table-cell>
          <table:table-cell office:value-type="float" office:value="18184" calcext:value-type="float">
            <text:p>18184</text:p>
          </table:table-cell>
          <table:table-cell office:value-type="float" office:value="3695" calcext:value-type="float">
            <text:p>3695</text:p>
          </table:table-cell>
          <table:table-cell office:value-type="float" office:value="7408" calcext:value-type="float">
            <text:p>7408</text:p>
          </table:table-cell>
          <table:table-cell office:value-type="float" office:value="22797" calcext:value-type="float">
            <text:p>22797</text:p>
          </table:table-cell>
          <table:table-cell office:value-type="float" office:value="143464" calcext:value-type="float">
            <text:p>143464</text:p>
          </table:table-cell>
          <table:table-cell office:value-type="float" office:value="18074" calcext:value-type="float">
            <text:p>18074</text:p>
          </table:table-cell>
          <table:table-cell office:value-type="float" office:value="28677" calcext:value-type="float">
            <text:p>28677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25" calcext:value-type="date">
            <text:p>25/04</text:p>
          </table:table-cell>
          <table:table-cell office:value-type="float" office:value="152438" calcext:value-type="float">
            <text:p>152438</text:p>
          </table:table-cell>
          <table:table-cell office:value-type="float" office:value="15117" calcext:value-type="float">
            <text:p>15117</text:p>
          </table:table-cell>
          <table:table-cell office:value-type="float" office:value="45325" calcext:value-type="float">
            <text:p>45325</text:p>
          </table:table-cell>
          <table:table-cell office:value-type="float" office:value="8643" calcext:value-type="float">
            <text:p>8643</text:p>
          </table:table-cell>
          <table:table-cell/>
          <table:table-cell office:value-type="float" office:value="124114" calcext:value-type="float">
            <text:p>124114</text:p>
          </table:table-cell>
          <table:table-cell office:value-type="float" office:value="37190" calcext:value-type="float">
            <text:p>37190</text:p>
          </table:table-cell>
          <table:table-cell office:value-type="float" office:value="195351" calcext:value-type="float">
            <text:p>195351</text:p>
          </table:table-cell>
          <table:table-cell office:value-type="float" office:value="18561" calcext:value-type="float">
            <text:p>18561</text:p>
          </table:table-cell>
          <table:table-cell office:value-type="float" office:value="3711" calcext:value-type="float">
            <text:p>3711</text:p>
          </table:table-cell>
          <table:table-cell office:value-type="float" office:value="7467" calcext:value-type="float">
            <text:p>7467</text:p>
          </table:table-cell>
          <table:table-cell office:value-type="float" office:value="23392" calcext:value-type="float">
            <text:p>23392</text:p>
          </table:table-cell>
          <table:table-cell office:value-type="float" office:value="148377" calcext:value-type="float">
            <text:p>148377</text:p>
          </table:table-cell>
          <table:table-cell office:value-type="float" office:value="18548" calcext:value-type="float">
            <text:p>18548</text:p>
          </table:table-cell>
          <table:table-cell office:value-type="float" office:value="28894" calcext:value-type="float">
            <text:p>28894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26" calcext:value-type="date">
            <text:p>26/04</text:p>
          </table:table-cell>
          <table:table-cell office:value-type="float" office:value="154175" calcext:value-type="float">
            <text:p>154175</text:p>
          </table:table-cell>
          <table:table-cell office:value-type="float" office:value="15175" calcext:value-type="float">
            <text:p>15175</text:p>
          </table:table-cell>
          <table:table-cell office:value-type="float" office:value="46134" calcext:value-type="float">
            <text:p>46134</text:p>
          </table:table-cell>
          <table:table-cell office:value-type="float" office:value="8773" calcext:value-type="float">
            <text:p>8773</text:p>
          </table:table-cell>
          <table:table-cell/>
          <table:table-cell office:value-type="float" office:value="124575" calcext:value-type="float">
            <text:p>124575</text:p>
          </table:table-cell>
          <table:table-cell office:value-type="float" office:value="37845" calcext:value-type="float">
            <text:p>37845</text:p>
          </table:table-cell>
          <table:table-cell office:value-type="float" office:value="197675" calcext:value-type="float">
            <text:p>197675</text:p>
          </table:table-cell>
          <table:table-cell office:value-type="float" office:value="19262" calcext:value-type="float">
            <text:p>19262</text:p>
          </table:table-cell>
          <table:table-cell office:value-type="float" office:value="3723" calcext:value-type="float">
            <text:p>3723</text:p>
          </table:table-cell>
          <table:table-cell office:value-type="float" office:value="7505" calcext:value-type="float">
            <text:p>7505</text:p>
          </table:table-cell>
          <table:table-cell office:value-type="float" office:value="23864" calcext:value-type="float">
            <text:p>23864</text:p>
          </table:table-cell>
          <table:table-cell office:value-type="float" office:value="152840" calcext:value-type="float">
            <text:p>152840</text:p>
          </table:table-cell>
          <table:table-cell office:value-type="float" office:value="18847" calcext:value-type="float">
            <text:p>18847</text:p>
          </table:table-cell>
          <table:table-cell office:value-type="float" office:value="29061" calcext:value-type="float">
            <text:p>29061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27" calcext:value-type="date">
            <text:p>27/04</text:p>
          </table:table-cell>
          <table:table-cell office:value-type="float" office:value="155193" calcext:value-type="float">
            <text:p>155193</text:p>
          </table:table-cell>
          <table:table-cell office:value-type="float" office:value="15239" calcext:value-type="float">
            <text:p>15239</text:p>
          </table:table-cell>
          <table:table-cell office:value-type="float" office:value="46687" calcext:value-type="float">
            <text:p>46687</text:p>
          </table:table-cell>
          <table:table-cell office:value-type="float" office:value="8896" calcext:value-type="float">
            <text:p>8896</text:p>
          </table:table-cell>
          <table:table-cell/>
          <table:table-cell office:value-type="float" office:value="125770" calcext:value-type="float">
            <text:p>125770</text:p>
          </table:table-cell>
          <table:table-cell office:value-type="float" office:value="38245" calcext:value-type="float">
            <text:p>38245</text:p>
          </table:table-cell>
          <table:table-cell office:value-type="float" office:value="199414" calcext:value-type="float">
            <text:p>199414</text:p>
          </table:table-cell>
          <table:table-cell office:value-type="float" office:value="19648" calcext:value-type="float">
            <text:p>19648</text:p>
          </table:table-cell>
          <table:table-cell office:value-type="float" office:value="3729" calcext:value-type="float">
            <text:p>3729</text:p>
          </table:table-cell>
          <table:table-cell office:value-type="float" office:value="7533" calcext:value-type="float">
            <text:p>7533</text:p>
          </table:table-cell>
          <table:table-cell office:value-type="float" office:value="24027" calcext:value-type="float">
            <text:p>24027</text:p>
          </table:table-cell>
          <table:table-cell office:value-type="float" office:value="157149" calcext:value-type="float">
            <text:p>157149</text:p>
          </table:table-cell>
          <table:table-cell office:value-type="float" office:value="19390" calcext:value-type="float">
            <text:p>19390</text:p>
          </table:table-cell>
          <table:table-cell office:value-type="float" office:value="29164" calcext:value-type="float">
            <text:p>29164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28" calcext:value-type="date">
            <text:p>28/04</text:p>
          </table:table-cell>
          <table:table-cell office:value-type="float" office:value="156337" calcext:value-type="float">
            <text:p>156337</text:p>
          </table:table-cell>
          <table:table-cell office:value-type="float" office:value="15286" calcext:value-type="float">
            <text:p>15286</text:p>
          </table:table-cell>
          <table:table-cell office:value-type="float" office:value="47334" calcext:value-type="float">
            <text:p>47334</text:p>
          </table:table-cell>
          <table:table-cell office:value-type="float" office:value="9049" calcext:value-type="float">
            <text:p>9049</text:p>
          </table:table-cell>
          <table:table-cell/>
          <table:table-cell office:value-type="float" office:value="126835" calcext:value-type="float">
            <text:p>126835</text:p>
          </table:table-cell>
          <table:table-cell office:value-type="float" office:value="38416" calcext:value-type="float">
            <text:p>38416</text:p>
          </table:table-cell>
          <table:table-cell office:value-type="float" office:value="201505" calcext:value-type="float">
            <text:p>201505</text:p>
          </table:table-cell>
          <table:table-cell office:value-type="float" office:value="19877" calcext:value-type="float">
            <text:p>19877</text:p>
          </table:table-cell>
          <table:table-cell office:value-type="float" office:value="3741" calcext:value-type="float">
            <text:p>3741</text:p>
          </table:table-cell>
          <table:table-cell office:value-type="float" office:value="7605" calcext:value-type="float">
            <text:p>7605</text:p>
          </table:table-cell>
          <table:table-cell office:value-type="float" office:value="24322" calcext:value-type="float">
            <text:p>24322</text:p>
          </table:table-cell>
          <table:table-cell office:value-type="float" office:value="161145" calcext:value-type="float">
            <text:p>161145</text:p>
          </table:table-cell>
          <table:table-cell/>
          <table:table-cell office:value-type="float" office:value="29264" calcext:value-type="float">
            <text:p>29264</text:p>
          </table:table-cell>
          <table:table-cell table:number-columns-repeated="35"/>
        </table:table-row>
        <table:table-row table:style-name="ro1" table:number-rows-repeated="12">
          <table:table-cell/>
          <table:table-cell table:style-name="ce58"/>
          <table:table-cell table:number-columns-repeated="50"/>
        </table:table-row>
        <table:table-row table:style-name="ro1" table:number-rows-repeated="20">
          <table:table-cell table:number-columns-repeated="52"/>
        </table:table-row>
        <table:table-row table:style-name="ro1">
          <table:table-cell table:style-name="ce52"/>
          <table:table-cell table:number-columns-repeated="13"/>
          <table:table-cell table:style-name="ce52" table:number-columns-repeated="6"/>
          <table:table-cell table:style-name="ce79" table:number-columns-repeated="32"/>
        </table:table-row>
        <table:table-row table:style-name="ro1" table:number-rows-repeated="1048465">
          <table:table-cell table:number-columns-repeated="52"/>
        </table:table-row>
        <table:table-row table:style-name="ro1">
          <table:table-cell table:number-columns-repeated="52"/>
        </table:table-row>
      </table:table>
      <table:table table:name="C_Dia_NA" table:style-name="ta1">
        <table:table-column table:style-name="co9" table:default-cell-style-name="Default"/>
        <table:table-column table:style-name="co10" table:default-cell-style-name="Default"/>
        <table:table-column table:style-name="co10" table:number-columns-repeated="15" table:default-cell-style-name="ce49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54" office:value-type="string" calcext:value-type="string">
            <text:p>Datos de diferentes países, NO ajustados a la población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55" office:value-type="string" calcext:value-type="string">
            <text:p>Casos diarios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56"/>
          <table:table-cell table:style-name="ce51" table:formula="of:=[C_Acu_NA.C8]" office:value-type="string" office:string-value="Alemania" calcext:value-type="string">
            <text:p>Alemania</text:p>
          </table:table-cell>
          <table:table-cell table:style-name="ce51" table:formula="of:=[C_Acu_NA.D8]" office:value-type="string" office:string-value="Austria" calcext:value-type="string">
            <text:p>Austria</text:p>
          </table:table-cell>
          <table:table-cell table:style-name="ce51" table:formula="of:=[C_Acu_NA.E8]" office:value-type="string" office:string-value="Bélgica" calcext:value-type="string">
            <text:p>Bélgica</text:p>
          </table:table-cell>
          <table:table-cell table:style-name="ce51" table:formula="of:=[C_Acu_NA.F8]" office:value-type="string" office:string-value="Dinamarca" calcext:value-type="string">
            <text:p>Dinamarca</text:p>
          </table:table-cell>
          <table:table-cell table:style-name="ce51" table:formula="of:=[C_Acu_NA.G8]" office:value-type="string" office:string-value="España" calcext:value-type="string">
            <text:p>España</text:p>
          </table:table-cell>
          <table:table-cell table:style-name="ce51" table:formula="of:=[C_Acu_NA.H8]" office:value-type="string" office:string-value="Francia" calcext:value-type="string">
            <text:p>Francia</text:p>
          </table:table-cell>
          <table:table-cell table:style-name="ce51" table:formula="of:=[C_Acu_NA.I8]" office:value-type="string" office:string-value="Holanda" calcext:value-type="string">
            <text:p>Holanda</text:p>
          </table:table-cell>
          <table:table-cell table:style-name="ce51" table:formula="of:=[C_Acu_NA.J8]" office:value-type="string" office:string-value="Italia" calcext:value-type="string">
            <text:p>Italia</text:p>
          </table:table-cell>
          <table:table-cell table:style-name="ce51" table:formula="of:=[C_Acu_NA.K8]" office:value-type="string" office:string-value="Irlanda" calcext:value-type="string">
            <text:p>Irlanda</text:p>
          </table:table-cell>
          <table:table-cell table:style-name="ce51" table:formula="of:=[C_Acu_NA.L8]" office:value-type="string" office:string-value="Luxemburgo" calcext:value-type="string">
            <text:p>Luxemburgo</text:p>
          </table:table-cell>
          <table:table-cell table:style-name="ce51" table:formula="of:=[C_Acu_NA.M8]" office:value-type="string" office:string-value="Noruega" calcext:value-type="string">
            <text:p>Noruega</text:p>
          </table:table-cell>
          <table:table-cell table:style-name="ce51" table:formula="of:=[C_Acu_NA.N8]" office:value-type="string" office:string-value="Portugal" calcext:value-type="string">
            <text:p>Portugal</text:p>
          </table:table-cell>
          <table:table-cell table:style-name="ce51" table:formula="of:=[C_Acu_NA.O8]" office:value-type="string" office:string-value="Reino Unido" calcext:value-type="string">
            <text:p>Reino Unido</text:p>
          </table:table-cell>
          <table:table-cell table:style-name="ce51" table:formula="of:=[C_Acu_NA.P8]" office:value-type="string" office:string-value="Suecia" calcext:value-type="string">
            <text:p>Suecia</text:p>
          </table:table-cell>
          <table:table-cell table:style-name="ce51" table:formula="of:=[C_Acu_NA.Q8]" office:value-type="string" office:string-value="Suiza" calcext:value-type="string">
            <text:p>Suiza</text:p>
          </table:table-cell>
        </table:table-row>
        <table:table-row table:style-name="ro1">
          <table:table-cell/>
          <table:table-cell table:style-name="ce57" table:formula="of:=[C_Acu_NA.B9]" office:value-type="date" office:date-value="2020-02-20" calcext:value-type="date">
            <text:p>20/02</text:p>
          </table:table-cell>
          <table:table-cell table:number-columns-repeated="15"/>
        </table:table-row>
        <table:table-row table:style-name="ro1">
          <table:table-cell/>
          <table:table-cell table:style-name="ce58" table:formula="of:=[C_Acu_NA.B10]" office:value-type="date" office:date-value="2020-02-21" calcext:value-type="date">
            <text:p>21/02</text:p>
          </table:table-cell>
          <table:table-cell table:number-columns-repeated="15"/>
        </table:table-row>
        <table:table-row table:style-name="ro1">
          <table:table-cell/>
          <table:table-cell table:style-name="ce58" table:formula="of:=[C_Acu_NA.B11]" office:value-type="date" office:date-value="2020-02-22" calcext:value-type="date">
            <text:p>22/02</text:p>
          </table:table-cell>
          <table:table-cell table:number-columns-repeated="7"/>
          <table:table-cell table:formula="of:=[C_Acu_NA.J11]-[C_Acu_NA.J10]"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Acu_NA.B12]" office:value-type="date" office:date-value="2020-02-23" calcext:value-type="date">
            <text:p>23/02</text:p>
          </table:table-cell>
          <table:table-cell table:number-columns-repeated="7"/>
          <table:table-cell table:formula="of:=[C_Acu_NA.J12]-[C_Acu_NA.J11]"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table:style-name="ce80" table:formula="of:=[C_Acu_NA.A13]" office:value-type="string" office:string-value="L" calcext:value-type="string">
            <text:p>L</text:p>
          </table:table-cell>
          <table:table-cell table:style-name="ce57" table:formula="of:=[C_Acu_NA.B13]" office:value-type="date" office:date-value="2020-02-24" calcext:value-type="date">
            <text:p>24/02</text:p>
          </table:table-cell>
          <table:table-cell table:style-name="ce50" table:formula="of:=[C_Acu_NA.C13]-[C_Acu_NA.C12]" office:value-type="float" office:value="16" calcext:value-type="float">
            <text:p>16</text:p>
          </table:table-cell>
          <table:table-cell table:style-name="ce50" table:number-columns-repeated="6"/>
          <table:table-cell table:style-name="ce50" table:formula="of:=[C_Acu_NA.J13]-[C_Acu_NA.J12]" office:value-type="float" office:value="77" calcext:value-type="float">
            <text:p>77</text:p>
          </table:table-cell>
          <table:table-cell table:style-name="ce50" table:number-columns-repeated="4"/>
          <table:table-cell table:style-name="ce50" table:formula="of:=[C_Acu_NA.O13]-[C_Acu_NA.O12]" office:value-type="float" office:value="4" calcext:value-type="float">
            <text:p>4</text:p>
          </table:table-cell>
          <table:table-cell table:style-name="ce50" table:number-columns-repeated="2"/>
        </table:table-row>
        <table:table-row table:style-name="ro1">
          <table:table-cell/>
          <table:table-cell table:style-name="ce58" table:formula="of:=[C_Acu_NA.B14]" office:value-type="date" office:date-value="2020-02-25" calcext:value-type="date">
            <text:p>25/02</text:p>
          </table:table-cell>
          <table:table-cell table:formula="of:=[C_Acu_NA.C14]-[C_Acu_NA.C13]" office:value-type="float" office:value="2" calcext:value-type="float">
            <text:p>2</text:p>
          </table:table-cell>
          <table:table-cell table:number-columns-repeated="3"/>
          <table:table-cell table:formula="of:=[C_Acu_NA.G14]-[C_Acu_NA.G13]" office:value-type="float" office:value="1" calcext:value-type="float">
            <text:p>1</text:p>
          </table:table-cell>
          <table:table-cell table:formula="of:=[C_Acu_NA.H14]-[C_Acu_NA.H13]" office:value-type="float" office:value="13" calcext:value-type="float">
            <text:p>13</text:p>
          </table:table-cell>
          <table:table-cell/>
          <table:table-cell table:formula="of:=[C_Acu_NA.J14]-[C_Acu_NA.J13]" office:value-type="float" office:value="93" calcext:value-type="float">
            <text:p>93</text:p>
          </table:table-cell>
          <table:table-cell table:number-columns-repeated="4"/>
          <table:table-cell table:formula="of:=[C_Acu_NA.O14]-[C_Acu_NA.O13]" office:value-type="float" office:value="0" calcext:value-type="float">
            <text:p>0</text:p>
          </table:table-cell>
          <table:table-cell/>
          <table:table-cell table:formula="of:=[C_Acu_NA.Q14]-[C_Acu_NA.Q13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58" table:formula="of:=[C_Acu_NA.B15]" office:value-type="date" office:date-value="2020-02-26" calcext:value-type="date">
            <text:p>26/02</text:p>
          </table:table-cell>
          <table:table-cell table:formula="of:=[C_Acu_NA.C15]-[C_Acu_NA.C14]" office:value-type="float" office:value="3" calcext:value-type="float">
            <text:p>3</text:p>
          </table:table-cell>
          <table:table-cell table:number-columns-repeated="3"/>
          <table:table-cell table:formula="of:=[C_Acu_NA.G15]-[C_Acu_NA.G14]" office:value-type="float" office:value="7" calcext:value-type="float">
            <text:p>7</text:p>
          </table:table-cell>
          <table:table-cell table:formula="of:=[C_Acu_NA.H15]-[C_Acu_NA.H14]" office:value-type="float" office:value="5" calcext:value-type="float">
            <text:p>5</text:p>
          </table:table-cell>
          <table:table-cell/>
          <table:table-cell table:formula="of:=[C_Acu_NA.J15]-[C_Acu_NA.J14]" office:value-type="float" office:value="125" calcext:value-type="float">
            <text:p>125</text:p>
          </table:table-cell>
          <table:table-cell table:number-columns-repeated="2"/>
          <table:table-cell table:formula="of:=[C_Acu_NA.M15]-[C_Acu_NA.M14]" office:value-type="float" office:value="1" calcext:value-type="float">
            <text:p>1</text:p>
          </table:table-cell>
          <table:table-cell/>
          <table:table-cell table:formula="of:=[C_Acu_NA.O15]-[C_Acu_NA.O14]" office:value-type="float" office:value="0" calcext:value-type="float">
            <text:p>0</text:p>
          </table:table-cell>
          <table:table-cell table:formula="of:=[C_Acu_NA.P15]-[C_Acu_NA.P14]" office:value-type="float" office:value="1" calcext:value-type="float">
            <text:p>1</text:p>
          </table:table-cell>
          <table:table-cell table:formula="of:=[C_Acu_NA.Q15]-[C_Acu_NA.Q14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58" table:formula="of:=[C_Acu_NA.B16]" office:value-type="date" office:date-value="2020-02-27" calcext:value-type="date">
            <text:p>27/02</text:p>
          </table:table-cell>
          <table:table-cell table:formula="of:=[C_Acu_NA.C16]-[C_Acu_NA.C15]" office:value-type="float" office:value="5" calcext:value-type="float">
            <text:p>5</text:p>
          </table:table-cell>
          <table:table-cell table:number-columns-repeated="2"/>
          <table:table-cell table:formula="of:=[C_Acu_NA.F16]-[C_Acu_NA.F15]" office:value-type="float" office:value="1" calcext:value-type="float">
            <text:p>1</text:p>
          </table:table-cell>
          <table:table-cell table:formula="of:=[C_Acu_NA.G16]-[C_Acu_NA.G15]" office:value-type="float" office:value="6" calcext:value-type="float">
            <text:p>6</text:p>
          </table:table-cell>
          <table:table-cell table:formula="of:=[C_Acu_NA.H16]-[C_Acu_NA.H15]" office:value-type="float" office:value="20" calcext:value-type="float">
            <text:p>20</text:p>
          </table:table-cell>
          <table:table-cell table:formula="of:=[C_Acu_NA.I16]-[C_Acu_NA.I15]" office:value-type="float" office:value="1" calcext:value-type="float">
            <text:p>1</text:p>
          </table:table-cell>
          <table:table-cell table:formula="of:=[C_Acu_NA.J16]-[C_Acu_NA.J15]" office:value-type="float" office:value="205" calcext:value-type="float">
            <text:p>205</text:p>
          </table:table-cell>
          <table:table-cell table:number-columns-repeated="2"/>
          <table:table-cell table:formula="of:=[C_Acu_NA.M16]-[C_Acu_NA.M15]" office:value-type="float" office:value="3" calcext:value-type="float">
            <text:p>3</text:p>
          </table:table-cell>
          <table:table-cell/>
          <table:table-cell table:formula="of:=[C_Acu_NA.O16]-[C_Acu_NA.O15]" office:value-type="float" office:value="0" calcext:value-type="float">
            <text:p>0</text:p>
          </table:table-cell>
          <table:table-cell table:formula="of:=[C_Acu_NA.P16]-[C_Acu_NA.P15]" office:value-type="float" office:value="1" calcext:value-type="float">
            <text:p>1</text:p>
          </table:table-cell>
          <table:table-cell table:formula="of:=[C_Acu_NA.Q16]-[C_Acu_NA.Q15]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58" table:formula="of:=[C_Acu_NA.B17]" office:value-type="date" office:date-value="2020-02-28" calcext:value-type="date">
            <text:p>28/02</text:p>
          </table:table-cell>
          <table:table-cell table:formula="of:=[C_Acu_NA.C17]-[C_Acu_NA.C16]" office:value-type="float" office:value="27" calcext:value-type="float">
            <text:p>27</text:p>
          </table:table-cell>
          <table:table-cell table:number-columns-repeated="2"/>
          <table:table-cell table:formula="of:=[C_Acu_NA.F17]-[C_Acu_NA.F16]" office:value-type="float" office:value="1" calcext:value-type="float">
            <text:p>1</text:p>
          </table:table-cell>
          <table:table-cell table:formula="of:=[C_Acu_NA.G17]-[C_Acu_NA.G16]" office:value-type="float" office:value="16" calcext:value-type="float">
            <text:p>16</text:p>
          </table:table-cell>
          <table:table-cell table:formula="of:=[C_Acu_NA.H17]-[C_Acu_NA.H16]" office:value-type="float" office:value="19" calcext:value-type="float">
            <text:p>19</text:p>
          </table:table-cell>
          <table:table-cell table:formula="of:=[C_Acu_NA.I17]-[C_Acu_NA.I16]" office:value-type="float" office:value="1" calcext:value-type="float">
            <text:p>1</text:p>
          </table:table-cell>
          <table:table-cell table:formula="of:=[C_Acu_NA.J17]-[C_Acu_NA.J16]" office:value-type="float" office:value="238" calcext:value-type="float">
            <text:p>238</text:p>
          </table:table-cell>
          <table:table-cell table:number-columns-repeated="2"/>
          <table:table-cell table:formula="of:=[C_Acu_NA.M17]-[C_Acu_NA.M16]" office:value-type="float" office:value="3" calcext:value-type="float">
            <text:p>3</text:p>
          </table:table-cell>
          <table:table-cell/>
          <table:table-cell table:formula="of:=[C_Acu_NA.O17]-[C_Acu_NA.O16]" office:value-type="float" office:value="6" calcext:value-type="float">
            <text:p>6</text:p>
          </table:table-cell>
          <table:table-cell table:formula="of:=[C_Acu_NA.P17]-[C_Acu_NA.P16]" office:value-type="float" office:value="8" calcext:value-type="float">
            <text:p>8</text:p>
          </table:table-cell>
          <table:table-cell table:formula="of:=[C_Acu_NA.Q17]-[C_Acu_NA.Q16]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58" table:formula="of:=[C_Acu_NA.B18]" office:value-type="date" office:date-value="2020-02-29" calcext:value-type="date">
            <text:p>29/02</text:p>
          </table:table-cell>
          <table:table-cell table:formula="of:=[C_Acu_NA.C18]-[C_Acu_NA.C17]" office:value-type="float" office:value="13" calcext:value-type="float">
            <text:p>13</text:p>
          </table:table-cell>
          <table:table-cell table:formula="of:=[C_Acu_NA.D18]-[C_Acu_NA.D17]" office:value-type="float" office:value="5" calcext:value-type="float">
            <text:p>5</text:p>
          </table:table-cell>
          <table:table-cell/>
          <table:table-cell table:formula="of:=[C_Acu_NA.F18]-[C_Acu_NA.F17]" office:value-type="float" office:value="1" calcext:value-type="float">
            <text:p>1</text:p>
          </table:table-cell>
          <table:table-cell table:formula="of:=[C_Acu_NA.G18]-[C_Acu_NA.G17]" office:value-type="float" office:value="27" calcext:value-type="float">
            <text:p>27</text:p>
          </table:table-cell>
          <table:table-cell table:formula="of:=[C_Acu_NA.H18]-[C_Acu_NA.H17]" office:value-type="float" office:value="43" calcext:value-type="float">
            <text:p>43</text:p>
          </table:table-cell>
          <table:table-cell table:formula="of:=[C_Acu_NA.I18]-[C_Acu_NA.I17]" office:value-type="float" office:value="4" calcext:value-type="float">
            <text:p>4</text:p>
          </table:table-cell>
          <table:table-cell table:formula="of:=[C_Acu_NA.J18]-[C_Acu_NA.J17]" office:value-type="float" office:value="240" calcext:value-type="float">
            <text:p>240</text:p>
          </table:table-cell>
          <table:table-cell table:formula="of:=[C_Acu_NA.K18]-[C_Acu_NA.K17]" office:value-type="float" office:value="1" calcext:value-type="float">
            <text:p>1</text:p>
          </table:table-cell>
          <table:table-cell table:formula="of:=[C_Acu_NA.L18]-[C_Acu_NA.L17]" office:value-type="float" office:value="1" calcext:value-type="float">
            <text:p>1</text:p>
          </table:table-cell>
          <table:table-cell table:formula="of:=[C_Acu_NA.M18]-[C_Acu_NA.M17]" office:value-type="float" office:value="8" calcext:value-type="float">
            <text:p>8</text:p>
          </table:table-cell>
          <table:table-cell/>
          <table:table-cell table:formula="of:=[C_Acu_NA.O18]-[C_Acu_NA.O17]" office:value-type="float" office:value="4" calcext:value-type="float">
            <text:p>4</text:p>
          </table:table-cell>
          <table:table-cell table:formula="of:=[C_Acu_NA.P18]-[C_Acu_NA.P17]" office:value-type="float" office:value="3" calcext:value-type="float">
            <text:p>3</text:p>
          </table:table-cell>
          <table:table-cell table:formula="of:=[C_Acu_NA.Q18]-[C_Acu_NA.Q17]" office:value-type="float" office:value="5" calcext:value-type="float">
            <text:p>5</text:p>
          </table:table-cell>
        </table:table-row>
        <table:table-row table:style-name="ro1">
          <table:table-cell table:style-name="ce83"/>
          <table:table-cell table:style-name="ce59" table:formula="of:=[C_Acu_NA.B19]" office:value-type="date" office:date-value="2020-03-01" calcext:value-type="date">
            <text:p>01/03</text:p>
          </table:table-cell>
          <table:table-cell table:style-name="ce51" table:formula="of:=[C_Acu_NA.C19]-[C_Acu_NA.C18]" office:value-type="float" office:value="51" calcext:value-type="float">
            <text:p>51</text:p>
          </table:table-cell>
          <table:table-cell table:style-name="ce51" table:formula="of:=[C_Acu_NA.D19]-[C_Acu_NA.D18]" office:value-type="float" office:value="5" calcext:value-type="float">
            <text:p>5</text:p>
          </table:table-cell>
          <table:table-cell table:style-name="ce51" table:formula="of:=[C_Acu_NA.E19]-[C_Acu_NA.E18]" office:value-type="float" office:value="1" calcext:value-type="float">
            <text:p>1</text:p>
          </table:table-cell>
          <table:table-cell table:style-name="ce51" table:formula="of:=[C_Acu_NA.F19]-[C_Acu_NA.F18]" office:value-type="float" office:value="1" calcext:value-type="float">
            <text:p>1</text:p>
          </table:table-cell>
          <table:table-cell table:style-name="ce51" table:formula="of:=[C_Acu_NA.G19]-[C_Acu_NA.G18]" office:value-type="float" office:value="25" calcext:value-type="float">
            <text:p>25</text:p>
          </table:table-cell>
          <table:table-cell table:style-name="ce51" table:formula="of:=[C_Acu_NA.H19]-[C_Acu_NA.H18]" office:value-type="float" office:value="30" calcext:value-type="float">
            <text:p>30</text:p>
          </table:table-cell>
          <table:table-cell table:style-name="ce51" table:formula="of:=[C_Acu_NA.I19]-[C_Acu_NA.I18]" office:value-type="float" office:value="3" calcext:value-type="float">
            <text:p>3</text:p>
          </table:table-cell>
          <table:table-cell table:style-name="ce51" table:formula="of:=[C_Acu_NA.J19]-[C_Acu_NA.J18]" office:value-type="float" office:value="566" calcext:value-type="float">
            <text:p>566</text:p>
          </table:table-cell>
          <table:table-cell table:style-name="ce51" table:formula="of:=[C_Acu_NA.K19]-[C_Acu_NA.K18]" office:value-type="float" office:value="0" calcext:value-type="float">
            <text:p>0</text:p>
          </table:table-cell>
          <table:table-cell table:style-name="ce51" table:formula="of:=[C_Acu_NA.L19]-[C_Acu_NA.L18]" office:value-type="float" office:value="0" calcext:value-type="float">
            <text:p>0</text:p>
          </table:table-cell>
          <table:table-cell table:style-name="ce51" table:formula="of:=[C_Acu_NA.M19]-[C_Acu_NA.M18]" office:value-type="float" office:value="4" calcext:value-type="float">
            <text:p>4</text:p>
          </table:table-cell>
          <table:table-cell table:style-name="ce51"/>
          <table:table-cell table:style-name="ce51" table:formula="of:=[C_Acu_NA.O19]-[C_Acu_NA.O18]" office:value-type="float" office:value="12" calcext:value-type="float">
            <text:p>12</text:p>
          </table:table-cell>
          <table:table-cell table:style-name="ce51" table:formula="of:=[C_Acu_NA.P19]-[C_Acu_NA.P18]" office:value-type="float" office:value="0" calcext:value-type="float">
            <text:p>0</text:p>
          </table:table-cell>
          <table:table-cell table:style-name="ce51" table:formula="of:=[C_Acu_NA.Q19]-[C_Acu_NA.Q18]" office:value-type="float" office:value="4" calcext:value-type="float">
            <text:p>4</text:p>
          </table:table-cell>
        </table:table-row>
        <table:table-row table:style-name="ro1">
          <table:table-cell table:style-name="ce86" table:formula="of:=[C_Acu_NA.A20]" office:value-type="string" office:string-value="L" calcext:value-type="string">
            <text:p>L</text:p>
          </table:table-cell>
          <table:table-cell table:style-name="ce58" table:formula="of:=[C_Acu_NA.B20]" office:value-type="date" office:date-value="2020-03-02" calcext:value-type="date">
            <text:p>02/03</text:p>
          </table:table-cell>
          <table:table-cell table:formula="of:=[C_Acu_NA.C20]-[C_Acu_NA.C19]" office:value-type="float" office:value="34" calcext:value-type="float">
            <text:p>34</text:p>
          </table:table-cell>
          <table:table-cell table:formula="of:=[C_Acu_NA.D20]-[C_Acu_NA.D19]" office:value-type="float" office:value="0" calcext:value-type="float">
            <text:p>0</text:p>
          </table:table-cell>
          <table:table-cell table:formula="of:=[C_Acu_NA.E20]-[C_Acu_NA.E19]" office:value-type="float" office:value="6" calcext:value-type="float">
            <text:p>6</text:p>
          </table:table-cell>
          <table:table-cell table:formula="of:=[C_Acu_NA.F20]-[C_Acu_NA.F19]" office:value-type="float" office:value="0" calcext:value-type="float">
            <text:p>0</text:p>
          </table:table-cell>
          <table:table-cell table:formula="of:=[C_Acu_NA.G20]-[C_Acu_NA.G19]" office:value-type="float" office:value="30" calcext:value-type="float">
            <text:p>30</text:p>
          </table:table-cell>
          <table:table-cell table:formula="of:=[C_Acu_NA.H20]-[C_Acu_NA.H19]" office:value-type="float" office:value="61" calcext:value-type="float">
            <text:p>61</text:p>
          </table:table-cell>
          <table:table-cell table:formula="of:=[C_Acu_NA.I20]-[C_Acu_NA.I19]" office:value-type="float" office:value="10" calcext:value-type="float">
            <text:p>10</text:p>
          </table:table-cell>
          <table:table-cell table:formula="of:=[C_Acu_NA.J20]-[C_Acu_NA.J19]" office:value-type="float" office:value="342" calcext:value-type="float">
            <text:p>342</text:p>
          </table:table-cell>
          <table:table-cell table:formula="of:=[C_Acu_NA.K20]-[C_Acu_NA.K19]" office:value-type="float" office:value="0" calcext:value-type="float">
            <text:p>0</text:p>
          </table:table-cell>
          <table:table-cell table:formula="of:=[C_Acu_NA.L20]-[C_Acu_NA.L19]" office:value-type="float" office:value="0" calcext:value-type="float">
            <text:p>0</text:p>
          </table:table-cell>
          <table:table-cell table:formula="of:=[C_Acu_NA.M20]-[C_Acu_NA.M19]" office:value-type="float" office:value="6" calcext:value-type="float">
            <text:p>6</text:p>
          </table:table-cell>
          <table:table-cell table:formula="of:=[C_Acu_NA.N20]-[C_Acu_NA.N19]" office:value-type="float" office:value="2" calcext:value-type="float">
            <text:p>2</text:p>
          </table:table-cell>
          <table:table-cell table:formula="of:=[C_Acu_NA.O20]-[C_Acu_NA.O19]" office:value-type="float" office:value="5" calcext:value-type="float">
            <text:p>5</text:p>
          </table:table-cell>
          <table:table-cell table:formula="of:=[C_Acu_NA.P20]-[C_Acu_NA.P19]" office:value-type="float" office:value="5" calcext:value-type="float">
            <text:p>5</text:p>
          </table:table-cell>
          <table:table-cell table:formula="of:=[C_Acu_NA.Q20]-[C_Acu_NA.Q19]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ce58" table:formula="of:=[C_Acu_NA.B21]" office:value-type="date" office:date-value="2020-03-03" calcext:value-type="date">
            <text:p>03/03</text:p>
          </table:table-cell>
          <table:table-cell table:formula="of:=[C_Acu_NA.C21]-[C_Acu_NA.C20]" office:value-type="float" office:value="37" calcext:value-type="float">
            <text:p>37</text:p>
          </table:table-cell>
          <table:table-cell table:formula="of:=[C_Acu_NA.D21]-[C_Acu_NA.D20]" office:value-type="float" office:value="8" calcext:value-type="float">
            <text:p>8</text:p>
          </table:table-cell>
          <table:table-cell table:formula="of:=[C_Acu_NA.E21]-[C_Acu_NA.E20]" office:value-type="float" office:value="5" calcext:value-type="float">
            <text:p>5</text:p>
          </table:table-cell>
          <table:table-cell table:formula="of:=[C_Acu_NA.F21]-[C_Acu_NA.F20]" office:value-type="float" office:value="6" calcext:value-type="float">
            <text:p>6</text:p>
          </table:table-cell>
          <table:table-cell table:formula="of:=[C_Acu_NA.G21]-[C_Acu_NA.G20]" office:value-type="float" office:value="36" calcext:value-type="float">
            <text:p>36</text:p>
          </table:table-cell>
          <table:table-cell table:formula="of:=[C_Acu_NA.H21]-[C_Acu_NA.H20]" office:value-type="float" office:value="21" calcext:value-type="float">
            <text:p>21</text:p>
          </table:table-cell>
          <table:table-cell table:formula="of:=[C_Acu_NA.I21]-[C_Acu_NA.I20]" office:value-type="float" office:value="5" calcext:value-type="float">
            <text:p>5</text:p>
          </table:table-cell>
          <table:table-cell table:formula="of:=[C_Acu_NA.J21]-[C_Acu_NA.J20]" office:value-type="float" office:value="466" calcext:value-type="float">
            <text:p>466</text:p>
          </table:table-cell>
          <table:table-cell table:formula="of:=[C_Acu_NA.K21]-[C_Acu_NA.K20]" office:value-type="float" office:value="1" calcext:value-type="float">
            <text:p>1</text:p>
          </table:table-cell>
          <table:table-cell table:formula="of:=[C_Acu_NA.L21]-[C_Acu_NA.L20]" office:value-type="float" office:value="0" calcext:value-type="float">
            <text:p>0</text:p>
          </table:table-cell>
          <table:table-cell table:formula="of:=[C_Acu_NA.M21]-[C_Acu_NA.M20]" office:value-type="float" office:value="8" calcext:value-type="float">
            <text:p>8</text:p>
          </table:table-cell>
          <table:table-cell table:formula="of:=[C_Acu_NA.N21]-[C_Acu_NA.N20]" office:value-type="float" office:value="2" calcext:value-type="float">
            <text:p>2</text:p>
          </table:table-cell>
          <table:table-cell table:formula="of:=[C_Acu_NA.O21]-[C_Acu_NA.O20]" office:value-type="float" office:value="11" calcext:value-type="float">
            <text:p>11</text:p>
          </table:table-cell>
          <table:table-cell table:formula="of:=[C_Acu_NA.P21]-[C_Acu_NA.P20]" office:value-type="float" office:value="13" calcext:value-type="float">
            <text:p>13</text:p>
          </table:table-cell>
          <table:table-cell table:formula="of:=[C_Acu_NA.Q21]-[C_Acu_NA.Q20]"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58" table:formula="of:=[C_Acu_NA.B22]" office:value-type="date" office:date-value="2020-03-04" calcext:value-type="date">
            <text:p>04/03</text:p>
          </table:table-cell>
          <table:table-cell table:formula="of:=[C_Acu_NA.C22]-[C_Acu_NA.C21]" office:value-type="float" office:value="52" calcext:value-type="float">
            <text:p>52</text:p>
          </table:table-cell>
          <table:table-cell table:formula="of:=[C_Acu_NA.D22]-[C_Acu_NA.D21]" office:value-type="float" office:value="11" calcext:value-type="float">
            <text:p>11</text:p>
          </table:table-cell>
          <table:table-cell table:formula="of:=[C_Acu_NA.E22]-[C_Acu_NA.E21]" office:value-type="float" office:value="10" calcext:value-type="float">
            <text:p>10</text:p>
          </table:table-cell>
          <table:table-cell table:formula="of:=[C_Acu_NA.F22]-[C_Acu_NA.F21]" office:value-type="float" office:value="5" calcext:value-type="float">
            <text:p>5</text:p>
          </table:table-cell>
          <table:table-cell table:formula="of:=[C_Acu_NA.G22]-[C_Acu_NA.G21]" office:value-type="float" office:value="48" calcext:value-type="float">
            <text:p>48</text:p>
          </table:table-cell>
          <table:table-cell table:formula="of:=[C_Acu_NA.H22]-[C_Acu_NA.H21]" office:value-type="float" office:value="73" calcext:value-type="float">
            <text:p>73</text:p>
          </table:table-cell>
          <table:table-cell table:formula="of:=[C_Acu_NA.I22]-[C_Acu_NA.I21]" office:value-type="float" office:value="14" calcext:value-type="float">
            <text:p>14</text:p>
          </table:table-cell>
          <table:table-cell table:formula="of:=[C_Acu_NA.J22]-[C_Acu_NA.J21]" office:value-type="float" office:value="587" calcext:value-type="float">
            <text:p>587</text:p>
          </table:table-cell>
          <table:table-cell table:formula="of:=[C_Acu_NA.K22]-[C_Acu_NA.K21]" office:value-type="float" office:value="4" calcext:value-type="float">
            <text:p>4</text:p>
          </table:table-cell>
          <table:table-cell table:formula="of:=[C_Acu_NA.L22]-[C_Acu_NA.L21]" office:value-type="float" office:value="0" calcext:value-type="float">
            <text:p>0</text:p>
          </table:table-cell>
          <table:table-cell table:formula="of:=[C_Acu_NA.M22]-[C_Acu_NA.M21]" office:value-type="float" office:value="21" calcext:value-type="float">
            <text:p>21</text:p>
          </table:table-cell>
          <table:table-cell table:formula="of:=[C_Acu_NA.N22]-[C_Acu_NA.N21]" office:value-type="float" office:value="2" calcext:value-type="float">
            <text:p>2</text:p>
          </table:table-cell>
          <table:table-cell table:formula="of:=[C_Acu_NA.O22]-[C_Acu_NA.O21]" office:value-type="float" office:value="34" calcext:value-type="float">
            <text:p>34</text:p>
          </table:table-cell>
          <table:table-cell table:formula="of:=[C_Acu_NA.P22]-[C_Acu_NA.P21]" office:value-type="float" office:value="29" calcext:value-type="float">
            <text:p>29</text:p>
          </table:table-cell>
          <table:table-cell table:formula="of:=[C_Acu_NA.Q22]-[C_Acu_NA.Q21]" office:value-type="float" office:value="17" calcext:value-type="float">
            <text:p>17</text:p>
          </table:table-cell>
        </table:table-row>
        <table:table-row table:style-name="ro1">
          <table:table-cell/>
          <table:table-cell table:style-name="ce58" table:formula="of:=[C_Acu_NA.B23]" office:value-type="date" office:date-value="2020-03-05" calcext:value-type="date">
            <text:p>05/03</text:p>
          </table:table-cell>
          <table:table-cell table:formula="of:=[C_Acu_NA.C23]-[C_Acu_NA.C22]" office:value-type="float" office:value="109" calcext:value-type="float">
            <text:p>109</text:p>
          </table:table-cell>
          <table:table-cell table:formula="of:=[C_Acu_NA.D23]-[C_Acu_NA.D22]" office:value-type="float" office:value="12" calcext:value-type="float">
            <text:p>12</text:p>
          </table:table-cell>
          <table:table-cell table:formula="of:=[C_Acu_NA.E23]-[C_Acu_NA.E22]" office:value-type="float" office:value="27" calcext:value-type="float">
            <text:p>27</text:p>
          </table:table-cell>
          <table:table-cell table:formula="of:=[C_Acu_NA.F23]-[C_Acu_NA.F22]" office:value-type="float" office:value="5" calcext:value-type="float">
            <text:p>5</text:p>
          </table:table-cell>
          <table:table-cell table:formula="of:=[C_Acu_NA.G23]-[C_Acu_NA.G22]" office:value-type="float" office:value="39" calcext:value-type="float">
            <text:p>39</text:p>
          </table:table-cell>
          <table:table-cell table:formula="of:=[C_Acu_NA.H23]-[C_Acu_NA.H22]" office:value-type="float" office:value="138" calcext:value-type="float">
            <text:p>138</text:p>
          </table:table-cell>
          <table:table-cell table:formula="of:=[C_Acu_NA.I23]-[C_Acu_NA.I22]" office:value-type="float" office:value="44" calcext:value-type="float">
            <text:p>44</text:p>
          </table:table-cell>
          <table:table-cell table:formula="of:=[C_Acu_NA.J23]-[C_Acu_NA.J22]" office:value-type="float" office:value="769" calcext:value-type="float">
            <text:p>769</text:p>
          </table:table-cell>
          <table:table-cell table:formula="of:=[C_Acu_NA.K23]-[C_Acu_NA.K22]" office:value-type="float" office:value="7" calcext:value-type="float">
            <text:p>7</text:p>
          </table:table-cell>
          <table:table-cell table:formula="of:=[C_Acu_NA.L23]-[C_Acu_NA.L22]" office:value-type="float" office:value="1" calcext:value-type="float">
            <text:p>1</text:p>
          </table:table-cell>
          <table:table-cell table:formula="of:=[C_Acu_NA.M23]-[C_Acu_NA.M22]" office:value-type="float" office:value="30" calcext:value-type="float">
            <text:p>30</text:p>
          </table:table-cell>
          <table:table-cell table:formula="of:=[C_Acu_NA.N23]-[C_Acu_NA.N22]" office:value-type="float" office:value="3" calcext:value-type="float">
            <text:p>3</text:p>
          </table:table-cell>
          <table:table-cell table:formula="of:=[C_Acu_NA.O23]-[C_Acu_NA.O22]" office:value-type="float" office:value="29" calcext:value-type="float">
            <text:p>29</text:p>
          </table:table-cell>
          <table:table-cell table:formula="of:=[C_Acu_NA.P23]-[C_Acu_NA.P22]" office:value-type="float" office:value="25" calcext:value-type="float">
            <text:p>25</text:p>
          </table:table-cell>
          <table:table-cell table:formula="of:=[C_Acu_NA.Q23]-[C_Acu_NA.Q22]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58" table:formula="of:=[C_Acu_NA.B24]" office:value-type="date" office:date-value="2020-03-06" calcext:value-type="date">
            <text:p>06/03</text:p>
          </table:table-cell>
          <table:table-cell table:formula="of:=[C_Acu_NA.C24]-[C_Acu_NA.C23]" office:value-type="float" office:value="185" calcext:value-type="float">
            <text:p>185</text:p>
          </table:table-cell>
          <table:table-cell table:formula="of:=[C_Acu_NA.D24]-[C_Acu_NA.D23]" office:value-type="float" office:value="14" calcext:value-type="float">
            <text:p>14</text:p>
          </table:table-cell>
          <table:table-cell table:formula="of:=[C_Acu_NA.E24]-[C_Acu_NA.E23]" office:value-type="float" office:value="59" calcext:value-type="float">
            <text:p>59</text:p>
          </table:table-cell>
          <table:table-cell table:formula="of:=[C_Acu_NA.F24]-[C_Acu_NA.F23]" office:value-type="float" office:value="3" calcext:value-type="float">
            <text:p>3</text:p>
          </table:table-cell>
          <table:table-cell table:formula="of:=[C_Acu_NA.G24]-[C_Acu_NA.G23]" office:value-type="float" office:value="128" calcext:value-type="float">
            <text:p>128</text:p>
          </table:table-cell>
          <table:table-cell table:formula="of:=[C_Acu_NA.H24]-[C_Acu_NA.H23]" office:value-type="float" office:value="190" calcext:value-type="float">
            <text:p>190</text:p>
          </table:table-cell>
          <table:table-cell table:formula="of:=[C_Acu_NA.I24]-[C_Acu_NA.I23]" office:value-type="float" office:value="46" calcext:value-type="float">
            <text:p>46</text:p>
          </table:table-cell>
          <table:table-cell table:formula="of:=[C_Acu_NA.J24]-[C_Acu_NA.J23]" office:value-type="float" office:value="778" calcext:value-type="float">
            <text:p>778</text:p>
          </table:table-cell>
          <table:table-cell table:formula="of:=[C_Acu_NA.K24]-[C_Acu_NA.K23]" office:value-type="float" office:value="5" calcext:value-type="float">
            <text:p>5</text:p>
          </table:table-cell>
          <table:table-cell table:formula="of:=[C_Acu_NA.L24]-[C_Acu_NA.L23]" office:value-type="float" office:value="1" calcext:value-type="float">
            <text:p>1</text:p>
          </table:table-cell>
          <table:table-cell table:formula="of:=[C_Acu_NA.M24]-[C_Acu_NA.M23]" office:value-type="float" office:value="27" calcext:value-type="float">
            <text:p>27</text:p>
          </table:table-cell>
          <table:table-cell table:formula="of:=[C_Acu_NA.N24]-[C_Acu_NA.N23]" office:value-type="float" office:value="4" calcext:value-type="float">
            <text:p>4</text:p>
          </table:table-cell>
          <table:table-cell table:formula="of:=[C_Acu_NA.O24]-[C_Acu_NA.O23]" office:value-type="float" office:value="46" calcext:value-type="float">
            <text:p>46</text:p>
          </table:table-cell>
          <table:table-cell table:formula="of:=[C_Acu_NA.P24]-[C_Acu_NA.P23]" office:value-type="float" office:value="60" calcext:value-type="float">
            <text:p>60</text:p>
          </table:table-cell>
          <table:table-cell table:formula="of:=[C_Acu_NA.Q24]-[C_Acu_NA.Q23]" office:value-type="float" office:value="96" calcext:value-type="float">
            <text:p>96</text:p>
          </table:table-cell>
        </table:table-row>
        <table:table-row table:style-name="ro1">
          <table:table-cell/>
          <table:table-cell table:style-name="ce58" table:formula="of:=[C_Acu_NA.B25]" office:value-type="date" office:date-value="2020-03-07" calcext:value-type="date">
            <text:p>07/03</text:p>
          </table:table-cell>
          <table:table-cell table:formula="of:=[C_Acu_NA.C25]-[C_Acu_NA.C24]" office:value-type="float" office:value="150" calcext:value-type="float">
            <text:p>150</text:p>
          </table:table-cell>
          <table:table-cell table:formula="of:=[C_Acu_NA.D25]-[C_Acu_NA.D24]" office:value-type="float" office:value="24" calcext:value-type="float">
            <text:p>24</text:p>
          </table:table-cell>
          <table:table-cell table:formula="of:=[C_Acu_NA.E25]-[C_Acu_NA.E24]" office:value-type="float" office:value="60" calcext:value-type="float">
            <text:p>60</text:p>
          </table:table-cell>
          <table:table-cell table:formula="of:=[C_Acu_NA.F25]-[C_Acu_NA.F24]" office:value-type="float" office:value="6" calcext:value-type="float">
            <text:p>6</text:p>
          </table:table-cell>
          <table:table-cell table:formula="of:=[C_Acu_NA.G25]-[C_Acu_NA.G24]" office:value-type="float" office:value="65" calcext:value-type="float">
            <text:p>65</text:p>
          </table:table-cell>
          <table:table-cell table:formula="of:=[C_Acu_NA.H25]-[C_Acu_NA.H24]" office:value-type="float" office:value="336" calcext:value-type="float">
            <text:p>336</text:p>
          </table:table-cell>
          <table:table-cell table:formula="of:=[C_Acu_NA.I25]-[C_Acu_NA.I24]" office:value-type="float" office:value="60" calcext:value-type="float">
            <text:p>60</text:p>
          </table:table-cell>
          <table:table-cell table:formula="of:=[C_Acu_NA.J25]-[C_Acu_NA.J24]" office:value-type="float" office:value="1247" calcext:value-type="float">
            <text:p>1247</text:p>
          </table:table-cell>
          <table:table-cell table:formula="of:=[C_Acu_NA.K25]-[C_Acu_NA.K24]" office:value-type="float" office:value="1" calcext:value-type="float">
            <text:p>1</text:p>
          </table:table-cell>
          <table:table-cell table:formula="of:=[C_Acu_NA.L25]-[C_Acu_NA.L24]" office:value-type="float" office:value="1" calcext:value-type="float">
            <text:p>1</text:p>
          </table:table-cell>
          <table:table-cell table:formula="of:=[C_Acu_NA.M25]-[C_Acu_NA.M24]" office:value-type="float" office:value="34" calcext:value-type="float">
            <text:p>34</text:p>
          </table:table-cell>
          <table:table-cell table:formula="of:=[C_Acu_NA.N25]-[C_Acu_NA.N24]" office:value-type="float" office:value="8" calcext:value-type="float">
            <text:p>8</text:p>
          </table:table-cell>
          <table:table-cell table:formula="of:=[C_Acu_NA.O25]-[C_Acu_NA.O24]" office:value-type="float" office:value="46" calcext:value-type="float">
            <text:p>46</text:p>
          </table:table-cell>
          <table:table-cell table:formula="of:=[C_Acu_NA.P25]-[C_Acu_NA.P24]" office:value-type="float" office:value="33" calcext:value-type="float">
            <text:p>33</text:p>
          </table:table-cell>
          <table:table-cell table:formula="of:=[C_Acu_NA.Q25]-[C_Acu_NA.Q24]" office:value-type="float" office:value="56" calcext:value-type="float">
            <text:p>56</text:p>
          </table:table-cell>
        </table:table-row>
        <table:table-row table:style-name="ro1">
          <table:table-cell/>
          <table:table-cell table:style-name="ce58" table:formula="of:=[C_Acu_NA.B26]" office:value-type="date" office:date-value="2020-03-08" calcext:value-type="date">
            <text:p>08/03</text:p>
          </table:table-cell>
          <table:table-cell table:formula="of:=[C_Acu_NA.C26]-[C_Acu_NA.C25]" office:value-type="float" office:value="163" calcext:value-type="float">
            <text:p>163</text:p>
          </table:table-cell>
          <table:table-cell table:formula="of:=[C_Acu_NA.D26]-[C_Acu_NA.D25]" office:value-type="float" office:value="20" calcext:value-type="float">
            <text:p>20</text:p>
          </table:table-cell>
          <table:table-cell table:formula="of:=[C_Acu_NA.E26]-[C_Acu_NA.E25]" office:value-type="float" office:value="31" calcext:value-type="float">
            <text:p>31</text:p>
          </table:table-cell>
          <table:table-cell table:formula="of:=[C_Acu_NA.F26]-[C_Acu_NA.F25]" office:value-type="float" office:value="8" calcext:value-type="float">
            <text:p>8</text:p>
          </table:table-cell>
          <table:table-cell table:formula="of:=[C_Acu_NA.G26]-[C_Acu_NA.G25]" office:value-type="float" office:value="244" calcext:value-type="float">
            <text:p>244</text:p>
          </table:table-cell>
          <table:table-cell table:formula="of:=[C_Acu_NA.H26]-[C_Acu_NA.H25]" office:value-type="float" office:value="177" calcext:value-type="float">
            <text:p>177</text:p>
          </table:table-cell>
          <table:table-cell table:formula="of:=[C_Acu_NA.I26]-[C_Acu_NA.I25]" office:value-type="float" office:value="76" calcext:value-type="float">
            <text:p>76</text:p>
          </table:table-cell>
          <table:table-cell table:formula="of:=[C_Acu_NA.J26]-[C_Acu_NA.J25]" office:value-type="float" office:value="1492" calcext:value-type="float">
            <text:p>1492</text:p>
          </table:table-cell>
          <table:table-cell table:formula="of:=[C_Acu_NA.K26]-[C_Acu_NA.K25]" office:value-type="float" office:value="2" calcext:value-type="float">
            <text:p>2</text:p>
          </table:table-cell>
          <table:table-cell table:formula="of:=[C_Acu_NA.L26]-[C_Acu_NA.L25]" office:value-type="float" office:value="1" calcext:value-type="float">
            <text:p>1</text:p>
          </table:table-cell>
          <table:table-cell table:formula="of:=[C_Acu_NA.M26]-[C_Acu_NA.M25]" office:value-type="float" office:value="22" calcext:value-type="float">
            <text:p>22</text:p>
          </table:table-cell>
          <table:table-cell table:formula="of:=[C_Acu_NA.N26]-[C_Acu_NA.N25]" office:value-type="float" office:value="9" calcext:value-type="float">
            <text:p>9</text:p>
          </table:table-cell>
          <table:table-cell table:formula="of:=[C_Acu_NA.O26]-[C_Acu_NA.O25]" office:value-type="float" office:value="65" calcext:value-type="float">
            <text:p>65</text:p>
          </table:table-cell>
          <table:table-cell table:formula="of:=[C_Acu_NA.P26]-[C_Acu_NA.P25]" office:value-type="float" office:value="46" calcext:value-type="float">
            <text:p>46</text:p>
          </table:table-cell>
          <table:table-cell table:formula="of:=[C_Acu_NA.Q26]-[C_Acu_NA.Q25]" office:value-type="float" office:value="96" calcext:value-type="float">
            <text:p>96</text:p>
          </table:table-cell>
        </table:table-row>
        <table:table-row table:style-name="ro1">
          <table:table-cell table:style-name="ce80" table:formula="of:=[C_Acu_NA.A27]" office:value-type="string" office:string-value="L" calcext:value-type="string">
            <text:p>L</text:p>
          </table:table-cell>
          <table:table-cell table:style-name="ce57" table:formula="of:=[C_Acu_NA.B27]" office:value-type="date" office:date-value="2020-03-09" calcext:value-type="date">
            <text:p>09/03</text:p>
          </table:table-cell>
          <table:table-cell table:style-name="ce50" table:formula="of:=[C_Acu_NA.C27]-[C_Acu_NA.C26]" office:value-type="float" office:value="265" calcext:value-type="float">
            <text:p>265</text:p>
          </table:table-cell>
          <table:table-cell table:style-name="ce50" table:formula="of:=[C_Acu_NA.D27]-[C_Acu_NA.D26]" office:value-type="float" office:value="32" calcext:value-type="float">
            <text:p>32</text:p>
          </table:table-cell>
          <table:table-cell table:style-name="ce50" table:formula="of:=[C_Acu_NA.E27]-[C_Acu_NA.E26]" office:value-type="float" office:value="39" calcext:value-type="float">
            <text:p>39</text:p>
          </table:table-cell>
          <table:table-cell table:style-name="ce50" table:formula="of:=[C_Acu_NA.F27]-[C_Acu_NA.F26]" office:value-type="float" office:value="55" calcext:value-type="float">
            <text:p>55</text:p>
          </table:table-cell>
          <table:table-cell table:style-name="ce50" table:formula="of:=[C_Acu_NA.G27]-[C_Acu_NA.G26]" office:value-type="float" office:value="325" calcext:value-type="float">
            <text:p>325</text:p>
          </table:table-cell>
          <table:table-cell table:style-name="ce50" table:formula="of:=[C_Acu_NA.H27]-[C_Acu_NA.H26]" office:value-type="float" office:value="286" calcext:value-type="float">
            <text:p>286</text:p>
          </table:table-cell>
          <table:table-cell table:style-name="ce50" table:formula="of:=[C_Acu_NA.I27]-[C_Acu_NA.I26]" office:value-type="float" office:value="57" calcext:value-type="float">
            <text:p>57</text:p>
          </table:table-cell>
          <table:table-cell table:style-name="ce50" table:formula="of:=[C_Acu_NA.J27]-[C_Acu_NA.J26]" office:value-type="float" office:value="1797" calcext:value-type="float">
            <text:p>1797</text:p>
          </table:table-cell>
          <table:table-cell table:style-name="ce50" table:formula="of:=[C_Acu_NA.K27]-[C_Acu_NA.K26]" office:value-type="float" office:value="3" calcext:value-type="float">
            <text:p>3</text:p>
          </table:table-cell>
          <table:table-cell table:style-name="ce50" table:formula="of:=[C_Acu_NA.L27]-[C_Acu_NA.L26]" office:value-type="float" office:value="0" calcext:value-type="float">
            <text:p>0</text:p>
          </table:table-cell>
          <table:table-cell table:style-name="ce50" table:formula="of:=[C_Acu_NA.M27]-[C_Acu_NA.M26]" office:value-type="float" office:value="23" calcext:value-type="float">
            <text:p>23</text:p>
          </table:table-cell>
          <table:table-cell table:style-name="ce50" table:formula="of:=[C_Acu_NA.N27]-[C_Acu_NA.N26]" office:value-type="float" office:value="9" calcext:value-type="float">
            <text:p>9</text:p>
          </table:table-cell>
          <table:table-cell table:style-name="ce50" table:formula="of:=[C_Acu_NA.O27]-[C_Acu_NA.O26]" office:value-type="float" office:value="50" calcext:value-type="float">
            <text:p>50</text:p>
          </table:table-cell>
          <table:table-cell table:style-name="ce50" table:formula="of:=[C_Acu_NA.P27]-[C_Acu_NA.P26]" office:value-type="float" office:value="101" calcext:value-type="float">
            <text:p>101</text:p>
          </table:table-cell>
          <table:table-cell table:style-name="ce50" table:formula="of:=[C_Acu_NA.Q27]-[C_Acu_NA.Q26]" office:value-type="float" office:value="19" calcext:value-type="float">
            <text:p>19</text:p>
          </table:table-cell>
        </table:table-row>
        <table:table-row table:style-name="ro1">
          <table:table-cell/>
          <table:table-cell table:style-name="ce58" table:formula="of:=[C_Acu_NA.B28]" office:value-type="date" office:date-value="2020-03-10" calcext:value-type="date">
            <text:p>10/03</text:p>
          </table:table-cell>
          <table:table-cell table:formula="of:=[C_Acu_NA.C28]-[C_Acu_NA.C27]" office:value-type="float" office:value="453" calcext:value-type="float">
            <text:p>453</text:p>
          </table:table-cell>
          <table:table-cell table:formula="of:=[C_Acu_NA.D28]-[C_Acu_NA.D27]" office:value-type="float" office:value="51" calcext:value-type="float">
            <text:p>51</text:p>
          </table:table-cell>
          <table:table-cell table:formula="of:=[C_Acu_NA.E28]-[C_Acu_NA.E27]" office:value-type="float" office:value="28" calcext:value-type="float">
            <text:p>28</text:p>
          </table:table-cell>
          <table:table-cell table:formula="of:=[C_Acu_NA.F28]-[C_Acu_NA.F27]" office:value-type="float" office:value="172" calcext:value-type="float">
            <text:p>172</text:p>
          </table:table-cell>
          <table:table-cell table:formula="of:=[C_Acu_NA.G28]-[C_Acu_NA.G27]" office:value-type="float" office:value="623" calcext:value-type="float">
            <text:p>623</text:p>
          </table:table-cell>
          <table:table-cell table:formula="of:=[C_Acu_NA.H28]-[C_Acu_NA.H27]" office:value-type="float" office:value="372" calcext:value-type="float">
            <text:p>372</text:p>
          </table:table-cell>
          <table:table-cell table:formula="of:=[C_Acu_NA.I28]-[C_Acu_NA.I27]" office:value-type="float" office:value="61" calcext:value-type="float">
            <text:p>61</text:p>
          </table:table-cell>
          <table:table-cell table:formula="of:=[C_Acu_NA.J28]-[C_Acu_NA.J27]" office:value-type="float" office:value="977" calcext:value-type="float">
            <text:p>977</text:p>
          </table:table-cell>
          <table:table-cell table:formula="of:=[C_Acu_NA.K28]-[C_Acu_NA.K27]" office:value-type="float" office:value="10" calcext:value-type="float">
            <text:p>10</text:p>
          </table:table-cell>
          <table:table-cell table:formula="of:=[C_Acu_NA.L28]-[C_Acu_NA.L27]" office:value-type="float" office:value="2" calcext:value-type="float">
            <text:p>2</text:p>
          </table:table-cell>
          <table:table-cell table:formula="of:=[C_Acu_NA.M28]-[C_Acu_NA.M27]" office:value-type="float" office:value="85" calcext:value-type="float">
            <text:p>85</text:p>
          </table:table-cell>
          <table:table-cell table:formula="of:=[C_Acu_NA.N28]-[C_Acu_NA.N27]" office:value-type="float" office:value="2" calcext:value-type="float">
            <text:p>2</text:p>
          </table:table-cell>
          <table:table-cell table:formula="of:=[C_Acu_NA.O28]-[C_Acu_NA.O27]" office:value-type="float" office:value="52" calcext:value-type="float">
            <text:p>52</text:p>
          </table:table-cell>
          <table:table-cell table:formula="of:=[C_Acu_NA.P28]-[C_Acu_NA.P27]" office:value-type="float" office:value="98" calcext:value-type="float">
            <text:p>98</text:p>
          </table:table-cell>
          <table:table-cell table:formula="of:=[C_Acu_NA.Q28]-[C_Acu_NA.Q27]" office:value-type="float" office:value="111" calcext:value-type="float">
            <text:p>111</text:p>
          </table:table-cell>
        </table:table-row>
        <table:table-row table:style-name="ro1">
          <table:table-cell/>
          <table:table-cell table:style-name="ce58" table:formula="of:=[C_Acu_NA.B29]" office:value-type="date" office:date-value="2020-03-11" calcext:value-type="date">
            <text:p>11/03</text:p>
          </table:table-cell>
          <table:table-cell table:formula="of:=[C_Acu_NA.C29]-[C_Acu_NA.C28]" office:value-type="float" office:value="401" calcext:value-type="float">
            <text:p>401</text:p>
          </table:table-cell>
          <table:table-cell table:formula="of:=[C_Acu_NA.D29]-[C_Acu_NA.D28]" office:value-type="float" office:value="64" calcext:value-type="float">
            <text:p>64</text:p>
          </table:table-cell>
          <table:table-cell table:formula="of:=[C_Acu_NA.E29]-[C_Acu_NA.E28]" office:value-type="float" office:value="47" calcext:value-type="float">
            <text:p>47</text:p>
          </table:table-cell>
          <table:table-cell table:formula="of:=[C_Acu_NA.F29]-[C_Acu_NA.F28]" office:value-type="float" office:value="252" calcext:value-type="float">
            <text:p>252</text:p>
          </table:table-cell>
          <table:table-cell table:formula="of:=[C_Acu_NA.G29]-[C_Acu_NA.G28]" office:value-type="float" office:value="506" calcext:value-type="float">
            <text:p>506</text:p>
          </table:table-cell>
          <table:table-cell table:formula="of:=[C_Acu_NA.H29]-[C_Acu_NA.H28]" office:value-type="float" office:value="497" calcext:value-type="float">
            <text:p>497</text:p>
          </table:table-cell>
          <table:table-cell table:formula="of:=[C_Acu_NA.I29]-[C_Acu_NA.I28]" office:value-type="float" office:value="121" calcext:value-type="float">
            <text:p>121</text:p>
          </table:table-cell>
          <table:table-cell table:formula="of:=[C_Acu_NA.J29]-[C_Acu_NA.J28]" office:value-type="float" office:value="2313" calcext:value-type="float">
            <text:p>2313</text:p>
          </table:table-cell>
          <table:table-cell table:formula="of:=[C_Acu_NA.K29]-[C_Acu_NA.K28]" office:value-type="float" office:value="9" calcext:value-type="float">
            <text:p>9</text:p>
          </table:table-cell>
          <table:table-cell table:formula="of:=[C_Acu_NA.L29]-[C_Acu_NA.L28]" office:value-type="float" office:value="0" calcext:value-type="float">
            <text:p>0</text:p>
          </table:table-cell>
          <table:table-cell table:formula="of:=[C_Acu_NA.M29]-[C_Acu_NA.M28]" office:value-type="float" office:value="214" calcext:value-type="float">
            <text:p>214</text:p>
          </table:table-cell>
          <table:table-cell table:formula="of:=[C_Acu_NA.N29]-[C_Acu_NA.N28]" office:value-type="float" office:value="18" calcext:value-type="float">
            <text:p>18</text:p>
          </table:table-cell>
          <table:table-cell table:formula="of:=[C_Acu_NA.O29]-[C_Acu_NA.O28]" office:value-type="float" office:value="83" calcext:value-type="float">
            <text:p>83</text:p>
          </table:table-cell>
          <table:table-cell table:formula="of:=[C_Acu_NA.P29]-[C_Acu_NA.P28]" office:value-type="float" office:value="196" calcext:value-type="float">
            <text:p>196</text:p>
          </table:table-cell>
          <table:table-cell table:formula="of:=[C_Acu_NA.Q29]-[C_Acu_NA.Q28]" office:value-type="float" office:value="160" calcext:value-type="float">
            <text:p>160</text:p>
          </table:table-cell>
        </table:table-row>
        <table:table-row table:style-name="ro1">
          <table:table-cell/>
          <table:table-cell table:style-name="ce58" table:formula="of:=[C_Acu_NA.B30]" office:value-type="date" office:date-value="2020-03-12" calcext:value-type="date">
            <text:p>12/03</text:p>
          </table:table-cell>
          <table:table-cell table:formula="of:=[C_Acu_NA.C30]-[C_Acu_NA.C29]" office:value-type="float" office:value="779" calcext:value-type="float">
            <text:p>779</text:p>
          </table:table-cell>
          <table:table-cell table:formula="of:=[C_Acu_NA.D30]-[C_Acu_NA.D29]" office:value-type="float" office:value="115" calcext:value-type="float">
            <text:p>115</text:p>
          </table:table-cell>
          <table:table-cell table:formula="of:=[C_Acu_NA.E30]-[C_Acu_NA.E29]" office:value-type="float" office:value="85" calcext:value-type="float">
            <text:p>85</text:p>
          </table:table-cell>
          <table:table-cell table:formula="of:=[C_Acu_NA.F30]-[C_Acu_NA.F29]" office:value-type="float" office:value="160" calcext:value-type="float">
            <text:p>160</text:p>
          </table:table-cell>
          <table:table-cell table:formula="of:=[C_Acu_NA.G30]-[C_Acu_NA.G29]" office:value-type="float" office:value="822" calcext:value-type="float">
            <text:p>822</text:p>
          </table:table-cell>
          <table:table-cell table:formula="of:=[C_Acu_NA.H30]-[C_Acu_NA.H29]" office:value-type="float" office:value="595" calcext:value-type="float">
            <text:p>595</text:p>
          </table:table-cell>
          <table:table-cell table:formula="of:=[C_Acu_NA.I30]-[C_Acu_NA.I29]" office:value-type="float" office:value="111" calcext:value-type="float">
            <text:p>111</text:p>
          </table:table-cell>
          <table:table-cell table:formula="of:=[C_Acu_NA.J30]-[C_Acu_NA.J29]" office:value-type="float" office:value="2651" calcext:value-type="float">
            <text:p>2651</text:p>
          </table:table-cell>
          <table:table-cell table:formula="of:=[C_Acu_NA.K30]-[C_Acu_NA.K29]" office:value-type="float" office:value="27" calcext:value-type="float">
            <text:p>27</text:p>
          </table:table-cell>
          <table:table-cell table:formula="of:=[C_Acu_NA.L30]-[C_Acu_NA.L29]" office:value-type="float" office:value="19" calcext:value-type="float">
            <text:p>19</text:p>
          </table:table-cell>
          <table:table-cell table:formula="of:=[C_Acu_NA.M30]-[C_Acu_NA.M29]" office:value-type="float" office:value="132" calcext:value-type="float">
            <text:p>132</text:p>
          </table:table-cell>
          <table:table-cell table:formula="of:=[C_Acu_NA.N30]-[C_Acu_NA.N29]" office:value-type="float" office:value="19" calcext:value-type="float">
            <text:p>19</text:p>
          </table:table-cell>
          <table:table-cell table:formula="of:=[C_Acu_NA.O30]-[C_Acu_NA.O29]" office:value-type="float" office:value="134" calcext:value-type="float">
            <text:p>134</text:p>
          </table:table-cell>
          <table:table-cell table:formula="of:=[C_Acu_NA.P30]-[C_Acu_NA.P29]" office:value-type="float" office:value="151" calcext:value-type="float">
            <text:p>151</text:p>
          </table:table-cell>
          <table:table-cell table:formula="of:=[C_Acu_NA.Q30]-[C_Acu_NA.Q29]" office:value-type="float" office:value="218" calcext:value-type="float">
            <text:p>218</text:p>
          </table:table-cell>
        </table:table-row>
        <table:table-row table:style-name="ro1">
          <table:table-cell/>
          <table:table-cell table:style-name="ce58" table:formula="of:=[C_Acu_NA.B31]" office:value-type="date" office:date-value="2020-03-13" calcext:value-type="date">
            <text:p>13/03</text:p>
          </table:table-cell>
          <table:table-cell table:formula="of:=[C_Acu_NA.C31]-[C_Acu_NA.C30]" office:value-type="float" office:value="930" calcext:value-type="float">
            <text:p>930</text:p>
          </table:table-cell>
          <table:table-cell table:formula="of:=[C_Acu_NA.D31]-[C_Acu_NA.D30]" office:value-type="float" office:value="143" calcext:value-type="float">
            <text:p>143</text:p>
          </table:table-cell>
          <table:table-cell table:formula="of:=[C_Acu_NA.E31]-[C_Acu_NA.E30]" office:value-type="float" office:value="160" calcext:value-type="float">
            <text:p>160</text:p>
          </table:table-cell>
          <table:table-cell table:formula="of:=[C_Acu_NA.F31]-[C_Acu_NA.F30]" office:value-type="float" office:value="128" calcext:value-type="float">
            <text:p>128</text:p>
          </table:table-cell>
          <table:table-cell table:formula="of:=[C_Acu_NA.G31]-[C_Acu_NA.G30]" office:value-type="float" office:value="1259" calcext:value-type="float">
            <text:p>1259</text:p>
          </table:table-cell>
          <table:table-cell table:formula="of:=[C_Acu_NA.H31]-[C_Acu_NA.H30]" office:value-type="float" office:value="785" calcext:value-type="float">
            <text:p>785</text:p>
          </table:table-cell>
          <table:table-cell table:formula="of:=[C_Acu_NA.I31]-[C_Acu_NA.I30]" office:value-type="float" office:value="190" calcext:value-type="float">
            <text:p>190</text:p>
          </table:table-cell>
          <table:table-cell table:formula="of:=[C_Acu_NA.J31]-[C_Acu_NA.J30]" office:value-type="float" office:value="2547" calcext:value-type="float">
            <text:p>2547</text:p>
          </table:table-cell>
          <table:table-cell table:formula="of:=[C_Acu_NA.K31]-[C_Acu_NA.K30]" office:value-type="float" office:value="20" calcext:value-type="float">
            <text:p>20</text:p>
          </table:table-cell>
          <table:table-cell table:formula="of:=[C_Acu_NA.L31]-[C_Acu_NA.L30]" office:value-type="float" office:value="8" calcext:value-type="float">
            <text:p>8</text:p>
          </table:table-cell>
          <table:table-cell table:formula="of:=[C_Acu_NA.M31]-[C_Acu_NA.M30]" office:value-type="float" office:value="129" calcext:value-type="float">
            <text:p>129</text:p>
          </table:table-cell>
          <table:table-cell table:formula="of:=[C_Acu_NA.N31]-[C_Acu_NA.N30]" office:value-type="float" office:value="34" calcext:value-type="float">
            <text:p>34</text:p>
          </table:table-cell>
          <table:table-cell table:formula="of:=[C_Acu_NA.O31]-[C_Acu_NA.O30]" office:value-type="float" office:value="207" calcext:value-type="float">
            <text:p>207</text:p>
          </table:table-cell>
          <table:table-cell table:formula="of:=[C_Acu_NA.P31]-[C_Acu_NA.P30]" office:value-type="float" office:value="152" calcext:value-type="float">
            <text:p>152</text:p>
          </table:table-cell>
          <table:table-cell table:formula="of:=[C_Acu_NA.Q31]-[C_Acu_NA.Q30]" office:value-type="float" office:value="281" calcext:value-type="float">
            <text:p>281</text:p>
          </table:table-cell>
        </table:table-row>
        <table:table-row table:style-name="ro1">
          <table:table-cell/>
          <table:table-cell table:style-name="ce58" table:formula="of:=[C_Acu_NA.B32]" office:value-type="date" office:date-value="2020-03-14" calcext:value-type="date">
            <text:p>14/03</text:p>
          </table:table-cell>
          <table:table-cell table:formula="of:=[C_Acu_NA.C32]-[C_Acu_NA.C31]" office:value-type="float" office:value="910" calcext:value-type="float">
            <text:p>910</text:p>
          </table:table-cell>
          <table:table-cell table:formula="of:=[C_Acu_NA.D32]-[C_Acu_NA.D31]" office:value-type="float" office:value="151" calcext:value-type="float">
            <text:p>151</text:p>
          </table:table-cell>
          <table:table-cell table:formula="of:=[C_Acu_NA.E32]-[C_Acu_NA.E31]" office:value-type="float" office:value="130" calcext:value-type="float">
            <text:p>130</text:p>
          </table:table-cell>
          <table:table-cell table:formula="of:=[C_Acu_NA.F32]-[C_Acu_NA.F31]" office:value-type="float" office:value="32" calcext:value-type="float">
            <text:p>32</text:p>
          </table:table-cell>
          <table:table-cell table:formula="of:=[C_Acu_NA.G32]-[C_Acu_NA.G31]" office:value-type="float" office:value="1544" calcext:value-type="float">
            <text:p>1544</text:p>
          </table:table-cell>
          <table:table-cell table:formula="of:=[C_Acu_NA.H32]-[C_Acu_NA.H31]" office:value-type="float" office:value="839" calcext:value-type="float">
            <text:p>839</text:p>
          </table:table-cell>
          <table:table-cell table:formula="of:=[C_Acu_NA.I32]-[C_Acu_NA.I31]" office:value-type="float" office:value="155" calcext:value-type="float">
            <text:p>155</text:p>
          </table:table-cell>
          <table:table-cell table:formula="of:=[C_Acu_NA.J32]-[C_Acu_NA.J31]" office:value-type="float" office:value="3497" calcext:value-type="float">
            <text:p>3497</text:p>
          </table:table-cell>
          <table:table-cell table:formula="of:=[C_Acu_NA.K32]-[C_Acu_NA.K31]" office:value-type="float" office:value="39" calcext:value-type="float">
            <text:p>39</text:p>
          </table:table-cell>
          <table:table-cell table:formula="of:=[C_Acu_NA.L32]-[C_Acu_NA.L31]" office:value-type="float" office:value="17" calcext:value-type="float">
            <text:p>17</text:p>
          </table:table-cell>
          <table:table-cell table:formula="of:=[C_Acu_NA.M32]-[C_Acu_NA.M31]" office:value-type="float" office:value="157" calcext:value-type="float">
            <text:p>157</text:p>
          </table:table-cell>
          <table:table-cell table:formula="of:=[C_Acu_NA.N32]-[C_Acu_NA.N31]" office:value-type="float" office:value="57" calcext:value-type="float">
            <text:p>57</text:p>
          </table:table-cell>
          <table:table-cell table:formula="of:=[C_Acu_NA.O32]-[C_Acu_NA.O31]" office:value-type="float" office:value="264" calcext:value-type="float">
            <text:p>264</text:p>
          </table:table-cell>
          <table:table-cell table:formula="of:=[C_Acu_NA.P32]-[C_Acu_NA.P31]" office:value-type="float" office:value="71" calcext:value-type="float">
            <text:p>71</text:p>
          </table:table-cell>
          <table:table-cell table:formula="of:=[C_Acu_NA.Q32]-[C_Acu_NA.Q31]" office:value-type="float" office:value="220" calcext:value-type="float">
            <text:p>220</text:p>
          </table:table-cell>
        </table:table-row>
        <table:table-row table:style-name="ro1">
          <table:table-cell table:style-name="ce83"/>
          <table:table-cell table:style-name="ce59" table:formula="of:=[C_Acu_NA.B33]" office:value-type="date" office:date-value="2020-03-15" calcext:value-type="date">
            <text:p>15/03</text:p>
          </table:table-cell>
          <table:table-cell table:style-name="ce51" table:formula="of:=[C_Acu_NA.C33]-[C_Acu_NA.C32]" office:value-type="float" office:value="1228" calcext:value-type="float">
            <text:p>1228</text:p>
          </table:table-cell>
          <table:table-cell table:style-name="ce51" table:formula="of:=[C_Acu_NA.D33]-[C_Acu_NA.D32]" office:value-type="float" office:value="205" calcext:value-type="float">
            <text:p>205</text:p>
          </table:table-cell>
          <table:table-cell table:style-name="ce51" table:formula="of:=[C_Acu_NA.E33]-[C_Acu_NA.E32]" office:value-type="float" office:value="197" calcext:value-type="float">
            <text:p>197</text:p>
          </table:table-cell>
          <table:table-cell table:style-name="ce51" table:formula="of:=[C_Acu_NA.F33]-[C_Acu_NA.F32]" office:value-type="float" office:value="39" calcext:value-type="float">
            <text:p>39</text:p>
          </table:table-cell>
          <table:table-cell table:style-name="ce51" table:formula="of:=[C_Acu_NA.G33]-[C_Acu_NA.G32]" office:value-type="float" office:value="2000" calcext:value-type="float">
            <text:p>2000</text:p>
          </table:table-cell>
          <table:table-cell table:style-name="ce51" table:formula="of:=[C_Acu_NA.H33]-[C_Acu_NA.H32]" office:value-type="float" office:value="900" calcext:value-type="float">
            <text:p>900</text:p>
          </table:table-cell>
          <table:table-cell table:style-name="ce51" table:formula="of:=[C_Acu_NA.I33]-[C_Acu_NA.I32]" office:value-type="float" office:value="176" calcext:value-type="float">
            <text:p>176</text:p>
          </table:table-cell>
          <table:table-cell table:style-name="ce51" table:formula="of:=[C_Acu_NA.J33]-[C_Acu_NA.J32]" office:value-type="float" office:value="3590" calcext:value-type="float">
            <text:p>3590</text:p>
          </table:table-cell>
          <table:table-cell table:style-name="ce51" table:formula="of:=[C_Acu_NA.K33]-[C_Acu_NA.K32]" office:value-type="float" office:value="40" calcext:value-type="float">
            <text:p>40</text:p>
          </table:table-cell>
          <table:table-cell table:style-name="ce51" table:formula="of:=[C_Acu_NA.L33]-[C_Acu_NA.L32]" office:value-type="float" office:value="26" calcext:value-type="float">
            <text:p>26</text:p>
          </table:table-cell>
          <table:table-cell table:style-name="ce51" table:formula="of:=[C_Acu_NA.M33]-[C_Acu_NA.M32]" office:value-type="float" office:value="170" calcext:value-type="float">
            <text:p>170</text:p>
          </table:table-cell>
          <table:table-cell table:style-name="ce51" table:formula="of:=[C_Acu_NA.N33]-[C_Acu_NA.N32]" office:value-type="float" office:value="76" calcext:value-type="float">
            <text:p>76</text:p>
          </table:table-cell>
          <table:table-cell table:style-name="ce51" table:formula="of:=[C_Acu_NA.O33]-[C_Acu_NA.O32]" office:value-type="float" office:value="330" calcext:value-type="float">
            <text:p>330</text:p>
          </table:table-cell>
          <table:table-cell table:style-name="ce51" table:formula="of:=[C_Acu_NA.P33]-[C_Acu_NA.P32]" office:value-type="float" office:value="69" calcext:value-type="float">
            <text:p>69</text:p>
          </table:table-cell>
          <table:table-cell table:style-name="ce51" table:formula="of:=[C_Acu_NA.Q33]-[C_Acu_NA.Q32]" office:value-type="float" office:value="858" calcext:value-type="float">
            <text:p>858</text:p>
          </table:table-cell>
        </table:table-row>
        <table:table-row table:style-name="ro1">
          <table:table-cell table:style-name="ce86" table:formula="of:=[C_Acu_NA.A34]" office:value-type="string" office:string-value="L" calcext:value-type="string">
            <text:p>L</text:p>
          </table:table-cell>
          <table:table-cell table:style-name="ce58" table:formula="of:=[C_Acu_NA.B34]" office:value-type="date" office:date-value="2020-03-16" calcext:value-type="date">
            <text:p>16/03</text:p>
          </table:table-cell>
          <table:table-cell table:formula="of:=[C_Acu_NA.C34]-[C_Acu_NA.C33]" office:value-type="float" office:value="199" calcext:value-type="float">
            <text:p>199</text:p>
          </table:table-cell>
          <table:table-cell table:formula="of:=[C_Acu_NA.D34]-[C_Acu_NA.D33]" office:value-type="float" office:value="156" calcext:value-type="float">
            <text:p>156</text:p>
          </table:table-cell>
          <table:table-cell table:formula="of:=[C_Acu_NA.E34]-[C_Acu_NA.E33]" office:value-type="float" office:value="172" calcext:value-type="float">
            <text:p>172</text:p>
          </table:table-cell>
          <table:table-cell table:formula="of:=[C_Acu_NA.F34]-[C_Acu_NA.F33]" office:value-type="float" office:value="57" calcext:value-type="float">
            <text:p>57</text:p>
          </table:table-cell>
          <table:table-cell table:formula="of:=[C_Acu_NA.G34]-[C_Acu_NA.G33]" office:value-type="float" office:value="1438" calcext:value-type="float">
            <text:p>1438</text:p>
          </table:table-cell>
          <table:table-cell table:formula="of:=[C_Acu_NA.H34]-[C_Acu_NA.H33]" office:value-type="float" office:value="1233" calcext:value-type="float">
            <text:p>1233</text:p>
          </table:table-cell>
          <table:table-cell table:formula="of:=[C_Acu_NA.I34]-[C_Acu_NA.I33]" office:value-type="float" office:value="278" calcext:value-type="float">
            <text:p>278</text:p>
          </table:table-cell>
          <table:table-cell table:formula="of:=[C_Acu_NA.J34]-[C_Acu_NA.J33]" office:value-type="float" office:value="3233" calcext:value-type="float">
            <text:p>3233</text:p>
          </table:table-cell>
          <table:table-cell table:formula="of:=[C_Acu_NA.K34]-[C_Acu_NA.K33]" office:value-type="float" office:value="54" calcext:value-type="float">
            <text:p>54</text:p>
          </table:table-cell>
          <table:table-cell table:formula="of:=[C_Acu_NA.L34]-[C_Acu_NA.L33]" office:value-type="float" office:value="4" calcext:value-type="float">
            <text:p>4</text:p>
          </table:table-cell>
          <table:table-cell table:formula="of:=[C_Acu_NA.M34]-[C_Acu_NA.M33]" office:value-type="float" office:value="92" calcext:value-type="float">
            <text:p>92</text:p>
          </table:table-cell>
          <table:table-cell table:formula="of:=[C_Acu_NA.N34]-[C_Acu_NA.N33]" office:value-type="float" office:value="86" calcext:value-type="float">
            <text:p>86</text:p>
          </table:table-cell>
          <table:table-cell table:formula="of:=[C_Acu_NA.O34]-[C_Acu_NA.O33]" office:value-type="float" office:value="152" calcext:value-type="float">
            <text:p>152</text:p>
          </table:table-cell>
          <table:table-cell table:formula="of:=[C_Acu_NA.P34]-[C_Acu_NA.P33]" office:value-type="float" office:value="83" calcext:value-type="float">
            <text:p>83</text:p>
          </table:table-cell>
          <table:table-cell table:formula="of:=[C_Acu_NA.Q34]-[C_Acu_NA.Q33]" office:value-type="float" office:value="136" calcext:value-type="float">
            <text:p>136</text:p>
          </table:table-cell>
        </table:table-row>
        <table:table-row table:style-name="ro1">
          <table:table-cell/>
          <table:table-cell table:style-name="ce58" table:formula="of:=[C_Acu_NA.B35]" office:value-type="date" office:date-value="2020-03-17" calcext:value-type="date">
            <text:p>17/03</text:p>
          </table:table-cell>
          <table:table-cell table:formula="of:=[C_Acu_NA.C35]-[C_Acu_NA.C34]" office:value-type="float" office:value="1144" calcext:value-type="float">
            <text:p>1144</text:p>
          </table:table-cell>
          <table:table-cell table:formula="of:=[C_Acu_NA.D35]-[C_Acu_NA.D34]" office:value-type="float" office:value="316" calcext:value-type="float">
            <text:p>316</text:p>
          </table:table-cell>
          <table:table-cell table:formula="of:=[C_Acu_NA.E35]-[C_Acu_NA.E34]" office:value-type="float" office:value="185" calcext:value-type="float">
            <text:p>185</text:p>
          </table:table-cell>
          <table:table-cell table:formula="of:=[C_Acu_NA.F35]-[C_Acu_NA.F34]" office:value-type="float" office:value="92" calcext:value-type="float">
            <text:p>92</text:p>
          </table:table-cell>
          <table:table-cell table:formula="of:=[C_Acu_NA.G35]-[C_Acu_NA.G34]" office:value-type="float" office:value="1987" calcext:value-type="float">
            <text:p>1987</text:p>
          </table:table-cell>
          <table:table-cell table:formula="of:=[C_Acu_NA.H35]-[C_Acu_NA.H34]" office:value-type="float" office:value="1097" calcext:value-type="float">
            <text:p>1097</text:p>
          </table:table-cell>
          <table:table-cell table:formula="of:=[C_Acu_NA.I35]-[C_Acu_NA.I34]" office:value-type="float" office:value="292" calcext:value-type="float">
            <text:p>292</text:p>
          </table:table-cell>
          <table:table-cell table:formula="of:=[C_Acu_NA.J35]-[C_Acu_NA.J34]" office:value-type="float" office:value="3526" calcext:value-type="float">
            <text:p>3526</text:p>
          </table:table-cell>
          <table:table-cell table:formula="of:=[C_Acu_NA.K35]-[C_Acu_NA.K34]" office:value-type="float" office:value="69" calcext:value-type="float">
            <text:p>69</text:p>
          </table:table-cell>
          <table:table-cell table:formula="of:=[C_Acu_NA.L35]-[C_Acu_NA.L34]" office:value-type="float" office:value="59" calcext:value-type="float">
            <text:p>59</text:p>
          </table:table-cell>
          <table:table-cell table:formula="of:=[C_Acu_NA.M35]-[C_Acu_NA.M34]" office:value-type="float" office:value="139" calcext:value-type="float">
            <text:p>139</text:p>
          </table:table-cell>
          <table:table-cell table:formula="of:=[C_Acu_NA.N35]-[C_Acu_NA.N34]" office:value-type="float" office:value="117" calcext:value-type="float">
            <text:p>117</text:p>
          </table:table-cell>
          <table:table-cell table:formula="of:=[C_Acu_NA.O35]-[C_Acu_NA.O34]" office:value-type="float" office:value="407" calcext:value-type="float">
            <text:p>407</text:p>
          </table:table-cell>
          <table:table-cell table:formula="of:=[C_Acu_NA.P35]-[C_Acu_NA.P34]" office:value-type="float" office:value="119" calcext:value-type="float">
            <text:p>119</text:p>
          </table:table-cell>
          <table:table-cell table:formula="of:=[C_Acu_NA.Q35]-[C_Acu_NA.Q34]" office:value-type="float" office:value="324" calcext:value-type="float">
            <text:p>324</text:p>
          </table:table-cell>
        </table:table-row>
        <table:table-row table:style-name="ro1">
          <table:table-cell/>
          <table:table-cell table:style-name="ce58" table:formula="of:=[C_Acu_NA.B36]" office:value-type="date" office:date-value="2020-03-18" calcext:value-type="date">
            <text:p>18/03</text:p>
          </table:table-cell>
          <table:table-cell table:formula="of:=[C_Acu_NA.C36]-[C_Acu_NA.C35]" office:value-type="float" office:value="1042" calcext:value-type="float">
            <text:p>1042</text:p>
          </table:table-cell>
          <table:table-cell table:formula="of:=[C_Acu_NA.D36]-[C_Acu_NA.D35]" office:value-type="float" office:value="314" calcext:value-type="float">
            <text:p>314</text:p>
          </table:table-cell>
          <table:table-cell table:formula="of:=[C_Acu_NA.E36]-[C_Acu_NA.E35]" office:value-type="float" office:value="243" calcext:value-type="float">
            <text:p>243</text:p>
          </table:table-cell>
          <table:table-cell table:formula="of:=[C_Acu_NA.F36]-[C_Acu_NA.F35]" office:value-type="float" office:value="91" calcext:value-type="float">
            <text:p>91</text:p>
          </table:table-cell>
          <table:table-cell table:formula="of:=[C_Acu_NA.G36]-[C_Acu_NA.G35]" office:value-type="float" office:value="2538" calcext:value-type="float">
            <text:p>2538</text:p>
          </table:table-cell>
          <table:table-cell table:formula="of:=[C_Acu_NA.H36]-[C_Acu_NA.H35]" office:value-type="float" office:value="1404" calcext:value-type="float">
            <text:p>1404</text:p>
          </table:table-cell>
          <table:table-cell table:formula="of:=[C_Acu_NA.I36]-[C_Acu_NA.I35]" office:value-type="float" office:value="346" calcext:value-type="float">
            <text:p>346</text:p>
          </table:table-cell>
          <table:table-cell table:formula="of:=[C_Acu_NA.J36]-[C_Acu_NA.J35]" office:value-type="float" office:value="4207" calcext:value-type="float">
            <text:p>4207</text:p>
          </table:table-cell>
          <table:table-cell table:formula="of:=[C_Acu_NA.K36]-[C_Acu_NA.K35]" office:value-type="float" office:value="74" calcext:value-type="float">
            <text:p>74</text:p>
          </table:table-cell>
          <table:table-cell table:formula="of:=[C_Acu_NA.L36]-[C_Acu_NA.L35]" office:value-type="float" office:value="63" calcext:value-type="float">
            <text:p>63</text:p>
          </table:table-cell>
          <table:table-cell table:formula="of:=[C_Acu_NA.M36]-[C_Acu_NA.M35]" office:value-type="float" office:value="115" calcext:value-type="float">
            <text:p>115</text:p>
          </table:table-cell>
          <table:table-cell table:formula="of:=[C_Acu_NA.N36]-[C_Acu_NA.N35]" office:value-type="float" office:value="194" calcext:value-type="float">
            <text:p>194</text:p>
          </table:table-cell>
          <table:table-cell table:formula="of:=[C_Acu_NA.O36]-[C_Acu_NA.O35]" office:value-type="float" office:value="676" calcext:value-type="float">
            <text:p>676</text:p>
          </table:table-cell>
          <table:table-cell table:formula="of:=[C_Acu_NA.P36]-[C_Acu_NA.P35]" office:value-type="float" office:value="145" calcext:value-type="float">
            <text:p>145</text:p>
          </table:table-cell>
          <table:table-cell table:formula="of:=[C_Acu_NA.Q36]-[C_Acu_NA.Q35]" office:value-type="float" office:value="393" calcext:value-type="float">
            <text:p>393</text:p>
          </table:table-cell>
        </table:table-row>
        <table:table-row table:style-name="ro1">
          <table:table-cell/>
          <table:table-cell table:style-name="ce58" table:formula="of:=[C_Acu_NA.B37]" office:value-type="date" office:date-value="2020-03-19" calcext:value-type="date">
            <text:p>19/03</text:p>
          </table:table-cell>
          <table:table-cell table:formula="of:=[C_Acu_NA.C37]-[C_Acu_NA.C36]" office:value-type="float" office:value="2801" calcext:value-type="float">
            <text:p>2801</text:p>
          </table:table-cell>
          <table:table-cell table:formula="of:=[C_Acu_NA.D37]-[C_Acu_NA.D36]" office:value-type="float" office:value="367" calcext:value-type="float">
            <text:p>367</text:p>
          </table:table-cell>
          <table:table-cell table:formula="of:=[C_Acu_NA.E37]-[C_Acu_NA.E36]" office:value-type="float" office:value="309" calcext:value-type="float">
            <text:p>309</text:p>
          </table:table-cell>
          <table:table-cell table:formula="of:=[C_Acu_NA.F37]-[C_Acu_NA.F36]" office:value-type="float" office:value="108" calcext:value-type="float">
            <text:p>108</text:p>
          </table:table-cell>
          <table:table-cell table:formula="of:=[C_Acu_NA.G37]-[C_Acu_NA.G36]" office:value-type="float" office:value="3431" calcext:value-type="float">
            <text:p>3431</text:p>
          </table:table-cell>
          <table:table-cell table:formula="of:=[C_Acu_NA.H37]-[C_Acu_NA.H36]" office:value-type="float" office:value="1861" calcext:value-type="float">
            <text:p>1861</text:p>
          </table:table-cell>
          <table:table-cell table:formula="of:=[C_Acu_NA.I37]-[C_Acu_NA.I36]" office:value-type="float" office:value="409" calcext:value-type="float">
            <text:p>409</text:p>
          </table:table-cell>
          <table:table-cell table:formula="of:=[C_Acu_NA.J37]-[C_Acu_NA.J36]" office:value-type="float" office:value="5322" calcext:value-type="float">
            <text:p>5322</text:p>
          </table:table-cell>
          <table:table-cell table:formula="of:=[C_Acu_NA.K37]-[C_Acu_NA.K36]" office:value-type="float" office:value="191" calcext:value-type="float">
            <text:p>191</text:p>
          </table:table-cell>
          <table:table-cell table:formula="of:=[C_Acu_NA.L37]-[C_Acu_NA.L36]" office:value-type="float" office:value="132" calcext:value-type="float">
            <text:p>132</text:p>
          </table:table-cell>
          <table:table-cell table:formula="of:=[C_Acu_NA.M37]-[C_Acu_NA.M36]" office:value-type="float" office:value="129" calcext:value-type="float">
            <text:p>129</text:p>
          </table:table-cell>
          <table:table-cell table:formula="of:=[C_Acu_NA.N37]-[C_Acu_NA.N36]" office:value-type="float" office:value="143" calcext:value-type="float">
            <text:p>143</text:p>
          </table:table-cell>
          <table:table-cell table:formula="of:=[C_Acu_NA.O37]-[C_Acu_NA.O36]" office:value-type="float" office:value="643" calcext:value-type="float">
            <text:p>643</text:p>
          </table:table-cell>
          <table:table-cell table:formula="of:=[C_Acu_NA.P37]-[C_Acu_NA.P36]" office:value-type="float" office:value="143" calcext:value-type="float">
            <text:p>143</text:p>
          </table:table-cell>
          <table:table-cell table:formula="of:=[C_Acu_NA.Q37]-[C_Acu_NA.Q36]" office:value-type="float" office:value="818" calcext:value-type="float">
            <text:p>818</text:p>
          </table:table-cell>
        </table:table-row>
        <table:table-row table:style-name="ro1">
          <table:table-cell/>
          <table:table-cell table:style-name="ce58" table:formula="of:=[C_Acu_NA.B38]" office:value-type="date" office:date-value="2020-03-20" calcext:value-type="date">
            <text:p>20/03</text:p>
          </table:table-cell>
          <table:table-cell table:formula="of:=[C_Acu_NA.C38]-[C_Acu_NA.C37]" office:value-type="float" office:value="2958" calcext:value-type="float">
            <text:p>2958</text:p>
          </table:table-cell>
          <table:table-cell table:formula="of:=[C_Acu_NA.D38]-[C_Acu_NA.D37]" office:value-type="float" office:value="375" calcext:value-type="float">
            <text:p>375</text:p>
          </table:table-cell>
          <table:table-cell table:formula="of:=[C_Acu_NA.E38]-[C_Acu_NA.E37]" office:value-type="float" office:value="462" calcext:value-type="float">
            <text:p>462</text:p>
          </table:table-cell>
          <table:table-cell table:formula="of:=[C_Acu_NA.F38]-[C_Acu_NA.F37]" office:value-type="float" office:value="112" calcext:value-type="float">
            <text:p>112</text:p>
          </table:table-cell>
          <table:table-cell table:formula="of:=[C_Acu_NA.G38]-[C_Acu_NA.G37]" office:value-type="float" office:value="2833" calcext:value-type="float">
            <text:p>2833</text:p>
          </table:table-cell>
          <table:table-cell table:formula="of:=[C_Acu_NA.H38]-[C_Acu_NA.H37]" office:value-type="float" office:value="1617" calcext:value-type="float">
            <text:p>1617</text:p>
          </table:table-cell>
          <table:table-cell table:formula="of:=[C_Acu_NA.I38]-[C_Acu_NA.I37]" office:value-type="float" office:value="534" calcext:value-type="float">
            <text:p>534</text:p>
          </table:table-cell>
          <table:table-cell table:formula="of:=[C_Acu_NA.J38]-[C_Acu_NA.J37]" office:value-type="float" office:value="5986" calcext:value-type="float">
            <text:p>5986</text:p>
          </table:table-cell>
          <table:table-cell table:formula="of:=[C_Acu_NA.K38]-[C_Acu_NA.K37]" office:value-type="float" office:value="126" calcext:value-type="float">
            <text:p>126</text:p>
          </table:table-cell>
          <table:table-cell table:formula="of:=[C_Acu_NA.L38]-[C_Acu_NA.L37]" office:value-type="float" office:value="149" calcext:value-type="float">
            <text:p>149</text:p>
          </table:table-cell>
          <table:table-cell table:formula="of:=[C_Acu_NA.M38]-[C_Acu_NA.M37]" office:value-type="float" office:value="190" calcext:value-type="float">
            <text:p>190</text:p>
          </table:table-cell>
          <table:table-cell table:formula="of:=[C_Acu_NA.N38]-[C_Acu_NA.N37]" office:value-type="float" office:value="235" calcext:value-type="float">
            <text:p>235</text:p>
          </table:table-cell>
          <table:table-cell table:formula="of:=[C_Acu_NA.O38]-[C_Acu_NA.O37]" office:value-type="float" office:value="714" calcext:value-type="float">
            <text:p>714</text:p>
          </table:table-cell>
          <table:table-cell table:formula="of:=[C_Acu_NA.P38]-[C_Acu_NA.P37]" office:value-type="float" office:value="180" calcext:value-type="float">
            <text:p>180</text:p>
          </table:table-cell>
          <table:table-cell table:formula="of:=[C_Acu_NA.Q38]-[C_Acu_NA.Q37]" office:value-type="float" office:value="952" calcext:value-type="float">
            <text:p>952</text:p>
          </table:table-cell>
        </table:table-row>
        <table:table-row table:style-name="ro1">
          <table:table-cell/>
          <table:table-cell table:style-name="ce58" table:formula="of:=[C_Acu_NA.B39]" office:value-type="date" office:date-value="2020-03-21" calcext:value-type="date">
            <text:p>21/03</text:p>
          </table:table-cell>
          <table:table-cell table:formula="of:=[C_Acu_NA.C39]-[C_Acu_NA.C38]" office:value-type="float" office:value="2705" calcext:value-type="float">
            <text:p>2705</text:p>
          </table:table-cell>
          <table:table-cell table:formula="of:=[C_Acu_NA.D39]-[C_Acu_NA.D38]" office:value-type="float" office:value="426" calcext:value-type="float">
            <text:p>426</text:p>
          </table:table-cell>
          <table:table-cell table:formula="of:=[C_Acu_NA.E39]-[C_Acu_NA.E38]" office:value-type="float" office:value="558" calcext:value-type="float">
            <text:p>558</text:p>
          </table:table-cell>
          <table:table-cell table:formula="of:=[C_Acu_NA.F39]-[C_Acu_NA.F38]" office:value-type="float" office:value="83" calcext:value-type="float">
            <text:p>83</text:p>
          </table:table-cell>
          <table:table-cell table:formula="of:=[C_Acu_NA.G39]-[C_Acu_NA.G38]" office:value-type="float" office:value="4946" calcext:value-type="float">
            <text:p>4946</text:p>
          </table:table-cell>
          <table:table-cell table:formula="of:=[C_Acu_NA.H39]-[C_Acu_NA.H38]" office:value-type="float" office:value="1847" calcext:value-type="float">
            <text:p>1847</text:p>
          </table:table-cell>
          <table:table-cell table:formula="of:=[C_Acu_NA.I39]-[C_Acu_NA.I38]" office:value-type="float" office:value="637" calcext:value-type="float">
            <text:p>637</text:p>
          </table:table-cell>
          <table:table-cell table:formula="of:=[C_Acu_NA.J39]-[C_Acu_NA.J38]" office:value-type="float" office:value="6557" calcext:value-type="float">
            <text:p>6557</text:p>
          </table:table-cell>
          <table:table-cell table:formula="of:=[C_Acu_NA.K39]-[C_Acu_NA.K38]" office:value-type="float" office:value="102" calcext:value-type="float">
            <text:p>102</text:p>
          </table:table-cell>
          <table:table-cell table:formula="of:=[C_Acu_NA.L39]-[C_Acu_NA.L38]" office:value-type="float" office:value="186" calcext:value-type="float">
            <text:p>186</text:p>
          </table:table-cell>
          <table:table-cell table:formula="of:=[C_Acu_NA.M39]-[C_Acu_NA.M38]" office:value-type="float" office:value="184" calcext:value-type="float">
            <text:p>184</text:p>
          </table:table-cell>
          <table:table-cell table:formula="of:=[C_Acu_NA.N39]-[C_Acu_NA.N38]" office:value-type="float" office:value="260" calcext:value-type="float">
            <text:p>260</text:p>
          </table:table-cell>
          <table:table-cell table:formula="of:=[C_Acu_NA.O39]-[C_Acu_NA.O38]" office:value-type="float" office:value="1035" calcext:value-type="float">
            <text:p>1035</text:p>
          </table:table-cell>
          <table:table-cell table:formula="of:=[C_Acu_NA.P39]-[C_Acu_NA.P38]" office:value-type="float" office:value="134" calcext:value-type="float">
            <text:p>134</text:p>
          </table:table-cell>
          <table:table-cell table:formula="of:=[C_Acu_NA.Q39]-[C_Acu_NA.Q38]" office:value-type="float" office:value="1273" calcext:value-type="float">
            <text:p>1273</text:p>
          </table:table-cell>
        </table:table-row>
        <table:table-row table:style-name="ro1">
          <table:table-cell/>
          <table:table-cell table:style-name="ce58" table:formula="of:=[C_Acu_NA.B40]" office:value-type="date" office:date-value="2020-03-22" calcext:value-type="date">
            <text:p>22/03</text:p>
          </table:table-cell>
          <table:table-cell table:formula="of:=[C_Acu_NA.C40]-[C_Acu_NA.C39]" office:value-type="float" office:value="1948" calcext:value-type="float">
            <text:p>1948</text:p>
          </table:table-cell>
          <table:table-cell table:formula="of:=[C_Acu_NA.D40]-[C_Acu_NA.D39]" office:value-type="float" office:value="430" calcext:value-type="float">
            <text:p>430</text:p>
          </table:table-cell>
          <table:table-cell table:formula="of:=[C_Acu_NA.E40]-[C_Acu_NA.E39]" office:value-type="float" office:value="586" calcext:value-type="float">
            <text:p>586</text:p>
          </table:table-cell>
          <table:table-cell table:formula="of:=[C_Acu_NA.F40]-[C_Acu_NA.F39]" office:value-type="float" office:value="94" calcext:value-type="float">
            <text:p>94</text:p>
          </table:table-cell>
          <table:table-cell table:formula="of:=[C_Acu_NA.G40]-[C_Acu_NA.G39]" office:value-type="float" office:value="3646" calcext:value-type="float">
            <text:p>3646</text:p>
          </table:table-cell>
          <table:table-cell table:formula="of:=[C_Acu_NA.H40]-[C_Acu_NA.H39]" office:value-type="float" office:value="1559" calcext:value-type="float">
            <text:p>1559</text:p>
          </table:table-cell>
          <table:table-cell table:formula="of:=[C_Acu_NA.I40]-[C_Acu_NA.I39]" office:value-type="float" office:value="573" calcext:value-type="float">
            <text:p>573</text:p>
          </table:table-cell>
          <table:table-cell table:formula="of:=[C_Acu_NA.J40]-[C_Acu_NA.J39]" office:value-type="float" office:value="5560" calcext:value-type="float">
            <text:p>5560</text:p>
          </table:table-cell>
          <table:table-cell table:formula="of:=[C_Acu_NA.K40]-[C_Acu_NA.K39]" office:value-type="float" office:value="121" calcext:value-type="float">
            <text:p>121</text:p>
          </table:table-cell>
          <table:table-cell table:formula="of:=[C_Acu_NA.L40]-[C_Acu_NA.L39]" office:value-type="float" office:value="128" calcext:value-type="float">
            <text:p>128</text:p>
          </table:table-cell>
          <table:table-cell table:formula="of:=[C_Acu_NA.M40]-[C_Acu_NA.M39]" office:value-type="float" office:value="206" calcext:value-type="float">
            <text:p>206</text:p>
          </table:table-cell>
          <table:table-cell table:formula="of:=[C_Acu_NA.N40]-[C_Acu_NA.N39]" office:value-type="float" office:value="320" calcext:value-type="float">
            <text:p>320</text:p>
          </table:table-cell>
          <table:table-cell table:formula="of:=[C_Acu_NA.O40]-[C_Acu_NA.O39]" office:value-type="float" office:value="665" calcext:value-type="float">
            <text:p>665</text:p>
          </table:table-cell>
          <table:table-cell table:formula="of:=[C_Acu_NA.P40]-[C_Acu_NA.P39]" office:value-type="float" office:value="117" calcext:value-type="float">
            <text:p>117</text:p>
          </table:table-cell>
          <table:table-cell table:formula="of:=[C_Acu_NA.Q40]-[C_Acu_NA.Q39]" office:value-type="float" office:value="901" calcext:value-type="float">
            <text:p>901</text:p>
          </table:table-cell>
        </table:table-row>
        <table:table-row table:style-name="ro1">
          <table:table-cell table:style-name="ce80" table:formula="of:=[C_Acu_NA.A41]" office:value-type="string" office:string-value="L" calcext:value-type="string">
            <text:p>L</text:p>
          </table:table-cell>
          <table:table-cell table:style-name="ce57" table:formula="of:=[C_Acu_NA.B41]" office:value-type="date" office:date-value="2020-03-23" calcext:value-type="date">
            <text:p>23/03</text:p>
          </table:table-cell>
          <table:table-cell table:style-name="ce50" table:formula="of:=[C_Acu_NA.C41]-[C_Acu_NA.C40]" office:value-type="float" office:value="4062" calcext:value-type="float">
            <text:p>4062</text:p>
          </table:table-cell>
          <table:table-cell table:style-name="ce50" table:formula="of:=[C_Acu_NA.D41]-[C_Acu_NA.D40]" office:value-type="float" office:value="680" calcext:value-type="float">
            <text:p>680</text:p>
          </table:table-cell>
          <table:table-cell table:style-name="ce50" table:formula="of:=[C_Acu_NA.E41]-[C_Acu_NA.E40]" office:value-type="float" office:value="342" calcext:value-type="float">
            <text:p>342</text:p>
          </table:table-cell>
          <table:table-cell table:style-name="ce50" table:formula="of:=[C_Acu_NA.F41]-[C_Acu_NA.F40]" office:value-type="float" office:value="70" calcext:value-type="float">
            <text:p>70</text:p>
          </table:table-cell>
          <table:table-cell table:style-name="ce50" table:formula="of:=[C_Acu_NA.G41]-[C_Acu_NA.G40]" office:value-type="float" office:value="4517" calcext:value-type="float">
            <text:p>4517</text:p>
          </table:table-cell>
          <table:table-cell table:style-name="ce50" table:formula="of:=[C_Acu_NA.H41]-[C_Acu_NA.H40]" office:value-type="float" office:value="3838" calcext:value-type="float">
            <text:p>3838</text:p>
          </table:table-cell>
          <table:table-cell table:style-name="ce50" table:formula="of:=[C_Acu_NA.I41]-[C_Acu_NA.I40]" office:value-type="float" office:value="545" calcext:value-type="float">
            <text:p>545</text:p>
          </table:table-cell>
          <table:table-cell table:style-name="ce50" table:formula="of:=[C_Acu_NA.J41]-[C_Acu_NA.J40]" office:value-type="float" office:value="4789" calcext:value-type="float">
            <text:p>4789</text:p>
          </table:table-cell>
          <table:table-cell table:style-name="ce50" table:formula="of:=[C_Acu_NA.K41]-[C_Acu_NA.K40]" office:value-type="float" office:value="219" calcext:value-type="float">
            <text:p>219</text:p>
          </table:table-cell>
          <table:table-cell table:style-name="ce50" table:formula="of:=[C_Acu_NA.L41]-[C_Acu_NA.L40]" office:value-type="float" office:value="77" calcext:value-type="float">
            <text:p>77</text:p>
          </table:table-cell>
          <table:table-cell table:style-name="ce50" table:formula="of:=[C_Acu_NA.M41]-[C_Acu_NA.M40]" office:value-type="float" office:value="239" calcext:value-type="float">
            <text:p>239</text:p>
          </table:table-cell>
          <table:table-cell table:style-name="ce50" table:formula="of:=[C_Acu_NA.N41]-[C_Acu_NA.N40]" office:value-type="float" office:value="460" calcext:value-type="float">
            <text:p>460</text:p>
          </table:table-cell>
          <table:table-cell table:style-name="ce50" table:formula="of:=[C_Acu_NA.O41]-[C_Acu_NA.O40]" office:value-type="float" office:value="967" calcext:value-type="float">
            <text:p>967</text:p>
          </table:table-cell>
          <table:table-cell table:style-name="ce50" table:formula="of:=[C_Acu_NA.P41]-[C_Acu_NA.P40]" office:value-type="float" office:value="182" calcext:value-type="float">
            <text:p>182</text:p>
          </table:table-cell>
          <table:table-cell table:style-name="ce50" table:formula="of:=[C_Acu_NA.Q41]-[C_Acu_NA.Q40]" office:value-type="float" office:value="1046" calcext:value-type="float">
            <text:p>1046</text:p>
          </table:table-cell>
        </table:table-row>
        <table:table-row table:style-name="ro1">
          <table:table-cell/>
          <table:table-cell table:style-name="ce58" table:formula="of:=[C_Acu_NA.B42]" office:value-type="date" office:date-value="2020-03-24" calcext:value-type="date">
            <text:p>24/03</text:p>
          </table:table-cell>
          <table:table-cell table:formula="of:=[C_Acu_NA.C42]-[C_Acu_NA.C41]" office:value-type="float" office:value="4764" calcext:value-type="float">
            <text:p>4764</text:p>
          </table:table-cell>
          <table:table-cell table:formula="of:=[C_Acu_NA.D42]-[C_Acu_NA.D41]" office:value-type="float" office:value="952" calcext:value-type="float">
            <text:p>952</text:p>
          </table:table-cell>
          <table:table-cell table:formula="of:=[C_Acu_NA.E42]-[C_Acu_NA.E41]" office:value-type="float" office:value="526" calcext:value-type="float">
            <text:p>526</text:p>
          </table:table-cell>
          <table:table-cell table:formula="of:=[C_Acu_NA.F42]-[C_Acu_NA.F41]" office:value-type="float" office:value="135" calcext:value-type="float">
            <text:p>135</text:p>
          </table:table-cell>
          <table:table-cell table:formula="of:=[C_Acu_NA.G42]-[C_Acu_NA.G41]" office:value-type="float" office:value="6584" calcext:value-type="float">
            <text:p>6584</text:p>
          </table:table-cell>
          <table:table-cell table:formula="of:=[C_Acu_NA.H42]-[C_Acu_NA.H41]" office:value-type="float" office:value="2446" calcext:value-type="float">
            <text:p>2446</text:p>
          </table:table-cell>
          <table:table-cell table:formula="of:=[C_Acu_NA.I42]-[C_Acu_NA.I41]" office:value-type="float" office:value="811" calcext:value-type="float">
            <text:p>811</text:p>
          </table:table-cell>
          <table:table-cell table:formula="of:=[C_Acu_NA.J42]-[C_Acu_NA.J41]" office:value-type="float" office:value="5249" calcext:value-type="float">
            <text:p>5249</text:p>
          </table:table-cell>
          <table:table-cell table:formula="of:=[C_Acu_NA.K42]-[C_Acu_NA.K41]" office:value-type="float" office:value="204" calcext:value-type="float">
            <text:p>204</text:p>
          </table:table-cell>
          <table:table-cell table:formula="of:=[C_Acu_NA.L42]-[C_Acu_NA.L41]" office:value-type="float" office:value="224" calcext:value-type="float">
            <text:p>224</text:p>
          </table:table-cell>
          <table:table-cell table:formula="of:=[C_Acu_NA.M42]-[C_Acu_NA.M41]" office:value-type="float" office:value="195" calcext:value-type="float">
            <text:p>195</text:p>
          </table:table-cell>
          <table:table-cell table:formula="of:=[C_Acu_NA.N42]-[C_Acu_NA.N41]" office:value-type="float" office:value="302" calcext:value-type="float">
            <text:p>302</text:p>
          </table:table-cell>
          <table:table-cell table:formula="of:=[C_Acu_NA.O42]-[C_Acu_NA.O41]" office:value-type="float" office:value="1427" calcext:value-type="float">
            <text:p>1427</text:p>
          </table:table-cell>
          <table:table-cell table:formula="of:=[C_Acu_NA.P42]-[C_Acu_NA.P41]" office:value-type="float" office:value="230" calcext:value-type="float">
            <text:p>230</text:p>
          </table:table-cell>
          <table:table-cell table:formula="of:=[C_Acu_NA.Q42]-[C_Acu_NA.Q41]" office:value-type="float" office:value="776" calcext:value-type="float">
            <text:p>776</text:p>
          </table:table-cell>
        </table:table-row>
        <table:table-row table:style-name="ro1">
          <table:table-cell/>
          <table:table-cell table:style-name="ce58" table:formula="of:=[C_Acu_NA.B43]" office:value-type="date" office:date-value="2020-03-25" calcext:value-type="date">
            <text:p>25/03</text:p>
          </table:table-cell>
          <table:table-cell table:formula="of:=[C_Acu_NA.C43]-[C_Acu_NA.C42]" office:value-type="float" office:value="4118" calcext:value-type="float">
            <text:p>4118</text:p>
          </table:table-cell>
          <table:table-cell table:formula="of:=[C_Acu_NA.D43]-[C_Acu_NA.D42]" office:value-type="float" office:value="684" calcext:value-type="float">
            <text:p>684</text:p>
          </table:table-cell>
          <table:table-cell table:formula="of:=[C_Acu_NA.E43]-[C_Acu_NA.E42]" office:value-type="float" office:value="668" calcext:value-type="float">
            <text:p>668</text:p>
          </table:table-cell>
          <table:table-cell table:formula="of:=[C_Acu_NA.F43]-[C_Acu_NA.F42]" office:value-type="float" office:value="144" calcext:value-type="float">
            <text:p>144</text:p>
          </table:table-cell>
          <table:table-cell table:formula="of:=[C_Acu_NA.G43]-[C_Acu_NA.G42]" office:value-type="float" office:value="7937" calcext:value-type="float">
            <text:p>7937</text:p>
          </table:table-cell>
          <table:table-cell table:formula="of:=[C_Acu_NA.H43]-[C_Acu_NA.H42]" office:value-type="float" office:value="2931" calcext:value-type="float">
            <text:p>2931</text:p>
          </table:table-cell>
          <table:table-cell table:formula="of:=[C_Acu_NA.I43]-[C_Acu_NA.I42]" office:value-type="float" office:value="852" calcext:value-type="float">
            <text:p>852</text:p>
          </table:table-cell>
          <table:table-cell table:formula="of:=[C_Acu_NA.J43]-[C_Acu_NA.J42]" office:value-type="float" office:value="5210" calcext:value-type="float">
            <text:p>5210</text:p>
          </table:table-cell>
          <table:table-cell table:formula="of:=[C_Acu_NA.K43]-[C_Acu_NA.K42]" office:value-type="float" office:value="235" calcext:value-type="float">
            <text:p>235</text:p>
          </table:table-cell>
          <table:table-cell table:formula="of:=[C_Acu_NA.L43]-[C_Acu_NA.L42]" office:value-type="float" office:value="234" calcext:value-type="float">
            <text:p>234</text:p>
          </table:table-cell>
          <table:table-cell table:formula="of:=[C_Acu_NA.M43]-[C_Acu_NA.M42]" office:value-type="float" office:value="350" calcext:value-type="float">
            <text:p>350</text:p>
          </table:table-cell>
          <table:table-cell table:formula="of:=[C_Acu_NA.N43]-[C_Acu_NA.N42]" office:value-type="float" office:value="633" calcext:value-type="float">
            <text:p>633</text:p>
          </table:table-cell>
          <table:table-cell table:formula="of:=[C_Acu_NA.O43]-[C_Acu_NA.O42]" office:value-type="float" office:value="1452" calcext:value-type="float">
            <text:p>1452</text:p>
          </table:table-cell>
          <table:table-cell table:formula="of:=[C_Acu_NA.P43]-[C_Acu_NA.P42]" office:value-type="float" office:value="314" calcext:value-type="float">
            <text:p>314</text:p>
          </table:table-cell>
          <table:table-cell table:formula="of:=[C_Acu_NA.Q43]-[C_Acu_NA.Q42]" office:value-type="float" office:value="929" calcext:value-type="float">
            <text:p>929</text:p>
          </table:table-cell>
        </table:table-row>
        <table:table-row table:style-name="ro1">
          <table:table-cell/>
          <table:table-cell table:style-name="ce58" table:formula="of:=[C_Acu_NA.B44]" office:value-type="date" office:date-value="2020-03-26" calcext:value-type="date">
            <text:p>26/03</text:p>
          </table:table-cell>
          <table:table-cell table:formula="of:=[C_Acu_NA.C44]-[C_Acu_NA.C43]" office:value-type="float" office:value="4954" calcext:value-type="float">
            <text:p>4954</text:p>
          </table:table-cell>
          <table:table-cell table:formula="of:=[C_Acu_NA.D44]-[C_Acu_NA.D43]" office:value-type="float" office:value="838" calcext:value-type="float">
            <text:p>838</text:p>
          </table:table-cell>
          <table:table-cell table:formula="of:=[C_Acu_NA.E44]-[C_Acu_NA.E43]" office:value-type="float" office:value="1298" calcext:value-type="float">
            <text:p>1298</text:p>
          </table:table-cell>
          <table:table-cell table:formula="of:=[C_Acu_NA.F44]-[C_Acu_NA.F43]" office:value-type="float" office:value="162" calcext:value-type="float">
            <text:p>162</text:p>
          </table:table-cell>
          <table:table-cell table:formula="of:=[C_Acu_NA.G44]-[C_Acu_NA.G43]" office:value-type="float" office:value="8578" calcext:value-type="float">
            <text:p>8578</text:p>
          </table:table-cell>
          <table:table-cell table:formula="of:=[C_Acu_NA.H44]-[C_Acu_NA.H43]" office:value-type="float" office:value="3922" calcext:value-type="float">
            <text:p>3922</text:p>
          </table:table-cell>
          <table:table-cell table:formula="of:=[C_Acu_NA.I44]-[C_Acu_NA.I43]" office:value-type="float" office:value="1019" calcext:value-type="float">
            <text:p>1019</text:p>
          </table:table-cell>
          <table:table-cell table:formula="of:=[C_Acu_NA.J44]-[C_Acu_NA.J43]" office:value-type="float" office:value="6153" calcext:value-type="float">
            <text:p>6153</text:p>
          </table:table-cell>
          <table:table-cell table:formula="of:=[C_Acu_NA.K44]-[C_Acu_NA.K43]" office:value-type="float" office:value="255" calcext:value-type="float">
            <text:p>255</text:p>
          </table:table-cell>
          <table:table-cell table:formula="of:=[C_Acu_NA.L44]-[C_Acu_NA.L43]" office:value-type="float" office:value="120" calcext:value-type="float">
            <text:p>120</text:p>
          </table:table-cell>
          <table:table-cell table:formula="of:=[C_Acu_NA.M44]-[C_Acu_NA.M43]" office:value-type="float" office:value="240" calcext:value-type="float">
            <text:p>240</text:p>
          </table:table-cell>
          <table:table-cell table:formula="of:=[C_Acu_NA.N44]-[C_Acu_NA.N43]" office:value-type="float" office:value="549" calcext:value-type="float">
            <text:p>549</text:p>
          </table:table-cell>
          <table:table-cell table:formula="of:=[C_Acu_NA.O44]-[C_Acu_NA.O43]" office:value-type="float" office:value="2129" calcext:value-type="float">
            <text:p>2129</text:p>
          </table:table-cell>
          <table:table-cell table:formula="of:=[C_Acu_NA.P44]-[C_Acu_NA.P43]" office:value-type="float" office:value="286" calcext:value-type="float">
            <text:p>286</text:p>
          </table:table-cell>
          <table:table-cell table:formula="of:=[C_Acu_NA.Q44]-[C_Acu_NA.Q43]" office:value-type="float" office:value="949" calcext:value-type="float">
            <text:p>949</text:p>
          </table:table-cell>
        </table:table-row>
        <table:table-row table:style-name="ro1">
          <table:table-cell/>
          <table:table-cell table:style-name="ce58" table:formula="of:=[C_Acu_NA.B45]" office:value-type="date" office:date-value="2020-03-27" calcext:value-type="date">
            <text:p>27/03</text:p>
          </table:table-cell>
          <table:table-cell table:formula="of:=[C_Acu_NA.C45]-[C_Acu_NA.C44]" office:value-type="float" office:value="5780" calcext:value-type="float">
            <text:p>5780</text:p>
          </table:table-cell>
          <table:table-cell table:formula="of:=[C_Acu_NA.D45]-[C_Acu_NA.D44]" office:value-type="float" office:value="1001" calcext:value-type="float">
            <text:p>1001</text:p>
          </table:table-cell>
          <table:table-cell table:formula="of:=[C_Acu_NA.E45]-[C_Acu_NA.E44]" office:value-type="float" office:value="1049" calcext:value-type="float">
            <text:p>1049</text:p>
          </table:table-cell>
          <table:table-cell table:formula="of:=[C_Acu_NA.F45]-[C_Acu_NA.F44]" office:value-type="float" office:value="176" calcext:value-type="float">
            <text:p>176</text:p>
          </table:table-cell>
          <table:table-cell table:formula="of:=[C_Acu_NA.G45]-[C_Acu_NA.G44]" office:value-type="float" office:value="7871" calcext:value-type="float">
            <text:p>7871</text:p>
          </table:table-cell>
          <table:table-cell table:formula="of:=[C_Acu_NA.H45]-[C_Acu_NA.H44]" office:value-type="float" office:value="3809" calcext:value-type="float">
            <text:p>3809</text:p>
          </table:table-cell>
          <table:table-cell table:formula="of:=[C_Acu_NA.I45]-[C_Acu_NA.I44]" office:value-type="float" office:value="1172" calcext:value-type="float">
            <text:p>1172</text:p>
          </table:table-cell>
          <table:table-cell table:formula="of:=[C_Acu_NA.J45]-[C_Acu_NA.J44]" office:value-type="float" office:value="5959" calcext:value-type="float">
            <text:p>5959</text:p>
          </table:table-cell>
          <table:table-cell table:formula="of:=[C_Acu_NA.K45]-[C_Acu_NA.K44]" office:value-type="float" office:value="302" calcext:value-type="float">
            <text:p>302</text:p>
          </table:table-cell>
          <table:table-cell table:formula="of:=[C_Acu_NA.L45]-[C_Acu_NA.L44]" office:value-type="float" office:value="152" calcext:value-type="float">
            <text:p>152</text:p>
          </table:table-cell>
          <table:table-cell table:formula="of:=[C_Acu_NA.M45]-[C_Acu_NA.M44]" office:value-type="float" office:value="425" calcext:value-type="float">
            <text:p>425</text:p>
          </table:table-cell>
          <table:table-cell table:formula="of:=[C_Acu_NA.N45]-[C_Acu_NA.N44]" office:value-type="float" office:value="724" calcext:value-type="float">
            <text:p>724</text:p>
          </table:table-cell>
          <table:table-cell table:formula="of:=[C_Acu_NA.O45]-[C_Acu_NA.O44]" office:value-type="float" office:value="2890" calcext:value-type="float">
            <text:p>2890</text:p>
          </table:table-cell>
          <table:table-cell table:formula="of:=[C_Acu_NA.P45]-[C_Acu_NA.P44]" office:value-type="float" office:value="366" calcext:value-type="float">
            <text:p>366</text:p>
          </table:table-cell>
          <table:table-cell table:formula="of:=[C_Acu_NA.Q45]-[C_Acu_NA.Q44]" office:value-type="float" office:value="1447" calcext:value-type="float">
            <text:p>1447</text:p>
          </table:table-cell>
        </table:table-row>
        <table:table-row table:style-name="ro1">
          <table:table-cell/>
          <table:table-cell table:style-name="ce58" table:formula="of:=[C_Acu_NA.B46]" office:value-type="date" office:date-value="2020-03-28" calcext:value-type="date">
            <text:p>28/03</text:p>
          </table:table-cell>
          <table:table-cell table:formula="of:=[C_Acu_NA.C46]-[C_Acu_NA.C45]" office:value-type="float" office:value="6294" calcext:value-type="float">
            <text:p>6294</text:p>
          </table:table-cell>
          <table:table-cell table:formula="of:=[C_Acu_NA.D46]-[C_Acu_NA.D45]" office:value-type="float" office:value="596" calcext:value-type="float">
            <text:p>596</text:p>
          </table:table-cell>
          <table:table-cell table:formula="of:=[C_Acu_NA.E46]-[C_Acu_NA.E45]" office:value-type="float" office:value="1850" calcext:value-type="float">
            <text:p>1850</text:p>
          </table:table-cell>
          <table:table-cell table:formula="of:=[C_Acu_NA.F46]-[C_Acu_NA.F45]" office:value-type="float" office:value="167" calcext:value-type="float">
            <text:p>167</text:p>
          </table:table-cell>
          <table:table-cell table:formula="of:=[C_Acu_NA.G46]-[C_Acu_NA.G45]" office:value-type="float" office:value="8189" calcext:value-type="float">
            <text:p>8189</text:p>
          </table:table-cell>
          <table:table-cell table:formula="of:=[C_Acu_NA.H46]-[C_Acu_NA.H45]" office:value-type="float" office:value="4611" calcext:value-type="float">
            <text:p>4611</text:p>
          </table:table-cell>
          <table:table-cell table:formula="of:=[C_Acu_NA.I46]-[C_Acu_NA.I45]" office:value-type="float" office:value="1159" calcext:value-type="float">
            <text:p>1159</text:p>
          </table:table-cell>
          <table:table-cell table:formula="of:=[C_Acu_NA.J46]-[C_Acu_NA.J45]" office:value-type="float" office:value="3974" calcext:value-type="float">
            <text:p>3974</text:p>
          </table:table-cell>
          <table:table-cell table:formula="of:=[C_Acu_NA.K46]-[C_Acu_NA.K45]" office:value-type="float" office:value="294" calcext:value-type="float">
            <text:p>294</text:p>
          </table:table-cell>
          <table:table-cell table:formula="of:=[C_Acu_NA.L46]-[C_Acu_NA.L45]" office:value-type="float" office:value="226" calcext:value-type="float">
            <text:p>226</text:p>
          </table:table-cell>
          <table:table-cell table:formula="of:=[C_Acu_NA.M46]-[C_Acu_NA.M45]" office:value-type="float" office:value="264" calcext:value-type="float">
            <text:p>264</text:p>
          </table:table-cell>
          <table:table-cell table:formula="of:=[C_Acu_NA.N46]-[C_Acu_NA.N45]" office:value-type="float" office:value="902" calcext:value-type="float">
            <text:p>902</text:p>
          </table:table-cell>
          <table:table-cell table:formula="of:=[C_Acu_NA.O46]-[C_Acu_NA.O45]" office:value-type="float" office:value="2556" calcext:value-type="float">
            <text:p>2556</text:p>
          </table:table-cell>
          <table:table-cell table:formula="of:=[C_Acu_NA.P46]-[C_Acu_NA.P45]" office:value-type="float" office:value="300" calcext:value-type="float">
            <text:p>300</text:p>
          </table:table-cell>
          <table:table-cell table:formula="of:=[C_Acu_NA.Q46]-[C_Acu_NA.Q45]" office:value-type="float" office:value="1052" calcext:value-type="float">
            <text:p>1052</text:p>
          </table:table-cell>
        </table:table-row>
        <table:table-row table:style-name="ro1">
          <table:table-cell table:style-name="ce83"/>
          <table:table-cell table:style-name="ce59" table:formula="of:=[C_Acu_NA.B47]" office:value-type="date" office:date-value="2020-03-29" calcext:value-type="date">
            <text:p>29/03</text:p>
          </table:table-cell>
          <table:table-cell table:style-name="ce51" table:formula="of:=[C_Acu_NA.C47]-[C_Acu_NA.C46]" office:value-type="float" office:value="3965" calcext:value-type="float">
            <text:p>3965</text:p>
          </table:table-cell>
          <table:table-cell table:style-name="ce51" table:formula="of:=[C_Acu_NA.D47]-[C_Acu_NA.D46]" office:value-type="float" office:value="541" calcext:value-type="float">
            <text:p>541</text:p>
          </table:table-cell>
          <table:table-cell table:style-name="ce51" table:formula="of:=[C_Acu_NA.E47]-[C_Acu_NA.E46]" office:value-type="float" office:value="1702" calcext:value-type="float">
            <text:p>1702</text:p>
          </table:table-cell>
          <table:table-cell table:style-name="ce51" table:formula="of:=[C_Acu_NA.F47]-[C_Acu_NA.F46]" office:value-type="float" office:value="198" calcext:value-type="float">
            <text:p>198</text:p>
          </table:table-cell>
          <table:table-cell table:style-name="ce51" table:formula="of:=[C_Acu_NA.G47]-[C_Acu_NA.G46]" office:value-type="float" office:value="6549" calcext:value-type="float">
            <text:p>6549</text:p>
          </table:table-cell>
          <table:table-cell table:style-name="ce51" table:formula="of:=[C_Acu_NA.H47]-[C_Acu_NA.H46]" office:value-type="float" office:value="2599" calcext:value-type="float">
            <text:p>2599</text:p>
          </table:table-cell>
          <table:table-cell table:style-name="ce51" table:formula="of:=[C_Acu_NA.I47]-[C_Acu_NA.I46]" office:value-type="float" office:value="1104" calcext:value-type="float">
            <text:p>1104</text:p>
          </table:table-cell>
          <table:table-cell table:style-name="ce51" table:formula="of:=[C_Acu_NA.J47]-[C_Acu_NA.J46]" office:value-type="float" office:value="7217" calcext:value-type="float">
            <text:p>7217</text:p>
          </table:table-cell>
          <table:table-cell table:style-name="ce51" table:formula="of:=[C_Acu_NA.K47]-[C_Acu_NA.K46]" office:value-type="float" office:value="200" calcext:value-type="float">
            <text:p>200</text:p>
          </table:table-cell>
          <table:table-cell table:style-name="ce51" table:formula="of:=[C_Acu_NA.L47]-[C_Acu_NA.L46]" office:value-type="float" office:value="119" calcext:value-type="float">
            <text:p>119</text:p>
          </table:table-cell>
          <table:table-cell table:style-name="ce51" table:formula="of:=[C_Acu_NA.M47]-[C_Acu_NA.M46]" office:value-type="float" office:value="257" calcext:value-type="float">
            <text:p>257</text:p>
          </table:table-cell>
          <table:table-cell table:style-name="ce51" table:formula="of:=[C_Acu_NA.N47]-[C_Acu_NA.N46]" office:value-type="float" office:value="792" calcext:value-type="float">
            <text:p>792</text:p>
          </table:table-cell>
          <table:table-cell table:style-name="ce51" table:formula="of:=[C_Acu_NA.O47]-[C_Acu_NA.O46]" office:value-type="float" office:value="2502" calcext:value-type="float">
            <text:p>2502</text:p>
          </table:table-cell>
          <table:table-cell table:style-name="ce51" table:formula="of:=[C_Acu_NA.P47]-[C_Acu_NA.P46]" office:value-type="float" office:value="281" calcext:value-type="float">
            <text:p>281</text:p>
          </table:table-cell>
          <table:table-cell table:style-name="ce51" table:formula="of:=[C_Acu_NA.Q47]-[C_Acu_NA.Q46]" office:value-type="float" office:value="1123" calcext:value-type="float">
            <text:p>1123</text:p>
          </table:table-cell>
        </table:table-row>
        <table:table-row table:style-name="ro1">
          <table:table-cell table:style-name="ce86" table:formula="of:=[C_Acu_NA.A48]" office:value-type="string" office:string-value="L" calcext:value-type="string">
            <text:p>L</text:p>
          </table:table-cell>
          <table:table-cell table:style-name="ce58" table:formula="of:=[C_Acu_NA.B48]" office:value-type="date" office:date-value="2020-03-30" calcext:value-type="date">
            <text:p>30/03</text:p>
          </table:table-cell>
          <table:table-cell table:formula="of:=[C_Acu_NA.C48]-[C_Acu_NA.C47]" office:value-type="float" office:value="4751" calcext:value-type="float">
            <text:p>4751</text:p>
          </table:table-cell>
          <table:table-cell table:formula="of:=[C_Acu_NA.D48]-[C_Acu_NA.D47]" office:value-type="float" office:value="841" calcext:value-type="float">
            <text:p>841</text:p>
          </table:table-cell>
          <table:table-cell table:formula="of:=[C_Acu_NA.E48]-[C_Acu_NA.E47]" office:value-type="float" office:value="1063" calcext:value-type="float">
            <text:p>1063</text:p>
          </table:table-cell>
          <table:table-cell table:formula="of:=[C_Acu_NA.F48]-[C_Acu_NA.F47]" office:value-type="float" office:value="191" calcext:value-type="float">
            <text:p>191</text:p>
          </table:table-cell>
          <table:table-cell table:formula="of:=[C_Acu_NA.G48]-[C_Acu_NA.G47]" office:value-type="float" office:value="6398" calcext:value-type="float">
            <text:p>6398</text:p>
          </table:table-cell>
          <table:table-cell table:formula="of:=[C_Acu_NA.H48]-[C_Acu_NA.H47]" office:value-type="float" office:value="4376" calcext:value-type="float">
            <text:p>4376</text:p>
          </table:table-cell>
          <table:table-cell table:formula="of:=[C_Acu_NA.I48]-[C_Acu_NA.I47]" office:value-type="float" office:value="884" calcext:value-type="float">
            <text:p>884</text:p>
          </table:table-cell>
          <table:table-cell table:formula="of:=[C_Acu_NA.J48]-[C_Acu_NA.J47]" office:value-type="float" office:value="4050" calcext:value-type="float">
            <text:p>4050</text:p>
          </table:table-cell>
          <table:table-cell table:formula="of:=[C_Acu_NA.K48]-[C_Acu_NA.K47]" office:value-type="float" office:value="295" calcext:value-type="float">
            <text:p>295</text:p>
          </table:table-cell>
          <table:table-cell table:formula="of:=[C_Acu_NA.L48]-[C_Acu_NA.L47]" office:value-type="float" office:value="38" calcext:value-type="float">
            <text:p>38</text:p>
          </table:table-cell>
          <table:table-cell table:formula="of:=[C_Acu_NA.M48]-[C_Acu_NA.M47]" office:value-type="float" office:value="124" calcext:value-type="float">
            <text:p>124</text:p>
          </table:table-cell>
          <table:table-cell table:formula="of:=[C_Acu_NA.N48]-[C_Acu_NA.N47]" office:value-type="float" office:value="446" calcext:value-type="float">
            <text:p>446</text:p>
          </table:table-cell>
          <table:table-cell table:formula="of:=[C_Acu_NA.O48]-[C_Acu_NA.O47]" office:value-type="float" office:value="2665" calcext:value-type="float">
            <text:p>2665</text:p>
          </table:table-cell>
          <table:table-cell table:formula="of:=[C_Acu_NA.P48]-[C_Acu_NA.P47]" office:value-type="float" office:value="415" calcext:value-type="float">
            <text:p>415</text:p>
          </table:table-cell>
          <table:table-cell table:formula="of:=[C_Acu_NA.Q48]-[C_Acu_NA.Q47]" office:value-type="float" office:value="1139" calcext:value-type="float">
            <text:p>1139</text:p>
          </table:table-cell>
        </table:table-row>
        <table:table-row table:style-name="ro1">
          <table:table-cell/>
          <table:table-cell table:style-name="ce58" table:formula="of:=[C_Acu_NA.B49]" office:value-type="date" office:date-value="2020-03-31" calcext:value-type="date">
            <text:p>31/03</text:p>
          </table:table-cell>
          <table:table-cell table:formula="of:=[C_Acu_NA.C49]-[C_Acu_NA.C48]" office:value-type="float" office:value="4615" calcext:value-type="float">
            <text:p>4615</text:p>
          </table:table-cell>
          <table:table-cell table:formula="of:=[C_Acu_NA.D49]-[C_Acu_NA.D48]" office:value-type="float" office:value="597" calcext:value-type="float">
            <text:p>597</text:p>
          </table:table-cell>
          <table:table-cell table:formula="of:=[C_Acu_NA.E49]-[C_Acu_NA.E48]" office:value-type="float" office:value="876" calcext:value-type="float">
            <text:p>876</text:p>
          </table:table-cell>
          <table:table-cell table:formula="of:=[C_Acu_NA.F49]-[C_Acu_NA.F48]" office:value-type="float" office:value="284" calcext:value-type="float">
            <text:p>284</text:p>
          </table:table-cell>
          <table:table-cell table:formula="of:=[C_Acu_NA.G49]-[C_Acu_NA.G48]" office:value-type="float" office:value="9222" calcext:value-type="float">
            <text:p>9222</text:p>
          </table:table-cell>
          <table:table-cell table:formula="of:=[C_Acu_NA.H49]-[C_Acu_NA.H48]" office:value-type="float" office:value="7578" calcext:value-type="float">
            <text:p>7578</text:p>
          </table:table-cell>
          <table:table-cell table:formula="of:=[C_Acu_NA.I49]-[C_Acu_NA.I48]" office:value-type="float" office:value="845" calcext:value-type="float">
            <text:p>845</text:p>
          </table:table-cell>
          <table:table-cell table:formula="of:=[C_Acu_NA.J49]-[C_Acu_NA.J48]" office:value-type="float" office:value="4053" calcext:value-type="float">
            <text:p>4053</text:p>
          </table:table-cell>
          <table:table-cell table:formula="of:=[C_Acu_NA.K49]-[C_Acu_NA.K48]" office:value-type="float" office:value="325" calcext:value-type="float">
            <text:p>325</text:p>
          </table:table-cell>
          <table:table-cell table:formula="of:=[C_Acu_NA.L49]-[C_Acu_NA.L48]" office:value-type="float" office:value="190" calcext:value-type="float">
            <text:p>190</text:p>
          </table:table-cell>
          <table:table-cell table:formula="of:=[C_Acu_NA.M49]-[C_Acu_NA.M48]" office:value-type="float" office:value="221" calcext:value-type="float">
            <text:p>221</text:p>
          </table:table-cell>
          <table:table-cell table:formula="of:=[C_Acu_NA.N49]-[C_Acu_NA.N48]" office:value-type="float" office:value="1035" calcext:value-type="float">
            <text:p>1035</text:p>
          </table:table-cell>
          <table:table-cell table:formula="of:=[C_Acu_NA.O49]-[C_Acu_NA.O48]" office:value-type="float" office:value="3250" calcext:value-type="float">
            <text:p>3250</text:p>
          </table:table-cell>
          <table:table-cell table:formula="of:=[C_Acu_NA.P49]-[C_Acu_NA.P48]" office:value-type="float" office:value="475" calcext:value-type="float">
            <text:p>475</text:p>
          </table:table-cell>
          <table:table-cell table:formula="of:=[C_Acu_NA.Q49]-[C_Acu_NA.Q48]" office:value-type="float" office:value="701" calcext:value-type="float">
            <text:p>701</text:p>
          </table:table-cell>
        </table:table-row>
        <table:table-row table:style-name="ro1">
          <table:table-cell/>
          <table:table-cell table:style-name="ce58" table:formula="of:=[C_Acu_NA.B50]" office:value-type="date" office:date-value="2020-04-01" calcext:value-type="date">
            <text:p>01/04</text:p>
          </table:table-cell>
          <table:table-cell table:formula="of:=[C_Acu_NA.C50]-[C_Acu_NA.C49]" office:value-type="float" office:value="5453" calcext:value-type="float">
            <text:p>5453</text:p>
          </table:table-cell>
          <table:table-cell table:formula="of:=[C_Acu_NA.D50]-[C_Acu_NA.D49]" office:value-type="float" office:value="508" calcext:value-type="float">
            <text:p>508</text:p>
          </table:table-cell>
          <table:table-cell table:formula="of:=[C_Acu_NA.E50]-[C_Acu_NA.E49]" office:value-type="float" office:value="1189" calcext:value-type="float">
            <text:p>1189</text:p>
          </table:table-cell>
          <table:table-cell table:formula="of:=[C_Acu_NA.F50]-[C_Acu_NA.F49]" office:value-type="float" office:value="251" calcext:value-type="float">
            <text:p>251</text:p>
          </table:table-cell>
          <table:table-cell table:formula="of:=[C_Acu_NA.G50]-[C_Acu_NA.G49]" office:value-type="float" office:value="7719" calcext:value-type="float">
            <text:p>7719</text:p>
          </table:table-cell>
          <table:table-cell table:formula="of:=[C_Acu_NA.H50]-[C_Acu_NA.H49]" office:value-type="float" office:value="4861" calcext:value-type="float">
            <text:p>4861</text:p>
          </table:table-cell>
          <table:table-cell table:formula="of:=[C_Acu_NA.I50]-[C_Acu_NA.I49]" office:value-type="float" office:value="1019" calcext:value-type="float">
            <text:p>1019</text:p>
          </table:table-cell>
          <table:table-cell table:formula="of:=[C_Acu_NA.J50]-[C_Acu_NA.J49]" office:value-type="float" office:value="4782" calcext:value-type="float">
            <text:p>4782</text:p>
          </table:table-cell>
          <table:table-cell table:formula="of:=[C_Acu_NA.K50]-[C_Acu_NA.K49]" office:value-type="float" office:value="212" calcext:value-type="float">
            <text:p>212</text:p>
          </table:table-cell>
          <table:table-cell table:formula="of:=[C_Acu_NA.L50]-[C_Acu_NA.L49]" office:value-type="float" office:value="141" calcext:value-type="float">
            <text:p>141</text:p>
          </table:table-cell>
          <table:table-cell table:formula="of:=[C_Acu_NA.M50]-[C_Acu_NA.M49]" office:value-type="float" office:value="208" calcext:value-type="float">
            <text:p>208</text:p>
          </table:table-cell>
          <table:table-cell table:formula="of:=[C_Acu_NA.N50]-[C_Acu_NA.N49]" office:value-type="float" office:value="808" calcext:value-type="float">
            <text:p>808</text:p>
          </table:table-cell>
          <table:table-cell table:formula="of:=[C_Acu_NA.O50]-[C_Acu_NA.O49]" office:value-type="float" office:value="4567" calcext:value-type="float">
            <text:p>4567</text:p>
          </table:table-cell>
          <table:table-cell table:formula="of:=[C_Acu_NA.P50]-[C_Acu_NA.P49]" office:value-type="float" office:value="486" calcext:value-type="float">
            <text:p>486</text:p>
          </table:table-cell>
          <table:table-cell table:formula="of:=[C_Acu_NA.Q50]-[C_Acu_NA.Q49]" office:value-type="float" office:value="963" calcext:value-type="float">
            <text:p>963</text:p>
          </table:table-cell>
        </table:table-row>
        <table:table-row table:style-name="ro1">
          <table:table-cell/>
          <table:table-cell table:style-name="ce58" table:formula="of:=[C_Acu_NA.B51]" office:value-type="date" office:date-value="2020-04-02" calcext:value-type="date">
            <text:p>02/04</text:p>
          </table:table-cell>
          <table:table-cell table:formula="of:=[C_Acu_NA.C51]-[C_Acu_NA.C50]" office:value-type="float" office:value="6156" calcext:value-type="float">
            <text:p>6156</text:p>
          </table:table-cell>
          <table:table-cell table:formula="of:=[C_Acu_NA.D51]-[C_Acu_NA.D50]" office:value-type="float" office:value="485" calcext:value-type="float">
            <text:p>485</text:p>
          </table:table-cell>
          <table:table-cell table:formula="of:=[C_Acu_NA.E51]-[C_Acu_NA.E50]" office:value-type="float" office:value="1384" calcext:value-type="float">
            <text:p>1384</text:p>
          </table:table-cell>
          <table:table-cell table:formula="of:=[C_Acu_NA.F51]-[C_Acu_NA.F50]" office:value-type="float" office:value="283" calcext:value-type="float">
            <text:p>283</text:p>
          </table:table-cell>
          <table:table-cell table:formula="of:=[C_Acu_NA.G51]-[C_Acu_NA.G50]" office:value-type="float" office:value="8102" calcext:value-type="float">
            <text:p>8102</text:p>
          </table:table-cell>
          <table:table-cell table:formula="of:=[C_Acu_NA.H51]-[C_Acu_NA.H50]" office:value-type="float" office:value="2116" calcext:value-type="float">
            <text:p>2116</text:p>
          </table:table-cell>
          <table:table-cell table:formula="of:=[C_Acu_NA.I51]-[C_Acu_NA.I50]" office:value-type="float" office:value="1083" calcext:value-type="float">
            <text:p>1083</text:p>
          </table:table-cell>
          <table:table-cell table:formula="of:=[C_Acu_NA.J51]-[C_Acu_NA.J50]" office:value-type="float" office:value="4668" calcext:value-type="float">
            <text:p>4668</text:p>
          </table:table-cell>
          <table:table-cell table:formula="of:=[C_Acu_NA.K51]-[C_Acu_NA.K50]" office:value-type="float" office:value="402" calcext:value-type="float">
            <text:p>402</text:p>
          </table:table-cell>
          <table:table-cell table:formula="of:=[C_Acu_NA.L51]-[C_Acu_NA.L50]" office:value-type="float" office:value="168" calcext:value-type="float">
            <text:p>168</text:p>
          </table:table-cell>
          <table:table-cell table:formula="of:=[C_Acu_NA.M51]-[C_Acu_NA.M50]" office:value-type="float" office:value="280" calcext:value-type="float">
            <text:p>280</text:p>
          </table:table-cell>
          <table:table-cell table:formula="of:=[C_Acu_NA.N51]-[C_Acu_NA.N50]" office:value-type="float" office:value="783" calcext:value-type="float">
            <text:p>783</text:p>
          </table:table-cell>
          <table:table-cell table:formula="of:=[C_Acu_NA.O51]-[C_Acu_NA.O50]" office:value-type="float" office:value="4522" calcext:value-type="float">
            <text:p>4522</text:p>
          </table:table-cell>
          <table:table-cell table:formula="of:=[C_Acu_NA.P51]-[C_Acu_NA.P50]" office:value-type="float" office:value="554" calcext:value-type="float">
            <text:p>554</text:p>
          </table:table-cell>
          <table:table-cell table:formula="of:=[C_Acu_NA.Q51]-[C_Acu_NA.Q50]" office:value-type="float" office:value="1128" calcext:value-type="float">
            <text:p>1128</text:p>
          </table:table-cell>
        </table:table-row>
        <table:table-row table:style-name="ro1">
          <table:table-cell/>
          <table:table-cell table:style-name="ce58" table:formula="of:=[C_Acu_NA.B52]" office:value-type="date" office:date-value="2020-04-03" calcext:value-type="date">
            <text:p>03/04</text:p>
          </table:table-cell>
          <table:table-cell table:formula="of:=[C_Acu_NA.C52]-[C_Acu_NA.C51]" office:value-type="float" office:value="6174" calcext:value-type="float">
            <text:p>6174</text:p>
          </table:table-cell>
          <table:table-cell table:formula="of:=[C_Acu_NA.D52]-[C_Acu_NA.D51]" office:value-type="float" office:value="416" calcext:value-type="float">
            <text:p>416</text:p>
          </table:table-cell>
          <table:table-cell table:formula="of:=[C_Acu_NA.E52]-[C_Acu_NA.E51]" office:value-type="float" office:value="1422" calcext:value-type="float">
            <text:p>1422</text:p>
          </table:table-cell>
          <table:table-cell table:formula="of:=[C_Acu_NA.F52]-[C_Acu_NA.F51]" office:value-type="float" office:value="373" calcext:value-type="float">
            <text:p>373</text:p>
          </table:table-cell>
          <table:table-cell table:formula="of:=[C_Acu_NA.G52]-[C_Acu_NA.G51]" office:value-type="float" office:value="7472" calcext:value-type="float">
            <text:p>7472</text:p>
          </table:table-cell>
          <table:table-cell table:formula="of:=[C_Acu_NA.H52]-[C_Acu_NA.H51]" office:value-type="float" office:value="5233" calcext:value-type="float">
            <text:p>5233</text:p>
          </table:table-cell>
          <table:table-cell table:formula="of:=[C_Acu_NA.I52]-[C_Acu_NA.I51]" office:value-type="float" office:value="1026" calcext:value-type="float">
            <text:p>1026</text:p>
          </table:table-cell>
          <table:table-cell table:formula="of:=[C_Acu_NA.J52]-[C_Acu_NA.J51]" office:value-type="float" office:value="4585" calcext:value-type="float">
            <text:p>4585</text:p>
          </table:table-cell>
          <table:table-cell table:formula="of:=[C_Acu_NA.K52]-[C_Acu_NA.K51]" office:value-type="float" office:value="424" calcext:value-type="float">
            <text:p>424</text:p>
          </table:table-cell>
          <table:table-cell table:formula="of:=[C_Acu_NA.L52]-[C_Acu_NA.L51]" office:value-type="float" office:value="125" calcext:value-type="float">
            <text:p>125</text:p>
          </table:table-cell>
          <table:table-cell table:formula="of:=[C_Acu_NA.M52]-[C_Acu_NA.M51]" office:value-type="float" office:value="273" calcext:value-type="float">
            <text:p>273</text:p>
          </table:table-cell>
          <table:table-cell table:formula="of:=[C_Acu_NA.N52]-[C_Acu_NA.N51]" office:value-type="float" office:value="852" calcext:value-type="float">
            <text:p>852</text:p>
          </table:table-cell>
          <table:table-cell table:formula="of:=[C_Acu_NA.O52]-[C_Acu_NA.O51]" office:value-type="float" office:value="4672" calcext:value-type="float">
            <text:p>4672</text:p>
          </table:table-cell>
          <table:table-cell table:formula="of:=[C_Acu_NA.P52]-[C_Acu_NA.P51]" office:value-type="float" office:value="601" calcext:value-type="float">
            <text:p>601</text:p>
          </table:table-cell>
          <table:table-cell table:formula="of:=[C_Acu_NA.Q52]-[C_Acu_NA.Q51]" office:value-type="float" office:value="1036" calcext:value-type="float">
            <text:p>1036</text:p>
          </table:table-cell>
        </table:table-row>
        <table:table-row table:style-name="ro1">
          <table:table-cell/>
          <table:table-cell table:style-name="ce58" table:formula="of:=[C_Acu_NA.B53]" office:value-type="date" office:date-value="2020-04-04" calcext:value-type="date">
            <text:p>04/04</text:p>
          </table:table-cell>
          <table:table-cell table:formula="of:=[C_Acu_NA.C53]-[C_Acu_NA.C52]" office:value-type="float" office:value="6082" calcext:value-type="float">
            <text:p>6082</text:p>
          </table:table-cell>
          <table:table-cell table:formula="of:=[C_Acu_NA.D53]-[C_Acu_NA.D52]" office:value-type="float" office:value="282" calcext:value-type="float">
            <text:p>282</text:p>
          </table:table-cell>
          <table:table-cell table:formula="of:=[C_Acu_NA.E53]-[C_Acu_NA.E52]" office:value-type="float" office:value="1661" calcext:value-type="float">
            <text:p>1661</text:p>
          </table:table-cell>
          <table:table-cell table:formula="of:=[C_Acu_NA.F53]-[C_Acu_NA.F52]" office:value-type="float" office:value="322" calcext:value-type="float">
            <text:p>322</text:p>
          </table:table-cell>
          <table:table-cell table:formula="of:=[C_Acu_NA.G53]-[C_Acu_NA.G52]" office:value-type="float" office:value="7026" calcext:value-type="float">
            <text:p>7026</text:p>
          </table:table-cell>
          <table:table-cell table:formula="of:=[C_Acu_NA.H53]-[C_Acu_NA.H52]" office:value-type="float" office:value="4267" calcext:value-type="float">
            <text:p>4267</text:p>
          </table:table-cell>
          <table:table-cell table:formula="of:=[C_Acu_NA.I53]-[C_Acu_NA.I52]" office:value-type="float" office:value="904" calcext:value-type="float">
            <text:p>904</text:p>
          </table:table-cell>
          <table:table-cell table:formula="of:=[C_Acu_NA.J53]-[C_Acu_NA.J52]" office:value-type="float" office:value="4805" calcext:value-type="float">
            <text:p>4805</text:p>
          </table:table-cell>
          <table:table-cell table:formula="of:=[C_Acu_NA.K53]-[C_Acu_NA.K52]" office:value-type="float" office:value="331" calcext:value-type="float">
            <text:p>331</text:p>
          </table:table-cell>
          <table:table-cell table:formula="of:=[C_Acu_NA.L53]-[C_Acu_NA.L52]" office:value-type="float" office:value="117" calcext:value-type="float">
            <text:p>117</text:p>
          </table:table-cell>
          <table:table-cell table:formula="of:=[C_Acu_NA.M53]-[C_Acu_NA.M52]" office:value-type="float" office:value="302" calcext:value-type="float">
            <text:p>302</text:p>
          </table:table-cell>
          <table:table-cell table:formula="of:=[C_Acu_NA.N53]-[C_Acu_NA.N52]" office:value-type="float" office:value="638" calcext:value-type="float">
            <text:p>638</text:p>
          </table:table-cell>
          <table:table-cell table:formula="of:=[C_Acu_NA.O53]-[C_Acu_NA.O52]" office:value-type="float" office:value="4000" calcext:value-type="float">
            <text:p>4000</text:p>
          </table:table-cell>
          <table:table-cell table:formula="of:=[C_Acu_NA.P53]-[C_Acu_NA.P52]" office:value-type="float" office:value="357" calcext:value-type="float">
            <text:p>357</text:p>
          </table:table-cell>
          <table:table-cell table:formula="of:=[C_Acu_NA.Q53]-[C_Acu_NA.Q52]" office:value-type="float" office:value="975" calcext:value-type="float">
            <text:p>975</text:p>
          </table:table-cell>
        </table:table-row>
        <table:table-row table:style-name="ro1">
          <table:table-cell/>
          <table:table-cell table:style-name="ce58" table:formula="of:=[C_Acu_NA.B54]" office:value-type="date" office:date-value="2020-04-05" calcext:value-type="date">
            <text:p>05/04</text:p>
          </table:table-cell>
          <table:table-cell table:formula="of:=[C_Acu_NA.C54]-[C_Acu_NA.C53]" office:value-type="float" office:value="5936" calcext:value-type="float">
            <text:p>5936</text:p>
          </table:table-cell>
          <table:table-cell table:formula="of:=[C_Acu_NA.D54]-[C_Acu_NA.D53]" office:value-type="float" office:value="242" calcext:value-type="float">
            <text:p>242</text:p>
          </table:table-cell>
          <table:table-cell table:formula="of:=[C_Acu_NA.E54]-[C_Acu_NA.E53]" office:value-type="float" office:value="1260" calcext:value-type="float">
            <text:p>1260</text:p>
          </table:table-cell>
          <table:table-cell table:formula="of:=[C_Acu_NA.F54]-[C_Acu_NA.F53]" office:value-type="float" office:value="293" calcext:value-type="float">
            <text:p>293</text:p>
          </table:table-cell>
          <table:table-cell table:formula="of:=[C_Acu_NA.G54]-[C_Acu_NA.G53]" office:value-type="float" office:value="6023" calcext:value-type="float">
            <text:p>6023</text:p>
          </table:table-cell>
          <table:table-cell table:formula="of:=[C_Acu_NA.H54]-[C_Acu_NA.H53]" office:value-type="float" office:value="1873" calcext:value-type="float">
            <text:p>1873</text:p>
          </table:table-cell>
          <table:table-cell table:formula="of:=[C_Acu_NA.I54]-[C_Acu_NA.I53]" office:value-type="float" office:value="1224" calcext:value-type="float">
            <text:p>1224</text:p>
          </table:table-cell>
          <table:table-cell table:formula="of:=[C_Acu_NA.J54]-[C_Acu_NA.J53]" office:value-type="float" office:value="4316" calcext:value-type="float">
            <text:p>4316</text:p>
          </table:table-cell>
          <table:table-cell table:formula="of:=[C_Acu_NA.K54]-[C_Acu_NA.K53]" office:value-type="float" office:value="390" calcext:value-type="float">
            <text:p>390</text:p>
          </table:table-cell>
          <table:table-cell table:formula="of:=[C_Acu_NA.L54]-[C_Acu_NA.L53]" office:value-type="float" office:value="75" calcext:value-type="float">
            <text:p>75</text:p>
          </table:table-cell>
          <table:table-cell table:formula="of:=[C_Acu_NA.M54]-[C_Acu_NA.M53]" office:value-type="float" office:value="130" calcext:value-type="float">
            <text:p>130</text:p>
          </table:table-cell>
          <table:table-cell table:formula="of:=[C_Acu_NA.N54]-[C_Acu_NA.N53]" office:value-type="float" office:value="754" calcext:value-type="float">
            <text:p>754</text:p>
          </table:table-cell>
          <table:table-cell table:formula="of:=[C_Acu_NA.O54]-[C_Acu_NA.O53]" office:value-type="float" office:value="6199" calcext:value-type="float">
            <text:p>6199</text:p>
          </table:table-cell>
          <table:table-cell table:formula="of:=[C_Acu_NA.P54]-[C_Acu_NA.P53]" office:value-type="float" office:value="340" calcext:value-type="float">
            <text:p>340</text:p>
          </table:table-cell>
          <table:table-cell table:formula="of:=[C_Acu_NA.Q54]-[C_Acu_NA.Q53]" office:value-type="float" office:value="822" calcext:value-type="float">
            <text:p>822</text:p>
          </table:table-cell>
        </table:table-row>
        <table:table-row table:style-name="ro1">
          <table:table-cell table:style-name="ce80" table:formula="of:=[C_Acu_NA.A55]" office:value-type="string" office:string-value="L" calcext:value-type="string">
            <text:p>L</text:p>
          </table:table-cell>
          <table:table-cell table:style-name="ce57" table:formula="of:=[C_Acu_NA.B55]" office:value-type="date" office:date-value="2020-04-06" calcext:value-type="date">
            <text:p>06/04</text:p>
          </table:table-cell>
          <table:table-cell table:style-name="ce50" table:formula="of:=[C_Acu_NA.C55]-[C_Acu_NA.C54]" office:value-type="float" office:value="3677" calcext:value-type="float">
            <text:p>3677</text:p>
          </table:table-cell>
          <table:table-cell table:style-name="ce50" table:formula="of:=[C_Acu_NA.D55]-[C_Acu_NA.D54]" office:value-type="float" office:value="299" calcext:value-type="float">
            <text:p>299</text:p>
          </table:table-cell>
          <table:table-cell table:style-name="ce50" table:formula="of:=[C_Acu_NA.E55]-[C_Acu_NA.E54]" office:value-type="float" office:value="1123" calcext:value-type="float">
            <text:p>1123</text:p>
          </table:table-cell>
          <table:table-cell table:style-name="ce50" table:formula="of:=[C_Acu_NA.F55]-[C_Acu_NA.F54]" office:value-type="float" office:value="314" calcext:value-type="float">
            <text:p>314</text:p>
          </table:table-cell>
          <table:table-cell table:style-name="ce50" table:formula="of:=[C_Acu_NA.G55]-[C_Acu_NA.G54]" office:value-type="float" office:value="4273" calcext:value-type="float">
            <text:p>4273</text:p>
          </table:table-cell>
          <table:table-cell table:style-name="ce50" table:formula="of:=[C_Acu_NA.H55]-[C_Acu_NA.H54]" office:value-type="float" office:value="3912" calcext:value-type="float">
            <text:p>3912</text:p>
          </table:table-cell>
          <table:table-cell table:style-name="ce50" table:formula="of:=[C_Acu_NA.I55]-[C_Acu_NA.I54]" office:value-type="float" office:value="952" calcext:value-type="float">
            <text:p>952</text:p>
          </table:table-cell>
          <table:table-cell table:style-name="ce50" table:formula="of:=[C_Acu_NA.J55]-[C_Acu_NA.J54]" office:value-type="float" office:value="3599" calcext:value-type="float">
            <text:p>3599</text:p>
          </table:table-cell>
          <table:table-cell table:style-name="ce50" table:formula="of:=[C_Acu_NA.K55]-[C_Acu_NA.K54]" office:value-type="float" office:value="370" calcext:value-type="float">
            <text:p>370</text:p>
          </table:table-cell>
          <table:table-cell table:style-name="ce50" table:formula="of:=[C_Acu_NA.L55]-[C_Acu_NA.L54]" office:value-type="float" office:value="39" calcext:value-type="float">
            <text:p>39</text:p>
          </table:table-cell>
          <table:table-cell table:style-name="ce50" table:formula="of:=[C_Acu_NA.M55]-[C_Acu_NA.M54]" office:value-type="float" office:value="115" calcext:value-type="float">
            <text:p>115</text:p>
          </table:table-cell>
          <table:table-cell table:style-name="ce50" table:formula="of:=[C_Acu_NA.N55]-[C_Acu_NA.N54]" office:value-type="float" office:value="452" calcext:value-type="float">
            <text:p>452</text:p>
          </table:table-cell>
          <table:table-cell table:style-name="ce50" table:formula="of:=[C_Acu_NA.O55]-[C_Acu_NA.O54]" office:value-type="float" office:value="4143" calcext:value-type="float">
            <text:p>4143</text:p>
          </table:table-cell>
          <table:table-cell table:style-name="ce50" table:formula="of:=[C_Acu_NA.P55]-[C_Acu_NA.P54]" office:value-type="float" office:value="389" calcext:value-type="float">
            <text:p>389</text:p>
          </table:table-cell>
          <table:table-cell table:style-name="ce50" table:formula="of:=[C_Acu_NA.Q55]-[C_Acu_NA.Q54]" office:value-type="float" office:value="557" calcext:value-type="float">
            <text:p>557</text:p>
          </table:table-cell>
        </table:table-row>
        <table:table-row table:style-name="ro1">
          <table:table-cell/>
          <table:table-cell table:style-name="ce58" table:formula="of:=[C_Acu_NA.B56]" office:value-type="date" office:date-value="2020-04-07" calcext:value-type="date">
            <text:p>07/04</text:p>
          </table:table-cell>
          <table:table-cell table:formula="of:=[C_Acu_NA.C56]-[C_Acu_NA.C55]" office:value-type="float" office:value="3834" calcext:value-type="float">
            <text:p>3834</text:p>
          </table:table-cell>
          <table:table-cell table:formula="of:=[C_Acu_NA.D56]-[C_Acu_NA.D55]" office:value-type="float" office:value="313" calcext:value-type="float">
            <text:p>313</text:p>
          </table:table-cell>
          <table:table-cell table:formula="of:=[C_Acu_NA.E56]-[C_Acu_NA.E55]" office:value-type="float" office:value="1380" calcext:value-type="float">
            <text:p>1380</text:p>
          </table:table-cell>
          <table:table-cell table:formula="of:=[C_Acu_NA.F56]-[C_Acu_NA.F55]" office:value-type="float" office:value="391" calcext:value-type="float">
            <text:p>391</text:p>
          </table:table-cell>
          <table:table-cell table:formula="of:=[C_Acu_NA.G56]-[C_Acu_NA.G55]" office:value-type="float" office:value="5478" calcext:value-type="float">
            <text:p>5478</text:p>
          </table:table-cell>
          <table:table-cell table:formula="of:=[C_Acu_NA.H56]-[C_Acu_NA.H55]" office:value-type="float" office:value="3777" calcext:value-type="float">
            <text:p>3777</text:p>
          </table:table-cell>
          <table:table-cell table:formula="of:=[C_Acu_NA.I56]-[C_Acu_NA.I55]" office:value-type="float" office:value="777" calcext:value-type="float">
            <text:p>777</text:p>
          </table:table-cell>
          <table:table-cell table:formula="of:=[C_Acu_NA.J56]-[C_Acu_NA.J55]" office:value-type="float" office:value="3039" calcext:value-type="float">
            <text:p>3039</text:p>
          </table:table-cell>
          <table:table-cell table:formula="of:=[C_Acu_NA.K56]-[C_Acu_NA.K55]" office:value-type="float" office:value="345" calcext:value-type="float">
            <text:p>345</text:p>
          </table:table-cell>
          <table:table-cell table:formula="of:=[C_Acu_NA.L56]-[C_Acu_NA.L55]" office:value-type="float" office:value="127" calcext:value-type="float">
            <text:p>127</text:p>
          </table:table-cell>
          <table:table-cell table:formula="of:=[C_Acu_NA.M56]-[C_Acu_NA.M55]" office:value-type="float" office:value="108" calcext:value-type="float">
            <text:p>108</text:p>
          </table:table-cell>
          <table:table-cell table:formula="of:=[C_Acu_NA.N56]-[C_Acu_NA.N55]" office:value-type="float" office:value="712" calcext:value-type="float">
            <text:p>712</text:p>
          </table:table-cell>
          <table:table-cell table:formula="of:=[C_Acu_NA.O56]-[C_Acu_NA.O55]" office:value-type="float" office:value="3888" calcext:value-type="float">
            <text:p>3888</text:p>
          </table:table-cell>
          <table:table-cell table:formula="of:=[C_Acu_NA.P56]-[C_Acu_NA.P55]" office:value-type="float" office:value="738" calcext:value-type="float">
            <text:p>738</text:p>
          </table:table-cell>
          <table:table-cell table:formula="of:=[C_Acu_NA.Q56]-[C_Acu_NA.Q55]" office:value-type="float" office:value="596" calcext:value-type="float">
            <text:p>596</text:p>
          </table:table-cell>
        </table:table-row>
        <table:table-row table:style-name="ro1">
          <table:table-cell/>
          <table:table-cell table:style-name="ce58" table:formula="of:=[C_Acu_NA.B57]" office:value-type="date" office:date-value="2020-04-08" calcext:value-type="date">
            <text:p>08/04</text:p>
          </table:table-cell>
          <table:table-cell table:formula="of:=[C_Acu_NA.C57]-[C_Acu_NA.C56]" office:value-type="float" office:value="4003" calcext:value-type="float">
            <text:p>4003</text:p>
          </table:table-cell>
          <table:table-cell table:formula="of:=[C_Acu_NA.D57]-[C_Acu_NA.D56]" office:value-type="float" office:value="333" calcext:value-type="float">
            <text:p>333</text:p>
          </table:table-cell>
          <table:table-cell table:formula="of:=[C_Acu_NA.E57]-[C_Acu_NA.E56]" office:value-type="float" office:value="1209" calcext:value-type="float">
            <text:p>1209</text:p>
          </table:table-cell>
          <table:table-cell table:formula="of:=[C_Acu_NA.F57]-[C_Acu_NA.F56]" office:value-type="float" office:value="331" calcext:value-type="float">
            <text:p>331</text:p>
          </table:table-cell>
          <table:table-cell table:formula="of:=[C_Acu_NA.G57]-[C_Acu_NA.G56]" office:value-type="float" office:value="6180" calcext:value-type="float">
            <text:p>6180</text:p>
          </table:table-cell>
          <table:table-cell table:formula="of:=[C_Acu_NA.H57]-[C_Acu_NA.H56]" office:value-type="float" office:value="3881" calcext:value-type="float">
            <text:p>3881</text:p>
          </table:table-cell>
          <table:table-cell table:formula="of:=[C_Acu_NA.I57]-[C_Acu_NA.I56]" office:value-type="float" office:value="969" calcext:value-type="float">
            <text:p>969</text:p>
          </table:table-cell>
          <table:table-cell table:formula="of:=[C_Acu_NA.J57]-[C_Acu_NA.J56]" office:value-type="float" office:value="3836" calcext:value-type="float">
            <text:p>3836</text:p>
          </table:table-cell>
          <table:table-cell table:formula="of:=[C_Acu_NA.K57]-[C_Acu_NA.K56]" office:value-type="float" office:value="365" calcext:value-type="float">
            <text:p>365</text:p>
          </table:table-cell>
          <table:table-cell table:formula="of:=[C_Acu_NA.L57]-[C_Acu_NA.L56]" office:value-type="float" office:value="64" calcext:value-type="float">
            <text:p>64</text:p>
          </table:table-cell>
          <table:table-cell table:formula="of:=[C_Acu_NA.M57]-[C_Acu_NA.M56]" office:value-type="float" office:value="147" calcext:value-type="float">
            <text:p>147</text:p>
          </table:table-cell>
          <table:table-cell table:formula="of:=[C_Acu_NA.N57]-[C_Acu_NA.N56]" office:value-type="float" office:value="699" calcext:value-type="float">
            <text:p>699</text:p>
          </table:table-cell>
          <table:table-cell table:formula="of:=[C_Acu_NA.O57]-[C_Acu_NA.O56]" office:value-type="float" office:value="5865" calcext:value-type="float">
            <text:p>5865</text:p>
          </table:table-cell>
          <table:table-cell table:formula="of:=[C_Acu_NA.P57]-[C_Acu_NA.P56]" office:value-type="float" office:value="655" calcext:value-type="float">
            <text:p>655</text:p>
          </table:table-cell>
          <table:table-cell table:formula="of:=[C_Acu_NA.Q57]-[C_Acu_NA.Q56]" office:value-type="float" office:value="995" calcext:value-type="float">
            <text:p>995</text:p>
          </table:table-cell>
        </table:table-row>
        <table:table-row table:style-name="ro1">
          <table:table-cell/>
          <table:table-cell table:style-name="ce58" table:formula="of:=[C_Acu_NA.B58]" office:value-type="date" office:date-value="2020-04-09" calcext:value-type="date">
            <text:p>09/04</text:p>
          </table:table-cell>
          <table:table-cell table:formula="of:=[C_Acu_NA.C58]-[C_Acu_NA.C57]" office:value-type="float" office:value="4974" calcext:value-type="float">
            <text:p>4974</text:p>
          </table:table-cell>
          <table:table-cell table:formula="of:=[C_Acu_NA.D58]-[C_Acu_NA.D57]" office:value-type="float" office:value="286" calcext:value-type="float">
            <text:p>286</text:p>
          </table:table-cell>
          <table:table-cell table:formula="of:=[C_Acu_NA.E58]-[C_Acu_NA.E57]" office:value-type="float" office:value="1580" calcext:value-type="float">
            <text:p>1580</text:p>
          </table:table-cell>
          <table:table-cell table:formula="of:=[C_Acu_NA.F58]-[C_Acu_NA.F57]" office:value-type="float" office:value="233" calcext:value-type="float">
            <text:p>233</text:p>
          </table:table-cell>
          <table:table-cell table:formula="of:=[C_Acu_NA.G58]-[C_Acu_NA.G57]" office:value-type="float" office:value="5756" calcext:value-type="float">
            <text:p>5756</text:p>
          </table:table-cell>
          <table:table-cell table:formula="of:=[C_Acu_NA.H58]-[C_Acu_NA.H57]" office:value-type="float" office:value="4286" calcext:value-type="float">
            <text:p>4286</text:p>
          </table:table-cell>
          <table:table-cell table:formula="of:=[C_Acu_NA.I58]-[C_Acu_NA.I57]" office:value-type="float" office:value="1213" calcext:value-type="float">
            <text:p>1213</text:p>
          </table:table-cell>
          <table:table-cell table:formula="of:=[C_Acu_NA.J58]-[C_Acu_NA.J57]" office:value-type="float" office:value="4204" calcext:value-type="float">
            <text:p>4204</text:p>
          </table:table-cell>
          <table:table-cell table:formula="of:=[C_Acu_NA.K58]-[C_Acu_NA.K57]" office:value-type="float" office:value="500" calcext:value-type="float">
            <text:p>500</text:p>
          </table:table-cell>
          <table:table-cell table:formula="of:=[C_Acu_NA.L58]-[C_Acu_NA.L57]" office:value-type="float" office:value="81" calcext:value-type="float">
            <text:p>81</text:p>
          </table:table-cell>
          <table:table-cell table:formula="of:=[C_Acu_NA.M58]-[C_Acu_NA.M57]" office:value-type="float" office:value="150" calcext:value-type="float">
            <text:p>150</text:p>
          </table:table-cell>
          <table:table-cell table:formula="of:=[C_Acu_NA.N58]-[C_Acu_NA.N57]" office:value-type="float" office:value="815" calcext:value-type="float">
            <text:p>815</text:p>
          </table:table-cell>
          <table:table-cell table:formula="of:=[C_Acu_NA.O58]-[C_Acu_NA.O57]" office:value-type="float" office:value="4675" calcext:value-type="float">
            <text:p>4675</text:p>
          </table:table-cell>
          <table:table-cell table:formula="of:=[C_Acu_NA.P58]-[C_Acu_NA.P57]" office:value-type="float" office:value="645" calcext:value-type="float">
            <text:p>645</text:p>
          </table:table-cell>
          <table:table-cell table:formula="of:=[C_Acu_NA.Q58]-[C_Acu_NA.Q57]" office:value-type="float" office:value="798" calcext:value-type="float">
            <text:p>798</text:p>
          </table:table-cell>
        </table:table-row>
        <table:table-row table:style-name="ro1">
          <table:table-cell/>
          <table:table-cell table:style-name="ce58" table:formula="of:=[C_Acu_NA.B59]" office:value-type="date" office:date-value="2020-04-10" calcext:value-type="date">
            <text:p>10/04</text:p>
          </table:table-cell>
          <table:table-cell table:formula="of:=[C_Acu_NA.C59]-[C_Acu_NA.C58]" office:value-type="float" office:value="5323" calcext:value-type="float">
            <text:p>5323</text:p>
          </table:table-cell>
          <table:table-cell table:formula="of:=[C_Acu_NA.D59]-[C_Acu_NA.D58]" office:value-type="float" office:value="354" calcext:value-type="float">
            <text:p>354</text:p>
          </table:table-cell>
          <table:table-cell table:formula="of:=[C_Acu_NA.E59]-[C_Acu_NA.E58]" office:value-type="float" office:value="1684" calcext:value-type="float">
            <text:p>1684</text:p>
          </table:table-cell>
          <table:table-cell table:formula="of:=[C_Acu_NA.F59]-[C_Acu_NA.F58]" office:value-type="float" office:value="184" calcext:value-type="float">
            <text:p>184</text:p>
          </table:table-cell>
          <table:table-cell table:formula="of:=[C_Acu_NA.G59]-[C_Acu_NA.G58]" office:value-type="float" office:value="4576" calcext:value-type="float">
            <text:p>4576</text:p>
          </table:table-cell>
          <table:table-cell table:formula="of:=[C_Acu_NA.H59]-[C_Acu_NA.H58]" office:value-type="float" office:value="4342" calcext:value-type="float">
            <text:p>4342</text:p>
          </table:table-cell>
          <table:table-cell table:formula="of:=[C_Acu_NA.I59]-[C_Acu_NA.I58]" office:value-type="float" office:value="1335" calcext:value-type="float">
            <text:p>1335</text:p>
          </table:table-cell>
          <table:table-cell table:formula="of:=[C_Acu_NA.J59]-[C_Acu_NA.J58]" office:value-type="float" office:value="3951" calcext:value-type="float">
            <text:p>3951</text:p>
          </table:table-cell>
          <table:table-cell table:formula="of:=[C_Acu_NA.K59]-[C_Acu_NA.K58]" office:value-type="float" office:value="1515" calcext:value-type="float">
            <text:p>1515</text:p>
          </table:table-cell>
          <table:table-cell table:formula="of:=[C_Acu_NA.L59]-[C_Acu_NA.L58]" office:value-type="float" office:value="108" calcext:value-type="float">
            <text:p>108</text:p>
          </table:table-cell>
          <table:table-cell table:formula="of:=[C_Acu_NA.M59]-[C_Acu_NA.M58]" office:value-type="float" office:value="84" calcext:value-type="float">
            <text:p>84</text:p>
          </table:table-cell>
          <table:table-cell table:formula="of:=[C_Acu_NA.N59]-[C_Acu_NA.N58]" office:value-type="float" office:value="1516" calcext:value-type="float">
            <text:p>1516</text:p>
          </table:table-cell>
          <table:table-cell table:formula="of:=[C_Acu_NA.O59]-[C_Acu_NA.O58]" office:value-type="float" office:value="5706" calcext:value-type="float">
            <text:p>5706</text:p>
          </table:table-cell>
          <table:table-cell table:formula="of:=[C_Acu_NA.P59]-[C_Acu_NA.P58]" office:value-type="float" office:value="455" calcext:value-type="float">
            <text:p>455</text:p>
          </table:table-cell>
          <table:table-cell table:formula="of:=[C_Acu_NA.Q59]-[C_Acu_NA.Q58]" office:value-type="float" office:value="505" calcext:value-type="float">
            <text:p>505</text:p>
          </table:table-cell>
        </table:table-row>
        <table:table-row table:style-name="ro1">
          <table:table-cell/>
          <table:table-cell table:style-name="ce58" table:formula="of:=[C_Acu_NA.B60]" office:value-type="date" office:date-value="2020-04-11" calcext:value-type="date">
            <text:p>11/04</text:p>
          </table:table-cell>
          <table:table-cell table:formula="of:=[C_Acu_NA.C60]-[C_Acu_NA.C59]" office:value-type="float" office:value="4133" calcext:value-type="float">
            <text:p>4133</text:p>
          </table:table-cell>
          <table:table-cell table:formula="of:=[C_Acu_NA.D60]-[C_Acu_NA.D59]" office:value-type="float" office:value="284" calcext:value-type="float">
            <text:p>284</text:p>
          </table:table-cell>
          <table:table-cell table:formula="of:=[C_Acu_NA.E60]-[C_Acu_NA.E59]" office:value-type="float" office:value="1351" calcext:value-type="float">
            <text:p>1351</text:p>
          </table:table-cell>
          <table:table-cell table:formula="of:=[C_Acu_NA.F60]-[C_Acu_NA.F59]" office:value-type="float" office:value="177" calcext:value-type="float">
            <text:p>177</text:p>
          </table:table-cell>
          <table:table-cell table:formula="of:=[C_Acu_NA.G60]-[C_Acu_NA.G59]" office:value-type="float" office:value="4830" calcext:value-type="float">
            <text:p>4830</text:p>
          </table:table-cell>
          <table:table-cell table:formula="of:=[C_Acu_NA.H60]-[C_Acu_NA.H59]" office:value-type="float" office:value="3114" calcext:value-type="float">
            <text:p>3114</text:p>
          </table:table-cell>
          <table:table-cell table:formula="of:=[C_Acu_NA.I60]-[C_Acu_NA.I59]" office:value-type="float" office:value="1316" calcext:value-type="float">
            <text:p>1316</text:p>
          </table:table-cell>
          <table:table-cell table:formula="of:=[C_Acu_NA.J60]-[C_Acu_NA.J59]" office:value-type="float" office:value="2694" calcext:value-type="float">
            <text:p>2694</text:p>
          </table:table-cell>
          <table:table-cell table:formula="of:=[C_Acu_NA.K60]-[C_Acu_NA.K59]" office:value-type="float" office:value="839" calcext:value-type="float">
            <text:p>839</text:p>
          </table:table-cell>
          <table:table-cell table:formula="of:=[C_Acu_NA.L60]-[C_Acu_NA.L59]" office:value-type="float" office:value="47" calcext:value-type="float">
            <text:p>47</text:p>
          </table:table-cell>
          <table:table-cell table:formula="of:=[C_Acu_NA.M60]-[C_Acu_NA.M59]" office:value-type="float" office:value="76" calcext:value-type="float">
            <text:p>76</text:p>
          </table:table-cell>
          <table:table-cell table:formula="of:=[C_Acu_NA.N60]-[C_Acu_NA.N59]" office:value-type="float" office:value="515" calcext:value-type="float">
            <text:p>515</text:p>
          </table:table-cell>
          <table:table-cell table:formula="of:=[C_Acu_NA.O60]-[C_Acu_NA.O59]" office:value-type="float" office:value="5233" calcext:value-type="float">
            <text:p>5233</text:p>
          </table:table-cell>
          <table:table-cell table:formula="of:=[C_Acu_NA.P60]-[C_Acu_NA.P59]" office:value-type="float" office:value="394" calcext:value-type="float">
            <text:p>394</text:p>
          </table:table-cell>
          <table:table-cell table:formula="of:=[C_Acu_NA.Q60]-[C_Acu_NA.Q59]" office:value-type="float" office:value="556" calcext:value-type="float">
            <text:p>556</text:p>
          </table:table-cell>
        </table:table-row>
        <table:table-row table:style-name="ro1">
          <table:table-cell table:style-name="ce83"/>
          <table:table-cell table:style-name="ce59" table:formula="of:=[C_Acu_NA.B61]" office:value-type="date" office:date-value="2020-04-12" calcext:value-type="date">
            <text:p>12/04</text:p>
          </table:table-cell>
          <table:table-cell table:style-name="ce51" table:formula="of:=[C_Acu_NA.C61]-[C_Acu_NA.C60]" office:value-type="float" office:value="2821" calcext:value-type="float">
            <text:p>2821</text:p>
          </table:table-cell>
          <table:table-cell table:style-name="ce51" table:formula="of:=[C_Acu_NA.D61]-[C_Acu_NA.D60]" office:value-type="float" office:value="118" calcext:value-type="float">
            <text:p>118</text:p>
          </table:table-cell>
          <table:table-cell table:style-name="ce51" table:formula="of:=[C_Acu_NA.E61]-[C_Acu_NA.E60]" office:value-type="float" office:value="1629" calcext:value-type="float">
            <text:p>1629</text:p>
          </table:table-cell>
          <table:table-cell table:style-name="ce51" table:formula="of:=[C_Acu_NA.F61]-[C_Acu_NA.F60]" office:value-type="float" office:value="178" calcext:value-type="float">
            <text:p>178</text:p>
          </table:table-cell>
          <table:table-cell table:style-name="ce51" table:formula="of:=[C_Acu_NA.G61]-[C_Acu_NA.G60]" office:value-type="float" office:value="4167" calcext:value-type="float">
            <text:p>4167</text:p>
          </table:table-cell>
          <table:table-cell table:style-name="ce51" table:formula="of:=[C_Acu_NA.H61]-[C_Acu_NA.H60]" office:value-type="float" office:value="1613" calcext:value-type="float">
            <text:p>1613</text:p>
          </table:table-cell>
          <table:table-cell table:style-name="ce51" table:formula="of:=[C_Acu_NA.I61]-[C_Acu_NA.I60]" office:value-type="float" office:value="1174" calcext:value-type="float">
            <text:p>1174</text:p>
          </table:table-cell>
          <table:table-cell table:style-name="ce51" table:formula="of:=[C_Acu_NA.J61]-[C_Acu_NA.J60]" office:value-type="float" office:value="6092" calcext:value-type="float">
            <text:p>6092</text:p>
          </table:table-cell>
          <table:table-cell table:style-name="ce51" table:formula="of:=[C_Acu_NA.K61]-[C_Acu_NA.K60]" office:value-type="float" office:value="727" calcext:value-type="float">
            <text:p>727</text:p>
          </table:table-cell>
          <table:table-cell table:style-name="ce51" table:formula="of:=[C_Acu_NA.L61]-[C_Acu_NA.L60]" office:value-type="float" office:value="11" calcext:value-type="float">
            <text:p>11</text:p>
          </table:table-cell>
          <table:table-cell table:style-name="ce51" table:formula="of:=[C_Acu_NA.M61]-[C_Acu_NA.M60]" office:value-type="float" office:value="95" calcext:value-type="float">
            <text:p>95</text:p>
          </table:table-cell>
          <table:table-cell table:style-name="ce51" table:formula="of:=[C_Acu_NA.N61]-[C_Acu_NA.N60]" office:value-type="float" office:value="598" calcext:value-type="float">
            <text:p>598</text:p>
          </table:table-cell>
          <table:table-cell table:style-name="ce51" table:formula="of:=[C_Acu_NA.O61]-[C_Acu_NA.O60]" office:value-type="float" office:value="5288" calcext:value-type="float">
            <text:p>5288</text:p>
          </table:table-cell>
          <table:table-cell table:style-name="ce51" table:formula="of:=[C_Acu_NA.P61]-[C_Acu_NA.P60]" office:value-type="float" office:value="464" calcext:value-type="float">
            <text:p>464</text:p>
          </table:table-cell>
          <table:table-cell table:style-name="ce51" table:formula="of:=[C_Acu_NA.Q61]-[C_Acu_NA.Q60]" office:value-type="float" office:value="308" calcext:value-type="float">
            <text:p>308</text:p>
          </table:table-cell>
        </table:table-row>
        <table:table-row table:style-name="ro1">
          <table:table-cell table:style-name="ce86" table:formula="of:=[C_Acu_NA.A62]" office:value-type="string" office:string-value="L" calcext:value-type="string">
            <text:p>L</text:p>
          </table:table-cell>
          <table:table-cell table:style-name="ce57" table:formula="of:=[C_Acu_NA.B62]" office:value-type="date" office:date-value="2020-04-13" calcext:value-type="date">
            <text:p>13/04</text:p>
          </table:table-cell>
          <table:table-cell table:style-name="ce50" table:formula="of:=[C_Acu_NA.C62]-[C_Acu_NA.C61]" office:value-type="float" office:value="2537" calcext:value-type="float">
            <text:p>2537</text:p>
          </table:table-cell>
          <table:table-cell table:style-name="ce50" table:formula="of:=[C_Acu_NA.D62]-[C_Acu_NA.D61]" office:value-type="float" office:value="105" calcext:value-type="float">
            <text:p>105</text:p>
          </table:table-cell>
          <table:table-cell table:style-name="ce50" table:formula="of:=[C_Acu_NA.E62]-[C_Acu_NA.E61]" office:value-type="float" office:value="942" calcext:value-type="float">
            <text:p>942</text:p>
          </table:table-cell>
          <table:table-cell table:style-name="ce50" table:formula="of:=[C_Acu_NA.F62]-[C_Acu_NA.F61]" office:value-type="float" office:value="144" calcext:value-type="float">
            <text:p>144</text:p>
          </table:table-cell>
          <table:table-cell table:style-name="ce50" table:formula="of:=[C_Acu_NA.G62]-[C_Acu_NA.G61]" office:value-type="float" office:value="3477" calcext:value-type="float">
            <text:p>3477</text:p>
          </table:table-cell>
          <table:table-cell table:style-name="ce50" table:formula="of:=[C_Acu_NA.H62]-[C_Acu_NA.H61]" office:value-type="float" office:value="2673" calcext:value-type="float">
            <text:p>2673</text:p>
          </table:table-cell>
          <table:table-cell table:style-name="ce50" table:formula="of:=[C_Acu_NA.I62]-[C_Acu_NA.I61]" office:value-type="float" office:value="964" calcext:value-type="float">
            <text:p>964</text:p>
          </table:table-cell>
          <table:table-cell table:style-name="ce50" table:formula="of:=[C_Acu_NA.J62]-[C_Acu_NA.J61]" office:value-type="float" office:value="3153" calcext:value-type="float">
            <text:p>3153</text:p>
          </table:table-cell>
          <table:table-cell table:style-name="ce50" table:formula="of:=[C_Acu_NA.K62]-[C_Acu_NA.K61]" office:value-type="float" office:value="992" calcext:value-type="float">
            <text:p>992</text:p>
          </table:table-cell>
          <table:table-cell table:style-name="ce50" table:formula="of:=[C_Acu_NA.L62]-[C_Acu_NA.L61]" office:value-type="float" office:value="11" calcext:value-type="float">
            <text:p>11</text:p>
          </table:table-cell>
          <table:table-cell table:formula="of:=[C_Acu_NA.M62]-[C_Acu_NA.M61]" office:value-type="float" office:value="73" calcext:value-type="float">
            <text:p>73</text:p>
          </table:table-cell>
          <table:table-cell table:style-name="ce50" table:formula="of:=[C_Acu_NA.N62]-[C_Acu_NA.N61]" office:value-type="float" office:value="349" calcext:value-type="float">
            <text:p>349</text:p>
          </table:table-cell>
          <table:table-cell table:style-name="ce50" table:formula="of:=[C_Acu_NA.O62]-[C_Acu_NA.O61]" office:value-type="float" office:value="4342" calcext:value-type="float">
            <text:p>4342</text:p>
          </table:table-cell>
          <table:table-cell table:style-name="ce50" table:formula="of:=[C_Acu_NA.P62]-[C_Acu_NA.P61]" office:value-type="float" office:value="437" calcext:value-type="float">
            <text:p>437</text:p>
          </table:table-cell>
          <table:table-cell table:style-name="ce50" table:formula="of:=[C_Acu_NA.Q62]-[C_Acu_NA.Q61]" office:value-type="float" office:value="273" calcext:value-type="float">
            <text:p>273</text:p>
          </table:table-cell>
        </table:table-row>
        <table:table-row table:style-name="ro1">
          <table:table-cell/>
          <table:table-cell table:style-name="ce58" table:formula="of:=[C_Acu_NA.B63]" office:value-type="date" office:date-value="2020-04-14" calcext:value-type="date">
            <text:p>14/04</text:p>
          </table:table-cell>
          <table:table-cell table:formula="of:=[C_Acu_NA.C63]-[C_Acu_NA.C62]" office:value-type="float" office:value="2082" calcext:value-type="float">
            <text:p>2082</text:p>
          </table:table-cell>
          <table:table-cell table:formula="of:=[C_Acu_NA.D63]-[C_Acu_NA.D62]" office:value-type="float" office:value="160" calcext:value-type="float">
            <text:p>160</text:p>
          </table:table-cell>
          <table:table-cell table:formula="of:=[C_Acu_NA.E63]-[C_Acu_NA.E62]" office:value-type="float" office:value="530" calcext:value-type="float">
            <text:p>530</text:p>
          </table:table-cell>
          <table:table-cell table:formula="of:=[C_Acu_NA.F63]-[C_Acu_NA.F62]" office:value-type="float" office:value="193" calcext:value-type="float">
            <text:p>193</text:p>
          </table:table-cell>
          <table:table-cell table:formula="of:=[C_Acu_NA.G63]-[C_Acu_NA.G62]" office:value-type="float" office:value="3045" calcext:value-type="float">
            <text:p>3045</text:p>
          </table:table-cell>
          <table:table-cell table:formula="of:=[C_Acu_NA.H63]-[C_Acu_NA.H62]" office:value-type="float" office:value="5497" calcext:value-type="float">
            <text:p>5497</text:p>
          </table:table-cell>
          <table:table-cell table:formula="of:=[C_Acu_NA.I63]-[C_Acu_NA.I62]" office:value-type="float" office:value="868" calcext:value-type="float">
            <text:p>868</text:p>
          </table:table-cell>
          <table:table-cell table:formula="of:=[C_Acu_NA.J63]-[C_Acu_NA.J62]" office:value-type="float" office:value="2972" calcext:value-type="float">
            <text:p>2972</text:p>
          </table:table-cell>
          <table:table-cell table:formula="of:=[C_Acu_NA.K63]-[C_Acu_NA.K62]" office:value-type="float" office:value="832" calcext:value-type="float">
            <text:p>832</text:p>
          </table:table-cell>
          <table:table-cell table:formula="of:=[C_Acu_NA.L63]-[C_Acu_NA.L62]" office:value-type="float" office:value="15" calcext:value-type="float">
            <text:p>15</text:p>
          </table:table-cell>
          <table:table-cell table:formula="of:=[C_Acu_NA.M63]-[C_Acu_NA.M62]" office:value-type="float" office:value="78" calcext:value-type="float">
            <text:p>78</text:p>
          </table:table-cell>
          <table:table-cell table:formula="of:=[C_Acu_NA.N63]-[C_Acu_NA.N62]" office:value-type="float" office:value="514" calcext:value-type="float">
            <text:p>514</text:p>
          </table:table-cell>
          <table:table-cell table:formula="of:=[C_Acu_NA.O63]-[C_Acu_NA.O62]" office:value-type="float" office:value="5252" calcext:value-type="float">
            <text:p>5252</text:p>
          </table:table-cell>
          <table:table-cell table:formula="of:=[C_Acu_NA.P63]-[C_Acu_NA.P62]" office:value-type="float" office:value="480" calcext:value-type="float">
            <text:p>480</text:p>
          </table:table-cell>
          <table:table-cell table:formula="of:=[C_Acu_NA.Q63]-[C_Acu_NA.Q62]" office:value-type="float" office:value="248" calcext:value-type="float">
            <text:p>248</text:p>
          </table:table-cell>
        </table:table-row>
        <table:table-row table:style-name="ro1">
          <table:table-cell/>
          <table:table-cell table:style-name="ce58" table:formula="of:=[C_Acu_NA.B64]" office:value-type="date" office:date-value="2020-04-15" calcext:value-type="date">
            <text:p>15/04</text:p>
          </table:table-cell>
          <table:table-cell table:formula="of:=[C_Acu_NA.C64]-[C_Acu_NA.C63]" office:value-type="float" office:value="2486" calcext:value-type="float">
            <text:p>2486</text:p>
          </table:table-cell>
          <table:table-cell table:formula="of:=[C_Acu_NA.D64]-[C_Acu_NA.D63]" office:value-type="float" office:value="162" calcext:value-type="float">
            <text:p>162</text:p>
          </table:table-cell>
          <table:table-cell table:formula="of:=[C_Acu_NA.E64]-[C_Acu_NA.E63]" office:value-type="float" office:value="2454" calcext:value-type="float">
            <text:p>2454</text:p>
          </table:table-cell>
          <table:table-cell table:formula="of:=[C_Acu_NA.F64]-[C_Acu_NA.F63]" office:value-type="float" office:value="170" calcext:value-type="float">
            <text:p>170</text:p>
          </table:table-cell>
          <table:table-cell table:formula="of:=[C_Acu_NA.G64]-[C_Acu_NA.G63]" office:value-type="float" office:value="5092" calcext:value-type="float">
            <text:p>5092</text:p>
          </table:table-cell>
          <table:table-cell table:formula="of:=[C_Acu_NA.H64]-[C_Acu_NA.H63]" office:value-type="float" office:value="2633" calcext:value-type="float">
            <text:p>2633</text:p>
          </table:table-cell>
          <table:table-cell table:formula="of:=[C_Acu_NA.I64]-[C_Acu_NA.I63]" office:value-type="float" office:value="734" calcext:value-type="float">
            <text:p>734</text:p>
          </table:table-cell>
          <table:table-cell table:formula="of:=[C_Acu_NA.J64]-[C_Acu_NA.J63]" office:value-type="float" office:value="2667" calcext:value-type="float">
            <text:p>2667</text:p>
          </table:table-cell>
          <table:table-cell table:formula="of:=[C_Acu_NA.K64]-[C_Acu_NA.K63]" office:value-type="float" office:value="1068" calcext:value-type="float">
            <text:p>1068</text:p>
          </table:table-cell>
          <table:table-cell table:formula="of:=[C_Acu_NA.L64]-[C_Acu_NA.L63]" office:value-type="float" office:value="66" calcext:value-type="float">
            <text:p>66</text:p>
          </table:table-cell>
          <table:table-cell table:formula="of:=[C_Acu_NA.M64]-[C_Acu_NA.M63]" office:value-type="float" office:value="111" calcext:value-type="float">
            <text:p>111</text:p>
          </table:table-cell>
          <table:table-cell table:formula="of:=[C_Acu_NA.N64]-[C_Acu_NA.N63]" office:value-type="float" office:value="643" calcext:value-type="float">
            <text:p>643</text:p>
          </table:table-cell>
          <table:table-cell table:formula="of:=[C_Acu_NA.O64]-[C_Acu_NA.O63]" office:value-type="float" office:value="4603" calcext:value-type="float">
            <text:p>4603</text:p>
          </table:table-cell>
          <table:table-cell table:formula="of:=[C_Acu_NA.P64]-[C_Acu_NA.P63]" office:value-type="float" office:value="604" calcext:value-type="float">
            <text:p>604</text:p>
          </table:table-cell>
          <table:table-cell table:formula="of:=[C_Acu_NA.Q64]-[C_Acu_NA.Q63]" office:value-type="float" office:value="400" calcext:value-type="float">
            <text:p>400</text:p>
          </table:table-cell>
        </table:table-row>
        <table:table-row table:style-name="ro1">
          <table:table-cell/>
          <table:table-cell table:style-name="ce58" table:formula="of:=[C_Acu_NA.B65]" office:value-type="date" office:date-value="2020-04-16" calcext:value-type="date">
            <text:p>16/04</text:p>
          </table:table-cell>
          <table:table-cell table:formula="of:=[C_Acu_NA.C65]-[C_Acu_NA.C64]" office:value-type="float" office:value="2866" calcext:value-type="float">
            <text:p>2866</text:p>
          </table:table-cell>
          <table:table-cell table:formula="of:=[C_Acu_NA.D65]-[C_Acu_NA.D64]" office:value-type="float" office:value="130" calcext:value-type="float">
            <text:p>130</text:p>
          </table:table-cell>
          <table:table-cell table:formula="of:=[C_Acu_NA.E65]-[C_Acu_NA.E64]" office:value-type="float" office:value="1236" calcext:value-type="float">
            <text:p>1236</text:p>
          </table:table-cell>
          <table:table-cell table:formula="of:=[C_Acu_NA.F65]-[C_Acu_NA.F64]" office:value-type="float" office:value="198" calcext:value-type="float">
            <text:p>198</text:p>
          </table:table-cell>
          <table:table-cell table:formula="of:=[C_Acu_NA.G65]-[C_Acu_NA.G64]" office:value-type="float" office:value="5183" calcext:value-type="float">
            <text:p>5183</text:p>
          </table:table-cell>
          <table:table-cell table:formula="of:=[C_Acu_NA.H65]-[C_Acu_NA.H64]" office:value-type="float" office:value="2641" calcext:value-type="float">
            <text:p>2641</text:p>
          </table:table-cell>
          <table:table-cell table:formula="of:=[C_Acu_NA.I65]-[C_Acu_NA.I64]" office:value-type="float" office:value="1061" calcext:value-type="float">
            <text:p>1061</text:p>
          </table:table-cell>
          <table:table-cell table:formula="of:=[C_Acu_NA.J65]-[C_Acu_NA.J64]" office:value-type="float" office:value="3786" calcext:value-type="float">
            <text:p>3786</text:p>
          </table:table-cell>
          <table:table-cell table:formula="of:=[C_Acu_NA.K65]-[C_Acu_NA.K64]" office:value-type="float" office:value="724" calcext:value-type="float">
            <text:p>724</text:p>
          </table:table-cell>
          <table:table-cell table:formula="of:=[C_Acu_NA.L65]-[C_Acu_NA.L64]" office:value-type="float" office:value="71" calcext:value-type="float">
            <text:p>71</text:p>
          </table:table-cell>
          <table:table-cell table:formula="of:=[C_Acu_NA.M65]-[C_Acu_NA.M64]" office:value-type="float" office:value="114" calcext:value-type="float">
            <text:p>114</text:p>
          </table:table-cell>
          <table:table-cell table:formula="of:=[C_Acu_NA.N65]-[C_Acu_NA.N64]" office:value-type="float" office:value="750" calcext:value-type="float">
            <text:p>750</text:p>
          </table:table-cell>
          <table:table-cell table:formula="of:=[C_Acu_NA.O65]-[C_Acu_NA.O64]" office:value-type="float" office:value="4617" calcext:value-type="float">
            <text:p>4617</text:p>
          </table:table-cell>
          <table:table-cell table:formula="of:=[C_Acu_NA.P65]-[C_Acu_NA.P64]" office:value-type="float" office:value="623" calcext:value-type="float">
            <text:p>623</text:p>
          </table:table-cell>
          <table:table-cell table:formula="of:=[C_Acu_NA.Q65]-[C_Acu_NA.Q64]" office:value-type="float" office:value="396" calcext:value-type="float">
            <text:p>396</text:p>
          </table:table-cell>
        </table:table-row>
        <table:table-row table:style-name="ro1">
          <table:table-cell/>
          <table:table-cell table:style-name="ce58" table:formula="of:=[C_Acu_NA.B66]" office:value-type="date" office:date-value="2020-04-17" calcext:value-type="date">
            <text:p>17/04</text:p>
          </table:table-cell>
          <table:table-cell table:formula="of:=[C_Acu_NA.C66]-[C_Acu_NA.C65]" office:value-type="float" office:value="3380" calcext:value-type="float">
            <text:p>3380</text:p>
          </table:table-cell>
          <table:table-cell table:formula="of:=[C_Acu_NA.D66]-[C_Acu_NA.D65]" office:value-type="float" office:value="102" calcext:value-type="float">
            <text:p>102</text:p>
          </table:table-cell>
          <table:table-cell table:formula="of:=[C_Acu_NA.E66]-[C_Acu_NA.E65]" office:value-type="float" office:value="1329" calcext:value-type="float">
            <text:p>1329</text:p>
          </table:table-cell>
          <table:table-cell table:formula="of:=[C_Acu_NA.F66]-[C_Acu_NA.F65]" office:value-type="float" office:value="194" calcext:value-type="float">
            <text:p>194</text:p>
          </table:table-cell>
          <table:table-cell table:formula="of:=[C_Acu_NA.G66]-[C_Acu_NA.G65]" office:value-type="float" office:value="5252" calcext:value-type="float">
            <text:p>5252</text:p>
          </table:table-cell>
          <table:table-cell table:formula="of:=[C_Acu_NA.H66]-[C_Acu_NA.H65]" office:value-type="float" office:value="405" calcext:value-type="float">
            <text:p>405</text:p>
          </table:table-cell>
          <table:table-cell table:formula="of:=[C_Acu_NA.I66]-[C_Acu_NA.I65]" office:value-type="float" office:value="1235" calcext:value-type="float">
            <text:p>1235</text:p>
          </table:table-cell>
          <table:table-cell table:formula="of:=[C_Acu_NA.J66]-[C_Acu_NA.J65]" office:value-type="float" office:value="3493" calcext:value-type="float">
            <text:p>3493</text:p>
          </table:table-cell>
          <table:table-cell table:formula="of:=[C_Acu_NA.K66]-[C_Acu_NA.K65]" office:value-type="float" office:value="709" calcext:value-type="float">
            <text:p>709</text:p>
          </table:table-cell>
          <table:table-cell table:formula="of:=[C_Acu_NA.L66]-[C_Acu_NA.L65]" office:value-type="float" office:value="36" calcext:value-type="float">
            <text:p>36</text:p>
          </table:table-cell>
          <table:table-cell table:formula="of:=[C_Acu_NA.M66]-[C_Acu_NA.M65]" office:value-type="float" office:value="100" calcext:value-type="float">
            <text:p>100</text:p>
          </table:table-cell>
          <table:table-cell table:formula="of:=[C_Acu_NA.N66]-[C_Acu_NA.N65]" office:value-type="float" office:value="181" calcext:value-type="float">
            <text:p>181</text:p>
          </table:table-cell>
          <table:table-cell table:formula="of:=[C_Acu_NA.O66]-[C_Acu_NA.O65]" office:value-type="float" office:value="5599" calcext:value-type="float">
            <text:p>5599</text:p>
          </table:table-cell>
          <table:table-cell table:formula="of:=[C_Acu_NA.P66]-[C_Acu_NA.P65]" office:value-type="float" office:value="688" calcext:value-type="float">
            <text:p>688</text:p>
          </table:table-cell>
          <table:table-cell table:formula="of:=[C_Acu_NA.Q66]-[C_Acu_NA.Q65]" office:value-type="float" office:value="346" calcext:value-type="float">
            <text:p>346</text:p>
          </table:table-cell>
        </table:table-row>
        <table:table-row table:style-name="ro1">
          <table:table-cell/>
          <table:table-cell table:style-name="ce58" table:formula="of:=[C_Acu_NA.B67]" office:value-type="date" office:date-value="2020-04-18" calcext:value-type="date">
            <text:p>18/04</text:p>
          </table:table-cell>
          <table:table-cell table:formula="of:=[C_Acu_NA.C67]-[C_Acu_NA.C66]" office:value-type="float" office:value="3609" calcext:value-type="float">
            <text:p>3609</text:p>
          </table:table-cell>
          <table:table-cell table:formula="of:=[C_Acu_NA.D67]-[C_Acu_NA.D66]" office:value-type="float" office:value="84" calcext:value-type="float">
            <text:p>84</text:p>
          </table:table-cell>
          <table:table-cell table:formula="of:=[C_Acu_NA.E67]-[C_Acu_NA.E66]" office:value-type="float" office:value="1045" calcext:value-type="float">
            <text:p>1045</text:p>
          </table:table-cell>
          <table:table-cell table:formula="of:=[C_Acu_NA.F67]-[C_Acu_NA.F66]" office:value-type="float" office:value="169" calcext:value-type="float">
            <text:p>169</text:p>
          </table:table-cell>
          <table:table-cell table:formula="of:=[C_Acu_NA.G67]-[C_Acu_NA.G66]" office:value-type="float" office:value="3658" calcext:value-type="float">
            <text:p>3658</text:p>
          </table:table-cell>
          <table:table-cell table:formula="of:=[C_Acu_NA.H67]-[C_Acu_NA.H66]" office:value-type="float" office:value="2569" calcext:value-type="float">
            <text:p>2569</text:p>
          </table:table-cell>
          <table:table-cell table:formula="of:=[C_Acu_NA.I67]-[C_Acu_NA.I66]" office:value-type="float" office:value="1140" calcext:value-type="float">
            <text:p>1140</text:p>
          </table:table-cell>
          <table:table-cell table:formula="of:=[C_Acu_NA.J67]-[C_Acu_NA.J66]" office:value-type="float" office:value="3491" calcext:value-type="float">
            <text:p>3491</text:p>
          </table:table-cell>
          <table:table-cell table:formula="of:=[C_Acu_NA.K67]-[C_Acu_NA.K66]" office:value-type="float" office:value="778" calcext:value-type="float">
            <text:p>778</text:p>
          </table:table-cell>
          <table:table-cell table:formula="of:=[C_Acu_NA.L67]-[C_Acu_NA.L66]" office:value-type="float" office:value="57" calcext:value-type="float">
            <text:p>57</text:p>
          </table:table-cell>
          <table:table-cell table:formula="of:=[C_Acu_NA.M67]-[C_Acu_NA.M66]" office:value-type="float" office:value="93" calcext:value-type="float">
            <text:p>93</text:p>
          </table:table-cell>
          <table:table-cell table:formula="of:=[C_Acu_NA.N67]-[C_Acu_NA.N66]" office:value-type="float" office:value="663" calcext:value-type="float">
            <text:p>663</text:p>
          </table:table-cell>
          <table:table-cell table:formula="of:=[C_Acu_NA.O67]-[C_Acu_NA.O66]" office:value-type="float" office:value="5525" calcext:value-type="float">
            <text:p>5525</text:p>
          </table:table-cell>
          <table:table-cell table:formula="of:=[C_Acu_NA.P67]-[C_Acu_NA.P66]" office:value-type="float" office:value="532" calcext:value-type="float">
            <text:p>532</text:p>
          </table:table-cell>
          <table:table-cell table:formula="of:=[C_Acu_NA.Q67]-[C_Acu_NA.Q66]" office:value-type="float" office:value="326" calcext:value-type="float">
            <text:p>326</text:p>
          </table:table-cell>
        </table:table-row>
        <table:table-row table:style-name="ro1">
          <table:table-cell table:style-name="ce83"/>
          <table:table-cell table:style-name="ce59" table:formula="of:=[C_Acu_NA.B68]" office:value-type="date" office:date-value="2020-04-19" calcext:value-type="date">
            <text:p>19/04</text:p>
          </table:table-cell>
          <table:table-cell table:style-name="ce51" table:formula="of:=[C_Acu_NA.C68]-[C_Acu_NA.C67]" office:value-type="float" office:value="2458" calcext:value-type="float">
            <text:p>2458</text:p>
          </table:table-cell>
          <table:table-cell table:style-name="ce51" table:formula="of:=[C_Acu_NA.D68]-[C_Acu_NA.D67]" office:value-type="float" office:value="59" calcext:value-type="float">
            <text:p>59</text:p>
          </table:table-cell>
          <table:table-cell table:style-name="ce51" table:formula="of:=[C_Acu_NA.E68]-[C_Acu_NA.E67]" office:value-type="float" office:value="1313" calcext:value-type="float">
            <text:p>1313</text:p>
          </table:table-cell>
          <table:table-cell table:style-name="ce51" table:formula="of:=[C_Acu_NA.F68]-[C_Acu_NA.F67]" office:value-type="float" office:value="143" calcext:value-type="float">
            <text:p>143</text:p>
          </table:table-cell>
          <table:table-cell table:style-name="ce51" table:formula="of:=[C_Acu_NA.G68]-[C_Acu_NA.G67]" office:value-type="float" office:value="6744" calcext:value-type="float">
            <text:p>6744</text:p>
          </table:table-cell>
          <table:table-cell table:style-name="ce51" table:formula="of:=[C_Acu_NA.H68]-[C_Acu_NA.H67]" office:value-type="float" office:value="785" calcext:value-type="float">
            <text:p>785</text:p>
          </table:table-cell>
          <table:table-cell table:style-name="ce51" table:formula="of:=[C_Acu_NA.I68]-[C_Acu_NA.I67]" office:value-type="float" office:value="1066" calcext:value-type="float">
            <text:p>1066</text:p>
          </table:table-cell>
          <table:table-cell table:style-name="ce51" table:formula="of:=[C_Acu_NA.J68]-[C_Acu_NA.J67]" office:value-type="float" office:value="3047" calcext:value-type="float">
            <text:p>3047</text:p>
          </table:table-cell>
          <table:table-cell table:style-name="ce51" table:formula="of:=[C_Acu_NA.K68]-[C_Acu_NA.K67]" office:value-type="float" office:value="493" calcext:value-type="float">
            <text:p>493</text:p>
          </table:table-cell>
          <table:table-cell table:style-name="ce51" table:formula="of:=[C_Acu_NA.L68]-[C_Acu_NA.L67]" office:value-type="float" office:value="13" calcext:value-type="float">
            <text:p>13</text:p>
          </table:table-cell>
          <table:table-cell table:style-name="ce51" table:formula="of:=[C_Acu_NA.M68]-[C_Acu_NA.M67]" office:value-type="float" office:value="84" calcext:value-type="float">
            <text:p>84</text:p>
          </table:table-cell>
          <table:table-cell table:style-name="ce51" table:formula="of:=[C_Acu_NA.N68]-[C_Acu_NA.N67]" office:value-type="float" office:value="521" calcext:value-type="float">
            <text:p>521</text:p>
          </table:table-cell>
          <table:table-cell table:style-name="ce51" table:formula="of:=[C_Acu_NA.O68]-[C_Acu_NA.O67]" office:value-type="float" office:value="5850" calcext:value-type="float">
            <text:p>5850</text:p>
          </table:table-cell>
          <table:table-cell table:style-name="ce51" table:formula="of:=[C_Acu_NA.P68]-[C_Acu_NA.P67]" office:value-type="float" office:value="389" calcext:value-type="float">
            <text:p>389</text:p>
          </table:table-cell>
          <table:table-cell table:style-name="ce51" table:formula="of:=[C_Acu_NA.Q68]-[C_Acu_NA.Q67]" office:value-type="float" office:value="336" calcext:value-type="float">
            <text:p>336</text:p>
          </table:table-cell>
        </table:table-row>
        <table:table-row table:style-name="ro1">
          <table:table-cell table:style-name="ce49" office:value-type="string" calcext:value-type="string">
            <text:p>L</text:p>
          </table:table-cell>
          <table:table-cell table:style-name="ce57" table:formula="of:=[C_Acu_NA.B69]" office:value-type="date" office:date-value="2020-04-20" calcext:value-type="date">
            <text:p>20/04</text:p>
          </table:table-cell>
          <table:table-cell table:style-name="ce50" table:formula="of:=[C_Acu_NA.C69]-[C_Acu_NA.C68]" office:value-type="float" office:value="1775" calcext:value-type="float">
            <text:p>1775</text:p>
          </table:table-cell>
          <table:table-cell table:style-name="ce50" table:formula="of:=[C_Acu_NA.D69]-[C_Acu_NA.D68]" office:value-type="float" office:value="59" calcext:value-type="float">
            <text:p>59</text:p>
          </table:table-cell>
          <table:table-cell table:style-name="ce50" table:formula="of:=[C_Acu_NA.E69]-[C_Acu_NA.E68]" office:value-type="float" office:value="1487" calcext:value-type="float">
            <text:p>1487</text:p>
          </table:table-cell>
          <table:table-cell table:style-name="ce50" table:formula="of:=[C_Acu_NA.F69]-[C_Acu_NA.F68]" office:value-type="float" office:value="131" calcext:value-type="float">
            <text:p>131</text:p>
          </table:table-cell>
          <table:table-cell table:style-name="ce50" table:formula="of:=[C_Acu_NA.G69]-[C_Acu_NA.G68]" office:value-type="float" office:value="3047" calcext:value-type="float">
            <text:p>3047</text:p>
          </table:table-cell>
          <table:table-cell table:style-name="ce50" table:formula="of:=[C_Acu_NA.H69]-[C_Acu_NA.H68]" office:value-type="float" office:value="2051" calcext:value-type="float">
            <text:p>2051</text:p>
          </table:table-cell>
          <table:table-cell table:style-name="ce50" table:formula="of:=[C_Acu_NA.I69]-[C_Acu_NA.I68]" office:value-type="float" office:value="750" calcext:value-type="float">
            <text:p>750</text:p>
          </table:table-cell>
          <table:table-cell table:style-name="ce50" table:formula="of:=[C_Acu_NA.J69]-[C_Acu_NA.J68]" office:value-type="float" office:value="2256" calcext:value-type="float">
            <text:p>2256</text:p>
          </table:table-cell>
          <table:table-cell table:style-name="ce50" table:formula="of:=[C_Acu_NA.K69]-[C_Acu_NA.K68]" office:value-type="float" office:value="401" calcext:value-type="float">
            <text:p>401</text:p>
          </table:table-cell>
          <table:table-cell table:style-name="ce50" table:formula="of:=[C_Acu_NA.L69]-[C_Acu_NA.L68]" office:value-type="float" office:value="8" calcext:value-type="float">
            <text:p>8</text:p>
          </table:table-cell>
          <table:table-cell table:formula="of:=[C_Acu_NA.M69]-[C_Acu_NA.M68]" office:value-type="float" office:value="45" calcext:value-type="float">
            <text:p>45</text:p>
          </table:table-cell>
          <table:table-cell table:style-name="ce50" table:formula="of:=[C_Acu_NA.N69]-[C_Acu_NA.N68]" office:value-type="float" office:value="657" calcext:value-type="float">
            <text:p>657</text:p>
          </table:table-cell>
          <table:table-cell table:style-name="ce50" table:formula="of:=[C_Acu_NA.O69]-[C_Acu_NA.O68]" office:value-type="float" office:value="4676" calcext:value-type="float">
            <text:p>4676</text:p>
          </table:table-cell>
          <table:table-cell table:style-name="ce50" table:formula="of:=[C_Acu_NA.P69]-[C_Acu_NA.P68]" office:value-type="float" office:value="462" calcext:value-type="float">
            <text:p>462</text:p>
          </table:table-cell>
          <table:table-cell table:style-name="ce50" table:formula="of:=[C_Acu_NA.Q69]-[C_Acu_NA.Q68]" office:value-type="float" office:value="204" calcext:value-type="float">
            <text:p>204</text:p>
          </table:table-cell>
        </table:table-row>
        <table:table-row table:style-name="ro1">
          <table:table-cell/>
          <table:table-cell table:style-name="ce58" table:formula="of:=[C_Acu_NA.B70]" office:value-type="date" office:date-value="2020-04-21" calcext:value-type="date">
            <text:p>21/04</text:p>
          </table:table-cell>
          <table:table-cell table:formula="of:=[C_Acu_NA.C70]-[C_Acu_NA.C69]" office:value-type="float" office:value="1785" calcext:value-type="float">
            <text:p>1785</text:p>
          </table:table-cell>
          <table:table-cell table:formula="of:=[C_Acu_NA.D70]-[C_Acu_NA.D69]" office:value-type="float" office:value="55" calcext:value-type="float">
            <text:p>55</text:p>
          </table:table-cell>
          <table:table-cell table:formula="of:=[C_Acu_NA.E70]-[C_Acu_NA.E69]" office:value-type="float" office:value="973" calcext:value-type="float">
            <text:p>973</text:p>
          </table:table-cell>
          <table:table-cell table:formula="of:=[C_Acu_NA.F70]-[C_Acu_NA.F69]" office:value-type="float" office:value="180" calcext:value-type="float">
            <text:p>180</text:p>
          </table:table-cell>
          <table:table-cell table:formula="of:=[C_Acu_NA.G70]-[C_Acu_NA.G69]" office:value-type="float" office:value="4085" calcext:value-type="float">
            <text:p>4085</text:p>
          </table:table-cell>
          <table:table-cell table:formula="of:=[C_Acu_NA.H70]-[C_Acu_NA.H69]" office:value-type="float" office:value="2667" calcext:value-type="float">
            <text:p>2667</text:p>
          </table:table-cell>
          <table:table-cell table:formula="of:=[C_Acu_NA.I70]-[C_Acu_NA.I69]" office:value-type="float" office:value="729" calcext:value-type="float">
            <text:p>729</text:p>
          </table:table-cell>
          <table:table-cell table:formula="of:=[C_Acu_NA.J70]-[C_Acu_NA.J69]" office:value-type="float" office:value="2729" calcext:value-type="float">
            <text:p>2729</text:p>
          </table:table-cell>
          <table:table-cell table:formula="of:=[C_Acu_NA.K70]-[C_Acu_NA.K69]" office:value-type="float" office:value="388" calcext:value-type="float">
            <text:p>388</text:p>
          </table:table-cell>
          <table:table-cell table:formula="of:=[C_Acu_NA.L70]-[C_Acu_NA.L69]" office:value-type="float" office:value="60" calcext:value-type="float">
            <text:p>60</text:p>
          </table:table-cell>
          <table:table-cell table:formula="of:=[C_Acu_NA.M70]-[C_Acu_NA.M69]" office:value-type="float" office:value="53" calcext:value-type="float">
            <text:p>53</text:p>
          </table:table-cell>
          <table:table-cell table:formula="of:=[C_Acu_NA.N70]-[C_Acu_NA.N69]" office:value-type="float" office:value="516" calcext:value-type="float">
            <text:p>516</text:p>
          </table:table-cell>
          <table:table-cell table:formula="of:=[C_Acu_NA.O70]-[C_Acu_NA.O69]" office:value-type="float" office:value="4301" calcext:value-type="float">
            <text:p>4301</text:p>
          </table:table-cell>
          <table:table-cell table:formula="of:=[C_Acu_NA.P70]-[C_Acu_NA.P69]" office:value-type="float" office:value="709" calcext:value-type="float">
            <text:p>709</text:p>
          </table:table-cell>
          <table:table-cell table:formula="of:=[C_Acu_NA.Q70]-[C_Acu_NA.Q69]" office:value-type="float" office:value="119" calcext:value-type="float">
            <text:p>119</text:p>
          </table:table-cell>
        </table:table-row>
        <table:table-row table:style-name="ro1">
          <table:table-cell/>
          <table:table-cell table:style-name="ce58" table:formula="of:=[C_Acu_NA.B71]" office:value-type="date" office:date-value="2020-04-22" calcext:value-type="date">
            <text:p>22/04</text:p>
          </table:table-cell>
          <table:table-cell table:formula="of:=[C_Acu_NA.C71]-[C_Acu_NA.C70]" office:value-type="float" office:value="2237" calcext:value-type="float">
            <text:p>2237</text:p>
          </table:table-cell>
          <table:table-cell table:formula="of:=[C_Acu_NA.D71]-[C_Acu_NA.D70]" office:value-type="float" office:value="79" calcext:value-type="float">
            <text:p>79</text:p>
          </table:table-cell>
          <table:table-cell table:formula="of:=[C_Acu_NA.E71]-[C_Acu_NA.E70]" office:value-type="float" office:value="933" calcext:value-type="float">
            <text:p>933</text:p>
          </table:table-cell>
          <table:table-cell table:formula="of:=[C_Acu_NA.F71]-[C_Acu_NA.F70]" office:value-type="float" office:value="217" calcext:value-type="float">
            <text:p>217</text:p>
          </table:table-cell>
          <table:table-cell table:formula="of:=[C_Acu_NA.G71]-[C_Acu_NA.G70]" office:value-type="float" office:value="4104" calcext:value-type="float">
            <text:p>4104</text:p>
          </table:table-cell>
          <table:table-cell table:formula="of:=[C_Acu_NA.H71]-[C_Acu_NA.H70]" office:value-type="float" office:value="1827" calcext:value-type="float">
            <text:p>1827</text:p>
          </table:table-cell>
          <table:table-cell table:formula="of:=[C_Acu_NA.I71]-[C_Acu_NA.I70]" office:value-type="float" office:value="708" calcext:value-type="float">
            <text:p>708</text:p>
          </table:table-cell>
          <table:table-cell table:formula="of:=[C_Acu_NA.J71]-[C_Acu_NA.J70]" office:value-type="float" office:value="3370" calcext:value-type="float">
            <text:p>3370</text:p>
          </table:table-cell>
          <table:table-cell table:formula="of:=[C_Acu_NA.K71]-[C_Acu_NA.K70]" office:value-type="float" office:value="631" calcext:value-type="float">
            <text:p>631</text:p>
          </table:table-cell>
          <table:table-cell table:formula="of:=[C_Acu_NA.L71]-[C_Acu_NA.L70]" office:value-type="float" office:value="36" calcext:value-type="float">
            <text:p>36</text:p>
          </table:table-cell>
          <table:table-cell table:formula="of:=[C_Acu_NA.M71]-[C_Acu_NA.M70]" office:value-type="float" office:value="84" calcext:value-type="float">
            <text:p>84</text:p>
          </table:table-cell>
          <table:table-cell table:formula="of:=[C_Acu_NA.N71]-[C_Acu_NA.N70]" office:value-type="float" office:value="603" calcext:value-type="float">
            <text:p>603</text:p>
          </table:table-cell>
          <table:table-cell table:formula="of:=[C_Acu_NA.O71]-[C_Acu_NA.O70]" office:value-type="float" office:value="4451" calcext:value-type="float">
            <text:p>4451</text:p>
          </table:table-cell>
          <table:table-cell table:formula="of:=[C_Acu_NA.P71]-[C_Acu_NA.P70]" office:value-type="float" office:value="721" calcext:value-type="float">
            <text:p>721</text:p>
          </table:table-cell>
          <table:table-cell table:formula="of:=[C_Acu_NA.Q71]-[C_Acu_NA.Q70]" office:value-type="float" office:value="205" calcext:value-type="float">
            <text:p>205</text:p>
          </table:table-cell>
        </table:table-row>
        <table:table-row table:style-name="ro1">
          <table:table-cell/>
          <table:table-cell table:style-name="ce58" table:formula="of:=[C_Acu_NA.B72]" office:value-type="date" office:date-value="2020-04-23" calcext:value-type="date">
            <text:p>23/04</text:p>
          </table:table-cell>
          <table:table-cell table:formula="of:=[C_Acu_NA.C72]-[C_Acu_NA.C71]" office:value-type="float" office:value="2352" calcext:value-type="float">
            <text:p>2352</text:p>
          </table:table-cell>
          <table:table-cell table:formula="of:=[C_Acu_NA.D72]-[C_Acu_NA.D71]" office:value-type="float" office:value="74" calcext:value-type="float">
            <text:p>74</text:p>
          </table:table-cell>
          <table:table-cell table:formula="of:=[C_Acu_NA.E72]-[C_Acu_NA.E71]" office:value-type="float" office:value="908" calcext:value-type="float">
            <text:p>908</text:p>
          </table:table-cell>
          <table:table-cell table:formula="of:=[C_Acu_NA.F72]-[C_Acu_NA.F71]" office:value-type="float" office:value="163" calcext:value-type="float">
            <text:p>163</text:p>
          </table:table-cell>
          <table:table-cell table:formula="of:=[C_Acu_NA.G72]-[C_Acu_NA.G71]" office:value-type="float" office:value="4829" calcext:value-type="float">
            <text:p>4829</text:p>
          </table:table-cell>
          <table:table-cell table:formula="of:=[C_Acu_NA.H72]-[C_Acu_NA.H71]" office:value-type="float" office:value="1653" calcext:value-type="float">
            <text:p>1653</text:p>
          </table:table-cell>
          <table:table-cell table:formula="of:=[C_Acu_NA.I72]-[C_Acu_NA.I71]" office:value-type="float" office:value="887" calcext:value-type="float">
            <text:p>887</text:p>
          </table:table-cell>
          <table:table-cell table:formula="of:=[C_Acu_NA.J72]-[C_Acu_NA.J71]" office:value-type="float" office:value="2646" calcext:value-type="float">
            <text:p>2646</text:p>
          </table:table-cell>
          <table:table-cell table:formula="of:=[C_Acu_NA.K72]-[C_Acu_NA.K71]" office:value-type="float" office:value="936" calcext:value-type="float">
            <text:p>936</text:p>
          </table:table-cell>
          <table:table-cell table:formula="of:=[C_Acu_NA.L72]-[C_Acu_NA.L71]" office:value-type="float" office:value="11" calcext:value-type="float">
            <text:p>11</text:p>
          </table:table-cell>
          <table:table-cell table:formula="of:=[C_Acu_NA.M72]-[C_Acu_NA.M71]" office:value-type="float" office:value="95" calcext:value-type="float">
            <text:p>95</text:p>
          </table:table-cell>
          <table:table-cell table:formula="of:=[C_Acu_NA.N72]-[C_Acu_NA.N71]" office:value-type="float" office:value="371" calcext:value-type="float">
            <text:p>371</text:p>
          </table:table-cell>
          <table:table-cell table:formula="of:=[C_Acu_NA.O72]-[C_Acu_NA.O71]" office:value-type="float" office:value="4583" calcext:value-type="float">
            <text:p>4583</text:p>
          </table:table-cell>
          <table:table-cell table:formula="of:=[C_Acu_NA.P72]-[C_Acu_NA.P71]" office:value-type="float" office:value="748" calcext:value-type="float">
            <text:p>748</text:p>
          </table:table-cell>
          <table:table-cell table:formula="of:=[C_Acu_NA.Q72]-[C_Acu_NA.Q71]" office:value-type="float" office:value="228" calcext:value-type="float">
            <text:p>228</text:p>
          </table:table-cell>
        </table:table-row>
        <table:table-row table:style-name="ro1">
          <table:table-cell/>
          <table:table-cell table:style-name="ce58" table:formula="of:=[C_Acu_NA.B73]" office:value-type="date" office:date-value="2020-04-24" calcext:value-type="date">
            <text:p>24/04</text:p>
          </table:table-cell>
          <table:table-cell table:formula="of:=[C_Acu_NA.C73]-[C_Acu_NA.C72]" office:value-type="float" office:value="2337" calcext:value-type="float">
            <text:p>2337</text:p>
          </table:table-cell>
          <table:table-cell table:formula="of:=[C_Acu_NA.D73]-[C_Acu_NA.D72]" office:value-type="float" office:value="75" calcext:value-type="float">
            <text:p>75</text:p>
          </table:table-cell>
          <table:table-cell table:formula="of:=[C_Acu_NA.E73]-[C_Acu_NA.E72]" office:value-type="float" office:value="1496" calcext:value-type="float">
            <text:p>1496</text:p>
          </table:table-cell>
          <table:table-cell table:formula="of:=[C_Acu_NA.F73]-[C_Acu_NA.F72]" office:value-type="float" office:value="137" calcext:value-type="float">
            <text:p>137</text:p>
          </table:table-cell>
          <table:table-cell table:formula="of:=[C_Acu_NA.G73]-[C_Acu_NA.G72]" office:value-type="float" office:value="5229" calcext:value-type="float">
            <text:p>5229</text:p>
          </table:table-cell>
          <table:table-cell table:formula="of:=[C_Acu_NA.H73]-[C_Acu_NA.H72]" office:value-type="float" office:value="1773" calcext:value-type="float">
            <text:p>1773</text:p>
          </table:table-cell>
          <table:table-cell table:formula="of:=[C_Acu_NA.I73]-[C_Acu_NA.I72]" office:value-type="float" office:value="806" calcext:value-type="float">
            <text:p>806</text:p>
          </table:table-cell>
          <table:table-cell table:formula="of:=[C_Acu_NA.J73]-[C_Acu_NA.J72]" office:value-type="float" office:value="3021" calcext:value-type="float">
            <text:p>3021</text:p>
          </table:table-cell>
          <table:table-cell table:formula="of:=[C_Acu_NA.K73]-[C_Acu_NA.K72]" office:value-type="float" office:value="577" calcext:value-type="float">
            <text:p>577</text:p>
          </table:table-cell>
          <table:table-cell table:formula="of:=[C_Acu_NA.L73]-[C_Acu_NA.L72]" office:value-type="float" office:value="30" calcext:value-type="float">
            <text:p>30</text:p>
          </table:table-cell>
          <table:table-cell table:formula="of:=[C_Acu_NA.M73]-[C_Acu_NA.M72]" office:value-type="float" office:value="63" calcext:value-type="float">
            <text:p>63</text:p>
          </table:table-cell>
          <table:table-cell table:formula="of:=[C_Acu_NA.N73]-[C_Acu_NA.N72]" office:value-type="float" office:value="444" calcext:value-type="float">
            <text:p>444</text:p>
          </table:table-cell>
          <table:table-cell table:formula="of:=[C_Acu_NA.O73]-[C_Acu_NA.O72]" office:value-type="float" office:value="5386" calcext:value-type="float">
            <text:p>5386</text:p>
          </table:table-cell>
          <table:table-cell table:formula="of:=[C_Acu_NA.P73]-[C_Acu_NA.P72]" office:value-type="float" office:value="770" calcext:value-type="float">
            <text:p>770</text:p>
          </table:table-cell>
          <table:table-cell table:formula="of:=[C_Acu_NA.Q73]-[C_Acu_NA.Q72]" office:value-type="float" office:value="181" calcext:value-type="float">
            <text:p>181</text:p>
          </table:table-cell>
        </table:table-row>
        <table:table-row table:style-name="ro1">
          <table:table-cell/>
          <table:table-cell table:style-name="ce58" table:formula="of:=[C_Acu_NA.B74]" office:value-type="date" office:date-value="2020-04-25" calcext:value-type="date">
            <text:p>25/04</text:p>
          </table:table-cell>
          <table:table-cell table:formula="of:=[C_Acu_NA.C74]-[C_Acu_NA.C73]" office:value-type="float" office:value="2055" calcext:value-type="float">
            <text:p>2055</text:p>
          </table:table-cell>
          <table:table-cell table:formula="of:=[C_Acu_NA.D74]-[C_Acu_NA.D73]" office:value-type="float" office:value="79" calcext:value-type="float">
            <text:p>79</text:p>
          </table:table-cell>
          <table:table-cell table:formula="of:=[C_Acu_NA.E74]-[C_Acu_NA.E73]" office:value-type="float" office:value="1032" calcext:value-type="float">
            <text:p>1032</text:p>
          </table:table-cell>
          <table:table-cell table:formula="of:=[C_Acu_NA.F74]-[C_Acu_NA.F73]" office:value-type="float" office:value="235" calcext:value-type="float">
            <text:p>235</text:p>
          </table:table-cell>
          <table:table-cell/>
          <table:table-cell table:formula="of:=[C_Acu_NA.H74]-[C_Acu_NA.H73]" office:value-type="float" office:value="1537" calcext:value-type="float">
            <text:p>1537</text:p>
          </table:table-cell>
          <table:table-cell table:formula="of:=[C_Acu_NA.I74]-[C_Acu_NA.I73]" office:value-type="float" office:value="655" calcext:value-type="float">
            <text:p>655</text:p>
          </table:table-cell>
          <table:table-cell table:formula="of:=[C_Acu_NA.J74]-[C_Acu_NA.J73]" office:value-type="float" office:value="2357" calcext:value-type="float">
            <text:p>2357</text:p>
          </table:table-cell>
          <table:table-cell table:formula="of:=[C_Acu_NA.K74]-[C_Acu_NA.K73]" office:value-type="float" office:value="377" calcext:value-type="float">
            <text:p>377</text:p>
          </table:table-cell>
          <table:table-cell table:formula="of:=[C_Acu_NA.L74]-[C_Acu_NA.L73]" office:value-type="float" office:value="16" calcext:value-type="float">
            <text:p>16</text:p>
          </table:table-cell>
          <table:table-cell table:formula="of:=[C_Acu_NA.M74]-[C_Acu_NA.M73]" office:value-type="float" office:value="59" calcext:value-type="float">
            <text:p>59</text:p>
          </table:table-cell>
          <table:table-cell table:formula="of:=[C_Acu_NA.N74]-[C_Acu_NA.N73]" office:value-type="float" office:value="595" calcext:value-type="float">
            <text:p>595</text:p>
          </table:table-cell>
          <table:table-cell table:formula="of:=[C_Acu_NA.O74]-[C_Acu_NA.O73]" office:value-type="float" office:value="4913" calcext:value-type="float">
            <text:p>4913</text:p>
          </table:table-cell>
          <table:table-cell table:formula="of:=[C_Acu_NA.P74]-[C_Acu_NA.P73]" office:value-type="float" office:value="474" calcext:value-type="float">
            <text:p>474</text:p>
          </table:table-cell>
          <table:table-cell table:formula="of:=[C_Acu_NA.Q74]-[C_Acu_NA.Q73]" office:value-type="float" office:value="217" calcext:value-type="float">
            <text:p>217</text:p>
          </table:table-cell>
        </table:table-row>
        <table:table-row table:style-name="ro1">
          <table:table-cell/>
          <table:table-cell table:style-name="ce58" table:formula="of:=[C_Acu_NA.B75]" office:value-type="date" office:date-value="2020-04-26" calcext:value-type="date">
            <text:p>26/04</text:p>
          </table:table-cell>
          <table:table-cell table:formula="of:=[C_Acu_NA.C75]-[C_Acu_NA.C74]" office:value-type="float" office:value="1737" calcext:value-type="float">
            <text:p>1737</text:p>
          </table:table-cell>
          <table:table-cell table:formula="of:=[C_Acu_NA.D75]-[C_Acu_NA.D74]" office:value-type="float" office:value="58" calcext:value-type="float">
            <text:p>58</text:p>
          </table:table-cell>
          <table:table-cell table:formula="of:=[C_Acu_NA.E75]-[C_Acu_NA.E74]" office:value-type="float" office:value="809" calcext:value-type="float">
            <text:p>809</text:p>
          </table:table-cell>
          <table:table-cell table:formula="of:=[C_Acu_NA.F75]-[C_Acu_NA.F74]" office:value-type="float" office:value="130" calcext:value-type="float">
            <text:p>130</text:p>
          </table:table-cell>
          <table:table-cell/>
          <table:table-cell table:formula="of:=[C_Acu_NA.H75]-[C_Acu_NA.H74]" office:value-type="float" office:value="461" calcext:value-type="float">
            <text:p>461</text:p>
          </table:table-cell>
          <table:table-cell table:formula="of:=[C_Acu_NA.I75]-[C_Acu_NA.I74]" office:value-type="float" office:value="655" calcext:value-type="float">
            <text:p>655</text:p>
          </table:table-cell>
          <table:table-cell table:formula="of:=[C_Acu_NA.J75]-[C_Acu_NA.J74]" office:value-type="float" office:value="2324" calcext:value-type="float">
            <text:p>2324</text:p>
          </table:table-cell>
          <table:table-cell table:formula="of:=[C_Acu_NA.K75]-[C_Acu_NA.K74]" office:value-type="float" office:value="701" calcext:value-type="float">
            <text:p>701</text:p>
          </table:table-cell>
          <table:table-cell table:formula="of:=[C_Acu_NA.L75]-[C_Acu_NA.L74]" office:value-type="float" office:value="12" calcext:value-type="float">
            <text:p>12</text:p>
          </table:table-cell>
          <table:table-cell table:formula="of:=[C_Acu_NA.M75]-[C_Acu_NA.M74]" office:value-type="float" office:value="38" calcext:value-type="float">
            <text:p>38</text:p>
          </table:table-cell>
          <table:table-cell table:formula="of:=[C_Acu_NA.N75]-[C_Acu_NA.N74]" office:value-type="float" office:value="472" calcext:value-type="float">
            <text:p>472</text:p>
          </table:table-cell>
          <table:table-cell/>
          <table:table-cell table:formula="of:=[C_Acu_NA.P75]-[C_Acu_NA.P74]" office:value-type="float" office:value="299" calcext:value-type="float">
            <text:p>299</text:p>
          </table:table-cell>
          <table:table-cell table:formula="of:=[C_Acu_NA.Q75]-[C_Acu_NA.Q74]" office:value-type="float" office:value="167" calcext:value-type="float">
            <text:p>167</text:p>
          </table:table-cell>
        </table:table-row>
        <table:table-row table:style-name="ro1" table:number-rows-repeated="29">
          <table:table-cell/>
          <table:table-cell table:style-name="ce86"/>
          <table:table-cell table:number-columns-repeated="15"/>
        </table:table-row>
        <table:table-row table:style-name="ro1" table:number-rows-repeated="1048471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C_Dia_A" table:style-name="ta1">
        <table:table-column table:style-name="co11" table:default-cell-style-name="Default"/>
        <table:table-column table:style-name="co12" table:default-cell-style-name="ce58"/>
        <table:table-column table:style-name="co12" table:number-columns-repeated="15" table:default-cell-style-name="ce90"/>
        <table:table-column table:style-name="co1" table:default-cell-style-name="ce99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style-name="ce49" table:number-columns-repeated="15"/>
          <table:table-cell table:style-name="Default"/>
        </table:table-row>
        <table:table-row table:style-name="ro1">
          <table:table-cell/>
          <table:table-cell table:style-name="ce54" office:value-type="string" calcext:value-type="string">
            <text:p>Datos de diferentes países, ajustados a la población</text:p>
          </table:table-cell>
          <table:table-cell table:style-name="ce49" table:number-columns-repeated="5"/>
          <table:table-cell table:style-name="Default"/>
          <table:table-cell table:style-name="ce49" table:number-columns-repeated="9"/>
          <table:table-cell table:style-name="Default"/>
        </table:table-row>
        <table:table-row table:style-name="ro1">
          <table:table-cell/>
          <table:table-cell table:style-name="ce55" office:value-type="string" calcext:value-type="string">
            <text:p>Casos diarios</text:p>
          </table:table-cell>
          <table:table-cell table:style-name="ce49" table:number-columns-repeated="5"/>
          <table:table-cell table:style-name="ce60" table:number-columns-repeated="6"/>
          <table:table-cell table:style-name="ce49" table:number-columns-repeated="4"/>
          <table:table-cell table:style-name="Default"/>
        </table:table-row>
        <table:table-row table:style-name="ro1">
          <table:table-cell/>
          <table:table-cell table:style-name="Default"/>
          <table:table-cell table:style-name="ce49" table:number-columns-repeated="5"/>
          <table:table-cell table:style-name="ce60"/>
          <table:table-cell table:style-name="ce101" table:number-columns-repeated="5"/>
          <table:table-cell table:style-name="ce49" table:number-columns-repeated="4"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Población en 2018</text:p>
          </table:table-cell>
          <table:table-cell table:style-name="ce49" table:number-columns-repeated="15"/>
          <table:table-cell table:style-name="Default"/>
        </table:table-row>
        <table:table-row table:style-name="ro1">
          <table:table-cell/>
          <table:table-cell table:style-name="ce60" office:value-type="string" calcext:value-type="string">
            <text:p>Habitantes</text:p>
          </table:table-cell>
          <table:table-cell table:style-name="ce87" office:value-type="float" office:value="80.457737" calcext:value-type="float">
            <text:p>80.5</text:p>
          </table:table-cell>
          <table:table-cell table:style-name="ce87" office:value-type="float" office:value="8.858775" calcext:value-type="float">
            <text:p>8.9</text:p>
          </table:table-cell>
          <table:table-cell table:style-name="ce87" office:value-type="float" office:value="11.455519" calcext:value-type="float">
            <text:p>11.5</text:p>
          </table:table-cell>
          <table:table-cell table:style-name="ce87" office:value-type="float" office:value="5.806081" calcext:value-type="float">
            <text:p>5.8</text:p>
          </table:table-cell>
          <table:table-cell table:style-name="ce87" office:value-type="float" office:value="46.723" calcext:value-type="float">
            <text:p>46.7</text:p>
          </table:table-cell>
          <table:table-cell table:style-name="ce87" office:value-type="float" office:value="67.364357" calcext:value-type="float">
            <text:p>67.4</text:p>
          </table:table-cell>
          <table:table-cell table:style-name="ce87" office:value-type="float" office:value="17.282163" calcext:value-type="float">
            <text:p>17.3</text:p>
          </table:table-cell>
          <table:table-cell table:style-name="ce87" office:value-type="float" office:value="62.246674" calcext:value-type="float">
            <text:p>62.2</text:p>
          </table:table-cell>
          <table:table-cell table:style-name="ce87" office:value-type="float" office:value="4.90424" calcext:value-type="float">
            <text:p>4.9</text:p>
          </table:table-cell>
          <table:table-cell table:style-name="ce87" office:value-type="float" office:value="0.613894" calcext:value-type="float">
            <text:p>0.6</text:p>
          </table:table-cell>
          <table:table-cell table:style-name="ce87" office:value-type="float" office:value="5.372191" calcext:value-type="float">
            <text:p>5.4</text:p>
          </table:table-cell>
          <table:table-cell table:style-name="ce87" office:value-type="float" office:value="10.276617" calcext:value-type="float">
            <text:p>10.3</text:p>
          </table:table-cell>
          <table:table-cell table:style-name="ce102" office:value-type="float" office:value="66.647112" calcext:value-type="float">
            <text:p>66.6</text:p>
          </table:table-cell>
          <table:table-cell table:style-name="ce87" office:value-type="float" office:value="10.230185" calcext:value-type="float">
            <text:p>10.2</text:p>
          </table:table-cell>
          <table:table-cell table:style-name="ce87" office:value-type="float" office:value="8.544527" calcext:value-type="float">
            <text:p>8.5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49" table:number-columns-repeated="15"/>
          <table:table-cell table:style-name="Default"/>
        </table:table-row>
        <table:table-row table:style-name="ro1">
          <table:table-cell/>
          <table:table-cell table:style-name="ce56"/>
          <table:table-cell table:style-name="ce51" table:formula="of:=[C_Dia_NA.C8]" office:value-type="string" office:string-value="Alemania" calcext:value-type="string">
            <text:p>Alemania</text:p>
          </table:table-cell>
          <table:table-cell table:style-name="ce51" table:formula="of:=[C_Dia_NA.D8]" office:value-type="string" office:string-value="Austria" calcext:value-type="string">
            <text:p>Austria</text:p>
          </table:table-cell>
          <table:table-cell table:style-name="ce51" table:formula="of:=[C_Dia_NA.E8]" office:value-type="string" office:string-value="Bélgica" calcext:value-type="string">
            <text:p>Bélgica</text:p>
          </table:table-cell>
          <table:table-cell table:style-name="ce51" table:formula="of:=[C_Dia_NA.F8]" office:value-type="string" office:string-value="Dinamarca" calcext:value-type="string">
            <text:p>Dinamarca</text:p>
          </table:table-cell>
          <table:table-cell table:style-name="ce51" table:formula="of:=[C_Dia_NA.G8]" office:value-type="string" office:string-value="España" calcext:value-type="string">
            <text:p>España</text:p>
          </table:table-cell>
          <table:table-cell table:style-name="ce51" table:formula="of:=[C_Dia_NA.H8]" office:value-type="string" office:string-value="Francia" calcext:value-type="string">
            <text:p>Francia</text:p>
          </table:table-cell>
          <table:table-cell table:style-name="ce51" table:formula="of:=[C_Dia_NA.I8]" office:value-type="string" office:string-value="Holanda" calcext:value-type="string">
            <text:p>Holanda</text:p>
          </table:table-cell>
          <table:table-cell table:style-name="ce51" table:formula="of:=[C_Dia_NA.J8]" office:value-type="string" office:string-value="Italia" calcext:value-type="string">
            <text:p>Italia</text:p>
          </table:table-cell>
          <table:table-cell table:style-name="ce51" table:formula="of:=[C_Dia_NA.K8]" office:value-type="string" office:string-value="Irlanda" calcext:value-type="string">
            <text:p>Irlanda</text:p>
          </table:table-cell>
          <table:table-cell table:style-name="ce51" table:formula="of:=[C_Dia_NA.L8]" office:value-type="string" office:string-value="Luxemburgo" calcext:value-type="string">
            <text:p>Luxemburgo</text:p>
          </table:table-cell>
          <table:table-cell table:style-name="ce51" table:formula="of:=[C_Dia_NA.M8]" office:value-type="string" office:string-value="Noruega" calcext:value-type="string">
            <text:p>Noruega</text:p>
          </table:table-cell>
          <table:table-cell table:style-name="ce51" table:formula="of:=[C_Dia_NA.N8]" office:value-type="string" office:string-value="Portugal" calcext:value-type="string">
            <text:p>Portugal</text:p>
          </table:table-cell>
          <table:table-cell table:style-name="ce51" table:formula="of:=[C_Dia_NA.O8]" office:value-type="string" office:string-value="Reino Unido" calcext:value-type="string">
            <text:p>Reino Unido</text:p>
          </table:table-cell>
          <table:table-cell table:style-name="ce51" table:formula="of:=[C_Dia_NA.P8]" office:value-type="string" office:string-value="Suecia" calcext:value-type="string">
            <text:p>Suecia</text:p>
          </table:table-cell>
          <table:table-cell table:style-name="ce51" table:formula="of:=[C_Dia_NA.Q8]" office:value-type="string" office:string-value="Suiza" calcext:value-type="string">
            <text:p>Suiza</text:p>
          </table:table-cell>
          <table:table-cell table:style-name="Default"/>
        </table:table-row>
        <table:table-row table:style-name="ro1">
          <table:table-cell/>
          <table:table-cell table:style-name="ce57" table:formula="of:=[C_Dia_NA.B9]" office:value-type="date" office:date-value="2020-02-20" calcext:value-type="date">
            <text:p>20/02</text:p>
          </table:table-cell>
          <table:table-cell table:style-name="ce49" table:number-columns-repeated="15"/>
          <table:table-cell table:style-name="Default"/>
        </table:table-row>
        <table:table-row table:style-name="ro1">
          <table:table-cell/>
          <table:table-cell table:formula="of:=[C_Dia_NA.B10]" office:value-type="date" office:date-value="2020-02-21" calcext:value-type="date">
            <text:p>21/02</text:p>
          </table:table-cell>
          <table:table-cell table:style-name="ce49" table:number-columns-repeated="15"/>
          <table:table-cell table:style-name="Default"/>
        </table:table-row>
        <table:table-row table:style-name="ro1">
          <table:table-cell/>
          <table:table-cell table:formula="of:=[C_Dia_NA.B11]" office:value-type="date" office:date-value="2020-02-22" calcext:value-type="date">
            <text:p>22/02</text:p>
          </table:table-cell>
          <table:table-cell table:style-name="ce87" table:number-columns-repeated="7"/>
          <table:table-cell table:style-name="ce87" table:formula="of:=[C_Dia_NA.J11]/[.$J$6]" office:value-type="float" office:value="0.947841807579952" calcext:value-type="float">
            <text:p>0.9</text:p>
          </table:table-cell>
          <table:table-cell table:style-name="ce87" table:number-columns-repeated="7"/>
          <table:table-cell/>
        </table:table-row>
        <table:table-row table:style-name="ro1">
          <table:table-cell/>
          <table:table-cell table:formula="of:=[C_Dia_NA.B12]" office:value-type="date" office:date-value="2020-02-23" calcext:value-type="date">
            <text:p>23/02</text:p>
          </table:table-cell>
          <table:table-cell table:style-name="ce87" table:number-columns-repeated="7"/>
          <table:table-cell table:style-name="ce87" table:formula="of:=[C_Dia_NA.J12]/[.$J$6]" office:value-type="float" office:value="1.14062319217248" calcext:value-type="float">
            <text:p>1.1</text:p>
          </table:table-cell>
          <table:table-cell table:style-name="ce87" table:number-columns-repeated="7"/>
          <table:table-cell/>
        </table:table-row>
        <table:table-row table:style-name="ro1">
          <table:table-cell table:style-name="ce80" table:formula="of:=[C_Dia_NA.A13]" office:value-type="string" office:string-value="L" calcext:value-type="string">
            <text:p>L</text:p>
          </table:table-cell>
          <table:table-cell table:style-name="ce57" table:formula="of:=[C_Dia_NA.B13]" office:value-type="date" office:date-value="2020-02-24" calcext:value-type="date">
            <text:p>24/02</text:p>
          </table:table-cell>
          <table:table-cell table:style-name="ce88" table:formula="of:=[C_Dia_NA.C13]/[.$C$6]" office:value-type="float" office:value="0.198862167848444" calcext:value-type="float">
            <text:p>0.2</text:p>
          </table:table-cell>
          <table:table-cell table:style-name="ce88" table:number-columns-repeated="6"/>
          <table:table-cell table:style-name="ce88" table:formula="of:=[C_Dia_NA.J13]/[.$J$6]" office:value-type="float" office:value="1.23701388446875" calcext:value-type="float">
            <text:p>1.2</text:p>
          </table:table-cell>
          <table:table-cell table:style-name="ce88" table:number-columns-repeated="4"/>
          <table:table-cell table:style-name="ce88" table:formula="of:=[C_Dia_NA.O13]/[.$O$6]" office:value-type="float" office:value="0.060017604363712" calcext:value-type="float">
            <text:p>0.1</text:p>
          </table:table-cell>
          <table:table-cell table:style-name="ce88" table:number-columns-repeated="2"/>
          <table:table-cell/>
        </table:table-row>
        <table:table-row table:style-name="ro1">
          <table:table-cell/>
          <table:table-cell table:formula="of:=[C_Dia_NA.B14]" office:value-type="date" office:date-value="2020-02-25" calcext:value-type="date">
            <text:p>25/02</text:p>
          </table:table-cell>
          <table:table-cell table:style-name="ce87" table:formula="of:=[C_Dia_NA.C14]/[.$C$6]" office:value-type="float" office:value="0.0248577709810556" calcext:value-type="float">
            <text:p>0.0</text:p>
          </table:table-cell>
          <table:table-cell table:style-name="ce87" table:number-columns-repeated="3"/>
          <table:table-cell table:style-name="ce100" table:formula="of:=[C_Dia_NA.G14]/[.$G$6]" office:value-type="float" office:value="0.0214027352695674" calcext:value-type="float">
            <text:p>0.02</text:p>
          </table:table-cell>
          <table:table-cell table:style-name="ce87" table:formula="of:=[C_Dia_NA.H14]/[.$H$6]" office:value-type="float" office:value="0.192980391692895" calcext:value-type="float">
            <text:p>0.2</text:p>
          </table:table-cell>
          <table:table-cell table:style-name="ce87"/>
          <table:table-cell table:style-name="ce87" table:formula="of:=[C_Dia_NA.J14]/[.$J$6]" office:value-type="float" office:value="1.49405573059213" calcext:value-type="float">
            <text:p>1.5</text:p>
          </table:table-cell>
          <table:table-cell table:style-name="ce87" table:number-columns-repeated="4"/>
          <table:table-cell table:style-name="ce87" table:formula="of:=[C_Dia_NA.O14]/[.$O$6]" office:value-type="float" office:value="0" calcext:value-type="float">
            <text:p>0.0</text:p>
          </table:table-cell>
          <table:table-cell table:style-name="ce87"/>
          <table:table-cell table:style-name="ce87" table:formula="of:=[C_Dia_NA.Q14]/[.$Q$6]" office:value-type="float" office:value="0.117033979762718" calcext:value-type="float">
            <text:p>0.1</text:p>
          </table:table-cell>
          <table:table-cell/>
        </table:table-row>
        <table:table-row table:style-name="ro1">
          <table:table-cell/>
          <table:table-cell table:formula="of:=[C_Dia_NA.B15]" office:value-type="date" office:date-value="2020-02-26" calcext:value-type="date">
            <text:p>26/02</text:p>
          </table:table-cell>
          <table:table-cell table:style-name="ce87" table:formula="of:=[C_Dia_NA.C15]/[.$C$6]" office:value-type="float" office:value="0.0372866564715833" calcext:value-type="float">
            <text:p>0.0</text:p>
          </table:table-cell>
          <table:table-cell table:style-name="ce87" table:number-columns-repeated="3"/>
          <table:table-cell table:style-name="ce87" table:formula="of:=[C_Dia_NA.G15]/[.$G$6]" office:value-type="float" office:value="0.149819146886972" calcext:value-type="float">
            <text:p>0.1</text:p>
          </table:table-cell>
          <table:table-cell table:style-name="ce87" table:formula="of:=[C_Dia_NA.H15]/[.$H$6]" office:value-type="float" office:value="0.0742232275741903" calcext:value-type="float">
            <text:p>0.1</text:p>
          </table:table-cell>
          <table:table-cell table:style-name="ce87"/>
          <table:table-cell table:style-name="ce87" table:formula="of:=[C_Dia_NA.J15]/[.$J$6]" office:value-type="float" office:value="2.00813942283888" calcext:value-type="float">
            <text:p>2.0</text:p>
          </table:table-cell>
          <table:table-cell table:style-name="ce87" table:number-columns-repeated="2"/>
          <table:table-cell table:style-name="ce87" table:formula="of:=[C_Dia_NA.M15]/[.$L$6]" office:value-type="float" office:value="1.62894571375514" calcext:value-type="float">
            <text:p>1.6</text:p>
          </table:table-cell>
          <table:table-cell table:style-name="ce87"/>
          <table:table-cell table:style-name="ce87" table:formula="of:=[C_Dia_NA.O15]/[.$O$6]" office:value-type="float" office:value="0" calcext:value-type="float">
            <text:p>0.0</text:p>
          </table:table-cell>
          <table:table-cell table:style-name="ce87" table:formula="of:=[C_Dia_NA.P15]/[.$P$6]" office:value-type="float" office:value="0.0977499429384708" calcext:value-type="float">
            <text:p>0.1</text:p>
          </table:table-cell>
          <table:table-cell table:style-name="ce87" table:formula="of:=[C_Dia_NA.Q15]/[.$Q$6]" office:value-type="float" office:value="0.117033979762718" calcext:value-type="float">
            <text:p>0.1</text:p>
          </table:table-cell>
          <table:table-cell/>
        </table:table-row>
        <table:table-row table:style-name="ro1">
          <table:table-cell/>
          <table:table-cell table:formula="of:=[C_Dia_NA.B16]" office:value-type="date" office:date-value="2020-02-27" calcext:value-type="date">
            <text:p>27/02</text:p>
          </table:table-cell>
          <table:table-cell table:style-name="ce87" table:formula="of:=[C_Dia_NA.C16]/[.$C$6]" office:value-type="float" office:value="0.0621444274526389" calcext:value-type="float">
            <text:p>0.1</text:p>
          </table:table-cell>
          <table:table-cell table:style-name="ce87" table:number-columns-repeated="2"/>
          <table:table-cell table:style-name="ce87" table:formula="of:=[C_Dia_NA.F16]/[.$F$6]" office:value-type="float" office:value="0.172233215485626" calcext:value-type="float">
            <text:p>0.2</text:p>
          </table:table-cell>
          <table:table-cell table:style-name="ce87" table:formula="of:=[C_Dia_NA.G16]/[.$G$6]" office:value-type="float" office:value="0.128416411617405" calcext:value-type="float">
            <text:p>0.1</text:p>
          </table:table-cell>
          <table:table-cell table:style-name="ce87" table:formula="of:=[C_Dia_NA.H16]/[.$H$6]" office:value-type="float" office:value="0.296892910296761" calcext:value-type="float">
            <text:p>0.3</text:p>
          </table:table-cell>
          <table:table-cell table:style-name="ce87" table:formula="of:=[C_Dia_NA.I16]/[.$I$6]" office:value-type="float" office:value="0.0578631274337593" calcext:value-type="float">
            <text:p>0.1</text:p>
          </table:table-cell>
          <table:table-cell table:style-name="ce87" table:formula="of:=[C_Dia_NA.J16]/[.$J$6]" office:value-type="float" office:value="3.29334865345577" calcext:value-type="float">
            <text:p>3.3</text:p>
          </table:table-cell>
          <table:table-cell table:style-name="ce87" table:number-columns-repeated="2"/>
          <table:table-cell table:style-name="ce87" table:formula="of:=[C_Dia_NA.M16]/[.$L$6]" office:value-type="float" office:value="4.88683714126543" calcext:value-type="float">
            <text:p>4.9</text:p>
          </table:table-cell>
          <table:table-cell table:style-name="ce87"/>
          <table:table-cell table:style-name="ce87" table:formula="of:=[C_Dia_NA.O16]/[.$O$6]" office:value-type="float" office:value="0" calcext:value-type="float">
            <text:p>0.0</text:p>
          </table:table-cell>
          <table:table-cell table:style-name="ce87" table:formula="of:=[C_Dia_NA.P16]/[.$P$6]" office:value-type="float" office:value="0.0977499429384708" calcext:value-type="float">
            <text:p>0.1</text:p>
          </table:table-cell>
          <table:table-cell table:style-name="ce87" table:formula="of:=[C_Dia_NA.Q16]/[.$Q$6]" office:value-type="float" office:value="0.70220387857631" calcext:value-type="float">
            <text:p>0.7</text:p>
          </table:table-cell>
          <table:table-cell/>
        </table:table-row>
        <table:table-row table:style-name="ro1">
          <table:table-cell/>
          <table:table-cell table:formula="of:=[C_Dia_NA.B17]" office:value-type="date" office:date-value="2020-02-28" calcext:value-type="date">
            <text:p>28/02</text:p>
          </table:table-cell>
          <table:table-cell table:style-name="ce87" table:formula="of:=[C_Dia_NA.C17]/[.$C$6]" office:value-type="float" office:value="0.33557990824425" calcext:value-type="float">
            <text:p>0.3</text:p>
          </table:table-cell>
          <table:table-cell table:style-name="ce87" table:number-columns-repeated="2"/>
          <table:table-cell table:style-name="ce87" table:formula="of:=[C_Dia_NA.F17]/[.$F$6]" office:value-type="float" office:value="0.172233215485626" calcext:value-type="float">
            <text:p>0.2</text:p>
          </table:table-cell>
          <table:table-cell table:style-name="ce87" table:formula="of:=[C_Dia_NA.G17]/[.$G$6]" office:value-type="float" office:value="0.342443764313079" calcext:value-type="float">
            <text:p>0.3</text:p>
          </table:table-cell>
          <table:table-cell table:style-name="ce87" table:formula="of:=[C_Dia_NA.H17]/[.$H$6]" office:value-type="float" office:value="0.282048264781923" calcext:value-type="float">
            <text:p>0.3</text:p>
          </table:table-cell>
          <table:table-cell table:style-name="ce87" table:formula="of:=[C_Dia_NA.I17]/[.$I$6]" office:value-type="float" office:value="0.0578631274337593" calcext:value-type="float">
            <text:p>0.1</text:p>
          </table:table-cell>
          <table:table-cell table:style-name="ce87" table:formula="of:=[C_Dia_NA.J17]/[.$J$6]" office:value-type="float" office:value="3.82349746108523" calcext:value-type="float">
            <text:p>3.8</text:p>
          </table:table-cell>
          <table:table-cell table:style-name="ce87" table:number-columns-repeated="2"/>
          <table:table-cell table:style-name="ce87" table:formula="of:=[C_Dia_NA.M17]/[.$L$6]" office:value-type="float" office:value="4.88683714126543" calcext:value-type="float">
            <text:p>4.9</text:p>
          </table:table-cell>
          <table:table-cell table:style-name="ce87"/>
          <table:table-cell table:style-name="ce87" table:formula="of:=[C_Dia_NA.O17]/[.$O$6]" office:value-type="float" office:value="0.0900264065455679" calcext:value-type="float">
            <text:p>0.1</text:p>
          </table:table-cell>
          <table:table-cell table:style-name="ce87" table:formula="of:=[C_Dia_NA.P17]/[.$P$6]" office:value-type="float" office:value="0.781999543507766" calcext:value-type="float">
            <text:p>0.8</text:p>
          </table:table-cell>
          <table:table-cell table:style-name="ce87" table:formula="of:=[C_Dia_NA.Q17]/[.$Q$6]" office:value-type="float" office:value="0.585169898813591" calcext:value-type="float">
            <text:p>0.6</text:p>
          </table:table-cell>
          <table:table-cell/>
        </table:table-row>
        <table:table-row table:style-name="ro1">
          <table:table-cell/>
          <table:table-cell table:formula="of:=[C_Dia_NA.B18]" office:value-type="date" office:date-value="2020-02-29" calcext:value-type="date">
            <text:p>29/02</text:p>
          </table:table-cell>
          <table:table-cell table:style-name="ce87" table:formula="of:=[C_Dia_NA.C18]/[.$C$6]" office:value-type="float" office:value="0.161575511376861" calcext:value-type="float">
            <text:p>0.2</text:p>
          </table:table-cell>
          <table:table-cell table:style-name="ce87" table:formula="of:=[C_Dia_NA.D18]/[.$D$6]" office:value-type="float" office:value="0.564412122443566" calcext:value-type="float">
            <text:p>0.6</text:p>
          </table:table-cell>
          <table:table-cell table:style-name="ce87"/>
          <table:table-cell table:style-name="ce87" table:formula="of:=[C_Dia_NA.F18]/[.$F$6]" office:value-type="float" office:value="0.172233215485626" calcext:value-type="float">
            <text:p>0.2</text:p>
          </table:table-cell>
          <table:table-cell table:style-name="ce87" table:formula="of:=[C_Dia_NA.G18]/[.$G$6]" office:value-type="float" office:value="0.577873852278321" calcext:value-type="float">
            <text:p>0.6</text:p>
          </table:table-cell>
          <table:table-cell table:style-name="ce87" table:formula="of:=[C_Dia_NA.H18]/[.$H$6]" office:value-type="float" office:value="0.638319757138037" calcext:value-type="float">
            <text:p>0.6</text:p>
          </table:table-cell>
          <table:table-cell table:style-name="ce87" table:formula="of:=[C_Dia_NA.I18]/[.$I$6]" office:value-type="float" office:value="0.231452509735037" calcext:value-type="float">
            <text:p>0.2</text:p>
          </table:table-cell>
          <table:table-cell table:style-name="ce87" table:formula="of:=[C_Dia_NA.J18]/[.$J$6]" office:value-type="float" office:value="3.85562769185065" calcext:value-type="float">
            <text:p>3.9</text:p>
          </table:table-cell>
          <table:table-cell table:style-name="ce87" table:formula="of:=[C_Dia_NA.K18]/[.$K$6]" office:value-type="float" office:value="0.203905192241815" calcext:value-type="float">
            <text:p>0.2</text:p>
          </table:table-cell>
          <table:table-cell table:style-name="ce87" table:formula="of:=[C_Dia_NA.L18]/[.$L$6]" office:value-type="float" office:value="1.62894571375514" calcext:value-type="float">
            <text:p>1.6</text:p>
          </table:table-cell>
          <table:table-cell table:formula="of:=[C_Dia_NA.M18]/[.$L$6]" office:value-type="float" office:value="13.0315657100411" calcext:value-type="float">
            <text:p>13</text:p>
          </table:table-cell>
          <table:table-cell table:style-name="ce87"/>
          <table:table-cell table:style-name="ce87" table:formula="of:=[C_Dia_NA.O18]/[.$O$6]" office:value-type="float" office:value="0.060017604363712" calcext:value-type="float">
            <text:p>0.1</text:p>
          </table:table-cell>
          <table:table-cell table:style-name="ce87" table:formula="of:=[C_Dia_NA.P18]/[.$P$6]" office:value-type="float" office:value="0.293249828815412" calcext:value-type="float">
            <text:p>0.3</text:p>
          </table:table-cell>
          <table:table-cell table:style-name="ce87" table:formula="of:=[C_Dia_NA.Q18]/[.$Q$6]" office:value-type="float" office:value="0.585169898813591" calcext:value-type="float">
            <text:p>0.6</text:p>
          </table:table-cell>
          <table:table-cell/>
        </table:table-row>
        <table:table-row table:style-name="ro1">
          <table:table-cell table:style-name="ce83"/>
          <table:table-cell table:style-name="ce59" table:formula="of:=[C_Dia_NA.B19]" office:value-type="date" office:date-value="2020-03-01" calcext:value-type="date">
            <text:p>01/03</text:p>
          </table:table-cell>
          <table:table-cell table:style-name="ce89" table:formula="of:=[C_Dia_NA.C19]/[.$C$6]" office:value-type="float" office:value="0.633873160016917" calcext:value-type="float">
            <text:p>0.6</text:p>
          </table:table-cell>
          <table:table-cell table:style-name="ce89" table:formula="of:=[C_Dia_NA.D19]/[.$D$6]" office:value-type="float" office:value="0.564412122443566" calcext:value-type="float">
            <text:p>0.6</text:p>
          </table:table-cell>
          <table:table-cell table:style-name="ce89" table:formula="of:=[C_Dia_NA.E19]/[.$E$6]" office:value-type="float" office:value="0.087294167990119" calcext:value-type="float">
            <text:p>0.1</text:p>
          </table:table-cell>
          <table:table-cell table:style-name="ce89" table:formula="of:=[C_Dia_NA.F19]/[.$F$6]" office:value-type="float" office:value="0.172233215485626" calcext:value-type="float">
            <text:p>0.2</text:p>
          </table:table-cell>
          <table:table-cell table:style-name="ce89" table:formula="of:=[C_Dia_NA.G19]/[.$G$6]" office:value-type="float" office:value="0.535068381739186" calcext:value-type="float">
            <text:p>0.5</text:p>
          </table:table-cell>
          <table:table-cell table:style-name="ce89" table:formula="of:=[C_Dia_NA.H19]/[.$H$6]" office:value-type="float" office:value="0.445339365445142" calcext:value-type="float">
            <text:p>0.4</text:p>
          </table:table-cell>
          <table:table-cell table:style-name="ce89" table:formula="of:=[C_Dia_NA.I19]/[.$I$6]" office:value-type="float" office:value="0.173589382301278" calcext:value-type="float">
            <text:p>0.2</text:p>
          </table:table-cell>
          <table:table-cell table:style-name="ce89" table:formula="of:=[C_Dia_NA.J19]/[.$J$6]" office:value-type="float" office:value="9.09285530661446" calcext:value-type="float">
            <text:p>9.1</text:p>
          </table:table-cell>
          <table:table-cell table:style-name="ce89" table:formula="of:=[C_Dia_NA.K19]/[.$K$6]" office:value-type="float" office:value="0" calcext:value-type="float">
            <text:p>0.0</text:p>
          </table:table-cell>
          <table:table-cell table:style-name="ce89" table:formula="of:=[C_Dia_NA.L19]/[.$L$6]" office:value-type="float" office:value="0" calcext:value-type="float">
            <text:p>0.0</text:p>
          </table:table-cell>
          <table:table-cell table:style-name="ce89" table:formula="of:=[C_Dia_NA.M19]/[.$L$6]" office:value-type="float" office:value="6.51578285502057" calcext:value-type="float">
            <text:p>6.5</text:p>
          </table:table-cell>
          <table:table-cell table:style-name="ce89"/>
          <table:table-cell table:style-name="ce89" table:formula="of:=[C_Dia_NA.O19]/[.$O$6]" office:value-type="float" office:value="0.180052813091136" calcext:value-type="float">
            <text:p>0.2</text:p>
          </table:table-cell>
          <table:table-cell table:style-name="ce89" table:formula="of:=[C_Dia_NA.P19]/[.$P$6]" office:value-type="float" office:value="0" calcext:value-type="float">
            <text:p>0.0</text:p>
          </table:table-cell>
          <table:table-cell table:style-name="ce89" table:formula="of:=[C_Dia_NA.Q19]/[.$Q$6]" office:value-type="float" office:value="0.468135919050873" calcext:value-type="float">
            <text:p>0.5</text:p>
          </table:table-cell>
          <table:table-cell/>
        </table:table-row>
        <table:table-row table:style-name="ro1">
          <table:table-cell table:style-name="ce86" table:formula="of:=[C_Dia_NA.A20]" office:value-type="string" office:string-value="L" calcext:value-type="string">
            <text:p>L</text:p>
          </table:table-cell>
          <table:table-cell table:formula="of:=[C_Dia_NA.B20]" office:value-type="date" office:date-value="2020-03-02" calcext:value-type="date">
            <text:p>02/03</text:p>
          </table:table-cell>
          <table:table-cell table:style-name="ce87" table:formula="of:=[C_Dia_NA.C20]/[.$C$6]" office:value-type="float" office:value="0.422582106677945" calcext:value-type="float">
            <text:p>0.4</text:p>
          </table:table-cell>
          <table:table-cell table:style-name="ce87" table:formula="of:=[C_Dia_NA.D20]/[.$D$6]" office:value-type="float" office:value="0" calcext:value-type="float">
            <text:p>0.0</text:p>
          </table:table-cell>
          <table:table-cell table:style-name="ce87" table:formula="of:=[C_Dia_NA.E20]/[.$E$6]" office:value-type="float" office:value="0.523765007940714" calcext:value-type="float">
            <text:p>0.5</text:p>
          </table:table-cell>
          <table:table-cell table:style-name="ce87" table:formula="of:=[C_Dia_NA.F20]/[.$F$6]" office:value-type="float" office:value="0" calcext:value-type="float">
            <text:p>0.0</text:p>
          </table:table-cell>
          <table:table-cell table:style-name="ce87" table:formula="of:=[C_Dia_NA.G20]/[.$G$6]" office:value-type="float" office:value="0.642082058087024" calcext:value-type="float">
            <text:p>0.6</text:p>
          </table:table-cell>
          <table:table-cell table:style-name="ce87" table:formula="of:=[C_Dia_NA.H20]/[.$H$6]" office:value-type="float" office:value="0.905523376405122" calcext:value-type="float">
            <text:p>0.9</text:p>
          </table:table-cell>
          <table:table-cell table:style-name="ce87" table:formula="of:=[C_Dia_NA.I20]/[.$I$6]" office:value-type="float" office:value="0.578631274337593" calcext:value-type="float">
            <text:p>0.6</text:p>
          </table:table-cell>
          <table:table-cell table:style-name="ce87" table:formula="of:=[C_Dia_NA.J20]/[.$J$6]" office:value-type="float" office:value="5.49426946088718" calcext:value-type="float">
            <text:p>5.5</text:p>
          </table:table-cell>
          <table:table-cell table:style-name="ce87" table:formula="of:=[C_Dia_NA.K20]/[.$K$6]" office:value-type="float" office:value="0" calcext:value-type="float">
            <text:p>0.0</text:p>
          </table:table-cell>
          <table:table-cell table:style-name="ce87" table:formula="of:=[C_Dia_NA.L20]/[.$L$6]" office:value-type="float" office:value="0" calcext:value-type="float">
            <text:p>0.0</text:p>
          </table:table-cell>
          <table:table-cell table:style-name="ce87" table:formula="of:=[C_Dia_NA.M20]/[.$L$6]" office:value-type="float" office:value="9.77367428253086" calcext:value-type="float">
            <text:p>9.8</text:p>
          </table:table-cell>
          <table:table-cell table:style-name="ce87" table:formula="of:=[C_Dia_NA.N20]/[.$N$6]" office:value-type="float" office:value="0.194616574695739" calcext:value-type="float">
            <text:p>0.2</text:p>
          </table:table-cell>
          <table:table-cell table:style-name="ce87" table:formula="of:=[C_Dia_NA.O20]/[.$O$6]" office:value-type="float" office:value="0.07502200545464" calcext:value-type="float">
            <text:p>0.1</text:p>
          </table:table-cell>
          <table:table-cell table:style-name="ce87" table:formula="of:=[C_Dia_NA.P20]/[.$P$6]" office:value-type="float" office:value="0.488749714692354" calcext:value-type="float">
            <text:p>0.5</text:p>
          </table:table-cell>
          <table:table-cell table:style-name="ce87" table:formula="of:=[C_Dia_NA.Q20]/[.$Q$6]" office:value-type="float" office:value="2.10661163572893" calcext:value-type="float">
            <text:p>2.1</text:p>
          </table:table-cell>
          <table:table-cell/>
        </table:table-row>
        <table:table-row table:style-name="ro1">
          <table:table-cell/>
          <table:table-cell table:formula="of:=[C_Dia_NA.B21]" office:value-type="date" office:date-value="2020-03-03" calcext:value-type="date">
            <text:p>03/03</text:p>
          </table:table-cell>
          <table:table-cell table:style-name="ce87" table:formula="of:=[C_Dia_NA.C21]/[.$C$6]" office:value-type="float" office:value="0.459868763149528" calcext:value-type="float">
            <text:p>0.5</text:p>
          </table:table-cell>
          <table:table-cell table:style-name="ce87" table:formula="of:=[C_Dia_NA.D21]/[.$D$6]" office:value-type="float" office:value="0.903059395909705" calcext:value-type="float">
            <text:p>0.9</text:p>
          </table:table-cell>
          <table:table-cell table:style-name="ce87" table:formula="of:=[C_Dia_NA.E21]/[.$E$6]" office:value-type="float" office:value="0.436470839950595" calcext:value-type="float">
            <text:p>0.4</text:p>
          </table:table-cell>
          <table:table-cell table:style-name="ce87" table:formula="of:=[C_Dia_NA.F21]/[.$F$6]" office:value-type="float" office:value="1.03339929291376" calcext:value-type="float">
            <text:p>1.0</text:p>
          </table:table-cell>
          <table:table-cell table:style-name="ce87" table:formula="of:=[C_Dia_NA.G21]/[.$G$6]" office:value-type="float" office:value="0.770498469704428" calcext:value-type="float">
            <text:p>0.8</text:p>
          </table:table-cell>
          <table:table-cell table:style-name="ce87" table:formula="of:=[C_Dia_NA.H21]/[.$H$6]" office:value-type="float" office:value="0.311737555811599" calcext:value-type="float">
            <text:p>0.3</text:p>
          </table:table-cell>
          <table:table-cell table:style-name="ce87" table:formula="of:=[C_Dia_NA.I21]/[.$I$6]" office:value-type="float" office:value="0.289315637168796" calcext:value-type="float">
            <text:p>0.3</text:p>
          </table:table-cell>
          <table:table-cell table:style-name="ce87" table:formula="of:=[C_Dia_NA.J21]/[.$J$6]" office:value-type="float" office:value="7.48634376834335" calcext:value-type="float">
            <text:p>7.5</text:p>
          </table:table-cell>
          <table:table-cell table:style-name="ce87" table:formula="of:=[C_Dia_NA.K21]/[.$K$6]" office:value-type="float" office:value="0.203905192241815" calcext:value-type="float">
            <text:p>0.2</text:p>
          </table:table-cell>
          <table:table-cell table:style-name="ce87" table:formula="of:=[C_Dia_NA.L21]/[.$L$6]" office:value-type="float" office:value="0" calcext:value-type="float">
            <text:p>0.0</text:p>
          </table:table-cell>
          <table:table-cell table:formula="of:=[C_Dia_NA.M21]/[.$L$6]" office:value-type="float" office:value="13.0315657100411" calcext:value-type="float">
            <text:p>13</text:p>
          </table:table-cell>
          <table:table-cell table:style-name="ce87" table:formula="of:=[C_Dia_NA.N21]/[.$N$6]" office:value-type="float" office:value="0.194616574695739" calcext:value-type="float">
            <text:p>0.2</text:p>
          </table:table-cell>
          <table:table-cell table:style-name="ce87" table:formula="of:=[C_Dia_NA.O21]/[.$O$6]" office:value-type="float" office:value="0.165048412000208" calcext:value-type="float">
            <text:p>0.2</text:p>
          </table:table-cell>
          <table:table-cell table:style-name="ce87" table:formula="of:=[C_Dia_NA.P21]/[.$P$6]" office:value-type="float" office:value="1.27074925820012" calcext:value-type="float">
            <text:p>1.3</text:p>
          </table:table-cell>
          <table:table-cell table:style-name="ce87" table:formula="of:=[C_Dia_NA.Q21]/[.$Q$6]" office:value-type="float" office:value="1.75550969644077" calcext:value-type="float">
            <text:p>1.8</text:p>
          </table:table-cell>
          <table:table-cell/>
        </table:table-row>
        <table:table-row table:style-name="ro1">
          <table:table-cell/>
          <table:table-cell table:formula="of:=[C_Dia_NA.B22]" office:value-type="date" office:date-value="2020-03-04" calcext:value-type="date">
            <text:p>04/03</text:p>
          </table:table-cell>
          <table:table-cell table:style-name="ce87" table:formula="of:=[C_Dia_NA.C22]/[.$C$6]" office:value-type="float" office:value="0.646302045507445" calcext:value-type="float">
            <text:p>0.6</text:p>
          </table:table-cell>
          <table:table-cell table:style-name="ce87" table:formula="of:=[C_Dia_NA.D22]/[.$D$6]" office:value-type="float" office:value="1.24170666937585" calcext:value-type="float">
            <text:p>1.2</text:p>
          </table:table-cell>
          <table:table-cell table:style-name="ce87" table:formula="of:=[C_Dia_NA.E22]/[.$E$6]" office:value-type="float" office:value="0.87294167990119" calcext:value-type="float">
            <text:p>0.9</text:p>
          </table:table-cell>
          <table:table-cell table:style-name="ce87" table:formula="of:=[C_Dia_NA.F22]/[.$F$6]" office:value-type="float" office:value="0.861166077428131" calcext:value-type="float">
            <text:p>0.9</text:p>
          </table:table-cell>
          <table:table-cell table:style-name="ce87" table:formula="of:=[C_Dia_NA.G22]/[.$G$6]" office:value-type="float" office:value="1.02733129293924" calcext:value-type="float">
            <text:p>1.0</text:p>
          </table:table-cell>
          <table:table-cell table:style-name="ce87" table:formula="of:=[C_Dia_NA.H22]/[.$H$6]" office:value-type="float" office:value="1.08365912258318" calcext:value-type="float">
            <text:p>1.1</text:p>
          </table:table-cell>
          <table:table-cell table:style-name="ce87" table:formula="of:=[C_Dia_NA.I22]/[.$I$6]" office:value-type="float" office:value="0.81008378407263" calcext:value-type="float">
            <text:p>0.8</text:p>
          </table:table-cell>
          <table:table-cell table:style-name="ce87" table:formula="of:=[C_Dia_NA.J22]/[.$J$6]" office:value-type="float" office:value="9.43022272965139" calcext:value-type="float">
            <text:p>9.4</text:p>
          </table:table-cell>
          <table:table-cell table:style-name="ce87" table:formula="of:=[C_Dia_NA.K22]/[.$K$6]" office:value-type="float" office:value="0.815620768967261" calcext:value-type="float">
            <text:p>0.8</text:p>
          </table:table-cell>
          <table:table-cell table:style-name="ce87" table:formula="of:=[C_Dia_NA.L22]/[.$L$6]" office:value-type="float" office:value="0" calcext:value-type="float">
            <text:p>0.0</text:p>
          </table:table-cell>
          <table:table-cell table:formula="of:=[C_Dia_NA.M22]/[.$L$6]" office:value-type="float" office:value="34.207859988858" calcext:value-type="float">
            <text:p>34</text:p>
          </table:table-cell>
          <table:table-cell table:style-name="ce87" table:formula="of:=[C_Dia_NA.N22]/[.$N$6]" office:value-type="float" office:value="0.194616574695739" calcext:value-type="float">
            <text:p>0.2</text:p>
          </table:table-cell>
          <table:table-cell table:style-name="ce87" table:formula="of:=[C_Dia_NA.O22]/[.$O$6]" office:value-type="float" office:value="0.510149637091552" calcext:value-type="float">
            <text:p>0.5</text:p>
          </table:table-cell>
          <table:table-cell table:style-name="ce87" table:formula="of:=[C_Dia_NA.P22]/[.$P$6]" office:value-type="float" office:value="2.83474834521565" calcext:value-type="float">
            <text:p>2.8</text:p>
          </table:table-cell>
          <table:table-cell table:style-name="ce87" table:formula="of:=[C_Dia_NA.Q22]/[.$Q$6]" office:value-type="float" office:value="1.98957765596621" calcext:value-type="float">
            <text:p>2.0</text:p>
          </table:table-cell>
          <table:table-cell/>
        </table:table-row>
        <table:table-row table:style-name="ro1">
          <table:table-cell/>
          <table:table-cell table:formula="of:=[C_Dia_NA.B23]" office:value-type="date" office:date-value="2020-03-05" calcext:value-type="date">
            <text:p>05/03</text:p>
          </table:table-cell>
          <table:table-cell table:style-name="ce87" table:formula="of:=[C_Dia_NA.C23]/[.$C$6]" office:value-type="float" office:value="1.35474851846753" calcext:value-type="float">
            <text:p>1.4</text:p>
          </table:table-cell>
          <table:table-cell table:style-name="ce87" table:formula="of:=[C_Dia_NA.D23]/[.$D$6]" office:value-type="float" office:value="1.35458909386456" calcext:value-type="float">
            <text:p>1.4</text:p>
          </table:table-cell>
          <table:table-cell table:style-name="ce87" table:formula="of:=[C_Dia_NA.E23]/[.$E$6]" office:value-type="float" office:value="2.35694253573321" calcext:value-type="float">
            <text:p>2.4</text:p>
          </table:table-cell>
          <table:table-cell table:style-name="ce87" table:formula="of:=[C_Dia_NA.F23]/[.$F$6]" office:value-type="float" office:value="0.861166077428131" calcext:value-type="float">
            <text:p>0.9</text:p>
          </table:table-cell>
          <table:table-cell table:style-name="ce87" table:formula="of:=[C_Dia_NA.G23]/[.$G$6]" office:value-type="float" office:value="0.834706675513131" calcext:value-type="float">
            <text:p>0.8</text:p>
          </table:table-cell>
          <table:table-cell table:style-name="ce87" table:formula="of:=[C_Dia_NA.H23]/[.$H$6]" office:value-type="float" office:value="2.04856108104765" calcext:value-type="float">
            <text:p>2.0</text:p>
          </table:table-cell>
          <table:table-cell table:style-name="ce87" table:formula="of:=[C_Dia_NA.I23]/[.$I$6]" office:value-type="float" office:value="2.54597760708541" calcext:value-type="float">
            <text:p>2.5</text:p>
          </table:table-cell>
          <table:table-cell table:style-name="ce87" table:formula="of:=[C_Dia_NA.J23]/[.$J$6]" office:value-type="float" office:value="12.3540737293048" calcext:value-type="float">
            <text:p>12.4</text:p>
          </table:table-cell>
          <table:table-cell table:style-name="ce87" table:formula="of:=[C_Dia_NA.K23]/[.$K$6]" office:value-type="float" office:value="1.42733634569271" calcext:value-type="float">
            <text:p>1.4</text:p>
          </table:table-cell>
          <table:table-cell table:style-name="ce87" table:formula="of:=[C_Dia_NA.L23]/[.$L$6]" office:value-type="float" office:value="1.62894571375514" calcext:value-type="float">
            <text:p>1.6</text:p>
          </table:table-cell>
          <table:table-cell table:formula="of:=[C_Dia_NA.M23]/[.$L$6]" office:value-type="float" office:value="48.8683714126543" calcext:value-type="float">
            <text:p>49</text:p>
          </table:table-cell>
          <table:table-cell table:style-name="ce87" table:formula="of:=[C_Dia_NA.N23]/[.$N$6]" office:value-type="float" office:value="0.291924862043608" calcext:value-type="float">
            <text:p>0.3</text:p>
          </table:table-cell>
          <table:table-cell table:style-name="ce87" table:formula="of:=[C_Dia_NA.O23]/[.$O$6]" office:value-type="float" office:value="0.435127631636912" calcext:value-type="float">
            <text:p>0.4</text:p>
          </table:table-cell>
          <table:table-cell table:style-name="ce87" table:formula="of:=[C_Dia_NA.P23]/[.$P$6]" office:value-type="float" office:value="2.44374857346177" calcext:value-type="float">
            <text:p>2.4</text:p>
          </table:table-cell>
          <table:table-cell table:style-name="ce87" table:formula="of:=[C_Dia_NA.Q23]/[.$Q$6]" office:value-type="float" office:value="3.51101939288155" calcext:value-type="float">
            <text:p>3.5</text:p>
          </table:table-cell>
          <table:table-cell/>
        </table:table-row>
        <table:table-row table:style-name="ro1">
          <table:table-cell/>
          <table:table-cell table:formula="of:=[C_Dia_NA.B24]" office:value-type="date" office:date-value="2020-03-06" calcext:value-type="date">
            <text:p>06/03</text:p>
          </table:table-cell>
          <table:table-cell table:style-name="ce87" table:formula="of:=[C_Dia_NA.C24]/[.$C$6]" office:value-type="float" office:value="2.29934381574764" calcext:value-type="float">
            <text:p>2.3</text:p>
          </table:table-cell>
          <table:table-cell table:style-name="ce87" table:formula="of:=[C_Dia_NA.D24]/[.$D$6]" office:value-type="float" office:value="1.58035394284198" calcext:value-type="float">
            <text:p>1.6</text:p>
          </table:table-cell>
          <table:table-cell table:style-name="ce87" table:formula="of:=[C_Dia_NA.E24]/[.$E$6]" office:value-type="float" office:value="5.15035591141702" calcext:value-type="float">
            <text:p>5.2</text:p>
          </table:table-cell>
          <table:table-cell table:style-name="ce87" table:formula="of:=[C_Dia_NA.F24]/[.$F$6]" office:value-type="float" office:value="0.516699646456879" calcext:value-type="float">
            <text:p>0.5</text:p>
          </table:table-cell>
          <table:table-cell table:style-name="ce87" table:formula="of:=[C_Dia_NA.G24]/[.$G$6]" office:value-type="float" office:value="2.73955011450463" calcext:value-type="float">
            <text:p>2.7</text:p>
          </table:table-cell>
          <table:table-cell table:style-name="ce87" table:formula="of:=[C_Dia_NA.H24]/[.$H$6]" office:value-type="float" office:value="2.82048264781923" calcext:value-type="float">
            <text:p>2.8</text:p>
          </table:table-cell>
          <table:table-cell table:style-name="ce87" table:formula="of:=[C_Dia_NA.I24]/[.$I$6]" office:value-type="float" office:value="2.66170386195293" calcext:value-type="float">
            <text:p>2.7</text:p>
          </table:table-cell>
          <table:table-cell table:formula="of:=[C_Dia_NA.J24]/[.$J$6]" office:value-type="float" office:value="12.4986597677492" calcext:value-type="float">
            <text:p>12</text:p>
          </table:table-cell>
          <table:table-cell table:style-name="ce87" table:formula="of:=[C_Dia_NA.K24]/[.$K$6]" office:value-type="float" office:value="1.01952596120908" calcext:value-type="float">
            <text:p>1.0</text:p>
          </table:table-cell>
          <table:table-cell table:style-name="ce87" table:formula="of:=[C_Dia_NA.L24]/[.$L$6]" office:value-type="float" office:value="1.62894571375514" calcext:value-type="float">
            <text:p>1.6</text:p>
          </table:table-cell>
          <table:table-cell table:formula="of:=[C_Dia_NA.M24]/[.$L$6]" office:value-type="float" office:value="43.9815342713889" calcext:value-type="float">
            <text:p>44</text:p>
          </table:table-cell>
          <table:table-cell table:style-name="ce87" table:formula="of:=[C_Dia_NA.N24]/[.$N$6]" office:value-type="float" office:value="0.389233149391478" calcext:value-type="float">
            <text:p>0.4</text:p>
          </table:table-cell>
          <table:table-cell table:style-name="ce87" table:formula="of:=[C_Dia_NA.O24]/[.$O$6]" office:value-type="float" office:value="0.690202450182688" calcext:value-type="float">
            <text:p>0.7</text:p>
          </table:table-cell>
          <table:table-cell table:style-name="ce87" table:formula="of:=[C_Dia_NA.P24]/[.$P$6]" office:value-type="float" office:value="5.86499657630825" calcext:value-type="float">
            <text:p>5.9</text:p>
          </table:table-cell>
          <table:table-cell table:formula="of:=[C_Dia_NA.Q24]/[.$Q$6]" office:value-type="float" office:value="11.235262057221" calcext:value-type="float">
            <text:p>11</text:p>
          </table:table-cell>
          <table:table-cell/>
        </table:table-row>
        <table:table-row table:style-name="ro1">
          <table:table-cell/>
          <table:table-cell table:formula="of:=[C_Dia_NA.B25]" office:value-type="date" office:date-value="2020-03-07" calcext:value-type="date">
            <text:p>07/03</text:p>
          </table:table-cell>
          <table:table-cell table:style-name="ce87" table:formula="of:=[C_Dia_NA.C25]/[.$C$6]" office:value-type="float" office:value="1.86433282357917" calcext:value-type="float">
            <text:p>1.9</text:p>
          </table:table-cell>
          <table:table-cell table:style-name="ce87" table:formula="of:=[C_Dia_NA.D25]/[.$D$6]" office:value-type="float" office:value="2.70917818772912" calcext:value-type="float">
            <text:p>2.7</text:p>
          </table:table-cell>
          <table:table-cell table:style-name="ce87" table:formula="of:=[C_Dia_NA.E25]/[.$E$6]" office:value-type="float" office:value="5.23765007940714" calcext:value-type="float">
            <text:p>5.2</text:p>
          </table:table-cell>
          <table:table-cell table:style-name="ce87" table:formula="of:=[C_Dia_NA.F25]/[.$F$6]" office:value-type="float" office:value="1.03339929291376" calcext:value-type="float">
            <text:p>1.0</text:p>
          </table:table-cell>
          <table:table-cell table:style-name="ce87" table:formula="of:=[C_Dia_NA.G25]/[.$G$6]" office:value-type="float" office:value="1.39117779252188" calcext:value-type="float">
            <text:p>1.4</text:p>
          </table:table-cell>
          <table:table-cell table:style-name="ce87" table:formula="of:=[C_Dia_NA.H25]/[.$H$6]" office:value-type="float" office:value="4.98780089298559" calcext:value-type="float">
            <text:p>5.0</text:p>
          </table:table-cell>
          <table:table-cell table:style-name="ce87" table:formula="of:=[C_Dia_NA.I25]/[.$I$6]" office:value-type="float" office:value="3.47178764602556" calcext:value-type="float">
            <text:p>3.5</text:p>
          </table:table-cell>
          <table:table-cell table:formula="of:=[C_Dia_NA.J25]/[.$J$6]" office:value-type="float" office:value="20.0331988822407" calcext:value-type="float">
            <text:p>20</text:p>
          </table:table-cell>
          <table:table-cell table:style-name="ce87" table:formula="of:=[C_Dia_NA.K25]/[.$K$6]" office:value-type="float" office:value="0.203905192241815" calcext:value-type="float">
            <text:p>0.2</text:p>
          </table:table-cell>
          <table:table-cell table:style-name="ce87" table:formula="of:=[C_Dia_NA.L25]/[.$L$6]" office:value-type="float" office:value="1.62894571375514" calcext:value-type="float">
            <text:p>1.6</text:p>
          </table:table-cell>
          <table:table-cell table:formula="of:=[C_Dia_NA.M25]/[.$L$6]" office:value-type="float" office:value="55.3841542676749" calcext:value-type="float">
            <text:p>55</text:p>
          </table:table-cell>
          <table:table-cell table:style-name="ce87" table:formula="of:=[C_Dia_NA.N25]/[.$N$6]" office:value-type="float" office:value="0.778466298782955" calcext:value-type="float">
            <text:p>0.8</text:p>
          </table:table-cell>
          <table:table-cell table:style-name="ce87" table:formula="of:=[C_Dia_NA.O25]/[.$O$6]" office:value-type="float" office:value="0.690202450182688" calcext:value-type="float">
            <text:p>0.7</text:p>
          </table:table-cell>
          <table:table-cell table:style-name="ce87" table:formula="of:=[C_Dia_NA.P25]/[.$P$6]" office:value-type="float" office:value="3.22574811696954" calcext:value-type="float">
            <text:p>3.2</text:p>
          </table:table-cell>
          <table:table-cell table:style-name="ce87" table:formula="of:=[C_Dia_NA.Q25]/[.$Q$6]" office:value-type="float" office:value="6.55390286671222" calcext:value-type="float">
            <text:p>6.6</text:p>
          </table:table-cell>
          <table:table-cell/>
        </table:table-row>
        <table:table-row table:style-name="ro1">
          <table:table-cell/>
          <table:table-cell table:formula="of:=[C_Dia_NA.B26]" office:value-type="date" office:date-value="2020-03-08" calcext:value-type="date">
            <text:p>08/03</text:p>
          </table:table-cell>
          <table:table-cell table:style-name="ce87" table:formula="of:=[C_Dia_NA.C26]/[.$C$6]" office:value-type="float" office:value="2.02590833495603" calcext:value-type="float">
            <text:p>2.0</text:p>
          </table:table-cell>
          <table:table-cell table:style-name="ce87" table:formula="of:=[C_Dia_NA.D26]/[.$D$6]" office:value-type="float" office:value="2.25764848977426" calcext:value-type="float">
            <text:p>2.3</text:p>
          </table:table-cell>
          <table:table-cell table:style-name="ce87" table:formula="of:=[C_Dia_NA.E26]/[.$E$6]" office:value-type="float" office:value="2.70611920769369" calcext:value-type="float">
            <text:p>2.7</text:p>
          </table:table-cell>
          <table:table-cell table:style-name="ce87" table:formula="of:=[C_Dia_NA.F26]/[.$F$6]" office:value-type="float" office:value="1.37786572388501" calcext:value-type="float">
            <text:p>1.4</text:p>
          </table:table-cell>
          <table:table-cell table:style-name="ce87" table:formula="of:=[C_Dia_NA.G26]/[.$G$6]" office:value-type="float" office:value="5.22226740577446" calcext:value-type="float">
            <text:p>5.2</text:p>
          </table:table-cell>
          <table:table-cell table:style-name="ce87" table:formula="of:=[C_Dia_NA.H26]/[.$H$6]" office:value-type="float" office:value="2.62750225612634" calcext:value-type="float">
            <text:p>2.6</text:p>
          </table:table-cell>
          <table:table-cell table:style-name="ce87" table:formula="of:=[C_Dia_NA.I26]/[.$I$6]" office:value-type="float" office:value="4.39759768496571" calcext:value-type="float">
            <text:p>4.4</text:p>
          </table:table-cell>
          <table:table-cell table:formula="of:=[C_Dia_NA.J26]/[.$J$6]" office:value-type="float" office:value="23.9691521510049" calcext:value-type="float">
            <text:p>24</text:p>
          </table:table-cell>
          <table:table-cell table:style-name="ce87" table:formula="of:=[C_Dia_NA.K26]/[.$K$6]" office:value-type="float" office:value="0.40781038448363" calcext:value-type="float">
            <text:p>0.4</text:p>
          </table:table-cell>
          <table:table-cell table:style-name="ce87" table:formula="of:=[C_Dia_NA.L26]/[.$L$6]" office:value-type="float" office:value="1.62894571375514" calcext:value-type="float">
            <text:p>1.6</text:p>
          </table:table-cell>
          <table:table-cell table:formula="of:=[C_Dia_NA.M26]/[.$L$6]" office:value-type="float" office:value="35.8368057026132" calcext:value-type="float">
            <text:p>36</text:p>
          </table:table-cell>
          <table:table-cell table:style-name="ce87" table:formula="of:=[C_Dia_NA.N26]/[.$N$6]" office:value-type="float" office:value="0.875774586130825" calcext:value-type="float">
            <text:p>0.9</text:p>
          </table:table-cell>
          <table:table-cell table:style-name="ce87" table:formula="of:=[C_Dia_NA.O26]/[.$O$6]" office:value-type="float" office:value="0.975286070910319" calcext:value-type="float">
            <text:p>1.0</text:p>
          </table:table-cell>
          <table:table-cell table:style-name="ce87" table:formula="of:=[C_Dia_NA.P26]/[.$P$6]" office:value-type="float" office:value="4.49649737516966" calcext:value-type="float">
            <text:p>4.5</text:p>
          </table:table-cell>
          <table:table-cell table:formula="of:=[C_Dia_NA.Q26]/[.$Q$6]" office:value-type="float" office:value="11.235262057221" calcext:value-type="float">
            <text:p>11</text:p>
          </table:table-cell>
          <table:table-cell/>
        </table:table-row>
        <table:table-row table:style-name="ro1">
          <table:table-cell table:style-name="ce80" table:formula="of:=[C_Dia_NA.A27]" office:value-type="string" office:string-value="L" calcext:value-type="string">
            <text:p>L</text:p>
          </table:table-cell>
          <table:table-cell table:style-name="ce57" table:formula="of:=[C_Dia_NA.B27]" office:value-type="date" office:date-value="2020-03-09" calcext:value-type="date">
            <text:p>09/03</text:p>
          </table:table-cell>
          <table:table-cell table:style-name="ce88" table:formula="of:=[C_Dia_NA.C27]/[.$C$6]" office:value-type="float" office:value="3.29365465498986" calcext:value-type="float">
            <text:p>3.3</text:p>
          </table:table-cell>
          <table:table-cell table:style-name="ce88" table:formula="of:=[C_Dia_NA.D27]/[.$D$6]" office:value-type="float" office:value="3.61223758363882" calcext:value-type="float">
            <text:p>3.6</text:p>
          </table:table-cell>
          <table:table-cell table:style-name="ce88" table:formula="of:=[C_Dia_NA.E27]/[.$E$6]" office:value-type="float" office:value="3.40447255161464" calcext:value-type="float">
            <text:p>3.4</text:p>
          </table:table-cell>
          <table:table-cell table:style-name="ce88" table:formula="of:=[C_Dia_NA.F27]/[.$F$6]" office:value-type="float" office:value="9.47282685170944" calcext:value-type="float">
            <text:p>9.5</text:p>
          </table:table-cell>
          <table:table-cell table:style-name="ce88" table:formula="of:=[C_Dia_NA.G27]/[.$G$6]" office:value-type="float" office:value="6.95588896260942" calcext:value-type="float">
            <text:p>7.0</text:p>
          </table:table-cell>
          <table:table-cell table:style-name="ce88" table:formula="of:=[C_Dia_NA.H27]/[.$H$6]" office:value-type="float" office:value="4.24556861724369" calcext:value-type="float">
            <text:p>4.2</text:p>
          </table:table-cell>
          <table:table-cell table:style-name="ce88" table:formula="of:=[C_Dia_NA.I27]/[.$I$6]" office:value-type="float" office:value="3.29819826372428" calcext:value-type="float">
            <text:p>3.3</text:p>
          </table:table-cell>
          <table:table-cell table:style-name="ce92" table:formula="of:=[C_Dia_NA.J27]/[.$J$6]" office:value-type="float" office:value="28.8690123427318" calcext:value-type="float">
            <text:p>29</text:p>
          </table:table-cell>
          <table:table-cell table:style-name="ce88" table:formula="of:=[C_Dia_NA.K27]/[.$K$6]" office:value-type="float" office:value="0.611715576725446" calcext:value-type="float">
            <text:p>0.6</text:p>
          </table:table-cell>
          <table:table-cell table:style-name="ce88" table:formula="of:=[C_Dia_NA.L27]/[.$L$6]" office:value-type="float" office:value="0" calcext:value-type="float">
            <text:p>0.0</text:p>
          </table:table-cell>
          <table:table-cell table:style-name="ce92" table:formula="of:=[C_Dia_NA.M27]/[.$L$6]" office:value-type="float" office:value="37.4657514163683" calcext:value-type="float">
            <text:p>37</text:p>
          </table:table-cell>
          <table:table-cell table:style-name="ce88" table:formula="of:=[C_Dia_NA.N27]/[.$N$6]" office:value-type="float" office:value="0.875774586130825" calcext:value-type="float">
            <text:p>0.9</text:p>
          </table:table-cell>
          <table:table-cell table:style-name="ce88" table:formula="of:=[C_Dia_NA.O27]/[.$O$6]" office:value-type="float" office:value="0.7502200545464" calcext:value-type="float">
            <text:p>0.8</text:p>
          </table:table-cell>
          <table:table-cell table:style-name="ce88" table:formula="of:=[C_Dia_NA.P27]/[.$P$6]" office:value-type="float" office:value="9.87274423678555" calcext:value-type="float">
            <text:p>9.9</text:p>
          </table:table-cell>
          <table:table-cell table:style-name="ce88" table:formula="of:=[C_Dia_NA.Q27]/[.$Q$6]" office:value-type="float" office:value="2.22364561549165" calcext:value-type="float">
            <text:p>2.2</text:p>
          </table:table-cell>
          <table:table-cell/>
        </table:table-row>
        <table:table-row table:style-name="ro1">
          <table:table-cell/>
          <table:table-cell table:formula="of:=[C_Dia_NA.B28]" office:value-type="date" office:date-value="2020-03-10" calcext:value-type="date">
            <text:p>10/03</text:p>
          </table:table-cell>
          <table:table-cell table:style-name="ce87" table:formula="of:=[C_Dia_NA.C28]/[.$C$6]" office:value-type="float" office:value="5.63028512720908" calcext:value-type="float">
            <text:p>5.6</text:p>
          </table:table-cell>
          <table:table-cell table:style-name="ce87" table:formula="of:=[C_Dia_NA.D28]/[.$D$6]" office:value-type="float" office:value="5.75700364892437" calcext:value-type="float">
            <text:p>5.8</text:p>
          </table:table-cell>
          <table:table-cell table:style-name="ce87" table:formula="of:=[C_Dia_NA.E28]/[.$E$6]" office:value-type="float" office:value="2.44423670372333" calcext:value-type="float">
            <text:p>2.4</text:p>
          </table:table-cell>
          <table:table-cell table:formula="of:=[C_Dia_NA.F28]/[.$F$6]" office:value-type="float" office:value="29.6241130635277" calcext:value-type="float">
            <text:p>30</text:p>
          </table:table-cell>
          <table:table-cell table:formula="of:=[C_Dia_NA.G28]/[.$G$6]" office:value-type="float" office:value="13.3339040729405" calcext:value-type="float">
            <text:p>13</text:p>
          </table:table-cell>
          <table:table-cell table:style-name="ce87" table:formula="of:=[C_Dia_NA.H28]/[.$H$6]" office:value-type="float" office:value="5.52220813151976" calcext:value-type="float">
            <text:p>5.5</text:p>
          </table:table-cell>
          <table:table-cell table:style-name="ce87" table:formula="of:=[C_Dia_NA.I28]/[.$I$6]" office:value-type="float" office:value="3.52965077345932" calcext:value-type="float">
            <text:p>3.5</text:p>
          </table:table-cell>
          <table:table-cell table:formula="of:=[C_Dia_NA.J28]/[.$J$6]" office:value-type="float" office:value="15.6956177289087" calcext:value-type="float">
            <text:p>16</text:p>
          </table:table-cell>
          <table:table-cell table:style-name="ce87" table:formula="of:=[C_Dia_NA.K28]/[.$K$6]" office:value-type="float" office:value="2.03905192241815" calcext:value-type="float">
            <text:p>2.0</text:p>
          </table:table-cell>
          <table:table-cell table:style-name="ce87" table:formula="of:=[C_Dia_NA.L28]/[.$L$6]" office:value-type="float" office:value="3.25789142751029" calcext:value-type="float">
            <text:p>3.3</text:p>
          </table:table-cell>
          <table:table-cell table:formula="of:=[C_Dia_NA.M28]/[.$L$6]" office:value-type="float" office:value="138.460385669187" calcext:value-type="float">
            <text:p>138</text:p>
          </table:table-cell>
          <table:table-cell table:style-name="ce87" table:formula="of:=[C_Dia_NA.N28]/[.$N$6]" office:value-type="float" office:value="0.194616574695739" calcext:value-type="float">
            <text:p>0.2</text:p>
          </table:table-cell>
          <table:table-cell table:style-name="ce87" table:formula="of:=[C_Dia_NA.O28]/[.$O$6]" office:value-type="float" office:value="0.780228856728255" calcext:value-type="float">
            <text:p>0.8</text:p>
          </table:table-cell>
          <table:table-cell table:style-name="ce87" table:formula="of:=[C_Dia_NA.P28]/[.$P$6]" office:value-type="float" office:value="9.57949440797014" calcext:value-type="float">
            <text:p>9.6</text:p>
          </table:table-cell>
          <table:table-cell table:formula="of:=[C_Dia_NA.Q28]/[.$Q$6]" office:value-type="float" office:value="12.9907717536617" calcext:value-type="float">
            <text:p>13</text:p>
          </table:table-cell>
          <table:table-cell/>
        </table:table-row>
        <table:table-row table:style-name="ro1">
          <table:table-cell/>
          <table:table-cell table:formula="of:=[C_Dia_NA.B29]" office:value-type="date" office:date-value="2020-03-11" calcext:value-type="date">
            <text:p>11/03</text:p>
          </table:table-cell>
          <table:table-cell table:style-name="ce87" table:formula="of:=[C_Dia_NA.C29]/[.$C$6]" office:value-type="float" office:value="4.98398308170164" calcext:value-type="float">
            <text:p>5.0</text:p>
          </table:table-cell>
          <table:table-cell table:style-name="ce87" table:formula="of:=[C_Dia_NA.D29]/[.$D$6]" office:value-type="float" office:value="7.22447516727764" calcext:value-type="float">
            <text:p>7.2</text:p>
          </table:table-cell>
          <table:table-cell table:style-name="ce87" table:formula="of:=[C_Dia_NA.E29]/[.$E$6]" office:value-type="float" office:value="4.10282589553559" calcext:value-type="float">
            <text:p>4.1</text:p>
          </table:table-cell>
          <table:table-cell table:formula="of:=[C_Dia_NA.F29]/[.$F$6]" office:value-type="float" office:value="43.4027703023778" calcext:value-type="float">
            <text:p>43</text:p>
          </table:table-cell>
          <table:table-cell table:formula="of:=[C_Dia_NA.G29]/[.$G$6]" office:value-type="float" office:value="10.8297840464011" calcext:value-type="float">
            <text:p>11</text:p>
          </table:table-cell>
          <table:table-cell table:style-name="ce87" table:formula="of:=[C_Dia_NA.H29]/[.$H$6]" office:value-type="float" office:value="7.37778882087452" calcext:value-type="float">
            <text:p>7.4</text:p>
          </table:table-cell>
          <table:table-cell table:style-name="ce87" table:formula="of:=[C_Dia_NA.I29]/[.$I$6]" office:value-type="float" office:value="7.00143841948488" calcext:value-type="float">
            <text:p>7.0</text:p>
          </table:table-cell>
          <table:table-cell table:formula="of:=[C_Dia_NA.J29]/[.$J$6]" office:value-type="float" office:value="37.1586118802107" calcext:value-type="float">
            <text:p>37</text:p>
          </table:table-cell>
          <table:table-cell table:style-name="ce87" table:formula="of:=[C_Dia_NA.K29]/[.$K$6]" office:value-type="float" office:value="1.83514673017634" calcext:value-type="float">
            <text:p>1.8</text:p>
          </table:table-cell>
          <table:table-cell table:style-name="ce87" table:formula="of:=[C_Dia_NA.L29]/[.$L$6]" office:value-type="float" office:value="0" calcext:value-type="float">
            <text:p>0.0</text:p>
          </table:table-cell>
          <table:table-cell table:formula="of:=[C_Dia_NA.M29]/[.$L$6]" office:value-type="float" office:value="348.594382743601" calcext:value-type="float">
            <text:p>349</text:p>
          </table:table-cell>
          <table:table-cell table:style-name="ce87" table:formula="of:=[C_Dia_NA.N29]/[.$N$6]" office:value-type="float" office:value="1.75154917226165" calcext:value-type="float">
            <text:p>1.8</text:p>
          </table:table-cell>
          <table:table-cell table:style-name="ce87" table:formula="of:=[C_Dia_NA.O29]/[.$O$6]" office:value-type="float" office:value="1.24536529054702" calcext:value-type="float">
            <text:p>1.2</text:p>
          </table:table-cell>
          <table:table-cell table:formula="of:=[C_Dia_NA.P29]/[.$P$6]" office:value-type="float" office:value="19.1589888159403" calcext:value-type="float">
            <text:p>19</text:p>
          </table:table-cell>
          <table:table-cell table:formula="of:=[C_Dia_NA.Q29]/[.$Q$6]" office:value-type="float" office:value="18.7254367620349" calcext:value-type="float">
            <text:p>19</text:p>
          </table:table-cell>
          <table:table-cell/>
        </table:table-row>
        <table:table-row table:style-name="ro1">
          <table:table-cell/>
          <table:table-cell table:formula="of:=[C_Dia_NA.B30]" office:value-type="date" office:date-value="2020-03-12" calcext:value-type="date">
            <text:p>12/03</text:p>
          </table:table-cell>
          <table:table-cell table:style-name="ce87" table:formula="of:=[C_Dia_NA.C30]/[.$C$6]" office:value-type="float" office:value="9.68210179712114" calcext:value-type="float">
            <text:p>9.7</text:p>
          </table:table-cell>
          <table:table-cell table:formula="of:=[C_Dia_NA.D30]/[.$D$6]" office:value-type="float" office:value="12.981478816202" calcext:value-type="float">
            <text:p>13</text:p>
          </table:table-cell>
          <table:table-cell table:style-name="ce87" table:formula="of:=[C_Dia_NA.E30]/[.$E$6]" office:value-type="float" office:value="7.42000427916011" calcext:value-type="float">
            <text:p>7.4</text:p>
          </table:table-cell>
          <table:table-cell table:formula="of:=[C_Dia_NA.F30]/[.$F$6]" office:value-type="float" office:value="27.5573144777002" calcext:value-type="float">
            <text:p>28</text:p>
          </table:table-cell>
          <table:table-cell table:formula="of:=[C_Dia_NA.G30]/[.$G$6]" office:value-type="float" office:value="17.5930483915844" calcext:value-type="float">
            <text:p>18</text:p>
          </table:table-cell>
          <table:table-cell table:style-name="ce87" table:formula="of:=[C_Dia_NA.H30]/[.$H$6]" office:value-type="float" office:value="8.83256408132865" calcext:value-type="float">
            <text:p>8.8</text:p>
          </table:table-cell>
          <table:table-cell table:style-name="ce87" table:formula="of:=[C_Dia_NA.I30]/[.$I$6]" office:value-type="float" office:value="6.42280714514728" calcext:value-type="float">
            <text:p>6.4</text:p>
          </table:table-cell>
          <table:table-cell table:formula="of:=[C_Dia_NA.J30]/[.$J$6]" office:value-type="float" office:value="42.588620879567" calcext:value-type="float">
            <text:p>43</text:p>
          </table:table-cell>
          <table:table-cell table:style-name="ce87" table:formula="of:=[C_Dia_NA.K30]/[.$K$6]" office:value-type="float" office:value="5.50544019052901" calcext:value-type="float">
            <text:p>5.5</text:p>
          </table:table-cell>
          <table:table-cell table:formula="of:=[C_Dia_NA.L30]/[.$L$6]" office:value-type="float" office:value="30.9499685613477" calcext:value-type="float">
            <text:p>31</text:p>
          </table:table-cell>
          <table:table-cell table:formula="of:=[C_Dia_NA.M30]/[.$L$6]" office:value-type="float" office:value="215.020834215679" calcext:value-type="float">
            <text:p>215</text:p>
          </table:table-cell>
          <table:table-cell table:style-name="ce87" table:formula="of:=[C_Dia_NA.N30]/[.$N$6]" office:value-type="float" office:value="1.84885745960952" calcext:value-type="float">
            <text:p>1.8</text:p>
          </table:table-cell>
          <table:table-cell table:style-name="ce87" table:formula="of:=[C_Dia_NA.O30]/[.$O$6]" office:value-type="float" office:value="2.01058974618435" calcext:value-type="float">
            <text:p>2.0</text:p>
          </table:table-cell>
          <table:table-cell table:formula="of:=[C_Dia_NA.P30]/[.$P$6]" office:value-type="float" office:value="14.7602413837091" calcext:value-type="float">
            <text:p>15</text:p>
          </table:table-cell>
          <table:table-cell table:formula="of:=[C_Dia_NA.Q30]/[.$Q$6]" office:value-type="float" office:value="25.5134075882726" calcext:value-type="float">
            <text:p>26</text:p>
          </table:table-cell>
          <table:table-cell/>
        </table:table-row>
        <table:table-row table:style-name="ro1">
          <table:table-cell/>
          <table:table-cell table:formula="of:=[C_Dia_NA.B31]" office:value-type="date" office:date-value="2020-03-13" calcext:value-type="date">
            <text:p>13/03</text:p>
          </table:table-cell>
          <table:table-cell table:formula="of:=[C_Dia_NA.C31]/[.$C$6]" office:value-type="float" office:value="11.5588635061908" calcext:value-type="float">
            <text:p>12</text:p>
          </table:table-cell>
          <table:table-cell table:formula="of:=[C_Dia_NA.D31]/[.$D$6]" office:value-type="float" office:value="16.142186701886" calcext:value-type="float">
            <text:p>16</text:p>
          </table:table-cell>
          <table:table-cell table:formula="of:=[C_Dia_NA.E31]/[.$E$6]" office:value-type="float" office:value="13.967066878419" calcext:value-type="float">
            <text:p>14</text:p>
          </table:table-cell>
          <table:table-cell table:formula="of:=[C_Dia_NA.F31]/[.$F$6]" office:value-type="float" office:value="22.0458515821602" calcext:value-type="float">
            <text:p>22</text:p>
          </table:table-cell>
          <table:table-cell table:formula="of:=[C_Dia_NA.G31]/[.$G$6]" office:value-type="float" office:value="26.9460437043854" calcext:value-type="float">
            <text:p>27</text:p>
          </table:table-cell>
          <table:table-cell table:formula="of:=[C_Dia_NA.H31]/[.$H$6]" office:value-type="float" office:value="11.6530467291479" calcext:value-type="float">
            <text:p>12</text:p>
          </table:table-cell>
          <table:table-cell table:formula="of:=[C_Dia_NA.I31]/[.$I$6]" office:value-type="float" office:value="10.9939942124143" calcext:value-type="float">
            <text:p>11</text:p>
          </table:table-cell>
          <table:table-cell table:formula="of:=[C_Dia_NA.J31]/[.$J$6]" office:value-type="float" office:value="40.917848879765" calcext:value-type="float">
            <text:p>41</text:p>
          </table:table-cell>
          <table:table-cell table:formula="of:=[C_Dia_NA.K31]/[.$K$6]" office:value-type="float" office:value="4.07810384483631" calcext:value-type="float">
            <text:p>4</text:p>
          </table:table-cell>
          <table:table-cell table:formula="of:=[C_Dia_NA.L31]/[.$L$6]" office:value-type="float" office:value="13.0315657100411" calcext:value-type="float">
            <text:p>13</text:p>
          </table:table-cell>
          <table:table-cell table:formula="of:=[C_Dia_NA.M31]/[.$L$6]" office:value-type="float" office:value="210.133997074414" calcext:value-type="float">
            <text:p>210</text:p>
          </table:table-cell>
          <table:table-cell table:formula="of:=[C_Dia_NA.N31]/[.$N$6]" office:value-type="float" office:value="3.30848176982756" calcext:value-type="float">
            <text:p>3</text:p>
          </table:table-cell>
          <table:table-cell table:formula="of:=[C_Dia_NA.O31]/[.$O$6]" office:value-type="float" office:value="3.10591102582209" calcext:value-type="float">
            <text:p>3</text:p>
          </table:table-cell>
          <table:table-cell table:formula="of:=[C_Dia_NA.P31]/[.$P$6]" office:value-type="float" office:value="14.8579913266476" calcext:value-type="float">
            <text:p>15</text:p>
          </table:table-cell>
          <table:table-cell table:formula="of:=[C_Dia_NA.Q31]/[.$Q$6]" office:value-type="float" office:value="32.8865483133238" calcext:value-type="float">
            <text:p>33</text:p>
          </table:table-cell>
          <table:table-cell/>
        </table:table-row>
        <table:table-row table:style-name="ro1">
          <table:table-cell/>
          <table:table-cell table:formula="of:=[C_Dia_NA.B32]" office:value-type="date" office:date-value="2020-03-14" calcext:value-type="date">
            <text:p>14/03</text:p>
          </table:table-cell>
          <table:table-cell table:formula="of:=[C_Dia_NA.C32]/[.$C$6]" office:value-type="float" office:value="11.3102857963803" calcext:value-type="float">
            <text:p>11</text:p>
          </table:table-cell>
          <table:table-cell table:formula="of:=[C_Dia_NA.D32]/[.$D$6]" office:value-type="float" office:value="17.0452460977957" calcext:value-type="float">
            <text:p>17</text:p>
          </table:table-cell>
          <table:table-cell table:formula="of:=[C_Dia_NA.E32]/[.$E$6]" office:value-type="float" office:value="11.3482418387155" calcext:value-type="float">
            <text:p>11</text:p>
          </table:table-cell>
          <table:table-cell table:formula="of:=[C_Dia_NA.F32]/[.$F$6]" office:value-type="float" office:value="5.51146289554004" calcext:value-type="float">
            <text:p>6</text:p>
          </table:table-cell>
          <table:table-cell table:formula="of:=[C_Dia_NA.G32]/[.$G$6]" office:value-type="float" office:value="33.0458232562121" calcext:value-type="float">
            <text:p>33</text:p>
          </table:table-cell>
          <table:table-cell table:formula="of:=[C_Dia_NA.H32]/[.$H$6]" office:value-type="float" office:value="12.4546575869491" calcext:value-type="float">
            <text:p>12</text:p>
          </table:table-cell>
          <table:table-cell table:formula="of:=[C_Dia_NA.I32]/[.$I$6]" office:value-type="float" office:value="8.96878475223269" calcext:value-type="float">
            <text:p>9</text:p>
          </table:table-cell>
          <table:table-cell table:formula="of:=[C_Dia_NA.J32]/[.$J$6]" office:value-type="float" office:value="56.1797084933405" calcext:value-type="float">
            <text:p>56</text:p>
          </table:table-cell>
          <table:table-cell table:formula="of:=[C_Dia_NA.K32]/[.$K$6]" office:value-type="float" office:value="7.9523024974308" calcext:value-type="float">
            <text:p>8</text:p>
          </table:table-cell>
          <table:table-cell table:formula="of:=[C_Dia_NA.L32]/[.$L$6]" office:value-type="float" office:value="27.6920771338374" calcext:value-type="float">
            <text:p>28</text:p>
          </table:table-cell>
          <table:table-cell table:formula="of:=[C_Dia_NA.M32]/[.$L$6]" office:value-type="float" office:value="255.744477059558" calcext:value-type="float">
            <text:p>256</text:p>
          </table:table-cell>
          <table:table-cell table:formula="of:=[C_Dia_NA.N32]/[.$N$6]" office:value-type="float" office:value="5.54657237882856" calcext:value-type="float">
            <text:p>6</text:p>
          </table:table-cell>
          <table:table-cell table:formula="of:=[C_Dia_NA.O32]/[.$O$6]" office:value-type="float" office:value="3.96116188800499" calcext:value-type="float">
            <text:p>4</text:p>
          </table:table-cell>
          <table:table-cell table:formula="of:=[C_Dia_NA.P32]/[.$P$6]" office:value-type="float" office:value="6.94024594863143" calcext:value-type="float">
            <text:p>7</text:p>
          </table:table-cell>
          <table:table-cell table:formula="of:=[C_Dia_NA.Q32]/[.$Q$6]" office:value-type="float" office:value="25.747475547798" calcext:value-type="float">
            <text:p>26</text:p>
          </table:table-cell>
          <table:table-cell/>
        </table:table-row>
        <table:table-row table:style-name="ro1">
          <table:table-cell table:style-name="ce83"/>
          <table:table-cell table:style-name="ce59" table:formula="of:=[C_Dia_NA.B33]" office:value-type="date" office:date-value="2020-03-15" calcext:value-type="date">
            <text:p>15/03</text:p>
          </table:table-cell>
          <table:table-cell table:style-name="ce91" table:formula="of:=[C_Dia_NA.C33]/[.$C$6]" office:value-type="float" office:value="15.2626713823681" calcext:value-type="float">
            <text:p>15</text:p>
          </table:table-cell>
          <table:table-cell table:style-name="ce91" table:formula="of:=[C_Dia_NA.D33]/[.$D$6]" office:value-type="float" office:value="23.1408970201862" calcext:value-type="float">
            <text:p>23</text:p>
          </table:table-cell>
          <table:table-cell table:style-name="ce91" table:formula="of:=[C_Dia_NA.E33]/[.$E$6]" office:value-type="float" office:value="17.1969510940534" calcext:value-type="float">
            <text:p>17</text:p>
          </table:table-cell>
          <table:table-cell table:style-name="ce91" table:formula="of:=[C_Dia_NA.F33]/[.$F$6]" office:value-type="float" office:value="6.71709540393942" calcext:value-type="float">
            <text:p>7</text:p>
          </table:table-cell>
          <table:table-cell table:style-name="ce91" table:formula="of:=[C_Dia_NA.G33]/[.$G$6]" office:value-type="float" office:value="42.8054705391349" calcext:value-type="float">
            <text:p>43</text:p>
          </table:table-cell>
          <table:table-cell table:style-name="ce91" table:formula="of:=[C_Dia_NA.H33]/[.$H$6]" office:value-type="float" office:value="13.3601809633543" calcext:value-type="float">
            <text:p>13</text:p>
          </table:table-cell>
          <table:table-cell table:style-name="ce91" table:formula="of:=[C_Dia_NA.I33]/[.$I$6]" office:value-type="float" office:value="10.1839104283416" calcext:value-type="float">
            <text:p>10</text:p>
          </table:table-cell>
          <table:table-cell table:style-name="ce91" table:formula="of:=[C_Dia_NA.J33]/[.$J$6]" office:value-type="float" office:value="57.6737642239327" calcext:value-type="float">
            <text:p>58</text:p>
          </table:table-cell>
          <table:table-cell table:style-name="ce91" table:formula="of:=[C_Dia_NA.K33]/[.$K$6]" office:value-type="float" office:value="8.15620768967261" calcext:value-type="float">
            <text:p>8</text:p>
          </table:table-cell>
          <table:table-cell table:style-name="ce91" table:formula="of:=[C_Dia_NA.L33]/[.$L$6]" office:value-type="float" office:value="42.3525885576337" calcext:value-type="float">
            <text:p>42</text:p>
          </table:table-cell>
          <table:table-cell table:style-name="ce91" table:formula="of:=[C_Dia_NA.M33]/[.$L$6]" office:value-type="float" office:value="276.920771338374" calcext:value-type="float">
            <text:p>277</text:p>
          </table:table-cell>
          <table:table-cell table:style-name="ce91" table:formula="of:=[C_Dia_NA.N33]/[.$N$6]" office:value-type="float" office:value="7.39542983843808" calcext:value-type="float">
            <text:p>7</text:p>
          </table:table-cell>
          <table:table-cell table:style-name="ce91" table:formula="of:=[C_Dia_NA.O33]/[.$O$6]" office:value-type="float" office:value="4.95145236000624" calcext:value-type="float">
            <text:p>5</text:p>
          </table:table-cell>
          <table:table-cell table:style-name="ce91" table:formula="of:=[C_Dia_NA.P33]/[.$P$6]" office:value-type="float" office:value="6.74474606275449" calcext:value-type="float">
            <text:p>7</text:p>
          </table:table-cell>
          <table:table-cell table:style-name="ce91" table:formula="of:=[C_Dia_NA.Q33]/[.$Q$6]" office:value-type="float" office:value="100.415154636412" calcext:value-type="float">
            <text:p>100</text:p>
          </table:table-cell>
          <table:table-cell/>
        </table:table-row>
        <table:table-row table:style-name="ro1">
          <table:table-cell table:style-name="ce86" table:formula="of:=[C_Dia_NA.A34]" office:value-type="string" office:string-value="L" calcext:value-type="string">
            <text:p>L</text:p>
          </table:table-cell>
          <table:table-cell table:formula="of:=[C_Dia_NA.B34]" office:value-type="date" office:date-value="2020-03-16" calcext:value-type="date">
            <text:p>16/03</text:p>
          </table:table-cell>
          <table:table-cell table:formula="of:=[C_Dia_NA.C34]/[.$C$6]" office:value-type="float" office:value="2.47334821261503" calcext:value-type="float">
            <text:p>2</text:p>
          </table:table-cell>
          <table:table-cell table:formula="of:=[C_Dia_NA.D34]/[.$D$6]" office:value-type="float" office:value="17.6096582202393" calcext:value-type="float">
            <text:p>18</text:p>
          </table:table-cell>
          <table:table-cell table:formula="of:=[C_Dia_NA.E34]/[.$E$6]" office:value-type="float" office:value="15.0145968943005" calcext:value-type="float">
            <text:p>15</text:p>
          </table:table-cell>
          <table:table-cell table:formula="of:=[C_Dia_NA.F34]/[.$F$6]" office:value-type="float" office:value="9.81729328268069" calcext:value-type="float">
            <text:p>10</text:p>
          </table:table-cell>
          <table:table-cell table:formula="of:=[C_Dia_NA.G34]/[.$G$6]" office:value-type="float" office:value="30.777133317638" calcext:value-type="float">
            <text:p>31</text:p>
          </table:table-cell>
          <table:table-cell table:formula="of:=[C_Dia_NA.H34]/[.$H$6]" office:value-type="float" office:value="18.3034479197953" calcext:value-type="float">
            <text:p>18</text:p>
          </table:table-cell>
          <table:table-cell table:formula="of:=[C_Dia_NA.I34]/[.$I$6]" office:value-type="float" office:value="16.0859494265851" calcext:value-type="float">
            <text:p>16</text:p>
          </table:table-cell>
          <table:table-cell table:formula="of:=[C_Dia_NA.J34]/[.$J$6]" office:value-type="float" office:value="51.9385180323048" calcext:value-type="float">
            <text:p>52</text:p>
          </table:table-cell>
          <table:table-cell table:formula="of:=[C_Dia_NA.K34]/[.$K$6]" office:value-type="float" office:value="11.010880381058" calcext:value-type="float">
            <text:p>11</text:p>
          </table:table-cell>
          <table:table-cell table:formula="of:=[C_Dia_NA.L34]/[.$L$6]" office:value-type="float" office:value="6.51578285502057" calcext:value-type="float">
            <text:p>7</text:p>
          </table:table-cell>
          <table:table-cell table:formula="of:=[C_Dia_NA.M34]/[.$L$6]" office:value-type="float" office:value="149.863005665473" calcext:value-type="float">
            <text:p>150</text:p>
          </table:table-cell>
          <table:table-cell table:formula="of:=[C_Dia_NA.N34]/[.$N$6]" office:value-type="float" office:value="8.36851271191677" calcext:value-type="float">
            <text:p>8</text:p>
          </table:table-cell>
          <table:table-cell table:formula="of:=[C_Dia_NA.O34]/[.$O$6]" office:value-type="float" office:value="2.28066896582105" calcext:value-type="float">
            <text:p>2</text:p>
          </table:table-cell>
          <table:table-cell table:formula="of:=[C_Dia_NA.P34]/[.$P$6]" office:value-type="float" office:value="8.11324526389308" calcext:value-type="float">
            <text:p>8</text:p>
          </table:table-cell>
          <table:table-cell table:formula="of:=[C_Dia_NA.Q34]/[.$Q$6]" office:value-type="float" office:value="15.9166212477297" calcext:value-type="float">
            <text:p>16</text:p>
          </table:table-cell>
          <table:table-cell/>
        </table:table-row>
        <table:table-row table:style-name="ro1">
          <table:table-cell/>
          <table:table-cell table:formula="of:=[C_Dia_NA.B35]" office:value-type="date" office:date-value="2020-03-17" calcext:value-type="date">
            <text:p>17/03</text:p>
          </table:table-cell>
          <table:table-cell table:formula="of:=[C_Dia_NA.C35]/[.$C$6]" office:value-type="float" office:value="14.2186450011638" calcext:value-type="float">
            <text:p>14</text:p>
          </table:table-cell>
          <table:table-cell table:formula="of:=[C_Dia_NA.D35]/[.$D$6]" office:value-type="float" office:value="35.6708461384334" calcext:value-type="float">
            <text:p>36</text:p>
          </table:table-cell>
          <table:table-cell table:formula="of:=[C_Dia_NA.E35]/[.$E$6]" office:value-type="float" office:value="16.149421078172" calcext:value-type="float">
            <text:p>16</text:p>
          </table:table-cell>
          <table:table-cell table:formula="of:=[C_Dia_NA.F35]/[.$F$6]" office:value-type="float" office:value="15.8454558246776" calcext:value-type="float">
            <text:p>16</text:p>
          </table:table-cell>
          <table:table-cell table:formula="of:=[C_Dia_NA.G35]/[.$G$6]" office:value-type="float" office:value="42.5272349806305" calcext:value-type="float">
            <text:p>43</text:p>
          </table:table-cell>
          <table:table-cell table:formula="of:=[C_Dia_NA.H35]/[.$H$6]" office:value-type="float" office:value="16.2845761297774" calcext:value-type="float">
            <text:p>16</text:p>
          </table:table-cell>
          <table:table-cell table:formula="of:=[C_Dia_NA.I35]/[.$I$6]" office:value-type="float" office:value="16.8960332106577" calcext:value-type="float">
            <text:p>17</text:p>
          </table:table-cell>
          <table:table-cell table:formula="of:=[C_Dia_NA.J35]/[.$J$6]" office:value-type="float" office:value="56.6455968394392" calcext:value-type="float">
            <text:p>57</text:p>
          </table:table-cell>
          <table:table-cell table:formula="of:=[C_Dia_NA.K35]/[.$K$6]" office:value-type="float" office:value="14.0694582646853" calcext:value-type="float">
            <text:p>14</text:p>
          </table:table-cell>
          <table:table-cell table:formula="of:=[C_Dia_NA.L35]/[.$L$6]" office:value-type="float" office:value="96.1077971115535" calcext:value-type="float">
            <text:p>96</text:p>
          </table:table-cell>
          <table:table-cell table:formula="of:=[C_Dia_NA.M35]/[.$L$6]" office:value-type="float" office:value="226.423454211965" calcext:value-type="float">
            <text:p>226</text:p>
          </table:table-cell>
          <table:table-cell table:formula="of:=[C_Dia_NA.N35]/[.$N$6]" office:value-type="float" office:value="11.3850696197007" calcext:value-type="float">
            <text:p>11</text:p>
          </table:table-cell>
          <table:table-cell table:formula="of:=[C_Dia_NA.O35]/[.$O$6]" office:value-type="float" office:value="6.10679124400769" calcext:value-type="float">
            <text:p>6</text:p>
          </table:table-cell>
          <table:table-cell table:formula="of:=[C_Dia_NA.P35]/[.$P$6]" office:value-type="float" office:value="11.632243209678" calcext:value-type="float">
            <text:p>12</text:p>
          </table:table-cell>
          <table:table-cell table:formula="of:=[C_Dia_NA.Q35]/[.$Q$6]" office:value-type="float" office:value="37.9190094431207" calcext:value-type="float">
            <text:p>38</text:p>
          </table:table-cell>
          <table:table-cell/>
        </table:table-row>
        <table:table-row table:style-name="ro1">
          <table:table-cell/>
          <table:table-cell table:formula="of:=[C_Dia_NA.B36]" office:value-type="date" office:date-value="2020-03-18" calcext:value-type="date">
            <text:p>18/03</text:p>
          </table:table-cell>
          <table:table-cell table:formula="of:=[C_Dia_NA.C36]/[.$C$6]" office:value-type="float" office:value="12.9508986811299" calcext:value-type="float">
            <text:p>13</text:p>
          </table:table-cell>
          <table:table-cell table:formula="of:=[C_Dia_NA.D36]/[.$D$6]" office:value-type="float" office:value="35.4450812894559" calcext:value-type="float">
            <text:p>35</text:p>
          </table:table-cell>
          <table:table-cell table:formula="of:=[C_Dia_NA.E36]/[.$E$6]" office:value-type="float" office:value="21.2124828215989" calcext:value-type="float">
            <text:p>21</text:p>
          </table:table-cell>
          <table:table-cell table:formula="of:=[C_Dia_NA.F36]/[.$F$6]" office:value-type="float" office:value="15.673222609192" calcext:value-type="float">
            <text:p>16</text:p>
          </table:table-cell>
          <table:table-cell table:formula="of:=[C_Dia_NA.G36]/[.$G$6]" office:value-type="float" office:value="54.3201421141622" calcext:value-type="float">
            <text:p>54</text:p>
          </table:table-cell>
          <table:table-cell table:formula="of:=[C_Dia_NA.H36]/[.$H$6]" office:value-type="float" office:value="20.8418823028326" calcext:value-type="float">
            <text:p>21</text:p>
          </table:table-cell>
          <table:table-cell table:formula="of:=[C_Dia_NA.I36]/[.$I$6]" office:value-type="float" office:value="20.0206420920807" calcext:value-type="float">
            <text:p>20</text:p>
          </table:table-cell>
          <table:table-cell table:formula="of:=[C_Dia_NA.J36]/[.$J$6]" office:value-type="float" office:value="67.5859404150654" calcext:value-type="float">
            <text:p>68</text:p>
          </table:table-cell>
          <table:table-cell table:formula="of:=[C_Dia_NA.K36]/[.$K$6]" office:value-type="float" office:value="15.0889842258943" calcext:value-type="float">
            <text:p>15</text:p>
          </table:table-cell>
          <table:table-cell table:formula="of:=[C_Dia_NA.L36]/[.$L$6]" office:value-type="float" office:value="102.623579966574" calcext:value-type="float">
            <text:p>103</text:p>
          </table:table-cell>
          <table:table-cell table:formula="of:=[C_Dia_NA.M36]/[.$L$6]" office:value-type="float" office:value="187.328757081842" calcext:value-type="float">
            <text:p>187</text:p>
          </table:table-cell>
          <table:table-cell table:formula="of:=[C_Dia_NA.N36]/[.$N$6]" office:value-type="float" office:value="18.8778077454867" calcext:value-type="float">
            <text:p>19</text:p>
          </table:table-cell>
          <table:table-cell table:formula="of:=[C_Dia_NA.O36]/[.$O$6]" office:value-type="float" office:value="10.1429751374673" calcext:value-type="float">
            <text:p>10</text:p>
          </table:table-cell>
          <table:table-cell table:formula="of:=[C_Dia_NA.P36]/[.$P$6]" office:value-type="float" office:value="14.1737417260783" calcext:value-type="float">
            <text:p>14</text:p>
          </table:table-cell>
          <table:table-cell table:formula="of:=[C_Dia_NA.Q36]/[.$Q$6]" office:value-type="float" office:value="45.9943540467483" calcext:value-type="float">
            <text:p>46</text:p>
          </table:table-cell>
          <table:table-cell/>
        </table:table-row>
        <table:table-row table:style-name="ro1">
          <table:table-cell/>
          <table:table-cell table:formula="of:=[C_Dia_NA.B37]" office:value-type="date" office:date-value="2020-03-19" calcext:value-type="date">
            <text:p>19/03</text:p>
          </table:table-cell>
          <table:table-cell table:formula="of:=[C_Dia_NA.C37]/[.$C$6]" office:value-type="float" office:value="34.8133082589683" calcext:value-type="float">
            <text:p>35</text:p>
          </table:table-cell>
          <table:table-cell table:formula="of:=[C_Dia_NA.D37]/[.$D$6]" office:value-type="float" office:value="41.4278497873577" calcext:value-type="float">
            <text:p>41</text:p>
          </table:table-cell>
          <table:table-cell table:formula="of:=[C_Dia_NA.E37]/[.$E$6]" office:value-type="float" office:value="26.9738979089468" calcext:value-type="float">
            <text:p>27</text:p>
          </table:table-cell>
          <table:table-cell table:formula="of:=[C_Dia_NA.F37]/[.$F$6]" office:value-type="float" office:value="18.6011872724476" calcext:value-type="float">
            <text:p>19</text:p>
          </table:table-cell>
          <table:table-cell table:formula="of:=[C_Dia_NA.G37]/[.$G$6]" office:value-type="float" office:value="73.4327847098859" calcext:value-type="float">
            <text:p>73</text:p>
          </table:table-cell>
          <table:table-cell table:formula="of:=[C_Dia_NA.H37]/[.$H$6]" office:value-type="float" office:value="27.6258853031136" calcext:value-type="float">
            <text:p>28</text:p>
          </table:table-cell>
          <table:table-cell table:formula="of:=[C_Dia_NA.I37]/[.$I$6]" office:value-type="float" office:value="23.6660191204076" calcext:value-type="float">
            <text:p>24</text:p>
          </table:table-cell>
          <table:table-cell table:formula="of:=[C_Dia_NA.J37]/[.$J$6]" office:value-type="float" office:value="85.4985440667882" calcext:value-type="float">
            <text:p>85</text:p>
          </table:table-cell>
          <table:table-cell table:formula="of:=[C_Dia_NA.K37]/[.$K$6]" office:value-type="float" office:value="38.9458917181867" calcext:value-type="float">
            <text:p>39</text:p>
          </table:table-cell>
          <table:table-cell table:formula="of:=[C_Dia_NA.L37]/[.$L$6]" office:value-type="float" office:value="215.020834215679" calcext:value-type="float">
            <text:p>215</text:p>
          </table:table-cell>
          <table:table-cell table:formula="of:=[C_Dia_NA.M37]/[.$L$6]" office:value-type="float" office:value="210.133997074414" calcext:value-type="float">
            <text:p>210</text:p>
          </table:table-cell>
          <table:table-cell table:formula="of:=[C_Dia_NA.N37]/[.$N$6]" office:value-type="float" office:value="13.9150850907453" calcext:value-type="float">
            <text:p>14</text:p>
          </table:table-cell>
          <table:table-cell table:formula="of:=[C_Dia_NA.O37]/[.$O$6]" office:value-type="float" office:value="9.6478299014667" calcext:value-type="float">
            <text:p>10</text:p>
          </table:table-cell>
          <table:table-cell table:formula="of:=[C_Dia_NA.P37]/[.$P$6]" office:value-type="float" office:value="13.9782418402013" calcext:value-type="float">
            <text:p>14</text:p>
          </table:table-cell>
          <table:table-cell table:formula="of:=[C_Dia_NA.Q37]/[.$Q$6]" office:value-type="float" office:value="95.7337954459036" calcext:value-type="float">
            <text:p>96</text:p>
          </table:table-cell>
          <table:table-cell/>
        </table:table-row>
        <table:table-row table:style-name="ro1">
          <table:table-cell/>
          <table:table-cell table:formula="of:=[C_Dia_NA.B38]" office:value-type="date" office:date-value="2020-03-20" calcext:value-type="date">
            <text:p>20/03</text:p>
          </table:table-cell>
          <table:table-cell table:formula="of:=[C_Dia_NA.C38]/[.$C$6]" office:value-type="float" office:value="36.7646432809812" calcext:value-type="float">
            <text:p>37</text:p>
          </table:table-cell>
          <table:table-cell table:formula="of:=[C_Dia_NA.D38]/[.$D$6]" office:value-type="float" office:value="42.3309091832674" calcext:value-type="float">
            <text:p>42</text:p>
          </table:table-cell>
          <table:table-cell table:formula="of:=[C_Dia_NA.E38]/[.$E$6]" office:value-type="float" office:value="40.329905611435" calcext:value-type="float">
            <text:p>40</text:p>
          </table:table-cell>
          <table:table-cell table:formula="of:=[C_Dia_NA.F38]/[.$F$6]" office:value-type="float" office:value="19.2901201343901" calcext:value-type="float">
            <text:p>19</text:p>
          </table:table-cell>
          <table:table-cell table:formula="of:=[C_Dia_NA.G38]/[.$G$6]" office:value-type="float" office:value="60.6339490186846" calcext:value-type="float">
            <text:p>61</text:p>
          </table:table-cell>
          <table:table-cell table:formula="of:=[C_Dia_NA.H38]/[.$H$6]" office:value-type="float" office:value="24.0037917974931" calcext:value-type="float">
            <text:p>24</text:p>
          </table:table-cell>
          <table:table-cell table:formula="of:=[C_Dia_NA.I38]/[.$I$6]" office:value-type="float" office:value="30.8989100496275" calcext:value-type="float">
            <text:p>31</text:p>
          </table:table-cell>
          <table:table-cell table:formula="of:=[C_Dia_NA.J38]/[.$J$6]" office:value-type="float" office:value="96.1657806809084" calcext:value-type="float">
            <text:p>96</text:p>
          </table:table-cell>
          <table:table-cell table:formula="of:=[C_Dia_NA.K38]/[.$K$6]" office:value-type="float" office:value="25.6920542224687" calcext:value-type="float">
            <text:p>26</text:p>
          </table:table-cell>
          <table:table-cell table:formula="of:=[C_Dia_NA.L38]/[.$L$6]" office:value-type="float" office:value="242.712911349516" calcext:value-type="float">
            <text:p>243</text:p>
          </table:table-cell>
          <table:table-cell table:formula="of:=[C_Dia_NA.M38]/[.$L$6]" office:value-type="float" office:value="309.499685613477" calcext:value-type="float">
            <text:p>309</text:p>
          </table:table-cell>
          <table:table-cell table:formula="of:=[C_Dia_NA.N38]/[.$N$6]" office:value-type="float" office:value="22.8674475267493" calcext:value-type="float">
            <text:p>23</text:p>
          </table:table-cell>
          <table:table-cell table:formula="of:=[C_Dia_NA.O38]/[.$O$6]" office:value-type="float" office:value="10.7131423789226" calcext:value-type="float">
            <text:p>11</text:p>
          </table:table-cell>
          <table:table-cell table:formula="of:=[C_Dia_NA.P38]/[.$P$6]" office:value-type="float" office:value="17.5949897289247" calcext:value-type="float">
            <text:p>18</text:p>
          </table:table-cell>
          <table:table-cell table:formula="of:=[C_Dia_NA.Q38]/[.$Q$6]" office:value-type="float" office:value="111.416348734108" calcext:value-type="float">
            <text:p>111</text:p>
          </table:table-cell>
          <table:table-cell/>
        </table:table-row>
        <table:table-row table:style-name="ro1">
          <table:table-cell/>
          <table:table-cell table:formula="of:=[C_Dia_NA.B39]" office:value-type="date" office:date-value="2020-03-21" calcext:value-type="date">
            <text:p>21/03</text:p>
          </table:table-cell>
          <table:table-cell table:formula="of:=[C_Dia_NA.C39]/[.$C$6]" office:value-type="float" office:value="33.6201352518776" calcext:value-type="float">
            <text:p>34</text:p>
          </table:table-cell>
          <table:table-cell table:formula="of:=[C_Dia_NA.D39]/[.$D$6]" office:value-type="float" office:value="48.0879128321918" calcext:value-type="float">
            <text:p>48</text:p>
          </table:table-cell>
          <table:table-cell table:formula="of:=[C_Dia_NA.E39]/[.$E$6]" office:value-type="float" office:value="48.7101457384864" calcext:value-type="float">
            <text:p>49</text:p>
          </table:table-cell>
          <table:table-cell table:formula="of:=[C_Dia_NA.F39]/[.$F$6]" office:value-type="float" office:value="14.295356885307" calcext:value-type="float">
            <text:p>14</text:p>
          </table:table-cell>
          <table:table-cell table:formula="of:=[C_Dia_NA.G39]/[.$G$6]" office:value-type="float" office:value="105.857928643281" calcext:value-type="float">
            <text:p>106</text:p>
          </table:table-cell>
          <table:table-cell table:formula="of:=[C_Dia_NA.H39]/[.$H$6]" office:value-type="float" office:value="27.4180602659059" calcext:value-type="float">
            <text:p>27</text:p>
          </table:table-cell>
          <table:table-cell table:formula="of:=[C_Dia_NA.I39]/[.$I$6]" office:value-type="float" office:value="36.8588121753047" calcext:value-type="float">
            <text:p>37</text:p>
          </table:table-cell>
          <table:table-cell table:formula="of:=[C_Dia_NA.J39]/[.$J$6]" office:value-type="float" office:value="105.338961564436" calcext:value-type="float">
            <text:p>105</text:p>
          </table:table-cell>
          <table:table-cell table:formula="of:=[C_Dia_NA.K39]/[.$K$6]" office:value-type="float" office:value="20.7983296086652" calcext:value-type="float">
            <text:p>21</text:p>
          </table:table-cell>
          <table:table-cell table:formula="of:=[C_Dia_NA.L39]/[.$L$6]" office:value-type="float" office:value="302.983902758457" calcext:value-type="float">
            <text:p>303</text:p>
          </table:table-cell>
          <table:table-cell table:formula="of:=[C_Dia_NA.M39]/[.$L$6]" office:value-type="float" office:value="299.726011330946" calcext:value-type="float">
            <text:p>300</text:p>
          </table:table-cell>
          <table:table-cell table:formula="of:=[C_Dia_NA.N39]/[.$N$6]" office:value-type="float" office:value="25.3001547104461" calcext:value-type="float">
            <text:p>25</text:p>
          </table:table-cell>
          <table:table-cell table:formula="of:=[C_Dia_NA.O39]/[.$O$6]" office:value-type="float" office:value="15.5295551291105" calcext:value-type="float">
            <text:p>16</text:p>
          </table:table-cell>
          <table:table-cell table:formula="of:=[C_Dia_NA.P39]/[.$P$6]" office:value-type="float" office:value="13.0984923537551" calcext:value-type="float">
            <text:p>13</text:p>
          </table:table-cell>
          <table:table-cell table:formula="of:=[C_Dia_NA.Q39]/[.$Q$6]" office:value-type="float" office:value="148.98425623794" calcext:value-type="float">
            <text:p>149</text:p>
          </table:table-cell>
          <table:table-cell/>
        </table:table-row>
        <table:table-row table:style-name="ro1">
          <table:table-cell/>
          <table:table-cell table:formula="of:=[C_Dia_NA.B40]" office:value-type="date" office:date-value="2020-03-22" calcext:value-type="date">
            <text:p>22/03</text:p>
          </table:table-cell>
          <table:table-cell table:formula="of:=[C_Dia_NA.C40]/[.$C$6]" office:value-type="float" office:value="24.2114689355481" calcext:value-type="float">
            <text:p>24</text:p>
          </table:table-cell>
          <table:table-cell table:formula="of:=[C_Dia_NA.D40]/[.$D$6]" office:value-type="float" office:value="48.5394425301467" calcext:value-type="float">
            <text:p>49</text:p>
          </table:table-cell>
          <table:table-cell table:formula="of:=[C_Dia_NA.E40]/[.$E$6]" office:value-type="float" office:value="51.1543824422097" calcext:value-type="float">
            <text:p>51</text:p>
          </table:table-cell>
          <table:table-cell table:formula="of:=[C_Dia_NA.F40]/[.$F$6]" office:value-type="float" office:value="16.1899222556489" calcext:value-type="float">
            <text:p>16</text:p>
          </table:table-cell>
          <table:table-cell table:formula="of:=[C_Dia_NA.G40]/[.$G$6]" office:value-type="float" office:value="78.0343727928429" calcext:value-type="float">
            <text:p>78</text:p>
          </table:table-cell>
          <table:table-cell table:formula="of:=[C_Dia_NA.H40]/[.$H$6]" office:value-type="float" office:value="23.1428023576325" calcext:value-type="float">
            <text:p>23</text:p>
          </table:table-cell>
          <table:table-cell table:formula="of:=[C_Dia_NA.I40]/[.$I$6]" office:value-type="float" office:value="33.1555720195441" calcext:value-type="float">
            <text:p>33</text:p>
          </table:table-cell>
          <table:table-cell table:formula="of:=[C_Dia_NA.J40]/[.$J$6]" office:value-type="float" office:value="89.3220415278734" calcext:value-type="float">
            <text:p>89</text:p>
          </table:table-cell>
          <table:table-cell table:formula="of:=[C_Dia_NA.K40]/[.$K$6]" office:value-type="float" office:value="24.6725282612596" calcext:value-type="float">
            <text:p>25</text:p>
          </table:table-cell>
          <table:table-cell table:formula="of:=[C_Dia_NA.L40]/[.$L$6]" office:value-type="float" office:value="208.505051360658" calcext:value-type="float">
            <text:p>209</text:p>
          </table:table-cell>
          <table:table-cell table:formula="of:=[C_Dia_NA.M40]/[.$L$6]" office:value-type="float" office:value="335.56281703356" calcext:value-type="float">
            <text:p>336</text:p>
          </table:table-cell>
          <table:table-cell table:formula="of:=[C_Dia_NA.N40]/[.$N$6]" office:value-type="float" office:value="31.1386519513182" calcext:value-type="float">
            <text:p>31</text:p>
          </table:table-cell>
          <table:table-cell table:formula="of:=[C_Dia_NA.O40]/[.$O$6]" office:value-type="float" office:value="9.97792672546711" calcext:value-type="float">
            <text:p>10</text:p>
          </table:table-cell>
          <table:table-cell table:formula="of:=[C_Dia_NA.P40]/[.$P$6]" office:value-type="float" office:value="11.4367433238011" calcext:value-type="float">
            <text:p>11</text:p>
          </table:table-cell>
          <table:table-cell table:formula="of:=[C_Dia_NA.Q40]/[.$Q$6]" office:value-type="float" office:value="105.447615766209" calcext:value-type="float">
            <text:p>105</text:p>
          </table:table-cell>
          <table:table-cell/>
        </table:table-row>
        <table:table-row table:style-name="ro1">
          <table:table-cell table:style-name="ce80" table:formula="of:=[C_Dia_NA.A41]" office:value-type="string" office:string-value="L" calcext:value-type="string">
            <text:p>L</text:p>
          </table:table-cell>
          <table:table-cell table:style-name="ce57" table:formula="of:=[C_Dia_NA.B41]" office:value-type="date" office:date-value="2020-03-23" calcext:value-type="date">
            <text:p>23/03</text:p>
          </table:table-cell>
          <table:table-cell table:style-name="ce92" table:formula="of:=[C_Dia_NA.C41]/[.$C$6]" office:value-type="float" office:value="50.4861328625238" calcext:value-type="float">
            <text:p>50</text:p>
          </table:table-cell>
          <table:table-cell table:style-name="ce92" table:formula="of:=[C_Dia_NA.D41]/[.$D$6]" office:value-type="float" office:value="76.760048652325" calcext:value-type="float">
            <text:p>77</text:p>
          </table:table-cell>
          <table:table-cell table:style-name="ce92" table:formula="of:=[C_Dia_NA.E41]/[.$E$6]" office:value-type="float" office:value="29.8546054526207" calcext:value-type="float">
            <text:p>30</text:p>
          </table:table-cell>
          <table:table-cell table:style-name="ce92" table:formula="of:=[C_Dia_NA.F41]/[.$F$6]" office:value-type="float" office:value="12.0563250839938" calcext:value-type="float">
            <text:p>12</text:p>
          </table:table-cell>
          <table:table-cell table:style-name="ce92" table:formula="of:=[C_Dia_NA.G41]/[.$G$6]" office:value-type="float" office:value="96.6761552126362" calcext:value-type="float">
            <text:p>97</text:p>
          </table:table-cell>
          <table:table-cell table:style-name="ce92" table:formula="of:=[C_Dia_NA.H41]/[.$H$6]" office:value-type="float" office:value="56.9737494859485" calcext:value-type="float">
            <text:p>57</text:p>
          </table:table-cell>
          <table:table-cell table:style-name="ce92" table:formula="of:=[C_Dia_NA.I41]/[.$I$6]" office:value-type="float" office:value="31.5354044513988" calcext:value-type="float">
            <text:p>32</text:p>
          </table:table-cell>
          <table:table-cell table:style-name="ce92" table:formula="of:=[C_Dia_NA.J41]/[.$J$6]" office:value-type="float" office:value="76.9358375678032" calcext:value-type="float">
            <text:p>77</text:p>
          </table:table-cell>
          <table:table-cell table:style-name="ce92" table:formula="of:=[C_Dia_NA.K41]/[.$K$6]" office:value-type="float" office:value="44.6552371009575" calcext:value-type="float">
            <text:p>45</text:p>
          </table:table-cell>
          <table:table-cell table:style-name="ce92" table:formula="of:=[C_Dia_NA.L41]/[.$L$6]" office:value-type="float" office:value="125.428819959146" calcext:value-type="float">
            <text:p>125</text:p>
          </table:table-cell>
          <table:table-cell table:style-name="ce92" table:formula="of:=[C_Dia_NA.M41]/[.$L$6]" office:value-type="float" office:value="389.318025587479" calcext:value-type="float">
            <text:p>389</text:p>
          </table:table-cell>
          <table:table-cell table:style-name="ce92" table:formula="of:=[C_Dia_NA.N41]/[.$N$6]" office:value-type="float" office:value="44.7618121800199" calcext:value-type="float">
            <text:p>45</text:p>
          </table:table-cell>
          <table:table-cell table:style-name="ce92" table:formula="of:=[C_Dia_NA.O41]/[.$O$6]" office:value-type="float" office:value="14.5092558549274" calcext:value-type="float">
            <text:p>15</text:p>
          </table:table-cell>
          <table:table-cell table:style-name="ce92" table:formula="of:=[C_Dia_NA.P41]/[.$P$6]" office:value-type="float" office:value="17.7904896148017" calcext:value-type="float">
            <text:p>18</text:p>
          </table:table-cell>
          <table:table-cell table:style-name="ce92" table:formula="of:=[C_Dia_NA.Q41]/[.$Q$6]" office:value-type="float" office:value="122.417542831803" calcext:value-type="float">
            <text:p>122</text:p>
          </table:table-cell>
          <table:table-cell/>
        </table:table-row>
        <table:table-row table:style-name="ro1">
          <table:table-cell/>
          <table:table-cell table:formula="of:=[C_Dia_NA.B42]" office:value-type="date" office:date-value="2020-03-24" calcext:value-type="date">
            <text:p>24/03</text:p>
          </table:table-cell>
          <table:table-cell table:formula="of:=[C_Dia_NA.C42]/[.$C$6]" office:value-type="float" office:value="59.2112104768743" calcext:value-type="float">
            <text:p>59</text:p>
          </table:table-cell>
          <table:table-cell table:formula="of:=[C_Dia_NA.D42]/[.$D$6]" office:value-type="float" office:value="107.464068113255" calcext:value-type="float">
            <text:p>107</text:p>
          </table:table-cell>
          <table:table-cell table:formula="of:=[C_Dia_NA.E42]/[.$E$6]" office:value-type="float" office:value="45.9167323628026" calcext:value-type="float">
            <text:p>46</text:p>
          </table:table-cell>
          <table:table-cell table:formula="of:=[C_Dia_NA.F42]/[.$F$6]" office:value-type="float" office:value="23.2514840905595" calcext:value-type="float">
            <text:p>23</text:p>
          </table:table-cell>
          <table:table-cell table:formula="of:=[C_Dia_NA.G42]/[.$G$6]" office:value-type="float" office:value="140.915609014832" calcext:value-type="float">
            <text:p>141</text:p>
          </table:table-cell>
          <table:table-cell table:formula="of:=[C_Dia_NA.H42]/[.$H$6]" office:value-type="float" office:value="36.3100029292939" calcext:value-type="float">
            <text:p>36</text:p>
          </table:table-cell>
          <table:table-cell table:formula="of:=[C_Dia_NA.I42]/[.$I$6]" office:value-type="float" office:value="46.9269963487788" calcext:value-type="float">
            <text:p>47</text:p>
          </table:table-cell>
          <table:table-cell table:formula="of:=[C_Dia_NA.J42]/[.$J$6]" office:value-type="float" office:value="84.3257906438503" calcext:value-type="float">
            <text:p>84</text:p>
          </table:table-cell>
          <table:table-cell table:formula="of:=[C_Dia_NA.K42]/[.$K$6]" office:value-type="float" office:value="41.5966592173303" calcext:value-type="float">
            <text:p>42</text:p>
          </table:table-cell>
          <table:table-cell table:formula="of:=[C_Dia_NA.L42]/[.$L$6]" office:value-type="float" office:value="364.883839881152" calcext:value-type="float">
            <text:p>365</text:p>
          </table:table-cell>
          <table:table-cell table:formula="of:=[C_Dia_NA.M42]/[.$L$6]" office:value-type="float" office:value="317.644414182253" calcext:value-type="float">
            <text:p>318</text:p>
          </table:table-cell>
          <table:table-cell table:formula="of:=[C_Dia_NA.N42]/[.$N$6]" office:value-type="float" office:value="29.3871027790566" calcext:value-type="float">
            <text:p>29</text:p>
          </table:table-cell>
          <table:table-cell table:formula="of:=[C_Dia_NA.O42]/[.$O$6]" office:value-type="float" office:value="21.4112803567542" calcext:value-type="float">
            <text:p>21</text:p>
          </table:table-cell>
          <table:table-cell table:formula="of:=[C_Dia_NA.P42]/[.$P$6]" office:value-type="float" office:value="22.4824868758483" calcext:value-type="float">
            <text:p>22</text:p>
          </table:table-cell>
          <table:table-cell table:formula="of:=[C_Dia_NA.Q42]/[.$Q$6]" office:value-type="float" office:value="90.8183682958694" calcext:value-type="float">
            <text:p>91</text:p>
          </table:table-cell>
          <table:table-cell/>
        </table:table-row>
        <table:table-row table:style-name="ro1">
          <table:table-cell/>
          <table:table-cell table:formula="of:=[C_Dia_NA.B43]" office:value-type="date" office:date-value="2020-03-25" calcext:value-type="date">
            <text:p>25/03</text:p>
          </table:table-cell>
          <table:table-cell table:formula="of:=[C_Dia_NA.C43]/[.$C$6]" office:value-type="float" office:value="51.1821504499934" calcext:value-type="float">
            <text:p>51</text:p>
          </table:table-cell>
          <table:table-cell table:formula="of:=[C_Dia_NA.D43]/[.$D$6]" office:value-type="float" office:value="77.2115783502798" calcext:value-type="float">
            <text:p>77</text:p>
          </table:table-cell>
          <table:table-cell table:formula="of:=[C_Dia_NA.E43]/[.$E$6]" office:value-type="float" office:value="58.3125042173995" calcext:value-type="float">
            <text:p>58</text:p>
          </table:table-cell>
          <table:table-cell table:formula="of:=[C_Dia_NA.F43]/[.$F$6]" office:value-type="float" office:value="24.8015830299302" calcext:value-type="float">
            <text:p>25</text:p>
          </table:table-cell>
          <table:table-cell table:formula="of:=[C_Dia_NA.G43]/[.$G$6]" office:value-type="float" office:value="169.873509834557" calcext:value-type="float">
            <text:p>170</text:p>
          </table:table-cell>
          <table:table-cell table:formula="of:=[C_Dia_NA.H43]/[.$H$6]" office:value-type="float" office:value="43.5096560039904" calcext:value-type="float">
            <text:p>44</text:p>
          </table:table-cell>
          <table:table-cell table:formula="of:=[C_Dia_NA.I43]/[.$I$6]" office:value-type="float" office:value="49.2993845735629" calcext:value-type="float">
            <text:p>49</text:p>
          </table:table-cell>
          <table:table-cell table:formula="of:=[C_Dia_NA.J43]/[.$J$6]" office:value-type="float" office:value="83.6992511439246" calcext:value-type="float">
            <text:p>84</text:p>
          </table:table-cell>
          <table:table-cell table:formula="of:=[C_Dia_NA.K43]/[.$K$6]" office:value-type="float" office:value="47.9177201768266" calcext:value-type="float">
            <text:p>48</text:p>
          </table:table-cell>
          <table:table-cell table:formula="of:=[C_Dia_NA.L43]/[.$L$6]" office:value-type="float" office:value="381.173297018704" calcext:value-type="float">
            <text:p>381</text:p>
          </table:table-cell>
          <table:table-cell table:formula="of:=[C_Dia_NA.M43]/[.$L$6]" office:value-type="float" office:value="570.1309998143" calcext:value-type="float">
            <text:p>570</text:p>
          </table:table-cell>
          <table:table-cell table:formula="of:=[C_Dia_NA.N43]/[.$N$6]" office:value-type="float" office:value="61.5961458912014" calcext:value-type="float">
            <text:p>62</text:p>
          </table:table-cell>
          <table:table-cell table:formula="of:=[C_Dia_NA.O43]/[.$O$6]" office:value-type="float" office:value="21.7863903840274" calcext:value-type="float">
            <text:p>22</text:p>
          </table:table-cell>
          <table:table-cell table:formula="of:=[C_Dia_NA.P43]/[.$P$6]" office:value-type="float" office:value="30.6934820826798" calcext:value-type="float">
            <text:p>31</text:p>
          </table:table-cell>
          <table:table-cell table:formula="of:=[C_Dia_NA.Q43]/[.$Q$6]" office:value-type="float" office:value="108.724567199565" calcext:value-type="float">
            <text:p>109</text:p>
          </table:table-cell>
          <table:table-cell/>
        </table:table-row>
        <table:table-row table:style-name="ro1">
          <table:table-cell/>
          <table:table-cell table:formula="of:=[C_Dia_NA.B44]" office:value-type="date" office:date-value="2020-03-26" calcext:value-type="date">
            <text:p>26/03</text:p>
          </table:table-cell>
          <table:table-cell table:formula="of:=[C_Dia_NA.C44]/[.$C$6]" office:value-type="float" office:value="61.5726987200746" calcext:value-type="float">
            <text:p>62</text:p>
          </table:table-cell>
          <table:table-cell table:formula="of:=[C_Dia_NA.D44]/[.$D$6]" office:value-type="float" office:value="94.5954717215416" calcext:value-type="float">
            <text:p>95</text:p>
          </table:table-cell>
          <table:table-cell table:formula="of:=[C_Dia_NA.E44]/[.$E$6]" office:value-type="float" office:value="113.307830051174" calcext:value-type="float">
            <text:p>113</text:p>
          </table:table-cell>
          <table:table-cell table:formula="of:=[C_Dia_NA.F44]/[.$F$6]" office:value-type="float" office:value="27.9017809086714" calcext:value-type="float">
            <text:p>28</text:p>
          </table:table-cell>
          <table:table-cell table:formula="of:=[C_Dia_NA.G44]/[.$G$6]" office:value-type="float" office:value="183.59266314235" calcext:value-type="float">
            <text:p>184</text:p>
          </table:table-cell>
          <table:table-cell table:formula="of:=[C_Dia_NA.H44]/[.$H$6]" office:value-type="float" office:value="58.2206997091949" calcext:value-type="float">
            <text:p>58</text:p>
          </table:table-cell>
          <table:table-cell table:formula="of:=[C_Dia_NA.I44]/[.$I$6]" office:value-type="float" office:value="58.9625268550007" calcext:value-type="float">
            <text:p>59</text:p>
          </table:table-cell>
          <table:table-cell table:formula="of:=[C_Dia_NA.J44]/[.$J$6]" office:value-type="float" office:value="98.8486549498211" calcext:value-type="float">
            <text:p>99</text:p>
          </table:table-cell>
          <table:table-cell table:formula="of:=[C_Dia_NA.K44]/[.$K$6]" office:value-type="float" office:value="51.9958240216629" calcext:value-type="float">
            <text:p>52</text:p>
          </table:table-cell>
          <table:table-cell table:formula="of:=[C_Dia_NA.L44]/[.$L$6]" office:value-type="float" office:value="195.473485650617" calcext:value-type="float">
            <text:p>195</text:p>
          </table:table-cell>
          <table:table-cell table:formula="of:=[C_Dia_NA.M44]/[.$L$6]" office:value-type="float" office:value="390.946971301234" calcext:value-type="float">
            <text:p>391</text:p>
          </table:table-cell>
          <table:table-cell table:formula="of:=[C_Dia_NA.N44]/[.$N$6]" office:value-type="float" office:value="53.4222497539803" calcext:value-type="float">
            <text:p>53</text:p>
          </table:table-cell>
          <table:table-cell table:formula="of:=[C_Dia_NA.O44]/[.$O$6]" office:value-type="float" office:value="31.9443699225857" calcext:value-type="float">
            <text:p>32</text:p>
          </table:table-cell>
          <table:table-cell table:formula="of:=[C_Dia_NA.P44]/[.$P$6]" office:value-type="float" office:value="27.9564836804026" calcext:value-type="float">
            <text:p>28</text:p>
          </table:table-cell>
          <table:table-cell table:formula="of:=[C_Dia_NA.Q44]/[.$Q$6]" office:value-type="float" office:value="111.06524679482" calcext:value-type="float">
            <text:p>111</text:p>
          </table:table-cell>
          <table:table-cell/>
        </table:table-row>
        <table:table-row table:style-name="ro1">
          <table:table-cell/>
          <table:table-cell table:formula="of:=[C_Dia_NA.B45]" office:value-type="date" office:date-value="2020-03-27" calcext:value-type="date">
            <text:p>27/03</text:p>
          </table:table-cell>
          <table:table-cell table:formula="of:=[C_Dia_NA.C45]/[.$C$6]" office:value-type="float" office:value="71.8389581352506" calcext:value-type="float">
            <text:p>72</text:p>
          </table:table-cell>
          <table:table-cell table:formula="of:=[C_Dia_NA.D45]/[.$D$6]" office:value-type="float" office:value="112.995306913202" calcext:value-type="float">
            <text:p>113</text:p>
          </table:table-cell>
          <table:table-cell table:formula="of:=[C_Dia_NA.E45]/[.$E$6]" office:value-type="float" office:value="91.5715822216348" calcext:value-type="float">
            <text:p>92</text:p>
          </table:table-cell>
          <table:table-cell table:formula="of:=[C_Dia_NA.F45]/[.$F$6]" office:value-type="float" office:value="30.3130459254702" calcext:value-type="float">
            <text:p>30</text:p>
          </table:table-cell>
          <table:table-cell table:formula="of:=[C_Dia_NA.G45]/[.$G$6]" office:value-type="float" office:value="168.460929306765" calcext:value-type="float">
            <text:p>168</text:p>
          </table:table-cell>
          <table:table-cell table:formula="of:=[C_Dia_NA.H45]/[.$H$6]" office:value-type="float" office:value="56.5432547660182" calcext:value-type="float">
            <text:p>57</text:p>
          </table:table-cell>
          <table:table-cell table:formula="of:=[C_Dia_NA.I45]/[.$I$6]" office:value-type="float" office:value="67.8155853523659" calcext:value-type="float">
            <text:p>68</text:p>
          </table:table-cell>
          <table:table-cell table:formula="of:=[C_Dia_NA.J45]/[.$J$6]" office:value-type="float" office:value="95.7320225655752" calcext:value-type="float">
            <text:p>96</text:p>
          </table:table-cell>
          <table:table-cell table:formula="of:=[C_Dia_NA.K45]/[.$K$6]" office:value-type="float" office:value="61.5793680570282" calcext:value-type="float">
            <text:p>62</text:p>
          </table:table-cell>
          <table:table-cell table:formula="of:=[C_Dia_NA.L45]/[.$L$6]" office:value-type="float" office:value="247.599748490782" calcext:value-type="float">
            <text:p>248</text:p>
          </table:table-cell>
          <table:table-cell table:formula="of:=[C_Dia_NA.M45]/[.$L$6]" office:value-type="float" office:value="692.301928345936" calcext:value-type="float">
            <text:p>692</text:p>
          </table:table-cell>
          <table:table-cell table:formula="of:=[C_Dia_NA.N45]/[.$N$6]" office:value-type="float" office:value="70.4512000398575" calcext:value-type="float">
            <text:p>70</text:p>
          </table:table-cell>
          <table:table-cell table:formula="of:=[C_Dia_NA.O45]/[.$O$6]" office:value-type="float" office:value="43.3627191527819" calcext:value-type="float">
            <text:p>43</text:p>
          </table:table-cell>
          <table:table-cell table:formula="of:=[C_Dia_NA.P45]/[.$P$6]" office:value-type="float" office:value="35.7764791154803" calcext:value-type="float">
            <text:p>36</text:p>
          </table:table-cell>
          <table:table-cell table:formula="of:=[C_Dia_NA.Q45]/[.$Q$6]" office:value-type="float" office:value="169.348168716653" calcext:value-type="float">
            <text:p>169</text:p>
          </table:table-cell>
          <table:table-cell/>
        </table:table-row>
        <table:table-row table:style-name="ro1">
          <table:table-cell/>
          <table:table-cell table:formula="of:=[C_Dia_NA.B46]" office:value-type="date" office:date-value="2020-03-28" calcext:value-type="date">
            <text:p>28/03</text:p>
          </table:table-cell>
          <table:table-cell table:formula="of:=[C_Dia_NA.C46]/[.$C$6]" office:value-type="float" office:value="78.2274052773819" calcext:value-type="float">
            <text:p>78</text:p>
          </table:table-cell>
          <table:table-cell table:formula="of:=[C_Dia_NA.D46]/[.$D$6]" office:value-type="float" office:value="67.2779249952731" calcext:value-type="float">
            <text:p>67</text:p>
          </table:table-cell>
          <table:table-cell table:formula="of:=[C_Dia_NA.E46]/[.$E$6]" office:value-type="float" office:value="161.49421078172" calcext:value-type="float">
            <text:p>161</text:p>
          </table:table-cell>
          <table:table-cell table:formula="of:=[C_Dia_NA.F46]/[.$F$6]" office:value-type="float" office:value="28.7629469860996" calcext:value-type="float">
            <text:p>29</text:p>
          </table:table-cell>
          <table:table-cell table:formula="of:=[C_Dia_NA.G46]/[.$G$6]" office:value-type="float" office:value="175.266999122488" calcext:value-type="float">
            <text:p>175</text:p>
          </table:table-cell>
          <table:table-cell table:formula="of:=[C_Dia_NA.H46]/[.$H$6]" office:value-type="float" office:value="68.4486604689183" calcext:value-type="float">
            <text:p>68</text:p>
          </table:table-cell>
          <table:table-cell table:formula="of:=[C_Dia_NA.I46]/[.$I$6]" office:value-type="float" office:value="67.063364695727" calcext:value-type="float">
            <text:p>67</text:p>
          </table:table-cell>
          <table:table-cell table:formula="of:=[C_Dia_NA.J46]/[.$J$6]" office:value-type="float" office:value="63.8427685308937" calcext:value-type="float">
            <text:p>64</text:p>
          </table:table-cell>
          <table:table-cell table:formula="of:=[C_Dia_NA.K46]/[.$K$6]" office:value-type="float" office:value="59.9481265190937" calcext:value-type="float">
            <text:p>60</text:p>
          </table:table-cell>
          <table:table-cell table:formula="of:=[C_Dia_NA.L46]/[.$L$6]" office:value-type="float" office:value="368.141731308662" calcext:value-type="float">
            <text:p>368</text:p>
          </table:table-cell>
          <table:table-cell table:formula="of:=[C_Dia_NA.M46]/[.$L$6]" office:value-type="float" office:value="430.041668431358" calcext:value-type="float">
            <text:p>430</text:p>
          </table:table-cell>
          <table:table-cell table:formula="of:=[C_Dia_NA.N46]/[.$N$6]" office:value-type="float" office:value="87.7720751877783" calcext:value-type="float">
            <text:p>88</text:p>
          </table:table-cell>
          <table:table-cell table:formula="of:=[C_Dia_NA.O46]/[.$O$6]" office:value-type="float" office:value="38.3512491884119" calcext:value-type="float">
            <text:p>38</text:p>
          </table:table-cell>
          <table:table-cell table:formula="of:=[C_Dia_NA.P46]/[.$P$6]" office:value-type="float" office:value="29.3249828815412" calcext:value-type="float">
            <text:p>29</text:p>
          </table:table-cell>
          <table:table-cell table:formula="of:=[C_Dia_NA.Q46]/[.$Q$6]" office:value-type="float" office:value="123.11974671038" calcext:value-type="float">
            <text:p>123</text:p>
          </table:table-cell>
          <table:table-cell/>
        </table:table-row>
        <table:table-row table:style-name="ro1">
          <table:table-cell table:style-name="ce83"/>
          <table:table-cell table:style-name="ce59" table:formula="of:=[C_Dia_NA.B47]" office:value-type="date" office:date-value="2020-03-29" calcext:value-type="date">
            <text:p>29/03</text:p>
          </table:table-cell>
          <table:table-cell table:style-name="ce91" table:formula="of:=[C_Dia_NA.C47]/[.$C$6]" office:value-type="float" office:value="49.2805309699426" calcext:value-type="float">
            <text:p>49</text:p>
          </table:table-cell>
          <table:table-cell table:style-name="ce91" table:formula="of:=[C_Dia_NA.D47]/[.$D$6]" office:value-type="float" office:value="61.0693916483938" calcext:value-type="float">
            <text:p>61</text:p>
          </table:table-cell>
          <table:table-cell table:style-name="ce91" table:formula="of:=[C_Dia_NA.E47]/[.$E$6]" office:value-type="float" office:value="148.574673919183" calcext:value-type="float">
            <text:p>149</text:p>
          </table:table-cell>
          <table:table-cell table:style-name="ce91" table:formula="of:=[C_Dia_NA.F47]/[.$F$6]" office:value-type="float" office:value="34.102176666154" calcext:value-type="float">
            <text:p>34</text:p>
          </table:table-cell>
          <table:table-cell table:style-name="ce91" table:formula="of:=[C_Dia_NA.G47]/[.$G$6]" office:value-type="float" office:value="140.166513280397" calcext:value-type="float">
            <text:p>140</text:p>
          </table:table-cell>
          <table:table-cell table:style-name="ce91" table:formula="of:=[C_Dia_NA.H47]/[.$H$6]" office:value-type="float" office:value="38.5812336930641" calcext:value-type="float">
            <text:p>39</text:p>
          </table:table-cell>
          <table:table-cell table:style-name="ce91" table:formula="of:=[C_Dia_NA.I47]/[.$I$6]" office:value-type="float" office:value="63.8808926868703" calcext:value-type="float">
            <text:p>64</text:p>
          </table:table-cell>
          <table:table-cell table:style-name="ce91" table:formula="of:=[C_Dia_NA.J47]/[.$J$6]" office:value-type="float" office:value="115.941937717026" calcext:value-type="float">
            <text:p>116</text:p>
          </table:table-cell>
          <table:table-cell table:style-name="ce91" table:formula="of:=[C_Dia_NA.K47]/[.$K$6]" office:value-type="float" office:value="40.781038448363" calcext:value-type="float">
            <text:p>41</text:p>
          </table:table-cell>
          <table:table-cell table:style-name="ce91" table:formula="of:=[C_Dia_NA.L47]/[.$L$6]" office:value-type="float" office:value="193.844539936862" calcext:value-type="float">
            <text:p>194</text:p>
          </table:table-cell>
          <table:table-cell table:style-name="ce91" table:formula="of:=[C_Dia_NA.M47]/[.$L$6]" office:value-type="float" office:value="418.639048435072" calcext:value-type="float">
            <text:p>419</text:p>
          </table:table-cell>
          <table:table-cell table:style-name="ce91" table:formula="of:=[C_Dia_NA.N47]/[.$N$6]" office:value-type="float" office:value="77.0681635795126" calcext:value-type="float">
            <text:p>77</text:p>
          </table:table-cell>
          <table:table-cell table:style-name="ce91" table:formula="of:=[C_Dia_NA.O47]/[.$O$6]" office:value-type="float" office:value="37.5410115295018" calcext:value-type="float">
            <text:p>38</text:p>
          </table:table-cell>
          <table:table-cell table:style-name="ce91" table:formula="of:=[C_Dia_NA.P47]/[.$P$6]" office:value-type="float" office:value="27.4677339657103" calcext:value-type="float">
            <text:p>27</text:p>
          </table:table-cell>
          <table:table-cell table:style-name="ce91" table:formula="of:=[C_Dia_NA.Q47]/[.$Q$6]" office:value-type="float" office:value="131.429159273533" calcext:value-type="float">
            <text:p>131</text:p>
          </table:table-cell>
          <table:table-cell/>
        </table:table-row>
        <table:table-row table:style-name="ro1">
          <table:table-cell table:style-name="ce86" table:formula="of:=[C_Dia_NA.A48]" office:value-type="string" office:string-value="L" calcext:value-type="string">
            <text:p>L</text:p>
          </table:table-cell>
          <table:table-cell table:formula="of:=[C_Dia_NA.B48]" office:value-type="date" office:date-value="2020-03-30" calcext:value-type="date">
            <text:p>30/03</text:p>
          </table:table-cell>
          <table:table-cell table:formula="of:=[C_Dia_NA.C48]/[.$C$6]" office:value-type="float" office:value="59.0496349654975" calcext:value-type="float">
            <text:p>59</text:p>
          </table:table-cell>
          <table:table-cell table:formula="of:=[C_Dia_NA.D48]/[.$D$6]" office:value-type="float" office:value="94.9341189950078" calcext:value-type="float">
            <text:p>95</text:p>
          </table:table-cell>
          <table:table-cell table:formula="of:=[C_Dia_NA.E48]/[.$E$6]" office:value-type="float" office:value="92.7937005734965" calcext:value-type="float">
            <text:p>93</text:p>
          </table:table-cell>
          <table:table-cell table:formula="of:=[C_Dia_NA.F48]/[.$F$6]" office:value-type="float" office:value="32.8965441577546" calcext:value-type="float">
            <text:p>33</text:p>
          </table:table-cell>
          <table:table-cell table:formula="of:=[C_Dia_NA.G48]/[.$G$6]" office:value-type="float" office:value="136.934700254693" calcext:value-type="float">
            <text:p>137</text:p>
          </table:table-cell>
          <table:table-cell table:formula="of:=[C_Dia_NA.H48]/[.$H$6]" office:value-type="float" office:value="64.9601687729314" calcext:value-type="float">
            <text:p>65</text:p>
          </table:table-cell>
          <table:table-cell table:formula="of:=[C_Dia_NA.I48]/[.$I$6]" office:value-type="float" office:value="51.1510046514432" calcext:value-type="float">
            <text:p>51</text:p>
          </table:table-cell>
          <table:table-cell table:formula="of:=[C_Dia_NA.J48]/[.$J$6]" office:value-type="float" office:value="65.0637172999798" calcext:value-type="float">
            <text:p>65</text:p>
          </table:table-cell>
          <table:table-cell table:formula="of:=[C_Dia_NA.K48]/[.$K$6]" office:value-type="float" office:value="60.1520317113355" calcext:value-type="float">
            <text:p>60</text:p>
          </table:table-cell>
          <table:table-cell table:formula="of:=[C_Dia_NA.L48]/[.$L$6]" office:value-type="float" office:value="61.8999371226955" calcext:value-type="float">
            <text:p>62</text:p>
          </table:table-cell>
          <table:table-cell table:formula="of:=[C_Dia_NA.M48]/[.$L$6]" office:value-type="float" office:value="201.989268505638" calcext:value-type="float">
            <text:p>202</text:p>
          </table:table-cell>
          <table:table-cell table:formula="of:=[C_Dia_NA.N48]/[.$N$6]" office:value-type="float" office:value="43.3994961571498" calcext:value-type="float">
            <text:p>43</text:p>
          </table:table-cell>
          <table:table-cell table:formula="of:=[C_Dia_NA.O48]/[.$O$6]" office:value-type="float" office:value="39.9867289073231" calcext:value-type="float">
            <text:p>40</text:p>
          </table:table-cell>
          <table:table-cell table:formula="of:=[C_Dia_NA.P48]/[.$P$6]" office:value-type="float" office:value="40.5662263194654" calcext:value-type="float">
            <text:p>41</text:p>
          </table:table-cell>
          <table:table-cell table:formula="of:=[C_Dia_NA.Q48]/[.$Q$6]" office:value-type="float" office:value="133.301702949736" calcext:value-type="float">
            <text:p>133</text:p>
          </table:table-cell>
          <table:table-cell/>
        </table:table-row>
        <table:table-row table:style-name="ro1">
          <table:table-cell/>
          <table:table-cell table:formula="of:=[C_Dia_NA.B49]" office:value-type="date" office:date-value="2020-03-31" calcext:value-type="date">
            <text:p>31/03</text:p>
          </table:table-cell>
          <table:table-cell table:formula="of:=[C_Dia_NA.C49]/[.$C$6]" office:value-type="float" office:value="57.3593065387857" calcext:value-type="float">
            <text:p>57</text:p>
          </table:table-cell>
          <table:table-cell table:formula="of:=[C_Dia_NA.D49]/[.$D$6]" office:value-type="float" office:value="67.3908074197618" calcext:value-type="float">
            <text:p>67</text:p>
          </table:table-cell>
          <table:table-cell table:formula="of:=[C_Dia_NA.E49]/[.$E$6]" office:value-type="float" office:value="76.4696911593442" calcext:value-type="float">
            <text:p>76</text:p>
          </table:table-cell>
          <table:table-cell table:formula="of:=[C_Dia_NA.F49]/[.$F$6]" office:value-type="float" office:value="48.9142331979178" calcext:value-type="float">
            <text:p>49</text:p>
          </table:table-cell>
          <table:table-cell table:formula="of:=[C_Dia_NA.G49]/[.$G$6]" office:value-type="float" office:value="197.376024655951" calcext:value-type="float">
            <text:p>197</text:p>
          </table:table-cell>
          <table:table-cell table:formula="of:=[C_Dia_NA.H49]/[.$H$6]" office:value-type="float" office:value="112.492723711443" calcext:value-type="float">
            <text:p>112</text:p>
          </table:table-cell>
          <table:table-cell table:formula="of:=[C_Dia_NA.I49]/[.$I$6]" office:value-type="float" office:value="48.8943426815266" calcext:value-type="float">
            <text:p>49</text:p>
          </table:table-cell>
          <table:table-cell table:formula="of:=[C_Dia_NA.J49]/[.$J$6]" office:value-type="float" office:value="65.1119126461279" calcext:value-type="float">
            <text:p>65</text:p>
          </table:table-cell>
          <table:table-cell table:formula="of:=[C_Dia_NA.K49]/[.$K$6]" office:value-type="float" office:value="66.26918747859" calcext:value-type="float">
            <text:p>66</text:p>
          </table:table-cell>
          <table:table-cell table:formula="of:=[C_Dia_NA.L49]/[.$L$6]" office:value-type="float" office:value="309.499685613477" calcext:value-type="float">
            <text:p>309</text:p>
          </table:table-cell>
          <table:table-cell table:formula="of:=[C_Dia_NA.M49]/[.$L$6]" office:value-type="float" office:value="359.997002739887" calcext:value-type="float">
            <text:p>360</text:p>
          </table:table-cell>
          <table:table-cell table:formula="of:=[C_Dia_NA.N49]/[.$N$6]" office:value-type="float" office:value="100.714077405045" calcext:value-type="float">
            <text:p>101</text:p>
          </table:table-cell>
          <table:table-cell table:formula="of:=[C_Dia_NA.O49]/[.$O$6]" office:value-type="float" office:value="48.764303545516" calcext:value-type="float">
            <text:p>49</text:p>
          </table:table-cell>
          <table:table-cell table:formula="of:=[C_Dia_NA.P49]/[.$P$6]" office:value-type="float" office:value="46.4312228957736" calcext:value-type="float">
            <text:p>46</text:p>
          </table:table-cell>
          <table:table-cell table:formula="of:=[C_Dia_NA.Q49]/[.$Q$6]" office:value-type="float" office:value="82.0408198136655" calcext:value-type="float">
            <text:p>82</text:p>
          </table:table-cell>
          <table:table-cell/>
        </table:table-row>
        <table:table-row table:style-name="ro1">
          <table:table-cell/>
          <table:table-cell table:formula="of:=[C_Dia_NA.B50]" office:value-type="date" office:date-value="2020-04-01" calcext:value-type="date">
            <text:p>01/04</text:p>
          </table:table-cell>
          <table:table-cell table:formula="of:=[C_Dia_NA.C50]/[.$C$6]" office:value-type="float" office:value="67.774712579848" calcext:value-type="float">
            <text:p>68</text:p>
          </table:table-cell>
          <table:table-cell table:formula="of:=[C_Dia_NA.D50]/[.$D$6]" office:value-type="float" office:value="57.3442716402663" calcext:value-type="float">
            <text:p>57</text:p>
          </table:table-cell>
          <table:table-cell table:formula="of:=[C_Dia_NA.E50]/[.$E$6]" office:value-type="float" office:value="103.792765740252" calcext:value-type="float">
            <text:p>104</text:p>
          </table:table-cell>
          <table:table-cell table:formula="of:=[C_Dia_NA.F50]/[.$F$6]" office:value-type="float" office:value="43.2305370868922" calcext:value-type="float">
            <text:p>43</text:p>
          </table:table-cell>
          <table:table-cell table:formula="of:=[C_Dia_NA.G50]/[.$G$6]" office:value-type="float" office:value="165.207713545791" calcext:value-type="float">
            <text:p>165</text:p>
          </table:table-cell>
          <table:table-cell table:formula="of:=[C_Dia_NA.H50]/[.$H$6]" office:value-type="float" office:value="72.1598218476278" calcext:value-type="float">
            <text:p>72</text:p>
          </table:table-cell>
          <table:table-cell table:formula="of:=[C_Dia_NA.I50]/[.$I$6]" office:value-type="float" office:value="58.9625268550007" calcext:value-type="float">
            <text:p>59</text:p>
          </table:table-cell>
          <table:table-cell table:formula="of:=[C_Dia_NA.J50]/[.$J$6]" office:value-type="float" office:value="76.8233817601243" calcext:value-type="float">
            <text:p>77</text:p>
          </table:table-cell>
          <table:table-cell table:formula="of:=[C_Dia_NA.K50]/[.$K$6]" office:value-type="float" office:value="43.2279007552648" calcext:value-type="float">
            <text:p>43</text:p>
          </table:table-cell>
          <table:table-cell table:formula="of:=[C_Dia_NA.L50]/[.$L$6]" office:value-type="float" office:value="229.681345639475" calcext:value-type="float">
            <text:p>230</text:p>
          </table:table-cell>
          <table:table-cell table:formula="of:=[C_Dia_NA.M50]/[.$L$6]" office:value-type="float" office:value="338.82070846107" calcext:value-type="float">
            <text:p>339</text:p>
          </table:table-cell>
          <table:table-cell table:formula="of:=[C_Dia_NA.N50]/[.$N$6]" office:value-type="float" office:value="78.6250961770785" calcext:value-type="float">
            <text:p>79</text:p>
          </table:table-cell>
          <table:table-cell table:formula="of:=[C_Dia_NA.O50]/[.$O$6]" office:value-type="float" office:value="68.5250997822681" calcext:value-type="float">
            <text:p>69</text:p>
          </table:table-cell>
          <table:table-cell table:formula="of:=[C_Dia_NA.P50]/[.$P$6]" office:value-type="float" office:value="47.5064722680968" calcext:value-type="float">
            <text:p>48</text:p>
          </table:table-cell>
          <table:table-cell table:formula="of:=[C_Dia_NA.Q50]/[.$Q$6]" office:value-type="float" office:value="112.703722511498" calcext:value-type="float">
            <text:p>113</text:p>
          </table:table-cell>
          <table:table-cell/>
        </table:table-row>
        <table:table-row table:style-name="ro1">
          <table:table-cell/>
          <table:table-cell table:formula="of:=[C_Dia_NA.B51]" office:value-type="date" office:date-value="2020-04-02" calcext:value-type="date">
            <text:p>02/04</text:p>
          </table:table-cell>
          <table:table-cell table:formula="of:=[C_Dia_NA.C51]/[.$C$6]" office:value-type="float" office:value="76.512219079689" calcext:value-type="float">
            <text:p>77</text:p>
          </table:table-cell>
          <table:table-cell table:formula="of:=[C_Dia_NA.D51]/[.$D$6]" office:value-type="float" office:value="54.7479758770259" calcext:value-type="float">
            <text:p>55</text:p>
          </table:table-cell>
          <table:table-cell table:formula="of:=[C_Dia_NA.E51]/[.$E$6]" office:value-type="float" office:value="120.815128498325" calcext:value-type="float">
            <text:p>121</text:p>
          </table:table-cell>
          <table:table-cell table:formula="of:=[C_Dia_NA.F51]/[.$F$6]" office:value-type="float" office:value="48.7419999824322" calcext:value-type="float">
            <text:p>49</text:p>
          </table:table-cell>
          <table:table-cell table:formula="of:=[C_Dia_NA.G51]/[.$G$6]" office:value-type="float" office:value="173.404961154035" calcext:value-type="float">
            <text:p>173</text:p>
          </table:table-cell>
          <table:table-cell table:formula="of:=[C_Dia_NA.H51]/[.$H$6]" office:value-type="float" office:value="31.4112699093973" calcext:value-type="float">
            <text:p>31</text:p>
          </table:table-cell>
          <table:table-cell table:formula="of:=[C_Dia_NA.I51]/[.$I$6]" office:value-type="float" office:value="62.6657670107613" calcext:value-type="float">
            <text:p>63</text:p>
          </table:table-cell>
          <table:table-cell table:formula="of:=[C_Dia_NA.J51]/[.$J$6]" office:value-type="float" office:value="74.9919586064952" calcext:value-type="float">
            <text:p>75</text:p>
          </table:table-cell>
          <table:table-cell table:formula="of:=[C_Dia_NA.K51]/[.$K$6]" office:value-type="float" office:value="81.9698872812097" calcext:value-type="float">
            <text:p>82</text:p>
          </table:table-cell>
          <table:table-cell table:formula="of:=[C_Dia_NA.L51]/[.$L$6]" office:value-type="float" office:value="273.662879910864" calcext:value-type="float">
            <text:p>274</text:p>
          </table:table-cell>
          <table:table-cell table:formula="of:=[C_Dia_NA.M51]/[.$L$6]" office:value-type="float" office:value="456.10479985144" calcext:value-type="float">
            <text:p>456</text:p>
          </table:table-cell>
          <table:table-cell table:formula="of:=[C_Dia_NA.N51]/[.$N$6]" office:value-type="float" office:value="76.1923889933818" calcext:value-type="float">
            <text:p>76</text:p>
          </table:table-cell>
          <table:table-cell table:formula="of:=[C_Dia_NA.O51]/[.$O$6]" office:value-type="float" office:value="67.8499017331764" calcext:value-type="float">
            <text:p>68</text:p>
          </table:table-cell>
          <table:table-cell table:formula="of:=[C_Dia_NA.P51]/[.$P$6]" office:value-type="float" office:value="54.1534683879128" calcext:value-type="float">
            <text:p>54</text:p>
          </table:table-cell>
          <table:table-cell table:formula="of:=[C_Dia_NA.Q51]/[.$Q$6]" office:value-type="float" office:value="132.014329172346" calcext:value-type="float">
            <text:p>132</text:p>
          </table:table-cell>
          <table:table-cell/>
        </table:table-row>
        <table:table-row table:style-name="ro1">
          <table:table-cell/>
          <table:table-cell table:formula="of:=[C_Dia_NA.B52]" office:value-type="date" office:date-value="2020-04-03" calcext:value-type="date">
            <text:p>03/04</text:p>
          </table:table-cell>
          <table:table-cell table:formula="of:=[C_Dia_NA.C52]/[.$C$6]" office:value-type="float" office:value="76.7359390185185" calcext:value-type="float">
            <text:p>77</text:p>
          </table:table-cell>
          <table:table-cell table:formula="of:=[C_Dia_NA.D52]/[.$D$6]" office:value-type="float" office:value="46.9590885873047" calcext:value-type="float">
            <text:p>47</text:p>
          </table:table-cell>
          <table:table-cell table:formula="of:=[C_Dia_NA.E52]/[.$E$6]" office:value-type="float" office:value="124.132306881949" calcext:value-type="float">
            <text:p>124</text:p>
          </table:table-cell>
          <table:table-cell table:formula="of:=[C_Dia_NA.F52]/[.$F$6]" office:value-type="float" office:value="64.2429893761386" calcext:value-type="float">
            <text:p>64</text:p>
          </table:table-cell>
          <table:table-cell table:formula="of:=[C_Dia_NA.G52]/[.$G$6]" office:value-type="float" office:value="159.921237934208" calcext:value-type="float">
            <text:p>160</text:p>
          </table:table-cell>
          <table:table-cell table:formula="of:=[C_Dia_NA.H52]/[.$H$6]" office:value-type="float" office:value="77.6820299791476" calcext:value-type="float">
            <text:p>78</text:p>
          </table:table-cell>
          <table:table-cell table:formula="of:=[C_Dia_NA.I52]/[.$I$6]" office:value-type="float" office:value="59.3675687470371" calcext:value-type="float">
            <text:p>59</text:p>
          </table:table-cell>
          <table:table-cell table:formula="of:=[C_Dia_NA.J52]/[.$J$6]" office:value-type="float" office:value="73.6585540297302" calcext:value-type="float">
            <text:p>74</text:p>
          </table:table-cell>
          <table:table-cell table:formula="of:=[C_Dia_NA.K52]/[.$K$6]" office:value-type="float" office:value="86.4558015105297" calcext:value-type="float">
            <text:p>86</text:p>
          </table:table-cell>
          <table:table-cell table:formula="of:=[C_Dia_NA.L52]/[.$L$6]" office:value-type="float" office:value="203.618214219393" calcext:value-type="float">
            <text:p>204</text:p>
          </table:table-cell>
          <table:table-cell table:formula="of:=[C_Dia_NA.M52]/[.$L$6]" office:value-type="float" office:value="444.702179855154" calcext:value-type="float">
            <text:p>445</text:p>
          </table:table-cell>
          <table:table-cell table:formula="of:=[C_Dia_NA.N52]/[.$N$6]" office:value-type="float" office:value="82.9066608203848" calcext:value-type="float">
            <text:p>83</text:p>
          </table:table-cell>
          <table:table-cell table:formula="of:=[C_Dia_NA.O52]/[.$O$6]" office:value-type="float" office:value="70.1005618968156" calcext:value-type="float">
            <text:p>70</text:p>
          </table:table-cell>
          <table:table-cell table:formula="of:=[C_Dia_NA.P52]/[.$P$6]" office:value-type="float" office:value="58.747715706021" calcext:value-type="float">
            <text:p>59</text:p>
          </table:table-cell>
          <table:table-cell table:formula="of:=[C_Dia_NA.Q52]/[.$Q$6]" office:value-type="float" office:value="121.247203034176" calcext:value-type="float">
            <text:p>121</text:p>
          </table:table-cell>
          <table:table-cell/>
        </table:table-row>
        <table:table-row table:style-name="ro1">
          <table:table-cell/>
          <table:table-cell table:formula="of:=[C_Dia_NA.B53]" office:value-type="date" office:date-value="2020-04-04" calcext:value-type="date">
            <text:p>04/04</text:p>
          </table:table-cell>
          <table:table-cell table:formula="of:=[C_Dia_NA.C53]/[.$C$6]" office:value-type="float" office:value="75.59248155339" calcext:value-type="float">
            <text:p>76</text:p>
          </table:table-cell>
          <table:table-cell table:formula="of:=[C_Dia_NA.D53]/[.$D$6]" office:value-type="float" office:value="31.8328437058171" calcext:value-type="float">
            <text:p>32</text:p>
          </table:table-cell>
          <table:table-cell table:formula="of:=[C_Dia_NA.E53]/[.$E$6]" office:value-type="float" office:value="144.995613031588" calcext:value-type="float">
            <text:p>145</text:p>
          </table:table-cell>
          <table:table-cell table:formula="of:=[C_Dia_NA.F53]/[.$F$6]" office:value-type="float" office:value="55.4590953863716" calcext:value-type="float">
            <text:p>55</text:p>
          </table:table-cell>
          <table:table-cell table:formula="of:=[C_Dia_NA.G53]/[.$G$6]" office:value-type="float" office:value="150.375618003981" calcext:value-type="float">
            <text:p>150</text:p>
          </table:table-cell>
          <table:table-cell table:formula="of:=[C_Dia_NA.H53]/[.$H$6]" office:value-type="float" office:value="63.342102411814" calcext:value-type="float">
            <text:p>63</text:p>
          </table:table-cell>
          <table:table-cell table:formula="of:=[C_Dia_NA.I53]/[.$I$6]" office:value-type="float" office:value="52.3082672001184" calcext:value-type="float">
            <text:p>52</text:p>
          </table:table-cell>
          <table:table-cell table:formula="of:=[C_Dia_NA.J53]/[.$J$6]" office:value-type="float" office:value="77.1928794139266" calcext:value-type="float">
            <text:p>77</text:p>
          </table:table-cell>
          <table:table-cell table:formula="of:=[C_Dia_NA.K53]/[.$K$6]" office:value-type="float" office:value="67.4926186320409" calcext:value-type="float">
            <text:p>67</text:p>
          </table:table-cell>
          <table:table-cell table:formula="of:=[C_Dia_NA.L53]/[.$L$6]" office:value-type="float" office:value="190.586648509352" calcext:value-type="float">
            <text:p>191</text:p>
          </table:table-cell>
          <table:table-cell table:formula="of:=[C_Dia_NA.M53]/[.$L$6]" office:value-type="float" office:value="491.941605554053" calcext:value-type="float">
            <text:p>492</text:p>
          </table:table-cell>
          <table:table-cell table:formula="of:=[C_Dia_NA.N53]/[.$N$6]" office:value-type="float" office:value="62.0826873279407" calcext:value-type="float">
            <text:p>62</text:p>
          </table:table-cell>
          <table:table-cell table:formula="of:=[C_Dia_NA.O53]/[.$O$6]" office:value-type="float" office:value="60.017604363712" calcext:value-type="float">
            <text:p>60</text:p>
          </table:table-cell>
          <table:table-cell table:formula="of:=[C_Dia_NA.P53]/[.$P$6]" office:value-type="float" office:value="34.8967296290341" calcext:value-type="float">
            <text:p>35</text:p>
          </table:table-cell>
          <table:table-cell table:formula="of:=[C_Dia_NA.Q53]/[.$Q$6]" office:value-type="float" office:value="114.10813026865" calcext:value-type="float">
            <text:p>114</text:p>
          </table:table-cell>
          <table:table-cell/>
        </table:table-row>
        <table:table-row table:style-name="ro1">
          <table:table-cell/>
          <table:table-cell table:formula="of:=[C_Dia_NA.B54]" office:value-type="date" office:date-value="2020-04-05" calcext:value-type="date">
            <text:p>05/04</text:p>
          </table:table-cell>
          <table:table-cell table:formula="of:=[C_Dia_NA.C54]/[.$C$6]" office:value-type="float" office:value="73.7778642717729" calcext:value-type="float">
            <text:p>74</text:p>
          </table:table-cell>
          <table:table-cell table:formula="of:=[C_Dia_NA.D54]/[.$D$6]" office:value-type="float" office:value="27.3175467262686" calcext:value-type="float">
            <text:p>27</text:p>
          </table:table-cell>
          <table:table-cell table:formula="of:=[C_Dia_NA.E54]/[.$E$6]" office:value-type="float" office:value="109.99065166755" calcext:value-type="float">
            <text:p>110</text:p>
          </table:table-cell>
          <table:table-cell table:formula="of:=[C_Dia_NA.F54]/[.$F$6]" office:value-type="float" office:value="50.4643321372885" calcext:value-type="float">
            <text:p>50</text:p>
          </table:table-cell>
          <table:table-cell table:formula="of:=[C_Dia_NA.G54]/[.$G$6]" office:value-type="float" office:value="128.908674528605" calcext:value-type="float">
            <text:p>129</text:p>
          </table:table-cell>
          <table:table-cell table:formula="of:=[C_Dia_NA.H54]/[.$H$6]" office:value-type="float" office:value="27.8040210492917" calcext:value-type="float">
            <text:p>28</text:p>
          </table:table-cell>
          <table:table-cell table:formula="of:=[C_Dia_NA.I54]/[.$I$6]" office:value-type="float" office:value="70.8244679789214" calcext:value-type="float">
            <text:p>71</text:p>
          </table:table-cell>
          <table:table-cell table:formula="of:=[C_Dia_NA.J54]/[.$J$6]" office:value-type="float" office:value="69.3370379917809" calcext:value-type="float">
            <text:p>69</text:p>
          </table:table-cell>
          <table:table-cell table:formula="of:=[C_Dia_NA.K54]/[.$K$6]" office:value-type="float" office:value="79.523024974308" calcext:value-type="float">
            <text:p>80</text:p>
          </table:table-cell>
          <table:table-cell table:formula="of:=[C_Dia_NA.L54]/[.$L$6]" office:value-type="float" office:value="122.170928531636" calcext:value-type="float">
            <text:p>122</text:p>
          </table:table-cell>
          <table:table-cell table:formula="of:=[C_Dia_NA.M54]/[.$L$6]" office:value-type="float" office:value="211.762942788169" calcext:value-type="float">
            <text:p>212</text:p>
          </table:table-cell>
          <table:table-cell table:formula="of:=[C_Dia_NA.N54]/[.$N$6]" office:value-type="float" office:value="73.3704486602936" calcext:value-type="float">
            <text:p>73</text:p>
          </table:table-cell>
          <table:table-cell table:formula="of:=[C_Dia_NA.O54]/[.$O$6]" office:value-type="float" office:value="93.0122823626626" calcext:value-type="float">
            <text:p>93</text:p>
          </table:table-cell>
          <table:table-cell table:formula="of:=[C_Dia_NA.P54]/[.$P$6]" office:value-type="float" office:value="33.2349805990801" calcext:value-type="float">
            <text:p>33</text:p>
          </table:table-cell>
          <table:table-cell table:formula="of:=[C_Dia_NA.Q54]/[.$Q$6]" office:value-type="float" office:value="96.2019313649544" calcext:value-type="float">
            <text:p>96</text:p>
          </table:table-cell>
          <table:table-cell/>
        </table:table-row>
        <table:table-row table:style-name="ro1">
          <table:table-cell table:style-name="ce80" table:formula="of:=[C_Dia_NA.A55]" office:value-type="string" office:string-value="L" calcext:value-type="string">
            <text:p>L</text:p>
          </table:table-cell>
          <table:table-cell table:style-name="ce57" table:formula="of:=[C_Dia_NA.B55]" office:value-type="date" office:date-value="2020-04-06" calcext:value-type="date">
            <text:p>06/04</text:p>
          </table:table-cell>
          <table:table-cell table:style-name="ce92" table:formula="of:=[C_Dia_NA.C55]/[.$C$6]" office:value-type="float" office:value="45.7010119486707" calcext:value-type="float">
            <text:p>46</text:p>
          </table:table-cell>
          <table:table-cell table:style-name="ce92" table:formula="of:=[C_Dia_NA.D55]/[.$D$6]" office:value-type="float" office:value="33.7518449221252" calcext:value-type="float">
            <text:p>34</text:p>
          </table:table-cell>
          <table:table-cell table:style-name="ce92" table:formula="of:=[C_Dia_NA.E55]/[.$E$6]" office:value-type="float" office:value="98.0313506529036" calcext:value-type="float">
            <text:p>98</text:p>
          </table:table-cell>
          <table:table-cell table:style-name="ce92" table:formula="of:=[C_Dia_NA.F55]/[.$F$6]" office:value-type="float" office:value="54.0812296624866" calcext:value-type="float">
            <text:p>54</text:p>
          </table:table-cell>
          <table:table-cell table:style-name="ce92" table:formula="of:=[C_Dia_NA.G55]/[.$G$6]" office:value-type="float" office:value="91.4538878068617" calcext:value-type="float">
            <text:p>91</text:p>
          </table:table-cell>
          <table:table-cell table:style-name="ce92" table:formula="of:=[C_Dia_NA.H55]/[.$H$6]" office:value-type="float" office:value="58.0722532540465" calcext:value-type="float">
            <text:p>58</text:p>
          </table:table-cell>
          <table:table-cell table:style-name="ce92" table:formula="of:=[C_Dia_NA.I55]/[.$I$6]" office:value-type="float" office:value="55.0856973169389" calcext:value-type="float">
            <text:p>55</text:p>
          </table:table-cell>
          <table:table-cell table:style-name="ce92" table:formula="of:=[C_Dia_NA.J55]/[.$J$6]" office:value-type="float" office:value="57.8183502623771" calcext:value-type="float">
            <text:p>58</text:p>
          </table:table-cell>
          <table:table-cell table:style-name="ce92" table:formula="of:=[C_Dia_NA.K55]/[.$K$6]" office:value-type="float" office:value="75.4449211294717" calcext:value-type="float">
            <text:p>75</text:p>
          </table:table-cell>
          <table:table-cell table:style-name="ce92" table:formula="of:=[C_Dia_NA.L55]/[.$L$6]" office:value-type="float" office:value="63.5288828364506" calcext:value-type="float">
            <text:p>64</text:p>
          </table:table-cell>
          <table:table-cell table:style-name="ce92" table:formula="of:=[C_Dia_NA.M55]/[.$L$6]" office:value-type="float" office:value="187.328757081842" calcext:value-type="float">
            <text:p>187</text:p>
          </table:table-cell>
          <table:table-cell table:style-name="ce92" table:formula="of:=[C_Dia_NA.N55]/[.$N$6]" office:value-type="float" office:value="43.983345881237" calcext:value-type="float">
            <text:p>44</text:p>
          </table:table-cell>
          <table:table-cell table:style-name="ce92" table:formula="of:=[C_Dia_NA.O55]/[.$O$6]" office:value-type="float" office:value="62.1632337197147" calcext:value-type="float">
            <text:p>62</text:p>
          </table:table-cell>
          <table:table-cell table:style-name="ce92" table:formula="of:=[C_Dia_NA.P55]/[.$P$6]" office:value-type="float" office:value="38.0247278030651" calcext:value-type="float">
            <text:p>38</text:p>
          </table:table-cell>
          <table:table-cell table:style-name="ce92" table:formula="of:=[C_Dia_NA.Q55]/[.$Q$6]" office:value-type="float" office:value="65.1879267278341" calcext:value-type="float">
            <text:p>65</text:p>
          </table:table-cell>
          <table:table-cell/>
        </table:table-row>
        <table:table-row table:style-name="ro1">
          <table:table-cell/>
          <table:table-cell table:formula="of:=[C_Dia_NA.B56]" office:value-type="date" office:date-value="2020-04-07" calcext:value-type="date">
            <text:p>07/04</text:p>
          </table:table-cell>
          <table:table-cell table:formula="of:=[C_Dia_NA.C56]/[.$C$6]" office:value-type="float" office:value="47.6523469706835" calcext:value-type="float">
            <text:p>48</text:p>
          </table:table-cell>
          <table:table-cell table:formula="of:=[C_Dia_NA.D56]/[.$D$6]" office:value-type="float" office:value="35.3321988649672" calcext:value-type="float">
            <text:p>35</text:p>
          </table:table-cell>
          <table:table-cell table:formula="of:=[C_Dia_NA.E56]/[.$E$6]" office:value-type="float" office:value="120.465951826364" calcext:value-type="float">
            <text:p>120</text:p>
          </table:table-cell>
          <table:table-cell table:formula="of:=[C_Dia_NA.F56]/[.$F$6]" office:value-type="float" office:value="67.3431872548798" calcext:value-type="float">
            <text:p>67</text:p>
          </table:table-cell>
          <table:table-cell table:formula="of:=[C_Dia_NA.G56]/[.$G$6]" office:value-type="float" office:value="117.244183806691" calcext:value-type="float">
            <text:p>117</text:p>
          </table:table-cell>
          <table:table-cell table:formula="of:=[C_Dia_NA.H56]/[.$H$6]" office:value-type="float" office:value="56.0682261095434" calcext:value-type="float">
            <text:p>56</text:p>
          </table:table-cell>
          <table:table-cell table:formula="of:=[C_Dia_NA.I56]/[.$I$6]" office:value-type="float" office:value="44.959650016031" calcext:value-type="float">
            <text:p>45</text:p>
          </table:table-cell>
          <table:table-cell table:formula="of:=[C_Dia_NA.J56]/[.$J$6]" office:value-type="float" office:value="48.8218856480589" calcext:value-type="float">
            <text:p>49</text:p>
          </table:table-cell>
          <table:table-cell table:formula="of:=[C_Dia_NA.K56]/[.$K$6]" office:value-type="float" office:value="70.3472913234263" calcext:value-type="float">
            <text:p>70</text:p>
          </table:table-cell>
          <table:table-cell table:formula="of:=[C_Dia_NA.L56]/[.$L$6]" office:value-type="float" office:value="206.876105646903" calcext:value-type="float">
            <text:p>207</text:p>
          </table:table-cell>
          <table:table-cell table:formula="of:=[C_Dia_NA.M56]/[.$L$6]" office:value-type="float" office:value="175.926137085556" calcext:value-type="float">
            <text:p>176</text:p>
          </table:table-cell>
          <table:table-cell table:formula="of:=[C_Dia_NA.N56]/[.$N$6]" office:value-type="float" office:value="69.283500591683" calcext:value-type="float">
            <text:p>69</text:p>
          </table:table-cell>
          <table:table-cell table:formula="of:=[C_Dia_NA.O56]/[.$O$6]" office:value-type="float" office:value="58.337111441528" calcext:value-type="float">
            <text:p>58</text:p>
          </table:table-cell>
          <table:table-cell table:formula="of:=[C_Dia_NA.P56]/[.$P$6]" office:value-type="float" office:value="72.1394578885915" calcext:value-type="float">
            <text:p>72</text:p>
          </table:table-cell>
          <table:table-cell table:formula="of:=[C_Dia_NA.Q56]/[.$Q$6]" office:value-type="float" office:value="69.7522519385801" calcext:value-type="float">
            <text:p>70</text:p>
          </table:table-cell>
          <table:table-cell/>
        </table:table-row>
        <table:table-row table:style-name="ro1">
          <table:table-cell/>
          <table:table-cell table:formula="of:=[C_Dia_NA.B57]" office:value-type="date" office:date-value="2020-04-08" calcext:value-type="date">
            <text:p>08/04</text:p>
          </table:table-cell>
          <table:table-cell table:formula="of:=[C_Dia_NA.C57]/[.$C$6]" office:value-type="float" office:value="49.7528286185827" calcext:value-type="float">
            <text:p>50</text:p>
          </table:table-cell>
          <table:table-cell table:formula="of:=[C_Dia_NA.D57]/[.$D$6]" office:value-type="float" office:value="37.5898473547415" calcext:value-type="float">
            <text:p>38</text:p>
          </table:table-cell>
          <table:table-cell table:formula="of:=[C_Dia_NA.E57]/[.$E$6]" office:value-type="float" office:value="105.538649100054" calcext:value-type="float">
            <text:p>106</text:p>
          </table:table-cell>
          <table:table-cell table:formula="of:=[C_Dia_NA.F57]/[.$F$6]" office:value-type="float" office:value="57.0091943257423" calcext:value-type="float">
            <text:p>57</text:p>
          </table:table-cell>
          <table:table-cell table:formula="of:=[C_Dia_NA.G57]/[.$G$6]" office:value-type="float" office:value="132.268903965927" calcext:value-type="float">
            <text:p>132</text:p>
          </table:table-cell>
          <table:table-cell table:formula="of:=[C_Dia_NA.H57]/[.$H$6]" office:value-type="float" office:value="57.6120692430865" calcext:value-type="float">
            <text:p>58</text:p>
          </table:table-cell>
          <table:table-cell table:formula="of:=[C_Dia_NA.I57]/[.$I$6]" office:value-type="float" office:value="56.0693704833128" calcext:value-type="float">
            <text:p>56</text:p>
          </table:table-cell>
          <table:table-cell table:formula="of:=[C_Dia_NA.J57]/[.$J$6]" office:value-type="float" office:value="61.6257826080796" calcext:value-type="float">
            <text:p>62</text:p>
          </table:table-cell>
          <table:table-cell table:formula="of:=[C_Dia_NA.K57]/[.$K$6]" office:value-type="float" office:value="74.4253951682626" calcext:value-type="float">
            <text:p>74</text:p>
          </table:table-cell>
          <table:table-cell table:formula="of:=[C_Dia_NA.L57]/[.$L$6]" office:value-type="float" office:value="104.252525680329" calcext:value-type="float">
            <text:p>104</text:p>
          </table:table-cell>
          <table:table-cell table:formula="of:=[C_Dia_NA.M57]/[.$L$6]" office:value-type="float" office:value="239.455019922006" calcext:value-type="float">
            <text:p>239</text:p>
          </table:table-cell>
          <table:table-cell table:formula="of:=[C_Dia_NA.N57]/[.$N$6]" office:value-type="float" office:value="68.0184928561607" calcext:value-type="float">
            <text:p>68</text:p>
          </table:table-cell>
          <table:table-cell table:formula="of:=[C_Dia_NA.O57]/[.$O$6]" office:value-type="float" office:value="88.0008123982926" calcext:value-type="float">
            <text:p>88</text:p>
          </table:table-cell>
          <table:table-cell table:formula="of:=[C_Dia_NA.P57]/[.$P$6]" office:value-type="float" office:value="64.0262126246984" calcext:value-type="float">
            <text:p>64</text:p>
          </table:table-cell>
          <table:table-cell table:formula="of:=[C_Dia_NA.Q57]/[.$Q$6]" office:value-type="float" office:value="116.448809863905" calcext:value-type="float">
            <text:p>116</text:p>
          </table:table-cell>
          <table:table-cell/>
        </table:table-row>
        <table:table-row table:style-name="ro1">
          <table:table-cell/>
          <table:table-cell table:formula="of:=[C_Dia_NA.B58]" office:value-type="date" office:date-value="2020-04-09" calcext:value-type="date">
            <text:p>09/04</text:p>
          </table:table-cell>
          <table:table-cell table:formula="of:=[C_Dia_NA.C58]/[.$C$6]" office:value-type="float" office:value="61.8212764298852" calcext:value-type="float">
            <text:p>62</text:p>
          </table:table-cell>
          <table:table-cell table:formula="of:=[C_Dia_NA.D58]/[.$D$6]" office:value-type="float" office:value="32.284373403772" calcext:value-type="float">
            <text:p>32</text:p>
          </table:table-cell>
          <table:table-cell table:formula="of:=[C_Dia_NA.E58]/[.$E$6]" office:value-type="float" office:value="137.924785424388" calcext:value-type="float">
            <text:p>138</text:p>
          </table:table-cell>
          <table:table-cell table:formula="of:=[C_Dia_NA.F58]/[.$F$6]" office:value-type="float" office:value="40.1303392081509" calcext:value-type="float">
            <text:p>40</text:p>
          </table:table-cell>
          <table:table-cell table:formula="of:=[C_Dia_NA.G58]/[.$G$6]" office:value-type="float" office:value="123.19414421163" calcext:value-type="float">
            <text:p>123</text:p>
          </table:table-cell>
          <table:table-cell table:formula="of:=[C_Dia_NA.H58]/[.$H$6]" office:value-type="float" office:value="63.6241506765959" calcext:value-type="float">
            <text:p>64</text:p>
          </table:table-cell>
          <table:table-cell table:formula="of:=[C_Dia_NA.I58]/[.$I$6]" office:value-type="float" office:value="70.18797357715" calcext:value-type="float">
            <text:p>70</text:p>
          </table:table-cell>
          <table:table-cell table:formula="of:=[C_Dia_NA.J58]/[.$J$6]" office:value-type="float" office:value="67.5377450689173" calcext:value-type="float">
            <text:p>68</text:p>
          </table:table-cell>
          <table:table-cell table:formula="of:=[C_Dia_NA.K58]/[.$K$6]" office:value-type="float" office:value="101.952596120908" calcext:value-type="float">
            <text:p>102</text:p>
          </table:table-cell>
          <table:table-cell table:formula="of:=[C_Dia_NA.L58]/[.$L$6]" office:value-type="float" office:value="131.944602814167" calcext:value-type="float">
            <text:p>132</text:p>
          </table:table-cell>
          <table:table-cell table:formula="of:=[C_Dia_NA.M58]/[.$L$6]" office:value-type="float" office:value="244.341857063272" calcext:value-type="float">
            <text:p>244</text:p>
          </table:table-cell>
          <table:table-cell table:formula="of:=[C_Dia_NA.N58]/[.$N$6]" office:value-type="float" office:value="79.3062541885136" calcext:value-type="float">
            <text:p>79</text:p>
          </table:table-cell>
          <table:table-cell table:formula="of:=[C_Dia_NA.O58]/[.$O$6]" office:value-type="float" office:value="70.1455751000884" calcext:value-type="float">
            <text:p>70</text:p>
          </table:table-cell>
          <table:table-cell table:formula="of:=[C_Dia_NA.P58]/[.$P$6]" office:value-type="float" office:value="63.0487131953137" calcext:value-type="float">
            <text:p>63</text:p>
          </table:table-cell>
          <table:table-cell table:formula="of:=[C_Dia_NA.Q58]/[.$Q$6]" office:value-type="float" office:value="93.3931158506492" calcext:value-type="float">
            <text:p>93</text:p>
          </table:table-cell>
          <table:table-cell/>
        </table:table-row>
        <table:table-row table:style-name="ro1">
          <table:table-cell/>
          <table:table-cell table:formula="of:=[C_Dia_NA.B59]" office:value-type="date" office:date-value="2020-04-10" calcext:value-type="date">
            <text:p>10/04</text:p>
          </table:table-cell>
          <table:table-cell table:formula="of:=[C_Dia_NA.C59]/[.$C$6]" office:value-type="float" office:value="66.1589574660794" calcext:value-type="float">
            <text:p>66</text:p>
          </table:table-cell>
          <table:table-cell table:formula="of:=[C_Dia_NA.D59]/[.$D$6]" office:value-type="float" office:value="39.9603782690045" calcext:value-type="float">
            <text:p>40</text:p>
          </table:table-cell>
          <table:table-cell table:formula="of:=[C_Dia_NA.E59]/[.$E$6]" office:value-type="float" office:value="147.00337889536" calcext:value-type="float">
            <text:p>147</text:p>
          </table:table-cell>
          <table:table-cell table:formula="of:=[C_Dia_NA.F59]/[.$F$6]" office:value-type="float" office:value="31.6909116493552" calcext:value-type="float">
            <text:p>32</text:p>
          </table:table-cell>
          <table:table-cell table:formula="of:=[C_Dia_NA.G59]/[.$G$6]" office:value-type="float" office:value="97.9389165935407" calcext:value-type="float">
            <text:p>98</text:p>
          </table:table-cell>
          <table:table-cell table:formula="of:=[C_Dia_NA.H59]/[.$H$6]" office:value-type="float" office:value="64.4554508254269" calcext:value-type="float">
            <text:p>64</text:p>
          </table:table-cell>
          <table:table-cell table:formula="of:=[C_Dia_NA.I59]/[.$I$6]" office:value-type="float" office:value="77.2472751240687" calcext:value-type="float">
            <text:p>77</text:p>
          </table:table-cell>
          <table:table-cell table:formula="of:=[C_Dia_NA.J59]/[.$J$6]" office:value-type="float" office:value="63.4732708770914" calcext:value-type="float">
            <text:p>63</text:p>
          </table:table-cell>
          <table:table-cell table:formula="of:=[C_Dia_NA.K59]/[.$K$6]" office:value-type="float" office:value="308.91636624635" calcext:value-type="float">
            <text:p>309</text:p>
          </table:table-cell>
          <table:table-cell table:formula="of:=[C_Dia_NA.L59]/[.$L$6]" office:value-type="float" office:value="175.926137085556" calcext:value-type="float">
            <text:p>176</text:p>
          </table:table-cell>
          <table:table-cell table:formula="of:=[C_Dia_NA.M59]/[.$L$6]" office:value-type="float" office:value="136.831439955432" calcext:value-type="float">
            <text:p>137</text:p>
          </table:table-cell>
          <table:table-cell table:formula="of:=[C_Dia_NA.N59]/[.$N$6]" office:value-type="float" office:value="147.51936361937" calcext:value-type="float">
            <text:p>148</text:p>
          </table:table-cell>
          <table:table-cell table:formula="of:=[C_Dia_NA.O59]/[.$O$6]" office:value-type="float" office:value="85.6151126248351" calcext:value-type="float">
            <text:p>86</text:p>
          </table:table-cell>
          <table:table-cell table:formula="of:=[C_Dia_NA.P59]/[.$P$6]" office:value-type="float" office:value="44.4762240370042" calcext:value-type="float">
            <text:p>44</text:p>
          </table:table-cell>
          <table:table-cell table:formula="of:=[C_Dia_NA.Q59]/[.$Q$6]" office:value-type="float" office:value="59.1021597801727" calcext:value-type="float">
            <text:p>59</text:p>
          </table:table-cell>
          <table:table-cell/>
        </table:table-row>
        <table:table-row table:style-name="ro1">
          <table:table-cell/>
          <table:table-cell table:formula="of:=[C_Dia_NA.B60]" office:value-type="date" office:date-value="2020-04-11" calcext:value-type="date">
            <text:p>11/04</text:p>
          </table:table-cell>
          <table:table-cell table:formula="of:=[C_Dia_NA.C60]/[.$C$6]" office:value-type="float" office:value="51.3685837323513" calcext:value-type="float">
            <text:p>51</text:p>
          </table:table-cell>
          <table:table-cell table:formula="of:=[C_Dia_NA.D60]/[.$D$6]" office:value-type="float" office:value="32.0586085547945" calcext:value-type="float">
            <text:p>32</text:p>
          </table:table-cell>
          <table:table-cell table:formula="of:=[C_Dia_NA.E60]/[.$E$6]" office:value-type="float" office:value="117.934420954651" calcext:value-type="float">
            <text:p>118</text:p>
          </table:table-cell>
          <table:table-cell table:formula="of:=[C_Dia_NA.F60]/[.$F$6]" office:value-type="float" office:value="30.4852791409558" calcext:value-type="float">
            <text:p>30</text:p>
          </table:table-cell>
          <table:table-cell table:formula="of:=[C_Dia_NA.G60]/[.$G$6]" office:value-type="float" office:value="103.375211352011" calcext:value-type="float">
            <text:p>103</text:p>
          </table:table-cell>
          <table:table-cell table:formula="of:=[C_Dia_NA.H60]/[.$H$6]" office:value-type="float" office:value="46.2262261332057" calcext:value-type="float">
            <text:p>46</text:p>
          </table:table-cell>
          <table:table-cell table:formula="of:=[C_Dia_NA.I60]/[.$I$6]" office:value-type="float" office:value="76.1478757028272" calcext:value-type="float">
            <text:p>76</text:p>
          </table:table-cell>
          <table:table-cell table:formula="of:=[C_Dia_NA.J60]/[.$J$6]" office:value-type="float" office:value="43.2794208410236" calcext:value-type="float">
            <text:p>43</text:p>
          </table:table-cell>
          <table:table-cell table:formula="of:=[C_Dia_NA.K60]/[.$K$6]" office:value-type="float" office:value="171.076456290883" calcext:value-type="float">
            <text:p>171</text:p>
          </table:table-cell>
          <table:table-cell table:formula="of:=[C_Dia_NA.L60]/[.$L$6]" office:value-type="float" office:value="76.5604485464917" calcext:value-type="float">
            <text:p>77</text:p>
          </table:table-cell>
          <table:table-cell table:formula="of:=[C_Dia_NA.M60]/[.$L$6]" office:value-type="float" office:value="123.799874245391" calcext:value-type="float">
            <text:p>124</text:p>
          </table:table-cell>
          <table:table-cell table:formula="of:=[C_Dia_NA.N60]/[.$N$6]" office:value-type="float" office:value="50.1137679841528" calcext:value-type="float">
            <text:p>50</text:p>
          </table:table-cell>
          <table:table-cell table:formula="of:=[C_Dia_NA.O60]/[.$O$6]" office:value-type="float" office:value="78.5180309088262" calcext:value-type="float">
            <text:p>79</text:p>
          </table:table-cell>
          <table:table-cell table:formula="of:=[C_Dia_NA.P60]/[.$P$6]" office:value-type="float" office:value="38.5134775177575" calcext:value-type="float">
            <text:p>39</text:p>
          </table:table-cell>
          <table:table-cell table:formula="of:=[C_Dia_NA.Q60]/[.$Q$6]" office:value-type="float" office:value="65.0708927480714" calcext:value-type="float">
            <text:p>65</text:p>
          </table:table-cell>
          <table:table-cell/>
        </table:table-row>
        <table:table-row table:style-name="ro1">
          <table:table-cell table:style-name="ce83"/>
          <table:table-cell table:style-name="ce59" table:formula="of:=[C_Dia_NA.B61]" office:value-type="date" office:date-value="2020-04-12" calcext:value-type="date">
            <text:p>12/04</text:p>
          </table:table-cell>
          <table:table-cell table:style-name="ce91" table:formula="of:=[C_Dia_NA.C61]/[.$C$6]" office:value-type="float" office:value="35.0618859687789" calcext:value-type="float">
            <text:p>35</text:p>
          </table:table-cell>
          <table:table-cell table:style-name="ce91" table:formula="of:=[C_Dia_NA.D61]/[.$D$6]" office:value-type="float" office:value="13.3201260896682" calcext:value-type="float">
            <text:p>13</text:p>
          </table:table-cell>
          <table:table-cell table:style-name="ce91" table:formula="of:=[C_Dia_NA.E61]/[.$E$6]" office:value-type="float" office:value="142.202199655904" calcext:value-type="float">
            <text:p>142</text:p>
          </table:table-cell>
          <table:table-cell table:style-name="ce91" table:formula="of:=[C_Dia_NA.F61]/[.$F$6]" office:value-type="float" office:value="30.6575123564415" calcext:value-type="float">
            <text:p>31</text:p>
          </table:table-cell>
          <table:table-cell table:style-name="ce91" table:formula="of:=[C_Dia_NA.G61]/[.$G$6]" office:value-type="float" office:value="89.1851978682876" calcext:value-type="float">
            <text:p>89</text:p>
          </table:table-cell>
          <table:table-cell table:style-name="ce91" table:formula="of:=[C_Dia_NA.H61]/[.$H$6]" office:value-type="float" office:value="23.9444132154338" calcext:value-type="float">
            <text:p>24</text:p>
          </table:table-cell>
          <table:table-cell table:style-name="ce91" table:formula="of:=[C_Dia_NA.I61]/[.$I$6]" office:value-type="float" office:value="67.9313116072334" calcext:value-type="float">
            <text:p>68</text:p>
          </table:table-cell>
          <table:table-cell table:style-name="ce91" table:formula="of:=[C_Dia_NA.J61]/[.$J$6]" office:value-type="float" office:value="97.8686829114757" calcext:value-type="float">
            <text:p>98</text:p>
          </table:table-cell>
          <table:table-cell table:style-name="ce91" table:formula="of:=[C_Dia_NA.K61]/[.$K$6]" office:value-type="float" office:value="148.2390747598" calcext:value-type="float">
            <text:p>148</text:p>
          </table:table-cell>
          <table:table-cell table:style-name="ce91" table:formula="of:=[C_Dia_NA.L61]/[.$L$6]" office:value-type="float" office:value="17.9184028513066" calcext:value-type="float">
            <text:p>18</text:p>
          </table:table-cell>
          <table:table-cell table:style-name="ce91" table:formula="of:=[C_Dia_NA.M61]/[.$L$6]" office:value-type="float" office:value="154.749842806739" calcext:value-type="float">
            <text:p>155</text:p>
          </table:table-cell>
          <table:table-cell table:style-name="ce91" table:formula="of:=[C_Dia_NA.N61]/[.$N$6]" office:value-type="float" office:value="58.1903558340259" calcext:value-type="float">
            <text:p>58</text:p>
          </table:table-cell>
          <table:table-cell table:style-name="ce91" table:formula="of:=[C_Dia_NA.O61]/[.$O$6]" office:value-type="float" office:value="79.3432729688272" calcext:value-type="float">
            <text:p>79</text:p>
          </table:table-cell>
          <table:table-cell table:style-name="ce91" table:formula="of:=[C_Dia_NA.P61]/[.$P$6]" office:value-type="float" office:value="45.3559735234505" calcext:value-type="float">
            <text:p>45</text:p>
          </table:table-cell>
          <table:table-cell table:style-name="ce91" table:formula="of:=[C_Dia_NA.Q61]/[.$Q$6]" office:value-type="float" office:value="36.0464657669172" calcext:value-type="float">
            <text:p>36</text:p>
          </table:table-cell>
          <table:table-cell/>
        </table:table-row>
        <table:table-row table:style-name="ro1">
          <table:table-cell table:style-name="ce86" table:formula="of:=[C_Dia_NA.A62]" office:value-type="string" office:string-value="L" calcext:value-type="string">
            <text:p>L</text:p>
          </table:table-cell>
          <table:table-cell table:style-name="ce57" table:formula="of:=[C_Dia_NA.B62]" office:value-type="date" office:date-value="2020-04-13" calcext:value-type="date">
            <text:p>13/04</text:p>
          </table:table-cell>
          <table:table-cell table:style-name="ce92" table:formula="of:=[C_Dia_NA.C62]/[.$C$6]" office:value-type="float" office:value="31.532082489469" calcext:value-type="float">
            <text:p>32</text:p>
          </table:table-cell>
          <table:table-cell table:style-name="ce92" table:formula="of:=[C_Dia_NA.D62]/[.$D$6]" office:value-type="float" office:value="11.8526545713149" calcext:value-type="float">
            <text:p>12</text:p>
          </table:table-cell>
          <table:table-cell table:style-name="ce92" table:formula="of:=[C_Dia_NA.E62]/[.$E$6]" office:value-type="float" office:value="82.2311062466921" calcext:value-type="float">
            <text:p>82</text:p>
          </table:table-cell>
          <table:table-cell table:style-name="ce92" table:formula="of:=[C_Dia_NA.F62]/[.$F$6]" office:value-type="float" office:value="24.8015830299302" calcext:value-type="float">
            <text:p>25</text:p>
          </table:table-cell>
          <table:table-cell table:style-name="ce92" table:formula="of:=[C_Dia_NA.G62]/[.$G$6]" office:value-type="float" office:value="74.417310532286" calcext:value-type="float">
            <text:p>74</text:p>
          </table:table-cell>
          <table:table-cell table:style-name="ce92" table:formula="of:=[C_Dia_NA.H62]/[.$H$6]" office:value-type="float" office:value="39.6797374611621" calcext:value-type="float">
            <text:p>40</text:p>
          </table:table-cell>
          <table:table-cell table:style-name="ce92" table:formula="of:=[C_Dia_NA.I62]/[.$I$6]" office:value-type="float" office:value="55.780054846144" calcext:value-type="float">
            <text:p>56</text:p>
          </table:table-cell>
          <table:table-cell table:style-name="ce92" table:formula="of:=[C_Dia_NA.J62]/[.$J$6]" office:value-type="float" office:value="50.6533088016879" calcext:value-type="float">
            <text:p>51</text:p>
          </table:table-cell>
          <table:table-cell table:style-name="ce92" table:formula="of:=[C_Dia_NA.K62]/[.$K$6]" office:value-type="float" office:value="202.273950703881" calcext:value-type="float">
            <text:p>202</text:p>
          </table:table-cell>
          <table:table-cell table:style-name="ce92" table:formula="of:=[C_Dia_NA.L62]/[.$L$6]" office:value-type="float" office:value="17.9184028513066" calcext:value-type="float">
            <text:p>18</text:p>
          </table:table-cell>
          <table:table-cell table:style-name="ce92" table:formula="of:=[C_Dia_NA.M62]/[.$L$6]" office:value-type="float" office:value="118.913037104125" calcext:value-type="float">
            <text:p>119</text:p>
          </table:table-cell>
          <table:table-cell table:style-name="ce92" table:formula="of:=[C_Dia_NA.N62]/[.$N$6]" office:value-type="float" office:value="33.9605922844064" calcext:value-type="float">
            <text:p>34</text:p>
          </table:table-cell>
          <table:table-cell table:style-name="ce92" table:formula="of:=[C_Dia_NA.O62]/[.$O$6]" office:value-type="float" office:value="65.1491095368093" calcext:value-type="float">
            <text:p>65</text:p>
          </table:table-cell>
          <table:table-cell table:style-name="ce92" table:formula="of:=[C_Dia_NA.P62]/[.$P$6]" office:value-type="float" office:value="42.7167250641117" calcext:value-type="float">
            <text:p>43</text:p>
          </table:table-cell>
          <table:table-cell table:style-name="ce92" table:formula="of:=[C_Dia_NA.Q62]/[.$Q$6]" office:value-type="float" office:value="31.9502764752221" calcext:value-type="float">
            <text:p>32</text:p>
          </table:table-cell>
          <table:table-cell/>
        </table:table-row>
        <table:table-row table:style-name="ro1">
          <table:table-cell/>
          <table:table-cell table:formula="of:=[C_Dia_NA.B63]" office:value-type="date" office:date-value="2020-04-14" calcext:value-type="date">
            <text:p>14/04</text:p>
          </table:table-cell>
          <table:table-cell table:formula="of:=[C_Dia_NA.C63]/[.$C$6]" office:value-type="float" office:value="25.8769395912788" calcext:value-type="float">
            <text:p>26</text:p>
          </table:table-cell>
          <table:table-cell table:formula="of:=[C_Dia_NA.D63]/[.$D$6]" office:value-type="float" office:value="18.0611879181941" calcext:value-type="float">
            <text:p>18</text:p>
          </table:table-cell>
          <table:table-cell table:formula="of:=[C_Dia_NA.E63]/[.$E$6]" office:value-type="float" office:value="46.2659090347631" calcext:value-type="float">
            <text:p>46</text:p>
          </table:table-cell>
          <table:table-cell table:formula="of:=[C_Dia_NA.F63]/[.$F$6]" office:value-type="float" office:value="33.2410105887259" calcext:value-type="float">
            <text:p>33</text:p>
          </table:table-cell>
          <table:table-cell table:formula="of:=[C_Dia_NA.G63]/[.$G$6]" office:value-type="float" office:value="65.1713288958329" calcext:value-type="float">
            <text:p>65</text:p>
          </table:table-cell>
          <table:table-cell table:formula="of:=[C_Dia_NA.H63]/[.$H$6]" office:value-type="float" office:value="81.6010163950648" calcext:value-type="float">
            <text:p>82</text:p>
          </table:table-cell>
          <table:table-cell table:formula="of:=[C_Dia_NA.I63]/[.$I$6]" office:value-type="float" office:value="50.2251946125031" calcext:value-type="float">
            <text:p>50</text:p>
          </table:table-cell>
          <table:table-cell table:formula="of:=[C_Dia_NA.J63]/[.$J$6]" office:value-type="float" office:value="47.7455229174172" calcext:value-type="float">
            <text:p>48</text:p>
          </table:table-cell>
          <table:table-cell table:formula="of:=[C_Dia_NA.K63]/[.$K$6]" office:value-type="float" office:value="169.64911994519" calcext:value-type="float">
            <text:p>170</text:p>
          </table:table-cell>
          <table:table-cell table:formula="of:=[C_Dia_NA.L63]/[.$L$6]" office:value-type="float" office:value="24.4341857063272" calcext:value-type="float">
            <text:p>24</text:p>
          </table:table-cell>
          <table:table-cell table:formula="of:=[C_Dia_NA.M63]/[.$L$6]" office:value-type="float" office:value="127.057765672901" calcext:value-type="float">
            <text:p>127</text:p>
          </table:table-cell>
          <table:table-cell table:formula="of:=[C_Dia_NA.N63]/[.$N$6]" office:value-type="float" office:value="50.0164596968049" calcext:value-type="float">
            <text:p>50</text:p>
          </table:table-cell>
          <table:table-cell table:formula="of:=[C_Dia_NA.O63]/[.$O$6]" office:value-type="float" office:value="78.8031145295538" calcext:value-type="float">
            <text:p>79</text:p>
          </table:table-cell>
          <table:table-cell table:formula="of:=[C_Dia_NA.P63]/[.$P$6]" office:value-type="float" office:value="46.919972610466" calcext:value-type="float">
            <text:p>47</text:p>
          </table:table-cell>
          <table:table-cell table:formula="of:=[C_Dia_NA.Q63]/[.$Q$6]" office:value-type="float" office:value="29.0244269811541" calcext:value-type="float">
            <text:p>29</text:p>
          </table:table-cell>
          <table:table-cell/>
        </table:table-row>
        <table:table-row table:style-name="ro1">
          <table:table-cell/>
          <table:table-cell table:formula="of:=[C_Dia_NA.B64]" office:value-type="date" office:date-value="2020-04-15" calcext:value-type="date">
            <text:p>15/04</text:p>
          </table:table-cell>
          <table:table-cell table:formula="of:=[C_Dia_NA.C64]/[.$C$6]" office:value-type="float" office:value="30.8982093294521" calcext:value-type="float">
            <text:p>31</text:p>
          </table:table-cell>
          <table:table-cell table:formula="of:=[C_Dia_NA.D64]/[.$D$6]" office:value-type="float" office:value="18.2869527671715" calcext:value-type="float">
            <text:p>18</text:p>
          </table:table-cell>
          <table:table-cell table:formula="of:=[C_Dia_NA.E64]/[.$E$6]" office:value-type="float" office:value="214.219888247752" calcext:value-type="float">
            <text:p>214</text:p>
          </table:table-cell>
          <table:table-cell table:formula="of:=[C_Dia_NA.F64]/[.$F$6]" office:value-type="float" office:value="29.2796466325565" calcext:value-type="float">
            <text:p>29</text:p>
          </table:table-cell>
          <table:table-cell table:formula="of:=[C_Dia_NA.G64]/[.$G$6]" office:value-type="float" office:value="108.982727992637" calcext:value-type="float">
            <text:p>109</text:p>
          </table:table-cell>
          <table:table-cell table:formula="of:=[C_Dia_NA.H64]/[.$H$6]" office:value-type="float" office:value="39.0859516405686" calcext:value-type="float">
            <text:p>39</text:p>
          </table:table-cell>
          <table:table-cell table:formula="of:=[C_Dia_NA.I64]/[.$I$6]" office:value-type="float" office:value="42.4715355363793" calcext:value-type="float">
            <text:p>42</text:p>
          </table:table-cell>
          <table:table-cell table:formula="of:=[C_Dia_NA.J64]/[.$J$6]" office:value-type="float" office:value="42.8456627256904" calcext:value-type="float">
            <text:p>43</text:p>
          </table:table-cell>
          <table:table-cell table:formula="of:=[C_Dia_NA.K64]/[.$K$6]" office:value-type="float" office:value="217.770745314259" calcext:value-type="float">
            <text:p>218</text:p>
          </table:table-cell>
          <table:table-cell table:formula="of:=[C_Dia_NA.L64]/[.$L$6]" office:value-type="float" office:value="107.510417107839" calcext:value-type="float">
            <text:p>108</text:p>
          </table:table-cell>
          <table:table-cell table:formula="of:=[C_Dia_NA.M64]/[.$L$6]" office:value-type="float" office:value="180.812974226821" calcext:value-type="float">
            <text:p>181</text:p>
          </table:table-cell>
          <table:table-cell table:formula="of:=[C_Dia_NA.N64]/[.$N$6]" office:value-type="float" office:value="62.5692287646801" calcext:value-type="float">
            <text:p>63</text:p>
          </table:table-cell>
          <table:table-cell table:formula="of:=[C_Dia_NA.O64]/[.$O$6]" office:value-type="float" office:value="69.0652582215415" calcext:value-type="float">
            <text:p>69</text:p>
          </table:table-cell>
          <table:table-cell table:formula="of:=[C_Dia_NA.P64]/[.$P$6]" office:value-type="float" office:value="59.0409655348364" calcext:value-type="float">
            <text:p>59</text:p>
          </table:table-cell>
          <table:table-cell table:formula="of:=[C_Dia_NA.Q64]/[.$Q$6]" office:value-type="float" office:value="46.8135919050873" calcext:value-type="float">
            <text:p>47</text:p>
          </table:table-cell>
          <table:table-cell/>
        </table:table-row>
        <table:table-row table:style-name="ro1">
          <table:table-cell/>
          <table:table-cell table:formula="of:=[C_Dia_NA.B65]" office:value-type="date" office:date-value="2020-04-16" calcext:value-type="date">
            <text:p>16/04</text:p>
          </table:table-cell>
          <table:table-cell table:formula="of:=[C_Dia_NA.C65]/[.$C$6]" office:value-type="float" office:value="35.6211858158526" calcext:value-type="float">
            <text:p>36</text:p>
          </table:table-cell>
          <table:table-cell table:formula="of:=[C_Dia_NA.D65]/[.$D$6]" office:value-type="float" office:value="14.6747151835327" calcext:value-type="float">
            <text:p>15</text:p>
          </table:table-cell>
          <table:table-cell table:formula="of:=[C_Dia_NA.E65]/[.$E$6]" office:value-type="float" office:value="107.895591635787" calcext:value-type="float">
            <text:p>108</text:p>
          </table:table-cell>
          <table:table-cell table:formula="of:=[C_Dia_NA.F65]/[.$F$6]" office:value-type="float" office:value="34.102176666154" calcext:value-type="float">
            <text:p>34</text:p>
          </table:table-cell>
          <table:table-cell table:formula="of:=[C_Dia_NA.G65]/[.$G$6]" office:value-type="float" office:value="110.930376902168" calcext:value-type="float">
            <text:p>111</text:p>
          </table:table-cell>
          <table:table-cell table:formula="of:=[C_Dia_NA.H65]/[.$H$6]" office:value-type="float" office:value="39.2047088046873" calcext:value-type="float">
            <text:p>39</text:p>
          </table:table-cell>
          <table:table-cell table:formula="of:=[C_Dia_NA.I65]/[.$I$6]" office:value-type="float" office:value="61.3927782072186" calcext:value-type="float">
            <text:p>61</text:p>
          </table:table-cell>
          <table:table-cell table:formula="of:=[C_Dia_NA.J65]/[.$J$6]" office:value-type="float" office:value="60.822526838944" calcext:value-type="float">
            <text:p>61</text:p>
          </table:table-cell>
          <table:table-cell table:formula="of:=[C_Dia_NA.K65]/[.$K$6]" office:value-type="float" office:value="147.627359183074" calcext:value-type="float">
            <text:p>148</text:p>
          </table:table-cell>
          <table:table-cell table:formula="of:=[C_Dia_NA.L65]/[.$L$6]" office:value-type="float" office:value="115.655145676615" calcext:value-type="float">
            <text:p>116</text:p>
          </table:table-cell>
          <table:table-cell table:formula="of:=[C_Dia_NA.M65]/[.$L$6]" office:value-type="float" office:value="185.699811368086" calcext:value-type="float">
            <text:p>186</text:p>
          </table:table-cell>
          <table:table-cell table:formula="of:=[C_Dia_NA.N65]/[.$N$6]" office:value-type="float" office:value="72.9812155109021" calcext:value-type="float">
            <text:p>73</text:p>
          </table:table-cell>
          <table:table-cell table:formula="of:=[C_Dia_NA.O65]/[.$O$6]" office:value-type="float" office:value="69.2753198368145" calcext:value-type="float">
            <text:p>69</text:p>
          </table:table-cell>
          <table:table-cell table:formula="of:=[C_Dia_NA.P65]/[.$P$6]" office:value-type="float" office:value="60.8982144506673" calcext:value-type="float">
            <text:p>61</text:p>
          </table:table-cell>
          <table:table-cell table:formula="of:=[C_Dia_NA.Q65]/[.$Q$6]" office:value-type="float" office:value="46.3454559860364" calcext:value-type="float">
            <text:p>46</text:p>
          </table:table-cell>
          <table:table-cell/>
        </table:table-row>
        <table:table-row table:style-name="ro1">
          <table:table-cell/>
          <table:table-cell table:formula="of:=[C_Dia_NA.B66]" office:value-type="date" office:date-value="2020-04-17" calcext:value-type="date">
            <text:p>17/04</text:p>
          </table:table-cell>
          <table:table-cell table:formula="of:=[C_Dia_NA.C66]/[.$C$6]" office:value-type="float" office:value="42.0096329579839" calcext:value-type="float">
            <text:p>42</text:p>
          </table:table-cell>
          <table:table-cell table:formula="of:=[C_Dia_NA.D66]/[.$D$6]" office:value-type="float" office:value="11.5140072978487" calcext:value-type="float">
            <text:p>12</text:p>
          </table:table-cell>
          <table:table-cell table:formula="of:=[C_Dia_NA.E66]/[.$E$6]" office:value-type="float" office:value="116.013949258868" calcext:value-type="float">
            <text:p>116</text:p>
          </table:table-cell>
          <table:table-cell table:formula="of:=[C_Dia_NA.F66]/[.$F$6]" office:value-type="float" office:value="33.4132438042115" calcext:value-type="float">
            <text:p>33</text:p>
          </table:table-cell>
          <table:table-cell table:formula="of:=[C_Dia_NA.G66]/[.$G$6]" office:value-type="float" office:value="112.407165635768" calcext:value-type="float">
            <text:p>112</text:p>
          </table:table-cell>
          <table:table-cell table:formula="of:=[C_Dia_NA.H66]/[.$H$6]" office:value-type="float" office:value="6.01208143350942" calcext:value-type="float">
            <text:p>6</text:p>
          </table:table-cell>
          <table:table-cell table:formula="of:=[C_Dia_NA.I66]/[.$I$6]" office:value-type="float" office:value="71.4609623806927" calcext:value-type="float">
            <text:p>71</text:p>
          </table:table-cell>
          <table:table-cell table:formula="of:=[C_Dia_NA.J66]/[.$J$6]" office:value-type="float" office:value="56.1154480318097" calcext:value-type="float">
            <text:p>56</text:p>
          </table:table-cell>
          <table:table-cell table:formula="of:=[C_Dia_NA.K66]/[.$K$6]" office:value-type="float" office:value="144.568781299447" calcext:value-type="float">
            <text:p>145</text:p>
          </table:table-cell>
          <table:table-cell table:formula="of:=[C_Dia_NA.L66]/[.$L$6]" office:value-type="float" office:value="58.6420456951852" calcext:value-type="float">
            <text:p>59</text:p>
          </table:table-cell>
          <table:table-cell table:formula="of:=[C_Dia_NA.M66]/[.$L$6]" office:value-type="float" office:value="162.894571375514" calcext:value-type="float">
            <text:p>163</text:p>
          </table:table-cell>
          <table:table-cell table:formula="of:=[C_Dia_NA.N66]/[.$N$6]" office:value-type="float" office:value="17.6128000099644" calcext:value-type="float">
            <text:p>18</text:p>
          </table:table-cell>
          <table:table-cell table:formula="of:=[C_Dia_NA.O66]/[.$O$6]" office:value-type="float" office:value="84.0096417081058" calcext:value-type="float">
            <text:p>84</text:p>
          </table:table-cell>
          <table:table-cell table:formula="of:=[C_Dia_NA.P66]/[.$P$6]" office:value-type="float" office:value="67.2519607416679" calcext:value-type="float">
            <text:p>67</text:p>
          </table:table-cell>
          <table:table-cell table:formula="of:=[C_Dia_NA.Q66]/[.$Q$6]" office:value-type="float" office:value="40.4937569979005" calcext:value-type="float">
            <text:p>40</text:p>
          </table:table-cell>
          <table:table-cell/>
        </table:table-row>
        <table:table-row table:style-name="ro1">
          <table:table-cell/>
          <table:table-cell table:formula="of:=[C_Dia_NA.B67]" office:value-type="date" office:date-value="2020-04-18" calcext:value-type="date">
            <text:p>18/04</text:p>
          </table:table-cell>
          <table:table-cell table:formula="of:=[C_Dia_NA.C67]/[.$C$6]" office:value-type="float" office:value="44.8558477353148" calcext:value-type="float">
            <text:p>45</text:p>
          </table:table-cell>
          <table:table-cell table:formula="of:=[C_Dia_NA.D67]/[.$D$6]" office:value-type="float" office:value="9.48212365705191" calcext:value-type="float">
            <text:p>9</text:p>
          </table:table-cell>
          <table:table-cell table:formula="of:=[C_Dia_NA.E67]/[.$E$6]" office:value-type="float" office:value="91.2224055496744" calcext:value-type="float">
            <text:p>91</text:p>
          </table:table-cell>
          <table:table-cell table:formula="of:=[C_Dia_NA.F67]/[.$F$6]" office:value-type="float" office:value="29.1074134170708" calcext:value-type="float">
            <text:p>29</text:p>
          </table:table-cell>
          <table:table-cell table:formula="of:=[C_Dia_NA.G67]/[.$G$6]" office:value-type="float" office:value="78.2912056160777" calcext:value-type="float">
            <text:p>78</text:p>
          </table:table-cell>
          <table:table-cell table:formula="of:=[C_Dia_NA.H67]/[.$H$6]" office:value-type="float" office:value="38.135894327619" calcext:value-type="float">
            <text:p>38</text:p>
          </table:table-cell>
          <table:table-cell table:formula="of:=[C_Dia_NA.I67]/[.$I$6]" office:value-type="float" office:value="65.9639652744856" calcext:value-type="float">
            <text:p>66</text:p>
          </table:table-cell>
          <table:table-cell table:formula="of:=[C_Dia_NA.J67]/[.$J$6]" office:value-type="float" office:value="56.0833178010443" calcext:value-type="float">
            <text:p>56</text:p>
          </table:table-cell>
          <table:table-cell table:formula="of:=[C_Dia_NA.K67]/[.$K$6]" office:value-type="float" office:value="158.638239564132" calcext:value-type="float">
            <text:p>159</text:p>
          </table:table-cell>
          <table:table-cell table:formula="of:=[C_Dia_NA.L67]/[.$L$6]" office:value-type="float" office:value="92.8499056840432" calcext:value-type="float">
            <text:p>93</text:p>
          </table:table-cell>
          <table:table-cell table:formula="of:=[C_Dia_NA.M67]/[.$L$6]" office:value-type="float" office:value="151.491951379228" calcext:value-type="float">
            <text:p>151</text:p>
          </table:table-cell>
          <table:table-cell table:formula="of:=[C_Dia_NA.N67]/[.$N$6]" office:value-type="float" office:value="64.5153945116374" calcext:value-type="float">
            <text:p>65</text:p>
          </table:table-cell>
          <table:table-cell table:formula="of:=[C_Dia_NA.O67]/[.$O$6]" office:value-type="float" office:value="82.8993160273771" calcext:value-type="float">
            <text:p>83</text:p>
          </table:table-cell>
          <table:table-cell table:formula="of:=[C_Dia_NA.P67]/[.$P$6]" office:value-type="float" office:value="52.0029696432665" calcext:value-type="float">
            <text:p>52</text:p>
          </table:table-cell>
          <table:table-cell table:formula="of:=[C_Dia_NA.Q67]/[.$Q$6]" office:value-type="float" office:value="38.1530774026462" calcext:value-type="float">
            <text:p>38</text:p>
          </table:table-cell>
          <table:table-cell/>
        </table:table-row>
        <table:table-row table:style-name="ro1">
          <table:table-cell table:style-name="ce83"/>
          <table:table-cell table:style-name="ce59" table:formula="of:=[C_Dia_NA.B68]" office:value-type="date" office:date-value="2020-04-19" calcext:value-type="date">
            <text:p>19/04</text:p>
          </table:table-cell>
          <table:table-cell table:style-name="ce91" table:formula="of:=[C_Dia_NA.C68]/[.$C$6]" office:value-type="float" office:value="30.5502005357173" calcext:value-type="float">
            <text:p>31</text:p>
          </table:table-cell>
          <table:table-cell table:style-name="ce91" table:formula="of:=[C_Dia_NA.D68]/[.$D$6]" office:value-type="float" office:value="6.66006304483408" calcext:value-type="float">
            <text:p>7</text:p>
          </table:table-cell>
          <table:table-cell table:style-name="ce91" table:formula="of:=[C_Dia_NA.E68]/[.$E$6]" office:value-type="float" office:value="114.617242571026" calcext:value-type="float">
            <text:p>115</text:p>
          </table:table-cell>
          <table:table-cell table:style-name="ce91" table:formula="of:=[C_Dia_NA.F68]/[.$F$6]" office:value-type="float" office:value="24.6293498144445" calcext:value-type="float">
            <text:p>25</text:p>
          </table:table-cell>
          <table:table-cell table:style-name="ce91" table:formula="of:=[C_Dia_NA.G68]/[.$G$6]" office:value-type="float" office:value="144.340046657963" calcext:value-type="float">
            <text:p>144</text:p>
          </table:table-cell>
          <table:table-cell table:style-name="ce91" table:formula="of:=[C_Dia_NA.H68]/[.$H$6]" office:value-type="float" office:value="11.6530467291479" calcext:value-type="float">
            <text:p>12</text:p>
          </table:table-cell>
          <table:table-cell table:style-name="ce91" table:formula="of:=[C_Dia_NA.I68]/[.$I$6]" office:value-type="float" office:value="61.6820938443874" calcext:value-type="float">
            <text:p>62</text:p>
          </table:table-cell>
          <table:table-cell table:style-name="ce91" table:formula="of:=[C_Dia_NA.J68]/[.$J$6]" office:value-type="float" office:value="48.9504065711206" calcext:value-type="float">
            <text:p>49</text:p>
          </table:table-cell>
          <table:table-cell table:style-name="ce91" table:formula="of:=[C_Dia_NA.K68]/[.$K$6]" office:value-type="float" office:value="100.525259775215" calcext:value-type="float">
            <text:p>101</text:p>
          </table:table-cell>
          <table:table-cell table:style-name="ce91" table:formula="of:=[C_Dia_NA.L68]/[.$L$6]" office:value-type="float" office:value="21.1762942788169" calcext:value-type="float">
            <text:p>21</text:p>
          </table:table-cell>
          <table:table-cell table:style-name="ce91" table:formula="of:=[C_Dia_NA.M68]/[.$L$6]" office:value-type="float" office:value="136.831439955432" calcext:value-type="float">
            <text:p>137</text:p>
          </table:table-cell>
          <table:table-cell table:style-name="ce91" table:formula="of:=[C_Dia_NA.N68]/[.$N$6]" office:value-type="float" office:value="50.69761770824" calcext:value-type="float">
            <text:p>51</text:p>
          </table:table-cell>
          <table:table-cell table:style-name="ce91" table:formula="of:=[C_Dia_NA.O68]/[.$O$6]" office:value-type="float" office:value="87.7757463819287" calcext:value-type="float">
            <text:p>88</text:p>
          </table:table-cell>
          <table:table-cell table:style-name="ce91" table:formula="of:=[C_Dia_NA.P68]/[.$P$6]" office:value-type="float" office:value="38.0247278030651" calcext:value-type="float">
            <text:p>38</text:p>
          </table:table-cell>
          <table:table-cell table:style-name="ce91" table:formula="of:=[C_Dia_NA.Q68]/[.$Q$6]" office:value-type="float" office:value="39.3234172002733" calcext:value-type="float">
            <text:p>39</text:p>
          </table:table-cell>
          <table:table-cell/>
        </table:table-row>
        <table:table-row table:style-name="ro1">
          <table:table-cell table:style-name="ce86" table:formula="of:=[C_Dia_NA.A69]" office:value-type="string" office:string-value="L" calcext:value-type="string">
            <text:p>L</text:p>
          </table:table-cell>
          <table:table-cell table:style-name="ce57" table:formula="of:=[C_Dia_NA.B69]" office:value-type="date" office:date-value="2020-04-20" calcext:value-type="date">
            <text:p>20/04</text:p>
          </table:table-cell>
          <table:table-cell table:style-name="ce92" table:formula="of:=[C_Dia_NA.C69]/[.$C$6]" office:value-type="float" office:value="22.0612717456868" calcext:value-type="float">
            <text:p>22</text:p>
          </table:table-cell>
          <table:table-cell table:style-name="ce92" table:formula="of:=[C_Dia_NA.D69]/[.$D$6]" office:value-type="float" office:value="6.66006304483408" calcext:value-type="float">
            <text:p>7</text:p>
          </table:table-cell>
          <table:table-cell table:style-name="ce92" table:formula="of:=[C_Dia_NA.E69]/[.$E$6]" office:value-type="float" office:value="129.806427801307" calcext:value-type="float">
            <text:p>130</text:p>
          </table:table-cell>
          <table:table-cell table:style-name="ce92" table:formula="of:=[C_Dia_NA.F69]/[.$F$6]" office:value-type="float" office:value="22.562551228617" calcext:value-type="float">
            <text:p>23</text:p>
          </table:table-cell>
          <table:table-cell table:style-name="ce92" table:formula="of:=[C_Dia_NA.G69]/[.$G$6]" office:value-type="float" office:value="65.214134366372" calcext:value-type="float">
            <text:p>65</text:p>
          </table:table-cell>
          <table:table-cell table:style-name="ce92" table:formula="of:=[C_Dia_NA.H69]/[.$H$6]" office:value-type="float" office:value="30.4463679509329" calcext:value-type="float">
            <text:p>30</text:p>
          </table:table-cell>
          <table:table-cell table:style-name="ce92" table:formula="of:=[C_Dia_NA.I69]/[.$I$6]" office:value-type="float" office:value="43.3973455753195" calcext:value-type="float">
            <text:p>43</text:p>
          </table:table-cell>
          <table:table-cell table:style-name="ce92" table:formula="of:=[C_Dia_NA.J69]/[.$J$6]" office:value-type="float" office:value="36.2429003033961" calcext:value-type="float">
            <text:p>36</text:p>
          </table:table-cell>
          <table:table-cell table:style-name="ce92" table:formula="of:=[C_Dia_NA.K69]/[.$K$6]" office:value-type="float" office:value="81.7659820889679" calcext:value-type="float">
            <text:p>82</text:p>
          </table:table-cell>
          <table:table-cell table:style-name="ce92" table:formula="of:=[C_Dia_NA.L69]/[.$L$6]" office:value-type="float" office:value="13.0315657100411" calcext:value-type="float">
            <text:p>13</text:p>
          </table:table-cell>
          <table:table-cell table:style-name="ce92" table:formula="of:=[C_Dia_NA.M69]/[.$L$6]" office:value-type="float" office:value="73.3025571189815" calcext:value-type="float">
            <text:p>73</text:p>
          </table:table-cell>
          <table:table-cell table:style-name="ce92" table:formula="of:=[C_Dia_NA.N69]/[.$N$6]" office:value-type="float" office:value="63.9315447875502" calcext:value-type="float">
            <text:p>64</text:p>
          </table:table-cell>
          <table:table-cell table:style-name="ce92" table:formula="of:=[C_Dia_NA.O69]/[.$O$6]" office:value-type="float" office:value="70.1605795011793" calcext:value-type="float">
            <text:p>70</text:p>
          </table:table-cell>
          <table:table-cell table:style-name="ce92" table:formula="of:=[C_Dia_NA.P69]/[.$P$6]" office:value-type="float" office:value="45.1604736375735" calcext:value-type="float">
            <text:p>45</text:p>
          </table:table-cell>
          <table:table-cell table:style-name="ce92" table:formula="of:=[C_Dia_NA.Q69]/[.$Q$6]" office:value-type="float" office:value="23.8749318715945" calcext:value-type="float">
            <text:p>24</text:p>
          </table:table-cell>
          <table:table-cell/>
        </table:table-row>
        <table:table-row table:style-name="ro1">
          <table:table-cell/>
          <table:table-cell table:formula="of:=[C_Dia_NA.B70]" office:value-type="date" office:date-value="2020-04-21" calcext:value-type="date">
            <text:p>21/04</text:p>
          </table:table-cell>
          <table:table-cell table:formula="of:=[C_Dia_NA.C70]/[.$C$6]" office:value-type="float" office:value="22.1855606005921" calcext:value-type="float">
            <text:p>22</text:p>
          </table:table-cell>
          <table:table-cell table:formula="of:=[C_Dia_NA.D70]/[.$D$6]" office:value-type="float" office:value="6.20853334687923" calcext:value-type="float">
            <text:p>6</text:p>
          </table:table-cell>
          <table:table-cell table:formula="of:=[C_Dia_NA.E70]/[.$E$6]" office:value-type="float" office:value="84.9372254543858" calcext:value-type="float">
            <text:p>85</text:p>
          </table:table-cell>
          <table:table-cell table:formula="of:=[C_Dia_NA.F70]/[.$F$6]" office:value-type="float" office:value="31.0019787874127" calcext:value-type="float">
            <text:p>31</text:p>
          </table:table-cell>
          <table:table-cell table:formula="of:=[C_Dia_NA.G70]/[.$G$6]" office:value-type="float" office:value="87.430173576183" calcext:value-type="float">
            <text:p>87</text:p>
          </table:table-cell>
          <table:table-cell table:formula="of:=[C_Dia_NA.H70]/[.$H$6]" office:value-type="float" office:value="39.5906695880731" calcext:value-type="float">
            <text:p>40</text:p>
          </table:table-cell>
          <table:table-cell table:formula="of:=[C_Dia_NA.I70]/[.$I$6]" office:value-type="float" office:value="42.1822198992105" calcext:value-type="float">
            <text:p>42</text:p>
          </table:table-cell>
          <table:table-cell table:formula="of:=[C_Dia_NA.J70]/[.$J$6]" office:value-type="float" office:value="43.8416998794185" calcext:value-type="float">
            <text:p>44</text:p>
          </table:table-cell>
          <table:table-cell table:formula="of:=[C_Dia_NA.K70]/[.$K$6]" office:value-type="float" office:value="79.1152145898243" calcext:value-type="float">
            <text:p>79</text:p>
          </table:table-cell>
          <table:table-cell table:formula="of:=[C_Dia_NA.L70]/[.$L$6]" office:value-type="float" office:value="97.7367428253086" calcext:value-type="float">
            <text:p>98</text:p>
          </table:table-cell>
          <table:table-cell table:formula="of:=[C_Dia_NA.M70]/[.$L$6]" office:value-type="float" office:value="86.3341228290226" calcext:value-type="float">
            <text:p>86</text:p>
          </table:table-cell>
          <table:table-cell table:formula="of:=[C_Dia_NA.N70]/[.$N$6]" office:value-type="float" office:value="50.2110762715006" calcext:value-type="float">
            <text:p>50</text:p>
          </table:table-cell>
          <table:table-cell table:formula="of:=[C_Dia_NA.O70]/[.$O$6]" office:value-type="float" office:value="64.5339290920813" calcext:value-type="float">
            <text:p>65</text:p>
          </table:table-cell>
          <table:table-cell table:formula="of:=[C_Dia_NA.P70]/[.$P$6]" office:value-type="float" office:value="69.3047095433758" calcext:value-type="float">
            <text:p>69</text:p>
          </table:table-cell>
          <table:table-cell table:formula="of:=[C_Dia_NA.Q70]/[.$Q$6]" office:value-type="float" office:value="13.9270435917635" calcext:value-type="float">
            <text:p>14</text:p>
          </table:table-cell>
          <table:table-cell/>
        </table:table-row>
        <table:table-row table:style-name="ro1">
          <table:table-cell/>
          <table:table-cell table:formula="of:=[C_Dia_NA.B71]" office:value-type="date" office:date-value="2020-04-22" calcext:value-type="date">
            <text:p>22/04</text:p>
          </table:table-cell>
          <table:table-cell table:formula="of:=[C_Dia_NA.C71]/[.$C$6]" office:value-type="float" office:value="27.8034168423106" calcext:value-type="float">
            <text:p>28</text:p>
          </table:table-cell>
          <table:table-cell table:formula="of:=[C_Dia_NA.D71]/[.$D$6]" office:value-type="float" office:value="8.91771153460834" calcext:value-type="float">
            <text:p>9</text:p>
          </table:table-cell>
          <table:table-cell table:formula="of:=[C_Dia_NA.E71]/[.$E$6]" office:value-type="float" office:value="81.445458734781" calcext:value-type="float">
            <text:p>81</text:p>
          </table:table-cell>
          <table:table-cell table:formula="of:=[C_Dia_NA.F71]/[.$F$6]" office:value-type="float" office:value="37.3746077603809" calcext:value-type="float">
            <text:p>37</text:p>
          </table:table-cell>
          <table:table-cell table:formula="of:=[C_Dia_NA.G71]/[.$G$6]" office:value-type="float" office:value="87.8368255463048" calcext:value-type="float">
            <text:p>88</text:p>
          </table:table-cell>
          <table:table-cell table:formula="of:=[C_Dia_NA.H71]/[.$H$6]" office:value-type="float" office:value="27.1211673556091" calcext:value-type="float">
            <text:p>27</text:p>
          </table:table-cell>
          <table:table-cell table:formula="of:=[C_Dia_NA.I71]/[.$I$6]" office:value-type="float" office:value="40.9670942231016" calcext:value-type="float">
            <text:p>41</text:p>
          </table:table-cell>
          <table:table-cell table:formula="of:=[C_Dia_NA.J71]/[.$J$6]" office:value-type="float" office:value="54.1394388397363" calcext:value-type="float">
            <text:p>54</text:p>
          </table:table-cell>
          <table:table-cell table:formula="of:=[C_Dia_NA.K71]/[.$K$6]" office:value-type="float" office:value="128.664176304585" calcext:value-type="float">
            <text:p>129</text:p>
          </table:table-cell>
          <table:table-cell table:formula="of:=[C_Dia_NA.L71]/[.$L$6]" office:value-type="float" office:value="58.6420456951852" calcext:value-type="float">
            <text:p>59</text:p>
          </table:table-cell>
          <table:table-cell table:formula="of:=[C_Dia_NA.M71]/[.$L$6]" office:value-type="float" office:value="136.831439955432" calcext:value-type="float">
            <text:p>137</text:p>
          </table:table-cell>
          <table:table-cell table:formula="of:=[C_Dia_NA.N71]/[.$N$6]" office:value-type="float" office:value="58.6768972707653" calcext:value-type="float">
            <text:p>59</text:p>
          </table:table-cell>
          <table:table-cell table:formula="of:=[C_Dia_NA.O71]/[.$O$6]" office:value-type="float" office:value="66.7845892557205" calcext:value-type="float">
            <text:p>67</text:p>
          </table:table-cell>
          <table:table-cell table:formula="of:=[C_Dia_NA.P71]/[.$P$6]" office:value-type="float" office:value="70.4777088586375" calcext:value-type="float">
            <text:p>70</text:p>
          </table:table-cell>
          <table:table-cell table:formula="of:=[C_Dia_NA.Q71]/[.$Q$6]" office:value-type="float" office:value="23.9919658513572" calcext:value-type="float">
            <text:p>24</text:p>
          </table:table-cell>
          <table:table-cell/>
        </table:table-row>
        <table:table-row table:style-name="ro1">
          <table:table-cell/>
          <table:table-cell table:formula="of:=[C_Dia_NA.B72]" office:value-type="date" office:date-value="2020-04-23" calcext:value-type="date">
            <text:p>23/04</text:p>
          </table:table-cell>
          <table:table-cell table:formula="of:=[C_Dia_NA.C72]/[.$C$6]" office:value-type="float" office:value="29.2327386737213" calcext:value-type="float">
            <text:p>29</text:p>
          </table:table-cell>
          <table:table-cell table:formula="of:=[C_Dia_NA.D72]/[.$D$6]" office:value-type="float" office:value="8.35329941216478" calcext:value-type="float">
            <text:p>8</text:p>
          </table:table-cell>
          <table:table-cell table:formula="of:=[C_Dia_NA.E72]/[.$E$6]" office:value-type="float" office:value="79.2631045350281" calcext:value-type="float">
            <text:p>79</text:p>
          </table:table-cell>
          <table:table-cell table:formula="of:=[C_Dia_NA.F72]/[.$F$6]" office:value-type="float" office:value="28.0740141241571" calcext:value-type="float">
            <text:p>28</text:p>
          </table:table-cell>
          <table:table-cell table:formula="of:=[C_Dia_NA.G72]/[.$G$6]" office:value-type="float" office:value="103.353808616741" calcext:value-type="float">
            <text:p>103</text:p>
          </table:table-cell>
          <table:table-cell table:formula="of:=[C_Dia_NA.H72]/[.$H$6]" office:value-type="float" office:value="24.5381990360273" calcext:value-type="float">
            <text:p>25</text:p>
          </table:table-cell>
          <table:table-cell table:formula="of:=[C_Dia_NA.I72]/[.$I$6]" office:value-type="float" office:value="51.3245940337445" calcext:value-type="float">
            <text:p>51</text:p>
          </table:table-cell>
          <table:table-cell table:formula="of:=[C_Dia_NA.J72]/[.$J$6]" office:value-type="float" office:value="42.5082953026534" calcext:value-type="float">
            <text:p>43</text:p>
          </table:table-cell>
          <table:table-cell table:formula="of:=[C_Dia_NA.K72]/[.$K$6]" office:value-type="float" office:value="190.855259938339" calcext:value-type="float">
            <text:p>191</text:p>
          </table:table-cell>
          <table:table-cell table:formula="of:=[C_Dia_NA.L72]/[.$L$6]" office:value-type="float" office:value="17.9184028513066" calcext:value-type="float">
            <text:p>18</text:p>
          </table:table-cell>
          <table:table-cell table:formula="of:=[C_Dia_NA.M72]/[.$L$6]" office:value-type="float" office:value="154.749842806739" calcext:value-type="float">
            <text:p>155</text:p>
          </table:table-cell>
          <table:table-cell table:formula="of:=[C_Dia_NA.N72]/[.$N$6]" office:value-type="float" office:value="36.1013746060596" calcext:value-type="float">
            <text:p>36</text:p>
          </table:table-cell>
          <table:table-cell table:formula="of:=[C_Dia_NA.O72]/[.$O$6]" office:value-type="float" office:value="68.765170199723" calcext:value-type="float">
            <text:p>69</text:p>
          </table:table-cell>
          <table:table-cell table:formula="of:=[C_Dia_NA.P72]/[.$P$6]" office:value-type="float" office:value="73.1169573179762" calcext:value-type="float">
            <text:p>73</text:p>
          </table:table-cell>
          <table:table-cell table:formula="of:=[C_Dia_NA.Q72]/[.$Q$6]" office:value-type="float" office:value="26.6837473858998" calcext:value-type="float">
            <text:p>27</text:p>
          </table:table-cell>
          <table:table-cell/>
        </table:table-row>
        <table:table-row table:style-name="ro1">
          <table:table-cell/>
          <table:table-cell table:formula="of:=[C_Dia_NA.B73]" office:value-type="date" office:date-value="2020-04-24" calcext:value-type="date">
            <text:p>24/04</text:p>
          </table:table-cell>
          <table:table-cell table:formula="of:=[C_Dia_NA.C73]/[.$C$6]" office:value-type="float" office:value="29.0463053913634" calcext:value-type="float">
            <text:p>29</text:p>
          </table:table-cell>
          <table:table-cell table:formula="of:=[C_Dia_NA.D73]/[.$D$6]" office:value-type="float" office:value="8.46618183665349" calcext:value-type="float">
            <text:p>8</text:p>
          </table:table-cell>
          <table:table-cell table:formula="of:=[C_Dia_NA.E73]/[.$E$6]" office:value-type="float" office:value="130.592075313218" calcext:value-type="float">
            <text:p>131</text:p>
          </table:table-cell>
          <table:table-cell table:formula="of:=[C_Dia_NA.F73]/[.$F$6]" office:value-type="float" office:value="23.5959505215308" calcext:value-type="float">
            <text:p>24</text:p>
          </table:table-cell>
          <table:table-cell table:formula="of:=[C_Dia_NA.G73]/[.$G$6]" office:value-type="float" office:value="111.914902724568" calcext:value-type="float">
            <text:p>112</text:p>
          </table:table-cell>
          <table:table-cell table:formula="of:=[C_Dia_NA.H73]/[.$H$6]" office:value-type="float" office:value="26.3195564978079" calcext:value-type="float">
            <text:p>26</text:p>
          </table:table-cell>
          <table:table-cell table:formula="of:=[C_Dia_NA.I73]/[.$I$6]" office:value-type="float" office:value="46.63768071161" calcext:value-type="float">
            <text:p>47</text:p>
          </table:table-cell>
          <table:table-cell table:formula="of:=[C_Dia_NA.J73]/[.$J$6]" office:value-type="float" office:value="48.5327135711701" calcext:value-type="float">
            <text:p>49</text:p>
          </table:table-cell>
          <table:table-cell table:formula="of:=[C_Dia_NA.K73]/[.$K$6]" office:value-type="float" office:value="117.653295923527" calcext:value-type="float">
            <text:p>118</text:p>
          </table:table-cell>
          <table:table-cell table:formula="of:=[C_Dia_NA.L73]/[.$L$6]" office:value-type="float" office:value="48.8683714126543" calcext:value-type="float">
            <text:p>49</text:p>
          </table:table-cell>
          <table:table-cell table:formula="of:=[C_Dia_NA.M73]/[.$L$6]" office:value-type="float" office:value="102.623579966574" calcext:value-type="float">
            <text:p>103</text:p>
          </table:table-cell>
          <table:table-cell table:formula="of:=[C_Dia_NA.N73]/[.$N$6]" office:value-type="float" office:value="43.204879582454" calcext:value-type="float">
            <text:p>43</text:p>
          </table:table-cell>
          <table:table-cell table:formula="of:=[C_Dia_NA.O73]/[.$O$6]" office:value-type="float" office:value="80.8137042757381" calcext:value-type="float">
            <text:p>81</text:p>
          </table:table-cell>
          <table:table-cell table:formula="of:=[C_Dia_NA.P73]/[.$P$6]" office:value-type="float" office:value="75.2674560626225" calcext:value-type="float">
            <text:p>75</text:p>
          </table:table-cell>
          <table:table-cell table:formula="of:=[C_Dia_NA.Q73]/[.$Q$6]" office:value-type="float" office:value="21.183150337052" calcext:value-type="float">
            <text:p>21</text:p>
          </table:table-cell>
          <table:table-cell/>
        </table:table-row>
        <table:table-row table:style-name="ro1">
          <table:table-cell/>
          <table:table-cell table:formula="of:=[C_Dia_NA.B74]" office:value-type="date" office:date-value="2020-04-25" calcext:value-type="date">
            <text:p>25/04</text:p>
          </table:table-cell>
          <table:table-cell table:formula="of:=[C_Dia_NA.C74]/[.$C$6]" office:value-type="float" office:value="25.5413596830346" calcext:value-type="float">
            <text:p>26</text:p>
          </table:table-cell>
          <table:table-cell table:formula="of:=[C_Dia_NA.D74]/[.$D$6]" office:value-type="float" office:value="8.91771153460834" calcext:value-type="float">
            <text:p>9</text:p>
          </table:table-cell>
          <table:table-cell table:formula="of:=[C_Dia_NA.E74]/[.$E$6]" office:value-type="float" office:value="90.0875813658028" calcext:value-type="float">
            <text:p>90</text:p>
          </table:table-cell>
          <table:table-cell table:formula="of:=[C_Dia_NA.F74]/[.$F$6]" office:value-type="float" office:value="40.4748056391222" calcext:value-type="float">
            <text:p>40</text:p>
          </table:table-cell>
          <table:table-cell/>
          <table:table-cell table:formula="of:=[C_Dia_NA.H74]/[.$H$6]" office:value-type="float" office:value="22.8162201563061" calcext:value-type="float">
            <text:p>23</text:p>
          </table:table-cell>
          <table:table-cell table:formula="of:=[C_Dia_NA.I74]/[.$I$6]" office:value-type="float" office:value="37.9003484691123" calcext:value-type="float">
            <text:p>38</text:p>
          </table:table-cell>
          <table:table-cell table:formula="of:=[C_Dia_NA.J74]/[.$J$6]" office:value-type="float" office:value="37.8654769570499" calcext:value-type="float">
            <text:p>38</text:p>
          </table:table-cell>
          <table:table-cell table:formula="of:=[C_Dia_NA.K74]/[.$K$6]" office:value-type="float" office:value="76.8722574751643" calcext:value-type="float">
            <text:p>77</text:p>
          </table:table-cell>
          <table:table-cell table:formula="of:=[C_Dia_NA.L74]/[.$L$6]" office:value-type="float" office:value="26.0631314200823" calcext:value-type="float">
            <text:p>26</text:p>
          </table:table-cell>
          <table:table-cell table:formula="of:=[C_Dia_NA.M74]/[.$L$6]" office:value-type="float" office:value="96.1077971115535" calcext:value-type="float">
            <text:p>96</text:p>
          </table:table-cell>
          <table:table-cell table:formula="of:=[C_Dia_NA.N74]/[.$N$6]" office:value-type="float" office:value="57.8984309719823" calcext:value-type="float">
            <text:p>58</text:p>
          </table:table-cell>
          <table:table-cell table:formula="of:=[C_Dia_NA.O74]/[.$O$6]" office:value-type="float" office:value="73.7166225597292" calcext:value-type="float">
            <text:p>74</text:p>
          </table:table-cell>
          <table:table-cell table:formula="of:=[C_Dia_NA.P74]/[.$P$6]" office:value-type="float" office:value="46.3334729528352" calcext:value-type="float">
            <text:p>46</text:p>
          </table:table-cell>
          <table:table-cell table:formula="of:=[C_Dia_NA.Q74]/[.$Q$6]" office:value-type="float" office:value="25.3963736085099" calcext:value-type="float">
            <text:p>25</text:p>
          </table:table-cell>
          <table:table-cell/>
        </table:table-row>
        <table:table-row table:style-name="ro1">
          <table:table-cell/>
          <table:table-cell table:formula="of:=[C_Dia_NA.B75]" office:value-type="date" office:date-value="2020-04-26" calcext:value-type="date">
            <text:p>26/04</text:p>
          </table:table-cell>
          <table:table-cell table:formula="of:=[C_Dia_NA.C75]/[.$C$6]" office:value-type="float" office:value="21.5889740970468" calcext:value-type="float">
            <text:p>22</text:p>
          </table:table-cell>
          <table:table-cell table:formula="of:=[C_Dia_NA.D75]/[.$D$6]" office:value-type="float" office:value="6.54718062034536" calcext:value-type="float">
            <text:p>7</text:p>
          </table:table-cell>
          <table:table-cell table:formula="of:=[C_Dia_NA.E75]/[.$E$6]" office:value-type="float" office:value="70.6209819040063" calcext:value-type="float">
            <text:p>71</text:p>
          </table:table-cell>
          <table:table-cell table:formula="of:=[C_Dia_NA.F75]/[.$F$6]" office:value-type="float" office:value="22.3903180131314" calcext:value-type="float">
            <text:p>22</text:p>
          </table:table-cell>
          <table:table-cell/>
          <table:table-cell table:formula="of:=[C_Dia_NA.H75]/[.$H$6]" office:value-type="float" office:value="6.84338158234035" calcext:value-type="float">
            <text:p>7</text:p>
          </table:table-cell>
          <table:table-cell table:formula="of:=[C_Dia_NA.I75]/[.$I$6]" office:value-type="float" office:value="37.9003484691123" calcext:value-type="float">
            <text:p>38</text:p>
          </table:table-cell>
          <table:table-cell table:formula="of:=[C_Dia_NA.J75]/[.$J$6]" office:value-type="float" office:value="37.3353281494205" calcext:value-type="float">
            <text:p>37</text:p>
          </table:table-cell>
          <table:table-cell table:formula="of:=[C_Dia_NA.K75]/[.$K$6]" office:value-type="float" office:value="142.937539761512" calcext:value-type="float">
            <text:p>143</text:p>
          </table:table-cell>
          <table:table-cell table:formula="of:=[C_Dia_NA.L75]/[.$L$6]" office:value-type="float" office:value="19.5473485650617" calcext:value-type="float">
            <text:p>20</text:p>
          </table:table-cell>
          <table:table-cell table:formula="of:=[C_Dia_NA.M75]/[.$L$6]" office:value-type="float" office:value="61.8999371226955" calcext:value-type="float">
            <text:p>62</text:p>
          </table:table-cell>
          <table:table-cell table:formula="of:=[C_Dia_NA.N75]/[.$N$6]" office:value-type="float" office:value="45.9295116281944" calcext:value-type="float">
            <text:p>46</text:p>
          </table:table-cell>
          <table:table-cell/>
          <table:table-cell table:formula="of:=[C_Dia_NA.P75]/[.$P$6]" office:value-type="float" office:value="29.2272329386028" calcext:value-type="float">
            <text:p>29</text:p>
          </table:table-cell>
          <table:table-cell table:formula="of:=[C_Dia_NA.Q75]/[.$Q$6]" office:value-type="float" office:value="19.544674620374" calcext:value-type="float">
            <text:p>20</text:p>
          </table:table-cell>
          <table:table-cell/>
        </table:table-row>
        <table:table-row table:style-name="ro1" table:number-rows-repeated="30">
          <table:table-cell/>
          <table:table-cell table:style-name="Default"/>
          <table:table-cell table:style-name="ce99" table:number-columns-repeated="15"/>
          <table:table-cell/>
        </table:table-row>
        <table:table-row table:style-name="ro1">
          <table:table-cell/>
          <table:table-cell table:style-name="Default"/>
          <table:table-cell table:style-name="ce99" table:number-columns-repeated="15"/>
          <table:table-cell/>
        </table:table-row>
      </table:table>
      <table:table table:name="M_Acu_NA" table:style-name="ta1">
        <table:table-column table:style-name="co3" table:default-cell-style-name="ce49"/>
        <table:table-column table:style-name="co4" table:default-cell-style-name="Default"/>
        <table:table-column table:style-name="co4" table:number-columns-repeated="10" table:default-cell-style-name="ce49"/>
        <table:table-column table:style-name="co6" table:number-columns-repeated="7" table:default-cell-style-name="ce49"/>
        <table:table-column table:style-name="co6" table:number-columns-repeated="2" table:default-cell-style-name="Default"/>
        <table:table-column table:style-name="co6" table:number-columns-repeated="2" table:default-cell-style-name="ce49"/>
        <table:table-column table:style-name="co6" table:number-columns-repeated="8" table:default-cell-style-name="Default"/>
        <table:table-column table:style-name="co7" table:default-cell-style-name="Default"/>
        <table:table-column table:style-name="co8" table:number-columns-repeated="7" table:default-cell-style-name="Default"/>
        <table:table-column table:style-name="co1" table:number-columns-repeated="13" table:default-cell-style-name="Default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1">
          <table:table-cell/>
          <table:table-cell table:style-name="ce54" office:value-type="string" calcext:value-type="string">
            <text:p>Datos de diferentes países, NO ajustados a la población</text:p>
          </table:table-cell>
          <table:table-cell table:number-columns-repeated="50"/>
        </table:table-row>
        <table:table-row table:style-name="ro1" table:number-rows-repeated="2">
          <table:table-cell table:number-columns-repeated="52"/>
        </table:table-row>
        <table:table-row table:style-name="ro1">
          <table:table-cell/>
          <table:table-cell table:style-name="ce55" office:value-type="string" calcext:value-type="string">
            <text:p>Muertes acumuladas</text:p>
          </table:table-cell>
          <table:table-cell table:number-columns-repeated="17"/>
          <table:table-cell table:style-name="ce76" table:number-columns-repeated="2"/>
          <table:table-cell table:number-columns-repeated="2"/>
          <table:table-cell table:style-name="ce76" table:number-columns-repeated="29"/>
        </table:table-row>
        <table:table-row table:style-name="ro1">
          <table:table-cell/>
          <table:table-cell table:style-name="ce49"/>
          <table:table-cell table:number-columns-repeated="50"/>
        </table:table-row>
        <table:table-row table:style-name="ro1">
          <table:table-cell/>
          <table:table-cell table:style-name="ce56"/>
          <table:table-cell table:style-name="ce51" office:value-type="string" calcext:value-type="string">
            <text:p>Alemania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Bélgica</text:p>
          </table:table-cell>
          <table:table-cell office:value-type="string" calcext:value-type="string">
            <text:p>Dinamarca</text:p>
          </table:table-cell>
          <table:table-cell table:style-name="ce51" office:value-type="string" calcext:value-type="string">
            <text:p>España</text:p>
          </table:table-cell>
          <table:table-cell table:style-name="ce51" office:value-type="string" calcext:value-type="string">
            <text:p>Francia</text:p>
          </table:table-cell>
          <table:table-cell office:value-type="string" calcext:value-type="string">
            <text:p>Holanda</text:p>
          </table:table-cell>
          <table:table-cell table:style-name="ce51" office:value-type="string" calcext:value-type="string">
            <text:p>Italia</text:p>
          </table:table-cell>
          <table:table-cell table:style-name="ce51" office:value-type="string" calcext:value-type="string">
            <text:p>Irlanda</text:p>
          </table:table-cell>
          <table:table-cell table:style-name="ce51" office:value-type="string" calcext:value-type="string">
            <text:p>Luxemburgo</text:p>
          </table:table-cell>
          <table:table-cell table:style-name="ce51" office:value-type="string" calcext:value-type="string">
            <text:p>Noruega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Reino Unido</text:p>
          </table:table-cell>
          <table:table-cell office:value-type="string" calcext:value-type="string">
            <text:p>Suecia</text:p>
          </table:table-cell>
          <table:table-cell office:value-type="string" calcext:value-type="string">
            <text:p>Suiza</text:p>
          </table:table-cell>
          <table:table-cell/>
          <table:table-cell table:number-columns-repeated="2" office:value-type="string" calcext:value-type="string">
            <text:p>Suiza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Total Diario</text:p>
          </table:table-cell>
          <table:table-cell table:number-columns-repeated="29"/>
        </table:table-row>
        <table:table-row table:style-name="ro1">
          <table:table-cell table:style-name="ce50"/>
          <table:table-cell table:style-name="ce57" office:value-type="date" office:date-value="2020-02-20" calcext:value-type="date">
            <text:p>20/02</text:p>
          </table:table-cell>
          <table:table-cell table:style-name="ce50" table:number-columns-repeated="4"/>
          <table:table-cell table:style-name="ce103" office:value-type="float" office:value="1" calcext:value-type="float">
            <text:p>1</text:p>
          </table:table-cell>
          <table:table-cell table:style-name="ce50" table:number-columns-repeated="10"/>
          <table:table-cell table:number-columns-repeated="4"/>
          <table:table-cell table:style-name="ce104" table:formula="of:=SUM([.C9:.Q9])" office:value-type="float" office:value="1" calcext:value-type="float">
            <text:p>1</text:p>
          </table:table-cell>
          <table:table-cell table:style-name="ce104"/>
          <table:table-cell table:number-columns-repeated="29"/>
        </table:table-row>
        <table:table-row table:style-name="ro1">
          <table:table-cell/>
          <table:table-cell table:style-name="ce58" office:value-type="date" office:date-value="2020-02-21" calcext:value-type="date">
            <text:p>21/02</text:p>
          </table:table-cell>
          <table:table-cell table:number-columns-repeated="4"/>
          <table:table-cell table:style-name="ce6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table:style-name="ce104" table:formula="of:=SUM([.C10:.Q10])" office:value-type="float" office:value="3" calcext:value-type="float">
            <text:p>3</text:p>
          </table:table-cell>
          <table:table-cell table:style-name="ce104" table:formula="of:=[.V10]-[.V9]" office:value-type="float" office:value="2" calcext:value-type="float">
            <text:p>2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2-22" calcext:value-type="date">
            <text:p>22/02</text:p>
          </table:table-cell>
          <table:table-cell table:number-columns-repeated="4"/>
          <table:table-cell table:style-name="ce6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  <table:table-cell table:style-name="ce104" table:formula="of:=SUM([.C11:.Q11])" office:value-type="float" office:value="4" calcext:value-type="float">
            <text:p>4</text:p>
          </table:table-cell>
          <table:table-cell table:style-name="ce104" table:formula="of:=[.V11]-[.V10]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style-name="ce51"/>
          <table:table-cell table:style-name="ce59" office:value-type="date" office:date-value="2020-02-23" calcext:value-type="date">
            <text:p>23/02</text:p>
          </table:table-cell>
          <table:table-cell table:style-name="ce51" table:number-columns-repeated="4"/>
          <table:table-cell table:style-name="ce62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1" office:value-type="float" office:value="3" calcext:value-type="float">
            <text:p>3</text:p>
          </table:table-cell>
          <table:table-cell table:style-name="ce51" table:number-columns-repeated="7"/>
          <table:table-cell table:number-columns-repeated="4"/>
          <table:table-cell table:style-name="ce104" table:formula="of:=SUM([.C12:.Q12])" office:value-type="float" office:value="5" calcext:value-type="float">
            <text:p>5</text:p>
          </table:table-cell>
          <table:table-cell table:style-name="ce104" table:formula="of:=[.V12]-[.V11]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2-24" calcext:value-type="date">
            <text:p>24/02</text:p>
          </table:table-cell>
          <table:table-cell table:style-name="ce50" table:number-columns-repeated="4"/>
          <table:table-cell table:style-name="ce103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/>
          <table:table-cell table:style-name="ce50" office:value-type="float" office:value="7" calcext:value-type="float">
            <text:p>7</text:p>
          </table:table-cell>
          <table:table-cell table:number-columns-repeated="11"/>
          <table:table-cell table:style-name="ce104" table:formula="of:=SUM([.C13:.Q13])" office:value-type="float" office:value="9" calcext:value-type="float">
            <text:p>9</text:p>
          </table:table-cell>
          <table:table-cell table:style-name="ce104" table:formula="of:=[.V13]-[.V12]"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2-25" calcext:value-type="date">
            <text:p>25/02</text:p>
          </table:table-cell>
          <table:table-cell table:number-columns-repeated="4"/>
          <table:table-cell table:style-name="ce6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1"/>
          <table:table-cell table:style-name="ce104" table:formula="of:=SUM([.C14:.Q14])" office:value-type="float" office:value="12" calcext:value-type="float">
            <text:p>12</text:p>
          </table:table-cell>
          <table:table-cell table:style-name="ce104" table:formula="of:=[.V14]-[.V13]" office:value-type="float" office:value="3" calcext:value-type="float">
            <text:p>3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2-26" calcext:value-type="date">
            <text:p>26/02</text:p>
          </table:table-cell>
          <table:table-cell table:number-columns-repeated="4"/>
          <table:table-cell table:style-name="ce6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1"/>
          <table:table-cell table:style-name="ce104" table:formula="of:=SUM([.C15:.Q15])" office:value-type="float" office:value="15" calcext:value-type="float">
            <text:p>15</text:p>
          </table:table-cell>
          <table:table-cell table:style-name="ce104" table:formula="of:=[.V15]-[.V14]" office:value-type="float" office:value="3" calcext:value-type="float">
            <text:p>3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2-27" calcext:value-type="date">
            <text:p>27/02</text:p>
          </table:table-cell>
          <table:table-cell table:number-columns-repeated="4"/>
          <table:table-cell table:style-name="ce6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1"/>
          <table:table-cell table:style-name="ce104" table:formula="of:=SUM([.C16:.Q16])" office:value-type="float" office:value="20" calcext:value-type="float">
            <text:p>20</text:p>
          </table:table-cell>
          <table:table-cell table:style-name="ce104" table:formula="of:=[.V16]-[.V15]" office:value-type="float" office:value="5" calcext:value-type="float">
            <text:p>5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2-28" calcext:value-type="date">
            <text:p>28/02</text:p>
          </table:table-cell>
          <table:table-cell table:number-columns-repeated="4"/>
          <table:table-cell table:style-name="ce6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1"/>
          <table:table-cell table:style-name="ce104" table:formula="of:=SUM([.C17:.Q17])" office:value-type="float" office:value="24" calcext:value-type="float">
            <text:p>24</text:p>
          </table:table-cell>
          <table:table-cell table:style-name="ce104" table:formula="of:=[.V17]-[.V16]"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2-29" calcext:value-type="date">
            <text:p>29/02</text:p>
          </table:table-cell>
          <table:table-cell table:style-name="ce60" table:number-columns-repeated="4"/>
          <table:table-cell table:style-name="ce61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/>
          <table:table-cell table:style-name="ce60" office:value-type="float" office:value="29" calcext:value-type="float">
            <text:p>29</text:p>
          </table:table-cell>
          <table:table-cell table:number-columns-repeated="11"/>
          <table:table-cell table:style-name="ce104" table:formula="of:=SUM([.C18:.Q18])" office:value-type="float" office:value="32" calcext:value-type="float">
            <text:p>32</text:p>
          </table:table-cell>
          <table:table-cell table:style-name="ce104" table:formula="of:=[.V18]-[.V17]" office:value-type="float" office:value="8" calcext:value-type="float">
            <text:p>8</text:p>
          </table:table-cell>
          <table:table-cell table:number-columns-repeated="29"/>
        </table:table-row>
        <table:table-row table:style-name="ro1">
          <table:table-cell table:style-name="ce51"/>
          <table:table-cell table:style-name="ce59" office:value-type="date" office:date-value="2020-03-01" calcext:value-type="date">
            <text:p>01/03</text:p>
          </table:table-cell>
          <table:table-cell table:style-name="ce51" table:number-columns-repeated="4"/>
          <table:table-cell table:style-name="ce62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/>
          <table:table-cell table:style-name="ce51" office:value-type="float" office:value="34" calcext:value-type="float">
            <text:p>34</text:p>
          </table:table-cell>
          <table:table-cell table:number-columns-repeated="11"/>
          <table:table-cell table:style-name="ce104" table:formula="of:=SUM([.C19:.Q19])" office:value-type="float" office:value="37" calcext:value-type="float">
            <text:p>37</text:p>
          </table:table-cell>
          <table:table-cell table:style-name="ce104" table:formula="of:=[.V19]-[.V18]" office:value-type="float" office:value="5" calcext:value-type="float">
            <text:p>5</text:p>
          </table:table-cell>
          <table:table-cell table:number-columns-repeated="29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02" calcext:value-type="date">
            <text:p>02/03</text:p>
          </table:table-cell>
          <table:table-cell table:style-name="ce50" table:number-columns-repeated="4"/>
          <table:table-cell table:style-name="ce103" office:value-type="float" office:value="1" calcext:value-type="float">
            <text:p>1</text:p>
          </table:table-cell>
          <table:table-cell table:style-name="ce50" office:value-type="float" office:value="3" calcext:value-type="float">
            <text:p>3</text:p>
          </table:table-cell>
          <table:table-cell table:style-name="ce50"/>
          <table:table-cell table:style-name="ce50" office:value-type="float" office:value="52" calcext:value-type="float">
            <text:p>52</text:p>
          </table:table-cell>
          <table:table-cell table:style-name="ce50" table:number-columns-repeated="7"/>
          <table:table-cell table:number-columns-repeated="4"/>
          <table:table-cell table:style-name="ce104" table:formula="of:=SUM([.C20:.Q20])" office:value-type="float" office:value="56" calcext:value-type="float">
            <text:p>56</text:p>
          </table:table-cell>
          <table:table-cell table:style-name="ce104" table:formula="of:=[.V20]-[.V19]" office:value-type="float" office:value="19" calcext:value-type="float">
            <text:p>19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03" calcext:value-type="date">
            <text:p>03/03</text:p>
          </table:table-cell>
          <table:table-cell table:number-columns-repeated="4"/>
          <table:table-cell table:style-name="ce6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11"/>
          <table:table-cell table:style-name="ce104" table:formula="of:=SUM([.C21:.Q21])" office:value-type="float" office:value="84" calcext:value-type="float">
            <text:p>84</text:p>
          </table:table-cell>
          <table:table-cell table:style-name="ce104" table:formula="of:=[.V21]-[.V20]" office:value-type="float" office:value="28" calcext:value-type="float">
            <text:p>28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04" calcext:value-type="date">
            <text:p>04/0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11"/>
          <table:table-cell table:style-name="ce104" table:formula="of:=SUM([.C22:.Q22])" office:value-type="float" office:value="112" calcext:value-type="float">
            <text:p>112</text:p>
          </table:table-cell>
          <table:table-cell table:style-name="ce104" table:formula="of:=[.V22]-[.V21]" office:value-type="float" office:value="28" calcext:value-type="float">
            <text:p>28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05" calcext:value-type="date">
            <text:p>05/0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8" calcext:value-type="float">
            <text:p>14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T22]+[.S23]" office:value-type="float" office:value="1" calcext:value-type="float">
            <text:p>1</text:p>
          </table:table-cell>
          <table:table-cell/>
          <table:table-cell table:style-name="ce104" table:formula="of:=SUM([.C23:.Q23])" office:value-type="float" office:value="160" calcext:value-type="float">
            <text:p>160</text:p>
          </table:table-cell>
          <table:table-cell table:style-name="ce104" table:formula="of:=[.V23]-[.V22]" office:value-type="float" office:value="48" calcext:value-type="float">
            <text:p>48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06" calcext:value-type="date">
            <text:p>06/0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T23]+[.S24]" office:value-type="float" office:value="1" calcext:value-type="float">
            <text:p>1</text:p>
          </table:table-cell>
          <table:table-cell/>
          <table:table-cell table:style-name="ce104" table:formula="of:=SUM([.C24:.Q24])" office:value-type="float" office:value="215" calcext:value-type="float">
            <text:p>215</text:p>
          </table:table-cell>
          <table:table-cell table:style-name="ce104" table:formula="of:=[.V24]-[.V23]" office:value-type="float" office:value="55" calcext:value-type="float">
            <text:p>55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07" calcext:value-type="date">
            <text:p>07/03</text:p>
          </table:table-cell>
          <table:table-cell table:number-columns-repeated="4"/>
          <table:table-cell table:style-name="ce63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T24]+[.S25]" office:value-type="float" office:value="1" calcext:value-type="float">
            <text:p>1</text:p>
          </table:table-cell>
          <table:table-cell/>
          <table:table-cell table:style-name="ce104" table:formula="of:=SUM([.C25:.Q25])" office:value-type="float" office:value="261" calcext:value-type="float">
            <text:p>261</text:p>
          </table:table-cell>
          <table:table-cell table:style-name="ce104" table:formula="of:=[.V25]-[.V24]" office:value-type="float" office:value="46" calcext:value-type="float">
            <text:p>46</text:p>
          </table:table-cell>
          <table:table-cell table:number-columns-repeated="29"/>
        </table:table-row>
        <table:table-row table:style-name="ro1">
          <table:table-cell table:style-name="ce51"/>
          <table:table-cell table:style-name="ce59" office:value-type="date" office:date-value="2020-03-08" calcext:value-type="date">
            <text:p>08/03</text:p>
          </table:table-cell>
          <table:table-cell table:style-name="ce51" table:number-columns-repeated="4"/>
          <table:table-cell table:style-name="ce62" office:value-type="float" office:value="10" calcext:value-type="float">
            <text:p>10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366" calcext:value-type="float">
            <text:p>366</text:p>
          </table:table-cell>
          <table:table-cell table:style-name="ce51" table:number-columns-repeated="4"/>
          <table:table-cell table:style-name="ce51" office:value-type="float" office:value="3" calcext:value-type="float">
            <text:p>3</text:p>
          </table:table-cell>
          <table:table-cell table:style-name="ce51"/>
          <table:table-cell table:style-name="ce51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T25]+[.S26]" office:value-type="float" office:value="2" calcext:value-type="float">
            <text:p>2</text:p>
          </table:table-cell>
          <table:table-cell/>
          <table:table-cell table:style-name="ce104" table:formula="of:=SUM([.C26:.Q26])" office:value-type="float" office:value="403" calcext:value-type="float">
            <text:p>403</text:p>
          </table:table-cell>
          <table:table-cell table:style-name="ce104" table:formula="of:=[.V26]-[.V25]" office:value-type="float" office:value="142" calcext:value-type="float">
            <text:p>142</text:p>
          </table:table-cell>
          <table:table-cell table:number-columns-repeated="29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09" calcext:value-type="date">
            <text:p>09/03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3"/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50" office:value-type="float" office:value="463" calcext:value-type="float">
            <text:p>46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T26]+[.S27]" office:value-type="float" office:value="2" calcext:value-type="float">
            <text:p>2</text:p>
          </table:table-cell>
          <table:table-cell/>
          <table:table-cell table:style-name="ce104" table:formula="of:=SUM([.C27:.Q27])" office:value-type="float" office:value="513" calcext:value-type="float">
            <text:p>513</text:p>
          </table:table-cell>
          <table:table-cell table:style-name="ce104" table:formula="of:=[.V27]-[.V26]" office:value-type="float" office:value="110" calcext:value-type="float">
            <text:p>110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10" calcext:value-type="date">
            <text:p>10/0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631" calcext:value-type="float">
            <text:p>63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T27]+[.S28]" office:value-type="float" office:value="2" calcext:value-type="float">
            <text:p>2</text:p>
          </table:table-cell>
          <table:table-cell/>
          <table:table-cell table:style-name="ce104" table:formula="of:=SUM([.C28:.Q28])" office:value-type="float" office:value="711" calcext:value-type="float">
            <text:p>711</text:p>
          </table:table-cell>
          <table:table-cell table:style-name="ce104" table:formula="of:=[.V28]-[.V27]" office:value-type="float" office:value="198" calcext:value-type="float">
            <text:p>198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11" calcext:value-type="date">
            <text:p>11/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827" calcext:value-type="float">
            <text:p>82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T28]+[.S29]" office:value-type="float" office:value="3" calcext:value-type="float">
            <text:p>3</text:p>
          </table:table-cell>
          <table:table-cell/>
          <table:table-cell table:style-name="ce104" table:formula="of:=SUM([.C29:.Q29])" office:value-type="float" office:value="946" calcext:value-type="float">
            <text:p>946</text:p>
          </table:table-cell>
          <table:table-cell table:style-name="ce104" table:formula="of:=[.V29]-[.V28]" office:value-type="float" office:value="235" calcext:value-type="float">
            <text:p>235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12" calcext:value-type="date">
            <text:p>12/0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1016" calcext:value-type="float">
            <text:p>10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formula="of:=[.T29]+[.S30]" office:value-type="float" office:value="6" calcext:value-type="float">
            <text:p>6</text:p>
          </table:table-cell>
          <table:table-cell/>
          <table:table-cell table:style-name="ce104" table:formula="of:=SUM([.C30:.Q30])" office:value-type="float" office:value="1193" calcext:value-type="float">
            <text:p>1,193</text:p>
          </table:table-cell>
          <table:table-cell table:style-name="ce104" table:formula="of:=[.V30]-[.V29]" office:value-type="float" office:value="247" calcext:value-type="float">
            <text:p>247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13" calcext:value-type="date">
            <text:p>13/0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1266" calcext:value-type="float">
            <text:p>126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T30]+[.S31]" office:value-type="float" office:value="7" calcext:value-type="float">
            <text:p>7</text:p>
          </table:table-cell>
          <table:table-cell/>
          <table:table-cell table:style-name="ce104" table:formula="of:=SUM([.C31:.Q31])" office:value-type="float" office:value="1508" calcext:value-type="float">
            <text:p>1,508</text:p>
          </table:table-cell>
          <table:table-cell table:style-name="ce104" table:formula="of:=[.V31]-[.V30]" office:value-type="float" office:value="315" calcext:value-type="float">
            <text:p>315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14" calcext:value-type="date">
            <text:p>14/03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36" calcext:value-type="float">
            <text:p>136</text:p>
          </table:table-cell>
          <table:table-cell table:style-name="ce60"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table:style-name="ce60" office:value-type="float" office:value="1441" calcext:value-type="float">
            <text:p>14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" calcext:value-type="float">
            <text:p>4</text:p>
          </table:table-cell>
          <table:table-cell table:formula="of:=[.T31]+[.S32]" office:value-type="float" office:value="11" calcext:value-type="float">
            <text:p>11</text:p>
          </table:table-cell>
          <table:table-cell/>
          <table:table-cell table:style-name="ce104" table:formula="of:=SUM([.C32:.Q32])" office:value-type="float" office:value="1736" calcext:value-type="float">
            <text:p>1,736</text:p>
          </table:table-cell>
          <table:table-cell table:style-name="ce104" table:formula="of:=[.V32]-[.V31]" office:value-type="float" office:value="228" calcext:value-type="float">
            <text:p>228</text:p>
          </table:table-cell>
          <table:table-cell table:number-columns-repeated="29"/>
        </table:table-row>
        <table:table-row table:style-name="ro1">
          <table:table-cell table:style-name="ce51"/>
          <table:table-cell table:style-name="ce59" office:value-type="date" office:date-value="2020-03-15" calcext:value-type="date">
            <text:p>15/03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style-name="ce51" office:value-type="float" office:value="288" calcext:value-type="float">
            <text:p>288</text:p>
          </table:table-cell>
          <table:table-cell table:style-name="ce51"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table:style-name="ce51" office:value-type="float" office:value="1809" calcext:value-type="float">
            <text:p>18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" calcext:value-type="float">
            <text:p>6</text:p>
          </table:table-cell>
          <table:table-cell table:formula="of:=[.T32]+[.S33]" office:value-type="float" office:value="17" calcext:value-type="float">
            <text:p>17</text:p>
          </table:table-cell>
          <table:table-cell/>
          <table:table-cell table:style-name="ce104" table:formula="of:=SUM([.C33:.Q33])" office:value-type="float" office:value="2321" calcext:value-type="float">
            <text:p>2,321</text:p>
          </table:table-cell>
          <table:table-cell table:style-name="ce104" table:formula="of:=[.V33]-[.V32]" office:value-type="float" office:value="585" calcext:value-type="float">
            <text:p>585</text:p>
          </table:table-cell>
          <table:table-cell table:number-columns-repeated="29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16" calcext:value-type="date">
            <text:p>16/03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3" calcext:value-type="float">
            <text:p>3</text:p>
          </table:table-cell>
          <table:table-cell table:number-columns-repeated="2" table:style-name="ce50" office:value-type="float" office:value="5" calcext:value-type="float">
            <text:p>5</text:p>
          </table:table-cell>
          <table:table-cell table:style-name="ce50" office:value-type="float" office:value="309" calcext:value-type="float">
            <text:p>309</text:p>
          </table:table-cell>
          <table:table-cell table:style-name="ce50" office:value-type="float" office:value="148" calcext:value-type="float">
            <text:p>148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158" calcext:value-type="float">
            <text:p>2158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55" calcext:value-type="float">
            <text:p>55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26" calcext:value-type="float">
            <text:p>26</text:p>
          </table:table-cell>
          <table:table-cell/>
          <table:table-cell office:value-type="float" office:value="9" calcext:value-type="float">
            <text:p>9</text:p>
          </table:table-cell>
          <table:table-cell table:formula="of:=[.T33]+[.S34]" office:value-type="float" office:value="26" calcext:value-type="float">
            <text:p>26</text:p>
          </table:table-cell>
          <table:table-cell/>
          <table:table-cell table:style-name="ce104" table:formula="of:=SUM([.C34:.Q34])" office:value-type="float" office:value="2759" calcext:value-type="float">
            <text:p>2,759</text:p>
          </table:table-cell>
          <table:table-cell table:style-name="ce104" table:formula="of:=[.V34]-[.V33]" office:value-type="float" office:value="438" calcext:value-type="float">
            <text:p>438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17" calcext:value-type="date">
            <text:p>17/0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91" calcext:value-type="float">
            <text:p>491</text:p>
          </table:table-cell>
          <table:table-cell office:value-type="float" office:value="175" calcext:value-type="float">
            <text:p>175</text:p>
          </table:table-cell>
          <table:table-cell office:value-type="float" office:value="43" calcext:value-type="float">
            <text:p>43</text:p>
          </table:table-cell>
          <table:table-cell office:value-type="float" office:value="2503" calcext:value-type="float">
            <text:p>25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" calcext:value-type="float">
            <text:p>3</text:p>
          </table:table-cell>
          <table:table-cell table:formula="of:=[.T34]+[.S35]" office:value-type="float" office:value="29" calcext:value-type="float">
            <text:p>29</text:p>
          </table:table-cell>
          <table:table-cell/>
          <table:table-cell table:style-name="ce104" table:formula="of:=SUM([.C35:.Q35])" office:value-type="float" office:value="3353" calcext:value-type="float">
            <text:p>3,353</text:p>
          </table:table-cell>
          <table:table-cell table:style-name="ce104" table:formula="of:=[.V35]-[.V34]" office:value-type="float" office:value="594" calcext:value-type="float">
            <text:p>594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18" calcext:value-type="date">
            <text:p>18/0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98" calcext:value-type="float">
            <text:p>598</text:p>
          </table:table-cell>
          <table:table-cell office:value-type="float" office:value="244" calcext:value-type="float">
            <text:p>244</text:p>
          </table:table-cell>
          <table:table-cell office:value-type="float" office:value="58" calcext:value-type="float">
            <text:p>58</text:p>
          </table:table-cell>
          <table:table-cell office:value-type="float" office:value="2978" calcext:value-type="float">
            <text:p>297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" calcext:value-type="float">
            <text:p>9</text:p>
          </table:table-cell>
          <table:table-cell table:formula="of:=[.T35]+[.S36]" office:value-type="float" office:value="38" calcext:value-type="float">
            <text:p>38</text:p>
          </table:table-cell>
          <table:table-cell/>
          <table:table-cell table:style-name="ce104" table:formula="of:=SUM([.C36:.Q36])" office:value-type="float" office:value="4084" calcext:value-type="float">
            <text:p>4,084</text:p>
          </table:table-cell>
          <table:table-cell table:style-name="ce104" table:formula="of:=[.V36]-[.V35]" office:value-type="float" office:value="731" calcext:value-type="float">
            <text:p>731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19" calcext:value-type="date">
            <text:p>19/0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67" calcext:value-type="float">
            <text:p>767</text:p>
          </table:table-cell>
          <table:table-cell office:value-type="float" office:value="372" calcext:value-type="float">
            <text:p>372</text:p>
          </table:table-cell>
          <table:table-cell office:value-type="float" office:value="76" calcext:value-type="float">
            <text:p>76</text:p>
          </table:table-cell>
          <table:table-cell office:value-type="float" office:value="3405" calcext:value-type="float">
            <text:p>340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5" calcext:value-type="float">
            <text:p>5</text:p>
          </table:table-cell>
          <table:table-cell table:formula="of:=[.T36]+[.S37]" office:value-type="float" office:value="43" calcext:value-type="float">
            <text:p>43</text:p>
          </table:table-cell>
          <table:table-cell/>
          <table:table-cell table:style-name="ce104" table:formula="of:=SUM([.C37:.Q37])" office:value-type="float" office:value="4905" calcext:value-type="float">
            <text:p>4,905</text:p>
          </table:table-cell>
          <table:table-cell table:style-name="ce104" table:formula="of:=[.V37]-[.V36]" office:value-type="float" office:value="821" calcext:value-type="float">
            <text:p>821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20" calcext:value-type="date">
            <text:p>20/0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1002" calcext:value-type="float">
            <text:p>1002</text:p>
          </table:table-cell>
          <table:table-cell office:value-type="float" office:value="450" calcext:value-type="float">
            <text:p>450</text:p>
          </table:table-cell>
          <table:table-cell office:value-type="float" office:value="106" calcext:value-type="float">
            <text:p>106</text:p>
          </table:table-cell>
          <table:table-cell office:value-type="float" office:value="4032" calcext:value-type="float">
            <text:p>403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T37]+[.S38]" office:value-type="float" office:value="67" calcext:value-type="float">
            <text:p>67</text:p>
          </table:table-cell>
          <table:table-cell/>
          <table:table-cell table:style-name="ce104" table:formula="of:=SUM([.C38:.Q38])" office:value-type="float" office:value="5978" calcext:value-type="float">
            <text:p>5,978</text:p>
          </table:table-cell>
          <table:table-cell table:style-name="ce104" table:formula="of:=[.V38]-[.V37]" office:value-type="float" office:value="1073" calcext:value-type="float">
            <text:p>1,073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21" calcext:value-type="date">
            <text:p>21/03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  <table:table-cell office:value-type="float" office:value="1326" calcext:value-type="float">
            <text:p>1326</text:p>
          </table:table-cell>
          <table:table-cell office:value-type="float" office:value="562" calcext:value-type="float">
            <text:p>562</text:p>
          </table:table-cell>
          <table:table-cell office:value-type="float" office:value="136" calcext:value-type="float">
            <text:p>136</text:p>
          </table:table-cell>
          <table:table-cell office:value-type="float" office:value="4825" calcext:value-type="float">
            <text:p>482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33" calcext:value-type="float">
            <text:p>233</text:p>
          </table:table-cell>
          <table:table-cell office:value-type="float" office:value="38" calcext:value-type="float">
            <text:p>38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T38]+[.S39]" office:value-type="float" office:value="83" calcext:value-type="float">
            <text:p>83</text:p>
          </table:table-cell>
          <table:table-cell/>
          <table:table-cell table:style-name="ce104" table:formula="of:=SUM([.C39:.Q39])" office:value-type="float" office:value="7376" calcext:value-type="float">
            <text:p>7,376</text:p>
          </table:table-cell>
          <table:table-cell table:style-name="ce104" table:formula="of:=[.V39]-[.V38]" office:value-type="float" office:value="1398" calcext:value-type="float">
            <text:p>1,398</text:p>
          </table:table-cell>
          <table:table-cell table:number-columns-repeated="29"/>
        </table:table-row>
        <table:table-row table:style-name="ro1">
          <table:table-cell table:style-name="ce51"/>
          <table:table-cell table:style-name="ce59" office:value-type="date" office:date-value="2020-03-22" calcext:value-type="date">
            <text:p>22/03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75" calcext:value-type="float">
            <text:p>75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1720" calcext:value-type="float">
            <text:p>1720</text:p>
          </table:table-cell>
          <table:table-cell table:style-name="ce51" office:value-type="float" office:value="674" calcext:value-type="float">
            <text:p>674</text:p>
          </table:table-cell>
          <table:table-cell table:style-name="ce51" office:value-type="float" office:value="179" calcext:value-type="float">
            <text:p>179</text:p>
          </table:table-cell>
          <table:table-cell table:style-name="ce51" office:value-type="float" office:value="5476" calcext:value-type="float">
            <text:p>5476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281" calcext:value-type="float">
            <text:p>281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100" calcext:value-type="float">
            <text:p>10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T39]+[.S40]" office:value-type="float" office:value="100" calcext:value-type="float">
            <text:p>100</text:p>
          </table:table-cell>
          <table:table-cell/>
          <table:table-cell table:style-name="ce104" table:formula="of:=SUM([.C40:.Q40])" office:value-type="float" office:value="8683" calcext:value-type="float">
            <text:p>8,683</text:p>
          </table:table-cell>
          <table:table-cell table:style-name="ce104" table:formula="of:=[.V40]-[.V39]" office:value-type="float" office:value="1307" calcext:value-type="float">
            <text:p>1,307</text:p>
          </table:table-cell>
          <table:table-cell table:number-columns-repeated="29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23" calcext:value-type="date">
            <text:p>23/03</text:p>
          </table:table-cell>
          <table:table-cell table:style-name="ce50" office:value-type="float" office:value="86" calcext:value-type="float">
            <text:p>86</text:p>
          </table:table-cell>
          <table:table-cell table:style-name="ce50" office:value-type="float" office:value="21" calcext:value-type="float">
            <text:p>21</text:p>
          </table:table-cell>
          <table:table-cell table:style-name="ce50" office:value-type="float" office:value="88" calcext:value-type="float">
            <text:p>88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182" calcext:value-type="float">
            <text:p>2182</text:p>
          </table:table-cell>
          <table:table-cell table:style-name="ce50" office:value-type="float" office:value="860" calcext:value-type="float">
            <text:p>860</text:p>
          </table:table-cell>
          <table:table-cell office:value-type="float" office:value="213" calcext:value-type="float">
            <text:p>213</text:p>
          </table:table-cell>
          <table:table-cell table:style-name="ce50" office:value-type="float" office:value="6077" calcext:value-type="float">
            <text:p>607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35" calcext:value-type="float">
            <text:p>335</text:p>
          </table:table-cell>
          <table:table-cell office:value-type="float" office:value="61" calcext:value-type="float">
            <text:p>61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T40]+[.S41]" office:value-type="float" office:value="129" calcext:value-type="float">
            <text:p>129</text:p>
          </table:table-cell>
          <table:table-cell/>
          <table:table-cell table:style-name="ce104" table:formula="of:=SUM([.C41:.Q41])" office:value-type="float" office:value="10120" calcext:value-type="float">
            <text:p>10,120</text:p>
          </table:table-cell>
          <table:table-cell table:style-name="ce104" table:formula="of:=[.V41]-[.V40]" office:value-type="float" office:value="1437" calcext:value-type="float">
            <text:p>1,437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24" calcext:value-type="date">
            <text:p>24/03</text:p>
          </table:table-cell>
          <table:table-cell office:value-type="float" office:value="114" calcext:value-type="float">
            <text:p>114</text:p>
          </table:table-cell>
          <table:table-cell office:value-type="float" office:value="28" calcext:value-type="float">
            <text:p>28</text:p>
          </table:table-cell>
          <table:table-cell office:value-type="float" office:value="122" calcext:value-type="float">
            <text:p>122</text:p>
          </table:table-cell>
          <table:table-cell office:value-type="float" office:value="32" calcext:value-type="float">
            <text:p>32</text:p>
          </table:table-cell>
          <table:table-cell office:value-type="float" office:value="2686" calcext:value-type="float">
            <text:p>2686</text:p>
          </table:table-cell>
          <table:table-cell office:value-type="float" office:value="1100" calcext:value-type="float">
            <text:p>1100</text:p>
          </table:table-cell>
          <table:table-cell office:value-type="float" office:value="276" calcext:value-type="float">
            <text:p>276</text:p>
          </table:table-cell>
          <table:table-cell office:value-type="float" office:value="6820" calcext:value-type="float">
            <text:p>682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422" calcext:value-type="float">
            <text:p>422</text:p>
          </table:table-cell>
          <table:table-cell office:value-type="float" office:value="81" calcext:value-type="float">
            <text:p>8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T41]+[.S42]" office:value-type="float" office:value="153" calcext:value-type="float">
            <text:p>153</text:p>
          </table:table-cell>
          <table:table-cell/>
          <table:table-cell table:style-name="ce104" table:formula="of:=SUM([.C42:.Q42])" office:value-type="float" office:value="11892" calcext:value-type="float">
            <text:p>11,892</text:p>
          </table:table-cell>
          <table:table-cell table:style-name="ce104" table:formula="of:=[.V42]-[.V41]" office:value-type="float" office:value="1772" calcext:value-type="float">
            <text:p>1,772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25" calcext:value-type="date">
            <text:p>25/03</text:p>
          </table:table-cell>
          <table:table-cell office:value-type="float" office:value="149" calcext:value-type="float">
            <text:p>149</text:p>
          </table:table-cell>
          <table:table-cell office:value-type="float" office:value="31" calcext:value-type="float">
            <text:p>31</text:p>
          </table:table-cell>
          <table:table-cell office:value-type="float" office:value="178" calcext:value-type="float">
            <text:p>178</text:p>
          </table:table-cell>
          <table:table-cell office:value-type="float" office:value="34" calcext:value-type="float">
            <text:p>34</text:p>
          </table:table-cell>
          <table:table-cell office:value-type="float" office:value="3434" calcext:value-type="float">
            <text:p>3434</text:p>
          </table:table-cell>
          <table:table-cell office:value-type="float" office:value="1331" calcext:value-type="float">
            <text:p>1331</text:p>
          </table:table-cell>
          <table:table-cell office:value-type="float" office:value="356" calcext:value-type="float">
            <text:p>356</text:p>
          </table:table-cell>
          <table:table-cell office:value-type="float" office:value="7503" calcext:value-type="float">
            <text:p>750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578" calcext:value-type="float">
            <text:p>578</text:p>
          </table:table-cell>
          <table:table-cell office:value-type="float" office:value="106" calcext:value-type="float">
            <text:p>10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T42]+[.S43]" office:value-type="float" office:value="176" calcext:value-type="float">
            <text:p>176</text:p>
          </table:table-cell>
          <table:table-cell/>
          <table:table-cell table:style-name="ce104" table:formula="of:=SUM([.C43:.Q43])" office:value-type="float" office:value="13948" calcext:value-type="float">
            <text:p>13,948</text:p>
          </table:table-cell>
          <table:table-cell table:style-name="ce104" table:formula="of:=[.V43]-[.V42]" office:value-type="float" office:value="2056" calcext:value-type="float">
            <text:p>2,056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26" calcext:value-type="date">
            <text:p>26/03</text:p>
          </table:table-cell>
          <table:table-cell office:value-type="float" office:value="196" calcext:value-type="float">
            <text:p>196</text:p>
          </table:table-cell>
          <table:table-cell office:value-type="float" office:value="49" calcext:value-type="float">
            <text:p>49</text:p>
          </table:table-cell>
          <table:table-cell office:value-type="float" office:value="220" calcext:value-type="float">
            <text:p>220</text:p>
          </table:table-cell>
          <table:table-cell office:value-type="float" office:value="41" calcext:value-type="float">
            <text:p>41</text:p>
          </table:table-cell>
          <table:table-cell office:value-type="float" office:value="4089" calcext:value-type="float">
            <text:p>4089</text:p>
          </table:table-cell>
          <table:table-cell office:value-type="float" office:value="1696" calcext:value-type="float">
            <text:p>1696</text:p>
          </table:table-cell>
          <table:table-cell office:value-type="float" office:value="434" calcext:value-type="float">
            <text:p>434</text:p>
          </table:table-cell>
          <table:table-cell office:value-type="float" office:value="8165" calcext:value-type="float">
            <text:p>816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759" calcext:value-type="float">
            <text:p>759</text:p>
          </table:table-cell>
          <table:table-cell office:value-type="float" office:value="135" calcext:value-type="float">
            <text:p>135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T43]+[.S44]" office:value-type="float" office:value="226" calcext:value-type="float">
            <text:p>226</text:p>
          </table:table-cell>
          <table:table-cell/>
          <table:table-cell table:style-name="ce104" table:formula="of:=SUM([.C44:.Q44])" office:value-type="float" office:value="16112" calcext:value-type="float">
            <text:p>16,112</text:p>
          </table:table-cell>
          <table:table-cell table:style-name="ce104" table:formula="of:=[.V44]-[.V43]" office:value-type="float" office:value="2164" calcext:value-type="float">
            <text:p>2,164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27" calcext:value-type="date">
            <text:p>27/03</text:p>
          </table:table-cell>
          <table:table-cell office:value-type="float" office:value="253" calcext:value-type="float">
            <text:p>253</text:p>
          </table:table-cell>
          <table:table-cell office:value-type="float" office:value="58" calcext:value-type="float">
            <text:p>58</text:p>
          </table:table-cell>
          <table:table-cell office:value-type="float" office:value="289" calcext:value-type="float">
            <text:p>289</text:p>
          </table:table-cell>
          <table:table-cell office:value-type="float" office:value="52" calcext:value-type="float">
            <text:p>52</text:p>
          </table:table-cell>
          <table:table-cell office:value-type="float" office:value="4858" calcext:value-type="float">
            <text:p>4858</text:p>
          </table:table-cell>
          <table:table-cell office:value-type="float" office:value="1995" calcext:value-type="float">
            <text:p>1995</text:p>
          </table:table-cell>
          <table:table-cell office:value-type="float" office:value="546" calcext:value-type="float">
            <text:p>546</text:p>
          </table:table-cell>
          <table:table-cell office:value-type="float" office:value="9134" calcext:value-type="float">
            <text:p>9134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1019" calcext:value-type="float">
            <text:p>1019</text:p>
          </table:table-cell>
          <table:table-cell office:value-type="float" office:value="167" calcext:value-type="float">
            <text:p>167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T44]+[.S45]" office:value-type="float" office:value="249" calcext:value-type="float">
            <text:p>249</text:p>
          </table:table-cell>
          <table:table-cell/>
          <table:table-cell table:style-name="ce104" table:formula="of:=SUM([.C45:.Q45])" office:value-type="float" office:value="18749" calcext:value-type="float">
            <text:p>18,749</text:p>
          </table:table-cell>
          <table:table-cell table:style-name="ce104" table:formula="of:=[.V45]-[.V44]" office:value-type="float" office:value="2637" calcext:value-type="float">
            <text:p>2,637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28" calcext:value-type="date">
            <text:p>28/03</text:p>
          </table:table-cell>
          <table:table-cell office:value-type="float" office:value="325" calcext:value-type="float">
            <text:p>325</text:p>
          </table:table-cell>
          <table:table-cell office:value-type="float" office:value="68" calcext:value-type="float">
            <text:p>68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5690" calcext:value-type="float">
            <text:p>5690</text:p>
          </table:table-cell>
          <table:table-cell office:value-type="float" office:value="2314" calcext:value-type="float">
            <text:p>2314</text:p>
          </table:table-cell>
          <table:table-cell office:value-type="float" office:value="639" calcext:value-type="float">
            <text:p>639</text:p>
          </table:table-cell>
          <table:table-cell office:value-type="float" office:value="10023" calcext:value-type="float">
            <text:p>10023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228" calcext:value-type="float">
            <text:p>1228</text:p>
          </table:table-cell>
          <table:table-cell office:value-type="float" office:value="202" calcext:value-type="float">
            <text:p>20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T45]+[.S46]" office:value-type="float" office:value="291" calcext:value-type="float">
            <text:p>291</text:p>
          </table:table-cell>
          <table:table-cell/>
          <table:table-cell table:style-name="ce104" table:formula="of:=SUM([.C46:.Q46])" office:value-type="float" office:value="21372" calcext:value-type="float">
            <text:p>21,372</text:p>
          </table:table-cell>
          <table:table-cell table:style-name="ce104" table:formula="of:=[.V46]-[.V45]" office:value-type="float" office:value="2623" calcext:value-type="float">
            <text:p>2,623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29" calcext:value-type="date">
            <text:p>29/03</text:p>
          </table:table-cell>
          <table:table-cell office:value-type="float" office:value="389" calcext:value-type="float">
            <text:p>389</text:p>
          </table:table-cell>
          <table:table-cell office:value-type="float" office:value="86" calcext:value-type="float">
            <text:p>86</text:p>
          </table:table-cell>
          <table:table-cell office:value-type="float" office:value="431" calcext:value-type="float">
            <text:p>431</text:p>
          </table:table-cell>
          <table:table-cell office:value-type="float" office:value="72" calcext:value-type="float">
            <text:p>72</text:p>
          </table:table-cell>
          <table:table-cell office:value-type="float" office:value="6528" calcext:value-type="float">
            <text:p>6528</text:p>
          </table:table-cell>
          <table:table-cell office:value-type="float" office:value="2606" calcext:value-type="float">
            <text:p>2606</text:p>
          </table:table-cell>
          <table:table-cell office:value-type="float" office:value="771" calcext:value-type="float">
            <text:p>771</text:p>
          </table:table-cell>
          <table:table-cell office:value-type="float" office:value="10779" calcext:value-type="float">
            <text:p>10779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19" calcext:value-type="float">
            <text:p>119</text:p>
          </table:table-cell>
          <table:table-cell office:value-type="float" office:value="1408" calcext:value-type="float">
            <text:p>1408</text:p>
          </table:table-cell>
          <table:table-cell office:value-type="float" office:value="241" calcext:value-type="float">
            <text:p>241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T46]+[.S47]" office:value-type="float" office:value="327" calcext:value-type="float">
            <text:p>327</text:p>
          </table:table-cell>
          <table:table-cell/>
          <table:table-cell table:style-name="ce104" table:formula="of:=SUM([.C47:.Q47])" office:value-type="float" office:value="23846" calcext:value-type="float">
            <text:p>23,846</text:p>
          </table:table-cell>
          <table:table-cell table:style-name="ce104" table:formula="of:=[.V47]-[.V46]" office:value-type="float" office:value="2474" calcext:value-type="float">
            <text:p>2,474</text:p>
          </table:table-cell>
          <table:table-cell table:number-columns-repeated="29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30" calcext:value-type="date">
            <text:p>30/03</text:p>
          </table:table-cell>
          <table:table-cell table:style-name="ce50" office:value-type="float" office:value="455" calcext:value-type="float">
            <text:p>455</text:p>
          </table:table-cell>
          <table:table-cell table:style-name="ce50" office:value-type="float" office:value="108" calcext:value-type="float">
            <text:p>108</text:p>
          </table:table-cell>
          <table:table-cell table:style-name="ce50" office:value-type="float" office:value="513" calcext:value-type="float">
            <text:p>513</text:p>
          </table:table-cell>
          <table:table-cell table:style-name="ce50" office:value-type="float" office:value="77" calcext:value-type="float">
            <text:p>77</text:p>
          </table:table-cell>
          <table:table-cell table:style-name="ce50" office:value-type="float" office:value="7340" calcext:value-type="float">
            <text:p>7340</text:p>
          </table:table-cell>
          <table:table-cell table:style-name="ce50" office:value-type="float" office:value="3024" calcext:value-type="float">
            <text:p>3024</text:p>
          </table:table-cell>
          <table:table-cell table:style-name="ce50" office:value-type="float" office:value="864" calcext:value-type="float">
            <text:p>864</text:p>
          </table:table-cell>
          <table:table-cell table:style-name="ce50" office:value-type="float" office:value="11591" calcext:value-type="float">
            <text:p>11591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27" calcext:value-type="float">
            <text:p>27</text:p>
          </table:table-cell>
          <table:table-cell table:style-name="ce50" office:value-type="float" office:value="140" calcext:value-type="float">
            <text:p>140</text:p>
          </table:table-cell>
          <table:table-cell table:style-name="ce50" office:value-type="float" office:value="1789" calcext:value-type="float">
            <text:p>1789</text:p>
          </table:table-cell>
          <table:table-cell table:style-name="ce50" office:value-type="float" office:value="284" calcext:value-type="float">
            <text:p>284</text:p>
          </table:table-cell>
          <table:table-cell table:style-name="ce50" office:value-type="float" office:value="378" calcext:value-type="float">
            <text:p>378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.T47]+[.S48]" office:value-type="float" office:value="378" calcext:value-type="float">
            <text:p>378</text:p>
          </table:table-cell>
          <table:table-cell/>
          <table:table-cell table:style-name="ce104" table:formula="of:=SUM([.C48:.Q48])" office:value-type="float" office:value="26666" calcext:value-type="float">
            <text:p>26,666</text:p>
          </table:table-cell>
          <table:table-cell table:style-name="ce104" table:formula="of:=[.V48]-[.V47]" office:value-type="float" office:value="2820" calcext:value-type="float">
            <text:p>2,820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31" calcext:value-type="date">
            <text:p>31/03</text:p>
          </table:table-cell>
          <table:table-cell office:value-type="float" office:value="583" calcext:value-type="float">
            <text:p>583</text:p>
          </table:table-cell>
          <table:table-cell office:value-type="float" office:value="128" calcext:value-type="float">
            <text:p>128</text:p>
          </table:table-cell>
          <table:table-cell office:value-type="float" office:value="705" calcext:value-type="float">
            <text:p>705</text:p>
          </table:table-cell>
          <table:table-cell office:value-type="float" office:value="90" calcext:value-type="float">
            <text:p>90</text:p>
          </table:table-cell>
          <table:table-cell office:value-type="float" office:value="8189" calcext:value-type="float">
            <text:p>8189</text:p>
          </table:table-cell>
          <table:table-cell office:value-type="float" office:value="3523" calcext:value-type="float">
            <text:p>3523</text:p>
          </table:table-cell>
          <table:table-cell office:value-type="float" office:value="1039" calcext:value-type="float">
            <text:p>1039</text:p>
          </table:table-cell>
          <table:table-cell office:value-type="float" office:value="12428" calcext:value-type="float">
            <text:p>12428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60" calcext:value-type="float">
            <text:p>160</text:p>
          </table:table-cell>
          <table:table-cell office:value-type="float" office:value="2352" calcext:value-type="float">
            <text:p>2352</text:p>
          </table:table-cell>
          <table:table-cell office:value-type="float" office:value="331" calcext:value-type="float">
            <text:p>33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T48]+[.S49]" office:value-type="float" office:value="442" calcext:value-type="float">
            <text:p>442</text:p>
          </table:table-cell>
          <table:table-cell/>
          <table:table-cell table:style-name="ce104" table:formula="of:=SUM([.C49:.Q49])" office:value-type="float" office:value="30092" calcext:value-type="float">
            <text:p>30,092</text:p>
          </table:table-cell>
          <table:table-cell table:style-name="ce104" table:formula="of:=[.V49]-[.V48]" office:value-type="float" office:value="3426" calcext:value-type="float">
            <text:p>3,426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01" calcext:value-type="date">
            <text:p>01/04</text:p>
          </table:table-cell>
          <table:table-cell office:value-type="float" office:value="732" calcext:value-type="float">
            <text:p>732</text:p>
          </table:table-cell>
          <table:table-cell office:value-type="float" office:value="146" calcext:value-type="float">
            <text:p>146</text:p>
          </table:table-cell>
          <table:table-cell office:value-type="float" office:value="828" calcext:value-type="float">
            <text:p>828</text:p>
          </table:table-cell>
          <table:table-cell office:value-type="float" office:value="104" calcext:value-type="float">
            <text:p>104</text:p>
          </table:table-cell>
          <table:table-cell office:value-type="float" office:value="9053" calcext:value-type="float">
            <text:p>9053</text:p>
          </table:table-cell>
          <table:table-cell office:value-type="float" office:value="4032" calcext:value-type="float">
            <text:p>4032</text:p>
          </table:table-cell>
          <table:table-cell office:value-type="float" office:value="1173" calcext:value-type="float">
            <text:p>1173</text:p>
          </table:table-cell>
          <table:table-cell office:value-type="float" office:value="13155" calcext:value-type="float">
            <text:p>13155</text:p>
          </table:table-cell>
          <table:table-cell office:value-type="float" office:value="85" calcext:value-type="float">
            <text:p>85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187" calcext:value-type="float">
            <text:p>187</text:p>
          </table:table-cell>
          <table:table-cell office:value-type="float" office:value="2921" calcext:value-type="float">
            <text:p>2921</text:p>
          </table:table-cell>
          <table:table-cell office:value-type="float" office:value="384" calcext:value-type="float">
            <text:p>384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T49]+[.S50]" office:value-type="float" office:value="497" calcext:value-type="float">
            <text:p>497</text:p>
          </table:table-cell>
          <table:table-cell/>
          <table:table-cell table:style-name="ce104" table:formula="of:=SUM([.C50:.Q50])" office:value-type="float" office:value="33358" calcext:value-type="float">
            <text:p>33,358</text:p>
          </table:table-cell>
          <table:table-cell table:style-name="ce104" table:formula="of:=[.V50]-[.V49]" office:value-type="float" office:value="3266" calcext:value-type="float">
            <text:p>3,266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02" calcext:value-type="date">
            <text:p>02/04</text:p>
          </table:table-cell>
          <table:table-cell office:value-type="float" office:value="872" calcext:value-type="float">
            <text:p>872</text:p>
          </table:table-cell>
          <table:table-cell office:value-type="float" office:value="158" calcext:value-type="float">
            <text:p>158</text:p>
          </table:table-cell>
          <table:table-cell office:value-type="float" office:value="1011" calcext:value-type="float">
            <text:p>1011</text:p>
          </table:table-cell>
          <table:table-cell office:value-type="float" office:value="123" calcext:value-type="float">
            <text:p>123</text:p>
          </table:table-cell>
          <table:table-cell office:value-type="float" office:value="10003" calcext:value-type="float">
            <text:p>10003</text:p>
          </table:table-cell>
          <table:table-cell office:value-type="float" office:value="5387" calcext:value-type="float">
            <text:p>5387</text:p>
          </table:table-cell>
          <table:table-cell office:value-type="float" office:value="1339" calcext:value-type="float">
            <text:p>1339</text:p>
          </table:table-cell>
          <table:table-cell office:value-type="float" office:value="13915" calcext:value-type="float">
            <text:p>13915</text:p>
          </table:table-cell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209" calcext:value-type="float">
            <text:p>209</text:p>
          </table:table-cell>
          <table:table-cell office:value-type="float" office:value="3605" calcext:value-type="float">
            <text:p>3605</text:p>
          </table:table-cell>
          <table:table-cell office:value-type="float" office:value="454" calcext:value-type="float">
            <text:p>454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T50]+[.S51]" office:value-type="float" office:value="544" calcext:value-type="float">
            <text:p>544</text:p>
          </table:table-cell>
          <table:table-cell/>
          <table:table-cell table:style-name="ce104" table:formula="of:=SUM([.C51:.Q51])" office:value-type="float" office:value="37790" calcext:value-type="float">
            <text:p>37,790</text:p>
          </table:table-cell>
          <table:table-cell table:style-name="ce104" table:formula="of:=[.V51]-[.V50]" office:value-type="float" office:value="4432" calcext:value-type="float">
            <text:p>4,432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03" calcext:value-type="date">
            <text:p>03/04</text:p>
          </table:table-cell>
          <table:table-cell office:value-type="float" office:value="1017" calcext:value-type="float">
            <text:p>1017</text:p>
          </table:table-cell>
          <table:table-cell office:value-type="float" office:value="168" calcext:value-type="float">
            <text:p>168</text:p>
          </table:table-cell>
          <table:table-cell office:value-type="float" office:value="1143" calcext:value-type="float">
            <text:p>1143</text:p>
          </table:table-cell>
          <table:table-cell office:value-type="float" office:value="139" calcext:value-type="float">
            <text:p>139</text:p>
          </table:table-cell>
          <table:table-cell office:value-type="float" office:value="10935" calcext:value-type="float">
            <text:p>10935</text:p>
          </table:table-cell>
          <table:table-cell office:value-type="float" office:value="6507" calcext:value-type="float">
            <text:p>6507</text:p>
          </table:table-cell>
          <table:table-cell office:value-type="float" office:value="1487" calcext:value-type="float">
            <text:p>1487</text:p>
          </table:table-cell>
          <table:table-cell office:value-type="float" office:value="14681" calcext:value-type="float">
            <text:p>14681</text:p>
          </table:table-cell>
          <table:table-cell office:value-type="float" office:value="120" calcext:value-type="float">
            <text:p>120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246" calcext:value-type="float">
            <text:p>246</text:p>
          </table:table-cell>
          <table:table-cell office:value-type="float" office:value="4313" calcext:value-type="float">
            <text:p>4313</text:p>
          </table:table-cell>
          <table:table-cell office:value-type="float" office:value="532" calcext:value-type="float">
            <text:p>532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T51]+[.S52]" office:value-type="float" office:value="608" calcext:value-type="float">
            <text:p>608</text:p>
          </table:table-cell>
          <table:table-cell/>
          <table:table-cell table:style-name="ce104" table:formula="of:=SUM([.C52:.Q52])" office:value-type="float" office:value="41971" calcext:value-type="float">
            <text:p>41,971</text:p>
          </table:table-cell>
          <table:table-cell table:style-name="ce104" table:formula="of:=[.V52]-[.V51]" office:value-type="float" office:value="4181" calcext:value-type="float">
            <text:p>4,181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04" calcext:value-type="date">
            <text:p>04/04</text:p>
          </table:table-cell>
          <table:table-cell office:value-type="float" office:value="1158" calcext:value-type="float">
            <text:p>1158</text:p>
          </table:table-cell>
          <table:table-cell office:value-type="float" office:value="186" calcext:value-type="float">
            <text:p>186</text:p>
          </table:table-cell>
          <table:table-cell office:value-type="float" office:value="1283" calcext:value-type="float">
            <text:p>1283</text:p>
          </table:table-cell>
          <table:table-cell office:value-type="float" office:value="161" calcext:value-type="float">
            <text:p>161</text:p>
          </table:table-cell>
          <table:table-cell office:value-type="float" office:value="11744" calcext:value-type="float">
            <text:p>11744</text:p>
          </table:table-cell>
          <table:table-cell office:value-type="float" office:value="7560" calcext:value-type="float">
            <text:p>7560</text:p>
          </table:table-cell>
          <table:table-cell office:value-type="float" office:value="1651" calcext:value-type="float">
            <text:p>1651</text:p>
          </table:table-cell>
          <table:table-cell office:value-type="float" office:value="15362" calcext:value-type="float">
            <text:p>15362</text:p>
          </table:table-cell>
          <table:table-cell office:value-type="float" office:value="137" calcext:value-type="float">
            <text:p>137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266" calcext:value-type="float">
            <text:p>266</text:p>
          </table:table-cell>
          <table:table-cell office:value-type="float" office:value="4932" calcext:value-type="float">
            <text:p>4932</text:p>
          </table:table-cell>
          <table:table-cell office:value-type="float" office:value="604" calcext:value-type="float">
            <text:p>604</text:p>
          </table:table-cell>
          <table:table-cell office:value-type="float" office:value="668" calcext:value-type="float">
            <text:p>668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T52]+[.S53]" office:value-type="float" office:value="668" calcext:value-type="float">
            <text:p>668</text:p>
          </table:table-cell>
          <table:table-cell/>
          <table:table-cell table:style-name="ce104" table:formula="of:=SUM([.C53:.Q53])" office:value-type="float" office:value="45793" calcext:value-type="float">
            <text:p>45,793</text:p>
          </table:table-cell>
          <table:table-cell table:style-name="ce104" table:formula="of:=[.V53]-[.V52]" office:value-type="float" office:value="3822" calcext:value-type="float">
            <text:p>3,822</text:p>
          </table:table-cell>
          <table:table-cell table:number-columns-repeated="29"/>
        </table:table-row>
        <table:table-row table:style-name="ro1">
          <table:table-cell table:style-name="ce51"/>
          <table:table-cell table:style-name="ce59" office:value-type="date" office:date-value="2020-04-05" calcext:value-type="date">
            <text:p>05/04</text:p>
          </table:table-cell>
          <table:table-cell table:style-name="ce51" office:value-type="float" office:value="1342" calcext:value-type="float">
            <text:p>1342</text:p>
          </table:table-cell>
          <table:table-cell table:style-name="ce51" office:value-type="float" office:value="204" calcext:value-type="float">
            <text:p>204</text:p>
          </table:table-cell>
          <table:table-cell table:style-name="ce51" office:value-type="float" office:value="1447" calcext:value-type="float">
            <text:p>1447</text:p>
          </table:table-cell>
          <table:table-cell table:style-name="ce51" office:value-type="float" office:value="179" calcext:value-type="float">
            <text:p>179</text:p>
          </table:table-cell>
          <table:table-cell table:style-name="ce51" office:value-type="float" office:value="12418" calcext:value-type="float">
            <text:p>12418</text:p>
          </table:table-cell>
          <table:table-cell table:style-name="ce51" office:value-type="float" office:value="8078" calcext:value-type="float">
            <text:p>8078</text:p>
          </table:table-cell>
          <table:table-cell table:style-name="ce51" office:value-type="float" office:value="1766" calcext:value-type="float">
            <text:p>1766</text:p>
          </table:table-cell>
          <table:table-cell table:style-name="ce51" office:value-type="float" office:value="15887" calcext:value-type="float">
            <text:p>15887</text:p>
          </table:table-cell>
          <table:table-cell table:style-name="ce51" office:value-type="float" office:value="158" calcext:value-type="float">
            <text:p>158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58" calcext:value-type="float">
            <text:p>58</text:p>
          </table:table-cell>
          <table:table-cell table:style-name="ce51" office:value-type="float" office:value="295" calcext:value-type="float">
            <text:p>295</text:p>
          </table:table-cell>
          <table:table-cell table:style-name="ce51" office:value-type="float" office:value="5373" calcext:value-type="float">
            <text:p>5373</text:p>
          </table:table-cell>
          <table:table-cell table:style-name="ce51" office:value-type="float" office:value="690" calcext:value-type="float">
            <text:p>690</text:p>
          </table:table-cell>
          <table:table-cell table:style-name="ce51" office:value-type="float" office:value="725" calcext:value-type="float">
            <text:p>725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T53]+[.S54]" office:value-type="float" office:value="725" calcext:value-type="float">
            <text:p>725</text:p>
          </table:table-cell>
          <table:table-cell/>
          <table:table-cell table:style-name="ce104" table:formula="of:=SUM([.C54:.Q54])" office:value-type="float" office:value="48656" calcext:value-type="float">
            <text:p>48,656</text:p>
          </table:table-cell>
          <table:table-cell table:style-name="ce104" table:formula="of:=[.V54]-[.V53]" office:value-type="float" office:value="2863" calcext:value-type="float">
            <text:p>2,863</text:p>
          </table:table-cell>
          <table:table-cell table:number-columns-repeated="29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4-06" calcext:value-type="date">
            <text:p>06/04</text:p>
          </table:table-cell>
          <table:table-cell table:style-name="ce50" office:value-type="float" office:value="1434" calcext:value-type="float">
            <text:p>1434</text:p>
          </table:table-cell>
          <table:table-cell table:style-name="ce50" office:value-type="float" office:value="220" calcext:value-type="float">
            <text:p>220</text:p>
          </table:table-cell>
          <table:table-cell table:style-name="ce50" office:value-type="float" office:value="1632" calcext:value-type="float">
            <text:p>1632</text:p>
          </table:table-cell>
          <table:table-cell table:style-name="ce50" office:value-type="float" office:value="187" calcext:value-type="float">
            <text:p>187</text:p>
          </table:table-cell>
          <table:table-cell table:style-name="ce50" office:value-type="float" office:value="13055" calcext:value-type="float">
            <text:p>13055</text:p>
          </table:table-cell>
          <table:table-cell table:style-name="ce50" office:value-type="float" office:value="8911" calcext:value-type="float">
            <text:p>8911</text:p>
          </table:table-cell>
          <table:table-cell office:value-type="float" office:value="1867" calcext:value-type="float">
            <text:p>1867</text:p>
          </table:table-cell>
          <table:table-cell table:style-name="ce50" office:value-type="float" office:value="16523" calcext:value-type="float">
            <text:p>16523</text:p>
          </table:table-cell>
          <table:table-cell office:value-type="float" office:value="174" calcext:value-type="float">
            <text:p>174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311" calcext:value-type="float">
            <text:p>311</text:p>
          </table:table-cell>
          <table:table-cell office:value-type="float" office:value="6159" calcext:value-type="float">
            <text:p>6159</text:p>
          </table:table-cell>
          <table:table-cell office:value-type="float" office:value="781" calcext:value-type="float">
            <text:p>781</text:p>
          </table:table-cell>
          <table:table-cell office:value-type="float" office:value="773" calcext:value-type="float">
            <text:p>773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T54]+[.S55]" office:value-type="float" office:value="773" calcext:value-type="float">
            <text:p>773</text:p>
          </table:table-cell>
          <table:table-cell/>
          <table:table-cell table:style-name="ce104" table:formula="of:=SUM([.C55:.Q55])" office:value-type="float" office:value="52127" calcext:value-type="float">
            <text:p>52,127</text:p>
          </table:table-cell>
          <table:table-cell table:style-name="ce104" table:formula="of:=[.V55]-[.V54]" office:value-type="float" office:value="3471" calcext:value-type="float">
            <text:p>3,471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07" calcext:value-type="date">
            <text:p>07/04</text:p>
          </table:table-cell>
          <table:table-cell office:value-type="float" office:value="1607" calcext:value-type="float">
            <text:p>1607</text:p>
          </table:table-cell>
          <table:table-cell office:value-type="float" office:value="243" calcext:value-type="float">
            <text:p>243</text:p>
          </table:table-cell>
          <table:table-cell office:value-type="float" office:value="2035" calcext:value-type="float">
            <text:p>2035</text:p>
          </table:table-cell>
          <table:table-cell office:value-type="float" office:value="203" calcext:value-type="float">
            <text:p>203</text:p>
          </table:table-cell>
          <table:table-cell office:value-type="float" office:value="13798" calcext:value-type="float">
            <text:p>13798</text:p>
          </table:table-cell>
          <table:table-cell office:value-type="float" office:value="10328" calcext:value-type="float">
            <text:p>10328</text:p>
          </table:table-cell>
          <table:table-cell office:value-type="float" office:value="2101" calcext:value-type="float">
            <text:p>2101</text:p>
          </table:table-cell>
          <table:table-cell office:value-type="float" office:value="17127" calcext:value-type="float">
            <text:p>17127</text:p>
          </table:table-cell>
          <table:table-cell office:value-type="float" office:value="210" calcext:value-type="float">
            <text:p>210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345" calcext:value-type="float">
            <text:p>345</text:p>
          </table:table-cell>
          <table:table-cell office:value-type="float" office:value="7097" calcext:value-type="float">
            <text:p>7097</text:p>
          </table:table-cell>
          <table:table-cell office:value-type="float" office:value="864" calcext:value-type="float">
            <text:p>864</text:p>
          </table:table-cell>
          <table:table-cell office:value-type="float" office:value="829" calcext:value-type="float">
            <text:p>829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.T55]+[.S56]" office:value-type="float" office:value="829" calcext:value-type="float">
            <text:p>829</text:p>
          </table:table-cell>
          <table:table-cell/>
          <table:table-cell table:style-name="ce104" table:formula="of:=SUM([.C56:.Q56])" office:value-type="float" office:value="56900" calcext:value-type="float">
            <text:p>56,900</text:p>
          </table:table-cell>
          <table:table-cell table:style-name="ce105" table:formula="of:=[.V56]-[.V55]" office:value-type="float" office:value="4773" calcext:value-type="float">
            <text:p>4,773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08" calcext:value-type="date">
            <text:p>08/04</text:p>
          </table:table-cell>
          <table:table-cell office:value-type="float" office:value="1861" calcext:value-type="float">
            <text:p>1861</text:p>
          </table:table-cell>
          <table:table-cell office:value-type="float" office:value="273" calcext:value-type="float">
            <text:p>273</text:p>
          </table:table-cell>
          <table:table-cell office:value-type="float" office:value="2240" calcext:value-type="float">
            <text:p>2240</text:p>
          </table:table-cell>
          <table:table-cell office:value-type="float" office:value="218" calcext:value-type="float">
            <text:p>218</text:p>
          </table:table-cell>
          <table:table-cell office:value-type="float" office:value="14555" calcext:value-type="float">
            <text:p>14555</text:p>
          </table:table-cell>
          <table:table-cell office:value-type="float" office:value="10869" calcext:value-type="float">
            <text:p>10869</text:p>
          </table:table-cell>
          <table:table-cell office:value-type="float" office:value="2248" calcext:value-type="float">
            <text:p>2248</text:p>
          </table:table-cell>
          <table:table-cell office:value-type="float" office:value="17669" calcext:value-type="float">
            <text:p>17669</text:p>
          </table:table-cell>
          <table:table-cell office:value-type="float" office:value="235" calcext:value-type="float">
            <text:p>235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380" calcext:value-type="float">
            <text:p>380</text:p>
          </table:table-cell>
          <table:table-cell office:value-type="float" office:value="7978" calcext:value-type="float">
            <text:p>7978</text:p>
          </table:table-cell>
          <table:table-cell office:value-type="float" office:value="975" calcext:value-type="float">
            <text:p>975</text:p>
          </table:table-cell>
          <table:table-cell office:value-type="float" office:value="895" calcext:value-type="float">
            <text:p>895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.T56]+[.S57]" office:value-type="float" office:value="895" calcext:value-type="float">
            <text:p>895</text:p>
          </table:table-cell>
          <table:table-cell/>
          <table:table-cell table:style-name="ce104" table:formula="of:=SUM([.C57:.Q57])" office:value-type="float" office:value="60522" calcext:value-type="float">
            <text:p>60,522</text:p>
          </table:table-cell>
          <table:table-cell table:style-name="ce104" table:formula="of:=[.V57]-[.V56]" office:value-type="float" office:value="3622" calcext:value-type="float">
            <text:p>3,622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09" calcext:value-type="date">
            <text:p>09/04</text:p>
          </table:table-cell>
          <table:table-cell office:value-type="float" office:value="2107" calcext:value-type="float">
            <text:p>2107</text:p>
          </table:table-cell>
          <table:table-cell office:value-type="float" office:value="295" calcext:value-type="float">
            <text:p>295</text:p>
          </table:table-cell>
          <table:table-cell office:value-type="float" office:value="2523" calcext:value-type="float">
            <text:p>2523</text:p>
          </table:table-cell>
          <table:table-cell office:value-type="float" office:value="237" calcext:value-type="float">
            <text:p>237</text:p>
          </table:table-cell>
          <table:table-cell office:value-type="float" office:value="15238" calcext:value-type="float">
            <text:p>15238</text:p>
          </table:table-cell>
          <table:table-cell office:value-type="float" office:value="12210" calcext:value-type="float">
            <text:p>12210</text:p>
          </table:table-cell>
          <table:table-cell office:value-type="float" office:value="2396" calcext:value-type="float">
            <text:p>2396</text:p>
          </table:table-cell>
          <table:table-cell office:value-type="float" office:value="18279" calcext:value-type="float">
            <text:p>18279</text:p>
          </table:table-cell>
          <table:table-cell office:value-type="float" office:value="263" calcext:value-type="float">
            <text:p>263</text:p>
          </table:table-cell>
          <table:table-cell office:value-type="float" office:value="52" calcext:value-type="float">
            <text:p>52</text:p>
          </table:table-cell>
          <table:table-cell office:value-type="float" office:value="88" calcext:value-type="float">
            <text:p>88</text:p>
          </table:table-cell>
          <table:table-cell office:value-type="float" office:value="409" calcext:value-type="float">
            <text:p>409</text:p>
          </table:table-cell>
          <table:table-cell office:value-type="float" office:value="8958" calcext:value-type="float">
            <text:p>8958</text:p>
          </table:table-cell>
          <table:table-cell office:value-type="float" office:value="1060" calcext:value-type="float">
            <text:p>1060</text:p>
          </table:table-cell>
          <table:table-cell office:value-type="float" office:value="949" calcext:value-type="float">
            <text:p>949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T57]+[.S58]" office:value-type="float" office:value="949" calcext:value-type="float">
            <text:p>949</text:p>
          </table:table-cell>
          <table:table-cell/>
          <table:table-cell table:style-name="ce104" table:formula="of:=SUM([.C58:.Q58])" office:value-type="float" office:value="65064" calcext:value-type="float">
            <text:p>65,064</text:p>
          </table:table-cell>
          <table:table-cell table:style-name="ce104" table:formula="of:=[.V58]-[.V57]" office:value-type="float" office:value="4542" calcext:value-type="float">
            <text:p>4,542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10" calcext:value-type="date">
            <text:p>10/04</text:p>
          </table:table-cell>
          <table:table-cell office:value-type="float" office:value="2373" calcext:value-type="float">
            <text:p>2373</text:p>
          </table:table-cell>
          <table:table-cell office:value-type="float" office:value="319" calcext:value-type="float">
            <text:p>319</text:p>
          </table:table-cell>
          <table:table-cell office:value-type="float" office:value="3019" calcext:value-type="float">
            <text:p>3019</text:p>
          </table:table-cell>
          <table:table-cell office:value-type="float" office:value="247" calcext:value-type="float">
            <text:p>247</text:p>
          </table:table-cell>
          <table:table-cell office:value-type="float" office:value="15843" calcext:value-type="float">
            <text:p>15843</text:p>
          </table:table-cell>
          <table:table-cell office:value-type="float" office:value="13197" calcext:value-type="float">
            <text:p>13197</text:p>
          </table:table-cell>
          <table:table-cell office:value-type="float" office:value="2511" calcext:value-type="float">
            <text:p>2511</text:p>
          </table:table-cell>
          <table:table-cell office:value-type="float" office:value="18849" calcext:value-type="float">
            <text:p>18849</text:p>
          </table:table-cell>
          <table:table-cell office:value-type="float" office:value="288" calcext:value-type="float">
            <text:p>288</text:p>
          </table:table-cell>
          <table:table-cell office:value-type="float" office:value="54" calcext:value-type="float">
            <text:p>54</text:p>
          </table:table-cell>
          <table:table-cell office:value-type="float" office:value="92" calcext:value-type="float">
            <text:p>92</text:p>
          </table:table-cell>
          <table:table-cell office:value-type="float" office:value="435" calcext:value-type="float">
            <text:p>435</text:p>
          </table:table-cell>
          <table:table-cell office:value-type="float" office:value="9875" calcext:value-type="float">
            <text:p>9875</text:p>
          </table:table-cell>
          <table:table-cell office:value-type="float" office:value="1149" calcext:value-type="float">
            <text:p>1149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.T58]+[.S59]" office:value-type="float" office:value="1002" calcext:value-type="float">
            <text:p>1002</text:p>
          </table:table-cell>
          <table:table-cell/>
          <table:table-cell table:style-name="ce104" table:formula="of:=SUM([.C59:.Q59])" office:value-type="float" office:value="69253" calcext:value-type="float">
            <text:p>69,253</text:p>
          </table:table-cell>
          <table:table-cell table:style-name="ce104" table:formula="of:=[.V59]-[.V58]" office:value-type="float" office:value="4189" calcext:value-type="float">
            <text:p>4,189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11" calcext:value-type="date">
            <text:p>11/04</text:p>
          </table:table-cell>
          <table:table-cell office:value-type="float" office:value="2544" calcext:value-type="float">
            <text:p>2544</text:p>
          </table:table-cell>
          <table:table-cell office:value-type="float" office:value="337" calcext:value-type="float">
            <text:p>337</text:p>
          </table:table-cell>
          <table:table-cell office:value-type="float" office:value="3346" calcext:value-type="float">
            <text:p>3346</text:p>
          </table:table-cell>
          <table:table-cell office:value-type="float" office:value="260" calcext:value-type="float">
            <text:p>260</text:p>
          </table:table-cell>
          <table:table-cell office:value-type="float" office:value="16353" calcext:value-type="float">
            <text:p>16353</text:p>
          </table:table-cell>
          <table:table-cell office:value-type="float" office:value="13832" calcext:value-type="float">
            <text:p>13832</text:p>
          </table:table-cell>
          <table:table-cell office:value-type="float" office:value="2643" calcext:value-type="float">
            <text:p>2643</text:p>
          </table:table-cell>
          <table:table-cell office:value-type="float" office:value="19468" calcext:value-type="float">
            <text:p>19468</text:p>
          </table:table-cell>
          <table:table-cell office:value-type="float" office:value="320" calcext:value-type="float">
            <text:p>320</text:p>
          </table:table-cell>
          <table:table-cell office:value-type="float" office:value="62" calcext:value-type="float">
            <text:p>62</text:p>
          </table:table-cell>
          <table:table-cell office:value-type="float" office:value="98" calcext:value-type="float">
            <text:p>98</text:p>
          </table:table-cell>
          <table:table-cell office:value-type="float" office:value="470" calcext:value-type="float">
            <text:p>470</text:p>
          </table:table-cell>
          <table:table-cell office:value-type="float" office:value="10612" calcext:value-type="float">
            <text:p>10612</text:p>
          </table:table-cell>
          <table:table-cell office:value-type="float" office:value="1248" calcext:value-type="float">
            <text:p>1248</text:p>
          </table:table-cell>
          <table:table-cell office:value-type="float" office:value="1056" calcext:value-type="float">
            <text:p>1056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T59]+[.S60]" office:value-type="float" office:value="1056" calcext:value-type="float">
            <text:p>1056</text:p>
          </table:table-cell>
          <table:table-cell/>
          <table:table-cell table:style-name="ce104" table:formula="of:=SUM([.C60:.Q60])" office:value-type="float" office:value="72649" calcext:value-type="float">
            <text:p>72,649</text:p>
          </table:table-cell>
          <table:table-cell table:style-name="ce104" table:formula="of:=[.V60]-[.V59]" office:value-type="float" office:value="3396" calcext:value-type="float">
            <text:p>3,396</text:p>
          </table:table-cell>
          <table:table-cell table:number-columns-repeated="29"/>
        </table:table-row>
        <table:table-row table:style-name="ro1">
          <table:table-cell table:style-name="ce51"/>
          <table:table-cell table:style-name="ce59" office:value-type="date" office:date-value="2020-04-12" calcext:value-type="date">
            <text:p>12/04</text:p>
          </table:table-cell>
          <table:table-cell table:style-name="ce51" office:value-type="float" office:value="2673" calcext:value-type="float">
            <text:p>2673</text:p>
          </table:table-cell>
          <table:table-cell table:style-name="ce51" office:value-type="float" office:value="350" calcext:value-type="float">
            <text:p>350</text:p>
          </table:table-cell>
          <table:table-cell table:style-name="ce51" office:value-type="float" office:value="3600" calcext:value-type="float">
            <text:p>3600</text:p>
          </table:table-cell>
          <table:table-cell table:style-name="ce51" office:value-type="float" office:value="273" calcext:value-type="float">
            <text:p>273</text:p>
          </table:table-cell>
          <table:table-cell table:style-name="ce51" office:value-type="float" office:value="16972" calcext:value-type="float">
            <text:p>16972</text:p>
          </table:table-cell>
          <table:table-cell table:style-name="ce51" office:value-type="float" office:value="14393" calcext:value-type="float">
            <text:p>14393</text:p>
          </table:table-cell>
          <table:table-cell office:value-type="float" office:value="2737" calcext:value-type="float">
            <text:p>2737</text:p>
          </table:table-cell>
          <table:table-cell table:style-name="ce51" office:value-type="float" office:value="19899" calcext:value-type="float">
            <text:p>19899</text:p>
          </table:table-cell>
          <table:table-cell office:value-type="float" office:value="334" calcext:value-type="float">
            <text:p>334</text:p>
          </table:table-cell>
          <table:table-cell office:value-type="float" office:value="66" calcext:value-type="float">
            <text:p>66</text:p>
          </table:table-cell>
          <table:table-cell office:value-type="float" office:value="103" calcext:value-type="float">
            <text:p>103</text:p>
          </table:table-cell>
          <table:table-cell office:value-type="float" office:value="504" calcext:value-type="float">
            <text:p>504</text:p>
          </table:table-cell>
          <table:table-cell office:value-type="float" office:value="11329" calcext:value-type="float">
            <text:p>11329</text:p>
          </table:table-cell>
          <table:table-cell office:value-type="float" office:value="1345" calcext:value-type="float">
            <text:p>1345</text:p>
          </table:table-cell>
          <table:table-cell office:value-type="float" office:value="1103" calcext:value-type="float">
            <text:p>1103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T60]+[.S61]" office:value-type="float" office:value="1103" calcext:value-type="float">
            <text:p>1103</text:p>
          </table:table-cell>
          <table:table-cell/>
          <table:table-cell table:style-name="ce104" table:formula="of:=SUM([.C61:.Q61])" office:value-type="float" office:value="75681" calcext:value-type="float">
            <text:p>75,681</text:p>
          </table:table-cell>
          <table:table-cell table:style-name="ce104" table:formula="of:=[.V61]-[.V60]" office:value-type="float" office:value="3032" calcext:value-type="float">
            <text:p>3,032</text:p>
          </table:table-cell>
          <table:table-cell table:number-columns-repeated="29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4-13" calcext:value-type="date">
            <text:p>13/04</text:p>
          </table:table-cell>
          <table:table-cell table:style-name="ce50" office:value-type="float" office:value="2799" calcext:value-type="float">
            <text:p>2799</text:p>
          </table:table-cell>
          <table:table-cell table:style-name="ce50" office:value-type="float" office:value="368" calcext:value-type="float">
            <text:p>368</text:p>
          </table:table-cell>
          <table:table-cell table:style-name="ce50" office:value-type="float" office:value="3903" calcext:value-type="float">
            <text:p>3903</text:p>
          </table:table-cell>
          <table:table-cell table:style-name="ce50" office:value-type="float" office:value="285" calcext:value-type="float">
            <text:p>285</text:p>
          </table:table-cell>
          <table:table-cell table:style-name="ce50" office:value-type="float" office:value="17489" calcext:value-type="float">
            <text:p>17489</text:p>
          </table:table-cell>
          <table:table-cell table:style-name="ce50" office:value-type="float" office:value="14967" calcext:value-type="float">
            <text:p>14967</text:p>
          </table:table-cell>
          <table:table-cell table:style-name="ce50" office:value-type="float" office:value="2823" calcext:value-type="float">
            <text:p>2823</text:p>
          </table:table-cell>
          <table:table-cell table:style-name="ce50" office:value-type="float" office:value="20465" calcext:value-type="float">
            <text:p>20465</text:p>
          </table:table-cell>
          <table:table-cell table:style-name="ce50" office:value-type="float" office:value="365" calcext:value-type="float">
            <text:p>365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114" calcext:value-type="float">
            <text:p>114</text:p>
          </table:table-cell>
          <table:table-cell table:style-name="ce50" office:value-type="float" office:value="535" calcext:value-type="float">
            <text:p>535</text:p>
          </table:table-cell>
          <table:table-cell table:style-name="ce50" office:value-type="float" office:value="12107" calcext:value-type="float">
            <text:p>12107</text:p>
          </table:table-cell>
          <table:table-cell table:style-name="ce50" office:value-type="float" office:value="1429" calcext:value-type="float">
            <text:p>1429</text:p>
          </table:table-cell>
          <table:table-cell table:style-name="ce50" office:value-type="float" office:value="1138" calcext:value-type="float">
            <text:p>1138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T61]+[.S62]" office:value-type="float" office:value="1138" calcext:value-type="float">
            <text:p>1138</text:p>
          </table:table-cell>
          <table:table-cell/>
          <table:table-cell table:style-name="ce104" table:formula="of:=SUM([.C62:.Q62])" office:value-type="float" office:value="78854" calcext:value-type="float">
            <text:p>78,854</text:p>
          </table:table-cell>
          <table:table-cell table:style-name="ce104" table:formula="of:=[.V62]-[.V61]" office:value-type="float" office:value="3173" calcext:value-type="float">
            <text:p>3,173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14" calcext:value-type="date">
            <text:p>14/04</text:p>
          </table:table-cell>
          <table:table-cell office:value-type="float" office:value="2969" calcext:value-type="float">
            <text:p>2969</text:p>
          </table:table-cell>
          <table:table-cell office:value-type="float" office:value="384" calcext:value-type="float">
            <text:p>384</text:p>
          </table:table-cell>
          <table:table-cell office:value-type="float" office:value="4157" calcext:value-type="float">
            <text:p>4157</text:p>
          </table:table-cell>
          <table:table-cell office:value-type="float" office:value="299" calcext:value-type="float">
            <text:p>299</text:p>
          </table:table-cell>
          <table:table-cell office:value-type="float" office:value="18056" calcext:value-type="float">
            <text:p>18056</text:p>
          </table:table-cell>
          <table:table-cell office:value-type="float" office:value="15729" calcext:value-type="float">
            <text:p>15729</text:p>
          </table:table-cell>
          <table:table-cell office:value-type="float" office:value="2945" calcext:value-type="float">
            <text:p>2945</text:p>
          </table:table-cell>
          <table:table-cell office:value-type="float" office:value="21067" calcext:value-type="float">
            <text:p>21067</text:p>
          </table:table-cell>
          <table:table-cell office:value-type="float" office:value="406" calcext:value-type="float">
            <text:p>406</text:p>
          </table:table-cell>
          <table:table-cell office:value-type="float" office:value="67" calcext:value-type="float">
            <text:p>67</text:p>
          </table:table-cell>
          <table:table-cell office:value-type="float" office:value="127" calcext:value-type="float">
            <text:p>127</text:p>
          </table:table-cell>
          <table:table-cell office:value-type="float" office:value="567" calcext:value-type="float">
            <text:p>567</text:p>
          </table:table-cell>
          <table:table-cell office:value-type="float" office:value="12868" calcext:value-type="float">
            <text:p>12868</text:p>
          </table:table-cell>
          <table:table-cell office:value-type="float" office:value="1519" calcext:value-type="float">
            <text:p>1519</text:p>
          </table:table-cell>
          <table:table-cell office:value-type="float" office:value="1174" calcext:value-type="float">
            <text:p>1174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T62]+[.S63]" office:value-type="float" office:value="1174" calcext:value-type="float">
            <text:p>1174</text:p>
          </table:table-cell>
          <table:table-cell/>
          <table:table-cell table:style-name="ce104" table:formula="of:=SUM([.C63:.Q63])" office:value-type="float" office:value="82334" calcext:value-type="float">
            <text:p>82,334</text:p>
          </table:table-cell>
          <table:table-cell table:style-name="ce104" table:formula="of:=[.V63]-[.V62]" office:value-type="float" office:value="3480" calcext:value-type="float">
            <text:p>3,480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15" calcext:value-type="date">
            <text:p>15/04</text:p>
          </table:table-cell>
          <table:table-cell office:value-type="float" office:value="3254" calcext:value-type="float">
            <text:p>3254</text:p>
          </table:table-cell>
          <table:table-cell office:value-type="float" office:value="393" calcext:value-type="float">
            <text:p>393</text:p>
          </table:table-cell>
          <table:table-cell office:value-type="float" office:value="4440" calcext:value-type="float">
            <text:p>4440</text:p>
          </table:table-cell>
          <table:table-cell office:value-type="float" office:value="309" calcext:value-type="float">
            <text:p>309</text:p>
          </table:table-cell>
          <table:table-cell office:value-type="float" office:value="18579" calcext:value-type="float">
            <text:p>18579</text:p>
          </table:table-cell>
          <table:table-cell office:value-type="float" office:value="17167" calcext:value-type="float">
            <text:p>17167</text:p>
          </table:table-cell>
          <table:table-cell office:value-type="float" office:value="3134" calcext:value-type="float">
            <text:p>3134</text:p>
          </table:table-cell>
          <table:table-cell office:value-type="float" office:value="21645" calcext:value-type="float">
            <text:p>21645</text:p>
          </table:table-cell>
          <table:table-cell office:value-type="float" office:value="444" calcext:value-type="float">
            <text:p>444</text:p>
          </table:table-cell>
          <table:table-cell office:value-type="float" office:value="68" calcext:value-type="float">
            <text:p>68</text:p>
          </table:table-cell>
          <table:table-cell office:value-type="float" office:value="130" calcext:value-type="float">
            <text:p>130</text:p>
          </table:table-cell>
          <table:table-cell office:value-type="float" office:value="599" calcext:value-type="float">
            <text:p>599</text:p>
          </table:table-cell>
          <table:table-cell office:value-type="float" office:value="13729" calcext:value-type="float">
            <text:p>13729</text:p>
          </table:table-cell>
          <table:table-cell office:value-type="float" office:value="1628" calcext:value-type="float">
            <text:p>1628</text:p>
          </table:table-cell>
          <table:table-cell office:value-type="float" office:value="1238" calcext:value-type="float">
            <text:p>1238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T63]+[.S64]" office:value-type="float" office:value="1238" calcext:value-type="float">
            <text:p>1238</text:p>
          </table:table-cell>
          <table:table-cell/>
          <table:table-cell table:style-name="ce104" table:formula="of:=SUM([.C64:.Q64])" office:value-type="float" office:value="86757" calcext:value-type="float">
            <text:p>86,757</text:p>
          </table:table-cell>
          <table:table-cell table:style-name="ce104" table:formula="of:=[.V64]-[.V63]" office:value-type="float" office:value="4423" calcext:value-type="float">
            <text:p>4,423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16" calcext:value-type="date">
            <text:p>16/04</text:p>
          </table:table-cell>
          <table:table-cell office:value-type="float" office:value="3569" calcext:value-type="float">
            <text:p>3569</text:p>
          </table:table-cell>
          <table:table-cell office:value-type="float" office:value="410" calcext:value-type="float">
            <text:p>410</text:p>
          </table:table-cell>
          <table:table-cell office:value-type="float" office:value="4857" calcext:value-type="float">
            <text:p>4857</text:p>
          </table:table-cell>
          <table:table-cell office:value-type="float" office:value="321" calcext:value-type="float">
            <text:p>321</text:p>
          </table:table-cell>
          <table:table-cell office:value-type="float" office:value="19130" calcext:value-type="float">
            <text:p>19130</text:p>
          </table:table-cell>
          <table:table-cell office:value-type="float" office:value="17920" calcext:value-type="float">
            <text:p>17920</text:p>
          </table:table-cell>
          <table:table-cell office:value-type="float" office:value="3315" calcext:value-type="float">
            <text:p>3315</text:p>
          </table:table-cell>
          <table:table-cell office:value-type="float" office:value="22170" calcext:value-type="float">
            <text:p>22170</text:p>
          </table:table-cell>
          <table:table-cell office:value-type="float" office:value="486" calcext:value-type="float">
            <text:p>486</text:p>
          </table:table-cell>
          <table:table-cell office:value-type="float" office:value="68" calcext:value-type="float">
            <text:p>68</text:p>
          </table:table-cell>
          <table:table-cell office:value-type="float" office:value="136" calcext:value-type="float">
            <text:p>136</text:p>
          </table:table-cell>
          <table:table-cell office:value-type="float" office:value="629" calcext:value-type="float">
            <text:p>629</text:p>
          </table:table-cell>
          <table:table-cell office:value-type="float" office:value="14576" calcext:value-type="float">
            <text:p>14576</text:p>
          </table:table-cell>
          <table:table-cell office:value-type="float" office:value="1736" calcext:value-type="float">
            <text:p>1736</text:p>
          </table:table-cell>
          <table:table-cell office:value-type="float" office:value="1281" calcext:value-type="float">
            <text:p>1281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T64]+[.S65]" office:value-type="float" office:value="1281" calcext:value-type="float">
            <text:p>1281</text:p>
          </table:table-cell>
          <table:table-cell/>
          <table:table-cell table:style-name="ce104" table:formula="of:=SUM([.C65:.Q65])" office:value-type="float" office:value="90604" calcext:value-type="float">
            <text:p>90,604</text:p>
          </table:table-cell>
          <table:table-cell table:style-name="ce104" table:formula="of:=[.V65]-[.V64]" office:value-type="float" office:value="3847" calcext:value-type="float">
            <text:p>3,847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17" calcext:value-type="date">
            <text:p>17/04</text:p>
          </table:table-cell>
          <table:table-cell office:value-type="float" office:value="3868" calcext:value-type="float">
            <text:p>3868</text:p>
          </table:table-cell>
          <table:table-cell office:value-type="float" office:value="431" calcext:value-type="float">
            <text:p>431</text:p>
          </table:table-cell>
          <table:table-cell office:value-type="float" office:value="5163" calcext:value-type="float">
            <text:p>5163</text:p>
          </table:table-cell>
          <table:table-cell office:value-type="float" office:value="336" calcext:value-type="float">
            <text:p>336</text:p>
          </table:table-cell>
          <table:table-cell office:value-type="float" office:value="19715" calcext:value-type="float">
            <text:p>19715</text:p>
          </table:table-cell>
          <table:table-cell office:value-type="float" office:value="18681" calcext:value-type="float">
            <text:p>18681</text:p>
          </table:table-cell>
          <table:table-cell office:value-type="float" office:value="3459" calcext:value-type="float">
            <text:p>3459</text:p>
          </table:table-cell>
          <table:table-cell office:value-type="float" office:value="22745" calcext:value-type="float">
            <text:p>22745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office:value-type="float" office:value="137" calcext:value-type="float">
            <text:p>137</text:p>
          </table:table-cell>
          <table:table-cell office:value-type="float" office:value="657" calcext:value-type="float">
            <text:p>657</text:p>
          </table:table-cell>
          <table:table-cell office:value-type="float" office:value="15467" calcext:value-type="float">
            <text:p>15467</text:p>
          </table:table-cell>
          <table:table-cell office:value-type="float" office:value="1811" calcext:value-type="float">
            <text:p>1811</text:p>
          </table:table-cell>
          <table:table-cell office:value-type="float" office:value="1325" calcext:value-type="float">
            <text:p>1325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T65]+[.S66]" office:value-type="float" office:value="1325" calcext:value-type="float">
            <text:p>1325</text:p>
          </table:table-cell>
          <table:table-cell/>
          <table:table-cell table:style-name="ce104" table:formula="of:=SUM([.C66:.Q66])" office:value-type="float" office:value="94397" calcext:value-type="float">
            <text:p>94,397</text:p>
          </table:table-cell>
          <table:table-cell table:style-name="ce104" table:formula="of:=[.V66]-[.V65]" office:value-type="float" office:value="3793" calcext:value-type="float">
            <text:p>3,793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18" calcext:value-type="date">
            <text:p>18/04</text:p>
          </table:table-cell>
          <table:table-cell office:value-type="float" office:value="4110" calcext:value-type="float">
            <text:p>4110</text:p>
          </table:table-cell>
          <table:table-cell office:value-type="float" office:value="443" calcext:value-type="float">
            <text:p>443</text:p>
          </table:table-cell>
          <table:table-cell office:value-type="float" office:value="5453" calcext:value-type="float">
            <text:p>5453</text:p>
          </table:table-cell>
          <table:table-cell office:value-type="float" office:value="346" calcext:value-type="float">
            <text:p>346</text:p>
          </table:table-cell>
          <table:table-cell office:value-type="float" office:value="20280" calcext:value-type="float">
            <text:p>20280</text:p>
          </table:table-cell>
          <table:table-cell office:value-type="float" office:value="19323" calcext:value-type="float">
            <text:p>19323</text:p>
          </table:table-cell>
          <table:table-cell office:value-type="float" office:value="3601" calcext:value-type="float">
            <text:p>3601</text:p>
          </table:table-cell>
          <table:table-cell office:value-type="float" office:value="23227" calcext:value-type="float">
            <text:p>23227</text:p>
          </table:table-cell>
          <table:table-cell office:value-type="float" office:value="571" calcext:value-type="float">
            <text:p>571</text:p>
          </table:table-cell>
          <table:table-cell office:value-type="float" office:value="72" calcext:value-type="float">
            <text:p>72</text:p>
          </table:table-cell>
          <table:table-cell office:value-type="float" office:value="148" calcext:value-type="float">
            <text:p>148</text:p>
          </table:table-cell>
          <table:table-cell office:value-type="float" office:value="687" calcext:value-type="float">
            <text:p>687</text:p>
          </table:table-cell>
          <table:table-cell office:value-type="float" office:value="16060" calcext:value-type="float">
            <text:p>16060</text:p>
          </table:table-cell>
          <table:table-cell office:value-type="float" office:value="1887" calcext:value-type="float">
            <text:p>1887</text:p>
          </table:table-cell>
          <table:table-cell office:value-type="float" office:value="1368" calcext:value-type="float">
            <text:p>1368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T66]+[.S67]" office:value-type="float" office:value="1368" calcext:value-type="float">
            <text:p>1368</text:p>
          </table:table-cell>
          <table:table-cell/>
          <table:table-cell table:style-name="ce104" table:formula="of:=SUM([.C67:.Q67])" office:value-type="float" office:value="97576" calcext:value-type="float">
            <text:p>97,576</text:p>
          </table:table-cell>
          <table:table-cell table:style-name="ce104" table:formula="of:=[.V67]-[.V66]" office:value-type="float" office:value="3179" calcext:value-type="float">
            <text:p>3,179</text:p>
          </table:table-cell>
          <table:table-cell table:number-columns-repeated="29"/>
        </table:table-row>
        <table:table-row table:style-name="ro1">
          <table:table-cell table:style-name="ce51"/>
          <table:table-cell table:style-name="ce59" office:value-type="date" office:date-value="2020-04-19" calcext:value-type="date">
            <text:p>19/04</text:p>
          </table:table-cell>
          <table:table-cell table:style-name="ce51" office:value-type="float" office:value="4294" calcext:value-type="float">
            <text:p>4294</text:p>
          </table:table-cell>
          <table:table-cell table:style-name="ce51" office:value-type="float" office:value="452" calcext:value-type="float">
            <text:p>452</text:p>
          </table:table-cell>
          <table:table-cell table:style-name="ce51" office:value-type="float" office:value="5683" calcext:value-type="float">
            <text:p>5683</text:p>
          </table:table-cell>
          <table:table-cell table:style-name="ce51" office:value-type="float" office:value="355" calcext:value-type="float">
            <text:p>355</text:p>
          </table:table-cell>
          <table:table-cell table:style-name="ce51" office:value-type="float" office:value="20690" calcext:value-type="float">
            <text:p>20690</text:p>
          </table:table-cell>
          <table:table-cell table:style-name="ce51" office:value-type="float" office:value="19718" calcext:value-type="float">
            <text:p>19718</text:p>
          </table:table-cell>
          <table:table-cell table:style-name="ce51" office:value-type="float" office:value="3684" calcext:value-type="float">
            <text:p>3684</text:p>
          </table:table-cell>
          <table:table-cell table:style-name="ce51" office:value-type="float" office:value="23660" calcext:value-type="float">
            <text:p>23660</text:p>
          </table:table-cell>
          <table:table-cell table:style-name="ce51" office:value-type="float" office:value="610" calcext:value-type="float">
            <text:p>610</text:p>
          </table:table-cell>
          <table:table-cell table:style-name="ce51" office:value-type="float" office:value="73" calcext:value-type="float">
            <text:p>73</text:p>
          </table:table-cell>
          <table:table-cell table:style-name="ce51" office:value-type="float" office:value="154" calcext:value-type="float">
            <text:p>154</text:p>
          </table:table-cell>
          <table:table-cell table:style-name="ce51" office:value-type="float" office:value="714" calcext:value-type="float">
            <text:p>714</text:p>
          </table:table-cell>
          <table:table-cell table:style-name="ce51" office:value-type="float" office:value="16509" calcext:value-type="float">
            <text:p>16509</text:p>
          </table:table-cell>
          <table:table-cell table:style-name="ce51" office:value-type="float" office:value="1964" calcext:value-type="float">
            <text:p>1964</text:p>
          </table:table-cell>
          <table:table-cell table:style-name="ce51" office:value-type="float" office:value="1393" calcext:value-type="float">
            <text:p>1393</text:p>
          </table:table-cell>
          <table:table-cell table:style-name="ce51"/>
          <table:table-cell table:style-name="ce51" office:value-type="float" office:value="25" calcext:value-type="float">
            <text:p>25</text:p>
          </table:table-cell>
          <table:table-cell table:style-name="ce83" table:formula="of:=[.T67]+[.S68]" office:value-type="float" office:value="1393" calcext:value-type="float">
            <text:p>1393</text:p>
          </table:table-cell>
          <table:table-cell table:style-name="ce83"/>
          <table:table-cell table:style-name="ce34" table:formula="of:=SUM([.C68:.Q68])" office:value-type="float" office:value="99953" calcext:value-type="float">
            <text:p>99,953</text:p>
          </table:table-cell>
          <table:table-cell table:style-name="ce34" table:formula="of:=[.V68]-[.V67]" office:value-type="float" office:value="2377" calcext:value-type="float">
            <text:p>2,377</text:p>
          </table:table-cell>
          <table:table-cell table:number-columns-repeated="29"/>
        </table:table-row>
        <table:table-row table:style-name="ro1">
          <table:table-cell table:style-name="ce86" table:formula="of:=[C_Dia_A.A69]" office:value-type="string" office:string-value="L" calcext:value-type="string">
            <text:p>L</text:p>
          </table:table-cell>
          <table:table-cell table:style-name="ce58" office:value-type="date" office:date-value="2020-04-20" calcext:value-type="date">
            <text:p>20/04</text:p>
          </table:table-cell>
          <table:table-cell office:value-type="float" office:value="4404" calcext:value-type="float">
            <text:p>4404</text:p>
          </table:table-cell>
          <table:table-cell office:value-type="float" office:value="470" calcext:value-type="float">
            <text:p>470</text:p>
          </table:table-cell>
          <table:table-cell office:value-type="float" office:value="5828" calcext:value-type="float">
            <text:p>5828</text:p>
          </table:table-cell>
          <table:table-cell office:value-type="float" office:value="364" calcext:value-type="float">
            <text:p>364</text:p>
          </table:table-cell>
          <table:table-cell table:formula="of:=20852+237" office:value-type="float" office:value="21089" calcext:value-type="float">
            <text:p>21089</text:p>
          </table:table-cell>
          <table:table-cell office:value-type="float" office:value="20265" calcext:value-type="float">
            <text:p>20265</text:p>
          </table:table-cell>
          <table:table-cell office:value-type="float" office:value="3751" calcext:value-type="float">
            <text:p>3751</text:p>
          </table:table-cell>
          <table:table-cell office:value-type="float" office:value="24114" calcext:value-type="float">
            <text:p>24114</text:p>
          </table:table-cell>
          <table:table-cell office:value-type="float" office:value="687" calcext:value-type="float">
            <text:p>687</text:p>
          </table:table-cell>
          <table:table-cell office:value-type="float" office:value="75" calcext:value-type="float">
            <text:p>75</text:p>
          </table:table-cell>
          <table:table-cell office:value-type="float" office:value="154" calcext:value-type="float">
            <text:p>154</text:p>
          </table:table-cell>
          <table:table-cell office:value-type="float" office:value="735" calcext:value-type="float">
            <text:p>735</text:p>
          </table:table-cell>
          <table:table-cell office:value-type="float" office:value="17337" calcext:value-type="float">
            <text:p>17337</text:p>
          </table:table-cell>
          <table:table-cell office:value-type="float" office:value="2037" calcext:value-type="float">
            <text:p>2037</text:p>
          </table:table-cell>
          <table:table-cell office:value-type="float" office:value="1429" calcext:value-type="float">
            <text:p>1429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T68]+[.S69]" office:value-type="float" office:value="1429" calcext:value-type="float">
            <text:p>1429</text:p>
          </table:table-cell>
          <table:table-cell/>
          <table:table-cell table:style-name="ce104" table:formula="of:=SUM([.C69:.Q69])" office:value-type="float" office:value="102739" calcext:value-type="float">
            <text:p>102,739</text:p>
          </table:table-cell>
          <table:table-cell table:style-name="ce104" table:formula="of:=[.V69]-[.V68]" office:value-type="float" office:value="2786" calcext:value-type="float">
            <text:p>2,786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21" calcext:value-type="date">
            <text:p>21/04</text:p>
          </table:table-cell>
          <table:table-cell office:value-type="float" office:value="4598" calcext:value-type="float">
            <text:p>4598</text:p>
          </table:table-cell>
          <table:table-cell office:value-type="float" office:value="491" calcext:value-type="float">
            <text:p>491</text:p>
          </table:table-cell>
          <table:table-cell office:value-type="float" office:value="5998" calcext:value-type="float">
            <text:p>5998</text:p>
          </table:table-cell>
          <table:table-cell office:value-type="float" office:value="370" calcext:value-type="float">
            <text:p>370</text:p>
          </table:table-cell>
          <table:table-cell table:formula="of:=21282+237" office:value-type="float" office:value="21519" calcext:value-type="float">
            <text:p>21519</text:p>
          </table:table-cell>
          <table:table-cell office:value-type="float" office:value="20796" calcext:value-type="float">
            <text:p>20796</text:p>
          </table:table-cell>
          <table:table-cell office:value-type="float" office:value="3916" calcext:value-type="float">
            <text:p>3916</text:p>
          </table:table-cell>
          <table:table-cell office:value-type="float" office:value="24648" calcext:value-type="float">
            <text:p>24648</text:p>
          </table:table-cell>
          <table:table-cell office:value-type="float" office:value="730" calcext:value-type="float">
            <text:p>730</text:p>
          </table:table-cell>
          <table:table-cell office:value-type="float" office:value="78" calcext:value-type="float">
            <text:p>78</text:p>
          </table:table-cell>
          <table:table-cell office:value-type="float" office:value="163" calcext:value-type="float">
            <text:p>163</text:p>
          </table:table-cell>
          <table:table-cell office:value-type="float" office:value="762" calcext:value-type="float">
            <text:p>762</text:p>
          </table:table-cell>
          <table:table-cell office:value-type="float" office:value="18100" calcext:value-type="float">
            <text:p>18100</text:p>
          </table:table-cell>
          <table:table-cell office:value-type="float" office:value="2087" calcext:value-type="float">
            <text:p>2087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.T69]+[.S70]" office:value-type="float" office:value="1478" calcext:value-type="float">
            <text:p>1478</text:p>
          </table:table-cell>
          <table:table-cell/>
          <table:table-cell table:style-name="ce104" table:formula="of:=SUM([.C70:.Q70])" office:value-type="float" office:value="105734" calcext:value-type="float">
            <text:p>105,734</text:p>
          </table:table-cell>
          <table:table-cell table:style-name="ce104" table:formula="of:=[.V70]-[.V69]" office:value-type="float" office:value="2995" calcext:value-type="float">
            <text:p>2,995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22" calcext:value-type="date">
            <text:p>22/04</text:p>
          </table:table-cell>
          <table:table-cell office:value-type="float" office:value="4879" calcext:value-type="float">
            <text:p>4879</text:p>
          </table:table-cell>
          <table:table-cell office:value-type="float" office:value="510" calcext:value-type="float">
            <text:p>510</text:p>
          </table:table-cell>
          <table:table-cell office:value-type="float" office:value="6262" calcext:value-type="float">
            <text:p>6262</text:p>
          </table:table-cell>
          <table:table-cell office:value-type="float" office:value="384" calcext:value-type="float">
            <text:p>384</text:p>
          </table:table-cell>
          <table:table-cell table:formula="of:=21717+237" office:value-type="float" office:value="21954" calcext:value-type="float">
            <text:p>21954</text:p>
          </table:table-cell>
          <table:table-cell office:value-type="float" office:value="21340" calcext:value-type="float">
            <text:p>21340</text:p>
          </table:table-cell>
          <table:table-cell office:value-type="float" office:value="4054" calcext:value-type="float">
            <text:p>4054</text:p>
          </table:table-cell>
          <table:table-cell office:value-type="float" office:value="25085" calcext:value-type="float">
            <text:p>25085</text:p>
          </table:table-cell>
          <table:table-cell office:value-type="float" office:value="769" calcext:value-type="float">
            <text:p>769</text:p>
          </table:table-cell>
          <table:table-cell office:value-type="float" office:value="80" calcext:value-type="float">
            <text:p>80</text:p>
          </table:table-cell>
          <table:table-cell office:value-type="float" office:value="169" calcext:value-type="float">
            <text:p>169</text:p>
          </table:table-cell>
          <table:table-cell office:value-type="float" office:value="785" calcext:value-type="float">
            <text:p>785</text:p>
          </table:table-cell>
          <table:table-cell office:value-type="float" office:value="18738" calcext:value-type="float">
            <text:p>18738</text:p>
          </table:table-cell>
          <table:table-cell office:value-type="float" office:value="2147" calcext:value-type="float">
            <text:p>2147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T70]+[.S71]" office:value-type="float" office:value="1508" calcext:value-type="float">
            <text:p>1508</text:p>
          </table:table-cell>
          <table:table-cell/>
          <table:table-cell table:style-name="ce104" table:formula="of:=SUM([.C71:.Q71])" office:value-type="float" office:value="108664" calcext:value-type="float">
            <text:p>108,664</text:p>
          </table:table-cell>
          <table:table-cell table:style-name="ce104" table:formula="of:=[.V71]-[.V70]" office:value-type="float" office:value="2930" calcext:value-type="float">
            <text:p>2,930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23" calcext:value-type="date">
            <text:p>23/04</text:p>
          </table:table-cell>
          <table:table-cell office:value-type="float" office:value="5094" calcext:value-type="float">
            <text:p>5094</text:p>
          </table:table-cell>
          <table:table-cell office:value-type="float" office:value="522" calcext:value-type="float">
            <text:p>522</text:p>
          </table:table-cell>
          <table:table-cell office:value-type="float" office:value="6490" calcext:value-type="float">
            <text:p>6490</text:p>
          </table:table-cell>
          <table:table-cell office:value-type="float" office:value="394" calcext:value-type="float">
            <text:p>394</text:p>
          </table:table-cell>
          <table:table-cell table:style-name="ce75" table:formula="of:=22157+237" office:value-type="float" office:value="22394" calcext:value-type="float">
            <text:p>22394</text:p>
          </table:table-cell>
          <table:table-cell office:value-type="float" office:value="21856" calcext:value-type="float">
            <text:p>21856</text:p>
          </table:table-cell>
          <table:table-cell office:value-type="float" office:value="4177" calcext:value-type="float">
            <text:p>4177</text:p>
          </table:table-cell>
          <table:table-cell office:value-type="float" office:value="25549" calcext:value-type="float">
            <text:p>25549</text:p>
          </table:table-cell>
          <table:table-cell office:value-type="float" office:value="794" calcext:value-type="float">
            <text:p>794</text:p>
          </table:table-cell>
          <table:table-cell office:value-type="float" office:value="83" calcext:value-type="float">
            <text:p>83</text:p>
          </table:table-cell>
          <table:table-cell office:value-type="float" office:value="180" calcext:value-type="float">
            <text:p>180</text:p>
          </table:table-cell>
          <table:table-cell office:value-type="float" office:value="820" calcext:value-type="float">
            <text:p>820</text:p>
          </table:table-cell>
          <table:table-cell office:value-type="float" office:value="19506" calcext:value-type="float">
            <text:p>19506</text:p>
          </table:table-cell>
          <table:table-cell office:value-type="float" office:value="2201" calcext:value-type="float">
            <text:p>2201</text:p>
          </table:table-cell>
          <table:table-cell office:value-type="float" office:value="1549" calcext:value-type="float">
            <text:p>1549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.T71]+[.S72]" office:value-type="float" office:value="1549" calcext:value-type="float">
            <text:p>1549</text:p>
          </table:table-cell>
          <table:table-cell/>
          <table:table-cell table:style-name="ce104" table:formula="of:=SUM([.C72:.Q72])" office:value-type="float" office:value="111609" calcext:value-type="float">
            <text:p>111,609</text:p>
          </table:table-cell>
          <table:table-cell table:style-name="ce104" table:formula="of:=[.V72]-[.V71]" office:value-type="float" office:value="2945" calcext:value-type="float">
            <text:p>2,945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24" calcext:value-type="date">
            <text:p>24/04</text:p>
          </table:table-cell>
          <table:table-cell office:value-type="float" office:value="5321" calcext:value-type="float">
            <text:p>5321</text:p>
          </table:table-cell>
          <table:table-cell office:value-type="float" office:value="530" calcext:value-type="float">
            <text:p>530</text:p>
          </table:table-cell>
          <table:table-cell office:value-type="float" office:value="6679" calcext:value-type="float">
            <text:p>6679</text:p>
          </table:table-cell>
          <table:table-cell office:value-type="float" office:value="403" calcext:value-type="float">
            <text:p>403</text:p>
          </table:table-cell>
          <table:table-cell office:value-type="float" office:value="22761" calcext:value-type="float">
            <text:p>22761</text:p>
          </table:table-cell>
          <table:table-cell office:value-type="float" office:value="22245" calcext:value-type="float">
            <text:p>22245</text:p>
          </table:table-cell>
          <table:table-cell office:value-type="float" office:value="4289" calcext:value-type="float">
            <text:p>4289</text:p>
          </table:table-cell>
          <table:table-cell office:value-type="float" office:value="25969" calcext:value-type="float">
            <text:p>25969</text:p>
          </table:table-cell>
          <table:table-cell office:value-type="float" office:value="1014" calcext:value-type="float">
            <text:p>1014</text:p>
          </table:table-cell>
          <table:table-cell office:value-type="float" office:value="85" calcext:value-type="float">
            <text:p>85</text:p>
          </table:table-cell>
          <table:table-cell office:value-type="float" office:value="191" calcext:value-type="float">
            <text:p>191</text:p>
          </table:table-cell>
          <table:table-cell office:value-type="float" office:value="854" calcext:value-type="float">
            <text:p>854</text:p>
          </table:table-cell>
          <table:table-cell office:value-type="float" office:value="20319" calcext:value-type="float">
            <text:p>20319</text:p>
          </table:table-cell>
          <table:table-cell office:value-type="float" office:value="2245" calcext:value-type="float">
            <text:p>2245</text:p>
          </table:table-cell>
          <table:table-cell office:value-type="float" office:value="1586" calcext:value-type="float">
            <text:p>1586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T72]+[.S73]" office:value-type="float" office:value="1586" calcext:value-type="float">
            <text:p>1586</text:p>
          </table:table-cell>
          <table:table-cell/>
          <table:table-cell table:style-name="ce104" table:formula="of:=SUM([.C73:.Q73])" office:value-type="float" office:value="114491" calcext:value-type="float">
            <text:p>114,491</text:p>
          </table:table-cell>
          <table:table-cell table:style-name="ce104" table:formula="of:=[.V73]-[.V72]" office:value-type="float" office:value="2882" calcext:value-type="float">
            <text:p>2,882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25" calcext:value-type="date">
            <text:p>25/04</text:p>
          </table:table-cell>
          <table:table-cell office:value-type="float" office:value="5500" calcext:value-type="float">
            <text:p>5500</text:p>
          </table:table-cell>
          <table:table-cell office:value-type="float" office:value="536" calcext:value-type="float">
            <text:p>536</text:p>
          </table:table-cell>
          <table:table-cell office:value-type="float" office:value="6917" calcext:value-type="float">
            <text:p>6917</text:p>
          </table:table-cell>
          <table:table-cell office:value-type="float" office:value="418" calcext:value-type="float">
            <text:p>418</text:p>
          </table:table-cell>
          <table:table-cell table:formula="of:=22902+237" office:value-type="float" office:value="23139" calcext:value-type="float">
            <text:p>23139</text:p>
          </table:table-cell>
          <table:table-cell office:value-type="float" office:value="22614" calcext:value-type="float">
            <text:p>22614</text:p>
          </table:table-cell>
          <table:table-cell office:value-type="float" office:value="4409" calcext:value-type="float">
            <text:p>4409</text:p>
          </table:table-cell>
          <table:table-cell office:value-type="float" office:value="26384" calcext:value-type="float">
            <text:p>26384</text:p>
          </table:table-cell>
          <table:table-cell office:value-type="float" office:value="1063" calcext:value-type="float">
            <text:p>1063</text:p>
          </table:table-cell>
          <table:table-cell office:value-type="float" office:value="85" calcext:value-type="float">
            <text:p>85</text:p>
          </table:table-cell>
          <table:table-cell office:value-type="float" office:value="193" calcext:value-type="float">
            <text:p>193</text:p>
          </table:table-cell>
          <table:table-cell office:value-type="float" office:value="880" calcext:value-type="float">
            <text:p>880</text:p>
          </table:table-cell>
          <table:table-cell office:value-type="float" office:value="20732" calcext:value-type="float">
            <text:p>20732</text:p>
          </table:table-cell>
          <table:table-cell office:value-type="float" office:value="2274" calcext:value-type="float">
            <text:p>2274</text:p>
          </table:table-cell>
          <table:table-cell office:value-type="float" office:value="1596" calcext:value-type="float">
            <text:p>1596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T73]+[.S74]" office:value-type="float" office:value="1600" calcext:value-type="float">
            <text:p>1600</text:p>
          </table:table-cell>
          <table:table-cell/>
          <table:table-cell table:style-name="ce104" table:formula="of:=SUM([.C74:.Q74])" office:value-type="float" office:value="116740" calcext:value-type="float">
            <text:p>116,740</text:p>
          </table:table-cell>
          <table:table-cell table:style-name="ce104" table:formula="of:=[.V74]-[.V73]" office:value-type="float" office:value="2249" calcext:value-type="float">
            <text:p>2,249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26" calcext:value-type="date">
            <text:p>26/04</text:p>
          </table:table-cell>
          <table:table-cell office:value-type="float" office:value="5640" calcext:value-type="float">
            <text:p>5640</text:p>
          </table:table-cell>
          <table:table-cell office:value-type="float" office:value="542" calcext:value-type="float">
            <text:p>542</text:p>
          </table:table-cell>
          <table:table-cell office:value-type="float" office:value="7094" calcext:value-type="float">
            <text:p>7094</text:p>
          </table:table-cell>
          <table:table-cell office:value-type="float" office:value="422" calcext:value-type="float">
            <text:p>422</text:p>
          </table:table-cell>
          <table:table-cell table:formula="of:=23190+237" office:value-type="float" office:value="23427" calcext:value-type="float">
            <text:p>23427</text:p>
          </table:table-cell>
          <table:table-cell office:value-type="float" office:value="22856" calcext:value-type="float">
            <text:p>22856</text:p>
          </table:table-cell>
          <table:table-cell office:value-type="float" office:value="4475" calcext:value-type="float">
            <text:p>4475</text:p>
          </table:table-cell>
          <table:table-cell office:value-type="float" office:value="26644" calcext:value-type="float">
            <text:p>26644</text:p>
          </table:table-cell>
          <table:table-cell office:value-type="float" office:value="1087" calcext:value-type="float">
            <text:p>1087</text:p>
          </table:table-cell>
          <table:table-cell office:value-type="float" office:value="88" calcext:value-type="float">
            <text:p>88</text:p>
          </table:table-cell>
          <table:table-cell office:value-type="float" office:value="193" calcext:value-type="float">
            <text:p>193</text:p>
          </table:table-cell>
          <table:table-cell office:value-type="float" office:value="903" calcext:value-type="float">
            <text:p>903</text:p>
          </table:table-cell>
          <table:table-cell office:value-type="float" office:value="21092" calcext:value-type="float">
            <text:p>21092</text:p>
          </table:table-cell>
          <table:table-cell office:value-type="float" office:value="2314" calcext:value-type="float">
            <text:p>2314</text:p>
          </table:table-cell>
          <table:table-cell office:value-type="float" office:value="1610" calcext:value-type="float">
            <text:p>161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T74]+[.S75]" office:value-type="float" office:value="1630" calcext:value-type="float">
            <text:p>1630</text:p>
          </table:table-cell>
          <table:table-cell/>
          <table:table-cell table:style-name="ce104" table:formula="of:=SUM([.C75:.Q75])" office:value-type="float" office:value="118387" calcext:value-type="float">
            <text:p>118,387</text:p>
          </table:table-cell>
          <table:table-cell table:style-name="ce104" table:formula="of:=[.V75]-[.V74]" office:value-type="float" office:value="1647" calcext:value-type="float">
            <text:p>1,647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27" calcext:value-type="date">
            <text:p>27/04</text:p>
          </table:table-cell>
          <table:table-cell office:value-type="float" office:value="5750" calcext:value-type="float">
            <text:p>5750</text:p>
          </table:table-cell>
          <table:table-cell office:value-type="float" office:value="549" calcext:value-type="float">
            <text:p>549</text:p>
          </table:table-cell>
          <table:table-cell office:value-type="float" office:value="7207" calcext:value-type="float">
            <text:p>7207</text:p>
          </table:table-cell>
          <table:table-cell office:value-type="float" office:value="427" calcext:value-type="float">
            <text:p>427</text:p>
          </table:table-cell>
          <table:table-cell table:formula="of:=23521+237" office:value-type="float" office:value="23758" calcext:value-type="float">
            <text:p>23758</text:p>
          </table:table-cell>
          <table:table-cell office:value-type="float" office:value="23293" calcext:value-type="float">
            <text:p>23293</text:p>
          </table:table-cell>
          <table:table-cell office:value-type="float" office:value="4518" calcext:value-type="float">
            <text:p>4518</text:p>
          </table:table-cell>
          <table:table-cell office:value-type="float" office:value="26977" calcext:value-type="float">
            <text:p>26977</text:p>
          </table:table-cell>
          <table:table-cell office:value-type="float" office:value="1102" calcext:value-type="float">
            <text:p>1102</text:p>
          </table:table-cell>
          <table:table-cell office:value-type="float" office:value="88" calcext:value-type="float">
            <text:p>88</text:p>
          </table:table-cell>
          <table:table-cell office:value-type="float" office:value="193" calcext:value-type="float">
            <text:p>193</text:p>
          </table:table-cell>
          <table:table-cell office:value-type="float" office:value="928" calcext:value-type="float">
            <text:p>928</text:p>
          </table:table-cell>
          <table:table-cell office:value-type="float" office:value="21678" calcext:value-type="float">
            <text:p>21678</text:p>
          </table:table-cell>
          <table:table-cell office:value-type="float" office:value="2335" calcext:value-type="float">
            <text:p>2335</text:p>
          </table:table-cell>
          <table:table-cell office:value-type="float" office:value="1663" calcext:value-type="float">
            <text:p>1663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T75]+[.S76]" office:value-type="float" office:value="1663" calcext:value-type="float">
            <text:p>1663</text:p>
          </table:table-cell>
          <table:table-cell/>
          <table:table-cell table:style-name="ce104" table:formula="of:=SUM([.C76:.Q76])" office:value-type="float" office:value="120466" calcext:value-type="float">
            <text:p>120,466</text:p>
          </table:table-cell>
          <table:table-cell table:style-name="ce104" table:formula="of:=[.V76]-[.V75]" office:value-type="float" office:value="2079" calcext:value-type="float">
            <text:p>2,079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28" calcext:value-type="date">
            <text:p>28/04</text:p>
          </table:table-cell>
          <table:table-cell office:value-type="float" office:value="5913" calcext:value-type="float">
            <text:p>5913</text:p>
          </table:table-cell>
          <table:table-cell office:value-type="float" office:value="569" calcext:value-type="float">
            <text:p>569</text:p>
          </table:table-cell>
          <table:table-cell office:value-type="float" office:value="7331" calcext:value-type="float">
            <text:p>7331</text:p>
          </table:table-cell>
          <table:table-cell office:value-type="float" office:value="434" calcext:value-type="float">
            <text:p>434</text:p>
          </table:table-cell>
          <table:table-cell table:formula="of:=23822+237" office:value-type="float" office:value="24059" calcext:value-type="float">
            <text:p>24059</text:p>
          </table:table-cell>
          <table:table-cell office:value-type="float" office:value="23660" calcext:value-type="float">
            <text:p>23660</text:p>
          </table:table-cell>
          <table:table-cell office:value-type="float" office:value="4566" calcext:value-type="float">
            <text:p>4566</text:p>
          </table:table-cell>
          <table:table-cell office:value-type="float" office:value="27359" calcext:value-type="float">
            <text:p>27359</text:p>
          </table:table-cell>
          <table:table-cell office:value-type="float" office:value="1159" calcext:value-type="float">
            <text:p>1159</text:p>
          </table:table-cell>
          <table:table-cell office:value-type="float" office:value="89" calcext:value-type="float">
            <text:p>89</text:p>
          </table:table-cell>
          <table:table-cell office:value-type="float" office:value="195" calcext:value-type="float">
            <text:p>195</text:p>
          </table:table-cell>
          <table:table-cell office:value-type="float" office:value="948" calcext:value-type="float">
            <text:p>948</text:p>
          </table:table-cell>
          <table:table-cell table:number-columns-repeated="2"/>
          <table:table-cell office:value-type="float" office:value="1699" calcext:value-type="float">
            <text:p>1699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T76]+[.S77]" office:value-type="float" office:value="1699" calcext:value-type="float">
            <text:p>1699</text:p>
          </table:table-cell>
          <table:table-cell table:number-columns-repeated="32"/>
        </table:table-row>
        <table:table-row table:style-name="ro1" table:number-rows-repeated="32">
          <table:table-cell/>
          <table:table-cell table:style-name="ce58"/>
          <table:table-cell table:number-columns-repeated="50"/>
        </table:table-row>
        <table:table-row table:style-name="ro1">
          <table:table-cell table:style-name="ce52"/>
          <table:table-cell table:style-name="ce58"/>
          <table:table-cell table:number-columns-repeated="11"/>
          <table:table-cell table:style-name="ce52" table:number-columns-repeated="6"/>
          <table:table-cell table:style-name="ce79" table:number-columns-repeated="2"/>
          <table:table-cell table:style-name="ce52" table:number-columns-repeated="2"/>
          <table:table-cell table:style-name="ce79" table:number-columns-repeated="29"/>
        </table:table-row>
        <table:table-row table:style-name="ro1" table:number-rows-repeated="101">
          <table:table-cell/>
          <table:table-cell table:style-name="ce58"/>
          <table:table-cell table:number-columns-repeated="50"/>
        </table:table-row>
        <table:table-row table:style-name="ro1" table:number-rows-repeated="1048364">
          <table:table-cell table:number-columns-repeated="52"/>
        </table:table-row>
        <table:table-row table:style-name="ro1">
          <table:table-cell table:number-columns-repeated="52"/>
        </table:table-row>
      </table:table>
      <table:table table:name="M_Dia_NA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ce58"/>
        <table:table-column table:style-name="co15" table:number-columns-repeated="15" table:default-cell-style-name="ce60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style-name="ce49" table:number-columns-repeated="4"/>
          <table:table-cell table:style-name="Default" table:number-columns-repeated="11"/>
        </table:table-row>
        <table:table-row table:style-name="ro1">
          <table:table-cell/>
          <table:table-cell table:style-name="Default"/>
          <table:table-cell table:style-name="ce49" table:number-columns-repeated="4"/>
          <table:table-cell table:style-name="Default" table:number-columns-repeated="11"/>
        </table:table-row>
        <table:table-row table:style-name="ro1">
          <table:table-cell/>
          <table:table-cell table:style-name="ce54" office:value-type="string" calcext:value-type="string">
            <text:p>Datos de diferentes países, NO ajustados a la población</text:p>
          </table:table-cell>
          <table:table-cell table:style-name="ce49" table:number-columns-repeated="4"/>
          <table:table-cell table:style-name="Default" table:number-columns-repeated="11"/>
        </table:table-row>
        <table:table-row table:style-name="ro1" table:number-rows-repeated="2">
          <table:table-cell/>
          <table:table-cell table:style-name="Default"/>
          <table:table-cell table:style-name="ce49" table:number-columns-repeated="4"/>
          <table:table-cell table:style-name="Default" table:number-columns-repeated="11"/>
        </table:table-row>
        <table:table-row table:style-name="ro1">
          <table:table-cell/>
          <table:table-cell table:style-name="ce55" office:value-type="string" calcext:value-type="string">
            <text:p>Muertes diarias</text:p>
          </table:table-cell>
          <table:table-cell table:style-name="ce49" table:number-columns-repeated="4"/>
          <table:table-cell table:style-name="Default" table:number-columns-repeated="11"/>
        </table:table-row>
        <table:table-row table:style-name="ro1">
          <table:table-cell/>
          <table:table-cell table:style-name="Default"/>
          <table:table-cell table:style-name="ce49" table:number-columns-repeated="4"/>
          <table:table-cell table:style-name="Default" table:number-columns-repeated="11"/>
        </table:table-row>
        <table:table-row table:style-name="ro1">
          <table:table-cell table:style-name="ce83"/>
          <table:table-cell table:style-name="ce56"/>
          <table:table-cell table:style-name="ce51" table:formula="of:=[M_Acu_NA.C8]" office:value-type="string" office:string-value="Alemania" calcext:value-type="string">
            <text:p>Alemania</text:p>
          </table:table-cell>
          <table:table-cell table:style-name="ce51" table:formula="of:=[M_Acu_NA.D8]" office:value-type="string" office:string-value="Austria" calcext:value-type="string">
            <text:p>Austria</text:p>
          </table:table-cell>
          <table:table-cell table:style-name="ce51" table:formula="of:=[M_Acu_NA.E8]" office:value-type="string" office:string-value="Bélgica" calcext:value-type="string">
            <text:p>Bélgica</text:p>
          </table:table-cell>
          <table:table-cell table:style-name="ce51" table:formula="of:=[M_Acu_NA.F8]" office:value-type="string" office:string-value="Dinamarca" calcext:value-type="string">
            <text:p>Dinamarca</text:p>
          </table:table-cell>
          <table:table-cell table:style-name="ce51" table:formula="of:=[M_Acu_NA.G8]" office:value-type="string" office:string-value="España" calcext:value-type="string">
            <text:p>España</text:p>
          </table:table-cell>
          <table:table-cell table:style-name="ce51" table:formula="of:=[M_Acu_NA.H8]" office:value-type="string" office:string-value="Francia" calcext:value-type="string">
            <text:p>Francia</text:p>
          </table:table-cell>
          <table:table-cell table:style-name="ce51" table:formula="of:=[M_Acu_NA.I8]" office:value-type="string" office:string-value="Holanda" calcext:value-type="string">
            <text:p>Holanda</text:p>
          </table:table-cell>
          <table:table-cell table:style-name="ce51" table:formula="of:=[M_Acu_NA.J8]" office:value-type="string" office:string-value="Italia" calcext:value-type="string">
            <text:p>Italia</text:p>
          </table:table-cell>
          <table:table-cell table:style-name="ce51" table:formula="of:=[M_Acu_NA.K8]" office:value-type="string" office:string-value="Irlanda" calcext:value-type="string">
            <text:p>Irlanda</text:p>
          </table:table-cell>
          <table:table-cell table:style-name="ce51" table:formula="of:=[M_Acu_NA.L8]" office:value-type="string" office:string-value="Luxemburgo" calcext:value-type="string">
            <text:p>Luxemburgo</text:p>
          </table:table-cell>
          <table:table-cell table:style-name="ce51" table:formula="of:=[M_Acu_NA.M8]" office:value-type="string" office:string-value="Noruega" calcext:value-type="string">
            <text:p>Noruega</text:p>
          </table:table-cell>
          <table:table-cell table:style-name="ce51" table:formula="of:=[M_Acu_NA.N8]" office:value-type="string" office:string-value="Portugal" calcext:value-type="string">
            <text:p>Portugal</text:p>
          </table:table-cell>
          <table:table-cell table:style-name="ce51" table:formula="of:=[M_Acu_NA.O8]" office:value-type="string" office:string-value="Reino Unido" calcext:value-type="string">
            <text:p>Reino Unido</text:p>
          </table:table-cell>
          <table:table-cell table:style-name="ce51" table:formula="of:=[M_Acu_NA.P8]" office:value-type="string" office:string-value="Suecia" calcext:value-type="string">
            <text:p>Suecia</text:p>
          </table:table-cell>
          <table:table-cell table:style-name="ce51" table:formula="of:=[M_Acu_NA.Q8]" office:value-type="string" office:string-value="Suiza" calcext:value-type="string">
            <text:p>Suiza</text:p>
          </table:table-cell>
        </table:table-row>
        <table:table-row table:style-name="ro1">
          <table:table-cell/>
          <table:table-cell table:style-name="ce57" table:formula="of:=[M_Acu_NA.B9]" office:value-type="date" office:date-value="2020-02-20" calcext:value-type="date">
            <text:p>20/02</text:p>
          </table:table-cell>
          <table:table-cell table:style-name="ce49"/>
          <table:table-cell table:number-columns-repeated="14"/>
        </table:table-row>
        <table:table-row table:style-name="ro1">
          <table:table-cell/>
          <table:table-cell table:formula="of:=[M_Acu_NA.B10]" office:value-type="date" office:date-value="2020-02-21" calcext:value-type="date">
            <text:p>21/02</text:p>
          </table:table-cell>
          <table:table-cell table:style-name="ce49"/>
          <table:table-cell table:number-columns-repeated="4"/>
          <table:table-cell table:formula="of:=[M_Acu_NA.H10]-[M_Acu_NA.H9]" office:value-type="float" office:value="1" calcext:value-type="float">
            <text:p>1</text:p>
          </table:table-cell>
          <table:table-cell/>
          <table:table-cell table:formula="of:=[M_Acu_NA.J10]-[M_Acu_NA.J9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formula="of:=[M_Acu_NA.B11]" office:value-type="date" office:date-value="2020-02-22" calcext:value-type="date">
            <text:p>22/02</text:p>
          </table:table-cell>
          <table:table-cell table:style-name="ce49"/>
          <table:table-cell table:number-columns-repeated="4"/>
          <table:table-cell table:formula="of:=[M_Acu_NA.H11]-[M_Acu_NA.H10]" office:value-type="float" office:value="0" calcext:value-type="float">
            <text:p>0</text:p>
          </table:table-cell>
          <table:table-cell/>
          <table:table-cell table:formula="of:=[M_Acu_NA.J11]-[M_Acu_NA.J10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formula="of:=[M_Acu_NA.B12]" office:value-type="date" office:date-value="2020-02-23" calcext:value-type="date">
            <text:p>23/02</text:p>
          </table:table-cell>
          <table:table-cell table:style-name="ce49"/>
          <table:table-cell table:number-columns-repeated="4"/>
          <table:table-cell table:formula="of:=[M_Acu_NA.H12]-[M_Acu_NA.H11]" office:value-type="float" office:value="0" calcext:value-type="float">
            <text:p>0</text:p>
          </table:table-cell>
          <table:table-cell/>
          <table:table-cell table:formula="of:=[M_Acu_NA.J12]-[M_Acu_NA.J11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80" table:formula="of:=[M_Acu_NA.A13]" office:value-type="string" office:string-value="L" calcext:value-type="string">
            <text:p>L</text:p>
          </table:table-cell>
          <table:table-cell table:style-name="ce57" table:formula="of:=[M_Acu_NA.B13]" office:value-type="date" office:date-value="2020-02-24" calcext:value-type="date">
            <text:p>24/02</text:p>
          </table:table-cell>
          <table:table-cell table:style-name="ce50" table:number-columns-repeated="5"/>
          <table:table-cell table:style-name="ce50" table:formula="of:=[M_Acu_NA.H13]-[M_Acu_NA.H12]" office:value-type="float" office:value="0" calcext:value-type="float">
            <text:p>0</text:p>
          </table:table-cell>
          <table:table-cell table:style-name="ce50"/>
          <table:table-cell table:style-name="ce50" table:formula="of:=[M_Acu_NA.J13]-[M_Acu_NA.J12]" office:value-type="float" office:value="4" calcext:value-type="float">
            <text:p>4</text:p>
          </table:table-cell>
          <table:table-cell table:style-name="ce50" table:number-columns-repeated="7"/>
        </table:table-row>
        <table:table-row table:style-name="ro1">
          <table:table-cell/>
          <table:table-cell table:formula="of:=[M_Acu_NA.B14]" office:value-type="date" office:date-value="2020-02-25" calcext:value-type="date">
            <text:p>25/02</text:p>
          </table:table-cell>
          <table:table-cell table:number-columns-repeated="5"/>
          <table:table-cell table:formula="of:=[M_Acu_NA.H14]-[M_Acu_NA.H13]" office:value-type="float" office:value="0" calcext:value-type="float">
            <text:p>0</text:p>
          </table:table-cell>
          <table:table-cell/>
          <table:table-cell table:formula="of:=[M_Acu_NA.J14]-[M_Acu_NA.J13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table:formula="of:=[M_Acu_NA.B15]" office:value-type="date" office:date-value="2020-02-26" calcext:value-type="date">
            <text:p>26/02</text:p>
          </table:table-cell>
          <table:table-cell table:number-columns-repeated="5"/>
          <table:table-cell table:formula="of:=[M_Acu_NA.H15]-[M_Acu_NA.H14]" office:value-type="float" office:value="1" calcext:value-type="float">
            <text:p>1</text:p>
          </table:table-cell>
          <table:table-cell/>
          <table:table-cell table:formula="of:=[M_Acu_NA.J15]-[M_Acu_NA.J14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table:formula="of:=[M_Acu_NA.B16]" office:value-type="date" office:date-value="2020-02-27" calcext:value-type="date">
            <text:p>27/02</text:p>
          </table:table-cell>
          <table:table-cell table:number-columns-repeated="5"/>
          <table:table-cell table:formula="of:=[M_Acu_NA.H16]-[M_Acu_NA.H15]" office:value-type="float" office:value="0" calcext:value-type="float">
            <text:p>0</text:p>
          </table:table-cell>
          <table:table-cell/>
          <table:table-cell table:formula="of:=[M_Acu_NA.J16]-[M_Acu_NA.J15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table:formula="of:=[M_Acu_NA.B17]" office:value-type="date" office:date-value="2020-02-28" calcext:value-type="date">
            <text:p>28/02</text:p>
          </table:table-cell>
          <table:table-cell table:number-columns-repeated="5"/>
          <table:table-cell table:formula="of:=[M_Acu_NA.H17]-[M_Acu_NA.H16]" office:value-type="float" office:value="0" calcext:value-type="float">
            <text:p>0</text:p>
          </table:table-cell>
          <table:table-cell/>
          <table:table-cell table:formula="of:=[M_Acu_NA.J17]-[M_Acu_NA.J16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table:formula="of:=[M_Acu_NA.B18]" office:value-type="date" office:date-value="2020-02-29" calcext:value-type="date">
            <text:p>29/02</text:p>
          </table:table-cell>
          <table:table-cell table:number-columns-repeated="5"/>
          <table:table-cell table:formula="of:=[M_Acu_NA.H18]-[M_Acu_NA.H17]" office:value-type="float" office:value="0" calcext:value-type="float">
            <text:p>0</text:p>
          </table:table-cell>
          <table:table-cell/>
          <table:table-cell table:formula="of:=[M_Acu_NA.J18]-[M_Acu_NA.J17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83"/>
          <table:table-cell table:style-name="ce59" table:formula="of:=[M_Acu_NA.B19]" office:value-type="date" office:date-value="2020-03-01" calcext:value-type="date">
            <text:p>01/03</text:p>
          </table:table-cell>
          <table:table-cell table:style-name="ce51" table:number-columns-repeated="5"/>
          <table:table-cell table:style-name="ce51" table:formula="of:=[M_Acu_NA.H19]-[M_Acu_NA.H18]" office:value-type="float" office:value="0" calcext:value-type="float">
            <text:p>0</text:p>
          </table:table-cell>
          <table:table-cell table:style-name="ce51"/>
          <table:table-cell table:style-name="ce51" table:formula="of:=[M_Acu_NA.J19]-[M_Acu_NA.J18]" office:value-type="float" office:value="5" calcext:value-type="float">
            <text:p>5</text:p>
          </table:table-cell>
          <table:table-cell table:style-name="ce51" table:number-columns-repeated="7"/>
        </table:table-row>
        <table:table-row table:style-name="ro1">
          <table:table-cell table:style-name="ce86" table:formula="of:=[M_Acu_NA.A20]" office:value-type="string" office:string-value="L" calcext:value-type="string">
            <text:p>L</text:p>
          </table:table-cell>
          <table:table-cell table:formula="of:=[M_Acu_NA.B20]" office:value-type="date" office:date-value="2020-03-02" calcext:value-type="date">
            <text:p>02/03</text:p>
          </table:table-cell>
          <table:table-cell table:number-columns-repeated="5"/>
          <table:table-cell table:formula="of:=[M_Acu_NA.H20]-[M_Acu_NA.H19]" office:value-type="float" office:value="1" calcext:value-type="float">
            <text:p>1</text:p>
          </table:table-cell>
          <table:table-cell/>
          <table:table-cell table:formula="of:=[M_Acu_NA.J20]-[M_Acu_NA.J19]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/>
          <table:table-cell table:formula="of:=[M_Acu_NA.B21]" office:value-type="date" office:date-value="2020-03-03" calcext:value-type="date">
            <text:p>03/03</text:p>
          </table:table-cell>
          <table:table-cell table:number-columns-repeated="5"/>
          <table:table-cell table:formula="of:=[M_Acu_NA.H21]-[M_Acu_NA.H20]" office:value-type="float" office:value="1" calcext:value-type="float">
            <text:p>1</text:p>
          </table:table-cell>
          <table:table-cell/>
          <table:table-cell table:formula="of:=[M_Acu_NA.J21]-[M_Acu_NA.J20]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/>
          <table:table-cell table:formula="of:=[M_Acu_NA.B22]" office:value-type="date" office:date-value="2020-03-04" calcext:value-type="date">
            <text:p>04/03</text:p>
          </table:table-cell>
          <table:table-cell table:number-columns-repeated="5"/>
          <table:table-cell table:formula="of:=[M_Acu_NA.H22]-[M_Acu_NA.H21]" office:value-type="float" office:value="0" calcext:value-type="float">
            <text:p>0</text:p>
          </table:table-cell>
          <table:table-cell/>
          <table:table-cell table:formula="of:=[M_Acu_NA.J22]-[M_Acu_NA.J21]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/>
          <table:table-cell table:formula="of:=[M_Acu_NA.B23]" office:value-type="date" office:date-value="2020-03-05" calcext:value-type="date">
            <text:p>05/03</text:p>
          </table:table-cell>
          <table:table-cell table:number-columns-repeated="4"/>
          <table:table-cell table:formula="of:=[M_Acu_NA.G23]-[M_Acu_NA.G22]" office:value-type="float" office:value="2" calcext:value-type="float">
            <text:p>2</text:p>
          </table:table-cell>
          <table:table-cell table:formula="of:=[M_Acu_NA.H23]-[M_Acu_NA.H22]" office:value-type="float" office:value="3" calcext:value-type="float">
            <text:p>3</text:p>
          </table:table-cell>
          <table:table-cell/>
          <table:table-cell table:formula="of:=[M_Acu_NA.J23]-[M_Acu_NA.J22]" office:value-type="float" office:value="41" calcext:value-type="float">
            <text:p>41</text:p>
          </table:table-cell>
          <table:table-cell table:number-columns-repeated="4"/>
          <table:table-cell table:formula="of:=[M_Acu_NA.O23]-[M_Acu_NA.O22]" office:value-type="float" office:value="1" calcext:value-type="float">
            <text:p>1</text:p>
          </table:table-cell>
          <table:table-cell/>
          <table:table-cell table:formula="of:=[M_Acu_NA.Q23]-[M_Acu_NA.Q22]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M_Acu_NA.B24]" office:value-type="date" office:date-value="2020-03-06" calcext:value-type="date">
            <text:p>06/03</text:p>
          </table:table-cell>
          <table:table-cell table:number-columns-repeated="4"/>
          <table:table-cell table:formula="of:=[M_Acu_NA.G24]-[M_Acu_NA.G23]" office:value-type="float" office:value="2" calcext:value-type="float">
            <text:p>2</text:p>
          </table:table-cell>
          <table:table-cell table:formula="of:=[M_Acu_NA.H24]-[M_Acu_NA.H23]" office:value-type="float" office:value="2" calcext:value-type="float">
            <text:p>2</text:p>
          </table:table-cell>
          <table:table-cell table:formula="of:=[M_Acu_NA.I24]-[M_Acu_NA.I23]" office:value-type="float" office:value="1" calcext:value-type="float">
            <text:p>1</text:p>
          </table:table-cell>
          <table:table-cell table:formula="of:=[M_Acu_NA.J24]-[M_Acu_NA.J23]" office:value-type="float" office:value="49" calcext:value-type="float">
            <text:p>49</text:p>
          </table:table-cell>
          <table:table-cell table:number-columns-repeated="4"/>
          <table:table-cell table:formula="of:=[M_Acu_NA.O24]-[M_Acu_NA.O23]" office:value-type="float" office:value="1" calcext:value-type="float">
            <text:p>1</text:p>
          </table:table-cell>
          <table:table-cell/>
          <table:table-cell table:formula="of:=[M_Acu_NA.Q24]-[M_Acu_NA.Q23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M_Acu_NA.B25]" office:value-type="date" office:date-value="2020-03-07" calcext:value-type="date">
            <text:p>07/03</text:p>
          </table:table-cell>
          <table:table-cell table:number-columns-repeated="4"/>
          <table:table-cell table:formula="of:=[M_Acu_NA.G25]-[M_Acu_NA.G24]" office:value-type="float" office:value="3" calcext:value-type="float">
            <text:p>3</text:p>
          </table:table-cell>
          <table:table-cell table:formula="of:=[M_Acu_NA.H25]-[M_Acu_NA.H24]" office:value-type="float" office:value="7" calcext:value-type="float">
            <text:p>7</text:p>
          </table:table-cell>
          <table:table-cell table:formula="of:=[M_Acu_NA.I25]-[M_Acu_NA.I24]" office:value-type="float" office:value="0" calcext:value-type="float">
            <text:p>0</text:p>
          </table:table-cell>
          <table:table-cell table:formula="of:=[M_Acu_NA.J25]-[M_Acu_NA.J24]" office:value-type="float" office:value="36" calcext:value-type="float">
            <text:p>36</text:p>
          </table:table-cell>
          <table:table-cell table:number-columns-repeated="4"/>
          <table:table-cell table:formula="of:=[M_Acu_NA.O25]-[M_Acu_NA.O24]" office:value-type="float" office:value="0" calcext:value-type="float">
            <text:p>0</text:p>
          </table:table-cell>
          <table:table-cell/>
          <table:table-cell table:formula="of:=[M_Acu_NA.Q25]-[M_Acu_NA.Q24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M_Acu_NA.B26]" office:value-type="date" office:date-value="2020-03-08" calcext:value-type="date">
            <text:p>08/03</text:p>
          </table:table-cell>
          <table:table-cell table:number-columns-repeated="4"/>
          <table:table-cell table:formula="of:=[M_Acu_NA.G26]-[M_Acu_NA.G25]" office:value-type="float" office:value="2" calcext:value-type="float">
            <text:p>2</text:p>
          </table:table-cell>
          <table:table-cell table:formula="of:=[M_Acu_NA.H26]-[M_Acu_NA.H25]" office:value-type="float" office:value="3" calcext:value-type="float">
            <text:p>3</text:p>
          </table:table-cell>
          <table:table-cell table:formula="of:=[M_Acu_NA.I26]-[M_Acu_NA.I25]" office:value-type="float" office:value="2" calcext:value-type="float">
            <text:p>2</text:p>
          </table:table-cell>
          <table:table-cell table:formula="of:=[M_Acu_NA.J26]-[M_Acu_NA.J25]" office:value-type="float" office:value="133" calcext:value-type="float">
            <text:p>133</text:p>
          </table:table-cell>
          <table:table-cell table:number-columns-repeated="4"/>
          <table:table-cell table:formula="of:=[M_Acu_NA.O26]-[M_Acu_NA.O25]" office:value-type="float" office:value="1" calcext:value-type="float">
            <text:p>1</text:p>
          </table:table-cell>
          <table:table-cell/>
          <table:table-cell table:formula="of:=[M_Acu_NA.Q26]-[M_Acu_NA.Q25]" office:value-type="float" office:value="1" calcext:value-type="float">
            <text:p>1</text:p>
          </table:table-cell>
        </table:table-row>
        <table:table-row table:style-name="ro1">
          <table:table-cell table:style-name="ce80" table:formula="of:=[M_Acu_NA.A27]" office:value-type="string" office:string-value="L" calcext:value-type="string">
            <text:p>L</text:p>
          </table:table-cell>
          <table:table-cell table:style-name="ce57" table:formula="of:=[M_Acu_NA.B27]" office:value-type="date" office:date-value="2020-03-09" calcext:value-type="date">
            <text:p>09/03</text:p>
          </table:table-cell>
          <table:table-cell table:style-name="ce50" table:formula="of:=[M_Acu_NA.C27]-[M_Acu_NA.C26]" office:value-type="float" office:value="2" calcext:value-type="float">
            <text:p>2</text:p>
          </table:table-cell>
          <table:table-cell table:style-name="ce50" table:number-columns-repeated="3"/>
          <table:table-cell table:style-name="ce50" table:formula="of:=[M_Acu_NA.G27]-[M_Acu_NA.G26]" office:value-type="float" office:value="6" calcext:value-type="float">
            <text:p>6</text:p>
          </table:table-cell>
          <table:table-cell table:style-name="ce50" table:formula="of:=[M_Acu_NA.H27]-[M_Acu_NA.H26]" office:value-type="float" office:value="2" calcext:value-type="float">
            <text:p>2</text:p>
          </table:table-cell>
          <table:table-cell table:style-name="ce50" table:formula="of:=[M_Acu_NA.I27]-[M_Acu_NA.I26]" office:value-type="float" office:value="1" calcext:value-type="float">
            <text:p>1</text:p>
          </table:table-cell>
          <table:table-cell table:style-name="ce50" table:formula="of:=[M_Acu_NA.J27]-[M_Acu_NA.J26]" office:value-type="float" office:value="97" calcext:value-type="float">
            <text:p>97</text:p>
          </table:table-cell>
          <table:table-cell table:style-name="ce50" table:number-columns-repeated="4"/>
          <table:table-cell table:style-name="ce50" table:formula="of:=[M_Acu_NA.O27]-[M_Acu_NA.O26]" office:value-type="float" office:value="2" calcext:value-type="float">
            <text:p>2</text:p>
          </table:table-cell>
          <table:table-cell table:style-name="ce50"/>
          <table:table-cell table:style-name="ce50" table:formula="of:=[M_Acu_NA.Q27]-[M_Acu_NA.Q26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M_Acu_NA.B28]" office:value-type="date" office:date-value="2020-03-10" calcext:value-type="date">
            <text:p>10/03</text:p>
          </table:table-cell>
          <table:table-cell table:formula="of:=[M_Acu_NA.C28]-[M_Acu_NA.C27]" office:value-type="float" office:value="0" calcext:value-type="float">
            <text:p>0</text:p>
          </table:table-cell>
          <table:table-cell/>
          <table:table-cell table:formula="of:=[M_Acu_NA.E28]-[M_Acu_NA.E27]" office:value-type="float" office:value="1" calcext:value-type="float">
            <text:p>1</text:p>
          </table:table-cell>
          <table:table-cell/>
          <table:table-cell table:formula="of:=[M_Acu_NA.G28]-[M_Acu_NA.G27]" office:value-type="float" office:value="19" calcext:value-type="float">
            <text:p>19</text:p>
          </table:table-cell>
          <table:table-cell table:formula="of:=[M_Acu_NA.H28]-[M_Acu_NA.H27]" office:value-type="float" office:value="9" calcext:value-type="float">
            <text:p>9</text:p>
          </table:table-cell>
          <table:table-cell table:formula="of:=[M_Acu_NA.I28]-[M_Acu_NA.I27]" office:value-type="float" office:value="0" calcext:value-type="float">
            <text:p>0</text:p>
          </table:table-cell>
          <table:table-cell table:formula="of:=[M_Acu_NA.J28]-[M_Acu_NA.J27]" office:value-type="float" office:value="168" calcext:value-type="float">
            <text:p>168</text:p>
          </table:table-cell>
          <table:table-cell table:number-columns-repeated="4"/>
          <table:table-cell table:formula="of:=[M_Acu_NA.O28]-[M_Acu_NA.O27]" office:value-type="float" office:value="1" calcext:value-type="float">
            <text:p>1</text:p>
          </table:table-cell>
          <table:table-cell/>
          <table:table-cell table:formula="of:=[M_Acu_NA.Q28]-[M_Acu_NA.Q27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M_Acu_NA.B29]" office:value-type="date" office:date-value="2020-03-11" calcext:value-type="date">
            <text:p>11/03</text:p>
          </table:table-cell>
          <table:table-cell table:formula="of:=[M_Acu_NA.C29]-[M_Acu_NA.C28]" office:value-type="float" office:value="1" calcext:value-type="float">
            <text:p>1</text:p>
          </table:table-cell>
          <table:table-cell/>
          <table:table-cell table:formula="of:=[M_Acu_NA.E29]-[M_Acu_NA.E28]" office:value-type="float" office:value="2" calcext:value-type="float">
            <text:p>2</text:p>
          </table:table-cell>
          <table:table-cell/>
          <table:table-cell table:formula="of:=[M_Acu_NA.G29]-[M_Acu_NA.G28]" office:value-type="float" office:value="12" calcext:value-type="float">
            <text:p>12</text:p>
          </table:table-cell>
          <table:table-cell table:formula="of:=[M_Acu_NA.H29]-[M_Acu_NA.H28]" office:value-type="float" office:value="18" calcext:value-type="float">
            <text:p>18</text:p>
          </table:table-cell>
          <table:table-cell table:formula="of:=[M_Acu_NA.I29]-[M_Acu_NA.I28]" office:value-type="float" office:value="1" calcext:value-type="float">
            <text:p>1</text:p>
          </table:table-cell>
          <table:table-cell table:formula="of:=[M_Acu_NA.J29]-[M_Acu_NA.J28]" office:value-type="float" office:value="196" calcext:value-type="float">
            <text:p>196</text:p>
          </table:table-cell>
          <table:table-cell table:formula="of:=[M_Acu_NA.K29]-[M_Acu_NA.K28]" office:value-type="float" office:value="1" calcext:value-type="float">
            <text:p>1</text:p>
          </table:table-cell>
          <table:table-cell table:number-columns-repeated="3"/>
          <table:table-cell table:formula="of:=[M_Acu_NA.O29]-[M_Acu_NA.O28]" office:value-type="float" office:value="2" calcext:value-type="float">
            <text:p>2</text:p>
          </table:table-cell>
          <table:table-cell table:formula="of:=[M_Acu_NA.P29]-[M_Acu_NA.P28]" office:value-type="float" office:value="1" calcext:value-type="float">
            <text:p>1</text:p>
          </table:table-cell>
          <table:table-cell table:formula="of:=[M_Acu_NA.Q29]-[M_Acu_NA.Q28]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M_Acu_NA.B30]" office:value-type="date" office:date-value="2020-03-12" calcext:value-type="date">
            <text:p>12/03</text:p>
          </table:table-cell>
          <table:table-cell table:formula="of:=[M_Acu_NA.C30]-[M_Acu_NA.C29]" office:value-type="float" office:value="2" calcext:value-type="float">
            <text:p>2</text:p>
          </table:table-cell>
          <table:table-cell table:formula="of:=[M_Acu_NA.D30]-[M_Acu_NA.D29]" office:value-type="float" office:value="1" calcext:value-type="float">
            <text:p>1</text:p>
          </table:table-cell>
          <table:table-cell table:formula="of:=[M_Acu_NA.E30]-[M_Acu_NA.E29]" office:value-type="float" office:value="0" calcext:value-type="float">
            <text:p>0</text:p>
          </table:table-cell>
          <table:table-cell table:formula="of:=[M_Acu_NA.F30]-[M_Acu_NA.F29]" office:value-type="float" office:value="1" calcext:value-type="float">
            <text:p>1</text:p>
          </table:table-cell>
          <table:table-cell table:formula="of:=[M_Acu_NA.G30]-[M_Acu_NA.G29]" office:value-type="float" office:value="37" calcext:value-type="float">
            <text:p>37</text:p>
          </table:table-cell>
          <table:table-cell table:formula="of:=[M_Acu_NA.H30]-[M_Acu_NA.H29]" office:value-type="float" office:value="13" calcext:value-type="float">
            <text:p>13</text:p>
          </table:table-cell>
          <table:table-cell table:formula="of:=[M_Acu_NA.I30]-[M_Acu_NA.I29]" office:value-type="float" office:value="0" calcext:value-type="float">
            <text:p>0</text:p>
          </table:table-cell>
          <table:table-cell table:formula="of:=[M_Acu_NA.J30]-[M_Acu_NA.J29]" office:value-type="float" office:value="189" calcext:value-type="float">
            <text:p>189</text:p>
          </table:table-cell>
          <table:table-cell table:formula="of:=[M_Acu_NA.K30]-[M_Acu_NA.K29]" office:value-type="float" office:value="0" calcext:value-type="float">
            <text:p>0</text:p>
          </table:table-cell>
          <table:table-cell/>
          <table:table-cell table:formula="of:=[M_Acu_NA.M30]-[M_Acu_NA.M29]" office:value-type="float" office:value="1" calcext:value-type="float">
            <text:p>1</text:p>
          </table:table-cell>
          <table:table-cell/>
          <table:table-cell table:formula="of:=[M_Acu_NA.O30]-[M_Acu_NA.O29]" office:value-type="float" office:value="0" calcext:value-type="float">
            <text:p>0</text:p>
          </table:table-cell>
          <table:table-cell table:formula="of:=[M_Acu_NA.P30]-[M_Acu_NA.P29]" office:value-type="float" office:value="0" calcext:value-type="float">
            <text:p>0</text:p>
          </table:table-cell>
          <table:table-cell table:formula="of:=[M_Acu_NA.Q30]-[M_Acu_NA.Q29]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M_Acu_NA.B31]" office:value-type="date" office:date-value="2020-03-13" calcext:value-type="date">
            <text:p>13/03</text:p>
          </table:table-cell>
          <table:table-cell table:formula="of:=[M_Acu_NA.C31]-[M_Acu_NA.C30]" office:value-type="float" office:value="3" calcext:value-type="float">
            <text:p>3</text:p>
          </table:table-cell>
          <table:table-cell table:formula="of:=[M_Acu_NA.D31]-[M_Acu_NA.D30]" office:value-type="float" office:value="0" calcext:value-type="float">
            <text:p>0</text:p>
          </table:table-cell>
          <table:table-cell table:formula="of:=[M_Acu_NA.E31]-[M_Acu_NA.E30]" office:value-type="float" office:value="0" calcext:value-type="float">
            <text:p>0</text:p>
          </table:table-cell>
          <table:table-cell table:formula="of:=[M_Acu_NA.F31]-[M_Acu_NA.F30]" office:value-type="float" office:value="0" calcext:value-type="float">
            <text:p>0</text:p>
          </table:table-cell>
          <table:table-cell table:formula="of:=[M_Acu_NA.G31]-[M_Acu_NA.G30]" office:value-type="float" office:value="34" calcext:value-type="float">
            <text:p>34</text:p>
          </table:table-cell>
          <table:table-cell table:formula="of:=[M_Acu_NA.H31]-[M_Acu_NA.H30]" office:value-type="float" office:value="18" calcext:value-type="float">
            <text:p>18</text:p>
          </table:table-cell>
          <table:table-cell table:formula="of:=[M_Acu_NA.I31]-[M_Acu_NA.I30]" office:value-type="float" office:value="5" calcext:value-type="float">
            <text:p>5</text:p>
          </table:table-cell>
          <table:table-cell table:formula="of:=[M_Acu_NA.J31]-[M_Acu_NA.J30]" office:value-type="float" office:value="250" calcext:value-type="float">
            <text:p>250</text:p>
          </table:table-cell>
          <table:table-cell table:formula="of:=[M_Acu_NA.K31]-[M_Acu_NA.K30]" office:value-type="float" office:value="0" calcext:value-type="float">
            <text:p>0</text:p>
          </table:table-cell>
          <table:table-cell table:formula="of:=[M_Acu_NA.L31]-[M_Acu_NA.L30]" office:value-type="float" office:value="1" calcext:value-type="float">
            <text:p>1</text:p>
          </table:table-cell>
          <table:table-cell table:formula="of:=[M_Acu_NA.M31]-[M_Acu_NA.M30]" office:value-type="float" office:value="0" calcext:value-type="float">
            <text:p>0</text:p>
          </table:table-cell>
          <table:table-cell/>
          <table:table-cell table:formula="of:=[M_Acu_NA.O31]-[M_Acu_NA.O30]" office:value-type="float" office:value="2" calcext:value-type="float">
            <text:p>2</text:p>
          </table:table-cell>
          <table:table-cell table:formula="of:=[M_Acu_NA.P31]-[M_Acu_NA.P30]" office:value-type="float" office:value="1" calcext:value-type="float">
            <text:p>1</text:p>
          </table:table-cell>
          <table:table-cell table:formula="of:=[M_Acu_NA.Q31]-[M_Acu_NA.Q30]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M_Acu_NA.B32]" office:value-type="date" office:date-value="2020-03-14" calcext:value-type="date">
            <text:p>14/03</text:p>
          </table:table-cell>
          <table:table-cell table:formula="of:=[M_Acu_NA.C32]-[M_Acu_NA.C31]" office:value-type="float" office:value="0" calcext:value-type="float">
            <text:p>0</text:p>
          </table:table-cell>
          <table:table-cell table:formula="of:=[M_Acu_NA.D32]-[M_Acu_NA.D31]" office:value-type="float" office:value="0" calcext:value-type="float">
            <text:p>0</text:p>
          </table:table-cell>
          <table:table-cell table:formula="of:=[M_Acu_NA.E32]-[M_Acu_NA.E31]" office:value-type="float" office:value="1" calcext:value-type="float">
            <text:p>1</text:p>
          </table:table-cell>
          <table:table-cell table:formula="of:=[M_Acu_NA.F32]-[M_Acu_NA.F31]" office:value-type="float" office:value="1" calcext:value-type="float">
            <text:p>1</text:p>
          </table:table-cell>
          <table:table-cell table:formula="of:=[M_Acu_NA.G32]-[M_Acu_NA.G31]" office:value-type="float" office:value="18" calcext:value-type="float">
            <text:p>18</text:p>
          </table:table-cell>
          <table:table-cell table:formula="of:=[M_Acu_NA.H32]-[M_Acu_NA.H31]" office:value-type="float" office:value="12" calcext:value-type="float">
            <text:p>12</text:p>
          </table:table-cell>
          <table:table-cell table:formula="of:=[M_Acu_NA.I32]-[M_Acu_NA.I31]" office:value-type="float" office:value="2" calcext:value-type="float">
            <text:p>2</text:p>
          </table:table-cell>
          <table:table-cell table:formula="of:=[M_Acu_NA.J32]-[M_Acu_NA.J31]" office:value-type="float" office:value="175" calcext:value-type="float">
            <text:p>175</text:p>
          </table:table-cell>
          <table:table-cell table:formula="of:=[M_Acu_NA.K32]-[M_Acu_NA.K31]" office:value-type="float" office:value="1" calcext:value-type="float">
            <text:p>1</text:p>
          </table:table-cell>
          <table:table-cell table:formula="of:=[M_Acu_NA.L32]-[M_Acu_NA.L31]" office:value-type="float" office:value="0" calcext:value-type="float">
            <text:p>0</text:p>
          </table:table-cell>
          <table:table-cell table:formula="of:=[M_Acu_NA.M32]-[M_Acu_NA.M31]" office:value-type="float" office:value="2" calcext:value-type="float">
            <text:p>2</text:p>
          </table:table-cell>
          <table:table-cell/>
          <table:table-cell table:formula="of:=[M_Acu_NA.O32]-[M_Acu_NA.O31]" office:value-type="float" office:value="11" calcext:value-type="float">
            <text:p>11</text:p>
          </table:table-cell>
          <table:table-cell table:formula="of:=[M_Acu_NA.P32]-[M_Acu_NA.P31]" office:value-type="float" office:value="1" calcext:value-type="float">
            <text:p>1</text:p>
          </table:table-cell>
          <table:table-cell table:formula="of:=[M_Acu_NA.Q32]-[M_Acu_NA.Q31]" office:value-type="float" office:value="4" calcext:value-type="float">
            <text:p>4</text:p>
          </table:table-cell>
        </table:table-row>
        <table:table-row table:style-name="ro1">
          <table:table-cell table:style-name="ce83"/>
          <table:table-cell table:style-name="ce59" table:formula="of:=[M_Acu_NA.B33]" office:value-type="date" office:date-value="2020-03-15" calcext:value-type="date">
            <text:p>15/03</text:p>
          </table:table-cell>
          <table:table-cell table:style-name="ce51" table:formula="of:=[M_Acu_NA.C33]-[M_Acu_NA.C32]" office:value-type="float" office:value="4" calcext:value-type="float">
            <text:p>4</text:p>
          </table:table-cell>
          <table:table-cell table:style-name="ce51" table:formula="of:=[M_Acu_NA.D33]-[M_Acu_NA.D32]" office:value-type="float" office:value="0" calcext:value-type="float">
            <text:p>0</text:p>
          </table:table-cell>
          <table:table-cell table:style-name="ce51" table:formula="of:=[M_Acu_NA.E33]-[M_Acu_NA.E32]" office:value-type="float" office:value="0" calcext:value-type="float">
            <text:p>0</text:p>
          </table:table-cell>
          <table:table-cell table:style-name="ce51" table:formula="of:=[M_Acu_NA.F33]-[M_Acu_NA.F32]" office:value-type="float" office:value="2" calcext:value-type="float">
            <text:p>2</text:p>
          </table:table-cell>
          <table:table-cell table:style-name="ce51" table:formula="of:=[M_Acu_NA.G33]-[M_Acu_NA.G32]" office:value-type="float" office:value="152" calcext:value-type="float">
            <text:p>152</text:p>
          </table:table-cell>
          <table:table-cell table:style-name="ce51" table:formula="of:=[M_Acu_NA.H33]-[M_Acu_NA.H32]" office:value-type="float" office:value="29" calcext:value-type="float">
            <text:p>29</text:p>
          </table:table-cell>
          <table:table-cell table:style-name="ce51" table:formula="of:=[M_Acu_NA.I33]-[M_Acu_NA.I32]" office:value-type="float" office:value="8" calcext:value-type="float">
            <text:p>8</text:p>
          </table:table-cell>
          <table:table-cell table:style-name="ce51" table:formula="of:=[M_Acu_NA.J33]-[M_Acu_NA.J32]" office:value-type="float" office:value="368" calcext:value-type="float">
            <text:p>368</text:p>
          </table:table-cell>
          <table:table-cell table:style-name="ce51" table:formula="of:=[M_Acu_NA.K33]-[M_Acu_NA.K32]" office:value-type="float" office:value="0" calcext:value-type="float">
            <text:p>0</text:p>
          </table:table-cell>
          <table:table-cell table:style-name="ce51" table:formula="of:=[M_Acu_NA.L33]-[M_Acu_NA.L32]" office:value-type="float" office:value="0" calcext:value-type="float">
            <text:p>0</text:p>
          </table:table-cell>
          <table:table-cell table:style-name="ce51" table:formula="of:=[M_Acu_NA.M33]-[M_Acu_NA.M32]" office:value-type="float" office:value="0" calcext:value-type="float">
            <text:p>0</text:p>
          </table:table-cell>
          <table:table-cell table:style-name="ce51"/>
          <table:table-cell table:style-name="ce51" table:formula="of:=[M_Acu_NA.O33]-[M_Acu_NA.O32]" office:value-type="float" office:value="14" calcext:value-type="float">
            <text:p>14</text:p>
          </table:table-cell>
          <table:table-cell table:style-name="ce51" table:formula="of:=[M_Acu_NA.P33]-[M_Acu_NA.P32]" office:value-type="float" office:value="2" calcext:value-type="float">
            <text:p>2</text:p>
          </table:table-cell>
          <table:table-cell table:style-name="ce51" table:formula="of:=[M_Acu_NA.Q33]-[M_Acu_NA.Q32]" office:value-type="float" office:value="6" calcext:value-type="float">
            <text:p>6</text:p>
          </table:table-cell>
        </table:table-row>
        <table:table-row table:style-name="ro1">
          <table:table-cell table:style-name="ce86" table:formula="of:=[M_Acu_NA.A34]" office:value-type="string" office:string-value="L" calcext:value-type="string">
            <text:p>L</text:p>
          </table:table-cell>
          <table:table-cell table:formula="of:=[M_Acu_NA.B34]" office:value-type="date" office:date-value="2020-03-16" calcext:value-type="date">
            <text:p>16/03</text:p>
          </table:table-cell>
          <table:table-cell table:formula="of:=[M_Acu_NA.C34]-[M_Acu_NA.C33]" office:value-type="float" office:value="0" calcext:value-type="float">
            <text:p>0</text:p>
          </table:table-cell>
          <table:table-cell table:formula="of:=[M_Acu_NA.D34]-[M_Acu_NA.D33]" office:value-type="float" office:value="2" calcext:value-type="float">
            <text:p>2</text:p>
          </table:table-cell>
          <table:table-cell table:formula="of:=[M_Acu_NA.E34]-[M_Acu_NA.E33]" office:value-type="float" office:value="1" calcext:value-type="float">
            <text:p>1</text:p>
          </table:table-cell>
          <table:table-cell table:formula="of:=[M_Acu_NA.F34]-[M_Acu_NA.F33]" office:value-type="float" office:value="1" calcext:value-type="float">
            <text:p>1</text:p>
          </table:table-cell>
          <table:table-cell table:formula="of:=[M_Acu_NA.G34]-[M_Acu_NA.G33]" office:value-type="float" office:value="21" calcext:value-type="float">
            <text:p>21</text:p>
          </table:table-cell>
          <table:table-cell table:formula="of:=[M_Acu_NA.H34]-[M_Acu_NA.H33]" office:value-type="float" office:value="28" calcext:value-type="float">
            <text:p>28</text:p>
          </table:table-cell>
          <table:table-cell table:formula="of:=[M_Acu_NA.I34]-[M_Acu_NA.I33]" office:value-type="float" office:value="4" calcext:value-type="float">
            <text:p>4</text:p>
          </table:table-cell>
          <table:table-cell table:formula="of:=[M_Acu_NA.J34]-[M_Acu_NA.J33]" office:value-type="float" office:value="349" calcext:value-type="float">
            <text:p>349</text:p>
          </table:table-cell>
          <table:table-cell table:formula="of:=[M_Acu_NA.K34]-[M_Acu_NA.K33]" office:value-type="float" office:value="0" calcext:value-type="float">
            <text:p>0</text:p>
          </table:table-cell>
          <table:table-cell table:formula="of:=[M_Acu_NA.L34]-[M_Acu_NA.L33]" office:value-type="float" office:value="0" calcext:value-type="float">
            <text:p>0</text:p>
          </table:table-cell>
          <table:table-cell table:formula="of:=[M_Acu_NA.M34]-[M_Acu_NA.M33]" office:value-type="float" office:value="0" calcext:value-type="float">
            <text:p>0</text:p>
          </table:table-cell>
          <table:table-cell table:formula="of:=[M_Acu_NA.N34]-[M_Acu_NA.N33]" office:value-type="float" office:value="1" calcext:value-type="float">
            <text:p>1</text:p>
          </table:table-cell>
          <table:table-cell table:formula="of:=[M_Acu_NA.O34]-[M_Acu_NA.O33]" office:value-type="float" office:value="20" calcext:value-type="float">
            <text:p>20</text:p>
          </table:table-cell>
          <table:table-cell table:formula="of:=[M_Acu_NA.P34]-[M_Acu_NA.P33]" office:value-type="float" office:value="2" calcext:value-type="float">
            <text:p>2</text:p>
          </table:table-cell>
          <table:table-cell table:formula="of:=[M_Acu_NA.Q34]-[M_Acu_NA.Q33]" office:value-type="float" office:value="9" calcext:value-type="float">
            <text:p>9</text:p>
          </table:table-cell>
        </table:table-row>
        <table:table-row table:style-name="ro1">
          <table:table-cell/>
          <table:table-cell table:formula="of:=[M_Acu_NA.B35]" office:value-type="date" office:date-value="2020-03-17" calcext:value-type="date">
            <text:p>17/03</text:p>
          </table:table-cell>
          <table:table-cell table:formula="of:=[M_Acu_NA.C35]-[M_Acu_NA.C34]" office:value-type="float" office:value="0" calcext:value-type="float">
            <text:p>0</text:p>
          </table:table-cell>
          <table:table-cell table:formula="of:=[M_Acu_NA.D35]-[M_Acu_NA.D34]" office:value-type="float" office:value="0" calcext:value-type="float">
            <text:p>0</text:p>
          </table:table-cell>
          <table:table-cell table:formula="of:=[M_Acu_NA.E35]-[M_Acu_NA.E34]" office:value-type="float" office:value="0" calcext:value-type="float">
            <text:p>0</text:p>
          </table:table-cell>
          <table:table-cell table:formula="of:=[M_Acu_NA.F35]-[M_Acu_NA.F34]" office:value-type="float" office:value="1" calcext:value-type="float">
            <text:p>1</text:p>
          </table:table-cell>
          <table:table-cell table:formula="of:=[M_Acu_NA.G35]-[M_Acu_NA.G34]" office:value-type="float" office:value="182" calcext:value-type="float">
            <text:p>182</text:p>
          </table:table-cell>
          <table:table-cell table:formula="of:=[M_Acu_NA.H35]-[M_Acu_NA.H34]" office:value-type="float" office:value="27" calcext:value-type="float">
            <text:p>27</text:p>
          </table:table-cell>
          <table:table-cell table:formula="of:=[M_Acu_NA.I35]-[M_Acu_NA.I34]" office:value-type="float" office:value="19" calcext:value-type="float">
            <text:p>19</text:p>
          </table:table-cell>
          <table:table-cell table:formula="of:=[M_Acu_NA.J35]-[M_Acu_NA.J34]" office:value-type="float" office:value="345" calcext:value-type="float">
            <text:p>345</text:p>
          </table:table-cell>
          <table:table-cell table:formula="of:=[M_Acu_NA.K35]-[M_Acu_NA.K34]" office:value-type="float" office:value="0" calcext:value-type="float">
            <text:p>0</text:p>
          </table:table-cell>
          <table:table-cell table:formula="of:=[M_Acu_NA.L35]-[M_Acu_NA.L34]" office:value-type="float" office:value="0" calcext:value-type="float">
            <text:p>0</text:p>
          </table:table-cell>
          <table:table-cell table:formula="of:=[M_Acu_NA.M35]-[M_Acu_NA.M34]" office:value-type="float" office:value="0" calcext:value-type="float">
            <text:p>0</text:p>
          </table:table-cell>
          <table:table-cell table:formula="of:=[M_Acu_NA.N35]-[M_Acu_NA.N34]" office:value-type="float" office:value="0" calcext:value-type="float">
            <text:p>0</text:p>
          </table:table-cell>
          <table:table-cell table:formula="of:=[M_Acu_NA.O35]-[M_Acu_NA.O34]" office:value-type="float" office:value="16" calcext:value-type="float">
            <text:p>16</text:p>
          </table:table-cell>
          <table:table-cell table:formula="of:=[M_Acu_NA.P35]-[M_Acu_NA.P34]" office:value-type="float" office:value="1" calcext:value-type="float">
            <text:p>1</text:p>
          </table:table-cell>
          <table:table-cell table:formula="of:=[M_Acu_NA.Q35]-[M_Acu_NA.Q34]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M_Acu_NA.B36]" office:value-type="date" office:date-value="2020-03-18" calcext:value-type="date">
            <text:p>18/03</text:p>
          </table:table-cell>
          <table:table-cell table:formula="of:=[M_Acu_NA.C36]-[M_Acu_NA.C35]" office:value-type="float" office:value="0" calcext:value-type="float">
            <text:p>0</text:p>
          </table:table-cell>
          <table:table-cell table:formula="of:=[M_Acu_NA.D36]-[M_Acu_NA.D35]" office:value-type="float" office:value="1" calcext:value-type="float">
            <text:p>1</text:p>
          </table:table-cell>
          <table:table-cell table:formula="of:=[M_Acu_NA.E36]-[M_Acu_NA.E35]" office:value-type="float" office:value="9" calcext:value-type="float">
            <text:p>9</text:p>
          </table:table-cell>
          <table:table-cell table:formula="of:=[M_Acu_NA.F36]-[M_Acu_NA.F35]" office:value-type="float" office:value="3" calcext:value-type="float">
            <text:p>3</text:p>
          </table:table-cell>
          <table:table-cell table:formula="of:=[M_Acu_NA.G36]-[M_Acu_NA.G35]" office:value-type="float" office:value="107" calcext:value-type="float">
            <text:p>107</text:p>
          </table:table-cell>
          <table:table-cell table:formula="of:=[M_Acu_NA.H36]-[M_Acu_NA.H35]" office:value-type="float" office:value="69" calcext:value-type="float">
            <text:p>69</text:p>
          </table:table-cell>
          <table:table-cell table:formula="of:=[M_Acu_NA.I36]-[M_Acu_NA.I35]" office:value-type="float" office:value="15" calcext:value-type="float">
            <text:p>15</text:p>
          </table:table-cell>
          <table:table-cell table:formula="of:=[M_Acu_NA.J36]-[M_Acu_NA.J35]" office:value-type="float" office:value="475" calcext:value-type="float">
            <text:p>475</text:p>
          </table:table-cell>
          <table:table-cell table:formula="of:=[M_Acu_NA.K36]-[M_Acu_NA.K35]" office:value-type="float" office:value="0" calcext:value-type="float">
            <text:p>0</text:p>
          </table:table-cell>
          <table:table-cell table:formula="of:=[M_Acu_NA.L36]-[M_Acu_NA.L35]" office:value-type="float" office:value="1" calcext:value-type="float">
            <text:p>1</text:p>
          </table:table-cell>
          <table:table-cell table:formula="of:=[M_Acu_NA.M36]-[M_Acu_NA.M35]" office:value-type="float" office:value="3" calcext:value-type="float">
            <text:p>3</text:p>
          </table:table-cell>
          <table:table-cell table:formula="of:=[M_Acu_NA.N36]-[M_Acu_NA.N35]" office:value-type="float" office:value="1" calcext:value-type="float">
            <text:p>1</text:p>
          </table:table-cell>
          <table:table-cell table:formula="of:=[M_Acu_NA.O36]-[M_Acu_NA.O35]" office:value-type="float" office:value="32" calcext:value-type="float">
            <text:p>32</text:p>
          </table:table-cell>
          <table:table-cell table:formula="of:=[M_Acu_NA.P36]-[M_Acu_NA.P35]" office:value-type="float" office:value="6" calcext:value-type="float">
            <text:p>6</text:p>
          </table:table-cell>
          <table:table-cell table:formula="of:=[M_Acu_NA.Q36]-[M_Acu_NA.Q35]" office:value-type="float" office:value="9" calcext:value-type="float">
            <text:p>9</text:p>
          </table:table-cell>
        </table:table-row>
        <table:table-row table:style-name="ro1">
          <table:table-cell/>
          <table:table-cell table:formula="of:=[M_Acu_NA.B37]" office:value-type="date" office:date-value="2020-03-19" calcext:value-type="date">
            <text:p>19/03</text:p>
          </table:table-cell>
          <table:table-cell table:formula="of:=[M_Acu_NA.C37]-[M_Acu_NA.C36]" office:value-type="float" office:value="8" calcext:value-type="float">
            <text:p>8</text:p>
          </table:table-cell>
          <table:table-cell table:formula="of:=[M_Acu_NA.D37]-[M_Acu_NA.D36]" office:value-type="float" office:value="2" calcext:value-type="float">
            <text:p>2</text:p>
          </table:table-cell>
          <table:table-cell table:formula="of:=[M_Acu_NA.E37]-[M_Acu_NA.E36]" office:value-type="float" office:value="7" calcext:value-type="float">
            <text:p>7</text:p>
          </table:table-cell>
          <table:table-cell table:formula="of:=[M_Acu_NA.F37]-[M_Acu_NA.F36]" office:value-type="float" office:value="5" calcext:value-type="float">
            <text:p>5</text:p>
          </table:table-cell>
          <table:table-cell table:formula="of:=[M_Acu_NA.G37]-[M_Acu_NA.G36]" office:value-type="float" office:value="169" calcext:value-type="float">
            <text:p>169</text:p>
          </table:table-cell>
          <table:table-cell table:formula="of:=[M_Acu_NA.H37]-[M_Acu_NA.H36]" office:value-type="float" office:value="128" calcext:value-type="float">
            <text:p>128</text:p>
          </table:table-cell>
          <table:table-cell table:formula="of:=[M_Acu_NA.I37]-[M_Acu_NA.I36]" office:value-type="float" office:value="18" calcext:value-type="float">
            <text:p>18</text:p>
          </table:table-cell>
          <table:table-cell table:formula="of:=[M_Acu_NA.J37]-[M_Acu_NA.J36]" office:value-type="float" office:value="427" calcext:value-type="float">
            <text:p>427</text:p>
          </table:table-cell>
          <table:table-cell table:formula="of:=[M_Acu_NA.K37]-[M_Acu_NA.K36]" office:value-type="float" office:value="1" calcext:value-type="float">
            <text:p>1</text:p>
          </table:table-cell>
          <table:table-cell table:formula="of:=[M_Acu_NA.L37]-[M_Acu_NA.L36]" office:value-type="float" office:value="2" calcext:value-type="float">
            <text:p>2</text:p>
          </table:table-cell>
          <table:table-cell table:formula="of:=[M_Acu_NA.M37]-[M_Acu_NA.M36]" office:value-type="float" office:value="0" calcext:value-type="float">
            <text:p>0</text:p>
          </table:table-cell>
          <table:table-cell table:formula="of:=[M_Acu_NA.N37]-[M_Acu_NA.N36]" office:value-type="float" office:value="1" calcext:value-type="float">
            <text:p>1</text:p>
          </table:table-cell>
          <table:table-cell table:formula="of:=[M_Acu_NA.O37]-[M_Acu_NA.O36]" office:value-type="float" office:value="41" calcext:value-type="float">
            <text:p>41</text:p>
          </table:table-cell>
          <table:table-cell table:formula="of:=[M_Acu_NA.P37]-[M_Acu_NA.P36]" office:value-type="float" office:value="7" calcext:value-type="float">
            <text:p>7</text:p>
          </table:table-cell>
          <table:table-cell table:formula="of:=[M_Acu_NA.Q37]-[M_Acu_NA.Q36]"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[M_Acu_NA.B38]" office:value-type="date" office:date-value="2020-03-20" calcext:value-type="date">
            <text:p>20/03</text:p>
          </table:table-cell>
          <table:table-cell table:formula="of:=[M_Acu_NA.C38]-[M_Acu_NA.C37]" office:value-type="float" office:value="11" calcext:value-type="float">
            <text:p>11</text:p>
          </table:table-cell>
          <table:table-cell table:formula="of:=[M_Acu_NA.D38]-[M_Acu_NA.D37]" office:value-type="float" office:value="0" calcext:value-type="float">
            <text:p>0</text:p>
          </table:table-cell>
          <table:table-cell table:formula="of:=[M_Acu_NA.E38]-[M_Acu_NA.E37]" office:value-type="float" office:value="16" calcext:value-type="float">
            <text:p>16</text:p>
          </table:table-cell>
          <table:table-cell table:formula="of:=[M_Acu_NA.F38]-[M_Acu_NA.F37]" office:value-type="float" office:value="4" calcext:value-type="float">
            <text:p>4</text:p>
          </table:table-cell>
          <table:table-cell table:formula="of:=[M_Acu_NA.G38]-[M_Acu_NA.G37]" office:value-type="float" office:value="235" calcext:value-type="float">
            <text:p>235</text:p>
          </table:table-cell>
          <table:table-cell table:formula="of:=[M_Acu_NA.H38]-[M_Acu_NA.H37]" office:value-type="float" office:value="78" calcext:value-type="float">
            <text:p>78</text:p>
          </table:table-cell>
          <table:table-cell table:formula="of:=[M_Acu_NA.I38]-[M_Acu_NA.I37]" office:value-type="float" office:value="30" calcext:value-type="float">
            <text:p>30</text:p>
          </table:table-cell>
          <table:table-cell table:formula="of:=[M_Acu_NA.J38]-[M_Acu_NA.J37]" office:value-type="float" office:value="627" calcext:value-type="float">
            <text:p>627</text:p>
          </table:table-cell>
          <table:table-cell table:formula="of:=[M_Acu_NA.K38]-[M_Acu_NA.K37]" office:value-type="float" office:value="0" calcext:value-type="float">
            <text:p>0</text:p>
          </table:table-cell>
          <table:table-cell table:formula="of:=[M_Acu_NA.L38]-[M_Acu_NA.L37]" office:value-type="float" office:value="1" calcext:value-type="float">
            <text:p>1</text:p>
          </table:table-cell>
          <table:table-cell table:formula="of:=[M_Acu_NA.M38]-[M_Acu_NA.M37]" office:value-type="float" office:value="1" calcext:value-type="float">
            <text:p>1</text:p>
          </table:table-cell>
          <table:table-cell table:formula="of:=[M_Acu_NA.N38]-[M_Acu_NA.N37]" office:value-type="float" office:value="3" calcext:value-type="float">
            <text:p>3</text:p>
          </table:table-cell>
          <table:table-cell table:formula="of:=[M_Acu_NA.O38]-[M_Acu_NA.O37]" office:value-type="float" office:value="33" calcext:value-type="float">
            <text:p>33</text:p>
          </table:table-cell>
          <table:table-cell table:formula="of:=[M_Acu_NA.P38]-[M_Acu_NA.P37]" office:value-type="float" office:value="10" calcext:value-type="float">
            <text:p>10</text:p>
          </table:table-cell>
          <table:table-cell table:formula="of:=[M_Acu_NA.Q38]-[M_Acu_NA.Q37]" office:value-type="float" office:value="24" calcext:value-type="float">
            <text:p>24</text:p>
          </table:table-cell>
        </table:table-row>
        <table:table-row table:style-name="ro1">
          <table:table-cell/>
          <table:table-cell table:formula="of:=[M_Acu_NA.B39]" office:value-type="date" office:date-value="2020-03-21" calcext:value-type="date">
            <text:p>21/03</text:p>
          </table:table-cell>
          <table:table-cell table:formula="of:=[M_Acu_NA.C39]-[M_Acu_NA.C38]" office:value-type="float" office:value="16" calcext:value-type="float">
            <text:p>16</text:p>
          </table:table-cell>
          <table:table-cell table:formula="of:=[M_Acu_NA.D39]-[M_Acu_NA.D38]" office:value-type="float" office:value="2" calcext:value-type="float">
            <text:p>2</text:p>
          </table:table-cell>
          <table:table-cell table:formula="of:=[M_Acu_NA.E39]-[M_Acu_NA.E38]" office:value-type="float" office:value="30" calcext:value-type="float">
            <text:p>30</text:p>
          </table:table-cell>
          <table:table-cell table:formula="of:=[M_Acu_NA.F39]-[M_Acu_NA.F38]" office:value-type="float" office:value="3" calcext:value-type="float">
            <text:p>3</text:p>
          </table:table-cell>
          <table:table-cell table:formula="of:=[M_Acu_NA.G39]-[M_Acu_NA.G38]" office:value-type="float" office:value="324" calcext:value-type="float">
            <text:p>324</text:p>
          </table:table-cell>
          <table:table-cell table:formula="of:=[M_Acu_NA.H39]-[M_Acu_NA.H38]" office:value-type="float" office:value="112" calcext:value-type="float">
            <text:p>112</text:p>
          </table:table-cell>
          <table:table-cell table:formula="of:=[M_Acu_NA.I39]-[M_Acu_NA.I38]" office:value-type="float" office:value="30" calcext:value-type="float">
            <text:p>30</text:p>
          </table:table-cell>
          <table:table-cell table:formula="of:=[M_Acu_NA.J39]-[M_Acu_NA.J38]" office:value-type="float" office:value="793" calcext:value-type="float">
            <text:p>793</text:p>
          </table:table-cell>
          <table:table-cell table:formula="of:=[M_Acu_NA.K39]-[M_Acu_NA.K38]" office:value-type="float" office:value="0" calcext:value-type="float">
            <text:p>0</text:p>
          </table:table-cell>
          <table:table-cell table:formula="of:=[M_Acu_NA.L39]-[M_Acu_NA.L38]" office:value-type="float" office:value="3" calcext:value-type="float">
            <text:p>3</text:p>
          </table:table-cell>
          <table:table-cell table:formula="of:=[M_Acu_NA.M39]-[M_Acu_NA.M38]" office:value-type="float" office:value="0" calcext:value-type="float">
            <text:p>0</text:p>
          </table:table-cell>
          <table:table-cell table:formula="of:=[M_Acu_NA.N39]-[M_Acu_NA.N38]" office:value-type="float" office:value="6" calcext:value-type="float">
            <text:p>6</text:p>
          </table:table-cell>
          <table:table-cell table:formula="of:=[M_Acu_NA.O39]-[M_Acu_NA.O38]" office:value-type="float" office:value="56" calcext:value-type="float">
            <text:p>56</text:p>
          </table:table-cell>
          <table:table-cell table:formula="of:=[M_Acu_NA.P39]-[M_Acu_NA.P38]" office:value-type="float" office:value="7" calcext:value-type="float">
            <text:p>7</text:p>
          </table:table-cell>
          <table:table-cell table:formula="of:=[M_Acu_NA.Q39]-[M_Acu_NA.Q38]" office:value-type="float" office:value="16" calcext:value-type="float">
            <text:p>16</text:p>
          </table:table-cell>
        </table:table-row>
        <table:table-row table:style-name="ro1">
          <table:table-cell/>
          <table:table-cell table:formula="of:=[M_Acu_NA.B40]" office:value-type="date" office:date-value="2020-03-22" calcext:value-type="date">
            <text:p>22/03</text:p>
          </table:table-cell>
          <table:table-cell table:formula="of:=[M_Acu_NA.C40]-[M_Acu_NA.C39]" office:value-type="float" office:value="8" calcext:value-type="float">
            <text:p>8</text:p>
          </table:table-cell>
          <table:table-cell table:formula="of:=[M_Acu_NA.D40]-[M_Acu_NA.D39]" office:value-type="float" office:value="8" calcext:value-type="float">
            <text:p>8</text:p>
          </table:table-cell>
          <table:table-cell table:formula="of:=[M_Acu_NA.E40]-[M_Acu_NA.E39]" office:value-type="float" office:value="8" calcext:value-type="float">
            <text:p>8</text:p>
          </table:table-cell>
          <table:table-cell table:formula="of:=[M_Acu_NA.F40]-[M_Acu_NA.F39]" office:value-type="float" office:value="3" calcext:value-type="float">
            <text:p>3</text:p>
          </table:table-cell>
          <table:table-cell table:formula="of:=[M_Acu_NA.G40]-[M_Acu_NA.G39]" office:value-type="float" office:value="394" calcext:value-type="float">
            <text:p>394</text:p>
          </table:table-cell>
          <table:table-cell table:formula="of:=[M_Acu_NA.H40]-[M_Acu_NA.H39]" office:value-type="float" office:value="112" calcext:value-type="float">
            <text:p>112</text:p>
          </table:table-cell>
          <table:table-cell table:formula="of:=[M_Acu_NA.I40]-[M_Acu_NA.I39]" office:value-type="float" office:value="43" calcext:value-type="float">
            <text:p>43</text:p>
          </table:table-cell>
          <table:table-cell table:formula="of:=[M_Acu_NA.J40]-[M_Acu_NA.J39]" office:value-type="float" office:value="651" calcext:value-type="float">
            <text:p>651</text:p>
          </table:table-cell>
          <table:table-cell table:formula="of:=[M_Acu_NA.K40]-[M_Acu_NA.K39]" office:value-type="float" office:value="1" calcext:value-type="float">
            <text:p>1</text:p>
          </table:table-cell>
          <table:table-cell table:formula="of:=[M_Acu_NA.L40]-[M_Acu_NA.L39]" office:value-type="float" office:value="0" calcext:value-type="float">
            <text:p>0</text:p>
          </table:table-cell>
          <table:table-cell table:formula="of:=[M_Acu_NA.M40]-[M_Acu_NA.M39]" office:value-type="float" office:value="0" calcext:value-type="float">
            <text:p>0</text:p>
          </table:table-cell>
          <table:table-cell table:formula="of:=[M_Acu_NA.N40]-[M_Acu_NA.N39]" office:value-type="float" office:value="2" calcext:value-type="float">
            <text:p>2</text:p>
          </table:table-cell>
          <table:table-cell table:formula="of:=[M_Acu_NA.O40]-[M_Acu_NA.O39]" office:value-type="float" office:value="48" calcext:value-type="float">
            <text:p>48</text:p>
          </table:table-cell>
          <table:table-cell table:formula="of:=[M_Acu_NA.P40]-[M_Acu_NA.P39]" office:value-type="float" office:value="12" calcext:value-type="float">
            <text:p>12</text:p>
          </table:table-cell>
          <table:table-cell table:formula="of:=[M_Acu_NA.Q40]-[M_Acu_NA.Q39]" office:value-type="float" office:value="17" calcext:value-type="float">
            <text:p>17</text:p>
          </table:table-cell>
        </table:table-row>
        <table:table-row table:style-name="ro1">
          <table:table-cell table:style-name="ce80" table:formula="of:=[M_Acu_NA.A41]" office:value-type="string" office:string-value="L" calcext:value-type="string">
            <text:p>L</text:p>
          </table:table-cell>
          <table:table-cell table:style-name="ce57" table:formula="of:=[M_Acu_NA.B41]" office:value-type="date" office:date-value="2020-03-23" calcext:value-type="date">
            <text:p>23/03</text:p>
          </table:table-cell>
          <table:table-cell table:style-name="ce50" table:formula="of:=[M_Acu_NA.C41]-[M_Acu_NA.C40]" office:value-type="float" office:value="31" calcext:value-type="float">
            <text:p>31</text:p>
          </table:table-cell>
          <table:table-cell table:style-name="ce50" table:formula="of:=[M_Acu_NA.D41]-[M_Acu_NA.D40]" office:value-type="float" office:value="5" calcext:value-type="float">
            <text:p>5</text:p>
          </table:table-cell>
          <table:table-cell table:style-name="ce50" table:formula="of:=[M_Acu_NA.E41]-[M_Acu_NA.E40]" office:value-type="float" office:value="13" calcext:value-type="float">
            <text:p>13</text:p>
          </table:table-cell>
          <table:table-cell table:style-name="ce50" table:formula="of:=[M_Acu_NA.F41]-[M_Acu_NA.F40]" office:value-type="float" office:value="0" calcext:value-type="float">
            <text:p>0</text:p>
          </table:table-cell>
          <table:table-cell table:style-name="ce50" table:formula="of:=[M_Acu_NA.G41]-[M_Acu_NA.G40]" office:value-type="float" office:value="462" calcext:value-type="float">
            <text:p>462</text:p>
          </table:table-cell>
          <table:table-cell table:style-name="ce50" table:formula="of:=[M_Acu_NA.H41]-[M_Acu_NA.H40]" office:value-type="float" office:value="186" calcext:value-type="float">
            <text:p>186</text:p>
          </table:table-cell>
          <table:table-cell table:style-name="ce50" table:formula="of:=[M_Acu_NA.I41]-[M_Acu_NA.I40]" office:value-type="float" office:value="34" calcext:value-type="float">
            <text:p>34</text:p>
          </table:table-cell>
          <table:table-cell table:style-name="ce50" table:formula="of:=[M_Acu_NA.J41]-[M_Acu_NA.J40]" office:value-type="float" office:value="601" calcext:value-type="float">
            <text:p>601</text:p>
          </table:table-cell>
          <table:table-cell table:style-name="ce50" table:formula="of:=[M_Acu_NA.K41]-[M_Acu_NA.K40]" office:value-type="float" office:value="2" calcext:value-type="float">
            <text:p>2</text:p>
          </table:table-cell>
          <table:table-cell table:style-name="ce50" table:formula="of:=[M_Acu_NA.L41]-[M_Acu_NA.L40]" office:value-type="float" office:value="0" calcext:value-type="float">
            <text:p>0</text:p>
          </table:table-cell>
          <table:table-cell table:style-name="ce50" table:formula="of:=[M_Acu_NA.M41]-[M_Acu_NA.M40]" office:value-type="float" office:value="0" calcext:value-type="float">
            <text:p>0</text:p>
          </table:table-cell>
          <table:table-cell table:style-name="ce50" table:formula="of:=[M_Acu_NA.N41]-[M_Acu_NA.N40]" office:value-type="float" office:value="9" calcext:value-type="float">
            <text:p>9</text:p>
          </table:table-cell>
          <table:table-cell table:style-name="ce50" table:formula="of:=[M_Acu_NA.O41]-[M_Acu_NA.O40]" office:value-type="float" office:value="54" calcext:value-type="float">
            <text:p>54</text:p>
          </table:table-cell>
          <table:table-cell table:style-name="ce50" table:formula="of:=[M_Acu_NA.P41]-[M_Acu_NA.P40]" office:value-type="float" office:value="11" calcext:value-type="float">
            <text:p>11</text:p>
          </table:table-cell>
          <table:table-cell table:style-name="ce50" table:formula="of:=[M_Acu_NA.Q41]-[M_Acu_NA.Q40]" office:value-type="float" office:value="29" calcext:value-type="float">
            <text:p>29</text:p>
          </table:table-cell>
        </table:table-row>
        <table:table-row table:style-name="ro1">
          <table:table-cell/>
          <table:table-cell table:formula="of:=[M_Acu_NA.B42]" office:value-type="date" office:date-value="2020-03-24" calcext:value-type="date">
            <text:p>24/03</text:p>
          </table:table-cell>
          <table:table-cell table:formula="of:=[M_Acu_NA.C42]-[M_Acu_NA.C41]" office:value-type="float" office:value="28" calcext:value-type="float">
            <text:p>28</text:p>
          </table:table-cell>
          <table:table-cell table:formula="of:=[M_Acu_NA.D42]-[M_Acu_NA.D41]" office:value-type="float" office:value="7" calcext:value-type="float">
            <text:p>7</text:p>
          </table:table-cell>
          <table:table-cell table:formula="of:=[M_Acu_NA.E42]-[M_Acu_NA.E41]" office:value-type="float" office:value="34" calcext:value-type="float">
            <text:p>34</text:p>
          </table:table-cell>
          <table:table-cell table:formula="of:=[M_Acu_NA.F42]-[M_Acu_NA.F41]" office:value-type="float" office:value="8" calcext:value-type="float">
            <text:p>8</text:p>
          </table:table-cell>
          <table:table-cell table:formula="of:=[M_Acu_NA.G42]-[M_Acu_NA.G41]" office:value-type="float" office:value="504" calcext:value-type="float">
            <text:p>504</text:p>
          </table:table-cell>
          <table:table-cell table:formula="of:=[M_Acu_NA.H42]-[M_Acu_NA.H41]" office:value-type="float" office:value="240" calcext:value-type="float">
            <text:p>240</text:p>
          </table:table-cell>
          <table:table-cell table:formula="of:=[M_Acu_NA.I42]-[M_Acu_NA.I41]" office:value-type="float" office:value="63" calcext:value-type="float">
            <text:p>63</text:p>
          </table:table-cell>
          <table:table-cell table:formula="of:=[M_Acu_NA.J42]-[M_Acu_NA.J41]" office:value-type="float" office:value="743" calcext:value-type="float">
            <text:p>743</text:p>
          </table:table-cell>
          <table:table-cell table:formula="of:=[M_Acu_NA.K42]-[M_Acu_NA.K41]" office:value-type="float" office:value="1" calcext:value-type="float">
            <text:p>1</text:p>
          </table:table-cell>
          <table:table-cell table:formula="of:=[M_Acu_NA.L42]-[M_Acu_NA.L41]" office:value-type="float" office:value="0" calcext:value-type="float">
            <text:p>0</text:p>
          </table:table-cell>
          <table:table-cell table:formula="of:=[M_Acu_NA.M42]-[M_Acu_NA.M41]" office:value-type="float" office:value="3" calcext:value-type="float">
            <text:p>3</text:p>
          </table:table-cell>
          <table:table-cell table:formula="of:=[M_Acu_NA.N42]-[M_Acu_NA.N41]" office:value-type="float" office:value="10" calcext:value-type="float">
            <text:p>10</text:p>
          </table:table-cell>
          <table:table-cell table:formula="of:=[M_Acu_NA.O42]-[M_Acu_NA.O41]" office:value-type="float" office:value="87" calcext:value-type="float">
            <text:p>87</text:p>
          </table:table-cell>
          <table:table-cell table:formula="of:=[M_Acu_NA.P42]-[M_Acu_NA.P41]" office:value-type="float" office:value="20" calcext:value-type="float">
            <text:p>20</text:p>
          </table:table-cell>
          <table:table-cell table:formula="of:=[M_Acu_NA.Q42]-[M_Acu_NA.Q41]" office:value-type="float" office:value="24" calcext:value-type="float">
            <text:p>24</text:p>
          </table:table-cell>
        </table:table-row>
        <table:table-row table:style-name="ro1">
          <table:table-cell/>
          <table:table-cell table:formula="of:=[M_Acu_NA.B43]" office:value-type="date" office:date-value="2020-03-25" calcext:value-type="date">
            <text:p>25/03</text:p>
          </table:table-cell>
          <table:table-cell table:formula="of:=[M_Acu_NA.C43]-[M_Acu_NA.C42]" office:value-type="float" office:value="35" calcext:value-type="float">
            <text:p>35</text:p>
          </table:table-cell>
          <table:table-cell table:formula="of:=[M_Acu_NA.D43]-[M_Acu_NA.D42]" office:value-type="float" office:value="3" calcext:value-type="float">
            <text:p>3</text:p>
          </table:table-cell>
          <table:table-cell table:formula="of:=[M_Acu_NA.E43]-[M_Acu_NA.E42]" office:value-type="float" office:value="56" calcext:value-type="float">
            <text:p>56</text:p>
          </table:table-cell>
          <table:table-cell table:formula="of:=[M_Acu_NA.F43]-[M_Acu_NA.F42]" office:value-type="float" office:value="2" calcext:value-type="float">
            <text:p>2</text:p>
          </table:table-cell>
          <table:table-cell table:formula="of:=[M_Acu_NA.G43]-[M_Acu_NA.G42]" office:value-type="float" office:value="748" calcext:value-type="float">
            <text:p>748</text:p>
          </table:table-cell>
          <table:table-cell table:formula="of:=[M_Acu_NA.H43]-[M_Acu_NA.H42]" office:value-type="float" office:value="231" calcext:value-type="float">
            <text:p>231</text:p>
          </table:table-cell>
          <table:table-cell table:formula="of:=[M_Acu_NA.I43]-[M_Acu_NA.I42]" office:value-type="float" office:value="80" calcext:value-type="float">
            <text:p>80</text:p>
          </table:table-cell>
          <table:table-cell table:formula="of:=[M_Acu_NA.J43]-[M_Acu_NA.J42]" office:value-type="float" office:value="683" calcext:value-type="float">
            <text:p>683</text:p>
          </table:table-cell>
          <table:table-cell table:formula="of:=[M_Acu_NA.K43]-[M_Acu_NA.K42]" office:value-type="float" office:value="2" calcext:value-type="float">
            <text:p>2</text:p>
          </table:table-cell>
          <table:table-cell table:formula="of:=[M_Acu_NA.L43]-[M_Acu_NA.L42]" office:value-type="float" office:value="0" calcext:value-type="float">
            <text:p>0</text:p>
          </table:table-cell>
          <table:table-cell table:formula="of:=[M_Acu_NA.M43]-[M_Acu_NA.M42]" office:value-type="float" office:value="2" calcext:value-type="float">
            <text:p>2</text:p>
          </table:table-cell>
          <table:table-cell table:formula="of:=[M_Acu_NA.N43]-[M_Acu_NA.N42]" office:value-type="float" office:value="10" calcext:value-type="float">
            <text:p>10</text:p>
          </table:table-cell>
          <table:table-cell table:formula="of:=[M_Acu_NA.O43]-[M_Acu_NA.O42]" office:value-type="float" office:value="156" calcext:value-type="float">
            <text:p>156</text:p>
          </table:table-cell>
          <table:table-cell table:formula="of:=[M_Acu_NA.P43]-[M_Acu_NA.P42]" office:value-type="float" office:value="25" calcext:value-type="float">
            <text:p>25</text:p>
          </table:table-cell>
          <table:table-cell table:formula="of:=[M_Acu_NA.Q43]-[M_Acu_NA.Q42]" office:value-type="float" office:value="23" calcext:value-type="float">
            <text:p>23</text:p>
          </table:table-cell>
        </table:table-row>
        <table:table-row table:style-name="ro1">
          <table:table-cell/>
          <table:table-cell table:formula="of:=[M_Acu_NA.B44]" office:value-type="date" office:date-value="2020-03-26" calcext:value-type="date">
            <text:p>26/03</text:p>
          </table:table-cell>
          <table:table-cell table:formula="of:=[M_Acu_NA.C44]-[M_Acu_NA.C43]" office:value-type="float" office:value="47" calcext:value-type="float">
            <text:p>47</text:p>
          </table:table-cell>
          <table:table-cell table:formula="of:=[M_Acu_NA.D44]-[M_Acu_NA.D43]" office:value-type="float" office:value="18" calcext:value-type="float">
            <text:p>18</text:p>
          </table:table-cell>
          <table:table-cell table:formula="of:=[M_Acu_NA.E44]-[M_Acu_NA.E43]" office:value-type="float" office:value="42" calcext:value-type="float">
            <text:p>42</text:p>
          </table:table-cell>
          <table:table-cell table:formula="of:=[M_Acu_NA.F44]-[M_Acu_NA.F43]" office:value-type="float" office:value="7" calcext:value-type="float">
            <text:p>7</text:p>
          </table:table-cell>
          <table:table-cell table:formula="of:=[M_Acu_NA.G44]-[M_Acu_NA.G43]" office:value-type="float" office:value="655" calcext:value-type="float">
            <text:p>655</text:p>
          </table:table-cell>
          <table:table-cell table:formula="of:=[M_Acu_NA.H44]-[M_Acu_NA.H43]" office:value-type="float" office:value="365" calcext:value-type="float">
            <text:p>365</text:p>
          </table:table-cell>
          <table:table-cell table:formula="of:=[M_Acu_NA.I44]-[M_Acu_NA.I43]" office:value-type="float" office:value="78" calcext:value-type="float">
            <text:p>78</text:p>
          </table:table-cell>
          <table:table-cell table:formula="of:=[M_Acu_NA.J44]-[M_Acu_NA.J43]" office:value-type="float" office:value="662" calcext:value-type="float">
            <text:p>662</text:p>
          </table:table-cell>
          <table:table-cell table:formula="of:=[M_Acu_NA.K44]-[M_Acu_NA.K43]" office:value-type="float" office:value="10" calcext:value-type="float">
            <text:p>10</text:p>
          </table:table-cell>
          <table:table-cell table:formula="of:=[M_Acu_NA.L44]-[M_Acu_NA.L43]" office:value-type="float" office:value="1" calcext:value-type="float">
            <text:p>1</text:p>
          </table:table-cell>
          <table:table-cell table:formula="of:=[M_Acu_NA.M44]-[M_Acu_NA.M43]" office:value-type="float" office:value="2" calcext:value-type="float">
            <text:p>2</text:p>
          </table:table-cell>
          <table:table-cell table:formula="of:=[M_Acu_NA.N44]-[M_Acu_NA.N43]" office:value-type="float" office:value="17" calcext:value-type="float">
            <text:p>17</text:p>
          </table:table-cell>
          <table:table-cell table:formula="of:=[M_Acu_NA.O44]-[M_Acu_NA.O43]" office:value-type="float" office:value="181" calcext:value-type="float">
            <text:p>181</text:p>
          </table:table-cell>
          <table:table-cell table:formula="of:=[M_Acu_NA.P44]-[M_Acu_NA.P43]" office:value-type="float" office:value="29" calcext:value-type="float">
            <text:p>29</text:p>
          </table:table-cell>
          <table:table-cell table:formula="of:=[M_Acu_NA.Q44]-[M_Acu_NA.Q43]" office:value-type="float" office:value="50" calcext:value-type="float">
            <text:p>50</text:p>
          </table:table-cell>
        </table:table-row>
        <table:table-row table:style-name="ro1">
          <table:table-cell/>
          <table:table-cell table:formula="of:=[M_Acu_NA.B45]" office:value-type="date" office:date-value="2020-03-27" calcext:value-type="date">
            <text:p>27/03</text:p>
          </table:table-cell>
          <table:table-cell table:formula="of:=[M_Acu_NA.C45]-[M_Acu_NA.C44]" office:value-type="float" office:value="57" calcext:value-type="float">
            <text:p>57</text:p>
          </table:table-cell>
          <table:table-cell table:formula="of:=[M_Acu_NA.D45]-[M_Acu_NA.D44]" office:value-type="float" office:value="9" calcext:value-type="float">
            <text:p>9</text:p>
          </table:table-cell>
          <table:table-cell table:formula="of:=[M_Acu_NA.E45]-[M_Acu_NA.E44]" office:value-type="float" office:value="69" calcext:value-type="float">
            <text:p>69</text:p>
          </table:table-cell>
          <table:table-cell table:formula="of:=[M_Acu_NA.F45]-[M_Acu_NA.F44]" office:value-type="float" office:value="11" calcext:value-type="float">
            <text:p>11</text:p>
          </table:table-cell>
          <table:table-cell table:formula="of:=[M_Acu_NA.G45]-[M_Acu_NA.G44]" office:value-type="float" office:value="769" calcext:value-type="float">
            <text:p>769</text:p>
          </table:table-cell>
          <table:table-cell table:formula="of:=[M_Acu_NA.H45]-[M_Acu_NA.H44]" office:value-type="float" office:value="299" calcext:value-type="float">
            <text:p>299</text:p>
          </table:table-cell>
          <table:table-cell table:formula="of:=[M_Acu_NA.I45]-[M_Acu_NA.I44]" office:value-type="float" office:value="112" calcext:value-type="float">
            <text:p>112</text:p>
          </table:table-cell>
          <table:table-cell table:formula="of:=[M_Acu_NA.J45]-[M_Acu_NA.J44]" office:value-type="float" office:value="969" calcext:value-type="float">
            <text:p>969</text:p>
          </table:table-cell>
          <table:table-cell table:formula="of:=[M_Acu_NA.K45]-[M_Acu_NA.K44]" office:value-type="float" office:value="3" calcext:value-type="float">
            <text:p>3</text:p>
          </table:table-cell>
          <table:table-cell table:formula="of:=[M_Acu_NA.L45]-[M_Acu_NA.L44]" office:value-type="float" office:value="6" calcext:value-type="float">
            <text:p>6</text:p>
          </table:table-cell>
          <table:table-cell table:formula="of:=[M_Acu_NA.M45]-[M_Acu_NA.M44]" office:value-type="float" office:value="2" calcext:value-type="float">
            <text:p>2</text:p>
          </table:table-cell>
          <table:table-cell table:formula="of:=[M_Acu_NA.N45]-[M_Acu_NA.N44]" office:value-type="float" office:value="16" calcext:value-type="float">
            <text:p>16</text:p>
          </table:table-cell>
          <table:table-cell table:formula="of:=[M_Acu_NA.O45]-[M_Acu_NA.O44]" office:value-type="float" office:value="260" calcext:value-type="float">
            <text:p>260</text:p>
          </table:table-cell>
          <table:table-cell table:formula="of:=[M_Acu_NA.P45]-[M_Acu_NA.P44]" office:value-type="float" office:value="32" calcext:value-type="float">
            <text:p>32</text:p>
          </table:table-cell>
          <table:table-cell table:formula="of:=[M_Acu_NA.Q45]-[M_Acu_NA.Q44]" office:value-type="float" office:value="23" calcext:value-type="float">
            <text:p>23</text:p>
          </table:table-cell>
        </table:table-row>
        <table:table-row table:style-name="ro1">
          <table:table-cell/>
          <table:table-cell table:formula="of:=[M_Acu_NA.B46]" office:value-type="date" office:date-value="2020-03-28" calcext:value-type="date">
            <text:p>28/03</text:p>
          </table:table-cell>
          <table:table-cell table:formula="of:=[M_Acu_NA.C46]-[M_Acu_NA.C45]" office:value-type="float" office:value="72" calcext:value-type="float">
            <text:p>72</text:p>
          </table:table-cell>
          <table:table-cell table:formula="of:=[M_Acu_NA.D46]-[M_Acu_NA.D45]" office:value-type="float" office:value="10" calcext:value-type="float">
            <text:p>10</text:p>
          </table:table-cell>
          <table:table-cell table:formula="of:=[M_Acu_NA.E46]-[M_Acu_NA.E45]" office:value-type="float" office:value="64" calcext:value-type="float">
            <text:p>64</text:p>
          </table:table-cell>
          <table:table-cell table:formula="of:=[M_Acu_NA.F46]-[M_Acu_NA.F45]" office:value-type="float" office:value="13" calcext:value-type="float">
            <text:p>13</text:p>
          </table:table-cell>
          <table:table-cell table:formula="of:=[M_Acu_NA.G46]-[M_Acu_NA.G45]" office:value-type="float" office:value="832" calcext:value-type="float">
            <text:p>832</text:p>
          </table:table-cell>
          <table:table-cell table:formula="of:=[M_Acu_NA.H46]-[M_Acu_NA.H45]" office:value-type="float" office:value="319" calcext:value-type="float">
            <text:p>319</text:p>
          </table:table-cell>
          <table:table-cell table:formula="of:=[M_Acu_NA.I46]-[M_Acu_NA.I45]" office:value-type="float" office:value="93" calcext:value-type="float">
            <text:p>93</text:p>
          </table:table-cell>
          <table:table-cell table:formula="of:=[M_Acu_NA.J46]-[M_Acu_NA.J45]" office:value-type="float" office:value="889" calcext:value-type="float">
            <text:p>889</text:p>
          </table:table-cell>
          <table:table-cell table:formula="of:=[M_Acu_NA.K46]-[M_Acu_NA.K45]" office:value-type="float" office:value="14" calcext:value-type="float">
            <text:p>14</text:p>
          </table:table-cell>
          <table:table-cell table:formula="of:=[M_Acu_NA.L46]-[M_Acu_NA.L45]" office:value-type="float" office:value="3" calcext:value-type="float">
            <text:p>3</text:p>
          </table:table-cell>
          <table:table-cell table:formula="of:=[M_Acu_NA.M46]-[M_Acu_NA.M45]" office:value-type="float" office:value="4" calcext:value-type="float">
            <text:p>4</text:p>
          </table:table-cell>
          <table:table-cell table:formula="of:=[M_Acu_NA.N46]-[M_Acu_NA.N45]" office:value-type="float" office:value="24" calcext:value-type="float">
            <text:p>24</text:p>
          </table:table-cell>
          <table:table-cell table:formula="of:=[M_Acu_NA.O46]-[M_Acu_NA.O45]" office:value-type="float" office:value="209" calcext:value-type="float">
            <text:p>209</text:p>
          </table:table-cell>
          <table:table-cell table:formula="of:=[M_Acu_NA.P46]-[M_Acu_NA.P45]" office:value-type="float" office:value="35" calcext:value-type="float">
            <text:p>35</text:p>
          </table:table-cell>
          <table:table-cell table:formula="of:=[M_Acu_NA.Q46]-[M_Acu_NA.Q45]" office:value-type="float" office:value="42" calcext:value-type="float">
            <text:p>42</text:p>
          </table:table-cell>
        </table:table-row>
        <table:table-row table:style-name="ro1">
          <table:table-cell table:style-name="ce83"/>
          <table:table-cell table:style-name="ce59" table:formula="of:=[M_Acu_NA.B47]" office:value-type="date" office:date-value="2020-03-29" calcext:value-type="date">
            <text:p>29/03</text:p>
          </table:table-cell>
          <table:table-cell table:style-name="ce51" table:formula="of:=[M_Acu_NA.C47]-[M_Acu_NA.C46]" office:value-type="float" office:value="64" calcext:value-type="float">
            <text:p>64</text:p>
          </table:table-cell>
          <table:table-cell table:style-name="ce51" table:formula="of:=[M_Acu_NA.D47]-[M_Acu_NA.D46]" office:value-type="float" office:value="18" calcext:value-type="float">
            <text:p>18</text:p>
          </table:table-cell>
          <table:table-cell table:style-name="ce51" table:formula="of:=[M_Acu_NA.E47]-[M_Acu_NA.E46]" office:value-type="float" office:value="78" calcext:value-type="float">
            <text:p>78</text:p>
          </table:table-cell>
          <table:table-cell table:style-name="ce51" table:formula="of:=[M_Acu_NA.F47]-[M_Acu_NA.F46]" office:value-type="float" office:value="7" calcext:value-type="float">
            <text:p>7</text:p>
          </table:table-cell>
          <table:table-cell table:style-name="ce51" table:formula="of:=[M_Acu_NA.G47]-[M_Acu_NA.G46]" office:value-type="float" office:value="838" calcext:value-type="float">
            <text:p>838</text:p>
          </table:table-cell>
          <table:table-cell table:style-name="ce51" table:formula="of:=[M_Acu_NA.H47]-[M_Acu_NA.H46]" office:value-type="float" office:value="292" calcext:value-type="float">
            <text:p>292</text:p>
          </table:table-cell>
          <table:table-cell table:style-name="ce51" table:formula="of:=[M_Acu_NA.I47]-[M_Acu_NA.I46]" office:value-type="float" office:value="132" calcext:value-type="float">
            <text:p>132</text:p>
          </table:table-cell>
          <table:table-cell table:style-name="ce51" table:formula="of:=[M_Acu_NA.J47]-[M_Acu_NA.J46]" office:value-type="float" office:value="756" calcext:value-type="float">
            <text:p>756</text:p>
          </table:table-cell>
          <table:table-cell table:style-name="ce51" table:formula="of:=[M_Acu_NA.K47]-[M_Acu_NA.K46]" office:value-type="float" office:value="10" calcext:value-type="float">
            <text:p>10</text:p>
          </table:table-cell>
          <table:table-cell table:style-name="ce51" table:formula="of:=[M_Acu_NA.L47]-[M_Acu_NA.L46]" office:value-type="float" office:value="3" calcext:value-type="float">
            <text:p>3</text:p>
          </table:table-cell>
          <table:table-cell table:style-name="ce51" table:formula="of:=[M_Acu_NA.M47]-[M_Acu_NA.M46]" office:value-type="float" office:value="2" calcext:value-type="float">
            <text:p>2</text:p>
          </table:table-cell>
          <table:table-cell table:style-name="ce51" table:formula="of:=[M_Acu_NA.N47]-[M_Acu_NA.N46]" office:value-type="float" office:value="19" calcext:value-type="float">
            <text:p>19</text:p>
          </table:table-cell>
          <table:table-cell table:style-name="ce51" table:formula="of:=[M_Acu_NA.O47]-[M_Acu_NA.O46]" office:value-type="float" office:value="180" calcext:value-type="float">
            <text:p>180</text:p>
          </table:table-cell>
          <table:table-cell table:style-name="ce51" table:formula="of:=[M_Acu_NA.P47]-[M_Acu_NA.P46]" office:value-type="float" office:value="39" calcext:value-type="float">
            <text:p>39</text:p>
          </table:table-cell>
          <table:table-cell table:style-name="ce51" table:formula="of:=[M_Acu_NA.Q47]-[M_Acu_NA.Q46]" office:value-type="float" office:value="36" calcext:value-type="float">
            <text:p>36</text:p>
          </table:table-cell>
        </table:table-row>
        <table:table-row table:style-name="ro1">
          <table:table-cell table:style-name="ce86" table:formula="of:=[M_Acu_NA.A48]" office:value-type="string" office:string-value="L" calcext:value-type="string">
            <text:p>L</text:p>
          </table:table-cell>
          <table:table-cell table:formula="of:=[M_Acu_NA.B48]" office:value-type="date" office:date-value="2020-03-30" calcext:value-type="date">
            <text:p>30/03</text:p>
          </table:table-cell>
          <table:table-cell table:formula="of:=[M_Acu_NA.C48]-[M_Acu_NA.C47]" office:value-type="float" office:value="66" calcext:value-type="float">
            <text:p>66</text:p>
          </table:table-cell>
          <table:table-cell table:formula="of:=[M_Acu_NA.D48]-[M_Acu_NA.D47]" office:value-type="float" office:value="22" calcext:value-type="float">
            <text:p>22</text:p>
          </table:table-cell>
          <table:table-cell table:formula="of:=[M_Acu_NA.E48]-[M_Acu_NA.E47]" office:value-type="float" office:value="82" calcext:value-type="float">
            <text:p>82</text:p>
          </table:table-cell>
          <table:table-cell table:formula="of:=[M_Acu_NA.F48]-[M_Acu_NA.F47]" office:value-type="float" office:value="5" calcext:value-type="float">
            <text:p>5</text:p>
          </table:table-cell>
          <table:table-cell table:formula="of:=[M_Acu_NA.G48]-[M_Acu_NA.G47]" office:value-type="float" office:value="812" calcext:value-type="float">
            <text:p>812</text:p>
          </table:table-cell>
          <table:table-cell table:formula="of:=[M_Acu_NA.H48]-[M_Acu_NA.H47]" office:value-type="float" office:value="418" calcext:value-type="float">
            <text:p>418</text:p>
          </table:table-cell>
          <table:table-cell table:formula="of:=[M_Acu_NA.I48]-[M_Acu_NA.I47]" office:value-type="float" office:value="93" calcext:value-type="float">
            <text:p>93</text:p>
          </table:table-cell>
          <table:table-cell table:formula="of:=[M_Acu_NA.J48]-[M_Acu_NA.J47]" office:value-type="float" office:value="812" calcext:value-type="float">
            <text:p>812</text:p>
          </table:table-cell>
          <table:table-cell table:formula="of:=[M_Acu_NA.K48]-[M_Acu_NA.K47]" office:value-type="float" office:value="8" calcext:value-type="float">
            <text:p>8</text:p>
          </table:table-cell>
          <table:table-cell table:formula="of:=[M_Acu_NA.L48]-[M_Acu_NA.L47]" office:value-type="float" office:value="1" calcext:value-type="float">
            <text:p>1</text:p>
          </table:table-cell>
          <table:table-cell table:formula="of:=[M_Acu_NA.M48]-[M_Acu_NA.M47]" office:value-type="float" office:value="5" calcext:value-type="float">
            <text:p>5</text:p>
          </table:table-cell>
          <table:table-cell table:formula="of:=[M_Acu_NA.N48]-[M_Acu_NA.N47]" office:value-type="float" office:value="21" calcext:value-type="float">
            <text:p>21</text:p>
          </table:table-cell>
          <table:table-cell table:formula="of:=[M_Acu_NA.O48]-[M_Acu_NA.O47]" office:value-type="float" office:value="381" calcext:value-type="float">
            <text:p>381</text:p>
          </table:table-cell>
          <table:table-cell table:formula="of:=[M_Acu_NA.P48]-[M_Acu_NA.P47]" office:value-type="float" office:value="43" calcext:value-type="float">
            <text:p>43</text:p>
          </table:table-cell>
          <table:table-cell table:formula="of:=[M_Acu_NA.Q48]-[M_Acu_NA.Q47]" office:value-type="float" office:value="51" calcext:value-type="float">
            <text:p>51</text:p>
          </table:table-cell>
        </table:table-row>
        <table:table-row table:style-name="ro1">
          <table:table-cell/>
          <table:table-cell table:formula="of:=[M_Acu_NA.B49]" office:value-type="date" office:date-value="2020-03-31" calcext:value-type="date">
            <text:p>31/03</text:p>
          </table:table-cell>
          <table:table-cell table:formula="of:=[M_Acu_NA.C49]-[M_Acu_NA.C48]" office:value-type="float" office:value="128" calcext:value-type="float">
            <text:p>128</text:p>
          </table:table-cell>
          <table:table-cell table:formula="of:=[M_Acu_NA.D49]-[M_Acu_NA.D48]" office:value-type="float" office:value="20" calcext:value-type="float">
            <text:p>20</text:p>
          </table:table-cell>
          <table:table-cell table:formula="of:=[M_Acu_NA.E49]-[M_Acu_NA.E48]" office:value-type="float" office:value="192" calcext:value-type="float">
            <text:p>192</text:p>
          </table:table-cell>
          <table:table-cell table:formula="of:=[M_Acu_NA.F49]-[M_Acu_NA.F48]" office:value-type="float" office:value="13" calcext:value-type="float">
            <text:p>13</text:p>
          </table:table-cell>
          <table:table-cell table:formula="of:=[M_Acu_NA.G49]-[M_Acu_NA.G48]" office:value-type="float" office:value="849" calcext:value-type="float">
            <text:p>849</text:p>
          </table:table-cell>
          <table:table-cell table:formula="of:=[M_Acu_NA.H49]-[M_Acu_NA.H48]" office:value-type="float" office:value="499" calcext:value-type="float">
            <text:p>499</text:p>
          </table:table-cell>
          <table:table-cell table:formula="of:=[M_Acu_NA.I49]-[M_Acu_NA.I48]" office:value-type="float" office:value="175" calcext:value-type="float">
            <text:p>175</text:p>
          </table:table-cell>
          <table:table-cell table:formula="of:=[M_Acu_NA.J49]-[M_Acu_NA.J48]" office:value-type="float" office:value="837" calcext:value-type="float">
            <text:p>837</text:p>
          </table:table-cell>
          <table:table-cell table:formula="of:=[M_Acu_NA.K49]-[M_Acu_NA.K48]" office:value-type="float" office:value="17" calcext:value-type="float">
            <text:p>17</text:p>
          </table:table-cell>
          <table:table-cell table:formula="of:=[M_Acu_NA.L49]-[M_Acu_NA.L48]" office:value-type="float" office:value="1" calcext:value-type="float">
            <text:p>1</text:p>
          </table:table-cell>
          <table:table-cell table:formula="of:=[M_Acu_NA.M49]-[M_Acu_NA.M48]" office:value-type="float" office:value="1" calcext:value-type="float">
            <text:p>1</text:p>
          </table:table-cell>
          <table:table-cell table:formula="of:=[M_Acu_NA.N49]-[M_Acu_NA.N48]" office:value-type="float" office:value="20" calcext:value-type="float">
            <text:p>20</text:p>
          </table:table-cell>
          <table:table-cell table:formula="of:=[M_Acu_NA.O49]-[M_Acu_NA.O48]" office:value-type="float" office:value="563" calcext:value-type="float">
            <text:p>563</text:p>
          </table:table-cell>
          <table:table-cell table:formula="of:=[M_Acu_NA.P49]-[M_Acu_NA.P48]" office:value-type="float" office:value="47" calcext:value-type="float">
            <text:p>47</text:p>
          </table:table-cell>
          <table:table-cell table:formula="of:=[M_Acu_NA.Q49]-[M_Acu_NA.Q48]" office:value-type="float" office:value="64" calcext:value-type="float">
            <text:p>64</text:p>
          </table:table-cell>
        </table:table-row>
        <table:table-row table:style-name="ro1">
          <table:table-cell/>
          <table:table-cell table:formula="of:=[M_Acu_NA.B50]" office:value-type="date" office:date-value="2020-04-01" calcext:value-type="date">
            <text:p>01/04</text:p>
          </table:table-cell>
          <table:table-cell table:formula="of:=[M_Acu_NA.C50]-[M_Acu_NA.C49]" office:value-type="float" office:value="149" calcext:value-type="float">
            <text:p>149</text:p>
          </table:table-cell>
          <table:table-cell table:formula="of:=[M_Acu_NA.D50]-[M_Acu_NA.D49]" office:value-type="float" office:value="18" calcext:value-type="float">
            <text:p>18</text:p>
          </table:table-cell>
          <table:table-cell table:formula="of:=[M_Acu_NA.E50]-[M_Acu_NA.E49]" office:value-type="float" office:value="123" calcext:value-type="float">
            <text:p>123</text:p>
          </table:table-cell>
          <table:table-cell table:formula="of:=[M_Acu_NA.F50]-[M_Acu_NA.F49]" office:value-type="float" office:value="14" calcext:value-type="float">
            <text:p>14</text:p>
          </table:table-cell>
          <table:table-cell table:formula="of:=[M_Acu_NA.G50]-[M_Acu_NA.G49]" office:value-type="float" office:value="864" calcext:value-type="float">
            <text:p>864</text:p>
          </table:table-cell>
          <table:table-cell table:formula="of:=[M_Acu_NA.H50]-[M_Acu_NA.H49]" office:value-type="float" office:value="509" calcext:value-type="float">
            <text:p>509</text:p>
          </table:table-cell>
          <table:table-cell table:formula="of:=[M_Acu_NA.I50]-[M_Acu_NA.I49]" office:value-type="float" office:value="134" calcext:value-type="float">
            <text:p>134</text:p>
          </table:table-cell>
          <table:table-cell table:formula="of:=[M_Acu_NA.J50]-[M_Acu_NA.J49]" office:value-type="float" office:value="727" calcext:value-type="float">
            <text:p>727</text:p>
          </table:table-cell>
          <table:table-cell table:formula="of:=[M_Acu_NA.K50]-[M_Acu_NA.K49]" office:value-type="float" office:value="14" calcext:value-type="float">
            <text:p>14</text:p>
          </table:table-cell>
          <table:table-cell table:formula="of:=[M_Acu_NA.L50]-[M_Acu_NA.L49]" office:value-type="float" office:value="6" calcext:value-type="float">
            <text:p>6</text:p>
          </table:table-cell>
          <table:table-cell table:formula="of:=[M_Acu_NA.M50]-[M_Acu_NA.M49]" office:value-type="float" office:value="4" calcext:value-type="float">
            <text:p>4</text:p>
          </table:table-cell>
          <table:table-cell table:formula="of:=[M_Acu_NA.N50]-[M_Acu_NA.N49]" office:value-type="float" office:value="27" calcext:value-type="float">
            <text:p>27</text:p>
          </table:table-cell>
          <table:table-cell table:formula="of:=[M_Acu_NA.O50]-[M_Acu_NA.O49]" office:value-type="float" office:value="569" calcext:value-type="float">
            <text:p>569</text:p>
          </table:table-cell>
          <table:table-cell table:formula="of:=[M_Acu_NA.P50]-[M_Acu_NA.P49]" office:value-type="float" office:value="53" calcext:value-type="float">
            <text:p>53</text:p>
          </table:table-cell>
          <table:table-cell table:formula="of:=[M_Acu_NA.Q50]-[M_Acu_NA.Q49]" office:value-type="float" office:value="55" calcext:value-type="float">
            <text:p>55</text:p>
          </table:table-cell>
        </table:table-row>
        <table:table-row table:style-name="ro1">
          <table:table-cell/>
          <table:table-cell table:formula="of:=[M_Acu_NA.B51]" office:value-type="date" office:date-value="2020-04-02" calcext:value-type="date">
            <text:p>02/04</text:p>
          </table:table-cell>
          <table:table-cell table:formula="of:=[M_Acu_NA.C51]-[M_Acu_NA.C50]" office:value-type="float" office:value="140" calcext:value-type="float">
            <text:p>140</text:p>
          </table:table-cell>
          <table:table-cell table:formula="of:=[M_Acu_NA.D51]-[M_Acu_NA.D50]" office:value-type="float" office:value="12" calcext:value-type="float">
            <text:p>12</text:p>
          </table:table-cell>
          <table:table-cell table:formula="of:=[M_Acu_NA.E51]-[M_Acu_NA.E50]" office:value-type="float" office:value="183" calcext:value-type="float">
            <text:p>183</text:p>
          </table:table-cell>
          <table:table-cell table:formula="of:=[M_Acu_NA.F51]-[M_Acu_NA.F50]" office:value-type="float" office:value="19" calcext:value-type="float">
            <text:p>19</text:p>
          </table:table-cell>
          <table:table-cell table:formula="of:=[M_Acu_NA.G51]-[M_Acu_NA.G50]" office:value-type="float" office:value="950" calcext:value-type="float">
            <text:p>950</text:p>
          </table:table-cell>
          <table:table-cell table:formula="of:=[M_Acu_NA.H51]-[M_Acu_NA.H50]" office:value-type="float" office:value="1355" calcext:value-type="float">
            <text:p>1355</text:p>
          </table:table-cell>
          <table:table-cell table:formula="of:=[M_Acu_NA.I51]-[M_Acu_NA.I50]" office:value-type="float" office:value="166" calcext:value-type="float">
            <text:p>166</text:p>
          </table:table-cell>
          <table:table-cell table:formula="of:=[M_Acu_NA.J51]-[M_Acu_NA.J50]" office:value-type="float" office:value="760" calcext:value-type="float">
            <text:p>760</text:p>
          </table:table-cell>
          <table:table-cell table:formula="of:=[M_Acu_NA.K51]-[M_Acu_NA.K50]" office:value-type="float" office:value="13" calcext:value-type="float">
            <text:p>13</text:p>
          </table:table-cell>
          <table:table-cell table:formula="of:=[M_Acu_NA.L51]-[M_Acu_NA.L50]" office:value-type="float" office:value="1" calcext:value-type="float">
            <text:p>1</text:p>
          </table:table-cell>
          <table:table-cell table:formula="of:=[M_Acu_NA.M51]-[M_Acu_NA.M50]" office:value-type="float" office:value="10" calcext:value-type="float">
            <text:p>10</text:p>
          </table:table-cell>
          <table:table-cell table:formula="of:=[M_Acu_NA.N51]-[M_Acu_NA.N50]" office:value-type="float" office:value="22" calcext:value-type="float">
            <text:p>22</text:p>
          </table:table-cell>
          <table:table-cell table:formula="of:=[M_Acu_NA.O51]-[M_Acu_NA.O50]" office:value-type="float" office:value="684" calcext:value-type="float">
            <text:p>684</text:p>
          </table:table-cell>
          <table:table-cell table:formula="of:=[M_Acu_NA.P51]-[M_Acu_NA.P50]" office:value-type="float" office:value="70" calcext:value-type="float">
            <text:p>70</text:p>
          </table:table-cell>
          <table:table-cell table:formula="of:=[M_Acu_NA.Q51]-[M_Acu_NA.Q50]" office:value-type="float" office:value="47" calcext:value-type="float">
            <text:p>47</text:p>
          </table:table-cell>
        </table:table-row>
        <table:table-row table:style-name="ro1">
          <table:table-cell/>
          <table:table-cell table:formula="of:=[M_Acu_NA.B52]" office:value-type="date" office:date-value="2020-04-03" calcext:value-type="date">
            <text:p>03/04</text:p>
          </table:table-cell>
          <table:table-cell table:formula="of:=[M_Acu_NA.C52]-[M_Acu_NA.C51]" office:value-type="float" office:value="145" calcext:value-type="float">
            <text:p>145</text:p>
          </table:table-cell>
          <table:table-cell table:formula="of:=[M_Acu_NA.D52]-[M_Acu_NA.D51]" office:value-type="float" office:value="10" calcext:value-type="float">
            <text:p>10</text:p>
          </table:table-cell>
          <table:table-cell table:formula="of:=[M_Acu_NA.E52]-[M_Acu_NA.E51]" office:value-type="float" office:value="132" calcext:value-type="float">
            <text:p>132</text:p>
          </table:table-cell>
          <table:table-cell table:formula="of:=[M_Acu_NA.F52]-[M_Acu_NA.F51]" office:value-type="float" office:value="16" calcext:value-type="float">
            <text:p>16</text:p>
          </table:table-cell>
          <table:table-cell table:formula="of:=[M_Acu_NA.G52]-[M_Acu_NA.G51]" office:value-type="float" office:value="932" calcext:value-type="float">
            <text:p>932</text:p>
          </table:table-cell>
          <table:table-cell table:formula="of:=[M_Acu_NA.H52]-[M_Acu_NA.H51]" office:value-type="float" office:value="1120" calcext:value-type="float">
            <text:p>1120</text:p>
          </table:table-cell>
          <table:table-cell table:formula="of:=[M_Acu_NA.I52]-[M_Acu_NA.I51]" office:value-type="float" office:value="148" calcext:value-type="float">
            <text:p>148</text:p>
          </table:table-cell>
          <table:table-cell table:formula="of:=[M_Acu_NA.J52]-[M_Acu_NA.J51]" office:value-type="float" office:value="766" calcext:value-type="float">
            <text:p>766</text:p>
          </table:table-cell>
          <table:table-cell table:formula="of:=[M_Acu_NA.K52]-[M_Acu_NA.K51]" office:value-type="float" office:value="22" calcext:value-type="float">
            <text:p>22</text:p>
          </table:table-cell>
          <table:table-cell table:formula="of:=[M_Acu_NA.L52]-[M_Acu_NA.L51]" office:value-type="float" office:value="1" calcext:value-type="float">
            <text:p>1</text:p>
          </table:table-cell>
          <table:table-cell table:formula="of:=[M_Acu_NA.M52]-[M_Acu_NA.M51]" office:value-type="float" office:value="2" calcext:value-type="float">
            <text:p>2</text:p>
          </table:table-cell>
          <table:table-cell table:formula="of:=[M_Acu_NA.N52]-[M_Acu_NA.N51]" office:value-type="float" office:value="37" calcext:value-type="float">
            <text:p>37</text:p>
          </table:table-cell>
          <table:table-cell table:formula="of:=[M_Acu_NA.O52]-[M_Acu_NA.O51]" office:value-type="float" office:value="708" calcext:value-type="float">
            <text:p>708</text:p>
          </table:table-cell>
          <table:table-cell table:formula="of:=[M_Acu_NA.P52]-[M_Acu_NA.P51]" office:value-type="float" office:value="78" calcext:value-type="float">
            <text:p>78</text:p>
          </table:table-cell>
          <table:table-cell table:formula="of:=[M_Acu_NA.Q52]-[M_Acu_NA.Q51]" office:value-type="float" office:value="64" calcext:value-type="float">
            <text:p>64</text:p>
          </table:table-cell>
        </table:table-row>
        <table:table-row table:style-name="ro1">
          <table:table-cell/>
          <table:table-cell table:formula="of:=[M_Acu_NA.B53]" office:value-type="date" office:date-value="2020-04-04" calcext:value-type="date">
            <text:p>04/04</text:p>
          </table:table-cell>
          <table:table-cell table:formula="of:=[M_Acu_NA.C53]-[M_Acu_NA.C52]" office:value-type="float" office:value="141" calcext:value-type="float">
            <text:p>141</text:p>
          </table:table-cell>
          <table:table-cell table:formula="of:=[M_Acu_NA.D53]-[M_Acu_NA.D52]" office:value-type="float" office:value="18" calcext:value-type="float">
            <text:p>18</text:p>
          </table:table-cell>
          <table:table-cell table:formula="of:=[M_Acu_NA.E53]-[M_Acu_NA.E52]" office:value-type="float" office:value="140" calcext:value-type="float">
            <text:p>140</text:p>
          </table:table-cell>
          <table:table-cell table:formula="of:=[M_Acu_NA.F53]-[M_Acu_NA.F52]" office:value-type="float" office:value="22" calcext:value-type="float">
            <text:p>22</text:p>
          </table:table-cell>
          <table:table-cell table:formula="of:=[M_Acu_NA.G53]-[M_Acu_NA.G52]" office:value-type="float" office:value="809" calcext:value-type="float">
            <text:p>809</text:p>
          </table:table-cell>
          <table:table-cell table:formula="of:=[M_Acu_NA.H53]-[M_Acu_NA.H52]" office:value-type="float" office:value="1053" calcext:value-type="float">
            <text:p>1053</text:p>
          </table:table-cell>
          <table:table-cell table:formula="of:=[M_Acu_NA.I53]-[M_Acu_NA.I52]" office:value-type="float" office:value="164" calcext:value-type="float">
            <text:p>164</text:p>
          </table:table-cell>
          <table:table-cell table:formula="of:=[M_Acu_NA.J53]-[M_Acu_NA.J52]" office:value-type="float" office:value="681" calcext:value-type="float">
            <text:p>681</text:p>
          </table:table-cell>
          <table:table-cell table:formula="of:=[M_Acu_NA.K53]-[M_Acu_NA.K52]" office:value-type="float" office:value="17" calcext:value-type="float">
            <text:p>17</text:p>
          </table:table-cell>
          <table:table-cell table:formula="of:=[M_Acu_NA.L53]-[M_Acu_NA.L52]" office:value-type="float" office:value="0" calcext:value-type="float">
            <text:p>0</text:p>
          </table:table-cell>
          <table:table-cell table:formula="of:=[M_Acu_NA.M53]-[M_Acu_NA.M52]" office:value-type="float" office:value="6" calcext:value-type="float">
            <text:p>6</text:p>
          </table:table-cell>
          <table:table-cell table:formula="of:=[M_Acu_NA.N53]-[M_Acu_NA.N52]" office:value-type="float" office:value="20" calcext:value-type="float">
            <text:p>20</text:p>
          </table:table-cell>
          <table:table-cell table:formula="of:=[M_Acu_NA.O53]-[M_Acu_NA.O52]" office:value-type="float" office:value="619" calcext:value-type="float">
            <text:p>619</text:p>
          </table:table-cell>
          <table:table-cell table:formula="of:=[M_Acu_NA.P53]-[M_Acu_NA.P52]" office:value-type="float" office:value="72" calcext:value-type="float">
            <text:p>72</text:p>
          </table:table-cell>
          <table:table-cell table:formula="of:=[M_Acu_NA.Q53]-[M_Acu_NA.Q52]" office:value-type="float" office:value="60" calcext:value-type="float">
            <text:p>60</text:p>
          </table:table-cell>
        </table:table-row>
        <table:table-row table:style-name="ro1">
          <table:table-cell/>
          <table:table-cell table:formula="of:=[M_Acu_NA.B54]" office:value-type="date" office:date-value="2020-04-05" calcext:value-type="date">
            <text:p>05/04</text:p>
          </table:table-cell>
          <table:table-cell table:formula="of:=[M_Acu_NA.C54]-[M_Acu_NA.C53]" office:value-type="float" office:value="184" calcext:value-type="float">
            <text:p>184</text:p>
          </table:table-cell>
          <table:table-cell table:formula="of:=[M_Acu_NA.D54]-[M_Acu_NA.D53]" office:value-type="float" office:value="18" calcext:value-type="float">
            <text:p>18</text:p>
          </table:table-cell>
          <table:table-cell table:formula="of:=[M_Acu_NA.E54]-[M_Acu_NA.E53]" office:value-type="float" office:value="164" calcext:value-type="float">
            <text:p>164</text:p>
          </table:table-cell>
          <table:table-cell table:formula="of:=[M_Acu_NA.F54]-[M_Acu_NA.F53]" office:value-type="float" office:value="18" calcext:value-type="float">
            <text:p>18</text:p>
          </table:table-cell>
          <table:table-cell table:formula="of:=[M_Acu_NA.G54]-[M_Acu_NA.G53]" office:value-type="float" office:value="674" calcext:value-type="float">
            <text:p>674</text:p>
          </table:table-cell>
          <table:table-cell table:formula="of:=[M_Acu_NA.H54]-[M_Acu_NA.H53]" office:value-type="float" office:value="518" calcext:value-type="float">
            <text:p>518</text:p>
          </table:table-cell>
          <table:table-cell table:formula="of:=[M_Acu_NA.I54]-[M_Acu_NA.I53]" office:value-type="float" office:value="115" calcext:value-type="float">
            <text:p>115</text:p>
          </table:table-cell>
          <table:table-cell table:formula="of:=[M_Acu_NA.J54]-[M_Acu_NA.J53]" office:value-type="float" office:value="525" calcext:value-type="float">
            <text:p>525</text:p>
          </table:table-cell>
          <table:table-cell table:formula="of:=[M_Acu_NA.K54]-[M_Acu_NA.K53]" office:value-type="float" office:value="21" calcext:value-type="float">
            <text:p>21</text:p>
          </table:table-cell>
          <table:table-cell table:formula="of:=[M_Acu_NA.L54]-[M_Acu_NA.L53]" office:value-type="float" office:value="5" calcext:value-type="float">
            <text:p>5</text:p>
          </table:table-cell>
          <table:table-cell table:formula="of:=[M_Acu_NA.M54]-[M_Acu_NA.M53]" office:value-type="float" office:value="8" calcext:value-type="float">
            <text:p>8</text:p>
          </table:table-cell>
          <table:table-cell table:formula="of:=[M_Acu_NA.N54]-[M_Acu_NA.N53]" office:value-type="float" office:value="29" calcext:value-type="float">
            <text:p>29</text:p>
          </table:table-cell>
          <table:table-cell table:formula="of:=[M_Acu_NA.O54]-[M_Acu_NA.O53]" office:value-type="float" office:value="441" calcext:value-type="float">
            <text:p>441</text:p>
          </table:table-cell>
          <table:table-cell table:formula="of:=[M_Acu_NA.P54]-[M_Acu_NA.P53]" office:value-type="float" office:value="86" calcext:value-type="float">
            <text:p>86</text:p>
          </table:table-cell>
          <table:table-cell table:formula="of:=[M_Acu_NA.Q54]-[M_Acu_NA.Q53]" office:value-type="float" office:value="57" calcext:value-type="float">
            <text:p>57</text:p>
          </table:table-cell>
        </table:table-row>
        <table:table-row table:style-name="ro1">
          <table:table-cell table:style-name="ce80" table:formula="of:=[M_Acu_NA.A55]" office:value-type="string" office:string-value="L" calcext:value-type="string">
            <text:p>L</text:p>
          </table:table-cell>
          <table:table-cell table:style-name="ce57" table:formula="of:=[M_Acu_NA.B55]" office:value-type="date" office:date-value="2020-04-06" calcext:value-type="date">
            <text:p>06/04</text:p>
          </table:table-cell>
          <table:table-cell table:style-name="ce50" table:formula="of:=[M_Acu_NA.C55]-[M_Acu_NA.C54]" office:value-type="float" office:value="92" calcext:value-type="float">
            <text:p>92</text:p>
          </table:table-cell>
          <table:table-cell table:style-name="ce50" table:formula="of:=[M_Acu_NA.D55]-[M_Acu_NA.D54]" office:value-type="float" office:value="16" calcext:value-type="float">
            <text:p>16</text:p>
          </table:table-cell>
          <table:table-cell table:style-name="ce50" table:formula="of:=[M_Acu_NA.E55]-[M_Acu_NA.E54]" office:value-type="float" office:value="185" calcext:value-type="float">
            <text:p>185</text:p>
          </table:table-cell>
          <table:table-cell table:style-name="ce50" table:formula="of:=[M_Acu_NA.F55]-[M_Acu_NA.F54]" office:value-type="float" office:value="8" calcext:value-type="float">
            <text:p>8</text:p>
          </table:table-cell>
          <table:table-cell table:style-name="ce50" table:formula="of:=[M_Acu_NA.G55]-[M_Acu_NA.G54]" office:value-type="float" office:value="637" calcext:value-type="float">
            <text:p>637</text:p>
          </table:table-cell>
          <table:table-cell table:style-name="ce50" table:formula="of:=[M_Acu_NA.H55]-[M_Acu_NA.H54]" office:value-type="float" office:value="833" calcext:value-type="float">
            <text:p>833</text:p>
          </table:table-cell>
          <table:table-cell table:style-name="ce50" table:formula="of:=[M_Acu_NA.I55]-[M_Acu_NA.I54]" office:value-type="float" office:value="101" calcext:value-type="float">
            <text:p>101</text:p>
          </table:table-cell>
          <table:table-cell table:style-name="ce50" table:formula="of:=[M_Acu_NA.J55]-[M_Acu_NA.J54]" office:value-type="float" office:value="636" calcext:value-type="float">
            <text:p>636</text:p>
          </table:table-cell>
          <table:table-cell table:style-name="ce50" table:formula="of:=[M_Acu_NA.K55]-[M_Acu_NA.K54]" office:value-type="float" office:value="16" calcext:value-type="float">
            <text:p>16</text:p>
          </table:table-cell>
          <table:table-cell table:style-name="ce50" table:formula="of:=[M_Acu_NA.L55]-[M_Acu_NA.L54]" office:value-type="float" office:value="5" calcext:value-type="float">
            <text:p>5</text:p>
          </table:table-cell>
          <table:table-cell table:style-name="ce50" table:formula="of:=[M_Acu_NA.M55]-[M_Acu_NA.M54]" office:value-type="float" office:value="1" calcext:value-type="float">
            <text:p>1</text:p>
          </table:table-cell>
          <table:table-cell table:style-name="ce50" table:formula="of:=[M_Acu_NA.N55]-[M_Acu_NA.N54]" office:value-type="float" office:value="16" calcext:value-type="float">
            <text:p>16</text:p>
          </table:table-cell>
          <table:table-cell table:style-name="ce50" table:formula="of:=[M_Acu_NA.O55]-[M_Acu_NA.O54]" office:value-type="float" office:value="786" calcext:value-type="float">
            <text:p>786</text:p>
          </table:table-cell>
          <table:table-cell table:style-name="ce50" table:formula="of:=[M_Acu_NA.P55]-[M_Acu_NA.P54]" office:value-type="float" office:value="91" calcext:value-type="float">
            <text:p>91</text:p>
          </table:table-cell>
          <table:table-cell table:style-name="ce50" table:formula="of:=[M_Acu_NA.Q55]-[M_Acu_NA.Q54]" office:value-type="float" office:value="48" calcext:value-type="float">
            <text:p>48</text:p>
          </table:table-cell>
        </table:table-row>
        <table:table-row table:style-name="ro1">
          <table:table-cell/>
          <table:table-cell table:formula="of:=[M_Acu_NA.B56]" office:value-type="date" office:date-value="2020-04-07" calcext:value-type="date">
            <text:p>07/04</text:p>
          </table:table-cell>
          <table:table-cell table:formula="of:=[M_Acu_NA.C56]-[M_Acu_NA.C55]" office:value-type="float" office:value="173" calcext:value-type="float">
            <text:p>173</text:p>
          </table:table-cell>
          <table:table-cell table:formula="of:=[M_Acu_NA.D56]-[M_Acu_NA.D55]" office:value-type="float" office:value="23" calcext:value-type="float">
            <text:p>23</text:p>
          </table:table-cell>
          <table:table-cell table:formula="of:=[M_Acu_NA.E56]-[M_Acu_NA.E55]" office:value-type="float" office:value="403" calcext:value-type="float">
            <text:p>403</text:p>
          </table:table-cell>
          <table:table-cell table:formula="of:=[M_Acu_NA.F56]-[M_Acu_NA.F55]" office:value-type="float" office:value="16" calcext:value-type="float">
            <text:p>16</text:p>
          </table:table-cell>
          <table:table-cell table:formula="of:=[M_Acu_NA.G56]-[M_Acu_NA.G55]" office:value-type="float" office:value="743" calcext:value-type="float">
            <text:p>743</text:p>
          </table:table-cell>
          <table:table-cell table:formula="of:=[M_Acu_NA.H56]-[M_Acu_NA.H55]" office:value-type="float" office:value="1417" calcext:value-type="float">
            <text:p>1417</text:p>
          </table:table-cell>
          <table:table-cell table:formula="of:=[M_Acu_NA.I56]-[M_Acu_NA.I55]" office:value-type="float" office:value="234" calcext:value-type="float">
            <text:p>234</text:p>
          </table:table-cell>
          <table:table-cell table:formula="of:=[M_Acu_NA.J56]-[M_Acu_NA.J55]" office:value-type="float" office:value="604" calcext:value-type="float">
            <text:p>604</text:p>
          </table:table-cell>
          <table:table-cell table:formula="of:=[M_Acu_NA.K56]-[M_Acu_NA.K55]" office:value-type="float" office:value="36" calcext:value-type="float">
            <text:p>36</text:p>
          </table:table-cell>
          <table:table-cell table:formula="of:=[M_Acu_NA.L56]-[M_Acu_NA.L55]" office:value-type="float" office:value="3" calcext:value-type="float">
            <text:p>3</text:p>
          </table:table-cell>
          <table:table-cell table:formula="of:=[M_Acu_NA.M56]-[M_Acu_NA.M55]" office:value-type="float" office:value="10" calcext:value-type="float">
            <text:p>10</text:p>
          </table:table-cell>
          <table:table-cell table:formula="of:=[M_Acu_NA.N56]-[M_Acu_NA.N55]" office:value-type="float" office:value="34" calcext:value-type="float">
            <text:p>34</text:p>
          </table:table-cell>
          <table:table-cell table:formula="of:=[M_Acu_NA.O56]-[M_Acu_NA.O55]" office:value-type="float" office:value="938" calcext:value-type="float">
            <text:p>938</text:p>
          </table:table-cell>
          <table:table-cell table:formula="of:=[M_Acu_NA.P56]-[M_Acu_NA.P55]" office:value-type="float" office:value="83" calcext:value-type="float">
            <text:p>83</text:p>
          </table:table-cell>
          <table:table-cell table:formula="of:=[M_Acu_NA.Q56]-[M_Acu_NA.Q55]" office:value-type="float" office:value="56" calcext:value-type="float">
            <text:p>56</text:p>
          </table:table-cell>
        </table:table-row>
        <table:table-row table:style-name="ro1">
          <table:table-cell/>
          <table:table-cell table:formula="of:=[M_Acu_NA.B57]" office:value-type="date" office:date-value="2020-04-08" calcext:value-type="date">
            <text:p>08/04</text:p>
          </table:table-cell>
          <table:table-cell table:formula="of:=[M_Acu_NA.C57]-[M_Acu_NA.C56]" office:value-type="float" office:value="254" calcext:value-type="float">
            <text:p>254</text:p>
          </table:table-cell>
          <table:table-cell table:formula="of:=[M_Acu_NA.D57]-[M_Acu_NA.D56]" office:value-type="float" office:value="30" calcext:value-type="float">
            <text:p>30</text:p>
          </table:table-cell>
          <table:table-cell table:formula="of:=[M_Acu_NA.E57]-[M_Acu_NA.E56]" office:value-type="float" office:value="205" calcext:value-type="float">
            <text:p>205</text:p>
          </table:table-cell>
          <table:table-cell table:formula="of:=[M_Acu_NA.F57]-[M_Acu_NA.F56]" office:value-type="float" office:value="15" calcext:value-type="float">
            <text:p>15</text:p>
          </table:table-cell>
          <table:table-cell table:formula="of:=[M_Acu_NA.G57]-[M_Acu_NA.G56]" office:value-type="float" office:value="757" calcext:value-type="float">
            <text:p>757</text:p>
          </table:table-cell>
          <table:table-cell table:formula="of:=[M_Acu_NA.H57]-[M_Acu_NA.H56]" office:value-type="float" office:value="541" calcext:value-type="float">
            <text:p>541</text:p>
          </table:table-cell>
          <table:table-cell table:formula="of:=[M_Acu_NA.I57]-[M_Acu_NA.I56]" office:value-type="float" office:value="147" calcext:value-type="float">
            <text:p>147</text:p>
          </table:table-cell>
          <table:table-cell table:formula="of:=[M_Acu_NA.J57]-[M_Acu_NA.J56]" office:value-type="float" office:value="542" calcext:value-type="float">
            <text:p>542</text:p>
          </table:table-cell>
          <table:table-cell table:formula="of:=[M_Acu_NA.K57]-[M_Acu_NA.K56]" office:value-type="float" office:value="25" calcext:value-type="float">
            <text:p>25</text:p>
          </table:table-cell>
          <table:table-cell table:formula="of:=[M_Acu_NA.L57]-[M_Acu_NA.L56]" office:value-type="float" office:value="2" calcext:value-type="float">
            <text:p>2</text:p>
          </table:table-cell>
          <table:table-cell table:formula="of:=[M_Acu_NA.M57]-[M_Acu_NA.M56]" office:value-type="float" office:value="11" calcext:value-type="float">
            <text:p>11</text:p>
          </table:table-cell>
          <table:table-cell table:formula="of:=[M_Acu_NA.N57]-[M_Acu_NA.N56]" office:value-type="float" office:value="35" calcext:value-type="float">
            <text:p>35</text:p>
          </table:table-cell>
          <table:table-cell table:formula="of:=[M_Acu_NA.O57]-[M_Acu_NA.O56]" office:value-type="float" office:value="881" calcext:value-type="float">
            <text:p>881</text:p>
          </table:table-cell>
          <table:table-cell table:formula="of:=[M_Acu_NA.P57]-[M_Acu_NA.P56]" office:value-type="float" office:value="111" calcext:value-type="float">
            <text:p>111</text:p>
          </table:table-cell>
          <table:table-cell table:formula="of:=[M_Acu_NA.Q57]-[M_Acu_NA.Q56]" office:value-type="float" office:value="66" calcext:value-type="float">
            <text:p>66</text:p>
          </table:table-cell>
        </table:table-row>
        <table:table-row table:style-name="ro1">
          <table:table-cell/>
          <table:table-cell table:formula="of:=[M_Acu_NA.B58]" office:value-type="date" office:date-value="2020-04-09" calcext:value-type="date">
            <text:p>09/04</text:p>
          </table:table-cell>
          <table:table-cell table:formula="of:=[M_Acu_NA.C58]-[M_Acu_NA.C57]" office:value-type="float" office:value="246" calcext:value-type="float">
            <text:p>246</text:p>
          </table:table-cell>
          <table:table-cell table:formula="of:=[M_Acu_NA.D58]-[M_Acu_NA.D57]" office:value-type="float" office:value="22" calcext:value-type="float">
            <text:p>22</text:p>
          </table:table-cell>
          <table:table-cell table:formula="of:=[M_Acu_NA.E58]-[M_Acu_NA.E57]" office:value-type="float" office:value="283" calcext:value-type="float">
            <text:p>283</text:p>
          </table:table-cell>
          <table:table-cell table:formula="of:=[M_Acu_NA.F58]-[M_Acu_NA.F57]" office:value-type="float" office:value="19" calcext:value-type="float">
            <text:p>19</text:p>
          </table:table-cell>
          <table:table-cell table:formula="of:=[M_Acu_NA.G58]-[M_Acu_NA.G57]" office:value-type="float" office:value="683" calcext:value-type="float">
            <text:p>683</text:p>
          </table:table-cell>
          <table:table-cell table:formula="of:=[M_Acu_NA.H58]-[M_Acu_NA.H57]" office:value-type="float" office:value="1341" calcext:value-type="float">
            <text:p>1341</text:p>
          </table:table-cell>
          <table:table-cell table:formula="of:=[M_Acu_NA.I58]-[M_Acu_NA.I57]" office:value-type="float" office:value="148" calcext:value-type="float">
            <text:p>148</text:p>
          </table:table-cell>
          <table:table-cell table:formula="of:=[M_Acu_NA.J58]-[M_Acu_NA.J57]" office:value-type="float" office:value="610" calcext:value-type="float">
            <text:p>610</text:p>
          </table:table-cell>
          <table:table-cell table:formula="of:=[M_Acu_NA.K58]-[M_Acu_NA.K57]" office:value-type="float" office:value="28" calcext:value-type="float">
            <text:p>28</text:p>
          </table:table-cell>
          <table:table-cell table:formula="of:=[M_Acu_NA.L58]-[M_Acu_NA.L57]" office:value-type="float" office:value="6" calcext:value-type="float">
            <text:p>6</text:p>
          </table:table-cell>
          <table:table-cell table:formula="of:=[M_Acu_NA.M58]-[M_Acu_NA.M57]" office:value-type="float" office:value="8" calcext:value-type="float">
            <text:p>8</text:p>
          </table:table-cell>
          <table:table-cell table:formula="of:=[M_Acu_NA.N58]-[M_Acu_NA.N57]" office:value-type="float" office:value="29" calcext:value-type="float">
            <text:p>29</text:p>
          </table:table-cell>
          <table:table-cell table:formula="of:=[M_Acu_NA.O58]-[M_Acu_NA.O57]" office:value-type="float" office:value="980" calcext:value-type="float">
            <text:p>980</text:p>
          </table:table-cell>
          <table:table-cell table:formula="of:=[M_Acu_NA.P58]-[M_Acu_NA.P57]" office:value-type="float" office:value="85" calcext:value-type="float">
            <text:p>85</text:p>
          </table:table-cell>
          <table:table-cell table:formula="of:=[M_Acu_NA.Q58]-[M_Acu_NA.Q57]" office:value-type="float" office:value="54" calcext:value-type="float">
            <text:p>54</text:p>
          </table:table-cell>
        </table:table-row>
        <table:table-row table:style-name="ro1">
          <table:table-cell/>
          <table:table-cell table:formula="of:=[M_Acu_NA.B59]" office:value-type="date" office:date-value="2020-04-10" calcext:value-type="date">
            <text:p>10/04</text:p>
          </table:table-cell>
          <table:table-cell table:formula="of:=[M_Acu_NA.C59]-[M_Acu_NA.C58]" office:value-type="float" office:value="266" calcext:value-type="float">
            <text:p>266</text:p>
          </table:table-cell>
          <table:table-cell table:formula="of:=[M_Acu_NA.D59]-[M_Acu_NA.D58]" office:value-type="float" office:value="24" calcext:value-type="float">
            <text:p>24</text:p>
          </table:table-cell>
          <table:table-cell table:formula="of:=[M_Acu_NA.E59]-[M_Acu_NA.E58]" office:value-type="float" office:value="496" calcext:value-type="float">
            <text:p>496</text:p>
          </table:table-cell>
          <table:table-cell table:formula="of:=[M_Acu_NA.F59]-[M_Acu_NA.F58]" office:value-type="float" office:value="10" calcext:value-type="float">
            <text:p>10</text:p>
          </table:table-cell>
          <table:table-cell table:formula="of:=[M_Acu_NA.G59]-[M_Acu_NA.G58]" office:value-type="float" office:value="605" calcext:value-type="float">
            <text:p>605</text:p>
          </table:table-cell>
          <table:table-cell table:formula="of:=[M_Acu_NA.H59]-[M_Acu_NA.H58]" office:value-type="float" office:value="987" calcext:value-type="float">
            <text:p>987</text:p>
          </table:table-cell>
          <table:table-cell table:formula="of:=[M_Acu_NA.I59]-[M_Acu_NA.I58]" office:value-type="float" office:value="115" calcext:value-type="float">
            <text:p>115</text:p>
          </table:table-cell>
          <table:table-cell table:formula="of:=[M_Acu_NA.J59]-[M_Acu_NA.J58]" office:value-type="float" office:value="570" calcext:value-type="float">
            <text:p>570</text:p>
          </table:table-cell>
          <table:table-cell table:formula="of:=[M_Acu_NA.K59]-[M_Acu_NA.K58]" office:value-type="float" office:value="25" calcext:value-type="float">
            <text:p>25</text:p>
          </table:table-cell>
          <table:table-cell table:formula="of:=[M_Acu_NA.L59]-[M_Acu_NA.L58]" office:value-type="float" office:value="2" calcext:value-type="float">
            <text:p>2</text:p>
          </table:table-cell>
          <table:table-cell table:formula="of:=[M_Acu_NA.M59]-[M_Acu_NA.M58]" office:value-type="float" office:value="4" calcext:value-type="float">
            <text:p>4</text:p>
          </table:table-cell>
          <table:table-cell table:formula="of:=[M_Acu_NA.N59]-[M_Acu_NA.N58]" office:value-type="float" office:value="26" calcext:value-type="float">
            <text:p>26</text:p>
          </table:table-cell>
          <table:table-cell table:formula="of:=[M_Acu_NA.O59]-[M_Acu_NA.O58]" office:value-type="float" office:value="917" calcext:value-type="float">
            <text:p>917</text:p>
          </table:table-cell>
          <table:table-cell table:formula="of:=[M_Acu_NA.P59]-[M_Acu_NA.P58]" office:value-type="float" office:value="89" calcext:value-type="float">
            <text:p>89</text:p>
          </table:table-cell>
          <table:table-cell table:formula="of:=[M_Acu_NA.Q59]-[M_Acu_NA.Q58]" office:value-type="float" office:value="53" calcext:value-type="float">
            <text:p>53</text:p>
          </table:table-cell>
        </table:table-row>
        <table:table-row table:style-name="ro1">
          <table:table-cell/>
          <table:table-cell table:formula="of:=[M_Acu_NA.B60]" office:value-type="date" office:date-value="2020-04-11" calcext:value-type="date">
            <text:p>11/04</text:p>
          </table:table-cell>
          <table:table-cell table:formula="of:=[M_Acu_NA.C60]-[M_Acu_NA.C59]" office:value-type="float" office:value="171" calcext:value-type="float">
            <text:p>171</text:p>
          </table:table-cell>
          <table:table-cell table:formula="of:=[M_Acu_NA.D60]-[M_Acu_NA.D59]" office:value-type="float" office:value="18" calcext:value-type="float">
            <text:p>18</text:p>
          </table:table-cell>
          <table:table-cell table:formula="of:=[M_Acu_NA.E60]-[M_Acu_NA.E59]" office:value-type="float" office:value="327" calcext:value-type="float">
            <text:p>327</text:p>
          </table:table-cell>
          <table:table-cell table:formula="of:=[M_Acu_NA.F60]-[M_Acu_NA.F59]" office:value-type="float" office:value="13" calcext:value-type="float">
            <text:p>13</text:p>
          </table:table-cell>
          <table:table-cell table:formula="of:=[M_Acu_NA.G60]-[M_Acu_NA.G59]" office:value-type="float" office:value="510" calcext:value-type="float">
            <text:p>510</text:p>
          </table:table-cell>
          <table:table-cell table:formula="of:=[M_Acu_NA.H60]-[M_Acu_NA.H59]" office:value-type="float" office:value="635" calcext:value-type="float">
            <text:p>635</text:p>
          </table:table-cell>
          <table:table-cell table:formula="of:=[M_Acu_NA.I60]-[M_Acu_NA.I59]" office:value-type="float" office:value="132" calcext:value-type="float">
            <text:p>132</text:p>
          </table:table-cell>
          <table:table-cell table:formula="of:=[M_Acu_NA.J60]-[M_Acu_NA.J59]" office:value-type="float" office:value="619" calcext:value-type="float">
            <text:p>619</text:p>
          </table:table-cell>
          <table:table-cell table:formula="of:=[M_Acu_NA.K60]-[M_Acu_NA.K59]" office:value-type="float" office:value="32" calcext:value-type="float">
            <text:p>32</text:p>
          </table:table-cell>
          <table:table-cell table:formula="of:=[M_Acu_NA.L60]-[M_Acu_NA.L59]" office:value-type="float" office:value="8" calcext:value-type="float">
            <text:p>8</text:p>
          </table:table-cell>
          <table:table-cell table:formula="of:=[M_Acu_NA.M60]-[M_Acu_NA.M59]" office:value-type="float" office:value="6" calcext:value-type="float">
            <text:p>6</text:p>
          </table:table-cell>
          <table:table-cell table:formula="of:=[M_Acu_NA.N60]-[M_Acu_NA.N59]" office:value-type="float" office:value="35" calcext:value-type="float">
            <text:p>35</text:p>
          </table:table-cell>
          <table:table-cell table:formula="of:=[M_Acu_NA.O60]-[M_Acu_NA.O59]" office:value-type="float" office:value="737" calcext:value-type="float">
            <text:p>737</text:p>
          </table:table-cell>
          <table:table-cell table:formula="of:=[M_Acu_NA.P60]-[M_Acu_NA.P59]" office:value-type="float" office:value="99" calcext:value-type="float">
            <text:p>99</text:p>
          </table:table-cell>
          <table:table-cell table:formula="of:=[M_Acu_NA.Q60]-[M_Acu_NA.Q59]" office:value-type="float" office:value="54" calcext:value-type="float">
            <text:p>54</text:p>
          </table:table-cell>
        </table:table-row>
        <table:table-row table:style-name="ro1">
          <table:table-cell table:style-name="ce83"/>
          <table:table-cell table:style-name="ce59" table:formula="of:=[M_Acu_NA.B61]" office:value-type="date" office:date-value="2020-04-12" calcext:value-type="date">
            <text:p>12/04</text:p>
          </table:table-cell>
          <table:table-cell table:style-name="ce51" table:formula="of:=[M_Acu_NA.C61]-[M_Acu_NA.C60]" office:value-type="float" office:value="129" calcext:value-type="float">
            <text:p>129</text:p>
          </table:table-cell>
          <table:table-cell table:style-name="ce51" table:formula="of:=[M_Acu_NA.D61]-[M_Acu_NA.D60]" office:value-type="float" office:value="13" calcext:value-type="float">
            <text:p>13</text:p>
          </table:table-cell>
          <table:table-cell table:style-name="ce51" table:formula="of:=[M_Acu_NA.E61]-[M_Acu_NA.E60]" office:value-type="float" office:value="254" calcext:value-type="float">
            <text:p>254</text:p>
          </table:table-cell>
          <table:table-cell table:style-name="ce51" table:formula="of:=[M_Acu_NA.F61]-[M_Acu_NA.F60]" office:value-type="float" office:value="13" calcext:value-type="float">
            <text:p>13</text:p>
          </table:table-cell>
          <table:table-cell table:style-name="ce51" table:formula="of:=[M_Acu_NA.G61]-[M_Acu_NA.G60]" office:value-type="float" office:value="619" calcext:value-type="float">
            <text:p>619</text:p>
          </table:table-cell>
          <table:table-cell table:style-name="ce51" table:formula="of:=[M_Acu_NA.H61]-[M_Acu_NA.H60]" office:value-type="float" office:value="561" calcext:value-type="float">
            <text:p>561</text:p>
          </table:table-cell>
          <table:table-cell table:style-name="ce51" table:formula="of:=[M_Acu_NA.I61]-[M_Acu_NA.I60]" office:value-type="float" office:value="94" calcext:value-type="float">
            <text:p>94</text:p>
          </table:table-cell>
          <table:table-cell table:style-name="ce51" table:formula="of:=[M_Acu_NA.J61]-[M_Acu_NA.J60]" office:value-type="float" office:value="431" calcext:value-type="float">
            <text:p>431</text:p>
          </table:table-cell>
          <table:table-cell table:style-name="ce51" table:formula="of:=[M_Acu_NA.K61]-[M_Acu_NA.K60]" office:value-type="float" office:value="14" calcext:value-type="float">
            <text:p>14</text:p>
          </table:table-cell>
          <table:table-cell table:style-name="ce51" table:formula="of:=[M_Acu_NA.L61]-[M_Acu_NA.L60]" office:value-type="float" office:value="4" calcext:value-type="float">
            <text:p>4</text:p>
          </table:table-cell>
          <table:table-cell table:style-name="ce51" table:formula="of:=[M_Acu_NA.M61]-[M_Acu_NA.M60]" office:value-type="float" office:value="5" calcext:value-type="float">
            <text:p>5</text:p>
          </table:table-cell>
          <table:table-cell table:style-name="ce51" table:formula="of:=[M_Acu_NA.N61]-[M_Acu_NA.N60]" office:value-type="float" office:value="34" calcext:value-type="float">
            <text:p>34</text:p>
          </table:table-cell>
          <table:table-cell table:style-name="ce51" table:formula="of:=[M_Acu_NA.O61]-[M_Acu_NA.O60]" office:value-type="float" office:value="717" calcext:value-type="float">
            <text:p>717</text:p>
          </table:table-cell>
          <table:table-cell table:style-name="ce51" table:formula="of:=[M_Acu_NA.P61]-[M_Acu_NA.P60]" office:value-type="float" office:value="97" calcext:value-type="float">
            <text:p>97</text:p>
          </table:table-cell>
          <table:table-cell table:formula="of:=[M_Acu_NA.Q61]-[M_Acu_NA.Q60]" office:value-type="float" office:value="47" calcext:value-type="float">
            <text:p>47</text:p>
          </table:table-cell>
        </table:table-row>
        <table:table-row table:style-name="ro1">
          <table:table-cell table:style-name="ce86" table:formula="of:=[M_Acu_NA.A62]" office:value-type="string" office:string-value="L" calcext:value-type="string">
            <text:p>L</text:p>
          </table:table-cell>
          <table:table-cell table:style-name="ce57" table:formula="of:=[M_Acu_NA.B62]" office:value-type="date" office:date-value="2020-04-13" calcext:value-type="date">
            <text:p>13/04</text:p>
          </table:table-cell>
          <table:table-cell table:style-name="ce50" table:formula="of:=[M_Acu_NA.C62]-[M_Acu_NA.C61]" office:value-type="float" office:value="126" calcext:value-type="float">
            <text:p>126</text:p>
          </table:table-cell>
          <table:table-cell table:style-name="ce50" table:formula="of:=[M_Acu_NA.D62]-[M_Acu_NA.D61]" office:value-type="float" office:value="18" calcext:value-type="float">
            <text:p>18</text:p>
          </table:table-cell>
          <table:table-cell table:style-name="ce50" table:formula="of:=[M_Acu_NA.E62]-[M_Acu_NA.E61]" office:value-type="float" office:value="303" calcext:value-type="float">
            <text:p>303</text:p>
          </table:table-cell>
          <table:table-cell table:style-name="ce50" table:formula="of:=[M_Acu_NA.F62]-[M_Acu_NA.F61]" office:value-type="float" office:value="12" calcext:value-type="float">
            <text:p>12</text:p>
          </table:table-cell>
          <table:table-cell table:style-name="ce50" table:formula="of:=[M_Acu_NA.G62]-[M_Acu_NA.G61]" office:value-type="float" office:value="517" calcext:value-type="float">
            <text:p>517</text:p>
          </table:table-cell>
          <table:table-cell table:style-name="ce50" table:formula="of:=[M_Acu_NA.H62]-[M_Acu_NA.H61]" office:value-type="float" office:value="574" calcext:value-type="float">
            <text:p>574</text:p>
          </table:table-cell>
          <table:table-cell table:style-name="ce50" table:formula="of:=[M_Acu_NA.I62]-[M_Acu_NA.I61]" office:value-type="float" office:value="86" calcext:value-type="float">
            <text:p>86</text:p>
          </table:table-cell>
          <table:table-cell table:style-name="ce50" table:formula="of:=[M_Acu_NA.J62]-[M_Acu_NA.J61]" office:value-type="float" office:value="566" calcext:value-type="float">
            <text:p>566</text:p>
          </table:table-cell>
          <table:table-cell table:style-name="ce50" table:formula="of:=[M_Acu_NA.K62]-[M_Acu_NA.K61]" office:value-type="float" office:value="31" calcext:value-type="float">
            <text:p>31</text:p>
          </table:table-cell>
          <table:table-cell table:style-name="ce50" table:formula="of:=[M_Acu_NA.L62]-[M_Acu_NA.L61]" office:value-type="float" office:value="1" calcext:value-type="float">
            <text:p>1</text:p>
          </table:table-cell>
          <table:table-cell table:style-name="ce50" table:formula="of:=[M_Acu_NA.M62]-[M_Acu_NA.M61]" office:value-type="float" office:value="11" calcext:value-type="float">
            <text:p>11</text:p>
          </table:table-cell>
          <table:table-cell table:style-name="ce50" table:formula="of:=[M_Acu_NA.N62]-[M_Acu_NA.N61]" office:value-type="float" office:value="31" calcext:value-type="float">
            <text:p>31</text:p>
          </table:table-cell>
          <table:table-cell table:style-name="ce50" table:formula="of:=[M_Acu_NA.O62]-[M_Acu_NA.O61]" office:value-type="float" office:value="778" calcext:value-type="float">
            <text:p>778</text:p>
          </table:table-cell>
          <table:table-cell table:style-name="ce50" table:formula="of:=[M_Acu_NA.P62]-[M_Acu_NA.P61]" office:value-type="float" office:value="84" calcext:value-type="float">
            <text:p>84</text:p>
          </table:table-cell>
          <table:table-cell table:style-name="ce50" table:formula="of:=[M_Acu_NA.Q62]-[M_Acu_NA.Q61]" office:value-type="float" office:value="35" calcext:value-type="float">
            <text:p>35</text:p>
          </table:table-cell>
        </table:table-row>
        <table:table-row table:style-name="ro1">
          <table:table-cell/>
          <table:table-cell table:formula="of:=[M_Acu_NA.B63]" office:value-type="date" office:date-value="2020-04-14" calcext:value-type="date">
            <text:p>14/04</text:p>
          </table:table-cell>
          <table:table-cell table:formula="of:=[M_Acu_NA.C63]-[M_Acu_NA.C62]" office:value-type="float" office:value="170" calcext:value-type="float">
            <text:p>170</text:p>
          </table:table-cell>
          <table:table-cell table:formula="of:=[M_Acu_NA.D63]-[M_Acu_NA.D62]" office:value-type="float" office:value="16" calcext:value-type="float">
            <text:p>16</text:p>
          </table:table-cell>
          <table:table-cell table:formula="of:=[M_Acu_NA.E63]-[M_Acu_NA.E62]" office:value-type="float" office:value="254" calcext:value-type="float">
            <text:p>254</text:p>
          </table:table-cell>
          <table:table-cell table:formula="of:=[M_Acu_NA.F63]-[M_Acu_NA.F62]" office:value-type="float" office:value="14" calcext:value-type="float">
            <text:p>14</text:p>
          </table:table-cell>
          <table:table-cell table:formula="of:=[M_Acu_NA.G63]-[M_Acu_NA.G62]" office:value-type="float" office:value="567" calcext:value-type="float">
            <text:p>567</text:p>
          </table:table-cell>
          <table:table-cell table:formula="of:=[M_Acu_NA.H63]-[M_Acu_NA.H62]" office:value-type="float" office:value="762" calcext:value-type="float">
            <text:p>762</text:p>
          </table:table-cell>
          <table:table-cell table:formula="of:=[M_Acu_NA.I63]-[M_Acu_NA.I62]" office:value-type="float" office:value="122" calcext:value-type="float">
            <text:p>122</text:p>
          </table:table-cell>
          <table:table-cell table:formula="of:=[M_Acu_NA.J63]-[M_Acu_NA.J62]" office:value-type="float" office:value="602" calcext:value-type="float">
            <text:p>602</text:p>
          </table:table-cell>
          <table:table-cell table:formula="of:=[M_Acu_NA.K63]-[M_Acu_NA.K62]" office:value-type="float" office:value="41" calcext:value-type="float">
            <text:p>41</text:p>
          </table:table-cell>
          <table:table-cell table:formula="of:=[M_Acu_NA.L63]-[M_Acu_NA.L62]" office:value-type="float" office:value="0" calcext:value-type="float">
            <text:p>0</text:p>
          </table:table-cell>
          <table:table-cell table:formula="of:=[M_Acu_NA.M63]-[M_Acu_NA.M62]" office:value-type="float" office:value="13" calcext:value-type="float">
            <text:p>13</text:p>
          </table:table-cell>
          <table:table-cell table:formula="of:=[M_Acu_NA.N63]-[M_Acu_NA.N62]" office:value-type="float" office:value="32" calcext:value-type="float">
            <text:p>32</text:p>
          </table:table-cell>
          <table:table-cell table:formula="of:=[M_Acu_NA.O63]-[M_Acu_NA.O62]" office:value-type="float" office:value="761" calcext:value-type="float">
            <text:p>761</text:p>
          </table:table-cell>
          <table:table-cell table:formula="of:=[M_Acu_NA.P63]-[M_Acu_NA.P62]" office:value-type="float" office:value="90" calcext:value-type="float">
            <text:p>90</text:p>
          </table:table-cell>
          <table:table-cell table:formula="of:=[M_Acu_NA.Q63]-[M_Acu_NA.Q62]" office:value-type="float" office:value="36" calcext:value-type="float">
            <text:p>36</text:p>
          </table:table-cell>
        </table:table-row>
        <table:table-row table:style-name="ro1">
          <table:table-cell/>
          <table:table-cell table:formula="of:=[M_Acu_NA.B64]" office:value-type="date" office:date-value="2020-04-15" calcext:value-type="date">
            <text:p>15/04</text:p>
          </table:table-cell>
          <table:table-cell table:formula="of:=[M_Acu_NA.C64]-[M_Acu_NA.C63]" office:value-type="float" office:value="285" calcext:value-type="float">
            <text:p>285</text:p>
          </table:table-cell>
          <table:table-cell table:formula="of:=[M_Acu_NA.D64]-[M_Acu_NA.D63]" office:value-type="float" office:value="9" calcext:value-type="float">
            <text:p>9</text:p>
          </table:table-cell>
          <table:table-cell table:formula="of:=[M_Acu_NA.E64]-[M_Acu_NA.E63]" office:value-type="float" office:value="283" calcext:value-type="float">
            <text:p>283</text:p>
          </table:table-cell>
          <table:table-cell table:formula="of:=[M_Acu_NA.F64]-[M_Acu_NA.F63]" office:value-type="float" office:value="10" calcext:value-type="float">
            <text:p>10</text:p>
          </table:table-cell>
          <table:table-cell table:formula="of:=[M_Acu_NA.G64]-[M_Acu_NA.G63]" office:value-type="float" office:value="523" calcext:value-type="float">
            <text:p>523</text:p>
          </table:table-cell>
          <table:table-cell table:formula="of:=[M_Acu_NA.H64]-[M_Acu_NA.H63]" office:value-type="float" office:value="1438" calcext:value-type="float">
            <text:p>1438</text:p>
          </table:table-cell>
          <table:table-cell table:formula="of:=[M_Acu_NA.I64]-[M_Acu_NA.I63]" office:value-type="float" office:value="189" calcext:value-type="float">
            <text:p>189</text:p>
          </table:table-cell>
          <table:table-cell table:formula="of:=[M_Acu_NA.J64]-[M_Acu_NA.J63]" office:value-type="float" office:value="578" calcext:value-type="float">
            <text:p>578</text:p>
          </table:table-cell>
          <table:table-cell table:formula="of:=[M_Acu_NA.K64]-[M_Acu_NA.K63]" office:value-type="float" office:value="38" calcext:value-type="float">
            <text:p>38</text:p>
          </table:table-cell>
          <table:table-cell table:formula="of:=[M_Acu_NA.L64]-[M_Acu_NA.L63]" office:value-type="float" office:value="1" calcext:value-type="float">
            <text:p>1</text:p>
          </table:table-cell>
          <table:table-cell table:formula="of:=[M_Acu_NA.M64]-[M_Acu_NA.M63]" office:value-type="float" office:value="3" calcext:value-type="float">
            <text:p>3</text:p>
          </table:table-cell>
          <table:table-cell table:formula="of:=[M_Acu_NA.N64]-[M_Acu_NA.N63]" office:value-type="float" office:value="32" calcext:value-type="float">
            <text:p>32</text:p>
          </table:table-cell>
          <table:table-cell table:formula="of:=[M_Acu_NA.O64]-[M_Acu_NA.O63]" office:value-type="float" office:value="861" calcext:value-type="float">
            <text:p>861</text:p>
          </table:table-cell>
          <table:table-cell table:formula="of:=[M_Acu_NA.P64]-[M_Acu_NA.P63]" office:value-type="float" office:value="109" calcext:value-type="float">
            <text:p>109</text:p>
          </table:table-cell>
          <table:table-cell table:formula="of:=[M_Acu_NA.Q64]-[M_Acu_NA.Q63]" office:value-type="float" office:value="64" calcext:value-type="float">
            <text:p>64</text:p>
          </table:table-cell>
        </table:table-row>
        <table:table-row table:style-name="ro1">
          <table:table-cell/>
          <table:table-cell table:formula="of:=[M_Acu_NA.B65]" office:value-type="date" office:date-value="2020-04-16" calcext:value-type="date">
            <text:p>16/04</text:p>
          </table:table-cell>
          <table:table-cell table:formula="of:=[M_Acu_NA.C65]-[M_Acu_NA.C64]" office:value-type="float" office:value="315" calcext:value-type="float">
            <text:p>315</text:p>
          </table:table-cell>
          <table:table-cell table:formula="of:=[M_Acu_NA.D65]-[M_Acu_NA.D64]" office:value-type="float" office:value="17" calcext:value-type="float">
            <text:p>17</text:p>
          </table:table-cell>
          <table:table-cell table:formula="of:=[M_Acu_NA.E65]-[M_Acu_NA.E64]" office:value-type="float" office:value="417" calcext:value-type="float">
            <text:p>417</text:p>
          </table:table-cell>
          <table:table-cell table:formula="of:=[M_Acu_NA.F65]-[M_Acu_NA.F64]" office:value-type="float" office:value="12" calcext:value-type="float">
            <text:p>12</text:p>
          </table:table-cell>
          <table:table-cell table:formula="of:=[M_Acu_NA.G65]-[M_Acu_NA.G64]" office:value-type="float" office:value="551" calcext:value-type="float">
            <text:p>551</text:p>
          </table:table-cell>
          <table:table-cell table:formula="of:=[M_Acu_NA.H65]-[M_Acu_NA.H64]" office:value-type="float" office:value="753" calcext:value-type="float">
            <text:p>753</text:p>
          </table:table-cell>
          <table:table-cell table:formula="of:=[M_Acu_NA.I65]-[M_Acu_NA.I64]" office:value-type="float" office:value="181" calcext:value-type="float">
            <text:p>181</text:p>
          </table:table-cell>
          <table:table-cell table:formula="of:=[M_Acu_NA.J65]-[M_Acu_NA.J64]" office:value-type="float" office:value="525" calcext:value-type="float">
            <text:p>525</text:p>
          </table:table-cell>
          <table:table-cell table:formula="of:=[M_Acu_NA.K65]-[M_Acu_NA.K64]" office:value-type="float" office:value="42" calcext:value-type="float">
            <text:p>42</text:p>
          </table:table-cell>
          <table:table-cell table:formula="of:=[M_Acu_NA.L65]-[M_Acu_NA.L64]" office:value-type="float" office:value="0" calcext:value-type="float">
            <text:p>0</text:p>
          </table:table-cell>
          <table:table-cell table:formula="of:=[M_Acu_NA.M65]-[M_Acu_NA.M64]" office:value-type="float" office:value="6" calcext:value-type="float">
            <text:p>6</text:p>
          </table:table-cell>
          <table:table-cell table:formula="of:=[M_Acu_NA.N65]-[M_Acu_NA.N64]" office:value-type="float" office:value="30" calcext:value-type="float">
            <text:p>30</text:p>
          </table:table-cell>
          <table:table-cell table:formula="of:=[M_Acu_NA.O65]-[M_Acu_NA.O64]" office:value-type="float" office:value="847" calcext:value-type="float">
            <text:p>847</text:p>
          </table:table-cell>
          <table:table-cell table:formula="of:=[M_Acu_NA.P65]-[M_Acu_NA.P64]" office:value-type="float" office:value="108" calcext:value-type="float">
            <text:p>108</text:p>
          </table:table-cell>
          <table:table-cell table:formula="of:=[M_Acu_NA.Q65]-[M_Acu_NA.Q64]" office:value-type="float" office:value="43" calcext:value-type="float">
            <text:p>43</text:p>
          </table:table-cell>
        </table:table-row>
        <table:table-row table:style-name="ro1">
          <table:table-cell/>
          <table:table-cell table:formula="of:=[M_Acu_NA.B66]" office:value-type="date" office:date-value="2020-04-17" calcext:value-type="date">
            <text:p>17/04</text:p>
          </table:table-cell>
          <table:table-cell table:formula="of:=[M_Acu_NA.C66]-[M_Acu_NA.C65]" office:value-type="float" office:value="299" calcext:value-type="float">
            <text:p>299</text:p>
          </table:table-cell>
          <table:table-cell table:formula="of:=[M_Acu_NA.D66]-[M_Acu_NA.D65]" office:value-type="float" office:value="21" calcext:value-type="float">
            <text:p>21</text:p>
          </table:table-cell>
          <table:table-cell table:formula="of:=[M_Acu_NA.E66]-[M_Acu_NA.E65]" office:value-type="float" office:value="306" calcext:value-type="float">
            <text:p>306</text:p>
          </table:table-cell>
          <table:table-cell table:formula="of:=[M_Acu_NA.F66]-[M_Acu_NA.F65]" office:value-type="float" office:value="15" calcext:value-type="float">
            <text:p>15</text:p>
          </table:table-cell>
          <table:table-cell table:formula="of:=[M_Acu_NA.G66]-[M_Acu_NA.G65]" office:value-type="float" office:value="585" calcext:value-type="float">
            <text:p>585</text:p>
          </table:table-cell>
          <table:table-cell table:formula="of:=[M_Acu_NA.H66]-[M_Acu_NA.H65]" office:value-type="float" office:value="761" calcext:value-type="float">
            <text:p>761</text:p>
          </table:table-cell>
          <table:table-cell table:formula="of:=[M_Acu_NA.I66]-[M_Acu_NA.I65]" office:value-type="float" office:value="144" calcext:value-type="float">
            <text:p>144</text:p>
          </table:table-cell>
          <table:table-cell table:formula="of:=[M_Acu_NA.J66]-[M_Acu_NA.J65]" office:value-type="float" office:value="575" calcext:value-type="float">
            <text:p>575</text:p>
          </table:table-cell>
          <table:table-cell table:formula="of:=[M_Acu_NA.K66]-[M_Acu_NA.K65]" office:value-type="float" office:value="44" calcext:value-type="float">
            <text:p>44</text:p>
          </table:table-cell>
          <table:table-cell table:formula="of:=[M_Acu_NA.L66]-[M_Acu_NA.L65]" office:value-type="float" office:value="4" calcext:value-type="float">
            <text:p>4</text:p>
          </table:table-cell>
          <table:table-cell table:formula="of:=[M_Acu_NA.M66]-[M_Acu_NA.M65]" office:value-type="float" office:value="1" calcext:value-type="float">
            <text:p>1</text:p>
          </table:table-cell>
          <table:table-cell table:formula="of:=[M_Acu_NA.N66]-[M_Acu_NA.N65]" office:value-type="float" office:value="28" calcext:value-type="float">
            <text:p>28</text:p>
          </table:table-cell>
          <table:table-cell table:formula="of:=[M_Acu_NA.O66]-[M_Acu_NA.O65]" office:value-type="float" office:value="891" calcext:value-type="float">
            <text:p>891</text:p>
          </table:table-cell>
          <table:table-cell table:formula="of:=[M_Acu_NA.P66]-[M_Acu_NA.P65]" office:value-type="float" office:value="75" calcext:value-type="float">
            <text:p>75</text:p>
          </table:table-cell>
          <table:table-cell table:formula="of:=[M_Acu_NA.Q66]-[M_Acu_NA.Q65]" office:value-type="float" office:value="44" calcext:value-type="float">
            <text:p>44</text:p>
          </table:table-cell>
        </table:table-row>
        <table:table-row table:style-name="ro1">
          <table:table-cell/>
          <table:table-cell table:formula="of:=[M_Acu_NA.B67]" office:value-type="date" office:date-value="2020-04-18" calcext:value-type="date">
            <text:p>18/04</text:p>
          </table:table-cell>
          <table:table-cell table:formula="of:=[M_Acu_NA.C67]-[M_Acu_NA.C66]" office:value-type="float" office:value="242" calcext:value-type="float">
            <text:p>242</text:p>
          </table:table-cell>
          <table:table-cell table:formula="of:=[M_Acu_NA.D67]-[M_Acu_NA.D66]" office:value-type="float" office:value="12" calcext:value-type="float">
            <text:p>12</text:p>
          </table:table-cell>
          <table:table-cell table:formula="of:=[M_Acu_NA.E67]-[M_Acu_NA.E66]" office:value-type="float" office:value="290" calcext:value-type="float">
            <text:p>290</text:p>
          </table:table-cell>
          <table:table-cell table:formula="of:=[M_Acu_NA.F67]-[M_Acu_NA.F66]" office:value-type="float" office:value="10" calcext:value-type="float">
            <text:p>10</text:p>
          </table:table-cell>
          <table:table-cell table:formula="of:=[M_Acu_NA.G67]-[M_Acu_NA.G66]" office:value-type="float" office:value="565" calcext:value-type="float">
            <text:p>565</text:p>
          </table:table-cell>
          <table:table-cell table:formula="of:=[M_Acu_NA.H67]-[M_Acu_NA.H66]" office:value-type="float" office:value="642" calcext:value-type="float">
            <text:p>642</text:p>
          </table:table-cell>
          <table:table-cell table:formula="of:=[M_Acu_NA.I67]-[M_Acu_NA.I66]" office:value-type="float" office:value="142" calcext:value-type="float">
            <text:p>142</text:p>
          </table:table-cell>
          <table:table-cell table:formula="of:=[M_Acu_NA.J67]-[M_Acu_NA.J66]" office:value-type="float" office:value="482" calcext:value-type="float">
            <text:p>482</text:p>
          </table:table-cell>
          <table:table-cell table:formula="of:=[M_Acu_NA.K67]-[M_Acu_NA.K66]" office:value-type="float" office:value="41" calcext:value-type="float">
            <text:p>41</text:p>
          </table:table-cell>
          <table:table-cell table:formula="of:=[M_Acu_NA.L67]-[M_Acu_NA.L66]" office:value-type="float" office:value="0" calcext:value-type="float">
            <text:p>0</text:p>
          </table:table-cell>
          <table:table-cell table:formula="of:=[M_Acu_NA.M67]-[M_Acu_NA.M66]" office:value-type="float" office:value="11" calcext:value-type="float">
            <text:p>11</text:p>
          </table:table-cell>
          <table:table-cell table:formula="of:=[M_Acu_NA.N67]-[M_Acu_NA.N66]" office:value-type="float" office:value="30" calcext:value-type="float">
            <text:p>30</text:p>
          </table:table-cell>
          <table:table-cell table:formula="of:=[M_Acu_NA.O67]-[M_Acu_NA.O66]" office:value-type="float" office:value="593" calcext:value-type="float">
            <text:p>593</text:p>
          </table:table-cell>
          <table:table-cell table:formula="of:=[M_Acu_NA.P67]-[M_Acu_NA.P66]" office:value-type="float" office:value="76" calcext:value-type="float">
            <text:p>76</text:p>
          </table:table-cell>
          <table:table-cell table:formula="of:=[M_Acu_NA.Q67]-[M_Acu_NA.Q66]" office:value-type="float" office:value="43" calcext:value-type="float">
            <text:p>43</text:p>
          </table:table-cell>
        </table:table-row>
        <table:table-row table:style-name="ro1">
          <table:table-cell table:style-name="ce83"/>
          <table:table-cell table:style-name="ce59" table:formula="of:=[M_Acu_NA.B68]" office:value-type="date" office:date-value="2020-04-19" calcext:value-type="date">
            <text:p>19/04</text:p>
          </table:table-cell>
          <table:table-cell table:style-name="ce51" table:formula="of:=[M_Acu_NA.C68]-[M_Acu_NA.C67]" office:value-type="float" office:value="184" calcext:value-type="float">
            <text:p>184</text:p>
          </table:table-cell>
          <table:table-cell table:style-name="ce51" table:formula="of:=[M_Acu_NA.D68]-[M_Acu_NA.D67]" office:value-type="float" office:value="9" calcext:value-type="float">
            <text:p>9</text:p>
          </table:table-cell>
          <table:table-cell table:style-name="ce51" table:formula="of:=[M_Acu_NA.E68]-[M_Acu_NA.E67]" office:value-type="float" office:value="230" calcext:value-type="float">
            <text:p>230</text:p>
          </table:table-cell>
          <table:table-cell table:style-name="ce51" table:formula="of:=[M_Acu_NA.F68]-[M_Acu_NA.F67]" office:value-type="float" office:value="9" calcext:value-type="float">
            <text:p>9</text:p>
          </table:table-cell>
          <table:table-cell table:style-name="ce51" table:formula="of:=[M_Acu_NA.G68]-[M_Acu_NA.G67]" office:value-type="float" office:value="410" calcext:value-type="float">
            <text:p>410</text:p>
          </table:table-cell>
          <table:table-cell table:style-name="ce51" table:formula="of:=[M_Acu_NA.H68]-[M_Acu_NA.H67]" office:value-type="float" office:value="395" calcext:value-type="float">
            <text:p>395</text:p>
          </table:table-cell>
          <table:table-cell table:style-name="ce51" table:formula="of:=[M_Acu_NA.I68]-[M_Acu_NA.I67]" office:value-type="float" office:value="83" calcext:value-type="float">
            <text:p>83</text:p>
          </table:table-cell>
          <table:table-cell table:style-name="ce51" table:formula="of:=[M_Acu_NA.J68]-[M_Acu_NA.J67]" office:value-type="float" office:value="433" calcext:value-type="float">
            <text:p>433</text:p>
          </table:table-cell>
          <table:table-cell table:style-name="ce51" table:formula="of:=[M_Acu_NA.K68]-[M_Acu_NA.K67]" office:value-type="float" office:value="39" calcext:value-type="float">
            <text:p>39</text:p>
          </table:table-cell>
          <table:table-cell table:style-name="ce51" table:formula="of:=[M_Acu_NA.L68]-[M_Acu_NA.L67]" office:value-type="float" office:value="1" calcext:value-type="float">
            <text:p>1</text:p>
          </table:table-cell>
          <table:table-cell table:style-name="ce51" table:formula="of:=[M_Acu_NA.M68]-[M_Acu_NA.M67]" office:value-type="float" office:value="6" calcext:value-type="float">
            <text:p>6</text:p>
          </table:table-cell>
          <table:table-cell table:style-name="ce51" table:formula="of:=[M_Acu_NA.N68]-[M_Acu_NA.N67]" office:value-type="float" office:value="27" calcext:value-type="float">
            <text:p>27</text:p>
          </table:table-cell>
          <table:table-cell table:style-name="ce51" table:formula="of:=[M_Acu_NA.O68]-[M_Acu_NA.O67]" office:value-type="float" office:value="449" calcext:value-type="float">
            <text:p>449</text:p>
          </table:table-cell>
          <table:table-cell table:style-name="ce51" table:formula="of:=[M_Acu_NA.P68]-[M_Acu_NA.P67]" office:value-type="float" office:value="77" calcext:value-type="float">
            <text:p>77</text:p>
          </table:table-cell>
          <table:table-cell table:style-name="ce51" table:formula="of:=[M_Acu_NA.Q68]-[M_Acu_NA.Q67]" office:value-type="float" office:value="25" calcext:value-type="float">
            <text:p>25</text:p>
          </table:table-cell>
        </table:table-row>
        <table:table-row table:style-name="ro1">
          <table:table-cell table:style-name="ce86" table:formula="of:=[M_Acu_NA.A69]" office:value-type="string" office:string-value="L" calcext:value-type="string">
            <text:p>L</text:p>
          </table:table-cell>
          <table:table-cell table:formula="of:=[M_Acu_NA.B69]" office:value-type="date" office:date-value="2020-04-20" calcext:value-type="date">
            <text:p>20/04</text:p>
          </table:table-cell>
          <table:table-cell table:formula="of:=[M_Acu_NA.C69]-[M_Acu_NA.C68]" office:value-type="float" office:value="110" calcext:value-type="float">
            <text:p>110</text:p>
          </table:table-cell>
          <table:table-cell table:formula="of:=[M_Acu_NA.D69]-[M_Acu_NA.D68]" office:value-type="float" office:value="18" calcext:value-type="float">
            <text:p>18</text:p>
          </table:table-cell>
          <table:table-cell table:formula="of:=[M_Acu_NA.E69]-[M_Acu_NA.E68]" office:value-type="float" office:value="145" calcext:value-type="float">
            <text:p>145</text:p>
          </table:table-cell>
          <table:table-cell table:formula="of:=[M_Acu_NA.F69]-[M_Acu_NA.F68]" office:value-type="float" office:value="9" calcext:value-type="float">
            <text:p>9</text:p>
          </table:table-cell>
          <table:table-cell table:formula="of:=[M_Acu_NA.G69]-[M_Acu_NA.G68]" office:value-type="float" office:value="399" calcext:value-type="float">
            <text:p>399</text:p>
          </table:table-cell>
          <table:table-cell table:formula="of:=[M_Acu_NA.H69]-[M_Acu_NA.H68]" office:value-type="float" office:value="547" calcext:value-type="float">
            <text:p>547</text:p>
          </table:table-cell>
          <table:table-cell table:formula="of:=[M_Acu_NA.I69]-[M_Acu_NA.I68]" office:value-type="float" office:value="67" calcext:value-type="float">
            <text:p>67</text:p>
          </table:table-cell>
          <table:table-cell table:formula="of:=[M_Acu_NA.J69]-[M_Acu_NA.J68]" office:value-type="float" office:value="454" calcext:value-type="float">
            <text:p>454</text:p>
          </table:table-cell>
          <table:table-cell table:formula="of:=[M_Acu_NA.K69]-[M_Acu_NA.K68]" office:value-type="float" office:value="77" calcext:value-type="float">
            <text:p>77</text:p>
          </table:table-cell>
          <table:table-cell table:formula="of:=[M_Acu_NA.L69]-[M_Acu_NA.L68]" office:value-type="float" office:value="2" calcext:value-type="float">
            <text:p>2</text:p>
          </table:table-cell>
          <table:table-cell table:formula="of:=[M_Acu_NA.M69]-[M_Acu_NA.M68]" office:value-type="float" office:value="0" calcext:value-type="float">
            <text:p>0</text:p>
          </table:table-cell>
          <table:table-cell table:formula="of:=[M_Acu_NA.N69]-[M_Acu_NA.N68]" office:value-type="float" office:value="21" calcext:value-type="float">
            <text:p>21</text:p>
          </table:table-cell>
          <table:table-cell table:formula="of:=[M_Acu_NA.O69]-[M_Acu_NA.O68]" office:value-type="float" office:value="828" calcext:value-type="float">
            <text:p>828</text:p>
          </table:table-cell>
          <table:table-cell table:formula="of:=[M_Acu_NA.P69]-[M_Acu_NA.P68]" office:value-type="float" office:value="73" calcext:value-type="float">
            <text:p>73</text:p>
          </table:table-cell>
          <table:table-cell table:formula="of:=[M_Acu_NA.Q69]-[M_Acu_NA.Q68]" office:value-type="float" office:value="36" calcext:value-type="float">
            <text:p>36</text:p>
          </table:table-cell>
        </table:table-row>
        <table:table-row table:style-name="ro1">
          <table:table-cell/>
          <table:table-cell table:formula="of:=[M_Acu_NA.B70]" office:value-type="date" office:date-value="2020-04-21" calcext:value-type="date">
            <text:p>21/04</text:p>
          </table:table-cell>
          <table:table-cell table:formula="of:=[M_Acu_NA.C70]-[M_Acu_NA.C69]" office:value-type="float" office:value="194" calcext:value-type="float">
            <text:p>194</text:p>
          </table:table-cell>
          <table:table-cell table:formula="of:=[M_Acu_NA.D70]-[M_Acu_NA.D69]" office:value-type="float" office:value="21" calcext:value-type="float">
            <text:p>21</text:p>
          </table:table-cell>
          <table:table-cell table:formula="of:=[M_Acu_NA.E70]-[M_Acu_NA.E69]" office:value-type="float" office:value="170" calcext:value-type="float">
            <text:p>170</text:p>
          </table:table-cell>
          <table:table-cell table:formula="of:=[M_Acu_NA.F70]-[M_Acu_NA.F69]" office:value-type="float" office:value="6" calcext:value-type="float">
            <text:p>6</text:p>
          </table:table-cell>
          <table:table-cell table:formula="of:=[M_Acu_NA.G70]-[M_Acu_NA.G69]" office:value-type="float" office:value="430" calcext:value-type="float">
            <text:p>430</text:p>
          </table:table-cell>
          <table:table-cell table:formula="of:=[M_Acu_NA.H70]-[M_Acu_NA.H69]" office:value-type="float" office:value="531" calcext:value-type="float">
            <text:p>531</text:p>
          </table:table-cell>
          <table:table-cell table:formula="of:=[M_Acu_NA.I70]-[M_Acu_NA.I69]" office:value-type="float" office:value="165" calcext:value-type="float">
            <text:p>165</text:p>
          </table:table-cell>
          <table:table-cell table:formula="of:=[M_Acu_NA.J70]-[M_Acu_NA.J69]" office:value-type="float" office:value="534" calcext:value-type="float">
            <text:p>534</text:p>
          </table:table-cell>
          <table:table-cell table:formula="of:=[M_Acu_NA.K70]-[M_Acu_NA.K69]" office:value-type="float" office:value="43" calcext:value-type="float">
            <text:p>43</text:p>
          </table:table-cell>
          <table:table-cell table:formula="of:=[M_Acu_NA.L70]-[M_Acu_NA.L69]" office:value-type="float" office:value="3" calcext:value-type="float">
            <text:p>3</text:p>
          </table:table-cell>
          <table:table-cell table:formula="of:=[M_Acu_NA.M70]-[M_Acu_NA.M69]" office:value-type="float" office:value="9" calcext:value-type="float">
            <text:p>9</text:p>
          </table:table-cell>
          <table:table-cell table:formula="of:=[M_Acu_NA.N70]-[M_Acu_NA.N69]" office:value-type="float" office:value="27" calcext:value-type="float">
            <text:p>27</text:p>
          </table:table-cell>
          <table:table-cell table:formula="of:=[M_Acu_NA.O70]-[M_Acu_NA.O69]" office:value-type="float" office:value="763" calcext:value-type="float">
            <text:p>763</text:p>
          </table:table-cell>
          <table:table-cell table:formula="of:=[M_Acu_NA.P70]-[M_Acu_NA.P69]" office:value-type="float" office:value="50" calcext:value-type="float">
            <text:p>50</text:p>
          </table:table-cell>
          <table:table-cell table:formula="of:=[M_Acu_NA.Q70]-[M_Acu_NA.Q69]" office:value-type="float" office:value="49" calcext:value-type="float">
            <text:p>49</text:p>
          </table:table-cell>
        </table:table-row>
        <table:table-row table:style-name="ro1">
          <table:table-cell/>
          <table:table-cell table:formula="of:=[M_Acu_NA.B71]" office:value-type="date" office:date-value="2020-04-22" calcext:value-type="date">
            <text:p>22/04</text:p>
          </table:table-cell>
          <table:table-cell table:formula="of:=[M_Acu_NA.C71]-[M_Acu_NA.C70]" office:value-type="float" office:value="281" calcext:value-type="float">
            <text:p>281</text:p>
          </table:table-cell>
          <table:table-cell table:formula="of:=[M_Acu_NA.D71]-[M_Acu_NA.D70]" office:value-type="float" office:value="19" calcext:value-type="float">
            <text:p>19</text:p>
          </table:table-cell>
          <table:table-cell table:formula="of:=[M_Acu_NA.E71]-[M_Acu_NA.E70]" office:value-type="float" office:value="264" calcext:value-type="float">
            <text:p>264</text:p>
          </table:table-cell>
          <table:table-cell table:formula="of:=[M_Acu_NA.F71]-[M_Acu_NA.F70]" office:value-type="float" office:value="14" calcext:value-type="float">
            <text:p>14</text:p>
          </table:table-cell>
          <table:table-cell table:formula="of:=[M_Acu_NA.G71]-[M_Acu_NA.G70]" office:value-type="float" office:value="435" calcext:value-type="float">
            <text:p>435</text:p>
          </table:table-cell>
          <table:table-cell table:formula="of:=[M_Acu_NA.H71]-[M_Acu_NA.H70]" office:value-type="float" office:value="544" calcext:value-type="float">
            <text:p>544</text:p>
          </table:table-cell>
          <table:table-cell table:formula="of:=[M_Acu_NA.I71]-[M_Acu_NA.I70]" office:value-type="float" office:value="138" calcext:value-type="float">
            <text:p>138</text:p>
          </table:table-cell>
          <table:table-cell table:formula="of:=[M_Acu_NA.J71]-[M_Acu_NA.J70]" office:value-type="float" office:value="437" calcext:value-type="float">
            <text:p>437</text:p>
          </table:table-cell>
          <table:table-cell table:formula="of:=[M_Acu_NA.K71]-[M_Acu_NA.K70]" office:value-type="float" office:value="39" calcext:value-type="float">
            <text:p>39</text:p>
          </table:table-cell>
          <table:table-cell table:formula="of:=[M_Acu_NA.L71]-[M_Acu_NA.L70]" office:value-type="float" office:value="2" calcext:value-type="float">
            <text:p>2</text:p>
          </table:table-cell>
          <table:table-cell table:formula="of:=[M_Acu_NA.M71]-[M_Acu_NA.M70]" office:value-type="float" office:value="6" calcext:value-type="float">
            <text:p>6</text:p>
          </table:table-cell>
          <table:table-cell table:formula="of:=[M_Acu_NA.N71]-[M_Acu_NA.N70]" office:value-type="float" office:value="23" calcext:value-type="float">
            <text:p>23</text:p>
          </table:table-cell>
          <table:table-cell table:formula="of:=[M_Acu_NA.O71]-[M_Acu_NA.O70]" office:value-type="float" office:value="638" calcext:value-type="float">
            <text:p>638</text:p>
          </table:table-cell>
          <table:table-cell table:formula="of:=[M_Acu_NA.P71]-[M_Acu_NA.P70]" office:value-type="float" office:value="60" calcext:value-type="float">
            <text:p>60</text:p>
          </table:table-cell>
          <table:table-cell table:formula="of:=[M_Acu_NA.Q71]-[M_Acu_NA.Q70]" office:value-type="float" office:value="30" calcext:value-type="float">
            <text:p>30</text:p>
          </table:table-cell>
        </table:table-row>
        <table:table-row table:style-name="ro1">
          <table:table-cell/>
          <table:table-cell table:formula="of:=[M_Acu_NA.B72]" office:value-type="date" office:date-value="2020-04-23" calcext:value-type="date">
            <text:p>23/04</text:p>
          </table:table-cell>
          <table:table-cell table:formula="of:=[M_Acu_NA.C72]-[M_Acu_NA.C71]" office:value-type="float" office:value="215" calcext:value-type="float">
            <text:p>215</text:p>
          </table:table-cell>
          <table:table-cell table:formula="of:=[M_Acu_NA.D72]-[M_Acu_NA.D71]" office:value-type="float" office:value="12" calcext:value-type="float">
            <text:p>12</text:p>
          </table:table-cell>
          <table:table-cell table:formula="of:=[M_Acu_NA.E72]-[M_Acu_NA.E71]" office:value-type="float" office:value="228" calcext:value-type="float">
            <text:p>228</text:p>
          </table:table-cell>
          <table:table-cell table:formula="of:=[M_Acu_NA.F72]-[M_Acu_NA.F71]" office:value-type="float" office:value="10" calcext:value-type="float">
            <text:p>10</text:p>
          </table:table-cell>
          <table:table-cell table:formula="of:=[M_Acu_NA.G72]-[M_Acu_NA.G71]" office:value-type="float" office:value="440" calcext:value-type="float">
            <text:p>440</text:p>
          </table:table-cell>
          <table:table-cell table:formula="of:=[M_Acu_NA.H72]-[M_Acu_NA.H71]" office:value-type="float" office:value="516" calcext:value-type="float">
            <text:p>516</text:p>
          </table:table-cell>
          <table:table-cell table:formula="of:=[M_Acu_NA.I72]-[M_Acu_NA.I71]" office:value-type="float" office:value="123" calcext:value-type="float">
            <text:p>123</text:p>
          </table:table-cell>
          <table:table-cell table:formula="of:=[M_Acu_NA.J72]-[M_Acu_NA.J71]" office:value-type="float" office:value="464" calcext:value-type="float">
            <text:p>464</text:p>
          </table:table-cell>
          <table:table-cell table:formula="of:=[M_Acu_NA.K72]-[M_Acu_NA.K71]" office:value-type="float" office:value="25" calcext:value-type="float">
            <text:p>25</text:p>
          </table:table-cell>
          <table:table-cell table:formula="of:=[M_Acu_NA.L72]-[M_Acu_NA.L71]" office:value-type="float" office:value="3" calcext:value-type="float">
            <text:p>3</text:p>
          </table:table-cell>
          <table:table-cell table:formula="of:=[M_Acu_NA.M72]-[M_Acu_NA.M71]" office:value-type="float" office:value="11" calcext:value-type="float">
            <text:p>11</text:p>
          </table:table-cell>
          <table:table-cell table:formula="of:=[M_Acu_NA.N72]-[M_Acu_NA.N71]" office:value-type="float" office:value="35" calcext:value-type="float">
            <text:p>35</text:p>
          </table:table-cell>
          <table:table-cell table:formula="of:=[M_Acu_NA.O72]-[M_Acu_NA.O71]" office:value-type="float" office:value="768" calcext:value-type="float">
            <text:p>768</text:p>
          </table:table-cell>
          <table:table-cell table:formula="of:=[M_Acu_NA.P72]-[M_Acu_NA.P71]" office:value-type="float" office:value="54" calcext:value-type="float">
            <text:p>54</text:p>
          </table:table-cell>
          <table:table-cell table:formula="of:=[M_Acu_NA.Q72]-[M_Acu_NA.Q71]" office:value-type="float" office:value="41" calcext:value-type="float">
            <text:p>41</text:p>
          </table:table-cell>
        </table:table-row>
        <table:table-row table:style-name="ro1">
          <table:table-cell/>
          <table:table-cell table:formula="of:=[M_Acu_NA.B73]" office:value-type="date" office:date-value="2020-04-24" calcext:value-type="date">
            <text:p>24/04</text:p>
          </table:table-cell>
          <table:table-cell table:formula="of:=[M_Acu_NA.C73]-[M_Acu_NA.C72]" office:value-type="float" office:value="227" calcext:value-type="float">
            <text:p>227</text:p>
          </table:table-cell>
          <table:table-cell table:formula="of:=[M_Acu_NA.D73]-[M_Acu_NA.D72]" office:value-type="float" office:value="8" calcext:value-type="float">
            <text:p>8</text:p>
          </table:table-cell>
          <table:table-cell table:formula="of:=[M_Acu_NA.E73]-[M_Acu_NA.E72]" office:value-type="float" office:value="189" calcext:value-type="float">
            <text:p>189</text:p>
          </table:table-cell>
          <table:table-cell table:formula="of:=[M_Acu_NA.F73]-[M_Acu_NA.F72]" office:value-type="float" office:value="9" calcext:value-type="float">
            <text:p>9</text:p>
          </table:table-cell>
          <table:table-cell table:formula="of:=[M_Acu_NA.G73]-[M_Acu_NA.G72]" office:value-type="float" office:value="367" calcext:value-type="float">
            <text:p>367</text:p>
          </table:table-cell>
          <table:table-cell table:formula="of:=[M_Acu_NA.H73]-[M_Acu_NA.H72]" office:value-type="float" office:value="389" calcext:value-type="float">
            <text:p>389</text:p>
          </table:table-cell>
          <table:table-cell table:formula="of:=[M_Acu_NA.I73]-[M_Acu_NA.I72]" office:value-type="float" office:value="112" calcext:value-type="float">
            <text:p>112</text:p>
          </table:table-cell>
          <table:table-cell table:formula="of:=[M_Acu_NA.J73]-[M_Acu_NA.J72]" office:value-type="float" office:value="420" calcext:value-type="float">
            <text:p>420</text:p>
          </table:table-cell>
          <table:table-cell table:formula="of:=[M_Acu_NA.K73]-[M_Acu_NA.K72]" office:value-type="float" office:value="220" calcext:value-type="float">
            <text:p>220</text:p>
          </table:table-cell>
          <table:table-cell table:formula="of:=[M_Acu_NA.L73]-[M_Acu_NA.L72]" office:value-type="float" office:value="2" calcext:value-type="float">
            <text:p>2</text:p>
          </table:table-cell>
          <table:table-cell table:formula="of:=[M_Acu_NA.M73]-[M_Acu_NA.M72]" office:value-type="float" office:value="11" calcext:value-type="float">
            <text:p>11</text:p>
          </table:table-cell>
          <table:table-cell table:formula="of:=[M_Acu_NA.N73]-[M_Acu_NA.N72]" office:value-type="float" office:value="34" calcext:value-type="float">
            <text:p>34</text:p>
          </table:table-cell>
          <table:table-cell table:formula="of:=[M_Acu_NA.O73]-[M_Acu_NA.O72]" office:value-type="float" office:value="813" calcext:value-type="float">
            <text:p>813</text:p>
          </table:table-cell>
          <table:table-cell table:formula="of:=[M_Acu_NA.P73]-[M_Acu_NA.P72]" office:value-type="float" office:value="44" calcext:value-type="float">
            <text:p>44</text:p>
          </table:table-cell>
          <table:table-cell table:formula="of:=[M_Acu_NA.Q73]-[M_Acu_NA.Q72]" office:value-type="float" office:value="37" calcext:value-type="float">
            <text:p>37</text:p>
          </table:table-cell>
        </table:table-row>
        <table:table-row table:style-name="ro1">
          <table:table-cell/>
          <table:table-cell table:formula="of:=[M_Acu_NA.B74]" office:value-type="date" office:date-value="2020-04-25" calcext:value-type="date">
            <text:p>25/04</text:p>
          </table:table-cell>
          <table:table-cell table:formula="of:=[M_Acu_NA.C74]-[M_Acu_NA.C73]" office:value-type="float" office:value="179" calcext:value-type="float">
            <text:p>179</text:p>
          </table:table-cell>
          <table:table-cell table:formula="of:=[M_Acu_NA.D74]-[M_Acu_NA.D73]" office:value-type="float" office:value="6" calcext:value-type="float">
            <text:p>6</text:p>
          </table:table-cell>
          <table:table-cell table:formula="of:=[M_Acu_NA.E74]-[M_Acu_NA.E73]" office:value-type="float" office:value="238" calcext:value-type="float">
            <text:p>238</text:p>
          </table:table-cell>
          <table:table-cell table:formula="of:=[M_Acu_NA.F74]-[M_Acu_NA.F73]" office:value-type="float" office:value="15" calcext:value-type="float">
            <text:p>15</text:p>
          </table:table-cell>
          <table:table-cell table:formula="of:=[M_Acu_NA.G74]-[M_Acu_NA.G73]" office:value-type="float" office:value="378" calcext:value-type="float">
            <text:p>378</text:p>
          </table:table-cell>
          <table:table-cell table:formula="of:=[M_Acu_NA.H74]-[M_Acu_NA.H73]" office:value-type="float" office:value="369" calcext:value-type="float">
            <text:p>369</text:p>
          </table:table-cell>
          <table:table-cell table:formula="of:=[M_Acu_NA.I74]-[M_Acu_NA.I73]" office:value-type="float" office:value="120" calcext:value-type="float">
            <text:p>120</text:p>
          </table:table-cell>
          <table:table-cell table:formula="of:=[M_Acu_NA.J74]-[M_Acu_NA.J73]" office:value-type="float" office:value="415" calcext:value-type="float">
            <text:p>415</text:p>
          </table:table-cell>
          <table:table-cell table:formula="of:=[M_Acu_NA.K74]-[M_Acu_NA.K73]" office:value-type="float" office:value="49" calcext:value-type="float">
            <text:p>49</text:p>
          </table:table-cell>
          <table:table-cell table:formula="of:=[M_Acu_NA.L74]-[M_Acu_NA.L73]" office:value-type="float" office:value="0" calcext:value-type="float">
            <text:p>0</text:p>
          </table:table-cell>
          <table:table-cell table:formula="of:=[M_Acu_NA.M74]-[M_Acu_NA.M73]" office:value-type="float" office:value="2" calcext:value-type="float">
            <text:p>2</text:p>
          </table:table-cell>
          <table:table-cell table:formula="of:=[M_Acu_NA.N74]-[M_Acu_NA.N73]" office:value-type="float" office:value="26" calcext:value-type="float">
            <text:p>26</text:p>
          </table:table-cell>
          <table:table-cell table:formula="of:=[M_Acu_NA.O74]-[M_Acu_NA.O73]" office:value-type="float" office:value="413" calcext:value-type="float">
            <text:p>413</text:p>
          </table:table-cell>
          <table:table-cell table:formula="of:=[M_Acu_NA.P74]-[M_Acu_NA.P73]" office:value-type="float" office:value="29" calcext:value-type="float">
            <text:p>29</text:p>
          </table:table-cell>
          <table:table-cell table:formula="of:=[M_Acu_NA.Q74]-[M_Acu_NA.Q73]" office:value-type="float" office:value="10" calcext:value-type="float">
            <text:p>10</text:p>
          </table:table-cell>
        </table:table-row>
        <table:table-row table:style-name="ro1">
          <table:table-cell/>
          <table:table-cell table:formula="of:=[M_Acu_NA.B75]" office:value-type="date" office:date-value="2020-04-26" calcext:value-type="date">
            <text:p>26/04</text:p>
          </table:table-cell>
          <table:table-cell table:formula="of:=[M_Acu_NA.C75]-[M_Acu_NA.C74]" office:value-type="float" office:value="140" calcext:value-type="float">
            <text:p>140</text:p>
          </table:table-cell>
          <table:table-cell table:formula="of:=[M_Acu_NA.D75]-[M_Acu_NA.D74]" office:value-type="float" office:value="6" calcext:value-type="float">
            <text:p>6</text:p>
          </table:table-cell>
          <table:table-cell table:formula="of:=[M_Acu_NA.E75]-[M_Acu_NA.E74]" office:value-type="float" office:value="177" calcext:value-type="float">
            <text:p>177</text:p>
          </table:table-cell>
          <table:table-cell table:formula="of:=[M_Acu_NA.F75]-[M_Acu_NA.F74]" office:value-type="float" office:value="4" calcext:value-type="float">
            <text:p>4</text:p>
          </table:table-cell>
          <table:table-cell table:formula="of:=[M_Acu_NA.G75]-[M_Acu_NA.G74]" office:value-type="float" office:value="288" calcext:value-type="float">
            <text:p>288</text:p>
          </table:table-cell>
          <table:table-cell table:formula="of:=[M_Acu_NA.H75]-[M_Acu_NA.H74]" office:value-type="float" office:value="242" calcext:value-type="float">
            <text:p>242</text:p>
          </table:table-cell>
          <table:table-cell table:formula="of:=[M_Acu_NA.I75]-[M_Acu_NA.I74]" office:value-type="float" office:value="66" calcext:value-type="float">
            <text:p>66</text:p>
          </table:table-cell>
          <table:table-cell table:formula="of:=[M_Acu_NA.J75]-[M_Acu_NA.J74]" office:value-type="float" office:value="260" calcext:value-type="float">
            <text:p>260</text:p>
          </table:table-cell>
          <table:table-cell table:formula="of:=[M_Acu_NA.K75]-[M_Acu_NA.K74]" office:value-type="float" office:value="24" calcext:value-type="float">
            <text:p>24</text:p>
          </table:table-cell>
          <table:table-cell table:formula="of:=[M_Acu_NA.L75]-[M_Acu_NA.L74]" office:value-type="float" office:value="3" calcext:value-type="float">
            <text:p>3</text:p>
          </table:table-cell>
          <table:table-cell table:formula="of:=[M_Acu_NA.M75]-[M_Acu_NA.M74]" office:value-type="float" office:value="0" calcext:value-type="float">
            <text:p>0</text:p>
          </table:table-cell>
          <table:table-cell table:formula="of:=[M_Acu_NA.N75]-[M_Acu_NA.N74]" office:value-type="float" office:value="23" calcext:value-type="float">
            <text:p>23</text:p>
          </table:table-cell>
          <table:table-cell table:formula="of:=[M_Acu_NA.O75]-[M_Acu_NA.O74]" office:value-type="float" office:value="360" calcext:value-type="float">
            <text:p>360</text:p>
          </table:table-cell>
          <table:table-cell table:formula="of:=[M_Acu_NA.P75]-[M_Acu_NA.P74]" office:value-type="float" office:value="40" calcext:value-type="float">
            <text:p>40</text:p>
          </table:table-cell>
          <table:table-cell table:formula="of:=[M_Acu_NA.Q75]-[M_Acu_NA.Q74]" office:value-type="float" office:value="14" calcext:value-type="float">
            <text:p>14</text:p>
          </table:table-cell>
        </table:table-row>
        <table:table-row table:style-name="ro1">
          <table:table-cell/>
          <table:table-cell table:formula="of:=[M_Acu_NA.B76]" office:value-type="date" office:date-value="2020-04-27" calcext:value-type="date">
            <text:p>27/04</text:p>
          </table:table-cell>
          <table:table-cell table:formula="of:=[M_Acu_NA.C76]-[M_Acu_NA.C75]" office:value-type="float" office:value="110" calcext:value-type="float">
            <text:p>110</text:p>
          </table:table-cell>
          <table:table-cell table:formula="of:=[M_Acu_NA.D76]-[M_Acu_NA.D75]" office:value-type="float" office:value="7" calcext:value-type="float">
            <text:p>7</text:p>
          </table:table-cell>
          <table:table-cell table:formula="of:=[M_Acu_NA.E76]-[M_Acu_NA.E75]" office:value-type="float" office:value="113" calcext:value-type="float">
            <text:p>113</text:p>
          </table:table-cell>
          <table:table-cell table:formula="of:=[M_Acu_NA.F76]-[M_Acu_NA.F75]" office:value-type="float" office:value="5" calcext:value-type="float">
            <text:p>5</text:p>
          </table:table-cell>
          <table:table-cell table:formula="of:=[M_Acu_NA.G76]-[M_Acu_NA.G75]" office:value-type="float" office:value="331" calcext:value-type="float">
            <text:p>331</text:p>
          </table:table-cell>
          <table:table-cell table:formula="of:=[M_Acu_NA.H76]-[M_Acu_NA.H75]" office:value-type="float" office:value="437" calcext:value-type="float">
            <text:p>437</text:p>
          </table:table-cell>
          <table:table-cell table:formula="of:=[M_Acu_NA.I76]-[M_Acu_NA.I75]" office:value-type="float" office:value="43" calcext:value-type="float">
            <text:p>43</text:p>
          </table:table-cell>
          <table:table-cell table:formula="of:=[M_Acu_NA.J76]-[M_Acu_NA.J75]" office:value-type="float" office:value="333" calcext:value-type="float">
            <text:p>333</text:p>
          </table:table-cell>
          <table:table-cell table:formula="of:=[M_Acu_NA.K76]-[M_Acu_NA.K75]" office:value-type="float" office:value="15" calcext:value-type="float">
            <text:p>15</text:p>
          </table:table-cell>
          <table:table-cell table:formula="of:=[M_Acu_NA.L76]-[M_Acu_NA.L75]" office:value-type="float" office:value="0" calcext:value-type="float">
            <text:p>0</text:p>
          </table:table-cell>
          <table:table-cell table:formula="of:=[M_Acu_NA.M76]-[M_Acu_NA.M75]" office:value-type="float" office:value="0" calcext:value-type="float">
            <text:p>0</text:p>
          </table:table-cell>
          <table:table-cell table:formula="of:=[M_Acu_NA.N76]-[M_Acu_NA.N75]" office:value-type="float" office:value="25" calcext:value-type="float">
            <text:p>25</text:p>
          </table:table-cell>
          <table:table-cell table:formula="of:=[M_Acu_NA.O76]-[M_Acu_NA.O75]" office:value-type="float" office:value="586" calcext:value-type="float">
            <text:p>586</text:p>
          </table:table-cell>
          <table:table-cell table:formula="of:=[M_Acu_NA.P76]-[M_Acu_NA.P75]" office:value-type="float" office:value="21" calcext:value-type="float">
            <text:p>21</text:p>
          </table:table-cell>
          <table:table-cell table:formula="of:=[M_Acu_NA.Q76]-[M_Acu_NA.Q75]" office:value-type="float" office:value="53" calcext:value-type="float">
            <text:p>53</text:p>
          </table:table-cell>
        </table:table-row>
        <table:table-row table:style-name="ro1">
          <table:table-cell/>
          <table:table-cell table:formula="of:=[M_Acu_NA.B77]" office:value-type="date" office:date-value="2020-04-28" calcext:value-type="date">
            <text:p>28/04</text:p>
          </table:table-cell>
          <table:table-cell table:formula="of:=[M_Acu_NA.C77]-[M_Acu_NA.C76]" office:value-type="float" office:value="163" calcext:value-type="float">
            <text:p>163</text:p>
          </table:table-cell>
          <table:table-cell table:formula="of:=[M_Acu_NA.D77]-[M_Acu_NA.D76]" office:value-type="float" office:value="20" calcext:value-type="float">
            <text:p>20</text:p>
          </table:table-cell>
          <table:table-cell table:formula="of:=[M_Acu_NA.E77]-[M_Acu_NA.E76]" office:value-type="float" office:value="124" calcext:value-type="float">
            <text:p>124</text:p>
          </table:table-cell>
          <table:table-cell table:formula="of:=[M_Acu_NA.F77]-[M_Acu_NA.F76]" office:value-type="float" office:value="7" calcext:value-type="float">
            <text:p>7</text:p>
          </table:table-cell>
          <table:table-cell table:formula="of:=[M_Acu_NA.G77]-[M_Acu_NA.G76]" office:value-type="float" office:value="301" calcext:value-type="float">
            <text:p>301</text:p>
          </table:table-cell>
          <table:table-cell table:formula="of:=[M_Acu_NA.H77]-[M_Acu_NA.H76]" office:value-type="float" office:value="367" calcext:value-type="float">
            <text:p>367</text:p>
          </table:table-cell>
          <table:table-cell table:formula="of:=[M_Acu_NA.I77]-[M_Acu_NA.I76]" office:value-type="float" office:value="48" calcext:value-type="float">
            <text:p>48</text:p>
          </table:table-cell>
          <table:table-cell table:formula="of:=[M_Acu_NA.J77]-[M_Acu_NA.J76]" office:value-type="float" office:value="382" calcext:value-type="float">
            <text:p>382</text:p>
          </table:table-cell>
          <table:table-cell table:formula="of:=[M_Acu_NA.K77]-[M_Acu_NA.K76]" office:value-type="float" office:value="57" calcext:value-type="float">
            <text:p>57</text:p>
          </table:table-cell>
          <table:table-cell table:formula="of:=[M_Acu_NA.L77]-[M_Acu_NA.L76]" office:value-type="float" office:value="1" calcext:value-type="float">
            <text:p>1</text:p>
          </table:table-cell>
          <table:table-cell table:formula="of:=[M_Acu_NA.M77]-[M_Acu_NA.M76]" office:value-type="float" office:value="2" calcext:value-type="float">
            <text:p>2</text:p>
          </table:table-cell>
          <table:table-cell table:formula="of:=[M_Acu_NA.N77]-[M_Acu_NA.N76]" office:value-type="float" office:value="20" calcext:value-type="float">
            <text:p>20</text:p>
          </table:table-cell>
          <table:table-cell table:number-columns-repeated="2"/>
          <table:table-cell table:formula="of:=[M_Acu_NA.Q77]-[M_Acu_NA.Q76]" office:value-type="float" office:value="36" calcext:value-type="float">
            <text:p>36</text:p>
          </table:table-cell>
        </table:table-row>
        <table:table-row table:style-name="ro1" table:number-rows-repeated="29">
          <table:table-cell/>
          <table:table-cell table:style-name="ce86"/>
          <table:table-cell/>
          <table:table-cell table:style-name="Default" table:number-columns-repeated="14"/>
        </table:table-row>
        <table:table-row table:style-name="ro1">
          <table:table-cell/>
          <table:table-cell table:style-name="ce86"/>
          <table:table-cell/>
          <table:table-cell table:style-name="Default" table:number-columns-repeated="14"/>
        </table:table-row>
      </table:table>
      <table:table table:name="M_Acu_A" table:style-name="ta1">
        <office:forms form:automatic-focus="false" form:apply-design-mode="false"/>
        <table:table-column table:style-name="co16" table:default-cell-style-name="Default"/>
        <table:table-column table:style-name="co1" table:default-cell-style-name="ce58"/>
        <table:table-column table:style-name="co17" table:number-columns-repeated="2" table:default-cell-style-name="ce87"/>
        <table:table-column table:style-name="co17" table:number-columns-repeated="6" table:default-cell-style-name="ce90"/>
        <table:table-column table:style-name="co17" table:default-cell-style-name="ce87"/>
        <table:table-column table:style-name="co17" table:number-columns-repeated="2" table:default-cell-style-name="ce90"/>
        <table:table-column table:style-name="co17" table:default-cell-style-name="ce87"/>
        <table:table-column table:style-name="co17" table:number-columns-repeated="3" table:default-cell-style-name="ce90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style-name="ce49" table:number-columns-repeated="15"/>
        </table:table-row>
        <table:table-row table:style-name="ro1">
          <table:table-cell/>
          <table:table-cell table:style-name="ce54" office:value-type="string" calcext:value-type="string">
            <text:p>Datos de diferentes países, ajustados a la población</text:p>
          </table:table-cell>
          <table:table-cell table:style-name="ce49" table:number-columns-repeated="5"/>
          <table:table-cell table:style-name="Default"/>
          <table:table-cell table:style-name="ce49" table:number-columns-repeated="9"/>
        </table:table-row>
        <table:table-row table:style-name="ro1">
          <table:table-cell/>
          <table:table-cell table:style-name="ce55" office:value-type="string" calcext:value-type="string">
            <text:p>Muertes acumuladas</text:p>
          </table:table-cell>
          <table:table-cell table:style-name="ce49" table:number-columns-repeated="5"/>
          <table:table-cell table:style-name="ce60" table:number-columns-repeated="6"/>
          <table:table-cell table:style-name="ce49" table:number-columns-repeated="4"/>
        </table:table-row>
        <table:table-row table:style-name="ro1">
          <table:table-cell/>
          <table:table-cell table:style-name="Default"/>
          <table:table-cell table:style-name="ce49" table:number-columns-repeated="5"/>
          <table:table-cell table:style-name="ce60"/>
          <table:table-cell table:style-name="ce101" table:number-columns-repeated="5"/>
          <table:table-cell table:style-name="ce49" table:number-columns-repeated="4"/>
        </table:table-row>
        <table:table-row table:style-name="ro1">
          <table:table-cell/>
          <table:table-cell table:style-name="Default" office:value-type="string" calcext:value-type="string">
            <text:p>Población en 2018, mayores de 65 años</text:p>
          </table:table-cell>
          <table:table-cell table:style-name="ce49" table:number-columns-repeated="15"/>
        </table:table-row>
        <table:table-row table:style-name="ro1">
          <table:table-cell/>
          <table:table-cell table:style-name="ce60" office:value-type="string" calcext:value-type="string">
            <text:p>Habitantes</text:p>
          </table:table-cell>
          <table:table-cell office:value-type="float" office:value="17.9903499932" calcext:value-type="float">
            <text:p>18.0</text:p>
          </table:table-cell>
          <table:table-cell office:value-type="float" office:value="1.709431128" calcext:value-type="float">
            <text:p>1.7</text:p>
          </table:table-cell>
          <table:table-cell table:style-name="ce87" office:value-type="float" office:value="2.1729891036" calcext:value-type="float">
            <text:p>2.2</text:p>
          </table:table-cell>
          <table:table-cell table:style-name="ce87" office:value-type="float" office:value="1.1282052884" calcext:value-type="float">
            <text:p>1.1</text:p>
          </table:table-cell>
          <table:table-cell table:style-name="ce87" office:value-type="float" office:value="8.4802245" calcext:value-type="float">
            <text:p>8.5</text:p>
          </table:table-cell>
          <table:table-cell table:style-name="ce87" office:value-type="float" office:value="13.3516155574" calcext:value-type="float">
            <text:p>13.4</text:p>
          </table:table-cell>
          <table:table-cell table:style-name="ce87" office:value-type="float" office:value="3.275884548" calcext:value-type="float">
            <text:p>3.3</text:p>
          </table:table-cell>
          <table:table-cell table:style-name="ce87" office:value-type="float" office:value="13.5013035906" calcext:value-type="float">
            <text:p>13.5</text:p>
          </table:table-cell>
          <table:table-cell office:value-type="float" office:value="0.67506426" calcext:value-type="float">
            <text:p>0.7</text:p>
          </table:table-cell>
          <table:table-cell table:style-name="ce87" office:value-type="float" office:value="0.0965821597" calcext:value-type="float">
            <text:p>0.1</text:p>
          </table:table-cell>
          <table:table-cell table:style-name="ce87" office:value-type="float" office:value="0.907900279" calcext:value-type="float">
            <text:p>0.9</text:p>
          </table:table-cell>
          <table:table-cell office:value-type="float" office:value="2.0980228818" calcext:value-type="float">
            <text:p>2.1</text:p>
          </table:table-cell>
          <table:table-cell table:style-name="ce87" office:value-type="float" office:value="11.8426442474" calcext:value-type="float">
            <text:p>11.8</text:p>
          </table:table-cell>
          <table:table-cell table:style-name="ce87" office:value-type="float" office:value="2.0453506815" calcext:value-type="float">
            <text:p>2.0</text:p>
          </table:table-cell>
          <table:table-cell table:style-name="ce87" office:value-type="float" office:value="1.5209011706" calcext:value-type="float">
            <text:p>1.5</text:p>
          </table:table-cell>
        </table:table-row>
        <table:table-row table:style-name="ro1">
          <table:table-cell/>
          <table:table-cell table:style-name="Default"/>
          <table:table-cell table:style-name="ce49" table:number-columns-repeated="15"/>
        </table:table-row>
        <table:table-row table:style-name="ro1">
          <table:table-cell/>
          <table:table-cell table:style-name="ce56"/>
          <table:table-cell table:style-name="ce51" table:formula="of:=[M_Acu_NA.C8]" office:value-type="string" office:string-value="Alemania" calcext:value-type="string">
            <text:p>Alemania</text:p>
          </table:table-cell>
          <table:table-cell table:style-name="ce51" table:formula="of:=[M_Acu_NA.D8]" office:value-type="string" office:string-value="Austria" calcext:value-type="string">
            <text:p>Austria</text:p>
          </table:table-cell>
          <table:table-cell table:style-name="ce51" table:formula="of:=[M_Acu_NA.E8]" office:value-type="string" office:string-value="Bélgica" calcext:value-type="string">
            <text:p>Bélgica</text:p>
          </table:table-cell>
          <table:table-cell table:style-name="ce51" table:formula="of:=[M_Acu_NA.F8]" office:value-type="string" office:string-value="Dinamarca" calcext:value-type="string">
            <text:p>Dinamarca</text:p>
          </table:table-cell>
          <table:table-cell table:style-name="ce51" table:formula="of:=[M_Acu_NA.G8]" office:value-type="string" office:string-value="España" calcext:value-type="string">
            <text:p>España</text:p>
          </table:table-cell>
          <table:table-cell table:style-name="ce51" table:formula="of:=[M_Acu_NA.H8]" office:value-type="string" office:string-value="Francia" calcext:value-type="string">
            <text:p>Francia</text:p>
          </table:table-cell>
          <table:table-cell table:style-name="ce51" table:formula="of:=[M_Acu_NA.I8]" office:value-type="string" office:string-value="Holanda" calcext:value-type="string">
            <text:p>Holanda</text:p>
          </table:table-cell>
          <table:table-cell table:style-name="ce51" table:formula="of:=[M_Acu_NA.J8]" office:value-type="string" office:string-value="Italia" calcext:value-type="string">
            <text:p>Italia</text:p>
          </table:table-cell>
          <table:table-cell table:style-name="ce51" table:formula="of:=[M_Acu_NA.K8]" office:value-type="string" office:string-value="Irlanda" calcext:value-type="string">
            <text:p>Irlanda</text:p>
          </table:table-cell>
          <table:table-cell table:style-name="ce51" table:formula="of:=[M_Acu_NA.L8]" office:value-type="string" office:string-value="Luxemburgo" calcext:value-type="string">
            <text:p>Luxemburgo</text:p>
          </table:table-cell>
          <table:table-cell table:style-name="ce51" table:formula="of:=[M_Acu_NA.M8]" office:value-type="string" office:string-value="Noruega" calcext:value-type="string">
            <text:p>Noruega</text:p>
          </table:table-cell>
          <table:table-cell table:style-name="ce51" table:formula="of:=[M_Acu_NA.N8]" office:value-type="string" office:string-value="Portugal" calcext:value-type="string">
            <text:p>Portugal</text:p>
          </table:table-cell>
          <table:table-cell table:style-name="ce51" table:formula="of:=[M_Acu_NA.O8]" office:value-type="string" office:string-value="Reino Unido" calcext:value-type="string">
            <text:p>Reino Unido</text:p>
          </table:table-cell>
          <table:table-cell table:style-name="ce51" table:formula="of:=[M_Acu_NA.P8]" office:value-type="string" office:string-value="Suecia" calcext:value-type="string">
            <text:p>Suecia</text:p>
          </table:table-cell>
          <table:table-cell table:style-name="ce51" table:formula="of:=[M_Acu_NA.Q8]" office:value-type="string" office:string-value="Suiza" calcext:value-type="string">
            <text:p>Suiza</text:p>
          </table:table-cell>
        </table:table-row>
        <table:table-row table:style-name="ro1">
          <table:table-cell/>
          <table:table-cell table:style-name="ce57" table:formula="of:=[M_Acu_NA.B9]" office:value-type="date" office:date-value="2020-02-20" calcext:value-type="date">
            <text:p>20/02</text:p>
          </table:table-cell>
          <table:table-cell table:number-columns-repeated="2"/>
          <table:table-cell table:style-name="ce87" table:number-columns-repeated="6"/>
          <table:table-cell/>
          <table:table-cell table:style-name="ce87" table:number-columns-repeated="2"/>
          <table:table-cell/>
          <table:table-cell table:style-name="ce87" table:number-columns-repeated="3"/>
        </table:table-row>
        <table:table-row table:style-name="ro1">
          <table:table-cell/>
          <table:table-cell table:formula="of:=[M_Acu_NA.B10]" office:value-type="date" office:date-value="2020-02-21" calcext:value-type="date">
            <text:p>21/02</text:p>
          </table:table-cell>
          <table:table-cell table:number-columns-repeated="2"/>
          <table:table-cell table:style-name="ce87" table:number-columns-repeated="3"/>
          <table:table-cell table:style-name="ce100" table:formula="of:=[M_Acu_NA.H10]/[.$H$6]" office:value-type="float" office:value="0.0748973033039256" calcext:value-type="float">
            <text:p>0.07</text:p>
          </table:table-cell>
          <table:table-cell table:style-name="ce87"/>
          <table:table-cell table:style-name="ce100" table:formula="of:=[M_Acu_NA.J10]/[.$J$6]" office:value-type="float" office:value="0.0740669220042003" calcext:value-type="float">
            <text:p>0.07</text:p>
          </table:table-cell>
          <table:table-cell/>
          <table:table-cell table:style-name="ce87" table:number-columns-repeated="2"/>
          <table:table-cell/>
          <table:table-cell table:style-name="ce87" table:number-columns-repeated="3"/>
        </table:table-row>
        <table:table-row table:style-name="ro1">
          <table:table-cell/>
          <table:table-cell table:formula="of:=[M_Acu_NA.B11]" office:value-type="date" office:date-value="2020-02-22" calcext:value-type="date">
            <text:p>22/02</text:p>
          </table:table-cell>
          <table:table-cell table:number-columns-repeated="2"/>
          <table:table-cell table:style-name="ce87" table:number-columns-repeated="3"/>
          <table:table-cell table:style-name="ce87" table:formula="of:=[M_Acu_NA.H11]/[.$H$6]" office:value-type="float" office:value="0.0748973033039256" calcext:value-type="float">
            <text:p>0.1</text:p>
          </table:table-cell>
          <table:table-cell table:style-name="ce87"/>
          <table:table-cell table:style-name="ce87" table:formula="of:=[M_Acu_NA.J11]/[.$J$6]" office:value-type="float" office:value="0.148133844008401" calcext:value-type="float">
            <text:p>0.1</text:p>
          </table:table-cell>
          <table:table-cell/>
          <table:table-cell table:style-name="ce87" table:number-columns-repeated="2"/>
          <table:table-cell/>
          <table:table-cell table:style-name="ce87" table:number-columns-repeated="3"/>
        </table:table-row>
        <table:table-row table:style-name="ro1">
          <table:table-cell/>
          <table:table-cell table:formula="of:=[M_Acu_NA.B12]" office:value-type="date" office:date-value="2020-02-23" calcext:value-type="date">
            <text:p>23/02</text:p>
          </table:table-cell>
          <table:table-cell table:number-columns-repeated="2"/>
          <table:table-cell table:style-name="ce87" table:number-columns-repeated="3"/>
          <table:table-cell table:style-name="ce87" table:formula="of:=[M_Acu_NA.H12]/[.$H$6]" office:value-type="float" office:value="0.0748973033039256" calcext:value-type="float">
            <text:p>0.1</text:p>
          </table:table-cell>
          <table:table-cell table:style-name="ce87"/>
          <table:table-cell table:style-name="ce87" table:formula="of:=[M_Acu_NA.J12]/[.$J$6]" office:value-type="float" office:value="0.222200766012601" calcext:value-type="float">
            <text:p>0.2</text:p>
          </table:table-cell>
          <table:table-cell/>
          <table:table-cell table:style-name="ce87" table:number-columns-repeated="2"/>
          <table:table-cell/>
          <table:table-cell table:style-name="ce87" table:number-columns-repeated="3"/>
        </table:table-row>
        <table:table-row table:style-name="ro1">
          <table:table-cell table:style-name="ce80" table:formula="of:=[M_Acu_NA.A13]" office:value-type="string" office:string-value="L" calcext:value-type="string">
            <text:p>L</text:p>
          </table:table-cell>
          <table:table-cell table:style-name="ce57" table:formula="of:=[M_Acu_NA.B13]" office:value-type="date" office:date-value="2020-02-24" calcext:value-type="date">
            <text:p>24/02</text:p>
          </table:table-cell>
          <table:table-cell table:style-name="ce88" table:number-columns-repeated="5"/>
          <table:table-cell table:style-name="ce88" table:formula="of:=[M_Acu_NA.H13]/[.$H$6]" office:value-type="float" office:value="0.0748973033039256" calcext:value-type="float">
            <text:p>0.1</text:p>
          </table:table-cell>
          <table:table-cell table:style-name="ce88"/>
          <table:table-cell table:style-name="ce88" table:formula="of:=[M_Acu_NA.J13]/[.$J$6]" office:value-type="float" office:value="0.518468454029402" calcext:value-type="float">
            <text:p>0.5</text:p>
          </table:table-cell>
          <table:table-cell table:style-name="ce88" table:number-columns-repeated="7"/>
        </table:table-row>
        <table:table-row table:style-name="ro1">
          <table:table-cell/>
          <table:table-cell table:formula="of:=[M_Acu_NA.B14]" office:value-type="date" office:date-value="2020-02-25" calcext:value-type="date">
            <text:p>25/02</text:p>
          </table:table-cell>
          <table:table-cell table:number-columns-repeated="2"/>
          <table:table-cell table:style-name="ce87" table:number-columns-repeated="3"/>
          <table:table-cell table:style-name="ce87" table:formula="of:=[M_Acu_NA.H14]/[.$H$6]" office:value-type="float" office:value="0.0748973033039256" calcext:value-type="float">
            <text:p>0.1</text:p>
          </table:table-cell>
          <table:table-cell table:style-name="ce87"/>
          <table:table-cell table:style-name="ce87" table:formula="of:=[M_Acu_NA.J14]/[.$J$6]" office:value-type="float" office:value="0.740669220042003" calcext:value-type="float">
            <text:p>0.7</text:p>
          </table:table-cell>
          <table:table-cell/>
          <table:table-cell table:style-name="ce87" table:number-columns-repeated="2"/>
          <table:table-cell/>
          <table:table-cell table:style-name="ce87" table:number-columns-repeated="3"/>
        </table:table-row>
        <table:table-row table:style-name="ro1">
          <table:table-cell/>
          <table:table-cell table:formula="of:=[M_Acu_NA.B15]" office:value-type="date" office:date-value="2020-02-26" calcext:value-type="date">
            <text:p>26/02</text:p>
          </table:table-cell>
          <table:table-cell table:number-columns-repeated="2"/>
          <table:table-cell table:style-name="ce87" table:number-columns-repeated="3"/>
          <table:table-cell table:style-name="ce87" table:formula="of:=[M_Acu_NA.H15]/[.$H$6]" office:value-type="float" office:value="0.149794606607851" calcext:value-type="float">
            <text:p>0.1</text:p>
          </table:table-cell>
          <table:table-cell table:style-name="ce87"/>
          <table:table-cell table:style-name="ce87" table:formula="of:=[M_Acu_NA.J15]/[.$J$6]" office:value-type="float" office:value="0.888803064050404" calcext:value-type="float">
            <text:p>0.9</text:p>
          </table:table-cell>
          <table:table-cell/>
          <table:table-cell table:style-name="ce87" table:number-columns-repeated="2"/>
          <table:table-cell/>
          <table:table-cell table:style-name="ce87" table:number-columns-repeated="3"/>
        </table:table-row>
        <table:table-row table:style-name="ro1">
          <table:table-cell/>
          <table:table-cell table:formula="of:=[M_Acu_NA.B16]" office:value-type="date" office:date-value="2020-02-27" calcext:value-type="date">
            <text:p>27/02</text:p>
          </table:table-cell>
          <table:table-cell table:number-columns-repeated="2"/>
          <table:table-cell table:style-name="ce87" table:number-columns-repeated="3"/>
          <table:table-cell table:style-name="ce87" table:formula="of:=[M_Acu_NA.H16]/[.$H$6]" office:value-type="float" office:value="0.149794606607851" calcext:value-type="float">
            <text:p>0.1</text:p>
          </table:table-cell>
          <table:table-cell table:style-name="ce87"/>
          <table:table-cell table:style-name="ce87" table:formula="of:=[M_Acu_NA.J16]/[.$J$6]" office:value-type="float" office:value="1.25913767407141" calcext:value-type="float">
            <text:p>1.3</text:p>
          </table:table-cell>
          <table:table-cell/>
          <table:table-cell table:style-name="ce87" table:number-columns-repeated="2"/>
          <table:table-cell/>
          <table:table-cell table:style-name="ce87" table:number-columns-repeated="3"/>
        </table:table-row>
        <table:table-row table:style-name="ro1">
          <table:table-cell/>
          <table:table-cell table:formula="of:=[M_Acu_NA.B17]" office:value-type="date" office:date-value="2020-02-28" calcext:value-type="date">
            <text:p>28/02</text:p>
          </table:table-cell>
          <table:table-cell table:number-columns-repeated="2"/>
          <table:table-cell table:style-name="ce87" table:number-columns-repeated="3"/>
          <table:table-cell table:style-name="ce87" table:formula="of:=[M_Acu_NA.H17]/[.$H$6]" office:value-type="float" office:value="0.149794606607851" calcext:value-type="float">
            <text:p>0.1</text:p>
          </table:table-cell>
          <table:table-cell table:style-name="ce87"/>
          <table:table-cell table:style-name="ce87" table:formula="of:=[M_Acu_NA.J17]/[.$J$6]" office:value-type="float" office:value="1.55540536208821" calcext:value-type="float">
            <text:p>1.6</text:p>
          </table:table-cell>
          <table:table-cell/>
          <table:table-cell table:style-name="ce87" table:number-columns-repeated="2"/>
          <table:table-cell/>
          <table:table-cell table:style-name="ce87" table:number-columns-repeated="3"/>
        </table:table-row>
        <table:table-row table:style-name="ro1">
          <table:table-cell/>
          <table:table-cell table:formula="of:=[M_Acu_NA.B18]" office:value-type="date" office:date-value="2020-02-29" calcext:value-type="date">
            <text:p>29/02</text:p>
          </table:table-cell>
          <table:table-cell table:number-columns-repeated="2"/>
          <table:table-cell table:style-name="ce87" table:number-columns-repeated="3"/>
          <table:table-cell table:style-name="ce87" table:formula="of:=[M_Acu_NA.H18]/[.$H$6]" office:value-type="float" office:value="0.149794606607851" calcext:value-type="float">
            <text:p>0.1</text:p>
          </table:table-cell>
          <table:table-cell table:style-name="ce87"/>
          <table:table-cell table:style-name="ce87" table:formula="of:=[M_Acu_NA.J18]/[.$J$6]" office:value-type="float" office:value="2.14794073812181" calcext:value-type="float">
            <text:p>2.1</text:p>
          </table:table-cell>
          <table:table-cell/>
          <table:table-cell table:style-name="ce87" table:number-columns-repeated="2"/>
          <table:table-cell/>
          <table:table-cell table:style-name="ce87" table:number-columns-repeated="3"/>
        </table:table-row>
        <table:table-row table:style-name="ro1">
          <table:table-cell table:style-name="ce83"/>
          <table:table-cell table:style-name="ce59" table:formula="of:=[M_Acu_NA.B19]" office:value-type="date" office:date-value="2020-03-01" calcext:value-type="date">
            <text:p>01/03</text:p>
          </table:table-cell>
          <table:table-cell table:style-name="ce89" table:number-columns-repeated="5"/>
          <table:table-cell table:style-name="ce89" table:formula="of:=[M_Acu_NA.H19]/[.$H$6]" office:value-type="float" office:value="0.149794606607851" calcext:value-type="float">
            <text:p>0.1</text:p>
          </table:table-cell>
          <table:table-cell table:style-name="ce89"/>
          <table:table-cell table:style-name="ce89" table:formula="of:=[M_Acu_NA.J19]/[.$J$6]" office:value-type="float" office:value="2.51827534814281" calcext:value-type="float">
            <text:p>2.5</text:p>
          </table:table-cell>
          <table:table-cell table:style-name="ce89" table:number-columns-repeated="7"/>
        </table:table-row>
        <table:table-row table:style-name="ro1">
          <table:table-cell table:style-name="ce86" table:formula="of:=[M_Acu_NA.A20]" office:value-type="string" office:string-value="L" calcext:value-type="string">
            <text:p>L</text:p>
          </table:table-cell>
          <table:table-cell table:formula="of:=[M_Acu_NA.B20]" office:value-type="date" office:date-value="2020-03-02" calcext:value-type="date">
            <text:p>02/03</text:p>
          </table:table-cell>
          <table:table-cell table:number-columns-repeated="2"/>
          <table:table-cell table:style-name="ce87" table:number-columns-repeated="3"/>
          <table:table-cell table:style-name="ce87" table:formula="of:=[M_Acu_NA.H20]/[.$H$6]" office:value-type="float" office:value="0.224691909911777" calcext:value-type="float">
            <text:p>0.2</text:p>
          </table:table-cell>
          <table:table-cell table:style-name="ce87"/>
          <table:table-cell table:style-name="ce87" table:formula="of:=[M_Acu_NA.J20]/[.$J$6]" office:value-type="float" office:value="3.85147994421842" calcext:value-type="float">
            <text:p>3.9</text:p>
          </table:table-cell>
          <table:table-cell/>
          <table:table-cell table:style-name="ce87" table:number-columns-repeated="2"/>
          <table:table-cell/>
          <table:table-cell table:style-name="ce87" table:number-columns-repeated="3"/>
        </table:table-row>
        <table:table-row table:style-name="ro1">
          <table:table-cell/>
          <table:table-cell table:formula="of:=[M_Acu_NA.B21]" office:value-type="date" office:date-value="2020-03-03" calcext:value-type="date">
            <text:p>03/03</text:p>
          </table:table-cell>
          <table:table-cell table:number-columns-repeated="2"/>
          <table:table-cell table:style-name="ce87" table:number-columns-repeated="3"/>
          <table:table-cell table:style-name="ce87" table:formula="of:=[M_Acu_NA.H21]/[.$H$6]" office:value-type="float" office:value="0.299589213215703" calcext:value-type="float">
            <text:p>0.3</text:p>
          </table:table-cell>
          <table:table-cell table:style-name="ce87"/>
          <table:table-cell table:style-name="ce87" table:formula="of:=[M_Acu_NA.J21]/[.$J$6]" office:value-type="float" office:value="5.85128683833183" calcext:value-type="float">
            <text:p>5.9</text:p>
          </table:table-cell>
          <table:table-cell/>
          <table:table-cell table:style-name="ce87" table:number-columns-repeated="2"/>
          <table:table-cell/>
          <table:table-cell table:style-name="ce87" table:number-columns-repeated="3"/>
        </table:table-row>
        <table:table-row table:style-name="ro1">
          <table:table-cell/>
          <table:table-cell table:formula="of:=[M_Acu_NA.B22]" office:value-type="date" office:date-value="2020-03-04" calcext:value-type="date">
            <text:p>04/03</text:p>
          </table:table-cell>
          <table:table-cell table:number-columns-repeated="2"/>
          <table:table-cell table:style-name="ce87" table:number-columns-repeated="3"/>
          <table:table-cell table:style-name="ce87" table:formula="of:=[M_Acu_NA.H22]/[.$H$6]" office:value-type="float" office:value="0.299589213215703" calcext:value-type="float">
            <text:p>0.3</text:p>
          </table:table-cell>
          <table:table-cell table:style-name="ce87"/>
          <table:table-cell table:style-name="ce87" table:formula="of:=[M_Acu_NA.J22]/[.$J$6]" office:value-type="float" office:value="7.92516065444944" calcext:value-type="float">
            <text:p>7.9</text:p>
          </table:table-cell>
          <table:table-cell/>
          <table:table-cell table:style-name="ce87" table:number-columns-repeated="2"/>
          <table:table-cell/>
          <table:table-cell table:style-name="ce87" table:number-columns-repeated="3"/>
        </table:table-row>
        <table:table-row table:style-name="ro1">
          <table:table-cell/>
          <table:table-cell table:formula="of:=[M_Acu_NA.B23]" office:value-type="date" office:date-value="2020-03-05" calcext:value-type="date">
            <text:p>05/03</text:p>
          </table:table-cell>
          <table:table-cell table:number-columns-repeated="2"/>
          <table:table-cell table:style-name="ce87" table:number-columns-repeated="2"/>
          <table:table-cell table:style-name="ce87" table:formula="of:=[M_Acu_NA.G23]/[.$G$6]" office:value-type="float" office:value="0.353764219331693" calcext:value-type="float">
            <text:p>0.4</text:p>
          </table:table-cell>
          <table:table-cell table:style-name="ce87" table:formula="of:=[M_Acu_NA.H23]/[.$H$6]" office:value-type="float" office:value="0.524281123127479" calcext:value-type="float">
            <text:p>0.5</text:p>
          </table:table-cell>
          <table:table-cell table:style-name="ce87"/>
          <table:table-cell table:formula="of:=[M_Acu_NA.J23]/[.$J$6]" office:value-type="float" office:value="10.9619044566217" calcext:value-type="float">
            <text:p>11</text:p>
          </table:table-cell>
          <table:table-cell/>
          <table:table-cell table:style-name="ce87" table:number-columns-repeated="2"/>
          <table:table-cell/>
          <table:table-cell table:style-name="ce87" table:formula="of:=[M_Acu_NA.O23]/[.$O$6]" office:value-type="float" office:value="0.0844406011959319" calcext:value-type="float">
            <text:p>0.1</text:p>
          </table:table-cell>
          <table:table-cell table:style-name="ce87"/>
          <table:table-cell table:style-name="ce87" table:formula="of:=[M_Acu_NA.Q23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Acu_NA.B24]" office:value-type="date" office:date-value="2020-03-06" calcext:value-type="date">
            <text:p>06/03</text:p>
          </table:table-cell>
          <table:table-cell table:number-columns-repeated="2"/>
          <table:table-cell table:style-name="ce87" table:number-columns-repeated="2"/>
          <table:table-cell table:style-name="ce87" table:formula="of:=[M_Acu_NA.G24]/[.$G$6]" office:value-type="float" office:value="0.589607032219489" calcext:value-type="float">
            <text:p>0.6</text:p>
          </table:table-cell>
          <table:table-cell table:style-name="ce87" table:formula="of:=[M_Acu_NA.H24]/[.$H$6]" office:value-type="float" office:value="0.674075729735331" calcext:value-type="float">
            <text:p>0.7</text:p>
          </table:table-cell>
          <table:table-cell table:style-name="ce87" table:formula="of:=[M_Acu_NA.I24]/[.$I$6]" office:value-type="float" office:value="0.305261063186895" calcext:value-type="float">
            <text:p>0.3</text:p>
          </table:table-cell>
          <table:table-cell table:formula="of:=[M_Acu_NA.J24]/[.$J$6]" office:value-type="float" office:value="14.5911836348275" calcext:value-type="float">
            <text:p>15</text:p>
          </table:table-cell>
          <table:table-cell/>
          <table:table-cell table:style-name="ce87" table:number-columns-repeated="2"/>
          <table:table-cell/>
          <table:table-cell table:style-name="ce87" table:formula="of:=[M_Acu_NA.O24]/[.$O$6]" office:value-type="float" office:value="0.168881202391864" calcext:value-type="float">
            <text:p>0.2</text:p>
          </table:table-cell>
          <table:table-cell table:style-name="ce87"/>
          <table:table-cell table:style-name="ce87" table:formula="of:=[M_Acu_NA.Q24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Acu_NA.B25]" office:value-type="date" office:date-value="2020-03-07" calcext:value-type="date">
            <text:p>07/03</text:p>
          </table:table-cell>
          <table:table-cell table:number-columns-repeated="2"/>
          <table:table-cell table:style-name="ce87" table:number-columns-repeated="2"/>
          <table:table-cell table:style-name="ce87" table:formula="of:=[M_Acu_NA.G25]/[.$G$6]" office:value-type="float" office:value="0.943371251551182" calcext:value-type="float">
            <text:p>0.9</text:p>
          </table:table-cell>
          <table:table-cell table:style-name="ce87" table:formula="of:=[M_Acu_NA.H25]/[.$H$6]" office:value-type="float" office:value="1.19835685286281" calcext:value-type="float">
            <text:p>1.2</text:p>
          </table:table-cell>
          <table:table-cell table:style-name="ce87" table:formula="of:=[M_Acu_NA.I25]/[.$I$6]" office:value-type="float" office:value="0.305261063186895" calcext:value-type="float">
            <text:p>0.3</text:p>
          </table:table-cell>
          <table:table-cell table:formula="of:=[M_Acu_NA.J25]/[.$J$6]" office:value-type="float" office:value="17.2575928269787" calcext:value-type="float">
            <text:p>17</text:p>
          </table:table-cell>
          <table:table-cell/>
          <table:table-cell table:style-name="ce87" table:number-columns-repeated="2"/>
          <table:table-cell/>
          <table:table-cell table:style-name="ce87" table:formula="of:=[M_Acu_NA.O25]/[.$O$6]" office:value-type="float" office:value="0.168881202391864" calcext:value-type="float">
            <text:p>0.2</text:p>
          </table:table-cell>
          <table:table-cell table:style-name="ce87"/>
          <table:table-cell table:style-name="ce87" table:formula="of:=[M_Acu_NA.Q25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Acu_NA.B26]" office:value-type="date" office:date-value="2020-03-08" calcext:value-type="date">
            <text:p>08/03</text:p>
          </table:table-cell>
          <table:table-cell table:number-columns-repeated="2"/>
          <table:table-cell table:style-name="ce87" table:number-columns-repeated="2"/>
          <table:table-cell table:style-name="ce87" table:formula="of:=[M_Acu_NA.G26]/[.$G$6]" office:value-type="float" office:value="1.17921406443898" calcext:value-type="float">
            <text:p>1.2</text:p>
          </table:table-cell>
          <table:table-cell table:style-name="ce87" table:formula="of:=[M_Acu_NA.H26]/[.$H$6]" office:value-type="float" office:value="1.42304876277459" calcext:value-type="float">
            <text:p>1.4</text:p>
          </table:table-cell>
          <table:table-cell table:style-name="ce87" table:formula="of:=[M_Acu_NA.I26]/[.$I$6]" office:value-type="float" office:value="0.915783189560684" calcext:value-type="float">
            <text:p>0.9</text:p>
          </table:table-cell>
          <table:table-cell table:formula="of:=[M_Acu_NA.J26]/[.$J$6]" office:value-type="float" office:value="27.1084934535373" calcext:value-type="float">
            <text:p>27</text:p>
          </table:table-cell>
          <table:table-cell/>
          <table:table-cell table:style-name="ce87" table:number-columns-repeated="2"/>
          <table:table-cell/>
          <table:table-cell table:style-name="ce87" table:formula="of:=[M_Acu_NA.O26]/[.$O$6]" office:value-type="float" office:value="0.253321803587796" calcext:value-type="float">
            <text:p>0.3</text:p>
          </table:table-cell>
          <table:table-cell table:style-name="ce87"/>
          <table:table-cell table:style-name="ce87" table:formula="of:=[M_Acu_NA.Q26]/[.$Q$6]" office:value-type="float" office:value="1.31500983670819" calcext:value-type="float">
            <text:p>1.3</text:p>
          </table:table-cell>
        </table:table-row>
        <table:table-row table:style-name="ro1">
          <table:table-cell table:style-name="ce80" table:formula="of:=[M_Acu_NA.A27]" office:value-type="string" office:string-value="L" calcext:value-type="string">
            <text:p>L</text:p>
          </table:table-cell>
          <table:table-cell table:style-name="ce57" table:formula="of:=[M_Acu_NA.B27]" office:value-type="date" office:date-value="2020-03-09" calcext:value-type="date">
            <text:p>09/03</text:p>
          </table:table-cell>
          <table:table-cell table:style-name="ce106" table:formula="of:=[M_Acu_NA.C27]/[.$C$6]" office:value-type="float" office:value="0.11117071100651" calcext:value-type="float">
            <text:p>0.11</text:p>
          </table:table-cell>
          <table:table-cell table:style-name="ce88" table:number-columns-repeated="3"/>
          <table:table-cell table:style-name="ce88" table:formula="of:=[M_Acu_NA.G27]/[.$G$6]" office:value-type="float" office:value="1.88674250310236" calcext:value-type="float">
            <text:p>1.9</text:p>
          </table:table-cell>
          <table:table-cell table:style-name="ce88" table:formula="of:=[M_Acu_NA.H27]/[.$H$6]" office:value-type="float" office:value="1.57284336938244" calcext:value-type="float">
            <text:p>1.6</text:p>
          </table:table-cell>
          <table:table-cell table:style-name="ce88" table:formula="of:=[M_Acu_NA.I27]/[.$I$6]" office:value-type="float" office:value="1.22104425274758" calcext:value-type="float">
            <text:p>1.2</text:p>
          </table:table-cell>
          <table:table-cell table:style-name="ce92" table:formula="of:=[M_Acu_NA.J27]/[.$J$6]" office:value-type="float" office:value="34.2929848879448" calcext:value-type="float">
            <text:p>34</text:p>
          </table:table-cell>
          <table:table-cell table:style-name="ce88" table:number-columns-repeated="4"/>
          <table:table-cell table:style-name="ce88" table:formula="of:=[M_Acu_NA.O27]/[.$O$6]" office:value-type="float" office:value="0.422203005979659" calcext:value-type="float">
            <text:p>0.4</text:p>
          </table:table-cell>
          <table:table-cell table:style-name="ce88"/>
          <table:table-cell table:style-name="ce88" table:formula="of:=[M_Acu_NA.Q27]/[.$Q$6]" office:value-type="float" office:value="1.31500983670819" calcext:value-type="float">
            <text:p>1.3</text:p>
          </table:table-cell>
        </table:table-row>
        <table:table-row table:style-name="ro1">
          <table:table-cell/>
          <table:table-cell table:formula="of:=[M_Acu_NA.B28]" office:value-type="date" office:date-value="2020-03-10" calcext:value-type="date">
            <text:p>10/03</text:p>
          </table:table-cell>
          <table:table-cell table:formula="of:=[M_Acu_NA.C28]/[.$C$6]" office:value-type="float" office:value="0.11117071100651" calcext:value-type="float">
            <text:p>0.1</text:p>
          </table:table-cell>
          <table:table-cell/>
          <table:table-cell table:style-name="ce87" table:formula="of:=[M_Acu_NA.E28]/[.$E$6]" office:value-type="float" office:value="0.460195588805897" calcext:value-type="float">
            <text:p>0.5</text:p>
          </table:table-cell>
          <table:table-cell table:style-name="ce87"/>
          <table:table-cell table:style-name="ce87" table:formula="of:=[M_Acu_NA.G28]/[.$G$6]" office:value-type="float" office:value="4.12724922553642" calcext:value-type="float">
            <text:p>4.1</text:p>
          </table:table-cell>
          <table:table-cell table:style-name="ce87" table:formula="of:=[M_Acu_NA.H28]/[.$H$6]" office:value-type="float" office:value="2.24691909911777" calcext:value-type="float">
            <text:p>2.2</text:p>
          </table:table-cell>
          <table:table-cell table:style-name="ce87" table:formula="of:=[M_Acu_NA.I28]/[.$I$6]" office:value-type="float" office:value="1.22104425274758" calcext:value-type="float">
            <text:p>1.2</text:p>
          </table:table-cell>
          <table:table-cell table:formula="of:=[M_Acu_NA.J28]/[.$J$6]" office:value-type="float" office:value="46.7362277846504" calcext:value-type="float">
            <text:p>47</text:p>
          </table:table-cell>
          <table:table-cell/>
          <table:table-cell table:style-name="ce87" table:number-columns-repeated="2"/>
          <table:table-cell/>
          <table:table-cell table:style-name="ce87" table:formula="of:=[M_Acu_NA.O28]/[.$O$6]" office:value-type="float" office:value="0.506643607175591" calcext:value-type="float">
            <text:p>0.5</text:p>
          </table:table-cell>
          <table:table-cell table:style-name="ce87"/>
          <table:table-cell table:style-name="ce87" table:formula="of:=[M_Acu_NA.Q28]/[.$Q$6]" office:value-type="float" office:value="1.31500983670819" calcext:value-type="float">
            <text:p>1.3</text:p>
          </table:table-cell>
        </table:table-row>
        <table:table-row table:style-name="ro1">
          <table:table-cell/>
          <table:table-cell table:formula="of:=[M_Acu_NA.B29]" office:value-type="date" office:date-value="2020-03-11" calcext:value-type="date">
            <text:p>11/03</text:p>
          </table:table-cell>
          <table:table-cell table:formula="of:=[M_Acu_NA.C29]/[.$C$6]" office:value-type="float" office:value="0.166756066509764" calcext:value-type="float">
            <text:p>0.2</text:p>
          </table:table-cell>
          <table:table-cell/>
          <table:table-cell table:style-name="ce87" table:formula="of:=[M_Acu_NA.E29]/[.$E$6]" office:value-type="float" office:value="1.38058676641769" calcext:value-type="float">
            <text:p>1.4</text:p>
          </table:table-cell>
          <table:table-cell table:style-name="ce87"/>
          <table:table-cell table:style-name="ce87" table:formula="of:=[M_Acu_NA.G29]/[.$G$6]" office:value-type="float" office:value="5.5423061028632" calcext:value-type="float">
            <text:p>5.5</text:p>
          </table:table-cell>
          <table:table-cell table:style-name="ce87" table:formula="of:=[M_Acu_NA.H29]/[.$H$6]" office:value-type="float" office:value="3.59507055858843" calcext:value-type="float">
            <text:p>3.6</text:p>
          </table:table-cell>
          <table:table-cell table:style-name="ce87" table:formula="of:=[M_Acu_NA.I29]/[.$I$6]" office:value-type="float" office:value="1.52630531593447" calcext:value-type="float">
            <text:p>1.5</text:p>
          </table:table-cell>
          <table:table-cell table:formula="of:=[M_Acu_NA.J29]/[.$J$6]" office:value-type="float" office:value="61.2533444974737" calcext:value-type="float">
            <text:p>61</text:p>
          </table:table-cell>
          <table:table-cell table:formula="of:=[M_Acu_NA.K29]/[.$K$6]" office:value-type="float" office:value="1.48134045786989" calcext:value-type="float">
            <text:p>1.5</text:p>
          </table:table-cell>
          <table:table-cell table:style-name="ce87" table:number-columns-repeated="2"/>
          <table:table-cell/>
          <table:table-cell table:style-name="ce87" table:formula="of:=[M_Acu_NA.O29]/[.$O$6]" office:value-type="float" office:value="0.675524809567455" calcext:value-type="float">
            <text:p>0.7</text:p>
          </table:table-cell>
          <table:table-cell table:style-name="ce87" table:formula="of:=[M_Acu_NA.P29]/[.$P$6]" office:value-type="float" office:value="0.488913714916911" calcext:value-type="float">
            <text:p>0.5</text:p>
          </table:table-cell>
          <table:table-cell table:style-name="ce87" table:formula="of:=[M_Acu_NA.Q29]/[.$Q$6]" office:value-type="float" office:value="1.97251475506228" calcext:value-type="float">
            <text:p>2.0</text:p>
          </table:table-cell>
        </table:table-row>
        <table:table-row table:style-name="ro1">
          <table:table-cell/>
          <table:table-cell table:formula="of:=[M_Acu_NA.B30]" office:value-type="date" office:date-value="2020-03-12" calcext:value-type="date">
            <text:p>12/03</text:p>
          </table:table-cell>
          <table:table-cell table:formula="of:=[M_Acu_NA.C30]/[.$C$6]" office:value-type="float" office:value="0.277926777516274" calcext:value-type="float">
            <text:p>0.3</text:p>
          </table:table-cell>
          <table:table-cell table:formula="of:=[M_Acu_NA.D30]/[.$D$6]" office:value-type="float" office:value="0.584989932393462" calcext:value-type="float">
            <text:p>0.6</text:p>
          </table:table-cell>
          <table:table-cell table:style-name="ce87" table:formula="of:=[M_Acu_NA.E30]/[.$E$6]" office:value-type="float" office:value="1.38058676641769" calcext:value-type="float">
            <text:p>1.4</text:p>
          </table:table-cell>
          <table:table-cell table:style-name="ce87" table:formula="of:=[M_Acu_NA.F30]/[.$F$6]" office:value-type="float" office:value="0.886363510508076" calcext:value-type="float">
            <text:p>0.9</text:p>
          </table:table-cell>
          <table:table-cell table:style-name="ce87" table:formula="of:=[M_Acu_NA.G30]/[.$G$6]" office:value-type="float" office:value="9.90539814128742" calcext:value-type="float">
            <text:p>9.9</text:p>
          </table:table-cell>
          <table:table-cell table:style-name="ce87" table:formula="of:=[M_Acu_NA.H30]/[.$H$6]" office:value-type="float" office:value="4.56873550153946" calcext:value-type="float">
            <text:p>4.6</text:p>
          </table:table-cell>
          <table:table-cell table:style-name="ce87" table:formula="of:=[M_Acu_NA.I30]/[.$I$6]" office:value-type="float" office:value="1.52630531593447" calcext:value-type="float">
            <text:p>1.5</text:p>
          </table:table-cell>
          <table:table-cell table:formula="of:=[M_Acu_NA.J30]/[.$J$6]" office:value-type="float" office:value="75.2519927562675" calcext:value-type="float">
            <text:p>75</text:p>
          </table:table-cell>
          <table:table-cell table:formula="of:=[M_Acu_NA.K30]/[.$K$6]" office:value-type="float" office:value="1.48134045786989" calcext:value-type="float">
            <text:p>1.5</text:p>
          </table:table-cell>
          <table:table-cell table:style-name="ce87"/>
          <table:table-cell table:formula="of:=[M_Acu_NA.M30]/[.$M$6]" office:value-type="float" office:value="1.10144255171002" calcext:value-type="float">
            <text:p>1</text:p>
          </table:table-cell>
          <table:table-cell/>
          <table:table-cell table:style-name="ce87" table:formula="of:=[M_Acu_NA.O30]/[.$O$6]" office:value-type="float" office:value="0.675524809567455" calcext:value-type="float">
            <text:p>0.7</text:p>
          </table:table-cell>
          <table:table-cell table:style-name="ce87" table:formula="of:=[M_Acu_NA.P30]/[.$P$6]" office:value-type="float" office:value="0.488913714916911" calcext:value-type="float">
            <text:p>0.5</text:p>
          </table:table-cell>
          <table:table-cell table:style-name="ce87" table:formula="of:=[M_Acu_NA.Q30]/[.$Q$6]" office:value-type="float" office:value="3.94502951012457" calcext:value-type="float">
            <text:p>3.9</text:p>
          </table:table-cell>
        </table:table-row>
        <table:table-row table:style-name="ro1">
          <table:table-cell/>
          <table:table-cell table:formula="of:=[M_Acu_NA.B31]" office:value-type="date" office:date-value="2020-03-13" calcext:value-type="date">
            <text:p>13/03</text:p>
          </table:table-cell>
          <table:table-cell table:formula="of:=[M_Acu_NA.C31]/[.$C$6]" office:value-type="float" office:value="0.444682844026039" calcext:value-type="float">
            <text:p>0.4</text:p>
          </table:table-cell>
          <table:table-cell table:formula="of:=[M_Acu_NA.D31]/[.$D$6]" office:value-type="float" office:value="0.584989932393462" calcext:value-type="float">
            <text:p>0.6</text:p>
          </table:table-cell>
          <table:table-cell table:style-name="ce87" table:formula="of:=[M_Acu_NA.E31]/[.$E$6]" office:value-type="float" office:value="1.38058676641769" calcext:value-type="float">
            <text:p>1.4</text:p>
          </table:table-cell>
          <table:table-cell table:style-name="ce87" table:formula="of:=[M_Acu_NA.F31]/[.$F$6]" office:value-type="float" office:value="0.886363510508076" calcext:value-type="float">
            <text:p>0.9</text:p>
          </table:table-cell>
          <table:table-cell table:formula="of:=[M_Acu_NA.G31]/[.$G$6]" office:value-type="float" office:value="13.9147259603799" calcext:value-type="float">
            <text:p>14</text:p>
          </table:table-cell>
          <table:table-cell table:style-name="ce87" table:formula="of:=[M_Acu_NA.H31]/[.$H$6]" office:value-type="float" office:value="5.91688696101013" calcext:value-type="float">
            <text:p>5.9</text:p>
          </table:table-cell>
          <table:table-cell table:style-name="ce87" table:formula="of:=[M_Acu_NA.I31]/[.$I$6]" office:value-type="float" office:value="3.05261063186895" calcext:value-type="float">
            <text:p>3.1</text:p>
          </table:table-cell>
          <table:table-cell table:formula="of:=[M_Acu_NA.J31]/[.$J$6]" office:value-type="float" office:value="93.7687232573176" calcext:value-type="float">
            <text:p>94</text:p>
          </table:table-cell>
          <table:table-cell table:formula="of:=[M_Acu_NA.K31]/[.$K$6]" office:value-type="float" office:value="1.48134045786989" calcext:value-type="float">
            <text:p>1.5</text:p>
          </table:table-cell>
          <table:table-cell table:formula="of:=[M_Acu_NA.L31]/[.$L$6]" office:value-type="float" office:value="10.3538790508119" calcext:value-type="float">
            <text:p>10</text:p>
          </table:table-cell>
          <table:table-cell table:formula="of:=[M_Acu_NA.M31]/[.$M$6]" office:value-type="float" office:value="1.10144255171002" calcext:value-type="float">
            <text:p>1</text:p>
          </table:table-cell>
          <table:table-cell/>
          <table:table-cell table:style-name="ce87" table:formula="of:=[M_Acu_NA.O31]/[.$O$6]" office:value-type="float" office:value="0.844406011959319" calcext:value-type="float">
            <text:p>0.8</text:p>
          </table:table-cell>
          <table:table-cell table:style-name="ce87" table:formula="of:=[M_Acu_NA.P31]/[.$P$6]" office:value-type="float" office:value="0.977827429833821" calcext:value-type="float">
            <text:p>1.0</text:p>
          </table:table-cell>
          <table:table-cell table:style-name="ce87" table:formula="of:=[M_Acu_NA.Q31]/[.$Q$6]" office:value-type="float" office:value="4.60253442847866" calcext:value-type="float">
            <text:p>4.6</text:p>
          </table:table-cell>
        </table:table-row>
        <table:table-row table:style-name="ro1">
          <table:table-cell/>
          <table:table-cell table:formula="of:=[M_Acu_NA.B32]" office:value-type="date" office:date-value="2020-03-14" calcext:value-type="date">
            <text:p>14/03</text:p>
          </table:table-cell>
          <table:table-cell table:formula="of:=[M_Acu_NA.C32]/[.$C$6]" office:value-type="float" office:value="0.444682844026039" calcext:value-type="float">
            <text:p>0.4</text:p>
          </table:table-cell>
          <table:table-cell table:formula="of:=[M_Acu_NA.D32]/[.$D$6]" office:value-type="float" office:value="0.584989932393462" calcext:value-type="float">
            <text:p>0.6</text:p>
          </table:table-cell>
          <table:table-cell table:style-name="ce87" table:formula="of:=[M_Acu_NA.E32]/[.$E$6]" office:value-type="float" office:value="1.84078235522359" calcext:value-type="float">
            <text:p>1.8</text:p>
          </table:table-cell>
          <table:table-cell table:style-name="ce87" table:formula="of:=[M_Acu_NA.F32]/[.$F$6]" office:value-type="float" office:value="1.77272702101615" calcext:value-type="float">
            <text:p>1.8</text:p>
          </table:table-cell>
          <table:table-cell table:formula="of:=[M_Acu_NA.G32]/[.$G$6]" office:value-type="float" office:value="16.0373112763701" calcext:value-type="float">
            <text:p>16</text:p>
          </table:table-cell>
          <table:table-cell table:style-name="ce87" table:formula="of:=[M_Acu_NA.H32]/[.$H$6]" office:value-type="float" office:value="6.81565460065723" calcext:value-type="float">
            <text:p>6.8</text:p>
          </table:table-cell>
          <table:table-cell table:style-name="ce87" table:formula="of:=[M_Acu_NA.I32]/[.$I$6]" office:value-type="float" office:value="3.66313275824274" calcext:value-type="float">
            <text:p>3.7</text:p>
          </table:table-cell>
          <table:table-cell table:formula="of:=[M_Acu_NA.J32]/[.$J$6]" office:value-type="float" office:value="106.730434608053" calcext:value-type="float">
            <text:p>107</text:p>
          </table:table-cell>
          <table:table-cell table:formula="of:=[M_Acu_NA.K32]/[.$K$6]" office:value-type="float" office:value="2.96268091573978" calcext:value-type="float">
            <text:p>3.0</text:p>
          </table:table-cell>
          <table:table-cell table:style-name="ce87" table:formula="of:=[M_Acu_NA.L32]/[.$L$6]" office:value-type="float" office:value="10.3538790508119" calcext:value-type="float">
            <text:p>10.4</text:p>
          </table:table-cell>
          <table:table-cell table:formula="of:=[M_Acu_NA.M32]/[.$M$6]" office:value-type="float" office:value="3.30432765513006" calcext:value-type="float">
            <text:p>3</text:p>
          </table:table-cell>
          <table:table-cell/>
          <table:table-cell table:style-name="ce87" table:formula="of:=[M_Acu_NA.O32]/[.$O$6]" office:value-type="float" office:value="1.77325262511457" calcext:value-type="float">
            <text:p>1.8</text:p>
          </table:table-cell>
          <table:table-cell table:style-name="ce87" table:formula="of:=[M_Acu_NA.P32]/[.$P$6]" office:value-type="float" office:value="1.46674114475073" calcext:value-type="float">
            <text:p>1.5</text:p>
          </table:table-cell>
          <table:table-cell table:style-name="ce87" table:formula="of:=[M_Acu_NA.Q32]/[.$Q$6]" office:value-type="float" office:value="7.23255410189504" calcext:value-type="float">
            <text:p>7.2</text:p>
          </table:table-cell>
        </table:table-row>
        <table:table-row table:style-name="ro1">
          <table:table-cell table:style-name="ce83"/>
          <table:table-cell table:style-name="ce59" table:formula="of:=[M_Acu_NA.B33]" office:value-type="date" office:date-value="2020-03-15" calcext:value-type="date">
            <text:p>15/03</text:p>
          </table:table-cell>
          <table:table-cell table:style-name="ce89" table:formula="of:=[M_Acu_NA.C33]/[.$C$6]" office:value-type="float" office:value="0.667024266039058" calcext:value-type="float">
            <text:p>0.7</text:p>
          </table:table-cell>
          <table:table-cell table:style-name="ce89" table:formula="of:=[M_Acu_NA.D33]/[.$D$6]" office:value-type="float" office:value="0.584989932393462" calcext:value-type="float">
            <text:p>0.6</text:p>
          </table:table-cell>
          <table:table-cell table:style-name="ce89" table:formula="of:=[M_Acu_NA.E33]/[.$E$6]" office:value-type="float" office:value="1.84078235522359" calcext:value-type="float">
            <text:p>1.8</text:p>
          </table:table-cell>
          <table:table-cell table:style-name="ce89" table:formula="of:=[M_Acu_NA.F33]/[.$F$6]" office:value-type="float" office:value="3.5454540420323" calcext:value-type="float">
            <text:p>3.5</text:p>
          </table:table-cell>
          <table:table-cell table:style-name="ce91" table:formula="of:=[M_Acu_NA.G33]/[.$G$6]" office:value-type="float" office:value="33.9613650558426" calcext:value-type="float">
            <text:p>34</text:p>
          </table:table-cell>
          <table:table-cell table:style-name="ce89" table:formula="of:=[M_Acu_NA.H33]/[.$H$6]" office:value-type="float" office:value="8.98767639647108" calcext:value-type="float">
            <text:p>9.0</text:p>
          </table:table-cell>
          <table:table-cell table:style-name="ce89" table:formula="of:=[M_Acu_NA.I33]/[.$I$6]" office:value-type="float" office:value="6.10522126373789" calcext:value-type="float">
            <text:p>6.1</text:p>
          </table:table-cell>
          <table:table-cell table:style-name="ce91" table:formula="of:=[M_Acu_NA.J33]/[.$J$6]" office:value-type="float" office:value="133.987061905598" calcext:value-type="float">
            <text:p>134</text:p>
          </table:table-cell>
          <table:table-cell table:style-name="ce89" table:formula="of:=[M_Acu_NA.K33]/[.$K$6]" office:value-type="float" office:value="2.96268091573978" calcext:value-type="float">
            <text:p>3.0</text:p>
          </table:table-cell>
          <table:table-cell table:style-name="ce89" table:formula="of:=[M_Acu_NA.L33]/[.$L$6]" office:value-type="float" office:value="10.3538790508119" calcext:value-type="float">
            <text:p>10.4</text:p>
          </table:table-cell>
          <table:table-cell table:style-name="ce91" table:formula="of:=[M_Acu_NA.M33]/[.$M$6]" office:value-type="float" office:value="3.30432765513006" calcext:value-type="float">
            <text:p>3</text:p>
          </table:table-cell>
          <table:table-cell table:style-name="ce89"/>
          <table:table-cell table:style-name="ce89" table:formula="of:=[M_Acu_NA.O33]/[.$O$6]" office:value-type="float" office:value="2.95542104185762" calcext:value-type="float">
            <text:p>3.0</text:p>
          </table:table-cell>
          <table:table-cell table:style-name="ce89" table:formula="of:=[M_Acu_NA.P33]/[.$P$6]" office:value-type="float" office:value="2.44456857458455" calcext:value-type="float">
            <text:p>2.4</text:p>
          </table:table-cell>
          <table:table-cell table:style-name="ce91" table:formula="of:=[M_Acu_NA.Q33]/[.$Q$6]" office:value-type="float" office:value="11.1775836120196" calcext:value-type="float">
            <text:p>11</text:p>
          </table:table-cell>
        </table:table-row>
        <table:table-row table:style-name="ro1">
          <table:table-cell table:style-name="ce86" table:formula="of:=[M_Acu_NA.A34]" office:value-type="string" office:string-value="L" calcext:value-type="string">
            <text:p>L</text:p>
          </table:table-cell>
          <table:table-cell table:formula="of:=[M_Acu_NA.B34]" office:value-type="date" office:date-value="2020-03-16" calcext:value-type="date">
            <text:p>16/03</text:p>
          </table:table-cell>
          <table:table-cell table:formula="of:=[M_Acu_NA.C34]/[.$C$6]" office:value-type="float" office:value="0.667024266039058" calcext:value-type="float">
            <text:p>0.7</text:p>
          </table:table-cell>
          <table:table-cell table:formula="of:=[M_Acu_NA.D34]/[.$D$6]" office:value-type="float" office:value="1.75496979718039" calcext:value-type="float">
            <text:p>1.8</text:p>
          </table:table-cell>
          <table:table-cell table:style-name="ce87" table:formula="of:=[M_Acu_NA.E34]/[.$E$6]" office:value-type="float" office:value="2.30097794402948" calcext:value-type="float">
            <text:p>2.3</text:p>
          </table:table-cell>
          <table:table-cell table:style-name="ce87" table:formula="of:=[M_Acu_NA.F34]/[.$F$6]" office:value-type="float" office:value="4.43181755254038" calcext:value-type="float">
            <text:p>4.4</text:p>
          </table:table-cell>
          <table:table-cell table:formula="of:=[M_Acu_NA.G34]/[.$G$6]" office:value-type="float" office:value="36.4377145911644" calcext:value-type="float">
            <text:p>36</text:p>
          </table:table-cell>
          <table:table-cell table:formula="of:=[M_Acu_NA.H34]/[.$H$6]" office:value-type="float" office:value="11.084800888981" calcext:value-type="float">
            <text:p>11</text:p>
          </table:table-cell>
          <table:table-cell table:style-name="ce87" table:formula="of:=[M_Acu_NA.I34]/[.$I$6]" office:value-type="float" office:value="7.32626551648547" calcext:value-type="float">
            <text:p>7.3</text:p>
          </table:table-cell>
          <table:table-cell table:formula="of:=[M_Acu_NA.J34]/[.$J$6]" office:value-type="float" office:value="159.836417685064" calcext:value-type="float">
            <text:p>160</text:p>
          </table:table-cell>
          <table:table-cell table:formula="of:=[M_Acu_NA.K34]/[.$K$6]" office:value-type="float" office:value="2.96268091573978" calcext:value-type="float">
            <text:p>3.0</text:p>
          </table:table-cell>
          <table:table-cell table:style-name="ce87" table:formula="of:=[M_Acu_NA.L34]/[.$L$6]" office:value-type="float" office:value="10.3538790508119" calcext:value-type="float">
            <text:p>10.4</text:p>
          </table:table-cell>
          <table:table-cell table:formula="of:=[M_Acu_NA.M34]/[.$M$6]" office:value-type="float" office:value="3.30432765513006" calcext:value-type="float">
            <text:p>3</text:p>
          </table:table-cell>
          <table:table-cell table:formula="of:=[M_Acu_NA.N34]/[.$N$6]" office:value-type="float" office:value="0.476639224802949" calcext:value-type="float">
            <text:p>0.5</text:p>
          </table:table-cell>
          <table:table-cell table:style-name="ce87" table:formula="of:=[M_Acu_NA.O34]/[.$O$6]" office:value-type="float" office:value="4.64423306577625" calcext:value-type="float">
            <text:p>4.6</text:p>
          </table:table-cell>
          <table:table-cell table:style-name="ce87" table:formula="of:=[M_Acu_NA.P34]/[.$P$6]" office:value-type="float" office:value="3.42239600441837" calcext:value-type="float">
            <text:p>3.4</text:p>
          </table:table-cell>
          <table:table-cell table:formula="of:=[M_Acu_NA.Q34]/[.$Q$6]" office:value-type="float" office:value="17.0951278772065" calcext:value-type="float">
            <text:p>17</text:p>
          </table:table-cell>
        </table:table-row>
        <table:table-row table:style-name="ro1">
          <table:table-cell/>
          <table:table-cell table:formula="of:=[M_Acu_NA.B35]" office:value-type="date" office:date-value="2020-03-17" calcext:value-type="date">
            <text:p>17/03</text:p>
          </table:table-cell>
          <table:table-cell table:formula="of:=[M_Acu_NA.C35]/[.$C$6]" office:value-type="float" office:value="0.667024266039058" calcext:value-type="float">
            <text:p>0.7</text:p>
          </table:table-cell>
          <table:table-cell table:formula="of:=[M_Acu_NA.D35]/[.$D$6]" office:value-type="float" office:value="1.75496979718039" calcext:value-type="float">
            <text:p>1.8</text:p>
          </table:table-cell>
          <table:table-cell table:style-name="ce87" table:formula="of:=[M_Acu_NA.E35]/[.$E$6]" office:value-type="float" office:value="2.30097794402948" calcext:value-type="float">
            <text:p>2.3</text:p>
          </table:table-cell>
          <table:table-cell table:style-name="ce87" table:formula="of:=[M_Acu_NA.F35]/[.$F$6]" office:value-type="float" office:value="5.31818106304845" calcext:value-type="float">
            <text:p>5.3</text:p>
          </table:table-cell>
          <table:table-cell table:formula="of:=[M_Acu_NA.G35]/[.$G$6]" office:value-type="float" office:value="57.8994105639538" calcext:value-type="float">
            <text:p>58</text:p>
          </table:table-cell>
          <table:table-cell table:formula="of:=[M_Acu_NA.H35]/[.$H$6]" office:value-type="float" office:value="13.107028078187" calcext:value-type="float">
            <text:p>13</text:p>
          </table:table-cell>
          <table:table-cell table:formula="of:=[M_Acu_NA.I35]/[.$I$6]" office:value-type="float" office:value="13.1262257170365" calcext:value-type="float">
            <text:p>13</text:p>
          </table:table-cell>
          <table:table-cell table:formula="of:=[M_Acu_NA.J35]/[.$J$6]" office:value-type="float" office:value="185.389505776513" calcext:value-type="float">
            <text:p>185</text:p>
          </table:table-cell>
          <table:table-cell table:formula="of:=[M_Acu_NA.K35]/[.$K$6]" office:value-type="float" office:value="2.96268091573978" calcext:value-type="float">
            <text:p>3.0</text:p>
          </table:table-cell>
          <table:table-cell table:style-name="ce87" table:formula="of:=[M_Acu_NA.L35]/[.$L$6]" office:value-type="float" office:value="10.3538790508119" calcext:value-type="float">
            <text:p>10.4</text:p>
          </table:table-cell>
          <table:table-cell table:formula="of:=[M_Acu_NA.M35]/[.$M$6]" office:value-type="float" office:value="3.30432765513006" calcext:value-type="float">
            <text:p>3</text:p>
          </table:table-cell>
          <table:table-cell table:formula="of:=[M_Acu_NA.N35]/[.$N$6]" office:value-type="float" office:value="0.476639224802949" calcext:value-type="float">
            <text:p>0.5</text:p>
          </table:table-cell>
          <table:table-cell table:style-name="ce87" table:formula="of:=[M_Acu_NA.O35]/[.$O$6]" office:value-type="float" office:value="5.99528268491116" calcext:value-type="float">
            <text:p>6.0</text:p>
          </table:table-cell>
          <table:table-cell table:style-name="ce87" table:formula="of:=[M_Acu_NA.P35]/[.$P$6]" office:value-type="float" office:value="3.91130971933529" calcext:value-type="float">
            <text:p>3.9</text:p>
          </table:table-cell>
          <table:table-cell table:formula="of:=[M_Acu_NA.Q35]/[.$Q$6]" office:value-type="float" office:value="19.0676426322687" calcext:value-type="float">
            <text:p>19</text:p>
          </table:table-cell>
        </table:table-row>
        <table:table-row table:style-name="ro1">
          <table:table-cell/>
          <table:table-cell table:formula="of:=[M_Acu_NA.B36]" office:value-type="date" office:date-value="2020-03-18" calcext:value-type="date">
            <text:p>18/03</text:p>
          </table:table-cell>
          <table:table-cell table:formula="of:=[M_Acu_NA.C36]/[.$C$6]" office:value-type="float" office:value="0.667024266039058" calcext:value-type="float">
            <text:p>0.7</text:p>
          </table:table-cell>
          <table:table-cell table:formula="of:=[M_Acu_NA.D36]/[.$D$6]" office:value-type="float" office:value="2.33995972957385" calcext:value-type="float">
            <text:p>2.3</text:p>
          </table:table-cell>
          <table:table-cell table:style-name="ce87" table:formula="of:=[M_Acu_NA.E36]/[.$E$6]" office:value-type="float" office:value="6.44273824328256" calcext:value-type="float">
            <text:p>6.4</text:p>
          </table:table-cell>
          <table:table-cell table:style-name="ce87" table:formula="of:=[M_Acu_NA.F36]/[.$F$6]" office:value-type="float" office:value="7.97727159457268" calcext:value-type="float">
            <text:p>8.0</text:p>
          </table:table-cell>
          <table:table-cell table:formula="of:=[M_Acu_NA.G36]/[.$G$6]" office:value-type="float" office:value="70.5170010534509" calcext:value-type="float">
            <text:p>71</text:p>
          </table:table-cell>
          <table:table-cell table:formula="of:=[M_Acu_NA.H36]/[.$H$6]" office:value-type="float" office:value="18.2749420061579" calcext:value-type="float">
            <text:p>18</text:p>
          </table:table-cell>
          <table:table-cell table:formula="of:=[M_Acu_NA.I36]/[.$I$6]" office:value-type="float" office:value="17.7051416648399" calcext:value-type="float">
            <text:p>18</text:p>
          </table:table-cell>
          <table:table-cell table:formula="of:=[M_Acu_NA.J36]/[.$J$6]" office:value-type="float" office:value="220.571293728509" calcext:value-type="float">
            <text:p>221</text:p>
          </table:table-cell>
          <table:table-cell table:formula="of:=[M_Acu_NA.K36]/[.$K$6]" office:value-type="float" office:value="2.96268091573978" calcext:value-type="float">
            <text:p>3.0</text:p>
          </table:table-cell>
          <table:table-cell table:formula="of:=[M_Acu_NA.L36]/[.$L$6]" office:value-type="float" office:value="20.7077581016238" calcext:value-type="float">
            <text:p>21</text:p>
          </table:table-cell>
          <table:table-cell table:formula="of:=[M_Acu_NA.M36]/[.$M$6]" office:value-type="float" office:value="6.60865531026013" calcext:value-type="float">
            <text:p>7</text:p>
          </table:table-cell>
          <table:table-cell table:formula="of:=[M_Acu_NA.N36]/[.$N$6]" office:value-type="float" office:value="0.953278449605897" calcext:value-type="float">
            <text:p>1.0</text:p>
          </table:table-cell>
          <table:table-cell table:style-name="ce87" table:formula="of:=[M_Acu_NA.O36]/[.$O$6]" office:value-type="float" office:value="8.69738192318098" calcext:value-type="float">
            <text:p>8.7</text:p>
          </table:table-cell>
          <table:table-cell table:style-name="ce87" table:formula="of:=[M_Acu_NA.P36]/[.$P$6]" office:value-type="float" office:value="6.84479200883675" calcext:value-type="float">
            <text:p>6.8</text:p>
          </table:table-cell>
          <table:table-cell table:formula="of:=[M_Acu_NA.Q36]/[.$Q$6]" office:value-type="float" office:value="24.9851868974556" calcext:value-type="float">
            <text:p>25</text:p>
          </table:table-cell>
        </table:table-row>
        <table:table-row table:style-name="ro1">
          <table:table-cell/>
          <table:table-cell table:formula="of:=[M_Acu_NA.B37]" office:value-type="date" office:date-value="2020-03-19" calcext:value-type="date">
            <text:p>19/03</text:p>
          </table:table-cell>
          <table:table-cell table:formula="of:=[M_Acu_NA.C37]/[.$C$6]" office:value-type="float" office:value="1.1117071100651" calcext:value-type="float">
            <text:p>1.1</text:p>
          </table:table-cell>
          <table:table-cell table:formula="of:=[M_Acu_NA.D37]/[.$D$6]" office:value-type="float" office:value="3.50993959436077" calcext:value-type="float">
            <text:p>3.5</text:p>
          </table:table-cell>
          <table:table-cell table:style-name="ce87" table:formula="of:=[M_Acu_NA.E37]/[.$E$6]" office:value-type="float" office:value="9.66410736492384" calcext:value-type="float">
            <text:p>9.7</text:p>
          </table:table-cell>
          <table:table-cell table:formula="of:=[M_Acu_NA.F37]/[.$F$6]" office:value-type="float" office:value="12.4090891471131" calcext:value-type="float">
            <text:p>12</text:p>
          </table:table-cell>
          <table:table-cell table:formula="of:=[M_Acu_NA.G37]/[.$G$6]" office:value-type="float" office:value="90.4457187424696" calcext:value-type="float">
            <text:p>90</text:p>
          </table:table-cell>
          <table:table-cell table:formula="of:=[M_Acu_NA.H37]/[.$H$6]" office:value-type="float" office:value="27.8617968290603" calcext:value-type="float">
            <text:p>28</text:p>
          </table:table-cell>
          <table:table-cell table:formula="of:=[M_Acu_NA.I37]/[.$I$6]" office:value-type="float" office:value="23.199840802204" calcext:value-type="float">
            <text:p>23</text:p>
          </table:table-cell>
          <table:table-cell table:formula="of:=[M_Acu_NA.J37]/[.$J$6]" office:value-type="float" office:value="252.197869424302" calcext:value-type="float">
            <text:p>252</text:p>
          </table:table-cell>
          <table:table-cell table:formula="of:=[M_Acu_NA.K37]/[.$K$6]" office:value-type="float" office:value="4.44402137360968" calcext:value-type="float">
            <text:p>4.4</text:p>
          </table:table-cell>
          <table:table-cell table:formula="of:=[M_Acu_NA.L37]/[.$L$6]" office:value-type="float" office:value="41.4155162032476" calcext:value-type="float">
            <text:p>41</text:p>
          </table:table-cell>
          <table:table-cell table:formula="of:=[M_Acu_NA.M37]/[.$M$6]" office:value-type="float" office:value="6.60865531026013" calcext:value-type="float">
            <text:p>7</text:p>
          </table:table-cell>
          <table:table-cell table:formula="of:=[M_Acu_NA.N37]/[.$N$6]" office:value-type="float" office:value="1.42991767440885" calcext:value-type="float">
            <text:p>1.4</text:p>
          </table:table-cell>
          <table:table-cell table:formula="of:=[M_Acu_NA.O37]/[.$O$6]" office:value-type="float" office:value="12.1594465722142" calcext:value-type="float">
            <text:p>12</text:p>
          </table:table-cell>
          <table:table-cell table:formula="of:=[M_Acu_NA.P37]/[.$P$6]" office:value-type="float" office:value="10.2671880132551" calcext:value-type="float">
            <text:p>10</text:p>
          </table:table-cell>
          <table:table-cell table:formula="of:=[M_Acu_NA.Q37]/[.$Q$6]" office:value-type="float" office:value="28.2727114892261" calcext:value-type="float">
            <text:p>28</text:p>
          </table:table-cell>
        </table:table-row>
        <table:table-row table:style-name="ro1">
          <table:table-cell/>
          <table:table-cell table:formula="of:=[M_Acu_NA.B38]" office:value-type="date" office:date-value="2020-03-20" calcext:value-type="date">
            <text:p>20/03</text:p>
          </table:table-cell>
          <table:table-cell table:formula="of:=[M_Acu_NA.C38]/[.$C$6]" office:value-type="float" office:value="1.7231460206009" calcext:value-type="float">
            <text:p>1.7</text:p>
          </table:table-cell>
          <table:table-cell table:formula="of:=[M_Acu_NA.D38]/[.$D$6]" office:value-type="float" office:value="3.50993959436077" calcext:value-type="float">
            <text:p>3.5</text:p>
          </table:table-cell>
          <table:table-cell table:formula="of:=[M_Acu_NA.E38]/[.$E$6]" office:value-type="float" office:value="17.0272367858182" calcext:value-type="float">
            <text:p>17</text:p>
          </table:table-cell>
          <table:table-cell table:formula="of:=[M_Acu_NA.F38]/[.$F$6]" office:value-type="float" office:value="15.9545431891454" calcext:value-type="float">
            <text:p>16</text:p>
          </table:table-cell>
          <table:table-cell table:formula="of:=[M_Acu_NA.G38]/[.$G$6]" office:value-type="float" office:value="118.157249256786" calcext:value-type="float">
            <text:p>118</text:p>
          </table:table-cell>
          <table:table-cell table:formula="of:=[M_Acu_NA.H38]/[.$H$6]" office:value-type="float" office:value="33.7037864867665" calcext:value-type="float">
            <text:p>34</text:p>
          </table:table-cell>
          <table:table-cell table:formula="of:=[M_Acu_NA.I38]/[.$I$6]" office:value-type="float" office:value="32.3576726978108" calcext:value-type="float">
            <text:p>32</text:p>
          </table:table-cell>
          <table:table-cell table:formula="of:=[M_Acu_NA.J38]/[.$J$6]" office:value-type="float" office:value="298.637829520936" calcext:value-type="float">
            <text:p>299</text:p>
          </table:table-cell>
          <table:table-cell table:formula="of:=[M_Acu_NA.K38]/[.$K$6]" office:value-type="float" office:value="4.44402137360968" calcext:value-type="float">
            <text:p>4.4</text:p>
          </table:table-cell>
          <table:table-cell table:formula="of:=[M_Acu_NA.L38]/[.$L$6]" office:value-type="float" office:value="51.7693952540595" calcext:value-type="float">
            <text:p>52</text:p>
          </table:table-cell>
          <table:table-cell table:formula="of:=[M_Acu_NA.M38]/[.$M$6]" office:value-type="float" office:value="7.71009786197015" calcext:value-type="float">
            <text:p>8</text:p>
          </table:table-cell>
          <table:table-cell table:formula="of:=[M_Acu_NA.N38]/[.$N$6]" office:value-type="float" office:value="2.85983534881769" calcext:value-type="float">
            <text:p>2.9</text:p>
          </table:table-cell>
          <table:table-cell table:formula="of:=[M_Acu_NA.O38]/[.$O$6]" office:value-type="float" office:value="14.9459864116799" calcext:value-type="float">
            <text:p>15</text:p>
          </table:table-cell>
          <table:table-cell table:formula="of:=[M_Acu_NA.P38]/[.$P$6]" office:value-type="float" office:value="15.1563251624242" calcext:value-type="float">
            <text:p>15</text:p>
          </table:table-cell>
          <table:table-cell table:formula="of:=[M_Acu_NA.Q38]/[.$Q$6]" office:value-type="float" office:value="44.0528295297243" calcext:value-type="float">
            <text:p>44</text:p>
          </table:table-cell>
        </table:table-row>
        <table:table-row table:style-name="ro1">
          <table:table-cell/>
          <table:table-cell table:formula="of:=[M_Acu_NA.B39]" office:value-type="date" office:date-value="2020-03-21" calcext:value-type="date">
            <text:p>21/03</text:p>
          </table:table-cell>
          <table:table-cell table:formula="of:=[M_Acu_NA.C39]/[.$C$6]" office:value-type="float" office:value="2.61251170865298" calcext:value-type="float">
            <text:p>2.6</text:p>
          </table:table-cell>
          <table:table-cell table:formula="of:=[M_Acu_NA.D39]/[.$D$6]" office:value-type="float" office:value="4.6799194591477" calcext:value-type="float">
            <text:p>4.7</text:p>
          </table:table-cell>
          <table:table-cell table:formula="of:=[M_Acu_NA.E39]/[.$E$6]" office:value-type="float" office:value="30.8331044499951" calcext:value-type="float">
            <text:p>31</text:p>
          </table:table-cell>
          <table:table-cell table:formula="of:=[M_Acu_NA.F39]/[.$F$6]" office:value-type="float" office:value="18.6136337206696" calcext:value-type="float">
            <text:p>19</text:p>
          </table:table-cell>
          <table:table-cell table:formula="of:=[M_Acu_NA.G39]/[.$G$6]" office:value-type="float" office:value="156.363784944608" calcext:value-type="float">
            <text:p>156</text:p>
          </table:table-cell>
          <table:table-cell table:formula="of:=[M_Acu_NA.H39]/[.$H$6]" office:value-type="float" office:value="42.0922844568062" calcext:value-type="float">
            <text:p>42</text:p>
          </table:table-cell>
          <table:table-cell table:formula="of:=[M_Acu_NA.I39]/[.$I$6]" office:value-type="float" office:value="41.5155045934177" calcext:value-type="float">
            <text:p>42</text:p>
          </table:table-cell>
          <table:table-cell table:formula="of:=[M_Acu_NA.J39]/[.$J$6]" office:value-type="float" office:value="357.372898670267" calcext:value-type="float">
            <text:p>357</text:p>
          </table:table-cell>
          <table:table-cell table:formula="of:=[M_Acu_NA.K39]/[.$K$6]" office:value-type="float" office:value="4.44402137360968" calcext:value-type="float">
            <text:p>4.4</text:p>
          </table:table-cell>
          <table:table-cell table:formula="of:=[M_Acu_NA.L39]/[.$L$6]" office:value-type="float" office:value="82.8310324064953" calcext:value-type="float">
            <text:p>83</text:p>
          </table:table-cell>
          <table:table-cell table:formula="of:=[M_Acu_NA.M39]/[.$M$6]" office:value-type="float" office:value="7.71009786197015" calcext:value-type="float">
            <text:p>8</text:p>
          </table:table-cell>
          <table:table-cell table:formula="of:=[M_Acu_NA.N39]/[.$N$6]" office:value-type="float" office:value="5.71967069763538" calcext:value-type="float">
            <text:p>5.7</text:p>
          </table:table-cell>
          <table:table-cell table:formula="of:=[M_Acu_NA.O39]/[.$O$6]" office:value-type="float" office:value="19.6746600786521" calcext:value-type="float">
            <text:p>20</text:p>
          </table:table-cell>
          <table:table-cell table:formula="of:=[M_Acu_NA.P39]/[.$P$6]" office:value-type="float" office:value="18.5787211668426" calcext:value-type="float">
            <text:p>19</text:p>
          </table:table-cell>
          <table:table-cell table:formula="of:=[M_Acu_NA.Q39]/[.$Q$6]" office:value-type="float" office:value="54.5729082233899" calcext:value-type="float">
            <text:p>55</text:p>
          </table:table-cell>
        </table:table-row>
        <table:table-row table:style-name="ro1">
          <table:table-cell/>
          <table:table-cell table:formula="of:=[M_Acu_NA.B40]" office:value-type="date" office:date-value="2020-03-22" calcext:value-type="date">
            <text:p>22/03</text:p>
          </table:table-cell>
          <table:table-cell table:formula="of:=[M_Acu_NA.C40]/[.$C$6]" office:value-type="float" office:value="3.05719455267902" calcext:value-type="float">
            <text:p>3.1</text:p>
          </table:table-cell>
          <table:table-cell table:formula="of:=[M_Acu_NA.D40]/[.$D$6]" office:value-type="float" office:value="9.3598389182954" calcext:value-type="float">
            <text:p>9.4</text:p>
          </table:table-cell>
          <table:table-cell table:formula="of:=[M_Acu_NA.E40]/[.$E$6]" office:value-type="float" office:value="34.5146691604423" calcext:value-type="float">
            <text:p>35</text:p>
          </table:table-cell>
          <table:table-cell table:formula="of:=[M_Acu_NA.F40]/[.$F$6]" office:value-type="float" office:value="21.2727242521938" calcext:value-type="float">
            <text:p>21</text:p>
          </table:table-cell>
          <table:table-cell table:formula="of:=[M_Acu_NA.G40]/[.$G$6]" office:value-type="float" office:value="202.824819083504" calcext:value-type="float">
            <text:p>203</text:p>
          </table:table-cell>
          <table:table-cell table:formula="of:=[M_Acu_NA.H40]/[.$H$6]" office:value-type="float" office:value="50.4807824268459" calcext:value-type="float">
            <text:p>50</text:p>
          </table:table-cell>
          <table:table-cell table:formula="of:=[M_Acu_NA.I40]/[.$I$6]" office:value-type="float" office:value="54.6417303104542" calcext:value-type="float">
            <text:p>55</text:p>
          </table:table-cell>
          <table:table-cell table:formula="of:=[M_Acu_NA.J40]/[.$J$6]" office:value-type="float" office:value="405.590464895001" calcext:value-type="float">
            <text:p>406</text:p>
          </table:table-cell>
          <table:table-cell table:formula="of:=[M_Acu_NA.K40]/[.$K$6]" office:value-type="float" office:value="5.92536183147957" calcext:value-type="float">
            <text:p>5.9</text:p>
          </table:table-cell>
          <table:table-cell table:style-name="ce87" table:formula="of:=[M_Acu_NA.L40]/[.$L$6]" office:value-type="float" office:value="82.8310324064953" calcext:value-type="float">
            <text:p>82.8</text:p>
          </table:table-cell>
          <table:table-cell table:formula="of:=[M_Acu_NA.M40]/[.$M$6]" office:value-type="float" office:value="7.71009786197015" calcext:value-type="float">
            <text:p>8</text:p>
          </table:table-cell>
          <table:table-cell table:formula="of:=[M_Acu_NA.N40]/[.$N$6]" office:value-type="float" office:value="6.67294914724128" calcext:value-type="float">
            <text:p>6.7</text:p>
          </table:table-cell>
          <table:table-cell table:formula="of:=[M_Acu_NA.O40]/[.$O$6]" office:value-type="float" office:value="23.7278089360569" calcext:value-type="float">
            <text:p>24</text:p>
          </table:table-cell>
          <table:table-cell table:formula="of:=[M_Acu_NA.P40]/[.$P$6]" office:value-type="float" office:value="24.4456857458455" calcext:value-type="float">
            <text:p>24</text:p>
          </table:table-cell>
          <table:table-cell table:formula="of:=[M_Acu_NA.Q40]/[.$Q$6]" office:value-type="float" office:value="65.7504918354095" calcext:value-type="float">
            <text:p>66</text:p>
          </table:table-cell>
        </table:table-row>
        <table:table-row table:style-name="ro1">
          <table:table-cell table:style-name="ce80" table:formula="of:=[M_Acu_NA.A41]" office:value-type="string" office:string-value="L" calcext:value-type="string">
            <text:p>L</text:p>
          </table:table-cell>
          <table:table-cell table:style-name="ce57" table:formula="of:=[M_Acu_NA.B41]" office:value-type="date" office:date-value="2020-03-23" calcext:value-type="date">
            <text:p>23/03</text:p>
          </table:table-cell>
          <table:table-cell table:style-name="ce88" table:formula="of:=[M_Acu_NA.C41]/[.$C$6]" office:value-type="float" office:value="4.78034057327992" calcext:value-type="float">
            <text:p>4.8</text:p>
          </table:table-cell>
          <table:table-cell table:style-name="ce92" table:formula="of:=[M_Acu_NA.D41]/[.$D$6]" office:value-type="float" office:value="12.2847885802627" calcext:value-type="float">
            <text:p>12</text:p>
          </table:table-cell>
          <table:table-cell table:style-name="ce92" table:formula="of:=[M_Acu_NA.E41]/[.$E$6]" office:value-type="float" office:value="40.4972118149189" calcext:value-type="float">
            <text:p>40</text:p>
          </table:table-cell>
          <table:table-cell table:style-name="ce92" table:formula="of:=[M_Acu_NA.F41]/[.$F$6]" office:value-type="float" office:value="21.2727242521938" calcext:value-type="float">
            <text:p>21</text:p>
          </table:table-cell>
          <table:table-cell table:style-name="ce92" table:formula="of:=[M_Acu_NA.G41]/[.$G$6]" office:value-type="float" office:value="257.304508860585" calcext:value-type="float">
            <text:p>257</text:p>
          </table:table-cell>
          <table:table-cell table:style-name="ce92" table:formula="of:=[M_Acu_NA.H41]/[.$H$6]" office:value-type="float" office:value="64.4116808413761" calcext:value-type="float">
            <text:p>64</text:p>
          </table:table-cell>
          <table:table-cell table:style-name="ce92" table:formula="of:=[M_Acu_NA.I41]/[.$I$6]" office:value-type="float" office:value="65.0206064588086" calcext:value-type="float">
            <text:p>65</text:p>
          </table:table-cell>
          <table:table-cell table:style-name="ce92" table:formula="of:=[M_Acu_NA.J41]/[.$J$6]" office:value-type="float" office:value="450.104685019525" calcext:value-type="float">
            <text:p>450</text:p>
          </table:table-cell>
          <table:table-cell table:style-name="ce88" table:formula="of:=[M_Acu_NA.K41]/[.$K$6]" office:value-type="float" office:value="8.88804274721935" calcext:value-type="float">
            <text:p>8.9</text:p>
          </table:table-cell>
          <table:table-cell table:style-name="ce88" table:formula="of:=[M_Acu_NA.L41]/[.$L$6]" office:value-type="float" office:value="82.8310324064953" calcext:value-type="float">
            <text:p>82.8</text:p>
          </table:table-cell>
          <table:table-cell table:style-name="ce92" table:formula="of:=[M_Acu_NA.M41]/[.$M$6]" office:value-type="float" office:value="7.71009786197015" calcext:value-type="float">
            <text:p>8</text:p>
          </table:table-cell>
          <table:table-cell table:style-name="ce92" table:formula="of:=[M_Acu_NA.N41]/[.$N$6]" office:value-type="float" office:value="10.9627021704678" calcext:value-type="float">
            <text:p>11</text:p>
          </table:table-cell>
          <table:table-cell table:style-name="ce92" table:formula="of:=[M_Acu_NA.O41]/[.$O$6]" office:value-type="float" office:value="28.2876014006372" calcext:value-type="float">
            <text:p>28</text:p>
          </table:table-cell>
          <table:table-cell table:style-name="ce92" table:formula="of:=[M_Acu_NA.P41]/[.$P$6]" office:value-type="float" office:value="29.8237366099316" calcext:value-type="float">
            <text:p>30</text:p>
          </table:table-cell>
          <table:table-cell table:style-name="ce92" table:formula="of:=[M_Acu_NA.Q41]/[.$Q$6]" office:value-type="float" office:value="84.8181344676782" calcext:value-type="float">
            <text:p>85</text:p>
          </table:table-cell>
        </table:table-row>
        <table:table-row table:style-name="ro1">
          <table:table-cell/>
          <table:table-cell table:formula="of:=[M_Acu_NA.B42]" office:value-type="date" office:date-value="2020-03-24" calcext:value-type="date">
            <text:p>24/03</text:p>
          </table:table-cell>
          <table:table-cell table:formula="of:=[M_Acu_NA.C42]/[.$C$6]" office:value-type="float" office:value="6.33673052737105" calcext:value-type="float">
            <text:p>6.3</text:p>
          </table:table-cell>
          <table:table-cell table:style-name="ce90" table:formula="of:=[M_Acu_NA.D42]/[.$D$6]" office:value-type="float" office:value="16.3797181070169" calcext:value-type="float">
            <text:p>16</text:p>
          </table:table-cell>
          <table:table-cell table:formula="of:=[M_Acu_NA.E42]/[.$E$6]" office:value-type="float" office:value="56.1438618343194" calcext:value-type="float">
            <text:p>56</text:p>
          </table:table-cell>
          <table:table-cell table:formula="of:=[M_Acu_NA.F42]/[.$F$6]" office:value-type="float" office:value="28.3636323362584" calcext:value-type="float">
            <text:p>28</text:p>
          </table:table-cell>
          <table:table-cell table:formula="of:=[M_Acu_NA.G42]/[.$G$6]" office:value-type="float" office:value="316.736897708309" calcext:value-type="float">
            <text:p>317</text:p>
          </table:table-cell>
          <table:table-cell table:formula="of:=[M_Acu_NA.H42]/[.$H$6]" office:value-type="float" office:value="82.3870336343182" calcext:value-type="float">
            <text:p>82</text:p>
          </table:table-cell>
          <table:table-cell table:formula="of:=[M_Acu_NA.I42]/[.$I$6]" office:value-type="float" office:value="84.2520534395829" calcext:value-type="float">
            <text:p>84</text:p>
          </table:table-cell>
          <table:table-cell table:formula="of:=[M_Acu_NA.J42]/[.$J$6]" office:value-type="float" office:value="505.136408068646" calcext:value-type="float">
            <text:p>505</text:p>
          </table:table-cell>
          <table:table-cell table:style-name="ce90" table:formula="of:=[M_Acu_NA.K42]/[.$K$6]" office:value-type="float" office:value="10.3693832050892" calcext:value-type="float">
            <text:p>10</text:p>
          </table:table-cell>
          <table:table-cell table:style-name="ce87" table:formula="of:=[M_Acu_NA.L42]/[.$L$6]" office:value-type="float" office:value="82.8310324064953" calcext:value-type="float">
            <text:p>82.8</text:p>
          </table:table-cell>
          <table:table-cell table:formula="of:=[M_Acu_NA.M42]/[.$M$6]" office:value-type="float" office:value="11.0144255171002" calcext:value-type="float">
            <text:p>11</text:p>
          </table:table-cell>
          <table:table-cell table:style-name="ce90" table:formula="of:=[M_Acu_NA.N42]/[.$N$6]" office:value-type="float" office:value="15.7290944184973" calcext:value-type="float">
            <text:p>16</text:p>
          </table:table-cell>
          <table:table-cell table:formula="of:=[M_Acu_NA.O42]/[.$O$6]" office:value-type="float" office:value="35.6339337046832" calcext:value-type="float">
            <text:p>36</text:p>
          </table:table-cell>
          <table:table-cell table:formula="of:=[M_Acu_NA.P42]/[.$P$6]" office:value-type="float" office:value="39.6020109082698" calcext:value-type="float">
            <text:p>40</text:p>
          </table:table-cell>
          <table:table-cell table:formula="of:=[M_Acu_NA.Q42]/[.$Q$6]" office:value-type="float" office:value="100.598252508176" calcext:value-type="float">
            <text:p>101</text:p>
          </table:table-cell>
        </table:table-row>
        <table:table-row table:style-name="ro1">
          <table:table-cell/>
          <table:table-cell table:formula="of:=[M_Acu_NA.B43]" office:value-type="date" office:date-value="2020-03-25" calcext:value-type="date">
            <text:p>25/03</text:p>
          </table:table-cell>
          <table:table-cell table:formula="of:=[M_Acu_NA.C43]/[.$C$6]" office:value-type="float" office:value="8.28221796998497" calcext:value-type="float">
            <text:p>8.3</text:p>
          </table:table-cell>
          <table:table-cell table:style-name="ce90" table:formula="of:=[M_Acu_NA.D43]/[.$D$6]" office:value-type="float" office:value="18.1346879041973" calcext:value-type="float">
            <text:p>18</text:p>
          </table:table-cell>
          <table:table-cell table:formula="of:=[M_Acu_NA.E43]/[.$E$6]" office:value-type="float" office:value="81.9148148074497" calcext:value-type="float">
            <text:p>82</text:p>
          </table:table-cell>
          <table:table-cell table:formula="of:=[M_Acu_NA.F43]/[.$F$6]" office:value-type="float" office:value="30.1363593572746" calcext:value-type="float">
            <text:p>30</text:p>
          </table:table-cell>
          <table:table-cell table:formula="of:=[M_Acu_NA.G43]/[.$G$6]" office:value-type="float" office:value="404.942109728345" calcext:value-type="float">
            <text:p>405</text:p>
          </table:table-cell>
          <table:table-cell table:formula="of:=[M_Acu_NA.H43]/[.$H$6]" office:value-type="float" office:value="99.688310697525" calcext:value-type="float">
            <text:p>100</text:p>
          </table:table-cell>
          <table:table-cell table:formula="of:=[M_Acu_NA.I43]/[.$I$6]" office:value-type="float" office:value="108.672938494535" calcext:value-type="float">
            <text:p>109</text:p>
          </table:table-cell>
          <table:table-cell table:formula="of:=[M_Acu_NA.J43]/[.$J$6]" office:value-type="float" office:value="555.724115797515" calcext:value-type="float">
            <text:p>556</text:p>
          </table:table-cell>
          <table:table-cell table:style-name="ce90" table:formula="of:=[M_Acu_NA.K43]/[.$K$6]" office:value-type="float" office:value="13.332064120829" calcext:value-type="float">
            <text:p>13</text:p>
          </table:table-cell>
          <table:table-cell table:style-name="ce87" table:formula="of:=[M_Acu_NA.L43]/[.$L$6]" office:value-type="float" office:value="82.8310324064953" calcext:value-type="float">
            <text:p>82.8</text:p>
          </table:table-cell>
          <table:table-cell table:formula="of:=[M_Acu_NA.M43]/[.$M$6]" office:value-type="float" office:value="13.2173106205203" calcext:value-type="float">
            <text:p>13</text:p>
          </table:table-cell>
          <table:table-cell table:style-name="ce90" table:formula="of:=[M_Acu_NA.N43]/[.$N$6]" office:value-type="float" office:value="20.4954866665268" calcext:value-type="float">
            <text:p>20</text:p>
          </table:table-cell>
          <table:table-cell table:formula="of:=[M_Acu_NA.O43]/[.$O$6]" office:value-type="float" office:value="48.8066674912486" calcext:value-type="float">
            <text:p>49</text:p>
          </table:table-cell>
          <table:table-cell table:formula="of:=[M_Acu_NA.P43]/[.$P$6]" office:value-type="float" office:value="51.8248537811925" calcext:value-type="float">
            <text:p>52</text:p>
          </table:table-cell>
          <table:table-cell table:formula="of:=[M_Acu_NA.Q43]/[.$Q$6]" office:value-type="float" office:value="115.720865630321" calcext:value-type="float">
            <text:p>116</text:p>
          </table:table-cell>
        </table:table-row>
        <table:table-row table:style-name="ro1">
          <table:table-cell/>
          <table:table-cell table:formula="of:=[M_Acu_NA.B44]" office:value-type="date" office:date-value="2020-03-26" calcext:value-type="date">
            <text:p>26/03</text:p>
          </table:table-cell>
          <table:table-cell table:style-name="ce90" table:formula="of:=[M_Acu_NA.C44]/[.$C$6]" office:value-type="float" office:value="10.8947296786379" calcext:value-type="float">
            <text:p>11</text:p>
          </table:table-cell>
          <table:table-cell table:style-name="ce90" table:formula="of:=[M_Acu_NA.D44]/[.$D$6]" office:value-type="float" office:value="28.6645066872796" calcext:value-type="float">
            <text:p>29</text:p>
          </table:table-cell>
          <table:table-cell table:formula="of:=[M_Acu_NA.E44]/[.$E$6]" office:value-type="float" office:value="101.243029537297" calcext:value-type="float">
            <text:p>101</text:p>
          </table:table-cell>
          <table:table-cell table:formula="of:=[M_Acu_NA.F44]/[.$F$6]" office:value-type="float" office:value="36.3409039308311" calcext:value-type="float">
            <text:p>36</text:p>
          </table:table-cell>
          <table:table-cell table:formula="of:=[M_Acu_NA.G44]/[.$G$6]" office:value-type="float" office:value="482.180630949098" calcext:value-type="float">
            <text:p>482</text:p>
          </table:table-cell>
          <table:table-cell table:formula="of:=[M_Acu_NA.H44]/[.$H$6]" office:value-type="float" office:value="127.025826403458" calcext:value-type="float">
            <text:p>127</text:p>
          </table:table-cell>
          <table:table-cell table:formula="of:=[M_Acu_NA.I44]/[.$I$6]" office:value-type="float" office:value="132.483301423112" calcext:value-type="float">
            <text:p>132</text:p>
          </table:table-cell>
          <table:table-cell table:formula="of:=[M_Acu_NA.J44]/[.$J$6]" office:value-type="float" office:value="604.756418164296" calcext:value-type="float">
            <text:p>605</text:p>
          </table:table-cell>
          <table:table-cell table:style-name="ce90" table:formula="of:=[M_Acu_NA.K44]/[.$K$6]" office:value-type="float" office:value="28.1454686995279" calcext:value-type="float">
            <text:p>28</text:p>
          </table:table-cell>
          <table:table-cell table:formula="of:=[M_Acu_NA.L44]/[.$L$6]" office:value-type="float" office:value="93.1849114573071" calcext:value-type="float">
            <text:p>93</text:p>
          </table:table-cell>
          <table:table-cell table:formula="of:=[M_Acu_NA.M44]/[.$M$6]" office:value-type="float" office:value="15.4201957239403" calcext:value-type="float">
            <text:p>15</text:p>
          </table:table-cell>
          <table:table-cell table:style-name="ce90" table:formula="of:=[M_Acu_NA.N44]/[.$N$6]" office:value-type="float" office:value="28.5983534881769" calcext:value-type="float">
            <text:p>29</text:p>
          </table:table-cell>
          <table:table-cell table:formula="of:=[M_Acu_NA.O44]/[.$O$6]" office:value-type="float" office:value="64.0904163077123" calcext:value-type="float">
            <text:p>64</text:p>
          </table:table-cell>
          <table:table-cell table:formula="of:=[M_Acu_NA.P44]/[.$P$6]" office:value-type="float" office:value="66.0033515137829" calcext:value-type="float">
            <text:p>66</text:p>
          </table:table-cell>
          <table:table-cell table:formula="of:=[M_Acu_NA.Q44]/[.$Q$6]" office:value-type="float" office:value="148.596111548025" calcext:value-type="float">
            <text:p>149</text:p>
          </table:table-cell>
        </table:table-row>
        <table:table-row table:style-name="ro1">
          <table:table-cell/>
          <table:table-cell table:formula="of:=[M_Acu_NA.B45]" office:value-type="date" office:date-value="2020-03-27" calcext:value-type="date">
            <text:p>27/03</text:p>
          </table:table-cell>
          <table:table-cell table:style-name="ce90" table:formula="of:=[M_Acu_NA.C45]/[.$C$6]" office:value-type="float" office:value="14.0630949423235" calcext:value-type="float">
            <text:p>14</text:p>
          </table:table-cell>
          <table:table-cell table:style-name="ce90" table:formula="of:=[M_Acu_NA.D45]/[.$D$6]" office:value-type="float" office:value="33.9294160788208" calcext:value-type="float">
            <text:p>34</text:p>
          </table:table-cell>
          <table:table-cell table:formula="of:=[M_Acu_NA.E45]/[.$E$6]" office:value-type="float" office:value="132.996525164904" calcext:value-type="float">
            <text:p>133</text:p>
          </table:table-cell>
          <table:table-cell table:formula="of:=[M_Acu_NA.F45]/[.$F$6]" office:value-type="float" office:value="46.0909025464199" calcext:value-type="float">
            <text:p>46</text:p>
          </table:table-cell>
          <table:table-cell table:formula="of:=[M_Acu_NA.G45]/[.$G$6]" office:value-type="float" office:value="572.862192504456" calcext:value-type="float">
            <text:p>573</text:p>
          </table:table-cell>
          <table:table-cell table:formula="of:=[M_Acu_NA.H45]/[.$H$6]" office:value-type="float" office:value="149.420120091332" calcext:value-type="float">
            <text:p>149</text:p>
          </table:table-cell>
          <table:table-cell table:formula="of:=[M_Acu_NA.I45]/[.$I$6]" office:value-type="float" office:value="166.672540500045" calcext:value-type="float">
            <text:p>167</text:p>
          </table:table-cell>
          <table:table-cell table:formula="of:=[M_Acu_NA.J45]/[.$J$6]" office:value-type="float" office:value="676.527265586366" calcext:value-type="float">
            <text:p>677</text:p>
          </table:table-cell>
          <table:table-cell table:style-name="ce90" table:formula="of:=[M_Acu_NA.K45]/[.$K$6]" office:value-type="float" office:value="32.5894900731376" calcext:value-type="float">
            <text:p>33</text:p>
          </table:table-cell>
          <table:table-cell table:formula="of:=[M_Acu_NA.L45]/[.$L$6]" office:value-type="float" office:value="155.308185762179" calcext:value-type="float">
            <text:p>155</text:p>
          </table:table-cell>
          <table:table-cell table:formula="of:=[M_Acu_NA.M45]/[.$M$6]" office:value-type="float" office:value="17.6230808273603" calcext:value-type="float">
            <text:p>18</text:p>
          </table:table-cell>
          <table:table-cell table:style-name="ce90" table:formula="of:=[M_Acu_NA.N45]/[.$N$6]" office:value-type="float" office:value="36.2245810850241" calcext:value-type="float">
            <text:p>36</text:p>
          </table:table-cell>
          <table:table-cell table:formula="of:=[M_Acu_NA.O45]/[.$O$6]" office:value-type="float" office:value="86.0449726186546" calcext:value-type="float">
            <text:p>86</text:p>
          </table:table-cell>
          <table:table-cell table:formula="of:=[M_Acu_NA.P45]/[.$P$6]" office:value-type="float" office:value="81.6485903911241" calcext:value-type="float">
            <text:p>82</text:p>
          </table:table-cell>
          <table:table-cell table:formula="of:=[M_Acu_NA.Q45]/[.$Q$6]" office:value-type="float" office:value="163.71872467017" calcext:value-type="float">
            <text:p>164</text:p>
          </table:table-cell>
        </table:table-row>
        <table:table-row table:style-name="ro1">
          <table:table-cell/>
          <table:table-cell table:formula="of:=[M_Acu_NA.B46]" office:value-type="date" office:date-value="2020-03-28" calcext:value-type="date">
            <text:p>28/03</text:p>
          </table:table-cell>
          <table:table-cell table:style-name="ce90" table:formula="of:=[M_Acu_NA.C46]/[.$C$6]" office:value-type="float" office:value="18.0652405385578" calcext:value-type="float">
            <text:p>18</text:p>
          </table:table-cell>
          <table:table-cell table:style-name="ce90" table:formula="of:=[M_Acu_NA.D46]/[.$D$6]" office:value-type="float" office:value="39.7793154027554" calcext:value-type="float">
            <text:p>40</text:p>
          </table:table-cell>
          <table:table-cell table:formula="of:=[M_Acu_NA.E46]/[.$E$6]" office:value-type="float" office:value="162.449042848482" calcext:value-type="float">
            <text:p>162</text:p>
          </table:table-cell>
          <table:table-cell table:formula="of:=[M_Acu_NA.F46]/[.$F$6]" office:value-type="float" office:value="57.6136281830249" calcext:value-type="float">
            <text:p>58</text:p>
          </table:table-cell>
          <table:table-cell table:formula="of:=[M_Acu_NA.G46]/[.$G$6]" office:value-type="float" office:value="670.972802665778" calcext:value-type="float">
            <text:p>671</text:p>
          </table:table-cell>
          <table:table-cell table:formula="of:=[M_Acu_NA.H46]/[.$H$6]" office:value-type="float" office:value="173.312359845284" calcext:value-type="float">
            <text:p>173</text:p>
          </table:table-cell>
          <table:table-cell table:formula="of:=[M_Acu_NA.I46]/[.$I$6]" office:value-type="float" office:value="195.061819376426" calcext:value-type="float">
            <text:p>195</text:p>
          </table:table-cell>
          <table:table-cell table:formula="of:=[M_Acu_NA.J46]/[.$J$6]" office:value-type="float" office:value="742.3727592481" calcext:value-type="float">
            <text:p>742</text:p>
          </table:table-cell>
          <table:table-cell table:style-name="ce90" table:formula="of:=[M_Acu_NA.K46]/[.$K$6]" office:value-type="float" office:value="53.3282564833161" calcext:value-type="float">
            <text:p>53</text:p>
          </table:table-cell>
          <table:table-cell table:formula="of:=[M_Acu_NA.L46]/[.$L$6]" office:value-type="float" office:value="186.369822914614" calcext:value-type="float">
            <text:p>186</text:p>
          </table:table-cell>
          <table:table-cell table:formula="of:=[M_Acu_NA.M46]/[.$M$6]" office:value-type="float" office:value="22.0288510342004" calcext:value-type="float">
            <text:p>22</text:p>
          </table:table-cell>
          <table:table-cell table:style-name="ce90" table:formula="of:=[M_Acu_NA.N46]/[.$N$6]" office:value-type="float" office:value="47.6639224802949" calcext:value-type="float">
            <text:p>48</text:p>
          </table:table-cell>
          <table:table-cell table:formula="of:=[M_Acu_NA.O46]/[.$O$6]" office:value-type="float" office:value="103.693058268604" calcext:value-type="float">
            <text:p>104</text:p>
          </table:table-cell>
          <table:table-cell table:formula="of:=[M_Acu_NA.P46]/[.$P$6]" office:value-type="float" office:value="98.760570413216" calcext:value-type="float">
            <text:p>99</text:p>
          </table:table-cell>
          <table:table-cell table:formula="of:=[M_Acu_NA.Q46]/[.$Q$6]" office:value-type="float" office:value="191.333931241042" calcext:value-type="float">
            <text:p>191</text:p>
          </table:table-cell>
        </table:table-row>
        <table:table-row table:style-name="ro1">
          <table:table-cell table:style-name="ce83"/>
          <table:table-cell table:style-name="ce59" table:formula="of:=[M_Acu_NA.B47]" office:value-type="date" office:date-value="2020-03-29" calcext:value-type="date">
            <text:p>29/03</text:p>
          </table:table-cell>
          <table:table-cell table:style-name="ce91" table:formula="of:=[M_Acu_NA.C47]/[.$C$6]" office:value-type="float" office:value="21.6227032907661" calcext:value-type="float">
            <text:p>22</text:p>
          </table:table-cell>
          <table:table-cell table:style-name="ce91" table:formula="of:=[M_Acu_NA.D47]/[.$D$6]" office:value-type="float" office:value="50.3091341858378" calcext:value-type="float">
            <text:p>50</text:p>
          </table:table-cell>
          <table:table-cell table:style-name="ce91" table:formula="of:=[M_Acu_NA.E47]/[.$E$6]" office:value-type="float" office:value="198.344298775342" calcext:value-type="float">
            <text:p>198</text:p>
          </table:table-cell>
          <table:table-cell table:style-name="ce91" table:formula="of:=[M_Acu_NA.F47]/[.$F$6]" office:value-type="float" office:value="63.8181727565815" calcext:value-type="float">
            <text:p>64</text:p>
          </table:table-cell>
          <table:table-cell table:style-name="ce91" table:formula="of:=[M_Acu_NA.G47]/[.$G$6]" office:value-type="float" office:value="769.790941265765" calcext:value-type="float">
            <text:p>770</text:p>
          </table:table-cell>
          <table:table-cell table:style-name="ce91" table:formula="of:=[M_Acu_NA.H47]/[.$H$6]" office:value-type="float" office:value="195.18237241003" calcext:value-type="float">
            <text:p>195</text:p>
          </table:table-cell>
          <table:table-cell table:style-name="ce91" table:formula="of:=[M_Acu_NA.I47]/[.$I$6]" office:value-type="float" office:value="235.356279717096" calcext:value-type="float">
            <text:p>235</text:p>
          </table:table-cell>
          <table:table-cell table:style-name="ce91" table:formula="of:=[M_Acu_NA.J47]/[.$J$6]" office:value-type="float" office:value="798.367352283275" calcext:value-type="float">
            <text:p>798</text:p>
          </table:table-cell>
          <table:table-cell table:style-name="ce91" table:formula="of:=[M_Acu_NA.K47]/[.$K$6]" office:value-type="float" office:value="68.141661062015" calcext:value-type="float">
            <text:p>68</text:p>
          </table:table-cell>
          <table:table-cell table:style-name="ce91" table:formula="of:=[M_Acu_NA.L47]/[.$L$6]" office:value-type="float" office:value="217.43146006705" calcext:value-type="float">
            <text:p>217</text:p>
          </table:table-cell>
          <table:table-cell table:style-name="ce91" table:formula="of:=[M_Acu_NA.M47]/[.$M$6]" office:value-type="float" office:value="24.2317361376205" calcext:value-type="float">
            <text:p>24</text:p>
          </table:table-cell>
          <table:table-cell table:style-name="ce91" table:formula="of:=[M_Acu_NA.N47]/[.$N$6]" office:value-type="float" office:value="56.7200677515509" calcext:value-type="float">
            <text:p>57</text:p>
          </table:table-cell>
          <table:table-cell table:style-name="ce91" table:formula="of:=[M_Acu_NA.O47]/[.$O$6]" office:value-type="float" office:value="118.892366483872" calcext:value-type="float">
            <text:p>119</text:p>
          </table:table-cell>
          <table:table-cell table:style-name="ce91" table:formula="of:=[M_Acu_NA.P47]/[.$P$6]" office:value-type="float" office:value="117.828205294975" calcext:value-type="float">
            <text:p>118</text:p>
          </table:table-cell>
          <table:table-cell table:style-name="ce91" table:formula="of:=[M_Acu_NA.Q47]/[.$Q$6]" office:value-type="float" office:value="215.004108301789" calcext:value-type="float">
            <text:p>215</text:p>
          </table:table-cell>
        </table:table-row>
        <table:table-row table:style-name="ro1">
          <table:table-cell table:style-name="ce86" table:formula="of:=[M_Acu_NA.A48]" office:value-type="string" office:string-value="L" calcext:value-type="string">
            <text:p>L</text:p>
          </table:table-cell>
          <table:table-cell table:formula="of:=[M_Acu_NA.B48]" office:value-type="date" office:date-value="2020-03-30" calcext:value-type="date">
            <text:p>30/03</text:p>
          </table:table-cell>
          <table:table-cell table:style-name="ce90" table:formula="of:=[M_Acu_NA.C48]/[.$C$6]" office:value-type="float" office:value="25.2913367539809" calcext:value-type="float">
            <text:p>25</text:p>
          </table:table-cell>
          <table:table-cell table:style-name="ce90" table:formula="of:=[M_Acu_NA.D48]/[.$D$6]" office:value-type="float" office:value="63.1789126984939" calcext:value-type="float">
            <text:p>63</text:p>
          </table:table-cell>
          <table:table-cell table:formula="of:=[M_Acu_NA.E48]/[.$E$6]" office:value-type="float" office:value="236.080337057425" calcext:value-type="float">
            <text:p>236</text:p>
          </table:table-cell>
          <table:table-cell table:formula="of:=[M_Acu_NA.F48]/[.$F$6]" office:value-type="float" office:value="68.2499903091218" calcext:value-type="float">
            <text:p>68</text:p>
          </table:table-cell>
          <table:table-cell table:formula="of:=[M_Acu_NA.G48]/[.$G$6]" office:value-type="float" office:value="865.54312329821" calcext:value-type="float">
            <text:p>866</text:p>
          </table:table-cell>
          <table:table-cell table:formula="of:=[M_Acu_NA.H48]/[.$H$6]" office:value-type="float" office:value="226.489445191071" calcext:value-type="float">
            <text:p>226</text:p>
          </table:table-cell>
          <table:table-cell table:formula="of:=[M_Acu_NA.I48]/[.$I$6]" office:value-type="float" office:value="263.745558593477" calcext:value-type="float">
            <text:p>264</text:p>
          </table:table-cell>
          <table:table-cell table:formula="of:=[M_Acu_NA.J48]/[.$J$6]" office:value-type="float" office:value="858.509692950686" calcext:value-type="float">
            <text:p>859</text:p>
          </table:table-cell>
          <table:table-cell table:style-name="ce90" table:formula="of:=[M_Acu_NA.K48]/[.$K$6]" office:value-type="float" office:value="79.9923847249742" calcext:value-type="float">
            <text:p>80</text:p>
          </table:table-cell>
          <table:table-cell table:formula="of:=[M_Acu_NA.L48]/[.$L$6]" office:value-type="float" office:value="227.785339117862" calcext:value-type="float">
            <text:p>228</text:p>
          </table:table-cell>
          <table:table-cell table:formula="of:=[M_Acu_NA.M48]/[.$M$6]" office:value-type="float" office:value="29.7389488961706" calcext:value-type="float">
            <text:p>30</text:p>
          </table:table-cell>
          <table:table-cell table:style-name="ce90" table:formula="of:=[M_Acu_NA.N48]/[.$N$6]" office:value-type="float" office:value="66.7294914724128" calcext:value-type="float">
            <text:p>67</text:p>
          </table:table-cell>
          <table:table-cell table:formula="of:=[M_Acu_NA.O48]/[.$O$6]" office:value-type="float" office:value="151.064235539522" calcext:value-type="float">
            <text:p>151</text:p>
          </table:table-cell>
          <table:table-cell table:formula="of:=[M_Acu_NA.P48]/[.$P$6]" office:value-type="float" office:value="138.851495036403" calcext:value-type="float">
            <text:p>139</text:p>
          </table:table-cell>
          <table:table-cell table:formula="of:=[M_Acu_NA.Q48]/[.$Q$6]" office:value-type="float" office:value="248.536859137848" calcext:value-type="float">
            <text:p>249</text:p>
          </table:table-cell>
        </table:table-row>
        <table:table-row table:style-name="ro1">
          <table:table-cell/>
          <table:table-cell table:formula="of:=[M_Acu_NA.B49]" office:value-type="date" office:date-value="2020-03-31" calcext:value-type="date">
            <text:p>31/03</text:p>
          </table:table-cell>
          <table:table-cell table:style-name="ce90" table:formula="of:=[M_Acu_NA.C49]/[.$C$6]" office:value-type="float" office:value="32.4062622583976" calcext:value-type="float">
            <text:p>32</text:p>
          </table:table-cell>
          <table:table-cell table:style-name="ce90" table:formula="of:=[M_Acu_NA.D49]/[.$D$6]" office:value-type="float" office:value="74.8787113463632" calcext:value-type="float">
            <text:p>75</text:p>
          </table:table-cell>
          <table:table-cell table:formula="of:=[M_Acu_NA.E49]/[.$E$6]" office:value-type="float" office:value="324.437890108157" calcext:value-type="float">
            <text:p>324</text:p>
          </table:table-cell>
          <table:table-cell table:formula="of:=[M_Acu_NA.F49]/[.$F$6]" office:value-type="float" office:value="79.7727159457268" calcext:value-type="float">
            <text:p>80</text:p>
          </table:table-cell>
          <table:table-cell table:formula="of:=[M_Acu_NA.G49]/[.$G$6]" office:value-type="float" office:value="965.658397369079" calcext:value-type="float">
            <text:p>966</text:p>
          </table:table-cell>
          <table:table-cell table:formula="of:=[M_Acu_NA.H49]/[.$H$6]" office:value-type="float" office:value="263.86319953973" calcext:value-type="float">
            <text:p>264</text:p>
          </table:table-cell>
          <table:table-cell table:formula="of:=[M_Acu_NA.I49]/[.$I$6]" office:value-type="float" office:value="317.166244651184" calcext:value-type="float">
            <text:p>317</text:p>
          </table:table-cell>
          <table:table-cell table:formula="of:=[M_Acu_NA.J49]/[.$J$6]" office:value-type="float" office:value="920.503706668202" calcext:value-type="float">
            <text:p>921</text:p>
          </table:table-cell>
          <table:table-cell table:style-name="ce90" table:formula="of:=[M_Acu_NA.K49]/[.$K$6]" office:value-type="float" office:value="105.175172508762" calcext:value-type="float">
            <text:p>105</text:p>
          </table:table-cell>
          <table:table-cell table:formula="of:=[M_Acu_NA.L49]/[.$L$6]" office:value-type="float" office:value="238.139218168674" calcext:value-type="float">
            <text:p>238</text:p>
          </table:table-cell>
          <table:table-cell table:formula="of:=[M_Acu_NA.M49]/[.$M$6]" office:value-type="float" office:value="30.8403914478806" calcext:value-type="float">
            <text:p>31</text:p>
          </table:table-cell>
          <table:table-cell table:style-name="ce90" table:formula="of:=[M_Acu_NA.N49]/[.$N$6]" office:value-type="float" office:value="76.2622759684718" calcext:value-type="float">
            <text:p>76</text:p>
          </table:table-cell>
          <table:table-cell table:formula="of:=[M_Acu_NA.O49]/[.$O$6]" office:value-type="float" office:value="198.604294012832" calcext:value-type="float">
            <text:p>199</text:p>
          </table:table-cell>
          <table:table-cell table:formula="of:=[M_Acu_NA.P49]/[.$P$6]" office:value-type="float" office:value="161.830439637497" calcext:value-type="float">
            <text:p>162</text:p>
          </table:table-cell>
          <table:table-cell table:formula="of:=[M_Acu_NA.Q49]/[.$Q$6]" office:value-type="float" office:value="290.61717391251" calcext:value-type="float">
            <text:p>291</text:p>
          </table:table-cell>
        </table:table-row>
        <table:table-row table:style-name="ro1">
          <table:table-cell/>
          <table:table-cell table:formula="of:=[M_Acu_NA.B50]" office:value-type="date" office:date-value="2020-04-01" calcext:value-type="date">
            <text:p>01/04</text:p>
          </table:table-cell>
          <table:table-cell table:style-name="ce90" table:formula="of:=[M_Acu_NA.C50]/[.$C$6]" office:value-type="float" office:value="40.6884802283825" calcext:value-type="float">
            <text:p>41</text:p>
          </table:table-cell>
          <table:table-cell table:style-name="ce90" table:formula="of:=[M_Acu_NA.D50]/[.$D$6]" office:value-type="float" office:value="85.4085301294455" calcext:value-type="float">
            <text:p>85</text:p>
          </table:table-cell>
          <table:table-cell table:formula="of:=[M_Acu_NA.E50]/[.$E$6]" office:value-type="float" office:value="381.041947531283" calcext:value-type="float">
            <text:p>381</text:p>
          </table:table-cell>
          <table:table-cell table:formula="of:=[M_Acu_NA.F50]/[.$F$6]" office:value-type="float" office:value="92.1818050928399" calcext:value-type="float">
            <text:p>92</text:p>
          </table:table-cell>
          <table:table-cell table:formula="of:=[M_Acu_NA.G50]/[.$G$6]" office:value-type="float" office:value="1067.54249253661" calcext:value-type="float">
            <text:p>1068</text:p>
          </table:table-cell>
          <table:table-cell table:formula="of:=[M_Acu_NA.H50]/[.$H$6]" office:value-type="float" office:value="301.985926921428" calcext:value-type="float">
            <text:p>302</text:p>
          </table:table-cell>
          <table:table-cell table:formula="of:=[M_Acu_NA.I50]/[.$I$6]" office:value-type="float" office:value="358.071227118227" calcext:value-type="float">
            <text:p>358</text:p>
          </table:table-cell>
          <table:table-cell table:formula="of:=[M_Acu_NA.J50]/[.$J$6]" office:value-type="float" office:value="974.350358965255" calcext:value-type="float">
            <text:p>974</text:p>
          </table:table-cell>
          <table:table-cell table:style-name="ce90" table:formula="of:=[M_Acu_NA.K50]/[.$K$6]" office:value-type="float" office:value="125.913938918941" calcext:value-type="float">
            <text:p>126</text:p>
          </table:table-cell>
          <table:table-cell table:formula="of:=[M_Acu_NA.L50]/[.$L$6]" office:value-type="float" office:value="300.262492473545" calcext:value-type="float">
            <text:p>300</text:p>
          </table:table-cell>
          <table:table-cell table:formula="of:=[M_Acu_NA.M50]/[.$M$6]" office:value-type="float" office:value="35.2461616547207" calcext:value-type="float">
            <text:p>35</text:p>
          </table:table-cell>
          <table:table-cell table:style-name="ce90" table:formula="of:=[M_Acu_NA.N50]/[.$N$6]" office:value-type="float" office:value="89.1315350381514" calcext:value-type="float">
            <text:p>89</text:p>
          </table:table-cell>
          <table:table-cell table:formula="of:=[M_Acu_NA.O50]/[.$O$6]" office:value-type="float" office:value="246.650996093317" calcext:value-type="float">
            <text:p>247</text:p>
          </table:table-cell>
          <table:table-cell table:formula="of:=[M_Acu_NA.P50]/[.$P$6]" office:value-type="float" office:value="187.742866528094" calcext:value-type="float">
            <text:p>188</text:p>
          </table:table-cell>
          <table:table-cell table:formula="of:=[M_Acu_NA.Q50]/[.$Q$6]" office:value-type="float" office:value="326.779944421985" calcext:value-type="float">
            <text:p>327</text:p>
          </table:table-cell>
        </table:table-row>
        <table:table-row table:style-name="ro1">
          <table:table-cell/>
          <table:table-cell table:formula="of:=[M_Acu_NA.B51]" office:value-type="date" office:date-value="2020-04-02" calcext:value-type="date">
            <text:p>02/04</text:p>
          </table:table-cell>
          <table:table-cell table:style-name="ce90" table:formula="of:=[M_Acu_NA.C51]/[.$C$6]" office:value-type="float" office:value="48.4704299988382" calcext:value-type="float">
            <text:p>48</text:p>
          </table:table-cell>
          <table:table-cell table:style-name="ce90" table:formula="of:=[M_Acu_NA.D51]/[.$D$6]" office:value-type="float" office:value="92.4284093181671" calcext:value-type="float">
            <text:p>92</text:p>
          </table:table-cell>
          <table:table-cell table:formula="of:=[M_Acu_NA.E51]/[.$E$6]" office:value-type="float" office:value="465.257740282762" calcext:value-type="float">
            <text:p>465</text:p>
          </table:table-cell>
          <table:table-cell table:formula="of:=[M_Acu_NA.F51]/[.$F$6]" office:value-type="float" office:value="109.022711792493" calcext:value-type="float">
            <text:p>109</text:p>
          </table:table-cell>
          <table:table-cell table:formula="of:=[M_Acu_NA.G51]/[.$G$6]" office:value-type="float" office:value="1179.56782865831" calcext:value-type="float">
            <text:p>1180</text:p>
          </table:table-cell>
          <table:table-cell table:formula="of:=[M_Acu_NA.H51]/[.$H$6]" office:value-type="float" office:value="403.471772898247" calcext:value-type="float">
            <text:p>403</text:p>
          </table:table-cell>
          <table:table-cell table:formula="of:=[M_Acu_NA.I51]/[.$I$6]" office:value-type="float" office:value="408.744563607252" calcext:value-type="float">
            <text:p>409</text:p>
          </table:table-cell>
          <table:table-cell table:formula="of:=[M_Acu_NA.J51]/[.$J$6]" office:value-type="float" office:value="1030.64121968845" calcext:value-type="float">
            <text:p>1031</text:p>
          </table:table-cell>
          <table:table-cell table:style-name="ce90" table:formula="of:=[M_Acu_NA.K51]/[.$K$6]" office:value-type="float" office:value="145.171364871249" calcext:value-type="float">
            <text:p>145</text:p>
          </table:table-cell>
          <table:table-cell table:formula="of:=[M_Acu_NA.L51]/[.$L$6]" office:value-type="float" office:value="310.616371524357" calcext:value-type="float">
            <text:p>311</text:p>
          </table:table-cell>
          <table:table-cell table:formula="of:=[M_Acu_NA.M51]/[.$M$6]" office:value-type="float" office:value="46.2605871718209" calcext:value-type="float">
            <text:p>46</text:p>
          </table:table-cell>
          <table:table-cell table:style-name="ce90" table:formula="of:=[M_Acu_NA.N51]/[.$N$6]" office:value-type="float" office:value="99.6175979838162" calcext:value-type="float">
            <text:p>100</text:p>
          </table:table-cell>
          <table:table-cell table:formula="of:=[M_Acu_NA.O51]/[.$O$6]" office:value-type="float" office:value="304.408367311334" calcext:value-type="float">
            <text:p>304</text:p>
          </table:table-cell>
          <table:table-cell table:formula="of:=[M_Acu_NA.P51]/[.$P$6]" office:value-type="float" office:value="221.966826572277" calcext:value-type="float">
            <text:p>222</text:p>
          </table:table-cell>
          <table:table-cell table:formula="of:=[M_Acu_NA.Q51]/[.$Q$6]" office:value-type="float" office:value="357.682675584627" calcext:value-type="float">
            <text:p>358</text:p>
          </table:table-cell>
        </table:table-row>
        <table:table-row table:style-name="ro1">
          <table:table-cell/>
          <table:table-cell table:formula="of:=[M_Acu_NA.B52]" office:value-type="date" office:date-value="2020-04-03" calcext:value-type="date">
            <text:p>03/04</text:p>
          </table:table-cell>
          <table:table-cell table:style-name="ce90" table:formula="of:=[M_Acu_NA.C52]/[.$C$6]" office:value-type="float" office:value="56.5303065468102" calcext:value-type="float">
            <text:p>57</text:p>
          </table:table-cell>
          <table:table-cell table:style-name="ce90" table:formula="of:=[M_Acu_NA.D52]/[.$D$6]" office:value-type="float" office:value="98.2783086421017" calcext:value-type="float">
            <text:p>98</text:p>
          </table:table-cell>
          <table:table-cell table:formula="of:=[M_Acu_NA.E52]/[.$E$6]" office:value-type="float" office:value="526.00355800514" calcext:value-type="float">
            <text:p>526</text:p>
          </table:table-cell>
          <table:table-cell table:formula="of:=[M_Acu_NA.F52]/[.$F$6]" office:value-type="float" office:value="123.204527960623" calcext:value-type="float">
            <text:p>123</text:p>
          </table:table-cell>
          <table:table-cell table:formula="of:=[M_Acu_NA.G52]/[.$G$6]" office:value-type="float" office:value="1289.47057946402" calcext:value-type="float">
            <text:p>1289</text:p>
          </table:table-cell>
          <table:table-cell table:formula="of:=[M_Acu_NA.H52]/[.$H$6]" office:value-type="float" office:value="487.356752598644" calcext:value-type="float">
            <text:p>487</text:p>
          </table:table-cell>
          <table:table-cell table:formula="of:=[M_Acu_NA.I52]/[.$I$6]" office:value-type="float" office:value="453.923200958912" calcext:value-type="float">
            <text:p>454</text:p>
          </table:table-cell>
          <table:table-cell table:formula="of:=[M_Acu_NA.J52]/[.$J$6]" office:value-type="float" office:value="1087.37648194367" calcext:value-type="float">
            <text:p>1087</text:p>
          </table:table-cell>
          <table:table-cell table:style-name="ce90" table:formula="of:=[M_Acu_NA.K52]/[.$K$6]" office:value-type="float" office:value="177.760854944387" calcext:value-type="float">
            <text:p>178</text:p>
          </table:table-cell>
          <table:table-cell table:formula="of:=[M_Acu_NA.L52]/[.$L$6]" office:value-type="float" office:value="320.970250575169" calcext:value-type="float">
            <text:p>321</text:p>
          </table:table-cell>
          <table:table-cell table:formula="of:=[M_Acu_NA.M52]/[.$M$6]" office:value-type="float" office:value="48.4634722752409" calcext:value-type="float">
            <text:p>48</text:p>
          </table:table-cell>
          <table:table-cell table:style-name="ce90" table:formula="of:=[M_Acu_NA.N52]/[.$N$6]" office:value-type="float" office:value="117.253249301525" calcext:value-type="float">
            <text:p>117</text:p>
          </table:table-cell>
          <table:table-cell table:formula="of:=[M_Acu_NA.O52]/[.$O$6]" office:value-type="float" office:value="364.192312958054" calcext:value-type="float">
            <text:p>364</text:p>
          </table:table-cell>
          <table:table-cell table:formula="of:=[M_Acu_NA.P52]/[.$P$6]" office:value-type="float" office:value="260.102096335796" calcext:value-type="float">
            <text:p>260</text:p>
          </table:table-cell>
          <table:table-cell table:formula="of:=[M_Acu_NA.Q52]/[.$Q$6]" office:value-type="float" office:value="399.762990359289" calcext:value-type="float">
            <text:p>400</text:p>
          </table:table-cell>
        </table:table-row>
        <table:table-row table:style-name="ro1">
          <table:table-cell/>
          <table:table-cell table:formula="of:=[M_Acu_NA.B53]" office:value-type="date" office:date-value="2020-04-04" calcext:value-type="date">
            <text:p>04/04</text:p>
          </table:table-cell>
          <table:table-cell table:style-name="ce90" table:formula="of:=[M_Acu_NA.C53]/[.$C$6]" office:value-type="float" office:value="64.3678416727691" calcext:value-type="float">
            <text:p>64</text:p>
          </table:table-cell>
          <table:table-cell table:style-name="ce90" table:formula="of:=[M_Acu_NA.D53]/[.$D$6]" office:value-type="float" office:value="108.808127425184" calcext:value-type="float">
            <text:p>109</text:p>
          </table:table-cell>
          <table:table-cell table:formula="of:=[M_Acu_NA.E53]/[.$E$6]" office:value-type="float" office:value="590.430940437966" calcext:value-type="float">
            <text:p>590</text:p>
          </table:table-cell>
          <table:table-cell table:formula="of:=[M_Acu_NA.F53]/[.$F$6]" office:value-type="float" office:value="142.7045251918" calcext:value-type="float">
            <text:p>143</text:p>
          </table:table-cell>
          <table:table-cell table:formula="of:=[M_Acu_NA.G53]/[.$G$6]" office:value-type="float" office:value="1384.86899727714" calcext:value-type="float">
            <text:p>1385</text:p>
          </table:table-cell>
          <table:table-cell table:formula="of:=[M_Acu_NA.H53]/[.$H$6]" office:value-type="float" office:value="566.223612977678" calcext:value-type="float">
            <text:p>566</text:p>
          </table:table-cell>
          <table:table-cell table:formula="of:=[M_Acu_NA.I53]/[.$I$6]" office:value-type="float" office:value="503.986015321563" calcext:value-type="float">
            <text:p>504</text:p>
          </table:table-cell>
          <table:table-cell table:formula="of:=[M_Acu_NA.J53]/[.$J$6]" office:value-type="float" office:value="1137.81605582853" calcext:value-type="float">
            <text:p>1138</text:p>
          </table:table-cell>
          <table:table-cell table:style-name="ce90" table:formula="of:=[M_Acu_NA.K53]/[.$K$6]" office:value-type="float" office:value="202.943642728175" calcext:value-type="float">
            <text:p>203</text:p>
          </table:table-cell>
          <table:table-cell table:style-name="ce87" table:formula="of:=[M_Acu_NA.L53]/[.$L$6]" office:value-type="float" office:value="320.970250575169" calcext:value-type="float">
            <text:p>321.0</text:p>
          </table:table-cell>
          <table:table-cell table:formula="of:=[M_Acu_NA.M53]/[.$M$6]" office:value-type="float" office:value="55.0721275855011" calcext:value-type="float">
            <text:p>55</text:p>
          </table:table-cell>
          <table:table-cell table:style-name="ce90" table:formula="of:=[M_Acu_NA.N53]/[.$N$6]" office:value-type="float" office:value="126.786033797584" calcext:value-type="float">
            <text:p>127</text:p>
          </table:table-cell>
          <table:table-cell table:formula="of:=[M_Acu_NA.O53]/[.$O$6]" office:value-type="float" office:value="416.461045098336" calcext:value-type="float">
            <text:p>416</text:p>
          </table:table-cell>
          <table:table-cell table:formula="of:=[M_Acu_NA.P53]/[.$P$6]" office:value-type="float" office:value="295.303883809814" calcext:value-type="float">
            <text:p>295</text:p>
          </table:table-cell>
          <table:table-cell table:formula="of:=[M_Acu_NA.Q53]/[.$Q$6]" office:value-type="float" office:value="439.213285460535" calcext:value-type="float">
            <text:p>439</text:p>
          </table:table-cell>
        </table:table-row>
        <table:table-row table:style-name="ro1">
          <table:table-cell/>
          <table:table-cell table:formula="of:=[M_Acu_NA.B54]" office:value-type="date" office:date-value="2020-04-05" calcext:value-type="date">
            <text:p>05/04</text:p>
          </table:table-cell>
          <table:table-cell table:style-name="ce90" table:formula="of:=[M_Acu_NA.C54]/[.$C$6]" office:value-type="float" office:value="74.595547085368" calcext:value-type="float">
            <text:p>75</text:p>
          </table:table-cell>
          <table:table-cell table:style-name="ce90" table:formula="of:=[M_Acu_NA.D54]/[.$D$6]" office:value-type="float" office:value="119.337946208266" calcext:value-type="float">
            <text:p>119</text:p>
          </table:table-cell>
          <table:table-cell table:formula="of:=[M_Acu_NA.E54]/[.$E$6]" office:value-type="float" office:value="665.903017002133" calcext:value-type="float">
            <text:p>666</text:p>
          </table:table-cell>
          <table:table-cell table:formula="of:=[M_Acu_NA.F54]/[.$F$6]" office:value-type="float" office:value="158.659068380946" calcext:value-type="float">
            <text:p>159</text:p>
          </table:table-cell>
          <table:table-cell table:formula="of:=[M_Acu_NA.G54]/[.$G$6]" office:value-type="float" office:value="1464.34802522032" calcext:value-type="float">
            <text:p>1464</text:p>
          </table:table-cell>
          <table:table-cell table:formula="of:=[M_Acu_NA.H54]/[.$H$6]" office:value-type="float" office:value="605.020416089111" calcext:value-type="float">
            <text:p>605</text:p>
          </table:table-cell>
          <table:table-cell table:formula="of:=[M_Acu_NA.I54]/[.$I$6]" office:value-type="float" office:value="539.091037588056" calcext:value-type="float">
            <text:p>539</text:p>
          </table:table-cell>
          <table:table-cell table:formula="of:=[M_Acu_NA.J54]/[.$J$6]" office:value-type="float" office:value="1176.70118988073" calcext:value-type="float">
            <text:p>1177</text:p>
          </table:table-cell>
          <table:table-cell table:style-name="ce90" table:formula="of:=[M_Acu_NA.K54]/[.$K$6]" office:value-type="float" office:value="234.051792343443" calcext:value-type="float">
            <text:p>234</text:p>
          </table:table-cell>
          <table:table-cell table:formula="of:=[M_Acu_NA.L54]/[.$L$6]" office:value-type="float" office:value="372.739645829229" calcext:value-type="float">
            <text:p>373</text:p>
          </table:table-cell>
          <table:table-cell table:formula="of:=[M_Acu_NA.M54]/[.$M$6]" office:value-type="float" office:value="63.8836679991812" calcext:value-type="float">
            <text:p>64</text:p>
          </table:table-cell>
          <table:table-cell table:style-name="ce90" table:formula="of:=[M_Acu_NA.N54]/[.$N$6]" office:value-type="float" office:value="140.60857131687" calcext:value-type="float">
            <text:p>141</text:p>
          </table:table-cell>
          <table:table-cell table:formula="of:=[M_Acu_NA.O54]/[.$O$6]" office:value-type="float" office:value="453.699350225742" calcext:value-type="float">
            <text:p>454</text:p>
          </table:table-cell>
          <table:table-cell table:formula="of:=[M_Acu_NA.P54]/[.$P$6]" office:value-type="float" office:value="337.350463292668" calcext:value-type="float">
            <text:p>337</text:p>
          </table:table-cell>
          <table:table-cell table:formula="of:=[M_Acu_NA.Q54]/[.$Q$6]" office:value-type="float" office:value="476.691065806719" calcext:value-type="float">
            <text:p>477</text:p>
          </table:table-cell>
        </table:table-row>
        <table:table-row table:style-name="ro1">
          <table:table-cell table:style-name="ce80" table:formula="of:=[M_Acu_NA.A55]" office:value-type="string" office:string-value="L" calcext:value-type="string">
            <text:p>L</text:p>
          </table:table-cell>
          <table:table-cell table:style-name="ce57" table:formula="of:=[M_Acu_NA.B55]" office:value-type="date" office:date-value="2020-04-06" calcext:value-type="date">
            <text:p>06/04</text:p>
          </table:table-cell>
          <table:table-cell table:style-name="ce92" table:formula="of:=[M_Acu_NA.C55]/[.$C$6]" office:value-type="float" office:value="79.7093997916674" calcext:value-type="float">
            <text:p>80</text:p>
          </table:table-cell>
          <table:table-cell table:style-name="ce92" table:formula="of:=[M_Acu_NA.D55]/[.$D$6]" office:value-type="float" office:value="128.697785126562" calcext:value-type="float">
            <text:p>129</text:p>
          </table:table-cell>
          <table:table-cell table:style-name="ce92" table:formula="of:=[M_Acu_NA.E55]/[.$E$6]" office:value-type="float" office:value="751.039200931224" calcext:value-type="float">
            <text:p>751</text:p>
          </table:table-cell>
          <table:table-cell table:style-name="ce92" table:formula="of:=[M_Acu_NA.F55]/[.$F$6]" office:value-type="float" office:value="165.74997646501" calcext:value-type="float">
            <text:p>166</text:p>
          </table:table-cell>
          <table:table-cell table:style-name="ce92" table:formula="of:=[M_Acu_NA.G55]/[.$G$6]" office:value-type="float" office:value="1539.46396112509" calcext:value-type="float">
            <text:p>1539</text:p>
          </table:table-cell>
          <table:table-cell table:style-name="ce92" table:formula="of:=[M_Acu_NA.H55]/[.$H$6]" office:value-type="float" office:value="667.409869741281" calcext:value-type="float">
            <text:p>667</text:p>
          </table:table-cell>
          <table:table-cell table:style-name="ce92" table:formula="of:=[M_Acu_NA.I55]/[.$I$6]" office:value-type="float" office:value="569.922404969932" calcext:value-type="float">
            <text:p>570</text:p>
          </table:table-cell>
          <table:table-cell table:style-name="ce92" table:formula="of:=[M_Acu_NA.J55]/[.$J$6]" office:value-type="float" office:value="1223.8077522754" calcext:value-type="float">
            <text:p>1224</text:p>
          </table:table-cell>
          <table:table-cell table:style-name="ce92" table:formula="of:=[M_Acu_NA.K55]/[.$K$6]" office:value-type="float" office:value="257.753239669361" calcext:value-type="float">
            <text:p>258</text:p>
          </table:table-cell>
          <table:table-cell table:style-name="ce92" table:formula="of:=[M_Acu_NA.L55]/[.$L$6]" office:value-type="float" office:value="424.509041083288" calcext:value-type="float">
            <text:p>425</text:p>
          </table:table-cell>
          <table:table-cell table:style-name="ce92" table:formula="of:=[M_Acu_NA.M55]/[.$M$6]" office:value-type="float" office:value="64.9851105508912" calcext:value-type="float">
            <text:p>65</text:p>
          </table:table-cell>
          <table:table-cell table:style-name="ce92" table:formula="of:=[M_Acu_NA.N55]/[.$N$6]" office:value-type="float" office:value="148.234798913717" calcext:value-type="float">
            <text:p>148</text:p>
          </table:table-cell>
          <table:table-cell table:style-name="ce92" table:formula="of:=[M_Acu_NA.O55]/[.$O$6]" office:value-type="float" office:value="520.069662765744" calcext:value-type="float">
            <text:p>520</text:p>
          </table:table-cell>
          <table:table-cell table:style-name="ce92" table:formula="of:=[M_Acu_NA.P55]/[.$P$6]" office:value-type="float" office:value="381.841611350107" calcext:value-type="float">
            <text:p>382</text:p>
          </table:table-cell>
          <table:table-cell table:style-name="ce92" table:formula="of:=[M_Acu_NA.Q55]/[.$Q$6]" office:value-type="float" office:value="508.251301887715" calcext:value-type="float">
            <text:p>508</text:p>
          </table:table-cell>
        </table:table-row>
        <table:table-row table:style-name="ro1">
          <table:table-cell/>
          <table:table-cell table:formula="of:=[M_Acu_NA.B56]" office:value-type="date" office:date-value="2020-04-07" calcext:value-type="date">
            <text:p>07/04</text:p>
          </table:table-cell>
          <table:table-cell table:style-name="ce90" table:formula="of:=[M_Acu_NA.C56]/[.$C$6]" office:value-type="float" office:value="89.3256662937305" calcext:value-type="float">
            <text:p>89</text:p>
          </table:table-cell>
          <table:table-cell table:style-name="ce90" table:formula="of:=[M_Acu_NA.D56]/[.$D$6]" office:value-type="float" office:value="142.152553571611" calcext:value-type="float">
            <text:p>142</text:p>
          </table:table-cell>
          <table:table-cell table:formula="of:=[M_Acu_NA.E56]/[.$E$6]" office:value-type="float" office:value="936.49802322" calcext:value-type="float">
            <text:p>936</text:p>
          </table:table-cell>
          <table:table-cell table:formula="of:=[M_Acu_NA.F56]/[.$F$6]" office:value-type="float" office:value="179.931792633139" calcext:value-type="float">
            <text:p>180</text:p>
          </table:table-cell>
          <table:table-cell table:formula="of:=[M_Acu_NA.G56]/[.$G$6]" office:value-type="float" office:value="1627.0795661129" calcext:value-type="float">
            <text:p>1627</text:p>
          </table:table-cell>
          <table:table-cell table:formula="of:=[M_Acu_NA.H56]/[.$H$6]" office:value-type="float" office:value="773.539348522944" calcext:value-type="float">
            <text:p>774</text:p>
          </table:table-cell>
          <table:table-cell table:formula="of:=[M_Acu_NA.I56]/[.$I$6]" office:value-type="float" office:value="641.353493755666" calcext:value-type="float">
            <text:p>641</text:p>
          </table:table-cell>
          <table:table-cell table:formula="of:=[M_Acu_NA.J56]/[.$J$6]" office:value-type="float" office:value="1268.54417316594" calcext:value-type="float">
            <text:p>1269</text:p>
          </table:table-cell>
          <table:table-cell table:style-name="ce90" table:formula="of:=[M_Acu_NA.K56]/[.$K$6]" office:value-type="float" office:value="311.081496152677" calcext:value-type="float">
            <text:p>311</text:p>
          </table:table-cell>
          <table:table-cell table:formula="of:=[M_Acu_NA.L56]/[.$L$6]" office:value-type="float" office:value="455.570678235724" calcext:value-type="float">
            <text:p>456</text:p>
          </table:table-cell>
          <table:table-cell table:formula="of:=[M_Acu_NA.M56]/[.$M$6]" office:value-type="float" office:value="75.9995360679914" calcext:value-type="float">
            <text:p>76</text:p>
          </table:table-cell>
          <table:table-cell table:style-name="ce90" table:formula="of:=[M_Acu_NA.N56]/[.$N$6]" office:value-type="float" office:value="164.440532557017" calcext:value-type="float">
            <text:p>164</text:p>
          </table:table-cell>
          <table:table-cell table:formula="of:=[M_Acu_NA.O56]/[.$O$6]" office:value-type="float" office:value="599.274946687528" calcext:value-type="float">
            <text:p>599</text:p>
          </table:table-cell>
          <table:table-cell table:formula="of:=[M_Acu_NA.P56]/[.$P$6]" office:value-type="float" office:value="422.421449688211" calcext:value-type="float">
            <text:p>422</text:p>
          </table:table-cell>
          <table:table-cell table:formula="of:=[M_Acu_NA.Q56]/[.$Q$6]" office:value-type="float" office:value="545.071577315544" calcext:value-type="float">
            <text:p>545</text:p>
          </table:table-cell>
        </table:table-row>
        <table:table-row table:style-name="ro1">
          <table:table-cell/>
          <table:table-cell table:formula="of:=[M_Acu_NA.B57]" office:value-type="date" office:date-value="2020-04-08" calcext:value-type="date">
            <text:p>08/04</text:p>
          </table:table-cell>
          <table:table-cell table:style-name="ce90" table:formula="of:=[M_Acu_NA.C57]/[.$C$6]" office:value-type="float" office:value="103.444346591557" calcext:value-type="float">
            <text:p>103</text:p>
          </table:table-cell>
          <table:table-cell table:style-name="ce90" table:formula="of:=[M_Acu_NA.D57]/[.$D$6]" office:value-type="float" office:value="159.702251543415" calcext:value-type="float">
            <text:p>160</text:p>
          </table:table-cell>
          <table:table-cell table:formula="of:=[M_Acu_NA.E57]/[.$E$6]" office:value-type="float" office:value="1030.83811892521" calcext:value-type="float">
            <text:p>1031</text:p>
          </table:table-cell>
          <table:table-cell table:formula="of:=[M_Acu_NA.F57]/[.$F$6]" office:value-type="float" office:value="193.227245290761" calcext:value-type="float">
            <text:p>193</text:p>
          </table:table-cell>
          <table:table-cell table:formula="of:=[M_Acu_NA.G57]/[.$G$6]" office:value-type="float" office:value="1716.34607079093" calcext:value-type="float">
            <text:p>1716</text:p>
          </table:table-cell>
          <table:table-cell table:formula="of:=[M_Acu_NA.H57]/[.$H$6]" office:value-type="float" office:value="814.058789610368" calcext:value-type="float">
            <text:p>814</text:p>
          </table:table-cell>
          <table:table-cell table:formula="of:=[M_Acu_NA.I57]/[.$I$6]" office:value-type="float" office:value="686.226870044139" calcext:value-type="float">
            <text:p>686</text:p>
          </table:table-cell>
          <table:table-cell table:formula="of:=[M_Acu_NA.J57]/[.$J$6]" office:value-type="float" office:value="1308.68844489222" calcext:value-type="float">
            <text:p>1309</text:p>
          </table:table-cell>
          <table:table-cell table:style-name="ce90" table:formula="of:=[M_Acu_NA.K57]/[.$K$6]" office:value-type="float" office:value="348.115007599425" calcext:value-type="float">
            <text:p>348</text:p>
          </table:table-cell>
          <table:table-cell table:formula="of:=[M_Acu_NA.L57]/[.$L$6]" office:value-type="float" office:value="476.278436337348" calcext:value-type="float">
            <text:p>476</text:p>
          </table:table-cell>
          <table:table-cell table:formula="of:=[M_Acu_NA.M57]/[.$M$6]" office:value-type="float" office:value="88.1154041368017" calcext:value-type="float">
            <text:p>88</text:p>
          </table:table-cell>
          <table:table-cell table:style-name="ce90" table:formula="of:=[M_Acu_NA.N57]/[.$N$6]" office:value-type="float" office:value="181.12290542512" calcext:value-type="float">
            <text:p>181</text:p>
          </table:table-cell>
          <table:table-cell table:formula="of:=[M_Acu_NA.O57]/[.$O$6]" office:value-type="float" office:value="673.667116341144" calcext:value-type="float">
            <text:p>674</text:p>
          </table:table-cell>
          <table:table-cell table:formula="of:=[M_Acu_NA.P57]/[.$P$6]" office:value-type="float" office:value="476.690872043988" calcext:value-type="float">
            <text:p>477</text:p>
          </table:table-cell>
          <table:table-cell table:formula="of:=[M_Acu_NA.Q57]/[.$Q$6]" office:value-type="float" office:value="588.466901926915" calcext:value-type="float">
            <text:p>588</text:p>
          </table:table-cell>
        </table:table-row>
        <table:table-row table:style-name="ro1">
          <table:table-cell/>
          <table:table-cell table:formula="of:=[M_Acu_NA.B58]" office:value-type="date" office:date-value="2020-04-09" calcext:value-type="date">
            <text:p>09/04</text:p>
          </table:table-cell>
          <table:table-cell table:style-name="ce90" table:formula="of:=[M_Acu_NA.C58]/[.$C$6]" office:value-type="float" office:value="117.118344045358" calcext:value-type="float">
            <text:p>117</text:p>
          </table:table-cell>
          <table:table-cell table:style-name="ce90" table:formula="of:=[M_Acu_NA.D58]/[.$D$6]" office:value-type="float" office:value="172.572030056071" calcext:value-type="float">
            <text:p>173</text:p>
          </table:table-cell>
          <table:table-cell table:formula="of:=[M_Acu_NA.E58]/[.$E$6]" office:value-type="float" office:value="1161.07347055728" calcext:value-type="float">
            <text:p>1161</text:p>
          </table:table-cell>
          <table:table-cell table:formula="of:=[M_Acu_NA.F58]/[.$F$6]" office:value-type="float" office:value="210.068151990414" calcext:value-type="float">
            <text:p>210</text:p>
          </table:table-cell>
          <table:table-cell table:formula="of:=[M_Acu_NA.G58]/[.$G$6]" office:value-type="float" office:value="1796.88639139211" calcext:value-type="float">
            <text:p>1797</text:p>
          </table:table-cell>
          <table:table-cell table:formula="of:=[M_Acu_NA.H58]/[.$H$6]" office:value-type="float" office:value="914.496073340932" calcext:value-type="float">
            <text:p>914</text:p>
          </table:table-cell>
          <table:table-cell table:formula="of:=[M_Acu_NA.I58]/[.$I$6]" office:value-type="float" office:value="731.4055073958" calcext:value-type="float">
            <text:p>731</text:p>
          </table:table-cell>
          <table:table-cell table:formula="of:=[M_Acu_NA.J58]/[.$J$6]" office:value-type="float" office:value="1353.86926731478" calcext:value-type="float">
            <text:p>1354</text:p>
          </table:table-cell>
          <table:table-cell table:style-name="ce90" table:formula="of:=[M_Acu_NA.K58]/[.$K$6]" office:value-type="float" office:value="389.592540419782" calcext:value-type="float">
            <text:p>390</text:p>
          </table:table-cell>
          <table:table-cell table:formula="of:=[M_Acu_NA.L58]/[.$L$6]" office:value-type="float" office:value="538.401710642219" calcext:value-type="float">
            <text:p>538</text:p>
          </table:table-cell>
          <table:table-cell table:formula="of:=[M_Acu_NA.M58]/[.$M$6]" office:value-type="float" office:value="96.9269445504819" calcext:value-type="float">
            <text:p>97</text:p>
          </table:table-cell>
          <table:table-cell table:style-name="ce90" table:formula="of:=[M_Acu_NA.N58]/[.$N$6]" office:value-type="float" office:value="194.945442944406" calcext:value-type="float">
            <text:p>195</text:p>
          </table:table-cell>
          <table:table-cell table:formula="of:=[M_Acu_NA.O58]/[.$O$6]" office:value-type="float" office:value="756.418905513158" calcext:value-type="float">
            <text:p>756</text:p>
          </table:table-cell>
          <table:table-cell table:formula="of:=[M_Acu_NA.P58]/[.$P$6]" office:value-type="float" office:value="518.248537811925" calcext:value-type="float">
            <text:p>518</text:p>
          </table:table-cell>
          <table:table-cell table:formula="of:=[M_Acu_NA.Q58]/[.$Q$6]" office:value-type="float" office:value="623.972167518036" calcext:value-type="float">
            <text:p>624</text:p>
          </table:table-cell>
        </table:table-row>
        <table:table-row table:style-name="ro1">
          <table:table-cell/>
          <table:table-cell table:formula="of:=[M_Acu_NA.B59]" office:value-type="date" office:date-value="2020-04-10" calcext:value-type="date">
            <text:p>10/04</text:p>
          </table:table-cell>
          <table:table-cell table:style-name="ce90" table:formula="of:=[M_Acu_NA.C59]/[.$C$6]" office:value-type="float" office:value="131.904048609224" calcext:value-type="float">
            <text:p>132</text:p>
          </table:table-cell>
          <table:table-cell table:style-name="ce90" table:formula="of:=[M_Acu_NA.D59]/[.$D$6]" office:value-type="float" office:value="186.611788433514" calcext:value-type="float">
            <text:p>187</text:p>
          </table:table-cell>
          <table:table-cell table:formula="of:=[M_Acu_NA.E59]/[.$E$6]" office:value-type="float" office:value="1389.330482605" calcext:value-type="float">
            <text:p>1389</text:p>
          </table:table-cell>
          <table:table-cell table:formula="of:=[M_Acu_NA.F59]/[.$F$6]" office:value-type="float" office:value="218.931787095495" calcext:value-type="float">
            <text:p>219</text:p>
          </table:table-cell>
          <table:table-cell table:formula="of:=[M_Acu_NA.G59]/[.$G$6]" office:value-type="float" office:value="1868.22884229067" calcext:value-type="float">
            <text:p>1868</text:p>
          </table:table-cell>
          <table:table-cell table:formula="of:=[M_Acu_NA.H59]/[.$H$6]" office:value-type="float" office:value="988.419711701907" calcext:value-type="float">
            <text:p>988</text:p>
          </table:table-cell>
          <table:table-cell table:formula="of:=[M_Acu_NA.I59]/[.$I$6]" office:value-type="float" office:value="766.510529662293" calcext:value-type="float">
            <text:p>767</text:p>
          </table:table-cell>
          <table:table-cell table:formula="of:=[M_Acu_NA.J59]/[.$J$6]" office:value-type="float" office:value="1396.08741285717" calcext:value-type="float">
            <text:p>1396</text:p>
          </table:table-cell>
          <table:table-cell table:style-name="ce90" table:formula="of:=[M_Acu_NA.K59]/[.$K$6]" office:value-type="float" office:value="426.626051866529" calcext:value-type="float">
            <text:p>427</text:p>
          </table:table-cell>
          <table:table-cell table:formula="of:=[M_Acu_NA.L59]/[.$L$6]" office:value-type="float" office:value="559.109468743843" calcext:value-type="float">
            <text:p>559</text:p>
          </table:table-cell>
          <table:table-cell table:formula="of:=[M_Acu_NA.M59]/[.$M$6]" office:value-type="float" office:value="101.332714757322" calcext:value-type="float">
            <text:p>101</text:p>
          </table:table-cell>
          <table:table-cell table:style-name="ce90" table:formula="of:=[M_Acu_NA.N59]/[.$N$6]" office:value-type="float" office:value="207.338062789283" calcext:value-type="float">
            <text:p>207</text:p>
          </table:table-cell>
          <table:table-cell table:formula="of:=[M_Acu_NA.O59]/[.$O$6]" office:value-type="float" office:value="833.850936809827" calcext:value-type="float">
            <text:p>834</text:p>
          </table:table-cell>
          <table:table-cell table:formula="of:=[M_Acu_NA.P59]/[.$P$6]" office:value-type="float" office:value="561.761858439531" calcext:value-type="float">
            <text:p>562</text:p>
          </table:table-cell>
          <table:table-cell table:formula="of:=[M_Acu_NA.Q59]/[.$Q$6]" office:value-type="float" office:value="658.819928190803" calcext:value-type="float">
            <text:p>659</text:p>
          </table:table-cell>
        </table:table-row>
        <table:table-row table:style-name="ro1">
          <table:table-cell/>
          <table:table-cell table:formula="of:=[M_Acu_NA.B60]" office:value-type="date" office:date-value="2020-04-11" calcext:value-type="date">
            <text:p>11/04</text:p>
          </table:table-cell>
          <table:table-cell table:style-name="ce90" table:formula="of:=[M_Acu_NA.C60]/[.$C$6]" office:value-type="float" office:value="141.40914440028" calcext:value-type="float">
            <text:p>141</text:p>
          </table:table-cell>
          <table:table-cell table:style-name="ce90" table:formula="of:=[M_Acu_NA.D60]/[.$D$6]" office:value-type="float" office:value="197.141607216597" calcext:value-type="float">
            <text:p>197</text:p>
          </table:table-cell>
          <table:table-cell table:formula="of:=[M_Acu_NA.E60]/[.$E$6]" office:value-type="float" office:value="1539.81444014453" calcext:value-type="float">
            <text:p>1540</text:p>
          </table:table-cell>
          <table:table-cell table:formula="of:=[M_Acu_NA.F60]/[.$F$6]" office:value-type="float" office:value="230.4545127321" calcext:value-type="float">
            <text:p>230</text:p>
          </table:table-cell>
          <table:table-cell table:formula="of:=[M_Acu_NA.G60]/[.$G$6]" office:value-type="float" office:value="1928.36875957706" calcext:value-type="float">
            <text:p>1928</text:p>
          </table:table-cell>
          <table:table-cell table:formula="of:=[M_Acu_NA.H60]/[.$H$6]" office:value-type="float" office:value="1035.9794992999" calcext:value-type="float">
            <text:p>1036</text:p>
          </table:table-cell>
          <table:table-cell table:formula="of:=[M_Acu_NA.I60]/[.$I$6]" office:value-type="float" office:value="806.804990002963" calcext:value-type="float">
            <text:p>807</text:p>
          </table:table-cell>
          <table:table-cell table:formula="of:=[M_Acu_NA.J60]/[.$J$6]" office:value-type="float" office:value="1441.93483757777" calcext:value-type="float">
            <text:p>1442</text:p>
          </table:table-cell>
          <table:table-cell table:style-name="ce90" table:formula="of:=[M_Acu_NA.K60]/[.$K$6]" office:value-type="float" office:value="474.028946518366" calcext:value-type="float">
            <text:p>474</text:p>
          </table:table-cell>
          <table:table-cell table:formula="of:=[M_Acu_NA.L60]/[.$L$6]" office:value-type="float" office:value="641.940501150338" calcext:value-type="float">
            <text:p>642</text:p>
          </table:table-cell>
          <table:table-cell table:formula="of:=[M_Acu_NA.M60]/[.$M$6]" office:value-type="float" office:value="107.941370067582" calcext:value-type="float">
            <text:p>108</text:p>
          </table:table-cell>
          <table:table-cell table:style-name="ce90" table:formula="of:=[M_Acu_NA.N60]/[.$N$6]" office:value-type="float" office:value="224.020435657386" calcext:value-type="float">
            <text:p>224</text:p>
          </table:table-cell>
          <table:table-cell table:formula="of:=[M_Acu_NA.O60]/[.$O$6]" office:value-type="float" office:value="896.083659891229" calcext:value-type="float">
            <text:p>896</text:p>
          </table:table-cell>
          <table:table-cell table:formula="of:=[M_Acu_NA.P60]/[.$P$6]" office:value-type="float" office:value="610.164316216305" calcext:value-type="float">
            <text:p>610</text:p>
          </table:table-cell>
          <table:table-cell table:formula="of:=[M_Acu_NA.Q60]/[.$Q$6]" office:value-type="float" office:value="694.325193781924" calcext:value-type="float">
            <text:p>694</text:p>
          </table:table-cell>
        </table:table-row>
        <table:table-row table:style-name="ro1">
          <table:table-cell table:style-name="ce83"/>
          <table:table-cell table:style-name="ce59" table:formula="of:=[M_Acu_NA.B61]" office:value-type="date" office:date-value="2020-04-12" calcext:value-type="date">
            <text:p>12/04</text:p>
          </table:table-cell>
          <table:table-cell table:style-name="ce91" table:formula="of:=[M_Acu_NA.C61]/[.$C$6]" office:value-type="float" office:value="148.5796552602" calcext:value-type="float">
            <text:p>149</text:p>
          </table:table-cell>
          <table:table-cell table:style-name="ce91" table:formula="of:=[M_Acu_NA.D61]/[.$D$6]" office:value-type="float" office:value="204.746476337712" calcext:value-type="float">
            <text:p>205</text:p>
          </table:table-cell>
          <table:table-cell table:style-name="ce91" table:formula="of:=[M_Acu_NA.E61]/[.$E$6]" office:value-type="float" office:value="1656.70411970123" calcext:value-type="float">
            <text:p>1657</text:p>
          </table:table-cell>
          <table:table-cell table:style-name="ce91" table:formula="of:=[M_Acu_NA.F61]/[.$F$6]" office:value-type="float" office:value="241.977238368705" calcext:value-type="float">
            <text:p>242</text:p>
          </table:table-cell>
          <table:table-cell table:style-name="ce91" table:formula="of:=[M_Acu_NA.G61]/[.$G$6]" office:value-type="float" office:value="2001.36211016583" calcext:value-type="float">
            <text:p>2001</text:p>
          </table:table-cell>
          <table:table-cell table:style-name="ce91" table:formula="of:=[M_Acu_NA.H61]/[.$H$6]" office:value-type="float" office:value="1077.9968864534" calcext:value-type="float">
            <text:p>1078</text:p>
          </table:table-cell>
          <table:table-cell table:style-name="ce91" table:formula="of:=[M_Acu_NA.I61]/[.$I$6]" office:value-type="float" office:value="835.499529942531" calcext:value-type="float">
            <text:p>835</text:p>
          </table:table-cell>
          <table:table-cell table:style-name="ce91" table:formula="of:=[M_Acu_NA.J61]/[.$J$6]" office:value-type="float" office:value="1473.85768096158" calcext:value-type="float">
            <text:p>1474</text:p>
          </table:table-cell>
          <table:table-cell table:style-name="ce91" table:formula="of:=[M_Acu_NA.K61]/[.$K$6]" office:value-type="float" office:value="494.767712928544" calcext:value-type="float">
            <text:p>495</text:p>
          </table:table-cell>
          <table:table-cell table:style-name="ce91" table:formula="of:=[M_Acu_NA.L61]/[.$L$6]" office:value-type="float" office:value="683.356017353586" calcext:value-type="float">
            <text:p>683</text:p>
          </table:table-cell>
          <table:table-cell table:style-name="ce91" table:formula="of:=[M_Acu_NA.M61]/[.$M$6]" office:value-type="float" office:value="113.448582826132" calcext:value-type="float">
            <text:p>113</text:p>
          </table:table-cell>
          <table:table-cell table:style-name="ce91" table:formula="of:=[M_Acu_NA.N61]/[.$N$6]" office:value-type="float" office:value="240.226169300686" calcext:value-type="float">
            <text:p>240</text:p>
          </table:table-cell>
          <table:table-cell table:style-name="ce91" table:formula="of:=[M_Acu_NA.O61]/[.$O$6]" office:value-type="float" office:value="956.627570948712" calcext:value-type="float">
            <text:p>957</text:p>
          </table:table-cell>
          <table:table-cell table:style-name="ce91" table:formula="of:=[M_Acu_NA.P61]/[.$P$6]" office:value-type="float" office:value="657.588946563245" calcext:value-type="float">
            <text:p>658</text:p>
          </table:table-cell>
          <table:table-cell table:formula="of:=[M_Acu_NA.Q61]/[.$Q$6]" office:value-type="float" office:value="725.227924944566" calcext:value-type="float">
            <text:p>725</text:p>
          </table:table-cell>
        </table:table-row>
        <table:table-row table:style-name="ro1">
          <table:table-cell table:style-name="ce86" table:formula="of:=[M_Acu_NA.A62]" office:value-type="string" office:string-value="L" calcext:value-type="string">
            <text:p>L</text:p>
          </table:table-cell>
          <table:table-cell table:style-name="ce57" table:formula="of:=[M_Acu_NA.B62]" office:value-type="date" office:date-value="2020-04-13" calcext:value-type="date">
            <text:p>13/04</text:p>
          </table:table-cell>
          <table:table-cell table:style-name="ce92" table:formula="of:=[M_Acu_NA.C62]/[.$C$6]" office:value-type="float" office:value="155.58341005361" calcext:value-type="float">
            <text:p>156</text:p>
          </table:table-cell>
          <table:table-cell table:style-name="ce92" table:formula="of:=[M_Acu_NA.D62]/[.$D$6]" office:value-type="float" office:value="215.276295120794" calcext:value-type="float">
            <text:p>215</text:p>
          </table:table-cell>
          <table:table-cell table:style-name="ce92" table:formula="of:=[M_Acu_NA.E62]/[.$E$6]" office:value-type="float" office:value="1796.14338310942" calcext:value-type="float">
            <text:p>1796</text:p>
          </table:table-cell>
          <table:table-cell table:style-name="ce92" table:formula="of:=[M_Acu_NA.F62]/[.$F$6]" office:value-type="float" office:value="252.613600494802" calcext:value-type="float">
            <text:p>253</text:p>
          </table:table-cell>
          <table:table-cell table:style-name="ce92" table:formula="of:=[M_Acu_NA.G62]/[.$G$6]" office:value-type="float" office:value="2062.32747729733" calcext:value-type="float">
            <text:p>2062</text:p>
          </table:table-cell>
          <table:table-cell table:style-name="ce92" table:formula="of:=[M_Acu_NA.H62]/[.$H$6]" office:value-type="float" office:value="1120.98793854986" calcext:value-type="float">
            <text:p>1121</text:p>
          </table:table-cell>
          <table:table-cell table:style-name="ce92" table:formula="of:=[M_Acu_NA.I62]/[.$I$6]" office:value-type="float" office:value="861.751981376604" calcext:value-type="float">
            <text:p>862</text:p>
          </table:table-cell>
          <table:table-cell table:style-name="ce92" table:formula="of:=[M_Acu_NA.J62]/[.$J$6]" office:value-type="float" office:value="1515.77955881596" calcext:value-type="float">
            <text:p>1516</text:p>
          </table:table-cell>
          <table:table-cell table:style-name="ce92" table:formula="of:=[M_Acu_NA.K62]/[.$K$6]" office:value-type="float" office:value="540.689267122511" calcext:value-type="float">
            <text:p>541</text:p>
          </table:table-cell>
          <table:table-cell table:style-name="ce92" table:formula="of:=[M_Acu_NA.L62]/[.$L$6]" office:value-type="float" office:value="693.709896404398" calcext:value-type="float">
            <text:p>694</text:p>
          </table:table-cell>
          <table:table-cell table:style-name="ce92" table:formula="of:=[M_Acu_NA.M62]/[.$M$6]" office:value-type="float" office:value="125.564450894942" calcext:value-type="float">
            <text:p>126</text:p>
          </table:table-cell>
          <table:table-cell table:style-name="ce92" table:formula="of:=[M_Acu_NA.N62]/[.$N$6]" office:value-type="float" office:value="255.001985269577" calcext:value-type="float">
            <text:p>255</text:p>
          </table:table-cell>
          <table:table-cell table:style-name="ce92" table:formula="of:=[M_Acu_NA.O62]/[.$O$6]" office:value-type="float" office:value="1022.32235867915" calcext:value-type="float">
            <text:p>1022</text:p>
          </table:table-cell>
          <table:table-cell table:style-name="ce92" table:formula="of:=[M_Acu_NA.P62]/[.$P$6]" office:value-type="float" office:value="698.657698616265" calcext:value-type="float">
            <text:p>699</text:p>
          </table:table-cell>
          <table:table-cell table:style-name="ce92" table:formula="of:=[M_Acu_NA.Q62]/[.$Q$6]" office:value-type="float" office:value="748.24059708696" calcext:value-type="float">
            <text:p>748</text:p>
          </table:table-cell>
        </table:table-row>
        <table:table-row table:style-name="ro1">
          <table:table-cell/>
          <table:table-cell table:formula="of:=[M_Acu_NA.B63]" office:value-type="date" office:date-value="2020-04-14" calcext:value-type="date">
            <text:p>14/04</text:p>
          </table:table-cell>
          <table:table-cell table:style-name="ce90" table:formula="of:=[M_Acu_NA.C63]/[.$C$6]" office:value-type="float" office:value="165.032920489164" calcext:value-type="float">
            <text:p>165</text:p>
          </table:table-cell>
          <table:table-cell table:style-name="ce90" table:formula="of:=[M_Acu_NA.D63]/[.$D$6]" office:value-type="float" office:value="224.63613403909" calcext:value-type="float">
            <text:p>225</text:p>
          </table:table-cell>
          <table:table-cell table:formula="of:=[M_Acu_NA.E63]/[.$E$6]" office:value-type="float" office:value="1913.03306266611" calcext:value-type="float">
            <text:p>1913</text:p>
          </table:table-cell>
          <table:table-cell table:formula="of:=[M_Acu_NA.F63]/[.$F$6]" office:value-type="float" office:value="265.022689641915" calcext:value-type="float">
            <text:p>265</text:p>
          </table:table-cell>
          <table:table-cell table:formula="of:=[M_Acu_NA.G63]/[.$G$6]" office:value-type="float" office:value="2129.18891475102" calcext:value-type="float">
            <text:p>2129</text:p>
          </table:table-cell>
          <table:table-cell table:formula="of:=[M_Acu_NA.H63]/[.$H$6]" office:value-type="float" office:value="1178.05968366745" calcext:value-type="float">
            <text:p>1178</text:p>
          </table:table-cell>
          <table:table-cell table:formula="of:=[M_Acu_NA.I63]/[.$I$6]" office:value-type="float" office:value="898.993831085405" calcext:value-type="float">
            <text:p>899</text:p>
          </table:table-cell>
          <table:table-cell table:formula="of:=[M_Acu_NA.J63]/[.$J$6]" office:value-type="float" office:value="1560.36784586249" calcext:value-type="float">
            <text:p>1560</text:p>
          </table:table-cell>
          <table:table-cell table:style-name="ce90" table:formula="of:=[M_Acu_NA.K63]/[.$K$6]" office:value-type="float" office:value="601.424225895176" calcext:value-type="float">
            <text:p>601</text:p>
          </table:table-cell>
          <table:table-cell table:formula="of:=[M_Acu_NA.L63]/[.$L$6]" office:value-type="float" office:value="693.709896404398" calcext:value-type="float">
            <text:p>694</text:p>
          </table:table-cell>
          <table:table-cell table:formula="of:=[M_Acu_NA.M63]/[.$M$6]" office:value-type="float" office:value="139.883204067173" calcext:value-type="float">
            <text:p>140</text:p>
          </table:table-cell>
          <table:table-cell table:style-name="ce90" table:formula="of:=[M_Acu_NA.N63]/[.$N$6]" office:value-type="float" office:value="270.254440463272" calcext:value-type="float">
            <text:p>270</text:p>
          </table:table-cell>
          <table:table-cell table:formula="of:=[M_Acu_NA.O63]/[.$O$6]" office:value-type="float" office:value="1086.58165618925" calcext:value-type="float">
            <text:p>1087</text:p>
          </table:table-cell>
          <table:table-cell table:formula="of:=[M_Acu_NA.P63]/[.$P$6]" office:value-type="float" office:value="742.659932958787" calcext:value-type="float">
            <text:p>743</text:p>
          </table:table-cell>
          <table:table-cell table:formula="of:=[M_Acu_NA.Q63]/[.$Q$6]" office:value-type="float" office:value="771.910774147707" calcext:value-type="float">
            <text:p>772</text:p>
          </table:table-cell>
        </table:table-row>
        <table:table-row table:style-name="ro1">
          <table:table-cell/>
          <table:table-cell table:formula="of:=[M_Acu_NA.B64]" office:value-type="date" office:date-value="2020-04-15" calcext:value-type="date">
            <text:p>15/04</text:p>
          </table:table-cell>
          <table:table-cell table:style-name="ce90" table:formula="of:=[M_Acu_NA.C64]/[.$C$6]" office:value-type="float" office:value="180.874746807591" calcext:value-type="float">
            <text:p>181</text:p>
          </table:table-cell>
          <table:table-cell table:style-name="ce90" table:formula="of:=[M_Acu_NA.D64]/[.$D$6]" office:value-type="float" office:value="229.901043430631" calcext:value-type="float">
            <text:p>230</text:p>
          </table:table-cell>
          <table:table-cell table:formula="of:=[M_Acu_NA.E64]/[.$E$6]" office:value-type="float" office:value="2043.26841429818" calcext:value-type="float">
            <text:p>2043</text:p>
          </table:table-cell>
          <table:table-cell table:formula="of:=[M_Acu_NA.F64]/[.$F$6]" office:value-type="float" office:value="273.886324746995" calcext:value-type="float">
            <text:p>274</text:p>
          </table:table-cell>
          <table:table-cell table:formula="of:=[M_Acu_NA.G64]/[.$G$6]" office:value-type="float" office:value="2190.86181032118" calcext:value-type="float">
            <text:p>2191</text:p>
          </table:table-cell>
          <table:table-cell table:formula="of:=[M_Acu_NA.H64]/[.$H$6]" office:value-type="float" office:value="1285.76200581849" calcext:value-type="float">
            <text:p>1286</text:p>
          </table:table-cell>
          <table:table-cell table:formula="of:=[M_Acu_NA.I64]/[.$I$6]" office:value-type="float" office:value="956.688172027728" calcext:value-type="float">
            <text:p>957</text:p>
          </table:table-cell>
          <table:table-cell table:formula="of:=[M_Acu_NA.J64]/[.$J$6]" office:value-type="float" office:value="1603.17852678092" calcext:value-type="float">
            <text:p>1603</text:p>
          </table:table-cell>
          <table:table-cell table:style-name="ce90" table:formula="of:=[M_Acu_NA.K64]/[.$K$6]" office:value-type="float" office:value="657.715163294232" calcext:value-type="float">
            <text:p>658</text:p>
          </table:table-cell>
          <table:table-cell table:formula="of:=[M_Acu_NA.L64]/[.$L$6]" office:value-type="float" office:value="704.06377545521" calcext:value-type="float">
            <text:p>704</text:p>
          </table:table-cell>
          <table:table-cell table:formula="of:=[M_Acu_NA.M64]/[.$M$6]" office:value-type="float" office:value="143.187531722303" calcext:value-type="float">
            <text:p>143</text:p>
          </table:table-cell>
          <table:table-cell table:style-name="ce90" table:formula="of:=[M_Acu_NA.N64]/[.$N$6]" office:value-type="float" office:value="285.506895656966" calcext:value-type="float">
            <text:p>286</text:p>
          </table:table-cell>
          <table:table-cell table:formula="of:=[M_Acu_NA.O64]/[.$O$6]" office:value-type="float" office:value="1159.28501381895" calcext:value-type="float">
            <text:p>1159</text:p>
          </table:table-cell>
          <table:table-cell table:formula="of:=[M_Acu_NA.P64]/[.$P$6]" office:value-type="float" office:value="795.951527884731" calcext:value-type="float">
            <text:p>796</text:p>
          </table:table-cell>
          <table:table-cell table:formula="of:=[M_Acu_NA.Q64]/[.$Q$6]" office:value-type="float" office:value="813.991088922369" calcext:value-type="float">
            <text:p>814</text:p>
          </table:table-cell>
        </table:table-row>
        <table:table-row table:style-name="ro1">
          <table:table-cell/>
          <table:table-cell table:formula="of:=[M_Acu_NA.B65]" office:value-type="date" office:date-value="2020-04-16" calcext:value-type="date">
            <text:p>16/04</text:p>
          </table:table-cell>
          <table:table-cell table:style-name="ce90" table:formula="of:=[M_Acu_NA.C65]/[.$C$6]" office:value-type="float" office:value="198.384133791116" calcext:value-type="float">
            <text:p>198</text:p>
          </table:table-cell>
          <table:table-cell table:style-name="ce90" table:formula="of:=[M_Acu_NA.D65]/[.$D$6]" office:value-type="float" office:value="239.84587228132" calcext:value-type="float">
            <text:p>240</text:p>
          </table:table-cell>
          <table:table-cell table:formula="of:=[M_Acu_NA.E65]/[.$E$6]" office:value-type="float" office:value="2235.16997483024" calcext:value-type="float">
            <text:p>2235</text:p>
          </table:table-cell>
          <table:table-cell table:formula="of:=[M_Acu_NA.F65]/[.$F$6]" office:value-type="float" office:value="284.522686873092" calcext:value-type="float">
            <text:p>285</text:p>
          </table:table-cell>
          <table:table-cell table:formula="of:=[M_Acu_NA.G65]/[.$G$6]" office:value-type="float" office:value="2255.83650527176" calcext:value-type="float">
            <text:p>2256</text:p>
          </table:table-cell>
          <table:table-cell table:formula="of:=[M_Acu_NA.H65]/[.$H$6]" office:value-type="float" office:value="1342.15967520635" calcext:value-type="float">
            <text:p>1342</text:p>
          </table:table-cell>
          <table:table-cell table:formula="of:=[M_Acu_NA.I65]/[.$I$6]" office:value-type="float" office:value="1011.94042446456" calcext:value-type="float">
            <text:p>1012</text:p>
          </table:table-cell>
          <table:table-cell table:formula="of:=[M_Acu_NA.J65]/[.$J$6]" office:value-type="float" office:value="1642.06366083312" calcext:value-type="float">
            <text:p>1642</text:p>
          </table:table-cell>
          <table:table-cell table:style-name="ce90" table:formula="of:=[M_Acu_NA.K65]/[.$K$6]" office:value-type="float" office:value="719.931462524768" calcext:value-type="float">
            <text:p>720</text:p>
          </table:table-cell>
          <table:table-cell table:formula="of:=[M_Acu_NA.L65]/[.$L$6]" office:value-type="float" office:value="704.06377545521" calcext:value-type="float">
            <text:p>704</text:p>
          </table:table-cell>
          <table:table-cell table:formula="of:=[M_Acu_NA.M65]/[.$M$6]" office:value-type="float" office:value="149.796187032563" calcext:value-type="float">
            <text:p>150</text:p>
          </table:table-cell>
          <table:table-cell table:style-name="ce90" table:formula="of:=[M_Acu_NA.N65]/[.$N$6]" office:value-type="float" office:value="299.806072401055" calcext:value-type="float">
            <text:p>300</text:p>
          </table:table-cell>
          <table:table-cell table:formula="of:=[M_Acu_NA.O65]/[.$O$6]" office:value-type="float" office:value="1230.8062030319" calcext:value-type="float">
            <text:p>1231</text:p>
          </table:table-cell>
          <table:table-cell table:formula="of:=[M_Acu_NA.P65]/[.$P$6]" office:value-type="float" office:value="848.754209095757" calcext:value-type="float">
            <text:p>849</text:p>
          </table:table-cell>
          <table:table-cell table:formula="of:=[M_Acu_NA.Q65]/[.$Q$6]" office:value-type="float" office:value="842.263800411595" calcext:value-type="float">
            <text:p>842</text:p>
          </table:table-cell>
        </table:table-row>
        <table:table-row table:style-name="ro1">
          <table:table-cell/>
          <table:table-cell table:formula="of:=[M_Acu_NA.B66]" office:value-type="date" office:date-value="2020-04-17" calcext:value-type="date">
            <text:p>17/04</text:p>
          </table:table-cell>
          <table:table-cell table:style-name="ce90" table:formula="of:=[M_Acu_NA.C66]/[.$C$6]" office:value-type="float" office:value="215.00415508659" calcext:value-type="float">
            <text:p>215</text:p>
          </table:table-cell>
          <table:table-cell table:style-name="ce90" table:formula="of:=[M_Acu_NA.D66]/[.$D$6]" office:value-type="float" office:value="252.130660861582" calcext:value-type="float">
            <text:p>252</text:p>
          </table:table-cell>
          <table:table-cell table:formula="of:=[M_Acu_NA.E66]/[.$E$6]" office:value-type="float" office:value="2375.98982500485" calcext:value-type="float">
            <text:p>2376</text:p>
          </table:table-cell>
          <table:table-cell table:formula="of:=[M_Acu_NA.F66]/[.$F$6]" office:value-type="float" office:value="297.818139530713" calcext:value-type="float">
            <text:p>298</text:p>
          </table:table-cell>
          <table:table-cell table:formula="of:=[M_Acu_NA.G66]/[.$G$6]" office:value-type="float" office:value="2324.82052804145" calcext:value-type="float">
            <text:p>2325</text:p>
          </table:table-cell>
          <table:table-cell table:formula="of:=[M_Acu_NA.H66]/[.$H$6]" office:value-type="float" office:value="1399.15652302063" calcext:value-type="float">
            <text:p>1399</text:p>
          </table:table-cell>
          <table:table-cell table:formula="of:=[M_Acu_NA.I66]/[.$I$6]" office:value-type="float" office:value="1055.89801756347" calcext:value-type="float">
            <text:p>1056</text:p>
          </table:table-cell>
          <table:table-cell table:formula="of:=[M_Acu_NA.J66]/[.$J$6]" office:value-type="float" office:value="1684.65214098554" calcext:value-type="float">
            <text:p>1685</text:p>
          </table:table-cell>
          <table:table-cell table:style-name="ce90" table:formula="of:=[M_Acu_NA.K66]/[.$K$6]" office:value-type="float" office:value="785.110442671043" calcext:value-type="float">
            <text:p>785</text:p>
          </table:table-cell>
          <table:table-cell table:formula="of:=[M_Acu_NA.L66]/[.$L$6]" office:value-type="float" office:value="745.479291658457" calcext:value-type="float">
            <text:p>745</text:p>
          </table:table-cell>
          <table:table-cell table:formula="of:=[M_Acu_NA.M66]/[.$M$6]" office:value-type="float" office:value="150.897629584273" calcext:value-type="float">
            <text:p>151</text:p>
          </table:table-cell>
          <table:table-cell table:style-name="ce90" table:formula="of:=[M_Acu_NA.N66]/[.$N$6]" office:value-type="float" office:value="313.151970695537" calcext:value-type="float">
            <text:p>313</text:p>
          </table:table-cell>
          <table:table-cell table:formula="of:=[M_Acu_NA.O66]/[.$O$6]" office:value-type="float" office:value="1306.04277869748" calcext:value-type="float">
            <text:p>1306</text:p>
          </table:table-cell>
          <table:table-cell table:formula="of:=[M_Acu_NA.P66]/[.$P$6]" office:value-type="float" office:value="885.422737714525" calcext:value-type="float">
            <text:p>885</text:p>
          </table:table-cell>
          <table:table-cell table:formula="of:=[M_Acu_NA.Q66]/[.$Q$6]" office:value-type="float" office:value="871.194016819175" calcext:value-type="float">
            <text:p>871</text:p>
          </table:table-cell>
        </table:table-row>
        <table:table-row table:style-name="ro1">
          <table:table-cell/>
          <table:table-cell table:formula="of:=[M_Acu_NA.B67]" office:value-type="date" office:date-value="2020-04-18" calcext:value-type="date">
            <text:p>18/04</text:p>
          </table:table-cell>
          <table:table-cell table:style-name="ce90" table:formula="of:=[M_Acu_NA.C67]/[.$C$6]" office:value-type="float" office:value="228.455811118377" calcext:value-type="float">
            <text:p>228</text:p>
          </table:table-cell>
          <table:table-cell table:style-name="ce90" table:formula="of:=[M_Acu_NA.D67]/[.$D$6]" office:value-type="float" office:value="259.150540050304" calcext:value-type="float">
            <text:p>259</text:p>
          </table:table-cell>
          <table:table-cell table:formula="of:=[M_Acu_NA.E67]/[.$E$6]" office:value-type="float" office:value="2509.44654575856" calcext:value-type="float">
            <text:p>2509</text:p>
          </table:table-cell>
          <table:table-cell table:formula="of:=[M_Acu_NA.F67]/[.$F$6]" office:value-type="float" office:value="306.681774635794" calcext:value-type="float">
            <text:p>307</text:p>
          </table:table-cell>
          <table:table-cell table:formula="of:=[M_Acu_NA.G67]/[.$G$6]" office:value-type="float" office:value="2391.44612268225" calcext:value-type="float">
            <text:p>2391</text:p>
          </table:table-cell>
          <table:table-cell table:formula="of:=[M_Acu_NA.H67]/[.$H$6]" office:value-type="float" office:value="1447.24059174176" calcext:value-type="float">
            <text:p>1447</text:p>
          </table:table-cell>
          <table:table-cell table:formula="of:=[M_Acu_NA.I67]/[.$I$6]" office:value-type="float" office:value="1099.24508853601" calcext:value-type="float">
            <text:p>1099</text:p>
          </table:table-cell>
          <table:table-cell table:formula="of:=[M_Acu_NA.J67]/[.$J$6]" office:value-type="float" office:value="1720.35239739156" calcext:value-type="float">
            <text:p>1720</text:p>
          </table:table-cell>
          <table:table-cell table:style-name="ce90" table:formula="of:=[M_Acu_NA.K67]/[.$K$6]" office:value-type="float" office:value="845.845401443709" calcext:value-type="float">
            <text:p>846</text:p>
          </table:table-cell>
          <table:table-cell table:formula="of:=[M_Acu_NA.L67]/[.$L$6]" office:value-type="float" office:value="745.479291658457" calcext:value-type="float">
            <text:p>745</text:p>
          </table:table-cell>
          <table:table-cell table:formula="of:=[M_Acu_NA.M67]/[.$M$6]" office:value-type="float" office:value="163.013497653083" calcext:value-type="float">
            <text:p>163</text:p>
          </table:table-cell>
          <table:table-cell table:style-name="ce90" table:formula="of:=[M_Acu_NA.N67]/[.$N$6]" office:value-type="float" office:value="327.451147439626" calcext:value-type="float">
            <text:p>327</text:p>
          </table:table-cell>
          <table:table-cell table:formula="of:=[M_Acu_NA.O67]/[.$O$6]" office:value-type="float" office:value="1356.11605520667" calcext:value-type="float">
            <text:p>1356</text:p>
          </table:table-cell>
          <table:table-cell table:formula="of:=[M_Acu_NA.P67]/[.$P$6]" office:value-type="float" office:value="922.580180048211" calcext:value-type="float">
            <text:p>923</text:p>
          </table:table-cell>
          <table:table-cell table:formula="of:=[M_Acu_NA.Q67]/[.$Q$6]" office:value-type="float" office:value="899.466728308401" calcext:value-type="float">
            <text:p>899</text:p>
          </table:table-cell>
        </table:table-row>
        <table:table-row table:style-name="ro1">
          <table:table-cell table:style-name="ce83"/>
          <table:table-cell table:style-name="ce59" table:formula="of:=[M_Acu_NA.B68]" office:value-type="date" office:date-value="2020-04-19" calcext:value-type="date">
            <text:p>19/04</text:p>
          </table:table-cell>
          <table:table-cell table:style-name="ce91" table:formula="of:=[M_Acu_NA.C68]/[.$C$6]" office:value-type="float" office:value="238.683516530976" calcext:value-type="float">
            <text:p>239</text:p>
          </table:table-cell>
          <table:table-cell table:style-name="ce91" table:formula="of:=[M_Acu_NA.D68]/[.$D$6]" office:value-type="float" office:value="264.415449441845" calcext:value-type="float">
            <text:p>264</text:p>
          </table:table-cell>
          <table:table-cell table:style-name="ce91" table:formula="of:=[M_Acu_NA.E68]/[.$E$6]" office:value-type="float" office:value="2615.29153118391" calcext:value-type="float">
            <text:p>2615</text:p>
          </table:table-cell>
          <table:table-cell table:style-name="ce91" table:formula="of:=[M_Acu_NA.F68]/[.$F$6]" office:value-type="float" office:value="314.659046230367" calcext:value-type="float">
            <text:p>315</text:p>
          </table:table-cell>
          <table:table-cell table:style-name="ce91" table:formula="of:=[M_Acu_NA.G68]/[.$G$6]" office:value-type="float" office:value="2439.79389932425" calcext:value-type="float">
            <text:p>2440</text:p>
          </table:table-cell>
          <table:table-cell table:style-name="ce91" table:formula="of:=[M_Acu_NA.H68]/[.$H$6]" office:value-type="float" office:value="1476.82502654681" calcext:value-type="float">
            <text:p>1477</text:p>
          </table:table-cell>
          <table:table-cell table:style-name="ce91" table:formula="of:=[M_Acu_NA.I68]/[.$I$6]" office:value-type="float" office:value="1124.58175678052" calcext:value-type="float">
            <text:p>1125</text:p>
          </table:table-cell>
          <table:table-cell table:style-name="ce91" table:formula="of:=[M_Acu_NA.J68]/[.$J$6]" office:value-type="float" office:value="1752.42337461938" calcext:value-type="float">
            <text:p>1752</text:p>
          </table:table-cell>
          <table:table-cell table:style-name="ce91" table:formula="of:=[M_Acu_NA.K68]/[.$K$6]" office:value-type="float" office:value="903.617679300634" calcext:value-type="float">
            <text:p>904</text:p>
          </table:table-cell>
          <table:table-cell table:style-name="ce91" table:formula="of:=[M_Acu_NA.L68]/[.$L$6]" office:value-type="float" office:value="755.833170709269" calcext:value-type="float">
            <text:p>756</text:p>
          </table:table-cell>
          <table:table-cell table:style-name="ce91" table:formula="of:=[M_Acu_NA.M68]/[.$M$6]" office:value-type="float" office:value="169.622152963343" calcext:value-type="float">
            <text:p>170</text:p>
          </table:table-cell>
          <table:table-cell table:style-name="ce91" table:formula="of:=[M_Acu_NA.N68]/[.$N$6]" office:value-type="float" office:value="340.320406509305" calcext:value-type="float">
            <text:p>340</text:p>
          </table:table-cell>
          <table:table-cell table:style-name="ce91" table:formula="of:=[M_Acu_NA.O68]/[.$O$6]" office:value-type="float" office:value="1394.02988514364" calcext:value-type="float">
            <text:p>1394</text:p>
          </table:table-cell>
          <table:table-cell table:style-name="ce91" table:formula="of:=[M_Acu_NA.P68]/[.$P$6]" office:value-type="float" office:value="960.226536096813" calcext:value-type="float">
            <text:p>960</text:p>
          </table:table-cell>
          <table:table-cell table:style-name="ce91" table:formula="of:=[M_Acu_NA.Q68]/[.$Q$6]" office:value-type="float" office:value="915.904351267254" calcext:value-type="float">
            <text:p>916</text:p>
          </table:table-cell>
        </table:table-row>
        <table:table-row table:style-name="ro1">
          <table:table-cell table:style-name="ce86" table:formula="of:=[M_Dia_NA.A69]" office:value-type="string" office:string-value="L" calcext:value-type="string">
            <text:p>L</text:p>
          </table:table-cell>
          <table:table-cell table:style-name="ce57" table:formula="of:=[M_Acu_NA.B69]" office:value-type="date" office:date-value="2020-04-20" calcext:value-type="date">
            <text:p>20/04</text:p>
          </table:table-cell>
          <table:table-cell table:style-name="ce92" table:formula="of:=[M_Acu_NA.C69]/[.$C$6]" office:value-type="float" office:value="244.797905636334" calcext:value-type="float">
            <text:p>245</text:p>
          </table:table-cell>
          <table:table-cell table:style-name="ce92" table:formula="of:=[M_Acu_NA.D69]/[.$D$6]" office:value-type="float" office:value="274.945268224927" calcext:value-type="float">
            <text:p>275</text:p>
          </table:table-cell>
          <table:table-cell table:style-name="ce92" table:formula="of:=[M_Acu_NA.E69]/[.$E$6]" office:value-type="float" office:value="2682.01989156077" calcext:value-type="float">
            <text:p>2682</text:p>
          </table:table-cell>
          <table:table-cell table:style-name="ce92" table:formula="of:=[M_Acu_NA.F69]/[.$F$6]" office:value-type="float" office:value="322.63631782494" calcext:value-type="float">
            <text:p>323</text:p>
          </table:table-cell>
          <table:table-cell table:style-name="ce92" table:formula="of:=[M_Acu_NA.G69]/[.$G$6]" office:value-type="float" office:value="2486.84454049536" calcext:value-type="float">
            <text:p>2487</text:p>
          </table:table-cell>
          <table:table-cell table:style-name="ce92" table:formula="of:=[M_Acu_NA.H69]/[.$H$6]" office:value-type="float" office:value="1517.79385145405" calcext:value-type="float">
            <text:p>1518</text:p>
          </table:table-cell>
          <table:table-cell table:style-name="ce92" table:formula="of:=[M_Acu_NA.I69]/[.$I$6]" office:value-type="float" office:value="1145.03424801404" calcext:value-type="float">
            <text:p>1145</text:p>
          </table:table-cell>
          <table:table-cell table:style-name="ce92" table:formula="of:=[M_Acu_NA.J69]/[.$J$6]" office:value-type="float" office:value="1786.04975720929" calcext:value-type="float">
            <text:p>1786</text:p>
          </table:table-cell>
          <table:table-cell table:style-name="ce92" table:formula="of:=[M_Acu_NA.K69]/[.$K$6]" office:value-type="float" office:value="1017.68089455662" calcext:value-type="float">
            <text:p>1018</text:p>
          </table:table-cell>
          <table:table-cell table:style-name="ce92" table:formula="of:=[M_Acu_NA.L69]/[.$L$6]" office:value-type="float" office:value="776.540928810893" calcext:value-type="float">
            <text:p>777</text:p>
          </table:table-cell>
          <table:table-cell table:style-name="ce92" table:formula="of:=[M_Acu_NA.M69]/[.$M$6]" office:value-type="float" office:value="169.622152963343" calcext:value-type="float">
            <text:p>170</text:p>
          </table:table-cell>
          <table:table-cell table:style-name="ce92" table:formula="of:=[M_Acu_NA.N69]/[.$N$6]" office:value-type="float" office:value="350.329830230167" calcext:value-type="float">
            <text:p>350</text:p>
          </table:table-cell>
          <table:table-cell table:style-name="ce92" table:formula="of:=[M_Acu_NA.O69]/[.$O$6]" office:value-type="float" office:value="1463.94670293387" calcext:value-type="float">
            <text:p>1464</text:p>
          </table:table-cell>
          <table:table-cell table:style-name="ce92" table:formula="of:=[M_Acu_NA.P69]/[.$P$6]" office:value-type="float" office:value="995.917237285747" calcext:value-type="float">
            <text:p>996</text:p>
          </table:table-cell>
          <table:table-cell table:style-name="ce92" table:formula="of:=[M_Acu_NA.Q69]/[.$Q$6]" office:value-type="float" office:value="939.574528328001" calcext:value-type="float">
            <text:p>940</text:p>
          </table:table-cell>
        </table:table-row>
        <table:table-row table:style-name="ro1">
          <table:table-cell/>
          <table:table-cell table:formula="of:=[M_Acu_NA.B70]" office:value-type="date" office:date-value="2020-04-21" calcext:value-type="date">
            <text:p>21/04</text:p>
          </table:table-cell>
          <table:table-cell table:style-name="ce90" table:formula="of:=[M_Acu_NA.C70]/[.$C$6]" office:value-type="float" office:value="255.581464603966" calcext:value-type="float">
            <text:p>256</text:p>
          </table:table-cell>
          <table:table-cell table:style-name="ce90" table:formula="of:=[M_Acu_NA.D70]/[.$D$6]" office:value-type="float" office:value="287.23005680519" calcext:value-type="float">
            <text:p>287</text:p>
          </table:table-cell>
          <table:table-cell table:formula="of:=[M_Acu_NA.E70]/[.$E$6]" office:value-type="float" office:value="2760.25314165777" calcext:value-type="float">
            <text:p>2760</text:p>
          </table:table-cell>
          <table:table-cell table:formula="of:=[M_Acu_NA.F70]/[.$F$6]" office:value-type="float" office:value="327.954498887988" calcext:value-type="float">
            <text:p>328</text:p>
          </table:table-cell>
          <table:table-cell table:formula="of:=[M_Acu_NA.G70]/[.$G$6]" office:value-type="float" office:value="2537.55074526624" calcext:value-type="float">
            <text:p>2538</text:p>
          </table:table-cell>
          <table:table-cell table:formula="of:=[M_Acu_NA.H70]/[.$H$6]" office:value-type="float" office:value="1557.56431950844" calcext:value-type="float">
            <text:p>1558</text:p>
          </table:table-cell>
          <table:table-cell table:formula="of:=[M_Acu_NA.I70]/[.$I$6]" office:value-type="float" office:value="1195.40232343988" calcext:value-type="float">
            <text:p>1195</text:p>
          </table:table-cell>
          <table:table-cell table:formula="of:=[M_Acu_NA.J70]/[.$J$6]" office:value-type="float" office:value="1825.60149355953" calcext:value-type="float">
            <text:p>1826</text:p>
          </table:table-cell>
          <table:table-cell table:style-name="ce90" table:formula="of:=[M_Acu_NA.K70]/[.$K$6]" office:value-type="float" office:value="1081.37853424502" calcext:value-type="float">
            <text:p>1081</text:p>
          </table:table-cell>
          <table:table-cell table:formula="of:=[M_Acu_NA.L70]/[.$L$6]" office:value-type="float" office:value="807.602565963329" calcext:value-type="float">
            <text:p>808</text:p>
          </table:table-cell>
          <table:table-cell table:formula="of:=[M_Acu_NA.M70]/[.$M$6]" office:value-type="float" office:value="179.535135928733" calcext:value-type="float">
            <text:p>180</text:p>
          </table:table-cell>
          <table:table-cell table:style-name="ce90" table:formula="of:=[M_Acu_NA.N70]/[.$N$6]" office:value-type="float" office:value="363.199089299847" calcext:value-type="float">
            <text:p>363</text:p>
          </table:table-cell>
          <table:table-cell table:formula="of:=[M_Acu_NA.O70]/[.$O$6]" office:value-type="float" office:value="1528.37488164637" calcext:value-type="float">
            <text:p>1528</text:p>
          </table:table-cell>
          <table:table-cell table:formula="of:=[M_Acu_NA.P70]/[.$P$6]" office:value-type="float" office:value="1020.36292303159" calcext:value-type="float">
            <text:p>1020</text:p>
          </table:table-cell>
          <table:table-cell table:formula="of:=[M_Acu_NA.Q70]/[.$Q$6]" office:value-type="float" office:value="971.792269327352" calcext:value-type="float">
            <text:p>972</text:p>
          </table:table-cell>
        </table:table-row>
        <table:table-row table:style-name="ro1">
          <table:table-cell/>
          <table:table-cell table:formula="of:=[M_Acu_NA.B71]" office:value-type="date" office:date-value="2020-04-22" calcext:value-type="date">
            <text:p>22/04</text:p>
          </table:table-cell>
          <table:table-cell table:style-name="ce90" table:formula="of:=[M_Acu_NA.C71]/[.$C$6]" office:value-type="float" office:value="271.20094950038" calcext:value-type="float">
            <text:p>271</text:p>
          </table:table-cell>
          <table:table-cell table:style-name="ce90" table:formula="of:=[M_Acu_NA.D71]/[.$D$6]" office:value-type="float" office:value="298.344865520666" calcext:value-type="float">
            <text:p>298</text:p>
          </table:table-cell>
          <table:table-cell table:formula="of:=[M_Acu_NA.E71]/[.$E$6]" office:value-type="float" office:value="2881.74477710253" calcext:value-type="float">
            <text:p>2882</text:p>
          </table:table-cell>
          <table:table-cell table:formula="of:=[M_Acu_NA.F71]/[.$F$6]" office:value-type="float" office:value="340.363588035101" calcext:value-type="float">
            <text:p>340</text:p>
          </table:table-cell>
          <table:table-cell table:formula="of:=[M_Acu_NA.G71]/[.$G$6]" office:value-type="float" office:value="2588.84655706933" calcext:value-type="float">
            <text:p>2589</text:p>
          </table:table-cell>
          <table:table-cell table:formula="of:=[M_Acu_NA.H71]/[.$H$6]" office:value-type="float" office:value="1598.30845250577" calcext:value-type="float">
            <text:p>1598</text:p>
          </table:table-cell>
          <table:table-cell table:formula="of:=[M_Acu_NA.I71]/[.$I$6]" office:value-type="float" office:value="1237.52835015967" calcext:value-type="float">
            <text:p>1238</text:p>
          </table:table-cell>
          <table:table-cell table:formula="of:=[M_Acu_NA.J71]/[.$J$6]" office:value-type="float" office:value="1857.96873847537" calcext:value-type="float">
            <text:p>1858</text:p>
          </table:table-cell>
          <table:table-cell table:style-name="ce90" table:formula="of:=[M_Acu_NA.K71]/[.$K$6]" office:value-type="float" office:value="1139.15081210195" calcext:value-type="float">
            <text:p>1139</text:p>
          </table:table-cell>
          <table:table-cell table:formula="of:=[M_Acu_NA.L71]/[.$L$6]" office:value-type="float" office:value="828.310324064953" calcext:value-type="float">
            <text:p>828</text:p>
          </table:table-cell>
          <table:table-cell table:formula="of:=[M_Acu_NA.M71]/[.$M$6]" office:value-type="float" office:value="186.143791238994" calcext:value-type="float">
            <text:p>186</text:p>
          </table:table-cell>
          <table:table-cell table:style-name="ce90" table:formula="of:=[M_Acu_NA.N71]/[.$N$6]" office:value-type="float" office:value="374.161791470315" calcext:value-type="float">
            <text:p>374</text:p>
          </table:table-cell>
          <table:table-cell table:formula="of:=[M_Acu_NA.O71]/[.$O$6]" office:value-type="float" office:value="1582.24798520937" calcext:value-type="float">
            <text:p>1582</text:p>
          </table:table-cell>
          <table:table-cell table:formula="of:=[M_Acu_NA.P71]/[.$P$6]" office:value-type="float" office:value="1049.69774592661" calcext:value-type="float">
            <text:p>1050</text:p>
          </table:table-cell>
          <table:table-cell table:formula="of:=[M_Acu_NA.Q71]/[.$Q$6]" office:value-type="float" office:value="991.517416877975" calcext:value-type="float">
            <text:p>992</text:p>
          </table:table-cell>
        </table:table-row>
        <table:table-row table:style-name="ro1">
          <table:table-cell/>
          <table:table-cell table:formula="of:=[M_Acu_NA.B72]" office:value-type="date" office:date-value="2020-04-23" calcext:value-type="date">
            <text:p>23/04</text:p>
          </table:table-cell>
          <table:table-cell table:style-name="ce90" table:formula="of:=[M_Acu_NA.C72]/[.$C$6]" office:value-type="float" office:value="283.15180093358" calcext:value-type="float">
            <text:p>283</text:p>
          </table:table-cell>
          <table:table-cell table:style-name="ce90" table:formula="of:=[M_Acu_NA.D72]/[.$D$6]" office:value-type="float" office:value="305.364744709387" calcext:value-type="float">
            <text:p>305</text:p>
          </table:table-cell>
          <table:table-cell table:formula="of:=[M_Acu_NA.E72]/[.$E$6]" office:value-type="float" office:value="2986.66937135027" calcext:value-type="float">
            <text:p>2987</text:p>
          </table:table-cell>
          <table:table-cell table:formula="of:=[M_Acu_NA.F72]/[.$F$6]" office:value-type="float" office:value="349.227223140182" calcext:value-type="float">
            <text:p>349</text:p>
          </table:table-cell>
          <table:table-cell table:formula="of:=[M_Acu_NA.G72]/[.$G$6]" office:value-type="float" office:value="2640.73197590465" calcext:value-type="float">
            <text:p>2641</text:p>
          </table:table-cell>
          <table:table-cell table:formula="of:=[M_Acu_NA.H72]/[.$H$6]" office:value-type="float" office:value="1636.9554610106" calcext:value-type="float">
            <text:p>1637</text:p>
          </table:table-cell>
          <table:table-cell table:formula="of:=[M_Acu_NA.I72]/[.$I$6]" office:value-type="float" office:value="1275.07546093166" calcext:value-type="float">
            <text:p>1275</text:p>
          </table:table-cell>
          <table:table-cell table:formula="of:=[M_Acu_NA.J72]/[.$J$6]" office:value-type="float" office:value="1892.33579028531" calcext:value-type="float">
            <text:p>1892</text:p>
          </table:table-cell>
          <table:table-cell table:style-name="ce90" table:formula="of:=[M_Acu_NA.K72]/[.$K$6]" office:value-type="float" office:value="1176.18432354869" calcext:value-type="float">
            <text:p>1176</text:p>
          </table:table-cell>
          <table:table-cell table:formula="of:=[M_Acu_NA.L72]/[.$L$6]" office:value-type="float" office:value="859.371961217388" calcext:value-type="float">
            <text:p>859</text:p>
          </table:table-cell>
          <table:table-cell table:formula="of:=[M_Acu_NA.M72]/[.$M$6]" office:value-type="float" office:value="198.259659307804" calcext:value-type="float">
            <text:p>198</text:p>
          </table:table-cell>
          <table:table-cell table:style-name="ce90" table:formula="of:=[M_Acu_NA.N72]/[.$N$6]" office:value-type="float" office:value="390.844164338418" calcext:value-type="float">
            <text:p>391</text:p>
          </table:table-cell>
          <table:table-cell table:formula="of:=[M_Acu_NA.O72]/[.$O$6]" office:value-type="float" office:value="1647.09836692785" calcext:value-type="float">
            <text:p>1647</text:p>
          </table:table-cell>
          <table:table-cell table:formula="of:=[M_Acu_NA.P72]/[.$P$6]" office:value-type="float" office:value="1076.09908653212" calcext:value-type="float">
            <text:p>1076</text:p>
          </table:table-cell>
          <table:table-cell table:formula="of:=[M_Acu_NA.Q72]/[.$Q$6]" office:value-type="float" office:value="1018.47511853049" calcext:value-type="float">
            <text:p>1018</text:p>
          </table:table-cell>
        </table:table-row>
        <table:table-row table:style-name="ro1">
          <table:table-cell/>
          <table:table-cell table:formula="of:=[M_Acu_NA.B73]" office:value-type="date" office:date-value="2020-04-24" calcext:value-type="date">
            <text:p>24/04</text:p>
          </table:table-cell>
          <table:table-cell table:style-name="ce90" table:formula="of:=[M_Acu_NA.C73]/[.$C$6]" office:value-type="float" office:value="295.769676632819" calcext:value-type="float">
            <text:p>296</text:p>
          </table:table-cell>
          <table:table-cell table:style-name="ce90" table:formula="of:=[M_Acu_NA.D73]/[.$D$6]" office:value-type="float" office:value="310.044664168535" calcext:value-type="float">
            <text:p>310</text:p>
          </table:table-cell>
          <table:table-cell table:formula="of:=[M_Acu_NA.E73]/[.$E$6]" office:value-type="float" office:value="3073.64633763458" calcext:value-type="float">
            <text:p>3074</text:p>
          </table:table-cell>
          <table:table-cell table:formula="of:=[M_Acu_NA.F73]/[.$F$6]" office:value-type="float" office:value="357.204494734755" calcext:value-type="float">
            <text:p>357</text:p>
          </table:table-cell>
          <table:table-cell table:formula="of:=[M_Acu_NA.G73]/[.$G$6]" office:value-type="float" office:value="2684.00913206956" calcext:value-type="float">
            <text:p>2684</text:p>
          </table:table-cell>
          <table:table-cell table:formula="of:=[M_Acu_NA.H73]/[.$H$6]" office:value-type="float" office:value="1666.09051199583" calcext:value-type="float">
            <text:p>1666</text:p>
          </table:table-cell>
          <table:table-cell table:formula="of:=[M_Acu_NA.I73]/[.$I$6]" office:value-type="float" office:value="1309.26470000859" calcext:value-type="float">
            <text:p>1309</text:p>
          </table:table-cell>
          <table:table-cell table:formula="of:=[M_Acu_NA.J73]/[.$J$6]" office:value-type="float" office:value="1923.44389752708" calcext:value-type="float">
            <text:p>1923</text:p>
          </table:table-cell>
          <table:table-cell table:style-name="ce90" table:formula="of:=[M_Acu_NA.K73]/[.$K$6]" office:value-type="float" office:value="1502.07922428007" calcext:value-type="float">
            <text:p>1502</text:p>
          </table:table-cell>
          <table:table-cell table:formula="of:=[M_Acu_NA.L73]/[.$L$6]" office:value-type="float" office:value="880.079719319012" calcext:value-type="float">
            <text:p>880</text:p>
          </table:table-cell>
          <table:table-cell table:formula="of:=[M_Acu_NA.M73]/[.$M$6]" office:value-type="float" office:value="210.375527376614" calcext:value-type="float">
            <text:p>210</text:p>
          </table:table-cell>
          <table:table-cell table:style-name="ce90" table:formula="of:=[M_Acu_NA.N73]/[.$N$6]" office:value-type="float" office:value="407.049897981718" calcext:value-type="float">
            <text:p>407</text:p>
          </table:table-cell>
          <table:table-cell table:formula="of:=[M_Acu_NA.O73]/[.$O$6]" office:value-type="float" office:value="1715.74857570014" calcext:value-type="float">
            <text:p>1716</text:p>
          </table:table-cell>
          <table:table-cell table:formula="of:=[M_Acu_NA.P73]/[.$P$6]" office:value-type="float" office:value="1097.61128998846" calcext:value-type="float">
            <text:p>1098</text:p>
          </table:table-cell>
          <table:table-cell table:formula="of:=[M_Acu_NA.Q73]/[.$Q$6]" office:value-type="float" office:value="1042.80280050959" calcext:value-type="float">
            <text:p>1043</text:p>
          </table:table-cell>
        </table:table-row>
        <table:table-row table:style-name="ro1">
          <table:table-cell/>
          <table:table-cell table:formula="of:=[M_Acu_NA.B74]" office:value-type="date" office:date-value="2020-04-25" calcext:value-type="date">
            <text:p>25/04</text:p>
          </table:table-cell>
          <table:table-cell table:style-name="ce90" table:formula="of:=[M_Acu_NA.C74]/[.$C$6]" office:value-type="float" office:value="305.719455267902" calcext:value-type="float">
            <text:p>306</text:p>
          </table:table-cell>
          <table:table-cell table:style-name="ce90" table:formula="of:=[M_Acu_NA.D74]/[.$D$6]" office:value-type="float" office:value="313.554603762896" calcext:value-type="float">
            <text:p>314</text:p>
          </table:table-cell>
          <table:table-cell table:formula="of:=[M_Acu_NA.E74]/[.$E$6]" office:value-type="float" office:value="3183.17288777039" calcext:value-type="float">
            <text:p>3183</text:p>
          </table:table-cell>
          <table:table-cell table:formula="of:=[M_Acu_NA.F74]/[.$F$6]" office:value-type="float" office:value="370.499947392376" calcext:value-type="float">
            <text:p>370</text:p>
          </table:table-cell>
          <table:table-cell table:formula="of:=[M_Acu_NA.G74]/[.$G$6]" office:value-type="float" office:value="2728.58342370535" calcext:value-type="float">
            <text:p>2729</text:p>
          </table:table-cell>
          <table:table-cell table:formula="of:=[M_Acu_NA.H74]/[.$H$6]" office:value-type="float" office:value="1693.72761691497" calcext:value-type="float">
            <text:p>1694</text:p>
          </table:table-cell>
          <table:table-cell table:formula="of:=[M_Acu_NA.I74]/[.$I$6]" office:value-type="float" office:value="1345.89602759102" calcext:value-type="float">
            <text:p>1346</text:p>
          </table:table-cell>
          <table:table-cell table:formula="of:=[M_Acu_NA.J74]/[.$J$6]" office:value-type="float" office:value="1954.18167015882" calcext:value-type="float">
            <text:p>1954</text:p>
          </table:table-cell>
          <table:table-cell table:style-name="ce90" table:formula="of:=[M_Acu_NA.K74]/[.$K$6]" office:value-type="float" office:value="1574.6649067157" calcext:value-type="float">
            <text:p>1575</text:p>
          </table:table-cell>
          <table:table-cell table:formula="of:=[M_Acu_NA.L74]/[.$L$6]" office:value-type="float" office:value="880.079719319012" calcext:value-type="float">
            <text:p>880</text:p>
          </table:table-cell>
          <table:table-cell table:formula="of:=[M_Acu_NA.M74]/[.$M$6]" office:value-type="float" office:value="212.578412480034" calcext:value-type="float">
            <text:p>213</text:p>
          </table:table-cell>
          <table:table-cell table:style-name="ce90" table:formula="of:=[M_Acu_NA.N74]/[.$N$6]" office:value-type="float" office:value="419.442517826595" calcext:value-type="float">
            <text:p>419</text:p>
          </table:table-cell>
          <table:table-cell table:formula="of:=[M_Acu_NA.O74]/[.$O$6]" office:value-type="float" office:value="1750.62254399406" calcext:value-type="float">
            <text:p>1751</text:p>
          </table:table-cell>
          <table:table-cell table:formula="of:=[M_Acu_NA.P74]/[.$P$6]" office:value-type="float" office:value="1111.78978772105" calcext:value-type="float">
            <text:p>1112</text:p>
          </table:table-cell>
          <table:table-cell table:formula="of:=[M_Acu_NA.Q74]/[.$Q$6]" office:value-type="float" office:value="1049.37784969314" calcext:value-type="float">
            <text:p>1049</text:p>
          </table:table-cell>
        </table:table-row>
        <table:table-row table:style-name="ro1">
          <table:table-cell/>
          <table:table-cell table:formula="of:=[M_Acu_NA.B75]" office:value-type="date" office:date-value="2020-04-26" calcext:value-type="date">
            <text:p>26/04</text:p>
          </table:table-cell>
          <table:table-cell table:style-name="ce90" table:formula="of:=[M_Acu_NA.C75]/[.$C$6]" office:value-type="float" office:value="313.501405038357" calcext:value-type="float">
            <text:p>314</text:p>
          </table:table-cell>
          <table:table-cell table:style-name="ce90" table:formula="of:=[M_Acu_NA.D75]/[.$D$6]" office:value-type="float" office:value="317.064543357257" calcext:value-type="float">
            <text:p>317</text:p>
          </table:table-cell>
          <table:table-cell table:formula="of:=[M_Acu_NA.E75]/[.$E$6]" office:value-type="float" office:value="3264.62750698903" calcext:value-type="float">
            <text:p>3265</text:p>
          </table:table-cell>
          <table:table-cell table:formula="of:=[M_Acu_NA.F75]/[.$F$6]" office:value-type="float" office:value="374.045401434408" calcext:value-type="float">
            <text:p>374</text:p>
          </table:table-cell>
          <table:table-cell table:formula="of:=[M_Acu_NA.G75]/[.$G$6]" office:value-type="float" office:value="2762.54478876119" calcext:value-type="float">
            <text:p>2763</text:p>
          </table:table-cell>
          <table:table-cell table:formula="of:=[M_Acu_NA.H75]/[.$H$6]" office:value-type="float" office:value="1711.85276431452" calcext:value-type="float">
            <text:p>1712</text:p>
          </table:table-cell>
          <table:table-cell table:formula="of:=[M_Acu_NA.I75]/[.$I$6]" office:value-type="float" office:value="1366.04325776135" calcext:value-type="float">
            <text:p>1366</text:p>
          </table:table-cell>
          <table:table-cell table:formula="of:=[M_Acu_NA.J75]/[.$J$6]" office:value-type="float" office:value="1973.43906987991" calcext:value-type="float">
            <text:p>1973</text:p>
          </table:table-cell>
          <table:table-cell table:style-name="ce90" table:formula="of:=[M_Acu_NA.K75]/[.$K$6]" office:value-type="float" office:value="1610.21707770457" calcext:value-type="float">
            <text:p>1610</text:p>
          </table:table-cell>
          <table:table-cell table:formula="of:=[M_Acu_NA.L75]/[.$L$6]" office:value-type="float" office:value="911.141356471448" calcext:value-type="float">
            <text:p>911</text:p>
          </table:table-cell>
          <table:table-cell table:formula="of:=[M_Acu_NA.M75]/[.$M$6]" office:value-type="float" office:value="212.578412480034" calcext:value-type="float">
            <text:p>213</text:p>
          </table:table-cell>
          <table:table-cell table:style-name="ce90" table:formula="of:=[M_Acu_NA.N75]/[.$N$6]" office:value-type="float" office:value="430.405219997062" calcext:value-type="float">
            <text:p>430</text:p>
          </table:table-cell>
          <table:table-cell table:formula="of:=[M_Acu_NA.O75]/[.$O$6]" office:value-type="float" office:value="1781.02116042459" calcext:value-type="float">
            <text:p>1781</text:p>
          </table:table-cell>
          <table:table-cell table:formula="of:=[M_Acu_NA.P75]/[.$P$6]" office:value-type="float" office:value="1131.34633631773" calcext:value-type="float">
            <text:p>1131</text:p>
          </table:table-cell>
          <table:table-cell table:formula="of:=[M_Acu_NA.Q75]/[.$Q$6]" office:value-type="float" office:value="1058.58291855009" calcext:value-type="float">
            <text:p>1059</text:p>
          </table:table-cell>
        </table:table-row>
        <table:table-row table:style-name="ro1">
          <table:table-cell/>
          <table:table-cell table:formula="of:=[M_Acu_NA.B76]" office:value-type="date" office:date-value="2020-04-27" calcext:value-type="date">
            <text:p>27/04</text:p>
          </table:table-cell>
          <table:table-cell table:style-name="ce90" table:formula="of:=[M_Acu_NA.C76]/[.$C$6]" office:value-type="float" office:value="319.615794143715" calcext:value-type="float">
            <text:p>320</text:p>
          </table:table-cell>
          <table:table-cell table:style-name="ce90" table:formula="of:=[M_Acu_NA.D76]/[.$D$6]" office:value-type="float" office:value="321.159472884011" calcext:value-type="float">
            <text:p>321</text:p>
          </table:table-cell>
          <table:table-cell table:formula="of:=[M_Acu_NA.E76]/[.$E$6]" office:value-type="float" office:value="3316.6296085241" calcext:value-type="float">
            <text:p>3317</text:p>
          </table:table-cell>
          <table:table-cell table:formula="of:=[M_Acu_NA.F76]/[.$F$6]" office:value-type="float" office:value="378.477218986948" calcext:value-type="float">
            <text:p>378</text:p>
          </table:table-cell>
          <table:table-cell table:formula="of:=[M_Acu_NA.G76]/[.$G$6]" office:value-type="float" office:value="2801.57677429412" calcext:value-type="float">
            <text:p>2802</text:p>
          </table:table-cell>
          <table:table-cell table:formula="of:=[M_Acu_NA.H76]/[.$H$6]" office:value-type="float" office:value="1744.58288585834" calcext:value-type="float">
            <text:p>1745</text:p>
          </table:table-cell>
          <table:table-cell table:formula="of:=[M_Acu_NA.I76]/[.$I$6]" office:value-type="float" office:value="1379.16948347839" calcext:value-type="float">
            <text:p>1379</text:p>
          </table:table-cell>
          <table:table-cell table:formula="of:=[M_Acu_NA.J76]/[.$J$6]" office:value-type="float" office:value="1998.10335490731" calcext:value-type="float">
            <text:p>1998</text:p>
          </table:table-cell>
          <table:table-cell table:style-name="ce90" table:formula="of:=[M_Acu_NA.K76]/[.$K$6]" office:value-type="float" office:value="1632.43718457262" calcext:value-type="float">
            <text:p>1632</text:p>
          </table:table-cell>
          <table:table-cell table:formula="of:=[M_Acu_NA.L76]/[.$L$6]" office:value-type="float" office:value="911.141356471448" calcext:value-type="float">
            <text:p>911</text:p>
          </table:table-cell>
          <table:table-cell table:formula="of:=[M_Acu_NA.M76]/[.$M$6]" office:value-type="float" office:value="212.578412480034" calcext:value-type="float">
            <text:p>213</text:p>
          </table:table-cell>
          <table:table-cell table:style-name="ce90" table:formula="of:=[M_Acu_NA.N76]/[.$N$6]" office:value-type="float" office:value="442.321200617136" calcext:value-type="float">
            <text:p>442</text:p>
          </table:table-cell>
          <table:table-cell table:formula="of:=[M_Acu_NA.O76]/[.$O$6]" office:value-type="float" office:value="1830.50335272541" calcext:value-type="float">
            <text:p>1831</text:p>
          </table:table-cell>
          <table:table-cell table:formula="of:=[M_Acu_NA.P76]/[.$P$6]" office:value-type="float" office:value="1141.61352433099" calcext:value-type="float">
            <text:p>1142</text:p>
          </table:table-cell>
          <table:table-cell table:formula="of:=[M_Acu_NA.Q76]/[.$Q$6]" office:value-type="float" office:value="1093.43067922286" calcext:value-type="float">
            <text:p>1093</text:p>
          </table:table-cell>
        </table:table-row>
        <table:table-row table:style-name="ro1">
          <table:table-cell/>
          <table:table-cell table:formula="of:=[M_Acu_NA.B77]" office:value-type="date" office:date-value="2020-04-28" calcext:value-type="date">
            <text:p>28/04</text:p>
          </table:table-cell>
          <table:table-cell table:style-name="ce90" table:formula="of:=[M_Acu_NA.C77]/[.$C$6]" office:value-type="float" office:value="328.676207090746" calcext:value-type="float">
            <text:p>329</text:p>
          </table:table-cell>
          <table:table-cell table:style-name="ce90" table:formula="of:=[M_Acu_NA.D77]/[.$D$6]" office:value-type="float" office:value="332.85927153188" calcext:value-type="float">
            <text:p>333</text:p>
          </table:table-cell>
          <table:table-cell table:formula="of:=[M_Acu_NA.E77]/[.$E$6]" office:value-type="float" office:value="3373.69386153603" calcext:value-type="float">
            <text:p>3374</text:p>
          </table:table-cell>
          <table:table-cell table:formula="of:=[M_Acu_NA.F77]/[.$F$6]" office:value-type="float" office:value="384.681763560505" calcext:value-type="float">
            <text:p>385</text:p>
          </table:table-cell>
          <table:table-cell table:formula="of:=[M_Acu_NA.G77]/[.$G$6]" office:value-type="float" office:value="2837.07111763374" calcext:value-type="float">
            <text:p>2837</text:p>
          </table:table-cell>
          <table:table-cell table:formula="of:=[M_Acu_NA.H77]/[.$H$6]" office:value-type="float" office:value="1772.07019617088" calcext:value-type="float">
            <text:p>1772</text:p>
          </table:table-cell>
          <table:table-cell table:formula="of:=[M_Acu_NA.I77]/[.$I$6]" office:value-type="float" office:value="1393.82201451136" calcext:value-type="float">
            <text:p>1394</text:p>
          </table:table-cell>
          <table:table-cell table:formula="of:=[M_Acu_NA.J77]/[.$J$6]" office:value-type="float" office:value="2026.39691911292" calcext:value-type="float">
            <text:p>2026</text:p>
          </table:table-cell>
          <table:table-cell table:style-name="ce90" table:formula="of:=[M_Acu_NA.K77]/[.$K$6]" office:value-type="float" office:value="1716.87359067121" calcext:value-type="float">
            <text:p>1717</text:p>
          </table:table-cell>
          <table:table-cell table:formula="of:=[M_Acu_NA.L77]/[.$L$6]" office:value-type="float" office:value="921.49523552226" calcext:value-type="float">
            <text:p>921</text:p>
          </table:table-cell>
          <table:table-cell table:formula="of:=[M_Acu_NA.M77]/[.$M$6]" office:value-type="float" office:value="214.781297583454" calcext:value-type="float">
            <text:p>215</text:p>
          </table:table-cell>
          <table:table-cell table:style-name="ce90" table:formula="of:=[M_Acu_NA.N77]/[.$N$6]" office:value-type="float" office:value="451.853985113195" calcext:value-type="float">
            <text:p>452</text:p>
          </table:table-cell>
          <table:table-cell table:number-columns-repeated="2"/>
          <table:table-cell table:formula="of:=[M_Acu_NA.Q77]/[.$Q$6]" office:value-type="float" office:value="1117.10085628361" calcext:value-type="float">
            <text:p>1117</text:p>
          </table:table-cell>
        </table:table-row>
        <table:table-row table:style-name="ro1">
          <table:table-cell table:number-columns-repeated="2"/>
          <table:table-cell table:style-name="ce90" table:number-columns-repeated="2"/>
          <table:table-cell table:number-columns-repeated="6"/>
          <table:table-cell table:style-name="ce90"/>
          <table:table-cell table:number-columns-repeated="2"/>
          <table:table-cell table:style-name="ce90"/>
          <table:table-cell table:number-columns-repeated="3"/>
        </table:table-row>
        <table:table-row table:style-name="ro1" table:number-rows-repeated="3">
          <table:table-cell table:number-columns-repeated="4"/>
          <table:table-cell table:style-name="ce87" table:number-columns-repeated="6"/>
          <table:table-cell/>
          <table:table-cell table:style-name="ce87" table:number-columns-repeated="2"/>
          <table:table-cell/>
          <table:table-cell table:style-name="ce87" table:number-columns-repeated="3"/>
        </table:table-row>
        <table:table-row table:style-name="ro1">
          <table:table-cell/>
          <table:table-cell table:style-name="Default" office:value-type="string" calcext:value-type="string">
            <text:p>Máximo</text:p>
          </table:table-cell>
          <table:table-cell table:style-name="ce90" table:formula="of:=MAX([.C$9:.C81])" office:value-type="float" office:value="328.676207090746" calcext:value-type="float">
            <text:p>329</text:p>
          </table:table-cell>
          <table:table-cell table:style-name="ce90" table:formula="of:=MAX([.D$9:.D81])" office:value-type="float" office:value="332.85927153188" calcext:value-type="float">
            <text:p>333</text:p>
          </table:table-cell>
          <table:table-cell table:formula="of:=MAX([.E$9:.E81])" office:value-type="float" office:value="3373.69386153603" calcext:value-type="float">
            <text:p>3374</text:p>
          </table:table-cell>
          <table:table-cell table:formula="of:=MAX([.F$9:.F81])" office:value-type="float" office:value="384.681763560505" calcext:value-type="float">
            <text:p>385</text:p>
          </table:table-cell>
          <table:table-cell table:formula="of:=MAX([.G$9:.G81])" office:value-type="float" office:value="2837.07111763374" calcext:value-type="float">
            <text:p>2837</text:p>
          </table:table-cell>
          <table:table-cell table:formula="of:=MAX([.H$9:.H81])" office:value-type="float" office:value="1772.07019617088" calcext:value-type="float">
            <text:p>1772</text:p>
          </table:table-cell>
          <table:table-cell table:formula="of:=MAX([.I$9:.I81])" office:value-type="float" office:value="1393.82201451136" calcext:value-type="float">
            <text:p>1394</text:p>
          </table:table-cell>
          <table:table-cell table:formula="of:=MAX([.J$9:.J81])" office:value-type="float" office:value="2026.39691911292" calcext:value-type="float">
            <text:p>2026</text:p>
          </table:table-cell>
          <table:table-cell table:style-name="ce90" table:formula="of:=MAX([.K$9:.K81])" office:value-type="float" office:value="1716.87359067121" calcext:value-type="float">
            <text:p>1717</text:p>
          </table:table-cell>
          <table:table-cell table:formula="of:=MAX([.L$9:.L81])" office:value-type="float" office:value="921.49523552226" calcext:value-type="float">
            <text:p>921</text:p>
          </table:table-cell>
          <table:table-cell table:formula="of:=MAX([.M$9:.M81])" office:value-type="float" office:value="214.781297583454" calcext:value-type="float">
            <text:p>215</text:p>
          </table:table-cell>
          <table:table-cell table:style-name="ce90" table:formula="of:=MAX([.N$9:.N81])" office:value-type="float" office:value="451.853985113195" calcext:value-type="float">
            <text:p>452</text:p>
          </table:table-cell>
          <table:table-cell table:formula="of:=MAX([.O$9:.O81])" office:value-type="float" office:value="1830.50335272541" calcext:value-type="float">
            <text:p>1831</text:p>
          </table:table-cell>
          <table:table-cell table:formula="of:=MAX([.P$9:.P81])" office:value-type="float" office:value="1141.61352433099" calcext:value-type="float">
            <text:p>1142</text:p>
          </table:table-cell>
          <table:table-cell table:formula="of:=MAX([.Q$9:.Q81])" office:value-type="float" office:value="1117.10085628361" calcext:value-type="float">
            <text:p>1117</text:p>
          </table:table-cell>
        </table:table-row>
      </table:table>
      <table:table table:name="M_Dia_A" table:style-name="ta1">
        <office:forms form:automatic-focus="false" form:apply-design-mode="false"/>
        <table:table-column table:style-name="co18" table:default-cell-style-name="Default"/>
        <table:table-column table:style-name="co19" table:default-cell-style-name="ce58"/>
        <table:table-column table:style-name="co19" table:number-columns-repeated="2" table:default-cell-style-name="ce87"/>
        <table:table-column table:style-name="co19" table:default-cell-style-name="ce90"/>
        <table:table-column table:style-name="co19" table:default-cell-style-name="ce87"/>
        <table:table-column table:style-name="co19" table:number-columns-repeated="4" table:default-cell-style-name="ce90"/>
        <table:table-column table:style-name="co19" table:default-cell-style-name="ce87"/>
        <table:table-column table:style-name="co19" table:default-cell-style-name="ce90"/>
        <table:table-column table:style-name="co19" table:number-columns-repeated="3" table:default-cell-style-name="ce87"/>
        <table:table-column table:style-name="co19" table:number-columns-repeated="2" table:default-cell-style-name="ce90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style-name="ce49" table:number-columns-repeated="15"/>
        </table:table-row>
        <table:table-row table:style-name="ro1">
          <table:table-cell/>
          <table:table-cell table:style-name="ce54" office:value-type="string" calcext:value-type="string">
            <text:p>Datos de diferentes países, ajustados a la población</text:p>
          </table:table-cell>
          <table:table-cell table:style-name="ce49" table:number-columns-repeated="5"/>
          <table:table-cell table:style-name="Default"/>
          <table:table-cell table:style-name="ce49" table:number-columns-repeated="9"/>
        </table:table-row>
        <table:table-row table:style-name="ro1">
          <table:table-cell/>
          <table:table-cell table:style-name="ce55" office:value-type="string" calcext:value-type="string">
            <text:p>Muertes diarias</text:p>
          </table:table-cell>
          <table:table-cell table:style-name="ce49" table:number-columns-repeated="5"/>
          <table:table-cell table:style-name="ce60" table:number-columns-repeated="6"/>
          <table:table-cell table:style-name="ce49" table:number-columns-repeated="4"/>
        </table:table-row>
        <table:table-row table:style-name="ro1">
          <table:table-cell/>
          <table:table-cell table:style-name="Default"/>
          <table:table-cell table:style-name="ce49" table:number-columns-repeated="5"/>
          <table:table-cell table:style-name="ce60"/>
          <table:table-cell table:style-name="ce101" table:number-columns-repeated="5"/>
          <table:table-cell table:style-name="ce49" table:number-columns-repeated="4"/>
        </table:table-row>
        <table:table-row table:style-name="ro1">
          <table:table-cell/>
          <table:table-cell table:style-name="Default" office:value-type="string" calcext:value-type="string">
            <text:p>Población en 2018, mayores de 65 años</text:p>
          </table:table-cell>
          <table:table-cell table:style-name="ce49" table:number-columns-repeated="15"/>
        </table:table-row>
        <table:table-row table:style-name="ro1">
          <table:table-cell/>
          <table:table-cell table:style-name="ce60" office:value-type="string" calcext:value-type="string">
            <text:p>Habitantes</text:p>
          </table:table-cell>
          <table:table-cell office:value-type="float" office:value="17.9903499932" calcext:value-type="float">
            <text:p>18.0</text:p>
          </table:table-cell>
          <table:table-cell office:value-type="float" office:value="1.709431128" calcext:value-type="float">
            <text:p>1.7</text:p>
          </table:table-cell>
          <table:table-cell table:style-name="ce87" office:value-type="float" office:value="2.1729891036" calcext:value-type="float">
            <text:p>2.2</text:p>
          </table:table-cell>
          <table:table-cell office:value-type="float" office:value="1.1282052884" calcext:value-type="float">
            <text:p>1.1</text:p>
          </table:table-cell>
          <table:table-cell table:style-name="ce87" office:value-type="float" office:value="8.4802245" calcext:value-type="float">
            <text:p>8.5</text:p>
          </table:table-cell>
          <table:table-cell table:style-name="ce87" office:value-type="float" office:value="13.3516155574" calcext:value-type="float">
            <text:p>13.4</text:p>
          </table:table-cell>
          <table:table-cell table:style-name="ce87" office:value-type="float" office:value="3.275884548" calcext:value-type="float">
            <text:p>3.3</text:p>
          </table:table-cell>
          <table:table-cell table:style-name="ce87" office:value-type="float" office:value="13.5013035906" calcext:value-type="float">
            <text:p>13.5</text:p>
          </table:table-cell>
          <table:table-cell office:value-type="float" office:value="0.67506426" calcext:value-type="float">
            <text:p>0.7</text:p>
          </table:table-cell>
          <table:table-cell table:style-name="ce87" office:value-type="float" office:value="0.0965821597" calcext:value-type="float">
            <text:p>0.1</text:p>
          </table:table-cell>
          <table:table-cell office:value-type="float" office:value="0.907900279" calcext:value-type="float">
            <text:p>0.9</text:p>
          </table:table-cell>
          <table:table-cell office:value-type="float" office:value="2.0980228818" calcext:value-type="float">
            <text:p>2.1</text:p>
          </table:table-cell>
          <table:table-cell office:value-type="float" office:value="11.8426442474" calcext:value-type="float">
            <text:p>11.8</text:p>
          </table:table-cell>
          <table:table-cell table:style-name="ce87" office:value-type="float" office:value="2.0453506815" calcext:value-type="float">
            <text:p>2.0</text:p>
          </table:table-cell>
          <table:table-cell table:style-name="ce87" office:value-type="float" office:value="1.5209011706" calcext:value-type="float">
            <text:p>1.5</text:p>
          </table:table-cell>
        </table:table-row>
        <table:table-row table:style-name="ro1">
          <table:table-cell/>
          <table:table-cell table:style-name="Default"/>
          <table:table-cell table:style-name="ce49" table:number-columns-repeated="15"/>
        </table:table-row>
        <table:table-row table:style-name="ro1">
          <table:table-cell/>
          <table:table-cell table:style-name="ce56"/>
          <table:table-cell table:style-name="ce51" table:formula="of:=[M_Dia_NA.C8]" office:value-type="string" office:string-value="Alemania" calcext:value-type="string">
            <text:p>Alemania</text:p>
          </table:table-cell>
          <table:table-cell table:style-name="ce51" table:formula="of:=[M_Dia_NA.D8]" office:value-type="string" office:string-value="Austria" calcext:value-type="string">
            <text:p>Austria</text:p>
          </table:table-cell>
          <table:table-cell table:style-name="ce51" table:formula="of:=[M_Dia_NA.E8]" office:value-type="string" office:string-value="Bélgica" calcext:value-type="string">
            <text:p>Bélgica</text:p>
          </table:table-cell>
          <table:table-cell table:style-name="ce51" table:formula="of:=[M_Dia_NA.F8]" office:value-type="string" office:string-value="Dinamarca" calcext:value-type="string">
            <text:p>Dinamarca</text:p>
          </table:table-cell>
          <table:table-cell table:style-name="ce51" table:formula="of:=[M_Dia_NA.G8]" office:value-type="string" office:string-value="España" calcext:value-type="string">
            <text:p>España</text:p>
          </table:table-cell>
          <table:table-cell table:style-name="ce51" table:formula="of:=[M_Dia_NA.H8]" office:value-type="string" office:string-value="Francia" calcext:value-type="string">
            <text:p>Francia</text:p>
          </table:table-cell>
          <table:table-cell table:style-name="ce51" table:formula="of:=[M_Dia_NA.I8]" office:value-type="string" office:string-value="Holanda" calcext:value-type="string">
            <text:p>Holanda</text:p>
          </table:table-cell>
          <table:table-cell table:style-name="ce51" table:formula="of:=[M_Dia_NA.J8]" office:value-type="string" office:string-value="Italia" calcext:value-type="string">
            <text:p>Italia</text:p>
          </table:table-cell>
          <table:table-cell table:style-name="ce51" table:formula="of:=[M_Dia_NA.K8]" office:value-type="string" office:string-value="Irlanda" calcext:value-type="string">
            <text:p>Irlanda</text:p>
          </table:table-cell>
          <table:table-cell table:style-name="ce51" table:formula="of:=[M_Dia_NA.L8]" office:value-type="string" office:string-value="Luxemburgo" calcext:value-type="string">
            <text:p>Luxemburgo</text:p>
          </table:table-cell>
          <table:table-cell table:style-name="ce51" table:formula="of:=[M_Dia_NA.M8]" office:value-type="string" office:string-value="Noruega" calcext:value-type="string">
            <text:p>Noruega</text:p>
          </table:table-cell>
          <table:table-cell table:style-name="ce51" table:formula="of:=[M_Dia_NA.N8]" office:value-type="string" office:string-value="Portugal" calcext:value-type="string">
            <text:p>Portugal</text:p>
          </table:table-cell>
          <table:table-cell table:style-name="ce51" table:formula="of:=[M_Dia_NA.O8]" office:value-type="string" office:string-value="Reino Unido" calcext:value-type="string">
            <text:p>Reino Unido</text:p>
          </table:table-cell>
          <table:table-cell table:style-name="ce51" table:formula="of:=[M_Dia_NA.P8]" office:value-type="string" office:string-value="Suecia" calcext:value-type="string">
            <text:p>Suecia</text:p>
          </table:table-cell>
          <table:table-cell table:style-name="ce51" table:formula="of:=[M_Dia_NA.Q8]" office:value-type="string" office:string-value="Suiza" calcext:value-type="string">
            <text:p>Suiza</text:p>
          </table:table-cell>
        </table:table-row>
        <table:table-row table:style-name="ro1">
          <table:table-cell/>
          <table:table-cell table:style-name="ce57" table:formula="of:=[M_Dia_NA.B9]" office:value-type="date" office:date-value="2020-02-20" calcext:value-type="date">
            <text:p>20/02</text:p>
          </table:table-cell>
          <table:table-cell table:number-columns-repeated="2"/>
          <table:table-cell table:style-name="ce87"/>
          <table:table-cell/>
          <table:table-cell table:style-name="ce87" table:number-columns-repeated="4"/>
          <table:table-cell/>
          <table:table-cell table:style-name="ce87"/>
          <table:table-cell table:number-columns-repeated="3"/>
          <table:table-cell table:style-name="ce87" table:number-columns-repeated="2"/>
        </table:table-row>
        <table:table-row table:style-name="ro1">
          <table:table-cell/>
          <table:table-cell table:formula="of:=[M_Dia_NA.B10]" office:value-type="date" office:date-value="2020-02-21" calcext:value-type="date">
            <text:p>21/02</text:p>
          </table:table-cell>
          <table:table-cell table:number-columns-repeated="2"/>
          <table:table-cell table:style-name="ce87"/>
          <table:table-cell/>
          <table:table-cell table:style-name="ce87"/>
          <table:table-cell table:style-name="ce100" table:formula="of:=[M_Dia_NA.H10]/[.$H$6]" office:value-type="float" office:value="0.0748973033039256" calcext:value-type="float">
            <text:p>0.07</text:p>
          </table:table-cell>
          <table:table-cell table:style-name="ce87"/>
          <table:table-cell table:style-name="ce100" table:formula="of:=[M_Dia_NA.J10]/[.$J$6]" office:value-type="float" office:value="0.0740669220042003" calcext:value-type="float">
            <text:p>0.07</text:p>
          </table:table-cell>
          <table:table-cell/>
          <table:table-cell table:style-name="ce87"/>
          <table:table-cell table:number-columns-repeated="3"/>
          <table:table-cell table:style-name="ce87" table:number-columns-repeated="2"/>
        </table:table-row>
        <table:table-row table:style-name="ro1">
          <table:table-cell/>
          <table:table-cell table:formula="of:=[M_Dia_NA.B11]" office:value-type="date" office:date-value="2020-02-22" calcext:value-type="date">
            <text:p>22/02</text:p>
          </table:table-cell>
          <table:table-cell table:number-columns-repeated="2"/>
          <table:table-cell table:style-name="ce87"/>
          <table:table-cell/>
          <table:table-cell table:style-name="ce87"/>
          <table:table-cell table:style-name="ce87" table:formula="of:=[M_Dia_NA.H11]/[.$H$6]" office:value-type="float" office:value="0" calcext:value-type="float">
            <text:p>0.0</text:p>
          </table:table-cell>
          <table:table-cell table:style-name="ce87"/>
          <table:table-cell table:style-name="ce87" table:formula="of:=[M_Dia_NA.J11]/[.$J$6]" office:value-type="float" office:value="0.0740669220042003" calcext:value-type="float">
            <text:p>0.1</text:p>
          </table:table-cell>
          <table:table-cell/>
          <table:table-cell table:style-name="ce87"/>
          <table:table-cell table:number-columns-repeated="3"/>
          <table:table-cell table:style-name="ce87" table:number-columns-repeated="2"/>
        </table:table-row>
        <table:table-row table:style-name="ro1">
          <table:table-cell/>
          <table:table-cell table:formula="of:=[M_Dia_NA.B12]" office:value-type="date" office:date-value="2020-02-23" calcext:value-type="date">
            <text:p>23/02</text:p>
          </table:table-cell>
          <table:table-cell table:number-columns-repeated="2"/>
          <table:table-cell table:style-name="ce87"/>
          <table:table-cell/>
          <table:table-cell table:style-name="ce87"/>
          <table:table-cell table:style-name="ce87" table:formula="of:=[M_Dia_NA.H12]/[.$H$6]" office:value-type="float" office:value="0" calcext:value-type="float">
            <text:p>0.0</text:p>
          </table:table-cell>
          <table:table-cell table:style-name="ce87"/>
          <table:table-cell table:style-name="ce87" table:formula="of:=[M_Dia_NA.J12]/[.$J$6]" office:value-type="float" office:value="0.0740669220042003" calcext:value-type="float">
            <text:p>0.1</text:p>
          </table:table-cell>
          <table:table-cell/>
          <table:table-cell table:style-name="ce87"/>
          <table:table-cell table:number-columns-repeated="3"/>
          <table:table-cell table:style-name="ce87" table:number-columns-repeated="2"/>
        </table:table-row>
        <table:table-row table:style-name="ro1">
          <table:table-cell table:style-name="ce80" table:formula="of:=[M_Dia_NA.A13]" office:value-type="string" office:string-value="L" calcext:value-type="string">
            <text:p>L</text:p>
          </table:table-cell>
          <table:table-cell table:style-name="ce57" table:formula="of:=[M_Dia_NA.B13]" office:value-type="date" office:date-value="2020-02-24" calcext:value-type="date">
            <text:p>24/02</text:p>
          </table:table-cell>
          <table:table-cell table:style-name="ce88" table:number-columns-repeated="5"/>
          <table:table-cell table:style-name="ce88" table:formula="of:=[M_Dia_NA.H13]/[.$H$6]" office:value-type="float" office:value="0" calcext:value-type="float">
            <text:p>0.0</text:p>
          </table:table-cell>
          <table:table-cell table:style-name="ce88"/>
          <table:table-cell table:style-name="ce88" table:formula="of:=[M_Dia_NA.J13]/[.$J$6]" office:value-type="float" office:value="0.296267688016801" calcext:value-type="float">
            <text:p>0.3</text:p>
          </table:table-cell>
          <table:table-cell table:style-name="ce88" table:number-columns-repeated="7"/>
        </table:table-row>
        <table:table-row table:style-name="ro1">
          <table:table-cell/>
          <table:table-cell table:formula="of:=[M_Dia_NA.B14]" office:value-type="date" office:date-value="2020-02-25" calcext:value-type="date">
            <text:p>25/02</text:p>
          </table:table-cell>
          <table:table-cell table:number-columns-repeated="2"/>
          <table:table-cell table:style-name="ce87"/>
          <table:table-cell/>
          <table:table-cell table:style-name="ce87"/>
          <table:table-cell table:style-name="ce87" table:formula="of:=[M_Dia_NA.H14]/[.$H$6]" office:value-type="float" office:value="0" calcext:value-type="float">
            <text:p>0.0</text:p>
          </table:table-cell>
          <table:table-cell table:style-name="ce87"/>
          <table:table-cell table:style-name="ce87" table:formula="of:=[M_Dia_NA.J14]/[.$J$6]" office:value-type="float" office:value="0.222200766012601" calcext:value-type="float">
            <text:p>0.2</text:p>
          </table:table-cell>
          <table:table-cell/>
          <table:table-cell table:style-name="ce87"/>
          <table:table-cell table:number-columns-repeated="3"/>
          <table:table-cell table:style-name="ce87" table:number-columns-repeated="2"/>
        </table:table-row>
        <table:table-row table:style-name="ro1">
          <table:table-cell/>
          <table:table-cell table:formula="of:=[M_Dia_NA.B15]" office:value-type="date" office:date-value="2020-02-26" calcext:value-type="date">
            <text:p>26/02</text:p>
          </table:table-cell>
          <table:table-cell table:number-columns-repeated="2"/>
          <table:table-cell table:style-name="ce87"/>
          <table:table-cell/>
          <table:table-cell table:style-name="ce87"/>
          <table:table-cell table:style-name="ce87" table:formula="of:=[M_Dia_NA.H15]/[.$H$6]" office:value-type="float" office:value="0.0748973033039256" calcext:value-type="float">
            <text:p>0.1</text:p>
          </table:table-cell>
          <table:table-cell table:style-name="ce87"/>
          <table:table-cell table:style-name="ce87" table:formula="of:=[M_Dia_NA.J15]/[.$J$6]" office:value-type="float" office:value="0.148133844008401" calcext:value-type="float">
            <text:p>0.1</text:p>
          </table:table-cell>
          <table:table-cell/>
          <table:table-cell table:style-name="ce87"/>
          <table:table-cell table:number-columns-repeated="3"/>
          <table:table-cell table:style-name="ce87" table:number-columns-repeated="2"/>
        </table:table-row>
        <table:table-row table:style-name="ro1">
          <table:table-cell/>
          <table:table-cell table:formula="of:=[M_Dia_NA.B16]" office:value-type="date" office:date-value="2020-02-27" calcext:value-type="date">
            <text:p>27/02</text:p>
          </table:table-cell>
          <table:table-cell table:number-columns-repeated="2"/>
          <table:table-cell table:style-name="ce87"/>
          <table:table-cell/>
          <table:table-cell table:style-name="ce87"/>
          <table:table-cell table:style-name="ce87" table:formula="of:=[M_Dia_NA.H16]/[.$H$6]" office:value-type="float" office:value="0" calcext:value-type="float">
            <text:p>0.0</text:p>
          </table:table-cell>
          <table:table-cell table:style-name="ce87"/>
          <table:table-cell table:style-name="ce87" table:formula="of:=[M_Dia_NA.J16]/[.$J$6]" office:value-type="float" office:value="0.370334610021002" calcext:value-type="float">
            <text:p>0.4</text:p>
          </table:table-cell>
          <table:table-cell/>
          <table:table-cell table:style-name="ce87"/>
          <table:table-cell table:number-columns-repeated="3"/>
          <table:table-cell table:style-name="ce87" table:number-columns-repeated="2"/>
        </table:table-row>
        <table:table-row table:style-name="ro1">
          <table:table-cell/>
          <table:table-cell table:formula="of:=[M_Dia_NA.B17]" office:value-type="date" office:date-value="2020-02-28" calcext:value-type="date">
            <text:p>28/02</text:p>
          </table:table-cell>
          <table:table-cell table:number-columns-repeated="2"/>
          <table:table-cell table:style-name="ce87"/>
          <table:table-cell/>
          <table:table-cell table:style-name="ce87"/>
          <table:table-cell table:style-name="ce87" table:formula="of:=[M_Dia_NA.H17]/[.$H$6]" office:value-type="float" office:value="0" calcext:value-type="float">
            <text:p>0.0</text:p>
          </table:table-cell>
          <table:table-cell table:style-name="ce87"/>
          <table:table-cell table:style-name="ce87" table:formula="of:=[M_Dia_NA.J17]/[.$J$6]" office:value-type="float" office:value="0.296267688016801" calcext:value-type="float">
            <text:p>0.3</text:p>
          </table:table-cell>
          <table:table-cell/>
          <table:table-cell table:style-name="ce87"/>
          <table:table-cell table:number-columns-repeated="3"/>
          <table:table-cell table:style-name="ce87" table:number-columns-repeated="2"/>
        </table:table-row>
        <table:table-row table:style-name="ro1">
          <table:table-cell/>
          <table:table-cell table:formula="of:=[M_Dia_NA.B18]" office:value-type="date" office:date-value="2020-02-29" calcext:value-type="date">
            <text:p>29/02</text:p>
          </table:table-cell>
          <table:table-cell table:number-columns-repeated="2"/>
          <table:table-cell table:style-name="ce87"/>
          <table:table-cell/>
          <table:table-cell table:style-name="ce87"/>
          <table:table-cell table:style-name="ce87" table:formula="of:=[M_Dia_NA.H18]/[.$H$6]" office:value-type="float" office:value="0" calcext:value-type="float">
            <text:p>0.0</text:p>
          </table:table-cell>
          <table:table-cell table:style-name="ce87"/>
          <table:table-cell table:style-name="ce87" table:formula="of:=[M_Dia_NA.J18]/[.$J$6]" office:value-type="float" office:value="0.592535376033603" calcext:value-type="float">
            <text:p>0.6</text:p>
          </table:table-cell>
          <table:table-cell/>
          <table:table-cell table:style-name="ce87"/>
          <table:table-cell table:number-columns-repeated="3"/>
          <table:table-cell table:style-name="ce87" table:number-columns-repeated="2"/>
        </table:table-row>
        <table:table-row table:style-name="ro1">
          <table:table-cell table:style-name="ce83"/>
          <table:table-cell table:style-name="ce59" table:formula="of:=[M_Dia_NA.B19]" office:value-type="date" office:date-value="2020-03-01" calcext:value-type="date">
            <text:p>01/03</text:p>
          </table:table-cell>
          <table:table-cell table:style-name="ce89" table:number-columns-repeated="5"/>
          <table:table-cell table:style-name="ce89" table:formula="of:=[M_Dia_NA.H19]/[.$H$6]" office:value-type="float" office:value="0" calcext:value-type="float">
            <text:p>0.0</text:p>
          </table:table-cell>
          <table:table-cell table:style-name="ce89"/>
          <table:table-cell table:style-name="ce89" table:formula="of:=[M_Dia_NA.J19]/[.$J$6]" office:value-type="float" office:value="0.370334610021002" calcext:value-type="float">
            <text:p>0.4</text:p>
          </table:table-cell>
          <table:table-cell table:style-name="ce89" table:number-columns-repeated="7"/>
        </table:table-row>
        <table:table-row table:style-name="ro1">
          <table:table-cell table:style-name="ce86" table:formula="of:=[M_Dia_NA.A20]" office:value-type="string" office:string-value="L" calcext:value-type="string">
            <text:p>L</text:p>
          </table:table-cell>
          <table:table-cell table:formula="of:=[M_Dia_NA.B20]" office:value-type="date" office:date-value="2020-03-02" calcext:value-type="date">
            <text:p>02/03</text:p>
          </table:table-cell>
          <table:table-cell table:number-columns-repeated="2"/>
          <table:table-cell table:style-name="ce87"/>
          <table:table-cell/>
          <table:table-cell table:style-name="ce87"/>
          <table:table-cell table:style-name="ce87" table:formula="of:=[M_Dia_NA.H20]/[.$H$6]" office:value-type="float" office:value="0.0748973033039256" calcext:value-type="float">
            <text:p>0.1</text:p>
          </table:table-cell>
          <table:table-cell table:style-name="ce87"/>
          <table:table-cell table:style-name="ce87" table:formula="of:=[M_Dia_NA.J20]/[.$J$6]" office:value-type="float" office:value="1.33320459607561" calcext:value-type="float">
            <text:p>1.3</text:p>
          </table:table-cell>
          <table:table-cell/>
          <table:table-cell table:style-name="ce87"/>
          <table:table-cell table:number-columns-repeated="3"/>
          <table:table-cell table:style-name="ce87" table:number-columns-repeated="2"/>
        </table:table-row>
        <table:table-row table:style-name="ro1">
          <table:table-cell/>
          <table:table-cell table:formula="of:=[M_Dia_NA.B21]" office:value-type="date" office:date-value="2020-03-03" calcext:value-type="date">
            <text:p>03/03</text:p>
          </table:table-cell>
          <table:table-cell table:number-columns-repeated="2"/>
          <table:table-cell table:style-name="ce87"/>
          <table:table-cell/>
          <table:table-cell table:style-name="ce87"/>
          <table:table-cell table:style-name="ce87" table:formula="of:=[M_Dia_NA.H21]/[.$H$6]" office:value-type="float" office:value="0.0748973033039256" calcext:value-type="float">
            <text:p>0.1</text:p>
          </table:table-cell>
          <table:table-cell table:style-name="ce87"/>
          <table:table-cell table:style-name="ce87" table:formula="of:=[M_Dia_NA.J21]/[.$J$6]" office:value-type="float" office:value="1.99980689411341" calcext:value-type="float">
            <text:p>2.0</text:p>
          </table:table-cell>
          <table:table-cell/>
          <table:table-cell table:style-name="ce87"/>
          <table:table-cell table:number-columns-repeated="3"/>
          <table:table-cell table:style-name="ce87" table:number-columns-repeated="2"/>
        </table:table-row>
        <table:table-row table:style-name="ro1">
          <table:table-cell/>
          <table:table-cell table:formula="of:=[M_Dia_NA.B22]" office:value-type="date" office:date-value="2020-03-04" calcext:value-type="date">
            <text:p>04/03</text:p>
          </table:table-cell>
          <table:table-cell table:number-columns-repeated="2"/>
          <table:table-cell table:style-name="ce87"/>
          <table:table-cell/>
          <table:table-cell table:style-name="ce87"/>
          <table:table-cell table:style-name="ce87" table:formula="of:=[M_Dia_NA.H22]/[.$H$6]" office:value-type="float" office:value="0" calcext:value-type="float">
            <text:p>0.0</text:p>
          </table:table-cell>
          <table:table-cell table:style-name="ce87"/>
          <table:table-cell table:style-name="ce87" table:formula="of:=[M_Dia_NA.J22]/[.$J$6]" office:value-type="float" office:value="2.07387381611761" calcext:value-type="float">
            <text:p>2.1</text:p>
          </table:table-cell>
          <table:table-cell/>
          <table:table-cell table:style-name="ce87"/>
          <table:table-cell table:number-columns-repeated="3"/>
          <table:table-cell table:style-name="ce87" table:number-columns-repeated="2"/>
        </table:table-row>
        <table:table-row table:style-name="ro1">
          <table:table-cell/>
          <table:table-cell table:formula="of:=[M_Dia_NA.B23]" office:value-type="date" office:date-value="2020-03-05" calcext:value-type="date">
            <text:p>05/03</text:p>
          </table:table-cell>
          <table:table-cell table:number-columns-repeated="2"/>
          <table:table-cell table:style-name="ce87"/>
          <table:table-cell/>
          <table:table-cell table:style-name="ce87" table:formula="of:=[M_Dia_NA.G23]/[.$G$6]" office:value-type="float" office:value="0.235842812887796" calcext:value-type="float">
            <text:p>0.2</text:p>
          </table:table-cell>
          <table:table-cell table:style-name="ce87" table:formula="of:=[M_Dia_NA.H23]/[.$H$6]" office:value-type="float" office:value="0.224691909911777" calcext:value-type="float">
            <text:p>0.2</text:p>
          </table:table-cell>
          <table:table-cell table:style-name="ce87"/>
          <table:table-cell table:style-name="ce87" table:formula="of:=[M_Dia_NA.J23]/[.$J$6]" office:value-type="float" office:value="3.03674380217221" calcext:value-type="float">
            <text:p>3.0</text:p>
          </table:table-cell>
          <table:table-cell/>
          <table:table-cell table:style-name="ce87"/>
          <table:table-cell table:number-columns-repeated="2"/>
          <table:table-cell table:formula="of:=[M_Dia_NA.O23]/[.$O$6]" office:value-type="float" office:value="0.0844406011959319" calcext:value-type="float">
            <text:p>0.1</text:p>
          </table:table-cell>
          <table:table-cell table:style-name="ce87"/>
          <table:table-cell table:style-name="ce87" table:formula="of:=[M_Dia_NA.Q23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Dia_NA.B24]" office:value-type="date" office:date-value="2020-03-06" calcext:value-type="date">
            <text:p>06/03</text:p>
          </table:table-cell>
          <table:table-cell table:number-columns-repeated="2"/>
          <table:table-cell table:style-name="ce87"/>
          <table:table-cell/>
          <table:table-cell table:style-name="ce87" table:formula="of:=[M_Dia_NA.G24]/[.$G$6]" office:value-type="float" office:value="0.235842812887796" calcext:value-type="float">
            <text:p>0.2</text:p>
          </table:table-cell>
          <table:table-cell table:style-name="ce87" table:formula="of:=[M_Dia_NA.H24]/[.$H$6]" office:value-type="float" office:value="0.149794606607851" calcext:value-type="float">
            <text:p>0.1</text:p>
          </table:table-cell>
          <table:table-cell table:style-name="ce87" table:formula="of:=[M_Dia_NA.I24]/[.$I$6]" office:value-type="float" office:value="0.305261063186895" calcext:value-type="float">
            <text:p>0.3</text:p>
          </table:table-cell>
          <table:table-cell table:style-name="ce87" table:formula="of:=[M_Dia_NA.J24]/[.$J$6]" office:value-type="float" office:value="3.62927917820582" calcext:value-type="float">
            <text:p>3.6</text:p>
          </table:table-cell>
          <table:table-cell/>
          <table:table-cell table:style-name="ce87"/>
          <table:table-cell table:number-columns-repeated="2"/>
          <table:table-cell table:formula="of:=[M_Dia_NA.O24]/[.$O$6]" office:value-type="float" office:value="0.0844406011959319" calcext:value-type="float">
            <text:p>0.1</text:p>
          </table:table-cell>
          <table:table-cell table:style-name="ce87"/>
          <table:table-cell table:style-name="ce87" table:formula="of:=[M_Dia_NA.Q24]/[.$Q$6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_NA.B25]" office:value-type="date" office:date-value="2020-03-07" calcext:value-type="date">
            <text:p>07/03</text:p>
          </table:table-cell>
          <table:table-cell table:number-columns-repeated="2"/>
          <table:table-cell table:style-name="ce87"/>
          <table:table-cell/>
          <table:table-cell table:style-name="ce87" table:formula="of:=[M_Dia_NA.G25]/[.$G$6]" office:value-type="float" office:value="0.353764219331693" calcext:value-type="float">
            <text:p>0.4</text:p>
          </table:table-cell>
          <table:table-cell table:style-name="ce87" table:formula="of:=[M_Dia_NA.H25]/[.$H$6]" office:value-type="float" office:value="0.524281123127479" calcext:value-type="float">
            <text:p>0.5</text:p>
          </table:table-cell>
          <table:table-cell table:style-name="ce87" table:formula="of:=[M_Dia_NA.I25]/[.$I$6]" office:value-type="float" office:value="0" calcext:value-type="float">
            <text:p>0.0</text:p>
          </table:table-cell>
          <table:table-cell table:style-name="ce87" table:formula="of:=[M_Dia_NA.J25]/[.$J$6]" office:value-type="float" office:value="2.66640919215121" calcext:value-type="float">
            <text:p>2.7</text:p>
          </table:table-cell>
          <table:table-cell/>
          <table:table-cell table:style-name="ce87"/>
          <table:table-cell table:number-columns-repeated="2"/>
          <table:table-cell table:formula="of:=[M_Dia_NA.O25]/[.$O$6]" office:value-type="float" office:value="0" calcext:value-type="float">
            <text:p>0.0</text:p>
          </table:table-cell>
          <table:table-cell table:style-name="ce87"/>
          <table:table-cell table:style-name="ce87" table:formula="of:=[M_Dia_NA.Q25]/[.$Q$6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_NA.B26]" office:value-type="date" office:date-value="2020-03-08" calcext:value-type="date">
            <text:p>08/03</text:p>
          </table:table-cell>
          <table:table-cell table:number-columns-repeated="2"/>
          <table:table-cell table:style-name="ce87"/>
          <table:table-cell/>
          <table:table-cell table:style-name="ce87" table:formula="of:=[M_Dia_NA.G26]/[.$G$6]" office:value-type="float" office:value="0.235842812887796" calcext:value-type="float">
            <text:p>0.2</text:p>
          </table:table-cell>
          <table:table-cell table:style-name="ce87" table:formula="of:=[M_Dia_NA.H26]/[.$H$6]" office:value-type="float" office:value="0.224691909911777" calcext:value-type="float">
            <text:p>0.2</text:p>
          </table:table-cell>
          <table:table-cell table:style-name="ce87" table:formula="of:=[M_Dia_NA.I26]/[.$I$6]" office:value-type="float" office:value="0.610522126373789" calcext:value-type="float">
            <text:p>0.6</text:p>
          </table:table-cell>
          <table:table-cell table:style-name="ce87" table:formula="of:=[M_Dia_NA.J26]/[.$J$6]" office:value-type="float" office:value="9.85090062655864" calcext:value-type="float">
            <text:p>9.9</text:p>
          </table:table-cell>
          <table:table-cell/>
          <table:table-cell table:style-name="ce87"/>
          <table:table-cell table:number-columns-repeated="2"/>
          <table:table-cell table:formula="of:=[M_Dia_NA.O26]/[.$O$6]" office:value-type="float" office:value="0.0844406011959319" calcext:value-type="float">
            <text:p>0.1</text:p>
          </table:table-cell>
          <table:table-cell table:style-name="ce87"/>
          <table:table-cell table:style-name="ce87" table:formula="of:=[M_Dia_NA.Q26]/[.$Q$6]" office:value-type="float" office:value="0.657504918354095" calcext:value-type="float">
            <text:p>0.7</text:p>
          </table:table-cell>
        </table:table-row>
        <table:table-row table:style-name="ro1">
          <table:table-cell table:style-name="ce80" table:formula="of:=[M_Dia_NA.A27]" office:value-type="string" office:string-value="L" calcext:value-type="string">
            <text:p>L</text:p>
          </table:table-cell>
          <table:table-cell table:style-name="ce57" table:formula="of:=[M_Dia_NA.B27]" office:value-type="date" office:date-value="2020-03-09" calcext:value-type="date">
            <text:p>09/03</text:p>
          </table:table-cell>
          <table:table-cell table:style-name="ce88" table:formula="of:=[M_Dia_NA.C27]/[.$C$6]" office:value-type="float" office:value="0.11117071100651" calcext:value-type="float">
            <text:p>0.1</text:p>
          </table:table-cell>
          <table:table-cell table:style-name="ce88" table:number-columns-repeated="3"/>
          <table:table-cell table:style-name="ce88" table:formula="of:=[M_Dia_NA.G27]/[.$G$6]" office:value-type="float" office:value="0.707528438663387" calcext:value-type="float">
            <text:p>0.7</text:p>
          </table:table-cell>
          <table:table-cell table:style-name="ce88" table:formula="of:=[M_Dia_NA.H27]/[.$H$6]" office:value-type="float" office:value="0.149794606607851" calcext:value-type="float">
            <text:p>0.1</text:p>
          </table:table-cell>
          <table:table-cell table:style-name="ce88" table:formula="of:=[M_Dia_NA.I27]/[.$I$6]" office:value-type="float" office:value="0.305261063186895" calcext:value-type="float">
            <text:p>0.3</text:p>
          </table:table-cell>
          <table:table-cell table:style-name="ce88" table:formula="of:=[M_Dia_NA.J27]/[.$J$6]" office:value-type="float" office:value="7.18449143440743" calcext:value-type="float">
            <text:p>7.2</text:p>
          </table:table-cell>
          <table:table-cell table:style-name="ce88" table:number-columns-repeated="4"/>
          <table:table-cell table:style-name="ce88" table:formula="of:=[M_Dia_NA.O27]/[.$O$6]" office:value-type="float" office:value="0.168881202391864" calcext:value-type="float">
            <text:p>0.2</text:p>
          </table:table-cell>
          <table:table-cell table:style-name="ce88"/>
          <table:table-cell table:style-name="ce88" table:formula="of:=[M_Dia_NA.Q27]/[.$Q$6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_NA.B28]" office:value-type="date" office:date-value="2020-03-10" calcext:value-type="date">
            <text:p>10/03</text:p>
          </table:table-cell>
          <table:table-cell table:formula="of:=[M_Dia_NA.C28]/[.$C$6]" office:value-type="float" office:value="0" calcext:value-type="float">
            <text:p>0.0</text:p>
          </table:table-cell>
          <table:table-cell/>
          <table:table-cell table:style-name="ce87" table:formula="of:=[M_Dia_NA.E28]/[.$E$6]" office:value-type="float" office:value="0.460195588805897" calcext:value-type="float">
            <text:p>0.5</text:p>
          </table:table-cell>
          <table:table-cell/>
          <table:table-cell table:style-name="ce87" table:formula="of:=[M_Dia_NA.G28]/[.$G$6]" office:value-type="float" office:value="2.24050672243406" calcext:value-type="float">
            <text:p>2.2</text:p>
          </table:table-cell>
          <table:table-cell table:style-name="ce87" table:formula="of:=[M_Dia_NA.H28]/[.$H$6]" office:value-type="float" office:value="0.674075729735331" calcext:value-type="float">
            <text:p>0.7</text:p>
          </table:table-cell>
          <table:table-cell table:style-name="ce87" table:formula="of:=[M_Dia_NA.I28]/[.$I$6]" office:value-type="float" office:value="0" calcext:value-type="float">
            <text:p>0.0</text:p>
          </table:table-cell>
          <table:table-cell table:formula="of:=[M_Dia_NA.J28]/[.$J$6]" office:value-type="float" office:value="12.4432428967057" calcext:value-type="float">
            <text:p>12</text:p>
          </table:table-cell>
          <table:table-cell/>
          <table:table-cell table:style-name="ce87"/>
          <table:table-cell table:number-columns-repeated="2"/>
          <table:table-cell table:formula="of:=[M_Dia_NA.O28]/[.$O$6]" office:value-type="float" office:value="0.0844406011959319" calcext:value-type="float">
            <text:p>0.1</text:p>
          </table:table-cell>
          <table:table-cell table:style-name="ce87"/>
          <table:table-cell table:style-name="ce87" table:formula="of:=[M_Dia_NA.Q28]/[.$Q$6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_NA.B29]" office:value-type="date" office:date-value="2020-03-11" calcext:value-type="date">
            <text:p>11/03</text:p>
          </table:table-cell>
          <table:table-cell table:formula="of:=[M_Dia_NA.C29]/[.$C$6]" office:value-type="float" office:value="0.0555853555032548" calcext:value-type="float">
            <text:p>0.1</text:p>
          </table:table-cell>
          <table:table-cell/>
          <table:table-cell table:style-name="ce87" table:formula="of:=[M_Dia_NA.E29]/[.$E$6]" office:value-type="float" office:value="0.920391177611794" calcext:value-type="float">
            <text:p>0.9</text:p>
          </table:table-cell>
          <table:table-cell/>
          <table:table-cell table:style-name="ce87" table:formula="of:=[M_Dia_NA.G29]/[.$G$6]" office:value-type="float" office:value="1.41505687732677" calcext:value-type="float">
            <text:p>1.4</text:p>
          </table:table-cell>
          <table:table-cell table:style-name="ce87" table:formula="of:=[M_Dia_NA.H29]/[.$H$6]" office:value-type="float" office:value="1.34815145947066" calcext:value-type="float">
            <text:p>1.3</text:p>
          </table:table-cell>
          <table:table-cell table:style-name="ce87" table:formula="of:=[M_Dia_NA.I29]/[.$I$6]" office:value-type="float" office:value="0.305261063186895" calcext:value-type="float">
            <text:p>0.3</text:p>
          </table:table-cell>
          <table:table-cell table:formula="of:=[M_Dia_NA.J29]/[.$J$6]" office:value-type="float" office:value="14.5171167128233" calcext:value-type="float">
            <text:p>15</text:p>
          </table:table-cell>
          <table:table-cell table:formula="of:=[M_Dia_NA.K29]/[.$K$6]" office:value-type="float" office:value="1.48134045786989" calcext:value-type="float">
            <text:p>1.5</text:p>
          </table:table-cell>
          <table:table-cell table:style-name="ce87"/>
          <table:table-cell table:number-columns-repeated="2"/>
          <table:table-cell table:formula="of:=[M_Dia_NA.O29]/[.$O$6]" office:value-type="float" office:value="0.168881202391864" calcext:value-type="float">
            <text:p>0.2</text:p>
          </table:table-cell>
          <table:table-cell table:style-name="ce87" table:formula="of:=[M_Dia_NA.P29]/[.$P$6]" office:value-type="float" office:value="0.488913714916911" calcext:value-type="float">
            <text:p>0.5</text:p>
          </table:table-cell>
          <table:table-cell table:style-name="ce87" table:formula="of:=[M_Dia_NA.Q29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Dia_NA.B30]" office:value-type="date" office:date-value="2020-03-12" calcext:value-type="date">
            <text:p>12/03</text:p>
          </table:table-cell>
          <table:table-cell table:formula="of:=[M_Dia_NA.C30]/[.$C$6]" office:value-type="float" office:value="0.11117071100651" calcext:value-type="float">
            <text:p>0.1</text:p>
          </table:table-cell>
          <table:table-cell table:formula="of:=[M_Dia_NA.D30]/[.$D$6]" office:value-type="float" office:value="0.584989932393462" calcext:value-type="float">
            <text:p>0.6</text:p>
          </table:table-cell>
          <table:table-cell table:style-name="ce87" table:formula="of:=[M_Dia_NA.E30]/[.$E$6]" office:value-type="float" office:value="0" calcext:value-type="float">
            <text:p>0.0</text:p>
          </table:table-cell>
          <table:table-cell table:formula="of:=[M_Dia_NA.F30]/[.$F$6]" office:value-type="float" office:value="0.886363510508076" calcext:value-type="float">
            <text:p>0.9</text:p>
          </table:table-cell>
          <table:table-cell table:style-name="ce87" table:formula="of:=[M_Dia_NA.G30]/[.$G$6]" office:value-type="float" office:value="4.36309203842422" calcext:value-type="float">
            <text:p>4.4</text:p>
          </table:table-cell>
          <table:table-cell table:style-name="ce87" table:formula="of:=[M_Dia_NA.H30]/[.$H$6]" office:value-type="float" office:value="0.973664942951033" calcext:value-type="float">
            <text:p>1.0</text:p>
          </table:table-cell>
          <table:table-cell table:style-name="ce87" table:formula="of:=[M_Dia_NA.I30]/[.$I$6]" office:value-type="float" office:value="0" calcext:value-type="float">
            <text:p>0.0</text:p>
          </table:table-cell>
          <table:table-cell table:formula="of:=[M_Dia_NA.J30]/[.$J$6]" office:value-type="float" office:value="13.9986482587939" calcext:value-type="float">
            <text:p>14</text:p>
          </table:table-cell>
          <table:table-cell table:formula="of:=[M_Dia_NA.K30]/[.$K$6]" office:value-type="float" office:value="0" calcext:value-type="float">
            <text:p>0.0</text:p>
          </table:table-cell>
          <table:table-cell table:style-name="ce87"/>
          <table:table-cell table:formula="of:=[M_Dia_NA.M30]/[.$M$6]" office:value-type="float" office:value="1.10144255171002" calcext:value-type="float">
            <text:p>1.1</text:p>
          </table:table-cell>
          <table:table-cell/>
          <table:table-cell table:formula="of:=[M_Dia_NA.O30]/[.$O$6]" office:value-type="float" office:value="0" calcext:value-type="float">
            <text:p>0.0</text:p>
          </table:table-cell>
          <table:table-cell table:style-name="ce87" table:formula="of:=[M_Dia_NA.P30]/[.$P$6]" office:value-type="float" office:value="0" calcext:value-type="float">
            <text:p>0.0</text:p>
          </table:table-cell>
          <table:table-cell table:style-name="ce87" table:formula="of:=[M_Dia_NA.Q30]/[.$Q$6]" office:value-type="float" office:value="1.97251475506228" calcext:value-type="float">
            <text:p>2.0</text:p>
          </table:table-cell>
        </table:table-row>
        <table:table-row table:style-name="ro1">
          <table:table-cell/>
          <table:table-cell table:formula="of:=[M_Dia_NA.B31]" office:value-type="date" office:date-value="2020-03-13" calcext:value-type="date">
            <text:p>13/03</text:p>
          </table:table-cell>
          <table:table-cell table:formula="of:=[M_Dia_NA.C31]/[.$C$6]" office:value-type="float" office:value="0.166756066509764" calcext:value-type="float">
            <text:p>0.2</text:p>
          </table:table-cell>
          <table:table-cell table:formula="of:=[M_Dia_NA.D31]/[.$D$6]" office:value-type="float" office:value="0" calcext:value-type="float">
            <text:p>0.0</text:p>
          </table:table-cell>
          <table:table-cell table:style-name="ce87" table:formula="of:=[M_Dia_NA.E31]/[.$E$6]" office:value-type="float" office:value="0" calcext:value-type="float">
            <text:p>0.0</text:p>
          </table:table-cell>
          <table:table-cell table:formula="of:=[M_Dia_NA.F31]/[.$F$6]" office:value-type="float" office:value="0" calcext:value-type="float">
            <text:p>0.0</text:p>
          </table:table-cell>
          <table:table-cell table:style-name="ce87" table:formula="of:=[M_Dia_NA.G31]/[.$G$6]" office:value-type="float" office:value="4.00932781909253" calcext:value-type="float">
            <text:p>4.0</text:p>
          </table:table-cell>
          <table:table-cell table:style-name="ce87" table:formula="of:=[M_Dia_NA.H31]/[.$H$6]" office:value-type="float" office:value="1.34815145947066" calcext:value-type="float">
            <text:p>1.3</text:p>
          </table:table-cell>
          <table:table-cell table:style-name="ce87" table:formula="of:=[M_Dia_NA.I31]/[.$I$6]" office:value-type="float" office:value="1.52630531593447" calcext:value-type="float">
            <text:p>1.5</text:p>
          </table:table-cell>
          <table:table-cell table:formula="of:=[M_Dia_NA.J31]/[.$J$6]" office:value-type="float" office:value="18.5167305010501" calcext:value-type="float">
            <text:p>19</text:p>
          </table:table-cell>
          <table:table-cell table:formula="of:=[M_Dia_NA.K31]/[.$K$6]" office:value-type="float" office:value="0" calcext:value-type="float">
            <text:p>0.0</text:p>
          </table:table-cell>
          <table:table-cell table:formula="of:=[M_Dia_NA.L31]/[.$L$6]" office:value-type="float" office:value="10.3538790508119" calcext:value-type="float">
            <text:p>10</text:p>
          </table:table-cell>
          <table:table-cell table:formula="of:=[M_Dia_NA.M31]/[.$M$6]" office:value-type="float" office:value="0" calcext:value-type="float">
            <text:p>0.0</text:p>
          </table:table-cell>
          <table:table-cell/>
          <table:table-cell table:formula="of:=[M_Dia_NA.O31]/[.$O$6]" office:value-type="float" office:value="0.168881202391864" calcext:value-type="float">
            <text:p>0.2</text:p>
          </table:table-cell>
          <table:table-cell table:style-name="ce87" table:formula="of:=[M_Dia_NA.P31]/[.$P$6]" office:value-type="float" office:value="0.488913714916911" calcext:value-type="float">
            <text:p>0.5</text:p>
          </table:table-cell>
          <table:table-cell table:style-name="ce87" table:formula="of:=[M_Dia_NA.Q31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Dia_NA.B32]" office:value-type="date" office:date-value="2020-03-14" calcext:value-type="date">
            <text:p>14/03</text:p>
          </table:table-cell>
          <table:table-cell table:formula="of:=[M_Dia_NA.C32]/[.$C$6]" office:value-type="float" office:value="0" calcext:value-type="float">
            <text:p>0.0</text:p>
          </table:table-cell>
          <table:table-cell table:formula="of:=[M_Dia_NA.D32]/[.$D$6]" office:value-type="float" office:value="0" calcext:value-type="float">
            <text:p>0.0</text:p>
          </table:table-cell>
          <table:table-cell table:style-name="ce87" table:formula="of:=[M_Dia_NA.E32]/[.$E$6]" office:value-type="float" office:value="0.460195588805897" calcext:value-type="float">
            <text:p>0.5</text:p>
          </table:table-cell>
          <table:table-cell table:formula="of:=[M_Dia_NA.F32]/[.$F$6]" office:value-type="float" office:value="0.886363510508076" calcext:value-type="float">
            <text:p>0.9</text:p>
          </table:table-cell>
          <table:table-cell table:style-name="ce87" table:formula="of:=[M_Dia_NA.G32]/[.$G$6]" office:value-type="float" office:value="2.12258531599016" calcext:value-type="float">
            <text:p>2.1</text:p>
          </table:table-cell>
          <table:table-cell table:style-name="ce87" table:formula="of:=[M_Dia_NA.H32]/[.$H$6]" office:value-type="float" office:value="0.898767639647108" calcext:value-type="float">
            <text:p>0.9</text:p>
          </table:table-cell>
          <table:table-cell table:style-name="ce87" table:formula="of:=[M_Dia_NA.I32]/[.$I$6]" office:value-type="float" office:value="0.610522126373789" calcext:value-type="float">
            <text:p>0.6</text:p>
          </table:table-cell>
          <table:table-cell table:formula="of:=[M_Dia_NA.J32]/[.$J$6]" office:value-type="float" office:value="12.9617113507351" calcext:value-type="float">
            <text:p>13</text:p>
          </table:table-cell>
          <table:table-cell table:formula="of:=[M_Dia_NA.K32]/[.$K$6]" office:value-type="float" office:value="1.48134045786989" calcext:value-type="float">
            <text:p>1.5</text:p>
          </table:table-cell>
          <table:table-cell table:style-name="ce87" table:formula="of:=[M_Dia_NA.L32]/[.$L$6]" office:value-type="float" office:value="0" calcext:value-type="float">
            <text:p>0.0</text:p>
          </table:table-cell>
          <table:table-cell table:formula="of:=[M_Dia_NA.M32]/[.$M$6]" office:value-type="float" office:value="2.20288510342004" calcext:value-type="float">
            <text:p>2.2</text:p>
          </table:table-cell>
          <table:table-cell/>
          <table:table-cell table:formula="of:=[M_Dia_NA.O32]/[.$O$6]" office:value-type="float" office:value="0.928846613155251" calcext:value-type="float">
            <text:p>0.9</text:p>
          </table:table-cell>
          <table:table-cell table:style-name="ce87" table:formula="of:=[M_Dia_NA.P32]/[.$P$6]" office:value-type="float" office:value="0.488913714916911" calcext:value-type="float">
            <text:p>0.5</text:p>
          </table:table-cell>
          <table:table-cell table:style-name="ce87" table:formula="of:=[M_Dia_NA.Q32]/[.$Q$6]" office:value-type="float" office:value="2.63001967341638" calcext:value-type="float">
            <text:p>2.6</text:p>
          </table:table-cell>
        </table:table-row>
        <table:table-row table:style-name="ro1">
          <table:table-cell table:style-name="ce83"/>
          <table:table-cell table:style-name="ce59" table:formula="of:=[M_Dia_NA.B33]" office:value-type="date" office:date-value="2020-03-15" calcext:value-type="date">
            <text:p>15/03</text:p>
          </table:table-cell>
          <table:table-cell table:style-name="ce89" table:formula="of:=[M_Dia_NA.C33]/[.$C$6]" office:value-type="float" office:value="0.222341422013019" calcext:value-type="float">
            <text:p>0.2</text:p>
          </table:table-cell>
          <table:table-cell table:style-name="ce89" table:formula="of:=[M_Dia_NA.D33]/[.$D$6]" office:value-type="float" office:value="0" calcext:value-type="float">
            <text:p>0.0</text:p>
          </table:table-cell>
          <table:table-cell table:style-name="ce89" table:formula="of:=[M_Dia_NA.E33]/[.$E$6]" office:value-type="float" office:value="0" calcext:value-type="float">
            <text:p>0.0</text:p>
          </table:table-cell>
          <table:table-cell table:style-name="ce89" table:formula="of:=[M_Dia_NA.F33]/[.$F$6]" office:value-type="float" office:value="1.77272702101615" calcext:value-type="float">
            <text:p>1.8</text:p>
          </table:table-cell>
          <table:table-cell table:style-name="ce91" table:formula="of:=[M_Dia_NA.G33]/[.$G$6]" office:value-type="float" office:value="17.9240537794725" calcext:value-type="float">
            <text:p>18</text:p>
          </table:table-cell>
          <table:table-cell table:style-name="ce89" table:formula="of:=[M_Dia_NA.H33]/[.$H$6]" office:value-type="float" office:value="2.17202179581384" calcext:value-type="float">
            <text:p>2.2</text:p>
          </table:table-cell>
          <table:table-cell table:style-name="ce89" table:formula="of:=[M_Dia_NA.I33]/[.$I$6]" office:value-type="float" office:value="2.44208850549516" calcext:value-type="float">
            <text:p>2.4</text:p>
          </table:table-cell>
          <table:table-cell table:style-name="ce91" table:formula="of:=[M_Dia_NA.J33]/[.$J$6]" office:value-type="float" office:value="27.2566272975457" calcext:value-type="float">
            <text:p>27</text:p>
          </table:table-cell>
          <table:table-cell table:style-name="ce89" table:formula="of:=[M_Dia_NA.K33]/[.$K$6]" office:value-type="float" office:value="0" calcext:value-type="float">
            <text:p>0.0</text:p>
          </table:table-cell>
          <table:table-cell table:style-name="ce89" table:formula="of:=[M_Dia_NA.L33]/[.$L$6]" office:value-type="float" office:value="0" calcext:value-type="float">
            <text:p>0.0</text:p>
          </table:table-cell>
          <table:table-cell table:style-name="ce89" table:formula="of:=[M_Dia_NA.M33]/[.$M$6]" office:value-type="float" office:value="0" calcext:value-type="float">
            <text:p>0.0</text:p>
          </table:table-cell>
          <table:table-cell table:style-name="ce89"/>
          <table:table-cell table:style-name="ce89" table:formula="of:=[M_Dia_NA.O33]/[.$O$6]" office:value-type="float" office:value="1.18216841674305" calcext:value-type="float">
            <text:p>1.2</text:p>
          </table:table-cell>
          <table:table-cell table:style-name="ce89" table:formula="of:=[M_Dia_NA.P33]/[.$P$6]" office:value-type="float" office:value="0.977827429833821" calcext:value-type="float">
            <text:p>1.0</text:p>
          </table:table-cell>
          <table:table-cell table:style-name="ce89" table:formula="of:=[M_Dia_NA.Q33]/[.$Q$6]" office:value-type="float" office:value="3.94502951012457" calcext:value-type="float">
            <text:p>3.9</text:p>
          </table:table-cell>
        </table:table-row>
        <table:table-row table:style-name="ro1">
          <table:table-cell table:style-name="ce86" table:formula="of:=[M_Dia_NA.A34]" office:value-type="string" office:string-value="L" calcext:value-type="string">
            <text:p>L</text:p>
          </table:table-cell>
          <table:table-cell table:formula="of:=[M_Dia_NA.B34]" office:value-type="date" office:date-value="2020-03-16" calcext:value-type="date">
            <text:p>16/03</text:p>
          </table:table-cell>
          <table:table-cell table:formula="of:=[M_Dia_NA.C34]/[.$C$6]" office:value-type="float" office:value="0" calcext:value-type="float">
            <text:p>0.0</text:p>
          </table:table-cell>
          <table:table-cell table:formula="of:=[M_Dia_NA.D34]/[.$D$6]" office:value-type="float" office:value="1.16997986478692" calcext:value-type="float">
            <text:p>1.2</text:p>
          </table:table-cell>
          <table:table-cell table:style-name="ce87" table:formula="of:=[M_Dia_NA.E34]/[.$E$6]" office:value-type="float" office:value="0.460195588805897" calcext:value-type="float">
            <text:p>0.5</text:p>
          </table:table-cell>
          <table:table-cell table:formula="of:=[M_Dia_NA.F34]/[.$F$6]" office:value-type="float" office:value="0.886363510508076" calcext:value-type="float">
            <text:p>0.9</text:p>
          </table:table-cell>
          <table:table-cell table:style-name="ce87" table:formula="of:=[M_Dia_NA.G34]/[.$G$6]" office:value-type="float" office:value="2.47634953532185" calcext:value-type="float">
            <text:p>2.5</text:p>
          </table:table-cell>
          <table:table-cell table:style-name="ce87" table:formula="of:=[M_Dia_NA.H34]/[.$H$6]" office:value-type="float" office:value="2.09712449250992" calcext:value-type="float">
            <text:p>2.1</text:p>
          </table:table-cell>
          <table:table-cell table:style-name="ce87" table:formula="of:=[M_Dia_NA.I34]/[.$I$6]" office:value-type="float" office:value="1.22104425274758" calcext:value-type="float">
            <text:p>1.2</text:p>
          </table:table-cell>
          <table:table-cell table:formula="of:=[M_Dia_NA.J34]/[.$J$6]" office:value-type="float" office:value="25.8493557794659" calcext:value-type="float">
            <text:p>26</text:p>
          </table:table-cell>
          <table:table-cell table:formula="of:=[M_Dia_NA.K34]/[.$K$6]" office:value-type="float" office:value="0" calcext:value-type="float">
            <text:p>0.0</text:p>
          </table:table-cell>
          <table:table-cell table:style-name="ce87" table:formula="of:=[M_Dia_NA.L34]/[.$L$6]" office:value-type="float" office:value="0" calcext:value-type="float">
            <text:p>0.0</text:p>
          </table:table-cell>
          <table:table-cell table:formula="of:=[M_Dia_NA.M34]/[.$M$6]" office:value-type="float" office:value="0" calcext:value-type="float">
            <text:p>0.0</text:p>
          </table:table-cell>
          <table:table-cell table:formula="of:=[M_Dia_NA.N34]/[.$N$6]" office:value-type="float" office:value="0.476639224802949" calcext:value-type="float">
            <text:p>0.5</text:p>
          </table:table-cell>
          <table:table-cell table:formula="of:=[M_Dia_NA.O34]/[.$O$6]" office:value-type="float" office:value="1.68881202391864" calcext:value-type="float">
            <text:p>1.7</text:p>
          </table:table-cell>
          <table:table-cell table:style-name="ce87" table:formula="of:=[M_Dia_NA.P34]/[.$P$6]" office:value-type="float" office:value="0.977827429833821" calcext:value-type="float">
            <text:p>1.0</text:p>
          </table:table-cell>
          <table:table-cell table:style-name="ce87" table:formula="of:=[M_Dia_NA.Q34]/[.$Q$6]" office:value-type="float" office:value="5.91754426518685" calcext:value-type="float">
            <text:p>5.9</text:p>
          </table:table-cell>
        </table:table-row>
        <table:table-row table:style-name="ro1">
          <table:table-cell/>
          <table:table-cell table:formula="of:=[M_Dia_NA.B35]" office:value-type="date" office:date-value="2020-03-17" calcext:value-type="date">
            <text:p>17/03</text:p>
          </table:table-cell>
          <table:table-cell table:formula="of:=[M_Dia_NA.C35]/[.$C$6]" office:value-type="float" office:value="0" calcext:value-type="float">
            <text:p>0.0</text:p>
          </table:table-cell>
          <table:table-cell table:formula="of:=[M_Dia_NA.D35]/[.$D$6]" office:value-type="float" office:value="0" calcext:value-type="float">
            <text:p>0.0</text:p>
          </table:table-cell>
          <table:table-cell table:style-name="ce87" table:formula="of:=[M_Dia_NA.E35]/[.$E$6]" office:value-type="float" office:value="0" calcext:value-type="float">
            <text:p>0.0</text:p>
          </table:table-cell>
          <table:table-cell table:formula="of:=[M_Dia_NA.F35]/[.$F$6]" office:value-type="float" office:value="0.886363510508076" calcext:value-type="float">
            <text:p>0.9</text:p>
          </table:table-cell>
          <table:table-cell table:formula="of:=[M_Dia_NA.G35]/[.$G$6]" office:value-type="float" office:value="21.4616959727894" calcext:value-type="float">
            <text:p>21</text:p>
          </table:table-cell>
          <table:table-cell table:style-name="ce87" table:formula="of:=[M_Dia_NA.H35]/[.$H$6]" office:value-type="float" office:value="2.02222718920599" calcext:value-type="float">
            <text:p>2.0</text:p>
          </table:table-cell>
          <table:table-cell table:style-name="ce87" table:formula="of:=[M_Dia_NA.I35]/[.$I$6]" office:value-type="float" office:value="5.799960200551" calcext:value-type="float">
            <text:p>5.8</text:p>
          </table:table-cell>
          <table:table-cell table:formula="of:=[M_Dia_NA.J35]/[.$J$6]" office:value-type="float" office:value="25.5530880914491" calcext:value-type="float">
            <text:p>26</text:p>
          </table:table-cell>
          <table:table-cell table:formula="of:=[M_Dia_NA.K35]/[.$K$6]" office:value-type="float" office:value="0" calcext:value-type="float">
            <text:p>0.0</text:p>
          </table:table-cell>
          <table:table-cell table:style-name="ce87" table:formula="of:=[M_Dia_NA.L35]/[.$L$6]" office:value-type="float" office:value="0" calcext:value-type="float">
            <text:p>0.0</text:p>
          </table:table-cell>
          <table:table-cell table:formula="of:=[M_Dia_NA.M35]/[.$M$6]" office:value-type="float" office:value="0" calcext:value-type="float">
            <text:p>0.0</text:p>
          </table:table-cell>
          <table:table-cell table:formula="of:=[M_Dia_NA.N35]/[.$N$6]" office:value-type="float" office:value="0" calcext:value-type="float">
            <text:p>0.0</text:p>
          </table:table-cell>
          <table:table-cell table:formula="of:=[M_Dia_NA.O35]/[.$O$6]" office:value-type="float" office:value="1.35104961913491" calcext:value-type="float">
            <text:p>1.4</text:p>
          </table:table-cell>
          <table:table-cell table:style-name="ce87" table:formula="of:=[M_Dia_NA.P35]/[.$P$6]" office:value-type="float" office:value="0.488913714916911" calcext:value-type="float">
            <text:p>0.5</text:p>
          </table:table-cell>
          <table:table-cell table:style-name="ce87" table:formula="of:=[M_Dia_NA.Q35]/[.$Q$6]" office:value-type="float" office:value="1.97251475506228" calcext:value-type="float">
            <text:p>2.0</text:p>
          </table:table-cell>
        </table:table-row>
        <table:table-row table:style-name="ro1">
          <table:table-cell/>
          <table:table-cell table:formula="of:=[M_Dia_NA.B36]" office:value-type="date" office:date-value="2020-03-18" calcext:value-type="date">
            <text:p>18/03</text:p>
          </table:table-cell>
          <table:table-cell table:formula="of:=[M_Dia_NA.C36]/[.$C$6]" office:value-type="float" office:value="0" calcext:value-type="float">
            <text:p>0.0</text:p>
          </table:table-cell>
          <table:table-cell table:formula="of:=[M_Dia_NA.D36]/[.$D$6]" office:value-type="float" office:value="0.584989932393462" calcext:value-type="float">
            <text:p>0.6</text:p>
          </table:table-cell>
          <table:table-cell table:style-name="ce87" table:formula="of:=[M_Dia_NA.E36]/[.$E$6]" office:value-type="float" office:value="4.14176029925307" calcext:value-type="float">
            <text:p>4.1</text:p>
          </table:table-cell>
          <table:table-cell table:formula="of:=[M_Dia_NA.F36]/[.$F$6]" office:value-type="float" office:value="2.65909053152423" calcext:value-type="float">
            <text:p>2.7</text:p>
          </table:table-cell>
          <table:table-cell table:formula="of:=[M_Dia_NA.G36]/[.$G$6]" office:value-type="float" office:value="12.6175904894971" calcext:value-type="float">
            <text:p>13</text:p>
          </table:table-cell>
          <table:table-cell table:style-name="ce87" table:formula="of:=[M_Dia_NA.H36]/[.$H$6]" office:value-type="float" office:value="5.16791392797087" calcext:value-type="float">
            <text:p>5.2</text:p>
          </table:table-cell>
          <table:table-cell table:style-name="ce87" table:formula="of:=[M_Dia_NA.I36]/[.$I$6]" office:value-type="float" office:value="4.57891594780342" calcext:value-type="float">
            <text:p>4.6</text:p>
          </table:table-cell>
          <table:table-cell table:formula="of:=[M_Dia_NA.J36]/[.$J$6]" office:value-type="float" office:value="35.1817879519952" calcext:value-type="float">
            <text:p>35</text:p>
          </table:table-cell>
          <table:table-cell table:formula="of:=[M_Dia_NA.K36]/[.$K$6]" office:value-type="float" office:value="0" calcext:value-type="float">
            <text:p>0.0</text:p>
          </table:table-cell>
          <table:table-cell table:formula="of:=[M_Dia_NA.L36]/[.$L$6]" office:value-type="float" office:value="10.3538790508119" calcext:value-type="float">
            <text:p>10</text:p>
          </table:table-cell>
          <table:table-cell table:formula="of:=[M_Dia_NA.M36]/[.$M$6]" office:value-type="float" office:value="3.30432765513006" calcext:value-type="float">
            <text:p>3.3</text:p>
          </table:table-cell>
          <table:table-cell table:formula="of:=[M_Dia_NA.N36]/[.$N$6]" office:value-type="float" office:value="0.476639224802949" calcext:value-type="float">
            <text:p>0.5</text:p>
          </table:table-cell>
          <table:table-cell table:formula="of:=[M_Dia_NA.O36]/[.$O$6]" office:value-type="float" office:value="2.70209923826982" calcext:value-type="float">
            <text:p>2.7</text:p>
          </table:table-cell>
          <table:table-cell table:style-name="ce87" table:formula="of:=[M_Dia_NA.P36]/[.$P$6]" office:value-type="float" office:value="2.93348228950146" calcext:value-type="float">
            <text:p>2.9</text:p>
          </table:table-cell>
          <table:table-cell table:style-name="ce87" table:formula="of:=[M_Dia_NA.Q36]/[.$Q$6]" office:value-type="float" office:value="5.91754426518685" calcext:value-type="float">
            <text:p>5.9</text:p>
          </table:table-cell>
        </table:table-row>
        <table:table-row table:style-name="ro1">
          <table:table-cell/>
          <table:table-cell table:formula="of:=[M_Dia_NA.B37]" office:value-type="date" office:date-value="2020-03-19" calcext:value-type="date">
            <text:p>19/03</text:p>
          </table:table-cell>
          <table:table-cell table:formula="of:=[M_Dia_NA.C37]/[.$C$6]" office:value-type="float" office:value="0.444682844026039" calcext:value-type="float">
            <text:p>0.4</text:p>
          </table:table-cell>
          <table:table-cell table:formula="of:=[M_Dia_NA.D37]/[.$D$6]" office:value-type="float" office:value="1.16997986478692" calcext:value-type="float">
            <text:p>1.2</text:p>
          </table:table-cell>
          <table:table-cell table:style-name="ce87" table:formula="of:=[M_Dia_NA.E37]/[.$E$6]" office:value-type="float" office:value="3.22136912164128" calcext:value-type="float">
            <text:p>3.2</text:p>
          </table:table-cell>
          <table:table-cell table:formula="of:=[M_Dia_NA.F37]/[.$F$6]" office:value-type="float" office:value="4.43181755254038" calcext:value-type="float">
            <text:p>4.4</text:p>
          </table:table-cell>
          <table:table-cell table:formula="of:=[M_Dia_NA.G37]/[.$G$6]" office:value-type="float" office:value="19.9287176890187" calcext:value-type="float">
            <text:p>20</text:p>
          </table:table-cell>
          <table:table-cell table:style-name="ce87" table:formula="of:=[M_Dia_NA.H37]/[.$H$6]" office:value-type="float" office:value="9.58685482290248" calcext:value-type="float">
            <text:p>9.6</text:p>
          </table:table-cell>
          <table:table-cell table:style-name="ce87" table:formula="of:=[M_Dia_NA.I37]/[.$I$6]" office:value-type="float" office:value="5.49469913736411" calcext:value-type="float">
            <text:p>5.5</text:p>
          </table:table-cell>
          <table:table-cell table:formula="of:=[M_Dia_NA.J37]/[.$J$6]" office:value-type="float" office:value="31.6265756957935" calcext:value-type="float">
            <text:p>32</text:p>
          </table:table-cell>
          <table:table-cell table:formula="of:=[M_Dia_NA.K37]/[.$K$6]" office:value-type="float" office:value="1.48134045786989" calcext:value-type="float">
            <text:p>1.5</text:p>
          </table:table-cell>
          <table:table-cell table:formula="of:=[M_Dia_NA.L37]/[.$L$6]" office:value-type="float" office:value="20.7077581016238" calcext:value-type="float">
            <text:p>21</text:p>
          </table:table-cell>
          <table:table-cell table:formula="of:=[M_Dia_NA.M37]/[.$M$6]" office:value-type="float" office:value="0" calcext:value-type="float">
            <text:p>0.0</text:p>
          </table:table-cell>
          <table:table-cell table:formula="of:=[M_Dia_NA.N37]/[.$N$6]" office:value-type="float" office:value="0.476639224802949" calcext:value-type="float">
            <text:p>0.5</text:p>
          </table:table-cell>
          <table:table-cell table:formula="of:=[M_Dia_NA.O37]/[.$O$6]" office:value-type="float" office:value="3.46206464903321" calcext:value-type="float">
            <text:p>3.5</text:p>
          </table:table-cell>
          <table:table-cell table:style-name="ce87" table:formula="of:=[M_Dia_NA.P37]/[.$P$6]" office:value-type="float" office:value="3.42239600441837" calcext:value-type="float">
            <text:p>3.4</text:p>
          </table:table-cell>
          <table:table-cell table:style-name="ce87" table:formula="of:=[M_Dia_NA.Q37]/[.$Q$6]" office:value-type="float" office:value="3.28752459177047" calcext:value-type="float">
            <text:p>3.3</text:p>
          </table:table-cell>
        </table:table-row>
        <table:table-row table:style-name="ro1">
          <table:table-cell/>
          <table:table-cell table:formula="of:=[M_Dia_NA.B38]" office:value-type="date" office:date-value="2020-03-20" calcext:value-type="date">
            <text:p>20/03</text:p>
          </table:table-cell>
          <table:table-cell table:formula="of:=[M_Dia_NA.C38]/[.$C$6]" office:value-type="float" office:value="0.611438910535803" calcext:value-type="float">
            <text:p>0.6</text:p>
          </table:table-cell>
          <table:table-cell table:formula="of:=[M_Dia_NA.D38]/[.$D$6]" office:value-type="float" office:value="0" calcext:value-type="float">
            <text:p>0.0</text:p>
          </table:table-cell>
          <table:table-cell table:style-name="ce87" table:formula="of:=[M_Dia_NA.E38]/[.$E$6]" office:value-type="float" office:value="7.36312942089435" calcext:value-type="float">
            <text:p>7.4</text:p>
          </table:table-cell>
          <table:table-cell table:formula="of:=[M_Dia_NA.F38]/[.$F$6]" office:value-type="float" office:value="3.5454540420323" calcext:value-type="float">
            <text:p>3.5</text:p>
          </table:table-cell>
          <table:table-cell table:formula="of:=[M_Dia_NA.G38]/[.$G$6]" office:value-type="float" office:value="27.711530514316" calcext:value-type="float">
            <text:p>28</text:p>
          </table:table-cell>
          <table:table-cell table:style-name="ce87" table:formula="of:=[M_Dia_NA.H38]/[.$H$6]" office:value-type="float" office:value="5.8419896577062" calcext:value-type="float">
            <text:p>5.8</text:p>
          </table:table-cell>
          <table:table-cell table:style-name="ce87" table:formula="of:=[M_Dia_NA.I38]/[.$I$6]" office:value-type="float" office:value="9.15783189560684" calcext:value-type="float">
            <text:p>9.2</text:p>
          </table:table-cell>
          <table:table-cell table:formula="of:=[M_Dia_NA.J38]/[.$J$6]" office:value-type="float" office:value="46.4399600966336" calcext:value-type="float">
            <text:p>46</text:p>
          </table:table-cell>
          <table:table-cell table:formula="of:=[M_Dia_NA.K38]/[.$K$6]" office:value-type="float" office:value="0" calcext:value-type="float">
            <text:p>0.0</text:p>
          </table:table-cell>
          <table:table-cell table:formula="of:=[M_Dia_NA.L38]/[.$L$6]" office:value-type="float" office:value="10.3538790508119" calcext:value-type="float">
            <text:p>10</text:p>
          </table:table-cell>
          <table:table-cell table:formula="of:=[M_Dia_NA.M38]/[.$M$6]" office:value-type="float" office:value="1.10144255171002" calcext:value-type="float">
            <text:p>1.1</text:p>
          </table:table-cell>
          <table:table-cell table:formula="of:=[M_Dia_NA.N38]/[.$N$6]" office:value-type="float" office:value="1.42991767440885" calcext:value-type="float">
            <text:p>1.4</text:p>
          </table:table-cell>
          <table:table-cell table:formula="of:=[M_Dia_NA.O38]/[.$O$6]" office:value-type="float" office:value="2.78653983946575" calcext:value-type="float">
            <text:p>2.8</text:p>
          </table:table-cell>
          <table:table-cell table:style-name="ce87" table:formula="of:=[M_Dia_NA.P38]/[.$P$6]" office:value-type="float" office:value="4.88913714916911" calcext:value-type="float">
            <text:p>4.9</text:p>
          </table:table-cell>
          <table:table-cell table:formula="of:=[M_Dia_NA.Q38]/[.$Q$6]" office:value-type="float" office:value="15.7801180404983" calcext:value-type="float">
            <text:p>16</text:p>
          </table:table-cell>
        </table:table-row>
        <table:table-row table:style-name="ro1">
          <table:table-cell/>
          <table:table-cell table:formula="of:=[M_Dia_NA.B39]" office:value-type="date" office:date-value="2020-03-21" calcext:value-type="date">
            <text:p>21/03</text:p>
          </table:table-cell>
          <table:table-cell table:formula="of:=[M_Dia_NA.C39]/[.$C$6]" office:value-type="float" office:value="0.889365688052077" calcext:value-type="float">
            <text:p>0.9</text:p>
          </table:table-cell>
          <table:table-cell table:formula="of:=[M_Dia_NA.D39]/[.$D$6]" office:value-type="float" office:value="1.16997986478692" calcext:value-type="float">
            <text:p>1.2</text:p>
          </table:table-cell>
          <table:table-cell table:formula="of:=[M_Dia_NA.E39]/[.$E$6]" office:value-type="float" office:value="13.8058676641769" calcext:value-type="float">
            <text:p>14</text:p>
          </table:table-cell>
          <table:table-cell table:formula="of:=[M_Dia_NA.F39]/[.$F$6]" office:value-type="float" office:value="2.65909053152423" calcext:value-type="float">
            <text:p>2.7</text:p>
          </table:table-cell>
          <table:table-cell table:formula="of:=[M_Dia_NA.G39]/[.$G$6]" office:value-type="float" office:value="38.2065356878229" calcext:value-type="float">
            <text:p>38</text:p>
          </table:table-cell>
          <table:table-cell table:style-name="ce87" table:formula="of:=[M_Dia_NA.H39]/[.$H$6]" office:value-type="float" office:value="8.38849797003967" calcext:value-type="float">
            <text:p>8.4</text:p>
          </table:table-cell>
          <table:table-cell table:style-name="ce87" table:formula="of:=[M_Dia_NA.I39]/[.$I$6]" office:value-type="float" office:value="9.15783189560684" calcext:value-type="float">
            <text:p>9.2</text:p>
          </table:table-cell>
          <table:table-cell table:formula="of:=[M_Dia_NA.J39]/[.$J$6]" office:value-type="float" office:value="58.7350691493309" calcext:value-type="float">
            <text:p>59</text:p>
          </table:table-cell>
          <table:table-cell table:formula="of:=[M_Dia_NA.K39]/[.$K$6]" office:value-type="float" office:value="0" calcext:value-type="float">
            <text:p>0.0</text:p>
          </table:table-cell>
          <table:table-cell table:formula="of:=[M_Dia_NA.L39]/[.$L$6]" office:value-type="float" office:value="31.0616371524357" calcext:value-type="float">
            <text:p>31</text:p>
          </table:table-cell>
          <table:table-cell table:formula="of:=[M_Dia_NA.M39]/[.$M$6]" office:value-type="float" office:value="0" calcext:value-type="float">
            <text:p>0.0</text:p>
          </table:table-cell>
          <table:table-cell table:formula="of:=[M_Dia_NA.N39]/[.$N$6]" office:value-type="float" office:value="2.85983534881769" calcext:value-type="float">
            <text:p>2.9</text:p>
          </table:table-cell>
          <table:table-cell table:formula="of:=[M_Dia_NA.O39]/[.$O$6]" office:value-type="float" office:value="4.72867366697219" calcext:value-type="float">
            <text:p>4.7</text:p>
          </table:table-cell>
          <table:table-cell table:style-name="ce87" table:formula="of:=[M_Dia_NA.P39]/[.$P$6]" office:value-type="float" office:value="3.42239600441837" calcext:value-type="float">
            <text:p>3.4</text:p>
          </table:table-cell>
          <table:table-cell table:formula="of:=[M_Dia_NA.Q39]/[.$Q$6]" office:value-type="float" office:value="10.5200786936655" calcext:value-type="float">
            <text:p>11</text:p>
          </table:table-cell>
        </table:table-row>
        <table:table-row table:style-name="ro1">
          <table:table-cell/>
          <table:table-cell table:formula="of:=[M_Dia_NA.B40]" office:value-type="date" office:date-value="2020-03-22" calcext:value-type="date">
            <text:p>22/03</text:p>
          </table:table-cell>
          <table:table-cell table:formula="of:=[M_Dia_NA.C40]/[.$C$6]" office:value-type="float" office:value="0.444682844026039" calcext:value-type="float">
            <text:p>0.4</text:p>
          </table:table-cell>
          <table:table-cell table:formula="of:=[M_Dia_NA.D40]/[.$D$6]" office:value-type="float" office:value="4.6799194591477" calcext:value-type="float">
            <text:p>4.7</text:p>
          </table:table-cell>
          <table:table-cell table:style-name="ce87" table:formula="of:=[M_Dia_NA.E40]/[.$E$6]" office:value-type="float" office:value="3.68156471044717" calcext:value-type="float">
            <text:p>3.7</text:p>
          </table:table-cell>
          <table:table-cell table:formula="of:=[M_Dia_NA.F40]/[.$F$6]" office:value-type="float" office:value="2.65909053152423" calcext:value-type="float">
            <text:p>2.7</text:p>
          </table:table-cell>
          <table:table-cell table:formula="of:=[M_Dia_NA.G40]/[.$G$6]" office:value-type="float" office:value="46.4610341388957" calcext:value-type="float">
            <text:p>46</text:p>
          </table:table-cell>
          <table:table-cell table:style-name="ce87" table:formula="of:=[M_Dia_NA.H40]/[.$H$6]" office:value-type="float" office:value="8.38849797003967" calcext:value-type="float">
            <text:p>8.4</text:p>
          </table:table-cell>
          <table:table-cell table:formula="of:=[M_Dia_NA.I40]/[.$I$6]" office:value-type="float" office:value="13.1262257170365" calcext:value-type="float">
            <text:p>13</text:p>
          </table:table-cell>
          <table:table-cell table:formula="of:=[M_Dia_NA.J40]/[.$J$6]" office:value-type="float" office:value="48.2175662247344" calcext:value-type="float">
            <text:p>48</text:p>
          </table:table-cell>
          <table:table-cell table:formula="of:=[M_Dia_NA.K40]/[.$K$6]" office:value-type="float" office:value="1.48134045786989" calcext:value-type="float">
            <text:p>1.5</text:p>
          </table:table-cell>
          <table:table-cell table:style-name="ce87" table:formula="of:=[M_Dia_NA.L40]/[.$L$6]" office:value-type="float" office:value="0" calcext:value-type="float">
            <text:p>0.0</text:p>
          </table:table-cell>
          <table:table-cell table:formula="of:=[M_Dia_NA.M40]/[.$M$6]" office:value-type="float" office:value="0" calcext:value-type="float">
            <text:p>0.0</text:p>
          </table:table-cell>
          <table:table-cell table:formula="of:=[M_Dia_NA.N40]/[.$N$6]" office:value-type="float" office:value="0.953278449605897" calcext:value-type="float">
            <text:p>1.0</text:p>
          </table:table-cell>
          <table:table-cell table:formula="of:=[M_Dia_NA.O40]/[.$O$6]" office:value-type="float" office:value="4.05314885740473" calcext:value-type="float">
            <text:p>4.1</text:p>
          </table:table-cell>
          <table:table-cell table:style-name="ce87" table:formula="of:=[M_Dia_NA.P40]/[.$P$6]" office:value-type="float" office:value="5.86696457900293" calcext:value-type="float">
            <text:p>5.9</text:p>
          </table:table-cell>
          <table:table-cell table:formula="of:=[M_Dia_NA.Q40]/[.$Q$6]" office:value-type="float" office:value="11.1775836120196" calcext:value-type="float">
            <text:p>11</text:p>
          </table:table-cell>
        </table:table-row>
        <table:table-row table:style-name="ro1">
          <table:table-cell table:style-name="ce80" table:formula="of:=[M_Dia_NA.A41]" office:value-type="string" office:string-value="L" calcext:value-type="string">
            <text:p>L</text:p>
          </table:table-cell>
          <table:table-cell table:style-name="ce57" table:formula="of:=[M_Dia_NA.B41]" office:value-type="date" office:date-value="2020-03-23" calcext:value-type="date">
            <text:p>23/03</text:p>
          </table:table-cell>
          <table:table-cell table:style-name="ce88" table:formula="of:=[M_Dia_NA.C41]/[.$C$6]" office:value-type="float" office:value="1.7231460206009" calcext:value-type="float">
            <text:p>1.7</text:p>
          </table:table-cell>
          <table:table-cell table:style-name="ce88" table:formula="of:=[M_Dia_NA.D41]/[.$D$6]" office:value-type="float" office:value="2.92494966196731" calcext:value-type="float">
            <text:p>2.9</text:p>
          </table:table-cell>
          <table:table-cell table:style-name="ce88" table:formula="of:=[M_Dia_NA.E41]/[.$E$6]" office:value-type="float" office:value="5.98254265447666" calcext:value-type="float">
            <text:p>6.0</text:p>
          </table:table-cell>
          <table:table-cell table:style-name="ce88" table:formula="of:=[M_Dia_NA.F41]/[.$F$6]" office:value-type="float" office:value="0" calcext:value-type="float">
            <text:p>0.0</text:p>
          </table:table-cell>
          <table:table-cell table:style-name="ce92" table:formula="of:=[M_Dia_NA.G41]/[.$G$6]" office:value-type="float" office:value="54.4796897770808" calcext:value-type="float">
            <text:p>54</text:p>
          </table:table-cell>
          <table:table-cell table:style-name="ce92" table:formula="of:=[M_Dia_NA.H41]/[.$H$6]" office:value-type="float" office:value="13.9308984145302" calcext:value-type="float">
            <text:p>14</text:p>
          </table:table-cell>
          <table:table-cell table:style-name="ce92" table:formula="of:=[M_Dia_NA.I41]/[.$I$6]" office:value-type="float" office:value="10.3788761483544" calcext:value-type="float">
            <text:p>10</text:p>
          </table:table-cell>
          <table:table-cell table:style-name="ce92" table:formula="of:=[M_Dia_NA.J41]/[.$J$6]" office:value-type="float" office:value="44.5142201245244" calcext:value-type="float">
            <text:p>45</text:p>
          </table:table-cell>
          <table:table-cell table:style-name="ce88" table:formula="of:=[M_Dia_NA.K41]/[.$K$6]" office:value-type="float" office:value="2.96268091573978" calcext:value-type="float">
            <text:p>3.0</text:p>
          </table:table-cell>
          <table:table-cell table:style-name="ce88" table:formula="of:=[M_Dia_NA.L41]/[.$L$6]" office:value-type="float" office:value="0" calcext:value-type="float">
            <text:p>0.0</text:p>
          </table:table-cell>
          <table:table-cell table:style-name="ce88" table:formula="of:=[M_Dia_NA.M41]/[.$M$6]" office:value-type="float" office:value="0" calcext:value-type="float">
            <text:p>0.0</text:p>
          </table:table-cell>
          <table:table-cell table:style-name="ce88" table:formula="of:=[M_Dia_NA.N41]/[.$N$6]" office:value-type="float" office:value="4.28975302322654" calcext:value-type="float">
            <text:p>4.3</text:p>
          </table:table-cell>
          <table:table-cell table:style-name="ce88" table:formula="of:=[M_Dia_NA.O41]/[.$O$6]" office:value-type="float" office:value="4.55979246458032" calcext:value-type="float">
            <text:p>4.6</text:p>
          </table:table-cell>
          <table:table-cell table:style-name="ce88" table:formula="of:=[M_Dia_NA.P41]/[.$P$6]" office:value-type="float" office:value="5.37805086408602" calcext:value-type="float">
            <text:p>5.4</text:p>
          </table:table-cell>
          <table:table-cell table:style-name="ce92" table:formula="of:=[M_Dia_NA.Q41]/[.$Q$6]" office:value-type="float" office:value="19.0676426322687" calcext:value-type="float">
            <text:p>19</text:p>
          </table:table-cell>
        </table:table-row>
        <table:table-row table:style-name="ro1">
          <table:table-cell/>
          <table:table-cell table:formula="of:=[M_Dia_NA.B42]" office:value-type="date" office:date-value="2020-03-24" calcext:value-type="date">
            <text:p>24/03</text:p>
          </table:table-cell>
          <table:table-cell table:formula="of:=[M_Dia_NA.C42]/[.$C$6]" office:value-type="float" office:value="1.55638995409114" calcext:value-type="float">
            <text:p>1.6</text:p>
          </table:table-cell>
          <table:table-cell table:formula="of:=[M_Dia_NA.D42]/[.$D$6]" office:value-type="float" office:value="4.09492952675424" calcext:value-type="float">
            <text:p>4.1</text:p>
          </table:table-cell>
          <table:table-cell table:formula="of:=[M_Dia_NA.E42]/[.$E$6]" office:value-type="float" office:value="15.6466500194005" calcext:value-type="float">
            <text:p>16</text:p>
          </table:table-cell>
          <table:table-cell table:formula="of:=[M_Dia_NA.F42]/[.$F$6]" office:value-type="float" office:value="7.09090808406461" calcext:value-type="float">
            <text:p>7.1</text:p>
          </table:table-cell>
          <table:table-cell table:formula="of:=[M_Dia_NA.G42]/[.$G$6]" office:value-type="float" office:value="59.4323888477245" calcext:value-type="float">
            <text:p>59</text:p>
          </table:table-cell>
          <table:table-cell table:formula="of:=[M_Dia_NA.H42]/[.$H$6]" office:value-type="float" office:value="17.9753527929422" calcext:value-type="float">
            <text:p>18</text:p>
          </table:table-cell>
          <table:table-cell table:formula="of:=[M_Dia_NA.I42]/[.$I$6]" office:value-type="float" office:value="19.2314469807744" calcext:value-type="float">
            <text:p>19</text:p>
          </table:table-cell>
          <table:table-cell table:formula="of:=[M_Dia_NA.J42]/[.$J$6]" office:value-type="float" office:value="55.0317230491208" calcext:value-type="float">
            <text:p>55</text:p>
          </table:table-cell>
          <table:table-cell table:formula="of:=[M_Dia_NA.K42]/[.$K$6]" office:value-type="float" office:value="1.48134045786989" calcext:value-type="float">
            <text:p>1.5</text:p>
          </table:table-cell>
          <table:table-cell table:style-name="ce87" table:formula="of:=[M_Dia_NA.L42]/[.$L$6]" office:value-type="float" office:value="0" calcext:value-type="float">
            <text:p>0.0</text:p>
          </table:table-cell>
          <table:table-cell table:formula="of:=[M_Dia_NA.M42]/[.$M$6]" office:value-type="float" office:value="3.30432765513006" calcext:value-type="float">
            <text:p>3.3</text:p>
          </table:table-cell>
          <table:table-cell table:formula="of:=[M_Dia_NA.N42]/[.$N$6]" office:value-type="float" office:value="4.76639224802949" calcext:value-type="float">
            <text:p>4.8</text:p>
          </table:table-cell>
          <table:table-cell table:formula="of:=[M_Dia_NA.O42]/[.$O$6]" office:value-type="float" office:value="7.34633230404607" calcext:value-type="float">
            <text:p>7.3</text:p>
          </table:table-cell>
          <table:table-cell table:formula="of:=[M_Dia_NA.P42]/[.$P$6]" office:value-type="float" office:value="9.77827429833821" calcext:value-type="float">
            <text:p>10</text:p>
          </table:table-cell>
          <table:table-cell table:formula="of:=[M_Dia_NA.Q42]/[.$Q$6]" office:value-type="float" office:value="15.7801180404983" calcext:value-type="float">
            <text:p>16</text:p>
          </table:table-cell>
        </table:table-row>
        <table:table-row table:style-name="ro1">
          <table:table-cell/>
          <table:table-cell table:formula="of:=[M_Dia_NA.B43]" office:value-type="date" office:date-value="2020-03-25" calcext:value-type="date">
            <text:p>25/03</text:p>
          </table:table-cell>
          <table:table-cell table:formula="of:=[M_Dia_NA.C43]/[.$C$6]" office:value-type="float" office:value="1.94548744261392" calcext:value-type="float">
            <text:p>1.9</text:p>
          </table:table-cell>
          <table:table-cell table:formula="of:=[M_Dia_NA.D43]/[.$D$6]" office:value-type="float" office:value="1.75496979718039" calcext:value-type="float">
            <text:p>1.8</text:p>
          </table:table-cell>
          <table:table-cell table:formula="of:=[M_Dia_NA.E43]/[.$E$6]" office:value-type="float" office:value="25.7709529731302" calcext:value-type="float">
            <text:p>26</text:p>
          </table:table-cell>
          <table:table-cell table:formula="of:=[M_Dia_NA.F43]/[.$F$6]" office:value-type="float" office:value="1.77272702101615" calcext:value-type="float">
            <text:p>1.8</text:p>
          </table:table-cell>
          <table:table-cell table:formula="of:=[M_Dia_NA.G43]/[.$G$6]" office:value-type="float" office:value="88.2052120200355" calcext:value-type="float">
            <text:p>88</text:p>
          </table:table-cell>
          <table:table-cell table:formula="of:=[M_Dia_NA.H43]/[.$H$6]" office:value-type="float" office:value="17.3012770632068" calcext:value-type="float">
            <text:p>17</text:p>
          </table:table-cell>
          <table:table-cell table:formula="of:=[M_Dia_NA.I43]/[.$I$6]" office:value-type="float" office:value="24.4208850549516" calcext:value-type="float">
            <text:p>24</text:p>
          </table:table-cell>
          <table:table-cell table:formula="of:=[M_Dia_NA.J43]/[.$J$6]" office:value-type="float" office:value="50.5877077288688" calcext:value-type="float">
            <text:p>51</text:p>
          </table:table-cell>
          <table:table-cell table:formula="of:=[M_Dia_NA.K43]/[.$K$6]" office:value-type="float" office:value="2.96268091573978" calcext:value-type="float">
            <text:p>3.0</text:p>
          </table:table-cell>
          <table:table-cell table:style-name="ce87" table:formula="of:=[M_Dia_NA.L43]/[.$L$6]" office:value-type="float" office:value="0" calcext:value-type="float">
            <text:p>0.0</text:p>
          </table:table-cell>
          <table:table-cell table:formula="of:=[M_Dia_NA.M43]/[.$M$6]" office:value-type="float" office:value="2.20288510342004" calcext:value-type="float">
            <text:p>2.2</text:p>
          </table:table-cell>
          <table:table-cell table:formula="of:=[M_Dia_NA.N43]/[.$N$6]" office:value-type="float" office:value="4.76639224802949" calcext:value-type="float">
            <text:p>4.8</text:p>
          </table:table-cell>
          <table:table-cell table:style-name="ce90" table:formula="of:=[M_Dia_NA.O43]/[.$O$6]" office:value-type="float" office:value="13.1727337865654" calcext:value-type="float">
            <text:p>13</text:p>
          </table:table-cell>
          <table:table-cell table:formula="of:=[M_Dia_NA.P43]/[.$P$6]" office:value-type="float" office:value="12.2228428729228" calcext:value-type="float">
            <text:p>12</text:p>
          </table:table-cell>
          <table:table-cell table:formula="of:=[M_Dia_NA.Q43]/[.$Q$6]" office:value-type="float" office:value="15.1226131221442" calcext:value-type="float">
            <text:p>15</text:p>
          </table:table-cell>
        </table:table-row>
        <table:table-row table:style-name="ro1">
          <table:table-cell/>
          <table:table-cell table:formula="of:=[M_Dia_NA.B44]" office:value-type="date" office:date-value="2020-03-26" calcext:value-type="date">
            <text:p>26/03</text:p>
          </table:table-cell>
          <table:table-cell table:formula="of:=[M_Dia_NA.C44]/[.$C$6]" office:value-type="float" office:value="2.61251170865298" calcext:value-type="float">
            <text:p>2.6</text:p>
          </table:table-cell>
          <table:table-cell table:style-name="ce90" table:formula="of:=[M_Dia_NA.D44]/[.$D$6]" office:value-type="float" office:value="10.5298187830823" calcext:value-type="float">
            <text:p>11</text:p>
          </table:table-cell>
          <table:table-cell table:formula="of:=[M_Dia_NA.E44]/[.$E$6]" office:value-type="float" office:value="19.3282147298477" calcext:value-type="float">
            <text:p>19</text:p>
          </table:table-cell>
          <table:table-cell table:formula="of:=[M_Dia_NA.F44]/[.$F$6]" office:value-type="float" office:value="6.20454457355653" calcext:value-type="float">
            <text:p>6.2</text:p>
          </table:table-cell>
          <table:table-cell table:formula="of:=[M_Dia_NA.G44]/[.$G$6]" office:value-type="float" office:value="77.2385212207531" calcext:value-type="float">
            <text:p>77</text:p>
          </table:table-cell>
          <table:table-cell table:formula="of:=[M_Dia_NA.H44]/[.$H$6]" office:value-type="float" office:value="27.3375157059329" calcext:value-type="float">
            <text:p>27</text:p>
          </table:table-cell>
          <table:table-cell table:formula="of:=[M_Dia_NA.I44]/[.$I$6]" office:value-type="float" office:value="23.8103629285778" calcext:value-type="float">
            <text:p>24</text:p>
          </table:table-cell>
          <table:table-cell table:formula="of:=[M_Dia_NA.J44]/[.$J$6]" office:value-type="float" office:value="49.0323023667806" calcext:value-type="float">
            <text:p>49</text:p>
          </table:table-cell>
          <table:table-cell table:style-name="ce90" table:formula="of:=[M_Dia_NA.K44]/[.$K$6]" office:value-type="float" office:value="14.8134045786989" calcext:value-type="float">
            <text:p>15</text:p>
          </table:table-cell>
          <table:table-cell table:formula="of:=[M_Dia_NA.L44]/[.$L$6]" office:value-type="float" office:value="10.3538790508119" calcext:value-type="float">
            <text:p>10</text:p>
          </table:table-cell>
          <table:table-cell table:formula="of:=[M_Dia_NA.M44]/[.$M$6]" office:value-type="float" office:value="2.20288510342004" calcext:value-type="float">
            <text:p>2.2</text:p>
          </table:table-cell>
          <table:table-cell table:formula="of:=[M_Dia_NA.N44]/[.$N$6]" office:value-type="float" office:value="8.10286682165012" calcext:value-type="float">
            <text:p>8.1</text:p>
          </table:table-cell>
          <table:table-cell table:style-name="ce90" table:formula="of:=[M_Dia_NA.O44]/[.$O$6]" office:value-type="float" office:value="15.2837488164637" calcext:value-type="float">
            <text:p>15</text:p>
          </table:table-cell>
          <table:table-cell table:formula="of:=[M_Dia_NA.P44]/[.$P$6]" office:value-type="float" office:value="14.1784977325904" calcext:value-type="float">
            <text:p>14</text:p>
          </table:table-cell>
          <table:table-cell table:formula="of:=[M_Dia_NA.Q44]/[.$Q$6]" office:value-type="float" office:value="32.8752459177047" calcext:value-type="float">
            <text:p>33</text:p>
          </table:table-cell>
        </table:table-row>
        <table:table-row table:style-name="ro1">
          <table:table-cell/>
          <table:table-cell table:formula="of:=[M_Dia_NA.B45]" office:value-type="date" office:date-value="2020-03-27" calcext:value-type="date">
            <text:p>27/03</text:p>
          </table:table-cell>
          <table:table-cell table:formula="of:=[M_Dia_NA.C45]/[.$C$6]" office:value-type="float" office:value="3.16836526368552" calcext:value-type="float">
            <text:p>3.2</text:p>
          </table:table-cell>
          <table:table-cell table:formula="of:=[M_Dia_NA.D45]/[.$D$6]" office:value-type="float" office:value="5.26490939154116" calcext:value-type="float">
            <text:p>5.3</text:p>
          </table:table-cell>
          <table:table-cell table:formula="of:=[M_Dia_NA.E45]/[.$E$6]" office:value-type="float" office:value="31.7534956276069" calcext:value-type="float">
            <text:p>32</text:p>
          </table:table-cell>
          <table:table-cell table:style-name="ce90" table:formula="of:=[M_Dia_NA.F45]/[.$F$6]" office:value-type="float" office:value="9.74999861558883" calcext:value-type="float">
            <text:p>10</text:p>
          </table:table-cell>
          <table:table-cell table:formula="of:=[M_Dia_NA.G45]/[.$G$6]" office:value-type="float" office:value="90.6815615553574" calcext:value-type="float">
            <text:p>91</text:p>
          </table:table-cell>
          <table:table-cell table:formula="of:=[M_Dia_NA.H45]/[.$H$6]" office:value-type="float" office:value="22.3942936878738" calcext:value-type="float">
            <text:p>22</text:p>
          </table:table-cell>
          <table:table-cell table:formula="of:=[M_Dia_NA.I45]/[.$I$6]" office:value-type="float" office:value="34.1892390769322" calcext:value-type="float">
            <text:p>34</text:p>
          </table:table-cell>
          <table:table-cell table:formula="of:=[M_Dia_NA.J45]/[.$J$6]" office:value-type="float" office:value="71.7708474220701" calcext:value-type="float">
            <text:p>72</text:p>
          </table:table-cell>
          <table:table-cell table:formula="of:=[M_Dia_NA.K45]/[.$K$6]" office:value-type="float" office:value="4.44402137360968" calcext:value-type="float">
            <text:p>4.4</text:p>
          </table:table-cell>
          <table:table-cell table:formula="of:=[M_Dia_NA.L45]/[.$L$6]" office:value-type="float" office:value="62.1232743048714" calcext:value-type="float">
            <text:p>62</text:p>
          </table:table-cell>
          <table:table-cell table:formula="of:=[M_Dia_NA.M45]/[.$M$6]" office:value-type="float" office:value="2.20288510342004" calcext:value-type="float">
            <text:p>2.2</text:p>
          </table:table-cell>
          <table:table-cell table:formula="of:=[M_Dia_NA.N45]/[.$N$6]" office:value-type="float" office:value="7.62622759684718" calcext:value-type="float">
            <text:p>7.6</text:p>
          </table:table-cell>
          <table:table-cell table:style-name="ce90" table:formula="of:=[M_Dia_NA.O45]/[.$O$6]" office:value-type="float" office:value="21.9545563109423" calcext:value-type="float">
            <text:p>22</text:p>
          </table:table-cell>
          <table:table-cell table:formula="of:=[M_Dia_NA.P45]/[.$P$6]" office:value-type="float" office:value="15.6452388773411" calcext:value-type="float">
            <text:p>16</text:p>
          </table:table-cell>
          <table:table-cell table:formula="of:=[M_Dia_NA.Q45]/[.$Q$6]" office:value-type="float" office:value="15.1226131221442" calcext:value-type="float">
            <text:p>15</text:p>
          </table:table-cell>
        </table:table-row>
        <table:table-row table:style-name="ro1">
          <table:table-cell/>
          <table:table-cell table:formula="of:=[M_Dia_NA.B46]" office:value-type="date" office:date-value="2020-03-28" calcext:value-type="date">
            <text:p>28/03</text:p>
          </table:table-cell>
          <table:table-cell table:formula="of:=[M_Dia_NA.C46]/[.$C$6]" office:value-type="float" office:value="4.00214559623435" calcext:value-type="float">
            <text:p>4.0</text:p>
          </table:table-cell>
          <table:table-cell table:formula="of:=[M_Dia_NA.D46]/[.$D$6]" office:value-type="float" office:value="5.84989932393462" calcext:value-type="float">
            <text:p>5.8</text:p>
          </table:table-cell>
          <table:table-cell table:formula="of:=[M_Dia_NA.E46]/[.$E$6]" office:value-type="float" office:value="29.4525176835774" calcext:value-type="float">
            <text:p>29</text:p>
          </table:table-cell>
          <table:table-cell table:style-name="ce90" table:formula="of:=[M_Dia_NA.F46]/[.$F$6]" office:value-type="float" office:value="11.522725636605" calcext:value-type="float">
            <text:p>12</text:p>
          </table:table-cell>
          <table:table-cell table:formula="of:=[M_Dia_NA.G46]/[.$G$6]" office:value-type="float" office:value="98.110610161323" calcext:value-type="float">
            <text:p>98</text:p>
          </table:table-cell>
          <table:table-cell table:formula="of:=[M_Dia_NA.H46]/[.$H$6]" office:value-type="float" office:value="23.8922397539523" calcext:value-type="float">
            <text:p>24</text:p>
          </table:table-cell>
          <table:table-cell table:formula="of:=[M_Dia_NA.I46]/[.$I$6]" office:value-type="float" office:value="28.3892788763812" calcext:value-type="float">
            <text:p>28</text:p>
          </table:table-cell>
          <table:table-cell table:formula="of:=[M_Dia_NA.J46]/[.$J$6]" office:value-type="float" office:value="65.8454936617341" calcext:value-type="float">
            <text:p>66</text:p>
          </table:table-cell>
          <table:table-cell table:style-name="ce90" table:formula="of:=[M_Dia_NA.K46]/[.$K$6]" office:value-type="float" office:value="20.7387664101785" calcext:value-type="float">
            <text:p>21</text:p>
          </table:table-cell>
          <table:table-cell table:formula="of:=[M_Dia_NA.L46]/[.$L$6]" office:value-type="float" office:value="31.0616371524357" calcext:value-type="float">
            <text:p>31</text:p>
          </table:table-cell>
          <table:table-cell table:formula="of:=[M_Dia_NA.M46]/[.$M$6]" office:value-type="float" office:value="4.40577020684008" calcext:value-type="float">
            <text:p>4.4</text:p>
          </table:table-cell>
          <table:table-cell table:style-name="ce90" table:formula="of:=[M_Dia_NA.N46]/[.$N$6]" office:value-type="float" office:value="11.4393413952708" calcext:value-type="float">
            <text:p>11</text:p>
          </table:table-cell>
          <table:table-cell table:style-name="ce90" table:formula="of:=[M_Dia_NA.O46]/[.$O$6]" office:value-type="float" office:value="17.6480856499498" calcext:value-type="float">
            <text:p>18</text:p>
          </table:table-cell>
          <table:table-cell table:formula="of:=[M_Dia_NA.P46]/[.$P$6]" office:value-type="float" office:value="17.1119800220919" calcext:value-type="float">
            <text:p>17</text:p>
          </table:table-cell>
          <table:table-cell table:formula="of:=[M_Dia_NA.Q46]/[.$Q$6]" office:value-type="float" office:value="27.615206570872" calcext:value-type="float">
            <text:p>28</text:p>
          </table:table-cell>
        </table:table-row>
        <table:table-row table:style-name="ro1">
          <table:table-cell table:style-name="ce83"/>
          <table:table-cell table:style-name="ce59" table:formula="of:=[M_Dia_NA.B47]" office:value-type="date" office:date-value="2020-03-29" calcext:value-type="date">
            <text:p>29/03</text:p>
          </table:table-cell>
          <table:table-cell table:style-name="ce89" table:formula="of:=[M_Dia_NA.C47]/[.$C$6]" office:value-type="float" office:value="3.55746275220831" calcext:value-type="float">
            <text:p>3.6</text:p>
          </table:table-cell>
          <table:table-cell table:style-name="ce91" table:formula="of:=[M_Dia_NA.D47]/[.$D$6]" office:value-type="float" office:value="10.5298187830823" calcext:value-type="float">
            <text:p>11</text:p>
          </table:table-cell>
          <table:table-cell table:style-name="ce91" table:formula="of:=[M_Dia_NA.E47]/[.$E$6]" office:value-type="float" office:value="35.89525592686" calcext:value-type="float">
            <text:p>36</text:p>
          </table:table-cell>
          <table:table-cell table:style-name="ce89" table:formula="of:=[M_Dia_NA.F47]/[.$F$6]" office:value-type="float" office:value="6.20454457355653" calcext:value-type="float">
            <text:p>6.2</text:p>
          </table:table-cell>
          <table:table-cell table:style-name="ce91" table:formula="of:=[M_Dia_NA.G47]/[.$G$6]" office:value-type="float" office:value="98.8181385999864" calcext:value-type="float">
            <text:p>99</text:p>
          </table:table-cell>
          <table:table-cell table:style-name="ce91" table:formula="of:=[M_Dia_NA.H47]/[.$H$6]" office:value-type="float" office:value="21.8700125647463" calcext:value-type="float">
            <text:p>22</text:p>
          </table:table-cell>
          <table:table-cell table:style-name="ce91" table:formula="of:=[M_Dia_NA.I47]/[.$I$6]" office:value-type="float" office:value="40.2944603406701" calcext:value-type="float">
            <text:p>40</text:p>
          </table:table-cell>
          <table:table-cell table:style-name="ce91" table:formula="of:=[M_Dia_NA.J47]/[.$J$6]" office:value-type="float" office:value="55.9945930351755" calcext:value-type="float">
            <text:p>56</text:p>
          </table:table-cell>
          <table:table-cell table:style-name="ce91" table:formula="of:=[M_Dia_NA.K47]/[.$K$6]" office:value-type="float" office:value="14.8134045786989" calcext:value-type="float">
            <text:p>15</text:p>
          </table:table-cell>
          <table:table-cell table:style-name="ce91" table:formula="of:=[M_Dia_NA.L47]/[.$L$6]" office:value-type="float" office:value="31.0616371524357" calcext:value-type="float">
            <text:p>31</text:p>
          </table:table-cell>
          <table:table-cell table:style-name="ce89" table:formula="of:=[M_Dia_NA.M47]/[.$M$6]" office:value-type="float" office:value="2.20288510342004" calcext:value-type="float">
            <text:p>2.2</text:p>
          </table:table-cell>
          <table:table-cell table:style-name="ce89" table:formula="of:=[M_Dia_NA.N47]/[.$N$6]" office:value-type="float" office:value="9.05614527125602" calcext:value-type="float">
            <text:p>9.1</text:p>
          </table:table-cell>
          <table:table-cell table:style-name="ce91" table:formula="of:=[M_Dia_NA.O47]/[.$O$6]" office:value-type="float" office:value="15.1993082152677" calcext:value-type="float">
            <text:p>15</text:p>
          </table:table-cell>
          <table:table-cell table:style-name="ce91" table:formula="of:=[M_Dia_NA.P47]/[.$P$6]" office:value-type="float" office:value="19.0676348817595" calcext:value-type="float">
            <text:p>19</text:p>
          </table:table-cell>
          <table:table-cell table:style-name="ce91" table:formula="of:=[M_Dia_NA.Q47]/[.$Q$6]" office:value-type="float" office:value="23.6701770607474" calcext:value-type="float">
            <text:p>24</text:p>
          </table:table-cell>
        </table:table-row>
        <table:table-row table:style-name="ro1">
          <table:table-cell table:style-name="ce86" table:formula="of:=[M_Dia_NA.A48]" office:value-type="string" office:string-value="L" calcext:value-type="string">
            <text:p>L</text:p>
          </table:table-cell>
          <table:table-cell table:formula="of:=[M_Dia_NA.B48]" office:value-type="date" office:date-value="2020-03-30" calcext:value-type="date">
            <text:p>30/03</text:p>
          </table:table-cell>
          <table:table-cell table:formula="of:=[M_Dia_NA.C48]/[.$C$6]" office:value-type="float" office:value="3.66863346321482" calcext:value-type="float">
            <text:p>3.7</text:p>
          </table:table-cell>
          <table:table-cell table:style-name="ce90" table:formula="of:=[M_Dia_NA.D48]/[.$D$6]" office:value-type="float" office:value="12.8697785126562" calcext:value-type="float">
            <text:p>13</text:p>
          </table:table-cell>
          <table:table-cell table:formula="of:=[M_Dia_NA.E48]/[.$E$6]" office:value-type="float" office:value="37.7360382820835" calcext:value-type="float">
            <text:p>38</text:p>
          </table:table-cell>
          <table:table-cell table:formula="of:=[M_Dia_NA.F48]/[.$F$6]" office:value-type="float" office:value="4.43181755254038" calcext:value-type="float">
            <text:p>4.4</text:p>
          </table:table-cell>
          <table:table-cell table:formula="of:=[M_Dia_NA.G48]/[.$G$6]" office:value-type="float" office:value="95.752182032445" calcext:value-type="float">
            <text:p>96</text:p>
          </table:table-cell>
          <table:table-cell table:formula="of:=[M_Dia_NA.H48]/[.$H$6]" office:value-type="float" office:value="31.3070727810409" calcext:value-type="float">
            <text:p>31</text:p>
          </table:table-cell>
          <table:table-cell table:formula="of:=[M_Dia_NA.I48]/[.$I$6]" office:value-type="float" office:value="28.3892788763812" calcext:value-type="float">
            <text:p>28</text:p>
          </table:table-cell>
          <table:table-cell table:formula="of:=[M_Dia_NA.J48]/[.$J$6]" office:value-type="float" office:value="60.1423406674107" calcext:value-type="float">
            <text:p>60</text:p>
          </table:table-cell>
          <table:table-cell table:style-name="ce90" table:formula="of:=[M_Dia_NA.K48]/[.$K$6]" office:value-type="float" office:value="11.8507236629591" calcext:value-type="float">
            <text:p>12</text:p>
          </table:table-cell>
          <table:table-cell table:formula="of:=[M_Dia_NA.L48]/[.$L$6]" office:value-type="float" office:value="10.3538790508119" calcext:value-type="float">
            <text:p>10</text:p>
          </table:table-cell>
          <table:table-cell table:formula="of:=[M_Dia_NA.M48]/[.$M$6]" office:value-type="float" office:value="5.5072127585501" calcext:value-type="float">
            <text:p>5.5</text:p>
          </table:table-cell>
          <table:table-cell table:style-name="ce90" table:formula="of:=[M_Dia_NA.N48]/[.$N$6]" office:value-type="float" office:value="10.0094237208619" calcext:value-type="float">
            <text:p>10</text:p>
          </table:table-cell>
          <table:table-cell table:style-name="ce90" table:formula="of:=[M_Dia_NA.O48]/[.$O$6]" office:value-type="float" office:value="32.17186905565" calcext:value-type="float">
            <text:p>32</text:p>
          </table:table-cell>
          <table:table-cell table:formula="of:=[M_Dia_NA.P48]/[.$P$6]" office:value-type="float" office:value="21.0232897414272" calcext:value-type="float">
            <text:p>21</text:p>
          </table:table-cell>
          <table:table-cell table:formula="of:=[M_Dia_NA.Q48]/[.$Q$6]" office:value-type="float" office:value="33.5327508360588" calcext:value-type="float">
            <text:p>34</text:p>
          </table:table-cell>
        </table:table-row>
        <table:table-row table:style-name="ro1">
          <table:table-cell/>
          <table:table-cell table:formula="of:=[M_Dia_NA.B49]" office:value-type="date" office:date-value="2020-03-31" calcext:value-type="date">
            <text:p>31/03</text:p>
          </table:table-cell>
          <table:table-cell table:formula="of:=[M_Dia_NA.C49]/[.$C$6]" office:value-type="float" office:value="7.11492550441662" calcext:value-type="float">
            <text:p>7.1</text:p>
          </table:table-cell>
          <table:table-cell table:style-name="ce90" table:formula="of:=[M_Dia_NA.D49]/[.$D$6]" office:value-type="float" office:value="11.6997986478692" calcext:value-type="float">
            <text:p>12</text:p>
          </table:table-cell>
          <table:table-cell table:formula="of:=[M_Dia_NA.E49]/[.$E$6]" office:value-type="float" office:value="88.3575530507322" calcext:value-type="float">
            <text:p>88</text:p>
          </table:table-cell>
          <table:table-cell table:style-name="ce90" table:formula="of:=[M_Dia_NA.F49]/[.$F$6]" office:value-type="float" office:value="11.522725636605" calcext:value-type="float">
            <text:p>12</text:p>
          </table:table-cell>
          <table:table-cell table:formula="of:=[M_Dia_NA.G49]/[.$G$6]" office:value-type="float" office:value="100.115274070869" calcext:value-type="float">
            <text:p>100</text:p>
          </table:table-cell>
          <table:table-cell table:formula="of:=[M_Dia_NA.H49]/[.$H$6]" office:value-type="float" office:value="37.3737543486589" calcext:value-type="float">
            <text:p>37</text:p>
          </table:table-cell>
          <table:table-cell table:formula="of:=[M_Dia_NA.I49]/[.$I$6]" office:value-type="float" office:value="53.4206860577066" calcext:value-type="float">
            <text:p>53</text:p>
          </table:table-cell>
          <table:table-cell table:formula="of:=[M_Dia_NA.J49]/[.$J$6]" office:value-type="float" office:value="61.9940137175157" calcext:value-type="float">
            <text:p>62</text:p>
          </table:table-cell>
          <table:table-cell table:style-name="ce90" table:formula="of:=[M_Dia_NA.K49]/[.$K$6]" office:value-type="float" office:value="25.1827877837882" calcext:value-type="float">
            <text:p>25</text:p>
          </table:table-cell>
          <table:table-cell table:formula="of:=[M_Dia_NA.L49]/[.$L$6]" office:value-type="float" office:value="10.3538790508119" calcext:value-type="float">
            <text:p>10</text:p>
          </table:table-cell>
          <table:table-cell table:formula="of:=[M_Dia_NA.M49]/[.$M$6]" office:value-type="float" office:value="1.10144255171002" calcext:value-type="float">
            <text:p>1.1</text:p>
          </table:table-cell>
          <table:table-cell table:style-name="ce90" table:formula="of:=[M_Dia_NA.N49]/[.$N$6]" office:value-type="float" office:value="9.53278449605897" calcext:value-type="float">
            <text:p>10</text:p>
          </table:table-cell>
          <table:table-cell table:style-name="ce90" table:formula="of:=[M_Dia_NA.O49]/[.$O$6]" office:value-type="float" office:value="47.5400584733096" calcext:value-type="float">
            <text:p>48</text:p>
          </table:table-cell>
          <table:table-cell table:formula="of:=[M_Dia_NA.P49]/[.$P$6]" office:value-type="float" office:value="22.9789446010948" calcext:value-type="float">
            <text:p>23</text:p>
          </table:table-cell>
          <table:table-cell table:formula="of:=[M_Dia_NA.Q49]/[.$Q$6]" office:value-type="float" office:value="42.0803147746621" calcext:value-type="float">
            <text:p>42</text:p>
          </table:table-cell>
        </table:table-row>
        <table:table-row table:style-name="ro1">
          <table:table-cell/>
          <table:table-cell table:formula="of:=[M_Dia_NA.B50]" office:value-type="date" office:date-value="2020-04-01" calcext:value-type="date">
            <text:p>01/04</text:p>
          </table:table-cell>
          <table:table-cell table:formula="of:=[M_Dia_NA.C50]/[.$C$6]" office:value-type="float" office:value="8.28221796998497" calcext:value-type="float">
            <text:p>8.3</text:p>
          </table:table-cell>
          <table:table-cell table:style-name="ce90" table:formula="of:=[M_Dia_NA.D50]/[.$D$6]" office:value-type="float" office:value="10.5298187830823" calcext:value-type="float">
            <text:p>11</text:p>
          </table:table-cell>
          <table:table-cell table:formula="of:=[M_Dia_NA.E50]/[.$E$6]" office:value-type="float" office:value="56.6040574231253" calcext:value-type="float">
            <text:p>57</text:p>
          </table:table-cell>
          <table:table-cell table:style-name="ce90" table:formula="of:=[M_Dia_NA.F50]/[.$F$6]" office:value-type="float" office:value="12.4090891471131" calcext:value-type="float">
            <text:p>12</text:p>
          </table:table-cell>
          <table:table-cell table:formula="of:=[M_Dia_NA.G50]/[.$G$6]" office:value-type="float" office:value="101.884095167528" calcext:value-type="float">
            <text:p>102</text:p>
          </table:table-cell>
          <table:table-cell table:formula="of:=[M_Dia_NA.H50]/[.$H$6]" office:value-type="float" office:value="38.1227273816981" calcext:value-type="float">
            <text:p>38</text:p>
          </table:table-cell>
          <table:table-cell table:formula="of:=[M_Dia_NA.I50]/[.$I$6]" office:value-type="float" office:value="40.9049824670439" calcext:value-type="float">
            <text:p>41</text:p>
          </table:table-cell>
          <table:table-cell table:formula="of:=[M_Dia_NA.J50]/[.$J$6]" office:value-type="float" office:value="53.8466522970536" calcext:value-type="float">
            <text:p>54</text:p>
          </table:table-cell>
          <table:table-cell table:style-name="ce90" table:formula="of:=[M_Dia_NA.K50]/[.$K$6]" office:value-type="float" office:value="20.7387664101785" calcext:value-type="float">
            <text:p>21</text:p>
          </table:table-cell>
          <table:table-cell table:formula="of:=[M_Dia_NA.L50]/[.$L$6]" office:value-type="float" office:value="62.1232743048714" calcext:value-type="float">
            <text:p>62</text:p>
          </table:table-cell>
          <table:table-cell table:formula="of:=[M_Dia_NA.M50]/[.$M$6]" office:value-type="float" office:value="4.40577020684008" calcext:value-type="float">
            <text:p>4.4</text:p>
          </table:table-cell>
          <table:table-cell table:style-name="ce90" table:formula="of:=[M_Dia_NA.N50]/[.$N$6]" office:value-type="float" office:value="12.8692590696796" calcext:value-type="float">
            <text:p>13</text:p>
          </table:table-cell>
          <table:table-cell table:style-name="ce90" table:formula="of:=[M_Dia_NA.O50]/[.$O$6]" office:value-type="float" office:value="48.0467020804852" calcext:value-type="float">
            <text:p>48</text:p>
          </table:table-cell>
          <table:table-cell table:formula="of:=[M_Dia_NA.P50]/[.$P$6]" office:value-type="float" office:value="25.9124268905963" calcext:value-type="float">
            <text:p>26</text:p>
          </table:table-cell>
          <table:table-cell table:formula="of:=[M_Dia_NA.Q50]/[.$Q$6]" office:value-type="float" office:value="36.1627705094752" calcext:value-type="float">
            <text:p>36</text:p>
          </table:table-cell>
        </table:table-row>
        <table:table-row table:style-name="ro1">
          <table:table-cell/>
          <table:table-cell table:formula="of:=[M_Dia_NA.B51]" office:value-type="date" office:date-value="2020-04-02" calcext:value-type="date">
            <text:p>02/04</text:p>
          </table:table-cell>
          <table:table-cell table:formula="of:=[M_Dia_NA.C51]/[.$C$6]" office:value-type="float" office:value="7.78194977045568" calcext:value-type="float">
            <text:p>7.8</text:p>
          </table:table-cell>
          <table:table-cell table:formula="of:=[M_Dia_NA.D51]/[.$D$6]" office:value-type="float" office:value="7.01987918872155" calcext:value-type="float">
            <text:p>7.0</text:p>
          </table:table-cell>
          <table:table-cell table:formula="of:=[M_Dia_NA.E51]/[.$E$6]" office:value-type="float" office:value="84.2157927514791" calcext:value-type="float">
            <text:p>84</text:p>
          </table:table-cell>
          <table:table-cell table:style-name="ce90" table:formula="of:=[M_Dia_NA.F51]/[.$F$6]" office:value-type="float" office:value="16.8409066996534" calcext:value-type="float">
            <text:p>17</text:p>
          </table:table-cell>
          <table:table-cell table:formula="of:=[M_Dia_NA.G51]/[.$G$6]" office:value-type="float" office:value="112.025336121703" calcext:value-type="float">
            <text:p>112</text:p>
          </table:table-cell>
          <table:table-cell table:formula="of:=[M_Dia_NA.H51]/[.$H$6]" office:value-type="float" office:value="101.485845976819" calcext:value-type="float">
            <text:p>101</text:p>
          </table:table-cell>
          <table:table-cell table:formula="of:=[M_Dia_NA.I51]/[.$I$6]" office:value-type="float" office:value="50.6733364890245" calcext:value-type="float">
            <text:p>51</text:p>
          </table:table-cell>
          <table:table-cell table:formula="of:=[M_Dia_NA.J51]/[.$J$6]" office:value-type="float" office:value="56.2908607231923" calcext:value-type="float">
            <text:p>56</text:p>
          </table:table-cell>
          <table:table-cell table:style-name="ce90" table:formula="of:=[M_Dia_NA.K51]/[.$K$6]" office:value-type="float" office:value="19.2574259523086" calcext:value-type="float">
            <text:p>19</text:p>
          </table:table-cell>
          <table:table-cell table:formula="of:=[M_Dia_NA.L51]/[.$L$6]" office:value-type="float" office:value="10.3538790508119" calcext:value-type="float">
            <text:p>10</text:p>
          </table:table-cell>
          <table:table-cell table:style-name="ce90" table:formula="of:=[M_Dia_NA.M51]/[.$M$6]" office:value-type="float" office:value="11.0144255171002" calcext:value-type="float">
            <text:p>11</text:p>
          </table:table-cell>
          <table:table-cell table:style-name="ce90" table:formula="of:=[M_Dia_NA.N51]/[.$N$6]" office:value-type="float" office:value="10.4860629456649" calcext:value-type="float">
            <text:p>10</text:p>
          </table:table-cell>
          <table:table-cell table:style-name="ce90" table:formula="of:=[M_Dia_NA.O51]/[.$O$6]" office:value-type="float" office:value="57.7573712180174" calcext:value-type="float">
            <text:p>58</text:p>
          </table:table-cell>
          <table:table-cell table:formula="of:=[M_Dia_NA.P51]/[.$P$6]" office:value-type="float" office:value="34.2239600441837" calcext:value-type="float">
            <text:p>34</text:p>
          </table:table-cell>
          <table:table-cell table:formula="of:=[M_Dia_NA.Q51]/[.$Q$6]" office:value-type="float" office:value="30.9027311626424" calcext:value-type="float">
            <text:p>31</text:p>
          </table:table-cell>
        </table:table-row>
        <table:table-row table:style-name="ro1">
          <table:table-cell/>
          <table:table-cell table:formula="of:=[M_Dia_NA.B52]" office:value-type="date" office:date-value="2020-04-03" calcext:value-type="date">
            <text:p>03/04</text:p>
          </table:table-cell>
          <table:table-cell table:formula="of:=[M_Dia_NA.C52]/[.$C$6]" office:value-type="float" office:value="8.05987654797195" calcext:value-type="float">
            <text:p>8.1</text:p>
          </table:table-cell>
          <table:table-cell table:formula="of:=[M_Dia_NA.D52]/[.$D$6]" office:value-type="float" office:value="5.84989932393462" calcext:value-type="float">
            <text:p>5.8</text:p>
          </table:table-cell>
          <table:table-cell table:formula="of:=[M_Dia_NA.E52]/[.$E$6]" office:value-type="float" office:value="60.7458177223784" calcext:value-type="float">
            <text:p>61</text:p>
          </table:table-cell>
          <table:table-cell table:style-name="ce90" table:formula="of:=[M_Dia_NA.F52]/[.$F$6]" office:value-type="float" office:value="14.1818161681292" calcext:value-type="float">
            <text:p>14</text:p>
          </table:table-cell>
          <table:table-cell table:formula="of:=[M_Dia_NA.G52]/[.$G$6]" office:value-type="float" office:value="109.902750805713" calcext:value-type="float">
            <text:p>110</text:p>
          </table:table-cell>
          <table:table-cell table:formula="of:=[M_Dia_NA.H52]/[.$H$6]" office:value-type="float" office:value="83.8849797003967" calcext:value-type="float">
            <text:p>84</text:p>
          </table:table-cell>
          <table:table-cell table:formula="of:=[M_Dia_NA.I52]/[.$I$6]" office:value-type="float" office:value="45.1786373516604" calcext:value-type="float">
            <text:p>45</text:p>
          </table:table-cell>
          <table:table-cell table:formula="of:=[M_Dia_NA.J52]/[.$J$6]" office:value-type="float" office:value="56.7352622552175" calcext:value-type="float">
            <text:p>57</text:p>
          </table:table-cell>
          <table:table-cell table:style-name="ce90" table:formula="of:=[M_Dia_NA.K52]/[.$K$6]" office:value-type="float" office:value="32.5894900731376" calcext:value-type="float">
            <text:p>33</text:p>
          </table:table-cell>
          <table:table-cell table:formula="of:=[M_Dia_NA.L52]/[.$L$6]" office:value-type="float" office:value="10.3538790508119" calcext:value-type="float">
            <text:p>10</text:p>
          </table:table-cell>
          <table:table-cell table:formula="of:=[M_Dia_NA.M52]/[.$M$6]" office:value-type="float" office:value="2.20288510342004" calcext:value-type="float">
            <text:p>2.2</text:p>
          </table:table-cell>
          <table:table-cell table:style-name="ce90" table:formula="of:=[M_Dia_NA.N52]/[.$N$6]" office:value-type="float" office:value="17.6356513177091" calcext:value-type="float">
            <text:p>18</text:p>
          </table:table-cell>
          <table:table-cell table:style-name="ce90" table:formula="of:=[M_Dia_NA.O52]/[.$O$6]" office:value-type="float" office:value="59.7839456467198" calcext:value-type="float">
            <text:p>60</text:p>
          </table:table-cell>
          <table:table-cell table:formula="of:=[M_Dia_NA.P52]/[.$P$6]" office:value-type="float" office:value="38.135269763519" calcext:value-type="float">
            <text:p>38</text:p>
          </table:table-cell>
          <table:table-cell table:formula="of:=[M_Dia_NA.Q52]/[.$Q$6]" office:value-type="float" office:value="42.0803147746621" calcext:value-type="float">
            <text:p>42</text:p>
          </table:table-cell>
        </table:table-row>
        <table:table-row table:style-name="ro1">
          <table:table-cell/>
          <table:table-cell table:formula="of:=[M_Dia_NA.B53]" office:value-type="date" office:date-value="2020-04-04" calcext:value-type="date">
            <text:p>04/04</text:p>
          </table:table-cell>
          <table:table-cell table:formula="of:=[M_Dia_NA.C53]/[.$C$6]" office:value-type="float" office:value="7.83753512595893" calcext:value-type="float">
            <text:p>7.8</text:p>
          </table:table-cell>
          <table:table-cell table:style-name="ce90" table:formula="of:=[M_Dia_NA.D53]/[.$D$6]" office:value-type="float" office:value="10.5298187830823" calcext:value-type="float">
            <text:p>11</text:p>
          </table:table-cell>
          <table:table-cell table:formula="of:=[M_Dia_NA.E53]/[.$E$6]" office:value-type="float" office:value="64.4273824328256" calcext:value-type="float">
            <text:p>64</text:p>
          </table:table-cell>
          <table:table-cell table:style-name="ce90" table:formula="of:=[M_Dia_NA.F53]/[.$F$6]" office:value-type="float" office:value="19.4999972311777" calcext:value-type="float">
            <text:p>19</text:p>
          </table:table-cell>
          <table:table-cell table:formula="of:=[M_Dia_NA.G53]/[.$G$6]" office:value-type="float" office:value="95.3984178131133" calcext:value-type="float">
            <text:p>95</text:p>
          </table:table-cell>
          <table:table-cell table:formula="of:=[M_Dia_NA.H53]/[.$H$6]" office:value-type="float" office:value="78.8668603790337" calcext:value-type="float">
            <text:p>79</text:p>
          </table:table-cell>
          <table:table-cell table:formula="of:=[M_Dia_NA.I53]/[.$I$6]" office:value-type="float" office:value="50.0628143626507" calcext:value-type="float">
            <text:p>50</text:p>
          </table:table-cell>
          <table:table-cell table:formula="of:=[M_Dia_NA.J53]/[.$J$6]" office:value-type="float" office:value="50.4395738848604" calcext:value-type="float">
            <text:p>50</text:p>
          </table:table-cell>
          <table:table-cell table:style-name="ce90" table:formula="of:=[M_Dia_NA.K53]/[.$K$6]" office:value-type="float" office:value="25.1827877837882" calcext:value-type="float">
            <text:p>25</text:p>
          </table:table-cell>
          <table:table-cell table:style-name="ce87" table:formula="of:=[M_Dia_NA.L53]/[.$L$6]" office:value-type="float" office:value="0" calcext:value-type="float">
            <text:p>0.0</text:p>
          </table:table-cell>
          <table:table-cell table:formula="of:=[M_Dia_NA.M53]/[.$M$6]" office:value-type="float" office:value="6.60865531026013" calcext:value-type="float">
            <text:p>6.6</text:p>
          </table:table-cell>
          <table:table-cell table:style-name="ce90" table:formula="of:=[M_Dia_NA.N53]/[.$N$6]" office:value-type="float" office:value="9.53278449605897" calcext:value-type="float">
            <text:p>10</text:p>
          </table:table-cell>
          <table:table-cell table:style-name="ce90" table:formula="of:=[M_Dia_NA.O53]/[.$O$6]" office:value-type="float" office:value="52.2687321402818" calcext:value-type="float">
            <text:p>52</text:p>
          </table:table-cell>
          <table:table-cell table:formula="of:=[M_Dia_NA.P53]/[.$P$6]" office:value-type="float" office:value="35.2017874740176" calcext:value-type="float">
            <text:p>35</text:p>
          </table:table-cell>
          <table:table-cell table:formula="of:=[M_Dia_NA.Q53]/[.$Q$6]" office:value-type="float" office:value="39.4502951012457" calcext:value-type="float">
            <text:p>39</text:p>
          </table:table-cell>
        </table:table-row>
        <table:table-row table:style-name="ro1">
          <table:table-cell/>
          <table:table-cell table:formula="of:=[M_Dia_NA.B54]" office:value-type="date" office:date-value="2020-04-05" calcext:value-type="date">
            <text:p>05/04</text:p>
          </table:table-cell>
          <table:table-cell table:style-name="ce90" table:formula="of:=[M_Dia_NA.C54]/[.$C$6]" office:value-type="float" office:value="10.2277054125989" calcext:value-type="float">
            <text:p>10</text:p>
          </table:table-cell>
          <table:table-cell table:style-name="ce90" table:formula="of:=[M_Dia_NA.D54]/[.$D$6]" office:value-type="float" office:value="10.5298187830823" calcext:value-type="float">
            <text:p>11</text:p>
          </table:table-cell>
          <table:table-cell table:formula="of:=[M_Dia_NA.E54]/[.$E$6]" office:value-type="float" office:value="75.4720765641671" calcext:value-type="float">
            <text:p>75</text:p>
          </table:table-cell>
          <table:table-cell table:style-name="ce90" table:formula="of:=[M_Dia_NA.F54]/[.$F$6]" office:value-type="float" office:value="15.9545431891454" calcext:value-type="float">
            <text:p>16</text:p>
          </table:table-cell>
          <table:table-cell table:formula="of:=[M_Dia_NA.G54]/[.$G$6]" office:value-type="float" office:value="79.4790279431871" calcext:value-type="float">
            <text:p>79</text:p>
          </table:table-cell>
          <table:table-cell table:formula="of:=[M_Dia_NA.H54]/[.$H$6]" office:value-type="float" office:value="38.7968031114335" calcext:value-type="float">
            <text:p>39</text:p>
          </table:table-cell>
          <table:table-cell table:formula="of:=[M_Dia_NA.I54]/[.$I$6]" office:value-type="float" office:value="35.1050222664929" calcext:value-type="float">
            <text:p>35</text:p>
          </table:table-cell>
          <table:table-cell table:formula="of:=[M_Dia_NA.J54]/[.$J$6]" office:value-type="float" office:value="38.8851340522052" calcext:value-type="float">
            <text:p>39</text:p>
          </table:table-cell>
          <table:table-cell table:style-name="ce90" table:formula="of:=[M_Dia_NA.K54]/[.$K$6]" office:value-type="float" office:value="31.1081496152677" calcext:value-type="float">
            <text:p>31</text:p>
          </table:table-cell>
          <table:table-cell table:formula="of:=[M_Dia_NA.L54]/[.$L$6]" office:value-type="float" office:value="51.7693952540595" calcext:value-type="float">
            <text:p>52</text:p>
          </table:table-cell>
          <table:table-cell table:formula="of:=[M_Dia_NA.M54]/[.$M$6]" office:value-type="float" office:value="8.81154041368017" calcext:value-type="float">
            <text:p>8.8</text:p>
          </table:table-cell>
          <table:table-cell table:style-name="ce90" table:formula="of:=[M_Dia_NA.N54]/[.$N$6]" office:value-type="float" office:value="13.8225375192855" calcext:value-type="float">
            <text:p>14</text:p>
          </table:table-cell>
          <table:table-cell table:style-name="ce90" table:formula="of:=[M_Dia_NA.O54]/[.$O$6]" office:value-type="float" office:value="37.238305127406" calcext:value-type="float">
            <text:p>37</text:p>
          </table:table-cell>
          <table:table-cell table:formula="of:=[M_Dia_NA.P54]/[.$P$6]" office:value-type="float" office:value="42.0465794828543" calcext:value-type="float">
            <text:p>42</text:p>
          </table:table-cell>
          <table:table-cell table:formula="of:=[M_Dia_NA.Q54]/[.$Q$6]" office:value-type="float" office:value="37.4777803461834" calcext:value-type="float">
            <text:p>37</text:p>
          </table:table-cell>
        </table:table-row>
        <table:table-row table:style-name="ro1">
          <table:table-cell table:style-name="ce80" table:formula="of:=[M_Dia_NA.A55]" office:value-type="string" office:string-value="L" calcext:value-type="string">
            <text:p>L</text:p>
          </table:table-cell>
          <table:table-cell table:style-name="ce57" table:formula="of:=[M_Dia_NA.B55]" office:value-type="date" office:date-value="2020-04-06" calcext:value-type="date">
            <text:p>06/04</text:p>
          </table:table-cell>
          <table:table-cell table:style-name="ce88" table:formula="of:=[M_Dia_NA.C55]/[.$C$6]" office:value-type="float" office:value="5.11385270629944" calcext:value-type="float">
            <text:p>5.1</text:p>
          </table:table-cell>
          <table:table-cell table:style-name="ce88" table:formula="of:=[M_Dia_NA.D55]/[.$D$6]" office:value-type="float" office:value="9.3598389182954" calcext:value-type="float">
            <text:p>9.4</text:p>
          </table:table-cell>
          <table:table-cell table:style-name="ce92" table:formula="of:=[M_Dia_NA.E55]/[.$E$6]" office:value-type="float" office:value="85.1361839290909" calcext:value-type="float">
            <text:p>85</text:p>
          </table:table-cell>
          <table:table-cell table:style-name="ce88" table:formula="of:=[M_Dia_NA.F55]/[.$F$6]" office:value-type="float" office:value="7.09090808406461" calcext:value-type="float">
            <text:p>7.1</text:p>
          </table:table-cell>
          <table:table-cell table:style-name="ce92" table:formula="of:=[M_Dia_NA.G55]/[.$G$6]" office:value-type="float" office:value="75.1159359047629" calcext:value-type="float">
            <text:p>75</text:p>
          </table:table-cell>
          <table:table-cell table:style-name="ce92" table:formula="of:=[M_Dia_NA.H55]/[.$H$6]" office:value-type="float" office:value="62.3894536521701" calcext:value-type="float">
            <text:p>62</text:p>
          </table:table-cell>
          <table:table-cell table:style-name="ce92" table:formula="of:=[M_Dia_NA.I55]/[.$I$6]" office:value-type="float" office:value="30.8313673818764" calcext:value-type="float">
            <text:p>31</text:p>
          </table:table-cell>
          <table:table-cell table:style-name="ce92" table:formula="of:=[M_Dia_NA.J55]/[.$J$6]" office:value-type="float" office:value="47.1065623946714" calcext:value-type="float">
            <text:p>47</text:p>
          </table:table-cell>
          <table:table-cell table:style-name="ce92" table:formula="of:=[M_Dia_NA.K55]/[.$K$6]" office:value-type="float" office:value="23.7014473259183" calcext:value-type="float">
            <text:p>24</text:p>
          </table:table-cell>
          <table:table-cell table:style-name="ce92" table:formula="of:=[M_Dia_NA.L55]/[.$L$6]" office:value-type="float" office:value="51.7693952540595" calcext:value-type="float">
            <text:p>52</text:p>
          </table:table-cell>
          <table:table-cell table:style-name="ce88" table:formula="of:=[M_Dia_NA.M55]/[.$M$6]" office:value-type="float" office:value="1.10144255171002" calcext:value-type="float">
            <text:p>1.1</text:p>
          </table:table-cell>
          <table:table-cell table:style-name="ce92" table:formula="of:=[M_Dia_NA.N55]/[.$N$6]" office:value-type="float" office:value="7.62622759684718" calcext:value-type="float">
            <text:p>8</text:p>
          </table:table-cell>
          <table:table-cell table:style-name="ce92" table:formula="of:=[M_Dia_NA.O55]/[.$O$6]" office:value-type="float" office:value="66.3703125400024" calcext:value-type="float">
            <text:p>66</text:p>
          </table:table-cell>
          <table:table-cell table:style-name="ce92" table:formula="of:=[M_Dia_NA.P55]/[.$P$6]" office:value-type="float" office:value="44.4911480574389" calcext:value-type="float">
            <text:p>44</text:p>
          </table:table-cell>
          <table:table-cell table:style-name="ce92" table:formula="of:=[M_Dia_NA.Q55]/[.$Q$6]" office:value-type="float" office:value="31.5602360809965" calcext:value-type="float">
            <text:p>32</text:p>
          </table:table-cell>
        </table:table-row>
        <table:table-row table:style-name="ro1">
          <table:table-cell/>
          <table:table-cell table:formula="of:=[M_Dia_NA.B56]" office:value-type="date" office:date-value="2020-04-07" calcext:value-type="date">
            <text:p>07/04</text:p>
          </table:table-cell>
          <table:table-cell table:style-name="ce90" table:formula="of:=[M_Dia_NA.C56]/[.$C$6]" office:value-type="float" office:value="9.61626650206309" calcext:value-type="float">
            <text:p>10</text:p>
          </table:table-cell>
          <table:table-cell table:style-name="ce90" table:formula="of:=[M_Dia_NA.D56]/[.$D$6]" office:value-type="float" office:value="13.4547684450496" calcext:value-type="float">
            <text:p>13</text:p>
          </table:table-cell>
          <table:table-cell table:formula="of:=[M_Dia_NA.E56]/[.$E$6]" office:value-type="float" office:value="185.458822288776" calcext:value-type="float">
            <text:p>185</text:p>
          </table:table-cell>
          <table:table-cell table:style-name="ce90" table:formula="of:=[M_Dia_NA.F56]/[.$F$6]" office:value-type="float" office:value="14.1818161681292" calcext:value-type="float">
            <text:p>14</text:p>
          </table:table-cell>
          <table:table-cell table:formula="of:=[M_Dia_NA.G56]/[.$G$6]" office:value-type="float" office:value="87.6156049878161" calcext:value-type="float">
            <text:p>88</text:p>
          </table:table-cell>
          <table:table-cell table:formula="of:=[M_Dia_NA.H56]/[.$H$6]" office:value-type="float" office:value="106.129478781663" calcext:value-type="float">
            <text:p>106</text:p>
          </table:table-cell>
          <table:table-cell table:formula="of:=[M_Dia_NA.I56]/[.$I$6]" office:value-type="float" office:value="71.4310887857334" calcext:value-type="float">
            <text:p>71</text:p>
          </table:table-cell>
          <table:table-cell table:formula="of:=[M_Dia_NA.J56]/[.$J$6]" office:value-type="float" office:value="44.736420890537" calcext:value-type="float">
            <text:p>45</text:p>
          </table:table-cell>
          <table:table-cell table:style-name="ce90" table:formula="of:=[M_Dia_NA.K56]/[.$K$6]" office:value-type="float" office:value="53.3282564833161" calcext:value-type="float">
            <text:p>53</text:p>
          </table:table-cell>
          <table:table-cell table:formula="of:=[M_Dia_NA.L56]/[.$L$6]" office:value-type="float" office:value="31.0616371524357" calcext:value-type="float">
            <text:p>31</text:p>
          </table:table-cell>
          <table:table-cell table:style-name="ce90" table:formula="of:=[M_Dia_NA.M56]/[.$M$6]" office:value-type="float" office:value="11.0144255171002" calcext:value-type="float">
            <text:p>11</text:p>
          </table:table-cell>
          <table:table-cell table:style-name="ce90" table:formula="of:=[M_Dia_NA.N56]/[.$N$6]" office:value-type="float" office:value="16.2057336433002" calcext:value-type="float">
            <text:p>16</text:p>
          </table:table-cell>
          <table:table-cell table:style-name="ce90" table:formula="of:=[M_Dia_NA.O56]/[.$O$6]" office:value-type="float" office:value="79.2052839217841" calcext:value-type="float">
            <text:p>79</text:p>
          </table:table-cell>
          <table:table-cell table:formula="of:=[M_Dia_NA.P56]/[.$P$6]" office:value-type="float" office:value="40.5798383381036" calcext:value-type="float">
            <text:p>41</text:p>
          </table:table-cell>
          <table:table-cell table:formula="of:=[M_Dia_NA.Q56]/[.$Q$6]" office:value-type="float" office:value="36.8202754278293" calcext:value-type="float">
            <text:p>37</text:p>
          </table:table-cell>
        </table:table-row>
        <table:table-row table:style-name="ro1">
          <table:table-cell/>
          <table:table-cell table:formula="of:=[M_Dia_NA.B57]" office:value-type="date" office:date-value="2020-04-08" calcext:value-type="date">
            <text:p>08/04</text:p>
          </table:table-cell>
          <table:table-cell table:style-name="ce90" table:formula="of:=[M_Dia_NA.C57]/[.$C$6]" office:value-type="float" office:value="14.1186802978267" calcext:value-type="float">
            <text:p>14</text:p>
          </table:table-cell>
          <table:table-cell table:style-name="ce90" table:formula="of:=[M_Dia_NA.D57]/[.$D$6]" office:value-type="float" office:value="17.5496979718039" calcext:value-type="float">
            <text:p>18</text:p>
          </table:table-cell>
          <table:table-cell table:formula="of:=[M_Dia_NA.E57]/[.$E$6]" office:value-type="float" office:value="94.3400957052089" calcext:value-type="float">
            <text:p>94</text:p>
          </table:table-cell>
          <table:table-cell table:style-name="ce90" table:formula="of:=[M_Dia_NA.F57]/[.$F$6]" office:value-type="float" office:value="13.2954526576211" calcext:value-type="float">
            <text:p>13</text:p>
          </table:table-cell>
          <table:table-cell table:formula="of:=[M_Dia_NA.G57]/[.$G$6]" office:value-type="float" office:value="89.2665046780306" calcext:value-type="float">
            <text:p>89</text:p>
          </table:table-cell>
          <table:table-cell table:formula="of:=[M_Dia_NA.H57]/[.$H$6]" office:value-type="float" office:value="40.5194410874238" calcext:value-type="float">
            <text:p>41</text:p>
          </table:table-cell>
          <table:table-cell table:formula="of:=[M_Dia_NA.I57]/[.$I$6]" office:value-type="float" office:value="44.8733762884735" calcext:value-type="float">
            <text:p>45</text:p>
          </table:table-cell>
          <table:table-cell table:formula="of:=[M_Dia_NA.J57]/[.$J$6]" office:value-type="float" office:value="40.1442717262766" calcext:value-type="float">
            <text:p>40</text:p>
          </table:table-cell>
          <table:table-cell table:style-name="ce90" table:formula="of:=[M_Dia_NA.K57]/[.$K$6]" office:value-type="float" office:value="37.0335114467473" calcext:value-type="float">
            <text:p>37</text:p>
          </table:table-cell>
          <table:table-cell table:formula="of:=[M_Dia_NA.L57]/[.$L$6]" office:value-type="float" office:value="20.7077581016238" calcext:value-type="float">
            <text:p>21</text:p>
          </table:table-cell>
          <table:table-cell table:style-name="ce90" table:formula="of:=[M_Dia_NA.M57]/[.$M$6]" office:value-type="float" office:value="12.1158680688102" calcext:value-type="float">
            <text:p>12</text:p>
          </table:table-cell>
          <table:table-cell table:style-name="ce90" table:formula="of:=[M_Dia_NA.N57]/[.$N$6]" office:value-type="float" office:value="16.6823728681032" calcext:value-type="float">
            <text:p>17</text:p>
          </table:table-cell>
          <table:table-cell table:style-name="ce90" table:formula="of:=[M_Dia_NA.O57]/[.$O$6]" office:value-type="float" office:value="74.392169653616" calcext:value-type="float">
            <text:p>74</text:p>
          </table:table-cell>
          <table:table-cell table:formula="of:=[M_Dia_NA.P57]/[.$P$6]" office:value-type="float" office:value="54.2694223557771" calcext:value-type="float">
            <text:p>54</text:p>
          </table:table-cell>
          <table:table-cell table:formula="of:=[M_Dia_NA.Q57]/[.$Q$6]" office:value-type="float" office:value="43.3953246113702" calcext:value-type="float">
            <text:p>43</text:p>
          </table:table-cell>
        </table:table-row>
        <table:table-row table:style-name="ro1">
          <table:table-cell/>
          <table:table-cell table:formula="of:=[M_Dia_NA.B58]" office:value-type="date" office:date-value="2020-04-09" calcext:value-type="date">
            <text:p>09/04</text:p>
          </table:table-cell>
          <table:table-cell table:style-name="ce90" table:formula="of:=[M_Dia_NA.C58]/[.$C$6]" office:value-type="float" office:value="13.6739974538007" calcext:value-type="float">
            <text:p>14</text:p>
          </table:table-cell>
          <table:table-cell table:style-name="ce90" table:formula="of:=[M_Dia_NA.D58]/[.$D$6]" office:value-type="float" office:value="12.8697785126562" calcext:value-type="float">
            <text:p>13</text:p>
          </table:table-cell>
          <table:table-cell table:formula="of:=[M_Dia_NA.E58]/[.$E$6]" office:value-type="float" office:value="130.235351632069" calcext:value-type="float">
            <text:p>130</text:p>
          </table:table-cell>
          <table:table-cell table:style-name="ce90" table:formula="of:=[M_Dia_NA.F58]/[.$F$6]" office:value-type="float" office:value="16.8409066996534" calcext:value-type="float">
            <text:p>17</text:p>
          </table:table-cell>
          <table:table-cell table:formula="of:=[M_Dia_NA.G58]/[.$G$6]" office:value-type="float" office:value="80.5403206011822" calcext:value-type="float">
            <text:p>81</text:p>
          </table:table-cell>
          <table:table-cell table:formula="of:=[M_Dia_NA.H58]/[.$H$6]" office:value-type="float" office:value="100.437283730564" calcext:value-type="float">
            <text:p>100</text:p>
          </table:table-cell>
          <table:table-cell table:formula="of:=[M_Dia_NA.I58]/[.$I$6]" office:value-type="float" office:value="45.1786373516604" calcext:value-type="float">
            <text:p>45</text:p>
          </table:table-cell>
          <table:table-cell table:formula="of:=[M_Dia_NA.J58]/[.$J$6]" office:value-type="float" office:value="45.1808224225622" calcext:value-type="float">
            <text:p>45</text:p>
          </table:table-cell>
          <table:table-cell table:style-name="ce90" table:formula="of:=[M_Dia_NA.K58]/[.$K$6]" office:value-type="float" office:value="41.477532820357" calcext:value-type="float">
            <text:p>41</text:p>
          </table:table-cell>
          <table:table-cell table:formula="of:=[M_Dia_NA.L58]/[.$L$6]" office:value-type="float" office:value="62.1232743048714" calcext:value-type="float">
            <text:p>62</text:p>
          </table:table-cell>
          <table:table-cell table:formula="of:=[M_Dia_NA.M58]/[.$M$6]" office:value-type="float" office:value="8.81154041368017" calcext:value-type="float">
            <text:p>8.8</text:p>
          </table:table-cell>
          <table:table-cell table:style-name="ce90" table:formula="of:=[M_Dia_NA.N58]/[.$N$6]" office:value-type="float" office:value="13.8225375192855" calcext:value-type="float">
            <text:p>14</text:p>
          </table:table-cell>
          <table:table-cell table:style-name="ce90" table:formula="of:=[M_Dia_NA.O58]/[.$O$6]" office:value-type="float" office:value="82.7517891720132" calcext:value-type="float">
            <text:p>83</text:p>
          </table:table-cell>
          <table:table-cell table:formula="of:=[M_Dia_NA.P58]/[.$P$6]" office:value-type="float" office:value="41.5576657679374" calcext:value-type="float">
            <text:p>42</text:p>
          </table:table-cell>
          <table:table-cell table:formula="of:=[M_Dia_NA.Q58]/[.$Q$6]" office:value-type="float" office:value="35.5052655911211" calcext:value-type="float">
            <text:p>36</text:p>
          </table:table-cell>
        </table:table-row>
        <table:table-row table:style-name="ro1">
          <table:table-cell/>
          <table:table-cell table:formula="of:=[M_Dia_NA.B59]" office:value-type="date" office:date-value="2020-04-10" calcext:value-type="date">
            <text:p>10/04</text:p>
          </table:table-cell>
          <table:table-cell table:style-name="ce90" table:formula="of:=[M_Dia_NA.C59]/[.$C$6]" office:value-type="float" office:value="14.7857045638658" calcext:value-type="float">
            <text:p>15</text:p>
          </table:table-cell>
          <table:table-cell table:style-name="ce90" table:formula="of:=[M_Dia_NA.D59]/[.$D$6]" office:value-type="float" office:value="14.0397583774431" calcext:value-type="float">
            <text:p>14</text:p>
          </table:table-cell>
          <table:table-cell table:formula="of:=[M_Dia_NA.E59]/[.$E$6]" office:value-type="float" office:value="228.257012047725" calcext:value-type="float">
            <text:p>228</text:p>
          </table:table-cell>
          <table:table-cell table:formula="of:=[M_Dia_NA.F59]/[.$F$6]" office:value-type="float" office:value="8.86363510508076" calcext:value-type="float">
            <text:p>8.9</text:p>
          </table:table-cell>
          <table:table-cell table:formula="of:=[M_Dia_NA.G59]/[.$G$6]" office:value-type="float" office:value="71.3424508985582" calcext:value-type="float">
            <text:p>71</text:p>
          </table:table-cell>
          <table:table-cell table:formula="of:=[M_Dia_NA.H59]/[.$H$6]" office:value-type="float" office:value="73.9236383609746" calcext:value-type="float">
            <text:p>74</text:p>
          </table:table-cell>
          <table:table-cell table:formula="of:=[M_Dia_NA.I59]/[.$I$6]" office:value-type="float" office:value="35.1050222664929" calcext:value-type="float">
            <text:p>35</text:p>
          </table:table-cell>
          <table:table-cell table:formula="of:=[M_Dia_NA.J59]/[.$J$6]" office:value-type="float" office:value="42.2181455423942" calcext:value-type="float">
            <text:p>42</text:p>
          </table:table-cell>
          <table:table-cell table:style-name="ce90" table:formula="of:=[M_Dia_NA.K59]/[.$K$6]" office:value-type="float" office:value="37.0335114467473" calcext:value-type="float">
            <text:p>37</text:p>
          </table:table-cell>
          <table:table-cell table:formula="of:=[M_Dia_NA.L59]/[.$L$6]" office:value-type="float" office:value="20.7077581016238" calcext:value-type="float">
            <text:p>21</text:p>
          </table:table-cell>
          <table:table-cell table:formula="of:=[M_Dia_NA.M59]/[.$M$6]" office:value-type="float" office:value="4.40577020684008" calcext:value-type="float">
            <text:p>4.4</text:p>
          </table:table-cell>
          <table:table-cell table:style-name="ce90" table:formula="of:=[M_Dia_NA.N59]/[.$N$6]" office:value-type="float" office:value="12.3926198448767" calcext:value-type="float">
            <text:p>12</text:p>
          </table:table-cell>
          <table:table-cell table:style-name="ce90" table:formula="of:=[M_Dia_NA.O59]/[.$O$6]" office:value-type="float" office:value="77.4320312966695" calcext:value-type="float">
            <text:p>77</text:p>
          </table:table-cell>
          <table:table-cell table:formula="of:=[M_Dia_NA.P59]/[.$P$6]" office:value-type="float" office:value="43.5133206276051" calcext:value-type="float">
            <text:p>44</text:p>
          </table:table-cell>
          <table:table-cell table:formula="of:=[M_Dia_NA.Q59]/[.$Q$6]" office:value-type="float" office:value="34.847760672767" calcext:value-type="float">
            <text:p>35</text:p>
          </table:table-cell>
        </table:table-row>
        <table:table-row table:style-name="ro1">
          <table:table-cell/>
          <table:table-cell table:formula="of:=[M_Dia_NA.B60]" office:value-type="date" office:date-value="2020-04-11" calcext:value-type="date">
            <text:p>11/04</text:p>
          </table:table-cell>
          <table:table-cell table:style-name="ce90" table:formula="of:=[M_Dia_NA.C60]/[.$C$6]" office:value-type="float" office:value="9.50509579105658" calcext:value-type="float">
            <text:p>10</text:p>
          </table:table-cell>
          <table:table-cell table:style-name="ce90" table:formula="of:=[M_Dia_NA.D60]/[.$D$6]" office:value-type="float" office:value="10.5298187830823" calcext:value-type="float">
            <text:p>11</text:p>
          </table:table-cell>
          <table:table-cell table:formula="of:=[M_Dia_NA.E60]/[.$E$6]" office:value-type="float" office:value="150.483957539528" calcext:value-type="float">
            <text:p>150</text:p>
          </table:table-cell>
          <table:table-cell table:style-name="ce90" table:formula="of:=[M_Dia_NA.F60]/[.$F$6]" office:value-type="float" office:value="11.522725636605" calcext:value-type="float">
            <text:p>12</text:p>
          </table:table-cell>
          <table:table-cell table:formula="of:=[M_Dia_NA.G60]/[.$G$6]" office:value-type="float" office:value="60.1399172863879" calcext:value-type="float">
            <text:p>60</text:p>
          </table:table-cell>
          <table:table-cell table:formula="of:=[M_Dia_NA.H60]/[.$H$6]" office:value-type="float" office:value="47.5597875979928" calcext:value-type="float">
            <text:p>48</text:p>
          </table:table-cell>
          <table:table-cell table:formula="of:=[M_Dia_NA.I60]/[.$I$6]" office:value-type="float" office:value="40.2944603406701" calcext:value-type="float">
            <text:p>40</text:p>
          </table:table-cell>
          <table:table-cell table:formula="of:=[M_Dia_NA.J60]/[.$J$6]" office:value-type="float" office:value="45.8474247206" calcext:value-type="float">
            <text:p>46</text:p>
          </table:table-cell>
          <table:table-cell table:style-name="ce90" table:formula="of:=[M_Dia_NA.K60]/[.$K$6]" office:value-type="float" office:value="47.4028946518366" calcext:value-type="float">
            <text:p>47</text:p>
          </table:table-cell>
          <table:table-cell table:formula="of:=[M_Dia_NA.L60]/[.$L$6]" office:value-type="float" office:value="82.8310324064953" calcext:value-type="float">
            <text:p>83</text:p>
          </table:table-cell>
          <table:table-cell table:formula="of:=[M_Dia_NA.M60]/[.$M$6]" office:value-type="float" office:value="6.60865531026013" calcext:value-type="float">
            <text:p>6.6</text:p>
          </table:table-cell>
          <table:table-cell table:style-name="ce90" table:formula="of:=[M_Dia_NA.N60]/[.$N$6]" office:value-type="float" office:value="16.6823728681032" calcext:value-type="float">
            <text:p>17</text:p>
          </table:table-cell>
          <table:table-cell table:style-name="ce90" table:formula="of:=[M_Dia_NA.O60]/[.$O$6]" office:value-type="float" office:value="62.2327230814018" calcext:value-type="float">
            <text:p>62</text:p>
          </table:table-cell>
          <table:table-cell table:formula="of:=[M_Dia_NA.P60]/[.$P$6]" office:value-type="float" office:value="48.4024577767742" calcext:value-type="float">
            <text:p>48</text:p>
          </table:table-cell>
          <table:table-cell table:formula="of:=[M_Dia_NA.Q60]/[.$Q$6]" office:value-type="float" office:value="35.5052655911211" calcext:value-type="float">
            <text:p>36</text:p>
          </table:table-cell>
        </table:table-row>
        <table:table-row table:style-name="ro1">
          <table:table-cell table:style-name="ce83"/>
          <table:table-cell table:style-name="ce59" table:formula="of:=[M_Dia_NA.B61]" office:value-type="date" office:date-value="2020-04-12" calcext:value-type="date">
            <text:p>12/04</text:p>
          </table:table-cell>
          <table:table-cell table:style-name="ce89" table:formula="of:=[M_Dia_NA.C61]/[.$C$6]" office:value-type="float" office:value="7.17051085991987" calcext:value-type="float">
            <text:p>7.2</text:p>
          </table:table-cell>
          <table:table-cell table:style-name="ce89" table:formula="of:=[M_Dia_NA.D61]/[.$D$6]" office:value-type="float" office:value="7.60486912111501" calcext:value-type="float">
            <text:p>7.6</text:p>
          </table:table-cell>
          <table:table-cell table:style-name="ce91" table:formula="of:=[M_Dia_NA.E61]/[.$E$6]" office:value-type="float" office:value="116.889679556698" calcext:value-type="float">
            <text:p>117</text:p>
          </table:table-cell>
          <table:table-cell table:style-name="ce91" table:formula="of:=[M_Dia_NA.F61]/[.$F$6]" office:value-type="float" office:value="11.522725636605" calcext:value-type="float">
            <text:p>12</text:p>
          </table:table-cell>
          <table:table-cell table:style-name="ce91" table:formula="of:=[M_Dia_NA.G61]/[.$G$6]" office:value-type="float" office:value="72.9933505887727" calcext:value-type="float">
            <text:p>73</text:p>
          </table:table-cell>
          <table:table-cell table:style-name="ce91" table:formula="of:=[M_Dia_NA.H61]/[.$H$6]" office:value-type="float" office:value="42.0173871535023" calcext:value-type="float">
            <text:p>42</text:p>
          </table:table-cell>
          <table:table-cell table:style-name="ce91" table:formula="of:=[M_Dia_NA.I61]/[.$I$6]" office:value-type="float" office:value="28.6945399395681" calcext:value-type="float">
            <text:p>29</text:p>
          </table:table-cell>
          <table:table-cell table:style-name="ce91" table:formula="of:=[M_Dia_NA.J61]/[.$J$6]" office:value-type="float" office:value="31.9228433838103" calcext:value-type="float">
            <text:p>32</text:p>
          </table:table-cell>
          <table:table-cell table:style-name="ce91" table:formula="of:=[M_Dia_NA.K61]/[.$K$6]" office:value-type="float" office:value="20.7387664101785" calcext:value-type="float">
            <text:p>21</text:p>
          </table:table-cell>
          <table:table-cell table:style-name="ce91" table:formula="of:=[M_Dia_NA.L61]/[.$L$6]" office:value-type="float" office:value="41.4155162032476" calcext:value-type="float">
            <text:p>41</text:p>
          </table:table-cell>
          <table:table-cell table:style-name="ce89" table:formula="of:=[M_Dia_NA.M61]/[.$M$6]" office:value-type="float" office:value="5.5072127585501" calcext:value-type="float">
            <text:p>5.5</text:p>
          </table:table-cell>
          <table:table-cell table:style-name="ce91" table:formula="of:=[M_Dia_NA.N61]/[.$N$6]" office:value-type="float" office:value="16.2057336433002" calcext:value-type="float">
            <text:p>16</text:p>
          </table:table-cell>
          <table:table-cell table:style-name="ce91" table:formula="of:=[M_Dia_NA.O61]/[.$O$6]" office:value-type="float" office:value="60.5439110574832" calcext:value-type="float">
            <text:p>61</text:p>
          </table:table-cell>
          <table:table-cell table:style-name="ce91" table:formula="of:=[M_Dia_NA.P61]/[.$P$6]" office:value-type="float" office:value="47.4246303469403" calcext:value-type="float">
            <text:p>47</text:p>
          </table:table-cell>
          <table:table-cell table:formula="of:=[M_Dia_NA.Q61]/[.$Q$6]" office:value-type="float" office:value="30.9027311626424" calcext:value-type="float">
            <text:p>31</text:p>
          </table:table-cell>
        </table:table-row>
        <table:table-row table:style-name="ro1">
          <table:table-cell table:style-name="ce86" table:formula="of:=[M_Dia_NA.A62]" office:value-type="string" office:string-value="L" calcext:value-type="string">
            <text:p>L</text:p>
          </table:table-cell>
          <table:table-cell table:style-name="ce57" table:formula="of:=[M_Dia_NA.B62]" office:value-type="date" office:date-value="2020-04-13" calcext:value-type="date">
            <text:p>13/04</text:p>
          </table:table-cell>
          <table:table-cell table:style-name="ce88" table:formula="of:=[M_Dia_NA.C62]/[.$C$6]" office:value-type="float" office:value="7.00375479341011" calcext:value-type="float">
            <text:p>7.0</text:p>
          </table:table-cell>
          <table:table-cell table:style-name="ce92" table:formula="of:=[M_Dia_NA.D62]/[.$D$6]" office:value-type="float" office:value="10.5298187830823" calcext:value-type="float">
            <text:p>11</text:p>
          </table:table-cell>
          <table:table-cell table:style-name="ce92" table:formula="of:=[M_Dia_NA.E62]/[.$E$6]" office:value-type="float" office:value="139.439263408187" calcext:value-type="float">
            <text:p>139</text:p>
          </table:table-cell>
          <table:table-cell table:style-name="ce92" table:formula="of:=[M_Dia_NA.F62]/[.$F$6]" office:value-type="float" office:value="10.6363621260969" calcext:value-type="float">
            <text:p>11</text:p>
          </table:table-cell>
          <table:table-cell table:style-name="ce92" table:formula="of:=[M_Dia_NA.G62]/[.$G$6]" office:value-type="float" office:value="60.9653671314952" calcext:value-type="float">
            <text:p>61</text:p>
          </table:table-cell>
          <table:table-cell table:style-name="ce92" table:formula="of:=[M_Dia_NA.H62]/[.$H$6]" office:value-type="float" office:value="42.9910520964533" calcext:value-type="float">
            <text:p>43</text:p>
          </table:table-cell>
          <table:table-cell table:style-name="ce92" table:formula="of:=[M_Dia_NA.I62]/[.$I$6]" office:value-type="float" office:value="26.2524514340729" calcext:value-type="float">
            <text:p>26</text:p>
          </table:table-cell>
          <table:table-cell table:style-name="ce92" table:formula="of:=[M_Dia_NA.J62]/[.$J$6]" office:value-type="float" office:value="41.9218778543774" calcext:value-type="float">
            <text:p>42</text:p>
          </table:table-cell>
          <table:table-cell table:style-name="ce92" table:formula="of:=[M_Dia_NA.K62]/[.$K$6]" office:value-type="float" office:value="45.9215541939667" calcext:value-type="float">
            <text:p>46</text:p>
          </table:table-cell>
          <table:table-cell table:style-name="ce92" table:formula="of:=[M_Dia_NA.L62]/[.$L$6]" office:value-type="float" office:value="10.3538790508119" calcext:value-type="float">
            <text:p>10</text:p>
          </table:table-cell>
          <table:table-cell table:style-name="ce92" table:formula="of:=[M_Dia_NA.M62]/[.$M$6]" office:value-type="float" office:value="12.1158680688102" calcext:value-type="float">
            <text:p>12</text:p>
          </table:table-cell>
          <table:table-cell table:style-name="ce92" table:formula="of:=[M_Dia_NA.N62]/[.$N$6]" office:value-type="float" office:value="14.7758159688914" calcext:value-type="float">
            <text:p>15</text:p>
          </table:table-cell>
          <table:table-cell table:style-name="ce92" table:formula="of:=[M_Dia_NA.O62]/[.$O$6]" office:value-type="float" office:value="65.694787730435" calcext:value-type="float">
            <text:p>66</text:p>
          </table:table-cell>
          <table:table-cell table:style-name="ce92" table:formula="of:=[M_Dia_NA.P62]/[.$P$6]" office:value-type="float" office:value="41.0687520530205" calcext:value-type="float">
            <text:p>41</text:p>
          </table:table-cell>
          <table:table-cell table:style-name="ce92" table:formula="of:=[M_Dia_NA.Q62]/[.$Q$6]" office:value-type="float" office:value="23.0126721423933" calcext:value-type="float">
            <text:p>23</text:p>
          </table:table-cell>
        </table:table-row>
        <table:table-row table:style-name="ro1">
          <table:table-cell/>
          <table:table-cell table:formula="of:=[M_Dia_NA.B63]" office:value-type="date" office:date-value="2020-04-14" calcext:value-type="date">
            <text:p>14/04</text:p>
          </table:table-cell>
          <table:table-cell table:formula="of:=[M_Dia_NA.C63]/[.$C$6]" office:value-type="float" office:value="9.44951043555332" calcext:value-type="float">
            <text:p>9.4</text:p>
          </table:table-cell>
          <table:table-cell table:formula="of:=[M_Dia_NA.D63]/[.$D$6]" office:value-type="float" office:value="9.3598389182954" calcext:value-type="float">
            <text:p>9.4</text:p>
          </table:table-cell>
          <table:table-cell table:formula="of:=[M_Dia_NA.E63]/[.$E$6]" office:value-type="float" office:value="116.889679556698" calcext:value-type="float">
            <text:p>117</text:p>
          </table:table-cell>
          <table:table-cell table:style-name="ce90" table:formula="of:=[M_Dia_NA.F63]/[.$F$6]" office:value-type="float" office:value="12.4090891471131" calcext:value-type="float">
            <text:p>12</text:p>
          </table:table-cell>
          <table:table-cell table:formula="of:=[M_Dia_NA.G63]/[.$G$6]" office:value-type="float" office:value="66.86143745369" calcext:value-type="float">
            <text:p>67</text:p>
          </table:table-cell>
          <table:table-cell table:formula="of:=[M_Dia_NA.H63]/[.$H$6]" office:value-type="float" office:value="57.0717451175913" calcext:value-type="float">
            <text:p>57</text:p>
          </table:table-cell>
          <table:table-cell table:formula="of:=[M_Dia_NA.I63]/[.$I$6]" office:value-type="float" office:value="37.2418497088012" calcext:value-type="float">
            <text:p>37</text:p>
          </table:table-cell>
          <table:table-cell table:formula="of:=[M_Dia_NA.J63]/[.$J$6]" office:value-type="float" office:value="44.5882870465286" calcext:value-type="float">
            <text:p>45</text:p>
          </table:table-cell>
          <table:table-cell table:style-name="ce90" table:formula="of:=[M_Dia_NA.K63]/[.$K$6]" office:value-type="float" office:value="60.7349587726656" calcext:value-type="float">
            <text:p>61</text:p>
          </table:table-cell>
          <table:table-cell table:formula="of:=[M_Dia_NA.L63]/[.$L$6]" office:value-type="float" office:value="0" calcext:value-type="float">
            <text:p>0</text:p>
          </table:table-cell>
          <table:table-cell table:style-name="ce90" table:formula="of:=[M_Dia_NA.M63]/[.$M$6]" office:value-type="float" office:value="14.3187531722303" calcext:value-type="float">
            <text:p>14</text:p>
          </table:table-cell>
          <table:table-cell table:style-name="ce90" table:formula="of:=[M_Dia_NA.N63]/[.$N$6]" office:value-type="float" office:value="15.2524551936944" calcext:value-type="float">
            <text:p>15</text:p>
          </table:table-cell>
          <table:table-cell table:style-name="ce90" table:formula="of:=[M_Dia_NA.O63]/[.$O$6]" office:value-type="float" office:value="64.2592975101042" calcext:value-type="float">
            <text:p>64</text:p>
          </table:table-cell>
          <table:table-cell table:formula="of:=[M_Dia_NA.P63]/[.$P$6]" office:value-type="float" office:value="44.002234342522" calcext:value-type="float">
            <text:p>44</text:p>
          </table:table-cell>
          <table:table-cell table:formula="of:=[M_Dia_NA.Q63]/[.$Q$6]" office:value-type="float" office:value="23.6701770607474" calcext:value-type="float">
            <text:p>24</text:p>
          </table:table-cell>
        </table:table-row>
        <table:table-row table:style-name="ro1">
          <table:table-cell/>
          <table:table-cell table:formula="of:=[M_Dia_NA.B64]" office:value-type="date" office:date-value="2020-04-15" calcext:value-type="date">
            <text:p>15/04</text:p>
          </table:table-cell>
          <table:table-cell table:style-name="ce90" table:formula="of:=[M_Dia_NA.C64]/[.$C$6]" office:value-type="float" office:value="15.8418263184276" calcext:value-type="float">
            <text:p>16</text:p>
          </table:table-cell>
          <table:table-cell table:formula="of:=[M_Dia_NA.D64]/[.$D$6]" office:value-type="float" office:value="5.26490939154116" calcext:value-type="float">
            <text:p>5.3</text:p>
          </table:table-cell>
          <table:table-cell table:formula="of:=[M_Dia_NA.E64]/[.$E$6]" office:value-type="float" office:value="130.235351632069" calcext:value-type="float">
            <text:p>130</text:p>
          </table:table-cell>
          <table:table-cell table:style-name="ce90" table:formula="of:=[M_Dia_NA.F64]/[.$F$6]" office:value-type="float" office:value="8.86363510508076" calcext:value-type="float">
            <text:p>9</text:p>
          </table:table-cell>
          <table:table-cell table:formula="of:=[M_Dia_NA.G64]/[.$G$6]" office:value-type="float" office:value="61.6728955701585" calcext:value-type="float">
            <text:p>62</text:p>
          </table:table-cell>
          <table:table-cell table:formula="of:=[M_Dia_NA.H64]/[.$H$6]" office:value-type="float" office:value="107.702322151045" calcext:value-type="float">
            <text:p>108</text:p>
          </table:table-cell>
          <table:table-cell table:formula="of:=[M_Dia_NA.I64]/[.$I$6]" office:value-type="float" office:value="57.6943409423231" calcext:value-type="float">
            <text:p>58</text:p>
          </table:table-cell>
          <table:table-cell table:formula="of:=[M_Dia_NA.J64]/[.$J$6]" office:value-type="float" office:value="42.8106809184278" calcext:value-type="float">
            <text:p>43</text:p>
          </table:table-cell>
          <table:table-cell table:style-name="ce90" table:formula="of:=[M_Dia_NA.K64]/[.$K$6]" office:value-type="float" office:value="56.2909373990559" calcext:value-type="float">
            <text:p>56</text:p>
          </table:table-cell>
          <table:table-cell table:formula="of:=[M_Dia_NA.L64]/[.$L$6]" office:value-type="float" office:value="10.3538790508119" calcext:value-type="float">
            <text:p>10</text:p>
          </table:table-cell>
          <table:table-cell table:formula="of:=[M_Dia_NA.M64]/[.$M$6]" office:value-type="float" office:value="3.30432765513006" calcext:value-type="float">
            <text:p>3.3</text:p>
          </table:table-cell>
          <table:table-cell table:style-name="ce90" table:formula="of:=[M_Dia_NA.N64]/[.$N$6]" office:value-type="float" office:value="15.2524551936944" calcext:value-type="float">
            <text:p>15</text:p>
          </table:table-cell>
          <table:table-cell table:style-name="ce90" table:formula="of:=[M_Dia_NA.O64]/[.$O$6]" office:value-type="float" office:value="72.7033576296973" calcext:value-type="float">
            <text:p>73</text:p>
          </table:table-cell>
          <table:table-cell table:formula="of:=[M_Dia_NA.P64]/[.$P$6]" office:value-type="float" office:value="53.2915949259433" calcext:value-type="float">
            <text:p>53</text:p>
          </table:table-cell>
          <table:table-cell table:formula="of:=[M_Dia_NA.Q64]/[.$Q$6]" office:value-type="float" office:value="42.0803147746621" calcext:value-type="float">
            <text:p>42</text:p>
          </table:table-cell>
        </table:table-row>
        <table:table-row table:style-name="ro1">
          <table:table-cell/>
          <table:table-cell table:formula="of:=[M_Dia_NA.B65]" office:value-type="date" office:date-value="2020-04-16" calcext:value-type="date">
            <text:p>16/04</text:p>
          </table:table-cell>
          <table:table-cell table:style-name="ce90" table:formula="of:=[M_Dia_NA.C65]/[.$C$6]" office:value-type="float" office:value="17.5093869835253" calcext:value-type="float">
            <text:p>18</text:p>
          </table:table-cell>
          <table:table-cell table:style-name="ce90" table:formula="of:=[M_Dia_NA.D65]/[.$D$6]" office:value-type="float" office:value="9.94482885068886" calcext:value-type="float">
            <text:p>10</text:p>
          </table:table-cell>
          <table:table-cell table:formula="of:=[M_Dia_NA.E65]/[.$E$6]" office:value-type="float" office:value="191.901560532059" calcext:value-type="float">
            <text:p>192</text:p>
          </table:table-cell>
          <table:table-cell table:style-name="ce90" table:formula="of:=[M_Dia_NA.F65]/[.$F$6]" office:value-type="float" office:value="10.6363621260969" calcext:value-type="float">
            <text:p>11</text:p>
          </table:table-cell>
          <table:table-cell table:formula="of:=[M_Dia_NA.G65]/[.$G$6]" office:value-type="float" office:value="64.9746949505877" calcext:value-type="float">
            <text:p>65</text:p>
          </table:table-cell>
          <table:table-cell table:formula="of:=[M_Dia_NA.H65]/[.$H$6]" office:value-type="float" office:value="56.397669387856" calcext:value-type="float">
            <text:p>56</text:p>
          </table:table-cell>
          <table:table-cell table:formula="of:=[M_Dia_NA.I65]/[.$I$6]" office:value-type="float" office:value="55.2522524368279" calcext:value-type="float">
            <text:p>55</text:p>
          </table:table-cell>
          <table:table-cell table:formula="of:=[M_Dia_NA.J65]/[.$J$6]" office:value-type="float" office:value="38.8851340522052" calcext:value-type="float">
            <text:p>39</text:p>
          </table:table-cell>
          <table:table-cell table:style-name="ce90" table:formula="of:=[M_Dia_NA.K65]/[.$K$6]" office:value-type="float" office:value="62.2162992305355" calcext:value-type="float">
            <text:p>62</text:p>
          </table:table-cell>
          <table:table-cell table:formula="of:=[M_Dia_NA.L65]/[.$L$6]" office:value-type="float" office:value="0" calcext:value-type="float">
            <text:p>0</text:p>
          </table:table-cell>
          <table:table-cell table:formula="of:=[M_Dia_NA.M65]/[.$M$6]" office:value-type="float" office:value="6.60865531026013" calcext:value-type="float">
            <text:p>6.6</text:p>
          </table:table-cell>
          <table:table-cell table:style-name="ce90" table:formula="of:=[M_Dia_NA.N65]/[.$N$6]" office:value-type="float" office:value="14.2991767440885" calcext:value-type="float">
            <text:p>14</text:p>
          </table:table-cell>
          <table:table-cell table:style-name="ce90" table:formula="of:=[M_Dia_NA.O65]/[.$O$6]" office:value-type="float" office:value="71.5211892129543" calcext:value-type="float">
            <text:p>72</text:p>
          </table:table-cell>
          <table:table-cell table:formula="of:=[M_Dia_NA.P65]/[.$P$6]" office:value-type="float" office:value="52.8026812110264" calcext:value-type="float">
            <text:p>53</text:p>
          </table:table-cell>
          <table:table-cell table:formula="of:=[M_Dia_NA.Q65]/[.$Q$6]" office:value-type="float" office:value="28.2727114892261" calcext:value-type="float">
            <text:p>28</text:p>
          </table:table-cell>
        </table:table-row>
        <table:table-row table:style-name="ro1">
          <table:table-cell/>
          <table:table-cell table:formula="of:=[M_Dia_NA.B66]" office:value-type="date" office:date-value="2020-04-17" calcext:value-type="date">
            <text:p>17/04</text:p>
          </table:table-cell>
          <table:table-cell table:style-name="ce90" table:formula="of:=[M_Dia_NA.C66]/[.$C$6]" office:value-type="float" office:value="16.6200212954732" calcext:value-type="float">
            <text:p>17</text:p>
          </table:table-cell>
          <table:table-cell table:style-name="ce90" table:formula="of:=[M_Dia_NA.D66]/[.$D$6]" office:value-type="float" office:value="12.2847885802627" calcext:value-type="float">
            <text:p>12</text:p>
          </table:table-cell>
          <table:table-cell table:formula="of:=[M_Dia_NA.E66]/[.$E$6]" office:value-type="float" office:value="140.819850174604" calcext:value-type="float">
            <text:p>141</text:p>
          </table:table-cell>
          <table:table-cell table:style-name="ce90" table:formula="of:=[M_Dia_NA.F66]/[.$F$6]" office:value-type="float" office:value="13.2954526576211" calcext:value-type="float">
            <text:p>13</text:p>
          </table:table-cell>
          <table:table-cell table:formula="of:=[M_Dia_NA.G66]/[.$G$6]" office:value-type="float" office:value="68.9840227696802" calcext:value-type="float">
            <text:p>69</text:p>
          </table:table-cell>
          <table:table-cell table:formula="of:=[M_Dia_NA.H66]/[.$H$6]" office:value-type="float" office:value="56.9968478142874" calcext:value-type="float">
            <text:p>57</text:p>
          </table:table-cell>
          <table:table-cell table:formula="of:=[M_Dia_NA.I66]/[.$I$6]" office:value-type="float" office:value="43.9575930989128" calcext:value-type="float">
            <text:p>44</text:p>
          </table:table-cell>
          <table:table-cell table:formula="of:=[M_Dia_NA.J66]/[.$J$6]" office:value-type="float" office:value="42.5884801524152" calcext:value-type="float">
            <text:p>43</text:p>
          </table:table-cell>
          <table:table-cell table:style-name="ce90" table:formula="of:=[M_Dia_NA.K66]/[.$K$6]" office:value-type="float" office:value="65.1789801462753" calcext:value-type="float">
            <text:p>65</text:p>
          </table:table-cell>
          <table:table-cell table:formula="of:=[M_Dia_NA.L66]/[.$L$6]" office:value-type="float" office:value="41.4155162032476" calcext:value-type="float">
            <text:p>41</text:p>
          </table:table-cell>
          <table:table-cell table:formula="of:=[M_Dia_NA.M66]/[.$M$6]" office:value-type="float" office:value="1.10144255171002" calcext:value-type="float">
            <text:p>1.1</text:p>
          </table:table-cell>
          <table:table-cell table:style-name="ce90" table:formula="of:=[M_Dia_NA.N66]/[.$N$6]" office:value-type="float" office:value="13.3458982944826" calcext:value-type="float">
            <text:p>13</text:p>
          </table:table-cell>
          <table:table-cell table:style-name="ce90" table:formula="of:=[M_Dia_NA.O66]/[.$O$6]" office:value-type="float" office:value="75.2365756655753" calcext:value-type="float">
            <text:p>75</text:p>
          </table:table-cell>
          <table:table-cell table:formula="of:=[M_Dia_NA.P66]/[.$P$6]" office:value-type="float" office:value="36.6685286187683" calcext:value-type="float">
            <text:p>37</text:p>
          </table:table-cell>
          <table:table-cell table:formula="of:=[M_Dia_NA.Q66]/[.$Q$6]" office:value-type="float" office:value="28.9302164075802" calcext:value-type="float">
            <text:p>29</text:p>
          </table:table-cell>
        </table:table-row>
        <table:table-row table:style-name="ro1">
          <table:table-cell/>
          <table:table-cell table:formula="of:=[M_Dia_NA.B67]" office:value-type="date" office:date-value="2020-04-18" calcext:value-type="date">
            <text:p>18/04</text:p>
          </table:table-cell>
          <table:table-cell table:style-name="ce90" table:formula="of:=[M_Dia_NA.C67]/[.$C$6]" office:value-type="float" office:value="13.4516560317877" calcext:value-type="float">
            <text:p>13</text:p>
          </table:table-cell>
          <table:table-cell table:style-name="ce90" table:formula="of:=[M_Dia_NA.D67]/[.$D$6]" office:value-type="float" office:value="7.01987918872155" calcext:value-type="float">
            <text:p>7</text:p>
          </table:table-cell>
          <table:table-cell table:formula="of:=[M_Dia_NA.E67]/[.$E$6]" office:value-type="float" office:value="133.45672075371" calcext:value-type="float">
            <text:p>133</text:p>
          </table:table-cell>
          <table:table-cell table:style-name="ce90" table:formula="of:=[M_Dia_NA.F67]/[.$F$6]" office:value-type="float" office:value="8.86363510508076" calcext:value-type="float">
            <text:p>9</text:p>
          </table:table-cell>
          <table:table-cell table:formula="of:=[M_Dia_NA.G67]/[.$G$6]" office:value-type="float" office:value="66.6255946408023" calcext:value-type="float">
            <text:p>67</text:p>
          </table:table-cell>
          <table:table-cell table:formula="of:=[M_Dia_NA.H67]/[.$H$6]" office:value-type="float" office:value="48.0840687211203" calcext:value-type="float">
            <text:p>48</text:p>
          </table:table-cell>
          <table:table-cell table:formula="of:=[M_Dia_NA.I67]/[.$I$6]" office:value-type="float" office:value="43.3470709725391" calcext:value-type="float">
            <text:p>43</text:p>
          </table:table-cell>
          <table:table-cell table:formula="of:=[M_Dia_NA.J67]/[.$J$6]" office:value-type="float" office:value="35.7002564060246" calcext:value-type="float">
            <text:p>36</text:p>
          </table:table-cell>
          <table:table-cell table:style-name="ce90" table:formula="of:=[M_Dia_NA.K67]/[.$K$6]" office:value-type="float" office:value="60.7349587726656" calcext:value-type="float">
            <text:p>61</text:p>
          </table:table-cell>
          <table:table-cell table:formula="of:=[M_Dia_NA.L67]/[.$L$6]" office:value-type="float" office:value="0" calcext:value-type="float">
            <text:p>0</text:p>
          </table:table-cell>
          <table:table-cell table:formula="of:=[M_Dia_NA.M67]/[.$M$6]" office:value-type="float" office:value="12.1158680688102" calcext:value-type="float">
            <text:p>12.1</text:p>
          </table:table-cell>
          <table:table-cell table:style-name="ce90" table:formula="of:=[M_Dia_NA.N67]/[.$N$6]" office:value-type="float" office:value="14.2991767440885" calcext:value-type="float">
            <text:p>14</text:p>
          </table:table-cell>
          <table:table-cell table:style-name="ce90" table:formula="of:=[M_Dia_NA.O67]/[.$O$6]" office:value-type="float" office:value="50.0732765091876" calcext:value-type="float">
            <text:p>50</text:p>
          </table:table-cell>
          <table:table-cell table:formula="of:=[M_Dia_NA.P67]/[.$P$6]" office:value-type="float" office:value="37.1574423336852" calcext:value-type="float">
            <text:p>37</text:p>
          </table:table-cell>
          <table:table-cell table:formula="of:=[M_Dia_NA.Q67]/[.$Q$6]" office:value-type="float" office:value="28.2727114892261" calcext:value-type="float">
            <text:p>28</text:p>
          </table:table-cell>
        </table:table-row>
        <table:table-row table:style-name="ro1">
          <table:table-cell table:style-name="ce83"/>
          <table:table-cell table:style-name="ce59" table:formula="of:=[M_Dia_NA.B68]" office:value-type="date" office:date-value="2020-04-19" calcext:value-type="date">
            <text:p>19/04</text:p>
          </table:table-cell>
          <table:table-cell table:style-name="ce91" table:formula="of:=[M_Dia_NA.C68]/[.$C$6]" office:value-type="float" office:value="10.2277054125989" calcext:value-type="float">
            <text:p>10</text:p>
          </table:table-cell>
          <table:table-cell table:style-name="ce91" table:formula="of:=[M_Dia_NA.D68]/[.$D$6]" office:value-type="float" office:value="5.26490939154116" calcext:value-type="float">
            <text:p>5</text:p>
          </table:table-cell>
          <table:table-cell table:style-name="ce91" table:formula="of:=[M_Dia_NA.E68]/[.$E$6]" office:value-type="float" office:value="105.844985425356" calcext:value-type="float">
            <text:p>106</text:p>
          </table:table-cell>
          <table:table-cell table:style-name="ce91" table:formula="of:=[M_Dia_NA.F68]/[.$F$6]" office:value-type="float" office:value="7.97727159457268" calcext:value-type="float">
            <text:p>8</text:p>
          </table:table-cell>
          <table:table-cell table:style-name="ce91" table:formula="of:=[M_Dia_NA.G68]/[.$G$6]" office:value-type="float" office:value="48.3477766419981" calcext:value-type="float">
            <text:p>48</text:p>
          </table:table-cell>
          <table:table-cell table:style-name="ce91" table:formula="of:=[M_Dia_NA.H68]/[.$H$6]" office:value-type="float" office:value="29.5844348050506" calcext:value-type="float">
            <text:p>30</text:p>
          </table:table-cell>
          <table:table-cell table:style-name="ce91" table:formula="of:=[M_Dia_NA.I68]/[.$I$6]" office:value-type="float" office:value="25.3366682445123" calcext:value-type="float">
            <text:p>25</text:p>
          </table:table-cell>
          <table:table-cell table:style-name="ce91" table:formula="of:=[M_Dia_NA.J68]/[.$J$6]" office:value-type="float" office:value="32.0709772278187" calcext:value-type="float">
            <text:p>32</text:p>
          </table:table-cell>
          <table:table-cell table:style-name="ce91" table:formula="of:=[M_Dia_NA.K68]/[.$K$6]" office:value-type="float" office:value="57.7722778569258" calcext:value-type="float">
            <text:p>58</text:p>
          </table:table-cell>
          <table:table-cell table:style-name="ce91" table:formula="of:=[M_Dia_NA.L68]/[.$L$6]" office:value-type="float" office:value="10.3538790508119" calcext:value-type="float">
            <text:p>10</text:p>
          </table:table-cell>
          <table:table-cell table:style-name="ce89" table:formula="of:=[M_Dia_NA.M68]/[.$M$6]" office:value-type="float" office:value="6.60865531026013" calcext:value-type="float">
            <text:p>6.6</text:p>
          </table:table-cell>
          <table:table-cell table:style-name="ce91" table:formula="of:=[M_Dia_NA.N68]/[.$N$6]" office:value-type="float" office:value="12.8692590696796" calcext:value-type="float">
            <text:p>13</text:p>
          </table:table-cell>
          <table:table-cell table:style-name="ce91" table:formula="of:=[M_Dia_NA.O68]/[.$O$6]" office:value-type="float" office:value="37.9138299369734" calcext:value-type="float">
            <text:p>38</text:p>
          </table:table-cell>
          <table:table-cell table:style-name="ce91" table:formula="of:=[M_Dia_NA.P68]/[.$P$6]" office:value-type="float" office:value="37.6463560486021" calcext:value-type="float">
            <text:p>38</text:p>
          </table:table-cell>
          <table:table-cell table:style-name="ce91" table:formula="of:=[M_Dia_NA.Q68]/[.$Q$6]" office:value-type="float" office:value="16.4376229588524" calcext:value-type="float">
            <text:p>16</text:p>
          </table:table-cell>
        </table:table-row>
        <table:table-row table:style-name="ro1">
          <table:table-cell table:style-name="ce86" table:formula="of:=[M_Acu_A.A69]" office:value-type="string" office:string-value="L" calcext:value-type="string">
            <text:p>L</text:p>
          </table:table-cell>
          <table:table-cell table:style-name="ce57" table:formula="of:=[M_Dia_NA.B69]" office:value-type="date" office:date-value="2020-04-20" calcext:value-type="date">
            <text:p>20/04</text:p>
          </table:table-cell>
          <table:table-cell table:style-name="ce88" table:formula="of:=[M_Dia_NA.C69]/[.$C$6]" office:value-type="float" office:value="6.11438910535803" calcext:value-type="float">
            <text:p>6.1</text:p>
          </table:table-cell>
          <table:table-cell table:style-name="ce92" table:formula="of:=[M_Dia_NA.D69]/[.$D$6]" office:value-type="float" office:value="10.5298187830823" calcext:value-type="float">
            <text:p>11</text:p>
          </table:table-cell>
          <table:table-cell table:style-name="ce92" table:formula="of:=[M_Dia_NA.E69]/[.$E$6]" office:value-type="float" office:value="66.7283603768551" calcext:value-type="float">
            <text:p>67</text:p>
          </table:table-cell>
          <table:table-cell table:style-name="ce92" table:formula="of:=[M_Dia_NA.F69]/[.$F$6]" office:value-type="float" office:value="7.97727159457268" calcext:value-type="float">
            <text:p>8</text:p>
          </table:table-cell>
          <table:table-cell table:style-name="ce92" table:formula="of:=[M_Dia_NA.G69]/[.$G$6]" office:value-type="float" office:value="47.0506411711152" calcext:value-type="float">
            <text:p>47</text:p>
          </table:table-cell>
          <table:table-cell table:style-name="ce92" table:formula="of:=[M_Dia_NA.H69]/[.$H$6]" office:value-type="float" office:value="40.9688249072473" calcext:value-type="float">
            <text:p>41</text:p>
          </table:table-cell>
          <table:table-cell table:style-name="ce92" table:formula="of:=[M_Dia_NA.I69]/[.$I$6]" office:value-type="float" office:value="20.4524912335219" calcext:value-type="float">
            <text:p>20</text:p>
          </table:table-cell>
          <table:table-cell table:style-name="ce92" table:formula="of:=[M_Dia_NA.J69]/[.$J$6]" office:value-type="float" office:value="33.626382589907" calcext:value-type="float">
            <text:p>34</text:p>
          </table:table-cell>
          <table:table-cell table:style-name="ce92" table:formula="of:=[M_Dia_NA.K69]/[.$K$6]" office:value-type="float" office:value="114.063215255982" calcext:value-type="float">
            <text:p>114</text:p>
          </table:table-cell>
          <table:table-cell table:style-name="ce92" table:formula="of:=[M_Dia_NA.L69]/[.$L$6]" office:value-type="float" office:value="20.7077581016238" calcext:value-type="float">
            <text:p>21</text:p>
          </table:table-cell>
          <table:table-cell table:style-name="ce92" table:formula="of:=[M_Dia_NA.M69]/[.$M$6]" office:value-type="float" office:value="0" calcext:value-type="float">
            <text:p>0</text:p>
          </table:table-cell>
          <table:table-cell table:style-name="ce92" table:formula="of:=[M_Dia_NA.N69]/[.$N$6]" office:value-type="float" office:value="10.0094237208619" calcext:value-type="float">
            <text:p>10</text:p>
          </table:table-cell>
          <table:table-cell table:style-name="ce92" table:formula="of:=[M_Dia_NA.O69]/[.$O$6]" office:value-type="float" office:value="69.9168177902316" calcext:value-type="float">
            <text:p>70</text:p>
          </table:table-cell>
          <table:table-cell table:style-name="ce92" table:formula="of:=[M_Dia_NA.P69]/[.$P$6]" office:value-type="float" office:value="35.6907011889345" calcext:value-type="float">
            <text:p>36</text:p>
          </table:table-cell>
          <table:table-cell table:style-name="ce92" table:formula="of:=[M_Dia_NA.Q69]/[.$Q$6]" office:value-type="float" office:value="23.6701770607474" calcext:value-type="float">
            <text:p>24</text:p>
          </table:table-cell>
        </table:table-row>
        <table:table-row table:style-name="ro1">
          <table:table-cell/>
          <table:table-cell table:formula="of:=[M_Dia_NA.B70]" office:value-type="date" office:date-value="2020-04-21" calcext:value-type="date">
            <text:p>21/04</text:p>
          </table:table-cell>
          <table:table-cell table:style-name="ce90" table:formula="of:=[M_Dia_NA.C70]/[.$C$6]" office:value-type="float" office:value="10.7835589676314" calcext:value-type="float">
            <text:p>11</text:p>
          </table:table-cell>
          <table:table-cell table:formula="of:=[M_Dia_NA.D70]/[.$D$6]" office:value-type="float" office:value="12.2847885802627" calcext:value-type="float">
            <text:p>12.3</text:p>
          </table:table-cell>
          <table:table-cell table:formula="of:=[M_Dia_NA.E70]/[.$E$6]" office:value-type="float" office:value="78.2332500970025" calcext:value-type="float">
            <text:p>78</text:p>
          </table:table-cell>
          <table:table-cell table:style-name="ce90" table:formula="of:=[M_Dia_NA.F70]/[.$F$6]" office:value-type="float" office:value="5.31818106304845" calcext:value-type="float">
            <text:p>5</text:p>
          </table:table-cell>
          <table:table-cell table:formula="of:=[M_Dia_NA.G70]/[.$G$6]" office:value-type="float" office:value="50.7062047708761" calcext:value-type="float">
            <text:p>51</text:p>
          </table:table-cell>
          <table:table-cell table:formula="of:=[M_Dia_NA.H70]/[.$H$6]" office:value-type="float" office:value="39.7704680543845" calcext:value-type="float">
            <text:p>40</text:p>
          </table:table-cell>
          <table:table-cell table:formula="of:=[M_Dia_NA.I70]/[.$I$6]" office:value-type="float" office:value="50.3680754258376" calcext:value-type="float">
            <text:p>50</text:p>
          </table:table-cell>
          <table:table-cell table:formula="of:=[M_Dia_NA.J70]/[.$J$6]" office:value-type="float" office:value="39.551736350243" calcext:value-type="float">
            <text:p>40</text:p>
          </table:table-cell>
          <table:table-cell table:style-name="ce90" table:formula="of:=[M_Dia_NA.K70]/[.$K$6]" office:value-type="float" office:value="63.6976396884054" calcext:value-type="float">
            <text:p>64</text:p>
          </table:table-cell>
          <table:table-cell table:formula="of:=[M_Dia_NA.L70]/[.$L$6]" office:value-type="float" office:value="31.0616371524357" calcext:value-type="float">
            <text:p>31</text:p>
          </table:table-cell>
          <table:table-cell table:formula="of:=[M_Dia_NA.M70]/[.$M$6]" office:value-type="float" office:value="9.91298296539019" calcext:value-type="float">
            <text:p>9.9</text:p>
          </table:table-cell>
          <table:table-cell table:style-name="ce90" table:formula="of:=[M_Dia_NA.N70]/[.$N$6]" office:value-type="float" office:value="12.8692590696796" calcext:value-type="float">
            <text:p>13</text:p>
          </table:table-cell>
          <table:table-cell table:style-name="ce90" table:formula="of:=[M_Dia_NA.O70]/[.$O$6]" office:value-type="float" office:value="64.428178712496" calcext:value-type="float">
            <text:p>64</text:p>
          </table:table-cell>
          <table:table-cell table:formula="of:=[M_Dia_NA.P70]/[.$P$6]" office:value-type="float" office:value="24.4456857458455" calcext:value-type="float">
            <text:p>24</text:p>
          </table:table-cell>
          <table:table-cell table:formula="of:=[M_Dia_NA.Q70]/[.$Q$6]" office:value-type="float" office:value="32.2177409993506" calcext:value-type="float">
            <text:p>32</text:p>
          </table:table-cell>
        </table:table-row>
        <table:table-row table:style-name="ro1">
          <table:table-cell/>
          <table:table-cell table:formula="of:=[M_Dia_NA.B71]" office:value-type="date" office:date-value="2020-04-22" calcext:value-type="date">
            <text:p>22/04</text:p>
          </table:table-cell>
          <table:table-cell table:style-name="ce90" table:formula="of:=[M_Dia_NA.C71]/[.$C$6]" office:value-type="float" office:value="15.6194848964146" calcext:value-type="float">
            <text:p>16</text:p>
          </table:table-cell>
          <table:table-cell table:formula="of:=[M_Dia_NA.D71]/[.$D$6]" office:value-type="float" office:value="11.1148087154758" calcext:value-type="float">
            <text:p>11.1</text:p>
          </table:table-cell>
          <table:table-cell table:formula="of:=[M_Dia_NA.E71]/[.$E$6]" office:value-type="float" office:value="121.491635444757" calcext:value-type="float">
            <text:p>121</text:p>
          </table:table-cell>
          <table:table-cell table:style-name="ce90" table:formula="of:=[M_Dia_NA.F71]/[.$F$6]" office:value-type="float" office:value="12.4090891471131" calcext:value-type="float">
            <text:p>12</text:p>
          </table:table-cell>
          <table:table-cell table:formula="of:=[M_Dia_NA.G71]/[.$G$6]" office:value-type="float" office:value="51.2958118030955" calcext:value-type="float">
            <text:p>51</text:p>
          </table:table-cell>
          <table:table-cell table:formula="of:=[M_Dia_NA.H71]/[.$H$6]" office:value-type="float" office:value="40.7441329973356" calcext:value-type="float">
            <text:p>41</text:p>
          </table:table-cell>
          <table:table-cell table:formula="of:=[M_Dia_NA.I71]/[.$I$6]" office:value-type="float" office:value="42.1260267197915" calcext:value-type="float">
            <text:p>42</text:p>
          </table:table-cell>
          <table:table-cell table:formula="of:=[M_Dia_NA.J71]/[.$J$6]" office:value-type="float" office:value="32.3672449158355" calcext:value-type="float">
            <text:p>32</text:p>
          </table:table-cell>
          <table:table-cell table:style-name="ce90" table:formula="of:=[M_Dia_NA.K71]/[.$K$6]" office:value-type="float" office:value="57.7722778569258" calcext:value-type="float">
            <text:p>58</text:p>
          </table:table-cell>
          <table:table-cell table:formula="of:=[M_Dia_NA.L71]/[.$L$6]" office:value-type="float" office:value="20.7077581016238" calcext:value-type="float">
            <text:p>21</text:p>
          </table:table-cell>
          <table:table-cell table:formula="of:=[M_Dia_NA.M71]/[.$M$6]" office:value-type="float" office:value="6.60865531026013" calcext:value-type="float">
            <text:p>6.6</text:p>
          </table:table-cell>
          <table:table-cell table:style-name="ce90" table:formula="of:=[M_Dia_NA.N71]/[.$N$6]" office:value-type="float" office:value="10.9627021704678" calcext:value-type="float">
            <text:p>11</text:p>
          </table:table-cell>
          <table:table-cell table:style-name="ce90" table:formula="of:=[M_Dia_NA.O71]/[.$O$6]" office:value-type="float" office:value="53.8731035630045" calcext:value-type="float">
            <text:p>54</text:p>
          </table:table-cell>
          <table:table-cell table:formula="of:=[M_Dia_NA.P71]/[.$P$6]" office:value-type="float" office:value="29.3348228950146" calcext:value-type="float">
            <text:p>29</text:p>
          </table:table-cell>
          <table:table-cell table:formula="of:=[M_Dia_NA.Q71]/[.$Q$6]" office:value-type="float" office:value="19.7251475506228" calcext:value-type="float">
            <text:p>20</text:p>
          </table:table-cell>
        </table:table-row>
        <table:table-row table:style-name="ro1">
          <table:table-cell/>
          <table:table-cell table:formula="of:=[M_Dia_NA.B72]" office:value-type="date" office:date-value="2020-04-23" calcext:value-type="date">
            <text:p>23/04</text:p>
          </table:table-cell>
          <table:table-cell table:style-name="ce90" table:formula="of:=[M_Dia_NA.C72]/[.$C$6]" office:value-type="float" office:value="11.9508514331998" calcext:value-type="float">
            <text:p>12</text:p>
          </table:table-cell>
          <table:table-cell table:formula="of:=[M_Dia_NA.D72]/[.$D$6]" office:value-type="float" office:value="7.01987918872155" calcext:value-type="float">
            <text:p>7.0</text:p>
          </table:table-cell>
          <table:table-cell table:formula="of:=[M_Dia_NA.E72]/[.$E$6]" office:value-type="float" office:value="104.924594247744" calcext:value-type="float">
            <text:p>105</text:p>
          </table:table-cell>
          <table:table-cell table:style-name="ce90" table:formula="of:=[M_Dia_NA.F72]/[.$F$6]" office:value-type="float" office:value="8.86363510508076" calcext:value-type="float">
            <text:p>9</text:p>
          </table:table-cell>
          <table:table-cell table:formula="of:=[M_Dia_NA.G72]/[.$G$6]" office:value-type="float" office:value="51.885418835315" calcext:value-type="float">
            <text:p>52</text:p>
          </table:table-cell>
          <table:table-cell table:formula="of:=[M_Dia_NA.H72]/[.$H$6]" office:value-type="float" office:value="38.6470085048256" calcext:value-type="float">
            <text:p>39</text:p>
          </table:table-cell>
          <table:table-cell table:formula="of:=[M_Dia_NA.I72]/[.$I$6]" office:value-type="float" office:value="37.547110771988" calcext:value-type="float">
            <text:p>38</text:p>
          </table:table-cell>
          <table:table-cell table:formula="of:=[M_Dia_NA.J72]/[.$J$6]" office:value-type="float" office:value="34.367051809949" calcext:value-type="float">
            <text:p>34</text:p>
          </table:table-cell>
          <table:table-cell table:style-name="ce90" table:formula="of:=[M_Dia_NA.K72]/[.$K$6]" office:value-type="float" office:value="37.0335114467473" calcext:value-type="float">
            <text:p>37</text:p>
          </table:table-cell>
          <table:table-cell table:formula="of:=[M_Dia_NA.L72]/[.$L$6]" office:value-type="float" office:value="31.0616371524357" calcext:value-type="float">
            <text:p>31</text:p>
          </table:table-cell>
          <table:table-cell table:formula="of:=[M_Dia_NA.M72]/[.$M$6]" office:value-type="float" office:value="12.1158680688102" calcext:value-type="float">
            <text:p>12.1</text:p>
          </table:table-cell>
          <table:table-cell table:style-name="ce90" table:formula="of:=[M_Dia_NA.N72]/[.$N$6]" office:value-type="float" office:value="16.6823728681032" calcext:value-type="float">
            <text:p>17</text:p>
          </table:table-cell>
          <table:table-cell table:style-name="ce90" table:formula="of:=[M_Dia_NA.O72]/[.$O$6]" office:value-type="float" office:value="64.8503817184757" calcext:value-type="float">
            <text:p>65</text:p>
          </table:table-cell>
          <table:table-cell table:formula="of:=[M_Dia_NA.P72]/[.$P$6]" office:value-type="float" office:value="26.4013406055132" calcext:value-type="float">
            <text:p>26</text:p>
          </table:table-cell>
          <table:table-cell table:formula="of:=[M_Dia_NA.Q72]/[.$Q$6]" office:value-type="float" office:value="26.9577016525179" calcext:value-type="float">
            <text:p>27</text:p>
          </table:table-cell>
        </table:table-row>
        <table:table-row table:style-name="ro1">
          <table:table-cell/>
          <table:table-cell table:formula="of:=[M_Dia_NA.B73]" office:value-type="date" office:date-value="2020-04-24" calcext:value-type="date">
            <text:p>24/04</text:p>
          </table:table-cell>
          <table:table-cell table:style-name="ce90" table:formula="of:=[M_Dia_NA.C73]/[.$C$6]" office:value-type="float" office:value="12.6178756992388" calcext:value-type="float">
            <text:p>13</text:p>
          </table:table-cell>
          <table:table-cell table:formula="of:=[M_Dia_NA.D73]/[.$D$6]" office:value-type="float" office:value="4.6799194591477" calcext:value-type="float">
            <text:p>4.7</text:p>
          </table:table-cell>
          <table:table-cell table:formula="of:=[M_Dia_NA.E73]/[.$E$6]" office:value-type="float" office:value="86.9769662843145" calcext:value-type="float">
            <text:p>87</text:p>
          </table:table-cell>
          <table:table-cell table:style-name="ce90" table:formula="of:=[M_Dia_NA.F73]/[.$F$6]" office:value-type="float" office:value="7.97727159457268" calcext:value-type="float">
            <text:p>8</text:p>
          </table:table-cell>
          <table:table-cell table:formula="of:=[M_Dia_NA.G73]/[.$G$6]" office:value-type="float" office:value="43.2771561649105" calcext:value-type="float">
            <text:p>43</text:p>
          </table:table-cell>
          <table:table-cell table:formula="of:=[M_Dia_NA.H73]/[.$H$6]" office:value-type="float" office:value="29.1350509852271" calcext:value-type="float">
            <text:p>29</text:p>
          </table:table-cell>
          <table:table-cell table:formula="of:=[M_Dia_NA.I73]/[.$I$6]" office:value-type="float" office:value="34.1892390769322" calcext:value-type="float">
            <text:p>34</text:p>
          </table:table-cell>
          <table:table-cell table:formula="of:=[M_Dia_NA.J73]/[.$J$6]" office:value-type="float" office:value="31.1081072417641" calcext:value-type="float">
            <text:p>31</text:p>
          </table:table-cell>
          <table:table-cell table:style-name="ce90" table:formula="of:=[M_Dia_NA.K73]/[.$K$6]" office:value-type="float" office:value="325.894900731376" calcext:value-type="float">
            <text:p>326</text:p>
          </table:table-cell>
          <table:table-cell table:formula="of:=[M_Dia_NA.L73]/[.$L$6]" office:value-type="float" office:value="20.7077581016238" calcext:value-type="float">
            <text:p>21</text:p>
          </table:table-cell>
          <table:table-cell table:formula="of:=[M_Dia_NA.M73]/[.$M$6]" office:value-type="float" office:value="12.1158680688102" calcext:value-type="float">
            <text:p>12.1</text:p>
          </table:table-cell>
          <table:table-cell table:style-name="ce90" table:formula="of:=[M_Dia_NA.N73]/[.$N$6]" office:value-type="float" office:value="16.2057336433002" calcext:value-type="float">
            <text:p>16</text:p>
          </table:table-cell>
          <table:table-cell table:style-name="ce90" table:formula="of:=[M_Dia_NA.O73]/[.$O$6]" office:value-type="float" office:value="68.6502087722926" calcext:value-type="float">
            <text:p>69</text:p>
          </table:table-cell>
          <table:table-cell table:formula="of:=[M_Dia_NA.P73]/[.$P$6]" office:value-type="float" office:value="21.5122034563441" calcext:value-type="float">
            <text:p>22</text:p>
          </table:table-cell>
          <table:table-cell table:formula="of:=[M_Dia_NA.Q73]/[.$Q$6]" office:value-type="float" office:value="24.3276819791015" calcext:value-type="float">
            <text:p>24</text:p>
          </table:table-cell>
        </table:table-row>
        <table:table-row table:style-name="ro1">
          <table:table-cell/>
          <table:table-cell table:formula="of:=[M_Dia_NA.B74]" office:value-type="date" office:date-value="2020-04-25" calcext:value-type="date">
            <text:p>25/04</text:p>
          </table:table-cell>
          <table:table-cell table:style-name="ce90" table:formula="of:=[M_Dia_NA.C74]/[.$C$6]" office:value-type="float" office:value="9.94977863508261" calcext:value-type="float">
            <text:p>10</text:p>
          </table:table-cell>
          <table:table-cell table:formula="of:=[M_Dia_NA.D74]/[.$D$6]" office:value-type="float" office:value="3.50993959436077" calcext:value-type="float">
            <text:p>3.5</text:p>
          </table:table-cell>
          <table:table-cell table:formula="of:=[M_Dia_NA.E74]/[.$E$6]" office:value-type="float" office:value="109.526550135803" calcext:value-type="float">
            <text:p>110</text:p>
          </table:table-cell>
          <table:table-cell table:style-name="ce90" table:formula="of:=[M_Dia_NA.F74]/[.$F$6]" office:value-type="float" office:value="13.2954526576211" calcext:value-type="float">
            <text:p>13</text:p>
          </table:table-cell>
          <table:table-cell table:formula="of:=[M_Dia_NA.G74]/[.$G$6]" office:value-type="float" office:value="44.5742916357934" calcext:value-type="float">
            <text:p>45</text:p>
          </table:table-cell>
          <table:table-cell table:formula="of:=[M_Dia_NA.H74]/[.$H$6]" office:value-type="float" office:value="27.6371049191486" calcext:value-type="float">
            <text:p>28</text:p>
          </table:table-cell>
          <table:table-cell table:formula="of:=[M_Dia_NA.I74]/[.$I$6]" office:value-type="float" office:value="36.6313275824274" calcext:value-type="float">
            <text:p>37</text:p>
          </table:table-cell>
          <table:table-cell table:formula="of:=[M_Dia_NA.J74]/[.$J$6]" office:value-type="float" office:value="30.7377726317431" calcext:value-type="float">
            <text:p>31</text:p>
          </table:table-cell>
          <table:table-cell table:style-name="ce90" table:formula="of:=[M_Dia_NA.K74]/[.$K$6]" office:value-type="float" office:value="72.5856824356247" calcext:value-type="float">
            <text:p>73</text:p>
          </table:table-cell>
          <table:table-cell table:formula="of:=[M_Dia_NA.L74]/[.$L$6]" office:value-type="float" office:value="0" calcext:value-type="float">
            <text:p>0</text:p>
          </table:table-cell>
          <table:table-cell table:formula="of:=[M_Dia_NA.M74]/[.$M$6]" office:value-type="float" office:value="2.20288510342004" calcext:value-type="float">
            <text:p>2.2</text:p>
          </table:table-cell>
          <table:table-cell table:style-name="ce90" table:formula="of:=[M_Dia_NA.N74]/[.$N$6]" office:value-type="float" office:value="12.3926198448767" calcext:value-type="float">
            <text:p>12</text:p>
          </table:table-cell>
          <table:table-cell table:style-name="ce90" table:formula="of:=[M_Dia_NA.O74]/[.$O$6]" office:value-type="float" office:value="34.8739682939199" calcext:value-type="float">
            <text:p>35</text:p>
          </table:table-cell>
          <table:table-cell table:formula="of:=[M_Dia_NA.P74]/[.$P$6]" office:value-type="float" office:value="14.1784977325904" calcext:value-type="float">
            <text:p>14</text:p>
          </table:table-cell>
          <table:table-cell table:formula="of:=[M_Dia_NA.Q74]/[.$Q$6]" office:value-type="float" office:value="6.57504918354095" calcext:value-type="float">
            <text:p>7</text:p>
          </table:table-cell>
        </table:table-row>
        <table:table-row table:style-name="ro1">
          <table:table-cell/>
          <table:table-cell table:formula="of:=[M_Dia_NA.B75]" office:value-type="date" office:date-value="2020-04-26" calcext:value-type="date">
            <text:p>26/04</text:p>
          </table:table-cell>
          <table:table-cell table:style-name="ce90" table:formula="of:=[M_Dia_NA.C75]/[.$C$6]" office:value-type="float" office:value="7.78194977045568" calcext:value-type="float">
            <text:p>8</text:p>
          </table:table-cell>
          <table:table-cell table:formula="of:=[M_Dia_NA.D75]/[.$D$6]" office:value-type="float" office:value="3.50993959436077" calcext:value-type="float">
            <text:p>3.5</text:p>
          </table:table-cell>
          <table:table-cell table:formula="of:=[M_Dia_NA.E75]/[.$E$6]" office:value-type="float" office:value="81.4546192186437" calcext:value-type="float">
            <text:p>81</text:p>
          </table:table-cell>
          <table:table-cell table:style-name="ce90" table:formula="of:=[M_Dia_NA.F75]/[.$F$6]" office:value-type="float" office:value="3.5454540420323" calcext:value-type="float">
            <text:p>4</text:p>
          </table:table-cell>
          <table:table-cell table:formula="of:=[M_Dia_NA.G75]/[.$G$6]" office:value-type="float" office:value="33.9613650558426" calcext:value-type="float">
            <text:p>34</text:p>
          </table:table-cell>
          <table:table-cell table:formula="of:=[M_Dia_NA.H75]/[.$H$6]" office:value-type="float" office:value="18.12514739955" calcext:value-type="float">
            <text:p>18</text:p>
          </table:table-cell>
          <table:table-cell table:formula="of:=[M_Dia_NA.I75]/[.$I$6]" office:value-type="float" office:value="20.147230170335" calcext:value-type="float">
            <text:p>20</text:p>
          </table:table-cell>
          <table:table-cell table:formula="of:=[M_Dia_NA.J75]/[.$J$6]" office:value-type="float" office:value="19.2573997210921" calcext:value-type="float">
            <text:p>19</text:p>
          </table:table-cell>
          <table:table-cell table:style-name="ce90" table:formula="of:=[M_Dia_NA.K75]/[.$K$6]" office:value-type="float" office:value="35.5521709888774" calcext:value-type="float">
            <text:p>36</text:p>
          </table:table-cell>
          <table:table-cell table:formula="of:=[M_Dia_NA.L75]/[.$L$6]" office:value-type="float" office:value="31.0616371524357" calcext:value-type="float">
            <text:p>31</text:p>
          </table:table-cell>
          <table:table-cell table:formula="of:=[M_Dia_NA.M75]/[.$M$6]" office:value-type="float" office:value="0" calcext:value-type="float">
            <text:p>0.0</text:p>
          </table:table-cell>
          <table:table-cell table:style-name="ce90" table:formula="of:=[M_Dia_NA.N75]/[.$N$6]" office:value-type="float" office:value="10.9627021704678" calcext:value-type="float">
            <text:p>11</text:p>
          </table:table-cell>
          <table:table-cell table:style-name="ce90" table:formula="of:=[M_Dia_NA.O75]/[.$O$6]" office:value-type="float" office:value="30.3986164305355" calcext:value-type="float">
            <text:p>30</text:p>
          </table:table-cell>
          <table:table-cell table:formula="of:=[M_Dia_NA.P75]/[.$P$6]" office:value-type="float" office:value="19.5565485966764" calcext:value-type="float">
            <text:p>20</text:p>
          </table:table-cell>
          <table:table-cell table:formula="of:=[M_Dia_NA.Q75]/[.$Q$6]" office:value-type="float" office:value="9.20506885695732" calcext:value-type="float">
            <text:p>9</text:p>
          </table:table-cell>
        </table:table-row>
        <table:table-row table:style-name="ro1">
          <table:table-cell/>
          <table:table-cell table:formula="of:=[M_Dia_NA.B76]" office:value-type="date" office:date-value="2020-04-27" calcext:value-type="date">
            <text:p>27/04</text:p>
          </table:table-cell>
          <table:table-cell table:style-name="ce90" table:formula="of:=[M_Dia_NA.C76]/[.$C$6]" office:value-type="float" office:value="6.11438910535803" calcext:value-type="float">
            <text:p>6</text:p>
          </table:table-cell>
          <table:table-cell table:formula="of:=[M_Dia_NA.D76]/[.$D$6]" office:value-type="float" office:value="4.09492952675424" calcext:value-type="float">
            <text:p>4.1</text:p>
          </table:table-cell>
          <table:table-cell table:formula="of:=[M_Dia_NA.E76]/[.$E$6]" office:value-type="float" office:value="52.0021015350663" calcext:value-type="float">
            <text:p>52</text:p>
          </table:table-cell>
          <table:table-cell table:style-name="ce90" table:formula="of:=[M_Dia_NA.F76]/[.$F$6]" office:value-type="float" office:value="4.43181755254038" calcext:value-type="float">
            <text:p>4</text:p>
          </table:table-cell>
          <table:table-cell table:formula="of:=[M_Dia_NA.G76]/[.$G$6]" office:value-type="float" office:value="39.0319855329302" calcext:value-type="float">
            <text:p>39</text:p>
          </table:table-cell>
          <table:table-cell table:formula="of:=[M_Dia_NA.H76]/[.$H$6]" office:value-type="float" office:value="32.7301215438155" calcext:value-type="float">
            <text:p>33</text:p>
          </table:table-cell>
          <table:table-cell table:formula="of:=[M_Dia_NA.I76]/[.$I$6]" office:value-type="float" office:value="13.1262257170365" calcext:value-type="float">
            <text:p>13</text:p>
          </table:table-cell>
          <table:table-cell table:formula="of:=[M_Dia_NA.J76]/[.$J$6]" office:value-type="float" office:value="24.6642850273987" calcext:value-type="float">
            <text:p>25</text:p>
          </table:table-cell>
          <table:table-cell table:style-name="ce90" table:formula="of:=[M_Dia_NA.K76]/[.$K$6]" office:value-type="float" office:value="22.2201068680484" calcext:value-type="float">
            <text:p>22</text:p>
          </table:table-cell>
          <table:table-cell table:formula="of:=[M_Dia_NA.L76]/[.$L$6]" office:value-type="float" office:value="0" calcext:value-type="float">
            <text:p>0</text:p>
          </table:table-cell>
          <table:table-cell table:formula="of:=[M_Dia_NA.M76]/[.$M$6]" office:value-type="float" office:value="0" calcext:value-type="float">
            <text:p>0.0</text:p>
          </table:table-cell>
          <table:table-cell table:style-name="ce90" table:formula="of:=[M_Dia_NA.N76]/[.$N$6]" office:value-type="float" office:value="11.9159806200737" calcext:value-type="float">
            <text:p>12</text:p>
          </table:table-cell>
          <table:table-cell table:style-name="ce90" table:formula="of:=[M_Dia_NA.O76]/[.$O$6]" office:value-type="float" office:value="49.4821923008161" calcext:value-type="float">
            <text:p>49</text:p>
          </table:table-cell>
          <table:table-cell table:formula="of:=[M_Dia_NA.P76]/[.$P$6]" office:value-type="float" office:value="10.2671880132551" calcext:value-type="float">
            <text:p>10</text:p>
          </table:table-cell>
          <table:table-cell table:formula="of:=[M_Dia_NA.Q76]/[.$Q$6]" office:value-type="float" office:value="34.847760672767" calcext:value-type="float">
            <text:p>35</text:p>
          </table:table-cell>
        </table:table-row>
        <table:table-row table:style-name="ro1">
          <table:table-cell/>
          <table:table-cell table:formula="of:=[M_Dia_NA.B77]" office:value-type="date" office:date-value="2020-04-28" calcext:value-type="date">
            <text:p>28/04</text:p>
          </table:table-cell>
          <table:table-cell table:style-name="ce90" table:formula="of:=[M_Dia_NA.C77]/[.$C$6]" office:value-type="float" office:value="9.06041294703054" calcext:value-type="float">
            <text:p>9</text:p>
          </table:table-cell>
          <table:table-cell table:formula="of:=[M_Dia_NA.D77]/[.$D$6]" office:value-type="float" office:value="11.6997986478692" calcext:value-type="float">
            <text:p>11.7</text:p>
          </table:table-cell>
          <table:table-cell table:formula="of:=[M_Dia_NA.E77]/[.$E$6]" office:value-type="float" office:value="57.0642530119312" calcext:value-type="float">
            <text:p>57</text:p>
          </table:table-cell>
          <table:table-cell table:style-name="ce90" table:formula="of:=[M_Dia_NA.F77]/[.$F$6]" office:value-type="float" office:value="6.20454457355653" calcext:value-type="float">
            <text:p>6</text:p>
          </table:table-cell>
          <table:table-cell table:formula="of:=[M_Dia_NA.G77]/[.$G$6]" office:value-type="float" office:value="35.4943433396132" calcext:value-type="float">
            <text:p>35</text:p>
          </table:table-cell>
          <table:table-cell table:formula="of:=[M_Dia_NA.H77]/[.$H$6]" office:value-type="float" office:value="27.4873103125407" calcext:value-type="float">
            <text:p>27</text:p>
          </table:table-cell>
          <table:table-cell table:formula="of:=[M_Dia_NA.I77]/[.$I$6]" office:value-type="float" office:value="14.6525310329709" calcext:value-type="float">
            <text:p>15</text:p>
          </table:table-cell>
          <table:table-cell table:formula="of:=[M_Dia_NA.J77]/[.$J$6]" office:value-type="float" office:value="28.2935642056045" calcext:value-type="float">
            <text:p>28</text:p>
          </table:table-cell>
          <table:table-cell table:style-name="ce90" table:formula="of:=[M_Dia_NA.K77]/[.$K$6]" office:value-type="float" office:value="84.4364060985839" calcext:value-type="float">
            <text:p>84</text:p>
          </table:table-cell>
          <table:table-cell table:formula="of:=[M_Dia_NA.L77]/[.$L$6]" office:value-type="float" office:value="10.3538790508119" calcext:value-type="float">
            <text:p>10</text:p>
          </table:table-cell>
          <table:table-cell table:formula="of:=[M_Dia_NA.M77]/[.$M$6]" office:value-type="float" office:value="2.20288510342004" calcext:value-type="float">
            <text:p>2.2</text:p>
          </table:table-cell>
          <table:table-cell table:style-name="ce90" table:formula="of:=[M_Dia_NA.N77]/[.$N$6]" office:value-type="float" office:value="9.53278449605897" calcext:value-type="float">
            <text:p>10</text:p>
          </table:table-cell>
          <table:table-cell table:style-name="ce90"/>
          <table:table-cell/>
          <table:table-cell table:formula="of:=[M_Dia_NA.Q77]/[.$Q$6]" office:value-type="float" office:value="23.6701770607474" calcext:value-type="float">
            <text:p>24</text:p>
          </table:table-cell>
        </table:table-row>
        <table:table-row table:style-name="ro1">
          <table:table-cell table:number-columns-repeated="2"/>
          <table:table-cell table:style-name="ce90"/>
          <table:table-cell table:number-columns-repeated="2"/>
          <table:table-cell table:style-name="ce90"/>
          <table:table-cell table:number-columns-repeated="4"/>
          <table:table-cell table:style-name="ce90"/>
          <table:table-cell table:number-columns-repeated="2"/>
          <table:table-cell table:style-name="ce90" table:number-columns-repeated="2"/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ce87"/>
          <table:table-cell/>
          <table:table-cell table:style-name="ce87" table:number-columns-repeated="4"/>
          <table:table-cell/>
          <table:table-cell table:style-name="ce87"/>
          <table:table-cell table:number-columns-repeated="3"/>
          <table:table-cell table:style-name="ce87" table:number-columns-repeated="2"/>
        </table:table-row>
        <table:table-row table:style-name="ro1">
          <table:table-cell/>
          <table:table-cell table:style-name="Default" office:value-type="string" calcext:value-type="string">
            <text:p>Máximo</text:p>
          </table:table-cell>
          <table:table-cell table:style-name="ce90" table:formula="of:=MAX([.C$9:.C80])" office:value-type="float" office:value="17.5093869835253" calcext:value-type="float">
            <text:p>18</text:p>
          </table:table-cell>
          <table:table-cell table:style-name="ce90" table:formula="of:=MAX([.D$9:.D80])" office:value-type="float" office:value="17.5496979718039" calcext:value-type="float">
            <text:p>18</text:p>
          </table:table-cell>
          <table:table-cell table:formula="of:=MAX([.E$9:.E80])" office:value-type="float" office:value="228.257012047725" calcext:value-type="float">
            <text:p>228</text:p>
          </table:table-cell>
          <table:table-cell table:style-name="ce90" table:formula="of:=MAX([.F$9:.F80])" office:value-type="float" office:value="19.4999972311777" calcext:value-type="float">
            <text:p>19</text:p>
          </table:table-cell>
          <table:table-cell table:formula="of:=MAX([.G$9:.G80])" office:value-type="float" office:value="112.025336121703" calcext:value-type="float">
            <text:p>112</text:p>
          </table:table-cell>
          <table:table-cell table:formula="of:=MAX([.H$9:.H80])" office:value-type="float" office:value="107.702322151045" calcext:value-type="float">
            <text:p>108</text:p>
          </table:table-cell>
          <table:table-cell table:formula="of:=MAX([.I$9:.I80])" office:value-type="float" office:value="71.4310887857334" calcext:value-type="float">
            <text:p>71</text:p>
          </table:table-cell>
          <table:table-cell table:formula="of:=MAX([.J$9:.J80])" office:value-type="float" office:value="71.7708474220701" calcext:value-type="float">
            <text:p>72</text:p>
          </table:table-cell>
          <table:table-cell table:style-name="ce90" table:formula="of:=MAX([.K$9:.K80])" office:value-type="float" office:value="325.894900731376" calcext:value-type="float">
            <text:p>326</text:p>
          </table:table-cell>
          <table:table-cell table:formula="of:=MAX([.L$9:.L80])" office:value-type="float" office:value="82.8310324064953" calcext:value-type="float">
            <text:p>83</text:p>
          </table:table-cell>
          <table:table-cell table:style-name="ce90" table:formula="of:=MAX([.M$9:.M80])" office:value-type="float" office:value="14.3187531722303" calcext:value-type="float">
            <text:p>14</text:p>
          </table:table-cell>
          <table:table-cell table:style-name="ce90" table:formula="of:=MAX([.N$9:.N80])" office:value-type="float" office:value="17.6356513177091" calcext:value-type="float">
            <text:p>18</text:p>
          </table:table-cell>
          <table:table-cell table:style-name="ce90" table:formula="of:=MAX([.O$9:.O80])" office:value-type="float" office:value="82.7517891720132" calcext:value-type="float">
            <text:p>83</text:p>
          </table:table-cell>
          <table:table-cell table:formula="of:=MAX([.P$9:.P80])" office:value-type="float" office:value="54.2694223557771" calcext:value-type="float">
            <text:p>54</text:p>
          </table:table-cell>
          <table:table-cell table:formula="of:=MAX([.Q$9:.Q80])" office:value-type="float" office:value="43.3953246113702" calcext:value-type="float">
            <text:p>43</text:p>
          </table:table-cell>
        </table:table-row>
      </table:table>
      <table:table table:name="M_Acu_NA_2" table:style-name="ta1">
        <office:forms form:automatic-focus="false" form:apply-design-mode="false"/>
        <table:table-column table:style-name="co16" table:default-cell-style-name="Default"/>
        <table:table-column table:style-name="co1" table:number-columns-repeated="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column table:style-name="co1" table:number-columns-repeated="14" table:default-cell-style-name="ce49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style-name="ce49" table:number-columns-repeated="5"/>
          <table:table-cell table:number-columns-repeated="2"/>
          <table:table-cell table:style-name="ce49" table:number-columns-repeated="5"/>
          <table:table-cell table:number-columns-repeated="17"/>
        </table:table-row>
        <table:table-row table:style-name="ro1">
          <table:table-cell/>
          <table:table-cell table:style-name="ce54" office:value-type="string" calcext:value-type="string">
            <text:p>Datos de diferentes países, NO ajustados a la población</text:p>
          </table:table-cell>
          <table:table-cell table:style-name="ce49" table:number-columns-repeated="5"/>
          <table:table-cell table:number-columns-repeated="2"/>
          <table:table-cell table:style-name="ce49" table:number-columns-repeated="5"/>
          <table:table-cell table:number-columns-repeated="17"/>
        </table:table-row>
        <table:table-row table:style-name="ro1">
          <table:table-cell/>
          <table:table-cell table:style-name="ce55" office:value-type="string" calcext:value-type="string">
            <text:p>Muertes acumuladas</text:p>
          </table:table-cell>
          <table:table-cell table:style-name="ce49" table:number-columns-repeated="4"/>
          <table:table-cell table:style-name="ce60"/>
          <table:table-cell table:number-columns-repeated="2"/>
          <table:table-cell table:style-name="ce49" table:number-columns-repeated="5"/>
          <table:table-cell table:number-columns-repeated="17"/>
        </table:table-row>
        <table:table-row table:style-name="ro1">
          <table:table-cell table:number-columns-repeated="2"/>
          <table:table-cell table:style-name="ce49" table:number-columns-repeated="4"/>
          <table:table-cell table:style-name="ce101"/>
          <table:table-cell table:number-columns-repeated="2"/>
          <table:table-cell table:style-name="ce49" table:number-columns-repeated="5"/>
          <table:table-cell table:number-columns-repeated="17"/>
        </table:table-row>
        <table:table-row table:style-name="ro1">
          <table:table-cell table:number-columns-repeated="2"/>
          <table:table-cell table:style-name="ce49" table:number-columns-repeated="5"/>
          <table:table-cell table:number-columns-repeated="2"/>
          <table:table-cell table:style-name="ce49" table:number-columns-repeated="5"/>
          <table:table-cell table:number-columns-repeated="17"/>
        </table:table-row>
        <table:table-row table:style-name="ro1">
          <table:table-cell/>
          <table:table-cell table:style-name="ce60"/>
          <table:table-cell table:style-name="ce87" table:number-columns-repeated="5"/>
          <table:table-cell table:number-columns-repeated="2"/>
          <table:table-cell table:style-name="ce49" table:number-columns-repeated="5"/>
          <table:table-cell table:number-columns-repeated="17"/>
        </table:table-row>
        <table:table-row table:style-name="ro1">
          <table:table-cell table:number-columns-repeated="2"/>
          <table:table-cell table:style-name="ce49" table:number-columns-repeated="4"/>
          <table:table-cell table:number-columns-repeated="3"/>
          <table:table-cell table:style-name="ce49" table:number-columns-repeated="5"/>
          <table:table-cell table:number-columns-repeated="17"/>
        </table:table-row>
        <table:table-row table:style-name="ro1">
          <table:table-cell table:style-name="ce83"/>
          <table:table-cell table:style-name="ce107"/>
          <table:table-cell table:style-name="ce89" table:formula="of:=[M_Acu_NA.G8]" office:value-type="string" office:string-value="España" calcext:value-type="string">
            <text:p>España</text:p>
          </table:table-cell>
          <table:table-cell table:style-name="ce89" table:formula="of:=[M_Acu_NA.H8]" office:value-type="string" office:string-value="Francia" calcext:value-type="string">
            <text:p>Francia</text:p>
          </table:table-cell>
          <table:table-cell table:style-name="ce89" table:formula="of:=[M_Acu_NA.J8]" office:value-type="string" office:string-value="Italia" calcext:value-type="string">
            <text:p>Italia</text:p>
          </table:table-cell>
          <table:table-cell table:style-name="ce89" table:formula="of:=[M_Acu_NA.O8]" office:value-type="string" office:string-value="Reino Unido" calcext:value-type="string">
            <text:p>Reino Unido</text:p>
          </table:table-cell>
          <table:table-cell table:style-name="ce109"/>
          <table:table-cell/>
          <table:table-cell table:style-name="ce78"/>
          <table:table-cell table:style-name="ce89" table:formula="of:=[M_Acu_NA.C8]" office:value-type="string" office:string-value="Alemania" calcext:value-type="string">
            <text:p>Alemania</text:p>
          </table:table-cell>
          <table:table-cell table:style-name="ce89" table:formula="of:=[M_Acu_NA.E8]" office:value-type="string" office:string-value="Bélgica" calcext:value-type="string">
            <text:p>Bélgica</text:p>
          </table:table-cell>
          <table:table-cell table:style-name="ce89" table:formula="of:=[M_Acu_NA.I8]" office:value-type="string" office:string-value="Holanda" calcext:value-type="string">
            <text:p>Holanda</text:p>
          </table:table-cell>
          <table:table-cell table:style-name="ce89" table:formula="of:=[M_Acu_NA.P8]" office:value-type="string" office:string-value="Suecia" calcext:value-type="string">
            <text:p>Suecia</text:p>
          </table:table-cell>
          <table:table-cell table:style-name="ce89" table:formula="of:=[M_Acu_NA.Q8]" office:value-type="string" office:string-value="Suiza" calcext:value-type="string">
            <text:p>Suiza</text:p>
          </table:table-cell>
          <table:table-cell table:number-columns-repeated="3"/>
          <table:table-cell table:style-name="ce89" table:formula="of:=[M_Acu_NA.D8]" office:value-type="string" office:string-value="Austria" calcext:value-type="string">
            <text:p>Austria</text:p>
          </table:table-cell>
          <table:table-cell table:style-name="ce89" table:formula="of:=[M_Acu_NA.F8]" office:value-type="string" office:string-value="Dinamarca" calcext:value-type="string">
            <text:p>Dinamarca</text:p>
          </table:table-cell>
          <table:table-cell table:style-name="ce89" table:formula="of:=[M_Acu_NA.K8]" office:value-type="string" office:string-value="Irlanda" calcext:value-type="string">
            <text:p>Irlanda</text:p>
          </table:table-cell>
          <table:table-cell table:style-name="ce89" table:formula="of:=[M_Acu_NA.L8]" office:value-type="string" office:string-value="Luxemburgo" calcext:value-type="string">
            <text:p>Luxemburgo</text:p>
          </table:table-cell>
          <table:table-cell table:style-name="ce89" table:formula="of:=[M_Acu_NA.M8]" office:value-type="string" office:string-value="Noruega" calcext:value-type="string">
            <text:p>Noruega</text:p>
          </table:table-cell>
          <table:table-cell table:style-name="ce89" table:formula="of:=[M_Acu_NA.N8]" office:value-type="string" office:string-value="Portugal" calcext:value-type="string">
            <text:p>Portugal</text:p>
          </table:table-cell>
          <table:table-cell table:number-columns-repeated="8"/>
        </table:table-row>
        <table:table-row table:style-name="ro1">
          <table:table-cell table:style-name="ce86"/>
          <table:table-cell table:style-name="ce57" table:formula="of:=[C_Acu_NA.B9]" office:value-type="date" office:date-value="2020-02-20" calcext:value-type="date">
            <text:p>20/02</text:p>
          </table:table-cell>
          <table:table-cell table:style-name="ce49" table:formula="of:=[M_Acu_NA.G9]" office:value-type="float" office:value="1" calcext:value-type="float">
            <text:p>1</text:p>
          </table:table-cell>
          <table:table-cell table:style-name="ce49" table:number-columns-repeated="3"/>
          <table:table-cell table:number-columns-repeated="2"/>
          <table:table-cell table:style-name="ce57" table:formula="of:=[.B9]" office:value-type="date" office:date-value="2020-02-20" calcext:value-type="date">
            <text:p>20/02</text:p>
          </table:table-cell>
          <table:table-cell table:style-name="ce49" table:number-columns-repeated="5"/>
          <table:table-cell table:number-columns-repeated="2"/>
          <table:table-cell table:style-name="ce113" table:formula="of:=[.B9]" office:value-type="date" office:date-value="2020-02-20" calcext:value-type="date">
            <text:p>20/02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10]" office:value-type="date" office:date-value="2020-02-21" calcext:value-type="date">
            <text:p>21/02</text:p>
          </table:table-cell>
          <table:table-cell table:style-name="ce49" table:formula="of:=[M_Acu_NA.G10]" office:value-type="float" office:value="1" calcext:value-type="float">
            <text:p>1</text:p>
          </table:table-cell>
          <table:table-cell table:style-name="ce49" table:formula="of:=[M_Acu_NA.H10]" office:value-type="float" office:value="1" calcext:value-type="float">
            <text:p>1</text:p>
          </table:table-cell>
          <table:table-cell table:style-name="ce49" table:formula="of:=[M_Acu_NA.J10]" office:value-type="float" office:value="1" calcext:value-type="float">
            <text:p>1</text:p>
          </table:table-cell>
          <table:table-cell table:style-name="ce49"/>
          <table:table-cell table:number-columns-repeated="2"/>
          <table:table-cell table:style-name="ce58" table:formula="of:=[.B10]" office:value-type="date" office:date-value="2020-02-21" calcext:value-type="date">
            <text:p>21/02</text:p>
          </table:table-cell>
          <table:table-cell table:style-name="ce49" table:number-columns-repeated="5"/>
          <table:table-cell table:number-columns-repeated="2"/>
          <table:table-cell table:style-name="ce113" table:formula="of:=[.B10]" office:value-type="date" office:date-value="2020-02-21" calcext:value-type="date">
            <text:p>21/02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11]" office:value-type="date" office:date-value="2020-02-22" calcext:value-type="date">
            <text:p>22/02</text:p>
          </table:table-cell>
          <table:table-cell table:style-name="ce49" table:formula="of:=[M_Acu_NA.G11]" office:value-type="float" office:value="1" calcext:value-type="float">
            <text:p>1</text:p>
          </table:table-cell>
          <table:table-cell table:style-name="ce49" table:formula="of:=[M_Acu_NA.H11]" office:value-type="float" office:value="1" calcext:value-type="float">
            <text:p>1</text:p>
          </table:table-cell>
          <table:table-cell table:style-name="ce49" table:formula="of:=[M_Acu_NA.J11]" office:value-type="float" office:value="2" calcext:value-type="float">
            <text:p>2</text:p>
          </table:table-cell>
          <table:table-cell table:style-name="ce49"/>
          <table:table-cell table:number-columns-repeated="2"/>
          <table:table-cell table:style-name="ce58" table:formula="of:=[.B11]" office:value-type="date" office:date-value="2020-02-22" calcext:value-type="date">
            <text:p>22/02</text:p>
          </table:table-cell>
          <table:table-cell table:style-name="ce49" table:number-columns-repeated="5"/>
          <table:table-cell table:number-columns-repeated="2"/>
          <table:table-cell table:style-name="ce113" table:formula="of:=[.B11]" office:value-type="date" office:date-value="2020-02-22" calcext:value-type="date">
            <text:p>22/02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12]" office:value-type="date" office:date-value="2020-02-23" calcext:value-type="date">
            <text:p>23/02</text:p>
          </table:table-cell>
          <table:table-cell table:style-name="ce49" table:formula="of:=[M_Acu_NA.G12]" office:value-type="float" office:value="1" calcext:value-type="float">
            <text:p>1</text:p>
          </table:table-cell>
          <table:table-cell table:style-name="ce49" table:formula="of:=[M_Acu_NA.H12]" office:value-type="float" office:value="1" calcext:value-type="float">
            <text:p>1</text:p>
          </table:table-cell>
          <table:table-cell table:style-name="ce49" table:formula="of:=[M_Acu_NA.J12]" office:value-type="float" office:value="3" calcext:value-type="float">
            <text:p>3</text:p>
          </table:table-cell>
          <table:table-cell table:style-name="ce49"/>
          <table:table-cell table:number-columns-repeated="2"/>
          <table:table-cell table:style-name="ce58" table:formula="of:=[.B12]" office:value-type="date" office:date-value="2020-02-23" calcext:value-type="date">
            <text:p>23/02</text:p>
          </table:table-cell>
          <table:table-cell table:style-name="ce49" table:number-columns-repeated="5"/>
          <table:table-cell table:number-columns-repeated="2"/>
          <table:table-cell table:style-name="ce113" table:formula="of:=[.B12]" office:value-type="date" office:date-value="2020-02-23" calcext:value-type="date">
            <text:p>23/02</text:p>
          </table:table-cell>
          <table:table-cell table:number-columns-repeated="14"/>
        </table:table-row>
        <table:table-row table:style-name="ro1">
          <table:table-cell table:style-name="ce80" table:formula="of:=[C_Acu_NA.A13]" office:value-type="string" office:string-value="L" calcext:value-type="string">
            <text:p>L</text:p>
          </table:table-cell>
          <table:table-cell table:style-name="ce57" table:formula="of:=[C_Acu_NA.B13]" office:value-type="date" office:date-value="2020-02-24" calcext:value-type="date">
            <text:p>24/02</text:p>
          </table:table-cell>
          <table:table-cell table:style-name="ce50" table:formula="of:=[M_Acu_NA.G13]" office:value-type="float" office:value="1" calcext:value-type="float">
            <text:p>1</text:p>
          </table:table-cell>
          <table:table-cell table:style-name="ce50" table:formula="of:=[M_Acu_NA.H13]" office:value-type="float" office:value="1" calcext:value-type="float">
            <text:p>1</text:p>
          </table:table-cell>
          <table:table-cell table:style-name="ce50" table:formula="of:=[M_Acu_NA.J13]" office:value-type="float" office:value="7" calcext:value-type="float">
            <text:p>7</text:p>
          </table:table-cell>
          <table:table-cell table:style-name="ce50"/>
          <table:table-cell table:style-name="ce77"/>
          <table:table-cell table:style-name="ce80" table:formula="of:=[.A13]" office:value-type="string" office:string-value="L" calcext:value-type="string">
            <text:p>L</text:p>
          </table:table-cell>
          <table:table-cell table:style-name="ce57" table:formula="of:=[.B13]" office:value-type="date" office:date-value="2020-02-24" calcext:value-type="date">
            <text:p>24/02</text:p>
          </table:table-cell>
          <table:table-cell table:style-name="ce50" table:number-columns-repeated="5"/>
          <table:table-cell/>
          <table:table-cell table:style-name="ce50" table:formula="of:=[.A13]" office:value-type="string" office:string-value="L" calcext:value-type="string">
            <text:p>L</text:p>
          </table:table-cell>
          <table:table-cell table:style-name="ce80" table:formula="of:=[.B13]" office:value-type="date" office:date-value="2020-02-24" calcext:value-type="date">
            <text:p>24/02</text:p>
          </table:table-cell>
          <table:table-cell table:style-name="ce50" table:number-columns-repeated="6"/>
          <table:table-cell table:number-columns-repeated="8"/>
        </table:table-row>
        <table:table-row table:style-name="ro1">
          <table:table-cell/>
          <table:table-cell table:style-name="ce58" table:formula="of:=[C_Acu_NA.B14]" office:value-type="date" office:date-value="2020-02-25" calcext:value-type="date">
            <text:p>25/02</text:p>
          </table:table-cell>
          <table:table-cell table:style-name="ce49" table:formula="of:=[M_Acu_NA.G14]" office:value-type="float" office:value="1" calcext:value-type="float">
            <text:p>1</text:p>
          </table:table-cell>
          <table:table-cell table:style-name="ce49" table:formula="of:=[M_Acu_NA.H14]" office:value-type="float" office:value="1" calcext:value-type="float">
            <text:p>1</text:p>
          </table:table-cell>
          <table:table-cell table:style-name="ce49" table:formula="of:=[M_Acu_NA.J14]" office:value-type="float" office:value="10" calcext:value-type="float">
            <text:p>10</text:p>
          </table:table-cell>
          <table:table-cell table:style-name="ce49"/>
          <table:table-cell table:number-columns-repeated="2"/>
          <table:table-cell table:style-name="ce58" table:formula="of:=[.B14]" office:value-type="date" office:date-value="2020-02-25" calcext:value-type="date">
            <text:p>25/02</text:p>
          </table:table-cell>
          <table:table-cell table:style-name="ce49" table:number-columns-repeated="5"/>
          <table:table-cell table:number-columns-repeated="2"/>
          <table:table-cell table:style-name="ce113" table:formula="of:=[.B14]" office:value-type="date" office:date-value="2020-02-25" calcext:value-type="date">
            <text:p>25/02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15]" office:value-type="date" office:date-value="2020-02-26" calcext:value-type="date">
            <text:p>26/02</text:p>
          </table:table-cell>
          <table:table-cell table:style-name="ce49" table:formula="of:=[M_Acu_NA.G15]" office:value-type="float" office:value="1" calcext:value-type="float">
            <text:p>1</text:p>
          </table:table-cell>
          <table:table-cell table:style-name="ce49" table:formula="of:=[M_Acu_NA.H15]" office:value-type="float" office:value="2" calcext:value-type="float">
            <text:p>2</text:p>
          </table:table-cell>
          <table:table-cell table:style-name="ce49" table:formula="of:=[M_Acu_NA.J15]" office:value-type="float" office:value="12" calcext:value-type="float">
            <text:p>12</text:p>
          </table:table-cell>
          <table:table-cell table:style-name="ce49"/>
          <table:table-cell table:number-columns-repeated="2"/>
          <table:table-cell table:style-name="ce58" table:formula="of:=[.B15]" office:value-type="date" office:date-value="2020-02-26" calcext:value-type="date">
            <text:p>26/02</text:p>
          </table:table-cell>
          <table:table-cell table:style-name="ce49" table:number-columns-repeated="5"/>
          <table:table-cell table:number-columns-repeated="2"/>
          <table:table-cell table:style-name="ce113" table:formula="of:=[.B15]" office:value-type="date" office:date-value="2020-02-26" calcext:value-type="date">
            <text:p>26/02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16]" office:value-type="date" office:date-value="2020-02-27" calcext:value-type="date">
            <text:p>27/02</text:p>
          </table:table-cell>
          <table:table-cell table:style-name="ce49" table:formula="of:=[M_Acu_NA.G16]" office:value-type="float" office:value="1" calcext:value-type="float">
            <text:p>1</text:p>
          </table:table-cell>
          <table:table-cell table:style-name="ce49" table:formula="of:=[M_Acu_NA.H16]" office:value-type="float" office:value="2" calcext:value-type="float">
            <text:p>2</text:p>
          </table:table-cell>
          <table:table-cell table:style-name="ce49" table:formula="of:=[M_Acu_NA.J16]" office:value-type="float" office:value="17" calcext:value-type="float">
            <text:p>17</text:p>
          </table:table-cell>
          <table:table-cell table:style-name="ce49"/>
          <table:table-cell table:number-columns-repeated="2"/>
          <table:table-cell table:style-name="ce58" table:formula="of:=[.B16]" office:value-type="date" office:date-value="2020-02-27" calcext:value-type="date">
            <text:p>27/02</text:p>
          </table:table-cell>
          <table:table-cell table:style-name="ce49" table:number-columns-repeated="5"/>
          <table:table-cell table:number-columns-repeated="2"/>
          <table:table-cell table:style-name="ce113" table:formula="of:=[.B16]" office:value-type="date" office:date-value="2020-02-27" calcext:value-type="date">
            <text:p>27/02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17]" office:value-type="date" office:date-value="2020-02-28" calcext:value-type="date">
            <text:p>28/02</text:p>
          </table:table-cell>
          <table:table-cell table:style-name="ce49" table:formula="of:=[M_Acu_NA.G17]" office:value-type="float" office:value="1" calcext:value-type="float">
            <text:p>1</text:p>
          </table:table-cell>
          <table:table-cell table:style-name="ce49" table:formula="of:=[M_Acu_NA.H17]" office:value-type="float" office:value="2" calcext:value-type="float">
            <text:p>2</text:p>
          </table:table-cell>
          <table:table-cell table:style-name="ce49" table:formula="of:=[M_Acu_NA.J17]" office:value-type="float" office:value="21" calcext:value-type="float">
            <text:p>21</text:p>
          </table:table-cell>
          <table:table-cell table:style-name="ce49"/>
          <table:table-cell table:number-columns-repeated="2"/>
          <table:table-cell table:style-name="ce58" table:formula="of:=[.B17]" office:value-type="date" office:date-value="2020-02-28" calcext:value-type="date">
            <text:p>28/02</text:p>
          </table:table-cell>
          <table:table-cell table:style-name="ce49" table:number-columns-repeated="5"/>
          <table:table-cell table:number-columns-repeated="2"/>
          <table:table-cell table:style-name="ce113" table:formula="of:=[.B17]" office:value-type="date" office:date-value="2020-02-28" calcext:value-type="date">
            <text:p>28/02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18]" office:value-type="date" office:date-value="2020-02-29" calcext:value-type="date">
            <text:p>29/02</text:p>
          </table:table-cell>
          <table:table-cell table:style-name="ce49" table:formula="of:=[M_Acu_NA.G18]" office:value-type="float" office:value="1" calcext:value-type="float">
            <text:p>1</text:p>
          </table:table-cell>
          <table:table-cell table:style-name="ce49" table:formula="of:=[M_Acu_NA.H18]" office:value-type="float" office:value="2" calcext:value-type="float">
            <text:p>2</text:p>
          </table:table-cell>
          <table:table-cell table:style-name="ce49" table:formula="of:=[M_Acu_NA.J18]" office:value-type="float" office:value="29" calcext:value-type="float">
            <text:p>29</text:p>
          </table:table-cell>
          <table:table-cell table:style-name="ce49"/>
          <table:table-cell table:number-columns-repeated="2"/>
          <table:table-cell table:style-name="ce58" table:formula="of:=[.B18]" office:value-type="date" office:date-value="2020-02-29" calcext:value-type="date">
            <text:p>29/02</text:p>
          </table:table-cell>
          <table:table-cell table:style-name="ce49" table:number-columns-repeated="5"/>
          <table:table-cell table:number-columns-repeated="2"/>
          <table:table-cell table:style-name="ce113" table:formula="of:=[.B18]" office:value-type="date" office:date-value="2020-02-29" calcext:value-type="date">
            <text:p>29/02</text:p>
          </table:table-cell>
          <table:table-cell table:number-columns-repeated="14"/>
        </table:table-row>
        <table:table-row table:style-name="ro1">
          <table:table-cell table:style-name="ce83"/>
          <table:table-cell table:style-name="ce59" table:formula="of:=[C_Acu_NA.B19]" office:value-type="date" office:date-value="2020-03-01" calcext:value-type="date">
            <text:p>01/03</text:p>
          </table:table-cell>
          <table:table-cell table:style-name="ce51" table:formula="of:=[M_Acu_NA.G19]" office:value-type="float" office:value="1" calcext:value-type="float">
            <text:p>1</text:p>
          </table:table-cell>
          <table:table-cell table:style-name="ce51" table:formula="of:=[M_Acu_NA.H19]" office:value-type="float" office:value="2" calcext:value-type="float">
            <text:p>2</text:p>
          </table:table-cell>
          <table:table-cell table:style-name="ce51" table:formula="of:=[M_Acu_NA.J19]" office:value-type="float" office:value="34" calcext:value-type="float">
            <text:p>34</text:p>
          </table:table-cell>
          <table:table-cell table:style-name="ce51"/>
          <table:table-cell table:style-name="ce77"/>
          <table:table-cell table:style-name="ce83"/>
          <table:table-cell table:style-name="ce59" table:formula="of:=[.B19]" office:value-type="date" office:date-value="2020-03-01" calcext:value-type="date">
            <text:p>01/03</text:p>
          </table:table-cell>
          <table:table-cell table:style-name="ce51" table:number-columns-repeated="5"/>
          <table:table-cell/>
          <table:table-cell table:style-name="ce83"/>
          <table:table-cell table:style-name="ce122" table:formula="of:=[.B19]" office:value-type="date" office:date-value="2020-03-01" calcext:value-type="date">
            <text:p>01/03</text:p>
          </table:table-cell>
          <table:table-cell table:style-name="ce51" table:number-columns-repeated="6"/>
          <table:table-cell table:number-columns-repeated="8"/>
        </table:table-row>
        <table:table-row table:style-name="ro1">
          <table:table-cell table:style-name="ce86" table:formula="of:=[C_Acu_NA.A20]" office:value-type="string" office:string-value="L" calcext:value-type="string">
            <text:p>L</text:p>
          </table:table-cell>
          <table:table-cell table:style-name="ce58" table:formula="of:=[C_Acu_NA.B20]" office:value-type="date" office:date-value="2020-03-02" calcext:value-type="date">
            <text:p>02/03</text:p>
          </table:table-cell>
          <table:table-cell table:style-name="ce49" table:formula="of:=[M_Acu_NA.G20]" office:value-type="float" office:value="1" calcext:value-type="float">
            <text:p>1</text:p>
          </table:table-cell>
          <table:table-cell table:style-name="ce49" table:formula="of:=[M_Acu_NA.H20]" office:value-type="float" office:value="3" calcext:value-type="float">
            <text:p>3</text:p>
          </table:table-cell>
          <table:table-cell table:style-name="ce49" table:formula="of:=[M_Acu_NA.J20]" office:value-type="float" office:value="52" calcext:value-type="float">
            <text:p>52</text:p>
          </table:table-cell>
          <table:table-cell table:style-name="ce49"/>
          <table:table-cell/>
          <table:table-cell table:style-name="ce86" table:formula="of:=[.A20]" office:value-type="string" office:string-value="L" calcext:value-type="string">
            <text:p>L</text:p>
          </table:table-cell>
          <table:table-cell table:style-name="ce58" table:formula="of:=[.B20]" office:value-type="date" office:date-value="2020-03-02" calcext:value-type="date">
            <text:p>02/03</text:p>
          </table:table-cell>
          <table:table-cell table:style-name="ce49" table:number-columns-repeated="5"/>
          <table:table-cell/>
          <table:table-cell table:style-name="ce49" table:formula="of:=[.A20]" office:value-type="string" office:string-value="L" calcext:value-type="string">
            <text:p>L</text:p>
          </table:table-cell>
          <table:table-cell table:style-name="ce113" table:formula="of:=[.B20]" office:value-type="date" office:date-value="2020-03-02" calcext:value-type="date">
            <text:p>02/03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21]" office:value-type="date" office:date-value="2020-03-03" calcext:value-type="date">
            <text:p>03/03</text:p>
          </table:table-cell>
          <table:table-cell table:style-name="ce49" table:formula="of:=[M_Acu_NA.G21]" office:value-type="float" office:value="1" calcext:value-type="float">
            <text:p>1</text:p>
          </table:table-cell>
          <table:table-cell table:style-name="ce49" table:formula="of:=[M_Acu_NA.H21]" office:value-type="float" office:value="4" calcext:value-type="float">
            <text:p>4</text:p>
          </table:table-cell>
          <table:table-cell table:style-name="ce49" table:formula="of:=[M_Acu_NA.J21]" office:value-type="float" office:value="79" calcext:value-type="float">
            <text:p>79</text:p>
          </table:table-cell>
          <table:table-cell table:style-name="ce49"/>
          <table:table-cell table:number-columns-repeated="2"/>
          <table:table-cell table:style-name="ce58" table:formula="of:=[.B21]" office:value-type="date" office:date-value="2020-03-03" calcext:value-type="date">
            <text:p>03/03</text:p>
          </table:table-cell>
          <table:table-cell table:style-name="ce49" table:number-columns-repeated="5"/>
          <table:table-cell table:number-columns-repeated="2"/>
          <table:table-cell table:style-name="ce113" table:formula="of:=[.B21]" office:value-type="date" office:date-value="2020-03-03" calcext:value-type="date">
            <text:p>03/03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22]" office:value-type="date" office:date-value="2020-03-04" calcext:value-type="date">
            <text:p>04/03</text:p>
          </table:table-cell>
          <table:table-cell table:style-name="ce49" table:formula="of:=[M_Acu_NA.G22]" office:value-type="float" office:value="1" calcext:value-type="float">
            <text:p>1</text:p>
          </table:table-cell>
          <table:table-cell table:style-name="ce49" table:formula="of:=[M_Acu_NA.H22]" office:value-type="float" office:value="4" calcext:value-type="float">
            <text:p>4</text:p>
          </table:table-cell>
          <table:table-cell table:style-name="ce49" table:formula="of:=[M_Acu_NA.J22]" office:value-type="float" office:value="107" calcext:value-type="float">
            <text:p>107</text:p>
          </table:table-cell>
          <table:table-cell table:style-name="ce49"/>
          <table:table-cell table:number-columns-repeated="2"/>
          <table:table-cell table:style-name="ce58" table:formula="of:=[.B22]" office:value-type="date" office:date-value="2020-03-04" calcext:value-type="date">
            <text:p>04/03</text:p>
          </table:table-cell>
          <table:table-cell table:style-name="ce49" table:number-columns-repeated="5"/>
          <table:table-cell table:number-columns-repeated="2"/>
          <table:table-cell table:style-name="ce113" table:formula="of:=[.B22]" office:value-type="date" office:date-value="2020-03-04" calcext:value-type="date">
            <text:p>04/03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23]" office:value-type="date" office:date-value="2020-03-05" calcext:value-type="date">
            <text:p>05/03</text:p>
          </table:table-cell>
          <table:table-cell table:style-name="ce49" table:formula="of:=[M_Acu_NA.G23]" office:value-type="float" office:value="3" calcext:value-type="float">
            <text:p>3</text:p>
          </table:table-cell>
          <table:table-cell table:style-name="ce49" table:formula="of:=[M_Acu_NA.H23]" office:value-type="float" office:value="7" calcext:value-type="float">
            <text:p>7</text:p>
          </table:table-cell>
          <table:table-cell table:style-name="ce49" table:formula="of:=[M_Acu_NA.J23]" office:value-type="float" office:value="148" calcext:value-type="float">
            <text:p>148</text:p>
          </table:table-cell>
          <table:table-cell table:style-name="ce49" table:formula="of:=[M_Acu_NA.O23]" office:value-type="float" office:value="1" calcext:value-type="float">
            <text:p>1</text:p>
          </table:table-cell>
          <table:table-cell table:number-columns-repeated="2"/>
          <table:table-cell table:style-name="ce58" table:formula="of:=[.B23]" office:value-type="date" office:date-value="2020-03-05" calcext:value-type="date">
            <text:p>05/03</text:p>
          </table:table-cell>
          <table:table-cell table:style-name="ce49" table:number-columns-repeated="4"/>
          <table:table-cell table:style-name="ce49" table:formula="of:=[M_Acu_NA.Q23]" office:value-type="float" office:value="1" calcext:value-type="float">
            <text:p>1</text:p>
          </table:table-cell>
          <table:table-cell table:number-columns-repeated="2"/>
          <table:table-cell table:style-name="ce113" table:formula="of:=[.B23]" office:value-type="date" office:date-value="2020-03-05" calcext:value-type="date">
            <text:p>05/03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24]" office:value-type="date" office:date-value="2020-03-06" calcext:value-type="date">
            <text:p>06/03</text:p>
          </table:table-cell>
          <table:table-cell table:style-name="ce49" table:formula="of:=[M_Acu_NA.G24]" office:value-type="float" office:value="5" calcext:value-type="float">
            <text:p>5</text:p>
          </table:table-cell>
          <table:table-cell table:style-name="ce49" table:formula="of:=[M_Acu_NA.H24]" office:value-type="float" office:value="9" calcext:value-type="float">
            <text:p>9</text:p>
          </table:table-cell>
          <table:table-cell table:style-name="ce49" table:formula="of:=[M_Acu_NA.J24]" office:value-type="float" office:value="197" calcext:value-type="float">
            <text:p>197</text:p>
          </table:table-cell>
          <table:table-cell table:style-name="ce49" table:formula="of:=[M_Acu_NA.O24]" office:value-type="float" office:value="2" calcext:value-type="float">
            <text:p>2</text:p>
          </table:table-cell>
          <table:table-cell table:number-columns-repeated="2"/>
          <table:table-cell table:style-name="ce58" table:formula="of:=[.B24]" office:value-type="date" office:date-value="2020-03-06" calcext:value-type="date">
            <text:p>06/03</text:p>
          </table:table-cell>
          <table:table-cell table:style-name="ce49" table:number-columns-repeated="2"/>
          <table:table-cell table:style-name="ce49" table:formula="of:=[M_Acu_NA.I24]" office:value-type="float" office:value="1" calcext:value-type="float">
            <text:p>1</text:p>
          </table:table-cell>
          <table:table-cell table:style-name="ce49"/>
          <table:table-cell table:style-name="ce49" table:formula="of:=[M_Acu_NA.Q24]" office:value-type="float" office:value="1" calcext:value-type="float">
            <text:p>1</text:p>
          </table:table-cell>
          <table:table-cell table:number-columns-repeated="2"/>
          <table:table-cell table:style-name="ce113" table:formula="of:=[.B24]" office:value-type="date" office:date-value="2020-03-06" calcext:value-type="date">
            <text:p>06/03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25]" office:value-type="date" office:date-value="2020-03-07" calcext:value-type="date">
            <text:p>07/03</text:p>
          </table:table-cell>
          <table:table-cell table:style-name="ce49" table:formula="of:=[M_Acu_NA.G25]" office:value-type="float" office:value="8" calcext:value-type="float">
            <text:p>8</text:p>
          </table:table-cell>
          <table:table-cell table:style-name="ce49" table:formula="of:=[M_Acu_NA.H25]" office:value-type="float" office:value="16" calcext:value-type="float">
            <text:p>16</text:p>
          </table:table-cell>
          <table:table-cell table:style-name="ce49" table:formula="of:=[M_Acu_NA.J25]" office:value-type="float" office:value="233" calcext:value-type="float">
            <text:p>233</text:p>
          </table:table-cell>
          <table:table-cell table:style-name="ce49" table:formula="of:=[M_Acu_NA.O25]" office:value-type="float" office:value="2" calcext:value-type="float">
            <text:p>2</text:p>
          </table:table-cell>
          <table:table-cell table:number-columns-repeated="2"/>
          <table:table-cell table:style-name="ce58" table:formula="of:=[.B25]" office:value-type="date" office:date-value="2020-03-07" calcext:value-type="date">
            <text:p>07/03</text:p>
          </table:table-cell>
          <table:table-cell table:style-name="ce49" table:number-columns-repeated="2"/>
          <table:table-cell table:style-name="ce49" table:formula="of:=[M_Acu_NA.I25]" office:value-type="float" office:value="1" calcext:value-type="float">
            <text:p>1</text:p>
          </table:table-cell>
          <table:table-cell table:style-name="ce49"/>
          <table:table-cell table:style-name="ce49" table:formula="of:=[M_Acu_NA.Q25]" office:value-type="float" office:value="1" calcext:value-type="float">
            <text:p>1</text:p>
          </table:table-cell>
          <table:table-cell table:number-columns-repeated="2"/>
          <table:table-cell table:style-name="ce113" table:formula="of:=[.B25]" office:value-type="date" office:date-value="2020-03-07" calcext:value-type="date">
            <text:p>07/03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26]" office:value-type="date" office:date-value="2020-03-08" calcext:value-type="date">
            <text:p>08/03</text:p>
          </table:table-cell>
          <table:table-cell table:style-name="ce49" table:formula="of:=[M_Acu_NA.G26]" office:value-type="float" office:value="10" calcext:value-type="float">
            <text:p>10</text:p>
          </table:table-cell>
          <table:table-cell table:style-name="ce49" table:formula="of:=[M_Acu_NA.H26]" office:value-type="float" office:value="19" calcext:value-type="float">
            <text:p>19</text:p>
          </table:table-cell>
          <table:table-cell table:style-name="ce49" table:formula="of:=[M_Acu_NA.J26]" office:value-type="float" office:value="366" calcext:value-type="float">
            <text:p>366</text:p>
          </table:table-cell>
          <table:table-cell table:style-name="ce49" table:formula="of:=[M_Acu_NA.O26]" office:value-type="float" office:value="3" calcext:value-type="float">
            <text:p>3</text:p>
          </table:table-cell>
          <table:table-cell table:number-columns-repeated="2"/>
          <table:table-cell table:style-name="ce58" table:formula="of:=[.B26]" office:value-type="date" office:date-value="2020-03-08" calcext:value-type="date">
            <text:p>08/03</text:p>
          </table:table-cell>
          <table:table-cell table:style-name="ce49" table:number-columns-repeated="2"/>
          <table:table-cell table:style-name="ce49" table:formula="of:=[M_Acu_NA.I26]" office:value-type="float" office:value="3" calcext:value-type="float">
            <text:p>3</text:p>
          </table:table-cell>
          <table:table-cell table:style-name="ce49"/>
          <table:table-cell table:style-name="ce49" table:formula="of:=[M_Acu_NA.Q26]" office:value-type="float" office:value="2" calcext:value-type="float">
            <text:p>2</text:p>
          </table:table-cell>
          <table:table-cell table:number-columns-repeated="2"/>
          <table:table-cell table:style-name="ce113" table:formula="of:=[.B26]" office:value-type="date" office:date-value="2020-03-08" calcext:value-type="date">
            <text:p>08/03</text:p>
          </table:table-cell>
          <table:table-cell table:number-columns-repeated="14"/>
        </table:table-row>
        <table:table-row table:style-name="ro1">
          <table:table-cell table:style-name="ce80" table:formula="of:=[C_Acu_NA.A27]" office:value-type="string" office:string-value="L" calcext:value-type="string">
            <text:p>L</text:p>
          </table:table-cell>
          <table:table-cell table:style-name="ce57" table:formula="of:=[C_Acu_NA.B27]" office:value-type="date" office:date-value="2020-03-09" calcext:value-type="date">
            <text:p>09/03</text:p>
          </table:table-cell>
          <table:table-cell table:style-name="ce50" table:formula="of:=[M_Acu_NA.G27]" office:value-type="float" office:value="16" calcext:value-type="float">
            <text:p>16</text:p>
          </table:table-cell>
          <table:table-cell table:style-name="ce50" table:formula="of:=[M_Acu_NA.H27]" office:value-type="float" office:value="21" calcext:value-type="float">
            <text:p>21</text:p>
          </table:table-cell>
          <table:table-cell table:style-name="ce50" table:formula="of:=[M_Acu_NA.J27]" office:value-type="float" office:value="463" calcext:value-type="float">
            <text:p>463</text:p>
          </table:table-cell>
          <table:table-cell table:style-name="ce50" table:formula="of:=[M_Acu_NA.O27]" office:value-type="float" office:value="5" calcext:value-type="float">
            <text:p>5</text:p>
          </table:table-cell>
          <table:table-cell table:style-name="ce77"/>
          <table:table-cell table:style-name="ce80" table:formula="of:=[.A27]" office:value-type="string" office:string-value="L" calcext:value-type="string">
            <text:p>L</text:p>
          </table:table-cell>
          <table:table-cell table:style-name="ce57" table:formula="of:=[.B27]" office:value-type="date" office:date-value="2020-03-09" calcext:value-type="date">
            <text:p>09/03</text:p>
          </table:table-cell>
          <table:table-cell table:style-name="ce50" table:formula="of:=[M_Acu_NA.C27]" office:value-type="float" office:value="2" calcext:value-type="float">
            <text:p>2</text:p>
          </table:table-cell>
          <table:table-cell table:style-name="ce50"/>
          <table:table-cell table:style-name="ce50" table:formula="of:=[M_Acu_NA.I27]" office:value-type="float" office:value="4" calcext:value-type="float">
            <text:p>4</text:p>
          </table:table-cell>
          <table:table-cell table:style-name="ce50"/>
          <table:table-cell table:style-name="ce50" table:formula="of:=[M_Acu_NA.Q27]" office:value-type="float" office:value="2" calcext:value-type="float">
            <text:p>2</text:p>
          </table:table-cell>
          <table:table-cell/>
          <table:table-cell table:style-name="ce50" table:formula="of:=[.A27]" office:value-type="string" office:string-value="L" calcext:value-type="string">
            <text:p>L</text:p>
          </table:table-cell>
          <table:table-cell table:style-name="ce80" table:formula="of:=[.B27]" office:value-type="date" office:date-value="2020-03-09" calcext:value-type="date">
            <text:p>09/03</text:p>
          </table:table-cell>
          <table:table-cell table:style-name="ce50" table:number-columns-repeated="6"/>
          <table:table-cell table:number-columns-repeated="8"/>
        </table:table-row>
        <table:table-row table:style-name="ro1">
          <table:table-cell/>
          <table:table-cell table:style-name="ce58" table:formula="of:=[C_Acu_NA.B28]" office:value-type="date" office:date-value="2020-03-10" calcext:value-type="date">
            <text:p>10/03</text:p>
          </table:table-cell>
          <table:table-cell table:style-name="ce49" table:formula="of:=[M_Acu_NA.G28]" office:value-type="float" office:value="35" calcext:value-type="float">
            <text:p>35</text:p>
          </table:table-cell>
          <table:table-cell table:style-name="ce49" table:formula="of:=[M_Acu_NA.H28]" office:value-type="float" office:value="30" calcext:value-type="float">
            <text:p>30</text:p>
          </table:table-cell>
          <table:table-cell table:style-name="ce49" table:formula="of:=[M_Acu_NA.J28]" office:value-type="float" office:value="631" calcext:value-type="float">
            <text:p>631</text:p>
          </table:table-cell>
          <table:table-cell table:style-name="ce49" table:formula="of:=[M_Acu_NA.O28]" office:value-type="float" office:value="6" calcext:value-type="float">
            <text:p>6</text:p>
          </table:table-cell>
          <table:table-cell table:number-columns-repeated="2"/>
          <table:table-cell table:style-name="ce58" table:formula="of:=[.B28]" office:value-type="date" office:date-value="2020-03-10" calcext:value-type="date">
            <text:p>10/03</text:p>
          </table:table-cell>
          <table:table-cell table:style-name="ce49" table:formula="of:=[M_Acu_NA.C28]" office:value-type="float" office:value="2" calcext:value-type="float">
            <text:p>2</text:p>
          </table:table-cell>
          <table:table-cell table:style-name="ce49" table:formula="of:=[M_Acu_NA.E28]" office:value-type="float" office:value="1" calcext:value-type="float">
            <text:p>1</text:p>
          </table:table-cell>
          <table:table-cell table:style-name="ce49" table:formula="of:=[M_Acu_NA.I28]" office:value-type="float" office:value="4" calcext:value-type="float">
            <text:p>4</text:p>
          </table:table-cell>
          <table:table-cell table:style-name="ce49"/>
          <table:table-cell table:style-name="ce49" table:formula="of:=[M_Acu_NA.Q28]" office:value-type="float" office:value="2" calcext:value-type="float">
            <text:p>2</text:p>
          </table:table-cell>
          <table:table-cell table:number-columns-repeated="2"/>
          <table:table-cell table:style-name="ce113" table:formula="of:=[.B28]" office:value-type="date" office:date-value="2020-03-10" calcext:value-type="date">
            <text:p>10/03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29]" office:value-type="date" office:date-value="2020-03-11" calcext:value-type="date">
            <text:p>11/03</text:p>
          </table:table-cell>
          <table:table-cell table:style-name="ce49" table:formula="of:=[M_Acu_NA.G29]" office:value-type="float" office:value="47" calcext:value-type="float">
            <text:p>47</text:p>
          </table:table-cell>
          <table:table-cell table:style-name="ce49" table:formula="of:=[M_Acu_NA.H29]" office:value-type="float" office:value="48" calcext:value-type="float">
            <text:p>48</text:p>
          </table:table-cell>
          <table:table-cell table:style-name="ce49" table:formula="of:=[M_Acu_NA.J29]" office:value-type="float" office:value="827" calcext:value-type="float">
            <text:p>827</text:p>
          </table:table-cell>
          <table:table-cell table:style-name="ce49" table:formula="of:=[M_Acu_NA.O29]" office:value-type="float" office:value="8" calcext:value-type="float">
            <text:p>8</text:p>
          </table:table-cell>
          <table:table-cell table:number-columns-repeated="2"/>
          <table:table-cell table:style-name="ce58" table:formula="of:=[.B29]" office:value-type="date" office:date-value="2020-03-11" calcext:value-type="date">
            <text:p>11/03</text:p>
          </table:table-cell>
          <table:table-cell table:style-name="ce49" table:formula="of:=[M_Acu_NA.C29]" office:value-type="float" office:value="3" calcext:value-type="float">
            <text:p>3</text:p>
          </table:table-cell>
          <table:table-cell table:style-name="ce49" table:formula="of:=[M_Acu_NA.E29]" office:value-type="float" office:value="3" calcext:value-type="float">
            <text:p>3</text:p>
          </table:table-cell>
          <table:table-cell table:style-name="ce49" table:formula="of:=[M_Acu_NA.I29]" office:value-type="float" office:value="5" calcext:value-type="float">
            <text:p>5</text:p>
          </table:table-cell>
          <table:table-cell table:style-name="ce49" table:formula="of:=[M_Acu_NA.P29]" office:value-type="float" office:value="1" calcext:value-type="float">
            <text:p>1</text:p>
          </table:table-cell>
          <table:table-cell table:style-name="ce49" table:formula="of:=[M_Acu_NA.Q29]" office:value-type="float" office:value="3" calcext:value-type="float">
            <text:p>3</text:p>
          </table:table-cell>
          <table:table-cell table:number-columns-repeated="2"/>
          <table:table-cell table:style-name="ce113" table:formula="of:=[.B29]" office:value-type="date" office:date-value="2020-03-11" calcext:value-type="date">
            <text:p>11/03</text:p>
          </table:table-cell>
          <table:table-cell table:number-columns-repeated="2"/>
          <table:table-cell table:formula="of:=[M_Acu_NA.K29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table:style-name="ce58" table:formula="of:=[C_Acu_NA.B30]" office:value-type="date" office:date-value="2020-03-12" calcext:value-type="date">
            <text:p>12/03</text:p>
          </table:table-cell>
          <table:table-cell table:style-name="ce49" table:formula="of:=[M_Acu_NA.G30]" office:value-type="float" office:value="84" calcext:value-type="float">
            <text:p>84</text:p>
          </table:table-cell>
          <table:table-cell table:style-name="ce49" table:formula="of:=[M_Acu_NA.H30]" office:value-type="float" office:value="61" calcext:value-type="float">
            <text:p>61</text:p>
          </table:table-cell>
          <table:table-cell table:style-name="ce49" table:formula="of:=[M_Acu_NA.J30]" office:value-type="float" office:value="1016" calcext:value-type="float">
            <text:p>1016</text:p>
          </table:table-cell>
          <table:table-cell table:style-name="ce49" table:formula="of:=[M_Acu_NA.O30]" office:value-type="float" office:value="8" calcext:value-type="float">
            <text:p>8</text:p>
          </table:table-cell>
          <table:table-cell table:number-columns-repeated="2"/>
          <table:table-cell table:style-name="ce58" table:formula="of:=[.B30]" office:value-type="date" office:date-value="2020-03-12" calcext:value-type="date">
            <text:p>12/03</text:p>
          </table:table-cell>
          <table:table-cell table:style-name="ce49" table:formula="of:=[M_Acu_NA.C30]" office:value-type="float" office:value="5" calcext:value-type="float">
            <text:p>5</text:p>
          </table:table-cell>
          <table:table-cell table:style-name="ce49" table:formula="of:=[M_Acu_NA.E30]" office:value-type="float" office:value="3" calcext:value-type="float">
            <text:p>3</text:p>
          </table:table-cell>
          <table:table-cell table:style-name="ce49" table:formula="of:=[M_Acu_NA.I30]" office:value-type="float" office:value="5" calcext:value-type="float">
            <text:p>5</text:p>
          </table:table-cell>
          <table:table-cell table:style-name="ce49" table:formula="of:=[M_Acu_NA.P30]" office:value-type="float" office:value="1" calcext:value-type="float">
            <text:p>1</text:p>
          </table:table-cell>
          <table:table-cell table:style-name="ce49" table:formula="of:=[M_Acu_NA.Q30]" office:value-type="float" office:value="6" calcext:value-type="float">
            <text:p>6</text:p>
          </table:table-cell>
          <table:table-cell table:number-columns-repeated="2"/>
          <table:table-cell table:style-name="ce113" table:formula="of:=[.B30]" office:value-type="date" office:date-value="2020-03-12" calcext:value-type="date">
            <text:p>12/03</text:p>
          </table:table-cell>
          <table:table-cell table:formula="of:=[M_Acu_NA.D30]" office:value-type="float" office:value="1" calcext:value-type="float">
            <text:p>1</text:p>
          </table:table-cell>
          <table:table-cell table:formula="of:=[M_Acu_NA.F30]" office:value-type="float" office:value="1" calcext:value-type="float">
            <text:p>1</text:p>
          </table:table-cell>
          <table:table-cell table:formula="of:=[M_Acu_NA.K30]" office:value-type="float" office:value="1" calcext:value-type="float">
            <text:p>1</text:p>
          </table:table-cell>
          <table:table-cell table:formula="of:=[M_Acu_NA.L30]" office:value-type="float" office:value="0" calcext:value-type="float">
            <text:p>0</text:p>
          </table:table-cell>
          <table:table-cell table:formula="of:=[M_Acu_NA.M30]" office:value-type="float" office:value="1" calcext:value-type="float">
            <text:p>1</text:p>
          </table:table-cell>
          <table:table-cell table:formula="of:=[M_Acu_NA.N3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31]" office:value-type="date" office:date-value="2020-03-13" calcext:value-type="date">
            <text:p>13/03</text:p>
          </table:table-cell>
          <table:table-cell table:style-name="ce49" table:formula="of:=[M_Acu_NA.G31]" office:value-type="float" office:value="118" calcext:value-type="float">
            <text:p>118</text:p>
          </table:table-cell>
          <table:table-cell table:style-name="ce49" table:formula="of:=[M_Acu_NA.H31]" office:value-type="float" office:value="79" calcext:value-type="float">
            <text:p>79</text:p>
          </table:table-cell>
          <table:table-cell table:style-name="ce49" table:formula="of:=[M_Acu_NA.J31]" office:value-type="float" office:value="1266" calcext:value-type="float">
            <text:p>1266</text:p>
          </table:table-cell>
          <table:table-cell table:style-name="ce49" table:formula="of:=[M_Acu_NA.O31]" office:value-type="float" office:value="10" calcext:value-type="float">
            <text:p>10</text:p>
          </table:table-cell>
          <table:table-cell table:number-columns-repeated="2"/>
          <table:table-cell table:style-name="ce58" table:formula="of:=[.B31]" office:value-type="date" office:date-value="2020-03-13" calcext:value-type="date">
            <text:p>13/03</text:p>
          </table:table-cell>
          <table:table-cell table:style-name="ce49" table:formula="of:=[M_Acu_NA.C31]" office:value-type="float" office:value="8" calcext:value-type="float">
            <text:p>8</text:p>
          </table:table-cell>
          <table:table-cell table:style-name="ce49" table:formula="of:=[M_Acu_NA.E31]" office:value-type="float" office:value="3" calcext:value-type="float">
            <text:p>3</text:p>
          </table:table-cell>
          <table:table-cell table:style-name="ce49" table:formula="of:=[M_Acu_NA.I31]" office:value-type="float" office:value="10" calcext:value-type="float">
            <text:p>10</text:p>
          </table:table-cell>
          <table:table-cell table:style-name="ce49" table:formula="of:=[M_Acu_NA.P31]" office:value-type="float" office:value="2" calcext:value-type="float">
            <text:p>2</text:p>
          </table:table-cell>
          <table:table-cell table:style-name="ce49" table:formula="of:=[M_Acu_NA.Q31]" office:value-type="float" office:value="7" calcext:value-type="float">
            <text:p>7</text:p>
          </table:table-cell>
          <table:table-cell table:number-columns-repeated="2"/>
          <table:table-cell table:style-name="ce113" table:formula="of:=[.B31]" office:value-type="date" office:date-value="2020-03-13" calcext:value-type="date">
            <text:p>13/03</text:p>
          </table:table-cell>
          <table:table-cell table:formula="of:=[M_Acu_NA.D31]" office:value-type="float" office:value="1" calcext:value-type="float">
            <text:p>1</text:p>
          </table:table-cell>
          <table:table-cell table:formula="of:=[M_Acu_NA.F31]" office:value-type="float" office:value="1" calcext:value-type="float">
            <text:p>1</text:p>
          </table:table-cell>
          <table:table-cell table:formula="of:=[M_Acu_NA.K31]" office:value-type="float" office:value="1" calcext:value-type="float">
            <text:p>1</text:p>
          </table:table-cell>
          <table:table-cell table:formula="of:=[M_Acu_NA.L31]" office:value-type="float" office:value="1" calcext:value-type="float">
            <text:p>1</text:p>
          </table:table-cell>
          <table:table-cell table:formula="of:=[M_Acu_NA.M31]" office:value-type="float" office:value="1" calcext:value-type="float">
            <text:p>1</text:p>
          </table:table-cell>
          <table:table-cell table:formula="of:=[M_Acu_NA.N3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32]" office:value-type="date" office:date-value="2020-03-14" calcext:value-type="date">
            <text:p>14/03</text:p>
          </table:table-cell>
          <table:table-cell table:style-name="ce49" table:formula="of:=[M_Acu_NA.G32]" office:value-type="float" office:value="136" calcext:value-type="float">
            <text:p>136</text:p>
          </table:table-cell>
          <table:table-cell table:style-name="ce49" table:formula="of:=[M_Acu_NA.H32]" office:value-type="float" office:value="91" calcext:value-type="float">
            <text:p>91</text:p>
          </table:table-cell>
          <table:table-cell table:style-name="ce49" table:formula="of:=[M_Acu_NA.J32]" office:value-type="float" office:value="1441" calcext:value-type="float">
            <text:p>1441</text:p>
          </table:table-cell>
          <table:table-cell table:style-name="ce49" table:formula="of:=[M_Acu_NA.O32]" office:value-type="float" office:value="21" calcext:value-type="float">
            <text:p>21</text:p>
          </table:table-cell>
          <table:table-cell table:number-columns-repeated="2"/>
          <table:table-cell table:style-name="ce58" table:formula="of:=[.B32]" office:value-type="date" office:date-value="2020-03-14" calcext:value-type="date">
            <text:p>14/03</text:p>
          </table:table-cell>
          <table:table-cell table:style-name="ce49" table:formula="of:=[M_Acu_NA.C32]" office:value-type="float" office:value="8" calcext:value-type="float">
            <text:p>8</text:p>
          </table:table-cell>
          <table:table-cell table:style-name="ce49" table:formula="of:=[M_Acu_NA.E32]" office:value-type="float" office:value="4" calcext:value-type="float">
            <text:p>4</text:p>
          </table:table-cell>
          <table:table-cell table:style-name="ce49" table:formula="of:=[M_Acu_NA.I32]" office:value-type="float" office:value="12" calcext:value-type="float">
            <text:p>12</text:p>
          </table:table-cell>
          <table:table-cell table:style-name="ce49" table:formula="of:=[M_Acu_NA.P32]" office:value-type="float" office:value="3" calcext:value-type="float">
            <text:p>3</text:p>
          </table:table-cell>
          <table:table-cell table:style-name="ce49" table:formula="of:=[M_Acu_NA.Q32]" office:value-type="float" office:value="11" calcext:value-type="float">
            <text:p>11</text:p>
          </table:table-cell>
          <table:table-cell table:number-columns-repeated="2"/>
          <table:table-cell table:style-name="ce113" table:formula="of:=[.B32]" office:value-type="date" office:date-value="2020-03-14" calcext:value-type="date">
            <text:p>14/03</text:p>
          </table:table-cell>
          <table:table-cell table:formula="of:=[M_Acu_NA.D32]" office:value-type="float" office:value="1" calcext:value-type="float">
            <text:p>1</text:p>
          </table:table-cell>
          <table:table-cell table:formula="of:=[M_Acu_NA.F32]" office:value-type="float" office:value="2" calcext:value-type="float">
            <text:p>2</text:p>
          </table:table-cell>
          <table:table-cell table:formula="of:=[M_Acu_NA.K32]" office:value-type="float" office:value="2" calcext:value-type="float">
            <text:p>2</text:p>
          </table:table-cell>
          <table:table-cell table:formula="of:=[M_Acu_NA.L32]" office:value-type="float" office:value="1" calcext:value-type="float">
            <text:p>1</text:p>
          </table:table-cell>
          <table:table-cell table:formula="of:=[M_Acu_NA.M32]" office:value-type="float" office:value="3" calcext:value-type="float">
            <text:p>3</text:p>
          </table:table-cell>
          <table:table-cell table:formula="of:=[M_Acu_NA.N3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83"/>
          <table:table-cell table:style-name="ce59" table:formula="of:=[C_Acu_NA.B33]" office:value-type="date" office:date-value="2020-03-15" calcext:value-type="date">
            <text:p>15/03</text:p>
          </table:table-cell>
          <table:table-cell table:style-name="ce51" table:formula="of:=[M_Acu_NA.G33]" office:value-type="float" office:value="288" calcext:value-type="float">
            <text:p>288</text:p>
          </table:table-cell>
          <table:table-cell table:style-name="ce51" table:formula="of:=[M_Acu_NA.H33]" office:value-type="float" office:value="120" calcext:value-type="float">
            <text:p>120</text:p>
          </table:table-cell>
          <table:table-cell table:style-name="ce51" table:formula="of:=[M_Acu_NA.J33]" office:value-type="float" office:value="1809" calcext:value-type="float">
            <text:p>1809</text:p>
          </table:table-cell>
          <table:table-cell table:style-name="ce51" table:formula="of:=[M_Acu_NA.O33]" office:value-type="float" office:value="35" calcext:value-type="float">
            <text:p>35</text:p>
          </table:table-cell>
          <table:table-cell table:style-name="ce77"/>
          <table:table-cell table:style-name="ce83"/>
          <table:table-cell table:style-name="ce59" table:formula="of:=[.B33]" office:value-type="date" office:date-value="2020-03-15" calcext:value-type="date">
            <text:p>15/03</text:p>
          </table:table-cell>
          <table:table-cell table:style-name="ce51" table:formula="of:=[M_Acu_NA.C33]" office:value-type="float" office:value="12" calcext:value-type="float">
            <text:p>12</text:p>
          </table:table-cell>
          <table:table-cell table:style-name="ce51" table:formula="of:=[M_Acu_NA.E33]" office:value-type="float" office:value="4" calcext:value-type="float">
            <text:p>4</text:p>
          </table:table-cell>
          <table:table-cell table:style-name="ce51" table:formula="of:=[M_Acu_NA.I33]" office:value-type="float" office:value="20" calcext:value-type="float">
            <text:p>20</text:p>
          </table:table-cell>
          <table:table-cell table:style-name="ce51" table:formula="of:=[M_Acu_NA.P33]" office:value-type="float" office:value="5" calcext:value-type="float">
            <text:p>5</text:p>
          </table:table-cell>
          <table:table-cell table:style-name="ce51" table:formula="of:=[M_Acu_NA.Q33]" office:value-type="float" office:value="17" calcext:value-type="float">
            <text:p>17</text:p>
          </table:table-cell>
          <table:table-cell/>
          <table:table-cell table:style-name="ce83"/>
          <table:table-cell table:style-name="ce122" table:formula="of:=[.B33]" office:value-type="date" office:date-value="2020-03-15" calcext:value-type="date">
            <text:p>15/03</text:p>
          </table:table-cell>
          <table:table-cell table:style-name="ce51" table:formula="of:=[M_Acu_NA.D33]" office:value-type="float" office:value="1" calcext:value-type="float">
            <text:p>1</text:p>
          </table:table-cell>
          <table:table-cell table:style-name="ce51" table:formula="of:=[M_Acu_NA.F33]" office:value-type="float" office:value="4" calcext:value-type="float">
            <text:p>4</text:p>
          </table:table-cell>
          <table:table-cell table:style-name="ce51" table:formula="of:=[M_Acu_NA.K33]" office:value-type="float" office:value="2" calcext:value-type="float">
            <text:p>2</text:p>
          </table:table-cell>
          <table:table-cell table:style-name="ce51" table:formula="of:=[M_Acu_NA.L33]" office:value-type="float" office:value="1" calcext:value-type="float">
            <text:p>1</text:p>
          </table:table-cell>
          <table:table-cell table:style-name="ce51" table:formula="of:=[M_Acu_NA.M33]" office:value-type="float" office:value="3" calcext:value-type="float">
            <text:p>3</text:p>
          </table:table-cell>
          <table:table-cell table:style-name="ce51" table:formula="of:=[M_Acu_NA.N3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86" table:formula="of:=[C_Acu_NA.A34]" office:value-type="string" office:string-value="L" calcext:value-type="string">
            <text:p>L</text:p>
          </table:table-cell>
          <table:table-cell table:style-name="ce58" table:formula="of:=[C_Acu_NA.B34]" office:value-type="date" office:date-value="2020-03-16" calcext:value-type="date">
            <text:p>16/03</text:p>
          </table:table-cell>
          <table:table-cell table:style-name="ce49" table:formula="of:=[M_Acu_NA.G34]" office:value-type="float" office:value="309" calcext:value-type="float">
            <text:p>309</text:p>
          </table:table-cell>
          <table:table-cell table:style-name="ce49" table:formula="of:=[M_Acu_NA.H34]" office:value-type="float" office:value="148" calcext:value-type="float">
            <text:p>148</text:p>
          </table:table-cell>
          <table:table-cell table:style-name="ce49" table:formula="of:=[M_Acu_NA.J34]" office:value-type="float" office:value="2158" calcext:value-type="float">
            <text:p>2158</text:p>
          </table:table-cell>
          <table:table-cell table:style-name="ce49" table:formula="of:=[M_Acu_NA.O34]" office:value-type="float" office:value="55" calcext:value-type="float">
            <text:p>55</text:p>
          </table:table-cell>
          <table:table-cell/>
          <table:table-cell table:style-name="ce86" table:formula="of:=[.A34]" office:value-type="string" office:string-value="L" calcext:value-type="string">
            <text:p>L</text:p>
          </table:table-cell>
          <table:table-cell table:style-name="ce58" table:formula="of:=[.B34]" office:value-type="date" office:date-value="2020-03-16" calcext:value-type="date">
            <text:p>16/03</text:p>
          </table:table-cell>
          <table:table-cell table:style-name="ce49" table:formula="of:=[M_Acu_NA.C34]" office:value-type="float" office:value="12" calcext:value-type="float">
            <text:p>12</text:p>
          </table:table-cell>
          <table:table-cell table:style-name="ce49" table:formula="of:=[M_Acu_NA.E34]" office:value-type="float" office:value="5" calcext:value-type="float">
            <text:p>5</text:p>
          </table:table-cell>
          <table:table-cell table:style-name="ce49" table:formula="of:=[M_Acu_NA.I34]" office:value-type="float" office:value="24" calcext:value-type="float">
            <text:p>24</text:p>
          </table:table-cell>
          <table:table-cell table:style-name="ce49" table:formula="of:=[M_Acu_NA.P34]" office:value-type="float" office:value="7" calcext:value-type="float">
            <text:p>7</text:p>
          </table:table-cell>
          <table:table-cell table:style-name="ce49" table:formula="of:=[M_Acu_NA.Q34]" office:value-type="float" office:value="26" calcext:value-type="float">
            <text:p>26</text:p>
          </table:table-cell>
          <table:table-cell/>
          <table:table-cell table:style-name="ce49" table:formula="of:=[.A34]" office:value-type="string" office:string-value="L" calcext:value-type="string">
            <text:p>L</text:p>
          </table:table-cell>
          <table:table-cell table:style-name="ce113" table:formula="of:=[.B34]" office:value-type="date" office:date-value="2020-03-16" calcext:value-type="date">
            <text:p>16/03</text:p>
          </table:table-cell>
          <table:table-cell table:formula="of:=[M_Acu_NA.D34]" office:value-type="float" office:value="3" calcext:value-type="float">
            <text:p>3</text:p>
          </table:table-cell>
          <table:table-cell table:formula="of:=[M_Acu_NA.F34]" office:value-type="float" office:value="5" calcext:value-type="float">
            <text:p>5</text:p>
          </table:table-cell>
          <table:table-cell table:formula="of:=[M_Acu_NA.K34]" office:value-type="float" office:value="2" calcext:value-type="float">
            <text:p>2</text:p>
          </table:table-cell>
          <table:table-cell table:formula="of:=[M_Acu_NA.L34]" office:value-type="float" office:value="1" calcext:value-type="float">
            <text:p>1</text:p>
          </table:table-cell>
          <table:table-cell table:formula="of:=[M_Acu_NA.M34]" office:value-type="float" office:value="3" calcext:value-type="float">
            <text:p>3</text:p>
          </table:table-cell>
          <table:table-cell table:formula="of:=[M_Acu_NA.N34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35]" office:value-type="date" office:date-value="2020-03-17" calcext:value-type="date">
            <text:p>17/03</text:p>
          </table:table-cell>
          <table:table-cell table:style-name="ce49" table:formula="of:=[M_Acu_NA.G35]" office:value-type="float" office:value="491" calcext:value-type="float">
            <text:p>491</text:p>
          </table:table-cell>
          <table:table-cell table:style-name="ce49" table:formula="of:=[M_Acu_NA.H35]" office:value-type="float" office:value="175" calcext:value-type="float">
            <text:p>175</text:p>
          </table:table-cell>
          <table:table-cell table:style-name="ce49" table:formula="of:=[M_Acu_NA.J35]" office:value-type="float" office:value="2503" calcext:value-type="float">
            <text:p>2503</text:p>
          </table:table-cell>
          <table:table-cell table:style-name="ce49" table:formula="of:=[M_Acu_NA.O35]" office:value-type="float" office:value="71" calcext:value-type="float">
            <text:p>71</text:p>
          </table:table-cell>
          <table:table-cell table:number-columns-repeated="2"/>
          <table:table-cell table:style-name="ce58" table:formula="of:=[.B35]" office:value-type="date" office:date-value="2020-03-17" calcext:value-type="date">
            <text:p>17/03</text:p>
          </table:table-cell>
          <table:table-cell table:style-name="ce49" table:formula="of:=[M_Acu_NA.C35]" office:value-type="float" office:value="12" calcext:value-type="float">
            <text:p>12</text:p>
          </table:table-cell>
          <table:table-cell table:style-name="ce49" table:formula="of:=[M_Acu_NA.E35]" office:value-type="float" office:value="5" calcext:value-type="float">
            <text:p>5</text:p>
          </table:table-cell>
          <table:table-cell table:style-name="ce49" table:formula="of:=[M_Acu_NA.I35]" office:value-type="float" office:value="43" calcext:value-type="float">
            <text:p>43</text:p>
          </table:table-cell>
          <table:table-cell table:style-name="ce49" table:formula="of:=[M_Acu_NA.P35]" office:value-type="float" office:value="8" calcext:value-type="float">
            <text:p>8</text:p>
          </table:table-cell>
          <table:table-cell table:style-name="ce49" table:formula="of:=[M_Acu_NA.Q35]" office:value-type="float" office:value="29" calcext:value-type="float">
            <text:p>29</text:p>
          </table:table-cell>
          <table:table-cell table:number-columns-repeated="2"/>
          <table:table-cell table:style-name="ce113" table:formula="of:=[.B35]" office:value-type="date" office:date-value="2020-03-17" calcext:value-type="date">
            <text:p>17/03</text:p>
          </table:table-cell>
          <table:table-cell table:formula="of:=[M_Acu_NA.D35]" office:value-type="float" office:value="3" calcext:value-type="float">
            <text:p>3</text:p>
          </table:table-cell>
          <table:table-cell table:formula="of:=[M_Acu_NA.F35]" office:value-type="float" office:value="6" calcext:value-type="float">
            <text:p>6</text:p>
          </table:table-cell>
          <table:table-cell table:formula="of:=[M_Acu_NA.K35]" office:value-type="float" office:value="2" calcext:value-type="float">
            <text:p>2</text:p>
          </table:table-cell>
          <table:table-cell table:formula="of:=[M_Acu_NA.L35]" office:value-type="float" office:value="1" calcext:value-type="float">
            <text:p>1</text:p>
          </table:table-cell>
          <table:table-cell table:formula="of:=[M_Acu_NA.M35]" office:value-type="float" office:value="3" calcext:value-type="float">
            <text:p>3</text:p>
          </table:table-cell>
          <table:table-cell table:formula="of:=[M_Acu_NA.N35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36]" office:value-type="date" office:date-value="2020-03-18" calcext:value-type="date">
            <text:p>18/03</text:p>
          </table:table-cell>
          <table:table-cell table:style-name="ce49" table:formula="of:=[M_Acu_NA.G36]" office:value-type="float" office:value="598" calcext:value-type="float">
            <text:p>598</text:p>
          </table:table-cell>
          <table:table-cell table:style-name="ce49" table:formula="of:=[M_Acu_NA.H36]" office:value-type="float" office:value="244" calcext:value-type="float">
            <text:p>244</text:p>
          </table:table-cell>
          <table:table-cell table:style-name="ce49" table:formula="of:=[M_Acu_NA.J36]" office:value-type="float" office:value="2978" calcext:value-type="float">
            <text:p>2978</text:p>
          </table:table-cell>
          <table:table-cell table:style-name="ce49" table:formula="of:=[M_Acu_NA.O36]" office:value-type="float" office:value="103" calcext:value-type="float">
            <text:p>103</text:p>
          </table:table-cell>
          <table:table-cell table:number-columns-repeated="2"/>
          <table:table-cell table:style-name="ce58" table:formula="of:=[.B36]" office:value-type="date" office:date-value="2020-03-18" calcext:value-type="date">
            <text:p>18/03</text:p>
          </table:table-cell>
          <table:table-cell table:style-name="ce49" table:formula="of:=[M_Acu_NA.C36]" office:value-type="float" office:value="12" calcext:value-type="float">
            <text:p>12</text:p>
          </table:table-cell>
          <table:table-cell table:style-name="ce49" table:formula="of:=[M_Acu_NA.E36]" office:value-type="float" office:value="14" calcext:value-type="float">
            <text:p>14</text:p>
          </table:table-cell>
          <table:table-cell table:style-name="ce49" table:formula="of:=[M_Acu_NA.I36]" office:value-type="float" office:value="58" calcext:value-type="float">
            <text:p>58</text:p>
          </table:table-cell>
          <table:table-cell table:style-name="ce49" table:formula="of:=[M_Acu_NA.P36]" office:value-type="float" office:value="14" calcext:value-type="float">
            <text:p>14</text:p>
          </table:table-cell>
          <table:table-cell table:style-name="ce49" table:formula="of:=[M_Acu_NA.Q36]" office:value-type="float" office:value="38" calcext:value-type="float">
            <text:p>38</text:p>
          </table:table-cell>
          <table:table-cell table:number-columns-repeated="2"/>
          <table:table-cell table:style-name="ce113" table:formula="of:=[.B36]" office:value-type="date" office:date-value="2020-03-18" calcext:value-type="date">
            <text:p>18/03</text:p>
          </table:table-cell>
          <table:table-cell table:formula="of:=[M_Acu_NA.D36]" office:value-type="float" office:value="4" calcext:value-type="float">
            <text:p>4</text:p>
          </table:table-cell>
          <table:table-cell table:formula="of:=[M_Acu_NA.F36]" office:value-type="float" office:value="9" calcext:value-type="float">
            <text:p>9</text:p>
          </table:table-cell>
          <table:table-cell table:formula="of:=[M_Acu_NA.K36]" office:value-type="float" office:value="2" calcext:value-type="float">
            <text:p>2</text:p>
          </table:table-cell>
          <table:table-cell table:formula="of:=[M_Acu_NA.L36]" office:value-type="float" office:value="2" calcext:value-type="float">
            <text:p>2</text:p>
          </table:table-cell>
          <table:table-cell table:formula="of:=[M_Acu_NA.M36]" office:value-type="float" office:value="6" calcext:value-type="float">
            <text:p>6</text:p>
          </table:table-cell>
          <table:table-cell table:formula="of:=[M_Acu_NA.N36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37]" office:value-type="date" office:date-value="2020-03-19" calcext:value-type="date">
            <text:p>19/03</text:p>
          </table:table-cell>
          <table:table-cell table:style-name="ce49" table:formula="of:=[M_Acu_NA.G37]" office:value-type="float" office:value="767" calcext:value-type="float">
            <text:p>767</text:p>
          </table:table-cell>
          <table:table-cell table:style-name="ce49" table:formula="of:=[M_Acu_NA.H37]" office:value-type="float" office:value="372" calcext:value-type="float">
            <text:p>372</text:p>
          </table:table-cell>
          <table:table-cell table:style-name="ce49" table:formula="of:=[M_Acu_NA.J37]" office:value-type="float" office:value="3405" calcext:value-type="float">
            <text:p>3405</text:p>
          </table:table-cell>
          <table:table-cell table:style-name="ce49" table:formula="of:=[M_Acu_NA.O37]" office:value-type="float" office:value="144" calcext:value-type="float">
            <text:p>144</text:p>
          </table:table-cell>
          <table:table-cell table:number-columns-repeated="2"/>
          <table:table-cell table:style-name="ce58" table:formula="of:=[.B37]" office:value-type="date" office:date-value="2020-03-19" calcext:value-type="date">
            <text:p>19/03</text:p>
          </table:table-cell>
          <table:table-cell table:style-name="ce49" table:formula="of:=[M_Acu_NA.C37]" office:value-type="float" office:value="20" calcext:value-type="float">
            <text:p>20</text:p>
          </table:table-cell>
          <table:table-cell table:style-name="ce49" table:formula="of:=[M_Acu_NA.E37]" office:value-type="float" office:value="21" calcext:value-type="float">
            <text:p>21</text:p>
          </table:table-cell>
          <table:table-cell table:style-name="ce49" table:formula="of:=[M_Acu_NA.I37]" office:value-type="float" office:value="76" calcext:value-type="float">
            <text:p>76</text:p>
          </table:table-cell>
          <table:table-cell table:style-name="ce49" table:formula="of:=[M_Acu_NA.P37]" office:value-type="float" office:value="21" calcext:value-type="float">
            <text:p>21</text:p>
          </table:table-cell>
          <table:table-cell table:style-name="ce49" table:formula="of:=[M_Acu_NA.Q37]" office:value-type="float" office:value="43" calcext:value-type="float">
            <text:p>43</text:p>
          </table:table-cell>
          <table:table-cell table:number-columns-repeated="2"/>
          <table:table-cell table:style-name="ce113" table:formula="of:=[.B37]" office:value-type="date" office:date-value="2020-03-19" calcext:value-type="date">
            <text:p>19/03</text:p>
          </table:table-cell>
          <table:table-cell table:formula="of:=[M_Acu_NA.D37]" office:value-type="float" office:value="6" calcext:value-type="float">
            <text:p>6</text:p>
          </table:table-cell>
          <table:table-cell table:formula="of:=[M_Acu_NA.F37]" office:value-type="float" office:value="14" calcext:value-type="float">
            <text:p>14</text:p>
          </table:table-cell>
          <table:table-cell table:formula="of:=[M_Acu_NA.K37]" office:value-type="float" office:value="3" calcext:value-type="float">
            <text:p>3</text:p>
          </table:table-cell>
          <table:table-cell table:formula="of:=[M_Acu_NA.L37]" office:value-type="float" office:value="4" calcext:value-type="float">
            <text:p>4</text:p>
          </table:table-cell>
          <table:table-cell table:formula="of:=[M_Acu_NA.M37]" office:value-type="float" office:value="6" calcext:value-type="float">
            <text:p>6</text:p>
          </table:table-cell>
          <table:table-cell table:formula="of:=[M_Acu_NA.N37]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38]" office:value-type="date" office:date-value="2020-03-20" calcext:value-type="date">
            <text:p>20/03</text:p>
          </table:table-cell>
          <table:table-cell table:style-name="ce49" table:formula="of:=[M_Acu_NA.G38]" office:value-type="float" office:value="1002" calcext:value-type="float">
            <text:p>1002</text:p>
          </table:table-cell>
          <table:table-cell table:style-name="ce49" table:formula="of:=[M_Acu_NA.H38]" office:value-type="float" office:value="450" calcext:value-type="float">
            <text:p>450</text:p>
          </table:table-cell>
          <table:table-cell table:style-name="ce49" table:formula="of:=[M_Acu_NA.J38]" office:value-type="float" office:value="4032" calcext:value-type="float">
            <text:p>4032</text:p>
          </table:table-cell>
          <table:table-cell table:style-name="ce49" table:formula="of:=[M_Acu_NA.O38]" office:value-type="float" office:value="177" calcext:value-type="float">
            <text:p>177</text:p>
          </table:table-cell>
          <table:table-cell table:number-columns-repeated="2"/>
          <table:table-cell table:style-name="ce58" table:formula="of:=[.B38]" office:value-type="date" office:date-value="2020-03-20" calcext:value-type="date">
            <text:p>20/03</text:p>
          </table:table-cell>
          <table:table-cell table:style-name="ce49" table:formula="of:=[M_Acu_NA.C38]" office:value-type="float" office:value="31" calcext:value-type="float">
            <text:p>31</text:p>
          </table:table-cell>
          <table:table-cell table:style-name="ce49" table:formula="of:=[M_Acu_NA.E38]" office:value-type="float" office:value="37" calcext:value-type="float">
            <text:p>37</text:p>
          </table:table-cell>
          <table:table-cell table:style-name="ce49" table:formula="of:=[M_Acu_NA.I38]" office:value-type="float" office:value="106" calcext:value-type="float">
            <text:p>106</text:p>
          </table:table-cell>
          <table:table-cell table:style-name="ce49" table:formula="of:=[M_Acu_NA.P38]" office:value-type="float" office:value="31" calcext:value-type="float">
            <text:p>31</text:p>
          </table:table-cell>
          <table:table-cell table:style-name="ce49" table:formula="of:=[M_Acu_NA.Q38]" office:value-type="float" office:value="67" calcext:value-type="float">
            <text:p>67</text:p>
          </table:table-cell>
          <table:table-cell table:number-columns-repeated="2"/>
          <table:table-cell table:style-name="ce113" table:formula="of:=[.B38]" office:value-type="date" office:date-value="2020-03-20" calcext:value-type="date">
            <text:p>20/03</text:p>
          </table:table-cell>
          <table:table-cell table:formula="of:=[M_Acu_NA.D38]" office:value-type="float" office:value="6" calcext:value-type="float">
            <text:p>6</text:p>
          </table:table-cell>
          <table:table-cell table:formula="of:=[M_Acu_NA.F38]" office:value-type="float" office:value="18" calcext:value-type="float">
            <text:p>18</text:p>
          </table:table-cell>
          <table:table-cell table:formula="of:=[M_Acu_NA.K38]" office:value-type="float" office:value="3" calcext:value-type="float">
            <text:p>3</text:p>
          </table:table-cell>
          <table:table-cell table:formula="of:=[M_Acu_NA.L38]" office:value-type="float" office:value="5" calcext:value-type="float">
            <text:p>5</text:p>
          </table:table-cell>
          <table:table-cell table:formula="of:=[M_Acu_NA.M38]" office:value-type="float" office:value="7" calcext:value-type="float">
            <text:p>7</text:p>
          </table:table-cell>
          <table:table-cell table:formula="of:=[M_Acu_NA.N38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39]" office:value-type="date" office:date-value="2020-03-21" calcext:value-type="date">
            <text:p>21/03</text:p>
          </table:table-cell>
          <table:table-cell table:style-name="ce49" table:formula="of:=[M_Acu_NA.G39]" office:value-type="float" office:value="1326" calcext:value-type="float">
            <text:p>1326</text:p>
          </table:table-cell>
          <table:table-cell table:style-name="ce49" table:formula="of:=[M_Acu_NA.H39]" office:value-type="float" office:value="562" calcext:value-type="float">
            <text:p>562</text:p>
          </table:table-cell>
          <table:table-cell table:style-name="ce49" table:formula="of:=[M_Acu_NA.J39]" office:value-type="float" office:value="4825" calcext:value-type="float">
            <text:p>4825</text:p>
          </table:table-cell>
          <table:table-cell table:style-name="ce49" table:formula="of:=[M_Acu_NA.O39]" office:value-type="float" office:value="233" calcext:value-type="float">
            <text:p>233</text:p>
          </table:table-cell>
          <table:table-cell table:number-columns-repeated="2"/>
          <table:table-cell table:style-name="ce58" table:formula="of:=[.B39]" office:value-type="date" office:date-value="2020-03-21" calcext:value-type="date">
            <text:p>21/03</text:p>
          </table:table-cell>
          <table:table-cell table:style-name="ce49" table:formula="of:=[M_Acu_NA.C39]" office:value-type="float" office:value="47" calcext:value-type="float">
            <text:p>47</text:p>
          </table:table-cell>
          <table:table-cell table:style-name="ce49" table:formula="of:=[M_Acu_NA.E39]" office:value-type="float" office:value="67" calcext:value-type="float">
            <text:p>67</text:p>
          </table:table-cell>
          <table:table-cell table:style-name="ce49" table:formula="of:=[M_Acu_NA.I39]" office:value-type="float" office:value="136" calcext:value-type="float">
            <text:p>136</text:p>
          </table:table-cell>
          <table:table-cell table:style-name="ce49" table:formula="of:=[M_Acu_NA.P39]" office:value-type="float" office:value="38" calcext:value-type="float">
            <text:p>38</text:p>
          </table:table-cell>
          <table:table-cell table:style-name="ce49" table:formula="of:=[M_Acu_NA.Q39]" office:value-type="float" office:value="83" calcext:value-type="float">
            <text:p>83</text:p>
          </table:table-cell>
          <table:table-cell table:number-columns-repeated="2"/>
          <table:table-cell table:style-name="ce113" table:formula="of:=[.B39]" office:value-type="date" office:date-value="2020-03-21" calcext:value-type="date">
            <text:p>21/03</text:p>
          </table:table-cell>
          <table:table-cell table:formula="of:=[M_Acu_NA.D39]" office:value-type="float" office:value="8" calcext:value-type="float">
            <text:p>8</text:p>
          </table:table-cell>
          <table:table-cell table:formula="of:=[M_Acu_NA.F39]" office:value-type="float" office:value="21" calcext:value-type="float">
            <text:p>21</text:p>
          </table:table-cell>
          <table:table-cell table:formula="of:=[M_Acu_NA.K39]" office:value-type="float" office:value="3" calcext:value-type="float">
            <text:p>3</text:p>
          </table:table-cell>
          <table:table-cell table:formula="of:=[M_Acu_NA.L39]" office:value-type="float" office:value="8" calcext:value-type="float">
            <text:p>8</text:p>
          </table:table-cell>
          <table:table-cell table:formula="of:=[M_Acu_NA.M39]" office:value-type="float" office:value="7" calcext:value-type="float">
            <text:p>7</text:p>
          </table:table-cell>
          <table:table-cell table:formula="of:=[M_Acu_NA.N39]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40]" office:value-type="date" office:date-value="2020-03-22" calcext:value-type="date">
            <text:p>22/03</text:p>
          </table:table-cell>
          <table:table-cell table:style-name="ce49" table:formula="of:=[M_Acu_NA.G40]" office:value-type="float" office:value="1720" calcext:value-type="float">
            <text:p>1720</text:p>
          </table:table-cell>
          <table:table-cell table:style-name="ce49" table:formula="of:=[M_Acu_NA.H40]" office:value-type="float" office:value="674" calcext:value-type="float">
            <text:p>674</text:p>
          </table:table-cell>
          <table:table-cell table:style-name="ce49" table:formula="of:=[M_Acu_NA.J40]" office:value-type="float" office:value="5476" calcext:value-type="float">
            <text:p>5476</text:p>
          </table:table-cell>
          <table:table-cell table:style-name="ce49" table:formula="of:=[M_Acu_NA.O40]" office:value-type="float" office:value="281" calcext:value-type="float">
            <text:p>281</text:p>
          </table:table-cell>
          <table:table-cell table:number-columns-repeated="2"/>
          <table:table-cell table:style-name="ce58" table:formula="of:=[.B40]" office:value-type="date" office:date-value="2020-03-22" calcext:value-type="date">
            <text:p>22/03</text:p>
          </table:table-cell>
          <table:table-cell table:style-name="ce49" table:formula="of:=[M_Acu_NA.C40]" office:value-type="float" office:value="55" calcext:value-type="float">
            <text:p>55</text:p>
          </table:table-cell>
          <table:table-cell table:style-name="ce49" table:formula="of:=[M_Acu_NA.E40]" office:value-type="float" office:value="75" calcext:value-type="float">
            <text:p>75</text:p>
          </table:table-cell>
          <table:table-cell table:style-name="ce49" table:formula="of:=[M_Acu_NA.I40]" office:value-type="float" office:value="179" calcext:value-type="float">
            <text:p>179</text:p>
          </table:table-cell>
          <table:table-cell table:style-name="ce49" table:formula="of:=[M_Acu_NA.P40]" office:value-type="float" office:value="50" calcext:value-type="float">
            <text:p>50</text:p>
          </table:table-cell>
          <table:table-cell table:style-name="ce49" table:formula="of:=[M_Acu_NA.Q40]" office:value-type="float" office:value="100" calcext:value-type="float">
            <text:p>100</text:p>
          </table:table-cell>
          <table:table-cell table:number-columns-repeated="2"/>
          <table:table-cell table:style-name="ce113" table:formula="of:=[.B40]" office:value-type="date" office:date-value="2020-03-22" calcext:value-type="date">
            <text:p>22/03</text:p>
          </table:table-cell>
          <table:table-cell table:formula="of:=[M_Acu_NA.D40]" office:value-type="float" office:value="16" calcext:value-type="float">
            <text:p>16</text:p>
          </table:table-cell>
          <table:table-cell table:formula="of:=[M_Acu_NA.F40]" office:value-type="float" office:value="24" calcext:value-type="float">
            <text:p>24</text:p>
          </table:table-cell>
          <table:table-cell table:formula="of:=[M_Acu_NA.K40]" office:value-type="float" office:value="4" calcext:value-type="float">
            <text:p>4</text:p>
          </table:table-cell>
          <table:table-cell table:formula="of:=[M_Acu_NA.L40]" office:value-type="float" office:value="8" calcext:value-type="float">
            <text:p>8</text:p>
          </table:table-cell>
          <table:table-cell table:formula="of:=[M_Acu_NA.M40]" office:value-type="float" office:value="7" calcext:value-type="float">
            <text:p>7</text:p>
          </table:table-cell>
          <table:table-cell table:formula="of:=[M_Acu_NA.N40]"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style-name="ce80" table:formula="of:=[C_Acu_NA.A41]" office:value-type="string" office:string-value="L" calcext:value-type="string">
            <text:p>L</text:p>
          </table:table-cell>
          <table:table-cell table:style-name="ce57" table:formula="of:=[C_Acu_NA.B41]" office:value-type="date" office:date-value="2020-03-23" calcext:value-type="date">
            <text:p>23/03</text:p>
          </table:table-cell>
          <table:table-cell table:style-name="ce50" table:formula="of:=[M_Acu_NA.G41]" office:value-type="float" office:value="2182" calcext:value-type="float">
            <text:p>2182</text:p>
          </table:table-cell>
          <table:table-cell table:style-name="ce50" table:formula="of:=[M_Acu_NA.H41]" office:value-type="float" office:value="860" calcext:value-type="float">
            <text:p>860</text:p>
          </table:table-cell>
          <table:table-cell table:style-name="ce50" table:formula="of:=[M_Acu_NA.J41]" office:value-type="float" office:value="6077" calcext:value-type="float">
            <text:p>6077</text:p>
          </table:table-cell>
          <table:table-cell table:style-name="ce50" table:formula="of:=[M_Acu_NA.O41]" office:value-type="float" office:value="335" calcext:value-type="float">
            <text:p>335</text:p>
          </table:table-cell>
          <table:table-cell table:style-name="ce77"/>
          <table:table-cell table:style-name="ce80" table:formula="of:=[.A41]" office:value-type="string" office:string-value="L" calcext:value-type="string">
            <text:p>L</text:p>
          </table:table-cell>
          <table:table-cell table:style-name="ce57" table:formula="of:=[.B41]" office:value-type="date" office:date-value="2020-03-23" calcext:value-type="date">
            <text:p>23/03</text:p>
          </table:table-cell>
          <table:table-cell table:style-name="ce50" table:formula="of:=[M_Acu_NA.C41]" office:value-type="float" office:value="86" calcext:value-type="float">
            <text:p>86</text:p>
          </table:table-cell>
          <table:table-cell table:style-name="ce50" table:formula="of:=[M_Acu_NA.E41]" office:value-type="float" office:value="88" calcext:value-type="float">
            <text:p>88</text:p>
          </table:table-cell>
          <table:table-cell table:style-name="ce50" table:formula="of:=[M_Acu_NA.I41]" office:value-type="float" office:value="213" calcext:value-type="float">
            <text:p>213</text:p>
          </table:table-cell>
          <table:table-cell table:style-name="ce50" table:formula="of:=[M_Acu_NA.P41]" office:value-type="float" office:value="61" calcext:value-type="float">
            <text:p>61</text:p>
          </table:table-cell>
          <table:table-cell table:style-name="ce50" table:formula="of:=[M_Acu_NA.Q41]" office:value-type="float" office:value="129" calcext:value-type="float">
            <text:p>129</text:p>
          </table:table-cell>
          <table:table-cell/>
          <table:table-cell table:style-name="ce50" table:formula="of:=[.A41]" office:value-type="string" office:string-value="L" calcext:value-type="string">
            <text:p>L</text:p>
          </table:table-cell>
          <table:table-cell table:style-name="ce80" table:formula="of:=[.B41]" office:value-type="date" office:date-value="2020-03-23" calcext:value-type="date">
            <text:p>23/03</text:p>
          </table:table-cell>
          <table:table-cell table:style-name="ce50" table:formula="of:=[M_Acu_NA.D41]" office:value-type="float" office:value="21" calcext:value-type="float">
            <text:p>21</text:p>
          </table:table-cell>
          <table:table-cell table:style-name="ce50" table:formula="of:=[M_Acu_NA.F41]" office:value-type="float" office:value="24" calcext:value-type="float">
            <text:p>24</text:p>
          </table:table-cell>
          <table:table-cell table:style-name="ce50" table:formula="of:=[M_Acu_NA.K41]" office:value-type="float" office:value="6" calcext:value-type="float">
            <text:p>6</text:p>
          </table:table-cell>
          <table:table-cell table:style-name="ce50" table:formula="of:=[M_Acu_NA.L41]" office:value-type="float" office:value="8" calcext:value-type="float">
            <text:p>8</text:p>
          </table:table-cell>
          <table:table-cell table:style-name="ce50" table:formula="of:=[M_Acu_NA.M41]" office:value-type="float" office:value="7" calcext:value-type="float">
            <text:p>7</text:p>
          </table:table-cell>
          <table:table-cell table:style-name="ce50" table:formula="of:=[M_Acu_NA.N41]"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42]" office:value-type="date" office:date-value="2020-03-24" calcext:value-type="date">
            <text:p>24/03</text:p>
          </table:table-cell>
          <table:table-cell table:style-name="ce49" table:formula="of:=[M_Acu_NA.G42]" office:value-type="float" office:value="2686" calcext:value-type="float">
            <text:p>2686</text:p>
          </table:table-cell>
          <table:table-cell table:style-name="ce49" table:formula="of:=[M_Acu_NA.H42]" office:value-type="float" office:value="1100" calcext:value-type="float">
            <text:p>1100</text:p>
          </table:table-cell>
          <table:table-cell table:style-name="ce49" table:formula="of:=[M_Acu_NA.J42]" office:value-type="float" office:value="6820" calcext:value-type="float">
            <text:p>6820</text:p>
          </table:table-cell>
          <table:table-cell table:style-name="ce49" table:formula="of:=[M_Acu_NA.O42]" office:value-type="float" office:value="422" calcext:value-type="float">
            <text:p>422</text:p>
          </table:table-cell>
          <table:table-cell table:number-columns-repeated="2"/>
          <table:table-cell table:style-name="ce58" table:formula="of:=[.B42]" office:value-type="date" office:date-value="2020-03-24" calcext:value-type="date">
            <text:p>24/03</text:p>
          </table:table-cell>
          <table:table-cell table:style-name="ce49" table:formula="of:=[M_Acu_NA.C42]" office:value-type="float" office:value="114" calcext:value-type="float">
            <text:p>114</text:p>
          </table:table-cell>
          <table:table-cell table:style-name="ce49" table:formula="of:=[M_Acu_NA.E42]" office:value-type="float" office:value="122" calcext:value-type="float">
            <text:p>122</text:p>
          </table:table-cell>
          <table:table-cell table:style-name="ce49" table:formula="of:=[M_Acu_NA.I42]" office:value-type="float" office:value="276" calcext:value-type="float">
            <text:p>276</text:p>
          </table:table-cell>
          <table:table-cell table:style-name="ce49" table:formula="of:=[M_Acu_NA.P42]" office:value-type="float" office:value="81" calcext:value-type="float">
            <text:p>81</text:p>
          </table:table-cell>
          <table:table-cell table:style-name="ce49" table:formula="of:=[M_Acu_NA.Q42]" office:value-type="float" office:value="153" calcext:value-type="float">
            <text:p>153</text:p>
          </table:table-cell>
          <table:table-cell table:number-columns-repeated="2"/>
          <table:table-cell table:style-name="ce113" table:formula="of:=[.B42]" office:value-type="date" office:date-value="2020-03-24" calcext:value-type="date">
            <text:p>24/03</text:p>
          </table:table-cell>
          <table:table-cell table:formula="of:=[M_Acu_NA.D42]" office:value-type="float" office:value="28" calcext:value-type="float">
            <text:p>28</text:p>
          </table:table-cell>
          <table:table-cell table:formula="of:=[M_Acu_NA.F42]" office:value-type="float" office:value="32" calcext:value-type="float">
            <text:p>32</text:p>
          </table:table-cell>
          <table:table-cell table:formula="of:=[M_Acu_NA.K42]" office:value-type="float" office:value="7" calcext:value-type="float">
            <text:p>7</text:p>
          </table:table-cell>
          <table:table-cell table:formula="of:=[M_Acu_NA.L42]" office:value-type="float" office:value="8" calcext:value-type="float">
            <text:p>8</text:p>
          </table:table-cell>
          <table:table-cell table:formula="of:=[M_Acu_NA.M42]" office:value-type="float" office:value="10" calcext:value-type="float">
            <text:p>10</text:p>
          </table:table-cell>
          <table:table-cell table:formula="of:=[M_Acu_NA.N42]"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43]" office:value-type="date" office:date-value="2020-03-25" calcext:value-type="date">
            <text:p>25/03</text:p>
          </table:table-cell>
          <table:table-cell table:style-name="ce49" table:formula="of:=[M_Acu_NA.G43]" office:value-type="float" office:value="3434" calcext:value-type="float">
            <text:p>3434</text:p>
          </table:table-cell>
          <table:table-cell table:style-name="ce49" table:formula="of:=[M_Acu_NA.H43]" office:value-type="float" office:value="1331" calcext:value-type="float">
            <text:p>1331</text:p>
          </table:table-cell>
          <table:table-cell table:style-name="ce49" table:formula="of:=[M_Acu_NA.J43]" office:value-type="float" office:value="7503" calcext:value-type="float">
            <text:p>7503</text:p>
          </table:table-cell>
          <table:table-cell table:style-name="ce49" table:formula="of:=[M_Acu_NA.O43]" office:value-type="float" office:value="578" calcext:value-type="float">
            <text:p>578</text:p>
          </table:table-cell>
          <table:table-cell table:number-columns-repeated="2"/>
          <table:table-cell table:style-name="ce58" table:formula="of:=[.B43]" office:value-type="date" office:date-value="2020-03-25" calcext:value-type="date">
            <text:p>25/03</text:p>
          </table:table-cell>
          <table:table-cell table:style-name="ce49" table:formula="of:=[M_Acu_NA.C43]" office:value-type="float" office:value="149" calcext:value-type="float">
            <text:p>149</text:p>
          </table:table-cell>
          <table:table-cell table:style-name="ce49" table:formula="of:=[M_Acu_NA.E43]" office:value-type="float" office:value="178" calcext:value-type="float">
            <text:p>178</text:p>
          </table:table-cell>
          <table:table-cell table:style-name="ce49" table:formula="of:=[M_Acu_NA.I43]" office:value-type="float" office:value="356" calcext:value-type="float">
            <text:p>356</text:p>
          </table:table-cell>
          <table:table-cell table:style-name="ce49" table:formula="of:=[M_Acu_NA.P43]" office:value-type="float" office:value="106" calcext:value-type="float">
            <text:p>106</text:p>
          </table:table-cell>
          <table:table-cell table:style-name="ce49" table:formula="of:=[M_Acu_NA.Q43]" office:value-type="float" office:value="176" calcext:value-type="float">
            <text:p>176</text:p>
          </table:table-cell>
          <table:table-cell table:number-columns-repeated="2"/>
          <table:table-cell table:style-name="ce113" table:formula="of:=[.B43]" office:value-type="date" office:date-value="2020-03-25" calcext:value-type="date">
            <text:p>25/03</text:p>
          </table:table-cell>
          <table:table-cell table:formula="of:=[M_Acu_NA.D43]" office:value-type="float" office:value="31" calcext:value-type="float">
            <text:p>31</text:p>
          </table:table-cell>
          <table:table-cell table:formula="of:=[M_Acu_NA.F43]" office:value-type="float" office:value="34" calcext:value-type="float">
            <text:p>34</text:p>
          </table:table-cell>
          <table:table-cell table:formula="of:=[M_Acu_NA.K43]" office:value-type="float" office:value="9" calcext:value-type="float">
            <text:p>9</text:p>
          </table:table-cell>
          <table:table-cell table:formula="of:=[M_Acu_NA.L43]" office:value-type="float" office:value="8" calcext:value-type="float">
            <text:p>8</text:p>
          </table:table-cell>
          <table:table-cell table:formula="of:=[M_Acu_NA.M43]" office:value-type="float" office:value="12" calcext:value-type="float">
            <text:p>12</text:p>
          </table:table-cell>
          <table:table-cell table:formula="of:=[M_Acu_NA.N43]"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44]" office:value-type="date" office:date-value="2020-03-26" calcext:value-type="date">
            <text:p>26/03</text:p>
          </table:table-cell>
          <table:table-cell table:style-name="ce49" table:formula="of:=[M_Acu_NA.G44]" office:value-type="float" office:value="4089" calcext:value-type="float">
            <text:p>4089</text:p>
          </table:table-cell>
          <table:table-cell table:style-name="ce49" table:formula="of:=[M_Acu_NA.H44]" office:value-type="float" office:value="1696" calcext:value-type="float">
            <text:p>1696</text:p>
          </table:table-cell>
          <table:table-cell table:style-name="ce49" table:formula="of:=[M_Acu_NA.J44]" office:value-type="float" office:value="8165" calcext:value-type="float">
            <text:p>8165</text:p>
          </table:table-cell>
          <table:table-cell table:style-name="ce49" table:formula="of:=[M_Acu_NA.O44]" office:value-type="float" office:value="759" calcext:value-type="float">
            <text:p>759</text:p>
          </table:table-cell>
          <table:table-cell table:number-columns-repeated="2"/>
          <table:table-cell table:style-name="ce58" table:formula="of:=[.B44]" office:value-type="date" office:date-value="2020-03-26" calcext:value-type="date">
            <text:p>26/03</text:p>
          </table:table-cell>
          <table:table-cell table:style-name="ce49" table:formula="of:=[M_Acu_NA.C44]" office:value-type="float" office:value="196" calcext:value-type="float">
            <text:p>196</text:p>
          </table:table-cell>
          <table:table-cell table:style-name="ce49" table:formula="of:=[M_Acu_NA.E44]" office:value-type="float" office:value="220" calcext:value-type="float">
            <text:p>220</text:p>
          </table:table-cell>
          <table:table-cell table:style-name="ce49" table:formula="of:=[M_Acu_NA.I44]" office:value-type="float" office:value="434" calcext:value-type="float">
            <text:p>434</text:p>
          </table:table-cell>
          <table:table-cell table:style-name="ce49" table:formula="of:=[M_Acu_NA.P44]" office:value-type="float" office:value="135" calcext:value-type="float">
            <text:p>135</text:p>
          </table:table-cell>
          <table:table-cell table:style-name="ce49" table:formula="of:=[M_Acu_NA.Q44]" office:value-type="float" office:value="226" calcext:value-type="float">
            <text:p>226</text:p>
          </table:table-cell>
          <table:table-cell table:number-columns-repeated="2"/>
          <table:table-cell table:style-name="ce113" table:formula="of:=[.B44]" office:value-type="date" office:date-value="2020-03-26" calcext:value-type="date">
            <text:p>26/03</text:p>
          </table:table-cell>
          <table:table-cell table:formula="of:=[M_Acu_NA.D44]" office:value-type="float" office:value="49" calcext:value-type="float">
            <text:p>49</text:p>
          </table:table-cell>
          <table:table-cell table:formula="of:=[M_Acu_NA.F44]" office:value-type="float" office:value="41" calcext:value-type="float">
            <text:p>41</text:p>
          </table:table-cell>
          <table:table-cell table:formula="of:=[M_Acu_NA.K44]" office:value-type="float" office:value="19" calcext:value-type="float">
            <text:p>19</text:p>
          </table:table-cell>
          <table:table-cell table:formula="of:=[M_Acu_NA.L44]" office:value-type="float" office:value="9" calcext:value-type="float">
            <text:p>9</text:p>
          </table:table-cell>
          <table:table-cell table:formula="of:=[M_Acu_NA.M44]" office:value-type="float" office:value="14" calcext:value-type="float">
            <text:p>14</text:p>
          </table:table-cell>
          <table:table-cell table:formula="of:=[M_Acu_NA.N44]"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45]" office:value-type="date" office:date-value="2020-03-27" calcext:value-type="date">
            <text:p>27/03</text:p>
          </table:table-cell>
          <table:table-cell table:style-name="ce49" table:formula="of:=[M_Acu_NA.G45]" office:value-type="float" office:value="4858" calcext:value-type="float">
            <text:p>4858</text:p>
          </table:table-cell>
          <table:table-cell table:style-name="ce49" table:formula="of:=[M_Acu_NA.H45]" office:value-type="float" office:value="1995" calcext:value-type="float">
            <text:p>1995</text:p>
          </table:table-cell>
          <table:table-cell table:style-name="ce49" table:formula="of:=[M_Acu_NA.J45]" office:value-type="float" office:value="9134" calcext:value-type="float">
            <text:p>9134</text:p>
          </table:table-cell>
          <table:table-cell table:style-name="ce49" table:formula="of:=[M_Acu_NA.O45]" office:value-type="float" office:value="1019" calcext:value-type="float">
            <text:p>1019</text:p>
          </table:table-cell>
          <table:table-cell table:number-columns-repeated="2"/>
          <table:table-cell table:style-name="ce58" table:formula="of:=[.B45]" office:value-type="date" office:date-value="2020-03-27" calcext:value-type="date">
            <text:p>27/03</text:p>
          </table:table-cell>
          <table:table-cell table:style-name="ce49" table:formula="of:=[M_Acu_NA.C45]" office:value-type="float" office:value="253" calcext:value-type="float">
            <text:p>253</text:p>
          </table:table-cell>
          <table:table-cell table:style-name="ce49" table:formula="of:=[M_Acu_NA.E45]" office:value-type="float" office:value="289" calcext:value-type="float">
            <text:p>289</text:p>
          </table:table-cell>
          <table:table-cell table:style-name="ce49" table:formula="of:=[M_Acu_NA.I45]" office:value-type="float" office:value="546" calcext:value-type="float">
            <text:p>546</text:p>
          </table:table-cell>
          <table:table-cell table:style-name="ce49" table:formula="of:=[M_Acu_NA.P45]" office:value-type="float" office:value="167" calcext:value-type="float">
            <text:p>167</text:p>
          </table:table-cell>
          <table:table-cell table:style-name="ce49" table:formula="of:=[M_Acu_NA.Q45]" office:value-type="float" office:value="249" calcext:value-type="float">
            <text:p>249</text:p>
          </table:table-cell>
          <table:table-cell table:number-columns-repeated="2"/>
          <table:table-cell table:style-name="ce113" table:formula="of:=[.B45]" office:value-type="date" office:date-value="2020-03-27" calcext:value-type="date">
            <text:p>27/03</text:p>
          </table:table-cell>
          <table:table-cell table:formula="of:=[M_Acu_NA.D45]" office:value-type="float" office:value="58" calcext:value-type="float">
            <text:p>58</text:p>
          </table:table-cell>
          <table:table-cell table:formula="of:=[M_Acu_NA.F45]" office:value-type="float" office:value="52" calcext:value-type="float">
            <text:p>52</text:p>
          </table:table-cell>
          <table:table-cell table:formula="of:=[M_Acu_NA.K45]" office:value-type="float" office:value="22" calcext:value-type="float">
            <text:p>22</text:p>
          </table:table-cell>
          <table:table-cell table:formula="of:=[M_Acu_NA.L45]" office:value-type="float" office:value="15" calcext:value-type="float">
            <text:p>15</text:p>
          </table:table-cell>
          <table:table-cell table:formula="of:=[M_Acu_NA.M45]" office:value-type="float" office:value="16" calcext:value-type="float">
            <text:p>16</text:p>
          </table:table-cell>
          <table:table-cell table:formula="of:=[M_Acu_NA.N45]" office:value-type="float" office:value="76" calcext:value-type="float">
            <text:p>76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46]" office:value-type="date" office:date-value="2020-03-28" calcext:value-type="date">
            <text:p>28/03</text:p>
          </table:table-cell>
          <table:table-cell table:style-name="ce49" table:formula="of:=[M_Acu_NA.G46]" office:value-type="float" office:value="5690" calcext:value-type="float">
            <text:p>5690</text:p>
          </table:table-cell>
          <table:table-cell table:style-name="ce49" table:formula="of:=[M_Acu_NA.H46]" office:value-type="float" office:value="2314" calcext:value-type="float">
            <text:p>2314</text:p>
          </table:table-cell>
          <table:table-cell table:style-name="ce49" table:formula="of:=[M_Acu_NA.J46]" office:value-type="float" office:value="10023" calcext:value-type="float">
            <text:p>10023</text:p>
          </table:table-cell>
          <table:table-cell table:style-name="ce49" table:formula="of:=[M_Acu_NA.O46]" office:value-type="float" office:value="1228" calcext:value-type="float">
            <text:p>1228</text:p>
          </table:table-cell>
          <table:table-cell table:number-columns-repeated="2"/>
          <table:table-cell table:style-name="ce58" table:formula="of:=[.B46]" office:value-type="date" office:date-value="2020-03-28" calcext:value-type="date">
            <text:p>28/03</text:p>
          </table:table-cell>
          <table:table-cell table:style-name="ce49" table:formula="of:=[M_Acu_NA.C46]" office:value-type="float" office:value="325" calcext:value-type="float">
            <text:p>325</text:p>
          </table:table-cell>
          <table:table-cell table:style-name="ce49" table:formula="of:=[M_Acu_NA.E46]" office:value-type="float" office:value="353" calcext:value-type="float">
            <text:p>353</text:p>
          </table:table-cell>
          <table:table-cell table:style-name="ce49" table:formula="of:=[M_Acu_NA.I46]" office:value-type="float" office:value="639" calcext:value-type="float">
            <text:p>639</text:p>
          </table:table-cell>
          <table:table-cell table:style-name="ce49" table:formula="of:=[M_Acu_NA.P46]" office:value-type="float" office:value="202" calcext:value-type="float">
            <text:p>202</text:p>
          </table:table-cell>
          <table:table-cell table:style-name="ce49" table:formula="of:=[M_Acu_NA.Q46]" office:value-type="float" office:value="291" calcext:value-type="float">
            <text:p>291</text:p>
          </table:table-cell>
          <table:table-cell table:number-columns-repeated="2"/>
          <table:table-cell table:style-name="ce113" table:formula="of:=[.B46]" office:value-type="date" office:date-value="2020-03-28" calcext:value-type="date">
            <text:p>28/03</text:p>
          </table:table-cell>
          <table:table-cell table:formula="of:=[M_Acu_NA.D46]" office:value-type="float" office:value="68" calcext:value-type="float">
            <text:p>68</text:p>
          </table:table-cell>
          <table:table-cell table:formula="of:=[M_Acu_NA.F46]" office:value-type="float" office:value="65" calcext:value-type="float">
            <text:p>65</text:p>
          </table:table-cell>
          <table:table-cell table:formula="of:=[M_Acu_NA.K46]" office:value-type="float" office:value="36" calcext:value-type="float">
            <text:p>36</text:p>
          </table:table-cell>
          <table:table-cell table:formula="of:=[M_Acu_NA.L46]" office:value-type="float" office:value="18" calcext:value-type="float">
            <text:p>18</text:p>
          </table:table-cell>
          <table:table-cell table:formula="of:=[M_Acu_NA.M46]" office:value-type="float" office:value="20" calcext:value-type="float">
            <text:p>20</text:p>
          </table:table-cell>
          <table:table-cell table:formula="of:=[M_Acu_NA.N46]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83"/>
          <table:table-cell table:style-name="ce59" table:formula="of:=[C_Acu_NA.B47]" office:value-type="date" office:date-value="2020-03-29" calcext:value-type="date">
            <text:p>29/03</text:p>
          </table:table-cell>
          <table:table-cell table:style-name="ce51" table:formula="of:=[M_Acu_NA.G47]" office:value-type="float" office:value="6528" calcext:value-type="float">
            <text:p>6528</text:p>
          </table:table-cell>
          <table:table-cell table:style-name="ce51" table:formula="of:=[M_Acu_NA.H47]" office:value-type="float" office:value="2606" calcext:value-type="float">
            <text:p>2606</text:p>
          </table:table-cell>
          <table:table-cell table:style-name="ce51" table:formula="of:=[M_Acu_NA.J47]" office:value-type="float" office:value="10779" calcext:value-type="float">
            <text:p>10779</text:p>
          </table:table-cell>
          <table:table-cell table:style-name="ce51" table:formula="of:=[M_Acu_NA.O47]" office:value-type="float" office:value="1408" calcext:value-type="float">
            <text:p>1408</text:p>
          </table:table-cell>
          <table:table-cell table:style-name="ce77"/>
          <table:table-cell table:style-name="ce83"/>
          <table:table-cell table:style-name="ce59" table:formula="of:=[.B47]" office:value-type="date" office:date-value="2020-03-29" calcext:value-type="date">
            <text:p>29/03</text:p>
          </table:table-cell>
          <table:table-cell table:style-name="ce51" table:formula="of:=[M_Acu_NA.C47]" office:value-type="float" office:value="389" calcext:value-type="float">
            <text:p>389</text:p>
          </table:table-cell>
          <table:table-cell table:style-name="ce51" table:formula="of:=[M_Acu_NA.E47]" office:value-type="float" office:value="431" calcext:value-type="float">
            <text:p>431</text:p>
          </table:table-cell>
          <table:table-cell table:style-name="ce51" table:formula="of:=[M_Acu_NA.I47]" office:value-type="float" office:value="771" calcext:value-type="float">
            <text:p>771</text:p>
          </table:table-cell>
          <table:table-cell table:style-name="ce51" table:formula="of:=[M_Acu_NA.P47]" office:value-type="float" office:value="241" calcext:value-type="float">
            <text:p>241</text:p>
          </table:table-cell>
          <table:table-cell table:style-name="ce51" table:formula="of:=[M_Acu_NA.Q47]" office:value-type="float" office:value="327" calcext:value-type="float">
            <text:p>327</text:p>
          </table:table-cell>
          <table:table-cell/>
          <table:table-cell table:style-name="ce83"/>
          <table:table-cell table:style-name="ce122" table:formula="of:=[.B47]" office:value-type="date" office:date-value="2020-03-29" calcext:value-type="date">
            <text:p>29/03</text:p>
          </table:table-cell>
          <table:table-cell table:style-name="ce51" table:formula="of:=[M_Acu_NA.D47]" office:value-type="float" office:value="86" calcext:value-type="float">
            <text:p>86</text:p>
          </table:table-cell>
          <table:table-cell table:style-name="ce51" table:formula="of:=[M_Acu_NA.F47]" office:value-type="float" office:value="72" calcext:value-type="float">
            <text:p>72</text:p>
          </table:table-cell>
          <table:table-cell table:style-name="ce51" table:formula="of:=[M_Acu_NA.K47]" office:value-type="float" office:value="46" calcext:value-type="float">
            <text:p>46</text:p>
          </table:table-cell>
          <table:table-cell table:style-name="ce51" table:formula="of:=[M_Acu_NA.L47]" office:value-type="float" office:value="21" calcext:value-type="float">
            <text:p>21</text:p>
          </table:table-cell>
          <table:table-cell table:style-name="ce51" table:formula="of:=[M_Acu_NA.M47]" office:value-type="float" office:value="22" calcext:value-type="float">
            <text:p>22</text:p>
          </table:table-cell>
          <table:table-cell table:style-name="ce51" table:formula="of:=[M_Acu_NA.N47]" office:value-type="float" office:value="119" calcext:value-type="float">
            <text:p>119</text:p>
          </table:table-cell>
          <table:table-cell table:number-columns-repeated="8"/>
        </table:table-row>
        <table:table-row table:style-name="ro1">
          <table:table-cell table:style-name="ce86" table:formula="of:=[C_Acu_NA.A48]" office:value-type="string" office:string-value="L" calcext:value-type="string">
            <text:p>L</text:p>
          </table:table-cell>
          <table:table-cell table:style-name="ce58" table:formula="of:=[C_Acu_NA.B48]" office:value-type="date" office:date-value="2020-03-30" calcext:value-type="date">
            <text:p>30/03</text:p>
          </table:table-cell>
          <table:table-cell table:style-name="ce49" table:formula="of:=[M_Acu_NA.G48]" office:value-type="float" office:value="7340" calcext:value-type="float">
            <text:p>7340</text:p>
          </table:table-cell>
          <table:table-cell table:style-name="ce49" table:formula="of:=[M_Acu_NA.H48]" office:value-type="float" office:value="3024" calcext:value-type="float">
            <text:p>3024</text:p>
          </table:table-cell>
          <table:table-cell table:style-name="ce49" table:formula="of:=[M_Acu_NA.J48]" office:value-type="float" office:value="11591" calcext:value-type="float">
            <text:p>11591</text:p>
          </table:table-cell>
          <table:table-cell table:style-name="ce49" table:formula="of:=[M_Acu_NA.O48]" office:value-type="float" office:value="1789" calcext:value-type="float">
            <text:p>1789</text:p>
          </table:table-cell>
          <table:table-cell/>
          <table:table-cell table:style-name="ce86" table:formula="of:=[.A48]" office:value-type="string" office:string-value="L" calcext:value-type="string">
            <text:p>L</text:p>
          </table:table-cell>
          <table:table-cell table:style-name="ce58" table:formula="of:=[.B48]" office:value-type="date" office:date-value="2020-03-30" calcext:value-type="date">
            <text:p>30/03</text:p>
          </table:table-cell>
          <table:table-cell table:style-name="ce49" table:formula="of:=[M_Acu_NA.C48]" office:value-type="float" office:value="455" calcext:value-type="float">
            <text:p>455</text:p>
          </table:table-cell>
          <table:table-cell table:style-name="ce49" table:formula="of:=[M_Acu_NA.E48]" office:value-type="float" office:value="513" calcext:value-type="float">
            <text:p>513</text:p>
          </table:table-cell>
          <table:table-cell table:style-name="ce49" table:formula="of:=[M_Acu_NA.I48]" office:value-type="float" office:value="864" calcext:value-type="float">
            <text:p>864</text:p>
          </table:table-cell>
          <table:table-cell table:style-name="ce49" table:formula="of:=[M_Acu_NA.P48]" office:value-type="float" office:value="284" calcext:value-type="float">
            <text:p>284</text:p>
          </table:table-cell>
          <table:table-cell table:style-name="ce49" table:formula="of:=[M_Acu_NA.Q48]" office:value-type="float" office:value="378" calcext:value-type="float">
            <text:p>378</text:p>
          </table:table-cell>
          <table:table-cell/>
          <table:table-cell table:style-name="ce49" table:formula="of:=[.A48]" office:value-type="string" office:string-value="L" calcext:value-type="string">
            <text:p>L</text:p>
          </table:table-cell>
          <table:table-cell table:style-name="ce113" table:formula="of:=[.B48]" office:value-type="date" office:date-value="2020-03-30" calcext:value-type="date">
            <text:p>30/03</text:p>
          </table:table-cell>
          <table:table-cell table:formula="of:=[M_Acu_NA.D48]" office:value-type="float" office:value="108" calcext:value-type="float">
            <text:p>108</text:p>
          </table:table-cell>
          <table:table-cell table:formula="of:=[M_Acu_NA.F48]" office:value-type="float" office:value="77" calcext:value-type="float">
            <text:p>77</text:p>
          </table:table-cell>
          <table:table-cell table:formula="of:=[M_Acu_NA.K48]" office:value-type="float" office:value="54" calcext:value-type="float">
            <text:p>54</text:p>
          </table:table-cell>
          <table:table-cell table:formula="of:=[M_Acu_NA.L48]" office:value-type="float" office:value="22" calcext:value-type="float">
            <text:p>22</text:p>
          </table:table-cell>
          <table:table-cell table:formula="of:=[M_Acu_NA.M48]" office:value-type="float" office:value="27" calcext:value-type="float">
            <text:p>27</text:p>
          </table:table-cell>
          <table:table-cell table:formula="of:=[M_Acu_NA.N48]" office:value-type="float" office:value="140" calcext:value-type="float">
            <text:p>140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49]" office:value-type="date" office:date-value="2020-03-31" calcext:value-type="date">
            <text:p>31/03</text:p>
          </table:table-cell>
          <table:table-cell table:style-name="ce49" table:formula="of:=[M_Acu_NA.G49]" office:value-type="float" office:value="8189" calcext:value-type="float">
            <text:p>8189</text:p>
          </table:table-cell>
          <table:table-cell table:style-name="ce49" table:formula="of:=[M_Acu_NA.H49]" office:value-type="float" office:value="3523" calcext:value-type="float">
            <text:p>3523</text:p>
          </table:table-cell>
          <table:table-cell table:style-name="ce49" table:formula="of:=[M_Acu_NA.J49]" office:value-type="float" office:value="12428" calcext:value-type="float">
            <text:p>12428</text:p>
          </table:table-cell>
          <table:table-cell table:style-name="ce49" table:formula="of:=[M_Acu_NA.O49]" office:value-type="float" office:value="2352" calcext:value-type="float">
            <text:p>2352</text:p>
          </table:table-cell>
          <table:table-cell table:number-columns-repeated="2"/>
          <table:table-cell table:style-name="ce58" table:formula="of:=[.B49]" office:value-type="date" office:date-value="2020-03-31" calcext:value-type="date">
            <text:p>31/03</text:p>
          </table:table-cell>
          <table:table-cell table:style-name="ce49" table:formula="of:=[M_Acu_NA.C49]" office:value-type="float" office:value="583" calcext:value-type="float">
            <text:p>583</text:p>
          </table:table-cell>
          <table:table-cell table:style-name="ce49" table:formula="of:=[M_Acu_NA.E49]" office:value-type="float" office:value="705" calcext:value-type="float">
            <text:p>705</text:p>
          </table:table-cell>
          <table:table-cell table:style-name="ce49" table:formula="of:=[M_Acu_NA.I49]" office:value-type="float" office:value="1039" calcext:value-type="float">
            <text:p>1039</text:p>
          </table:table-cell>
          <table:table-cell table:style-name="ce49" table:formula="of:=[M_Acu_NA.P49]" office:value-type="float" office:value="331" calcext:value-type="float">
            <text:p>331</text:p>
          </table:table-cell>
          <table:table-cell table:style-name="ce49" table:formula="of:=[M_Acu_NA.Q49]" office:value-type="float" office:value="442" calcext:value-type="float">
            <text:p>442</text:p>
          </table:table-cell>
          <table:table-cell table:number-columns-repeated="2"/>
          <table:table-cell table:style-name="ce113" table:formula="of:=[.B49]" office:value-type="date" office:date-value="2020-03-31" calcext:value-type="date">
            <text:p>31/03</text:p>
          </table:table-cell>
          <table:table-cell table:formula="of:=[M_Acu_NA.D49]" office:value-type="float" office:value="128" calcext:value-type="float">
            <text:p>128</text:p>
          </table:table-cell>
          <table:table-cell table:formula="of:=[M_Acu_NA.F49]" office:value-type="float" office:value="90" calcext:value-type="float">
            <text:p>90</text:p>
          </table:table-cell>
          <table:table-cell table:formula="of:=[M_Acu_NA.K49]" office:value-type="float" office:value="71" calcext:value-type="float">
            <text:p>71</text:p>
          </table:table-cell>
          <table:table-cell table:formula="of:=[M_Acu_NA.L49]" office:value-type="float" office:value="23" calcext:value-type="float">
            <text:p>23</text:p>
          </table:table-cell>
          <table:table-cell table:formula="of:=[M_Acu_NA.M49]" office:value-type="float" office:value="28" calcext:value-type="float">
            <text:p>28</text:p>
          </table:table-cell>
          <table:table-cell table:formula="of:=[M_Acu_NA.N49]" office:value-type="float" office:value="160" calcext:value-type="float">
            <text:p>160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50]" office:value-type="date" office:date-value="2020-04-01" calcext:value-type="date">
            <text:p>01/04</text:p>
          </table:table-cell>
          <table:table-cell table:style-name="ce49" table:formula="of:=[M_Acu_NA.G50]" office:value-type="float" office:value="9053" calcext:value-type="float">
            <text:p>9053</text:p>
          </table:table-cell>
          <table:table-cell table:style-name="ce49" table:formula="of:=[M_Acu_NA.H50]" office:value-type="float" office:value="4032" calcext:value-type="float">
            <text:p>4032</text:p>
          </table:table-cell>
          <table:table-cell table:style-name="ce49" table:formula="of:=[M_Acu_NA.J50]" office:value-type="float" office:value="13155" calcext:value-type="float">
            <text:p>13155</text:p>
          </table:table-cell>
          <table:table-cell table:style-name="ce49" table:formula="of:=[M_Acu_NA.O50]" office:value-type="float" office:value="2921" calcext:value-type="float">
            <text:p>2921</text:p>
          </table:table-cell>
          <table:table-cell table:number-columns-repeated="2"/>
          <table:table-cell table:style-name="ce58" table:formula="of:=[.B50]" office:value-type="date" office:date-value="2020-04-01" calcext:value-type="date">
            <text:p>01/04</text:p>
          </table:table-cell>
          <table:table-cell table:style-name="ce49" table:formula="of:=[M_Acu_NA.C50]" office:value-type="float" office:value="732" calcext:value-type="float">
            <text:p>732</text:p>
          </table:table-cell>
          <table:table-cell table:style-name="ce49" table:formula="of:=[M_Acu_NA.E50]" office:value-type="float" office:value="828" calcext:value-type="float">
            <text:p>828</text:p>
          </table:table-cell>
          <table:table-cell table:style-name="ce49" table:formula="of:=[M_Acu_NA.I50]" office:value-type="float" office:value="1173" calcext:value-type="float">
            <text:p>1173</text:p>
          </table:table-cell>
          <table:table-cell table:style-name="ce49" table:formula="of:=[M_Acu_NA.P50]" office:value-type="float" office:value="384" calcext:value-type="float">
            <text:p>384</text:p>
          </table:table-cell>
          <table:table-cell table:style-name="ce49" table:formula="of:=[M_Acu_NA.Q50]" office:value-type="float" office:value="497" calcext:value-type="float">
            <text:p>497</text:p>
          </table:table-cell>
          <table:table-cell table:number-columns-repeated="2"/>
          <table:table-cell table:style-name="ce113" table:formula="of:=[.B50]" office:value-type="date" office:date-value="2020-04-01" calcext:value-type="date">
            <text:p>01/04</text:p>
          </table:table-cell>
          <table:table-cell table:formula="of:=[M_Acu_NA.D50]" office:value-type="float" office:value="146" calcext:value-type="float">
            <text:p>146</text:p>
          </table:table-cell>
          <table:table-cell table:formula="of:=[M_Acu_NA.F50]" office:value-type="float" office:value="104" calcext:value-type="float">
            <text:p>104</text:p>
          </table:table-cell>
          <table:table-cell table:formula="of:=[M_Acu_NA.K50]" office:value-type="float" office:value="85" calcext:value-type="float">
            <text:p>85</text:p>
          </table:table-cell>
          <table:table-cell table:formula="of:=[M_Acu_NA.L50]" office:value-type="float" office:value="29" calcext:value-type="float">
            <text:p>29</text:p>
          </table:table-cell>
          <table:table-cell table:formula="of:=[M_Acu_NA.M50]" office:value-type="float" office:value="32" calcext:value-type="float">
            <text:p>32</text:p>
          </table:table-cell>
          <table:table-cell table:formula="of:=[M_Acu_NA.N50]" office:value-type="float" office:value="187" calcext:value-type="float">
            <text:p>187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51]" office:value-type="date" office:date-value="2020-04-02" calcext:value-type="date">
            <text:p>02/04</text:p>
          </table:table-cell>
          <table:table-cell table:style-name="ce49" table:formula="of:=[M_Acu_NA.G51]" office:value-type="float" office:value="10003" calcext:value-type="float">
            <text:p>10003</text:p>
          </table:table-cell>
          <table:table-cell table:style-name="ce49" table:formula="of:=[M_Acu_NA.H51]" office:value-type="float" office:value="5387" calcext:value-type="float">
            <text:p>5387</text:p>
          </table:table-cell>
          <table:table-cell table:style-name="ce49" table:formula="of:=[M_Acu_NA.J51]" office:value-type="float" office:value="13915" calcext:value-type="float">
            <text:p>13915</text:p>
          </table:table-cell>
          <table:table-cell table:style-name="ce49" table:formula="of:=[M_Acu_NA.O51]" office:value-type="float" office:value="3605" calcext:value-type="float">
            <text:p>3605</text:p>
          </table:table-cell>
          <table:table-cell table:number-columns-repeated="2"/>
          <table:table-cell table:style-name="ce58" table:formula="of:=[.B51]" office:value-type="date" office:date-value="2020-04-02" calcext:value-type="date">
            <text:p>02/04</text:p>
          </table:table-cell>
          <table:table-cell table:style-name="ce49" table:formula="of:=[M_Acu_NA.C51]" office:value-type="float" office:value="872" calcext:value-type="float">
            <text:p>872</text:p>
          </table:table-cell>
          <table:table-cell table:style-name="ce49" table:formula="of:=[M_Acu_NA.E51]" office:value-type="float" office:value="1011" calcext:value-type="float">
            <text:p>1011</text:p>
          </table:table-cell>
          <table:table-cell table:style-name="ce49" table:formula="of:=[M_Acu_NA.I51]" office:value-type="float" office:value="1339" calcext:value-type="float">
            <text:p>1339</text:p>
          </table:table-cell>
          <table:table-cell table:style-name="ce49" table:formula="of:=[M_Acu_NA.P51]" office:value-type="float" office:value="454" calcext:value-type="float">
            <text:p>454</text:p>
          </table:table-cell>
          <table:table-cell table:style-name="ce49" table:formula="of:=[M_Acu_NA.Q51]" office:value-type="float" office:value="544" calcext:value-type="float">
            <text:p>544</text:p>
          </table:table-cell>
          <table:table-cell table:number-columns-repeated="2"/>
          <table:table-cell table:style-name="ce113" table:formula="of:=[.B51]" office:value-type="date" office:date-value="2020-04-02" calcext:value-type="date">
            <text:p>02/04</text:p>
          </table:table-cell>
          <table:table-cell table:formula="of:=[M_Acu_NA.D51]" office:value-type="float" office:value="158" calcext:value-type="float">
            <text:p>158</text:p>
          </table:table-cell>
          <table:table-cell table:formula="of:=[M_Acu_NA.F51]" office:value-type="float" office:value="123" calcext:value-type="float">
            <text:p>123</text:p>
          </table:table-cell>
          <table:table-cell table:formula="of:=[M_Acu_NA.K51]" office:value-type="float" office:value="98" calcext:value-type="float">
            <text:p>98</text:p>
          </table:table-cell>
          <table:table-cell table:formula="of:=[M_Acu_NA.L51]" office:value-type="float" office:value="30" calcext:value-type="float">
            <text:p>30</text:p>
          </table:table-cell>
          <table:table-cell table:formula="of:=[M_Acu_NA.M51]" office:value-type="float" office:value="42" calcext:value-type="float">
            <text:p>42</text:p>
          </table:table-cell>
          <table:table-cell table:formula="of:=[M_Acu_NA.N51]" office:value-type="float" office:value="209" calcext:value-type="float">
            <text:p>209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52]" office:value-type="date" office:date-value="2020-04-03" calcext:value-type="date">
            <text:p>03/04</text:p>
          </table:table-cell>
          <table:table-cell table:style-name="ce49" table:formula="of:=[M_Acu_NA.G52]" office:value-type="float" office:value="10935" calcext:value-type="float">
            <text:p>10935</text:p>
          </table:table-cell>
          <table:table-cell table:style-name="ce49" table:formula="of:=[M_Acu_NA.H52]" office:value-type="float" office:value="6507" calcext:value-type="float">
            <text:p>6507</text:p>
          </table:table-cell>
          <table:table-cell table:style-name="ce49" table:formula="of:=[M_Acu_NA.J52]" office:value-type="float" office:value="14681" calcext:value-type="float">
            <text:p>14681</text:p>
          </table:table-cell>
          <table:table-cell table:style-name="ce49" table:formula="of:=[M_Acu_NA.O52]" office:value-type="float" office:value="4313" calcext:value-type="float">
            <text:p>4313</text:p>
          </table:table-cell>
          <table:table-cell table:number-columns-repeated="2"/>
          <table:table-cell table:style-name="ce58" table:formula="of:=[.B52]" office:value-type="date" office:date-value="2020-04-03" calcext:value-type="date">
            <text:p>03/04</text:p>
          </table:table-cell>
          <table:table-cell table:style-name="ce49" table:formula="of:=[M_Acu_NA.C52]" office:value-type="float" office:value="1017" calcext:value-type="float">
            <text:p>1017</text:p>
          </table:table-cell>
          <table:table-cell table:style-name="ce49" table:formula="of:=[M_Acu_NA.E52]" office:value-type="float" office:value="1143" calcext:value-type="float">
            <text:p>1143</text:p>
          </table:table-cell>
          <table:table-cell table:style-name="ce49" table:formula="of:=[M_Acu_NA.I52]" office:value-type="float" office:value="1487" calcext:value-type="float">
            <text:p>1487</text:p>
          </table:table-cell>
          <table:table-cell table:style-name="ce49" table:formula="of:=[M_Acu_NA.P52]" office:value-type="float" office:value="532" calcext:value-type="float">
            <text:p>532</text:p>
          </table:table-cell>
          <table:table-cell table:style-name="ce49" table:formula="of:=[M_Acu_NA.Q52]" office:value-type="float" office:value="608" calcext:value-type="float">
            <text:p>608</text:p>
          </table:table-cell>
          <table:table-cell table:number-columns-repeated="2"/>
          <table:table-cell table:style-name="ce113" table:formula="of:=[.B52]" office:value-type="date" office:date-value="2020-04-03" calcext:value-type="date">
            <text:p>03/04</text:p>
          </table:table-cell>
          <table:table-cell table:formula="of:=[M_Acu_NA.D52]" office:value-type="float" office:value="168" calcext:value-type="float">
            <text:p>168</text:p>
          </table:table-cell>
          <table:table-cell table:formula="of:=[M_Acu_NA.F52]" office:value-type="float" office:value="139" calcext:value-type="float">
            <text:p>139</text:p>
          </table:table-cell>
          <table:table-cell table:formula="of:=[M_Acu_NA.K52]" office:value-type="float" office:value="120" calcext:value-type="float">
            <text:p>120</text:p>
          </table:table-cell>
          <table:table-cell table:formula="of:=[M_Acu_NA.L52]" office:value-type="float" office:value="31" calcext:value-type="float">
            <text:p>31</text:p>
          </table:table-cell>
          <table:table-cell table:formula="of:=[M_Acu_NA.M52]" office:value-type="float" office:value="44" calcext:value-type="float">
            <text:p>44</text:p>
          </table:table-cell>
          <table:table-cell table:formula="of:=[M_Acu_NA.N52]"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53]" office:value-type="date" office:date-value="2020-04-04" calcext:value-type="date">
            <text:p>04/04</text:p>
          </table:table-cell>
          <table:table-cell table:style-name="ce49" table:formula="of:=[M_Acu_NA.G53]" office:value-type="float" office:value="11744" calcext:value-type="float">
            <text:p>11744</text:p>
          </table:table-cell>
          <table:table-cell table:style-name="ce49" table:formula="of:=[M_Acu_NA.H53]" office:value-type="float" office:value="7560" calcext:value-type="float">
            <text:p>7560</text:p>
          </table:table-cell>
          <table:table-cell table:style-name="ce49" table:formula="of:=[M_Acu_NA.J53]" office:value-type="float" office:value="15362" calcext:value-type="float">
            <text:p>15362</text:p>
          </table:table-cell>
          <table:table-cell table:style-name="ce49" table:formula="of:=[M_Acu_NA.O53]" office:value-type="float" office:value="4932" calcext:value-type="float">
            <text:p>4932</text:p>
          </table:table-cell>
          <table:table-cell table:number-columns-repeated="2"/>
          <table:table-cell table:style-name="ce58" table:formula="of:=[.B53]" office:value-type="date" office:date-value="2020-04-04" calcext:value-type="date">
            <text:p>04/04</text:p>
          </table:table-cell>
          <table:table-cell table:style-name="ce49" table:formula="of:=[M_Acu_NA.C53]" office:value-type="float" office:value="1158" calcext:value-type="float">
            <text:p>1158</text:p>
          </table:table-cell>
          <table:table-cell table:style-name="ce49" table:formula="of:=[M_Acu_NA.E53]" office:value-type="float" office:value="1283" calcext:value-type="float">
            <text:p>1283</text:p>
          </table:table-cell>
          <table:table-cell table:style-name="ce49" table:formula="of:=[M_Acu_NA.I53]" office:value-type="float" office:value="1651" calcext:value-type="float">
            <text:p>1651</text:p>
          </table:table-cell>
          <table:table-cell table:style-name="ce49" table:formula="of:=[M_Acu_NA.P53]" office:value-type="float" office:value="604" calcext:value-type="float">
            <text:p>604</text:p>
          </table:table-cell>
          <table:table-cell table:style-name="ce49" table:formula="of:=[M_Acu_NA.Q53]" office:value-type="float" office:value="668" calcext:value-type="float">
            <text:p>668</text:p>
          </table:table-cell>
          <table:table-cell table:number-columns-repeated="2"/>
          <table:table-cell table:style-name="ce113" table:formula="of:=[.B53]" office:value-type="date" office:date-value="2020-04-04" calcext:value-type="date">
            <text:p>04/04</text:p>
          </table:table-cell>
          <table:table-cell table:formula="of:=[M_Acu_NA.D53]" office:value-type="float" office:value="186" calcext:value-type="float">
            <text:p>186</text:p>
          </table:table-cell>
          <table:table-cell table:formula="of:=[M_Acu_NA.F53]" office:value-type="float" office:value="161" calcext:value-type="float">
            <text:p>161</text:p>
          </table:table-cell>
          <table:table-cell table:formula="of:=[M_Acu_NA.K53]" office:value-type="float" office:value="137" calcext:value-type="float">
            <text:p>137</text:p>
          </table:table-cell>
          <table:table-cell table:formula="of:=[M_Acu_NA.L53]" office:value-type="float" office:value="31" calcext:value-type="float">
            <text:p>31</text:p>
          </table:table-cell>
          <table:table-cell table:formula="of:=[M_Acu_NA.M53]" office:value-type="float" office:value="50" calcext:value-type="float">
            <text:p>50</text:p>
          </table:table-cell>
          <table:table-cell table:formula="of:=[M_Acu_NA.N53]"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54]" office:value-type="date" office:date-value="2020-04-05" calcext:value-type="date">
            <text:p>05/04</text:p>
          </table:table-cell>
          <table:table-cell table:style-name="ce49" table:formula="of:=[M_Acu_NA.G54]" office:value-type="float" office:value="12418" calcext:value-type="float">
            <text:p>12418</text:p>
          </table:table-cell>
          <table:table-cell table:style-name="ce49" table:formula="of:=[M_Acu_NA.H54]" office:value-type="float" office:value="8078" calcext:value-type="float">
            <text:p>8078</text:p>
          </table:table-cell>
          <table:table-cell table:style-name="ce49" table:formula="of:=[M_Acu_NA.J54]" office:value-type="float" office:value="15887" calcext:value-type="float">
            <text:p>15887</text:p>
          </table:table-cell>
          <table:table-cell table:style-name="ce49" table:formula="of:=[M_Acu_NA.O54]" office:value-type="float" office:value="5373" calcext:value-type="float">
            <text:p>5373</text:p>
          </table:table-cell>
          <table:table-cell table:number-columns-repeated="2"/>
          <table:table-cell table:style-name="ce58" table:formula="of:=[.B54]" office:value-type="date" office:date-value="2020-04-05" calcext:value-type="date">
            <text:p>05/04</text:p>
          </table:table-cell>
          <table:table-cell table:style-name="ce49" table:formula="of:=[M_Acu_NA.C54]" office:value-type="float" office:value="1342" calcext:value-type="float">
            <text:p>1342</text:p>
          </table:table-cell>
          <table:table-cell table:style-name="ce49" table:formula="of:=[M_Acu_NA.E54]" office:value-type="float" office:value="1447" calcext:value-type="float">
            <text:p>1447</text:p>
          </table:table-cell>
          <table:table-cell table:style-name="ce49" table:formula="of:=[M_Acu_NA.I54]" office:value-type="float" office:value="1766" calcext:value-type="float">
            <text:p>1766</text:p>
          </table:table-cell>
          <table:table-cell table:style-name="ce49" table:formula="of:=[M_Acu_NA.P54]" office:value-type="float" office:value="690" calcext:value-type="float">
            <text:p>690</text:p>
          </table:table-cell>
          <table:table-cell table:style-name="ce49" table:formula="of:=[M_Acu_NA.Q54]" office:value-type="float" office:value="725" calcext:value-type="float">
            <text:p>725</text:p>
          </table:table-cell>
          <table:table-cell table:number-columns-repeated="2"/>
          <table:table-cell table:style-name="ce113" table:formula="of:=[.B54]" office:value-type="date" office:date-value="2020-04-05" calcext:value-type="date">
            <text:p>05/04</text:p>
          </table:table-cell>
          <table:table-cell table:formula="of:=[M_Acu_NA.D54]" office:value-type="float" office:value="204" calcext:value-type="float">
            <text:p>204</text:p>
          </table:table-cell>
          <table:table-cell table:formula="of:=[M_Acu_NA.F54]" office:value-type="float" office:value="179" calcext:value-type="float">
            <text:p>179</text:p>
          </table:table-cell>
          <table:table-cell table:formula="of:=[M_Acu_NA.K54]" office:value-type="float" office:value="158" calcext:value-type="float">
            <text:p>158</text:p>
          </table:table-cell>
          <table:table-cell table:formula="of:=[M_Acu_NA.L54]" office:value-type="float" office:value="36" calcext:value-type="float">
            <text:p>36</text:p>
          </table:table-cell>
          <table:table-cell table:formula="of:=[M_Acu_NA.M54]" office:value-type="float" office:value="58" calcext:value-type="float">
            <text:p>58</text:p>
          </table:table-cell>
          <table:table-cell table:formula="of:=[M_Acu_NA.N54]" office:value-type="float" office:value="295" calcext:value-type="float">
            <text:p>295</text:p>
          </table:table-cell>
          <table:table-cell table:number-columns-repeated="8"/>
        </table:table-row>
        <table:table-row table:style-name="ro1">
          <table:table-cell table:style-name="ce80" table:formula="of:=[C_Acu_NA.A55]" office:value-type="string" office:string-value="L" calcext:value-type="string">
            <text:p>L</text:p>
          </table:table-cell>
          <table:table-cell table:style-name="ce57" table:formula="of:=[C_Acu_NA.B55]" office:value-type="date" office:date-value="2020-04-06" calcext:value-type="date">
            <text:p>06/04</text:p>
          </table:table-cell>
          <table:table-cell table:style-name="ce50" table:formula="of:=[M_Acu_NA.G55]" office:value-type="float" office:value="13055" calcext:value-type="float">
            <text:p>13055</text:p>
          </table:table-cell>
          <table:table-cell table:style-name="ce50" table:formula="of:=[M_Acu_NA.H55]" office:value-type="float" office:value="8911" calcext:value-type="float">
            <text:p>8911</text:p>
          </table:table-cell>
          <table:table-cell table:style-name="ce50" table:formula="of:=[M_Acu_NA.J55]" office:value-type="float" office:value="16523" calcext:value-type="float">
            <text:p>16523</text:p>
          </table:table-cell>
          <table:table-cell table:style-name="ce50" table:formula="of:=[M_Acu_NA.O55]" office:value-type="float" office:value="6159" calcext:value-type="float">
            <text:p>6159</text:p>
          </table:table-cell>
          <table:table-cell table:style-name="ce77"/>
          <table:table-cell table:style-name="ce80" table:formula="of:=[.A55]" office:value-type="string" office:string-value="L" calcext:value-type="string">
            <text:p>L</text:p>
          </table:table-cell>
          <table:table-cell table:style-name="ce57" table:formula="of:=[.B55]" office:value-type="date" office:date-value="2020-04-06" calcext:value-type="date">
            <text:p>06/04</text:p>
          </table:table-cell>
          <table:table-cell table:style-name="ce50" table:formula="of:=[M_Acu_NA.C55]" office:value-type="float" office:value="1434" calcext:value-type="float">
            <text:p>1434</text:p>
          </table:table-cell>
          <table:table-cell table:style-name="ce50" table:formula="of:=[M_Acu_NA.E55]" office:value-type="float" office:value="1632" calcext:value-type="float">
            <text:p>1632</text:p>
          </table:table-cell>
          <table:table-cell table:style-name="ce50" table:formula="of:=[M_Acu_NA.I55]" office:value-type="float" office:value="1867" calcext:value-type="float">
            <text:p>1867</text:p>
          </table:table-cell>
          <table:table-cell table:style-name="ce50" table:formula="of:=[M_Acu_NA.P55]" office:value-type="float" office:value="781" calcext:value-type="float">
            <text:p>781</text:p>
          </table:table-cell>
          <table:table-cell table:style-name="ce50" table:formula="of:=[M_Acu_NA.Q55]" office:value-type="float" office:value="773" calcext:value-type="float">
            <text:p>773</text:p>
          </table:table-cell>
          <table:table-cell/>
          <table:table-cell table:style-name="ce50" table:formula="of:=[.A55]" office:value-type="string" office:string-value="L" calcext:value-type="string">
            <text:p>L</text:p>
          </table:table-cell>
          <table:table-cell table:style-name="ce80" table:formula="of:=[.B55]" office:value-type="date" office:date-value="2020-04-06" calcext:value-type="date">
            <text:p>06/04</text:p>
          </table:table-cell>
          <table:table-cell table:style-name="ce50" table:formula="of:=[M_Acu_NA.D55]" office:value-type="float" office:value="220" calcext:value-type="float">
            <text:p>220</text:p>
          </table:table-cell>
          <table:table-cell table:style-name="ce50" table:formula="of:=[M_Acu_NA.F55]" office:value-type="float" office:value="187" calcext:value-type="float">
            <text:p>187</text:p>
          </table:table-cell>
          <table:table-cell table:style-name="ce50" table:formula="of:=[M_Acu_NA.K55]" office:value-type="float" office:value="174" calcext:value-type="float">
            <text:p>174</text:p>
          </table:table-cell>
          <table:table-cell table:style-name="ce50" table:formula="of:=[M_Acu_NA.L55]" office:value-type="float" office:value="41" calcext:value-type="float">
            <text:p>41</text:p>
          </table:table-cell>
          <table:table-cell table:style-name="ce50" table:formula="of:=[M_Acu_NA.M55]" office:value-type="float" office:value="59" calcext:value-type="float">
            <text:p>59</text:p>
          </table:table-cell>
          <table:table-cell table:style-name="ce50" table:formula="of:=[M_Acu_NA.N55]" office:value-type="float" office:value="311" calcext:value-type="float">
            <text:p>311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56]" office:value-type="date" office:date-value="2020-04-07" calcext:value-type="date">
            <text:p>07/04</text:p>
          </table:table-cell>
          <table:table-cell table:style-name="ce49" table:formula="of:=[M_Acu_NA.G56]" office:value-type="float" office:value="13798" calcext:value-type="float">
            <text:p>13798</text:p>
          </table:table-cell>
          <table:table-cell table:style-name="ce49" table:formula="of:=[M_Acu_NA.H56]" office:value-type="float" office:value="10328" calcext:value-type="float">
            <text:p>10328</text:p>
          </table:table-cell>
          <table:table-cell table:style-name="ce49" table:formula="of:=[M_Acu_NA.J56]" office:value-type="float" office:value="17127" calcext:value-type="float">
            <text:p>17127</text:p>
          </table:table-cell>
          <table:table-cell table:style-name="ce49" table:formula="of:=[M_Acu_NA.O56]" office:value-type="float" office:value="7097" calcext:value-type="float">
            <text:p>7097</text:p>
          </table:table-cell>
          <table:table-cell table:number-columns-repeated="2"/>
          <table:table-cell table:style-name="ce58" table:formula="of:=[.B56]" office:value-type="date" office:date-value="2020-04-07" calcext:value-type="date">
            <text:p>07/04</text:p>
          </table:table-cell>
          <table:table-cell table:style-name="ce49" table:formula="of:=[M_Acu_NA.C56]" office:value-type="float" office:value="1607" calcext:value-type="float">
            <text:p>1607</text:p>
          </table:table-cell>
          <table:table-cell table:style-name="ce49" table:formula="of:=[M_Acu_NA.E56]" office:value-type="float" office:value="2035" calcext:value-type="float">
            <text:p>2035</text:p>
          </table:table-cell>
          <table:table-cell table:style-name="ce49" table:formula="of:=[M_Acu_NA.I56]" office:value-type="float" office:value="2101" calcext:value-type="float">
            <text:p>2101</text:p>
          </table:table-cell>
          <table:table-cell table:style-name="ce49" table:formula="of:=[M_Acu_NA.P56]" office:value-type="float" office:value="864" calcext:value-type="float">
            <text:p>864</text:p>
          </table:table-cell>
          <table:table-cell table:style-name="ce49" table:formula="of:=[M_Acu_NA.Q56]" office:value-type="float" office:value="829" calcext:value-type="float">
            <text:p>829</text:p>
          </table:table-cell>
          <table:table-cell table:number-columns-repeated="2"/>
          <table:table-cell table:style-name="ce113" table:formula="of:=[.B56]" office:value-type="date" office:date-value="2020-04-07" calcext:value-type="date">
            <text:p>07/04</text:p>
          </table:table-cell>
          <table:table-cell table:formula="of:=[M_Acu_NA.D56]" office:value-type="float" office:value="243" calcext:value-type="float">
            <text:p>243</text:p>
          </table:table-cell>
          <table:table-cell table:formula="of:=[M_Acu_NA.F56]" office:value-type="float" office:value="203" calcext:value-type="float">
            <text:p>203</text:p>
          </table:table-cell>
          <table:table-cell table:formula="of:=[M_Acu_NA.K56]" office:value-type="float" office:value="210" calcext:value-type="float">
            <text:p>210</text:p>
          </table:table-cell>
          <table:table-cell table:formula="of:=[M_Acu_NA.L56]" office:value-type="float" office:value="44" calcext:value-type="float">
            <text:p>44</text:p>
          </table:table-cell>
          <table:table-cell table:formula="of:=[M_Acu_NA.M56]" office:value-type="float" office:value="69" calcext:value-type="float">
            <text:p>69</text:p>
          </table:table-cell>
          <table:table-cell table:formula="of:=[M_Acu_NA.N56]" office:value-type="float" office:value="345" calcext:value-type="float">
            <text:p>345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57]" office:value-type="date" office:date-value="2020-04-08" calcext:value-type="date">
            <text:p>08/04</text:p>
          </table:table-cell>
          <table:table-cell table:style-name="ce49" table:formula="of:=[M_Acu_NA.G57]" office:value-type="float" office:value="14555" calcext:value-type="float">
            <text:p>14555</text:p>
          </table:table-cell>
          <table:table-cell table:style-name="ce49" table:formula="of:=[M_Acu_NA.H57]" office:value-type="float" office:value="10869" calcext:value-type="float">
            <text:p>10869</text:p>
          </table:table-cell>
          <table:table-cell table:style-name="ce49" table:formula="of:=[M_Acu_NA.J57]" office:value-type="float" office:value="17669" calcext:value-type="float">
            <text:p>17669</text:p>
          </table:table-cell>
          <table:table-cell table:style-name="ce49" table:formula="of:=[M_Acu_NA.O57]" office:value-type="float" office:value="7978" calcext:value-type="float">
            <text:p>7978</text:p>
          </table:table-cell>
          <table:table-cell table:number-columns-repeated="2"/>
          <table:table-cell table:style-name="ce58" table:formula="of:=[.B57]" office:value-type="date" office:date-value="2020-04-08" calcext:value-type="date">
            <text:p>08/04</text:p>
          </table:table-cell>
          <table:table-cell table:style-name="ce49" table:formula="of:=[M_Acu_NA.C57]" office:value-type="float" office:value="1861" calcext:value-type="float">
            <text:p>1861</text:p>
          </table:table-cell>
          <table:table-cell table:style-name="ce49" table:formula="of:=[M_Acu_NA.E57]" office:value-type="float" office:value="2240" calcext:value-type="float">
            <text:p>2240</text:p>
          </table:table-cell>
          <table:table-cell table:style-name="ce49" table:formula="of:=[M_Acu_NA.I57]" office:value-type="float" office:value="2248" calcext:value-type="float">
            <text:p>2248</text:p>
          </table:table-cell>
          <table:table-cell table:style-name="ce49" table:formula="of:=[M_Acu_NA.P57]" office:value-type="float" office:value="975" calcext:value-type="float">
            <text:p>975</text:p>
          </table:table-cell>
          <table:table-cell table:style-name="ce49" table:formula="of:=[M_Acu_NA.Q57]" office:value-type="float" office:value="895" calcext:value-type="float">
            <text:p>895</text:p>
          </table:table-cell>
          <table:table-cell table:number-columns-repeated="2"/>
          <table:table-cell table:style-name="ce113" table:formula="of:=[.B57]" office:value-type="date" office:date-value="2020-04-08" calcext:value-type="date">
            <text:p>08/04</text:p>
          </table:table-cell>
          <table:table-cell table:formula="of:=[M_Acu_NA.D57]" office:value-type="float" office:value="273" calcext:value-type="float">
            <text:p>273</text:p>
          </table:table-cell>
          <table:table-cell table:formula="of:=[M_Acu_NA.F57]" office:value-type="float" office:value="218" calcext:value-type="float">
            <text:p>218</text:p>
          </table:table-cell>
          <table:table-cell table:formula="of:=[M_Acu_NA.K57]" office:value-type="float" office:value="235" calcext:value-type="float">
            <text:p>235</text:p>
          </table:table-cell>
          <table:table-cell table:formula="of:=[M_Acu_NA.L57]" office:value-type="float" office:value="46" calcext:value-type="float">
            <text:p>46</text:p>
          </table:table-cell>
          <table:table-cell table:formula="of:=[M_Acu_NA.M57]" office:value-type="float" office:value="80" calcext:value-type="float">
            <text:p>80</text:p>
          </table:table-cell>
          <table:table-cell table:formula="of:=[M_Acu_NA.N57]" office:value-type="float" office:value="380" calcext:value-type="float">
            <text:p>380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58]" office:value-type="date" office:date-value="2020-04-09" calcext:value-type="date">
            <text:p>09/04</text:p>
          </table:table-cell>
          <table:table-cell table:style-name="ce49" table:formula="of:=[M_Acu_NA.G58]" office:value-type="float" office:value="15238" calcext:value-type="float">
            <text:p>15238</text:p>
          </table:table-cell>
          <table:table-cell table:style-name="ce49" table:formula="of:=[M_Acu_NA.H58]" office:value-type="float" office:value="12210" calcext:value-type="float">
            <text:p>12210</text:p>
          </table:table-cell>
          <table:table-cell table:style-name="ce49" table:formula="of:=[M_Acu_NA.J58]" office:value-type="float" office:value="18279" calcext:value-type="float">
            <text:p>18279</text:p>
          </table:table-cell>
          <table:table-cell table:style-name="ce49" table:formula="of:=[M_Acu_NA.O58]" office:value-type="float" office:value="8958" calcext:value-type="float">
            <text:p>8958</text:p>
          </table:table-cell>
          <table:table-cell table:number-columns-repeated="2"/>
          <table:table-cell table:style-name="ce58" table:formula="of:=[.B58]" office:value-type="date" office:date-value="2020-04-09" calcext:value-type="date">
            <text:p>09/04</text:p>
          </table:table-cell>
          <table:table-cell table:style-name="ce49" table:formula="of:=[M_Acu_NA.C58]" office:value-type="float" office:value="2107" calcext:value-type="float">
            <text:p>2107</text:p>
          </table:table-cell>
          <table:table-cell table:style-name="ce49" table:formula="of:=[M_Acu_NA.E58]" office:value-type="float" office:value="2523" calcext:value-type="float">
            <text:p>2523</text:p>
          </table:table-cell>
          <table:table-cell table:style-name="ce49" table:formula="of:=[M_Acu_NA.I58]" office:value-type="float" office:value="2396" calcext:value-type="float">
            <text:p>2396</text:p>
          </table:table-cell>
          <table:table-cell table:style-name="ce49" table:formula="of:=[M_Acu_NA.P58]" office:value-type="float" office:value="1060" calcext:value-type="float">
            <text:p>1060</text:p>
          </table:table-cell>
          <table:table-cell table:style-name="ce49" table:formula="of:=[M_Acu_NA.Q58]" office:value-type="float" office:value="949" calcext:value-type="float">
            <text:p>949</text:p>
          </table:table-cell>
          <table:table-cell table:number-columns-repeated="2"/>
          <table:table-cell table:style-name="ce113" table:formula="of:=[.B58]" office:value-type="date" office:date-value="2020-04-09" calcext:value-type="date">
            <text:p>09/04</text:p>
          </table:table-cell>
          <table:table-cell table:formula="of:=[M_Acu_NA.D58]" office:value-type="float" office:value="295" calcext:value-type="float">
            <text:p>295</text:p>
          </table:table-cell>
          <table:table-cell table:formula="of:=[M_Acu_NA.F58]" office:value-type="float" office:value="237" calcext:value-type="float">
            <text:p>237</text:p>
          </table:table-cell>
          <table:table-cell table:formula="of:=[M_Acu_NA.K58]" office:value-type="float" office:value="263" calcext:value-type="float">
            <text:p>263</text:p>
          </table:table-cell>
          <table:table-cell table:formula="of:=[M_Acu_NA.L58]" office:value-type="float" office:value="52" calcext:value-type="float">
            <text:p>52</text:p>
          </table:table-cell>
          <table:table-cell table:formula="of:=[M_Acu_NA.M58]" office:value-type="float" office:value="88" calcext:value-type="float">
            <text:p>88</text:p>
          </table:table-cell>
          <table:table-cell table:formula="of:=[M_Acu_NA.N58]" office:value-type="float" office:value="409" calcext:value-type="float">
            <text:p>409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59]" office:value-type="date" office:date-value="2020-04-10" calcext:value-type="date">
            <text:p>10/04</text:p>
          </table:table-cell>
          <table:table-cell table:style-name="ce49" table:formula="of:=[M_Acu_NA.G59]" office:value-type="float" office:value="15843" calcext:value-type="float">
            <text:p>15843</text:p>
          </table:table-cell>
          <table:table-cell table:style-name="ce49" table:formula="of:=[M_Acu_NA.H59]" office:value-type="float" office:value="13197" calcext:value-type="float">
            <text:p>13197</text:p>
          </table:table-cell>
          <table:table-cell table:style-name="ce49" table:formula="of:=[M_Acu_NA.J59]" office:value-type="float" office:value="18849" calcext:value-type="float">
            <text:p>18849</text:p>
          </table:table-cell>
          <table:table-cell table:style-name="ce49" table:formula="of:=[M_Acu_NA.O59]" office:value-type="float" office:value="9875" calcext:value-type="float">
            <text:p>9875</text:p>
          </table:table-cell>
          <table:table-cell table:number-columns-repeated="2"/>
          <table:table-cell table:style-name="ce58" table:formula="of:=[.B59]" office:value-type="date" office:date-value="2020-04-10" calcext:value-type="date">
            <text:p>10/04</text:p>
          </table:table-cell>
          <table:table-cell table:style-name="ce49" table:formula="of:=[M_Acu_NA.C59]" office:value-type="float" office:value="2373" calcext:value-type="float">
            <text:p>2373</text:p>
          </table:table-cell>
          <table:table-cell table:style-name="ce49" table:formula="of:=[M_Acu_NA.E59]" office:value-type="float" office:value="3019" calcext:value-type="float">
            <text:p>3019</text:p>
          </table:table-cell>
          <table:table-cell table:style-name="ce49" table:formula="of:=[M_Acu_NA.I59]" office:value-type="float" office:value="2511" calcext:value-type="float">
            <text:p>2511</text:p>
          </table:table-cell>
          <table:table-cell table:style-name="ce49" table:formula="of:=[M_Acu_NA.P59]" office:value-type="float" office:value="1149" calcext:value-type="float">
            <text:p>1149</text:p>
          </table:table-cell>
          <table:table-cell table:style-name="ce49" table:formula="of:=[M_Acu_NA.Q59]" office:value-type="float" office:value="1002" calcext:value-type="float">
            <text:p>1002</text:p>
          </table:table-cell>
          <table:table-cell table:number-columns-repeated="2"/>
          <table:table-cell table:style-name="ce113" table:formula="of:=[.B59]" office:value-type="date" office:date-value="2020-04-10" calcext:value-type="date">
            <text:p>10/04</text:p>
          </table:table-cell>
          <table:table-cell table:formula="of:=[M_Acu_NA.D59]" office:value-type="float" office:value="319" calcext:value-type="float">
            <text:p>319</text:p>
          </table:table-cell>
          <table:table-cell table:formula="of:=[M_Acu_NA.F59]" office:value-type="float" office:value="247" calcext:value-type="float">
            <text:p>247</text:p>
          </table:table-cell>
          <table:table-cell table:formula="of:=[M_Acu_NA.K59]" office:value-type="float" office:value="288" calcext:value-type="float">
            <text:p>288</text:p>
          </table:table-cell>
          <table:table-cell table:formula="of:=[M_Acu_NA.L59]" office:value-type="float" office:value="54" calcext:value-type="float">
            <text:p>54</text:p>
          </table:table-cell>
          <table:table-cell table:formula="of:=[M_Acu_NA.M59]" office:value-type="float" office:value="92" calcext:value-type="float">
            <text:p>92</text:p>
          </table:table-cell>
          <table:table-cell table:formula="of:=[M_Acu_NA.N59]" office:value-type="float" office:value="435" calcext:value-type="float">
            <text:p>435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60]" office:value-type="date" office:date-value="2020-04-11" calcext:value-type="date">
            <text:p>11/04</text:p>
          </table:table-cell>
          <table:table-cell table:style-name="ce49" table:formula="of:=[M_Acu_NA.G60]" office:value-type="float" office:value="16353" calcext:value-type="float">
            <text:p>16353</text:p>
          </table:table-cell>
          <table:table-cell table:style-name="ce49" table:formula="of:=[M_Acu_NA.H60]" office:value-type="float" office:value="13832" calcext:value-type="float">
            <text:p>13832</text:p>
          </table:table-cell>
          <table:table-cell table:style-name="ce49" table:formula="of:=[M_Acu_NA.J60]" office:value-type="float" office:value="19468" calcext:value-type="float">
            <text:p>19468</text:p>
          </table:table-cell>
          <table:table-cell table:style-name="ce49" table:formula="of:=[M_Acu_NA.O60]" office:value-type="float" office:value="10612" calcext:value-type="float">
            <text:p>10612</text:p>
          </table:table-cell>
          <table:table-cell table:number-columns-repeated="2"/>
          <table:table-cell table:style-name="ce58" table:formula="of:=[.B60]" office:value-type="date" office:date-value="2020-04-11" calcext:value-type="date">
            <text:p>11/04</text:p>
          </table:table-cell>
          <table:table-cell table:style-name="ce49" table:formula="of:=[M_Acu_NA.C60]" office:value-type="float" office:value="2544" calcext:value-type="float">
            <text:p>2544</text:p>
          </table:table-cell>
          <table:table-cell table:style-name="ce49" table:formula="of:=[M_Acu_NA.E60]" office:value-type="float" office:value="3346" calcext:value-type="float">
            <text:p>3346</text:p>
          </table:table-cell>
          <table:table-cell table:style-name="ce49" table:formula="of:=[M_Acu_NA.I60]" office:value-type="float" office:value="2643" calcext:value-type="float">
            <text:p>2643</text:p>
          </table:table-cell>
          <table:table-cell table:style-name="ce49" table:formula="of:=[M_Acu_NA.P60]" office:value-type="float" office:value="1248" calcext:value-type="float">
            <text:p>1248</text:p>
          </table:table-cell>
          <table:table-cell table:style-name="ce49" table:formula="of:=[M_Acu_NA.Q60]" office:value-type="float" office:value="1056" calcext:value-type="float">
            <text:p>1056</text:p>
          </table:table-cell>
          <table:table-cell table:number-columns-repeated="2"/>
          <table:table-cell table:style-name="ce113" table:formula="of:=[.B60]" office:value-type="date" office:date-value="2020-04-11" calcext:value-type="date">
            <text:p>11/04</text:p>
          </table:table-cell>
          <table:table-cell table:formula="of:=[M_Acu_NA.D60]" office:value-type="float" office:value="337" calcext:value-type="float">
            <text:p>337</text:p>
          </table:table-cell>
          <table:table-cell table:formula="of:=[M_Acu_NA.F60]" office:value-type="float" office:value="260" calcext:value-type="float">
            <text:p>260</text:p>
          </table:table-cell>
          <table:table-cell table:formula="of:=[M_Acu_NA.K60]" office:value-type="float" office:value="320" calcext:value-type="float">
            <text:p>320</text:p>
          </table:table-cell>
          <table:table-cell table:formula="of:=[M_Acu_NA.L60]" office:value-type="float" office:value="62" calcext:value-type="float">
            <text:p>62</text:p>
          </table:table-cell>
          <table:table-cell table:formula="of:=[M_Acu_NA.M60]" office:value-type="float" office:value="98" calcext:value-type="float">
            <text:p>98</text:p>
          </table:table-cell>
          <table:table-cell table:formula="of:=[M_Acu_NA.N60]" office:value-type="float" office:value="470" calcext:value-type="float">
            <text:p>470</text:p>
          </table:table-cell>
          <table:table-cell table:number-columns-repeated="8"/>
        </table:table-row>
        <table:table-row table:style-name="ro1">
          <table:table-cell table:style-name="ce83"/>
          <table:table-cell table:style-name="ce59" table:formula="of:=[C_Acu_NA.B61]" office:value-type="date" office:date-value="2020-04-12" calcext:value-type="date">
            <text:p>12/04</text:p>
          </table:table-cell>
          <table:table-cell table:style-name="ce51" table:formula="of:=[M_Acu_NA.G61]" office:value-type="float" office:value="16972" calcext:value-type="float">
            <text:p>16972</text:p>
          </table:table-cell>
          <table:table-cell table:style-name="ce51" table:formula="of:=[M_Acu_NA.H61]" office:value-type="float" office:value="14393" calcext:value-type="float">
            <text:p>14393</text:p>
          </table:table-cell>
          <table:table-cell table:style-name="ce51" table:formula="of:=[M_Acu_NA.J61]" office:value-type="float" office:value="19899" calcext:value-type="float">
            <text:p>19899</text:p>
          </table:table-cell>
          <table:table-cell table:style-name="ce51" table:formula="of:=[M_Acu_NA.O61]" office:value-type="float" office:value="11329" calcext:value-type="float">
            <text:p>11329</text:p>
          </table:table-cell>
          <table:table-cell table:style-name="ce77"/>
          <table:table-cell table:style-name="ce83"/>
          <table:table-cell table:style-name="ce59" table:formula="of:=[.B61]" office:value-type="date" office:date-value="2020-04-12" calcext:value-type="date">
            <text:p>12/04</text:p>
          </table:table-cell>
          <table:table-cell table:style-name="ce51" table:formula="of:=[M_Acu_NA.C61]" office:value-type="float" office:value="2673" calcext:value-type="float">
            <text:p>2673</text:p>
          </table:table-cell>
          <table:table-cell table:style-name="ce51" table:formula="of:=[M_Acu_NA.E61]" office:value-type="float" office:value="3600" calcext:value-type="float">
            <text:p>3600</text:p>
          </table:table-cell>
          <table:table-cell table:style-name="ce51" table:formula="of:=[M_Acu_NA.I61]" office:value-type="float" office:value="2737" calcext:value-type="float">
            <text:p>2737</text:p>
          </table:table-cell>
          <table:table-cell table:style-name="ce51" table:formula="of:=[M_Acu_NA.P61]" office:value-type="float" office:value="1345" calcext:value-type="float">
            <text:p>1345</text:p>
          </table:table-cell>
          <table:table-cell table:style-name="ce51" table:formula="of:=[M_Acu_NA.Q61]" office:value-type="float" office:value="1103" calcext:value-type="float">
            <text:p>1103</text:p>
          </table:table-cell>
          <table:table-cell/>
          <table:table-cell table:style-name="ce83"/>
          <table:table-cell table:style-name="ce122" table:formula="of:=[.B61]" office:value-type="date" office:date-value="2020-04-12" calcext:value-type="date">
            <text:p>12/04</text:p>
          </table:table-cell>
          <table:table-cell table:style-name="ce51" table:formula="of:=[M_Acu_NA.D61]" office:value-type="float" office:value="350" calcext:value-type="float">
            <text:p>350</text:p>
          </table:table-cell>
          <table:table-cell table:style-name="ce51" table:formula="of:=[M_Acu_NA.F61]" office:value-type="float" office:value="273" calcext:value-type="float">
            <text:p>273</text:p>
          </table:table-cell>
          <table:table-cell table:style-name="ce51" table:formula="of:=[M_Acu_NA.K61]" office:value-type="float" office:value="334" calcext:value-type="float">
            <text:p>334</text:p>
          </table:table-cell>
          <table:table-cell table:style-name="ce51" table:formula="of:=[M_Acu_NA.L61]" office:value-type="float" office:value="66" calcext:value-type="float">
            <text:p>66</text:p>
          </table:table-cell>
          <table:table-cell table:style-name="ce51" table:formula="of:=[M_Acu_NA.M61]" office:value-type="float" office:value="103" calcext:value-type="float">
            <text:p>103</text:p>
          </table:table-cell>
          <table:table-cell table:style-name="ce51" table:formula="of:=[M_Acu_NA.N61]" office:value-type="float" office:value="504" calcext:value-type="float">
            <text:p>504</text:p>
          </table:table-cell>
          <table:table-cell table:number-columns-repeated="8"/>
        </table:table-row>
        <table:table-row table:style-name="ro1">
          <table:table-cell table:style-name="ce80" table:formula="of:=[C_Acu_NA.A62]" office:value-type="string" office:string-value="L" calcext:value-type="string">
            <text:p>L</text:p>
          </table:table-cell>
          <table:table-cell table:style-name="ce57" table:formula="of:=[C_Acu_NA.B62]" office:value-type="date" office:date-value="2020-04-13" calcext:value-type="date">
            <text:p>13/04</text:p>
          </table:table-cell>
          <table:table-cell table:style-name="ce50" table:formula="of:=[M_Acu_NA.G62]" office:value-type="float" office:value="17489" calcext:value-type="float">
            <text:p>17489</text:p>
          </table:table-cell>
          <table:table-cell table:style-name="ce50" table:formula="of:=[M_Acu_NA.H62]" office:value-type="float" office:value="14967" calcext:value-type="float">
            <text:p>14967</text:p>
          </table:table-cell>
          <table:table-cell table:style-name="ce50" table:formula="of:=[M_Acu_NA.J62]" office:value-type="float" office:value="20465" calcext:value-type="float">
            <text:p>20465</text:p>
          </table:table-cell>
          <table:table-cell table:style-name="ce50" table:formula="of:=[M_Acu_NA.O62]" office:value-type="float" office:value="12107" calcext:value-type="float">
            <text:p>12107</text:p>
          </table:table-cell>
          <table:table-cell table:style-name="ce77"/>
          <table:table-cell table:style-name="ce80" table:formula="of:=[.A62]" office:value-type="string" office:string-value="L" calcext:value-type="string">
            <text:p>L</text:p>
          </table:table-cell>
          <table:table-cell table:style-name="ce57" table:formula="of:=[.B62]" office:value-type="date" office:date-value="2020-04-13" calcext:value-type="date">
            <text:p>13/04</text:p>
          </table:table-cell>
          <table:table-cell table:style-name="ce50" table:formula="of:=[M_Acu_NA.C62]" office:value-type="float" office:value="2799" calcext:value-type="float">
            <text:p>2799</text:p>
          </table:table-cell>
          <table:table-cell table:style-name="ce50" table:formula="of:=[M_Acu_NA.E62]" office:value-type="float" office:value="3903" calcext:value-type="float">
            <text:p>3903</text:p>
          </table:table-cell>
          <table:table-cell table:style-name="ce50" table:formula="of:=[M_Acu_NA.I62]" office:value-type="float" office:value="2823" calcext:value-type="float">
            <text:p>2823</text:p>
          </table:table-cell>
          <table:table-cell table:style-name="ce50" table:formula="of:=[M_Acu_NA.P62]" office:value-type="float" office:value="1429" calcext:value-type="float">
            <text:p>1429</text:p>
          </table:table-cell>
          <table:table-cell table:style-name="ce50" table:formula="of:=[M_Acu_NA.Q62]" office:value-type="float" office:value="1138" calcext:value-type="float">
            <text:p>1138</text:p>
          </table:table-cell>
          <table:table-cell/>
          <table:table-cell table:style-name="ce49" table:formula="of:=[.A62]" office:value-type="string" office:string-value="L" calcext:value-type="string">
            <text:p>L</text:p>
          </table:table-cell>
          <table:table-cell table:style-name="ce113" table:formula="of:=[.B62]" office:value-type="date" office:date-value="2020-04-13" calcext:value-type="date">
            <text:p>13/04</text:p>
          </table:table-cell>
          <table:table-cell table:formula="of:=[M_Acu_NA.D62]" office:value-type="float" office:value="368" calcext:value-type="float">
            <text:p>368</text:p>
          </table:table-cell>
          <table:table-cell table:formula="of:=[M_Acu_NA.F62]" office:value-type="float" office:value="285" calcext:value-type="float">
            <text:p>285</text:p>
          </table:table-cell>
          <table:table-cell table:formula="of:=[M_Acu_NA.K62]" office:value-type="float" office:value="365" calcext:value-type="float">
            <text:p>365</text:p>
          </table:table-cell>
          <table:table-cell table:formula="of:=[M_Acu_NA.L62]" office:value-type="float" office:value="67" calcext:value-type="float">
            <text:p>67</text:p>
          </table:table-cell>
          <table:table-cell table:formula="of:=[M_Acu_NA.M62]" office:value-type="float" office:value="114" calcext:value-type="float">
            <text:p>114</text:p>
          </table:table-cell>
          <table:table-cell table:formula="of:=[M_Acu_NA.N62]" office:value-type="float" office:value="535" calcext:value-type="float">
            <text:p>535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63]" office:value-type="date" office:date-value="2020-04-14" calcext:value-type="date">
            <text:p>14/04</text:p>
          </table:table-cell>
          <table:table-cell table:style-name="ce49" table:formula="of:=[M_Acu_NA.G63]" office:value-type="float" office:value="18056" calcext:value-type="float">
            <text:p>18056</text:p>
          </table:table-cell>
          <table:table-cell table:style-name="ce49" table:formula="of:=[M_Acu_NA.H63]" office:value-type="float" office:value="15729" calcext:value-type="float">
            <text:p>15729</text:p>
          </table:table-cell>
          <table:table-cell table:style-name="ce49" table:formula="of:=[M_Acu_NA.J63]" office:value-type="float" office:value="21067" calcext:value-type="float">
            <text:p>21067</text:p>
          </table:table-cell>
          <table:table-cell table:style-name="ce49" table:formula="of:=[M_Acu_NA.O63]" office:value-type="float" office:value="12868" calcext:value-type="float">
            <text:p>12868</text:p>
          </table:table-cell>
          <table:table-cell table:number-columns-repeated="2"/>
          <table:table-cell table:style-name="ce58" table:formula="of:=[.B63]" office:value-type="date" office:date-value="2020-04-14" calcext:value-type="date">
            <text:p>14/04</text:p>
          </table:table-cell>
          <table:table-cell table:style-name="ce49" table:formula="of:=[M_Acu_NA.C63]" office:value-type="float" office:value="2969" calcext:value-type="float">
            <text:p>2969</text:p>
          </table:table-cell>
          <table:table-cell table:style-name="ce49" table:formula="of:=[M_Acu_NA.E63]" office:value-type="float" office:value="4157" calcext:value-type="float">
            <text:p>4157</text:p>
          </table:table-cell>
          <table:table-cell table:style-name="ce49" table:formula="of:=[M_Acu_NA.I63]" office:value-type="float" office:value="2945" calcext:value-type="float">
            <text:p>2945</text:p>
          </table:table-cell>
          <table:table-cell table:style-name="ce49" table:formula="of:=[M_Acu_NA.P63]" office:value-type="float" office:value="1519" calcext:value-type="float">
            <text:p>1519</text:p>
          </table:table-cell>
          <table:table-cell table:style-name="ce49" table:formula="of:=[M_Acu_NA.Q63]" office:value-type="float" office:value="1174" calcext:value-type="float">
            <text:p>1174</text:p>
          </table:table-cell>
          <table:table-cell table:number-columns-repeated="2"/>
          <table:table-cell table:style-name="ce113" table:formula="of:=[.B63]" office:value-type="date" office:date-value="2020-04-14" calcext:value-type="date">
            <text:p>14/04</text:p>
          </table:table-cell>
          <table:table-cell table:formula="of:=[M_Acu_NA.D63]" office:value-type="float" office:value="384" calcext:value-type="float">
            <text:p>384</text:p>
          </table:table-cell>
          <table:table-cell table:formula="of:=[M_Acu_NA.F63]" office:value-type="float" office:value="299" calcext:value-type="float">
            <text:p>299</text:p>
          </table:table-cell>
          <table:table-cell table:formula="of:=[M_Acu_NA.K63]" office:value-type="float" office:value="406" calcext:value-type="float">
            <text:p>406</text:p>
          </table:table-cell>
          <table:table-cell table:formula="of:=[M_Acu_NA.L63]" office:value-type="float" office:value="67" calcext:value-type="float">
            <text:p>67</text:p>
          </table:table-cell>
          <table:table-cell table:formula="of:=[M_Acu_NA.M63]" office:value-type="float" office:value="127" calcext:value-type="float">
            <text:p>127</text:p>
          </table:table-cell>
          <table:table-cell table:formula="of:=[M_Acu_NA.N63]" office:value-type="float" office:value="567" calcext:value-type="float">
            <text:p>567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64]" office:value-type="date" office:date-value="2020-04-15" calcext:value-type="date">
            <text:p>15/04</text:p>
          </table:table-cell>
          <table:table-cell table:style-name="ce49" table:formula="of:=[M_Acu_NA.G64]" office:value-type="float" office:value="18579" calcext:value-type="float">
            <text:p>18579</text:p>
          </table:table-cell>
          <table:table-cell table:style-name="ce49" table:formula="of:=[M_Acu_NA.H64]" office:value-type="float" office:value="17167" calcext:value-type="float">
            <text:p>17167</text:p>
          </table:table-cell>
          <table:table-cell table:style-name="ce49" table:formula="of:=[M_Acu_NA.J64]" office:value-type="float" office:value="21645" calcext:value-type="float">
            <text:p>21645</text:p>
          </table:table-cell>
          <table:table-cell table:style-name="ce49" table:formula="of:=[M_Acu_NA.O64]" office:value-type="float" office:value="13729" calcext:value-type="float">
            <text:p>13729</text:p>
          </table:table-cell>
          <table:table-cell table:number-columns-repeated="2"/>
          <table:table-cell table:style-name="ce58" table:formula="of:=[.B64]" office:value-type="date" office:date-value="2020-04-15" calcext:value-type="date">
            <text:p>15/04</text:p>
          </table:table-cell>
          <table:table-cell table:style-name="ce49" table:formula="of:=[M_Acu_NA.C64]" office:value-type="float" office:value="3254" calcext:value-type="float">
            <text:p>3254</text:p>
          </table:table-cell>
          <table:table-cell table:style-name="ce49" table:formula="of:=[M_Acu_NA.E64]" office:value-type="float" office:value="4440" calcext:value-type="float">
            <text:p>4440</text:p>
          </table:table-cell>
          <table:table-cell table:style-name="ce49" table:formula="of:=[M_Acu_NA.I64]" office:value-type="float" office:value="3134" calcext:value-type="float">
            <text:p>3134</text:p>
          </table:table-cell>
          <table:table-cell table:style-name="ce49" table:formula="of:=[M_Acu_NA.P64]" office:value-type="float" office:value="1628" calcext:value-type="float">
            <text:p>1628</text:p>
          </table:table-cell>
          <table:table-cell table:style-name="ce49" table:formula="of:=[M_Acu_NA.Q64]" office:value-type="float" office:value="1238" calcext:value-type="float">
            <text:p>1238</text:p>
          </table:table-cell>
          <table:table-cell table:number-columns-repeated="2"/>
          <table:table-cell table:style-name="ce113" table:formula="of:=[.B64]" office:value-type="date" office:date-value="2020-04-15" calcext:value-type="date">
            <text:p>15/04</text:p>
          </table:table-cell>
          <table:table-cell table:formula="of:=[M_Acu_NA.D64]" office:value-type="float" office:value="393" calcext:value-type="float">
            <text:p>393</text:p>
          </table:table-cell>
          <table:table-cell table:formula="of:=[M_Acu_NA.F64]" office:value-type="float" office:value="309" calcext:value-type="float">
            <text:p>309</text:p>
          </table:table-cell>
          <table:table-cell table:formula="of:=[M_Acu_NA.K64]" office:value-type="float" office:value="444" calcext:value-type="float">
            <text:p>444</text:p>
          </table:table-cell>
          <table:table-cell table:formula="of:=[M_Acu_NA.L64]" office:value-type="float" office:value="68" calcext:value-type="float">
            <text:p>68</text:p>
          </table:table-cell>
          <table:table-cell table:formula="of:=[M_Acu_NA.M64]" office:value-type="float" office:value="130" calcext:value-type="float">
            <text:p>130</text:p>
          </table:table-cell>
          <table:table-cell table:formula="of:=[M_Acu_NA.N64]" office:value-type="float" office:value="599" calcext:value-type="float">
            <text:p>599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65]" office:value-type="date" office:date-value="2020-04-16" calcext:value-type="date">
            <text:p>16/04</text:p>
          </table:table-cell>
          <table:table-cell table:style-name="ce49" table:formula="of:=[M_Acu_NA.G65]" office:value-type="float" office:value="19130" calcext:value-type="float">
            <text:p>19130</text:p>
          </table:table-cell>
          <table:table-cell table:style-name="ce49" table:formula="of:=[M_Acu_NA.H65]" office:value-type="float" office:value="17920" calcext:value-type="float">
            <text:p>17920</text:p>
          </table:table-cell>
          <table:table-cell table:style-name="ce49" table:formula="of:=[M_Acu_NA.J65]" office:value-type="float" office:value="22170" calcext:value-type="float">
            <text:p>22170</text:p>
          </table:table-cell>
          <table:table-cell table:style-name="ce49" table:formula="of:=[M_Acu_NA.O65]" office:value-type="float" office:value="14576" calcext:value-type="float">
            <text:p>14576</text:p>
          </table:table-cell>
          <table:table-cell table:number-columns-repeated="2"/>
          <table:table-cell table:style-name="ce58" table:formula="of:=[.B65]" office:value-type="date" office:date-value="2020-04-16" calcext:value-type="date">
            <text:p>16/04</text:p>
          </table:table-cell>
          <table:table-cell table:style-name="ce49" table:formula="of:=[M_Acu_NA.C65]" office:value-type="float" office:value="3569" calcext:value-type="float">
            <text:p>3569</text:p>
          </table:table-cell>
          <table:table-cell table:style-name="ce49" table:formula="of:=[M_Acu_NA.E65]" office:value-type="float" office:value="4857" calcext:value-type="float">
            <text:p>4857</text:p>
          </table:table-cell>
          <table:table-cell table:style-name="ce49" table:formula="of:=[M_Acu_NA.I65]" office:value-type="float" office:value="3315" calcext:value-type="float">
            <text:p>3315</text:p>
          </table:table-cell>
          <table:table-cell table:style-name="ce49" table:formula="of:=[M_Acu_NA.P65]" office:value-type="float" office:value="1736" calcext:value-type="float">
            <text:p>1736</text:p>
          </table:table-cell>
          <table:table-cell table:style-name="ce49" table:formula="of:=[M_Acu_NA.Q65]" office:value-type="float" office:value="1281" calcext:value-type="float">
            <text:p>1281</text:p>
          </table:table-cell>
          <table:table-cell table:number-columns-repeated="2"/>
          <table:table-cell table:style-name="ce113" table:formula="of:=[.B65]" office:value-type="date" office:date-value="2020-04-16" calcext:value-type="date">
            <text:p>16/04</text:p>
          </table:table-cell>
          <table:table-cell table:formula="of:=[M_Acu_NA.D65]" office:value-type="float" office:value="410" calcext:value-type="float">
            <text:p>410</text:p>
          </table:table-cell>
          <table:table-cell table:formula="of:=[M_Acu_NA.F65]" office:value-type="float" office:value="321" calcext:value-type="float">
            <text:p>321</text:p>
          </table:table-cell>
          <table:table-cell table:formula="of:=[M_Acu_NA.K65]" office:value-type="float" office:value="486" calcext:value-type="float">
            <text:p>486</text:p>
          </table:table-cell>
          <table:table-cell table:formula="of:=[M_Acu_NA.L65]" office:value-type="float" office:value="68" calcext:value-type="float">
            <text:p>68</text:p>
          </table:table-cell>
          <table:table-cell table:formula="of:=[M_Acu_NA.M65]" office:value-type="float" office:value="136" calcext:value-type="float">
            <text:p>136</text:p>
          </table:table-cell>
          <table:table-cell table:formula="of:=[M_Acu_NA.N65]" office:value-type="float" office:value="629" calcext:value-type="float">
            <text:p>629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66]" office:value-type="date" office:date-value="2020-04-17" calcext:value-type="date">
            <text:p>17/04</text:p>
          </table:table-cell>
          <table:table-cell table:style-name="ce49" table:formula="of:=[M_Acu_NA.G66]" office:value-type="float" office:value="19715" calcext:value-type="float">
            <text:p>19715</text:p>
          </table:table-cell>
          <table:table-cell table:style-name="ce49" table:formula="of:=[M_Acu_NA.H66]" office:value-type="float" office:value="18681" calcext:value-type="float">
            <text:p>18681</text:p>
          </table:table-cell>
          <table:table-cell table:style-name="ce49" table:formula="of:=[M_Acu_NA.J66]" office:value-type="float" office:value="22745" calcext:value-type="float">
            <text:p>22745</text:p>
          </table:table-cell>
          <table:table-cell table:style-name="ce49" table:formula="of:=[M_Acu_NA.O66]" office:value-type="float" office:value="15467" calcext:value-type="float">
            <text:p>15467</text:p>
          </table:table-cell>
          <table:table-cell table:number-columns-repeated="2"/>
          <table:table-cell table:style-name="ce58" table:formula="of:=[.B66]" office:value-type="date" office:date-value="2020-04-17" calcext:value-type="date">
            <text:p>17/04</text:p>
          </table:table-cell>
          <table:table-cell table:style-name="ce49" table:formula="of:=[M_Acu_NA.C66]" office:value-type="float" office:value="3868" calcext:value-type="float">
            <text:p>3868</text:p>
          </table:table-cell>
          <table:table-cell table:style-name="ce49" table:formula="of:=[M_Acu_NA.E66]" office:value-type="float" office:value="5163" calcext:value-type="float">
            <text:p>5163</text:p>
          </table:table-cell>
          <table:table-cell table:style-name="ce49" table:formula="of:=[M_Acu_NA.I66]" office:value-type="float" office:value="3459" calcext:value-type="float">
            <text:p>3459</text:p>
          </table:table-cell>
          <table:table-cell table:style-name="ce49" table:formula="of:=[M_Acu_NA.P66]" office:value-type="float" office:value="1811" calcext:value-type="float">
            <text:p>1811</text:p>
          </table:table-cell>
          <table:table-cell table:style-name="ce49" table:formula="of:=[M_Acu_NA.Q66]" office:value-type="float" office:value="1325" calcext:value-type="float">
            <text:p>1325</text:p>
          </table:table-cell>
          <table:table-cell table:number-columns-repeated="2"/>
          <table:table-cell table:style-name="ce113" table:formula="of:=[.B66]" office:value-type="date" office:date-value="2020-04-17" calcext:value-type="date">
            <text:p>17/04</text:p>
          </table:table-cell>
          <table:table-cell table:formula="of:=[M_Acu_NA.D66]" office:value-type="float" office:value="431" calcext:value-type="float">
            <text:p>431</text:p>
          </table:table-cell>
          <table:table-cell table:formula="of:=[M_Acu_NA.F66]" office:value-type="float" office:value="336" calcext:value-type="float">
            <text:p>336</text:p>
          </table:table-cell>
          <table:table-cell table:formula="of:=[M_Acu_NA.K66]" office:value-type="float" office:value="530" calcext:value-type="float">
            <text:p>530</text:p>
          </table:table-cell>
          <table:table-cell table:formula="of:=[M_Acu_NA.L66]" office:value-type="float" office:value="72" calcext:value-type="float">
            <text:p>72</text:p>
          </table:table-cell>
          <table:table-cell table:formula="of:=[M_Acu_NA.M66]" office:value-type="float" office:value="137" calcext:value-type="float">
            <text:p>137</text:p>
          </table:table-cell>
          <table:table-cell table:formula="of:=[M_Acu_NA.N66]" office:value-type="float" office:value="657" calcext:value-type="float">
            <text:p>657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67]" office:value-type="date" office:date-value="2020-04-18" calcext:value-type="date">
            <text:p>18/04</text:p>
          </table:table-cell>
          <table:table-cell table:style-name="ce49" table:formula="of:=[M_Acu_NA.G67]" office:value-type="float" office:value="20280" calcext:value-type="float">
            <text:p>20280</text:p>
          </table:table-cell>
          <table:table-cell table:style-name="ce49" table:formula="of:=[M_Acu_NA.H67]" office:value-type="float" office:value="19323" calcext:value-type="float">
            <text:p>19323</text:p>
          </table:table-cell>
          <table:table-cell table:style-name="ce49" table:formula="of:=[M_Acu_NA.J67]" office:value-type="float" office:value="23227" calcext:value-type="float">
            <text:p>23227</text:p>
          </table:table-cell>
          <table:table-cell table:style-name="ce49" table:formula="of:=[M_Acu_NA.O67]" office:value-type="float" office:value="16060" calcext:value-type="float">
            <text:p>16060</text:p>
          </table:table-cell>
          <table:table-cell table:number-columns-repeated="2"/>
          <table:table-cell table:style-name="ce58" table:formula="of:=[.B67]" office:value-type="date" office:date-value="2020-04-18" calcext:value-type="date">
            <text:p>18/04</text:p>
          </table:table-cell>
          <table:table-cell table:style-name="ce49" table:formula="of:=[M_Acu_NA.C67]" office:value-type="float" office:value="4110" calcext:value-type="float">
            <text:p>4110</text:p>
          </table:table-cell>
          <table:table-cell table:style-name="ce49" table:formula="of:=[M_Acu_NA.E67]" office:value-type="float" office:value="5453" calcext:value-type="float">
            <text:p>5453</text:p>
          </table:table-cell>
          <table:table-cell table:style-name="ce49" table:formula="of:=[M_Acu_NA.I67]" office:value-type="float" office:value="3601" calcext:value-type="float">
            <text:p>3601</text:p>
          </table:table-cell>
          <table:table-cell table:style-name="ce49" table:formula="of:=[M_Acu_NA.P67]" office:value-type="float" office:value="1887" calcext:value-type="float">
            <text:p>1887</text:p>
          </table:table-cell>
          <table:table-cell table:style-name="ce49" table:formula="of:=[M_Acu_NA.Q67]" office:value-type="float" office:value="1368" calcext:value-type="float">
            <text:p>1368</text:p>
          </table:table-cell>
          <table:table-cell table:number-columns-repeated="2"/>
          <table:table-cell table:style-name="ce113" table:formula="of:=[.B67]" office:value-type="date" office:date-value="2020-04-18" calcext:value-type="date">
            <text:p>18/04</text:p>
          </table:table-cell>
          <table:table-cell table:formula="of:=[M_Acu_NA.D67]" office:value-type="float" office:value="443" calcext:value-type="float">
            <text:p>443</text:p>
          </table:table-cell>
          <table:table-cell table:formula="of:=[M_Acu_NA.F67]" office:value-type="float" office:value="346" calcext:value-type="float">
            <text:p>346</text:p>
          </table:table-cell>
          <table:table-cell table:formula="of:=[M_Acu_NA.K67]" office:value-type="float" office:value="571" calcext:value-type="float">
            <text:p>571</text:p>
          </table:table-cell>
          <table:table-cell table:formula="of:=[M_Acu_NA.L67]" office:value-type="float" office:value="72" calcext:value-type="float">
            <text:p>72</text:p>
          </table:table-cell>
          <table:table-cell table:formula="of:=[M_Acu_NA.M67]" office:value-type="float" office:value="148" calcext:value-type="float">
            <text:p>148</text:p>
          </table:table-cell>
          <table:table-cell table:formula="of:=[M_Acu_NA.N67]" office:value-type="float" office:value="687" calcext:value-type="float">
            <text:p>687</text:p>
          </table:table-cell>
          <table:table-cell table:number-columns-repeated="8"/>
        </table:table-row>
        <table:table-row table:style-name="ro1">
          <table:table-cell table:style-name="ce83"/>
          <table:table-cell table:style-name="ce59" table:formula="of:=[C_Acu_NA.B68]" office:value-type="date" office:date-value="2020-04-19" calcext:value-type="date">
            <text:p>19/04</text:p>
          </table:table-cell>
          <table:table-cell table:style-name="ce51" table:formula="of:=[M_Acu_NA.G68]" office:value-type="float" office:value="20690" calcext:value-type="float">
            <text:p>20690</text:p>
          </table:table-cell>
          <table:table-cell table:style-name="ce51" table:formula="of:=[M_Acu_NA.H68]" office:value-type="float" office:value="19718" calcext:value-type="float">
            <text:p>19718</text:p>
          </table:table-cell>
          <table:table-cell table:style-name="ce51" table:formula="of:=[M_Acu_NA.J68]" office:value-type="float" office:value="23660" calcext:value-type="float">
            <text:p>23660</text:p>
          </table:table-cell>
          <table:table-cell table:style-name="ce51" table:formula="of:=[M_Acu_NA.O68]" office:value-type="float" office:value="16509" calcext:value-type="float">
            <text:p>16509</text:p>
          </table:table-cell>
          <table:table-cell table:style-name="ce77"/>
          <table:table-cell table:style-name="ce83"/>
          <table:table-cell table:style-name="ce59" table:formula="of:=[.B68]" office:value-type="date" office:date-value="2020-04-19" calcext:value-type="date">
            <text:p>19/04</text:p>
          </table:table-cell>
          <table:table-cell table:style-name="ce51" table:formula="of:=[M_Acu_NA.C68]" office:value-type="float" office:value="4294" calcext:value-type="float">
            <text:p>4294</text:p>
          </table:table-cell>
          <table:table-cell table:style-name="ce51" table:formula="of:=[M_Acu_NA.E68]" office:value-type="float" office:value="5683" calcext:value-type="float">
            <text:p>5683</text:p>
          </table:table-cell>
          <table:table-cell table:style-name="ce51" table:formula="of:=[M_Acu_NA.I68]" office:value-type="float" office:value="3684" calcext:value-type="float">
            <text:p>3684</text:p>
          </table:table-cell>
          <table:table-cell table:style-name="ce51" table:formula="of:=[M_Acu_NA.P68]" office:value-type="float" office:value="1964" calcext:value-type="float">
            <text:p>1964</text:p>
          </table:table-cell>
          <table:table-cell table:style-name="ce51" table:formula="of:=[M_Acu_NA.Q68]" office:value-type="float" office:value="1393" calcext:value-type="float">
            <text:p>1393</text:p>
          </table:table-cell>
          <table:table-cell table:style-name="ce77"/>
          <table:table-cell table:style-name="ce83"/>
          <table:table-cell table:style-name="ce122" table:formula="of:=[.B68]" office:value-type="date" office:date-value="2020-04-19" calcext:value-type="date">
            <text:p>19/04</text:p>
          </table:table-cell>
          <table:table-cell table:style-name="ce51" table:formula="of:=[M_Acu_NA.D68]" office:value-type="float" office:value="452" calcext:value-type="float">
            <text:p>452</text:p>
          </table:table-cell>
          <table:table-cell table:style-name="ce51" table:formula="of:=[M_Acu_NA.F68]" office:value-type="float" office:value="355" calcext:value-type="float">
            <text:p>355</text:p>
          </table:table-cell>
          <table:table-cell table:style-name="ce51" table:formula="of:=[M_Acu_NA.K68]" office:value-type="float" office:value="610" calcext:value-type="float">
            <text:p>610</text:p>
          </table:table-cell>
          <table:table-cell table:style-name="ce51" table:formula="of:=[M_Acu_NA.L68]" office:value-type="float" office:value="73" calcext:value-type="float">
            <text:p>73</text:p>
          </table:table-cell>
          <table:table-cell table:style-name="ce51" table:formula="of:=[M_Acu_NA.M68]" office:value-type="float" office:value="154" calcext:value-type="float">
            <text:p>154</text:p>
          </table:table-cell>
          <table:table-cell table:style-name="ce51" table:formula="of:=[M_Acu_NA.N68]" office:value-type="float" office:value="714" calcext:value-type="float">
            <text:p>714</text:p>
          </table:table-cell>
          <table:table-cell table:number-columns-repeated="8"/>
        </table:table-row>
        <table:table-row table:style-name="ro1">
          <table:table-cell table:style-name="ce86" table:formula="of:=[M_Dia_A.A69]" office:value-type="string" office:string-value="L" calcext:value-type="string">
            <text:p>L</text:p>
          </table:table-cell>
          <table:table-cell table:style-name="ce57" table:formula="of:=[C_Acu_NA.B69]" office:value-type="date" office:date-value="2020-04-20" calcext:value-type="date">
            <text:p>20/04</text:p>
          </table:table-cell>
          <table:table-cell table:style-name="ce50" table:formula="of:=[M_Acu_NA.G69]" office:value-type="float" office:value="21089" calcext:value-type="float">
            <text:p>21089</text:p>
          </table:table-cell>
          <table:table-cell table:style-name="ce50" table:formula="of:=[M_Acu_NA.H69]" office:value-type="float" office:value="20265" calcext:value-type="float">
            <text:p>20265</text:p>
          </table:table-cell>
          <table:table-cell table:style-name="ce50" table:formula="of:=[M_Acu_NA.J69]" office:value-type="float" office:value="24114" calcext:value-type="float">
            <text:p>24114</text:p>
          </table:table-cell>
          <table:table-cell table:style-name="ce50" table:formula="of:=[M_Acu_NA.O69]" office:value-type="float" office:value="17337" calcext:value-type="float">
            <text:p>17337</text:p>
          </table:table-cell>
          <table:table-cell table:style-name="ce77"/>
          <table:table-cell table:style-name="ce80" table:formula="of:=[.A69]" office:value-type="string" office:string-value="L" calcext:value-type="string">
            <text:p>L</text:p>
          </table:table-cell>
          <table:table-cell table:style-name="ce57" table:formula="of:=[.B69]" office:value-type="date" office:date-value="2020-04-20" calcext:value-type="date">
            <text:p>20/04</text:p>
          </table:table-cell>
          <table:table-cell table:style-name="ce50" table:formula="of:=[M_Acu_NA.C69]" office:value-type="float" office:value="4404" calcext:value-type="float">
            <text:p>4404</text:p>
          </table:table-cell>
          <table:table-cell table:style-name="ce50" table:formula="of:=[M_Acu_NA.E69]" office:value-type="float" office:value="5828" calcext:value-type="float">
            <text:p>5828</text:p>
          </table:table-cell>
          <table:table-cell table:style-name="ce50" table:formula="of:=[M_Acu_NA.I69]" office:value-type="float" office:value="3751" calcext:value-type="float">
            <text:p>3751</text:p>
          </table:table-cell>
          <table:table-cell table:style-name="ce50" table:formula="of:=[M_Acu_NA.P69]" office:value-type="float" office:value="2037" calcext:value-type="float">
            <text:p>2037</text:p>
          </table:table-cell>
          <table:table-cell table:style-name="ce50" table:formula="of:=[M_Acu_NA.Q69]" office:value-type="float" office:value="1429" calcext:value-type="float">
            <text:p>1429</text:p>
          </table:table-cell>
          <table:table-cell/>
          <table:table-cell table:style-name="ce49" table:formula="of:=[.A69]" office:value-type="string" office:string-value="L" calcext:value-type="string">
            <text:p>L</text:p>
          </table:table-cell>
          <table:table-cell table:style-name="ce113" table:formula="of:=[.B69]" office:value-type="date" office:date-value="2020-04-20" calcext:value-type="date">
            <text:p>20/04</text:p>
          </table:table-cell>
          <table:table-cell table:formula="of:=[M_Acu_NA.D69]" office:value-type="float" office:value="470" calcext:value-type="float">
            <text:p>470</text:p>
          </table:table-cell>
          <table:table-cell table:formula="of:=[M_Acu_NA.F69]" office:value-type="float" office:value="364" calcext:value-type="float">
            <text:p>364</text:p>
          </table:table-cell>
          <table:table-cell table:formula="of:=[M_Acu_NA.K69]" office:value-type="float" office:value="687" calcext:value-type="float">
            <text:p>687</text:p>
          </table:table-cell>
          <table:table-cell table:formula="of:=[M_Acu_NA.L69]" office:value-type="float" office:value="75" calcext:value-type="float">
            <text:p>75</text:p>
          </table:table-cell>
          <table:table-cell table:formula="of:=[M_Acu_NA.M69]" office:value-type="float" office:value="154" calcext:value-type="float">
            <text:p>154</text:p>
          </table:table-cell>
          <table:table-cell table:formula="of:=[M_Acu_NA.N69]" office:value-type="float" office:value="735" calcext:value-type="float">
            <text:p>735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70]" office:value-type="date" office:date-value="2020-04-21" calcext:value-type="date">
            <text:p>21/04</text:p>
          </table:table-cell>
          <table:table-cell table:style-name="ce49" table:formula="of:=[M_Acu_NA.G70]" office:value-type="float" office:value="21519" calcext:value-type="float">
            <text:p>21519</text:p>
          </table:table-cell>
          <table:table-cell table:style-name="ce49" table:formula="of:=[M_Acu_NA.H70]" office:value-type="float" office:value="20796" calcext:value-type="float">
            <text:p>20796</text:p>
          </table:table-cell>
          <table:table-cell table:style-name="ce49" table:formula="of:=[M_Acu_NA.J70]" office:value-type="float" office:value="24648" calcext:value-type="float">
            <text:p>24648</text:p>
          </table:table-cell>
          <table:table-cell table:style-name="ce49" table:formula="of:=[M_Acu_NA.O70]" office:value-type="float" office:value="18100" calcext:value-type="float">
            <text:p>18100</text:p>
          </table:table-cell>
          <table:table-cell table:number-columns-repeated="2"/>
          <table:table-cell table:style-name="ce58" table:formula="of:=[.B70]" office:value-type="date" office:date-value="2020-04-21" calcext:value-type="date">
            <text:p>21/04</text:p>
          </table:table-cell>
          <table:table-cell table:style-name="ce49" table:formula="of:=[M_Acu_NA.C70]" office:value-type="float" office:value="4598" calcext:value-type="float">
            <text:p>4598</text:p>
          </table:table-cell>
          <table:table-cell table:style-name="ce49" table:formula="of:=[M_Acu_NA.E70]" office:value-type="float" office:value="5998" calcext:value-type="float">
            <text:p>5998</text:p>
          </table:table-cell>
          <table:table-cell table:style-name="ce49" table:formula="of:=[M_Acu_NA.I70]" office:value-type="float" office:value="3916" calcext:value-type="float">
            <text:p>3916</text:p>
          </table:table-cell>
          <table:table-cell table:style-name="ce49" table:formula="of:=[M_Acu_NA.P70]" office:value-type="float" office:value="2087" calcext:value-type="float">
            <text:p>2087</text:p>
          </table:table-cell>
          <table:table-cell table:style-name="ce49" table:formula="of:=[M_Acu_NA.Q70]" office:value-type="float" office:value="1478" calcext:value-type="float">
            <text:p>1478</text:p>
          </table:table-cell>
          <table:table-cell table:number-columns-repeated="2"/>
          <table:table-cell table:style-name="ce113" table:formula="of:=[.B70]" office:value-type="date" office:date-value="2020-04-21" calcext:value-type="date">
            <text:p>21/04</text:p>
          </table:table-cell>
          <table:table-cell table:formula="of:=[M_Acu_NA.D70]" office:value-type="float" office:value="491" calcext:value-type="float">
            <text:p>491</text:p>
          </table:table-cell>
          <table:table-cell table:formula="of:=[M_Acu_NA.F70]" office:value-type="float" office:value="370" calcext:value-type="float">
            <text:p>370</text:p>
          </table:table-cell>
          <table:table-cell table:formula="of:=[M_Acu_NA.K70]" office:value-type="float" office:value="730" calcext:value-type="float">
            <text:p>730</text:p>
          </table:table-cell>
          <table:table-cell table:formula="of:=[M_Acu_NA.L70]" office:value-type="float" office:value="78" calcext:value-type="float">
            <text:p>78</text:p>
          </table:table-cell>
          <table:table-cell table:formula="of:=[M_Acu_NA.M70]" office:value-type="float" office:value="163" calcext:value-type="float">
            <text:p>163</text:p>
          </table:table-cell>
          <table:table-cell table:formula="of:=[M_Acu_NA.N70]" office:value-type="float" office:value="762" calcext:value-type="float">
            <text:p>762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71]" office:value-type="date" office:date-value="2020-04-22" calcext:value-type="date">
            <text:p>22/04</text:p>
          </table:table-cell>
          <table:table-cell table:style-name="ce49" table:formula="of:=[M_Acu_NA.G71]" office:value-type="float" office:value="21954" calcext:value-type="float">
            <text:p>21954</text:p>
          </table:table-cell>
          <table:table-cell table:style-name="ce49" table:formula="of:=[M_Acu_NA.H71]" office:value-type="float" office:value="21340" calcext:value-type="float">
            <text:p>21340</text:p>
          </table:table-cell>
          <table:table-cell table:style-name="ce49" table:formula="of:=[M_Acu_NA.J71]" office:value-type="float" office:value="25085" calcext:value-type="float">
            <text:p>25085</text:p>
          </table:table-cell>
          <table:table-cell table:style-name="ce49" table:formula="of:=[M_Acu_NA.O71]" office:value-type="float" office:value="18738" calcext:value-type="float">
            <text:p>18738</text:p>
          </table:table-cell>
          <table:table-cell table:number-columns-repeated="2"/>
          <table:table-cell table:style-name="ce58" table:formula="of:=[.B71]" office:value-type="date" office:date-value="2020-04-22" calcext:value-type="date">
            <text:p>22/04</text:p>
          </table:table-cell>
          <table:table-cell table:style-name="ce49" table:formula="of:=[M_Acu_NA.C71]" office:value-type="float" office:value="4879" calcext:value-type="float">
            <text:p>4879</text:p>
          </table:table-cell>
          <table:table-cell table:style-name="ce49" table:formula="of:=[M_Acu_NA.E71]" office:value-type="float" office:value="6262" calcext:value-type="float">
            <text:p>6262</text:p>
          </table:table-cell>
          <table:table-cell table:style-name="ce49" table:formula="of:=[M_Acu_NA.I71]" office:value-type="float" office:value="4054" calcext:value-type="float">
            <text:p>4054</text:p>
          </table:table-cell>
          <table:table-cell table:style-name="ce49" table:formula="of:=[M_Acu_NA.P71]" office:value-type="float" office:value="2147" calcext:value-type="float">
            <text:p>2147</text:p>
          </table:table-cell>
          <table:table-cell table:style-name="ce49" table:formula="of:=[M_Acu_NA.Q71]" office:value-type="float" office:value="1508" calcext:value-type="float">
            <text:p>1508</text:p>
          </table:table-cell>
          <table:table-cell table:number-columns-repeated="2"/>
          <table:table-cell table:style-name="ce113" table:formula="of:=[.B71]" office:value-type="date" office:date-value="2020-04-22" calcext:value-type="date">
            <text:p>22/04</text:p>
          </table:table-cell>
          <table:table-cell table:formula="of:=[M_Acu_NA.D71]" office:value-type="float" office:value="510" calcext:value-type="float">
            <text:p>510</text:p>
          </table:table-cell>
          <table:table-cell table:formula="of:=[M_Acu_NA.F71]" office:value-type="float" office:value="384" calcext:value-type="float">
            <text:p>384</text:p>
          </table:table-cell>
          <table:table-cell table:formula="of:=[M_Acu_NA.K71]" office:value-type="float" office:value="769" calcext:value-type="float">
            <text:p>769</text:p>
          </table:table-cell>
          <table:table-cell table:formula="of:=[M_Acu_NA.L71]" office:value-type="float" office:value="80" calcext:value-type="float">
            <text:p>80</text:p>
          </table:table-cell>
          <table:table-cell table:formula="of:=[M_Acu_NA.M71]" office:value-type="float" office:value="169" calcext:value-type="float">
            <text:p>169</text:p>
          </table:table-cell>
          <table:table-cell table:formula="of:=[M_Acu_NA.N71]" office:value-type="float" office:value="785" calcext:value-type="float">
            <text:p>785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72]" office:value-type="date" office:date-value="2020-04-23" calcext:value-type="date">
            <text:p>23/04</text:p>
          </table:table-cell>
          <table:table-cell table:style-name="ce49" table:formula="of:=[M_Acu_NA.G72]" office:value-type="float" office:value="22394" calcext:value-type="float">
            <text:p>22394</text:p>
          </table:table-cell>
          <table:table-cell table:style-name="ce49" table:formula="of:=[M_Acu_NA.H72]" office:value-type="float" office:value="21856" calcext:value-type="float">
            <text:p>21856</text:p>
          </table:table-cell>
          <table:table-cell table:style-name="ce49" table:formula="of:=[M_Acu_NA.J72]" office:value-type="float" office:value="25549" calcext:value-type="float">
            <text:p>25549</text:p>
          </table:table-cell>
          <table:table-cell table:style-name="ce49" table:formula="of:=[M_Acu_NA.O72]" office:value-type="float" office:value="19506" calcext:value-type="float">
            <text:p>19506</text:p>
          </table:table-cell>
          <table:table-cell table:number-columns-repeated="2"/>
          <table:table-cell table:style-name="ce58" table:formula="of:=[.B72]" office:value-type="date" office:date-value="2020-04-23" calcext:value-type="date">
            <text:p>23/04</text:p>
          </table:table-cell>
          <table:table-cell table:style-name="ce49" table:formula="of:=[M_Acu_NA.C72]" office:value-type="float" office:value="5094" calcext:value-type="float">
            <text:p>5094</text:p>
          </table:table-cell>
          <table:table-cell table:style-name="ce49" table:formula="of:=[M_Acu_NA.E72]" office:value-type="float" office:value="6490" calcext:value-type="float">
            <text:p>6490</text:p>
          </table:table-cell>
          <table:table-cell table:style-name="ce49" table:formula="of:=[M_Acu_NA.I72]" office:value-type="float" office:value="4177" calcext:value-type="float">
            <text:p>4177</text:p>
          </table:table-cell>
          <table:table-cell table:style-name="ce49" table:formula="of:=[M_Acu_NA.P72]" office:value-type="float" office:value="2201" calcext:value-type="float">
            <text:p>2201</text:p>
          </table:table-cell>
          <table:table-cell table:style-name="ce49" table:formula="of:=[M_Acu_NA.Q72]" office:value-type="float" office:value="1549" calcext:value-type="float">
            <text:p>1549</text:p>
          </table:table-cell>
          <table:table-cell table:number-columns-repeated="2"/>
          <table:table-cell table:style-name="ce113" table:formula="of:=[.B72]" office:value-type="date" office:date-value="2020-04-23" calcext:value-type="date">
            <text:p>23/04</text:p>
          </table:table-cell>
          <table:table-cell table:formula="of:=[M_Acu_NA.D72]" office:value-type="float" office:value="522" calcext:value-type="float">
            <text:p>522</text:p>
          </table:table-cell>
          <table:table-cell table:formula="of:=[M_Acu_NA.F72]" office:value-type="float" office:value="394" calcext:value-type="float">
            <text:p>394</text:p>
          </table:table-cell>
          <table:table-cell table:formula="of:=[M_Acu_NA.K72]" office:value-type="float" office:value="794" calcext:value-type="float">
            <text:p>794</text:p>
          </table:table-cell>
          <table:table-cell table:formula="of:=[M_Acu_NA.L72]" office:value-type="float" office:value="83" calcext:value-type="float">
            <text:p>83</text:p>
          </table:table-cell>
          <table:table-cell table:formula="of:=[M_Acu_NA.M72]" office:value-type="float" office:value="180" calcext:value-type="float">
            <text:p>180</text:p>
          </table:table-cell>
          <table:table-cell table:formula="of:=[M_Acu_NA.N72]" office:value-type="float" office:value="820" calcext:value-type="float">
            <text:p>820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73]" office:value-type="date" office:date-value="2020-04-24" calcext:value-type="date">
            <text:p>24/04</text:p>
          </table:table-cell>
          <table:table-cell table:style-name="ce49" table:formula="of:=[M_Acu_NA.G73]" office:value-type="float" office:value="22761" calcext:value-type="float">
            <text:p>22761</text:p>
          </table:table-cell>
          <table:table-cell table:style-name="ce49" table:formula="of:=[M_Acu_NA.H73]" office:value-type="float" office:value="22245" calcext:value-type="float">
            <text:p>22245</text:p>
          </table:table-cell>
          <table:table-cell table:style-name="ce49" table:formula="of:=[M_Acu_NA.J73]" office:value-type="float" office:value="25969" calcext:value-type="float">
            <text:p>25969</text:p>
          </table:table-cell>
          <table:table-cell table:style-name="ce49" table:formula="of:=[M_Acu_NA.O73]" office:value-type="float" office:value="20319" calcext:value-type="float">
            <text:p>20319</text:p>
          </table:table-cell>
          <table:table-cell table:number-columns-repeated="2"/>
          <table:table-cell table:style-name="ce58" table:formula="of:=[.B73]" office:value-type="date" office:date-value="2020-04-24" calcext:value-type="date">
            <text:p>24/04</text:p>
          </table:table-cell>
          <table:table-cell table:style-name="ce49" table:formula="of:=[M_Acu_NA.C73]" office:value-type="float" office:value="5321" calcext:value-type="float">
            <text:p>5321</text:p>
          </table:table-cell>
          <table:table-cell table:style-name="ce49" table:formula="of:=[M_Acu_NA.E73]" office:value-type="float" office:value="6679" calcext:value-type="float">
            <text:p>6679</text:p>
          </table:table-cell>
          <table:table-cell table:style-name="ce49" table:formula="of:=[M_Acu_NA.I73]" office:value-type="float" office:value="4289" calcext:value-type="float">
            <text:p>4289</text:p>
          </table:table-cell>
          <table:table-cell table:style-name="ce49" table:formula="of:=[M_Acu_NA.P73]" office:value-type="float" office:value="2245" calcext:value-type="float">
            <text:p>2245</text:p>
          </table:table-cell>
          <table:table-cell table:style-name="ce49" table:formula="of:=[M_Acu_NA.Q73]" office:value-type="float" office:value="1586" calcext:value-type="float">
            <text:p>1586</text:p>
          </table:table-cell>
          <table:table-cell table:number-columns-repeated="2"/>
          <table:table-cell table:style-name="ce113" table:formula="of:=[.B73]" office:value-type="date" office:date-value="2020-04-24" calcext:value-type="date">
            <text:p>24/04</text:p>
          </table:table-cell>
          <table:table-cell table:formula="of:=[M_Acu_NA.D73]" office:value-type="float" office:value="530" calcext:value-type="float">
            <text:p>530</text:p>
          </table:table-cell>
          <table:table-cell table:formula="of:=[M_Acu_NA.F73]" office:value-type="float" office:value="403" calcext:value-type="float">
            <text:p>403</text:p>
          </table:table-cell>
          <table:table-cell table:formula="of:=[M_Acu_NA.K73]" office:value-type="float" office:value="1014" calcext:value-type="float">
            <text:p>1014</text:p>
          </table:table-cell>
          <table:table-cell table:formula="of:=[M_Acu_NA.L73]" office:value-type="float" office:value="85" calcext:value-type="float">
            <text:p>85</text:p>
          </table:table-cell>
          <table:table-cell table:formula="of:=[M_Acu_NA.M73]" office:value-type="float" office:value="191" calcext:value-type="float">
            <text:p>191</text:p>
          </table:table-cell>
          <table:table-cell table:formula="of:=[M_Acu_NA.N73]" office:value-type="float" office:value="854" calcext:value-type="float">
            <text:p>854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74]" office:value-type="date" office:date-value="2020-04-25" calcext:value-type="date">
            <text:p>25/04</text:p>
          </table:table-cell>
          <table:table-cell table:style-name="ce49" table:formula="of:=[M_Acu_NA.G74]" office:value-type="float" office:value="23139" calcext:value-type="float">
            <text:p>23139</text:p>
          </table:table-cell>
          <table:table-cell table:style-name="ce49" table:formula="of:=[M_Acu_NA.H74]" office:value-type="float" office:value="22614" calcext:value-type="float">
            <text:p>22614</text:p>
          </table:table-cell>
          <table:table-cell table:style-name="ce49" table:formula="of:=[M_Acu_NA.J74]" office:value-type="float" office:value="26384" calcext:value-type="float">
            <text:p>26384</text:p>
          </table:table-cell>
          <table:table-cell table:style-name="ce49" table:formula="of:=[M_Acu_NA.O74]" office:value-type="float" office:value="20732" calcext:value-type="float">
            <text:p>20732</text:p>
          </table:table-cell>
          <table:table-cell table:number-columns-repeated="2"/>
          <table:table-cell table:style-name="ce58" table:formula="of:=[.B74]" office:value-type="date" office:date-value="2020-04-25" calcext:value-type="date">
            <text:p>25/04</text:p>
          </table:table-cell>
          <table:table-cell table:style-name="ce49" table:formula="of:=[M_Acu_NA.C74]" office:value-type="float" office:value="5500" calcext:value-type="float">
            <text:p>5500</text:p>
          </table:table-cell>
          <table:table-cell table:style-name="ce49" table:formula="of:=[M_Acu_NA.E74]" office:value-type="float" office:value="6917" calcext:value-type="float">
            <text:p>6917</text:p>
          </table:table-cell>
          <table:table-cell table:style-name="ce49" table:formula="of:=[M_Acu_NA.I74]" office:value-type="float" office:value="4409" calcext:value-type="float">
            <text:p>4409</text:p>
          </table:table-cell>
          <table:table-cell table:style-name="ce49" table:formula="of:=[M_Acu_NA.P74]" office:value-type="float" office:value="2274" calcext:value-type="float">
            <text:p>2274</text:p>
          </table:table-cell>
          <table:table-cell table:style-name="ce49" table:formula="of:=[M_Acu_NA.Q74]" office:value-type="float" office:value="1596" calcext:value-type="float">
            <text:p>1596</text:p>
          </table:table-cell>
          <table:table-cell table:number-columns-repeated="2"/>
          <table:table-cell table:style-name="ce113" table:formula="of:=[.B74]" office:value-type="date" office:date-value="2020-04-25" calcext:value-type="date">
            <text:p>25/04</text:p>
          </table:table-cell>
          <table:table-cell table:formula="of:=[M_Acu_NA.D74]" office:value-type="float" office:value="536" calcext:value-type="float">
            <text:p>536</text:p>
          </table:table-cell>
          <table:table-cell table:formula="of:=[M_Acu_NA.F74]" office:value-type="float" office:value="418" calcext:value-type="float">
            <text:p>418</text:p>
          </table:table-cell>
          <table:table-cell table:formula="of:=[M_Acu_NA.K74]" office:value-type="float" office:value="1063" calcext:value-type="float">
            <text:p>1063</text:p>
          </table:table-cell>
          <table:table-cell table:formula="of:=[M_Acu_NA.L74]" office:value-type="float" office:value="85" calcext:value-type="float">
            <text:p>85</text:p>
          </table:table-cell>
          <table:table-cell table:formula="of:=[M_Acu_NA.M74]" office:value-type="float" office:value="193" calcext:value-type="float">
            <text:p>193</text:p>
          </table:table-cell>
          <table:table-cell table:formula="of:=[M_Acu_NA.N74]" office:value-type="float" office:value="880" calcext:value-type="float">
            <text:p>880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75]" office:value-type="date" office:date-value="2020-04-26" calcext:value-type="date">
            <text:p>26/04</text:p>
          </table:table-cell>
          <table:table-cell table:style-name="ce49" table:formula="of:=[M_Acu_NA.G75]" office:value-type="float" office:value="23427" calcext:value-type="float">
            <text:p>23427</text:p>
          </table:table-cell>
          <table:table-cell table:style-name="ce49" table:formula="of:=[M_Acu_NA.H75]" office:value-type="float" office:value="22856" calcext:value-type="float">
            <text:p>22856</text:p>
          </table:table-cell>
          <table:table-cell table:style-name="ce49" table:formula="of:=[M_Acu_NA.J75]" office:value-type="float" office:value="26644" calcext:value-type="float">
            <text:p>26644</text:p>
          </table:table-cell>
          <table:table-cell table:style-name="ce49" table:formula="of:=[M_Acu_NA.O75]" office:value-type="float" office:value="21092" calcext:value-type="float">
            <text:p>21092</text:p>
          </table:table-cell>
          <table:table-cell table:number-columns-repeated="2"/>
          <table:table-cell table:style-name="ce58" table:formula="of:=[.B75]" office:value-type="date" office:date-value="2020-04-26" calcext:value-type="date">
            <text:p>26/04</text:p>
          </table:table-cell>
          <table:table-cell table:style-name="ce49" table:formula="of:=[M_Acu_NA.C75]" office:value-type="float" office:value="5640" calcext:value-type="float">
            <text:p>5640</text:p>
          </table:table-cell>
          <table:table-cell table:style-name="ce49" table:formula="of:=[M_Acu_NA.E75]" office:value-type="float" office:value="7094" calcext:value-type="float">
            <text:p>7094</text:p>
          </table:table-cell>
          <table:table-cell table:style-name="ce49" table:formula="of:=[M_Acu_NA.I75]" office:value-type="float" office:value="4475" calcext:value-type="float">
            <text:p>4475</text:p>
          </table:table-cell>
          <table:table-cell table:style-name="ce49" table:formula="of:=[M_Acu_NA.P75]" office:value-type="float" office:value="2314" calcext:value-type="float">
            <text:p>2314</text:p>
          </table:table-cell>
          <table:table-cell table:style-name="ce49" table:formula="of:=[M_Acu_NA.Q75]" office:value-type="float" office:value="1610" calcext:value-type="float">
            <text:p>1610</text:p>
          </table:table-cell>
          <table:table-cell table:number-columns-repeated="2"/>
          <table:table-cell table:style-name="ce113" table:formula="of:=[.B75]" office:value-type="date" office:date-value="2020-04-26" calcext:value-type="date">
            <text:p>26/04</text:p>
          </table:table-cell>
          <table:table-cell table:formula="of:=[M_Acu_NA.D75]" office:value-type="float" office:value="542" calcext:value-type="float">
            <text:p>542</text:p>
          </table:table-cell>
          <table:table-cell table:formula="of:=[M_Acu_NA.F75]" office:value-type="float" office:value="422" calcext:value-type="float">
            <text:p>422</text:p>
          </table:table-cell>
          <table:table-cell table:formula="of:=[M_Acu_NA.K75]" office:value-type="float" office:value="1087" calcext:value-type="float">
            <text:p>1087</text:p>
          </table:table-cell>
          <table:table-cell table:formula="of:=[M_Acu_NA.L75]" office:value-type="float" office:value="88" calcext:value-type="float">
            <text:p>88</text:p>
          </table:table-cell>
          <table:table-cell table:formula="of:=[M_Acu_NA.M75]" office:value-type="float" office:value="193" calcext:value-type="float">
            <text:p>193</text:p>
          </table:table-cell>
          <table:table-cell table:formula="of:=[M_Acu_NA.N75]" office:value-type="float" office:value="903" calcext:value-type="float">
            <text:p>903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76]" office:value-type="date" office:date-value="2020-04-27" calcext:value-type="date">
            <text:p>27/04</text:p>
          </table:table-cell>
          <table:table-cell table:style-name="ce49" table:formula="of:=[M_Acu_NA.G76]" office:value-type="float" office:value="23758" calcext:value-type="float">
            <text:p>23758</text:p>
          </table:table-cell>
          <table:table-cell table:style-name="ce49" table:formula="of:=[M_Acu_NA.H76]" office:value-type="float" office:value="23293" calcext:value-type="float">
            <text:p>23293</text:p>
          </table:table-cell>
          <table:table-cell table:style-name="ce49" table:formula="of:=[M_Acu_NA.J76]" office:value-type="float" office:value="26977" calcext:value-type="float">
            <text:p>26977</text:p>
          </table:table-cell>
          <table:table-cell table:style-name="ce49" table:formula="of:=[M_Acu_NA.O76]" office:value-type="float" office:value="21678" calcext:value-type="float">
            <text:p>21678</text:p>
          </table:table-cell>
          <table:table-cell table:number-columns-repeated="2"/>
          <table:table-cell table:style-name="ce58" table:formula="of:=[.B76]" office:value-type="date" office:date-value="2020-04-27" calcext:value-type="date">
            <text:p>27/04</text:p>
          </table:table-cell>
          <table:table-cell table:style-name="ce49" table:formula="of:=[M_Acu_NA.C76]" office:value-type="float" office:value="5750" calcext:value-type="float">
            <text:p>5750</text:p>
          </table:table-cell>
          <table:table-cell table:style-name="ce49" table:formula="of:=[M_Acu_NA.E76]" office:value-type="float" office:value="7207" calcext:value-type="float">
            <text:p>7207</text:p>
          </table:table-cell>
          <table:table-cell table:style-name="ce49" table:formula="of:=[M_Acu_NA.I76]" office:value-type="float" office:value="4518" calcext:value-type="float">
            <text:p>4518</text:p>
          </table:table-cell>
          <table:table-cell table:style-name="ce49" table:formula="of:=[M_Acu_NA.P76]" office:value-type="float" office:value="2335" calcext:value-type="float">
            <text:p>2335</text:p>
          </table:table-cell>
          <table:table-cell table:style-name="ce49" table:formula="of:=[M_Acu_NA.Q76]" office:value-type="float" office:value="1663" calcext:value-type="float">
            <text:p>1663</text:p>
          </table:table-cell>
          <table:table-cell table:number-columns-repeated="2"/>
          <table:table-cell table:style-name="ce113" table:formula="of:=[.B76]" office:value-type="date" office:date-value="2020-04-27" calcext:value-type="date">
            <text:p>27/04</text:p>
          </table:table-cell>
          <table:table-cell table:formula="of:=[M_Acu_NA.D76]" office:value-type="float" office:value="549" calcext:value-type="float">
            <text:p>549</text:p>
          </table:table-cell>
          <table:table-cell table:formula="of:=[M_Acu_NA.F76]" office:value-type="float" office:value="427" calcext:value-type="float">
            <text:p>427</text:p>
          </table:table-cell>
          <table:table-cell table:formula="of:=[M_Acu_NA.K76]" office:value-type="float" office:value="1102" calcext:value-type="float">
            <text:p>1102</text:p>
          </table:table-cell>
          <table:table-cell table:formula="of:=[M_Acu_NA.L76]" office:value-type="float" office:value="88" calcext:value-type="float">
            <text:p>88</text:p>
          </table:table-cell>
          <table:table-cell table:formula="of:=[M_Acu_NA.M76]" office:value-type="float" office:value="193" calcext:value-type="float">
            <text:p>193</text:p>
          </table:table-cell>
          <table:table-cell table:formula="of:=[M_Acu_NA.N76]" office:value-type="float" office:value="928" calcext:value-type="float">
            <text:p>928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77]" office:value-type="date" office:date-value="2020-04-28" calcext:value-type="date">
            <text:p>28/04</text:p>
          </table:table-cell>
          <table:table-cell table:style-name="ce49" table:formula="of:=[M_Acu_NA.G77]" office:value-type="float" office:value="24059" calcext:value-type="float">
            <text:p>24059</text:p>
          </table:table-cell>
          <table:table-cell table:style-name="ce49" table:formula="of:=[M_Acu_NA.H77]" office:value-type="float" office:value="23660" calcext:value-type="float">
            <text:p>23660</text:p>
          </table:table-cell>
          <table:table-cell table:style-name="ce49" table:formula="of:=[M_Acu_NA.J77]" office:value-type="float" office:value="27359" calcext:value-type="float">
            <text:p>27359</text:p>
          </table:table-cell>
          <table:table-cell table:style-name="ce49"/>
          <table:table-cell table:number-columns-repeated="2"/>
          <table:table-cell table:style-name="ce58" table:formula="of:=[.B77]" office:value-type="date" office:date-value="2020-04-28" calcext:value-type="date">
            <text:p>28/04</text:p>
          </table:table-cell>
          <table:table-cell table:style-name="ce49" table:formula="of:=[M_Acu_NA.C77]" office:value-type="float" office:value="5913" calcext:value-type="float">
            <text:p>5913</text:p>
          </table:table-cell>
          <table:table-cell table:style-name="ce49" table:formula="of:=[M_Acu_NA.E77]" office:value-type="float" office:value="7331" calcext:value-type="float">
            <text:p>7331</text:p>
          </table:table-cell>
          <table:table-cell table:style-name="ce49" table:formula="of:=[M_Acu_NA.I77]" office:value-type="float" office:value="4566" calcext:value-type="float">
            <text:p>4566</text:p>
          </table:table-cell>
          <table:table-cell table:style-name="ce49"/>
          <table:table-cell table:style-name="ce49" table:formula="of:=[M_Acu_NA.Q77]" office:value-type="float" office:value="1699" calcext:value-type="float">
            <text:p>1699</text:p>
          </table:table-cell>
          <table:table-cell table:number-columns-repeated="2"/>
          <table:table-cell table:style-name="ce113" table:formula="of:=[.B77]" office:value-type="date" office:date-value="2020-04-28" calcext:value-type="date">
            <text:p>28/04</text:p>
          </table:table-cell>
          <table:table-cell table:formula="of:=[M_Acu_NA.D77]" office:value-type="float" office:value="569" calcext:value-type="float">
            <text:p>569</text:p>
          </table:table-cell>
          <table:table-cell table:formula="of:=[M_Acu_NA.F77]" office:value-type="float" office:value="434" calcext:value-type="float">
            <text:p>434</text:p>
          </table:table-cell>
          <table:table-cell table:formula="of:=[M_Acu_NA.K77]" office:value-type="float" office:value="1159" calcext:value-type="float">
            <text:p>1159</text:p>
          </table:table-cell>
          <table:table-cell table:formula="of:=[M_Acu_NA.L77]" office:value-type="float" office:value="89" calcext:value-type="float">
            <text:p>89</text:p>
          </table:table-cell>
          <table:table-cell table:formula="of:=[M_Acu_NA.M77]" office:value-type="float" office:value="195" calcext:value-type="float">
            <text:p>195</text:p>
          </table:table-cell>
          <table:table-cell table:formula="of:=[M_Acu_NA.N77]" office:value-type="float" office:value="948" calcext:value-type="float">
            <text:p>948</text:p>
          </table:table-cell>
          <table:table-cell table:number-columns-repeated="8"/>
        </table:table-row>
        <table:table-row table:style-name="ro1" table:number-rows-repeated="3">
          <table:table-cell/>
          <table:table-cell table:style-name="ce86"/>
          <table:table-cell table:style-name="ce49" table:number-columns-repeated="4"/>
          <table:table-cell table:number-columns-repeated="3"/>
          <table:table-cell table:style-name="ce49" table:number-columns-repeated="5"/>
          <table:table-cell table:number-columns-repeated="17"/>
        </table:table-row>
        <table:table-row table:style-name="ro1">
          <table:table-cell/>
          <table:table-cell office:value-type="string" calcext:value-type="string">
            <text:p>MAXIMO</text:p>
          </table:table-cell>
          <table:table-cell table:style-name="ce49" table:formula="of:=MAX([.C9:.C79])" office:value-type="float" office:value="24059" calcext:value-type="float">
            <text:p>24059</text:p>
          </table:table-cell>
          <table:table-cell table:style-name="ce49" table:formula="of:=MAX([.D9:.D79])" office:value-type="float" office:value="23660" calcext:value-type="float">
            <text:p>23660</text:p>
          </table:table-cell>
          <table:table-cell table:style-name="ce49" table:formula="of:=MAX([.E9:.E79])" office:value-type="float" office:value="27359" calcext:value-type="float">
            <text:p>27359</text:p>
          </table:table-cell>
          <table:table-cell table:style-name="ce49" table:formula="of:=MAX([.F9:.F79])" office:value-type="float" office:value="21678" calcext:value-type="float">
            <text:p>21678</text:p>
          </table:table-cell>
          <table:table-cell table:style-name="ce49" table:number-columns-repeated="3"/>
          <table:table-cell table:style-name="ce49" table:formula="of:=MAX([.J9:.J79])" office:value-type="float" office:value="5913" calcext:value-type="float">
            <text:p>5913</text:p>
          </table:table-cell>
          <table:table-cell table:style-name="ce49" table:formula="of:=MAX([.K9:.K79])" office:value-type="float" office:value="7331" calcext:value-type="float">
            <text:p>7331</text:p>
          </table:table-cell>
          <table:table-cell table:style-name="ce49" table:formula="of:=MAX([.L9:.L79])" office:value-type="float" office:value="4566" calcext:value-type="float">
            <text:p>4566</text:p>
          </table:table-cell>
          <table:table-cell table:style-name="ce49" table:formula="of:=MAX([.M9:.M79])" office:value-type="float" office:value="2335" calcext:value-type="float">
            <text:p>2335</text:p>
          </table:table-cell>
          <table:table-cell table:style-name="ce49" table:formula="of:=MAX([.N9:.N79])" office:value-type="float" office:value="1699" calcext:value-type="float">
            <text:p>1699</text:p>
          </table:table-cell>
          <table:table-cell table:number-columns-repeated="3"/>
          <table:table-cell table:formula="of:=MAX([.R9:.R79])" office:value-type="float" office:value="569" calcext:value-type="float">
            <text:p>569</text:p>
          </table:table-cell>
          <table:table-cell table:formula="of:=MAX([.S9:.S79])" office:value-type="float" office:value="434" calcext:value-type="float">
            <text:p>434</text:p>
          </table:table-cell>
          <table:table-cell table:formula="of:=MAX([.T9:.T79])" office:value-type="float" office:value="1159" calcext:value-type="float">
            <text:p>1159</text:p>
          </table:table-cell>
          <table:table-cell table:formula="of:=MAX([.U9:.U79])" office:value-type="float" office:value="89" calcext:value-type="float">
            <text:p>89</text:p>
          </table:table-cell>
          <table:table-cell table:formula="of:=MAX([.V9:.V79])" office:value-type="float" office:value="195" calcext:value-type="float">
            <text:p>195</text:p>
          </table:table-cell>
          <table:table-cell table:formula="of:=MAX([.W9:.W79])" office:value-type="float" office:value="948" calcext:value-type="float">
            <text:p>948</text:p>
          </table:table-cell>
          <table:table-cell table:number-columns-repeated="8"/>
        </table:table-row>
        <table:table-row table:style-name="ro1">
          <table:table-cell/>
          <table:table-cell table:style-name="ce86"/>
          <table:table-cell table:style-name="ce49" table:formula="of:=[.C8]" office:value-type="string" office:string-value="España" calcext:value-type="string">
            <text:p>España</text:p>
          </table:table-cell>
          <table:table-cell table:style-name="ce49" table:formula="of:=[.D8]" office:value-type="string" office:string-value="Francia" calcext:value-type="string">
            <text:p>Francia</text:p>
          </table:table-cell>
          <table:table-cell table:style-name="ce49" table:formula="of:=[.E8]" office:value-type="string" office:string-value="Italia" calcext:value-type="string">
            <text:p>Italia</text:p>
          </table:table-cell>
          <table:table-cell table:style-name="ce49" table:formula="of:=[.F8]" office:value-type="string" office:string-value="Reino Unido" calcext:value-type="string">
            <text:p>Reino Unido</text:p>
          </table:table-cell>
          <table:table-cell table:style-name="ce49" table:number-columns-repeated="3"/>
          <table:table-cell table:style-name="ce49" table:formula="of:=[.J8]" office:value-type="string" office:string-value="Alemania" calcext:value-type="string">
            <text:p>Alemania</text:p>
          </table:table-cell>
          <table:table-cell table:style-name="ce49" table:formula="of:=[.K8]" office:value-type="string" office:string-value="Bélgica" calcext:value-type="string">
            <text:p>Bélgica</text:p>
          </table:table-cell>
          <table:table-cell table:style-name="ce49" table:formula="of:=[.L8]" office:value-type="string" office:string-value="Holanda" calcext:value-type="string">
            <text:p>Holanda</text:p>
          </table:table-cell>
          <table:table-cell table:style-name="ce49" table:formula="of:=[.M8]" office:value-type="string" office:string-value="Suecia" calcext:value-type="string">
            <text:p>Suecia</text:p>
          </table:table-cell>
          <table:table-cell table:style-name="ce49" table:formula="of:=[.N8]" office:value-type="string" office:string-value="Suiza" calcext:value-type="string">
            <text:p>Suiza</text:p>
          </table:table-cell>
          <table:table-cell table:number-columns-repeated="3"/>
          <table:table-cell table:formula="of:=[.R8]" office:value-type="string" office:string-value="Austria" calcext:value-type="string">
            <text:p>Austria</text:p>
          </table:table-cell>
          <table:table-cell table:formula="of:=[.S8]" office:value-type="string" office:string-value="Dinamarca" calcext:value-type="string">
            <text:p>Dinamarca</text:p>
          </table:table-cell>
          <table:table-cell table:formula="of:=[.T8]" office:value-type="string" office:string-value="Irlanda" calcext:value-type="string">
            <text:p>Irlanda</text:p>
          </table:table-cell>
          <table:table-cell table:formula="of:=[.U8]" office:value-type="string" office:string-value="Luxemburgo" calcext:value-type="string">
            <text:p>Luxemburgo</text:p>
          </table:table-cell>
          <table:table-cell table:formula="of:=[.V8]" office:value-type="string" office:string-value="Noruega" calcext:value-type="string">
            <text:p>Noruega</text:p>
          </table:table-cell>
          <table:table-cell table:formula="of:=[.W8]" office:value-type="string" office:string-value="Portugal" calcext:value-type="string">
            <text:p>Portugal</text:p>
          </table:table-cell>
          <table:table-cell table:number-columns-repeated="8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2"/>
          <table:table-cell office:value-type="string" calcext:value-type="string">
            <text:p>Máximo: </text:p>
          </table:table-cell>
          <table:table-cell table:style-name="ce99" table:formula="of:=MAX([.C81:.F81])" office:value-type="float" office:value="27359" calcext:value-type="float">
            <text:p>27359</text:p>
          </table:table-cell>
          <table:table-cell table:number-columns-repeated="5"/>
          <table:table-cell table:style-name="ce54" office:value-type="string" calcext:value-type="string">
            <text:p>Máximo: </text:p>
          </table:table-cell>
          <table:table-cell table:style-name="ce108" table:formula="of:=MAX([.J81:.N81])" office:value-type="float" office:value="7331" calcext:value-type="float">
            <text:p>7331</text:p>
          </table:table-cell>
          <table:table-cell table:number-columns-repeated="6"/>
          <table:table-cell table:style-name="ce54" office:value-type="string" calcext:value-type="string">
            <text:p>Máximo: </text:p>
          </table:table-cell>
          <table:table-cell table:style-name="ce108" table:formula="of:=MAX([.R81:.W81])" office:value-type="float" office:value="1159" calcext:value-type="float">
            <text:p>115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54" office:value-type="string" calcext:value-type="string">
            <text:p>Mínimo</text:p>
          </table:table-cell>
          <table:table-cell table:style-name="ce108" table:formula="of:=MIN([.C81:.F81])" office:value-type="float" office:value="21678" calcext:value-type="float">
            <text:p>21678</text:p>
          </table:table-cell>
          <table:table-cell table:number-columns-repeated="5"/>
          <table:table-cell office:value-type="string" calcext:value-type="string">
            <text:p>Mínimo</text:p>
          </table:table-cell>
          <table:table-cell table:style-name="ce99" table:formula="of:=MIN([.J81:.N81])" office:value-type="float" office:value="1699" calcext:value-type="float">
            <text:p>1699</text:p>
          </table:table-cell>
          <table:table-cell table:number-columns-repeated="6"/>
          <table:table-cell table:style-name="Default" office:value-type="string" calcext:value-type="string">
            <text:p>Mínimo</text:p>
          </table:table-cell>
          <table:table-cell table:style-name="ce99" table:formula="of:=MIN([.R81:.W81])" office:value-type="float" office:value="89" calcext:value-type="float">
            <text:p>89</text:p>
          </table:table-cell>
          <table:table-cell table:number-columns-repeated="12"/>
        </table:table-row>
        <table:table-row table:style-name="ro1" table:number-rows-repeated="1048490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M_Dia_NA_2" table:style-name="ta1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26" table:number-columns-repeated="4" table:default-cell-style-name="ce49"/>
        <table:table-column table:style-name="co27" table:default-cell-style-name="Default"/>
        <table:table-column table:style-name="co28" table:default-cell-style-name="Default"/>
        <table:table-column table:style-name="co19" table:default-cell-style-name="Default"/>
        <table:table-column table:style-name="co29" table:number-columns-repeated="5" table:default-cell-style-name="ce49"/>
        <table:table-column table:style-name="co30" table:default-cell-style-name="Default"/>
        <table:table-column table:style-name="co31" table:default-cell-style-name="ce49"/>
        <table:table-column table:style-name="co1" table:default-cell-style-name="ce49"/>
        <table:table-column table:style-name="co32" table:number-columns-repeated="6" table:default-cell-style-name="ce49"/>
        <table:table-column table:style-name="co1" table:number-columns-repeated="7" table:default-cell-style-name="ce49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number-columns-repeated="4"/>
          <table:table-cell table:style-name="ce49"/>
          <table:table-cell table:number-columns-repeated="23"/>
        </table:table-row>
        <table:table-row table:style-name="ro1">
          <table:table-cell/>
          <table:table-cell table:style-name="ce54" office:value-type="string" calcext:value-type="string">
            <text:p>Datos de diferentes países, ajustados a la población</text:p>
          </table:table-cell>
          <table:table-cell table:number-columns-repeated="4"/>
          <table:table-cell table:style-name="ce49"/>
          <table:table-cell table:number-columns-repeated="23"/>
        </table:table-row>
        <table:table-row table:style-name="ro1">
          <table:table-cell/>
          <table:table-cell table:style-name="ce55" office:value-type="string" calcext:value-type="string">
            <text:p>Muertes diarias</text:p>
          </table:table-cell>
          <table:table-cell table:number-columns-repeated="4"/>
          <table:table-cell table:style-name="ce60"/>
          <table:table-cell table:number-columns-repeated="23"/>
        </table:table-row>
        <table:table-row table:style-name="ro1">
          <table:table-cell table:number-columns-repeated="6"/>
          <table:table-cell table:style-name="ce101"/>
          <table:table-cell table:number-columns-repeated="23"/>
        </table:table-row>
        <table:table-row table:style-name="ro1">
          <table:table-cell table:number-columns-repeated="6"/>
          <table:table-cell table:style-name="ce49"/>
          <table:table-cell table:number-columns-repeated="23"/>
        </table:table-row>
        <table:table-row table:style-name="ro1">
          <table:table-cell/>
          <table:table-cell table:style-name="ce60"/>
          <table:table-cell table:style-name="ce87" table:number-columns-repeated="5"/>
          <table:table-cell table:number-columns-repeated="23"/>
        </table:table-row>
        <table:table-row table:style-name="ro1">
          <table:table-cell table:number-columns-repeated="30"/>
        </table:table-row>
        <table:table-row table:style-name="ro1">
          <table:table-cell table:style-name="ce83"/>
          <table:table-cell table:style-name="ce107"/>
          <table:table-cell table:style-name="ce89" table:formula="of:=[M_Dia_NA.G8]" office:value-type="string" office:string-value="España" calcext:value-type="string">
            <text:p>España</text:p>
          </table:table-cell>
          <table:table-cell table:style-name="ce89" table:formula="of:=[M_Dia_NA.H8]" office:value-type="string" office:string-value="Francia" calcext:value-type="string">
            <text:p>Francia</text:p>
          </table:table-cell>
          <table:table-cell table:style-name="ce89" table:formula="of:=[M_Dia_NA.J8]" office:value-type="string" office:string-value="Italia" calcext:value-type="string">
            <text:p>Italia</text:p>
          </table:table-cell>
          <table:table-cell table:style-name="ce89" table:formula="of:=[M_Dia_NA.O8]" office:value-type="string" office:string-value="Reino Unido" calcext:value-type="string">
            <text:p>Reino Unido</text:p>
          </table:table-cell>
          <table:table-cell table:style-name="ce109"/>
          <table:table-cell/>
          <table:table-cell table:style-name="ce78"/>
          <table:table-cell table:style-name="ce89" table:formula="of:=[M_Dia_NA.C8]" office:value-type="string" office:string-value="Alemania" calcext:value-type="string">
            <text:p>Alemania</text:p>
          </table:table-cell>
          <table:table-cell table:style-name="ce89" table:formula="of:=[M_Dia_NA.E8]" office:value-type="string" office:string-value="Bélgica" calcext:value-type="string">
            <text:p>Bélgica</text:p>
          </table:table-cell>
          <table:table-cell table:style-name="ce89" table:formula="of:=[M_Dia_NA.I8]" office:value-type="string" office:string-value="Holanda" calcext:value-type="string">
            <text:p>Holanda</text:p>
          </table:table-cell>
          <table:table-cell table:style-name="ce89" table:formula="of:=[M_Dia_NA.P8]" office:value-type="string" office:string-value="Suecia" calcext:value-type="string">
            <text:p>Suecia</text:p>
          </table:table-cell>
          <table:table-cell table:style-name="ce89" table:formula="of:=[M_Dia_NA.Q8]" office:value-type="string" office:string-value="Suiza" calcext:value-type="string">
            <text:p>Suiza</text:p>
          </table:table-cell>
          <table:table-cell table:number-columns-repeated="3"/>
          <table:table-cell table:style-name="ce89" table:formula="of:=[M_Dia_NA.D8]" office:value-type="string" office:string-value="Austria" calcext:value-type="string">
            <text:p>Austria</text:p>
          </table:table-cell>
          <table:table-cell table:style-name="ce89" table:formula="of:=[M_Dia_NA.F8]" office:value-type="string" office:string-value="Dinamarca" calcext:value-type="string">
            <text:p>Dinamarca</text:p>
          </table:table-cell>
          <table:table-cell table:style-name="ce89" table:formula="of:=[M_Dia_NA.K8]" office:value-type="string" office:string-value="Irlanda" calcext:value-type="string">
            <text:p>Irlanda</text:p>
          </table:table-cell>
          <table:table-cell table:style-name="ce89" table:formula="of:=[M_Dia_NA.L8]" office:value-type="string" office:string-value="Luxemburgo" calcext:value-type="string">
            <text:p>Luxemburgo</text:p>
          </table:table-cell>
          <table:table-cell table:style-name="ce89" table:formula="of:=[M_Dia_NA.M8]" office:value-type="string" office:string-value="Noruega" calcext:value-type="string">
            <text:p>Noruega</text:p>
          </table:table-cell>
          <table:table-cell table:style-name="ce89" table:formula="of:=[M_Dia_NA.N8]" office:value-type="string" office:string-value="Portugal" calcext:value-type="string">
            <text:p>Portugal</text:p>
          </table:table-cell>
          <table:table-cell table:number-columns-repeated="7"/>
        </table:table-row>
        <table:table-row table:style-name="ro1">
          <table:table-cell table:style-name="ce86"/>
          <table:table-cell table:style-name="ce57" table:formula="of:=[M_Dia_NA.B9]" office:value-type="date" office:date-value="2020-02-20" calcext:value-type="date">
            <text:p>20/02</text:p>
          </table:table-cell>
          <table:table-cell table:number-columns-repeated="6"/>
          <table:table-cell table:style-name="ce57" table:formula="of:=[.B9]" office:value-type="date" office:date-value="2020-02-20" calcext:value-type="date">
            <text:p>20/02</text:p>
          </table:table-cell>
          <table:table-cell table:number-columns-repeated="7"/>
          <table:table-cell table:style-name="ce113" table:formula="of:=[.B9]" office:value-type="date" office:date-value="2020-02-20" calcext:value-type="date">
            <text:p>20/02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M_Dia_NA.B10]" office:value-type="date" office:date-value="2020-02-21" calcext:value-type="date">
            <text:p>21/02</text:p>
          </table:table-cell>
          <table:table-cell/>
          <table:table-cell table:formula="of:=[M_Dia_NA.H10]" office:value-type="float" office:value="1" calcext:value-type="float">
            <text:p>1</text:p>
          </table:table-cell>
          <table:table-cell table:formula="of:=[M_Dia_NA.J10]" office:value-type="float" office:value="1" calcext:value-type="float">
            <text:p>1</text:p>
          </table:table-cell>
          <table:table-cell table:number-columns-repeated="3"/>
          <table:table-cell table:style-name="ce58" table:formula="of:=[.B10]" office:value-type="date" office:date-value="2020-02-21" calcext:value-type="date">
            <text:p>21/02</text:p>
          </table:table-cell>
          <table:table-cell table:number-columns-repeated="7"/>
          <table:table-cell table:style-name="ce113" table:formula="of:=[.B10]" office:value-type="date" office:date-value="2020-02-21" calcext:value-type="date">
            <text:p>21/02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M_Dia_NA.B11]" office:value-type="date" office:date-value="2020-02-22" calcext:value-type="date">
            <text:p>22/02</text:p>
          </table:table-cell>
          <table:table-cell/>
          <table:table-cell table:formula="of:=[M_Dia_NA.H11]" office:value-type="float" office:value="0" calcext:value-type="float">
            <text:p>0</text:p>
          </table:table-cell>
          <table:table-cell table:formula="of:=[M_Dia_NA.J11]" office:value-type="float" office:value="1" calcext:value-type="float">
            <text:p>1</text:p>
          </table:table-cell>
          <table:table-cell table:number-columns-repeated="3"/>
          <table:table-cell table:style-name="ce58" table:formula="of:=[.B11]" office:value-type="date" office:date-value="2020-02-22" calcext:value-type="date">
            <text:p>22/02</text:p>
          </table:table-cell>
          <table:table-cell table:number-columns-repeated="7"/>
          <table:table-cell table:style-name="ce113" table:formula="of:=[.B11]" office:value-type="date" office:date-value="2020-02-22" calcext:value-type="date">
            <text:p>22/02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M_Dia_NA.B12]" office:value-type="date" office:date-value="2020-02-23" calcext:value-type="date">
            <text:p>23/02</text:p>
          </table:table-cell>
          <table:table-cell/>
          <table:table-cell table:formula="of:=[M_Dia_NA.H12]" office:value-type="float" office:value="0" calcext:value-type="float">
            <text:p>0</text:p>
          </table:table-cell>
          <table:table-cell table:formula="of:=[M_Dia_NA.J12]" office:value-type="float" office:value="1" calcext:value-type="float">
            <text:p>1</text:p>
          </table:table-cell>
          <table:table-cell table:number-columns-repeated="3"/>
          <table:table-cell table:style-name="ce58" table:formula="of:=[.B12]" office:value-type="date" office:date-value="2020-02-23" calcext:value-type="date">
            <text:p>23/02</text:p>
          </table:table-cell>
          <table:table-cell table:number-columns-repeated="7"/>
          <table:table-cell table:style-name="ce113" table:formula="of:=[.B12]" office:value-type="date" office:date-value="2020-02-23" calcext:value-type="date">
            <text:p>23/02</text:p>
          </table:table-cell>
          <table:table-cell table:number-columns-repeated="13"/>
        </table:table-row>
        <table:table-row table:style-name="ro1">
          <table:table-cell table:style-name="ce80" table:formula="of:=[C_Dia_NA.A13]" office:value-type="string" office:string-value="L" calcext:value-type="string">
            <text:p>L</text:p>
          </table:table-cell>
          <table:table-cell table:style-name="ce57" table:formula="of:=[M_Dia_NA.B13]" office:value-type="date" office:date-value="2020-02-24" calcext:value-type="date">
            <text:p>24/02</text:p>
          </table:table-cell>
          <table:table-cell table:style-name="ce50"/>
          <table:table-cell table:style-name="ce50" table:formula="of:=[M_Dia_NA.H13]" office:value-type="float" office:value="0" calcext:value-type="float">
            <text:p>0</text:p>
          </table:table-cell>
          <table:table-cell table:style-name="ce50" table:formula="of:=[M_Dia_NA.J13]" office:value-type="float" office:value="4" calcext:value-type="float">
            <text:p>4</text:p>
          </table:table-cell>
          <table:table-cell table:style-name="ce50"/>
          <table:table-cell table:style-name="ce77"/>
          <table:table-cell table:style-name="ce80" table:formula="of:=[.A13]" office:value-type="string" office:string-value="L" calcext:value-type="string">
            <text:p>L</text:p>
          </table:table-cell>
          <table:table-cell table:style-name="ce57" table:formula="of:=[.B13]" office:value-type="date" office:date-value="2020-02-24" calcext:value-type="date">
            <text:p>24/02</text:p>
          </table:table-cell>
          <table:table-cell table:style-name="ce50" table:number-columns-repeated="5"/>
          <table:table-cell/>
          <table:table-cell table:style-name="ce50" table:formula="of:=[.A13]" office:value-type="string" office:string-value="L" calcext:value-type="string">
            <text:p>L</text:p>
          </table:table-cell>
          <table:table-cell table:style-name="ce80" table:formula="of:=[.B13]" office:value-type="date" office:date-value="2020-02-24" calcext:value-type="date">
            <text:p>24/02</text:p>
          </table:table-cell>
          <table:table-cell table:style-name="ce50" table:number-columns-repeated="6"/>
          <table:table-cell table:number-columns-repeated="7"/>
        </table:table-row>
        <table:table-row table:style-name="ro1">
          <table:table-cell/>
          <table:table-cell table:style-name="ce58" table:formula="of:=[M_Dia_NA.B14]" office:value-type="date" office:date-value="2020-02-25" calcext:value-type="date">
            <text:p>25/02</text:p>
          </table:table-cell>
          <table:table-cell/>
          <table:table-cell table:formula="of:=[M_Dia_NA.H14]" office:value-type="float" office:value="0" calcext:value-type="float">
            <text:p>0</text:p>
          </table:table-cell>
          <table:table-cell table:formula="of:=[M_Dia_NA.J14]" office:value-type="float" office:value="3" calcext:value-type="float">
            <text:p>3</text:p>
          </table:table-cell>
          <table:table-cell table:number-columns-repeated="3"/>
          <table:table-cell table:style-name="ce58" table:formula="of:=[.B14]" office:value-type="date" office:date-value="2020-02-25" calcext:value-type="date">
            <text:p>25/02</text:p>
          </table:table-cell>
          <table:table-cell table:number-columns-repeated="7"/>
          <table:table-cell table:style-name="ce113" table:formula="of:=[.B14]" office:value-type="date" office:date-value="2020-02-25" calcext:value-type="date">
            <text:p>25/02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M_Dia_NA.B15]" office:value-type="date" office:date-value="2020-02-26" calcext:value-type="date">
            <text:p>26/02</text:p>
          </table:table-cell>
          <table:table-cell/>
          <table:table-cell table:formula="of:=[M_Dia_NA.H15]" office:value-type="float" office:value="1" calcext:value-type="float">
            <text:p>1</text:p>
          </table:table-cell>
          <table:table-cell table:formula="of:=[M_Dia_NA.J15]" office:value-type="float" office:value="2" calcext:value-type="float">
            <text:p>2</text:p>
          </table:table-cell>
          <table:table-cell table:number-columns-repeated="3"/>
          <table:table-cell table:style-name="ce58" table:formula="of:=[.B15]" office:value-type="date" office:date-value="2020-02-26" calcext:value-type="date">
            <text:p>26/02</text:p>
          </table:table-cell>
          <table:table-cell table:number-columns-repeated="7"/>
          <table:table-cell table:style-name="ce113" table:formula="of:=[.B15]" office:value-type="date" office:date-value="2020-02-26" calcext:value-type="date">
            <text:p>26/02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M_Dia_NA.B16]" office:value-type="date" office:date-value="2020-02-27" calcext:value-type="date">
            <text:p>27/02</text:p>
          </table:table-cell>
          <table:table-cell/>
          <table:table-cell table:formula="of:=[M_Dia_NA.H16]" office:value-type="float" office:value="0" calcext:value-type="float">
            <text:p>0</text:p>
          </table:table-cell>
          <table:table-cell table:formula="of:=[M_Dia_NA.J16]" office:value-type="float" office:value="5" calcext:value-type="float">
            <text:p>5</text:p>
          </table:table-cell>
          <table:table-cell table:number-columns-repeated="3"/>
          <table:table-cell table:style-name="ce58" table:formula="of:=[.B16]" office:value-type="date" office:date-value="2020-02-27" calcext:value-type="date">
            <text:p>27/02</text:p>
          </table:table-cell>
          <table:table-cell table:number-columns-repeated="7"/>
          <table:table-cell table:style-name="ce113" table:formula="of:=[.B16]" office:value-type="date" office:date-value="2020-02-27" calcext:value-type="date">
            <text:p>27/02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M_Dia_NA.B17]" office:value-type="date" office:date-value="2020-02-28" calcext:value-type="date">
            <text:p>28/02</text:p>
          </table:table-cell>
          <table:table-cell/>
          <table:table-cell table:formula="of:=[M_Dia_NA.H17]" office:value-type="float" office:value="0" calcext:value-type="float">
            <text:p>0</text:p>
          </table:table-cell>
          <table:table-cell table:formula="of:=[M_Dia_NA.J17]" office:value-type="float" office:value="4" calcext:value-type="float">
            <text:p>4</text:p>
          </table:table-cell>
          <table:table-cell table:number-columns-repeated="3"/>
          <table:table-cell table:style-name="ce58" table:formula="of:=[.B17]" office:value-type="date" office:date-value="2020-02-28" calcext:value-type="date">
            <text:p>28/02</text:p>
          </table:table-cell>
          <table:table-cell table:number-columns-repeated="7"/>
          <table:table-cell table:style-name="ce113" table:formula="of:=[.B17]" office:value-type="date" office:date-value="2020-02-28" calcext:value-type="date">
            <text:p>28/02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M_Dia_NA.B18]" office:value-type="date" office:date-value="2020-02-29" calcext:value-type="date">
            <text:p>29/02</text:p>
          </table:table-cell>
          <table:table-cell/>
          <table:table-cell table:formula="of:=[M_Dia_NA.H18]" office:value-type="float" office:value="0" calcext:value-type="float">
            <text:p>0</text:p>
          </table:table-cell>
          <table:table-cell table:formula="of:=[M_Dia_NA.J18]" office:value-type="float" office:value="8" calcext:value-type="float">
            <text:p>8</text:p>
          </table:table-cell>
          <table:table-cell table:number-columns-repeated="3"/>
          <table:table-cell table:style-name="ce58" table:formula="of:=[.B18]" office:value-type="date" office:date-value="2020-02-29" calcext:value-type="date">
            <text:p>29/02</text:p>
          </table:table-cell>
          <table:table-cell table:number-columns-repeated="7"/>
          <table:table-cell table:style-name="ce113" table:formula="of:=[.B18]" office:value-type="date" office:date-value="2020-02-29" calcext:value-type="date">
            <text:p>29/02</text:p>
          </table:table-cell>
          <table:table-cell table:number-columns-repeated="13"/>
        </table:table-row>
        <table:table-row table:style-name="ro1">
          <table:table-cell table:style-name="ce83"/>
          <table:table-cell table:style-name="ce59" table:formula="of:=[M_Dia_NA.B19]" office:value-type="date" office:date-value="2020-03-01" calcext:value-type="date">
            <text:p>01/03</text:p>
          </table:table-cell>
          <table:table-cell table:style-name="ce51"/>
          <table:table-cell table:style-name="ce51" table:formula="of:=[M_Dia_NA.H19]" office:value-type="float" office:value="0" calcext:value-type="float">
            <text:p>0</text:p>
          </table:table-cell>
          <table:table-cell table:style-name="ce51" table:formula="of:=[M_Dia_NA.J19]" office:value-type="float" office:value="5" calcext:value-type="float">
            <text:p>5</text:p>
          </table:table-cell>
          <table:table-cell table:style-name="ce51"/>
          <table:table-cell table:style-name="ce77"/>
          <table:table-cell table:style-name="ce83"/>
          <table:table-cell table:style-name="ce59" table:formula="of:=[.B19]" office:value-type="date" office:date-value="2020-03-01" calcext:value-type="date">
            <text:p>01/03</text:p>
          </table:table-cell>
          <table:table-cell table:style-name="ce51" table:number-columns-repeated="5"/>
          <table:table-cell/>
          <table:table-cell table:style-name="ce51"/>
          <table:table-cell table:style-name="ce122" table:formula="of:=[.B19]" office:value-type="date" office:date-value="2020-03-01" calcext:value-type="date">
            <text:p>01/03</text:p>
          </table:table-cell>
          <table:table-cell table:style-name="ce51" table:number-columns-repeated="6"/>
          <table:table-cell table:number-columns-repeated="7"/>
        </table:table-row>
        <table:table-row table:style-name="ro1">
          <table:table-cell table:style-name="ce86" table:formula="of:=[C_Dia_NA.A20]" office:value-type="string" office:string-value="L" calcext:value-type="string">
            <text:p>L</text:p>
          </table:table-cell>
          <table:table-cell table:style-name="ce58" table:formula="of:=[M_Dia_NA.B20]" office:value-type="date" office:date-value="2020-03-02" calcext:value-type="date">
            <text:p>02/03</text:p>
          </table:table-cell>
          <table:table-cell/>
          <table:table-cell table:formula="of:=[M_Dia_NA.H20]" office:value-type="float" office:value="1" calcext:value-type="float">
            <text:p>1</text:p>
          </table:table-cell>
          <table:table-cell table:formula="of:=[M_Dia_NA.J20]" office:value-type="float" office:value="18" calcext:value-type="float">
            <text:p>18</text:p>
          </table:table-cell>
          <table:table-cell table:number-columns-repeated="2"/>
          <table:table-cell table:style-name="ce86" table:formula="of:=[.A20]" office:value-type="string" office:string-value="L" calcext:value-type="string">
            <text:p>L</text:p>
          </table:table-cell>
          <table:table-cell table:style-name="ce58" table:formula="of:=[.B20]" office:value-type="date" office:date-value="2020-03-02" calcext:value-type="date">
            <text:p>02/03</text:p>
          </table:table-cell>
          <table:table-cell table:number-columns-repeated="6"/>
          <table:table-cell table:formula="of:=[.A20]" office:value-type="string" office:string-value="L" calcext:value-type="string">
            <text:p>L</text:p>
          </table:table-cell>
          <table:table-cell table:style-name="ce113" table:formula="of:=[.B20]" office:value-type="date" office:date-value="2020-03-02" calcext:value-type="date">
            <text:p>02/03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M_Dia_NA.B21]" office:value-type="date" office:date-value="2020-03-03" calcext:value-type="date">
            <text:p>03/03</text:p>
          </table:table-cell>
          <table:table-cell/>
          <table:table-cell table:formula="of:=[M_Dia_NA.H21]" office:value-type="float" office:value="1" calcext:value-type="float">
            <text:p>1</text:p>
          </table:table-cell>
          <table:table-cell table:formula="of:=[M_Dia_NA.J21]" office:value-type="float" office:value="27" calcext:value-type="float">
            <text:p>27</text:p>
          </table:table-cell>
          <table:table-cell table:number-columns-repeated="3"/>
          <table:table-cell table:style-name="ce58" table:formula="of:=[.B21]" office:value-type="date" office:date-value="2020-03-03" calcext:value-type="date">
            <text:p>03/03</text:p>
          </table:table-cell>
          <table:table-cell table:number-columns-repeated="7"/>
          <table:table-cell table:style-name="ce113" table:formula="of:=[.B21]" office:value-type="date" office:date-value="2020-03-03" calcext:value-type="date">
            <text:p>03/03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M_Dia_NA.B22]" office:value-type="date" office:date-value="2020-03-04" calcext:value-type="date">
            <text:p>04/03</text:p>
          </table:table-cell>
          <table:table-cell/>
          <table:table-cell table:formula="of:=[M_Dia_NA.H22]" office:value-type="float" office:value="0" calcext:value-type="float">
            <text:p>0</text:p>
          </table:table-cell>
          <table:table-cell table:formula="of:=[M_Dia_NA.J22]" office:value-type="float" office:value="28" calcext:value-type="float">
            <text:p>28</text:p>
          </table:table-cell>
          <table:table-cell table:number-columns-repeated="3"/>
          <table:table-cell table:style-name="ce58" table:formula="of:=[.B22]" office:value-type="date" office:date-value="2020-03-04" calcext:value-type="date">
            <text:p>04/03</text:p>
          </table:table-cell>
          <table:table-cell table:number-columns-repeated="7"/>
          <table:table-cell table:style-name="ce113" table:formula="of:=[.B22]" office:value-type="date" office:date-value="2020-03-04" calcext:value-type="date">
            <text:p>04/03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M_Dia_NA.B23]" office:value-type="date" office:date-value="2020-03-05" calcext:value-type="date">
            <text:p>05/03</text:p>
          </table:table-cell>
          <table:table-cell table:formula="of:=[M_Dia_NA.G23]" office:value-type="float" office:value="2" calcext:value-type="float">
            <text:p>2</text:p>
          </table:table-cell>
          <table:table-cell table:formula="of:=[M_Dia_NA.H23]" office:value-type="float" office:value="3" calcext:value-type="float">
            <text:p>3</text:p>
          </table:table-cell>
          <table:table-cell table:formula="of:=[M_Dia_NA.J23]" office:value-type="float" office:value="41" calcext:value-type="float">
            <text:p>41</text:p>
          </table:table-cell>
          <table:table-cell table:formula="of:=[M_Dia_NA.O23]" office:value-type="float" office:value="1" calcext:value-type="float">
            <text:p>1</text:p>
          </table:table-cell>
          <table:table-cell table:number-columns-repeated="2"/>
          <table:table-cell table:style-name="ce58" table:formula="of:=[.B23]" office:value-type="date" office:date-value="2020-03-05" calcext:value-type="date">
            <text:p>05/03</text:p>
          </table:table-cell>
          <table:table-cell table:number-columns-repeated="4"/>
          <table:table-cell table:formula="of:=[M_Dia_NA.Q23]" office:value-type="float" office:value="1" calcext:value-type="float">
            <text:p>1</text:p>
          </table:table-cell>
          <table:table-cell table:number-columns-repeated="2"/>
          <table:table-cell table:style-name="ce113" table:formula="of:=[.B23]" office:value-type="date" office:date-value="2020-03-05" calcext:value-type="date">
            <text:p>05/03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M_Dia_NA.B24]" office:value-type="date" office:date-value="2020-03-06" calcext:value-type="date">
            <text:p>06/03</text:p>
          </table:table-cell>
          <table:table-cell table:formula="of:=[M_Dia_NA.G24]" office:value-type="float" office:value="2" calcext:value-type="float">
            <text:p>2</text:p>
          </table:table-cell>
          <table:table-cell table:formula="of:=[M_Dia_NA.H24]" office:value-type="float" office:value="2" calcext:value-type="float">
            <text:p>2</text:p>
          </table:table-cell>
          <table:table-cell table:formula="of:=[M_Dia_NA.J24]" office:value-type="float" office:value="49" calcext:value-type="float">
            <text:p>49</text:p>
          </table:table-cell>
          <table:table-cell table:formula="of:=[M_Dia_NA.O24]" office:value-type="float" office:value="1" calcext:value-type="float">
            <text:p>1</text:p>
          </table:table-cell>
          <table:table-cell table:number-columns-repeated="2"/>
          <table:table-cell table:style-name="ce58" table:formula="of:=[.B24]" office:value-type="date" office:date-value="2020-03-06" calcext:value-type="date">
            <text:p>06/03</text:p>
          </table:table-cell>
          <table:table-cell table:number-columns-repeated="2"/>
          <table:table-cell table:formula="of:=[M_Dia_NA.I24]" office:value-type="float" office:value="1" calcext:value-type="float">
            <text:p>1</text:p>
          </table:table-cell>
          <table:table-cell/>
          <table:table-cell table:formula="of:=[M_Dia_NA.Q24]" office:value-type="float" office:value="0" calcext:value-type="float">
            <text:p>0</text:p>
          </table:table-cell>
          <table:table-cell table:number-columns-repeated="2"/>
          <table:table-cell table:style-name="ce113" table:formula="of:=[.B24]" office:value-type="date" office:date-value="2020-03-06" calcext:value-type="date">
            <text:p>06/03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M_Dia_NA.B25]" office:value-type="date" office:date-value="2020-03-07" calcext:value-type="date">
            <text:p>07/03</text:p>
          </table:table-cell>
          <table:table-cell table:formula="of:=[M_Dia_NA.G25]" office:value-type="float" office:value="3" calcext:value-type="float">
            <text:p>3</text:p>
          </table:table-cell>
          <table:table-cell table:formula="of:=[M_Dia_NA.H25]" office:value-type="float" office:value="7" calcext:value-type="float">
            <text:p>7</text:p>
          </table:table-cell>
          <table:table-cell table:formula="of:=[M_Dia_NA.J25]" office:value-type="float" office:value="36" calcext:value-type="float">
            <text:p>36</text:p>
          </table:table-cell>
          <table:table-cell table:formula="of:=[M_Dia_NA.O25]" office:value-type="float" office:value="0" calcext:value-type="float">
            <text:p>0</text:p>
          </table:table-cell>
          <table:table-cell table:number-columns-repeated="2"/>
          <table:table-cell table:style-name="ce58" table:formula="of:=[.B25]" office:value-type="date" office:date-value="2020-03-07" calcext:value-type="date">
            <text:p>07/03</text:p>
          </table:table-cell>
          <table:table-cell table:number-columns-repeated="2"/>
          <table:table-cell table:formula="of:=[M_Dia_NA.I25]" office:value-type="float" office:value="0" calcext:value-type="float">
            <text:p>0</text:p>
          </table:table-cell>
          <table:table-cell/>
          <table:table-cell table:formula="of:=[M_Dia_NA.Q25]" office:value-type="float" office:value="0" calcext:value-type="float">
            <text:p>0</text:p>
          </table:table-cell>
          <table:table-cell table:number-columns-repeated="2"/>
          <table:table-cell table:style-name="ce113" table:formula="of:=[.B25]" office:value-type="date" office:date-value="2020-03-07" calcext:value-type="date">
            <text:p>07/03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M_Dia_NA.B26]" office:value-type="date" office:date-value="2020-03-08" calcext:value-type="date">
            <text:p>08/03</text:p>
          </table:table-cell>
          <table:table-cell table:formula="of:=[M_Dia_NA.G26]" office:value-type="float" office:value="2" calcext:value-type="float">
            <text:p>2</text:p>
          </table:table-cell>
          <table:table-cell table:formula="of:=[M_Dia_NA.H26]" office:value-type="float" office:value="3" calcext:value-type="float">
            <text:p>3</text:p>
          </table:table-cell>
          <table:table-cell table:formula="of:=[M_Dia_NA.J26]" office:value-type="float" office:value="133" calcext:value-type="float">
            <text:p>133</text:p>
          </table:table-cell>
          <table:table-cell table:formula="of:=[M_Dia_NA.O26]" office:value-type="float" office:value="1" calcext:value-type="float">
            <text:p>1</text:p>
          </table:table-cell>
          <table:table-cell table:number-columns-repeated="2"/>
          <table:table-cell table:style-name="ce58" table:formula="of:=[.B26]" office:value-type="date" office:date-value="2020-03-08" calcext:value-type="date">
            <text:p>08/03</text:p>
          </table:table-cell>
          <table:table-cell table:number-columns-repeated="2"/>
          <table:table-cell table:formula="of:=[M_Dia_NA.I26]" office:value-type="float" office:value="2" calcext:value-type="float">
            <text:p>2</text:p>
          </table:table-cell>
          <table:table-cell/>
          <table:table-cell table:formula="of:=[M_Dia_NA.Q26]" office:value-type="float" office:value="1" calcext:value-type="float">
            <text:p>1</text:p>
          </table:table-cell>
          <table:table-cell table:number-columns-repeated="2"/>
          <table:table-cell table:style-name="ce113" table:formula="of:=[.B26]" office:value-type="date" office:date-value="2020-03-08" calcext:value-type="date">
            <text:p>08/03</text:p>
          </table:table-cell>
          <table:table-cell table:number-columns-repeated="13"/>
        </table:table-row>
        <table:table-row table:style-name="ro1">
          <table:table-cell table:style-name="ce80" table:formula="of:=[C_Dia_NA.A27]" office:value-type="string" office:string-value="L" calcext:value-type="string">
            <text:p>L</text:p>
          </table:table-cell>
          <table:table-cell table:style-name="ce57" table:formula="of:=[M_Dia_NA.B27]" office:value-type="date" office:date-value="2020-03-09" calcext:value-type="date">
            <text:p>09/03</text:p>
          </table:table-cell>
          <table:table-cell table:style-name="ce50" table:formula="of:=[M_Dia_NA.G27]" office:value-type="float" office:value="6" calcext:value-type="float">
            <text:p>6</text:p>
          </table:table-cell>
          <table:table-cell table:style-name="ce50" table:formula="of:=[M_Dia_NA.H27]" office:value-type="float" office:value="2" calcext:value-type="float">
            <text:p>2</text:p>
          </table:table-cell>
          <table:table-cell table:style-name="ce50" table:formula="of:=[M_Dia_NA.J27]" office:value-type="float" office:value="97" calcext:value-type="float">
            <text:p>97</text:p>
          </table:table-cell>
          <table:table-cell table:style-name="ce50" table:formula="of:=[M_Dia_NA.O27]" office:value-type="float" office:value="2" calcext:value-type="float">
            <text:p>2</text:p>
          </table:table-cell>
          <table:table-cell table:style-name="ce77"/>
          <table:table-cell table:style-name="ce80" table:formula="of:=[.A27]" office:value-type="string" office:string-value="L" calcext:value-type="string">
            <text:p>L</text:p>
          </table:table-cell>
          <table:table-cell table:style-name="ce57" table:formula="of:=[.B27]" office:value-type="date" office:date-value="2020-03-09" calcext:value-type="date">
            <text:p>09/03</text:p>
          </table:table-cell>
          <table:table-cell table:style-name="ce50" table:formula="of:=[M_Dia_NA.C27]" office:value-type="float" office:value="2" calcext:value-type="float">
            <text:p>2</text:p>
          </table:table-cell>
          <table:table-cell table:style-name="ce50"/>
          <table:table-cell table:style-name="ce50" table:formula="of:=[M_Dia_NA.I27]" office:value-type="float" office:value="1" calcext:value-type="float">
            <text:p>1</text:p>
          </table:table-cell>
          <table:table-cell table:style-name="ce50"/>
          <table:table-cell table:style-name="ce50" table:formula="of:=[M_Dia_NA.Q27]" office:value-type="float" office:value="0" calcext:value-type="float">
            <text:p>0</text:p>
          </table:table-cell>
          <table:table-cell/>
          <table:table-cell table:style-name="ce50" table:formula="of:=[.A27]" office:value-type="string" office:string-value="L" calcext:value-type="string">
            <text:p>L</text:p>
          </table:table-cell>
          <table:table-cell table:style-name="ce80" table:formula="of:=[.B27]" office:value-type="date" office:date-value="2020-03-09" calcext:value-type="date">
            <text:p>09/03</text:p>
          </table:table-cell>
          <table:table-cell table:style-name="ce50" table:number-columns-repeated="6"/>
          <table:table-cell table:number-columns-repeated="7"/>
        </table:table-row>
        <table:table-row table:style-name="ro1">
          <table:table-cell/>
          <table:table-cell table:style-name="ce58" table:formula="of:=[M_Dia_NA.B28]" office:value-type="date" office:date-value="2020-03-10" calcext:value-type="date">
            <text:p>10/03</text:p>
          </table:table-cell>
          <table:table-cell table:formula="of:=[M_Dia_NA.G28]" office:value-type="float" office:value="19" calcext:value-type="float">
            <text:p>19</text:p>
          </table:table-cell>
          <table:table-cell table:formula="of:=[M_Dia_NA.H28]" office:value-type="float" office:value="9" calcext:value-type="float">
            <text:p>9</text:p>
          </table:table-cell>
          <table:table-cell table:formula="of:=[M_Dia_NA.J28]" office:value-type="float" office:value="168" calcext:value-type="float">
            <text:p>168</text:p>
          </table:table-cell>
          <table:table-cell table:formula="of:=[M_Dia_NA.O28]" office:value-type="float" office:value="1" calcext:value-type="float">
            <text:p>1</text:p>
          </table:table-cell>
          <table:table-cell table:number-columns-repeated="2"/>
          <table:table-cell table:style-name="ce58" table:formula="of:=[.B28]" office:value-type="date" office:date-value="2020-03-10" calcext:value-type="date">
            <text:p>10/03</text:p>
          </table:table-cell>
          <table:table-cell table:formula="of:=[M_Dia_NA.C28]" office:value-type="float" office:value="0" calcext:value-type="float">
            <text:p>0</text:p>
          </table:table-cell>
          <table:table-cell table:formula="of:=[M_Dia_NA.E28]" office:value-type="float" office:value="1" calcext:value-type="float">
            <text:p>1</text:p>
          </table:table-cell>
          <table:table-cell table:formula="of:=[M_Dia_NA.I28]" office:value-type="float" office:value="0" calcext:value-type="float">
            <text:p>0</text:p>
          </table:table-cell>
          <table:table-cell/>
          <table:table-cell table:formula="of:=[M_Dia_NA.Q28]" office:value-type="float" office:value="0" calcext:value-type="float">
            <text:p>0</text:p>
          </table:table-cell>
          <table:table-cell table:number-columns-repeated="2"/>
          <table:table-cell table:style-name="ce113" table:formula="of:=[.B28]" office:value-type="date" office:date-value="2020-03-10" calcext:value-type="date">
            <text:p>10/03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M_Dia_NA.B29]" office:value-type="date" office:date-value="2020-03-11" calcext:value-type="date">
            <text:p>11/03</text:p>
          </table:table-cell>
          <table:table-cell table:formula="of:=[M_Dia_NA.G29]" office:value-type="float" office:value="12" calcext:value-type="float">
            <text:p>12</text:p>
          </table:table-cell>
          <table:table-cell table:formula="of:=[M_Dia_NA.H29]" office:value-type="float" office:value="18" calcext:value-type="float">
            <text:p>18</text:p>
          </table:table-cell>
          <table:table-cell table:formula="of:=[M_Dia_NA.J29]" office:value-type="float" office:value="196" calcext:value-type="float">
            <text:p>196</text:p>
          </table:table-cell>
          <table:table-cell table:formula="of:=[M_Dia_NA.O29]" office:value-type="float" office:value="2" calcext:value-type="float">
            <text:p>2</text:p>
          </table:table-cell>
          <table:table-cell table:number-columns-repeated="2"/>
          <table:table-cell table:style-name="ce58" table:formula="of:=[.B29]" office:value-type="date" office:date-value="2020-03-11" calcext:value-type="date">
            <text:p>11/03</text:p>
          </table:table-cell>
          <table:table-cell table:formula="of:=[M_Dia_NA.C29]" office:value-type="float" office:value="1" calcext:value-type="float">
            <text:p>1</text:p>
          </table:table-cell>
          <table:table-cell table:formula="of:=[M_Dia_NA.E29]" office:value-type="float" office:value="2" calcext:value-type="float">
            <text:p>2</text:p>
          </table:table-cell>
          <table:table-cell table:formula="of:=[M_Dia_NA.I29]" office:value-type="float" office:value="1" calcext:value-type="float">
            <text:p>1</text:p>
          </table:table-cell>
          <table:table-cell table:formula="of:=[M_Dia_NA.P29]" office:value-type="float" office:value="1" calcext:value-type="float">
            <text:p>1</text:p>
          </table:table-cell>
          <table:table-cell table:formula="of:=[M_Dia_NA.Q29]" office:value-type="float" office:value="1" calcext:value-type="float">
            <text:p>1</text:p>
          </table:table-cell>
          <table:table-cell table:number-columns-repeated="2"/>
          <table:table-cell table:style-name="ce113" table:formula="of:=[.B29]" office:value-type="date" office:date-value="2020-03-11" calcext:value-type="date">
            <text:p>11/03</text:p>
          </table:table-cell>
          <table:table-cell table:number-columns-repeated="2"/>
          <table:table-cell table:formula="of:=[M_Dia_NA.K29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table:style-name="ce58" table:formula="of:=[M_Dia_NA.B30]" office:value-type="date" office:date-value="2020-03-12" calcext:value-type="date">
            <text:p>12/03</text:p>
          </table:table-cell>
          <table:table-cell table:formula="of:=[M_Dia_NA.G30]" office:value-type="float" office:value="37" calcext:value-type="float">
            <text:p>37</text:p>
          </table:table-cell>
          <table:table-cell table:formula="of:=[M_Dia_NA.H30]" office:value-type="float" office:value="13" calcext:value-type="float">
            <text:p>13</text:p>
          </table:table-cell>
          <table:table-cell table:formula="of:=[M_Dia_NA.J30]" office:value-type="float" office:value="189" calcext:value-type="float">
            <text:p>189</text:p>
          </table:table-cell>
          <table:table-cell table:formula="of:=[M_Dia_NA.O30]" office:value-type="float" office:value="0" calcext:value-type="float">
            <text:p>0</text:p>
          </table:table-cell>
          <table:table-cell table:number-columns-repeated="2"/>
          <table:table-cell table:style-name="ce58" table:formula="of:=[.B30]" office:value-type="date" office:date-value="2020-03-12" calcext:value-type="date">
            <text:p>12/03</text:p>
          </table:table-cell>
          <table:table-cell table:formula="of:=[M_Dia_NA.C30]" office:value-type="float" office:value="2" calcext:value-type="float">
            <text:p>2</text:p>
          </table:table-cell>
          <table:table-cell table:formula="of:=[M_Dia_NA.E30]" office:value-type="float" office:value="0" calcext:value-type="float">
            <text:p>0</text:p>
          </table:table-cell>
          <table:table-cell table:formula="of:=[M_Dia_NA.I30]" office:value-type="float" office:value="0" calcext:value-type="float">
            <text:p>0</text:p>
          </table:table-cell>
          <table:table-cell table:formula="of:=[M_Dia_NA.P30]" office:value-type="float" office:value="0" calcext:value-type="float">
            <text:p>0</text:p>
          </table:table-cell>
          <table:table-cell table:formula="of:=[M_Dia_NA.Q30]" office:value-type="float" office:value="3" calcext:value-type="float">
            <text:p>3</text:p>
          </table:table-cell>
          <table:table-cell table:number-columns-repeated="2"/>
          <table:table-cell table:style-name="ce113" table:formula="of:=[.B30]" office:value-type="date" office:date-value="2020-03-12" calcext:value-type="date">
            <text:p>12/03</text:p>
          </table:table-cell>
          <table:table-cell table:formula="of:=[M_Dia_NA.D30]" office:value-type="float" office:value="1" calcext:value-type="float">
            <text:p>1</text:p>
          </table:table-cell>
          <table:table-cell table:formula="of:=[M_Dia_NA.F30]" office:value-type="float" office:value="1" calcext:value-type="float">
            <text:p>1</text:p>
          </table:table-cell>
          <table:table-cell table:formula="of:=[M_Dia_NA.K30]" office:value-type="float" office:value="0" calcext:value-type="float">
            <text:p>0</text:p>
          </table:table-cell>
          <table:table-cell table:formula="of:=[M_Dia_NA.L30]" office:value-type="float" office:value="0" calcext:value-type="float">
            <text:p>0</text:p>
          </table:table-cell>
          <table:table-cell table:formula="of:=[M_Dia_NA.M30]" office:value-type="float" office:value="1" calcext:value-type="float">
            <text:p>1</text:p>
          </table:table-cell>
          <table:table-cell table:formula="of:=[M_Dia_NA.N3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31]" office:value-type="date" office:date-value="2020-03-13" calcext:value-type="date">
            <text:p>13/03</text:p>
          </table:table-cell>
          <table:table-cell table:formula="of:=[M_Dia_NA.G31]" office:value-type="float" office:value="34" calcext:value-type="float">
            <text:p>34</text:p>
          </table:table-cell>
          <table:table-cell table:formula="of:=[M_Dia_NA.H31]" office:value-type="float" office:value="18" calcext:value-type="float">
            <text:p>18</text:p>
          </table:table-cell>
          <table:table-cell table:formula="of:=[M_Dia_NA.J31]" office:value-type="float" office:value="250" calcext:value-type="float">
            <text:p>250</text:p>
          </table:table-cell>
          <table:table-cell table:formula="of:=[M_Dia_NA.O31]" office:value-type="float" office:value="2" calcext:value-type="float">
            <text:p>2</text:p>
          </table:table-cell>
          <table:table-cell table:number-columns-repeated="2"/>
          <table:table-cell table:style-name="ce58" table:formula="of:=[.B31]" office:value-type="date" office:date-value="2020-03-13" calcext:value-type="date">
            <text:p>13/03</text:p>
          </table:table-cell>
          <table:table-cell table:formula="of:=[M_Dia_NA.C31]" office:value-type="float" office:value="3" calcext:value-type="float">
            <text:p>3</text:p>
          </table:table-cell>
          <table:table-cell table:formula="of:=[M_Dia_NA.E31]" office:value-type="float" office:value="0" calcext:value-type="float">
            <text:p>0</text:p>
          </table:table-cell>
          <table:table-cell table:formula="of:=[M_Dia_NA.I31]" office:value-type="float" office:value="5" calcext:value-type="float">
            <text:p>5</text:p>
          </table:table-cell>
          <table:table-cell table:formula="of:=[M_Dia_NA.P31]" office:value-type="float" office:value="1" calcext:value-type="float">
            <text:p>1</text:p>
          </table:table-cell>
          <table:table-cell table:formula="of:=[M_Dia_NA.Q31]" office:value-type="float" office:value="1" calcext:value-type="float">
            <text:p>1</text:p>
          </table:table-cell>
          <table:table-cell table:number-columns-repeated="2"/>
          <table:table-cell table:style-name="ce113" table:formula="of:=[.B31]" office:value-type="date" office:date-value="2020-03-13" calcext:value-type="date">
            <text:p>13/03</text:p>
          </table:table-cell>
          <table:table-cell table:formula="of:=[M_Dia_NA.D31]" office:value-type="float" office:value="0" calcext:value-type="float">
            <text:p>0</text:p>
          </table:table-cell>
          <table:table-cell table:formula="of:=[M_Dia_NA.F31]" office:value-type="float" office:value="0" calcext:value-type="float">
            <text:p>0</text:p>
          </table:table-cell>
          <table:table-cell table:formula="of:=[M_Dia_NA.K31]" office:value-type="float" office:value="0" calcext:value-type="float">
            <text:p>0</text:p>
          </table:table-cell>
          <table:table-cell table:formula="of:=[M_Dia_NA.L31]" office:value-type="float" office:value="1" calcext:value-type="float">
            <text:p>1</text:p>
          </table:table-cell>
          <table:table-cell table:formula="of:=[M_Dia_NA.M31]" office:value-type="float" office:value="0" calcext:value-type="float">
            <text:p>0</text:p>
          </table:table-cell>
          <table:table-cell table:formula="of:=[M_Dia_NA.N3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32]" office:value-type="date" office:date-value="2020-03-14" calcext:value-type="date">
            <text:p>14/03</text:p>
          </table:table-cell>
          <table:table-cell table:formula="of:=[M_Dia_NA.G32]" office:value-type="float" office:value="18" calcext:value-type="float">
            <text:p>18</text:p>
          </table:table-cell>
          <table:table-cell table:formula="of:=[M_Dia_NA.H32]" office:value-type="float" office:value="12" calcext:value-type="float">
            <text:p>12</text:p>
          </table:table-cell>
          <table:table-cell table:formula="of:=[M_Dia_NA.J32]" office:value-type="float" office:value="175" calcext:value-type="float">
            <text:p>175</text:p>
          </table:table-cell>
          <table:table-cell table:formula="of:=[M_Dia_NA.O32]" office:value-type="float" office:value="11" calcext:value-type="float">
            <text:p>11</text:p>
          </table:table-cell>
          <table:table-cell table:number-columns-repeated="2"/>
          <table:table-cell table:style-name="ce58" table:formula="of:=[.B32]" office:value-type="date" office:date-value="2020-03-14" calcext:value-type="date">
            <text:p>14/03</text:p>
          </table:table-cell>
          <table:table-cell table:formula="of:=[M_Dia_NA.C32]" office:value-type="float" office:value="0" calcext:value-type="float">
            <text:p>0</text:p>
          </table:table-cell>
          <table:table-cell table:formula="of:=[M_Dia_NA.E32]" office:value-type="float" office:value="1" calcext:value-type="float">
            <text:p>1</text:p>
          </table:table-cell>
          <table:table-cell table:formula="of:=[M_Dia_NA.I32]" office:value-type="float" office:value="2" calcext:value-type="float">
            <text:p>2</text:p>
          </table:table-cell>
          <table:table-cell table:formula="of:=[M_Dia_NA.P32]" office:value-type="float" office:value="1" calcext:value-type="float">
            <text:p>1</text:p>
          </table:table-cell>
          <table:table-cell table:formula="of:=[M_Dia_NA.Q32]" office:value-type="float" office:value="4" calcext:value-type="float">
            <text:p>4</text:p>
          </table:table-cell>
          <table:table-cell table:number-columns-repeated="2"/>
          <table:table-cell table:style-name="ce113" table:formula="of:=[.B32]" office:value-type="date" office:date-value="2020-03-14" calcext:value-type="date">
            <text:p>14/03</text:p>
          </table:table-cell>
          <table:table-cell table:formula="of:=[M_Dia_NA.D32]" office:value-type="float" office:value="0" calcext:value-type="float">
            <text:p>0</text:p>
          </table:table-cell>
          <table:table-cell table:formula="of:=[M_Dia_NA.F32]" office:value-type="float" office:value="1" calcext:value-type="float">
            <text:p>1</text:p>
          </table:table-cell>
          <table:table-cell table:formula="of:=[M_Dia_NA.K32]" office:value-type="float" office:value="1" calcext:value-type="float">
            <text:p>1</text:p>
          </table:table-cell>
          <table:table-cell table:formula="of:=[M_Dia_NA.L32]" office:value-type="float" office:value="0" calcext:value-type="float">
            <text:p>0</text:p>
          </table:table-cell>
          <table:table-cell table:formula="of:=[M_Dia_NA.M32]" office:value-type="float" office:value="2" calcext:value-type="float">
            <text:p>2</text:p>
          </table:table-cell>
          <table:table-cell table:formula="of:=[M_Dia_NA.N3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83"/>
          <table:table-cell table:style-name="ce59" table:formula="of:=[M_Dia_NA.B33]" office:value-type="date" office:date-value="2020-03-15" calcext:value-type="date">
            <text:p>15/03</text:p>
          </table:table-cell>
          <table:table-cell table:style-name="ce51" table:formula="of:=[M_Dia_NA.G33]" office:value-type="float" office:value="152" calcext:value-type="float">
            <text:p>152</text:p>
          </table:table-cell>
          <table:table-cell table:style-name="ce51" table:formula="of:=[M_Dia_NA.H33]" office:value-type="float" office:value="29" calcext:value-type="float">
            <text:p>29</text:p>
          </table:table-cell>
          <table:table-cell table:style-name="ce51" table:formula="of:=[M_Dia_NA.J33]" office:value-type="float" office:value="368" calcext:value-type="float">
            <text:p>368</text:p>
          </table:table-cell>
          <table:table-cell table:style-name="ce51" table:formula="of:=[M_Dia_NA.O33]" office:value-type="float" office:value="14" calcext:value-type="float">
            <text:p>14</text:p>
          </table:table-cell>
          <table:table-cell table:style-name="ce77"/>
          <table:table-cell table:style-name="ce83"/>
          <table:table-cell table:style-name="ce59" table:formula="of:=[.B33]" office:value-type="date" office:date-value="2020-03-15" calcext:value-type="date">
            <text:p>15/03</text:p>
          </table:table-cell>
          <table:table-cell table:style-name="ce51" table:formula="of:=[M_Dia_NA.C33]" office:value-type="float" office:value="4" calcext:value-type="float">
            <text:p>4</text:p>
          </table:table-cell>
          <table:table-cell table:style-name="ce51" table:formula="of:=[M_Dia_NA.E33]" office:value-type="float" office:value="0" calcext:value-type="float">
            <text:p>0</text:p>
          </table:table-cell>
          <table:table-cell table:style-name="ce51" table:formula="of:=[M_Dia_NA.I33]" office:value-type="float" office:value="8" calcext:value-type="float">
            <text:p>8</text:p>
          </table:table-cell>
          <table:table-cell table:style-name="ce51" table:formula="of:=[M_Dia_NA.P33]" office:value-type="float" office:value="2" calcext:value-type="float">
            <text:p>2</text:p>
          </table:table-cell>
          <table:table-cell table:style-name="ce51" table:formula="of:=[M_Dia_NA.Q33]" office:value-type="float" office:value="6" calcext:value-type="float">
            <text:p>6</text:p>
          </table:table-cell>
          <table:table-cell/>
          <table:table-cell table:style-name="ce51"/>
          <table:table-cell table:style-name="ce122" table:formula="of:=[.B33]" office:value-type="date" office:date-value="2020-03-15" calcext:value-type="date">
            <text:p>15/03</text:p>
          </table:table-cell>
          <table:table-cell table:style-name="ce51" table:formula="of:=[M_Dia_NA.D33]" office:value-type="float" office:value="0" calcext:value-type="float">
            <text:p>0</text:p>
          </table:table-cell>
          <table:table-cell table:style-name="ce51" table:formula="of:=[M_Dia_NA.F33]" office:value-type="float" office:value="2" calcext:value-type="float">
            <text:p>2</text:p>
          </table:table-cell>
          <table:table-cell table:style-name="ce51" table:formula="of:=[M_Dia_NA.K33]" office:value-type="float" office:value="0" calcext:value-type="float">
            <text:p>0</text:p>
          </table:table-cell>
          <table:table-cell table:style-name="ce51" table:formula="of:=[M_Dia_NA.L33]" office:value-type="float" office:value="0" calcext:value-type="float">
            <text:p>0</text:p>
          </table:table-cell>
          <table:table-cell table:style-name="ce51" table:formula="of:=[M_Dia_NA.M33]" office:value-type="float" office:value="0" calcext:value-type="float">
            <text:p>0</text:p>
          </table:table-cell>
          <table:table-cell table:style-name="ce51" table:formula="of:=[M_Dia_NA.N3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86" table:formula="of:=[C_Dia_NA.A34]" office:value-type="string" office:string-value="L" calcext:value-type="string">
            <text:p>L</text:p>
          </table:table-cell>
          <table:table-cell table:style-name="ce58" table:formula="of:=[M_Dia_NA.B34]" office:value-type="date" office:date-value="2020-03-16" calcext:value-type="date">
            <text:p>16/03</text:p>
          </table:table-cell>
          <table:table-cell table:formula="of:=[M_Dia_NA.G34]" office:value-type="float" office:value="21" calcext:value-type="float">
            <text:p>21</text:p>
          </table:table-cell>
          <table:table-cell table:formula="of:=[M_Dia_NA.H34]" office:value-type="float" office:value="28" calcext:value-type="float">
            <text:p>28</text:p>
          </table:table-cell>
          <table:table-cell table:formula="of:=[M_Dia_NA.J34]" office:value-type="float" office:value="349" calcext:value-type="float">
            <text:p>349</text:p>
          </table:table-cell>
          <table:table-cell table:formula="of:=[M_Dia_NA.O34]" office:value-type="float" office:value="20" calcext:value-type="float">
            <text:p>20</text:p>
          </table:table-cell>
          <table:table-cell/>
          <table:table-cell table:style-name="ce86" table:formula="of:=[.A34]" office:value-type="string" office:string-value="L" calcext:value-type="string">
            <text:p>L</text:p>
          </table:table-cell>
          <table:table-cell table:style-name="ce58" table:formula="of:=[.B34]" office:value-type="date" office:date-value="2020-03-16" calcext:value-type="date">
            <text:p>16/03</text:p>
          </table:table-cell>
          <table:table-cell table:formula="of:=[M_Dia_NA.C34]" office:value-type="float" office:value="0" calcext:value-type="float">
            <text:p>0</text:p>
          </table:table-cell>
          <table:table-cell table:formula="of:=[M_Dia_NA.E34]" office:value-type="float" office:value="1" calcext:value-type="float">
            <text:p>1</text:p>
          </table:table-cell>
          <table:table-cell table:formula="of:=[M_Dia_NA.I34]" office:value-type="float" office:value="4" calcext:value-type="float">
            <text:p>4</text:p>
          </table:table-cell>
          <table:table-cell table:formula="of:=[M_Dia_NA.P34]" office:value-type="float" office:value="2" calcext:value-type="float">
            <text:p>2</text:p>
          </table:table-cell>
          <table:table-cell table:formula="of:=[M_Dia_NA.Q34]" office:value-type="float" office:value="9" calcext:value-type="float">
            <text:p>9</text:p>
          </table:table-cell>
          <table:table-cell/>
          <table:table-cell table:formula="of:=[.A34]" office:value-type="string" office:string-value="L" calcext:value-type="string">
            <text:p>L</text:p>
          </table:table-cell>
          <table:table-cell table:style-name="ce113" table:formula="of:=[.B34]" office:value-type="date" office:date-value="2020-03-16" calcext:value-type="date">
            <text:p>16/03</text:p>
          </table:table-cell>
          <table:table-cell table:formula="of:=[M_Dia_NA.D34]" office:value-type="float" office:value="2" calcext:value-type="float">
            <text:p>2</text:p>
          </table:table-cell>
          <table:table-cell table:formula="of:=[M_Dia_NA.F34]" office:value-type="float" office:value="1" calcext:value-type="float">
            <text:p>1</text:p>
          </table:table-cell>
          <table:table-cell table:formula="of:=[M_Dia_NA.K34]" office:value-type="float" office:value="0" calcext:value-type="float">
            <text:p>0</text:p>
          </table:table-cell>
          <table:table-cell table:formula="of:=[M_Dia_NA.L34]" office:value-type="float" office:value="0" calcext:value-type="float">
            <text:p>0</text:p>
          </table:table-cell>
          <table:table-cell table:formula="of:=[M_Dia_NA.M34]" office:value-type="float" office:value="0" calcext:value-type="float">
            <text:p>0</text:p>
          </table:table-cell>
          <table:table-cell table:formula="of:=[M_Dia_NA.N34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35]" office:value-type="date" office:date-value="2020-03-17" calcext:value-type="date">
            <text:p>17/03</text:p>
          </table:table-cell>
          <table:table-cell table:formula="of:=[M_Dia_NA.G35]" office:value-type="float" office:value="182" calcext:value-type="float">
            <text:p>182</text:p>
          </table:table-cell>
          <table:table-cell table:formula="of:=[M_Dia_NA.H35]" office:value-type="float" office:value="27" calcext:value-type="float">
            <text:p>27</text:p>
          </table:table-cell>
          <table:table-cell table:formula="of:=[M_Dia_NA.J35]" office:value-type="float" office:value="345" calcext:value-type="float">
            <text:p>345</text:p>
          </table:table-cell>
          <table:table-cell table:formula="of:=[M_Dia_NA.O35]" office:value-type="float" office:value="16" calcext:value-type="float">
            <text:p>16</text:p>
          </table:table-cell>
          <table:table-cell table:number-columns-repeated="2"/>
          <table:table-cell table:style-name="ce58" table:formula="of:=[.B35]" office:value-type="date" office:date-value="2020-03-17" calcext:value-type="date">
            <text:p>17/03</text:p>
          </table:table-cell>
          <table:table-cell table:formula="of:=[M_Dia_NA.C35]" office:value-type="float" office:value="0" calcext:value-type="float">
            <text:p>0</text:p>
          </table:table-cell>
          <table:table-cell table:formula="of:=[M_Dia_NA.E35]" office:value-type="float" office:value="0" calcext:value-type="float">
            <text:p>0</text:p>
          </table:table-cell>
          <table:table-cell table:formula="of:=[M_Dia_NA.I35]" office:value-type="float" office:value="19" calcext:value-type="float">
            <text:p>19</text:p>
          </table:table-cell>
          <table:table-cell table:formula="of:=[M_Dia_NA.P35]" office:value-type="float" office:value="1" calcext:value-type="float">
            <text:p>1</text:p>
          </table:table-cell>
          <table:table-cell table:formula="of:=[M_Dia_NA.Q35]" office:value-type="float" office:value="3" calcext:value-type="float">
            <text:p>3</text:p>
          </table:table-cell>
          <table:table-cell table:number-columns-repeated="2"/>
          <table:table-cell table:style-name="ce113" table:formula="of:=[.B35]" office:value-type="date" office:date-value="2020-03-17" calcext:value-type="date">
            <text:p>17/03</text:p>
          </table:table-cell>
          <table:table-cell table:formula="of:=[M_Dia_NA.D35]" office:value-type="float" office:value="0" calcext:value-type="float">
            <text:p>0</text:p>
          </table:table-cell>
          <table:table-cell table:formula="of:=[M_Dia_NA.F35]" office:value-type="float" office:value="1" calcext:value-type="float">
            <text:p>1</text:p>
          </table:table-cell>
          <table:table-cell table:formula="of:=[M_Dia_NA.K35]" office:value-type="float" office:value="0" calcext:value-type="float">
            <text:p>0</text:p>
          </table:table-cell>
          <table:table-cell table:formula="of:=[M_Dia_NA.L35]" office:value-type="float" office:value="0" calcext:value-type="float">
            <text:p>0</text:p>
          </table:table-cell>
          <table:table-cell table:formula="of:=[M_Dia_NA.M35]" office:value-type="float" office:value="0" calcext:value-type="float">
            <text:p>0</text:p>
          </table:table-cell>
          <table:table-cell table:formula="of:=[M_Dia_NA.N3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36]" office:value-type="date" office:date-value="2020-03-18" calcext:value-type="date">
            <text:p>18/03</text:p>
          </table:table-cell>
          <table:table-cell table:formula="of:=[M_Dia_NA.G36]" office:value-type="float" office:value="107" calcext:value-type="float">
            <text:p>107</text:p>
          </table:table-cell>
          <table:table-cell table:formula="of:=[M_Dia_NA.H36]" office:value-type="float" office:value="69" calcext:value-type="float">
            <text:p>69</text:p>
          </table:table-cell>
          <table:table-cell table:formula="of:=[M_Dia_NA.J36]" office:value-type="float" office:value="475" calcext:value-type="float">
            <text:p>475</text:p>
          </table:table-cell>
          <table:table-cell table:formula="of:=[M_Dia_NA.O36]" office:value-type="float" office:value="32" calcext:value-type="float">
            <text:p>32</text:p>
          </table:table-cell>
          <table:table-cell table:number-columns-repeated="2"/>
          <table:table-cell table:style-name="ce58" table:formula="of:=[.B36]" office:value-type="date" office:date-value="2020-03-18" calcext:value-type="date">
            <text:p>18/03</text:p>
          </table:table-cell>
          <table:table-cell table:formula="of:=[M_Dia_NA.C36]" office:value-type="float" office:value="0" calcext:value-type="float">
            <text:p>0</text:p>
          </table:table-cell>
          <table:table-cell table:formula="of:=[M_Dia_NA.E36]" office:value-type="float" office:value="9" calcext:value-type="float">
            <text:p>9</text:p>
          </table:table-cell>
          <table:table-cell table:formula="of:=[M_Dia_NA.I36]" office:value-type="float" office:value="15" calcext:value-type="float">
            <text:p>15</text:p>
          </table:table-cell>
          <table:table-cell table:formula="of:=[M_Dia_NA.P36]" office:value-type="float" office:value="6" calcext:value-type="float">
            <text:p>6</text:p>
          </table:table-cell>
          <table:table-cell table:formula="of:=[M_Dia_NA.Q36]" office:value-type="float" office:value="9" calcext:value-type="float">
            <text:p>9</text:p>
          </table:table-cell>
          <table:table-cell table:number-columns-repeated="2"/>
          <table:table-cell table:style-name="ce113" table:formula="of:=[.B36]" office:value-type="date" office:date-value="2020-03-18" calcext:value-type="date">
            <text:p>18/03</text:p>
          </table:table-cell>
          <table:table-cell table:formula="of:=[M_Dia_NA.D36]" office:value-type="float" office:value="1" calcext:value-type="float">
            <text:p>1</text:p>
          </table:table-cell>
          <table:table-cell table:formula="of:=[M_Dia_NA.F36]" office:value-type="float" office:value="3" calcext:value-type="float">
            <text:p>3</text:p>
          </table:table-cell>
          <table:table-cell table:formula="of:=[M_Dia_NA.K36]" office:value-type="float" office:value="0" calcext:value-type="float">
            <text:p>0</text:p>
          </table:table-cell>
          <table:table-cell table:formula="of:=[M_Dia_NA.L36]" office:value-type="float" office:value="1" calcext:value-type="float">
            <text:p>1</text:p>
          </table:table-cell>
          <table:table-cell table:formula="of:=[M_Dia_NA.M36]" office:value-type="float" office:value="3" calcext:value-type="float">
            <text:p>3</text:p>
          </table:table-cell>
          <table:table-cell table:formula="of:=[M_Dia_NA.N36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37]" office:value-type="date" office:date-value="2020-03-19" calcext:value-type="date">
            <text:p>19/03</text:p>
          </table:table-cell>
          <table:table-cell table:formula="of:=[M_Dia_NA.G37]" office:value-type="float" office:value="169" calcext:value-type="float">
            <text:p>169</text:p>
          </table:table-cell>
          <table:table-cell table:formula="of:=[M_Dia_NA.H37]" office:value-type="float" office:value="128" calcext:value-type="float">
            <text:p>128</text:p>
          </table:table-cell>
          <table:table-cell table:formula="of:=[M_Dia_NA.J37]" office:value-type="float" office:value="427" calcext:value-type="float">
            <text:p>427</text:p>
          </table:table-cell>
          <table:table-cell table:formula="of:=[M_Dia_NA.O37]" office:value-type="float" office:value="41" calcext:value-type="float">
            <text:p>41</text:p>
          </table:table-cell>
          <table:table-cell table:number-columns-repeated="2"/>
          <table:table-cell table:style-name="ce58" table:formula="of:=[.B37]" office:value-type="date" office:date-value="2020-03-19" calcext:value-type="date">
            <text:p>19/03</text:p>
          </table:table-cell>
          <table:table-cell table:formula="of:=[M_Dia_NA.C37]" office:value-type="float" office:value="8" calcext:value-type="float">
            <text:p>8</text:p>
          </table:table-cell>
          <table:table-cell table:formula="of:=[M_Dia_NA.E37]" office:value-type="float" office:value="7" calcext:value-type="float">
            <text:p>7</text:p>
          </table:table-cell>
          <table:table-cell table:formula="of:=[M_Dia_NA.I37]" office:value-type="float" office:value="18" calcext:value-type="float">
            <text:p>18</text:p>
          </table:table-cell>
          <table:table-cell table:formula="of:=[M_Dia_NA.P37]" office:value-type="float" office:value="7" calcext:value-type="float">
            <text:p>7</text:p>
          </table:table-cell>
          <table:table-cell table:formula="of:=[M_Dia_NA.Q37]" office:value-type="float" office:value="5" calcext:value-type="float">
            <text:p>5</text:p>
          </table:table-cell>
          <table:table-cell table:number-columns-repeated="2"/>
          <table:table-cell table:style-name="ce113" table:formula="of:=[.B37]" office:value-type="date" office:date-value="2020-03-19" calcext:value-type="date">
            <text:p>19/03</text:p>
          </table:table-cell>
          <table:table-cell table:formula="of:=[M_Dia_NA.D37]" office:value-type="float" office:value="2" calcext:value-type="float">
            <text:p>2</text:p>
          </table:table-cell>
          <table:table-cell table:formula="of:=[M_Dia_NA.F37]" office:value-type="float" office:value="5" calcext:value-type="float">
            <text:p>5</text:p>
          </table:table-cell>
          <table:table-cell table:formula="of:=[M_Dia_NA.K37]" office:value-type="float" office:value="1" calcext:value-type="float">
            <text:p>1</text:p>
          </table:table-cell>
          <table:table-cell table:formula="of:=[M_Dia_NA.L37]" office:value-type="float" office:value="2" calcext:value-type="float">
            <text:p>2</text:p>
          </table:table-cell>
          <table:table-cell table:formula="of:=[M_Dia_NA.M37]" office:value-type="float" office:value="0" calcext:value-type="float">
            <text:p>0</text:p>
          </table:table-cell>
          <table:table-cell table:formula="of:=[M_Dia_NA.N37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38]" office:value-type="date" office:date-value="2020-03-20" calcext:value-type="date">
            <text:p>20/03</text:p>
          </table:table-cell>
          <table:table-cell table:formula="of:=[M_Dia_NA.G38]" office:value-type="float" office:value="235" calcext:value-type="float">
            <text:p>235</text:p>
          </table:table-cell>
          <table:table-cell table:formula="of:=[M_Dia_NA.H38]" office:value-type="float" office:value="78" calcext:value-type="float">
            <text:p>78</text:p>
          </table:table-cell>
          <table:table-cell table:formula="of:=[M_Dia_NA.J38]" office:value-type="float" office:value="627" calcext:value-type="float">
            <text:p>627</text:p>
          </table:table-cell>
          <table:table-cell table:formula="of:=[M_Dia_NA.O38]" office:value-type="float" office:value="33" calcext:value-type="float">
            <text:p>33</text:p>
          </table:table-cell>
          <table:table-cell table:number-columns-repeated="2"/>
          <table:table-cell table:style-name="ce58" table:formula="of:=[.B38]" office:value-type="date" office:date-value="2020-03-20" calcext:value-type="date">
            <text:p>20/03</text:p>
          </table:table-cell>
          <table:table-cell table:formula="of:=[M_Dia_NA.C38]" office:value-type="float" office:value="11" calcext:value-type="float">
            <text:p>11</text:p>
          </table:table-cell>
          <table:table-cell table:formula="of:=[M_Dia_NA.E38]" office:value-type="float" office:value="16" calcext:value-type="float">
            <text:p>16</text:p>
          </table:table-cell>
          <table:table-cell table:formula="of:=[M_Dia_NA.I38]" office:value-type="float" office:value="30" calcext:value-type="float">
            <text:p>30</text:p>
          </table:table-cell>
          <table:table-cell table:formula="of:=[M_Dia_NA.P38]" office:value-type="float" office:value="10" calcext:value-type="float">
            <text:p>10</text:p>
          </table:table-cell>
          <table:table-cell table:formula="of:=[M_Dia_NA.Q38]" office:value-type="float" office:value="24" calcext:value-type="float">
            <text:p>24</text:p>
          </table:table-cell>
          <table:table-cell table:number-columns-repeated="2"/>
          <table:table-cell table:style-name="ce113" table:formula="of:=[.B38]" office:value-type="date" office:date-value="2020-03-20" calcext:value-type="date">
            <text:p>20/03</text:p>
          </table:table-cell>
          <table:table-cell table:formula="of:=[M_Dia_NA.D38]" office:value-type="float" office:value="0" calcext:value-type="float">
            <text:p>0</text:p>
          </table:table-cell>
          <table:table-cell table:formula="of:=[M_Dia_NA.F38]" office:value-type="float" office:value="4" calcext:value-type="float">
            <text:p>4</text:p>
          </table:table-cell>
          <table:table-cell table:formula="of:=[M_Dia_NA.K38]" office:value-type="float" office:value="0" calcext:value-type="float">
            <text:p>0</text:p>
          </table:table-cell>
          <table:table-cell table:formula="of:=[M_Dia_NA.L38]" office:value-type="float" office:value="1" calcext:value-type="float">
            <text:p>1</text:p>
          </table:table-cell>
          <table:table-cell table:formula="of:=[M_Dia_NA.M38]" office:value-type="float" office:value="1" calcext:value-type="float">
            <text:p>1</text:p>
          </table:table-cell>
          <table:table-cell table:formula="of:=[M_Dia_NA.N38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39]" office:value-type="date" office:date-value="2020-03-21" calcext:value-type="date">
            <text:p>21/03</text:p>
          </table:table-cell>
          <table:table-cell table:formula="of:=[M_Dia_NA.G39]" office:value-type="float" office:value="324" calcext:value-type="float">
            <text:p>324</text:p>
          </table:table-cell>
          <table:table-cell table:formula="of:=[M_Dia_NA.H39]" office:value-type="float" office:value="112" calcext:value-type="float">
            <text:p>112</text:p>
          </table:table-cell>
          <table:table-cell table:formula="of:=[M_Dia_NA.J39]" office:value-type="float" office:value="793" calcext:value-type="float">
            <text:p>793</text:p>
          </table:table-cell>
          <table:table-cell table:formula="of:=[M_Dia_NA.O39]" office:value-type="float" office:value="56" calcext:value-type="float">
            <text:p>56</text:p>
          </table:table-cell>
          <table:table-cell table:number-columns-repeated="2"/>
          <table:table-cell table:style-name="ce58" table:formula="of:=[.B39]" office:value-type="date" office:date-value="2020-03-21" calcext:value-type="date">
            <text:p>21/03</text:p>
          </table:table-cell>
          <table:table-cell table:formula="of:=[M_Dia_NA.C39]" office:value-type="float" office:value="16" calcext:value-type="float">
            <text:p>16</text:p>
          </table:table-cell>
          <table:table-cell table:formula="of:=[M_Dia_NA.E39]" office:value-type="float" office:value="30" calcext:value-type="float">
            <text:p>30</text:p>
          </table:table-cell>
          <table:table-cell table:formula="of:=[M_Dia_NA.I39]" office:value-type="float" office:value="30" calcext:value-type="float">
            <text:p>30</text:p>
          </table:table-cell>
          <table:table-cell table:formula="of:=[M_Dia_NA.P39]" office:value-type="float" office:value="7" calcext:value-type="float">
            <text:p>7</text:p>
          </table:table-cell>
          <table:table-cell table:formula="of:=[M_Dia_NA.Q39]" office:value-type="float" office:value="16" calcext:value-type="float">
            <text:p>16</text:p>
          </table:table-cell>
          <table:table-cell table:number-columns-repeated="2"/>
          <table:table-cell table:style-name="ce113" table:formula="of:=[.B39]" office:value-type="date" office:date-value="2020-03-21" calcext:value-type="date">
            <text:p>21/03</text:p>
          </table:table-cell>
          <table:table-cell table:formula="of:=[M_Dia_NA.D39]" office:value-type="float" office:value="2" calcext:value-type="float">
            <text:p>2</text:p>
          </table:table-cell>
          <table:table-cell table:formula="of:=[M_Dia_NA.F39]" office:value-type="float" office:value="3" calcext:value-type="float">
            <text:p>3</text:p>
          </table:table-cell>
          <table:table-cell table:formula="of:=[M_Dia_NA.K39]" office:value-type="float" office:value="0" calcext:value-type="float">
            <text:p>0</text:p>
          </table:table-cell>
          <table:table-cell table:formula="of:=[M_Dia_NA.L39]" office:value-type="float" office:value="3" calcext:value-type="float">
            <text:p>3</text:p>
          </table:table-cell>
          <table:table-cell table:formula="of:=[M_Dia_NA.M39]" office:value-type="float" office:value="0" calcext:value-type="float">
            <text:p>0</text:p>
          </table:table-cell>
          <table:table-cell table:formula="of:=[M_Dia_NA.N39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40]" office:value-type="date" office:date-value="2020-03-22" calcext:value-type="date">
            <text:p>22/03</text:p>
          </table:table-cell>
          <table:table-cell table:formula="of:=[M_Dia_NA.G40]" office:value-type="float" office:value="394" calcext:value-type="float">
            <text:p>394</text:p>
          </table:table-cell>
          <table:table-cell table:formula="of:=[M_Dia_NA.H40]" office:value-type="float" office:value="112" calcext:value-type="float">
            <text:p>112</text:p>
          </table:table-cell>
          <table:table-cell table:formula="of:=[M_Dia_NA.J40]" office:value-type="float" office:value="651" calcext:value-type="float">
            <text:p>651</text:p>
          </table:table-cell>
          <table:table-cell table:formula="of:=[M_Dia_NA.O40]" office:value-type="float" office:value="48" calcext:value-type="float">
            <text:p>48</text:p>
          </table:table-cell>
          <table:table-cell table:number-columns-repeated="2"/>
          <table:table-cell table:style-name="ce58" table:formula="of:=[.B40]" office:value-type="date" office:date-value="2020-03-22" calcext:value-type="date">
            <text:p>22/03</text:p>
          </table:table-cell>
          <table:table-cell table:formula="of:=[M_Dia_NA.C40]" office:value-type="float" office:value="8" calcext:value-type="float">
            <text:p>8</text:p>
          </table:table-cell>
          <table:table-cell table:formula="of:=[M_Dia_NA.E40]" office:value-type="float" office:value="8" calcext:value-type="float">
            <text:p>8</text:p>
          </table:table-cell>
          <table:table-cell table:formula="of:=[M_Dia_NA.I40]" office:value-type="float" office:value="43" calcext:value-type="float">
            <text:p>43</text:p>
          </table:table-cell>
          <table:table-cell table:formula="of:=[M_Dia_NA.P40]" office:value-type="float" office:value="12" calcext:value-type="float">
            <text:p>12</text:p>
          </table:table-cell>
          <table:table-cell table:formula="of:=[M_Dia_NA.Q40]" office:value-type="float" office:value="17" calcext:value-type="float">
            <text:p>17</text:p>
          </table:table-cell>
          <table:table-cell table:number-columns-repeated="2"/>
          <table:table-cell table:style-name="ce113" table:formula="of:=[.B40]" office:value-type="date" office:date-value="2020-03-22" calcext:value-type="date">
            <text:p>22/03</text:p>
          </table:table-cell>
          <table:table-cell table:formula="of:=[M_Dia_NA.D40]" office:value-type="float" office:value="8" calcext:value-type="float">
            <text:p>8</text:p>
          </table:table-cell>
          <table:table-cell table:formula="of:=[M_Dia_NA.F40]" office:value-type="float" office:value="3" calcext:value-type="float">
            <text:p>3</text:p>
          </table:table-cell>
          <table:table-cell table:formula="of:=[M_Dia_NA.K40]" office:value-type="float" office:value="1" calcext:value-type="float">
            <text:p>1</text:p>
          </table:table-cell>
          <table:table-cell table:formula="of:=[M_Dia_NA.L40]" office:value-type="float" office:value="0" calcext:value-type="float">
            <text:p>0</text:p>
          </table:table-cell>
          <table:table-cell table:formula="of:=[M_Dia_NA.M40]" office:value-type="float" office:value="0" calcext:value-type="float">
            <text:p>0</text:p>
          </table:table-cell>
          <table:table-cell table:formula="of:=[M_Dia_NA.N40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80" table:formula="of:=[C_Dia_NA.A41]" office:value-type="string" office:string-value="L" calcext:value-type="string">
            <text:p>L</text:p>
          </table:table-cell>
          <table:table-cell table:style-name="ce57" table:formula="of:=[M_Dia_NA.B41]" office:value-type="date" office:date-value="2020-03-23" calcext:value-type="date">
            <text:p>23/03</text:p>
          </table:table-cell>
          <table:table-cell table:style-name="ce50" table:formula="of:=[M_Dia_NA.G41]" office:value-type="float" office:value="462" calcext:value-type="float">
            <text:p>462</text:p>
          </table:table-cell>
          <table:table-cell table:style-name="ce50" table:formula="of:=[M_Dia_NA.H41]" office:value-type="float" office:value="186" calcext:value-type="float">
            <text:p>186</text:p>
          </table:table-cell>
          <table:table-cell table:style-name="ce50" table:formula="of:=[M_Dia_NA.J41]" office:value-type="float" office:value="601" calcext:value-type="float">
            <text:p>601</text:p>
          </table:table-cell>
          <table:table-cell table:style-name="ce50" table:formula="of:=[M_Dia_NA.O41]" office:value-type="float" office:value="54" calcext:value-type="float">
            <text:p>54</text:p>
          </table:table-cell>
          <table:table-cell table:style-name="ce77"/>
          <table:table-cell table:style-name="ce80" table:formula="of:=[.A41]" office:value-type="string" office:string-value="L" calcext:value-type="string">
            <text:p>L</text:p>
          </table:table-cell>
          <table:table-cell table:style-name="ce57" table:formula="of:=[.B41]" office:value-type="date" office:date-value="2020-03-23" calcext:value-type="date">
            <text:p>23/03</text:p>
          </table:table-cell>
          <table:table-cell table:style-name="ce50" table:formula="of:=[M_Dia_NA.C41]" office:value-type="float" office:value="31" calcext:value-type="float">
            <text:p>31</text:p>
          </table:table-cell>
          <table:table-cell table:style-name="ce50" table:formula="of:=[M_Dia_NA.E41]" office:value-type="float" office:value="13" calcext:value-type="float">
            <text:p>13</text:p>
          </table:table-cell>
          <table:table-cell table:style-name="ce50" table:formula="of:=[M_Dia_NA.I41]" office:value-type="float" office:value="34" calcext:value-type="float">
            <text:p>34</text:p>
          </table:table-cell>
          <table:table-cell table:style-name="ce50" table:formula="of:=[M_Dia_NA.P41]" office:value-type="float" office:value="11" calcext:value-type="float">
            <text:p>11</text:p>
          </table:table-cell>
          <table:table-cell table:style-name="ce50" table:formula="of:=[M_Dia_NA.Q41]" office:value-type="float" office:value="29" calcext:value-type="float">
            <text:p>29</text:p>
          </table:table-cell>
          <table:table-cell/>
          <table:table-cell table:style-name="ce50" table:formula="of:=[.A41]" office:value-type="string" office:string-value="L" calcext:value-type="string">
            <text:p>L</text:p>
          </table:table-cell>
          <table:table-cell table:style-name="ce80" table:formula="of:=[.B41]" office:value-type="date" office:date-value="2020-03-23" calcext:value-type="date">
            <text:p>23/03</text:p>
          </table:table-cell>
          <table:table-cell table:style-name="ce50" table:formula="of:=[M_Dia_NA.D41]" office:value-type="float" office:value="5" calcext:value-type="float">
            <text:p>5</text:p>
          </table:table-cell>
          <table:table-cell table:style-name="ce50" table:formula="of:=[M_Dia_NA.F41]" office:value-type="float" office:value="0" calcext:value-type="float">
            <text:p>0</text:p>
          </table:table-cell>
          <table:table-cell table:style-name="ce50" table:formula="of:=[M_Dia_NA.K41]" office:value-type="float" office:value="2" calcext:value-type="float">
            <text:p>2</text:p>
          </table:table-cell>
          <table:table-cell table:style-name="ce50" table:formula="of:=[M_Dia_NA.L41]" office:value-type="float" office:value="0" calcext:value-type="float">
            <text:p>0</text:p>
          </table:table-cell>
          <table:table-cell table:style-name="ce50" table:formula="of:=[M_Dia_NA.M41]" office:value-type="float" office:value="0" calcext:value-type="float">
            <text:p>0</text:p>
          </table:table-cell>
          <table:table-cell table:style-name="ce50" table:formula="of:=[M_Dia_NA.N41]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42]" office:value-type="date" office:date-value="2020-03-24" calcext:value-type="date">
            <text:p>24/03</text:p>
          </table:table-cell>
          <table:table-cell table:formula="of:=[M_Dia_NA.G42]" office:value-type="float" office:value="504" calcext:value-type="float">
            <text:p>504</text:p>
          </table:table-cell>
          <table:table-cell table:formula="of:=[M_Dia_NA.H42]" office:value-type="float" office:value="240" calcext:value-type="float">
            <text:p>240</text:p>
          </table:table-cell>
          <table:table-cell table:formula="of:=[M_Dia_NA.J42]" office:value-type="float" office:value="743" calcext:value-type="float">
            <text:p>743</text:p>
          </table:table-cell>
          <table:table-cell table:formula="of:=[M_Dia_NA.O42]" office:value-type="float" office:value="87" calcext:value-type="float">
            <text:p>87</text:p>
          </table:table-cell>
          <table:table-cell table:number-columns-repeated="2"/>
          <table:table-cell table:style-name="ce58" table:formula="of:=[.B42]" office:value-type="date" office:date-value="2020-03-24" calcext:value-type="date">
            <text:p>24/03</text:p>
          </table:table-cell>
          <table:table-cell table:formula="of:=[M_Dia_NA.C42]" office:value-type="float" office:value="28" calcext:value-type="float">
            <text:p>28</text:p>
          </table:table-cell>
          <table:table-cell table:formula="of:=[M_Dia_NA.E42]" office:value-type="float" office:value="34" calcext:value-type="float">
            <text:p>34</text:p>
          </table:table-cell>
          <table:table-cell table:formula="of:=[M_Dia_NA.I42]" office:value-type="float" office:value="63" calcext:value-type="float">
            <text:p>63</text:p>
          </table:table-cell>
          <table:table-cell table:formula="of:=[M_Dia_NA.P42]" office:value-type="float" office:value="20" calcext:value-type="float">
            <text:p>20</text:p>
          </table:table-cell>
          <table:table-cell table:formula="of:=[M_Dia_NA.Q42]" office:value-type="float" office:value="24" calcext:value-type="float">
            <text:p>24</text:p>
          </table:table-cell>
          <table:table-cell table:number-columns-repeated="2"/>
          <table:table-cell table:style-name="ce113" table:formula="of:=[.B42]" office:value-type="date" office:date-value="2020-03-24" calcext:value-type="date">
            <text:p>24/03</text:p>
          </table:table-cell>
          <table:table-cell table:formula="of:=[M_Dia_NA.D42]" office:value-type="float" office:value="7" calcext:value-type="float">
            <text:p>7</text:p>
          </table:table-cell>
          <table:table-cell table:formula="of:=[M_Dia_NA.F42]" office:value-type="float" office:value="8" calcext:value-type="float">
            <text:p>8</text:p>
          </table:table-cell>
          <table:table-cell table:formula="of:=[M_Dia_NA.K42]" office:value-type="float" office:value="1" calcext:value-type="float">
            <text:p>1</text:p>
          </table:table-cell>
          <table:table-cell table:formula="of:=[M_Dia_NA.L42]" office:value-type="float" office:value="0" calcext:value-type="float">
            <text:p>0</text:p>
          </table:table-cell>
          <table:table-cell table:formula="of:=[M_Dia_NA.M42]" office:value-type="float" office:value="3" calcext:value-type="float">
            <text:p>3</text:p>
          </table:table-cell>
          <table:table-cell table:formula="of:=[M_Dia_NA.N42]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43]" office:value-type="date" office:date-value="2020-03-25" calcext:value-type="date">
            <text:p>25/03</text:p>
          </table:table-cell>
          <table:table-cell table:formula="of:=[M_Dia_NA.G43]" office:value-type="float" office:value="748" calcext:value-type="float">
            <text:p>748</text:p>
          </table:table-cell>
          <table:table-cell table:formula="of:=[M_Dia_NA.H43]" office:value-type="float" office:value="231" calcext:value-type="float">
            <text:p>231</text:p>
          </table:table-cell>
          <table:table-cell table:formula="of:=[M_Dia_NA.J43]" office:value-type="float" office:value="683" calcext:value-type="float">
            <text:p>683</text:p>
          </table:table-cell>
          <table:table-cell table:formula="of:=[M_Dia_NA.O43]" office:value-type="float" office:value="156" calcext:value-type="float">
            <text:p>156</text:p>
          </table:table-cell>
          <table:table-cell table:number-columns-repeated="2"/>
          <table:table-cell table:style-name="ce58" table:formula="of:=[.B43]" office:value-type="date" office:date-value="2020-03-25" calcext:value-type="date">
            <text:p>25/03</text:p>
          </table:table-cell>
          <table:table-cell table:formula="of:=[M_Dia_NA.C43]" office:value-type="float" office:value="35" calcext:value-type="float">
            <text:p>35</text:p>
          </table:table-cell>
          <table:table-cell table:formula="of:=[M_Dia_NA.E43]" office:value-type="float" office:value="56" calcext:value-type="float">
            <text:p>56</text:p>
          </table:table-cell>
          <table:table-cell table:formula="of:=[M_Dia_NA.I43]" office:value-type="float" office:value="80" calcext:value-type="float">
            <text:p>80</text:p>
          </table:table-cell>
          <table:table-cell table:formula="of:=[M_Dia_NA.P43]" office:value-type="float" office:value="25" calcext:value-type="float">
            <text:p>25</text:p>
          </table:table-cell>
          <table:table-cell table:formula="of:=[M_Dia_NA.Q43]" office:value-type="float" office:value="23" calcext:value-type="float">
            <text:p>23</text:p>
          </table:table-cell>
          <table:table-cell table:number-columns-repeated="2"/>
          <table:table-cell table:style-name="ce113" table:formula="of:=[.B43]" office:value-type="date" office:date-value="2020-03-25" calcext:value-type="date">
            <text:p>25/03</text:p>
          </table:table-cell>
          <table:table-cell table:formula="of:=[M_Dia_NA.D43]" office:value-type="float" office:value="3" calcext:value-type="float">
            <text:p>3</text:p>
          </table:table-cell>
          <table:table-cell table:formula="of:=[M_Dia_NA.F43]" office:value-type="float" office:value="2" calcext:value-type="float">
            <text:p>2</text:p>
          </table:table-cell>
          <table:table-cell table:formula="of:=[M_Dia_NA.K43]" office:value-type="float" office:value="2" calcext:value-type="float">
            <text:p>2</text:p>
          </table:table-cell>
          <table:table-cell table:formula="of:=[M_Dia_NA.L43]" office:value-type="float" office:value="0" calcext:value-type="float">
            <text:p>0</text:p>
          </table:table-cell>
          <table:table-cell table:formula="of:=[M_Dia_NA.M43]" office:value-type="float" office:value="2" calcext:value-type="float">
            <text:p>2</text:p>
          </table:table-cell>
          <table:table-cell table:formula="of:=[M_Dia_NA.N43]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44]" office:value-type="date" office:date-value="2020-03-26" calcext:value-type="date">
            <text:p>26/03</text:p>
          </table:table-cell>
          <table:table-cell table:formula="of:=[M_Dia_NA.G44]" office:value-type="float" office:value="655" calcext:value-type="float">
            <text:p>655</text:p>
          </table:table-cell>
          <table:table-cell table:formula="of:=[M_Dia_NA.H44]" office:value-type="float" office:value="365" calcext:value-type="float">
            <text:p>365</text:p>
          </table:table-cell>
          <table:table-cell table:formula="of:=[M_Dia_NA.J44]" office:value-type="float" office:value="662" calcext:value-type="float">
            <text:p>662</text:p>
          </table:table-cell>
          <table:table-cell table:formula="of:=[M_Dia_NA.O44]" office:value-type="float" office:value="181" calcext:value-type="float">
            <text:p>181</text:p>
          </table:table-cell>
          <table:table-cell table:number-columns-repeated="2"/>
          <table:table-cell table:style-name="ce58" table:formula="of:=[.B44]" office:value-type="date" office:date-value="2020-03-26" calcext:value-type="date">
            <text:p>26/03</text:p>
          </table:table-cell>
          <table:table-cell table:formula="of:=[M_Dia_NA.C44]" office:value-type="float" office:value="47" calcext:value-type="float">
            <text:p>47</text:p>
          </table:table-cell>
          <table:table-cell table:formula="of:=[M_Dia_NA.E44]" office:value-type="float" office:value="42" calcext:value-type="float">
            <text:p>42</text:p>
          </table:table-cell>
          <table:table-cell table:formula="of:=[M_Dia_NA.I44]" office:value-type="float" office:value="78" calcext:value-type="float">
            <text:p>78</text:p>
          </table:table-cell>
          <table:table-cell table:formula="of:=[M_Dia_NA.P44]" office:value-type="float" office:value="29" calcext:value-type="float">
            <text:p>29</text:p>
          </table:table-cell>
          <table:table-cell table:formula="of:=[M_Dia_NA.Q44]" office:value-type="float" office:value="50" calcext:value-type="float">
            <text:p>50</text:p>
          </table:table-cell>
          <table:table-cell table:number-columns-repeated="2"/>
          <table:table-cell table:style-name="ce113" table:formula="of:=[.B44]" office:value-type="date" office:date-value="2020-03-26" calcext:value-type="date">
            <text:p>26/03</text:p>
          </table:table-cell>
          <table:table-cell table:formula="of:=[M_Dia_NA.D44]" office:value-type="float" office:value="18" calcext:value-type="float">
            <text:p>18</text:p>
          </table:table-cell>
          <table:table-cell table:formula="of:=[M_Dia_NA.F44]" office:value-type="float" office:value="7" calcext:value-type="float">
            <text:p>7</text:p>
          </table:table-cell>
          <table:table-cell table:formula="of:=[M_Dia_NA.K44]" office:value-type="float" office:value="10" calcext:value-type="float">
            <text:p>10</text:p>
          </table:table-cell>
          <table:table-cell table:formula="of:=[M_Dia_NA.L44]" office:value-type="float" office:value="1" calcext:value-type="float">
            <text:p>1</text:p>
          </table:table-cell>
          <table:table-cell table:formula="of:=[M_Dia_NA.M44]" office:value-type="float" office:value="2" calcext:value-type="float">
            <text:p>2</text:p>
          </table:table-cell>
          <table:table-cell table:formula="of:=[M_Dia_NA.N44]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45]" office:value-type="date" office:date-value="2020-03-27" calcext:value-type="date">
            <text:p>27/03</text:p>
          </table:table-cell>
          <table:table-cell table:formula="of:=[M_Dia_NA.G45]" office:value-type="float" office:value="769" calcext:value-type="float">
            <text:p>769</text:p>
          </table:table-cell>
          <table:table-cell table:formula="of:=[M_Dia_NA.H45]" office:value-type="float" office:value="299" calcext:value-type="float">
            <text:p>299</text:p>
          </table:table-cell>
          <table:table-cell table:formula="of:=[M_Dia_NA.J45]" office:value-type="float" office:value="969" calcext:value-type="float">
            <text:p>969</text:p>
          </table:table-cell>
          <table:table-cell table:formula="of:=[M_Dia_NA.O45]" office:value-type="float" office:value="260" calcext:value-type="float">
            <text:p>260</text:p>
          </table:table-cell>
          <table:table-cell table:number-columns-repeated="2"/>
          <table:table-cell table:style-name="ce58" table:formula="of:=[.B45]" office:value-type="date" office:date-value="2020-03-27" calcext:value-type="date">
            <text:p>27/03</text:p>
          </table:table-cell>
          <table:table-cell table:formula="of:=[M_Dia_NA.C45]" office:value-type="float" office:value="57" calcext:value-type="float">
            <text:p>57</text:p>
          </table:table-cell>
          <table:table-cell table:formula="of:=[M_Dia_NA.E45]" office:value-type="float" office:value="69" calcext:value-type="float">
            <text:p>69</text:p>
          </table:table-cell>
          <table:table-cell table:formula="of:=[M_Dia_NA.I45]" office:value-type="float" office:value="112" calcext:value-type="float">
            <text:p>112</text:p>
          </table:table-cell>
          <table:table-cell table:formula="of:=[M_Dia_NA.P45]" office:value-type="float" office:value="32" calcext:value-type="float">
            <text:p>32</text:p>
          </table:table-cell>
          <table:table-cell table:formula="of:=[M_Dia_NA.Q45]" office:value-type="float" office:value="23" calcext:value-type="float">
            <text:p>23</text:p>
          </table:table-cell>
          <table:table-cell table:number-columns-repeated="2"/>
          <table:table-cell table:style-name="ce113" table:formula="of:=[.B45]" office:value-type="date" office:date-value="2020-03-27" calcext:value-type="date">
            <text:p>27/03</text:p>
          </table:table-cell>
          <table:table-cell table:formula="of:=[M_Dia_NA.D45]" office:value-type="float" office:value="9" calcext:value-type="float">
            <text:p>9</text:p>
          </table:table-cell>
          <table:table-cell table:formula="of:=[M_Dia_NA.F45]" office:value-type="float" office:value="11" calcext:value-type="float">
            <text:p>11</text:p>
          </table:table-cell>
          <table:table-cell table:formula="of:=[M_Dia_NA.K45]" office:value-type="float" office:value="3" calcext:value-type="float">
            <text:p>3</text:p>
          </table:table-cell>
          <table:table-cell table:formula="of:=[M_Dia_NA.L45]" office:value-type="float" office:value="6" calcext:value-type="float">
            <text:p>6</text:p>
          </table:table-cell>
          <table:table-cell table:formula="of:=[M_Dia_NA.M45]" office:value-type="float" office:value="2" calcext:value-type="float">
            <text:p>2</text:p>
          </table:table-cell>
          <table:table-cell table:formula="of:=[M_Dia_NA.N45]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46]" office:value-type="date" office:date-value="2020-03-28" calcext:value-type="date">
            <text:p>28/03</text:p>
          </table:table-cell>
          <table:table-cell table:formula="of:=[M_Dia_NA.G46]" office:value-type="float" office:value="832" calcext:value-type="float">
            <text:p>832</text:p>
          </table:table-cell>
          <table:table-cell table:formula="of:=[M_Dia_NA.H46]" office:value-type="float" office:value="319" calcext:value-type="float">
            <text:p>319</text:p>
          </table:table-cell>
          <table:table-cell table:formula="of:=[M_Dia_NA.J46]" office:value-type="float" office:value="889" calcext:value-type="float">
            <text:p>889</text:p>
          </table:table-cell>
          <table:table-cell table:formula="of:=[M_Dia_NA.O46]" office:value-type="float" office:value="209" calcext:value-type="float">
            <text:p>209</text:p>
          </table:table-cell>
          <table:table-cell table:number-columns-repeated="2"/>
          <table:table-cell table:style-name="ce58" table:formula="of:=[.B46]" office:value-type="date" office:date-value="2020-03-28" calcext:value-type="date">
            <text:p>28/03</text:p>
          </table:table-cell>
          <table:table-cell table:formula="of:=[M_Dia_NA.C46]" office:value-type="float" office:value="72" calcext:value-type="float">
            <text:p>72</text:p>
          </table:table-cell>
          <table:table-cell table:formula="of:=[M_Dia_NA.E46]" office:value-type="float" office:value="64" calcext:value-type="float">
            <text:p>64</text:p>
          </table:table-cell>
          <table:table-cell table:formula="of:=[M_Dia_NA.I46]" office:value-type="float" office:value="93" calcext:value-type="float">
            <text:p>93</text:p>
          </table:table-cell>
          <table:table-cell table:formula="of:=[M_Dia_NA.P46]" office:value-type="float" office:value="35" calcext:value-type="float">
            <text:p>35</text:p>
          </table:table-cell>
          <table:table-cell table:formula="of:=[M_Dia_NA.Q46]" office:value-type="float" office:value="42" calcext:value-type="float">
            <text:p>42</text:p>
          </table:table-cell>
          <table:table-cell table:number-columns-repeated="2"/>
          <table:table-cell table:style-name="ce113" table:formula="of:=[.B46]" office:value-type="date" office:date-value="2020-03-28" calcext:value-type="date">
            <text:p>28/03</text:p>
          </table:table-cell>
          <table:table-cell table:formula="of:=[M_Dia_NA.D46]" office:value-type="float" office:value="10" calcext:value-type="float">
            <text:p>10</text:p>
          </table:table-cell>
          <table:table-cell table:formula="of:=[M_Dia_NA.F46]" office:value-type="float" office:value="13" calcext:value-type="float">
            <text:p>13</text:p>
          </table:table-cell>
          <table:table-cell table:formula="of:=[M_Dia_NA.K46]" office:value-type="float" office:value="14" calcext:value-type="float">
            <text:p>14</text:p>
          </table:table-cell>
          <table:table-cell table:formula="of:=[M_Dia_NA.L46]" office:value-type="float" office:value="3" calcext:value-type="float">
            <text:p>3</text:p>
          </table:table-cell>
          <table:table-cell table:formula="of:=[M_Dia_NA.M46]" office:value-type="float" office:value="4" calcext:value-type="float">
            <text:p>4</text:p>
          </table:table-cell>
          <table:table-cell table:formula="of:=[M_Dia_NA.N46]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83"/>
          <table:table-cell table:style-name="ce59" table:formula="of:=[M_Dia_NA.B47]" office:value-type="date" office:date-value="2020-03-29" calcext:value-type="date">
            <text:p>29/03</text:p>
          </table:table-cell>
          <table:table-cell table:style-name="ce51" table:formula="of:=[M_Dia_NA.G47]" office:value-type="float" office:value="838" calcext:value-type="float">
            <text:p>838</text:p>
          </table:table-cell>
          <table:table-cell table:style-name="ce51" table:formula="of:=[M_Dia_NA.H47]" office:value-type="float" office:value="292" calcext:value-type="float">
            <text:p>292</text:p>
          </table:table-cell>
          <table:table-cell table:style-name="ce51" table:formula="of:=[M_Dia_NA.J47]" office:value-type="float" office:value="756" calcext:value-type="float">
            <text:p>756</text:p>
          </table:table-cell>
          <table:table-cell table:style-name="ce51" table:formula="of:=[M_Dia_NA.O47]" office:value-type="float" office:value="180" calcext:value-type="float">
            <text:p>180</text:p>
          </table:table-cell>
          <table:table-cell table:style-name="ce77"/>
          <table:table-cell table:style-name="ce83"/>
          <table:table-cell table:style-name="ce59" table:formula="of:=[.B47]" office:value-type="date" office:date-value="2020-03-29" calcext:value-type="date">
            <text:p>29/03</text:p>
          </table:table-cell>
          <table:table-cell table:style-name="ce51" table:formula="of:=[M_Dia_NA.C47]" office:value-type="float" office:value="64" calcext:value-type="float">
            <text:p>64</text:p>
          </table:table-cell>
          <table:table-cell table:style-name="ce51" table:formula="of:=[M_Dia_NA.E47]" office:value-type="float" office:value="78" calcext:value-type="float">
            <text:p>78</text:p>
          </table:table-cell>
          <table:table-cell table:style-name="ce51" table:formula="of:=[M_Dia_NA.I47]" office:value-type="float" office:value="132" calcext:value-type="float">
            <text:p>132</text:p>
          </table:table-cell>
          <table:table-cell table:style-name="ce51" table:formula="of:=[M_Dia_NA.P47]" office:value-type="float" office:value="39" calcext:value-type="float">
            <text:p>39</text:p>
          </table:table-cell>
          <table:table-cell table:style-name="ce51" table:formula="of:=[M_Dia_NA.Q47]" office:value-type="float" office:value="36" calcext:value-type="float">
            <text:p>36</text:p>
          </table:table-cell>
          <table:table-cell/>
          <table:table-cell table:style-name="ce51"/>
          <table:table-cell table:style-name="ce122" table:formula="of:=[.B47]" office:value-type="date" office:date-value="2020-03-29" calcext:value-type="date">
            <text:p>29/03</text:p>
          </table:table-cell>
          <table:table-cell table:style-name="ce51" table:formula="of:=[M_Dia_NA.D47]" office:value-type="float" office:value="18" calcext:value-type="float">
            <text:p>18</text:p>
          </table:table-cell>
          <table:table-cell table:style-name="ce51" table:formula="of:=[M_Dia_NA.F47]" office:value-type="float" office:value="7" calcext:value-type="float">
            <text:p>7</text:p>
          </table:table-cell>
          <table:table-cell table:style-name="ce51" table:formula="of:=[M_Dia_NA.K47]" office:value-type="float" office:value="10" calcext:value-type="float">
            <text:p>10</text:p>
          </table:table-cell>
          <table:table-cell table:style-name="ce51" table:formula="of:=[M_Dia_NA.L47]" office:value-type="float" office:value="3" calcext:value-type="float">
            <text:p>3</text:p>
          </table:table-cell>
          <table:table-cell table:style-name="ce51" table:formula="of:=[M_Dia_NA.M47]" office:value-type="float" office:value="2" calcext:value-type="float">
            <text:p>2</text:p>
          </table:table-cell>
          <table:table-cell table:style-name="ce51" table:formula="of:=[M_Dia_NA.N47]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86" table:formula="of:=[C_Dia_NA.A48]" office:value-type="string" office:string-value="L" calcext:value-type="string">
            <text:p>L</text:p>
          </table:table-cell>
          <table:table-cell table:style-name="ce58" table:formula="of:=[M_Dia_NA.B48]" office:value-type="date" office:date-value="2020-03-30" calcext:value-type="date">
            <text:p>30/03</text:p>
          </table:table-cell>
          <table:table-cell table:formula="of:=[M_Dia_NA.G48]" office:value-type="float" office:value="812" calcext:value-type="float">
            <text:p>812</text:p>
          </table:table-cell>
          <table:table-cell table:formula="of:=[M_Dia_NA.H48]" office:value-type="float" office:value="418" calcext:value-type="float">
            <text:p>418</text:p>
          </table:table-cell>
          <table:table-cell table:formula="of:=[M_Dia_NA.J48]" office:value-type="float" office:value="812" calcext:value-type="float">
            <text:p>812</text:p>
          </table:table-cell>
          <table:table-cell table:formula="of:=[M_Dia_NA.O48]" office:value-type="float" office:value="381" calcext:value-type="float">
            <text:p>381</text:p>
          </table:table-cell>
          <table:table-cell/>
          <table:table-cell table:style-name="ce86" table:formula="of:=[.A48]" office:value-type="string" office:string-value="L" calcext:value-type="string">
            <text:p>L</text:p>
          </table:table-cell>
          <table:table-cell table:style-name="ce58" table:formula="of:=[.B48]" office:value-type="date" office:date-value="2020-03-30" calcext:value-type="date">
            <text:p>30/03</text:p>
          </table:table-cell>
          <table:table-cell table:formula="of:=[M_Dia_NA.C48]" office:value-type="float" office:value="66" calcext:value-type="float">
            <text:p>66</text:p>
          </table:table-cell>
          <table:table-cell table:formula="of:=[M_Dia_NA.E48]" office:value-type="float" office:value="82" calcext:value-type="float">
            <text:p>82</text:p>
          </table:table-cell>
          <table:table-cell table:formula="of:=[M_Dia_NA.I48]" office:value-type="float" office:value="93" calcext:value-type="float">
            <text:p>93</text:p>
          </table:table-cell>
          <table:table-cell table:formula="of:=[M_Dia_NA.P48]" office:value-type="float" office:value="43" calcext:value-type="float">
            <text:p>43</text:p>
          </table:table-cell>
          <table:table-cell table:formula="of:=[M_Dia_NA.Q48]" office:value-type="float" office:value="51" calcext:value-type="float">
            <text:p>51</text:p>
          </table:table-cell>
          <table:table-cell/>
          <table:table-cell table:formula="of:=[.A48]" office:value-type="string" office:string-value="L" calcext:value-type="string">
            <text:p>L</text:p>
          </table:table-cell>
          <table:table-cell table:style-name="ce113" table:formula="of:=[.B48]" office:value-type="date" office:date-value="2020-03-30" calcext:value-type="date">
            <text:p>30/03</text:p>
          </table:table-cell>
          <table:table-cell table:formula="of:=[M_Dia_NA.D48]" office:value-type="float" office:value="22" calcext:value-type="float">
            <text:p>22</text:p>
          </table:table-cell>
          <table:table-cell table:formula="of:=[M_Dia_NA.F48]" office:value-type="float" office:value="5" calcext:value-type="float">
            <text:p>5</text:p>
          </table:table-cell>
          <table:table-cell table:formula="of:=[M_Dia_NA.K48]" office:value-type="float" office:value="8" calcext:value-type="float">
            <text:p>8</text:p>
          </table:table-cell>
          <table:table-cell table:formula="of:=[M_Dia_NA.L48]" office:value-type="float" office:value="1" calcext:value-type="float">
            <text:p>1</text:p>
          </table:table-cell>
          <table:table-cell table:formula="of:=[M_Dia_NA.M48]" office:value-type="float" office:value="5" calcext:value-type="float">
            <text:p>5</text:p>
          </table:table-cell>
          <table:table-cell table:formula="of:=[M_Dia_NA.N48]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49]" office:value-type="date" office:date-value="2020-03-31" calcext:value-type="date">
            <text:p>31/03</text:p>
          </table:table-cell>
          <table:table-cell table:formula="of:=[M_Dia_NA.G49]" office:value-type="float" office:value="849" calcext:value-type="float">
            <text:p>849</text:p>
          </table:table-cell>
          <table:table-cell table:formula="of:=[M_Dia_NA.H49]" office:value-type="float" office:value="499" calcext:value-type="float">
            <text:p>499</text:p>
          </table:table-cell>
          <table:table-cell table:formula="of:=[M_Dia_NA.J49]" office:value-type="float" office:value="837" calcext:value-type="float">
            <text:p>837</text:p>
          </table:table-cell>
          <table:table-cell table:formula="of:=[M_Dia_NA.O49]" office:value-type="float" office:value="563" calcext:value-type="float">
            <text:p>563</text:p>
          </table:table-cell>
          <table:table-cell table:number-columns-repeated="2"/>
          <table:table-cell table:style-name="ce58" table:formula="of:=[.B49]" office:value-type="date" office:date-value="2020-03-31" calcext:value-type="date">
            <text:p>31/03</text:p>
          </table:table-cell>
          <table:table-cell table:formula="of:=[M_Dia_NA.C49]" office:value-type="float" office:value="128" calcext:value-type="float">
            <text:p>128</text:p>
          </table:table-cell>
          <table:table-cell table:formula="of:=[M_Dia_NA.E49]" office:value-type="float" office:value="192" calcext:value-type="float">
            <text:p>192</text:p>
          </table:table-cell>
          <table:table-cell table:formula="of:=[M_Dia_NA.I49]" office:value-type="float" office:value="175" calcext:value-type="float">
            <text:p>175</text:p>
          </table:table-cell>
          <table:table-cell table:formula="of:=[M_Dia_NA.P49]" office:value-type="float" office:value="47" calcext:value-type="float">
            <text:p>47</text:p>
          </table:table-cell>
          <table:table-cell table:formula="of:=[M_Dia_NA.Q49]" office:value-type="float" office:value="64" calcext:value-type="float">
            <text:p>64</text:p>
          </table:table-cell>
          <table:table-cell table:number-columns-repeated="2"/>
          <table:table-cell table:style-name="ce113" table:formula="of:=[.B49]" office:value-type="date" office:date-value="2020-03-31" calcext:value-type="date">
            <text:p>31/03</text:p>
          </table:table-cell>
          <table:table-cell table:formula="of:=[M_Dia_NA.D49]" office:value-type="float" office:value="20" calcext:value-type="float">
            <text:p>20</text:p>
          </table:table-cell>
          <table:table-cell table:formula="of:=[M_Dia_NA.F49]" office:value-type="float" office:value="13" calcext:value-type="float">
            <text:p>13</text:p>
          </table:table-cell>
          <table:table-cell table:formula="of:=[M_Dia_NA.K49]" office:value-type="float" office:value="17" calcext:value-type="float">
            <text:p>17</text:p>
          </table:table-cell>
          <table:table-cell table:formula="of:=[M_Dia_NA.L49]" office:value-type="float" office:value="1" calcext:value-type="float">
            <text:p>1</text:p>
          </table:table-cell>
          <table:table-cell table:formula="of:=[M_Dia_NA.M49]" office:value-type="float" office:value="1" calcext:value-type="float">
            <text:p>1</text:p>
          </table:table-cell>
          <table:table-cell table:formula="of:=[M_Dia_NA.N49]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50]" office:value-type="date" office:date-value="2020-04-01" calcext:value-type="date">
            <text:p>01/04</text:p>
          </table:table-cell>
          <table:table-cell table:formula="of:=[M_Dia_NA.G50]" office:value-type="float" office:value="864" calcext:value-type="float">
            <text:p>864</text:p>
          </table:table-cell>
          <table:table-cell table:formula="of:=[M_Dia_NA.H50]" office:value-type="float" office:value="509" calcext:value-type="float">
            <text:p>509</text:p>
          </table:table-cell>
          <table:table-cell table:formula="of:=[M_Dia_NA.J50]" office:value-type="float" office:value="727" calcext:value-type="float">
            <text:p>727</text:p>
          </table:table-cell>
          <table:table-cell table:formula="of:=[M_Dia_NA.O50]" office:value-type="float" office:value="569" calcext:value-type="float">
            <text:p>569</text:p>
          </table:table-cell>
          <table:table-cell table:number-columns-repeated="2"/>
          <table:table-cell table:style-name="ce58" table:formula="of:=[.B50]" office:value-type="date" office:date-value="2020-04-01" calcext:value-type="date">
            <text:p>01/04</text:p>
          </table:table-cell>
          <table:table-cell table:formula="of:=[M_Dia_NA.C50]" office:value-type="float" office:value="149" calcext:value-type="float">
            <text:p>149</text:p>
          </table:table-cell>
          <table:table-cell table:formula="of:=[M_Dia_NA.E50]" office:value-type="float" office:value="123" calcext:value-type="float">
            <text:p>123</text:p>
          </table:table-cell>
          <table:table-cell table:formula="of:=[M_Dia_NA.I50]" office:value-type="float" office:value="134" calcext:value-type="float">
            <text:p>134</text:p>
          </table:table-cell>
          <table:table-cell table:formula="of:=[M_Dia_NA.P50]" office:value-type="float" office:value="53" calcext:value-type="float">
            <text:p>53</text:p>
          </table:table-cell>
          <table:table-cell table:formula="of:=[M_Dia_NA.Q50]" office:value-type="float" office:value="55" calcext:value-type="float">
            <text:p>55</text:p>
          </table:table-cell>
          <table:table-cell table:number-columns-repeated="2"/>
          <table:table-cell table:style-name="ce113" table:formula="of:=[.B50]" office:value-type="date" office:date-value="2020-04-01" calcext:value-type="date">
            <text:p>01/04</text:p>
          </table:table-cell>
          <table:table-cell table:formula="of:=[M_Dia_NA.D50]" office:value-type="float" office:value="18" calcext:value-type="float">
            <text:p>18</text:p>
          </table:table-cell>
          <table:table-cell table:formula="of:=[M_Dia_NA.F50]" office:value-type="float" office:value="14" calcext:value-type="float">
            <text:p>14</text:p>
          </table:table-cell>
          <table:table-cell table:formula="of:=[M_Dia_NA.K50]" office:value-type="float" office:value="14" calcext:value-type="float">
            <text:p>14</text:p>
          </table:table-cell>
          <table:table-cell table:formula="of:=[M_Dia_NA.L50]" office:value-type="float" office:value="6" calcext:value-type="float">
            <text:p>6</text:p>
          </table:table-cell>
          <table:table-cell table:formula="of:=[M_Dia_NA.M50]" office:value-type="float" office:value="4" calcext:value-type="float">
            <text:p>4</text:p>
          </table:table-cell>
          <table:table-cell table:formula="of:=[M_Dia_NA.N50]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51]" office:value-type="date" office:date-value="2020-04-02" calcext:value-type="date">
            <text:p>02/04</text:p>
          </table:table-cell>
          <table:table-cell table:formula="of:=[M_Dia_NA.G51]" office:value-type="float" office:value="950" calcext:value-type="float">
            <text:p>950</text:p>
          </table:table-cell>
          <table:table-cell table:formula="of:=[M_Dia_NA.H51]" office:value-type="float" office:value="1355" calcext:value-type="float">
            <text:p>1355</text:p>
          </table:table-cell>
          <table:table-cell table:formula="of:=[M_Dia_NA.J51]" office:value-type="float" office:value="760" calcext:value-type="float">
            <text:p>760</text:p>
          </table:table-cell>
          <table:table-cell table:formula="of:=[M_Dia_NA.O51]" office:value-type="float" office:value="684" calcext:value-type="float">
            <text:p>684</text:p>
          </table:table-cell>
          <table:table-cell table:number-columns-repeated="2"/>
          <table:table-cell table:style-name="ce58" table:formula="of:=[.B51]" office:value-type="date" office:date-value="2020-04-02" calcext:value-type="date">
            <text:p>02/04</text:p>
          </table:table-cell>
          <table:table-cell table:formula="of:=[M_Dia_NA.C51]" office:value-type="float" office:value="140" calcext:value-type="float">
            <text:p>140</text:p>
          </table:table-cell>
          <table:table-cell table:formula="of:=[M_Dia_NA.E51]" office:value-type="float" office:value="183" calcext:value-type="float">
            <text:p>183</text:p>
          </table:table-cell>
          <table:table-cell table:formula="of:=[M_Dia_NA.I51]" office:value-type="float" office:value="166" calcext:value-type="float">
            <text:p>166</text:p>
          </table:table-cell>
          <table:table-cell table:formula="of:=[M_Dia_NA.P51]" office:value-type="float" office:value="70" calcext:value-type="float">
            <text:p>70</text:p>
          </table:table-cell>
          <table:table-cell table:formula="of:=[M_Dia_NA.Q51]" office:value-type="float" office:value="47" calcext:value-type="float">
            <text:p>47</text:p>
          </table:table-cell>
          <table:table-cell table:number-columns-repeated="2"/>
          <table:table-cell table:style-name="ce113" table:formula="of:=[.B51]" office:value-type="date" office:date-value="2020-04-02" calcext:value-type="date">
            <text:p>02/04</text:p>
          </table:table-cell>
          <table:table-cell table:formula="of:=[M_Dia_NA.D51]" office:value-type="float" office:value="12" calcext:value-type="float">
            <text:p>12</text:p>
          </table:table-cell>
          <table:table-cell table:formula="of:=[M_Dia_NA.F51]" office:value-type="float" office:value="19" calcext:value-type="float">
            <text:p>19</text:p>
          </table:table-cell>
          <table:table-cell table:formula="of:=[M_Dia_NA.K51]" office:value-type="float" office:value="13" calcext:value-type="float">
            <text:p>13</text:p>
          </table:table-cell>
          <table:table-cell table:formula="of:=[M_Dia_NA.L51]" office:value-type="float" office:value="1" calcext:value-type="float">
            <text:p>1</text:p>
          </table:table-cell>
          <table:table-cell table:formula="of:=[M_Dia_NA.M51]" office:value-type="float" office:value="10" calcext:value-type="float">
            <text:p>10</text:p>
          </table:table-cell>
          <table:table-cell table:formula="of:=[M_Dia_NA.N51]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52]" office:value-type="date" office:date-value="2020-04-03" calcext:value-type="date">
            <text:p>03/04</text:p>
          </table:table-cell>
          <table:table-cell table:formula="of:=[M_Dia_NA.G52]" office:value-type="float" office:value="932" calcext:value-type="float">
            <text:p>932</text:p>
          </table:table-cell>
          <table:table-cell table:formula="of:=[M_Dia_NA.H52]" office:value-type="float" office:value="1120" calcext:value-type="float">
            <text:p>1120</text:p>
          </table:table-cell>
          <table:table-cell table:formula="of:=[M_Dia_NA.J52]" office:value-type="float" office:value="766" calcext:value-type="float">
            <text:p>766</text:p>
          </table:table-cell>
          <table:table-cell table:formula="of:=[M_Dia_NA.O52]" office:value-type="float" office:value="708" calcext:value-type="float">
            <text:p>708</text:p>
          </table:table-cell>
          <table:table-cell table:number-columns-repeated="2"/>
          <table:table-cell table:style-name="ce58" table:formula="of:=[.B52]" office:value-type="date" office:date-value="2020-04-03" calcext:value-type="date">
            <text:p>03/04</text:p>
          </table:table-cell>
          <table:table-cell table:formula="of:=[M_Dia_NA.C52]" office:value-type="float" office:value="145" calcext:value-type="float">
            <text:p>145</text:p>
          </table:table-cell>
          <table:table-cell table:formula="of:=[M_Dia_NA.E52]" office:value-type="float" office:value="132" calcext:value-type="float">
            <text:p>132</text:p>
          </table:table-cell>
          <table:table-cell table:formula="of:=[M_Dia_NA.I52]" office:value-type="float" office:value="148" calcext:value-type="float">
            <text:p>148</text:p>
          </table:table-cell>
          <table:table-cell table:formula="of:=[M_Dia_NA.P52]" office:value-type="float" office:value="78" calcext:value-type="float">
            <text:p>78</text:p>
          </table:table-cell>
          <table:table-cell table:formula="of:=[M_Dia_NA.Q52]" office:value-type="float" office:value="64" calcext:value-type="float">
            <text:p>64</text:p>
          </table:table-cell>
          <table:table-cell table:number-columns-repeated="2"/>
          <table:table-cell table:style-name="ce113" table:formula="of:=[.B52]" office:value-type="date" office:date-value="2020-04-03" calcext:value-type="date">
            <text:p>03/04</text:p>
          </table:table-cell>
          <table:table-cell table:formula="of:=[M_Dia_NA.D52]" office:value-type="float" office:value="10" calcext:value-type="float">
            <text:p>10</text:p>
          </table:table-cell>
          <table:table-cell table:formula="of:=[M_Dia_NA.F52]" office:value-type="float" office:value="16" calcext:value-type="float">
            <text:p>16</text:p>
          </table:table-cell>
          <table:table-cell table:formula="of:=[M_Dia_NA.K52]" office:value-type="float" office:value="22" calcext:value-type="float">
            <text:p>22</text:p>
          </table:table-cell>
          <table:table-cell table:formula="of:=[M_Dia_NA.L52]" office:value-type="float" office:value="1" calcext:value-type="float">
            <text:p>1</text:p>
          </table:table-cell>
          <table:table-cell table:formula="of:=[M_Dia_NA.M52]" office:value-type="float" office:value="2" calcext:value-type="float">
            <text:p>2</text:p>
          </table:table-cell>
          <table:table-cell table:formula="of:=[M_Dia_NA.N52]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53]" office:value-type="date" office:date-value="2020-04-04" calcext:value-type="date">
            <text:p>04/04</text:p>
          </table:table-cell>
          <table:table-cell table:formula="of:=[M_Dia_NA.G53]" office:value-type="float" office:value="809" calcext:value-type="float">
            <text:p>809</text:p>
          </table:table-cell>
          <table:table-cell table:formula="of:=[M_Dia_NA.H53]" office:value-type="float" office:value="1053" calcext:value-type="float">
            <text:p>1053</text:p>
          </table:table-cell>
          <table:table-cell table:formula="of:=[M_Dia_NA.J53]" office:value-type="float" office:value="681" calcext:value-type="float">
            <text:p>681</text:p>
          </table:table-cell>
          <table:table-cell table:formula="of:=[M_Dia_NA.O53]" office:value-type="float" office:value="619" calcext:value-type="float">
            <text:p>619</text:p>
          </table:table-cell>
          <table:table-cell table:number-columns-repeated="2"/>
          <table:table-cell table:style-name="ce58" table:formula="of:=[.B53]" office:value-type="date" office:date-value="2020-04-04" calcext:value-type="date">
            <text:p>04/04</text:p>
          </table:table-cell>
          <table:table-cell table:formula="of:=[M_Dia_NA.C53]" office:value-type="float" office:value="141" calcext:value-type="float">
            <text:p>141</text:p>
          </table:table-cell>
          <table:table-cell table:formula="of:=[M_Dia_NA.E53]" office:value-type="float" office:value="140" calcext:value-type="float">
            <text:p>140</text:p>
          </table:table-cell>
          <table:table-cell table:formula="of:=[M_Dia_NA.I53]" office:value-type="float" office:value="164" calcext:value-type="float">
            <text:p>164</text:p>
          </table:table-cell>
          <table:table-cell table:formula="of:=[M_Dia_NA.P53]" office:value-type="float" office:value="72" calcext:value-type="float">
            <text:p>72</text:p>
          </table:table-cell>
          <table:table-cell table:formula="of:=[M_Dia_NA.Q53]" office:value-type="float" office:value="60" calcext:value-type="float">
            <text:p>60</text:p>
          </table:table-cell>
          <table:table-cell table:number-columns-repeated="2"/>
          <table:table-cell table:style-name="ce113" table:formula="of:=[.B53]" office:value-type="date" office:date-value="2020-04-04" calcext:value-type="date">
            <text:p>04/04</text:p>
          </table:table-cell>
          <table:table-cell table:formula="of:=[M_Dia_NA.D53]" office:value-type="float" office:value="18" calcext:value-type="float">
            <text:p>18</text:p>
          </table:table-cell>
          <table:table-cell table:formula="of:=[M_Dia_NA.F53]" office:value-type="float" office:value="22" calcext:value-type="float">
            <text:p>22</text:p>
          </table:table-cell>
          <table:table-cell table:formula="of:=[M_Dia_NA.K53]" office:value-type="float" office:value="17" calcext:value-type="float">
            <text:p>17</text:p>
          </table:table-cell>
          <table:table-cell table:formula="of:=[M_Dia_NA.L53]" office:value-type="float" office:value="0" calcext:value-type="float">
            <text:p>0</text:p>
          </table:table-cell>
          <table:table-cell table:formula="of:=[M_Dia_NA.M53]" office:value-type="float" office:value="6" calcext:value-type="float">
            <text:p>6</text:p>
          </table:table-cell>
          <table:table-cell table:formula="of:=[M_Dia_NA.N53]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54]" office:value-type="date" office:date-value="2020-04-05" calcext:value-type="date">
            <text:p>05/04</text:p>
          </table:table-cell>
          <table:table-cell table:formula="of:=[M_Dia_NA.G54]" office:value-type="float" office:value="674" calcext:value-type="float">
            <text:p>674</text:p>
          </table:table-cell>
          <table:table-cell table:formula="of:=[M_Dia_NA.H54]" office:value-type="float" office:value="518" calcext:value-type="float">
            <text:p>518</text:p>
          </table:table-cell>
          <table:table-cell table:formula="of:=[M_Dia_NA.J54]" office:value-type="float" office:value="525" calcext:value-type="float">
            <text:p>525</text:p>
          </table:table-cell>
          <table:table-cell table:formula="of:=[M_Dia_NA.O54]" office:value-type="float" office:value="441" calcext:value-type="float">
            <text:p>441</text:p>
          </table:table-cell>
          <table:table-cell table:number-columns-repeated="2"/>
          <table:table-cell table:style-name="ce58" table:formula="of:=[.B54]" office:value-type="date" office:date-value="2020-04-05" calcext:value-type="date">
            <text:p>05/04</text:p>
          </table:table-cell>
          <table:table-cell table:formula="of:=[M_Dia_NA.C54]" office:value-type="float" office:value="184" calcext:value-type="float">
            <text:p>184</text:p>
          </table:table-cell>
          <table:table-cell table:formula="of:=[M_Dia_NA.E54]" office:value-type="float" office:value="164" calcext:value-type="float">
            <text:p>164</text:p>
          </table:table-cell>
          <table:table-cell table:formula="of:=[M_Dia_NA.I54]" office:value-type="float" office:value="115" calcext:value-type="float">
            <text:p>115</text:p>
          </table:table-cell>
          <table:table-cell table:formula="of:=[M_Dia_NA.P54]" office:value-type="float" office:value="86" calcext:value-type="float">
            <text:p>86</text:p>
          </table:table-cell>
          <table:table-cell table:formula="of:=[M_Dia_NA.Q54]" office:value-type="float" office:value="57" calcext:value-type="float">
            <text:p>57</text:p>
          </table:table-cell>
          <table:table-cell table:number-columns-repeated="2"/>
          <table:table-cell table:style-name="ce113" table:formula="of:=[.B54]" office:value-type="date" office:date-value="2020-04-05" calcext:value-type="date">
            <text:p>05/04</text:p>
          </table:table-cell>
          <table:table-cell table:formula="of:=[M_Dia_NA.D54]" office:value-type="float" office:value="18" calcext:value-type="float">
            <text:p>18</text:p>
          </table:table-cell>
          <table:table-cell table:formula="of:=[M_Dia_NA.F54]" office:value-type="float" office:value="18" calcext:value-type="float">
            <text:p>18</text:p>
          </table:table-cell>
          <table:table-cell table:formula="of:=[M_Dia_NA.K54]" office:value-type="float" office:value="21" calcext:value-type="float">
            <text:p>21</text:p>
          </table:table-cell>
          <table:table-cell table:formula="of:=[M_Dia_NA.L54]" office:value-type="float" office:value="5" calcext:value-type="float">
            <text:p>5</text:p>
          </table:table-cell>
          <table:table-cell table:formula="of:=[M_Dia_NA.M54]" office:value-type="float" office:value="8" calcext:value-type="float">
            <text:p>8</text:p>
          </table:table-cell>
          <table:table-cell table:formula="of:=[M_Dia_NA.N54]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80" table:formula="of:=[C_Dia_NA.A55]" office:value-type="string" office:string-value="L" calcext:value-type="string">
            <text:p>L</text:p>
          </table:table-cell>
          <table:table-cell table:style-name="ce57" table:formula="of:=[M_Dia_NA.B55]" office:value-type="date" office:date-value="2020-04-06" calcext:value-type="date">
            <text:p>06/04</text:p>
          </table:table-cell>
          <table:table-cell table:style-name="ce50" table:formula="of:=[M_Dia_NA.G55]" office:value-type="float" office:value="637" calcext:value-type="float">
            <text:p>637</text:p>
          </table:table-cell>
          <table:table-cell table:style-name="ce50" table:formula="of:=[M_Dia_NA.H55]" office:value-type="float" office:value="833" calcext:value-type="float">
            <text:p>833</text:p>
          </table:table-cell>
          <table:table-cell table:style-name="ce50" table:formula="of:=[M_Dia_NA.J55]" office:value-type="float" office:value="636" calcext:value-type="float">
            <text:p>636</text:p>
          </table:table-cell>
          <table:table-cell table:style-name="ce50" table:formula="of:=[M_Dia_NA.O55]" office:value-type="float" office:value="786" calcext:value-type="float">
            <text:p>786</text:p>
          </table:table-cell>
          <table:table-cell table:style-name="ce77"/>
          <table:table-cell table:style-name="ce80" table:formula="of:=[.A55]" office:value-type="string" office:string-value="L" calcext:value-type="string">
            <text:p>L</text:p>
          </table:table-cell>
          <table:table-cell table:style-name="ce57" table:formula="of:=[.B55]" office:value-type="date" office:date-value="2020-04-06" calcext:value-type="date">
            <text:p>06/04</text:p>
          </table:table-cell>
          <table:table-cell table:style-name="ce50" table:formula="of:=[M_Dia_NA.C55]" office:value-type="float" office:value="92" calcext:value-type="float">
            <text:p>92</text:p>
          </table:table-cell>
          <table:table-cell table:style-name="ce50" table:formula="of:=[M_Dia_NA.E55]" office:value-type="float" office:value="185" calcext:value-type="float">
            <text:p>185</text:p>
          </table:table-cell>
          <table:table-cell table:style-name="ce50" table:formula="of:=[M_Dia_NA.I55]" office:value-type="float" office:value="101" calcext:value-type="float">
            <text:p>101</text:p>
          </table:table-cell>
          <table:table-cell table:style-name="ce50" table:formula="of:=[M_Dia_NA.P55]" office:value-type="float" office:value="91" calcext:value-type="float">
            <text:p>91</text:p>
          </table:table-cell>
          <table:table-cell table:style-name="ce50" table:formula="of:=[M_Dia_NA.Q55]" office:value-type="float" office:value="48" calcext:value-type="float">
            <text:p>48</text:p>
          </table:table-cell>
          <table:table-cell/>
          <table:table-cell table:style-name="ce50" table:formula="of:=[.A55]" office:value-type="string" office:string-value="L" calcext:value-type="string">
            <text:p>L</text:p>
          </table:table-cell>
          <table:table-cell table:style-name="ce80" table:formula="of:=[.B55]" office:value-type="date" office:date-value="2020-04-06" calcext:value-type="date">
            <text:p>06/04</text:p>
          </table:table-cell>
          <table:table-cell table:style-name="ce50" table:formula="of:=[M_Dia_NA.D55]" office:value-type="float" office:value="16" calcext:value-type="float">
            <text:p>16</text:p>
          </table:table-cell>
          <table:table-cell table:style-name="ce50" table:formula="of:=[M_Dia_NA.F55]" office:value-type="float" office:value="8" calcext:value-type="float">
            <text:p>8</text:p>
          </table:table-cell>
          <table:table-cell table:style-name="ce50" table:formula="of:=[M_Dia_NA.K55]" office:value-type="float" office:value="16" calcext:value-type="float">
            <text:p>16</text:p>
          </table:table-cell>
          <table:table-cell table:style-name="ce50" table:formula="of:=[M_Dia_NA.L55]" office:value-type="float" office:value="5" calcext:value-type="float">
            <text:p>5</text:p>
          </table:table-cell>
          <table:table-cell table:style-name="ce50" table:formula="of:=[M_Dia_NA.M55]" office:value-type="float" office:value="1" calcext:value-type="float">
            <text:p>1</text:p>
          </table:table-cell>
          <table:table-cell table:style-name="ce50" table:formula="of:=[M_Dia_NA.N55]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56]" office:value-type="date" office:date-value="2020-04-07" calcext:value-type="date">
            <text:p>07/04</text:p>
          </table:table-cell>
          <table:table-cell table:formula="of:=[M_Dia_NA.G56]" office:value-type="float" office:value="743" calcext:value-type="float">
            <text:p>743</text:p>
          </table:table-cell>
          <table:table-cell table:formula="of:=[M_Dia_NA.H56]" office:value-type="float" office:value="1417" calcext:value-type="float">
            <text:p>1417</text:p>
          </table:table-cell>
          <table:table-cell table:formula="of:=[M_Dia_NA.J56]" office:value-type="float" office:value="604" calcext:value-type="float">
            <text:p>604</text:p>
          </table:table-cell>
          <table:table-cell table:formula="of:=[M_Dia_NA.O56]" office:value-type="float" office:value="938" calcext:value-type="float">
            <text:p>938</text:p>
          </table:table-cell>
          <table:table-cell table:number-columns-repeated="2"/>
          <table:table-cell table:style-name="ce58" table:formula="of:=[.B56]" office:value-type="date" office:date-value="2020-04-07" calcext:value-type="date">
            <text:p>07/04</text:p>
          </table:table-cell>
          <table:table-cell table:formula="of:=[M_Dia_NA.C56]" office:value-type="float" office:value="173" calcext:value-type="float">
            <text:p>173</text:p>
          </table:table-cell>
          <table:table-cell table:formula="of:=[M_Dia_NA.E56]" office:value-type="float" office:value="403" calcext:value-type="float">
            <text:p>403</text:p>
          </table:table-cell>
          <table:table-cell table:formula="of:=[M_Dia_NA.I56]" office:value-type="float" office:value="234" calcext:value-type="float">
            <text:p>234</text:p>
          </table:table-cell>
          <table:table-cell table:formula="of:=[M_Dia_NA.P56]" office:value-type="float" office:value="83" calcext:value-type="float">
            <text:p>83</text:p>
          </table:table-cell>
          <table:table-cell table:formula="of:=[M_Dia_NA.Q56]" office:value-type="float" office:value="56" calcext:value-type="float">
            <text:p>56</text:p>
          </table:table-cell>
          <table:table-cell table:number-columns-repeated="2"/>
          <table:table-cell table:style-name="ce113" table:formula="of:=[.B56]" office:value-type="date" office:date-value="2020-04-07" calcext:value-type="date">
            <text:p>07/04</text:p>
          </table:table-cell>
          <table:table-cell table:formula="of:=[M_Dia_NA.D56]" office:value-type="float" office:value="23" calcext:value-type="float">
            <text:p>23</text:p>
          </table:table-cell>
          <table:table-cell table:formula="of:=[M_Dia_NA.F56]" office:value-type="float" office:value="16" calcext:value-type="float">
            <text:p>16</text:p>
          </table:table-cell>
          <table:table-cell table:formula="of:=[M_Dia_NA.K56]" office:value-type="float" office:value="36" calcext:value-type="float">
            <text:p>36</text:p>
          </table:table-cell>
          <table:table-cell table:formula="of:=[M_Dia_NA.L56]" office:value-type="float" office:value="3" calcext:value-type="float">
            <text:p>3</text:p>
          </table:table-cell>
          <table:table-cell table:formula="of:=[M_Dia_NA.M56]" office:value-type="float" office:value="10" calcext:value-type="float">
            <text:p>10</text:p>
          </table:table-cell>
          <table:table-cell table:formula="of:=[M_Dia_NA.N56]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57]" office:value-type="date" office:date-value="2020-04-08" calcext:value-type="date">
            <text:p>08/04</text:p>
          </table:table-cell>
          <table:table-cell table:formula="of:=[M_Dia_NA.G57]" office:value-type="float" office:value="757" calcext:value-type="float">
            <text:p>757</text:p>
          </table:table-cell>
          <table:table-cell table:formula="of:=[M_Dia_NA.H57]" office:value-type="float" office:value="541" calcext:value-type="float">
            <text:p>541</text:p>
          </table:table-cell>
          <table:table-cell table:formula="of:=[M_Dia_NA.J57]" office:value-type="float" office:value="542" calcext:value-type="float">
            <text:p>542</text:p>
          </table:table-cell>
          <table:table-cell table:formula="of:=[M_Dia_NA.O57]" office:value-type="float" office:value="881" calcext:value-type="float">
            <text:p>881</text:p>
          </table:table-cell>
          <table:table-cell table:number-columns-repeated="2"/>
          <table:table-cell table:style-name="ce58" table:formula="of:=[.B57]" office:value-type="date" office:date-value="2020-04-08" calcext:value-type="date">
            <text:p>08/04</text:p>
          </table:table-cell>
          <table:table-cell table:formula="of:=[M_Dia_NA.C57]" office:value-type="float" office:value="254" calcext:value-type="float">
            <text:p>254</text:p>
          </table:table-cell>
          <table:table-cell table:formula="of:=[M_Dia_NA.E57]" office:value-type="float" office:value="205" calcext:value-type="float">
            <text:p>205</text:p>
          </table:table-cell>
          <table:table-cell table:formula="of:=[M_Dia_NA.I57]" office:value-type="float" office:value="147" calcext:value-type="float">
            <text:p>147</text:p>
          </table:table-cell>
          <table:table-cell table:formula="of:=[M_Dia_NA.P57]" office:value-type="float" office:value="111" calcext:value-type="float">
            <text:p>111</text:p>
          </table:table-cell>
          <table:table-cell table:formula="of:=[M_Dia_NA.Q57]" office:value-type="float" office:value="66" calcext:value-type="float">
            <text:p>66</text:p>
          </table:table-cell>
          <table:table-cell table:number-columns-repeated="2"/>
          <table:table-cell table:style-name="ce113" table:formula="of:=[.B57]" office:value-type="date" office:date-value="2020-04-08" calcext:value-type="date">
            <text:p>08/04</text:p>
          </table:table-cell>
          <table:table-cell table:formula="of:=[M_Dia_NA.D57]" office:value-type="float" office:value="30" calcext:value-type="float">
            <text:p>30</text:p>
          </table:table-cell>
          <table:table-cell table:formula="of:=[M_Dia_NA.F57]" office:value-type="float" office:value="15" calcext:value-type="float">
            <text:p>15</text:p>
          </table:table-cell>
          <table:table-cell table:formula="of:=[M_Dia_NA.K57]" office:value-type="float" office:value="25" calcext:value-type="float">
            <text:p>25</text:p>
          </table:table-cell>
          <table:table-cell table:formula="of:=[M_Dia_NA.L57]" office:value-type="float" office:value="2" calcext:value-type="float">
            <text:p>2</text:p>
          </table:table-cell>
          <table:table-cell table:formula="of:=[M_Dia_NA.M57]" office:value-type="float" office:value="11" calcext:value-type="float">
            <text:p>11</text:p>
          </table:table-cell>
          <table:table-cell table:formula="of:=[M_Dia_NA.N57]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58]" office:value-type="date" office:date-value="2020-04-09" calcext:value-type="date">
            <text:p>09/04</text:p>
          </table:table-cell>
          <table:table-cell table:formula="of:=[M_Dia_NA.G58]" office:value-type="float" office:value="683" calcext:value-type="float">
            <text:p>683</text:p>
          </table:table-cell>
          <table:table-cell table:formula="of:=[M_Dia_NA.H58]" office:value-type="float" office:value="1341" calcext:value-type="float">
            <text:p>1341</text:p>
          </table:table-cell>
          <table:table-cell table:formula="of:=[M_Dia_NA.J58]" office:value-type="float" office:value="610" calcext:value-type="float">
            <text:p>610</text:p>
          </table:table-cell>
          <table:table-cell table:formula="of:=[M_Dia_NA.O58]" office:value-type="float" office:value="980" calcext:value-type="float">
            <text:p>980</text:p>
          </table:table-cell>
          <table:table-cell table:number-columns-repeated="2"/>
          <table:table-cell table:style-name="ce58" table:formula="of:=[.B58]" office:value-type="date" office:date-value="2020-04-09" calcext:value-type="date">
            <text:p>09/04</text:p>
          </table:table-cell>
          <table:table-cell table:formula="of:=[M_Dia_NA.C58]" office:value-type="float" office:value="246" calcext:value-type="float">
            <text:p>246</text:p>
          </table:table-cell>
          <table:table-cell table:formula="of:=[M_Dia_NA.E58]" office:value-type="float" office:value="283" calcext:value-type="float">
            <text:p>283</text:p>
          </table:table-cell>
          <table:table-cell table:formula="of:=[M_Dia_NA.I58]" office:value-type="float" office:value="148" calcext:value-type="float">
            <text:p>148</text:p>
          </table:table-cell>
          <table:table-cell table:formula="of:=[M_Dia_NA.P58]" office:value-type="float" office:value="85" calcext:value-type="float">
            <text:p>85</text:p>
          </table:table-cell>
          <table:table-cell table:formula="of:=[M_Dia_NA.Q58]" office:value-type="float" office:value="54" calcext:value-type="float">
            <text:p>54</text:p>
          </table:table-cell>
          <table:table-cell table:number-columns-repeated="2"/>
          <table:table-cell table:style-name="ce113" table:formula="of:=[.B58]" office:value-type="date" office:date-value="2020-04-09" calcext:value-type="date">
            <text:p>09/04</text:p>
          </table:table-cell>
          <table:table-cell table:formula="of:=[M_Dia_NA.D58]" office:value-type="float" office:value="22" calcext:value-type="float">
            <text:p>22</text:p>
          </table:table-cell>
          <table:table-cell table:formula="of:=[M_Dia_NA.F58]" office:value-type="float" office:value="19" calcext:value-type="float">
            <text:p>19</text:p>
          </table:table-cell>
          <table:table-cell table:formula="of:=[M_Dia_NA.K58]" office:value-type="float" office:value="28" calcext:value-type="float">
            <text:p>28</text:p>
          </table:table-cell>
          <table:table-cell table:formula="of:=[M_Dia_NA.L58]" office:value-type="float" office:value="6" calcext:value-type="float">
            <text:p>6</text:p>
          </table:table-cell>
          <table:table-cell table:formula="of:=[M_Dia_NA.M58]" office:value-type="float" office:value="8" calcext:value-type="float">
            <text:p>8</text:p>
          </table:table-cell>
          <table:table-cell table:formula="of:=[M_Dia_NA.N58]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59]" office:value-type="date" office:date-value="2020-04-10" calcext:value-type="date">
            <text:p>10/04</text:p>
          </table:table-cell>
          <table:table-cell table:formula="of:=[M_Dia_NA.G59]" office:value-type="float" office:value="605" calcext:value-type="float">
            <text:p>605</text:p>
          </table:table-cell>
          <table:table-cell table:formula="of:=[M_Dia_NA.H59]" office:value-type="float" office:value="987" calcext:value-type="float">
            <text:p>987</text:p>
          </table:table-cell>
          <table:table-cell table:formula="of:=[M_Dia_NA.J59]" office:value-type="float" office:value="570" calcext:value-type="float">
            <text:p>570</text:p>
          </table:table-cell>
          <table:table-cell table:formula="of:=[M_Dia_NA.O59]" office:value-type="float" office:value="917" calcext:value-type="float">
            <text:p>917</text:p>
          </table:table-cell>
          <table:table-cell table:number-columns-repeated="2"/>
          <table:table-cell table:style-name="ce58" table:formula="of:=[.B59]" office:value-type="date" office:date-value="2020-04-10" calcext:value-type="date">
            <text:p>10/04</text:p>
          </table:table-cell>
          <table:table-cell table:formula="of:=[M_Dia_NA.C59]" office:value-type="float" office:value="266" calcext:value-type="float">
            <text:p>266</text:p>
          </table:table-cell>
          <table:table-cell table:formula="of:=[M_Dia_NA.E59]" office:value-type="float" office:value="496" calcext:value-type="float">
            <text:p>496</text:p>
          </table:table-cell>
          <table:table-cell table:formula="of:=[M_Dia_NA.I59]" office:value-type="float" office:value="115" calcext:value-type="float">
            <text:p>115</text:p>
          </table:table-cell>
          <table:table-cell table:formula="of:=[M_Dia_NA.P59]" office:value-type="float" office:value="89" calcext:value-type="float">
            <text:p>89</text:p>
          </table:table-cell>
          <table:table-cell table:formula="of:=[M_Dia_NA.Q59]" office:value-type="float" office:value="53" calcext:value-type="float">
            <text:p>53</text:p>
          </table:table-cell>
          <table:table-cell table:number-columns-repeated="2"/>
          <table:table-cell table:style-name="ce113" table:formula="of:=[.B59]" office:value-type="date" office:date-value="2020-04-10" calcext:value-type="date">
            <text:p>10/04</text:p>
          </table:table-cell>
          <table:table-cell table:formula="of:=[M_Dia_NA.D59]" office:value-type="float" office:value="24" calcext:value-type="float">
            <text:p>24</text:p>
          </table:table-cell>
          <table:table-cell table:formula="of:=[M_Dia_NA.F59]" office:value-type="float" office:value="10" calcext:value-type="float">
            <text:p>10</text:p>
          </table:table-cell>
          <table:table-cell table:formula="of:=[M_Dia_NA.K59]" office:value-type="float" office:value="25" calcext:value-type="float">
            <text:p>25</text:p>
          </table:table-cell>
          <table:table-cell table:formula="of:=[M_Dia_NA.L59]" office:value-type="float" office:value="2" calcext:value-type="float">
            <text:p>2</text:p>
          </table:table-cell>
          <table:table-cell table:formula="of:=[M_Dia_NA.M59]" office:value-type="float" office:value="4" calcext:value-type="float">
            <text:p>4</text:p>
          </table:table-cell>
          <table:table-cell table:formula="of:=[M_Dia_NA.N59]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60]" office:value-type="date" office:date-value="2020-04-11" calcext:value-type="date">
            <text:p>11/04</text:p>
          </table:table-cell>
          <table:table-cell table:formula="of:=[M_Dia_NA.G60]" office:value-type="float" office:value="510" calcext:value-type="float">
            <text:p>510</text:p>
          </table:table-cell>
          <table:table-cell table:formula="of:=[M_Dia_NA.H60]" office:value-type="float" office:value="635" calcext:value-type="float">
            <text:p>635</text:p>
          </table:table-cell>
          <table:table-cell table:formula="of:=[M_Dia_NA.J60]" office:value-type="float" office:value="619" calcext:value-type="float">
            <text:p>619</text:p>
          </table:table-cell>
          <table:table-cell table:formula="of:=[M_Dia_NA.O60]" office:value-type="float" office:value="737" calcext:value-type="float">
            <text:p>737</text:p>
          </table:table-cell>
          <table:table-cell table:number-columns-repeated="2"/>
          <table:table-cell table:style-name="ce58" table:formula="of:=[.B60]" office:value-type="date" office:date-value="2020-04-11" calcext:value-type="date">
            <text:p>11/04</text:p>
          </table:table-cell>
          <table:table-cell table:formula="of:=[M_Dia_NA.C60]" office:value-type="float" office:value="171" calcext:value-type="float">
            <text:p>171</text:p>
          </table:table-cell>
          <table:table-cell table:formula="of:=[M_Dia_NA.E60]" office:value-type="float" office:value="327" calcext:value-type="float">
            <text:p>327</text:p>
          </table:table-cell>
          <table:table-cell table:formula="of:=[M_Dia_NA.I60]" office:value-type="float" office:value="132" calcext:value-type="float">
            <text:p>132</text:p>
          </table:table-cell>
          <table:table-cell table:formula="of:=[M_Dia_NA.P60]" office:value-type="float" office:value="99" calcext:value-type="float">
            <text:p>99</text:p>
          </table:table-cell>
          <table:table-cell table:formula="of:=[M_Dia_NA.Q60]" office:value-type="float" office:value="54" calcext:value-type="float">
            <text:p>54</text:p>
          </table:table-cell>
          <table:table-cell table:number-columns-repeated="2"/>
          <table:table-cell table:style-name="ce113" table:formula="of:=[.B60]" office:value-type="date" office:date-value="2020-04-11" calcext:value-type="date">
            <text:p>11/04</text:p>
          </table:table-cell>
          <table:table-cell table:formula="of:=[M_Dia_NA.D60]" office:value-type="float" office:value="18" calcext:value-type="float">
            <text:p>18</text:p>
          </table:table-cell>
          <table:table-cell table:formula="of:=[M_Dia_NA.F60]" office:value-type="float" office:value="13" calcext:value-type="float">
            <text:p>13</text:p>
          </table:table-cell>
          <table:table-cell table:formula="of:=[M_Dia_NA.K60]" office:value-type="float" office:value="32" calcext:value-type="float">
            <text:p>32</text:p>
          </table:table-cell>
          <table:table-cell table:formula="of:=[M_Dia_NA.L60]" office:value-type="float" office:value="8" calcext:value-type="float">
            <text:p>8</text:p>
          </table:table-cell>
          <table:table-cell table:formula="of:=[M_Dia_NA.M60]" office:value-type="float" office:value="6" calcext:value-type="float">
            <text:p>6</text:p>
          </table:table-cell>
          <table:table-cell table:formula="of:=[M_Dia_NA.N60]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83"/>
          <table:table-cell table:style-name="ce59" table:formula="of:=[M_Dia_NA.B61]" office:value-type="date" office:date-value="2020-04-12" calcext:value-type="date">
            <text:p>12/04</text:p>
          </table:table-cell>
          <table:table-cell table:style-name="ce51" table:formula="of:=[M_Dia_NA.G61]" office:value-type="float" office:value="619" calcext:value-type="float">
            <text:p>619</text:p>
          </table:table-cell>
          <table:table-cell table:style-name="ce51" table:formula="of:=[M_Dia_NA.H61]" office:value-type="float" office:value="561" calcext:value-type="float">
            <text:p>561</text:p>
          </table:table-cell>
          <table:table-cell table:style-name="ce51" table:formula="of:=[M_Dia_NA.J61]" office:value-type="float" office:value="431" calcext:value-type="float">
            <text:p>431</text:p>
          </table:table-cell>
          <table:table-cell table:style-name="ce51" table:formula="of:=[M_Dia_NA.O61]" office:value-type="float" office:value="717" calcext:value-type="float">
            <text:p>717</text:p>
          </table:table-cell>
          <table:table-cell table:style-name="ce77"/>
          <table:table-cell table:style-name="ce83"/>
          <table:table-cell table:style-name="ce59" table:formula="of:=[.B61]" office:value-type="date" office:date-value="2020-04-12" calcext:value-type="date">
            <text:p>12/04</text:p>
          </table:table-cell>
          <table:table-cell table:style-name="ce51" table:formula="of:=[M_Dia_NA.C61]" office:value-type="float" office:value="129" calcext:value-type="float">
            <text:p>129</text:p>
          </table:table-cell>
          <table:table-cell table:style-name="ce51" table:formula="of:=[M_Dia_NA.E61]" office:value-type="float" office:value="254" calcext:value-type="float">
            <text:p>254</text:p>
          </table:table-cell>
          <table:table-cell table:style-name="ce51" table:formula="of:=[M_Dia_NA.I61]" office:value-type="float" office:value="94" calcext:value-type="float">
            <text:p>94</text:p>
          </table:table-cell>
          <table:table-cell table:style-name="ce51" table:formula="of:=[M_Dia_NA.P61]" office:value-type="float" office:value="97" calcext:value-type="float">
            <text:p>97</text:p>
          </table:table-cell>
          <table:table-cell table:style-name="ce51" table:formula="of:=[M_Dia_NA.Q61]" office:value-type="float" office:value="47" calcext:value-type="float">
            <text:p>47</text:p>
          </table:table-cell>
          <table:table-cell/>
          <table:table-cell table:style-name="ce51"/>
          <table:table-cell table:style-name="ce122" table:formula="of:=[.B61]" office:value-type="date" office:date-value="2020-04-12" calcext:value-type="date">
            <text:p>12/04</text:p>
          </table:table-cell>
          <table:table-cell table:style-name="ce51" table:formula="of:=[M_Dia_NA.D61]" office:value-type="float" office:value="13" calcext:value-type="float">
            <text:p>13</text:p>
          </table:table-cell>
          <table:table-cell table:style-name="ce51" table:formula="of:=[M_Dia_NA.F61]" office:value-type="float" office:value="13" calcext:value-type="float">
            <text:p>13</text:p>
          </table:table-cell>
          <table:table-cell table:style-name="ce51" table:formula="of:=[M_Dia_NA.K61]" office:value-type="float" office:value="14" calcext:value-type="float">
            <text:p>14</text:p>
          </table:table-cell>
          <table:table-cell table:style-name="ce51" table:formula="of:=[M_Dia_NA.L61]" office:value-type="float" office:value="4" calcext:value-type="float">
            <text:p>4</text:p>
          </table:table-cell>
          <table:table-cell table:style-name="ce51" table:formula="of:=[M_Dia_NA.M61]" office:value-type="float" office:value="5" calcext:value-type="float">
            <text:p>5</text:p>
          </table:table-cell>
          <table:table-cell table:style-name="ce51" table:formula="of:=[M_Dia_NA.N61]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80" table:formula="of:=[C_Dia_NA.A62]" office:value-type="string" office:string-value="L" calcext:value-type="string">
            <text:p>L</text:p>
          </table:table-cell>
          <table:table-cell table:style-name="ce57" table:formula="of:=[M_Dia_NA.B62]" office:value-type="date" office:date-value="2020-04-13" calcext:value-type="date">
            <text:p>13/04</text:p>
          </table:table-cell>
          <table:table-cell table:style-name="ce50" table:formula="of:=[M_Dia_NA.G62]" office:value-type="float" office:value="517" calcext:value-type="float">
            <text:p>517</text:p>
          </table:table-cell>
          <table:table-cell table:style-name="ce50" table:formula="of:=[M_Dia_NA.H62]" office:value-type="float" office:value="574" calcext:value-type="float">
            <text:p>574</text:p>
          </table:table-cell>
          <table:table-cell table:style-name="ce50" table:formula="of:=[M_Dia_NA.J62]" office:value-type="float" office:value="566" calcext:value-type="float">
            <text:p>566</text:p>
          </table:table-cell>
          <table:table-cell table:style-name="ce50" table:formula="of:=[M_Dia_NA.O62]" office:value-type="float" office:value="778" calcext:value-type="float">
            <text:p>778</text:p>
          </table:table-cell>
          <table:table-cell table:style-name="ce77"/>
          <table:table-cell table:style-name="ce80" table:formula="of:=[.A62]" office:value-type="string" office:string-value="L" calcext:value-type="string">
            <text:p>L</text:p>
          </table:table-cell>
          <table:table-cell table:style-name="ce57" table:formula="of:=[.B62]" office:value-type="date" office:date-value="2020-04-13" calcext:value-type="date">
            <text:p>13/04</text:p>
          </table:table-cell>
          <table:table-cell table:style-name="ce50" table:formula="of:=[M_Dia_NA.C62]" office:value-type="float" office:value="126" calcext:value-type="float">
            <text:p>126</text:p>
          </table:table-cell>
          <table:table-cell table:style-name="ce50" table:formula="of:=[M_Dia_NA.E62]" office:value-type="float" office:value="303" calcext:value-type="float">
            <text:p>303</text:p>
          </table:table-cell>
          <table:table-cell table:style-name="ce50" table:formula="of:=[M_Dia_NA.I62]" office:value-type="float" office:value="86" calcext:value-type="float">
            <text:p>86</text:p>
          </table:table-cell>
          <table:table-cell table:style-name="ce50" table:formula="of:=[M_Dia_NA.P62]" office:value-type="float" office:value="84" calcext:value-type="float">
            <text:p>84</text:p>
          </table:table-cell>
          <table:table-cell table:style-name="ce50" table:formula="of:=[M_Dia_NA.Q62]" office:value-type="float" office:value="35" calcext:value-type="float">
            <text:p>35</text:p>
          </table:table-cell>
          <table:table-cell/>
          <table:table-cell table:formula="of:=[.A62]" office:value-type="string" office:string-value="L" calcext:value-type="string">
            <text:p>L</text:p>
          </table:table-cell>
          <table:table-cell table:style-name="ce113" table:formula="of:=[.B62]" office:value-type="date" office:date-value="2020-04-13" calcext:value-type="date">
            <text:p>13/04</text:p>
          </table:table-cell>
          <table:table-cell table:formula="of:=[M_Dia_NA.D62]" office:value-type="float" office:value="18" calcext:value-type="float">
            <text:p>18</text:p>
          </table:table-cell>
          <table:table-cell table:formula="of:=[M_Dia_NA.F62]" office:value-type="float" office:value="12" calcext:value-type="float">
            <text:p>12</text:p>
          </table:table-cell>
          <table:table-cell table:formula="of:=[M_Dia_NA.K62]" office:value-type="float" office:value="31" calcext:value-type="float">
            <text:p>31</text:p>
          </table:table-cell>
          <table:table-cell table:formula="of:=[M_Dia_NA.L62]" office:value-type="float" office:value="1" calcext:value-type="float">
            <text:p>1</text:p>
          </table:table-cell>
          <table:table-cell table:formula="of:=[M_Dia_NA.M62]" office:value-type="float" office:value="11" calcext:value-type="float">
            <text:p>11</text:p>
          </table:table-cell>
          <table:table-cell table:formula="of:=[M_Dia_NA.N62]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63]" office:value-type="date" office:date-value="2020-04-14" calcext:value-type="date">
            <text:p>14/04</text:p>
          </table:table-cell>
          <table:table-cell table:formula="of:=[M_Dia_NA.G63]" office:value-type="float" office:value="567" calcext:value-type="float">
            <text:p>567</text:p>
          </table:table-cell>
          <table:table-cell table:formula="of:=[M_Dia_NA.H63]" office:value-type="float" office:value="762" calcext:value-type="float">
            <text:p>762</text:p>
          </table:table-cell>
          <table:table-cell table:formula="of:=[M_Dia_NA.J63]" office:value-type="float" office:value="602" calcext:value-type="float">
            <text:p>602</text:p>
          </table:table-cell>
          <table:table-cell table:formula="of:=[M_Dia_NA.O63]" office:value-type="float" office:value="761" calcext:value-type="float">
            <text:p>761</text:p>
          </table:table-cell>
          <table:table-cell table:number-columns-repeated="2"/>
          <table:table-cell table:style-name="ce58" table:formula="of:=[.B63]" office:value-type="date" office:date-value="2020-04-14" calcext:value-type="date">
            <text:p>14/04</text:p>
          </table:table-cell>
          <table:table-cell table:formula="of:=[M_Dia_NA.C63]" office:value-type="float" office:value="170" calcext:value-type="float">
            <text:p>170</text:p>
          </table:table-cell>
          <table:table-cell table:formula="of:=[M_Dia_NA.E63]" office:value-type="float" office:value="254" calcext:value-type="float">
            <text:p>254</text:p>
          </table:table-cell>
          <table:table-cell table:formula="of:=[M_Dia_NA.I63]" office:value-type="float" office:value="122" calcext:value-type="float">
            <text:p>122</text:p>
          </table:table-cell>
          <table:table-cell table:formula="of:=[M_Dia_NA.P63]" office:value-type="float" office:value="90" calcext:value-type="float">
            <text:p>90</text:p>
          </table:table-cell>
          <table:table-cell table:formula="of:=[M_Dia_NA.Q63]" office:value-type="float" office:value="36" calcext:value-type="float">
            <text:p>36</text:p>
          </table:table-cell>
          <table:table-cell table:number-columns-repeated="2"/>
          <table:table-cell table:style-name="ce113" table:formula="of:=[.B63]" office:value-type="date" office:date-value="2020-04-14" calcext:value-type="date">
            <text:p>14/04</text:p>
          </table:table-cell>
          <table:table-cell table:formula="of:=[M_Dia_NA.D63]" office:value-type="float" office:value="16" calcext:value-type="float">
            <text:p>16</text:p>
          </table:table-cell>
          <table:table-cell table:formula="of:=[M_Dia_NA.F63]" office:value-type="float" office:value="14" calcext:value-type="float">
            <text:p>14</text:p>
          </table:table-cell>
          <table:table-cell table:formula="of:=[M_Dia_NA.K63]" office:value-type="float" office:value="41" calcext:value-type="float">
            <text:p>41</text:p>
          </table:table-cell>
          <table:table-cell table:formula="of:=[M_Dia_NA.L63]" office:value-type="float" office:value="0" calcext:value-type="float">
            <text:p>0</text:p>
          </table:table-cell>
          <table:table-cell table:formula="of:=[M_Dia_NA.M63]" office:value-type="float" office:value="13" calcext:value-type="float">
            <text:p>13</text:p>
          </table:table-cell>
          <table:table-cell table:formula="of:=[M_Dia_NA.N63]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64]" office:value-type="date" office:date-value="2020-04-15" calcext:value-type="date">
            <text:p>15/04</text:p>
          </table:table-cell>
          <table:table-cell table:formula="of:=[M_Dia_NA.G64]" office:value-type="float" office:value="523" calcext:value-type="float">
            <text:p>523</text:p>
          </table:table-cell>
          <table:table-cell table:formula="of:=[M_Dia_NA.H64]" office:value-type="float" office:value="1438" calcext:value-type="float">
            <text:p>1438</text:p>
          </table:table-cell>
          <table:table-cell table:formula="of:=[M_Dia_NA.J64]" office:value-type="float" office:value="578" calcext:value-type="float">
            <text:p>578</text:p>
          </table:table-cell>
          <table:table-cell table:formula="of:=[M_Dia_NA.O64]" office:value-type="float" office:value="861" calcext:value-type="float">
            <text:p>861</text:p>
          </table:table-cell>
          <table:table-cell table:number-columns-repeated="2"/>
          <table:table-cell table:style-name="ce58" table:formula="of:=[.B64]" office:value-type="date" office:date-value="2020-04-15" calcext:value-type="date">
            <text:p>15/04</text:p>
          </table:table-cell>
          <table:table-cell table:formula="of:=[M_Dia_NA.C64]" office:value-type="float" office:value="285" calcext:value-type="float">
            <text:p>285</text:p>
          </table:table-cell>
          <table:table-cell table:formula="of:=[M_Dia_NA.E64]" office:value-type="float" office:value="283" calcext:value-type="float">
            <text:p>283</text:p>
          </table:table-cell>
          <table:table-cell table:formula="of:=[M_Dia_NA.I64]" office:value-type="float" office:value="189" calcext:value-type="float">
            <text:p>189</text:p>
          </table:table-cell>
          <table:table-cell table:formula="of:=[M_Dia_NA.P64]" office:value-type="float" office:value="109" calcext:value-type="float">
            <text:p>109</text:p>
          </table:table-cell>
          <table:table-cell table:formula="of:=[M_Dia_NA.Q64]" office:value-type="float" office:value="64" calcext:value-type="float">
            <text:p>64</text:p>
          </table:table-cell>
          <table:table-cell table:number-columns-repeated="2"/>
          <table:table-cell table:style-name="ce113" table:formula="of:=[.B64]" office:value-type="date" office:date-value="2020-04-15" calcext:value-type="date">
            <text:p>15/04</text:p>
          </table:table-cell>
          <table:table-cell table:formula="of:=[M_Dia_NA.D64]" office:value-type="float" office:value="9" calcext:value-type="float">
            <text:p>9</text:p>
          </table:table-cell>
          <table:table-cell table:formula="of:=[M_Dia_NA.F64]" office:value-type="float" office:value="10" calcext:value-type="float">
            <text:p>10</text:p>
          </table:table-cell>
          <table:table-cell table:formula="of:=[M_Dia_NA.K64]" office:value-type="float" office:value="38" calcext:value-type="float">
            <text:p>38</text:p>
          </table:table-cell>
          <table:table-cell table:formula="of:=[M_Dia_NA.L64]" office:value-type="float" office:value="1" calcext:value-type="float">
            <text:p>1</text:p>
          </table:table-cell>
          <table:table-cell table:formula="of:=[M_Dia_NA.M64]" office:value-type="float" office:value="3" calcext:value-type="float">
            <text:p>3</text:p>
          </table:table-cell>
          <table:table-cell table:formula="of:=[M_Dia_NA.N64]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65]" office:value-type="date" office:date-value="2020-04-16" calcext:value-type="date">
            <text:p>16/04</text:p>
          </table:table-cell>
          <table:table-cell table:formula="of:=[M_Dia_NA.G65]" office:value-type="float" office:value="551" calcext:value-type="float">
            <text:p>551</text:p>
          </table:table-cell>
          <table:table-cell table:formula="of:=[M_Dia_NA.H65]" office:value-type="float" office:value="753" calcext:value-type="float">
            <text:p>753</text:p>
          </table:table-cell>
          <table:table-cell table:formula="of:=[M_Dia_NA.J65]" office:value-type="float" office:value="525" calcext:value-type="float">
            <text:p>525</text:p>
          </table:table-cell>
          <table:table-cell table:formula="of:=[M_Dia_NA.O65]" office:value-type="float" office:value="847" calcext:value-type="float">
            <text:p>847</text:p>
          </table:table-cell>
          <table:table-cell table:number-columns-repeated="2"/>
          <table:table-cell table:style-name="ce58" table:formula="of:=[.B65]" office:value-type="date" office:date-value="2020-04-16" calcext:value-type="date">
            <text:p>16/04</text:p>
          </table:table-cell>
          <table:table-cell table:formula="of:=[M_Dia_NA.C65]" office:value-type="float" office:value="315" calcext:value-type="float">
            <text:p>315</text:p>
          </table:table-cell>
          <table:table-cell table:formula="of:=[M_Dia_NA.E65]" office:value-type="float" office:value="417" calcext:value-type="float">
            <text:p>417</text:p>
          </table:table-cell>
          <table:table-cell table:formula="of:=[M_Dia_NA.I65]" office:value-type="float" office:value="181" calcext:value-type="float">
            <text:p>181</text:p>
          </table:table-cell>
          <table:table-cell table:formula="of:=[M_Dia_NA.P65]" office:value-type="float" office:value="108" calcext:value-type="float">
            <text:p>108</text:p>
          </table:table-cell>
          <table:table-cell table:formula="of:=[M_Dia_NA.Q65]" office:value-type="float" office:value="43" calcext:value-type="float">
            <text:p>43</text:p>
          </table:table-cell>
          <table:table-cell table:number-columns-repeated="2"/>
          <table:table-cell table:style-name="ce113" table:formula="of:=[.B65]" office:value-type="date" office:date-value="2020-04-16" calcext:value-type="date">
            <text:p>16/04</text:p>
          </table:table-cell>
          <table:table-cell table:formula="of:=[M_Dia_NA.D65]" office:value-type="float" office:value="17" calcext:value-type="float">
            <text:p>17</text:p>
          </table:table-cell>
          <table:table-cell table:formula="of:=[M_Dia_NA.F65]" office:value-type="float" office:value="12" calcext:value-type="float">
            <text:p>12</text:p>
          </table:table-cell>
          <table:table-cell table:formula="of:=[M_Dia_NA.K65]" office:value-type="float" office:value="42" calcext:value-type="float">
            <text:p>42</text:p>
          </table:table-cell>
          <table:table-cell table:formula="of:=[M_Dia_NA.L65]" office:value-type="float" office:value="0" calcext:value-type="float">
            <text:p>0</text:p>
          </table:table-cell>
          <table:table-cell table:formula="of:=[M_Dia_NA.M65]" office:value-type="float" office:value="6" calcext:value-type="float">
            <text:p>6</text:p>
          </table:table-cell>
          <table:table-cell table:formula="of:=[M_Dia_NA.N65]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66]" office:value-type="date" office:date-value="2020-04-17" calcext:value-type="date">
            <text:p>17/04</text:p>
          </table:table-cell>
          <table:table-cell table:formula="of:=[M_Dia_NA.G66]" office:value-type="float" office:value="585" calcext:value-type="float">
            <text:p>585</text:p>
          </table:table-cell>
          <table:table-cell table:formula="of:=[M_Dia_NA.H66]" office:value-type="float" office:value="761" calcext:value-type="float">
            <text:p>761</text:p>
          </table:table-cell>
          <table:table-cell table:formula="of:=[M_Dia_NA.J66]" office:value-type="float" office:value="575" calcext:value-type="float">
            <text:p>575</text:p>
          </table:table-cell>
          <table:table-cell table:formula="of:=[M_Dia_NA.O66]" office:value-type="float" office:value="891" calcext:value-type="float">
            <text:p>891</text:p>
          </table:table-cell>
          <table:table-cell table:number-columns-repeated="2"/>
          <table:table-cell table:style-name="ce58" table:formula="of:=[.B66]" office:value-type="date" office:date-value="2020-04-17" calcext:value-type="date">
            <text:p>17/04</text:p>
          </table:table-cell>
          <table:table-cell table:formula="of:=[M_Dia_NA.C66]" office:value-type="float" office:value="299" calcext:value-type="float">
            <text:p>299</text:p>
          </table:table-cell>
          <table:table-cell table:formula="of:=[M_Dia_NA.E66]" office:value-type="float" office:value="306" calcext:value-type="float">
            <text:p>306</text:p>
          </table:table-cell>
          <table:table-cell table:formula="of:=[M_Dia_NA.I66]" office:value-type="float" office:value="144" calcext:value-type="float">
            <text:p>144</text:p>
          </table:table-cell>
          <table:table-cell table:formula="of:=[M_Dia_NA.P66]" office:value-type="float" office:value="75" calcext:value-type="float">
            <text:p>75</text:p>
          </table:table-cell>
          <table:table-cell table:formula="of:=[M_Dia_NA.Q66]" office:value-type="float" office:value="44" calcext:value-type="float">
            <text:p>44</text:p>
          </table:table-cell>
          <table:table-cell table:number-columns-repeated="2"/>
          <table:table-cell table:style-name="ce113" table:formula="of:=[.B66]" office:value-type="date" office:date-value="2020-04-17" calcext:value-type="date">
            <text:p>17/04</text:p>
          </table:table-cell>
          <table:table-cell table:formula="of:=[M_Dia_NA.D66]" office:value-type="float" office:value="21" calcext:value-type="float">
            <text:p>21</text:p>
          </table:table-cell>
          <table:table-cell table:formula="of:=[M_Dia_NA.F66]" office:value-type="float" office:value="15" calcext:value-type="float">
            <text:p>15</text:p>
          </table:table-cell>
          <table:table-cell table:formula="of:=[M_Dia_NA.K66]" office:value-type="float" office:value="44" calcext:value-type="float">
            <text:p>44</text:p>
          </table:table-cell>
          <table:table-cell table:formula="of:=[M_Dia_NA.L66]" office:value-type="float" office:value="4" calcext:value-type="float">
            <text:p>4</text:p>
          </table:table-cell>
          <table:table-cell table:formula="of:=[M_Dia_NA.M66]" office:value-type="float" office:value="1" calcext:value-type="float">
            <text:p>1</text:p>
          </table:table-cell>
          <table:table-cell table:formula="of:=[M_Dia_NA.N66]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67]" office:value-type="date" office:date-value="2020-04-18" calcext:value-type="date">
            <text:p>18/04</text:p>
          </table:table-cell>
          <table:table-cell table:formula="of:=[M_Dia_NA.G67]" office:value-type="float" office:value="565" calcext:value-type="float">
            <text:p>565</text:p>
          </table:table-cell>
          <table:table-cell table:formula="of:=[M_Dia_NA.H67]" office:value-type="float" office:value="642" calcext:value-type="float">
            <text:p>642</text:p>
          </table:table-cell>
          <table:table-cell table:formula="of:=[M_Dia_NA.J67]" office:value-type="float" office:value="482" calcext:value-type="float">
            <text:p>482</text:p>
          </table:table-cell>
          <table:table-cell table:formula="of:=[M_Dia_NA.O67]" office:value-type="float" office:value="593" calcext:value-type="float">
            <text:p>593</text:p>
          </table:table-cell>
          <table:table-cell table:number-columns-repeated="2"/>
          <table:table-cell table:style-name="ce58" table:formula="of:=[.B67]" office:value-type="date" office:date-value="2020-04-18" calcext:value-type="date">
            <text:p>18/04</text:p>
          </table:table-cell>
          <table:table-cell table:formula="of:=[M_Dia_NA.C67]" office:value-type="float" office:value="242" calcext:value-type="float">
            <text:p>242</text:p>
          </table:table-cell>
          <table:table-cell table:formula="of:=[M_Dia_NA.E67]" office:value-type="float" office:value="290" calcext:value-type="float">
            <text:p>290</text:p>
          </table:table-cell>
          <table:table-cell table:formula="of:=[M_Dia_NA.I67]" office:value-type="float" office:value="142" calcext:value-type="float">
            <text:p>142</text:p>
          </table:table-cell>
          <table:table-cell table:formula="of:=[M_Dia_NA.P67]" office:value-type="float" office:value="76" calcext:value-type="float">
            <text:p>76</text:p>
          </table:table-cell>
          <table:table-cell table:formula="of:=[M_Dia_NA.Q67]" office:value-type="float" office:value="43" calcext:value-type="float">
            <text:p>43</text:p>
          </table:table-cell>
          <table:table-cell table:number-columns-repeated="2"/>
          <table:table-cell table:style-name="ce113" table:formula="of:=[.B67]" office:value-type="date" office:date-value="2020-04-18" calcext:value-type="date">
            <text:p>18/04</text:p>
          </table:table-cell>
          <table:table-cell table:formula="of:=[M_Dia_NA.D67]" office:value-type="float" office:value="12" calcext:value-type="float">
            <text:p>12</text:p>
          </table:table-cell>
          <table:table-cell table:formula="of:=[M_Dia_NA.F67]" office:value-type="float" office:value="10" calcext:value-type="float">
            <text:p>10</text:p>
          </table:table-cell>
          <table:table-cell table:formula="of:=[M_Dia_NA.K67]" office:value-type="float" office:value="41" calcext:value-type="float">
            <text:p>41</text:p>
          </table:table-cell>
          <table:table-cell table:formula="of:=[M_Dia_NA.L67]" office:value-type="float" office:value="0" calcext:value-type="float">
            <text:p>0</text:p>
          </table:table-cell>
          <table:table-cell table:formula="of:=[M_Dia_NA.M67]" office:value-type="float" office:value="11" calcext:value-type="float">
            <text:p>11</text:p>
          </table:table-cell>
          <table:table-cell table:formula="of:=[M_Dia_NA.N67]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83"/>
          <table:table-cell table:style-name="ce59" table:formula="of:=[M_Dia_NA.B68]" office:value-type="date" office:date-value="2020-04-19" calcext:value-type="date">
            <text:p>19/04</text:p>
          </table:table-cell>
          <table:table-cell table:style-name="ce51" table:formula="of:=[M_Dia_NA.G68]" office:value-type="float" office:value="410" calcext:value-type="float">
            <text:p>410</text:p>
          </table:table-cell>
          <table:table-cell table:style-name="ce51" table:formula="of:=[M_Dia_NA.H68]" office:value-type="float" office:value="395" calcext:value-type="float">
            <text:p>395</text:p>
          </table:table-cell>
          <table:table-cell table:style-name="ce51" table:formula="of:=[M_Dia_NA.J68]" office:value-type="float" office:value="433" calcext:value-type="float">
            <text:p>433</text:p>
          </table:table-cell>
          <table:table-cell table:style-name="ce51" table:formula="of:=[M_Dia_NA.O68]" office:value-type="float" office:value="449" calcext:value-type="float">
            <text:p>449</text:p>
          </table:table-cell>
          <table:table-cell table:style-name="ce77"/>
          <table:table-cell table:style-name="ce83"/>
          <table:table-cell table:style-name="ce59" table:formula="of:=[.B68]" office:value-type="date" office:date-value="2020-04-19" calcext:value-type="date">
            <text:p>19/04</text:p>
          </table:table-cell>
          <table:table-cell table:style-name="ce51" table:formula="of:=[M_Dia_NA.C68]" office:value-type="float" office:value="184" calcext:value-type="float">
            <text:p>184</text:p>
          </table:table-cell>
          <table:table-cell table:style-name="ce51" table:formula="of:=[M_Dia_NA.E68]" office:value-type="float" office:value="230" calcext:value-type="float">
            <text:p>230</text:p>
          </table:table-cell>
          <table:table-cell table:style-name="ce51" table:formula="of:=[M_Dia_NA.I68]" office:value-type="float" office:value="83" calcext:value-type="float">
            <text:p>83</text:p>
          </table:table-cell>
          <table:table-cell table:style-name="ce51" table:formula="of:=[M_Dia_NA.P68]" office:value-type="float" office:value="77" calcext:value-type="float">
            <text:p>77</text:p>
          </table:table-cell>
          <table:table-cell table:style-name="ce51" table:formula="of:=[M_Dia_NA.Q68]" office:value-type="float" office:value="25" calcext:value-type="float">
            <text:p>25</text:p>
          </table:table-cell>
          <table:table-cell table:style-name="ce77"/>
          <table:table-cell table:style-name="ce51"/>
          <table:table-cell table:style-name="ce122" table:formula="of:=[.B68]" office:value-type="date" office:date-value="2020-04-19" calcext:value-type="date">
            <text:p>19/04</text:p>
          </table:table-cell>
          <table:table-cell table:style-name="ce51" table:formula="of:=[M_Dia_NA.D68]" office:value-type="float" office:value="9" calcext:value-type="float">
            <text:p>9</text:p>
          </table:table-cell>
          <table:table-cell table:style-name="ce51" table:formula="of:=[M_Dia_NA.F68]" office:value-type="float" office:value="9" calcext:value-type="float">
            <text:p>9</text:p>
          </table:table-cell>
          <table:table-cell table:style-name="ce51" table:formula="of:=[M_Dia_NA.K68]" office:value-type="float" office:value="39" calcext:value-type="float">
            <text:p>39</text:p>
          </table:table-cell>
          <table:table-cell table:style-name="ce51" table:formula="of:=[M_Dia_NA.L68]" office:value-type="float" office:value="1" calcext:value-type="float">
            <text:p>1</text:p>
          </table:table-cell>
          <table:table-cell table:style-name="ce51" table:formula="of:=[M_Dia_NA.M68]" office:value-type="float" office:value="6" calcext:value-type="float">
            <text:p>6</text:p>
          </table:table-cell>
          <table:table-cell table:style-name="ce51" table:formula="of:=[M_Dia_NA.N68]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86" table:formula="of:=[M_Acu_NA_2.A69]" office:value-type="string" office:string-value="L" calcext:value-type="string">
            <text:p>L</text:p>
          </table:table-cell>
          <table:table-cell table:style-name="ce57" table:formula="of:=[M_Dia_NA.B69]" office:value-type="date" office:date-value="2020-04-20" calcext:value-type="date">
            <text:p>20/04</text:p>
          </table:table-cell>
          <table:table-cell table:style-name="ce50" table:formula="of:=[M_Dia_NA.G69]" office:value-type="float" office:value="399" calcext:value-type="float">
            <text:p>399</text:p>
          </table:table-cell>
          <table:table-cell table:style-name="ce50" table:formula="of:=[M_Dia_NA.H69]" office:value-type="float" office:value="547" calcext:value-type="float">
            <text:p>547</text:p>
          </table:table-cell>
          <table:table-cell table:style-name="ce50" table:formula="of:=[M_Dia_NA.J69]" office:value-type="float" office:value="454" calcext:value-type="float">
            <text:p>454</text:p>
          </table:table-cell>
          <table:table-cell table:style-name="ce50" table:formula="of:=[M_Dia_NA.O69]" office:value-type="float" office:value="828" calcext:value-type="float">
            <text:p>828</text:p>
          </table:table-cell>
          <table:table-cell table:style-name="ce77"/>
          <table:table-cell table:style-name="ce80" table:formula="of:=[.A69]" office:value-type="string" office:string-value="L" calcext:value-type="string">
            <text:p>L</text:p>
          </table:table-cell>
          <table:table-cell table:style-name="ce57" table:formula="of:=[.B69]" office:value-type="date" office:date-value="2020-04-20" calcext:value-type="date">
            <text:p>20/04</text:p>
          </table:table-cell>
          <table:table-cell table:style-name="ce50" table:formula="of:=[M_Dia_NA.C69]" office:value-type="float" office:value="110" calcext:value-type="float">
            <text:p>110</text:p>
          </table:table-cell>
          <table:table-cell table:style-name="ce50" table:formula="of:=[M_Dia_NA.E69]" office:value-type="float" office:value="145" calcext:value-type="float">
            <text:p>145</text:p>
          </table:table-cell>
          <table:table-cell table:style-name="ce50" table:formula="of:=[M_Dia_NA.I69]" office:value-type="float" office:value="67" calcext:value-type="float">
            <text:p>67</text:p>
          </table:table-cell>
          <table:table-cell table:style-name="ce50" table:formula="of:=[M_Dia_NA.P69]" office:value-type="float" office:value="73" calcext:value-type="float">
            <text:p>73</text:p>
          </table:table-cell>
          <table:table-cell table:style-name="ce50" table:formula="of:=[M_Dia_NA.Q69]" office:value-type="float" office:value="36" calcext:value-type="float">
            <text:p>36</text:p>
          </table:table-cell>
          <table:table-cell/>
          <table:table-cell table:formula="of:=[.A69]" office:value-type="string" office:string-value="L" calcext:value-type="string">
            <text:p>L</text:p>
          </table:table-cell>
          <table:table-cell table:style-name="ce113" table:formula="of:=[.B69]" office:value-type="date" office:date-value="2020-04-20" calcext:value-type="date">
            <text:p>20/04</text:p>
          </table:table-cell>
          <table:table-cell table:formula="of:=[M_Dia_NA.D69]" office:value-type="float" office:value="18" calcext:value-type="float">
            <text:p>18</text:p>
          </table:table-cell>
          <table:table-cell table:formula="of:=[M_Dia_NA.F69]" office:value-type="float" office:value="9" calcext:value-type="float">
            <text:p>9</text:p>
          </table:table-cell>
          <table:table-cell table:formula="of:=[M_Dia_NA.K69]" office:value-type="float" office:value="77" calcext:value-type="float">
            <text:p>77</text:p>
          </table:table-cell>
          <table:table-cell table:formula="of:=[M_Dia_NA.L69]" office:value-type="float" office:value="2" calcext:value-type="float">
            <text:p>2</text:p>
          </table:table-cell>
          <table:table-cell table:formula="of:=[M_Dia_NA.M69]" office:value-type="float" office:value="0" calcext:value-type="float">
            <text:p>0</text:p>
          </table:table-cell>
          <table:table-cell table:formula="of:=[M_Dia_NA.N69]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70]" office:value-type="date" office:date-value="2020-04-21" calcext:value-type="date">
            <text:p>21/04</text:p>
          </table:table-cell>
          <table:table-cell table:formula="of:=[M_Dia_NA.G70]" office:value-type="float" office:value="430" calcext:value-type="float">
            <text:p>430</text:p>
          </table:table-cell>
          <table:table-cell table:formula="of:=[M_Dia_NA.H70]" office:value-type="float" office:value="531" calcext:value-type="float">
            <text:p>531</text:p>
          </table:table-cell>
          <table:table-cell table:formula="of:=[M_Dia_NA.J70]" office:value-type="float" office:value="534" calcext:value-type="float">
            <text:p>534</text:p>
          </table:table-cell>
          <table:table-cell table:formula="of:=[M_Dia_NA.O70]" office:value-type="float" office:value="763" calcext:value-type="float">
            <text:p>763</text:p>
          </table:table-cell>
          <table:table-cell table:number-columns-repeated="2"/>
          <table:table-cell table:style-name="ce58" table:formula="of:=[.B70]" office:value-type="date" office:date-value="2020-04-21" calcext:value-type="date">
            <text:p>21/04</text:p>
          </table:table-cell>
          <table:table-cell table:formula="of:=[M_Dia_NA.C70]" office:value-type="float" office:value="194" calcext:value-type="float">
            <text:p>194</text:p>
          </table:table-cell>
          <table:table-cell table:formula="of:=[M_Dia_NA.E70]" office:value-type="float" office:value="170" calcext:value-type="float">
            <text:p>170</text:p>
          </table:table-cell>
          <table:table-cell table:formula="of:=[M_Dia_NA.I70]" office:value-type="float" office:value="165" calcext:value-type="float">
            <text:p>165</text:p>
          </table:table-cell>
          <table:table-cell table:formula="of:=[M_Dia_NA.P70]" office:value-type="float" office:value="50" calcext:value-type="float">
            <text:p>50</text:p>
          </table:table-cell>
          <table:table-cell table:formula="of:=[M_Dia_NA.Q70]" office:value-type="float" office:value="49" calcext:value-type="float">
            <text:p>49</text:p>
          </table:table-cell>
          <table:table-cell table:number-columns-repeated="2"/>
          <table:table-cell table:style-name="ce113" table:formula="of:=[.B70]" office:value-type="date" office:date-value="2020-04-21" calcext:value-type="date">
            <text:p>21/04</text:p>
          </table:table-cell>
          <table:table-cell table:formula="of:=[M_Dia_NA.D70]" office:value-type="float" office:value="21" calcext:value-type="float">
            <text:p>21</text:p>
          </table:table-cell>
          <table:table-cell table:formula="of:=[M_Dia_NA.F70]" office:value-type="float" office:value="6" calcext:value-type="float">
            <text:p>6</text:p>
          </table:table-cell>
          <table:table-cell table:formula="of:=[M_Dia_NA.K70]" office:value-type="float" office:value="43" calcext:value-type="float">
            <text:p>43</text:p>
          </table:table-cell>
          <table:table-cell table:formula="of:=[M_Dia_NA.L70]" office:value-type="float" office:value="3" calcext:value-type="float">
            <text:p>3</text:p>
          </table:table-cell>
          <table:table-cell table:formula="of:=[M_Dia_NA.M70]" office:value-type="float" office:value="9" calcext:value-type="float">
            <text:p>9</text:p>
          </table:table-cell>
          <table:table-cell table:formula="of:=[M_Dia_NA.N70]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71]" office:value-type="date" office:date-value="2020-04-22" calcext:value-type="date">
            <text:p>22/04</text:p>
          </table:table-cell>
          <table:table-cell table:formula="of:=[M_Dia_NA.G71]" office:value-type="float" office:value="435" calcext:value-type="float">
            <text:p>435</text:p>
          </table:table-cell>
          <table:table-cell table:formula="of:=[M_Dia_NA.H71]" office:value-type="float" office:value="544" calcext:value-type="float">
            <text:p>544</text:p>
          </table:table-cell>
          <table:table-cell table:formula="of:=[M_Dia_NA.J71]" office:value-type="float" office:value="437" calcext:value-type="float">
            <text:p>437</text:p>
          </table:table-cell>
          <table:table-cell table:formula="of:=[M_Dia_NA.O71]" office:value-type="float" office:value="638" calcext:value-type="float">
            <text:p>638</text:p>
          </table:table-cell>
          <table:table-cell table:number-columns-repeated="2"/>
          <table:table-cell table:style-name="ce58" table:formula="of:=[.B71]" office:value-type="date" office:date-value="2020-04-22" calcext:value-type="date">
            <text:p>22/04</text:p>
          </table:table-cell>
          <table:table-cell table:formula="of:=[M_Dia_NA.C71]" office:value-type="float" office:value="281" calcext:value-type="float">
            <text:p>281</text:p>
          </table:table-cell>
          <table:table-cell table:formula="of:=[M_Dia_NA.E71]" office:value-type="float" office:value="264" calcext:value-type="float">
            <text:p>264</text:p>
          </table:table-cell>
          <table:table-cell table:formula="of:=[M_Dia_NA.I71]" office:value-type="float" office:value="138" calcext:value-type="float">
            <text:p>138</text:p>
          </table:table-cell>
          <table:table-cell table:formula="of:=[M_Dia_NA.P71]" office:value-type="float" office:value="60" calcext:value-type="float">
            <text:p>60</text:p>
          </table:table-cell>
          <table:table-cell table:formula="of:=[M_Dia_NA.Q71]" office:value-type="float" office:value="30" calcext:value-type="float">
            <text:p>30</text:p>
          </table:table-cell>
          <table:table-cell table:number-columns-repeated="2"/>
          <table:table-cell table:style-name="ce113" table:formula="of:=[.B71]" office:value-type="date" office:date-value="2020-04-22" calcext:value-type="date">
            <text:p>22/04</text:p>
          </table:table-cell>
          <table:table-cell table:formula="of:=[M_Dia_NA.D71]" office:value-type="float" office:value="19" calcext:value-type="float">
            <text:p>19</text:p>
          </table:table-cell>
          <table:table-cell table:formula="of:=[M_Dia_NA.F71]" office:value-type="float" office:value="14" calcext:value-type="float">
            <text:p>14</text:p>
          </table:table-cell>
          <table:table-cell table:formula="of:=[M_Dia_NA.K71]" office:value-type="float" office:value="39" calcext:value-type="float">
            <text:p>39</text:p>
          </table:table-cell>
          <table:table-cell table:formula="of:=[M_Dia_NA.L71]" office:value-type="float" office:value="2" calcext:value-type="float">
            <text:p>2</text:p>
          </table:table-cell>
          <table:table-cell table:formula="of:=[M_Dia_NA.M71]" office:value-type="float" office:value="6" calcext:value-type="float">
            <text:p>6</text:p>
          </table:table-cell>
          <table:table-cell table:formula="of:=[M_Dia_NA.N71]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72]" office:value-type="date" office:date-value="2020-04-23" calcext:value-type="date">
            <text:p>23/04</text:p>
          </table:table-cell>
          <table:table-cell table:formula="of:=[M_Dia_NA.G72]" office:value-type="float" office:value="440" calcext:value-type="float">
            <text:p>440</text:p>
          </table:table-cell>
          <table:table-cell table:formula="of:=[M_Dia_NA.H72]" office:value-type="float" office:value="516" calcext:value-type="float">
            <text:p>516</text:p>
          </table:table-cell>
          <table:table-cell table:formula="of:=[M_Dia_NA.J72]" office:value-type="float" office:value="464" calcext:value-type="float">
            <text:p>464</text:p>
          </table:table-cell>
          <table:table-cell table:formula="of:=[M_Dia_NA.O72]" office:value-type="float" office:value="768" calcext:value-type="float">
            <text:p>768</text:p>
          </table:table-cell>
          <table:table-cell table:number-columns-repeated="2"/>
          <table:table-cell table:style-name="ce58" table:formula="of:=[.B72]" office:value-type="date" office:date-value="2020-04-23" calcext:value-type="date">
            <text:p>23/04</text:p>
          </table:table-cell>
          <table:table-cell table:formula="of:=[M_Dia_NA.C72]" office:value-type="float" office:value="215" calcext:value-type="float">
            <text:p>215</text:p>
          </table:table-cell>
          <table:table-cell table:formula="of:=[M_Dia_NA.E72]" office:value-type="float" office:value="228" calcext:value-type="float">
            <text:p>228</text:p>
          </table:table-cell>
          <table:table-cell table:formula="of:=[M_Dia_NA.I72]" office:value-type="float" office:value="123" calcext:value-type="float">
            <text:p>123</text:p>
          </table:table-cell>
          <table:table-cell table:formula="of:=[M_Dia_NA.P72]" office:value-type="float" office:value="54" calcext:value-type="float">
            <text:p>54</text:p>
          </table:table-cell>
          <table:table-cell table:formula="of:=[M_Dia_NA.Q72]" office:value-type="float" office:value="41" calcext:value-type="float">
            <text:p>41</text:p>
          </table:table-cell>
          <table:table-cell table:number-columns-repeated="2"/>
          <table:table-cell table:style-name="ce113" table:formula="of:=[.B72]" office:value-type="date" office:date-value="2020-04-23" calcext:value-type="date">
            <text:p>23/04</text:p>
          </table:table-cell>
          <table:table-cell table:formula="of:=[M_Dia_NA.D72]" office:value-type="float" office:value="12" calcext:value-type="float">
            <text:p>12</text:p>
          </table:table-cell>
          <table:table-cell table:formula="of:=[M_Dia_NA.F72]" office:value-type="float" office:value="10" calcext:value-type="float">
            <text:p>10</text:p>
          </table:table-cell>
          <table:table-cell table:formula="of:=[M_Dia_NA.K72]" office:value-type="float" office:value="25" calcext:value-type="float">
            <text:p>25</text:p>
          </table:table-cell>
          <table:table-cell table:formula="of:=[M_Dia_NA.L72]" office:value-type="float" office:value="3" calcext:value-type="float">
            <text:p>3</text:p>
          </table:table-cell>
          <table:table-cell table:formula="of:=[M_Dia_NA.M72]" office:value-type="float" office:value="11" calcext:value-type="float">
            <text:p>11</text:p>
          </table:table-cell>
          <table:table-cell table:formula="of:=[M_Dia_NA.N72]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73]" office:value-type="date" office:date-value="2020-04-24" calcext:value-type="date">
            <text:p>24/04</text:p>
          </table:table-cell>
          <table:table-cell table:formula="of:=[M_Dia_NA.G73]" office:value-type="float" office:value="367" calcext:value-type="float">
            <text:p>367</text:p>
          </table:table-cell>
          <table:table-cell table:formula="of:=[M_Dia_NA.H73]" office:value-type="float" office:value="389" calcext:value-type="float">
            <text:p>389</text:p>
          </table:table-cell>
          <table:table-cell table:formula="of:=[M_Dia_NA.J73]" office:value-type="float" office:value="420" calcext:value-type="float">
            <text:p>420</text:p>
          </table:table-cell>
          <table:table-cell table:formula="of:=[M_Dia_NA.O73]" office:value-type="float" office:value="813" calcext:value-type="float">
            <text:p>813</text:p>
          </table:table-cell>
          <table:table-cell table:number-columns-repeated="2"/>
          <table:table-cell table:style-name="ce58" table:formula="of:=[.B73]" office:value-type="date" office:date-value="2020-04-24" calcext:value-type="date">
            <text:p>24/04</text:p>
          </table:table-cell>
          <table:table-cell table:formula="of:=[M_Dia_NA.C73]" office:value-type="float" office:value="227" calcext:value-type="float">
            <text:p>227</text:p>
          </table:table-cell>
          <table:table-cell table:formula="of:=[M_Dia_NA.E73]" office:value-type="float" office:value="189" calcext:value-type="float">
            <text:p>189</text:p>
          </table:table-cell>
          <table:table-cell table:formula="of:=[M_Dia_NA.I73]" office:value-type="float" office:value="112" calcext:value-type="float">
            <text:p>112</text:p>
          </table:table-cell>
          <table:table-cell table:formula="of:=[M_Dia_NA.P73]" office:value-type="float" office:value="44" calcext:value-type="float">
            <text:p>44</text:p>
          </table:table-cell>
          <table:table-cell table:formula="of:=[M_Dia_NA.Q73]" office:value-type="float" office:value="37" calcext:value-type="float">
            <text:p>37</text:p>
          </table:table-cell>
          <table:table-cell table:number-columns-repeated="2"/>
          <table:table-cell table:style-name="ce113" table:formula="of:=[.B73]" office:value-type="date" office:date-value="2020-04-24" calcext:value-type="date">
            <text:p>24/04</text:p>
          </table:table-cell>
          <table:table-cell table:formula="of:=[M_Dia_NA.D73]" office:value-type="float" office:value="8" calcext:value-type="float">
            <text:p>8</text:p>
          </table:table-cell>
          <table:table-cell table:formula="of:=[M_Dia_NA.F73]" office:value-type="float" office:value="9" calcext:value-type="float">
            <text:p>9</text:p>
          </table:table-cell>
          <table:table-cell table:formula="of:=[M_Dia_NA.K73]" office:value-type="float" office:value="220" calcext:value-type="float">
            <text:p>220</text:p>
          </table:table-cell>
          <table:table-cell table:formula="of:=[M_Dia_NA.L73]" office:value-type="float" office:value="2" calcext:value-type="float">
            <text:p>2</text:p>
          </table:table-cell>
          <table:table-cell table:formula="of:=[M_Dia_NA.M73]" office:value-type="float" office:value="11" calcext:value-type="float">
            <text:p>11</text:p>
          </table:table-cell>
          <table:table-cell table:formula="of:=[M_Dia_NA.N73]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74]" office:value-type="date" office:date-value="2020-04-25" calcext:value-type="date">
            <text:p>25/04</text:p>
          </table:table-cell>
          <table:table-cell table:formula="of:=[M_Dia_NA.G74]" office:value-type="float" office:value="378" calcext:value-type="float">
            <text:p>378</text:p>
          </table:table-cell>
          <table:table-cell table:formula="of:=[M_Dia_NA.H74]" office:value-type="float" office:value="369" calcext:value-type="float">
            <text:p>369</text:p>
          </table:table-cell>
          <table:table-cell table:formula="of:=[M_Dia_NA.J74]" office:value-type="float" office:value="415" calcext:value-type="float">
            <text:p>415</text:p>
          </table:table-cell>
          <table:table-cell table:formula="of:=[M_Dia_NA.O74]" office:value-type="float" office:value="413" calcext:value-type="float">
            <text:p>413</text:p>
          </table:table-cell>
          <table:table-cell table:number-columns-repeated="2"/>
          <table:table-cell table:style-name="ce58" table:formula="of:=[.B74]" office:value-type="date" office:date-value="2020-04-25" calcext:value-type="date">
            <text:p>25/04</text:p>
          </table:table-cell>
          <table:table-cell table:formula="of:=[M_Dia_NA.C74]" office:value-type="float" office:value="179" calcext:value-type="float">
            <text:p>179</text:p>
          </table:table-cell>
          <table:table-cell table:formula="of:=[M_Dia_NA.E74]" office:value-type="float" office:value="238" calcext:value-type="float">
            <text:p>238</text:p>
          </table:table-cell>
          <table:table-cell table:formula="of:=[M_Dia_NA.I74]" office:value-type="float" office:value="120" calcext:value-type="float">
            <text:p>120</text:p>
          </table:table-cell>
          <table:table-cell table:formula="of:=[M_Dia_NA.P74]" office:value-type="float" office:value="29" calcext:value-type="float">
            <text:p>29</text:p>
          </table:table-cell>
          <table:table-cell table:formula="of:=[M_Dia_NA.Q74]" office:value-type="float" office:value="10" calcext:value-type="float">
            <text:p>10</text:p>
          </table:table-cell>
          <table:table-cell table:number-columns-repeated="2"/>
          <table:table-cell table:style-name="ce113" table:formula="of:=[.B74]" office:value-type="date" office:date-value="2020-04-25" calcext:value-type="date">
            <text:p>25/04</text:p>
          </table:table-cell>
          <table:table-cell table:formula="of:=[M_Dia_NA.D74]" office:value-type="float" office:value="6" calcext:value-type="float">
            <text:p>6</text:p>
          </table:table-cell>
          <table:table-cell table:formula="of:=[M_Dia_NA.F74]" office:value-type="float" office:value="15" calcext:value-type="float">
            <text:p>15</text:p>
          </table:table-cell>
          <table:table-cell table:formula="of:=[M_Dia_NA.K74]" office:value-type="float" office:value="49" calcext:value-type="float">
            <text:p>49</text:p>
          </table:table-cell>
          <table:table-cell table:formula="of:=[M_Dia_NA.L74]" office:value-type="float" office:value="0" calcext:value-type="float">
            <text:p>0</text:p>
          </table:table-cell>
          <table:table-cell table:formula="of:=[M_Dia_NA.M74]" office:value-type="float" office:value="2" calcext:value-type="float">
            <text:p>2</text:p>
          </table:table-cell>
          <table:table-cell table:formula="of:=[M_Dia_NA.N74]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75]" office:value-type="date" office:date-value="2020-04-26" calcext:value-type="date">
            <text:p>26/04</text:p>
          </table:table-cell>
          <table:table-cell table:formula="of:=[M_Dia_NA.G75]" office:value-type="float" office:value="288" calcext:value-type="float">
            <text:p>288</text:p>
          </table:table-cell>
          <table:table-cell table:formula="of:=[M_Dia_NA.H75]" office:value-type="float" office:value="242" calcext:value-type="float">
            <text:p>242</text:p>
          </table:table-cell>
          <table:table-cell table:formula="of:=[M_Dia_NA.J75]" office:value-type="float" office:value="260" calcext:value-type="float">
            <text:p>260</text:p>
          </table:table-cell>
          <table:table-cell table:formula="of:=[M_Dia_NA.O75]" office:value-type="float" office:value="360" calcext:value-type="float">
            <text:p>360</text:p>
          </table:table-cell>
          <table:table-cell table:number-columns-repeated="2"/>
          <table:table-cell table:style-name="ce58" table:formula="of:=[.B75]" office:value-type="date" office:date-value="2020-04-26" calcext:value-type="date">
            <text:p>26/04</text:p>
          </table:table-cell>
          <table:table-cell table:formula="of:=[M_Dia_NA.C75]" office:value-type="float" office:value="140" calcext:value-type="float">
            <text:p>140</text:p>
          </table:table-cell>
          <table:table-cell table:formula="of:=[M_Dia_NA.E75]" office:value-type="float" office:value="177" calcext:value-type="float">
            <text:p>177</text:p>
          </table:table-cell>
          <table:table-cell table:formula="of:=[M_Dia_NA.I75]" office:value-type="float" office:value="66" calcext:value-type="float">
            <text:p>66</text:p>
          </table:table-cell>
          <table:table-cell table:formula="of:=[M_Dia_NA.P75]" office:value-type="float" office:value="40" calcext:value-type="float">
            <text:p>40</text:p>
          </table:table-cell>
          <table:table-cell table:formula="of:=[M_Dia_NA.Q75]" office:value-type="float" office:value="14" calcext:value-type="float">
            <text:p>14</text:p>
          </table:table-cell>
          <table:table-cell table:number-columns-repeated="2"/>
          <table:table-cell table:style-name="ce113" table:formula="of:=[.B75]" office:value-type="date" office:date-value="2020-04-26" calcext:value-type="date">
            <text:p>26/04</text:p>
          </table:table-cell>
          <table:table-cell table:formula="of:=[M_Dia_NA.D75]" office:value-type="float" office:value="6" calcext:value-type="float">
            <text:p>6</text:p>
          </table:table-cell>
          <table:table-cell table:formula="of:=[M_Dia_NA.F75]" office:value-type="float" office:value="4" calcext:value-type="float">
            <text:p>4</text:p>
          </table:table-cell>
          <table:table-cell table:formula="of:=[M_Dia_NA.K75]" office:value-type="float" office:value="24" calcext:value-type="float">
            <text:p>24</text:p>
          </table:table-cell>
          <table:table-cell table:formula="of:=[M_Dia_NA.L75]" office:value-type="float" office:value="3" calcext:value-type="float">
            <text:p>3</text:p>
          </table:table-cell>
          <table:table-cell table:formula="of:=[M_Dia_NA.M75]" office:value-type="float" office:value="0" calcext:value-type="float">
            <text:p>0</text:p>
          </table:table-cell>
          <table:table-cell table:formula="of:=[M_Dia_NA.N75]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76]" office:value-type="date" office:date-value="2020-04-27" calcext:value-type="date">
            <text:p>27/04</text:p>
          </table:table-cell>
          <table:table-cell table:formula="of:=[M_Dia_NA.G76]" office:value-type="float" office:value="331" calcext:value-type="float">
            <text:p>331</text:p>
          </table:table-cell>
          <table:table-cell table:formula="of:=[M_Dia_NA.H76]" office:value-type="float" office:value="437" calcext:value-type="float">
            <text:p>437</text:p>
          </table:table-cell>
          <table:table-cell table:formula="of:=[M_Dia_NA.J76]" office:value-type="float" office:value="333" calcext:value-type="float">
            <text:p>333</text:p>
          </table:table-cell>
          <table:table-cell table:formula="of:=[M_Dia_NA.O76]" office:value-type="float" office:value="586" calcext:value-type="float">
            <text:p>586</text:p>
          </table:table-cell>
          <table:table-cell table:number-columns-repeated="2"/>
          <table:table-cell table:style-name="ce58" table:formula="of:=[.B76]" office:value-type="date" office:date-value="2020-04-27" calcext:value-type="date">
            <text:p>27/04</text:p>
          </table:table-cell>
          <table:table-cell table:formula="of:=[M_Dia_NA.C76]" office:value-type="float" office:value="110" calcext:value-type="float">
            <text:p>110</text:p>
          </table:table-cell>
          <table:table-cell table:formula="of:=[M_Dia_NA.E76]" office:value-type="float" office:value="113" calcext:value-type="float">
            <text:p>113</text:p>
          </table:table-cell>
          <table:table-cell table:formula="of:=[M_Dia_NA.I76]" office:value-type="float" office:value="43" calcext:value-type="float">
            <text:p>43</text:p>
          </table:table-cell>
          <table:table-cell table:formula="of:=[M_Dia_NA.P76]" office:value-type="float" office:value="21" calcext:value-type="float">
            <text:p>21</text:p>
          </table:table-cell>
          <table:table-cell table:formula="of:=[M_Dia_NA.Q76]" office:value-type="float" office:value="53" calcext:value-type="float">
            <text:p>53</text:p>
          </table:table-cell>
          <table:table-cell table:number-columns-repeated="2"/>
          <table:table-cell table:style-name="ce113" table:formula="of:=[.B76]" office:value-type="date" office:date-value="2020-04-27" calcext:value-type="date">
            <text:p>27/04</text:p>
          </table:table-cell>
          <table:table-cell table:formula="of:=[M_Dia_NA.D76]" office:value-type="float" office:value="7" calcext:value-type="float">
            <text:p>7</text:p>
          </table:table-cell>
          <table:table-cell table:formula="of:=[M_Dia_NA.F76]" office:value-type="float" office:value="5" calcext:value-type="float">
            <text:p>5</text:p>
          </table:table-cell>
          <table:table-cell table:formula="of:=[M_Dia_NA.K76]" office:value-type="float" office:value="15" calcext:value-type="float">
            <text:p>15</text:p>
          </table:table-cell>
          <table:table-cell table:formula="of:=[M_Dia_NA.L76]" office:value-type="float" office:value="0" calcext:value-type="float">
            <text:p>0</text:p>
          </table:table-cell>
          <table:table-cell table:formula="of:=[M_Dia_NA.M76]" office:value-type="float" office:value="0" calcext:value-type="float">
            <text:p>0</text:p>
          </table:table-cell>
          <table:table-cell table:formula="of:=[M_Dia_NA.N76]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77]" office:value-type="date" office:date-value="2020-04-28" calcext:value-type="date">
            <text:p>28/04</text:p>
          </table:table-cell>
          <table:table-cell table:formula="of:=[M_Dia_NA.G77]" office:value-type="float" office:value="301" calcext:value-type="float">
            <text:p>301</text:p>
          </table:table-cell>
          <table:table-cell table:formula="of:=[M_Dia_NA.H77]" office:value-type="float" office:value="367" calcext:value-type="float">
            <text:p>367</text:p>
          </table:table-cell>
          <table:table-cell table:formula="of:=[M_Dia_NA.J77]" office:value-type="float" office:value="382" calcext:value-type="float">
            <text:p>382</text:p>
          </table:table-cell>
          <table:table-cell table:number-columns-repeated="3"/>
          <table:table-cell table:style-name="ce58" table:formula="of:=[.B77]" office:value-type="date" office:date-value="2020-04-28" calcext:value-type="date">
            <text:p>28/04</text:p>
          </table:table-cell>
          <table:table-cell table:formula="of:=[M_Dia_NA.C77]" office:value-type="float" office:value="163" calcext:value-type="float">
            <text:p>163</text:p>
          </table:table-cell>
          <table:table-cell table:formula="of:=[M_Dia_NA.E77]" office:value-type="float" office:value="124" calcext:value-type="float">
            <text:p>124</text:p>
          </table:table-cell>
          <table:table-cell table:formula="of:=[M_Dia_NA.I77]" office:value-type="float" office:value="48" calcext:value-type="float">
            <text:p>48</text:p>
          </table:table-cell>
          <table:table-cell/>
          <table:table-cell table:formula="of:=[M_Dia_NA.Q77]" office:value-type="float" office:value="36" calcext:value-type="float">
            <text:p>36</text:p>
          </table:table-cell>
          <table:table-cell table:number-columns-repeated="2"/>
          <table:table-cell table:style-name="ce113" table:formula="of:=[.B77]" office:value-type="date" office:date-value="2020-04-28" calcext:value-type="date">
            <text:p>28/04</text:p>
          </table:table-cell>
          <table:table-cell table:formula="of:=[M_Dia_NA.D77]" office:value-type="float" office:value="20" calcext:value-type="float">
            <text:p>20</text:p>
          </table:table-cell>
          <table:table-cell table:formula="of:=[M_Dia_NA.F77]" office:value-type="float" office:value="7" calcext:value-type="float">
            <text:p>7</text:p>
          </table:table-cell>
          <table:table-cell table:formula="of:=[M_Dia_NA.K77]" office:value-type="float" office:value="57" calcext:value-type="float">
            <text:p>57</text:p>
          </table:table-cell>
          <table:table-cell table:formula="of:=[M_Dia_NA.L77]" office:value-type="float" office:value="1" calcext:value-type="float">
            <text:p>1</text:p>
          </table:table-cell>
          <table:table-cell table:formula="of:=[M_Dia_NA.M77]" office:value-type="float" office:value="2" calcext:value-type="float">
            <text:p>2</text:p>
          </table:table-cell>
          <table:table-cell table:formula="of:=[M_Dia_NA.N77]" office:value-type="float" office:value="20" calcext:value-type="float">
            <text:p>20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ce86"/>
          <table:table-cell table:number-columns-repeated="14"/>
          <table:table-cell table:style-name="ce113"/>
          <table:table-cell table:number-columns-repeated="13"/>
        </table:table-row>
        <table:table-row table:style-name="ro1">
          <table:table-cell/>
          <table:table-cell office:value-type="string" calcext:value-type="string">
            <text:p>MAXIMO</text:p>
          </table:table-cell>
          <table:table-cell table:formula="of:=MAX([.C9:.C79])" office:value-type="float" office:value="950" calcext:value-type="float">
            <text:p>950</text:p>
          </table:table-cell>
          <table:table-cell table:formula="of:=MAX([.D9:.D79])" office:value-type="float" office:value="1438" calcext:value-type="float">
            <text:p>1438</text:p>
          </table:table-cell>
          <table:table-cell table:formula="of:=MAX([.E9:.E79])" office:value-type="float" office:value="969" calcext:value-type="float">
            <text:p>969</text:p>
          </table:table-cell>
          <table:table-cell table:formula="of:=MAX([.F9:.F79])" office:value-type="float" office:value="980" calcext:value-type="float">
            <text:p>980</text:p>
          </table:table-cell>
          <table:table-cell table:style-name="ce49" table:number-columns-repeated="3"/>
          <table:table-cell table:formula="of:=MAX([.J9:.J79])" office:value-type="float" office:value="315" calcext:value-type="float">
            <text:p>315</text:p>
          </table:table-cell>
          <table:table-cell table:formula="of:=MAX([.K9:.K79])" office:value-type="float" office:value="496" calcext:value-type="float">
            <text:p>496</text:p>
          </table:table-cell>
          <table:table-cell table:formula="of:=MAX([.L9:.L79])" office:value-type="float" office:value="234" calcext:value-type="float">
            <text:p>234</text:p>
          </table:table-cell>
          <table:table-cell table:formula="of:=MAX([.M9:.M79])" office:value-type="float" office:value="111" calcext:value-type="float">
            <text:p>111</text:p>
          </table:table-cell>
          <table:table-cell table:formula="of:=MAX([.N9:.N79])" office:value-type="float" office:value="66" calcext:value-type="float">
            <text:p>66</text:p>
          </table:table-cell>
          <table:table-cell table:number-columns-repeated="2"/>
          <table:table-cell table:style-name="ce113"/>
          <table:table-cell table:formula="of:=MAX([.R9:.R79])" office:value-type="float" office:value="30" calcext:value-type="float">
            <text:p>30</text:p>
          </table:table-cell>
          <table:table-cell table:formula="of:=MAX([.S9:.S79])" office:value-type="float" office:value="22" calcext:value-type="float">
            <text:p>22</text:p>
          </table:table-cell>
          <table:table-cell table:formula="of:=MAX([.T9:.T79])" office:value-type="float" office:value="220" calcext:value-type="float">
            <text:p>220</text:p>
          </table:table-cell>
          <table:table-cell table:formula="of:=MAX([.U9:.U79])" office:value-type="float" office:value="8" calcext:value-type="float">
            <text:p>8</text:p>
          </table:table-cell>
          <table:table-cell table:formula="of:=MAX([.V9:.V79])" office:value-type="float" office:value="13" calcext:value-type="float">
            <text:p>13</text:p>
          </table:table-cell>
          <table:table-cell table:formula="of:=MAX([.W9:.W79])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49" table:number-columns-repeated="3"/>
          <table:table-cell table:number-columns-repeated="7"/>
          <table:table-cell table:style-name="ce113"/>
          <table:table-cell table:number-columns-repeated="13"/>
        </table:table-row>
        <table:table-row table:style-name="ro1">
          <table:table-cell/>
          <table:table-cell table:style-name="ce86" office:value-type="string" calcext:value-type="string">
            <text:p>SUMA</text:p>
          </table:table-cell>
          <table:table-cell table:formula="of:=SUM([.C9:.C79])" office:value-type="float" office:value="24058" calcext:value-type="float">
            <text:p>24058</text:p>
          </table:table-cell>
          <table:table-cell table:formula="of:=SUM([.D9:.D79])" office:value-type="float" office:value="23660" calcext:value-type="float">
            <text:p>23660</text:p>
          </table:table-cell>
          <table:table-cell table:formula="of:=SUM([.E9:.E79])" office:value-type="float" office:value="27359" calcext:value-type="float">
            <text:p>27359</text:p>
          </table:table-cell>
          <table:table-cell table:formula="of:=SUM([.F9:.F79])" office:value-type="float" office:value="21678" calcext:value-type="float">
            <text:p>21678</text:p>
          </table:table-cell>
          <table:table-cell table:style-name="ce49" table:number-columns-repeated="3"/>
          <table:table-cell table:formula="of:=SUM([.J9:.J79])" office:value-type="float" office:value="5913" calcext:value-type="float">
            <text:p>5913</text:p>
          </table:table-cell>
          <table:table-cell table:formula="of:=SUM([.K9:.K79])" office:value-type="float" office:value="7331" calcext:value-type="float">
            <text:p>7331</text:p>
          </table:table-cell>
          <table:table-cell table:formula="of:=SUM([.L9:.L79])" office:value-type="float" office:value="4566" calcext:value-type="float">
            <text:p>4566</text:p>
          </table:table-cell>
          <table:table-cell table:formula="of:=SUM([.M9:.M79])" office:value-type="float" office:value="2335" calcext:value-type="float">
            <text:p>2335</text:p>
          </table:table-cell>
          <table:table-cell table:formula="of:=SUM([.N9:.N79])" office:value-type="float" office:value="1699" calcext:value-type="float">
            <text:p>1699</text:p>
          </table:table-cell>
          <table:table-cell table:number-columns-repeated="2"/>
          <table:table-cell table:style-name="ce113"/>
          <table:table-cell table:formula="of:=SUM([.R9:.R79])" office:value-type="float" office:value="569" calcext:value-type="float">
            <text:p>569</text:p>
          </table:table-cell>
          <table:table-cell table:formula="of:=SUM([.S9:.S79])" office:value-type="float" office:value="434" calcext:value-type="float">
            <text:p>434</text:p>
          </table:table-cell>
          <table:table-cell table:formula="of:=SUM([.T9:.T79])" office:value-type="float" office:value="1159" calcext:value-type="float">
            <text:p>1159</text:p>
          </table:table-cell>
          <table:table-cell table:formula="of:=SUM([.U9:.U79])" office:value-type="float" office:value="89" calcext:value-type="float">
            <text:p>89</text:p>
          </table:table-cell>
          <table:table-cell table:formula="of:=SUM([.V9:.V79])" office:value-type="float" office:value="195" calcext:value-type="float">
            <text:p>195</text:p>
          </table:table-cell>
          <table:table-cell table:formula="of:=SUM([.W9:.W79])" office:value-type="float" office:value="948" calcext:value-type="float">
            <text:p>948</text:p>
          </table:table-cell>
          <table:table-cell table:number-columns-repeated="7"/>
        </table:table-row>
        <table:table-row table:style-name="ro1">
          <table:table-cell/>
          <table:table-cell table:style-name="ce86"/>
          <table:table-cell table:number-columns-repeated="4"/>
          <table:table-cell table:style-name="ce49" table:number-columns-repeated="3"/>
          <table:table-cell table:number-columns-repeated="7"/>
          <table:table-cell table:style-name="ce113"/>
          <table:table-cell table:number-columns-repeated="13"/>
        </table:table-row>
        <table:table-row table:style-name="ro1">
          <table:table-cell/>
          <table:table-cell table:style-name="ce86"/>
          <table:table-cell table:formula="of:=[.C8]" office:value-type="string" office:string-value="España" calcext:value-type="string">
            <text:p>España</text:p>
          </table:table-cell>
          <table:table-cell table:formula="of:=[.D8]" office:value-type="string" office:string-value="Francia" calcext:value-type="string">
            <text:p>Francia</text:p>
          </table:table-cell>
          <table:table-cell table:formula="of:=[.E8]" office:value-type="string" office:string-value="Italia" calcext:value-type="string">
            <text:p>Italia</text:p>
          </table:table-cell>
          <table:table-cell table:formula="of:=[.F8]" office:value-type="string" office:string-value="Reino Unido" calcext:value-type="string">
            <text:p>Reino Unido</text:p>
          </table:table-cell>
          <table:table-cell table:style-name="ce49" table:number-columns-repeated="3"/>
          <table:table-cell table:formula="of:=[.J8]" office:value-type="string" office:string-value="Alemania" calcext:value-type="string">
            <text:p>Alemania</text:p>
          </table:table-cell>
          <table:table-cell table:formula="of:=[.K8]" office:value-type="string" office:string-value="Bélgica" calcext:value-type="string">
            <text:p>Bélgica</text:p>
          </table:table-cell>
          <table:table-cell table:formula="of:=[.L8]" office:value-type="string" office:string-value="Holanda" calcext:value-type="string">
            <text:p>Holanda</text:p>
          </table:table-cell>
          <table:table-cell table:formula="of:=[.M8]" office:value-type="string" office:string-value="Suecia" calcext:value-type="string">
            <text:p>Suecia</text:p>
          </table:table-cell>
          <table:table-cell table:formula="of:=[.N8]" office:value-type="string" office:string-value="Suiza" calcext:value-type="string">
            <text:p>Suiza</text:p>
          </table:table-cell>
          <table:table-cell table:number-columns-repeated="2"/>
          <table:table-cell table:style-name="ce113"/>
          <table:table-cell table:formula="of:=[.R8]" office:value-type="string" office:string-value="Austria" calcext:value-type="string">
            <text:p>Austria</text:p>
          </table:table-cell>
          <table:table-cell table:formula="of:=[.S8]" office:value-type="string" office:string-value="Dinamarca" calcext:value-type="string">
            <text:p>Dinamarca</text:p>
          </table:table-cell>
          <table:table-cell table:formula="of:=[.T8]" office:value-type="string" office:string-value="Irlanda" calcext:value-type="string">
            <text:p>Irlanda</text:p>
          </table:table-cell>
          <table:table-cell table:formula="of:=[.U8]" office:value-type="string" office:string-value="Luxemburgo" calcext:value-type="string">
            <text:p>Luxemburgo</text:p>
          </table:table-cell>
          <table:table-cell table:formula="of:=[.V8]" office:value-type="string" office:string-value="Noruega" calcext:value-type="string">
            <text:p>Noruega</text:p>
          </table:table-cell>
          <table:table-cell table:formula="of:=[.W8]" office:value-type="string" office:string-value="Portugal" calcext:value-type="string">
            <text:p>Portugal</text:p>
          </table:table-cell>
          <table:table-cell table:number-columns-repeated="7"/>
        </table:table-row>
        <table:table-row table:style-name="ro1" table:number-rows-repeated="2">
          <table:table-cell/>
          <table:table-cell table:style-name="ce86"/>
          <table:table-cell table:number-columns-repeated="14"/>
          <table:table-cell table:style-name="ce113"/>
          <table:table-cell table:number-columns-repeated="13"/>
        </table:table-row>
        <table:table-row table:style-name="ro1" table:number-rows-repeated="34">
          <table:table-cell table:number-columns-repeated="16"/>
          <table:table-cell table:style-name="ce113"/>
          <table:table-cell table:number-columns-repeated="13"/>
        </table:table-row>
        <table:table-row table:style-name="ro1" table:number-rows-repeated="1048454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M_Acu_A_2" table:style-name="ta1">
        <office:forms form:automatic-focus="false" form:apply-design-mode="false"/>
        <table:table-column table:style-name="co33" table:default-cell-style-name="Default"/>
        <table:table-column table:style-name="co1" table:number-columns-repeated="7" table:default-cell-style-name="Default"/>
        <table:table-column table:style-name="co34" table:default-cell-style-name="Default"/>
        <table:table-column table:style-name="co1" table:number-columns-repeated="6" table:default-cell-style-name="Default"/>
        <table:table-column table:style-name="co1" table:default-cell-style-name="ce49"/>
        <table:table-column table:style-name="co35" table:default-cell-style-name="ce49"/>
        <table:table-column table:style-name="co1" table:number-columns-repeated="7" table:default-cell-style-name="ce49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style-name="ce49" table:number-columns-repeated="13"/>
          <table:table-cell table:number-columns-repeated="9"/>
        </table:table-row>
        <table:table-row table:style-name="ro1">
          <table:table-cell/>
          <table:table-cell table:style-name="ce54" office:value-type="string" calcext:value-type="string">
            <text:p>Datos de diferentes países, ajustados a la población</text:p>
          </table:table-cell>
          <table:table-cell table:style-name="ce49" table:number-columns-repeated="13"/>
          <table:table-cell table:number-columns-repeated="9"/>
        </table:table-row>
        <table:table-row table:style-name="ro1">
          <table:table-cell/>
          <table:table-cell table:style-name="ce55" office:value-type="string" calcext:value-type="string">
            <text:p>Muertes acumuladas</text:p>
          </table:table-cell>
          <table:table-cell table:style-name="ce49" table:number-columns-repeated="5"/>
          <table:table-cell table:style-name="ce60" table:number-columns-repeated="6"/>
          <table:table-cell table:style-name="ce49"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ce49" table:number-columns-repeated="5"/>
          <table:table-cell table:style-name="ce101" table:number-columns-repeated="6"/>
          <table:table-cell table:style-name="ce49" table:number-columns-repeated="2"/>
          <table:table-cell table:number-columns-repeated="9"/>
        </table:table-row>
        <table:table-row table:style-name="ro1">
          <table:table-cell/>
          <table:table-cell office:value-type="string" calcext:value-type="string">
            <text:p>Población en 2018, mayores de 65 años</text:p>
          </table:table-cell>
          <table:table-cell table:style-name="ce49" table:number-columns-repeated="13"/>
          <table:table-cell table:number-columns-repeated="9"/>
        </table:table-row>
        <table:table-row table:style-name="ro1">
          <table:table-cell/>
          <table:table-cell table:style-name="ce60" office:value-type="string" calcext:value-type="string">
            <text:p>Habitantes</text:p>
          </table:table-cell>
          <table:table-cell table:style-name="ce87" table:formula="of:=[M_Acu_A.E6]" office:value-type="float" office:value="2.1729891036" calcext:value-type="float">
            <text:p>2.2</text:p>
          </table:table-cell>
          <table:table-cell table:style-name="ce87" table:formula="of:=[M_Acu_A.G6]" office:value-type="float" office:value="8.4802245" calcext:value-type="float">
            <text:p>8.5</text:p>
          </table:table-cell>
          <table:table-cell table:style-name="ce87" table:formula="of:=[M_Acu_A.H6]" office:value-type="float" office:value="13.3516155574" calcext:value-type="float">
            <text:p>13.4</text:p>
          </table:table-cell>
          <table:table-cell table:style-name="ce87" table:formula="of:=[M_Acu_A.J6]" office:value-type="float" office:value="13.5013035906" calcext:value-type="float">
            <text:p>13.5</text:p>
          </table:table-cell>
          <table:table-cell table:style-name="ce87" table:formula="of:=[M_Acu_A.J6]" office:value-type="float" office:value="13.5013035906" calcext:value-type="float">
            <text:p>13.5</text:p>
          </table:table-cell>
          <table:table-cell table:style-name="ce87" table:number-columns-repeated="3"/>
          <table:table-cell table:style-name="ce87" table:formula="of:=[M_Acu_A.I6]" office:value-type="float" office:value="3.275884548" calcext:value-type="float">
            <text:p>3.3</text:p>
          </table:table-cell>
          <table:table-cell table:style-name="ce87" table:formula="of:=[M_Acu_A.K6]" office:value-type="float" office:value="0.67506426" calcext:value-type="float">
            <text:p>0.7</text:p>
          </table:table-cell>
          <table:table-cell table:style-name="ce87" table:formula="of:=[M_Acu_A.L6]" office:value-type="float" office:value="0.0965821597" calcext:value-type="float">
            <text:p>0.1</text:p>
          </table:table-cell>
          <table:table-cell table:style-name="ce87" table:formula="of:=[M_Acu_A.P6]" office:value-type="float" office:value="2.0453506815" calcext:value-type="float">
            <text:p>2.0</text:p>
          </table:table-cell>
          <table:table-cell table:style-name="ce87" table:formula="of:=[M_Acu_A.Q6]" office:value-type="float" office:value="1.5209011706" calcext:value-type="float">
            <text:p>1.5</text:p>
          </table:table-cell>
          <table:table-cell table:number-columns-repeated="3"/>
          <table:table-cell table:style-name="ce109" table:formula="of:=[M_Acu_A.C6]" office:value-type="float" office:value="17.9903499932" calcext:value-type="float">
            <text:p>18.0</text:p>
          </table:table-cell>
          <table:table-cell table:style-name="ce109" table:formula="of:=[M_Acu_A.D6]" office:value-type="float" office:value="1.709431128" calcext:value-type="float">
            <text:p>1.7</text:p>
          </table:table-cell>
          <table:table-cell table:style-name="ce109" table:formula="of:=[M_Acu_A.F6]" office:value-type="float" office:value="1.1282052884" calcext:value-type="float">
            <text:p>1.1</text:p>
          </table:table-cell>
          <table:table-cell table:style-name="ce109" table:formula="of:=[M_Acu_A.M6]" office:value-type="float" office:value="0.907900279" calcext:value-type="float">
            <text:p>0.9</text:p>
          </table:table-cell>
          <table:table-cell table:style-name="ce109" table:formula="of:=[M_Acu_A.N6]" office:value-type="float" office:value="2.0980228818" calcext:value-type="float">
            <text:p>2.1</text:p>
          </table:table-cell>
          <table:table-cell/>
        </table:table-row>
        <table:table-row table:style-name="ro1">
          <table:table-cell table:number-columns-repeated="24"/>
        </table:table-row>
        <table:table-row table:style-name="ro1">
          <table:table-cell table:style-name="ce83"/>
          <table:table-cell table:style-name="ce107"/>
          <table:table-cell table:style-name="ce89" table:formula="of:=[M_Acu_A.E8]" office:value-type="string" office:string-value="Bélgica" calcext:value-type="string">
            <text:p>Bélgica</text:p>
          </table:table-cell>
          <table:table-cell table:style-name="ce89" table:formula="of:=[M_Acu_A.G8]" office:value-type="string" office:string-value="España" calcext:value-type="string">
            <text:p>España</text:p>
          </table:table-cell>
          <table:table-cell table:style-name="ce89" table:formula="of:=[M_Acu_A.H8]" office:value-type="string" office:string-value="Francia" calcext:value-type="string">
            <text:p>Francia</text:p>
          </table:table-cell>
          <table:table-cell table:style-name="ce89" table:formula="of:=[M_Acu_A.J8]" office:value-type="string" office:string-value="Italia" calcext:value-type="string">
            <text:p>Italia</text:p>
          </table:table-cell>
          <table:table-cell table:style-name="ce89" table:formula="of:=[M_Acu_A.O8]" office:value-type="string" office:string-value="Reino Unido" calcext:value-type="string">
            <text:p>Reino Unido</text:p>
          </table:table-cell>
          <table:table-cell table:style-name="ce109"/>
          <table:table-cell table:style-name="ce89"/>
          <table:table-cell table:style-name="ce123"/>
          <table:table-cell table:style-name="ce89" table:formula="of:=[M_Acu_A.I8]" office:value-type="string" office:string-value="Holanda" calcext:value-type="string">
            <text:p>Holanda</text:p>
          </table:table-cell>
          <table:table-cell table:style-name="ce89" table:formula="of:=[M_Acu_A.K8]" office:value-type="string" office:string-value="Irlanda" calcext:value-type="string">
            <text:p>Irlanda</text:p>
          </table:table-cell>
          <table:table-cell table:style-name="ce89" table:formula="of:=[M_Acu_A.L8]" office:value-type="string" office:string-value="Luxemburgo" calcext:value-type="string">
            <text:p>Luxemburgo</text:p>
          </table:table-cell>
          <table:table-cell table:style-name="ce89" table:formula="of:=[M_Acu_A.P8]" office:value-type="string" office:string-value="Suecia" calcext:value-type="string">
            <text:p>Suecia</text:p>
          </table:table-cell>
          <table:table-cell table:style-name="ce89" table:formula="of:=[M_Acu_A.Q8]" office:value-type="string" office:string-value="Suiza" calcext:value-type="string">
            <text:p>Suiza</text:p>
          </table:table-cell>
          <table:table-cell/>
          <table:table-cell table:style-name="ce51"/>
          <table:table-cell table:style-name="ce56"/>
          <table:table-cell table:style-name="ce89" table:formula="of:=[M_Acu_A.C8]" office:value-type="string" office:string-value="Alemania" calcext:value-type="string">
            <text:p>Alemania</text:p>
          </table:table-cell>
          <table:table-cell table:style-name="ce89" table:formula="of:=[M_Acu_A.D8]" office:value-type="string" office:string-value="Austria" calcext:value-type="string">
            <text:p>Austria</text:p>
          </table:table-cell>
          <table:table-cell table:style-name="ce89" table:formula="of:=[M_Acu_A.F8]" office:value-type="string" office:string-value="Dinamarca" calcext:value-type="string">
            <text:p>Dinamarca</text:p>
          </table:table-cell>
          <table:table-cell table:style-name="ce89" table:formula="of:=[M_Acu_A.M8]" office:value-type="string" office:string-value="Noruega" calcext:value-type="string">
            <text:p>Noruega</text:p>
          </table:table-cell>
          <table:table-cell table:style-name="ce89" table:formula="of:=[M_Acu_A.N8]" office:value-type="string" office:string-value="Portugal" calcext:value-type="string">
            <text:p>Portugal</text:p>
          </table:table-cell>
          <table:table-cell/>
        </table:table-row>
        <table:table-row table:style-name="ro1">
          <table:table-cell/>
          <table:table-cell table:style-name="ce57" table:formula="of:=[M_Acu_A.B9]" office:value-type="date" office:date-value="2020-02-20" calcext:value-type="date">
            <text:p>20/02</text:p>
          </table:table-cell>
          <table:table-cell table:style-name="ce87" table:number-columns-repeated="7"/>
          <table:table-cell table:style-name="ce57" table:formula="of:=[.B9]" office:value-type="date" office:date-value="2020-02-20" calcext:value-type="date">
            <text:p>20/02</text:p>
          </table:table-cell>
          <table:table-cell table:style-name="ce87" table:number-columns-repeated="5"/>
          <table:table-cell table:number-columns-repeated="2"/>
          <table:table-cell table:style-name="ce58" table:formula="of:=[.B9]" office:value-type="date" office:date-value="2020-02-20" calcext:value-type="date">
            <text:p>20/02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10]" office:value-type="date" office:date-value="2020-02-21" calcext:value-type="date">
            <text:p>21/02</text:p>
          </table:table-cell>
          <table:table-cell table:style-name="ce87" table:number-columns-repeated="2"/>
          <table:table-cell table:style-name="ce87" table:formula="of:=[M_Acu_A.H10]" office:value-type="float" office:value="0.0748973033039256" calcext:value-type="float">
            <text:p>0.1</text:p>
          </table:table-cell>
          <table:table-cell table:style-name="ce87" table:formula="of:=[M_Acu_A.J10]" office:value-type="float" office:value="0.0740669220042003" calcext:value-type="float">
            <text:p>0.1</text:p>
          </table:table-cell>
          <table:table-cell table:style-name="ce87" table:number-columns-repeated="3"/>
          <table:table-cell table:style-name="ce58" table:formula="of:=[.B10]" office:value-type="date" office:date-value="2020-02-21" calcext:value-type="date">
            <text:p>21/02</text:p>
          </table:table-cell>
          <table:table-cell table:style-name="ce87" table:number-columns-repeated="5"/>
          <table:table-cell table:number-columns-repeated="2"/>
          <table:table-cell table:style-name="ce58" table:formula="of:=[.B10]" office:value-type="date" office:date-value="2020-02-21" calcext:value-type="date">
            <text:p>21/02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11]" office:value-type="date" office:date-value="2020-02-22" calcext:value-type="date">
            <text:p>22/02</text:p>
          </table:table-cell>
          <table:table-cell table:style-name="ce87" table:number-columns-repeated="2"/>
          <table:table-cell table:style-name="ce87" table:formula="of:=[M_Acu_A.H11]" office:value-type="float" office:value="0.0748973033039256" calcext:value-type="float">
            <text:p>0.1</text:p>
          </table:table-cell>
          <table:table-cell table:style-name="ce87" table:formula="of:=[M_Acu_A.J11]" office:value-type="float" office:value="0.148133844008401" calcext:value-type="float">
            <text:p>0.1</text:p>
          </table:table-cell>
          <table:table-cell table:style-name="ce87" table:number-columns-repeated="3"/>
          <table:table-cell table:style-name="ce58" table:formula="of:=[.B11]" office:value-type="date" office:date-value="2020-02-22" calcext:value-type="date">
            <text:p>22/02</text:p>
          </table:table-cell>
          <table:table-cell table:style-name="ce87" table:number-columns-repeated="5"/>
          <table:table-cell table:number-columns-repeated="2"/>
          <table:table-cell table:style-name="ce58" table:formula="of:=[.B11]" office:value-type="date" office:date-value="2020-02-22" calcext:value-type="date">
            <text:p>22/02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12]" office:value-type="date" office:date-value="2020-02-23" calcext:value-type="date">
            <text:p>23/02</text:p>
          </table:table-cell>
          <table:table-cell table:style-name="ce87" table:number-columns-repeated="2"/>
          <table:table-cell table:style-name="ce87" table:formula="of:=[M_Acu_A.H12]" office:value-type="float" office:value="0.0748973033039256" calcext:value-type="float">
            <text:p>0.1</text:p>
          </table:table-cell>
          <table:table-cell table:style-name="ce87" table:formula="of:=[M_Acu_A.J12]" office:value-type="float" office:value="0.222200766012601" calcext:value-type="float">
            <text:p>0.2</text:p>
          </table:table-cell>
          <table:table-cell table:style-name="ce87" table:number-columns-repeated="2"/>
          <table:table-cell table:style-name="ce89"/>
          <table:table-cell table:style-name="ce59" table:formula="of:=[.B12]" office:value-type="date" office:date-value="2020-02-23" calcext:value-type="date">
            <text:p>23/02</text:p>
          </table:table-cell>
          <table:table-cell table:style-name="ce89" table:number-columns-repeated="5"/>
          <table:table-cell table:number-columns-repeated="2"/>
          <table:table-cell table:style-name="ce58" table:formula="of:=[.B12]" office:value-type="date" office:date-value="2020-02-23" calcext:value-type="date">
            <text:p>23/02</text:p>
          </table:table-cell>
          <table:table-cell table:number-columns-repeated="6"/>
        </table:table-row>
        <table:table-row table:style-name="ro1">
          <table:table-cell table:style-name="ce80" table:formula="of:=[M_Acu_A.A13]" office:value-type="string" office:string-value="L" calcext:value-type="string">
            <text:p>L</text:p>
          </table:table-cell>
          <table:table-cell table:style-name="ce57" table:formula="of:=[M_Acu_A.B13]" office:value-type="date" office:date-value="2020-02-24" calcext:value-type="date">
            <text:p>24/02</text:p>
          </table:table-cell>
          <table:table-cell table:style-name="ce88" table:number-columns-repeated="2"/>
          <table:table-cell table:style-name="ce88" table:formula="of:=[M_Acu_A.H13]" office:value-type="float" office:value="0.0748973033039256" calcext:value-type="float">
            <text:p>0.1</text:p>
          </table:table-cell>
          <table:table-cell table:style-name="ce88" table:formula="of:=[M_Acu_A.J13]" office:value-type="float" office:value="0.518468454029402" calcext:value-type="float">
            <text:p>0.5</text:p>
          </table:table-cell>
          <table:table-cell table:style-name="ce88"/>
          <table:table-cell table:style-name="ce109"/>
          <table:table-cell table:style-name="ce86" table:formula="of:=[.A13]" office:value-type="string" office:string-value="L" calcext:value-type="string">
            <text:p>L</text:p>
          </table:table-cell>
          <table:table-cell table:style-name="ce58" table:formula="of:=[.B13]" office:value-type="date" office:date-value="2020-02-24" calcext:value-type="date">
            <text:p>24/02</text:p>
          </table:table-cell>
          <table:table-cell table:style-name="ce88" table:number-columns-repeated="5"/>
          <table:table-cell/>
          <table:table-cell table:style-name="ce50" table:formula="of:=[.A13]" office:value-type="string" office:string-value="L" calcext:value-type="string">
            <text:p>L</text:p>
          </table:table-cell>
          <table:table-cell table:style-name="ce57" table:formula="of:=[.B13]" office:value-type="date" office:date-value="2020-02-24" calcext:value-type="date">
            <text:p>24/02</text:p>
          </table:table-cell>
          <table:table-cell table:style-name="ce50" table:number-columns-repeated="5"/>
          <table:table-cell/>
        </table:table-row>
        <table:table-row table:style-name="ro1">
          <table:table-cell/>
          <table:table-cell table:style-name="ce58" table:formula="of:=[M_Acu_A.B14]" office:value-type="date" office:date-value="2020-02-25" calcext:value-type="date">
            <text:p>25/02</text:p>
          </table:table-cell>
          <table:table-cell table:style-name="ce87" table:number-columns-repeated="2"/>
          <table:table-cell table:style-name="ce87" table:formula="of:=[M_Acu_A.H14]" office:value-type="float" office:value="0.0748973033039256" calcext:value-type="float">
            <text:p>0.1</text:p>
          </table:table-cell>
          <table:table-cell table:style-name="ce87" table:formula="of:=[M_Acu_A.J14]" office:value-type="float" office:value="0.740669220042003" calcext:value-type="float">
            <text:p>0.7</text:p>
          </table:table-cell>
          <table:table-cell table:style-name="ce87" table:number-columns-repeated="3"/>
          <table:table-cell table:style-name="ce58" table:formula="of:=[.B14]" office:value-type="date" office:date-value="2020-02-25" calcext:value-type="date">
            <text:p>25/02</text:p>
          </table:table-cell>
          <table:table-cell table:style-name="ce87" table:number-columns-repeated="5"/>
          <table:table-cell table:number-columns-repeated="2"/>
          <table:table-cell table:style-name="ce58" table:formula="of:=[.B14]" office:value-type="date" office:date-value="2020-02-25" calcext:value-type="date">
            <text:p>25/02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15]" office:value-type="date" office:date-value="2020-02-26" calcext:value-type="date">
            <text:p>26/02</text:p>
          </table:table-cell>
          <table:table-cell table:style-name="ce87" table:number-columns-repeated="2"/>
          <table:table-cell table:style-name="ce87" table:formula="of:=[M_Acu_A.H15]" office:value-type="float" office:value="0.149794606607851" calcext:value-type="float">
            <text:p>0.1</text:p>
          </table:table-cell>
          <table:table-cell table:style-name="ce87" table:formula="of:=[M_Acu_A.J15]" office:value-type="float" office:value="0.888803064050404" calcext:value-type="float">
            <text:p>0.9</text:p>
          </table:table-cell>
          <table:table-cell table:style-name="ce87" table:number-columns-repeated="3"/>
          <table:table-cell table:style-name="ce58" table:formula="of:=[.B15]" office:value-type="date" office:date-value="2020-02-26" calcext:value-type="date">
            <text:p>26/02</text:p>
          </table:table-cell>
          <table:table-cell table:style-name="ce87" table:number-columns-repeated="5"/>
          <table:table-cell table:number-columns-repeated="2"/>
          <table:table-cell table:style-name="ce58" table:formula="of:=[.B15]" office:value-type="date" office:date-value="2020-02-26" calcext:value-type="date">
            <text:p>26/02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16]" office:value-type="date" office:date-value="2020-02-27" calcext:value-type="date">
            <text:p>27/02</text:p>
          </table:table-cell>
          <table:table-cell table:style-name="ce87" table:number-columns-repeated="2"/>
          <table:table-cell table:style-name="ce87" table:formula="of:=[M_Acu_A.H16]" office:value-type="float" office:value="0.149794606607851" calcext:value-type="float">
            <text:p>0.1</text:p>
          </table:table-cell>
          <table:table-cell table:style-name="ce87" table:formula="of:=[M_Acu_A.J16]" office:value-type="float" office:value="1.25913767407141" calcext:value-type="float">
            <text:p>1.3</text:p>
          </table:table-cell>
          <table:table-cell table:style-name="ce87" table:number-columns-repeated="3"/>
          <table:table-cell table:style-name="ce58" table:formula="of:=[.B16]" office:value-type="date" office:date-value="2020-02-27" calcext:value-type="date">
            <text:p>27/02</text:p>
          </table:table-cell>
          <table:table-cell table:style-name="ce87" table:number-columns-repeated="5"/>
          <table:table-cell table:number-columns-repeated="2"/>
          <table:table-cell table:style-name="ce58" table:formula="of:=[.B16]" office:value-type="date" office:date-value="2020-02-27" calcext:value-type="date">
            <text:p>27/02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17]" office:value-type="date" office:date-value="2020-02-28" calcext:value-type="date">
            <text:p>28/02</text:p>
          </table:table-cell>
          <table:table-cell table:style-name="ce87" table:number-columns-repeated="2"/>
          <table:table-cell table:style-name="ce87" table:formula="of:=[M_Acu_A.H17]" office:value-type="float" office:value="0.149794606607851" calcext:value-type="float">
            <text:p>0.1</text:p>
          </table:table-cell>
          <table:table-cell table:style-name="ce87" table:formula="of:=[M_Acu_A.J17]" office:value-type="float" office:value="1.55540536208821" calcext:value-type="float">
            <text:p>1.6</text:p>
          </table:table-cell>
          <table:table-cell table:style-name="ce87" table:number-columns-repeated="3"/>
          <table:table-cell table:style-name="ce58" table:formula="of:=[.B17]" office:value-type="date" office:date-value="2020-02-28" calcext:value-type="date">
            <text:p>28/02</text:p>
          </table:table-cell>
          <table:table-cell table:style-name="ce87" table:number-columns-repeated="5"/>
          <table:table-cell table:number-columns-repeated="2"/>
          <table:table-cell table:style-name="ce58" table:formula="of:=[.B17]" office:value-type="date" office:date-value="2020-02-28" calcext:value-type="date">
            <text:p>28/02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18]" office:value-type="date" office:date-value="2020-02-29" calcext:value-type="date">
            <text:p>29/02</text:p>
          </table:table-cell>
          <table:table-cell table:style-name="ce87" table:number-columns-repeated="2"/>
          <table:table-cell table:style-name="ce87" table:formula="of:=[M_Acu_A.H18]" office:value-type="float" office:value="0.149794606607851" calcext:value-type="float">
            <text:p>0.1</text:p>
          </table:table-cell>
          <table:table-cell table:style-name="ce87" table:formula="of:=[M_Acu_A.J18]" office:value-type="float" office:value="2.14794073812181" calcext:value-type="float">
            <text:p>2.1</text:p>
          </table:table-cell>
          <table:table-cell table:style-name="ce87" table:number-columns-repeated="3"/>
          <table:table-cell table:style-name="ce58" table:formula="of:=[.B18]" office:value-type="date" office:date-value="2020-02-29" calcext:value-type="date">
            <text:p>29/02</text:p>
          </table:table-cell>
          <table:table-cell table:style-name="ce87" table:number-columns-repeated="5"/>
          <table:table-cell table:number-columns-repeated="2"/>
          <table:table-cell table:style-name="ce58" table:formula="of:=[.B18]" office:value-type="date" office:date-value="2020-02-29" calcext:value-type="date">
            <text:p>29/02</text:p>
          </table:table-cell>
          <table:table-cell table:number-columns-repeated="6"/>
        </table:table-row>
        <table:table-row table:style-name="ro1">
          <table:table-cell table:style-name="ce83"/>
          <table:table-cell table:style-name="ce59" table:formula="of:=[M_Acu_A.B19]" office:value-type="date" office:date-value="2020-03-01" calcext:value-type="date">
            <text:p>01/03</text:p>
          </table:table-cell>
          <table:table-cell table:style-name="ce89" table:number-columns-repeated="2"/>
          <table:table-cell table:style-name="ce89" table:formula="of:=[M_Acu_A.H19]" office:value-type="float" office:value="0.149794606607851" calcext:value-type="float">
            <text:p>0.1</text:p>
          </table:table-cell>
          <table:table-cell table:style-name="ce89" table:formula="of:=[M_Acu_A.J19]" office:value-type="float" office:value="2.51827534814281" calcext:value-type="float">
            <text:p>2.5</text:p>
          </table:table-cell>
          <table:table-cell table:style-name="ce89"/>
          <table:table-cell table:style-name="ce109"/>
          <table:table-cell table:style-name="ce89"/>
          <table:table-cell table:style-name="ce59" table:formula="of:=[.B19]" office:value-type="date" office:date-value="2020-03-01" calcext:value-type="date">
            <text:p>01/03</text:p>
          </table:table-cell>
          <table:table-cell table:style-name="ce89" table:number-columns-repeated="5"/>
          <table:table-cell/>
          <table:table-cell table:style-name="ce51"/>
          <table:table-cell table:style-name="ce59" table:formula="of:=[.B19]" office:value-type="date" office:date-value="2020-03-01" calcext:value-type="date">
            <text:p>01/03</text:p>
          </table:table-cell>
          <table:table-cell table:style-name="ce51" table:number-columns-repeated="5"/>
          <table:table-cell/>
        </table:table-row>
        <table:table-row table:style-name="ro1">
          <table:table-cell table:style-name="ce86" table:formula="of:=[M_Acu_A.A20]" office:value-type="string" office:string-value="L" calcext:value-type="string">
            <text:p>L</text:p>
          </table:table-cell>
          <table:table-cell table:style-name="ce58" table:formula="of:=[M_Acu_A.B20]" office:value-type="date" office:date-value="2020-03-02" calcext:value-type="date">
            <text:p>02/03</text:p>
          </table:table-cell>
          <table:table-cell table:style-name="ce87" table:number-columns-repeated="2"/>
          <table:table-cell table:style-name="ce87" table:formula="of:=[M_Acu_A.H20]" office:value-type="float" office:value="0.224691909911777" calcext:value-type="float">
            <text:p>0.2</text:p>
          </table:table-cell>
          <table:table-cell table:style-name="ce87" table:formula="of:=[M_Acu_A.J20]" office:value-type="float" office:value="3.85147994421842" calcext:value-type="float">
            <text:p>3.9</text:p>
          </table:table-cell>
          <table:table-cell table:style-name="ce87" table:number-columns-repeated="2"/>
          <table:table-cell table:style-name="ce86" table:formula="of:=[.A20]" office:value-type="string" office:string-value="L" calcext:value-type="string">
            <text:p>L</text:p>
          </table:table-cell>
          <table:table-cell table:style-name="ce58" table:formula="of:=[.B20]" office:value-type="date" office:date-value="2020-03-02" calcext:value-type="date">
            <text:p>02/03</text:p>
          </table:table-cell>
          <table:table-cell table:style-name="ce87" table:number-columns-repeated="5"/>
          <table:table-cell/>
          <table:table-cell table:formula="of:=[.A20]" office:value-type="string" office:string-value="L" calcext:value-type="string">
            <text:p>L</text:p>
          </table:table-cell>
          <table:table-cell table:style-name="ce58" table:formula="of:=[.B20]" office:value-type="date" office:date-value="2020-03-02" calcext:value-type="date">
            <text:p>02/03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21]" office:value-type="date" office:date-value="2020-03-03" calcext:value-type="date">
            <text:p>03/03</text:p>
          </table:table-cell>
          <table:table-cell table:style-name="ce87" table:number-columns-repeated="2"/>
          <table:table-cell table:style-name="ce87" table:formula="of:=[M_Acu_A.H21]" office:value-type="float" office:value="0.299589213215703" calcext:value-type="float">
            <text:p>0.3</text:p>
          </table:table-cell>
          <table:table-cell table:style-name="ce87" table:formula="of:=[M_Acu_A.J21]" office:value-type="float" office:value="5.85128683833183" calcext:value-type="float">
            <text:p>5.9</text:p>
          </table:table-cell>
          <table:table-cell table:style-name="ce87" table:number-columns-repeated="3"/>
          <table:table-cell table:style-name="ce58" table:formula="of:=[.B21]" office:value-type="date" office:date-value="2020-03-03" calcext:value-type="date">
            <text:p>03/03</text:p>
          </table:table-cell>
          <table:table-cell table:style-name="ce87" table:number-columns-repeated="5"/>
          <table:table-cell table:number-columns-repeated="2"/>
          <table:table-cell table:style-name="ce58" table:formula="of:=[.B21]" office:value-type="date" office:date-value="2020-03-03" calcext:value-type="date">
            <text:p>03/03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22]" office:value-type="date" office:date-value="2020-03-04" calcext:value-type="date">
            <text:p>04/03</text:p>
          </table:table-cell>
          <table:table-cell table:style-name="ce87" table:number-columns-repeated="2"/>
          <table:table-cell table:style-name="ce87" table:formula="of:=[M_Acu_A.H22]" office:value-type="float" office:value="0.299589213215703" calcext:value-type="float">
            <text:p>0.3</text:p>
          </table:table-cell>
          <table:table-cell table:style-name="ce87" table:formula="of:=[M_Acu_A.J22]" office:value-type="float" office:value="7.92516065444944" calcext:value-type="float">
            <text:p>7.9</text:p>
          </table:table-cell>
          <table:table-cell table:style-name="ce87" table:number-columns-repeated="3"/>
          <table:table-cell table:style-name="ce58" table:formula="of:=[.B22]" office:value-type="date" office:date-value="2020-03-04" calcext:value-type="date">
            <text:p>04/03</text:p>
          </table:table-cell>
          <table:table-cell table:style-name="ce87" table:number-columns-repeated="5"/>
          <table:table-cell table:number-columns-repeated="2"/>
          <table:table-cell table:style-name="ce58" table:formula="of:=[.B22]" office:value-type="date" office:date-value="2020-03-04" calcext:value-type="date">
            <text:p>04/03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23]" office:value-type="date" office:date-value="2020-03-05" calcext:value-type="date">
            <text:p>05/03</text:p>
          </table:table-cell>
          <table:table-cell table:style-name="ce87"/>
          <table:table-cell table:style-name="ce87" table:formula="of:=[M_Acu_A.G23]" office:value-type="float" office:value="0.353764219331693" calcext:value-type="float">
            <text:p>0.4</text:p>
          </table:table-cell>
          <table:table-cell table:style-name="ce87" table:formula="of:=[M_Acu_A.H23]" office:value-type="float" office:value="0.524281123127479" calcext:value-type="float">
            <text:p>0.5</text:p>
          </table:table-cell>
          <table:table-cell table:style-name="ce87" table:formula="of:=[M_Acu_A.J23]" office:value-type="float" office:value="10.9619044566217" calcext:value-type="float">
            <text:p>11.0</text:p>
          </table:table-cell>
          <table:table-cell table:style-name="ce87" table:formula="of:=[M_Acu_A.O23]" office:value-type="float" office:value="0.0844406011959319" calcext:value-type="float">
            <text:p>0.1</text:p>
          </table:table-cell>
          <table:table-cell table:style-name="ce87" table:number-columns-repeated="2"/>
          <table:table-cell table:style-name="ce58" table:formula="of:=[.B23]" office:value-type="date" office:date-value="2020-03-05" calcext:value-type="date">
            <text:p>05/03</text:p>
          </table:table-cell>
          <table:table-cell table:style-name="ce87" table:number-columns-repeated="4"/>
          <table:table-cell table:style-name="ce87" table:formula="of:=[M_Acu_A.Q23]" office:value-type="float" office:value="0.657504918354095" calcext:value-type="float">
            <text:p>0.7</text:p>
          </table:table-cell>
          <table:table-cell table:number-columns-repeated="2"/>
          <table:table-cell table:style-name="ce58" table:formula="of:=[.B23]" office:value-type="date" office:date-value="2020-03-05" calcext:value-type="date">
            <text:p>05/03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24]" office:value-type="date" office:date-value="2020-03-06" calcext:value-type="date">
            <text:p>06/03</text:p>
          </table:table-cell>
          <table:table-cell table:style-name="ce87"/>
          <table:table-cell table:style-name="ce87" table:formula="of:=[M_Acu_A.G24]" office:value-type="float" office:value="0.589607032219489" calcext:value-type="float">
            <text:p>0.6</text:p>
          </table:table-cell>
          <table:table-cell table:style-name="ce87" table:formula="of:=[M_Acu_A.H24]" office:value-type="float" office:value="0.674075729735331" calcext:value-type="float">
            <text:p>0.7</text:p>
          </table:table-cell>
          <table:table-cell table:style-name="ce87" table:formula="of:=[M_Acu_A.J24]" office:value-type="float" office:value="14.5911836348275" calcext:value-type="float">
            <text:p>14.6</text:p>
          </table:table-cell>
          <table:table-cell table:style-name="ce87" table:formula="of:=[M_Acu_A.O24]" office:value-type="float" office:value="0.168881202391864" calcext:value-type="float">
            <text:p>0.2</text:p>
          </table:table-cell>
          <table:table-cell table:style-name="ce87" table:number-columns-repeated="2"/>
          <table:table-cell table:style-name="ce58" table:formula="of:=[.B24]" office:value-type="date" office:date-value="2020-03-06" calcext:value-type="date">
            <text:p>06/03</text:p>
          </table:table-cell>
          <table:table-cell table:style-name="ce87" table:formula="of:=[M_Acu_A.I24]" office:value-type="float" office:value="0.305261063186895" calcext:value-type="float">
            <text:p>0.3</text:p>
          </table:table-cell>
          <table:table-cell table:style-name="ce87" table:number-columns-repeated="3"/>
          <table:table-cell table:style-name="ce87" table:formula="of:=[M_Acu_A.Q24]" office:value-type="float" office:value="0.657504918354095" calcext:value-type="float">
            <text:p>0.7</text:p>
          </table:table-cell>
          <table:table-cell table:number-columns-repeated="2"/>
          <table:table-cell table:style-name="ce58" table:formula="of:=[.B24]" office:value-type="date" office:date-value="2020-03-06" calcext:value-type="date">
            <text:p>06/03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25]" office:value-type="date" office:date-value="2020-03-07" calcext:value-type="date">
            <text:p>07/03</text:p>
          </table:table-cell>
          <table:table-cell table:style-name="ce87"/>
          <table:table-cell table:style-name="ce87" table:formula="of:=[M_Acu_A.G25]" office:value-type="float" office:value="0.943371251551182" calcext:value-type="float">
            <text:p>0.9</text:p>
          </table:table-cell>
          <table:table-cell table:style-name="ce87" table:formula="of:=[M_Acu_A.H25]" office:value-type="float" office:value="1.19835685286281" calcext:value-type="float">
            <text:p>1.2</text:p>
          </table:table-cell>
          <table:table-cell table:style-name="ce87" table:formula="of:=[M_Acu_A.J25]" office:value-type="float" office:value="17.2575928269787" calcext:value-type="float">
            <text:p>17.3</text:p>
          </table:table-cell>
          <table:table-cell table:style-name="ce87" table:formula="of:=[M_Acu_A.O25]" office:value-type="float" office:value="0.168881202391864" calcext:value-type="float">
            <text:p>0.2</text:p>
          </table:table-cell>
          <table:table-cell table:style-name="ce87" table:number-columns-repeated="2"/>
          <table:table-cell table:style-name="ce58" table:formula="of:=[.B25]" office:value-type="date" office:date-value="2020-03-07" calcext:value-type="date">
            <text:p>07/03</text:p>
          </table:table-cell>
          <table:table-cell table:style-name="ce87" table:formula="of:=[M_Acu_A.I25]" office:value-type="float" office:value="0.305261063186895" calcext:value-type="float">
            <text:p>0.3</text:p>
          </table:table-cell>
          <table:table-cell table:style-name="ce87" table:number-columns-repeated="3"/>
          <table:table-cell table:style-name="ce87" table:formula="of:=[M_Acu_A.Q25]" office:value-type="float" office:value="0.657504918354095" calcext:value-type="float">
            <text:p>0.7</text:p>
          </table:table-cell>
          <table:table-cell table:number-columns-repeated="2"/>
          <table:table-cell table:style-name="ce58" table:formula="of:=[.B25]" office:value-type="date" office:date-value="2020-03-07" calcext:value-type="date">
            <text:p>07/03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26]" office:value-type="date" office:date-value="2020-03-08" calcext:value-type="date">
            <text:p>08/03</text:p>
          </table:table-cell>
          <table:table-cell table:style-name="ce87"/>
          <table:table-cell table:style-name="ce87" table:formula="of:=[M_Acu_A.G26]" office:value-type="float" office:value="1.17921406443898" calcext:value-type="float">
            <text:p>1.2</text:p>
          </table:table-cell>
          <table:table-cell table:style-name="ce87" table:formula="of:=[M_Acu_A.H26]" office:value-type="float" office:value="1.42304876277459" calcext:value-type="float">
            <text:p>1.4</text:p>
          </table:table-cell>
          <table:table-cell table:style-name="ce87" table:formula="of:=[M_Acu_A.J26]" office:value-type="float" office:value="27.1084934535373" calcext:value-type="float">
            <text:p>27.1</text:p>
          </table:table-cell>
          <table:table-cell table:style-name="ce87" table:formula="of:=[M_Acu_A.O26]" office:value-type="float" office:value="0.253321803587796" calcext:value-type="float">
            <text:p>0.3</text:p>
          </table:table-cell>
          <table:table-cell table:style-name="ce87" table:number-columns-repeated="2"/>
          <table:table-cell table:style-name="ce58" table:formula="of:=[.B26]" office:value-type="date" office:date-value="2020-03-08" calcext:value-type="date">
            <text:p>08/03</text:p>
          </table:table-cell>
          <table:table-cell table:style-name="ce87" table:formula="of:=[M_Acu_A.I26]" office:value-type="float" office:value="0.915783189560684" calcext:value-type="float">
            <text:p>0.9</text:p>
          </table:table-cell>
          <table:table-cell table:style-name="ce87" table:number-columns-repeated="3"/>
          <table:table-cell table:style-name="ce87" table:formula="of:=[M_Acu_A.Q26]" office:value-type="float" office:value="1.31500983670819" calcext:value-type="float">
            <text:p>1.3</text:p>
          </table:table-cell>
          <table:table-cell table:number-columns-repeated="2"/>
          <table:table-cell table:style-name="ce58" table:formula="of:=[.B26]" office:value-type="date" office:date-value="2020-03-08" calcext:value-type="date">
            <text:p>08/03</text:p>
          </table:table-cell>
          <table:table-cell table:number-columns-repeated="6"/>
        </table:table-row>
        <table:table-row table:style-name="ro1">
          <table:table-cell table:style-name="ce80" table:formula="of:=[M_Acu_A.A27]" office:value-type="string" office:string-value="L" calcext:value-type="string">
            <text:p>L</text:p>
          </table:table-cell>
          <table:table-cell table:style-name="ce57" table:formula="of:=[M_Acu_A.B27]" office:value-type="date" office:date-value="2020-03-09" calcext:value-type="date">
            <text:p>09/03</text:p>
          </table:table-cell>
          <table:table-cell table:style-name="ce88"/>
          <table:table-cell table:style-name="ce88" table:formula="of:=[M_Acu_A.G27]" office:value-type="float" office:value="1.88674250310236" calcext:value-type="float">
            <text:p>1.9</text:p>
          </table:table-cell>
          <table:table-cell table:style-name="ce88" table:formula="of:=[M_Acu_A.H27]" office:value-type="float" office:value="1.57284336938244" calcext:value-type="float">
            <text:p>1.6</text:p>
          </table:table-cell>
          <table:table-cell table:style-name="ce88" table:formula="of:=[M_Acu_A.J27]" office:value-type="float" office:value="34.2929848879448" calcext:value-type="float">
            <text:p>34.3</text:p>
          </table:table-cell>
          <table:table-cell table:style-name="ce88" table:formula="of:=[M_Acu_A.O27]" office:value-type="float" office:value="0.422203005979659" calcext:value-type="float">
            <text:p>0.4</text:p>
          </table:table-cell>
          <table:table-cell table:style-name="ce109"/>
          <table:table-cell table:style-name="ce80" table:formula="of:=[.A27]" office:value-type="string" office:string-value="L" calcext:value-type="string">
            <text:p>L</text:p>
          </table:table-cell>
          <table:table-cell table:style-name="ce57" table:formula="of:=[.B27]" office:value-type="date" office:date-value="2020-03-09" calcext:value-type="date">
            <text:p>09/03</text:p>
          </table:table-cell>
          <table:table-cell table:style-name="ce88" table:formula="of:=[M_Acu_A.I27]" office:value-type="float" office:value="1.22104425274758" calcext:value-type="float">
            <text:p>1.2</text:p>
          </table:table-cell>
          <table:table-cell table:style-name="ce88" table:number-columns-repeated="3"/>
          <table:table-cell table:style-name="ce88" table:formula="of:=[M_Acu_A.Q27]" office:value-type="float" office:value="1.31500983670819" calcext:value-type="float">
            <text:p>1.3</text:p>
          </table:table-cell>
          <table:table-cell/>
          <table:table-cell table:style-name="ce50" table:formula="of:=[.A27]" office:value-type="string" office:string-value="L" calcext:value-type="string">
            <text:p>L</text:p>
          </table:table-cell>
          <table:table-cell table:style-name="ce57" table:formula="of:=[.B27]" office:value-type="date" office:date-value="2020-03-09" calcext:value-type="date">
            <text:p>09/03</text:p>
          </table:table-cell>
          <table:table-cell table:style-name="ce88" table:formula="of:=[M_Acu_A.C27]" office:value-type="float" office:value="0.11117071100651" calcext:value-type="float">
            <text:p>0.1</text:p>
          </table:table-cell>
          <table:table-cell table:style-name="ce50" table:number-columns-repeated="4"/>
          <table:table-cell/>
        </table:table-row>
        <table:table-row table:style-name="ro1">
          <table:table-cell/>
          <table:table-cell table:style-name="ce58" table:formula="of:=[M_Acu_A.B28]" office:value-type="date" office:date-value="2020-03-10" calcext:value-type="date">
            <text:p>10/03</text:p>
          </table:table-cell>
          <table:table-cell table:style-name="ce87" table:formula="of:=[M_Acu_A.E28]" office:value-type="float" office:value="0.460195588805897" calcext:value-type="float">
            <text:p>0.5</text:p>
          </table:table-cell>
          <table:table-cell table:style-name="ce87" table:formula="of:=[M_Acu_A.G28]" office:value-type="float" office:value="4.12724922553642" calcext:value-type="float">
            <text:p>4.1</text:p>
          </table:table-cell>
          <table:table-cell table:style-name="ce87" table:formula="of:=[M_Acu_A.H28]" office:value-type="float" office:value="2.24691909911777" calcext:value-type="float">
            <text:p>2.2</text:p>
          </table:table-cell>
          <table:table-cell table:style-name="ce87" table:formula="of:=[M_Acu_A.J28]" office:value-type="float" office:value="46.7362277846504" calcext:value-type="float">
            <text:p>46.7</text:p>
          </table:table-cell>
          <table:table-cell table:style-name="ce90" table:formula="of:=[M_Acu_A.O28]" office:value-type="float" office:value="0.506643607175591" calcext:value-type="float">
            <text:p>1</text:p>
          </table:table-cell>
          <table:table-cell table:style-name="ce87" table:number-columns-repeated="2"/>
          <table:table-cell table:style-name="ce58" table:formula="of:=[.B28]" office:value-type="date" office:date-value="2020-03-10" calcext:value-type="date">
            <text:p>10/03</text:p>
          </table:table-cell>
          <table:table-cell table:style-name="ce87" table:formula="of:=[M_Acu_A.I28]" office:value-type="float" office:value="1.22104425274758" calcext:value-type="float">
            <text:p>1.2</text:p>
          </table:table-cell>
          <table:table-cell table:style-name="ce87" table:number-columns-repeated="3"/>
          <table:table-cell table:style-name="ce87" table:formula="of:=[M_Acu_A.Q28]" office:value-type="float" office:value="1.31500983670819" calcext:value-type="float">
            <text:p>1.3</text:p>
          </table:table-cell>
          <table:table-cell table:number-columns-repeated="2"/>
          <table:table-cell table:style-name="ce58" table:formula="of:=[.B28]" office:value-type="date" office:date-value="2020-03-10" calcext:value-type="date">
            <text:p>10/03</text:p>
          </table:table-cell>
          <table:table-cell table:style-name="ce87" table:formula="of:=[M_Acu_A.C28]" office:value-type="float" office:value="0.11117071100651" calcext:value-type="float">
            <text:p>0.1</text:p>
          </table:table-cell>
          <table:table-cell table:number-columns-repeated="5"/>
        </table:table-row>
        <table:table-row table:style-name="ro1">
          <table:table-cell/>
          <table:table-cell table:style-name="ce58" table:formula="of:=[M_Acu_A.B29]" office:value-type="date" office:date-value="2020-03-11" calcext:value-type="date">
            <text:p>11/03</text:p>
          </table:table-cell>
          <table:table-cell table:style-name="ce87" table:formula="of:=[M_Acu_A.E29]" office:value-type="float" office:value="1.38058676641769" calcext:value-type="float">
            <text:p>1.4</text:p>
          </table:table-cell>
          <table:table-cell table:style-name="ce87" table:formula="of:=[M_Acu_A.G29]" office:value-type="float" office:value="5.5423061028632" calcext:value-type="float">
            <text:p>5.5</text:p>
          </table:table-cell>
          <table:table-cell table:style-name="ce87" table:formula="of:=[M_Acu_A.H29]" office:value-type="float" office:value="3.59507055858843" calcext:value-type="float">
            <text:p>3.6</text:p>
          </table:table-cell>
          <table:table-cell table:style-name="ce87" table:formula="of:=[M_Acu_A.J29]" office:value-type="float" office:value="61.2533444974737" calcext:value-type="float">
            <text:p>61.3</text:p>
          </table:table-cell>
          <table:table-cell table:style-name="ce90" table:formula="of:=[M_Acu_A.O29]" office:value-type="float" office:value="0.675524809567455" calcext:value-type="float">
            <text:p>1</text:p>
          </table:table-cell>
          <table:table-cell table:style-name="ce87" table:number-columns-repeated="2"/>
          <table:table-cell table:style-name="ce58" table:formula="of:=[.B29]" office:value-type="date" office:date-value="2020-03-11" calcext:value-type="date">
            <text:p>11/03</text:p>
          </table:table-cell>
          <table:table-cell table:style-name="ce87" table:formula="of:=[M_Acu_A.I29]" office:value-type="float" office:value="1.52630531593447" calcext:value-type="float">
            <text:p>1.5</text:p>
          </table:table-cell>
          <table:table-cell table:style-name="ce87" table:formula="of:=[M_Acu_A.K29]" office:value-type="float" office:value="1.48134045786989" calcext:value-type="float">
            <text:p>1.5</text:p>
          </table:table-cell>
          <table:table-cell table:style-name="ce87"/>
          <table:table-cell table:style-name="ce87" table:formula="of:=[M_Acu_A.P29]" office:value-type="float" office:value="0.488913714916911" calcext:value-type="float">
            <text:p>0.5</text:p>
          </table:table-cell>
          <table:table-cell table:style-name="ce87" table:formula="of:=[M_Acu_A.Q29]" office:value-type="float" office:value="1.97251475506228" calcext:value-type="float">
            <text:p>2.0</text:p>
          </table:table-cell>
          <table:table-cell table:number-columns-repeated="2"/>
          <table:table-cell table:style-name="ce58" table:formula="of:=[.B29]" office:value-type="date" office:date-value="2020-03-11" calcext:value-type="date">
            <text:p>11/03</text:p>
          </table:table-cell>
          <table:table-cell table:style-name="ce87" table:formula="of:=[M_Acu_A.C29]" office:value-type="float" office:value="0.166756066509764" calcext:value-type="float">
            <text:p>0.2</text:p>
          </table:table-cell>
          <table:table-cell table:number-columns-repeated="5"/>
        </table:table-row>
        <table:table-row table:style-name="ro1">
          <table:table-cell/>
          <table:table-cell table:style-name="ce58" table:formula="of:=[M_Acu_A.B30]" office:value-type="date" office:date-value="2020-03-12" calcext:value-type="date">
            <text:p>12/03</text:p>
          </table:table-cell>
          <table:table-cell table:style-name="ce87" table:formula="of:=[M_Acu_A.E30]" office:value-type="float" office:value="1.38058676641769" calcext:value-type="float">
            <text:p>1.4</text:p>
          </table:table-cell>
          <table:table-cell table:style-name="ce87" table:formula="of:=[M_Acu_A.G30]" office:value-type="float" office:value="9.90539814128742" calcext:value-type="float">
            <text:p>9.9</text:p>
          </table:table-cell>
          <table:table-cell table:style-name="ce87" table:formula="of:=[M_Acu_A.H30]" office:value-type="float" office:value="4.56873550153946" calcext:value-type="float">
            <text:p>4.6</text:p>
          </table:table-cell>
          <table:table-cell table:style-name="ce87" table:formula="of:=[M_Acu_A.J30]" office:value-type="float" office:value="75.2519927562675" calcext:value-type="float">
            <text:p>75.3</text:p>
          </table:table-cell>
          <table:table-cell table:style-name="ce90" table:formula="of:=[M_Acu_A.O30]" office:value-type="float" office:value="0.675524809567455" calcext:value-type="float">
            <text:p>1</text:p>
          </table:table-cell>
          <table:table-cell table:style-name="ce87" table:number-columns-repeated="2"/>
          <table:table-cell table:style-name="ce58" table:formula="of:=[.B30]" office:value-type="date" office:date-value="2020-03-12" calcext:value-type="date">
            <text:p>12/03</text:p>
          </table:table-cell>
          <table:table-cell table:style-name="ce87" table:formula="of:=[M_Acu_A.I30]" office:value-type="float" office:value="1.52630531593447" calcext:value-type="float">
            <text:p>1.5</text:p>
          </table:table-cell>
          <table:table-cell table:style-name="ce87" table:formula="of:=[M_Acu_A.K30]" office:value-type="float" office:value="1.48134045786989" calcext:value-type="float">
            <text:p>1.5</text:p>
          </table:table-cell>
          <table:table-cell table:style-name="ce87"/>
          <table:table-cell table:style-name="ce87" table:formula="of:=[M_Acu_A.P30]" office:value-type="float" office:value="0.488913714916911" calcext:value-type="float">
            <text:p>0.5</text:p>
          </table:table-cell>
          <table:table-cell table:style-name="ce87" table:formula="of:=[M_Acu_A.Q30]" office:value-type="float" office:value="3.94502951012457" calcext:value-type="float">
            <text:p>3.9</text:p>
          </table:table-cell>
          <table:table-cell table:number-columns-repeated="2"/>
          <table:table-cell table:style-name="ce58" table:formula="of:=[.B30]" office:value-type="date" office:date-value="2020-03-12" calcext:value-type="date">
            <text:p>12/03</text:p>
          </table:table-cell>
          <table:table-cell table:style-name="ce87" table:formula="of:=[M_Acu_A.C30]" office:value-type="float" office:value="0.277926777516274" calcext:value-type="float">
            <text:p>0.3</text:p>
          </table:table-cell>
          <table:table-cell table:style-name="ce87" table:formula="of:=[M_Acu_A.D30]" office:value-type="float" office:value="0.584989932393462" calcext:value-type="float">
            <text:p>0.6</text:p>
          </table:table-cell>
          <table:table-cell table:style-name="ce87" table:formula="of:=[M_Acu_A.F30]" office:value-type="float" office:value="0.886363510508076" calcext:value-type="float">
            <text:p>0.9</text:p>
          </table:table-cell>
          <table:table-cell table:style-name="ce87" table:formula="of:=[M_Acu_A.M30]" office:value-type="float" office:value="1.10144255171002" calcext:value-type="float">
            <text:p>1.1</text:p>
          </table:table-cell>
          <table:table-cell table:number-columns-repeated="2"/>
        </table:table-row>
        <table:table-row table:style-name="ro1">
          <table:table-cell/>
          <table:table-cell table:style-name="ce58" table:formula="of:=[M_Acu_A.B31]" office:value-type="date" office:date-value="2020-03-13" calcext:value-type="date">
            <text:p>13/03</text:p>
          </table:table-cell>
          <table:table-cell table:style-name="ce87" table:formula="of:=[M_Acu_A.E31]" office:value-type="float" office:value="1.38058676641769" calcext:value-type="float">
            <text:p>1.4</text:p>
          </table:table-cell>
          <table:table-cell table:style-name="ce87" table:formula="of:=[M_Acu_A.G31]" office:value-type="float" office:value="13.9147259603799" calcext:value-type="float">
            <text:p>13.9</text:p>
          </table:table-cell>
          <table:table-cell table:style-name="ce87" table:formula="of:=[M_Acu_A.H31]" office:value-type="float" office:value="5.91688696101013" calcext:value-type="float">
            <text:p>5.9</text:p>
          </table:table-cell>
          <table:table-cell table:style-name="ce87" table:formula="of:=[M_Acu_A.J31]" office:value-type="float" office:value="93.7687232573176" calcext:value-type="float">
            <text:p>93.8</text:p>
          </table:table-cell>
          <table:table-cell table:style-name="ce90" table:formula="of:=[M_Acu_A.O31]" office:value-type="float" office:value="0.844406011959319" calcext:value-type="float">
            <text:p>1</text:p>
          </table:table-cell>
          <table:table-cell table:style-name="ce87" table:number-columns-repeated="2"/>
          <table:table-cell table:style-name="ce58" table:formula="of:=[.B31]" office:value-type="date" office:date-value="2020-03-13" calcext:value-type="date">
            <text:p>13/03</text:p>
          </table:table-cell>
          <table:table-cell table:style-name="ce87" table:formula="of:=[M_Acu_A.I31]" office:value-type="float" office:value="3.05261063186895" calcext:value-type="float">
            <text:p>3.1</text:p>
          </table:table-cell>
          <table:table-cell table:style-name="ce87" table:formula="of:=[M_Acu_A.K31]" office:value-type="float" office:value="1.48134045786989" calcext:value-type="float">
            <text:p>1.5</text:p>
          </table:table-cell>
          <table:table-cell table:style-name="ce87" table:formula="of:=[M_Acu_A.L31]" office:value-type="float" office:value="10.3538790508119" calcext:value-type="float">
            <text:p>10.4</text:p>
          </table:table-cell>
          <table:table-cell table:style-name="ce87" table:formula="of:=[M_Acu_A.P31]" office:value-type="float" office:value="0.977827429833821" calcext:value-type="float">
            <text:p>1.0</text:p>
          </table:table-cell>
          <table:table-cell table:style-name="ce87" table:formula="of:=[M_Acu_A.Q31]" office:value-type="float" office:value="4.60253442847866" calcext:value-type="float">
            <text:p>4.6</text:p>
          </table:table-cell>
          <table:table-cell table:number-columns-repeated="2"/>
          <table:table-cell table:style-name="ce58" table:formula="of:=[.B31]" office:value-type="date" office:date-value="2020-03-13" calcext:value-type="date">
            <text:p>13/03</text:p>
          </table:table-cell>
          <table:table-cell table:style-name="ce87" table:formula="of:=[M_Acu_A.C31]" office:value-type="float" office:value="0.444682844026039" calcext:value-type="float">
            <text:p>0.4</text:p>
          </table:table-cell>
          <table:table-cell table:style-name="ce87" table:formula="of:=[M_Acu_A.D31]" office:value-type="float" office:value="0.584989932393462" calcext:value-type="float">
            <text:p>0.6</text:p>
          </table:table-cell>
          <table:table-cell table:style-name="ce87" table:formula="of:=[M_Acu_A.F31]" office:value-type="float" office:value="0.886363510508076" calcext:value-type="float">
            <text:p>0.9</text:p>
          </table:table-cell>
          <table:table-cell table:style-name="ce87" table:formula="of:=[M_Acu_A.M31]" office:value-type="float" office:value="1.10144255171002" calcext:value-type="float">
            <text:p>1.1</text:p>
          </table:table-cell>
          <table:table-cell table:number-columns-repeated="2"/>
        </table:table-row>
        <table:table-row table:style-name="ro1">
          <table:table-cell/>
          <table:table-cell table:style-name="ce58" table:formula="of:=[M_Acu_A.B32]" office:value-type="date" office:date-value="2020-03-14" calcext:value-type="date">
            <text:p>14/03</text:p>
          </table:table-cell>
          <table:table-cell table:style-name="ce87" table:formula="of:=[M_Acu_A.E32]" office:value-type="float" office:value="1.84078235522359" calcext:value-type="float">
            <text:p>1.8</text:p>
          </table:table-cell>
          <table:table-cell table:style-name="ce87" table:formula="of:=[M_Acu_A.G32]" office:value-type="float" office:value="16.0373112763701" calcext:value-type="float">
            <text:p>16.0</text:p>
          </table:table-cell>
          <table:table-cell table:style-name="ce87" table:formula="of:=[M_Acu_A.H32]" office:value-type="float" office:value="6.81565460065723" calcext:value-type="float">
            <text:p>6.8</text:p>
          </table:table-cell>
          <table:table-cell table:style-name="ce87" table:formula="of:=[M_Acu_A.J32]" office:value-type="float" office:value="106.730434608053" calcext:value-type="float">
            <text:p>106.7</text:p>
          </table:table-cell>
          <table:table-cell table:style-name="ce90" table:formula="of:=[M_Acu_A.O32]" office:value-type="float" office:value="1.77325262511457" calcext:value-type="float">
            <text:p>2</text:p>
          </table:table-cell>
          <table:table-cell table:style-name="ce87" table:number-columns-repeated="2"/>
          <table:table-cell table:style-name="ce58" table:formula="of:=[.B32]" office:value-type="date" office:date-value="2020-03-14" calcext:value-type="date">
            <text:p>14/03</text:p>
          </table:table-cell>
          <table:table-cell table:style-name="ce87" table:formula="of:=[M_Acu_A.I32]" office:value-type="float" office:value="3.66313275824274" calcext:value-type="float">
            <text:p>3.7</text:p>
          </table:table-cell>
          <table:table-cell table:style-name="ce87" table:formula="of:=[M_Acu_A.K32]" office:value-type="float" office:value="2.96268091573978" calcext:value-type="float">
            <text:p>3.0</text:p>
          </table:table-cell>
          <table:table-cell table:style-name="ce87" table:formula="of:=[M_Acu_A.L32]" office:value-type="float" office:value="10.3538790508119" calcext:value-type="float">
            <text:p>10.4</text:p>
          </table:table-cell>
          <table:table-cell table:style-name="ce87" table:formula="of:=[M_Acu_A.P32]" office:value-type="float" office:value="1.46674114475073" calcext:value-type="float">
            <text:p>1.5</text:p>
          </table:table-cell>
          <table:table-cell table:style-name="ce87" table:formula="of:=[M_Acu_A.Q32]" office:value-type="float" office:value="7.23255410189504" calcext:value-type="float">
            <text:p>7.2</text:p>
          </table:table-cell>
          <table:table-cell table:number-columns-repeated="2"/>
          <table:table-cell table:style-name="ce58" table:formula="of:=[.B32]" office:value-type="date" office:date-value="2020-03-14" calcext:value-type="date">
            <text:p>14/03</text:p>
          </table:table-cell>
          <table:table-cell table:style-name="ce87" table:formula="of:=[M_Acu_A.C32]" office:value-type="float" office:value="0.444682844026039" calcext:value-type="float">
            <text:p>0.4</text:p>
          </table:table-cell>
          <table:table-cell table:style-name="ce87" table:formula="of:=[M_Acu_A.D32]" office:value-type="float" office:value="0.584989932393462" calcext:value-type="float">
            <text:p>0.6</text:p>
          </table:table-cell>
          <table:table-cell table:style-name="ce87" table:formula="of:=[M_Acu_A.F32]" office:value-type="float" office:value="1.77272702101615" calcext:value-type="float">
            <text:p>1.8</text:p>
          </table:table-cell>
          <table:table-cell table:style-name="ce87" table:formula="of:=[M_Acu_A.M32]" office:value-type="float" office:value="3.30432765513006" calcext:value-type="float">
            <text:p>3.3</text:p>
          </table:table-cell>
          <table:table-cell table:number-columns-repeated="2"/>
        </table:table-row>
        <table:table-row table:style-name="ro1">
          <table:table-cell table:style-name="ce83"/>
          <table:table-cell table:style-name="ce59" table:formula="of:=[M_Acu_A.B33]" office:value-type="date" office:date-value="2020-03-15" calcext:value-type="date">
            <text:p>15/03</text:p>
          </table:table-cell>
          <table:table-cell table:style-name="ce89" table:formula="of:=[M_Acu_A.E33]" office:value-type="float" office:value="1.84078235522359" calcext:value-type="float">
            <text:p>1.8</text:p>
          </table:table-cell>
          <table:table-cell table:style-name="ce91" table:formula="of:=[M_Acu_A.G33]" office:value-type="float" office:value="33.9613650558426" calcext:value-type="float">
            <text:p>34</text:p>
          </table:table-cell>
          <table:table-cell table:style-name="ce89" table:formula="of:=[M_Acu_A.H33]" office:value-type="float" office:value="8.98767639647108" calcext:value-type="float">
            <text:p>9.0</text:p>
          </table:table-cell>
          <table:table-cell table:style-name="ce89" table:formula="of:=[M_Acu_A.J33]" office:value-type="float" office:value="133.987061905598" calcext:value-type="float">
            <text:p>134.0</text:p>
          </table:table-cell>
          <table:table-cell table:style-name="ce91" table:formula="of:=[M_Acu_A.O33]" office:value-type="float" office:value="2.95542104185762" calcext:value-type="float">
            <text:p>3</text:p>
          </table:table-cell>
          <table:table-cell table:style-name="ce109"/>
          <table:table-cell table:style-name="ce89"/>
          <table:table-cell table:style-name="ce59" table:formula="of:=[.B33]" office:value-type="date" office:date-value="2020-03-15" calcext:value-type="date">
            <text:p>15/03</text:p>
          </table:table-cell>
          <table:table-cell table:style-name="ce89" table:formula="of:=[M_Acu_A.I33]" office:value-type="float" office:value="6.10522126373789" calcext:value-type="float">
            <text:p>6.1</text:p>
          </table:table-cell>
          <table:table-cell table:style-name="ce89" table:formula="of:=[M_Acu_A.K33]" office:value-type="float" office:value="2.96268091573978" calcext:value-type="float">
            <text:p>3.0</text:p>
          </table:table-cell>
          <table:table-cell table:style-name="ce89" table:formula="of:=[M_Acu_A.L33]" office:value-type="float" office:value="10.3538790508119" calcext:value-type="float">
            <text:p>10.4</text:p>
          </table:table-cell>
          <table:table-cell table:style-name="ce89" table:formula="of:=[M_Acu_A.P33]" office:value-type="float" office:value="2.44456857458455" calcext:value-type="float">
            <text:p>2.4</text:p>
          </table:table-cell>
          <table:table-cell table:style-name="ce89" table:formula="of:=[M_Acu_A.Q33]" office:value-type="float" office:value="11.1775836120196" calcext:value-type="float">
            <text:p>11.2</text:p>
          </table:table-cell>
          <table:table-cell/>
          <table:table-cell table:style-name="ce51"/>
          <table:table-cell table:style-name="ce59" table:formula="of:=[.B33]" office:value-type="date" office:date-value="2020-03-15" calcext:value-type="date">
            <text:p>15/03</text:p>
          </table:table-cell>
          <table:table-cell table:style-name="ce89" table:formula="of:=[M_Acu_A.C33]" office:value-type="float" office:value="0.667024266039058" calcext:value-type="float">
            <text:p>0.7</text:p>
          </table:table-cell>
          <table:table-cell table:style-name="ce89" table:formula="of:=[M_Acu_A.D33]" office:value-type="float" office:value="0.584989932393462" calcext:value-type="float">
            <text:p>0.6</text:p>
          </table:table-cell>
          <table:table-cell table:style-name="ce89" table:formula="of:=[M_Acu_A.F33]" office:value-type="float" office:value="3.5454540420323" calcext:value-type="float">
            <text:p>3.5</text:p>
          </table:table-cell>
          <table:table-cell table:style-name="ce89" table:formula="of:=[M_Acu_A.M33]" office:value-type="float" office:value="3.30432765513006" calcext:value-type="float">
            <text:p>3.3</text:p>
          </table:table-cell>
          <table:table-cell table:style-name="ce51"/>
          <table:table-cell/>
        </table:table-row>
        <table:table-row table:style-name="ro1">
          <table:table-cell table:style-name="ce86" table:formula="of:=[M_Acu_A.A34]" office:value-type="string" office:string-value="L" calcext:value-type="string">
            <text:p>L</text:p>
          </table:table-cell>
          <table:table-cell table:style-name="ce58" table:formula="of:=[M_Acu_A.B34]" office:value-type="date" office:date-value="2020-03-16" calcext:value-type="date">
            <text:p>16/03</text:p>
          </table:table-cell>
          <table:table-cell table:style-name="ce87" table:formula="of:=[M_Acu_A.E34]" office:value-type="float" office:value="2.30097794402948" calcext:value-type="float">
            <text:p>2.3</text:p>
          </table:table-cell>
          <table:table-cell table:style-name="ce87" table:formula="of:=[M_Acu_A.G34]" office:value-type="float" office:value="36.4377145911644" calcext:value-type="float">
            <text:p>36.4</text:p>
          </table:table-cell>
          <table:table-cell table:style-name="ce87" table:formula="of:=[M_Acu_A.H34]" office:value-type="float" office:value="11.084800888981" calcext:value-type="float">
            <text:p>11.1</text:p>
          </table:table-cell>
          <table:table-cell table:style-name="ce87" table:formula="of:=[M_Acu_A.J34]" office:value-type="float" office:value="159.836417685064" calcext:value-type="float">
            <text:p>159.8</text:p>
          </table:table-cell>
          <table:table-cell table:style-name="ce90" table:formula="of:=[M_Acu_A.O34]" office:value-type="float" office:value="4.64423306577625" calcext:value-type="float">
            <text:p>5</text:p>
          </table:table-cell>
          <table:table-cell table:style-name="ce87"/>
          <table:table-cell table:style-name="ce86" table:formula="of:=[.A34]" office:value-type="string" office:string-value="L" calcext:value-type="string">
            <text:p>L</text:p>
          </table:table-cell>
          <table:table-cell table:style-name="ce58" table:formula="of:=[.B34]" office:value-type="date" office:date-value="2020-03-16" calcext:value-type="date">
            <text:p>16/03</text:p>
          </table:table-cell>
          <table:table-cell table:style-name="ce87" table:formula="of:=[M_Acu_A.I34]" office:value-type="float" office:value="7.32626551648547" calcext:value-type="float">
            <text:p>7.3</text:p>
          </table:table-cell>
          <table:table-cell table:style-name="ce87" table:formula="of:=[M_Acu_A.K34]" office:value-type="float" office:value="2.96268091573978" calcext:value-type="float">
            <text:p>3.0</text:p>
          </table:table-cell>
          <table:table-cell table:style-name="ce87" table:formula="of:=[M_Acu_A.L34]" office:value-type="float" office:value="10.3538790508119" calcext:value-type="float">
            <text:p>10.4</text:p>
          </table:table-cell>
          <table:table-cell table:style-name="ce87" table:formula="of:=[M_Acu_A.P34]" office:value-type="float" office:value="3.42239600441837" calcext:value-type="float">
            <text:p>3.4</text:p>
          </table:table-cell>
          <table:table-cell table:style-name="ce87" table:formula="of:=[M_Acu_A.Q34]" office:value-type="float" office:value="17.0951278772065" calcext:value-type="float">
            <text:p>17.1</text:p>
          </table:table-cell>
          <table:table-cell/>
          <table:table-cell table:formula="of:=[.A34]" office:value-type="string" office:string-value="L" calcext:value-type="string">
            <text:p>L</text:p>
          </table:table-cell>
          <table:table-cell table:style-name="ce58" table:formula="of:=[.B34]" office:value-type="date" office:date-value="2020-03-16" calcext:value-type="date">
            <text:p>16/03</text:p>
          </table:table-cell>
          <table:table-cell table:style-name="ce87" table:formula="of:=[M_Acu_A.C34]" office:value-type="float" office:value="0.667024266039058" calcext:value-type="float">
            <text:p>0.7</text:p>
          </table:table-cell>
          <table:table-cell table:style-name="ce87" table:formula="of:=[M_Acu_A.D34]" office:value-type="float" office:value="1.75496979718039" calcext:value-type="float">
            <text:p>1.8</text:p>
          </table:table-cell>
          <table:table-cell table:style-name="ce87" table:formula="of:=[M_Acu_A.F34]" office:value-type="float" office:value="4.43181755254038" calcext:value-type="float">
            <text:p>4.4</text:p>
          </table:table-cell>
          <table:table-cell table:style-name="ce87" table:formula="of:=[M_Acu_A.M34]" office:value-type="float" office:value="3.30432765513006" calcext:value-type="float">
            <text:p>3.3</text:p>
          </table:table-cell>
          <table:table-cell table:style-name="ce87" table:formula="of:=[M_Acu_A.N34]" office:value-type="float" office:value="0.476639224802949" calcext:value-type="float">
            <text:p>0.5</text:p>
          </table:table-cell>
          <table:table-cell/>
        </table:table-row>
        <table:table-row table:style-name="ro1">
          <table:table-cell/>
          <table:table-cell table:style-name="ce58" table:formula="of:=[M_Acu_A.B35]" office:value-type="date" office:date-value="2020-03-17" calcext:value-type="date">
            <text:p>17/03</text:p>
          </table:table-cell>
          <table:table-cell table:style-name="ce87" table:formula="of:=[M_Acu_A.E35]" office:value-type="float" office:value="2.30097794402948" calcext:value-type="float">
            <text:p>2.3</text:p>
          </table:table-cell>
          <table:table-cell table:style-name="ce90" table:formula="of:=[M_Acu_A.G35]" office:value-type="float" office:value="57.8994105639538" calcext:value-type="float">
            <text:p>58</text:p>
          </table:table-cell>
          <table:table-cell table:style-name="ce87" table:formula="of:=[M_Acu_A.H35]" office:value-type="float" office:value="13.107028078187" calcext:value-type="float">
            <text:p>13.1</text:p>
          </table:table-cell>
          <table:table-cell table:style-name="ce87" table:formula="of:=[M_Acu_A.J35]" office:value-type="float" office:value="185.389505776513" calcext:value-type="float">
            <text:p>185.4</text:p>
          </table:table-cell>
          <table:table-cell table:style-name="ce90" table:formula="of:=[M_Acu_A.O35]" office:value-type="float" office:value="5.99528268491116" calcext:value-type="float">
            <text:p>6</text:p>
          </table:table-cell>
          <table:table-cell table:style-name="ce87" table:number-columns-repeated="2"/>
          <table:table-cell table:style-name="ce58" table:formula="of:=[.B35]" office:value-type="date" office:date-value="2020-03-17" calcext:value-type="date">
            <text:p>17/03</text:p>
          </table:table-cell>
          <table:table-cell table:style-name="ce87" table:formula="of:=[M_Acu_A.I35]" office:value-type="float" office:value="13.1262257170365" calcext:value-type="float">
            <text:p>13.1</text:p>
          </table:table-cell>
          <table:table-cell table:style-name="ce87" table:formula="of:=[M_Acu_A.K35]" office:value-type="float" office:value="2.96268091573978" calcext:value-type="float">
            <text:p>3.0</text:p>
          </table:table-cell>
          <table:table-cell table:style-name="ce87" table:formula="of:=[M_Acu_A.L35]" office:value-type="float" office:value="10.3538790508119" calcext:value-type="float">
            <text:p>10.4</text:p>
          </table:table-cell>
          <table:table-cell table:style-name="ce87" table:formula="of:=[M_Acu_A.P35]" office:value-type="float" office:value="3.91130971933529" calcext:value-type="float">
            <text:p>3.9</text:p>
          </table:table-cell>
          <table:table-cell table:style-name="ce87" table:formula="of:=[M_Acu_A.Q35]" office:value-type="float" office:value="19.0676426322687" calcext:value-type="float">
            <text:p>19.1</text:p>
          </table:table-cell>
          <table:table-cell table:number-columns-repeated="2"/>
          <table:table-cell table:style-name="ce58" table:formula="of:=[.B35]" office:value-type="date" office:date-value="2020-03-17" calcext:value-type="date">
            <text:p>17/03</text:p>
          </table:table-cell>
          <table:table-cell table:style-name="ce87" table:formula="of:=[M_Acu_A.C35]" office:value-type="float" office:value="0.667024266039058" calcext:value-type="float">
            <text:p>0.7</text:p>
          </table:table-cell>
          <table:table-cell table:style-name="ce87" table:formula="of:=[M_Acu_A.D35]" office:value-type="float" office:value="1.75496979718039" calcext:value-type="float">
            <text:p>1.8</text:p>
          </table:table-cell>
          <table:table-cell table:style-name="ce87" table:formula="of:=[M_Acu_A.F35]" office:value-type="float" office:value="5.31818106304845" calcext:value-type="float">
            <text:p>5.3</text:p>
          </table:table-cell>
          <table:table-cell table:style-name="ce87" table:formula="of:=[M_Acu_A.M35]" office:value-type="float" office:value="3.30432765513006" calcext:value-type="float">
            <text:p>3.3</text:p>
          </table:table-cell>
          <table:table-cell table:style-name="ce87" table:formula="of:=[M_Acu_A.N35]" office:value-type="float" office:value="0.476639224802949" calcext:value-type="float">
            <text:p>0.5</text:p>
          </table:table-cell>
          <table:table-cell/>
        </table:table-row>
        <table:table-row table:style-name="ro1">
          <table:table-cell/>
          <table:table-cell table:style-name="ce58" table:formula="of:=[M_Acu_A.B36]" office:value-type="date" office:date-value="2020-03-18" calcext:value-type="date">
            <text:p>18/03</text:p>
          </table:table-cell>
          <table:table-cell table:style-name="ce87" table:formula="of:=[M_Acu_A.E36]" office:value-type="float" office:value="6.44273824328256" calcext:value-type="float">
            <text:p>6.4</text:p>
          </table:table-cell>
          <table:table-cell table:style-name="ce90" table:formula="of:=[M_Acu_A.G36]" office:value-type="float" office:value="70.5170010534509" calcext:value-type="float">
            <text:p>71</text:p>
          </table:table-cell>
          <table:table-cell table:style-name="ce87" table:formula="of:=[M_Acu_A.H36]" office:value-type="float" office:value="18.2749420061579" calcext:value-type="float">
            <text:p>18.3</text:p>
          </table:table-cell>
          <table:table-cell table:style-name="ce87" table:formula="of:=[M_Acu_A.J36]" office:value-type="float" office:value="220.571293728509" calcext:value-type="float">
            <text:p>220.6</text:p>
          </table:table-cell>
          <table:table-cell table:style-name="ce90" table:formula="of:=[M_Acu_A.O36]" office:value-type="float" office:value="8.69738192318098" calcext:value-type="float">
            <text:p>9</text:p>
          </table:table-cell>
          <table:table-cell table:style-name="ce87" table:number-columns-repeated="2"/>
          <table:table-cell table:style-name="ce58" table:formula="of:=[.B36]" office:value-type="date" office:date-value="2020-03-18" calcext:value-type="date">
            <text:p>18/03</text:p>
          </table:table-cell>
          <table:table-cell table:style-name="ce87" table:formula="of:=[M_Acu_A.I36]" office:value-type="float" office:value="17.7051416648399" calcext:value-type="float">
            <text:p>17.7</text:p>
          </table:table-cell>
          <table:table-cell table:style-name="ce87" table:formula="of:=[M_Acu_A.K36]" office:value-type="float" office:value="2.96268091573978" calcext:value-type="float">
            <text:p>3.0</text:p>
          </table:table-cell>
          <table:table-cell table:style-name="ce87" table:formula="of:=[M_Acu_A.L36]" office:value-type="float" office:value="20.7077581016238" calcext:value-type="float">
            <text:p>20.7</text:p>
          </table:table-cell>
          <table:table-cell table:style-name="ce87" table:formula="of:=[M_Acu_A.P36]" office:value-type="float" office:value="6.84479200883675" calcext:value-type="float">
            <text:p>6.8</text:p>
          </table:table-cell>
          <table:table-cell table:style-name="ce87" table:formula="of:=[M_Acu_A.Q36]" office:value-type="float" office:value="24.9851868974556" calcext:value-type="float">
            <text:p>25.0</text:p>
          </table:table-cell>
          <table:table-cell table:number-columns-repeated="2"/>
          <table:table-cell table:style-name="ce58" table:formula="of:=[.B36]" office:value-type="date" office:date-value="2020-03-18" calcext:value-type="date">
            <text:p>18/03</text:p>
          </table:table-cell>
          <table:table-cell table:style-name="ce87" table:formula="of:=[M_Acu_A.C36]" office:value-type="float" office:value="0.667024266039058" calcext:value-type="float">
            <text:p>0.7</text:p>
          </table:table-cell>
          <table:table-cell table:style-name="ce87" table:formula="of:=[M_Acu_A.D36]" office:value-type="float" office:value="2.33995972957385" calcext:value-type="float">
            <text:p>2.3</text:p>
          </table:table-cell>
          <table:table-cell table:style-name="ce87" table:formula="of:=[M_Acu_A.F36]" office:value-type="float" office:value="7.97727159457268" calcext:value-type="float">
            <text:p>8.0</text:p>
          </table:table-cell>
          <table:table-cell table:style-name="ce87" table:formula="of:=[M_Acu_A.M36]" office:value-type="float" office:value="6.60865531026013" calcext:value-type="float">
            <text:p>6.6</text:p>
          </table:table-cell>
          <table:table-cell table:style-name="ce87" table:formula="of:=[M_Acu_A.N36]" office:value-type="float" office:value="0.953278449605897" calcext:value-type="float">
            <text:p>1.0</text:p>
          </table:table-cell>
          <table:table-cell/>
        </table:table-row>
        <table:table-row table:style-name="ro1">
          <table:table-cell/>
          <table:table-cell table:style-name="ce58" table:formula="of:=[M_Acu_A.B37]" office:value-type="date" office:date-value="2020-03-19" calcext:value-type="date">
            <text:p>19/03</text:p>
          </table:table-cell>
          <table:table-cell table:style-name="ce87" table:formula="of:=[M_Acu_A.E37]" office:value-type="float" office:value="9.66410736492384" calcext:value-type="float">
            <text:p>9.7</text:p>
          </table:table-cell>
          <table:table-cell table:style-name="ce90" table:formula="of:=[M_Acu_A.G37]" office:value-type="float" office:value="90.4457187424696" calcext:value-type="float">
            <text:p>90</text:p>
          </table:table-cell>
          <table:table-cell table:style-name="ce87" table:formula="of:=[M_Acu_A.H37]" office:value-type="float" office:value="27.8617968290603" calcext:value-type="float">
            <text:p>27.9</text:p>
          </table:table-cell>
          <table:table-cell table:style-name="ce87" table:formula="of:=[M_Acu_A.J37]" office:value-type="float" office:value="252.197869424302" calcext:value-type="float">
            <text:p>252.2</text:p>
          </table:table-cell>
          <table:table-cell table:style-name="ce90" table:formula="of:=[M_Acu_A.O37]" office:value-type="float" office:value="12.1594465722142" calcext:value-type="float">
            <text:p>12</text:p>
          </table:table-cell>
          <table:table-cell table:style-name="ce87" table:number-columns-repeated="2"/>
          <table:table-cell table:style-name="ce58" table:formula="of:=[.B37]" office:value-type="date" office:date-value="2020-03-19" calcext:value-type="date">
            <text:p>19/03</text:p>
          </table:table-cell>
          <table:table-cell table:style-name="ce87" table:formula="of:=[M_Acu_A.I37]" office:value-type="float" office:value="23.199840802204" calcext:value-type="float">
            <text:p>23.2</text:p>
          </table:table-cell>
          <table:table-cell table:style-name="ce87" table:formula="of:=[M_Acu_A.K37]" office:value-type="float" office:value="4.44402137360968" calcext:value-type="float">
            <text:p>4.4</text:p>
          </table:table-cell>
          <table:table-cell table:style-name="ce90" table:formula="of:=[M_Acu_A.L37]" office:value-type="float" office:value="41.4155162032476" calcext:value-type="float">
            <text:p>41</text:p>
          </table:table-cell>
          <table:table-cell table:style-name="ce87" table:formula="of:=[M_Acu_A.P37]" office:value-type="float" office:value="10.2671880132551" calcext:value-type="float">
            <text:p>10.3</text:p>
          </table:table-cell>
          <table:table-cell table:style-name="ce87" table:formula="of:=[M_Acu_A.Q37]" office:value-type="float" office:value="28.2727114892261" calcext:value-type="float">
            <text:p>28.3</text:p>
          </table:table-cell>
          <table:table-cell table:number-columns-repeated="2"/>
          <table:table-cell table:style-name="ce58" table:formula="of:=[.B37]" office:value-type="date" office:date-value="2020-03-19" calcext:value-type="date">
            <text:p>19/03</text:p>
          </table:table-cell>
          <table:table-cell table:style-name="ce87" table:formula="of:=[M_Acu_A.C37]" office:value-type="float" office:value="1.1117071100651" calcext:value-type="float">
            <text:p>1.1</text:p>
          </table:table-cell>
          <table:table-cell table:style-name="ce87" table:formula="of:=[M_Acu_A.D37]" office:value-type="float" office:value="3.50993959436077" calcext:value-type="float">
            <text:p>3.5</text:p>
          </table:table-cell>
          <table:table-cell table:style-name="ce90" table:formula="of:=[M_Acu_A.F37]" office:value-type="float" office:value="12.4090891471131" calcext:value-type="float">
            <text:p>12</text:p>
          </table:table-cell>
          <table:table-cell table:style-name="ce87" table:formula="of:=[M_Acu_A.M37]" office:value-type="float" office:value="6.60865531026013" calcext:value-type="float">
            <text:p>6.6</text:p>
          </table:table-cell>
          <table:table-cell table:style-name="ce87" table:formula="of:=[M_Acu_A.N37]" office:value-type="float" office:value="1.42991767440885" calcext:value-type="float">
            <text:p>1.4</text:p>
          </table:table-cell>
          <table:table-cell/>
        </table:table-row>
        <table:table-row table:style-name="ro1">
          <table:table-cell/>
          <table:table-cell table:style-name="ce58" table:formula="of:=[M_Acu_A.B38]" office:value-type="date" office:date-value="2020-03-20" calcext:value-type="date">
            <text:p>20/03</text:p>
          </table:table-cell>
          <table:table-cell table:style-name="ce87" table:formula="of:=[M_Acu_A.E38]" office:value-type="float" office:value="17.0272367858182" calcext:value-type="float">
            <text:p>17.0</text:p>
          </table:table-cell>
          <table:table-cell table:style-name="ce90" table:formula="of:=[M_Acu_A.G38]" office:value-type="float" office:value="118.157249256786" calcext:value-type="float">
            <text:p>118</text:p>
          </table:table-cell>
          <table:table-cell table:style-name="ce87" table:formula="of:=[M_Acu_A.H38]" office:value-type="float" office:value="33.7037864867665" calcext:value-type="float">
            <text:p>33.7</text:p>
          </table:table-cell>
          <table:table-cell table:style-name="ce87" table:formula="of:=[M_Acu_A.J38]" office:value-type="float" office:value="298.637829520936" calcext:value-type="float">
            <text:p>298.6</text:p>
          </table:table-cell>
          <table:table-cell table:style-name="ce90" table:formula="of:=[M_Acu_A.O38]" office:value-type="float" office:value="14.9459864116799" calcext:value-type="float">
            <text:p>15</text:p>
          </table:table-cell>
          <table:table-cell table:style-name="ce87" table:number-columns-repeated="2"/>
          <table:table-cell table:style-name="ce58" table:formula="of:=[.B38]" office:value-type="date" office:date-value="2020-03-20" calcext:value-type="date">
            <text:p>20/03</text:p>
          </table:table-cell>
          <table:table-cell table:style-name="ce87" table:formula="of:=[M_Acu_A.I38]" office:value-type="float" office:value="32.3576726978108" calcext:value-type="float">
            <text:p>32.4</text:p>
          </table:table-cell>
          <table:table-cell table:style-name="ce87" table:formula="of:=[M_Acu_A.K38]" office:value-type="float" office:value="4.44402137360968" calcext:value-type="float">
            <text:p>4.4</text:p>
          </table:table-cell>
          <table:table-cell table:style-name="ce90" table:formula="of:=[M_Acu_A.L38]" office:value-type="float" office:value="51.7693952540595" calcext:value-type="float">
            <text:p>52</text:p>
          </table:table-cell>
          <table:table-cell table:style-name="ce87" table:formula="of:=[M_Acu_A.P38]" office:value-type="float" office:value="15.1563251624242" calcext:value-type="float">
            <text:p>15.2</text:p>
          </table:table-cell>
          <table:table-cell table:style-name="ce87" table:formula="of:=[M_Acu_A.Q38]" office:value-type="float" office:value="44.0528295297243" calcext:value-type="float">
            <text:p>44.1</text:p>
          </table:table-cell>
          <table:table-cell table:number-columns-repeated="2"/>
          <table:table-cell table:style-name="ce58" table:formula="of:=[.B38]" office:value-type="date" office:date-value="2020-03-20" calcext:value-type="date">
            <text:p>20/03</text:p>
          </table:table-cell>
          <table:table-cell table:style-name="ce87" table:formula="of:=[M_Acu_A.C38]" office:value-type="float" office:value="1.7231460206009" calcext:value-type="float">
            <text:p>1.7</text:p>
          </table:table-cell>
          <table:table-cell table:style-name="ce87" table:formula="of:=[M_Acu_A.D38]" office:value-type="float" office:value="3.50993959436077" calcext:value-type="float">
            <text:p>3.5</text:p>
          </table:table-cell>
          <table:table-cell table:style-name="ce90" table:formula="of:=[M_Acu_A.F38]" office:value-type="float" office:value="15.9545431891454" calcext:value-type="float">
            <text:p>16</text:p>
          </table:table-cell>
          <table:table-cell table:style-name="ce87" table:formula="of:=[M_Acu_A.M38]" office:value-type="float" office:value="7.71009786197015" calcext:value-type="float">
            <text:p>7.7</text:p>
          </table:table-cell>
          <table:table-cell table:style-name="ce87" table:formula="of:=[M_Acu_A.N38]" office:value-type="float" office:value="2.85983534881769" calcext:value-type="float">
            <text:p>2.9</text:p>
          </table:table-cell>
          <table:table-cell/>
        </table:table-row>
        <table:table-row table:style-name="ro1">
          <table:table-cell/>
          <table:table-cell table:style-name="ce58" table:formula="of:=[M_Acu_A.B39]" office:value-type="date" office:date-value="2020-03-21" calcext:value-type="date">
            <text:p>21/03</text:p>
          </table:table-cell>
          <table:table-cell table:style-name="ce90" table:formula="of:=[M_Acu_A.E39]" office:value-type="float" office:value="30.8331044499951" calcext:value-type="float">
            <text:p>31</text:p>
          </table:table-cell>
          <table:table-cell table:style-name="ce90" table:formula="of:=[M_Acu_A.G39]" office:value-type="float" office:value="156.363784944608" calcext:value-type="float">
            <text:p>156</text:p>
          </table:table-cell>
          <table:table-cell table:style-name="ce87" table:formula="of:=[M_Acu_A.H39]" office:value-type="float" office:value="42.0922844568062" calcext:value-type="float">
            <text:p>42.1</text:p>
          </table:table-cell>
          <table:table-cell table:style-name="ce87" table:formula="of:=[M_Acu_A.J39]" office:value-type="float" office:value="357.372898670267" calcext:value-type="float">
            <text:p>357.4</text:p>
          </table:table-cell>
          <table:table-cell table:style-name="ce90" table:formula="of:=[M_Acu_A.O39]" office:value-type="float" office:value="19.6746600786521" calcext:value-type="float">
            <text:p>20</text:p>
          </table:table-cell>
          <table:table-cell table:style-name="ce87" table:number-columns-repeated="2"/>
          <table:table-cell table:style-name="ce58" table:formula="of:=[.B39]" office:value-type="date" office:date-value="2020-03-21" calcext:value-type="date">
            <text:p>21/03</text:p>
          </table:table-cell>
          <table:table-cell table:style-name="ce87" table:formula="of:=[M_Acu_A.I39]" office:value-type="float" office:value="41.5155045934177" calcext:value-type="float">
            <text:p>41.5</text:p>
          </table:table-cell>
          <table:table-cell table:style-name="ce87" table:formula="of:=[M_Acu_A.K39]" office:value-type="float" office:value="4.44402137360968" calcext:value-type="float">
            <text:p>4.4</text:p>
          </table:table-cell>
          <table:table-cell table:style-name="ce90" table:formula="of:=[M_Acu_A.L39]" office:value-type="float" office:value="82.8310324064953" calcext:value-type="float">
            <text:p>83</text:p>
          </table:table-cell>
          <table:table-cell table:style-name="ce87" table:formula="of:=[M_Acu_A.P39]" office:value-type="float" office:value="18.5787211668426" calcext:value-type="float">
            <text:p>18.6</text:p>
          </table:table-cell>
          <table:table-cell table:style-name="ce87" table:formula="of:=[M_Acu_A.Q39]" office:value-type="float" office:value="54.5729082233899" calcext:value-type="float">
            <text:p>54.6</text:p>
          </table:table-cell>
          <table:table-cell table:number-columns-repeated="2"/>
          <table:table-cell table:style-name="ce58" table:formula="of:=[.B39]" office:value-type="date" office:date-value="2020-03-21" calcext:value-type="date">
            <text:p>21/03</text:p>
          </table:table-cell>
          <table:table-cell table:style-name="ce87" table:formula="of:=[M_Acu_A.C39]" office:value-type="float" office:value="2.61251170865298" calcext:value-type="float">
            <text:p>2.6</text:p>
          </table:table-cell>
          <table:table-cell table:style-name="ce87" table:formula="of:=[M_Acu_A.D39]" office:value-type="float" office:value="4.6799194591477" calcext:value-type="float">
            <text:p>4.7</text:p>
          </table:table-cell>
          <table:table-cell table:style-name="ce90" table:formula="of:=[M_Acu_A.F39]" office:value-type="float" office:value="18.6136337206696" calcext:value-type="float">
            <text:p>19</text:p>
          </table:table-cell>
          <table:table-cell table:style-name="ce87" table:formula="of:=[M_Acu_A.M39]" office:value-type="float" office:value="7.71009786197015" calcext:value-type="float">
            <text:p>7.7</text:p>
          </table:table-cell>
          <table:table-cell table:style-name="ce87" table:formula="of:=[M_Acu_A.N39]" office:value-type="float" office:value="5.71967069763538" calcext:value-type="float">
            <text:p>5.7</text:p>
          </table:table-cell>
          <table:table-cell/>
        </table:table-row>
        <table:table-row table:style-name="ro1">
          <table:table-cell/>
          <table:table-cell table:style-name="ce58" table:formula="of:=[M_Acu_A.B40]" office:value-type="date" office:date-value="2020-03-22" calcext:value-type="date">
            <text:p>22/03</text:p>
          </table:table-cell>
          <table:table-cell table:style-name="ce87" table:formula="of:=[M_Acu_A.E40]" office:value-type="float" office:value="34.5146691604423" calcext:value-type="float">
            <text:p>34.5</text:p>
          </table:table-cell>
          <table:table-cell table:style-name="ce90" table:formula="of:=[M_Acu_A.G40]" office:value-type="float" office:value="202.824819083504" calcext:value-type="float">
            <text:p>203</text:p>
          </table:table-cell>
          <table:table-cell table:style-name="ce87" table:formula="of:=[M_Acu_A.H40]" office:value-type="float" office:value="50.4807824268459" calcext:value-type="float">
            <text:p>50.5</text:p>
          </table:table-cell>
          <table:table-cell table:style-name="ce90" table:formula="of:=[M_Acu_A.J40]" office:value-type="float" office:value="405.590464895001" calcext:value-type="float">
            <text:p>406</text:p>
          </table:table-cell>
          <table:table-cell table:style-name="ce90" table:formula="of:=[M_Acu_A.O40]" office:value-type="float" office:value="23.7278089360569" calcext:value-type="float">
            <text:p>24</text:p>
          </table:table-cell>
          <table:table-cell table:style-name="ce87" table:number-columns-repeated="2"/>
          <table:table-cell table:style-name="ce58" table:formula="of:=[.B40]" office:value-type="date" office:date-value="2020-03-22" calcext:value-type="date">
            <text:p>22/03</text:p>
          </table:table-cell>
          <table:table-cell table:style-name="ce87" table:formula="of:=[M_Acu_A.I40]" office:value-type="float" office:value="54.6417303104542" calcext:value-type="float">
            <text:p>54.6</text:p>
          </table:table-cell>
          <table:table-cell table:style-name="ce87" table:formula="of:=[M_Acu_A.K40]" office:value-type="float" office:value="5.92536183147957" calcext:value-type="float">
            <text:p>5.9</text:p>
          </table:table-cell>
          <table:table-cell table:style-name="ce90" table:formula="of:=[M_Acu_A.L40]" office:value-type="float" office:value="82.8310324064953" calcext:value-type="float">
            <text:p>83</text:p>
          </table:table-cell>
          <table:table-cell table:style-name="ce87" table:formula="of:=[M_Acu_A.P40]" office:value-type="float" office:value="24.4456857458455" calcext:value-type="float">
            <text:p>24.4</text:p>
          </table:table-cell>
          <table:table-cell table:style-name="ce87" table:formula="of:=[M_Acu_A.Q40]" office:value-type="float" office:value="65.7504918354095" calcext:value-type="float">
            <text:p>65.8</text:p>
          </table:table-cell>
          <table:table-cell table:number-columns-repeated="2"/>
          <table:table-cell table:style-name="ce58" table:formula="of:=[.B40]" office:value-type="date" office:date-value="2020-03-22" calcext:value-type="date">
            <text:p>22/03</text:p>
          </table:table-cell>
          <table:table-cell table:style-name="ce87" table:formula="of:=[M_Acu_A.C40]" office:value-type="float" office:value="3.05719455267902" calcext:value-type="float">
            <text:p>3.1</text:p>
          </table:table-cell>
          <table:table-cell table:style-name="ce87" table:formula="of:=[M_Acu_A.D40]" office:value-type="float" office:value="9.3598389182954" calcext:value-type="float">
            <text:p>9.4</text:p>
          </table:table-cell>
          <table:table-cell table:style-name="ce90" table:formula="of:=[M_Acu_A.F40]" office:value-type="float" office:value="21.2727242521938" calcext:value-type="float">
            <text:p>21</text:p>
          </table:table-cell>
          <table:table-cell table:style-name="ce87" table:formula="of:=[M_Acu_A.M40]" office:value-type="float" office:value="7.71009786197015" calcext:value-type="float">
            <text:p>7.7</text:p>
          </table:table-cell>
          <table:table-cell table:style-name="ce87" table:formula="of:=[M_Acu_A.N40]" office:value-type="float" office:value="6.67294914724128" calcext:value-type="float">
            <text:p>6.7</text:p>
          </table:table-cell>
          <table:table-cell/>
        </table:table-row>
        <table:table-row table:style-name="ro1">
          <table:table-cell table:style-name="ce80" table:formula="of:=[M_Acu_A.A41]" office:value-type="string" office:string-value="L" calcext:value-type="string">
            <text:p>L</text:p>
          </table:table-cell>
          <table:table-cell table:style-name="ce57" table:formula="of:=[M_Acu_A.B41]" office:value-type="date" office:date-value="2020-03-23" calcext:value-type="date">
            <text:p>23/03</text:p>
          </table:table-cell>
          <table:table-cell table:style-name="ce88" table:formula="of:=[M_Acu_A.E41]" office:value-type="float" office:value="40.4972118149189" calcext:value-type="float">
            <text:p>40.5</text:p>
          </table:table-cell>
          <table:table-cell table:style-name="ce92" table:formula="of:=[M_Acu_A.G41]" office:value-type="float" office:value="257.304508860585" calcext:value-type="float">
            <text:p>257</text:p>
          </table:table-cell>
          <table:table-cell table:style-name="ce92" table:formula="of:=[M_Acu_A.H41]" office:value-type="float" office:value="64.4116808413761" calcext:value-type="float">
            <text:p>64</text:p>
          </table:table-cell>
          <table:table-cell table:style-name="ce92" table:formula="of:=[M_Acu_A.J41]" office:value-type="float" office:value="450.104685019525" calcext:value-type="float">
            <text:p>450</text:p>
          </table:table-cell>
          <table:table-cell table:style-name="ce92" table:formula="of:=[M_Acu_A.O41]" office:value-type="float" office:value="28.2876014006372" calcext:value-type="float">
            <text:p>28</text:p>
          </table:table-cell>
          <table:table-cell table:style-name="ce109"/>
          <table:table-cell table:style-name="ce80" table:formula="of:=[.A41]" office:value-type="string" office:string-value="L" calcext:value-type="string">
            <text:p>L</text:p>
          </table:table-cell>
          <table:table-cell table:style-name="ce57" table:formula="of:=[.B41]" office:value-type="date" office:date-value="2020-03-23" calcext:value-type="date">
            <text:p>23/03</text:p>
          </table:table-cell>
          <table:table-cell table:style-name="ce88" table:formula="of:=[M_Acu_A.I41]" office:value-type="float" office:value="65.0206064588086" calcext:value-type="float">
            <text:p>65.0</text:p>
          </table:table-cell>
          <table:table-cell table:style-name="ce92" table:formula="of:=[M_Acu_A.K41]" office:value-type="float" office:value="8.88804274721935" calcext:value-type="float">
            <text:p>9</text:p>
          </table:table-cell>
          <table:table-cell table:style-name="ce92" table:formula="of:=[M_Acu_A.L41]" office:value-type="float" office:value="82.8310324064953" calcext:value-type="float">
            <text:p>83</text:p>
          </table:table-cell>
          <table:table-cell table:style-name="ce88" table:formula="of:=[M_Acu_A.P41]" office:value-type="float" office:value="29.8237366099316" calcext:value-type="float">
            <text:p>29.8</text:p>
          </table:table-cell>
          <table:table-cell table:style-name="ce88" table:formula="of:=[M_Acu_A.Q41]" office:value-type="float" office:value="84.8181344676782" calcext:value-type="float">
            <text:p>84.8</text:p>
          </table:table-cell>
          <table:table-cell/>
          <table:table-cell table:style-name="ce50" table:formula="of:=[.A41]" office:value-type="string" office:string-value="L" calcext:value-type="string">
            <text:p>L</text:p>
          </table:table-cell>
          <table:table-cell table:style-name="ce57" table:formula="of:=[.B41]" office:value-type="date" office:date-value="2020-03-23" calcext:value-type="date">
            <text:p>23/03</text:p>
          </table:table-cell>
          <table:table-cell table:style-name="ce88" table:formula="of:=[M_Acu_A.C41]" office:value-type="float" office:value="4.78034057327992" calcext:value-type="float">
            <text:p>4.8</text:p>
          </table:table-cell>
          <table:table-cell table:style-name="ce92" table:formula="of:=[M_Acu_A.D41]" office:value-type="float" office:value="12.2847885802627" calcext:value-type="float">
            <text:p>12</text:p>
          </table:table-cell>
          <table:table-cell table:style-name="ce92" table:formula="of:=[M_Acu_A.F41]" office:value-type="float" office:value="21.2727242521938" calcext:value-type="float">
            <text:p>21</text:p>
          </table:table-cell>
          <table:table-cell table:style-name="ce88" table:formula="of:=[M_Acu_A.M41]" office:value-type="float" office:value="7.71009786197015" calcext:value-type="float">
            <text:p>7.7</text:p>
          </table:table-cell>
          <table:table-cell table:style-name="ce92" table:formula="of:=[M_Acu_A.N41]" office:value-type="float" office:value="10.9627021704678" calcext:value-type="float">
            <text:p>11</text:p>
          </table:table-cell>
          <table:table-cell/>
        </table:table-row>
        <table:table-row table:style-name="ro1">
          <table:table-cell/>
          <table:table-cell table:style-name="ce58" table:formula="of:=[M_Acu_A.B42]" office:value-type="date" office:date-value="2020-03-24" calcext:value-type="date">
            <text:p>24/03</text:p>
          </table:table-cell>
          <table:table-cell table:style-name="ce90" table:formula="of:=[M_Acu_A.E42]" office:value-type="float" office:value="56.1438618343194" calcext:value-type="float">
            <text:p>56</text:p>
          </table:table-cell>
          <table:table-cell table:style-name="ce90" table:formula="of:=[M_Acu_A.G42]" office:value-type="float" office:value="316.736897708309" calcext:value-type="float">
            <text:p>317</text:p>
          </table:table-cell>
          <table:table-cell table:style-name="ce90" table:formula="of:=[M_Acu_A.H42]" office:value-type="float" office:value="82.3870336343182" calcext:value-type="float">
            <text:p>82</text:p>
          </table:table-cell>
          <table:table-cell table:style-name="ce90" table:formula="of:=[M_Acu_A.J42]" office:value-type="float" office:value="505.136408068646" calcext:value-type="float">
            <text:p>505</text:p>
          </table:table-cell>
          <table:table-cell table:style-name="ce90" table:formula="of:=[M_Acu_A.O42]" office:value-type="float" office:value="35.6339337046832" calcext:value-type="float">
            <text:p>36</text:p>
          </table:table-cell>
          <table:table-cell table:style-name="ce87" table:number-columns-repeated="2"/>
          <table:table-cell table:style-name="ce58" table:formula="of:=[.B42]" office:value-type="date" office:date-value="2020-03-24" calcext:value-type="date">
            <text:p>24/03</text:p>
          </table:table-cell>
          <table:table-cell table:style-name="ce87" table:formula="of:=[M_Acu_A.I42]" office:value-type="float" office:value="84.2520534395829" calcext:value-type="float">
            <text:p>84.3</text:p>
          </table:table-cell>
          <table:table-cell table:style-name="ce90" table:formula="of:=[M_Acu_A.K42]" office:value-type="float" office:value="10.3693832050892" calcext:value-type="float">
            <text:p>10</text:p>
          </table:table-cell>
          <table:table-cell table:style-name="ce90" table:formula="of:=[M_Acu_A.L42]" office:value-type="float" office:value="82.8310324064953" calcext:value-type="float">
            <text:p>83</text:p>
          </table:table-cell>
          <table:table-cell table:style-name="ce90" table:formula="of:=[M_Acu_A.P42]" office:value-type="float" office:value="39.6020109082698" calcext:value-type="float">
            <text:p>40</text:p>
          </table:table-cell>
          <table:table-cell table:style-name="ce90" table:formula="of:=[M_Acu_A.Q42]" office:value-type="float" office:value="100.598252508176" calcext:value-type="float">
            <text:p>101</text:p>
          </table:table-cell>
          <table:table-cell table:number-columns-repeated="2"/>
          <table:table-cell table:style-name="ce58" table:formula="of:=[.B42]" office:value-type="date" office:date-value="2020-03-24" calcext:value-type="date">
            <text:p>24/03</text:p>
          </table:table-cell>
          <table:table-cell table:style-name="ce87" table:formula="of:=[M_Acu_A.C42]" office:value-type="float" office:value="6.33673052737105" calcext:value-type="float">
            <text:p>6.3</text:p>
          </table:table-cell>
          <table:table-cell table:style-name="ce90" table:formula="of:=[M_Acu_A.D42]" office:value-type="float" office:value="16.3797181070169" calcext:value-type="float">
            <text:p>16</text:p>
          </table:table-cell>
          <table:table-cell table:style-name="ce90" table:formula="of:=[M_Acu_A.F42]" office:value-type="float" office:value="28.3636323362584" calcext:value-type="float">
            <text:p>28</text:p>
          </table:table-cell>
          <table:table-cell table:style-name="ce90" table:formula="of:=[M_Acu_A.M42]" office:value-type="float" office:value="11.0144255171002" calcext:value-type="float">
            <text:p>11</text:p>
          </table:table-cell>
          <table:table-cell table:style-name="ce90" table:formula="of:=[M_Acu_A.N42]" office:value-type="float" office:value="15.7290944184973" calcext:value-type="float">
            <text:p>16</text:p>
          </table:table-cell>
          <table:table-cell/>
        </table:table-row>
        <table:table-row table:style-name="ro1">
          <table:table-cell/>
          <table:table-cell table:style-name="ce58" table:formula="of:=[M_Acu_A.B43]" office:value-type="date" office:date-value="2020-03-25" calcext:value-type="date">
            <text:p>25/03</text:p>
          </table:table-cell>
          <table:table-cell table:style-name="ce90" table:formula="of:=[M_Acu_A.E43]" office:value-type="float" office:value="81.9148148074497" calcext:value-type="float">
            <text:p>82</text:p>
          </table:table-cell>
          <table:table-cell table:style-name="ce90" table:formula="of:=[M_Acu_A.G43]" office:value-type="float" office:value="404.942109728345" calcext:value-type="float">
            <text:p>405</text:p>
          </table:table-cell>
          <table:table-cell table:style-name="ce90" table:formula="of:=[M_Acu_A.H43]" office:value-type="float" office:value="99.688310697525" calcext:value-type="float">
            <text:p>100</text:p>
          </table:table-cell>
          <table:table-cell table:style-name="ce90" table:formula="of:=[M_Acu_A.J43]" office:value-type="float" office:value="555.724115797515" calcext:value-type="float">
            <text:p>556</text:p>
          </table:table-cell>
          <table:table-cell table:style-name="ce90" table:formula="of:=[M_Acu_A.O43]" office:value-type="float" office:value="48.8066674912486" calcext:value-type="float">
            <text:p>49</text:p>
          </table:table-cell>
          <table:table-cell table:style-name="ce87" table:number-columns-repeated="2"/>
          <table:table-cell table:style-name="ce58" table:formula="of:=[.B43]" office:value-type="date" office:date-value="2020-03-25" calcext:value-type="date">
            <text:p>25/03</text:p>
          </table:table-cell>
          <table:table-cell table:style-name="ce87" table:formula="of:=[M_Acu_A.I43]" office:value-type="float" office:value="108.672938494535" calcext:value-type="float">
            <text:p>108.7</text:p>
          </table:table-cell>
          <table:table-cell table:style-name="ce90" table:formula="of:=[M_Acu_A.K43]" office:value-type="float" office:value="13.332064120829" calcext:value-type="float">
            <text:p>13</text:p>
          </table:table-cell>
          <table:table-cell table:style-name="ce90" table:formula="of:=[M_Acu_A.L43]" office:value-type="float" office:value="82.8310324064953" calcext:value-type="float">
            <text:p>83</text:p>
          </table:table-cell>
          <table:table-cell table:style-name="ce90" table:formula="of:=[M_Acu_A.P43]" office:value-type="float" office:value="51.8248537811925" calcext:value-type="float">
            <text:p>52</text:p>
          </table:table-cell>
          <table:table-cell table:style-name="ce90" table:formula="of:=[M_Acu_A.Q43]" office:value-type="float" office:value="115.720865630321" calcext:value-type="float">
            <text:p>116</text:p>
          </table:table-cell>
          <table:table-cell table:number-columns-repeated="2"/>
          <table:table-cell table:style-name="ce58" table:formula="of:=[.B43]" office:value-type="date" office:date-value="2020-03-25" calcext:value-type="date">
            <text:p>25/03</text:p>
          </table:table-cell>
          <table:table-cell table:style-name="ce87" table:formula="of:=[M_Acu_A.C43]" office:value-type="float" office:value="8.28221796998497" calcext:value-type="float">
            <text:p>8.3</text:p>
          </table:table-cell>
          <table:table-cell table:style-name="ce90" table:formula="of:=[M_Acu_A.D43]" office:value-type="float" office:value="18.1346879041973" calcext:value-type="float">
            <text:p>18</text:p>
          </table:table-cell>
          <table:table-cell table:style-name="ce90" table:formula="of:=[M_Acu_A.F43]" office:value-type="float" office:value="30.1363593572746" calcext:value-type="float">
            <text:p>30</text:p>
          </table:table-cell>
          <table:table-cell table:style-name="ce90" table:formula="of:=[M_Acu_A.M43]" office:value-type="float" office:value="13.2173106205203" calcext:value-type="float">
            <text:p>13</text:p>
          </table:table-cell>
          <table:table-cell table:style-name="ce90" table:formula="of:=[M_Acu_A.N43]" office:value-type="float" office:value="20.4954866665268" calcext:value-type="float">
            <text:p>20</text:p>
          </table:table-cell>
          <table:table-cell/>
        </table:table-row>
        <table:table-row table:style-name="ro1">
          <table:table-cell/>
          <table:table-cell table:style-name="ce58" table:formula="of:=[M_Acu_A.B44]" office:value-type="date" office:date-value="2020-03-26" calcext:value-type="date">
            <text:p>26/03</text:p>
          </table:table-cell>
          <table:table-cell table:style-name="ce90" table:formula="of:=[M_Acu_A.E44]" office:value-type="float" office:value="101.243029537297" calcext:value-type="float">
            <text:p>101</text:p>
          </table:table-cell>
          <table:table-cell table:style-name="ce90" table:formula="of:=[M_Acu_A.G44]" office:value-type="float" office:value="482.180630949098" calcext:value-type="float">
            <text:p>482</text:p>
          </table:table-cell>
          <table:table-cell table:style-name="ce90" table:formula="of:=[M_Acu_A.H44]" office:value-type="float" office:value="127.025826403458" calcext:value-type="float">
            <text:p>127</text:p>
          </table:table-cell>
          <table:table-cell table:style-name="ce90" table:formula="of:=[M_Acu_A.J44]" office:value-type="float" office:value="604.756418164296" calcext:value-type="float">
            <text:p>605</text:p>
          </table:table-cell>
          <table:table-cell table:style-name="ce90" table:formula="of:=[M_Acu_A.O44]" office:value-type="float" office:value="64.0904163077123" calcext:value-type="float">
            <text:p>64</text:p>
          </table:table-cell>
          <table:table-cell table:style-name="ce87" table:number-columns-repeated="2"/>
          <table:table-cell table:style-name="ce58" table:formula="of:=[.B44]" office:value-type="date" office:date-value="2020-03-26" calcext:value-type="date">
            <text:p>26/03</text:p>
          </table:table-cell>
          <table:table-cell table:style-name="ce90" table:formula="of:=[M_Acu_A.I44]" office:value-type="float" office:value="132.483301423112" calcext:value-type="float">
            <text:p>132</text:p>
          </table:table-cell>
          <table:table-cell table:style-name="ce90" table:formula="of:=[M_Acu_A.K44]" office:value-type="float" office:value="28.1454686995279" calcext:value-type="float">
            <text:p>28</text:p>
          </table:table-cell>
          <table:table-cell table:style-name="ce90" table:formula="of:=[M_Acu_A.L44]" office:value-type="float" office:value="93.1849114573071" calcext:value-type="float">
            <text:p>93</text:p>
          </table:table-cell>
          <table:table-cell table:style-name="ce90" table:formula="of:=[M_Acu_A.P44]" office:value-type="float" office:value="66.0033515137829" calcext:value-type="float">
            <text:p>66</text:p>
          </table:table-cell>
          <table:table-cell table:style-name="ce90" table:formula="of:=[M_Acu_A.Q44]" office:value-type="float" office:value="148.596111548025" calcext:value-type="float">
            <text:p>149</text:p>
          </table:table-cell>
          <table:table-cell table:number-columns-repeated="2"/>
          <table:table-cell table:style-name="ce58" table:formula="of:=[.B44]" office:value-type="date" office:date-value="2020-03-26" calcext:value-type="date">
            <text:p>26/03</text:p>
          </table:table-cell>
          <table:table-cell table:style-name="ce90" table:formula="of:=[M_Acu_A.C44]" office:value-type="float" office:value="10.8947296786379" calcext:value-type="float">
            <text:p>11</text:p>
          </table:table-cell>
          <table:table-cell table:style-name="ce90" table:formula="of:=[M_Acu_A.D44]" office:value-type="float" office:value="28.6645066872796" calcext:value-type="float">
            <text:p>29</text:p>
          </table:table-cell>
          <table:table-cell table:style-name="ce90" table:formula="of:=[M_Acu_A.F44]" office:value-type="float" office:value="36.3409039308311" calcext:value-type="float">
            <text:p>36</text:p>
          </table:table-cell>
          <table:table-cell table:style-name="ce90" table:formula="of:=[M_Acu_A.M44]" office:value-type="float" office:value="15.4201957239403" calcext:value-type="float">
            <text:p>15</text:p>
          </table:table-cell>
          <table:table-cell table:style-name="ce90" table:formula="of:=[M_Acu_A.N44]" office:value-type="float" office:value="28.5983534881769" calcext:value-type="float">
            <text:p>29</text:p>
          </table:table-cell>
          <table:table-cell/>
        </table:table-row>
        <table:table-row table:style-name="ro1">
          <table:table-cell/>
          <table:table-cell table:style-name="ce58" table:formula="of:=[M_Acu_A.B45]" office:value-type="date" office:date-value="2020-03-27" calcext:value-type="date">
            <text:p>27/03</text:p>
          </table:table-cell>
          <table:table-cell table:style-name="ce90" table:formula="of:=[M_Acu_A.E45]" office:value-type="float" office:value="132.996525164904" calcext:value-type="float">
            <text:p>133</text:p>
          </table:table-cell>
          <table:table-cell table:style-name="ce90" table:formula="of:=[M_Acu_A.G45]" office:value-type="float" office:value="572.862192504456" calcext:value-type="float">
            <text:p>573</text:p>
          </table:table-cell>
          <table:table-cell table:style-name="ce90" table:formula="of:=[M_Acu_A.H45]" office:value-type="float" office:value="149.420120091332" calcext:value-type="float">
            <text:p>149</text:p>
          </table:table-cell>
          <table:table-cell table:style-name="ce90" table:formula="of:=[M_Acu_A.J45]" office:value-type="float" office:value="676.527265586366" calcext:value-type="float">
            <text:p>677</text:p>
          </table:table-cell>
          <table:table-cell table:style-name="ce90" table:formula="of:=[M_Acu_A.O45]" office:value-type="float" office:value="86.0449726186546" calcext:value-type="float">
            <text:p>86</text:p>
          </table:table-cell>
          <table:table-cell table:style-name="ce87" table:number-columns-repeated="2"/>
          <table:table-cell table:style-name="ce58" table:formula="of:=[.B45]" office:value-type="date" office:date-value="2020-03-27" calcext:value-type="date">
            <text:p>27/03</text:p>
          </table:table-cell>
          <table:table-cell table:style-name="ce90" table:formula="of:=[M_Acu_A.I45]" office:value-type="float" office:value="166.672540500045" calcext:value-type="float">
            <text:p>167</text:p>
          </table:table-cell>
          <table:table-cell table:style-name="ce90" table:formula="of:=[M_Acu_A.K45]" office:value-type="float" office:value="32.5894900731376" calcext:value-type="float">
            <text:p>33</text:p>
          </table:table-cell>
          <table:table-cell table:style-name="ce90" table:formula="of:=[M_Acu_A.L45]" office:value-type="float" office:value="155.308185762179" calcext:value-type="float">
            <text:p>155</text:p>
          </table:table-cell>
          <table:table-cell table:style-name="ce90" table:formula="of:=[M_Acu_A.P45]" office:value-type="float" office:value="81.6485903911241" calcext:value-type="float">
            <text:p>82</text:p>
          </table:table-cell>
          <table:table-cell table:style-name="ce90" table:formula="of:=[M_Acu_A.Q45]" office:value-type="float" office:value="163.71872467017" calcext:value-type="float">
            <text:p>164</text:p>
          </table:table-cell>
          <table:table-cell table:number-columns-repeated="2"/>
          <table:table-cell table:style-name="ce58" table:formula="of:=[.B45]" office:value-type="date" office:date-value="2020-03-27" calcext:value-type="date">
            <text:p>27/03</text:p>
          </table:table-cell>
          <table:table-cell table:style-name="ce90" table:formula="of:=[M_Acu_A.C45]" office:value-type="float" office:value="14.0630949423235" calcext:value-type="float">
            <text:p>14</text:p>
          </table:table-cell>
          <table:table-cell table:style-name="ce90" table:formula="of:=[M_Acu_A.D45]" office:value-type="float" office:value="33.9294160788208" calcext:value-type="float">
            <text:p>34</text:p>
          </table:table-cell>
          <table:table-cell table:style-name="ce90" table:formula="of:=[M_Acu_A.F45]" office:value-type="float" office:value="46.0909025464199" calcext:value-type="float">
            <text:p>46</text:p>
          </table:table-cell>
          <table:table-cell table:style-name="ce90" table:formula="of:=[M_Acu_A.M45]" office:value-type="float" office:value="17.6230808273603" calcext:value-type="float">
            <text:p>18</text:p>
          </table:table-cell>
          <table:table-cell table:style-name="ce90" table:formula="of:=[M_Acu_A.N45]" office:value-type="float" office:value="36.2245810850241" calcext:value-type="float">
            <text:p>36</text:p>
          </table:table-cell>
          <table:table-cell/>
        </table:table-row>
        <table:table-row table:style-name="ro1">
          <table:table-cell/>
          <table:table-cell table:style-name="ce58" table:formula="of:=[M_Acu_A.B46]" office:value-type="date" office:date-value="2020-03-28" calcext:value-type="date">
            <text:p>28/03</text:p>
          </table:table-cell>
          <table:table-cell table:style-name="ce90" table:formula="of:=[M_Acu_A.E46]" office:value-type="float" office:value="162.449042848482" calcext:value-type="float">
            <text:p>162</text:p>
          </table:table-cell>
          <table:table-cell table:style-name="ce90" table:formula="of:=[M_Acu_A.G46]" office:value-type="float" office:value="670.972802665778" calcext:value-type="float">
            <text:p>671</text:p>
          </table:table-cell>
          <table:table-cell table:style-name="ce90" table:formula="of:=[M_Acu_A.H46]" office:value-type="float" office:value="173.312359845284" calcext:value-type="float">
            <text:p>173</text:p>
          </table:table-cell>
          <table:table-cell table:style-name="ce90" table:formula="of:=[M_Acu_A.J46]" office:value-type="float" office:value="742.3727592481" calcext:value-type="float">
            <text:p>742</text:p>
          </table:table-cell>
          <table:table-cell table:style-name="ce90" table:formula="of:=[M_Acu_A.O46]" office:value-type="float" office:value="103.693058268604" calcext:value-type="float">
            <text:p>104</text:p>
          </table:table-cell>
          <table:table-cell table:style-name="ce87" table:number-columns-repeated="2"/>
          <table:table-cell table:style-name="ce58" table:formula="of:=[.B46]" office:value-type="date" office:date-value="2020-03-28" calcext:value-type="date">
            <text:p>28/03</text:p>
          </table:table-cell>
          <table:table-cell table:style-name="ce90" table:formula="of:=[M_Acu_A.I46]" office:value-type="float" office:value="195.061819376426" calcext:value-type="float">
            <text:p>195</text:p>
          </table:table-cell>
          <table:table-cell table:style-name="ce90" table:formula="of:=[M_Acu_A.K46]" office:value-type="float" office:value="53.3282564833161" calcext:value-type="float">
            <text:p>53</text:p>
          </table:table-cell>
          <table:table-cell table:style-name="ce90" table:formula="of:=[M_Acu_A.L46]" office:value-type="float" office:value="186.369822914614" calcext:value-type="float">
            <text:p>186</text:p>
          </table:table-cell>
          <table:table-cell table:style-name="ce90" table:formula="of:=[M_Acu_A.P46]" office:value-type="float" office:value="98.760570413216" calcext:value-type="float">
            <text:p>99</text:p>
          </table:table-cell>
          <table:table-cell table:style-name="ce90" table:formula="of:=[M_Acu_A.Q46]" office:value-type="float" office:value="191.333931241042" calcext:value-type="float">
            <text:p>191</text:p>
          </table:table-cell>
          <table:table-cell table:number-columns-repeated="2"/>
          <table:table-cell table:style-name="ce58" table:formula="of:=[.B46]" office:value-type="date" office:date-value="2020-03-28" calcext:value-type="date">
            <text:p>28/03</text:p>
          </table:table-cell>
          <table:table-cell table:style-name="ce90" table:formula="of:=[M_Acu_A.C46]" office:value-type="float" office:value="18.0652405385578" calcext:value-type="float">
            <text:p>18</text:p>
          </table:table-cell>
          <table:table-cell table:style-name="ce90" table:formula="of:=[M_Acu_A.D46]" office:value-type="float" office:value="39.7793154027554" calcext:value-type="float">
            <text:p>40</text:p>
          </table:table-cell>
          <table:table-cell table:style-name="ce90" table:formula="of:=[M_Acu_A.F46]" office:value-type="float" office:value="57.6136281830249" calcext:value-type="float">
            <text:p>58</text:p>
          </table:table-cell>
          <table:table-cell table:style-name="ce90" table:formula="of:=[M_Acu_A.M46]" office:value-type="float" office:value="22.0288510342004" calcext:value-type="float">
            <text:p>22</text:p>
          </table:table-cell>
          <table:table-cell table:style-name="ce90" table:formula="of:=[M_Acu_A.N46]" office:value-type="float" office:value="47.6639224802949" calcext:value-type="float">
            <text:p>48</text:p>
          </table:table-cell>
          <table:table-cell/>
        </table:table-row>
        <table:table-row table:style-name="ro1">
          <table:table-cell table:style-name="ce83"/>
          <table:table-cell table:style-name="ce59" table:formula="of:=[M_Acu_A.B47]" office:value-type="date" office:date-value="2020-03-29" calcext:value-type="date">
            <text:p>29/03</text:p>
          </table:table-cell>
          <table:table-cell table:style-name="ce91" table:formula="of:=[M_Acu_A.E47]" office:value-type="float" office:value="198.344298775342" calcext:value-type="float">
            <text:p>198</text:p>
          </table:table-cell>
          <table:table-cell table:style-name="ce91" table:formula="of:=[M_Acu_A.G47]" office:value-type="float" office:value="769.790941265765" calcext:value-type="float">
            <text:p>770</text:p>
          </table:table-cell>
          <table:table-cell table:style-name="ce91" table:formula="of:=[M_Acu_A.H47]" office:value-type="float" office:value="195.18237241003" calcext:value-type="float">
            <text:p>195</text:p>
          </table:table-cell>
          <table:table-cell table:style-name="ce91" table:formula="of:=[M_Acu_A.J47]" office:value-type="float" office:value="798.367352283275" calcext:value-type="float">
            <text:p>798</text:p>
          </table:table-cell>
          <table:table-cell table:style-name="ce91" table:formula="of:=[M_Acu_A.O47]" office:value-type="float" office:value="118.892366483872" calcext:value-type="float">
            <text:p>119</text:p>
          </table:table-cell>
          <table:table-cell table:style-name="ce109"/>
          <table:table-cell table:style-name="ce89"/>
          <table:table-cell table:style-name="ce59" table:formula="of:=[.B47]" office:value-type="date" office:date-value="2020-03-29" calcext:value-type="date">
            <text:p>29/03</text:p>
          </table:table-cell>
          <table:table-cell table:style-name="ce91" table:formula="of:=[M_Acu_A.I47]" office:value-type="float" office:value="235.356279717096" calcext:value-type="float">
            <text:p>235</text:p>
          </table:table-cell>
          <table:table-cell table:style-name="ce91" table:formula="of:=[M_Acu_A.K47]" office:value-type="float" office:value="68.141661062015" calcext:value-type="float">
            <text:p>68</text:p>
          </table:table-cell>
          <table:table-cell table:style-name="ce91" table:formula="of:=[M_Acu_A.L47]" office:value-type="float" office:value="217.43146006705" calcext:value-type="float">
            <text:p>217</text:p>
          </table:table-cell>
          <table:table-cell table:style-name="ce91" table:formula="of:=[M_Acu_A.P47]" office:value-type="float" office:value="117.828205294975" calcext:value-type="float">
            <text:p>118</text:p>
          </table:table-cell>
          <table:table-cell table:style-name="ce91" table:formula="of:=[M_Acu_A.Q47]" office:value-type="float" office:value="215.004108301789" calcext:value-type="float">
            <text:p>215</text:p>
          </table:table-cell>
          <table:table-cell/>
          <table:table-cell table:style-name="ce51"/>
          <table:table-cell table:style-name="ce59" table:formula="of:=[.B47]" office:value-type="date" office:date-value="2020-03-29" calcext:value-type="date">
            <text:p>29/03</text:p>
          </table:table-cell>
          <table:table-cell table:style-name="ce91" table:formula="of:=[M_Acu_A.C47]" office:value-type="float" office:value="21.6227032907661" calcext:value-type="float">
            <text:p>22</text:p>
          </table:table-cell>
          <table:table-cell table:style-name="ce91" table:formula="of:=[M_Acu_A.D47]" office:value-type="float" office:value="50.3091341858378" calcext:value-type="float">
            <text:p>50</text:p>
          </table:table-cell>
          <table:table-cell table:style-name="ce91" table:formula="of:=[M_Acu_A.F47]" office:value-type="float" office:value="63.8181727565815" calcext:value-type="float">
            <text:p>64</text:p>
          </table:table-cell>
          <table:table-cell table:style-name="ce91" table:formula="of:=[M_Acu_A.M47]" office:value-type="float" office:value="24.2317361376205" calcext:value-type="float">
            <text:p>24</text:p>
          </table:table-cell>
          <table:table-cell table:style-name="ce91" table:formula="of:=[M_Acu_A.N47]" office:value-type="float" office:value="56.7200677515509" calcext:value-type="float">
            <text:p>57</text:p>
          </table:table-cell>
          <table:table-cell/>
        </table:table-row>
        <table:table-row table:style-name="ro1">
          <table:table-cell table:style-name="ce86" table:formula="of:=[M_Acu_A.A48]" office:value-type="string" office:string-value="L" calcext:value-type="string">
            <text:p>L</text:p>
          </table:table-cell>
          <table:table-cell table:style-name="ce58" table:formula="of:=[M_Acu_A.B48]" office:value-type="date" office:date-value="2020-03-30" calcext:value-type="date">
            <text:p>30/03</text:p>
          </table:table-cell>
          <table:table-cell table:style-name="ce90" table:formula="of:=[M_Acu_A.E48]" office:value-type="float" office:value="236.080337057425" calcext:value-type="float">
            <text:p>236</text:p>
          </table:table-cell>
          <table:table-cell table:style-name="ce90" table:formula="of:=[M_Acu_A.G48]" office:value-type="float" office:value="865.54312329821" calcext:value-type="float">
            <text:p>866</text:p>
          </table:table-cell>
          <table:table-cell table:style-name="ce90" table:formula="of:=[M_Acu_A.H48]" office:value-type="float" office:value="226.489445191071" calcext:value-type="float">
            <text:p>226</text:p>
          </table:table-cell>
          <table:table-cell table:style-name="ce90" table:formula="of:=[M_Acu_A.J48]" office:value-type="float" office:value="858.509692950686" calcext:value-type="float">
            <text:p>859</text:p>
          </table:table-cell>
          <table:table-cell table:style-name="ce90" table:formula="of:=[M_Acu_A.O48]" office:value-type="float" office:value="151.064235539522" calcext:value-type="float">
            <text:p>151</text:p>
          </table:table-cell>
          <table:table-cell table:style-name="ce87"/>
          <table:table-cell table:style-name="ce86" table:formula="of:=[.A48]" office:value-type="string" office:string-value="L" calcext:value-type="string">
            <text:p>L</text:p>
          </table:table-cell>
          <table:table-cell table:style-name="ce58" table:formula="of:=[.B48]" office:value-type="date" office:date-value="2020-03-30" calcext:value-type="date">
            <text:p>30/03</text:p>
          </table:table-cell>
          <table:table-cell table:style-name="ce90" table:formula="of:=[M_Acu_A.I48]" office:value-type="float" office:value="263.745558593477" calcext:value-type="float">
            <text:p>264</text:p>
          </table:table-cell>
          <table:table-cell table:style-name="ce90" table:formula="of:=[M_Acu_A.K48]" office:value-type="float" office:value="79.9923847249742" calcext:value-type="float">
            <text:p>80</text:p>
          </table:table-cell>
          <table:table-cell table:style-name="ce90" table:formula="of:=[M_Acu_A.L48]" office:value-type="float" office:value="227.785339117862" calcext:value-type="float">
            <text:p>228</text:p>
          </table:table-cell>
          <table:table-cell table:style-name="ce90" table:formula="of:=[M_Acu_A.P48]" office:value-type="float" office:value="138.851495036403" calcext:value-type="float">
            <text:p>139</text:p>
          </table:table-cell>
          <table:table-cell table:style-name="ce90" table:formula="of:=[M_Acu_A.Q48]" office:value-type="float" office:value="248.536859137848" calcext:value-type="float">
            <text:p>249</text:p>
          </table:table-cell>
          <table:table-cell/>
          <table:table-cell table:formula="of:=[.A48]" office:value-type="string" office:string-value="L" calcext:value-type="string">
            <text:p>L</text:p>
          </table:table-cell>
          <table:table-cell table:style-name="ce58" table:formula="of:=[.B48]" office:value-type="date" office:date-value="2020-03-30" calcext:value-type="date">
            <text:p>30/03</text:p>
          </table:table-cell>
          <table:table-cell table:style-name="ce90" table:formula="of:=[M_Acu_A.C48]" office:value-type="float" office:value="25.2913367539809" calcext:value-type="float">
            <text:p>25</text:p>
          </table:table-cell>
          <table:table-cell table:style-name="ce90" table:formula="of:=[M_Acu_A.D48]" office:value-type="float" office:value="63.1789126984939" calcext:value-type="float">
            <text:p>63</text:p>
          </table:table-cell>
          <table:table-cell table:style-name="ce90" table:formula="of:=[M_Acu_A.F48]" office:value-type="float" office:value="68.2499903091218" calcext:value-type="float">
            <text:p>68</text:p>
          </table:table-cell>
          <table:table-cell table:style-name="ce90" table:formula="of:=[M_Acu_A.M48]" office:value-type="float" office:value="29.7389488961706" calcext:value-type="float">
            <text:p>30</text:p>
          </table:table-cell>
          <table:table-cell table:style-name="ce90" table:formula="of:=[M_Acu_A.N48]" office:value-type="float" office:value="66.7294914724128" calcext:value-type="float">
            <text:p>67</text:p>
          </table:table-cell>
          <table:table-cell/>
        </table:table-row>
        <table:table-row table:style-name="ro1">
          <table:table-cell/>
          <table:table-cell table:style-name="ce58" table:formula="of:=[M_Acu_A.B49]" office:value-type="date" office:date-value="2020-03-31" calcext:value-type="date">
            <text:p>31/03</text:p>
          </table:table-cell>
          <table:table-cell table:style-name="ce90" table:formula="of:=[M_Acu_A.E49]" office:value-type="float" office:value="324.437890108157" calcext:value-type="float">
            <text:p>324</text:p>
          </table:table-cell>
          <table:table-cell table:style-name="ce90" table:formula="of:=[M_Acu_A.G49]" office:value-type="float" office:value="965.658397369079" calcext:value-type="float">
            <text:p>966</text:p>
          </table:table-cell>
          <table:table-cell table:style-name="ce90" table:formula="of:=[M_Acu_A.H49]" office:value-type="float" office:value="263.86319953973" calcext:value-type="float">
            <text:p>264</text:p>
          </table:table-cell>
          <table:table-cell table:style-name="ce90" table:formula="of:=[M_Acu_A.J49]" office:value-type="float" office:value="920.503706668202" calcext:value-type="float">
            <text:p>921</text:p>
          </table:table-cell>
          <table:table-cell table:style-name="ce90" table:formula="of:=[M_Acu_A.O49]" office:value-type="float" office:value="198.604294012832" calcext:value-type="float">
            <text:p>199</text:p>
          </table:table-cell>
          <table:table-cell table:style-name="ce87" table:number-columns-repeated="2"/>
          <table:table-cell table:style-name="ce58" table:formula="of:=[.B49]" office:value-type="date" office:date-value="2020-03-31" calcext:value-type="date">
            <text:p>31/03</text:p>
          </table:table-cell>
          <table:table-cell table:style-name="ce90" table:formula="of:=[M_Acu_A.I49]" office:value-type="float" office:value="317.166244651184" calcext:value-type="float">
            <text:p>317</text:p>
          </table:table-cell>
          <table:table-cell table:style-name="ce90" table:formula="of:=[M_Acu_A.K49]" office:value-type="float" office:value="105.175172508762" calcext:value-type="float">
            <text:p>105</text:p>
          </table:table-cell>
          <table:table-cell table:style-name="ce90" table:formula="of:=[M_Acu_A.L49]" office:value-type="float" office:value="238.139218168674" calcext:value-type="float">
            <text:p>238</text:p>
          </table:table-cell>
          <table:table-cell table:style-name="ce90" table:formula="of:=[M_Acu_A.P49]" office:value-type="float" office:value="161.830439637497" calcext:value-type="float">
            <text:p>162</text:p>
          </table:table-cell>
          <table:table-cell table:style-name="ce90" table:formula="of:=[M_Acu_A.Q49]" office:value-type="float" office:value="290.61717391251" calcext:value-type="float">
            <text:p>291</text:p>
          </table:table-cell>
          <table:table-cell table:number-columns-repeated="2"/>
          <table:table-cell table:style-name="ce58" table:formula="of:=[.B49]" office:value-type="date" office:date-value="2020-03-31" calcext:value-type="date">
            <text:p>31/03</text:p>
          </table:table-cell>
          <table:table-cell table:style-name="ce90" table:formula="of:=[M_Acu_A.C49]" office:value-type="float" office:value="32.4062622583976" calcext:value-type="float">
            <text:p>32</text:p>
          </table:table-cell>
          <table:table-cell table:style-name="ce90" table:formula="of:=[M_Acu_A.D49]" office:value-type="float" office:value="74.8787113463632" calcext:value-type="float">
            <text:p>75</text:p>
          </table:table-cell>
          <table:table-cell table:style-name="ce90" table:formula="of:=[M_Acu_A.F49]" office:value-type="float" office:value="79.7727159457268" calcext:value-type="float">
            <text:p>80</text:p>
          </table:table-cell>
          <table:table-cell table:style-name="ce90" table:formula="of:=[M_Acu_A.M49]" office:value-type="float" office:value="30.8403914478806" calcext:value-type="float">
            <text:p>31</text:p>
          </table:table-cell>
          <table:table-cell table:style-name="ce90" table:formula="of:=[M_Acu_A.N49]" office:value-type="float" office:value="76.2622759684718" calcext:value-type="float">
            <text:p>76</text:p>
          </table:table-cell>
          <table:table-cell/>
        </table:table-row>
        <table:table-row table:style-name="ro1">
          <table:table-cell/>
          <table:table-cell table:style-name="ce58" table:formula="of:=[M_Acu_A.B50]" office:value-type="date" office:date-value="2020-04-01" calcext:value-type="date">
            <text:p>01/04</text:p>
          </table:table-cell>
          <table:table-cell table:style-name="ce90" table:formula="of:=[M_Acu_A.E50]" office:value-type="float" office:value="381.041947531283" calcext:value-type="float">
            <text:p>381</text:p>
          </table:table-cell>
          <table:table-cell table:style-name="ce90" table:formula="of:=[M_Acu_A.G50]" office:value-type="float" office:value="1067.54249253661" calcext:value-type="float">
            <text:p>1068</text:p>
          </table:table-cell>
          <table:table-cell table:style-name="ce90" table:formula="of:=[M_Acu_A.H50]" office:value-type="float" office:value="301.985926921428" calcext:value-type="float">
            <text:p>302</text:p>
          </table:table-cell>
          <table:table-cell table:style-name="ce90" table:formula="of:=[M_Acu_A.J50]" office:value-type="float" office:value="974.350358965255" calcext:value-type="float">
            <text:p>974</text:p>
          </table:table-cell>
          <table:table-cell table:style-name="ce90" table:formula="of:=[M_Acu_A.O50]" office:value-type="float" office:value="246.650996093317" calcext:value-type="float">
            <text:p>247</text:p>
          </table:table-cell>
          <table:table-cell table:style-name="ce87" table:number-columns-repeated="2"/>
          <table:table-cell table:style-name="ce58" table:formula="of:=[.B50]" office:value-type="date" office:date-value="2020-04-01" calcext:value-type="date">
            <text:p>01/04</text:p>
          </table:table-cell>
          <table:table-cell table:style-name="ce90" table:formula="of:=[M_Acu_A.I50]" office:value-type="float" office:value="358.071227118227" calcext:value-type="float">
            <text:p>358</text:p>
          </table:table-cell>
          <table:table-cell table:style-name="ce90" table:formula="of:=[M_Acu_A.K50]" office:value-type="float" office:value="125.913938918941" calcext:value-type="float">
            <text:p>126</text:p>
          </table:table-cell>
          <table:table-cell table:style-name="ce90" table:formula="of:=[M_Acu_A.L50]" office:value-type="float" office:value="300.262492473545" calcext:value-type="float">
            <text:p>300</text:p>
          </table:table-cell>
          <table:table-cell table:style-name="ce90" table:formula="of:=[M_Acu_A.P50]" office:value-type="float" office:value="187.742866528094" calcext:value-type="float">
            <text:p>188</text:p>
          </table:table-cell>
          <table:table-cell table:style-name="ce90" table:formula="of:=[M_Acu_A.Q50]" office:value-type="float" office:value="326.779944421985" calcext:value-type="float">
            <text:p>327</text:p>
          </table:table-cell>
          <table:table-cell table:number-columns-repeated="2"/>
          <table:table-cell table:style-name="ce58" table:formula="of:=[.B50]" office:value-type="date" office:date-value="2020-04-01" calcext:value-type="date">
            <text:p>01/04</text:p>
          </table:table-cell>
          <table:table-cell table:style-name="ce90" table:formula="of:=[M_Acu_A.C50]" office:value-type="float" office:value="40.6884802283825" calcext:value-type="float">
            <text:p>41</text:p>
          </table:table-cell>
          <table:table-cell table:style-name="ce90" table:formula="of:=[M_Acu_A.D50]" office:value-type="float" office:value="85.4085301294455" calcext:value-type="float">
            <text:p>85</text:p>
          </table:table-cell>
          <table:table-cell table:style-name="ce90" table:formula="of:=[M_Acu_A.F50]" office:value-type="float" office:value="92.1818050928399" calcext:value-type="float">
            <text:p>92</text:p>
          </table:table-cell>
          <table:table-cell table:style-name="ce90" table:formula="of:=[M_Acu_A.M50]" office:value-type="float" office:value="35.2461616547207" calcext:value-type="float">
            <text:p>35</text:p>
          </table:table-cell>
          <table:table-cell table:style-name="ce90" table:formula="of:=[M_Acu_A.N50]" office:value-type="float" office:value="89.1315350381514" calcext:value-type="float">
            <text:p>89</text:p>
          </table:table-cell>
          <table:table-cell/>
        </table:table-row>
        <table:table-row table:style-name="ro1">
          <table:table-cell/>
          <table:table-cell table:style-name="ce58" table:formula="of:=[M_Acu_A.B51]" office:value-type="date" office:date-value="2020-04-02" calcext:value-type="date">
            <text:p>02/04</text:p>
          </table:table-cell>
          <table:table-cell table:style-name="ce90" table:formula="of:=[M_Acu_A.E51]" office:value-type="float" office:value="465.257740282762" calcext:value-type="float">
            <text:p>465</text:p>
          </table:table-cell>
          <table:table-cell table:style-name="ce90" table:formula="of:=[M_Acu_A.G51]" office:value-type="float" office:value="1179.56782865831" calcext:value-type="float">
            <text:p>1180</text:p>
          </table:table-cell>
          <table:table-cell table:style-name="ce90" table:formula="of:=[M_Acu_A.H51]" office:value-type="float" office:value="403.471772898247" calcext:value-type="float">
            <text:p>403</text:p>
          </table:table-cell>
          <table:table-cell table:style-name="ce90" table:formula="of:=[M_Acu_A.J51]" office:value-type="float" office:value="1030.64121968845" calcext:value-type="float">
            <text:p>1031</text:p>
          </table:table-cell>
          <table:table-cell table:style-name="ce90" table:formula="of:=[M_Acu_A.O51]" office:value-type="float" office:value="304.408367311334" calcext:value-type="float">
            <text:p>304</text:p>
          </table:table-cell>
          <table:table-cell table:style-name="ce87" table:number-columns-repeated="2"/>
          <table:table-cell table:style-name="ce58" table:formula="of:=[.B51]" office:value-type="date" office:date-value="2020-04-02" calcext:value-type="date">
            <text:p>02/04</text:p>
          </table:table-cell>
          <table:table-cell table:style-name="ce90" table:formula="of:=[M_Acu_A.I51]" office:value-type="float" office:value="408.744563607252" calcext:value-type="float">
            <text:p>409</text:p>
          </table:table-cell>
          <table:table-cell table:style-name="ce90" table:formula="of:=[M_Acu_A.K51]" office:value-type="float" office:value="145.171364871249" calcext:value-type="float">
            <text:p>145</text:p>
          </table:table-cell>
          <table:table-cell table:style-name="ce90" table:formula="of:=[M_Acu_A.L51]" office:value-type="float" office:value="310.616371524357" calcext:value-type="float">
            <text:p>311</text:p>
          </table:table-cell>
          <table:table-cell table:style-name="ce90" table:formula="of:=[M_Acu_A.P51]" office:value-type="float" office:value="221.966826572277" calcext:value-type="float">
            <text:p>222</text:p>
          </table:table-cell>
          <table:table-cell table:style-name="ce90" table:formula="of:=[M_Acu_A.Q51]" office:value-type="float" office:value="357.682675584627" calcext:value-type="float">
            <text:p>358</text:p>
          </table:table-cell>
          <table:table-cell table:number-columns-repeated="2"/>
          <table:table-cell table:style-name="ce58" table:formula="of:=[.B51]" office:value-type="date" office:date-value="2020-04-02" calcext:value-type="date">
            <text:p>02/04</text:p>
          </table:table-cell>
          <table:table-cell table:style-name="ce90" table:formula="of:=[M_Acu_A.C51]" office:value-type="float" office:value="48.4704299988382" calcext:value-type="float">
            <text:p>48</text:p>
          </table:table-cell>
          <table:table-cell table:style-name="ce90" table:formula="of:=[M_Acu_A.D51]" office:value-type="float" office:value="92.4284093181671" calcext:value-type="float">
            <text:p>92</text:p>
          </table:table-cell>
          <table:table-cell table:style-name="ce90" table:formula="of:=[M_Acu_A.F51]" office:value-type="float" office:value="109.022711792493" calcext:value-type="float">
            <text:p>109</text:p>
          </table:table-cell>
          <table:table-cell table:style-name="ce90" table:formula="of:=[M_Acu_A.M51]" office:value-type="float" office:value="46.2605871718209" calcext:value-type="float">
            <text:p>46</text:p>
          </table:table-cell>
          <table:table-cell table:style-name="ce90" table:formula="of:=[M_Acu_A.N51]" office:value-type="float" office:value="99.6175979838162" calcext:value-type="float">
            <text:p>100</text:p>
          </table:table-cell>
          <table:table-cell/>
        </table:table-row>
        <table:table-row table:style-name="ro1">
          <table:table-cell/>
          <table:table-cell table:style-name="ce58" table:formula="of:=[M_Acu_A.B52]" office:value-type="date" office:date-value="2020-04-03" calcext:value-type="date">
            <text:p>03/04</text:p>
          </table:table-cell>
          <table:table-cell table:style-name="ce90" table:formula="of:=[M_Acu_A.E52]" office:value-type="float" office:value="526.00355800514" calcext:value-type="float">
            <text:p>526</text:p>
          </table:table-cell>
          <table:table-cell table:style-name="ce90" table:formula="of:=[M_Acu_A.G52]" office:value-type="float" office:value="1289.47057946402" calcext:value-type="float">
            <text:p>1289</text:p>
          </table:table-cell>
          <table:table-cell table:style-name="ce90" table:formula="of:=[M_Acu_A.H52]" office:value-type="float" office:value="487.356752598644" calcext:value-type="float">
            <text:p>487</text:p>
          </table:table-cell>
          <table:table-cell table:style-name="ce90" table:formula="of:=[M_Acu_A.J52]" office:value-type="float" office:value="1087.37648194367" calcext:value-type="float">
            <text:p>1087</text:p>
          </table:table-cell>
          <table:table-cell table:style-name="ce90" table:formula="of:=[M_Acu_A.O52]" office:value-type="float" office:value="364.192312958054" calcext:value-type="float">
            <text:p>364</text:p>
          </table:table-cell>
          <table:table-cell table:style-name="ce87" table:number-columns-repeated="2"/>
          <table:table-cell table:style-name="ce58" table:formula="of:=[.B52]" office:value-type="date" office:date-value="2020-04-03" calcext:value-type="date">
            <text:p>03/04</text:p>
          </table:table-cell>
          <table:table-cell table:style-name="ce90" table:formula="of:=[M_Acu_A.I52]" office:value-type="float" office:value="453.923200958912" calcext:value-type="float">
            <text:p>454</text:p>
          </table:table-cell>
          <table:table-cell table:style-name="ce90" table:formula="of:=[M_Acu_A.K52]" office:value-type="float" office:value="177.760854944387" calcext:value-type="float">
            <text:p>178</text:p>
          </table:table-cell>
          <table:table-cell table:style-name="ce90" table:formula="of:=[M_Acu_A.L52]" office:value-type="float" office:value="320.970250575169" calcext:value-type="float">
            <text:p>321</text:p>
          </table:table-cell>
          <table:table-cell table:style-name="ce90" table:formula="of:=[M_Acu_A.P52]" office:value-type="float" office:value="260.102096335796" calcext:value-type="float">
            <text:p>260</text:p>
          </table:table-cell>
          <table:table-cell table:style-name="ce90" table:formula="of:=[M_Acu_A.Q52]" office:value-type="float" office:value="399.762990359289" calcext:value-type="float">
            <text:p>400</text:p>
          </table:table-cell>
          <table:table-cell table:number-columns-repeated="2"/>
          <table:table-cell table:style-name="ce58" table:formula="of:=[.B52]" office:value-type="date" office:date-value="2020-04-03" calcext:value-type="date">
            <text:p>03/04</text:p>
          </table:table-cell>
          <table:table-cell table:style-name="ce90" table:formula="of:=[M_Acu_A.C52]" office:value-type="float" office:value="56.5303065468102" calcext:value-type="float">
            <text:p>57</text:p>
          </table:table-cell>
          <table:table-cell table:style-name="ce90" table:formula="of:=[M_Acu_A.D52]" office:value-type="float" office:value="98.2783086421017" calcext:value-type="float">
            <text:p>98</text:p>
          </table:table-cell>
          <table:table-cell table:style-name="ce90" table:formula="of:=[M_Acu_A.F52]" office:value-type="float" office:value="123.204527960623" calcext:value-type="float">
            <text:p>123</text:p>
          </table:table-cell>
          <table:table-cell table:style-name="ce90" table:formula="of:=[M_Acu_A.M52]" office:value-type="float" office:value="48.4634722752409" calcext:value-type="float">
            <text:p>48</text:p>
          </table:table-cell>
          <table:table-cell table:style-name="ce90" table:formula="of:=[M_Acu_A.N52]" office:value-type="float" office:value="117.253249301525" calcext:value-type="float">
            <text:p>117</text:p>
          </table:table-cell>
          <table:table-cell/>
        </table:table-row>
        <table:table-row table:style-name="ro1">
          <table:table-cell/>
          <table:table-cell table:style-name="ce58" table:formula="of:=[M_Acu_A.B53]" office:value-type="date" office:date-value="2020-04-04" calcext:value-type="date">
            <text:p>04/04</text:p>
          </table:table-cell>
          <table:table-cell table:style-name="ce90" table:formula="of:=[M_Acu_A.E53]" office:value-type="float" office:value="590.430940437966" calcext:value-type="float">
            <text:p>590</text:p>
          </table:table-cell>
          <table:table-cell table:style-name="ce90" table:formula="of:=[M_Acu_A.G53]" office:value-type="float" office:value="1384.86899727714" calcext:value-type="float">
            <text:p>1385</text:p>
          </table:table-cell>
          <table:table-cell table:style-name="ce90" table:formula="of:=[M_Acu_A.H53]" office:value-type="float" office:value="566.223612977678" calcext:value-type="float">
            <text:p>566</text:p>
          </table:table-cell>
          <table:table-cell table:style-name="ce90" table:formula="of:=[M_Acu_A.J53]" office:value-type="float" office:value="1137.81605582853" calcext:value-type="float">
            <text:p>1138</text:p>
          </table:table-cell>
          <table:table-cell table:style-name="ce90" table:formula="of:=[M_Acu_A.O53]" office:value-type="float" office:value="416.461045098336" calcext:value-type="float">
            <text:p>416</text:p>
          </table:table-cell>
          <table:table-cell table:style-name="ce87" table:number-columns-repeated="2"/>
          <table:table-cell table:style-name="ce58" table:formula="of:=[.B53]" office:value-type="date" office:date-value="2020-04-04" calcext:value-type="date">
            <text:p>04/04</text:p>
          </table:table-cell>
          <table:table-cell table:style-name="ce90" table:formula="of:=[M_Acu_A.I53]" office:value-type="float" office:value="503.986015321563" calcext:value-type="float">
            <text:p>504</text:p>
          </table:table-cell>
          <table:table-cell table:style-name="ce90" table:formula="of:=[M_Acu_A.K53]" office:value-type="float" office:value="202.943642728175" calcext:value-type="float">
            <text:p>203</text:p>
          </table:table-cell>
          <table:table-cell table:style-name="ce90" table:formula="of:=[M_Acu_A.L53]" office:value-type="float" office:value="320.970250575169" calcext:value-type="float">
            <text:p>321</text:p>
          </table:table-cell>
          <table:table-cell table:style-name="ce90" table:formula="of:=[M_Acu_A.P53]" office:value-type="float" office:value="295.303883809814" calcext:value-type="float">
            <text:p>295</text:p>
          </table:table-cell>
          <table:table-cell table:style-name="ce90" table:formula="of:=[M_Acu_A.Q53]" office:value-type="float" office:value="439.213285460535" calcext:value-type="float">
            <text:p>439</text:p>
          </table:table-cell>
          <table:table-cell table:number-columns-repeated="2"/>
          <table:table-cell table:style-name="ce58" table:formula="of:=[.B53]" office:value-type="date" office:date-value="2020-04-04" calcext:value-type="date">
            <text:p>04/04</text:p>
          </table:table-cell>
          <table:table-cell table:style-name="ce90" table:formula="of:=[M_Acu_A.C53]" office:value-type="float" office:value="64.3678416727691" calcext:value-type="float">
            <text:p>64</text:p>
          </table:table-cell>
          <table:table-cell table:style-name="ce90" table:formula="of:=[M_Acu_A.D53]" office:value-type="float" office:value="108.808127425184" calcext:value-type="float">
            <text:p>109</text:p>
          </table:table-cell>
          <table:table-cell table:style-name="ce90" table:formula="of:=[M_Acu_A.F53]" office:value-type="float" office:value="142.7045251918" calcext:value-type="float">
            <text:p>143</text:p>
          </table:table-cell>
          <table:table-cell table:style-name="ce90" table:formula="of:=[M_Acu_A.M53]" office:value-type="float" office:value="55.0721275855011" calcext:value-type="float">
            <text:p>55</text:p>
          </table:table-cell>
          <table:table-cell table:style-name="ce90" table:formula="of:=[M_Acu_A.N53]" office:value-type="float" office:value="126.786033797584" calcext:value-type="float">
            <text:p>127</text:p>
          </table:table-cell>
          <table:table-cell/>
        </table:table-row>
        <table:table-row table:style-name="ro1">
          <table:table-cell/>
          <table:table-cell table:style-name="ce58" table:formula="of:=[M_Acu_A.B54]" office:value-type="date" office:date-value="2020-04-05" calcext:value-type="date">
            <text:p>05/04</text:p>
          </table:table-cell>
          <table:table-cell table:style-name="ce90" table:formula="of:=[M_Acu_A.E54]" office:value-type="float" office:value="665.903017002133" calcext:value-type="float">
            <text:p>666</text:p>
          </table:table-cell>
          <table:table-cell table:style-name="ce90" table:formula="of:=[M_Acu_A.G54]" office:value-type="float" office:value="1464.34802522032" calcext:value-type="float">
            <text:p>1464</text:p>
          </table:table-cell>
          <table:table-cell table:style-name="ce90" table:formula="of:=[M_Acu_A.H54]" office:value-type="float" office:value="605.020416089111" calcext:value-type="float">
            <text:p>605</text:p>
          </table:table-cell>
          <table:table-cell table:style-name="ce90" table:formula="of:=[M_Acu_A.J54]" office:value-type="float" office:value="1176.70118988073" calcext:value-type="float">
            <text:p>1177</text:p>
          </table:table-cell>
          <table:table-cell table:style-name="ce90" table:formula="of:=[M_Acu_A.O54]" office:value-type="float" office:value="453.699350225742" calcext:value-type="float">
            <text:p>454</text:p>
          </table:table-cell>
          <table:table-cell table:style-name="ce87" table:number-columns-repeated="2"/>
          <table:table-cell table:style-name="ce58" table:formula="of:=[.B54]" office:value-type="date" office:date-value="2020-04-05" calcext:value-type="date">
            <text:p>05/04</text:p>
          </table:table-cell>
          <table:table-cell table:style-name="ce90" table:formula="of:=[M_Acu_A.I54]" office:value-type="float" office:value="539.091037588056" calcext:value-type="float">
            <text:p>539</text:p>
          </table:table-cell>
          <table:table-cell table:style-name="ce90" table:formula="of:=[M_Acu_A.K54]" office:value-type="float" office:value="234.051792343443" calcext:value-type="float">
            <text:p>234</text:p>
          </table:table-cell>
          <table:table-cell table:style-name="ce90" table:formula="of:=[M_Acu_A.L54]" office:value-type="float" office:value="372.739645829229" calcext:value-type="float">
            <text:p>373</text:p>
          </table:table-cell>
          <table:table-cell table:style-name="ce90" table:formula="of:=[M_Acu_A.P54]" office:value-type="float" office:value="337.350463292668" calcext:value-type="float">
            <text:p>337</text:p>
          </table:table-cell>
          <table:table-cell table:style-name="ce90" table:formula="of:=[M_Acu_A.Q54]" office:value-type="float" office:value="476.691065806719" calcext:value-type="float">
            <text:p>477</text:p>
          </table:table-cell>
          <table:table-cell table:number-columns-repeated="2"/>
          <table:table-cell table:style-name="ce58" table:formula="of:=[.B54]" office:value-type="date" office:date-value="2020-04-05" calcext:value-type="date">
            <text:p>05/04</text:p>
          </table:table-cell>
          <table:table-cell table:style-name="ce90" table:formula="of:=[M_Acu_A.C54]" office:value-type="float" office:value="74.595547085368" calcext:value-type="float">
            <text:p>75</text:p>
          </table:table-cell>
          <table:table-cell table:style-name="ce90" table:formula="of:=[M_Acu_A.D54]" office:value-type="float" office:value="119.337946208266" calcext:value-type="float">
            <text:p>119</text:p>
          </table:table-cell>
          <table:table-cell table:style-name="ce90" table:formula="of:=[M_Acu_A.F54]" office:value-type="float" office:value="158.659068380946" calcext:value-type="float">
            <text:p>159</text:p>
          </table:table-cell>
          <table:table-cell table:style-name="ce90" table:formula="of:=[M_Acu_A.M54]" office:value-type="float" office:value="63.8836679991812" calcext:value-type="float">
            <text:p>64</text:p>
          </table:table-cell>
          <table:table-cell table:style-name="ce90" table:formula="of:=[M_Acu_A.N54]" office:value-type="float" office:value="140.60857131687" calcext:value-type="float">
            <text:p>141</text:p>
          </table:table-cell>
          <table:table-cell/>
        </table:table-row>
        <table:table-row table:style-name="ro1">
          <table:table-cell table:style-name="ce80" table:formula="of:=[M_Acu_A.A55]" office:value-type="string" office:string-value="L" calcext:value-type="string">
            <text:p>L</text:p>
          </table:table-cell>
          <table:table-cell table:style-name="ce57" table:formula="of:=[M_Acu_A.B55]" office:value-type="date" office:date-value="2020-04-06" calcext:value-type="date">
            <text:p>06/04</text:p>
          </table:table-cell>
          <table:table-cell table:style-name="ce92" table:formula="of:=[M_Acu_A.E55]" office:value-type="float" office:value="751.039200931224" calcext:value-type="float">
            <text:p>751</text:p>
          </table:table-cell>
          <table:table-cell table:style-name="ce92" table:formula="of:=[M_Acu_A.G55]" office:value-type="float" office:value="1539.46396112509" calcext:value-type="float">
            <text:p>1539</text:p>
          </table:table-cell>
          <table:table-cell table:style-name="ce92" table:formula="of:=[M_Acu_A.H55]" office:value-type="float" office:value="667.409869741281" calcext:value-type="float">
            <text:p>667</text:p>
          </table:table-cell>
          <table:table-cell table:style-name="ce92" table:formula="of:=[M_Acu_A.J55]" office:value-type="float" office:value="1223.8077522754" calcext:value-type="float">
            <text:p>1224</text:p>
          </table:table-cell>
          <table:table-cell table:style-name="ce92" table:formula="of:=[M_Acu_A.O55]" office:value-type="float" office:value="520.069662765744" calcext:value-type="float">
            <text:p>520</text:p>
          </table:table-cell>
          <table:table-cell table:style-name="ce109"/>
          <table:table-cell table:style-name="ce80" table:formula="of:=[.A55]" office:value-type="string" office:string-value="L" calcext:value-type="string">
            <text:p>L</text:p>
          </table:table-cell>
          <table:table-cell table:style-name="ce57" table:formula="of:=[.B55]" office:value-type="date" office:date-value="2020-04-06" calcext:value-type="date">
            <text:p>06/04</text:p>
          </table:table-cell>
          <table:table-cell table:style-name="ce92" table:formula="of:=[M_Acu_A.I55]" office:value-type="float" office:value="569.922404969932" calcext:value-type="float">
            <text:p>570</text:p>
          </table:table-cell>
          <table:table-cell table:style-name="ce92" table:formula="of:=[M_Acu_A.K55]" office:value-type="float" office:value="257.753239669361" calcext:value-type="float">
            <text:p>258</text:p>
          </table:table-cell>
          <table:table-cell table:style-name="ce92" table:formula="of:=[M_Acu_A.L55]" office:value-type="float" office:value="424.509041083288" calcext:value-type="float">
            <text:p>425</text:p>
          </table:table-cell>
          <table:table-cell table:style-name="ce92" table:formula="of:=[M_Acu_A.P55]" office:value-type="float" office:value="381.841611350107" calcext:value-type="float">
            <text:p>382</text:p>
          </table:table-cell>
          <table:table-cell table:style-name="ce92" table:formula="of:=[M_Acu_A.Q55]" office:value-type="float" office:value="508.251301887715" calcext:value-type="float">
            <text:p>508</text:p>
          </table:table-cell>
          <table:table-cell/>
          <table:table-cell table:style-name="ce50" table:formula="of:=[.A55]" office:value-type="string" office:string-value="L" calcext:value-type="string">
            <text:p>L</text:p>
          </table:table-cell>
          <table:table-cell table:style-name="ce57" table:formula="of:=[.B55]" office:value-type="date" office:date-value="2020-04-06" calcext:value-type="date">
            <text:p>06/04</text:p>
          </table:table-cell>
          <table:table-cell table:style-name="ce92" table:formula="of:=[M_Acu_A.C55]" office:value-type="float" office:value="79.7093997916674" calcext:value-type="float">
            <text:p>80</text:p>
          </table:table-cell>
          <table:table-cell table:style-name="ce92" table:formula="of:=[M_Acu_A.D55]" office:value-type="float" office:value="128.697785126562" calcext:value-type="float">
            <text:p>129</text:p>
          </table:table-cell>
          <table:table-cell table:style-name="ce92" table:formula="of:=[M_Acu_A.F55]" office:value-type="float" office:value="165.74997646501" calcext:value-type="float">
            <text:p>166</text:p>
          </table:table-cell>
          <table:table-cell table:style-name="ce92" table:formula="of:=[M_Acu_A.M55]" office:value-type="float" office:value="64.9851105508912" calcext:value-type="float">
            <text:p>65</text:p>
          </table:table-cell>
          <table:table-cell table:style-name="ce92" table:formula="of:=[M_Acu_A.N55]" office:value-type="float" office:value="148.234798913717" calcext:value-type="float">
            <text:p>148</text:p>
          </table:table-cell>
          <table:table-cell/>
        </table:table-row>
        <table:table-row table:style-name="ro1">
          <table:table-cell/>
          <table:table-cell table:style-name="ce58" table:formula="of:=[M_Acu_A.B56]" office:value-type="date" office:date-value="2020-04-07" calcext:value-type="date">
            <text:p>07/04</text:p>
          </table:table-cell>
          <table:table-cell table:style-name="ce90" table:formula="of:=[M_Acu_A.E56]" office:value-type="float" office:value="936.49802322" calcext:value-type="float">
            <text:p>936</text:p>
          </table:table-cell>
          <table:table-cell table:style-name="ce90" table:formula="of:=[M_Acu_A.G56]" office:value-type="float" office:value="1627.0795661129" calcext:value-type="float">
            <text:p>1627</text:p>
          </table:table-cell>
          <table:table-cell table:style-name="ce90" table:formula="of:=[M_Acu_A.H56]" office:value-type="float" office:value="773.539348522944" calcext:value-type="float">
            <text:p>774</text:p>
          </table:table-cell>
          <table:table-cell table:style-name="ce90" table:formula="of:=[M_Acu_A.J56]" office:value-type="float" office:value="1268.54417316594" calcext:value-type="float">
            <text:p>1269</text:p>
          </table:table-cell>
          <table:table-cell table:style-name="ce90" table:formula="of:=[M_Acu_A.O56]" office:value-type="float" office:value="599.274946687528" calcext:value-type="float">
            <text:p>599</text:p>
          </table:table-cell>
          <table:table-cell table:style-name="ce87" table:number-columns-repeated="2"/>
          <table:table-cell table:style-name="ce58" table:formula="of:=[.B56]" office:value-type="date" office:date-value="2020-04-07" calcext:value-type="date">
            <text:p>07/04</text:p>
          </table:table-cell>
          <table:table-cell table:style-name="ce90" table:formula="of:=[M_Acu_A.I56]" office:value-type="float" office:value="641.353493755666" calcext:value-type="float">
            <text:p>641</text:p>
          </table:table-cell>
          <table:table-cell table:style-name="ce90" table:formula="of:=[M_Acu_A.K56]" office:value-type="float" office:value="311.081496152677" calcext:value-type="float">
            <text:p>311</text:p>
          </table:table-cell>
          <table:table-cell table:style-name="ce90" table:formula="of:=[M_Acu_A.L56]" office:value-type="float" office:value="455.570678235724" calcext:value-type="float">
            <text:p>456</text:p>
          </table:table-cell>
          <table:table-cell table:style-name="ce90" table:formula="of:=[M_Acu_A.P56]" office:value-type="float" office:value="422.421449688211" calcext:value-type="float">
            <text:p>422</text:p>
          </table:table-cell>
          <table:table-cell table:style-name="ce90" table:formula="of:=[M_Acu_A.Q56]" office:value-type="float" office:value="545.071577315544" calcext:value-type="float">
            <text:p>545</text:p>
          </table:table-cell>
          <table:table-cell table:number-columns-repeated="2"/>
          <table:table-cell table:style-name="ce58" table:formula="of:=[.B56]" office:value-type="date" office:date-value="2020-04-07" calcext:value-type="date">
            <text:p>07/04</text:p>
          </table:table-cell>
          <table:table-cell table:style-name="ce90" table:formula="of:=[M_Acu_A.C56]" office:value-type="float" office:value="89.3256662937305" calcext:value-type="float">
            <text:p>89</text:p>
          </table:table-cell>
          <table:table-cell table:style-name="ce90" table:formula="of:=[M_Acu_A.D56]" office:value-type="float" office:value="142.152553571611" calcext:value-type="float">
            <text:p>142</text:p>
          </table:table-cell>
          <table:table-cell table:style-name="ce90" table:formula="of:=[M_Acu_A.F56]" office:value-type="float" office:value="179.931792633139" calcext:value-type="float">
            <text:p>180</text:p>
          </table:table-cell>
          <table:table-cell table:style-name="ce90" table:formula="of:=[M_Acu_A.M56]" office:value-type="float" office:value="75.9995360679914" calcext:value-type="float">
            <text:p>76</text:p>
          </table:table-cell>
          <table:table-cell table:style-name="ce90" table:formula="of:=[M_Acu_A.N56]" office:value-type="float" office:value="164.440532557017" calcext:value-type="float">
            <text:p>164</text:p>
          </table:table-cell>
          <table:table-cell/>
        </table:table-row>
        <table:table-row table:style-name="ro1">
          <table:table-cell/>
          <table:table-cell table:style-name="ce58" table:formula="of:=[M_Acu_A.B57]" office:value-type="date" office:date-value="2020-04-08" calcext:value-type="date">
            <text:p>08/04</text:p>
          </table:table-cell>
          <table:table-cell table:style-name="ce90" table:formula="of:=[M_Acu_A.E57]" office:value-type="float" office:value="1030.83811892521" calcext:value-type="float">
            <text:p>1031</text:p>
          </table:table-cell>
          <table:table-cell table:style-name="ce90" table:formula="of:=[M_Acu_A.G57]" office:value-type="float" office:value="1716.34607079093" calcext:value-type="float">
            <text:p>1716</text:p>
          </table:table-cell>
          <table:table-cell table:style-name="ce90" table:formula="of:=[M_Acu_A.H57]" office:value-type="float" office:value="814.058789610368" calcext:value-type="float">
            <text:p>814</text:p>
          </table:table-cell>
          <table:table-cell table:style-name="ce90" table:formula="of:=[M_Acu_A.J57]" office:value-type="float" office:value="1308.68844489222" calcext:value-type="float">
            <text:p>1309</text:p>
          </table:table-cell>
          <table:table-cell table:style-name="ce90" table:formula="of:=[M_Acu_A.O57]" office:value-type="float" office:value="673.667116341144" calcext:value-type="float">
            <text:p>674</text:p>
          </table:table-cell>
          <table:table-cell table:style-name="ce87" table:number-columns-repeated="2"/>
          <table:table-cell table:style-name="ce58" table:formula="of:=[.B57]" office:value-type="date" office:date-value="2020-04-08" calcext:value-type="date">
            <text:p>08/04</text:p>
          </table:table-cell>
          <table:table-cell table:style-name="ce90" table:formula="of:=[M_Acu_A.I57]" office:value-type="float" office:value="686.226870044139" calcext:value-type="float">
            <text:p>686</text:p>
          </table:table-cell>
          <table:table-cell table:style-name="ce90" table:formula="of:=[M_Acu_A.K57]" office:value-type="float" office:value="348.115007599425" calcext:value-type="float">
            <text:p>348</text:p>
          </table:table-cell>
          <table:table-cell table:style-name="ce90" table:formula="of:=[M_Acu_A.L57]" office:value-type="float" office:value="476.278436337348" calcext:value-type="float">
            <text:p>476</text:p>
          </table:table-cell>
          <table:table-cell table:style-name="ce90" table:formula="of:=[M_Acu_A.P57]" office:value-type="float" office:value="476.690872043988" calcext:value-type="float">
            <text:p>477</text:p>
          </table:table-cell>
          <table:table-cell table:style-name="ce90" table:formula="of:=[M_Acu_A.Q57]" office:value-type="float" office:value="588.466901926915" calcext:value-type="float">
            <text:p>588</text:p>
          </table:table-cell>
          <table:table-cell table:number-columns-repeated="2"/>
          <table:table-cell table:style-name="ce58" table:formula="of:=[.B57]" office:value-type="date" office:date-value="2020-04-08" calcext:value-type="date">
            <text:p>08/04</text:p>
          </table:table-cell>
          <table:table-cell table:style-name="ce90" table:formula="of:=[M_Acu_A.C57]" office:value-type="float" office:value="103.444346591557" calcext:value-type="float">
            <text:p>103</text:p>
          </table:table-cell>
          <table:table-cell table:style-name="ce90" table:formula="of:=[M_Acu_A.D57]" office:value-type="float" office:value="159.702251543415" calcext:value-type="float">
            <text:p>160</text:p>
          </table:table-cell>
          <table:table-cell table:style-name="ce90" table:formula="of:=[M_Acu_A.F57]" office:value-type="float" office:value="193.227245290761" calcext:value-type="float">
            <text:p>193</text:p>
          </table:table-cell>
          <table:table-cell table:style-name="ce90" table:formula="of:=[M_Acu_A.M57]" office:value-type="float" office:value="88.1154041368017" calcext:value-type="float">
            <text:p>88</text:p>
          </table:table-cell>
          <table:table-cell table:style-name="ce90" table:formula="of:=[M_Acu_A.N57]" office:value-type="float" office:value="181.12290542512" calcext:value-type="float">
            <text:p>181</text:p>
          </table:table-cell>
          <table:table-cell/>
        </table:table-row>
        <table:table-row table:style-name="ro1">
          <table:table-cell/>
          <table:table-cell table:style-name="ce58" table:formula="of:=[M_Acu_A.B58]" office:value-type="date" office:date-value="2020-04-09" calcext:value-type="date">
            <text:p>09/04</text:p>
          </table:table-cell>
          <table:table-cell table:style-name="ce90" table:formula="of:=[M_Acu_A.E58]" office:value-type="float" office:value="1161.07347055728" calcext:value-type="float">
            <text:p>1161</text:p>
          </table:table-cell>
          <table:table-cell table:style-name="ce90" table:formula="of:=[M_Acu_A.G58]" office:value-type="float" office:value="1796.88639139211" calcext:value-type="float">
            <text:p>1797</text:p>
          </table:table-cell>
          <table:table-cell table:style-name="ce90" table:formula="of:=[M_Acu_A.H58]" office:value-type="float" office:value="914.496073340932" calcext:value-type="float">
            <text:p>914</text:p>
          </table:table-cell>
          <table:table-cell table:style-name="ce90" table:formula="of:=[M_Acu_A.J58]" office:value-type="float" office:value="1353.86926731478" calcext:value-type="float">
            <text:p>1354</text:p>
          </table:table-cell>
          <table:table-cell table:style-name="ce90" table:formula="of:=[M_Acu_A.O58]" office:value-type="float" office:value="756.418905513158" calcext:value-type="float">
            <text:p>756</text:p>
          </table:table-cell>
          <table:table-cell table:style-name="ce87" table:number-columns-repeated="2"/>
          <table:table-cell table:style-name="ce58" table:formula="of:=[.B58]" office:value-type="date" office:date-value="2020-04-09" calcext:value-type="date">
            <text:p>09/04</text:p>
          </table:table-cell>
          <table:table-cell table:style-name="ce90" table:formula="of:=[M_Acu_A.I58]" office:value-type="float" office:value="731.4055073958" calcext:value-type="float">
            <text:p>731</text:p>
          </table:table-cell>
          <table:table-cell table:style-name="ce90" table:formula="of:=[M_Acu_A.K58]" office:value-type="float" office:value="389.592540419782" calcext:value-type="float">
            <text:p>390</text:p>
          </table:table-cell>
          <table:table-cell table:style-name="ce90" table:formula="of:=[M_Acu_A.L58]" office:value-type="float" office:value="538.401710642219" calcext:value-type="float">
            <text:p>538</text:p>
          </table:table-cell>
          <table:table-cell table:style-name="ce90" table:formula="of:=[M_Acu_A.P58]" office:value-type="float" office:value="518.248537811925" calcext:value-type="float">
            <text:p>518</text:p>
          </table:table-cell>
          <table:table-cell table:style-name="ce90" table:formula="of:=[M_Acu_A.Q58]" office:value-type="float" office:value="623.972167518036" calcext:value-type="float">
            <text:p>624</text:p>
          </table:table-cell>
          <table:table-cell table:number-columns-repeated="2"/>
          <table:table-cell table:style-name="ce58" table:formula="of:=[.B58]" office:value-type="date" office:date-value="2020-04-09" calcext:value-type="date">
            <text:p>09/04</text:p>
          </table:table-cell>
          <table:table-cell table:style-name="ce90" table:formula="of:=[M_Acu_A.C58]" office:value-type="float" office:value="117.118344045358" calcext:value-type="float">
            <text:p>117</text:p>
          </table:table-cell>
          <table:table-cell table:style-name="ce90" table:formula="of:=[M_Acu_A.D58]" office:value-type="float" office:value="172.572030056071" calcext:value-type="float">
            <text:p>173</text:p>
          </table:table-cell>
          <table:table-cell table:style-name="ce90" table:formula="of:=[M_Acu_A.F58]" office:value-type="float" office:value="210.068151990414" calcext:value-type="float">
            <text:p>210</text:p>
          </table:table-cell>
          <table:table-cell table:style-name="ce90" table:formula="of:=[M_Acu_A.M58]" office:value-type="float" office:value="96.9269445504819" calcext:value-type="float">
            <text:p>97</text:p>
          </table:table-cell>
          <table:table-cell table:style-name="ce90" table:formula="of:=[M_Acu_A.N58]" office:value-type="float" office:value="194.945442944406" calcext:value-type="float">
            <text:p>195</text:p>
          </table:table-cell>
          <table:table-cell/>
        </table:table-row>
        <table:table-row table:style-name="ro1">
          <table:table-cell/>
          <table:table-cell table:style-name="ce58" table:formula="of:=[M_Acu_A.B59]" office:value-type="date" office:date-value="2020-04-10" calcext:value-type="date">
            <text:p>10/04</text:p>
          </table:table-cell>
          <table:table-cell table:style-name="ce90" table:formula="of:=[M_Acu_A.E59]" office:value-type="float" office:value="1389.330482605" calcext:value-type="float">
            <text:p>1389</text:p>
          </table:table-cell>
          <table:table-cell table:style-name="ce90" table:formula="of:=[M_Acu_A.G59]" office:value-type="float" office:value="1868.22884229067" calcext:value-type="float">
            <text:p>1868</text:p>
          </table:table-cell>
          <table:table-cell table:style-name="ce90" table:formula="of:=[M_Acu_A.H59]" office:value-type="float" office:value="988.419711701907" calcext:value-type="float">
            <text:p>988</text:p>
          </table:table-cell>
          <table:table-cell table:style-name="ce90" table:formula="of:=[M_Acu_A.J59]" office:value-type="float" office:value="1396.08741285717" calcext:value-type="float">
            <text:p>1396</text:p>
          </table:table-cell>
          <table:table-cell table:style-name="ce90" table:formula="of:=[M_Acu_A.O59]" office:value-type="float" office:value="833.850936809827" calcext:value-type="float">
            <text:p>834</text:p>
          </table:table-cell>
          <table:table-cell table:style-name="ce87" table:number-columns-repeated="2"/>
          <table:table-cell table:style-name="ce58" table:formula="of:=[.B59]" office:value-type="date" office:date-value="2020-04-10" calcext:value-type="date">
            <text:p>10/04</text:p>
          </table:table-cell>
          <table:table-cell table:style-name="ce90" table:formula="of:=[M_Acu_A.I59]" office:value-type="float" office:value="766.510529662293" calcext:value-type="float">
            <text:p>767</text:p>
          </table:table-cell>
          <table:table-cell table:style-name="ce90" table:formula="of:=[M_Acu_A.K59]" office:value-type="float" office:value="426.626051866529" calcext:value-type="float">
            <text:p>427</text:p>
          </table:table-cell>
          <table:table-cell table:style-name="ce90" table:formula="of:=[M_Acu_A.L59]" office:value-type="float" office:value="559.109468743843" calcext:value-type="float">
            <text:p>559</text:p>
          </table:table-cell>
          <table:table-cell table:style-name="ce90" table:formula="of:=[M_Acu_A.P59]" office:value-type="float" office:value="561.761858439531" calcext:value-type="float">
            <text:p>562</text:p>
          </table:table-cell>
          <table:table-cell table:style-name="ce90" table:formula="of:=[M_Acu_A.Q59]" office:value-type="float" office:value="658.819928190803" calcext:value-type="float">
            <text:p>659</text:p>
          </table:table-cell>
          <table:table-cell table:number-columns-repeated="2"/>
          <table:table-cell table:style-name="ce58" table:formula="of:=[.B59]" office:value-type="date" office:date-value="2020-04-10" calcext:value-type="date">
            <text:p>10/04</text:p>
          </table:table-cell>
          <table:table-cell table:style-name="ce90" table:formula="of:=[M_Acu_A.C59]" office:value-type="float" office:value="131.904048609224" calcext:value-type="float">
            <text:p>132</text:p>
          </table:table-cell>
          <table:table-cell table:style-name="ce90" table:formula="of:=[M_Acu_A.D59]" office:value-type="float" office:value="186.611788433514" calcext:value-type="float">
            <text:p>187</text:p>
          </table:table-cell>
          <table:table-cell table:style-name="ce90" table:formula="of:=[M_Acu_A.F59]" office:value-type="float" office:value="218.931787095495" calcext:value-type="float">
            <text:p>219</text:p>
          </table:table-cell>
          <table:table-cell table:style-name="ce90" table:formula="of:=[M_Acu_A.M59]" office:value-type="float" office:value="101.332714757322" calcext:value-type="float">
            <text:p>101</text:p>
          </table:table-cell>
          <table:table-cell table:style-name="ce90" table:formula="of:=[M_Acu_A.N59]" office:value-type="float" office:value="207.338062789283" calcext:value-type="float">
            <text:p>207</text:p>
          </table:table-cell>
          <table:table-cell/>
        </table:table-row>
        <table:table-row table:style-name="ro1">
          <table:table-cell/>
          <table:table-cell table:style-name="ce58" table:formula="of:=[M_Acu_A.B60]" office:value-type="date" office:date-value="2020-04-11" calcext:value-type="date">
            <text:p>11/04</text:p>
          </table:table-cell>
          <table:table-cell table:style-name="ce90" table:formula="of:=[M_Acu_A.E60]" office:value-type="float" office:value="1539.81444014453" calcext:value-type="float">
            <text:p>1540</text:p>
          </table:table-cell>
          <table:table-cell table:style-name="ce90" table:formula="of:=[M_Acu_A.G60]" office:value-type="float" office:value="1928.36875957706" calcext:value-type="float">
            <text:p>1928</text:p>
          </table:table-cell>
          <table:table-cell table:style-name="ce90" table:formula="of:=[M_Acu_A.H60]" office:value-type="float" office:value="1035.9794992999" calcext:value-type="float">
            <text:p>1036</text:p>
          </table:table-cell>
          <table:table-cell table:style-name="ce90" table:formula="of:=[M_Acu_A.J60]" office:value-type="float" office:value="1441.93483757777" calcext:value-type="float">
            <text:p>1442</text:p>
          </table:table-cell>
          <table:table-cell table:style-name="ce90" table:formula="of:=[M_Acu_A.O60]" office:value-type="float" office:value="896.083659891229" calcext:value-type="float">
            <text:p>896</text:p>
          </table:table-cell>
          <table:table-cell table:style-name="ce87" table:number-columns-repeated="2"/>
          <table:table-cell table:style-name="ce58" table:formula="of:=[.B60]" office:value-type="date" office:date-value="2020-04-11" calcext:value-type="date">
            <text:p>11/04</text:p>
          </table:table-cell>
          <table:table-cell table:style-name="ce90" table:formula="of:=[M_Acu_A.I60]" office:value-type="float" office:value="806.804990002963" calcext:value-type="float">
            <text:p>807</text:p>
          </table:table-cell>
          <table:table-cell table:style-name="ce90" table:formula="of:=[M_Acu_A.K60]" office:value-type="float" office:value="474.028946518366" calcext:value-type="float">
            <text:p>474</text:p>
          </table:table-cell>
          <table:table-cell table:style-name="ce90" table:formula="of:=[M_Acu_A.L60]" office:value-type="float" office:value="641.940501150338" calcext:value-type="float">
            <text:p>642</text:p>
          </table:table-cell>
          <table:table-cell table:style-name="ce90" table:formula="of:=[M_Acu_A.P60]" office:value-type="float" office:value="610.164316216305" calcext:value-type="float">
            <text:p>610</text:p>
          </table:table-cell>
          <table:table-cell table:style-name="ce90" table:formula="of:=[M_Acu_A.Q60]" office:value-type="float" office:value="694.325193781924" calcext:value-type="float">
            <text:p>694</text:p>
          </table:table-cell>
          <table:table-cell table:number-columns-repeated="2"/>
          <table:table-cell table:style-name="ce58" table:formula="of:=[.B60]" office:value-type="date" office:date-value="2020-04-11" calcext:value-type="date">
            <text:p>11/04</text:p>
          </table:table-cell>
          <table:table-cell table:style-name="ce90" table:formula="of:=[M_Acu_A.C60]" office:value-type="float" office:value="141.40914440028" calcext:value-type="float">
            <text:p>141</text:p>
          </table:table-cell>
          <table:table-cell table:style-name="ce90" table:formula="of:=[M_Acu_A.D60]" office:value-type="float" office:value="197.141607216597" calcext:value-type="float">
            <text:p>197</text:p>
          </table:table-cell>
          <table:table-cell table:style-name="ce90" table:formula="of:=[M_Acu_A.F60]" office:value-type="float" office:value="230.4545127321" calcext:value-type="float">
            <text:p>230</text:p>
          </table:table-cell>
          <table:table-cell table:style-name="ce90" table:formula="of:=[M_Acu_A.M60]" office:value-type="float" office:value="107.941370067582" calcext:value-type="float">
            <text:p>108</text:p>
          </table:table-cell>
          <table:table-cell table:style-name="ce90" table:formula="of:=[M_Acu_A.N60]" office:value-type="float" office:value="224.020435657386" calcext:value-type="float">
            <text:p>224</text:p>
          </table:table-cell>
          <table:table-cell/>
        </table:table-row>
        <table:table-row table:style-name="ro1">
          <table:table-cell table:style-name="ce83"/>
          <table:table-cell table:style-name="ce58" table:formula="of:=[M_Acu_A.B61]" office:value-type="date" office:date-value="2020-04-12" calcext:value-type="date">
            <text:p>12/04</text:p>
          </table:table-cell>
          <table:table-cell table:style-name="ce90" table:formula="of:=[M_Acu_A.E61]" office:value-type="float" office:value="1656.70411970123" calcext:value-type="float">
            <text:p>1657</text:p>
          </table:table-cell>
          <table:table-cell table:style-name="ce90" table:formula="of:=[M_Acu_A.G61]" office:value-type="float" office:value="2001.36211016583" calcext:value-type="float">
            <text:p>2001</text:p>
          </table:table-cell>
          <table:table-cell table:style-name="ce90" table:formula="of:=[M_Acu_A.H61]" office:value-type="float" office:value="1077.9968864534" calcext:value-type="float">
            <text:p>1078</text:p>
          </table:table-cell>
          <table:table-cell table:style-name="ce90" table:formula="of:=[M_Acu_A.J61]" office:value-type="float" office:value="1473.85768096158" calcext:value-type="float">
            <text:p>1474</text:p>
          </table:table-cell>
          <table:table-cell table:style-name="ce90" table:formula="of:=[M_Acu_A.O61]" office:value-type="float" office:value="956.627570948712" calcext:value-type="float">
            <text:p>957</text:p>
          </table:table-cell>
          <table:table-cell table:style-name="ce87" table:number-columns-repeated="2"/>
          <table:table-cell table:style-name="ce58" table:formula="of:=[.B61]" office:value-type="date" office:date-value="2020-04-12" calcext:value-type="date">
            <text:p>12/04</text:p>
          </table:table-cell>
          <table:table-cell table:style-name="ce90" table:formula="of:=[M_Acu_A.I61]" office:value-type="float" office:value="835.499529942531" calcext:value-type="float">
            <text:p>835</text:p>
          </table:table-cell>
          <table:table-cell table:style-name="ce90" table:formula="of:=[M_Acu_A.K61]" office:value-type="float" office:value="494.767712928544" calcext:value-type="float">
            <text:p>495</text:p>
          </table:table-cell>
          <table:table-cell table:style-name="ce90" table:formula="of:=[M_Acu_A.L61]" office:value-type="float" office:value="683.356017353586" calcext:value-type="float">
            <text:p>683</text:p>
          </table:table-cell>
          <table:table-cell table:style-name="ce90" table:formula="of:=[M_Acu_A.P61]" office:value-type="float" office:value="657.588946563245" calcext:value-type="float">
            <text:p>658</text:p>
          </table:table-cell>
          <table:table-cell table:style-name="ce90" table:formula="of:=[M_Acu_A.Q61]" office:value-type="float" office:value="725.227924944566" calcext:value-type="float">
            <text:p>725</text:p>
          </table:table-cell>
          <table:table-cell/>
          <table:table-cell table:style-name="ce51"/>
          <table:table-cell table:style-name="ce59" table:formula="of:=[.B61]" office:value-type="date" office:date-value="2020-04-12" calcext:value-type="date">
            <text:p>12/04</text:p>
          </table:table-cell>
          <table:table-cell table:style-name="ce91" table:formula="of:=[M_Acu_A.C61]" office:value-type="float" office:value="148.5796552602" calcext:value-type="float">
            <text:p>149</text:p>
          </table:table-cell>
          <table:table-cell table:style-name="ce91" table:formula="of:=[M_Acu_A.D61]" office:value-type="float" office:value="204.746476337712" calcext:value-type="float">
            <text:p>205</text:p>
          </table:table-cell>
          <table:table-cell table:style-name="ce91" table:formula="of:=[M_Acu_A.F61]" office:value-type="float" office:value="241.977238368705" calcext:value-type="float">
            <text:p>242</text:p>
          </table:table-cell>
          <table:table-cell table:style-name="ce91" table:formula="of:=[M_Acu_A.M61]" office:value-type="float" office:value="113.448582826132" calcext:value-type="float">
            <text:p>113</text:p>
          </table:table-cell>
          <table:table-cell table:style-name="ce91" table:formula="of:=[M_Acu_A.N61]" office:value-type="float" office:value="240.226169300686" calcext:value-type="float">
            <text:p>240</text:p>
          </table:table-cell>
          <table:table-cell/>
        </table:table-row>
        <table:table-row table:style-name="ro1">
          <table:table-cell table:style-name="ce86" table:formula="of:=[M_Acu_A.A62]" office:value-type="string" office:string-value="L" calcext:value-type="string">
            <text:p>L</text:p>
          </table:table-cell>
          <table:table-cell table:style-name="ce57" table:formula="of:=[M_Acu_A.B62]" office:value-type="date" office:date-value="2020-04-13" calcext:value-type="date">
            <text:p>13/04</text:p>
          </table:table-cell>
          <table:table-cell table:style-name="ce92" table:formula="of:=[M_Acu_A.E62]" office:value-type="float" office:value="1796.14338310942" calcext:value-type="float">
            <text:p>1796</text:p>
          </table:table-cell>
          <table:table-cell table:style-name="ce92" table:formula="of:=[M_Acu_A.G62]" office:value-type="float" office:value="2062.32747729733" calcext:value-type="float">
            <text:p>2062</text:p>
          </table:table-cell>
          <table:table-cell table:style-name="ce92" table:formula="of:=[M_Acu_A.H62]" office:value-type="float" office:value="1120.98793854986" calcext:value-type="float">
            <text:p>1121</text:p>
          </table:table-cell>
          <table:table-cell table:style-name="ce92" table:formula="of:=[M_Acu_A.J62]" office:value-type="float" office:value="1515.77955881596" calcext:value-type="float">
            <text:p>1516</text:p>
          </table:table-cell>
          <table:table-cell table:style-name="ce92" table:formula="of:=[M_Acu_A.O62]" office:value-type="float" office:value="1022.32235867915" calcext:value-type="float">
            <text:p>1022</text:p>
          </table:table-cell>
          <table:table-cell table:style-name="ce109"/>
          <table:table-cell table:style-name="ce80" table:formula="of:=[.A62]" office:value-type="string" office:string-value="L" calcext:value-type="string">
            <text:p>L</text:p>
          </table:table-cell>
          <table:table-cell table:style-name="ce57" table:formula="of:=[.B62]" office:value-type="date" office:date-value="2020-04-13" calcext:value-type="date">
            <text:p>13/04</text:p>
          </table:table-cell>
          <table:table-cell table:style-name="ce92" table:formula="of:=[M_Acu_A.I62]" office:value-type="float" office:value="861.751981376604" calcext:value-type="float">
            <text:p>862</text:p>
          </table:table-cell>
          <table:table-cell table:style-name="ce92" table:formula="of:=[M_Acu_A.K62]" office:value-type="float" office:value="540.689267122511" calcext:value-type="float">
            <text:p>541</text:p>
          </table:table-cell>
          <table:table-cell table:style-name="ce92" table:formula="of:=[M_Acu_A.L62]" office:value-type="float" office:value="693.709896404398" calcext:value-type="float">
            <text:p>694</text:p>
          </table:table-cell>
          <table:table-cell table:style-name="ce92" table:formula="of:=[M_Acu_A.P62]" office:value-type="float" office:value="698.657698616265" calcext:value-type="float">
            <text:p>699</text:p>
          </table:table-cell>
          <table:table-cell table:style-name="ce92" table:formula="of:=[M_Acu_A.Q62]" office:value-type="float" office:value="748.24059708696" calcext:value-type="float">
            <text:p>748</text:p>
          </table:table-cell>
          <table:table-cell/>
          <table:table-cell table:formula="of:=[.A62]" office:value-type="string" office:string-value="L" calcext:value-type="string">
            <text:p>L</text:p>
          </table:table-cell>
          <table:table-cell table:style-name="ce58" table:formula="of:=[.B62]" office:value-type="date" office:date-value="2020-04-13" calcext:value-type="date">
            <text:p>13/04</text:p>
          </table:table-cell>
          <table:table-cell table:style-name="ce90" table:formula="of:=[M_Acu_A.C62]" office:value-type="float" office:value="155.58341005361" calcext:value-type="float">
            <text:p>156</text:p>
          </table:table-cell>
          <table:table-cell table:style-name="ce90" table:formula="of:=[M_Acu_A.D62]" office:value-type="float" office:value="215.276295120794" calcext:value-type="float">
            <text:p>215</text:p>
          </table:table-cell>
          <table:table-cell table:style-name="ce90" table:formula="of:=[M_Acu_A.F62]" office:value-type="float" office:value="252.613600494802" calcext:value-type="float">
            <text:p>253</text:p>
          </table:table-cell>
          <table:table-cell table:style-name="ce90" table:formula="of:=[M_Acu_A.M62]" office:value-type="float" office:value="125.564450894942" calcext:value-type="float">
            <text:p>126</text:p>
          </table:table-cell>
          <table:table-cell table:style-name="ce90" table:formula="of:=[M_Acu_A.N62]" office:value-type="float" office:value="255.001985269577" calcext:value-type="float">
            <text:p>255</text:p>
          </table:table-cell>
          <table:table-cell/>
        </table:table-row>
        <table:table-row table:style-name="ro1">
          <table:table-cell/>
          <table:table-cell table:style-name="ce58" table:formula="of:=[M_Acu_A.B63]" office:value-type="date" office:date-value="2020-04-14" calcext:value-type="date">
            <text:p>14/04</text:p>
          </table:table-cell>
          <table:table-cell table:style-name="ce90" table:formula="of:=[M_Acu_A.E63]" office:value-type="float" office:value="1913.03306266611" calcext:value-type="float">
            <text:p>1913</text:p>
          </table:table-cell>
          <table:table-cell table:style-name="ce90" table:formula="of:=[M_Acu_A.G63]" office:value-type="float" office:value="2129.18891475102" calcext:value-type="float">
            <text:p>2129</text:p>
          </table:table-cell>
          <table:table-cell table:style-name="ce90" table:formula="of:=[M_Acu_A.H63]" office:value-type="float" office:value="1178.05968366745" calcext:value-type="float">
            <text:p>1178</text:p>
          </table:table-cell>
          <table:table-cell table:style-name="ce90" table:formula="of:=[M_Acu_A.J63]" office:value-type="float" office:value="1560.36784586249" calcext:value-type="float">
            <text:p>1560</text:p>
          </table:table-cell>
          <table:table-cell table:style-name="ce90" table:formula="of:=[M_Acu_A.O63]" office:value-type="float" office:value="1086.58165618925" calcext:value-type="float">
            <text:p>1087</text:p>
          </table:table-cell>
          <table:table-cell table:style-name="ce87" table:number-columns-repeated="2"/>
          <table:table-cell table:style-name="ce58" table:formula="of:=[.B63]" office:value-type="date" office:date-value="2020-04-14" calcext:value-type="date">
            <text:p>14/04</text:p>
          </table:table-cell>
          <table:table-cell table:style-name="ce90" table:formula="of:=[M_Acu_A.I63]" office:value-type="float" office:value="898.993831085405" calcext:value-type="float">
            <text:p>899</text:p>
          </table:table-cell>
          <table:table-cell table:style-name="ce90" table:formula="of:=[M_Acu_A.K63]" office:value-type="float" office:value="601.424225895176" calcext:value-type="float">
            <text:p>601</text:p>
          </table:table-cell>
          <table:table-cell table:style-name="ce90" table:formula="of:=[M_Acu_A.L63]" office:value-type="float" office:value="693.709896404398" calcext:value-type="float">
            <text:p>694</text:p>
          </table:table-cell>
          <table:table-cell table:style-name="ce90" table:formula="of:=[M_Acu_A.P63]" office:value-type="float" office:value="742.659932958787" calcext:value-type="float">
            <text:p>743</text:p>
          </table:table-cell>
          <table:table-cell table:style-name="ce90" table:formula="of:=[M_Acu_A.Q63]" office:value-type="float" office:value="771.910774147707" calcext:value-type="float">
            <text:p>772</text:p>
          </table:table-cell>
          <table:table-cell table:number-columns-repeated="2"/>
          <table:table-cell table:style-name="ce58" table:formula="of:=[.B63]" office:value-type="date" office:date-value="2020-04-14" calcext:value-type="date">
            <text:p>14/04</text:p>
          </table:table-cell>
          <table:table-cell table:style-name="ce90" table:formula="of:=[M_Acu_A.C63]" office:value-type="float" office:value="165.032920489164" calcext:value-type="float">
            <text:p>165</text:p>
          </table:table-cell>
          <table:table-cell table:style-name="ce90" table:formula="of:=[M_Acu_A.D63]" office:value-type="float" office:value="224.63613403909" calcext:value-type="float">
            <text:p>225</text:p>
          </table:table-cell>
          <table:table-cell table:style-name="ce90" table:formula="of:=[M_Acu_A.F63]" office:value-type="float" office:value="265.022689641915" calcext:value-type="float">
            <text:p>265</text:p>
          </table:table-cell>
          <table:table-cell table:style-name="ce90" table:formula="of:=[M_Acu_A.M63]" office:value-type="float" office:value="139.883204067173" calcext:value-type="float">
            <text:p>140</text:p>
          </table:table-cell>
          <table:table-cell table:style-name="ce90" table:formula="of:=[M_Acu_A.N63]" office:value-type="float" office:value="270.254440463272" calcext:value-type="float">
            <text:p>270</text:p>
          </table:table-cell>
          <table:table-cell/>
        </table:table-row>
        <table:table-row table:style-name="ro1">
          <table:table-cell/>
          <table:table-cell table:style-name="ce58" table:formula="of:=[M_Acu_A.B64]" office:value-type="date" office:date-value="2020-04-15" calcext:value-type="date">
            <text:p>15/04</text:p>
          </table:table-cell>
          <table:table-cell table:style-name="ce90" table:formula="of:=[M_Acu_A.E64]" office:value-type="float" office:value="2043.26841429818" calcext:value-type="float">
            <text:p>2043</text:p>
          </table:table-cell>
          <table:table-cell table:style-name="ce90" table:formula="of:=[M_Acu_A.G64]" office:value-type="float" office:value="2190.86181032118" calcext:value-type="float">
            <text:p>2191</text:p>
          </table:table-cell>
          <table:table-cell table:style-name="ce90" table:formula="of:=[M_Acu_A.H64]" office:value-type="float" office:value="1285.76200581849" calcext:value-type="float">
            <text:p>1286</text:p>
          </table:table-cell>
          <table:table-cell table:style-name="ce90" table:formula="of:=[M_Acu_A.J64]" office:value-type="float" office:value="1603.17852678092" calcext:value-type="float">
            <text:p>1603</text:p>
          </table:table-cell>
          <table:table-cell table:style-name="ce90" table:formula="of:=[M_Acu_A.O64]" office:value-type="float" office:value="1159.28501381895" calcext:value-type="float">
            <text:p>1159</text:p>
          </table:table-cell>
          <table:table-cell table:style-name="ce87" table:number-columns-repeated="2"/>
          <table:table-cell table:style-name="ce58" table:formula="of:=[.B64]" office:value-type="date" office:date-value="2020-04-15" calcext:value-type="date">
            <text:p>15/04</text:p>
          </table:table-cell>
          <table:table-cell table:style-name="ce90" table:formula="of:=[M_Acu_A.I64]" office:value-type="float" office:value="956.688172027728" calcext:value-type="float">
            <text:p>957</text:p>
          </table:table-cell>
          <table:table-cell table:style-name="ce90" table:formula="of:=[M_Acu_A.K64]" office:value-type="float" office:value="657.715163294232" calcext:value-type="float">
            <text:p>658</text:p>
          </table:table-cell>
          <table:table-cell table:style-name="ce90" table:formula="of:=[M_Acu_A.L64]" office:value-type="float" office:value="704.06377545521" calcext:value-type="float">
            <text:p>704</text:p>
          </table:table-cell>
          <table:table-cell table:style-name="ce90" table:formula="of:=[M_Acu_A.P64]" office:value-type="float" office:value="795.951527884731" calcext:value-type="float">
            <text:p>796</text:p>
          </table:table-cell>
          <table:table-cell table:style-name="ce90" table:formula="of:=[M_Acu_A.Q64]" office:value-type="float" office:value="813.991088922369" calcext:value-type="float">
            <text:p>814</text:p>
          </table:table-cell>
          <table:table-cell table:number-columns-repeated="2"/>
          <table:table-cell table:style-name="ce58" table:formula="of:=[.B64]" office:value-type="date" office:date-value="2020-04-15" calcext:value-type="date">
            <text:p>15/04</text:p>
          </table:table-cell>
          <table:table-cell table:style-name="ce90" table:formula="of:=[M_Acu_A.C64]" office:value-type="float" office:value="180.874746807591" calcext:value-type="float">
            <text:p>181</text:p>
          </table:table-cell>
          <table:table-cell table:style-name="ce90" table:formula="of:=[M_Acu_A.D64]" office:value-type="float" office:value="229.901043430631" calcext:value-type="float">
            <text:p>230</text:p>
          </table:table-cell>
          <table:table-cell table:style-name="ce90" table:formula="of:=[M_Acu_A.F64]" office:value-type="float" office:value="273.886324746995" calcext:value-type="float">
            <text:p>274</text:p>
          </table:table-cell>
          <table:table-cell table:style-name="ce90" table:formula="of:=[M_Acu_A.M64]" office:value-type="float" office:value="143.187531722303" calcext:value-type="float">
            <text:p>143</text:p>
          </table:table-cell>
          <table:table-cell table:style-name="ce90" table:formula="of:=[M_Acu_A.N64]" office:value-type="float" office:value="285.506895656966" calcext:value-type="float">
            <text:p>286</text:p>
          </table:table-cell>
          <table:table-cell/>
        </table:table-row>
        <table:table-row table:style-name="ro1">
          <table:table-cell/>
          <table:table-cell table:style-name="ce58" table:formula="of:=[M_Acu_A.B65]" office:value-type="date" office:date-value="2020-04-16" calcext:value-type="date">
            <text:p>16/04</text:p>
          </table:table-cell>
          <table:table-cell table:style-name="ce90" table:formula="of:=[M_Acu_A.E65]" office:value-type="float" office:value="2235.16997483024" calcext:value-type="float">
            <text:p>2235</text:p>
          </table:table-cell>
          <table:table-cell table:style-name="ce90" table:formula="of:=[M_Acu_A.G65]" office:value-type="float" office:value="2255.83650527176" calcext:value-type="float">
            <text:p>2256</text:p>
          </table:table-cell>
          <table:table-cell table:style-name="ce90" table:formula="of:=[M_Acu_A.H65]" office:value-type="float" office:value="1342.15967520635" calcext:value-type="float">
            <text:p>1342</text:p>
          </table:table-cell>
          <table:table-cell table:style-name="ce90" table:formula="of:=[M_Acu_A.J65]" office:value-type="float" office:value="1642.06366083312" calcext:value-type="float">
            <text:p>1642</text:p>
          </table:table-cell>
          <table:table-cell table:style-name="ce90" table:formula="of:=[M_Acu_A.O65]" office:value-type="float" office:value="1230.8062030319" calcext:value-type="float">
            <text:p>1231</text:p>
          </table:table-cell>
          <table:table-cell table:style-name="ce87" table:number-columns-repeated="2"/>
          <table:table-cell table:style-name="ce58" table:formula="of:=[.B65]" office:value-type="date" office:date-value="2020-04-16" calcext:value-type="date">
            <text:p>16/04</text:p>
          </table:table-cell>
          <table:table-cell table:style-name="ce90" table:formula="of:=[M_Acu_A.I65]" office:value-type="float" office:value="1011.94042446456" calcext:value-type="float">
            <text:p>1012</text:p>
          </table:table-cell>
          <table:table-cell table:style-name="ce90" table:formula="of:=[M_Acu_A.K65]" office:value-type="float" office:value="719.931462524768" calcext:value-type="float">
            <text:p>720</text:p>
          </table:table-cell>
          <table:table-cell table:style-name="ce90" table:formula="of:=[M_Acu_A.L65]" office:value-type="float" office:value="704.06377545521" calcext:value-type="float">
            <text:p>704</text:p>
          </table:table-cell>
          <table:table-cell table:style-name="ce90" table:formula="of:=[M_Acu_A.P65]" office:value-type="float" office:value="848.754209095757" calcext:value-type="float">
            <text:p>849</text:p>
          </table:table-cell>
          <table:table-cell table:style-name="ce90" table:formula="of:=[M_Acu_A.Q65]" office:value-type="float" office:value="842.263800411595" calcext:value-type="float">
            <text:p>842</text:p>
          </table:table-cell>
          <table:table-cell table:number-columns-repeated="2"/>
          <table:table-cell table:style-name="ce58" table:formula="of:=[.B65]" office:value-type="date" office:date-value="2020-04-16" calcext:value-type="date">
            <text:p>16/04</text:p>
          </table:table-cell>
          <table:table-cell table:style-name="ce90" table:formula="of:=[M_Acu_A.C65]" office:value-type="float" office:value="198.384133791116" calcext:value-type="float">
            <text:p>198</text:p>
          </table:table-cell>
          <table:table-cell table:style-name="ce90" table:formula="of:=[M_Acu_A.D65]" office:value-type="float" office:value="239.84587228132" calcext:value-type="float">
            <text:p>240</text:p>
          </table:table-cell>
          <table:table-cell table:style-name="ce90" table:formula="of:=[M_Acu_A.F65]" office:value-type="float" office:value="284.522686873092" calcext:value-type="float">
            <text:p>285</text:p>
          </table:table-cell>
          <table:table-cell table:style-name="ce90" table:formula="of:=[M_Acu_A.M65]" office:value-type="float" office:value="149.796187032563" calcext:value-type="float">
            <text:p>150</text:p>
          </table:table-cell>
          <table:table-cell table:style-name="ce90" table:formula="of:=[M_Acu_A.N65]" office:value-type="float" office:value="299.806072401055" calcext:value-type="float">
            <text:p>300</text:p>
          </table:table-cell>
          <table:table-cell/>
        </table:table-row>
        <table:table-row table:style-name="ro1">
          <table:table-cell/>
          <table:table-cell table:style-name="ce58" table:formula="of:=[M_Acu_A.B66]" office:value-type="date" office:date-value="2020-04-17" calcext:value-type="date">
            <text:p>17/04</text:p>
          </table:table-cell>
          <table:table-cell table:style-name="ce90" table:formula="of:=[M_Acu_A.E66]" office:value-type="float" office:value="2375.98982500485" calcext:value-type="float">
            <text:p>2376</text:p>
          </table:table-cell>
          <table:table-cell table:style-name="ce90" table:formula="of:=[M_Acu_A.G66]" office:value-type="float" office:value="2324.82052804145" calcext:value-type="float">
            <text:p>2325</text:p>
          </table:table-cell>
          <table:table-cell table:style-name="ce90" table:formula="of:=[M_Acu_A.H66]" office:value-type="float" office:value="1399.15652302063" calcext:value-type="float">
            <text:p>1399</text:p>
          </table:table-cell>
          <table:table-cell table:style-name="ce90" table:formula="of:=[M_Acu_A.J66]" office:value-type="float" office:value="1684.65214098554" calcext:value-type="float">
            <text:p>1685</text:p>
          </table:table-cell>
          <table:table-cell table:style-name="ce90" table:formula="of:=[M_Acu_A.O66]" office:value-type="float" office:value="1306.04277869748" calcext:value-type="float">
            <text:p>1306</text:p>
          </table:table-cell>
          <table:table-cell table:style-name="ce87" table:number-columns-repeated="2"/>
          <table:table-cell table:style-name="ce58" table:formula="of:=[.B66]" office:value-type="date" office:date-value="2020-04-17" calcext:value-type="date">
            <text:p>17/04</text:p>
          </table:table-cell>
          <table:table-cell table:style-name="ce90" table:formula="of:=[M_Acu_A.I66]" office:value-type="float" office:value="1055.89801756347" calcext:value-type="float">
            <text:p>1056</text:p>
          </table:table-cell>
          <table:table-cell table:style-name="ce90" table:formula="of:=[M_Acu_A.K66]" office:value-type="float" office:value="785.110442671043" calcext:value-type="float">
            <text:p>785</text:p>
          </table:table-cell>
          <table:table-cell table:style-name="ce90" table:formula="of:=[M_Acu_A.L66]" office:value-type="float" office:value="745.479291658457" calcext:value-type="float">
            <text:p>745</text:p>
          </table:table-cell>
          <table:table-cell table:style-name="ce90" table:formula="of:=[M_Acu_A.P66]" office:value-type="float" office:value="885.422737714525" calcext:value-type="float">
            <text:p>885</text:p>
          </table:table-cell>
          <table:table-cell table:style-name="ce90" table:formula="of:=[M_Acu_A.Q66]" office:value-type="float" office:value="871.194016819175" calcext:value-type="float">
            <text:p>871</text:p>
          </table:table-cell>
          <table:table-cell table:number-columns-repeated="2"/>
          <table:table-cell table:style-name="ce58" table:formula="of:=[.B66]" office:value-type="date" office:date-value="2020-04-17" calcext:value-type="date">
            <text:p>17/04</text:p>
          </table:table-cell>
          <table:table-cell table:style-name="ce90" table:formula="of:=[M_Acu_A.C66]" office:value-type="float" office:value="215.00415508659" calcext:value-type="float">
            <text:p>215</text:p>
          </table:table-cell>
          <table:table-cell table:style-name="ce90" table:formula="of:=[M_Acu_A.D66]" office:value-type="float" office:value="252.130660861582" calcext:value-type="float">
            <text:p>252</text:p>
          </table:table-cell>
          <table:table-cell table:style-name="ce90" table:formula="of:=[M_Acu_A.F66]" office:value-type="float" office:value="297.818139530713" calcext:value-type="float">
            <text:p>298</text:p>
          </table:table-cell>
          <table:table-cell table:style-name="ce90" table:formula="of:=[M_Acu_A.M66]" office:value-type="float" office:value="150.897629584273" calcext:value-type="float">
            <text:p>151</text:p>
          </table:table-cell>
          <table:table-cell table:style-name="ce90" table:formula="of:=[M_Acu_A.N66]" office:value-type="float" office:value="313.151970695537" calcext:value-type="float">
            <text:p>313</text:p>
          </table:table-cell>
          <table:table-cell/>
        </table:table-row>
        <table:table-row table:style-name="ro1">
          <table:table-cell/>
          <table:table-cell table:style-name="ce58" table:formula="of:=[M_Acu_A.B67]" office:value-type="date" office:date-value="2020-04-18" calcext:value-type="date">
            <text:p>18/04</text:p>
          </table:table-cell>
          <table:table-cell table:style-name="ce90" table:formula="of:=[M_Acu_A.E67]" office:value-type="float" office:value="2509.44654575856" calcext:value-type="float">
            <text:p>2509</text:p>
          </table:table-cell>
          <table:table-cell table:style-name="ce90" table:formula="of:=[M_Acu_A.G67]" office:value-type="float" office:value="2391.44612268225" calcext:value-type="float">
            <text:p>2391</text:p>
          </table:table-cell>
          <table:table-cell table:style-name="ce90" table:formula="of:=[M_Acu_A.H67]" office:value-type="float" office:value="1447.24059174176" calcext:value-type="float">
            <text:p>1447</text:p>
          </table:table-cell>
          <table:table-cell table:style-name="ce90" table:formula="of:=[M_Acu_A.J67]" office:value-type="float" office:value="1720.35239739156" calcext:value-type="float">
            <text:p>1720</text:p>
          </table:table-cell>
          <table:table-cell table:style-name="ce90" table:formula="of:=[M_Acu_A.O67]" office:value-type="float" office:value="1356.11605520667" calcext:value-type="float">
            <text:p>1356</text:p>
          </table:table-cell>
          <table:table-cell table:style-name="ce87" table:number-columns-repeated="2"/>
          <table:table-cell table:style-name="ce58" table:formula="of:=[.B67]" office:value-type="date" office:date-value="2020-04-18" calcext:value-type="date">
            <text:p>18/04</text:p>
          </table:table-cell>
          <table:table-cell table:style-name="ce90" table:formula="of:=[M_Acu_A.I67]" office:value-type="float" office:value="1099.24508853601" calcext:value-type="float">
            <text:p>1099</text:p>
          </table:table-cell>
          <table:table-cell table:style-name="ce90" table:formula="of:=[M_Acu_A.K67]" office:value-type="float" office:value="845.845401443709" calcext:value-type="float">
            <text:p>846</text:p>
          </table:table-cell>
          <table:table-cell table:style-name="ce90" table:formula="of:=[M_Acu_A.L67]" office:value-type="float" office:value="745.479291658457" calcext:value-type="float">
            <text:p>745</text:p>
          </table:table-cell>
          <table:table-cell table:style-name="ce90" table:formula="of:=[M_Acu_A.P67]" office:value-type="float" office:value="922.580180048211" calcext:value-type="float">
            <text:p>923</text:p>
          </table:table-cell>
          <table:table-cell table:style-name="ce90" table:formula="of:=[M_Acu_A.Q67]" office:value-type="float" office:value="899.466728308401" calcext:value-type="float">
            <text:p>899</text:p>
          </table:table-cell>
          <table:table-cell table:number-columns-repeated="2"/>
          <table:table-cell table:style-name="ce58" table:formula="of:=[.B67]" office:value-type="date" office:date-value="2020-04-18" calcext:value-type="date">
            <text:p>18/04</text:p>
          </table:table-cell>
          <table:table-cell table:style-name="ce90" table:formula="of:=[M_Acu_A.C67]" office:value-type="float" office:value="228.455811118377" calcext:value-type="float">
            <text:p>228</text:p>
          </table:table-cell>
          <table:table-cell table:style-name="ce90" table:formula="of:=[M_Acu_A.D67]" office:value-type="float" office:value="259.150540050304" calcext:value-type="float">
            <text:p>259</text:p>
          </table:table-cell>
          <table:table-cell table:style-name="ce90" table:formula="of:=[M_Acu_A.F67]" office:value-type="float" office:value="306.681774635794" calcext:value-type="float">
            <text:p>307</text:p>
          </table:table-cell>
          <table:table-cell table:style-name="ce90" table:formula="of:=[M_Acu_A.M67]" office:value-type="float" office:value="163.013497653083" calcext:value-type="float">
            <text:p>163</text:p>
          </table:table-cell>
          <table:table-cell table:style-name="ce90" table:formula="of:=[M_Acu_A.N67]" office:value-type="float" office:value="327.451147439626" calcext:value-type="float">
            <text:p>327</text:p>
          </table:table-cell>
          <table:table-cell/>
        </table:table-row>
        <table:table-row table:style-name="ro1">
          <table:table-cell table:style-name="ce83"/>
          <table:table-cell table:style-name="ce59" table:formula="of:=[M_Acu_A.B68]" office:value-type="date" office:date-value="2020-04-19" calcext:value-type="date">
            <text:p>19/04</text:p>
          </table:table-cell>
          <table:table-cell table:style-name="ce91" table:formula="of:=[M_Acu_A.E68]" office:value-type="float" office:value="2615.29153118391" calcext:value-type="float">
            <text:p>2615</text:p>
          </table:table-cell>
          <table:table-cell table:style-name="ce91" table:formula="of:=[M_Acu_A.G68]" office:value-type="float" office:value="2439.79389932425" calcext:value-type="float">
            <text:p>2440</text:p>
          </table:table-cell>
          <table:table-cell table:style-name="ce91" table:formula="of:=[M_Acu_A.H68]" office:value-type="float" office:value="1476.82502654681" calcext:value-type="float">
            <text:p>1477</text:p>
          </table:table-cell>
          <table:table-cell table:style-name="ce91" table:formula="of:=[M_Acu_A.J68]" office:value-type="float" office:value="1752.42337461938" calcext:value-type="float">
            <text:p>1752</text:p>
          </table:table-cell>
          <table:table-cell table:style-name="ce91" table:formula="of:=[M_Acu_A.O68]" office:value-type="float" office:value="1394.02988514364" calcext:value-type="float">
            <text:p>1394</text:p>
          </table:table-cell>
          <table:table-cell table:style-name="ce109"/>
          <table:table-cell table:style-name="ce89"/>
          <table:table-cell table:style-name="ce59" table:formula="of:=[.B68]" office:value-type="date" office:date-value="2020-04-19" calcext:value-type="date">
            <text:p>19/04</text:p>
          </table:table-cell>
          <table:table-cell table:style-name="ce91" table:formula="of:=[M_Acu_A.I68]" office:value-type="float" office:value="1124.58175678052" calcext:value-type="float">
            <text:p>1125</text:p>
          </table:table-cell>
          <table:table-cell table:style-name="ce91" table:formula="of:=[M_Acu_A.K68]" office:value-type="float" office:value="903.617679300634" calcext:value-type="float">
            <text:p>904</text:p>
          </table:table-cell>
          <table:table-cell table:style-name="ce91" table:formula="of:=[M_Acu_A.L68]" office:value-type="float" office:value="755.833170709269" calcext:value-type="float">
            <text:p>756</text:p>
          </table:table-cell>
          <table:table-cell table:style-name="ce91" table:formula="of:=[M_Acu_A.P68]" office:value-type="float" office:value="960.226536096813" calcext:value-type="float">
            <text:p>960</text:p>
          </table:table-cell>
          <table:table-cell table:style-name="ce91" table:formula="of:=[M_Acu_A.Q68]" office:value-type="float" office:value="915.904351267254" calcext:value-type="float">
            <text:p>916</text:p>
          </table:table-cell>
          <table:table-cell table:style-name="ce60"/>
          <table:table-cell table:style-name="ce51"/>
          <table:table-cell table:style-name="ce59" table:formula="of:=[.B68]" office:value-type="date" office:date-value="2020-04-19" calcext:value-type="date">
            <text:p>19/04</text:p>
          </table:table-cell>
          <table:table-cell table:style-name="ce91" table:formula="of:=[M_Acu_A.C68]" office:value-type="float" office:value="238.683516530976" calcext:value-type="float">
            <text:p>239</text:p>
          </table:table-cell>
          <table:table-cell table:style-name="ce91" table:formula="of:=[M_Acu_A.D68]" office:value-type="float" office:value="264.415449441845" calcext:value-type="float">
            <text:p>264</text:p>
          </table:table-cell>
          <table:table-cell table:style-name="ce91" table:formula="of:=[M_Acu_A.F68]" office:value-type="float" office:value="314.659046230367" calcext:value-type="float">
            <text:p>315</text:p>
          </table:table-cell>
          <table:table-cell table:style-name="ce91" table:formula="of:=[M_Acu_A.M68]" office:value-type="float" office:value="169.622152963343" calcext:value-type="float">
            <text:p>170</text:p>
          </table:table-cell>
          <table:table-cell table:style-name="ce91" table:formula="of:=[M_Acu_A.N68]" office:value-type="float" office:value="340.320406509305" calcext:value-type="float">
            <text:p>340</text:p>
          </table:table-cell>
          <table:table-cell/>
        </table:table-row>
        <table:table-row table:style-name="ro1">
          <table:table-cell table:style-name="ce86" table:formula="of:=[M_Acu_A.A69]" office:value-type="string" office:string-value="L" calcext:value-type="string">
            <text:p>L</text:p>
          </table:table-cell>
          <table:table-cell table:style-name="ce57" table:formula="of:=[M_Acu_A.B69]" office:value-type="date" office:date-value="2020-04-20" calcext:value-type="date">
            <text:p>20/04</text:p>
          </table:table-cell>
          <table:table-cell table:style-name="ce92" table:formula="of:=[M_Acu_A.E69]" office:value-type="float" office:value="2682.01989156077" calcext:value-type="float">
            <text:p>2682</text:p>
          </table:table-cell>
          <table:table-cell table:style-name="ce92" table:formula="of:=[M_Acu_A.G69]" office:value-type="float" office:value="2486.84454049536" calcext:value-type="float">
            <text:p>2487</text:p>
          </table:table-cell>
          <table:table-cell table:style-name="ce92" table:formula="of:=[M_Acu_A.H69]" office:value-type="float" office:value="1517.79385145405" calcext:value-type="float">
            <text:p>1518</text:p>
          </table:table-cell>
          <table:table-cell table:style-name="ce92" table:formula="of:=[M_Acu_A.J69]" office:value-type="float" office:value="1786.04975720929" calcext:value-type="float">
            <text:p>1786</text:p>
          </table:table-cell>
          <table:table-cell table:style-name="ce92" table:formula="of:=[M_Acu_A.O69]" office:value-type="float" office:value="1463.94670293387" calcext:value-type="float">
            <text:p>1464</text:p>
          </table:table-cell>
          <table:table-cell table:style-name="ce109"/>
          <table:table-cell table:style-name="ce80" table:formula="of:=[.A69]" office:value-type="string" office:string-value="L" calcext:value-type="string">
            <text:p>L</text:p>
          </table:table-cell>
          <table:table-cell table:style-name="ce57" table:formula="of:=[.B69]" office:value-type="date" office:date-value="2020-04-20" calcext:value-type="date">
            <text:p>20/04</text:p>
          </table:table-cell>
          <table:table-cell table:style-name="ce92" table:formula="of:=[M_Acu_A.I69]" office:value-type="float" office:value="1145.03424801404" calcext:value-type="float">
            <text:p>1145</text:p>
          </table:table-cell>
          <table:table-cell table:style-name="ce92" table:formula="of:=[M_Acu_A.K69]" office:value-type="float" office:value="1017.68089455662" calcext:value-type="float">
            <text:p>1018</text:p>
          </table:table-cell>
          <table:table-cell table:style-name="ce92" table:formula="of:=[M_Acu_A.L69]" office:value-type="float" office:value="776.540928810893" calcext:value-type="float">
            <text:p>777</text:p>
          </table:table-cell>
          <table:table-cell table:style-name="ce92" table:formula="of:=[M_Acu_A.P69]" office:value-type="float" office:value="995.917237285747" calcext:value-type="float">
            <text:p>996</text:p>
          </table:table-cell>
          <table:table-cell table:style-name="ce92" table:formula="of:=[M_Acu_A.Q69]" office:value-type="float" office:value="939.574528328001" calcext:value-type="float">
            <text:p>940</text:p>
          </table:table-cell>
          <table:table-cell/>
          <table:table-cell table:formula="of:=[.A69]" office:value-type="string" office:string-value="L" calcext:value-type="string">
            <text:p>L</text:p>
          </table:table-cell>
          <table:table-cell table:style-name="ce58" table:formula="of:=[.B69]" office:value-type="date" office:date-value="2020-04-20" calcext:value-type="date">
            <text:p>20/04</text:p>
          </table:table-cell>
          <table:table-cell table:style-name="ce90" table:formula="of:=[M_Acu_A.C69]" office:value-type="float" office:value="244.797905636334" calcext:value-type="float">
            <text:p>245</text:p>
          </table:table-cell>
          <table:table-cell table:style-name="ce90" table:formula="of:=[M_Acu_A.D69]" office:value-type="float" office:value="274.945268224927" calcext:value-type="float">
            <text:p>275</text:p>
          </table:table-cell>
          <table:table-cell table:style-name="ce90" table:formula="of:=[M_Acu_A.F69]" office:value-type="float" office:value="322.63631782494" calcext:value-type="float">
            <text:p>323</text:p>
          </table:table-cell>
          <table:table-cell table:style-name="ce90" table:formula="of:=[M_Acu_A.M69]" office:value-type="float" office:value="169.622152963343" calcext:value-type="float">
            <text:p>170</text:p>
          </table:table-cell>
          <table:table-cell table:style-name="ce90" table:formula="of:=[M_Acu_A.N69]" office:value-type="float" office:value="350.329830230167" calcext:value-type="float">
            <text:p>350</text:p>
          </table:table-cell>
          <table:table-cell/>
        </table:table-row>
        <table:table-row table:style-name="ro1">
          <table:table-cell/>
          <table:table-cell table:style-name="ce58" table:formula="of:=[M_Acu_A.B70]" office:value-type="date" office:date-value="2020-04-21" calcext:value-type="date">
            <text:p>21/04</text:p>
          </table:table-cell>
          <table:table-cell table:style-name="ce90" table:formula="of:=[M_Acu_A.E70]" office:value-type="float" office:value="2760.25314165777" calcext:value-type="float">
            <text:p>2760</text:p>
          </table:table-cell>
          <table:table-cell table:style-name="ce90" table:formula="of:=[M_Acu_A.G70]" office:value-type="float" office:value="2537.55074526624" calcext:value-type="float">
            <text:p>2538</text:p>
          </table:table-cell>
          <table:table-cell table:style-name="ce90" table:formula="of:=[M_Acu_A.H70]" office:value-type="float" office:value="1557.56431950844" calcext:value-type="float">
            <text:p>1558</text:p>
          </table:table-cell>
          <table:table-cell table:style-name="ce90" table:formula="of:=[M_Acu_A.J70]" office:value-type="float" office:value="1825.60149355953" calcext:value-type="float">
            <text:p>1826</text:p>
          </table:table-cell>
          <table:table-cell table:style-name="ce90" table:formula="of:=[M_Acu_A.O70]" office:value-type="float" office:value="1528.37488164637" calcext:value-type="float">
            <text:p>1528</text:p>
          </table:table-cell>
          <table:table-cell table:style-name="ce87" table:number-columns-repeated="2"/>
          <table:table-cell table:style-name="ce58" table:formula="of:=[.B70]" office:value-type="date" office:date-value="2020-04-21" calcext:value-type="date">
            <text:p>21/04</text:p>
          </table:table-cell>
          <table:table-cell table:style-name="ce90" table:formula="of:=[M_Acu_A.I70]" office:value-type="float" office:value="1195.40232343988" calcext:value-type="float">
            <text:p>1195</text:p>
          </table:table-cell>
          <table:table-cell table:style-name="ce90" table:formula="of:=[M_Acu_A.K70]" office:value-type="float" office:value="1081.37853424502" calcext:value-type="float">
            <text:p>1081</text:p>
          </table:table-cell>
          <table:table-cell table:style-name="ce90" table:formula="of:=[M_Acu_A.L70]" office:value-type="float" office:value="807.602565963329" calcext:value-type="float">
            <text:p>808</text:p>
          </table:table-cell>
          <table:table-cell table:style-name="ce90" table:formula="of:=[M_Acu_A.P70]" office:value-type="float" office:value="1020.36292303159" calcext:value-type="float">
            <text:p>1020</text:p>
          </table:table-cell>
          <table:table-cell table:style-name="ce90" table:formula="of:=[M_Acu_A.Q70]" office:value-type="float" office:value="971.792269327352" calcext:value-type="float">
            <text:p>972</text:p>
          </table:table-cell>
          <table:table-cell table:number-columns-repeated="2"/>
          <table:table-cell table:style-name="ce58" table:formula="of:=[.B70]" office:value-type="date" office:date-value="2020-04-21" calcext:value-type="date">
            <text:p>21/04</text:p>
          </table:table-cell>
          <table:table-cell table:style-name="ce90" table:formula="of:=[M_Acu_A.C70]" office:value-type="float" office:value="255.581464603966" calcext:value-type="float">
            <text:p>256</text:p>
          </table:table-cell>
          <table:table-cell table:style-name="ce90" table:formula="of:=[M_Acu_A.D70]" office:value-type="float" office:value="287.23005680519" calcext:value-type="float">
            <text:p>287</text:p>
          </table:table-cell>
          <table:table-cell table:style-name="ce90" table:formula="of:=[M_Acu_A.F70]" office:value-type="float" office:value="327.954498887988" calcext:value-type="float">
            <text:p>328</text:p>
          </table:table-cell>
          <table:table-cell table:style-name="ce90" table:formula="of:=[M_Acu_A.M70]" office:value-type="float" office:value="179.535135928733" calcext:value-type="float">
            <text:p>180</text:p>
          </table:table-cell>
          <table:table-cell table:style-name="ce90" table:formula="of:=[M_Acu_A.N70]" office:value-type="float" office:value="363.199089299847" calcext:value-type="float">
            <text:p>363</text:p>
          </table:table-cell>
          <table:table-cell/>
        </table:table-row>
        <table:table-row table:style-name="ro1">
          <table:table-cell/>
          <table:table-cell table:style-name="ce58" table:formula="of:=[M_Acu_A.B71]" office:value-type="date" office:date-value="2020-04-22" calcext:value-type="date">
            <text:p>22/04</text:p>
          </table:table-cell>
          <table:table-cell table:style-name="ce90" table:formula="of:=[M_Acu_A.E71]" office:value-type="float" office:value="2881.74477710253" calcext:value-type="float">
            <text:p>2882</text:p>
          </table:table-cell>
          <table:table-cell table:style-name="ce90" table:formula="of:=[M_Acu_A.G71]" office:value-type="float" office:value="2588.84655706933" calcext:value-type="float">
            <text:p>2589</text:p>
          </table:table-cell>
          <table:table-cell table:style-name="ce90" table:formula="of:=[M_Acu_A.H71]" office:value-type="float" office:value="1598.30845250577" calcext:value-type="float">
            <text:p>1598</text:p>
          </table:table-cell>
          <table:table-cell table:style-name="ce90" table:formula="of:=[M_Acu_A.J71]" office:value-type="float" office:value="1857.96873847537" calcext:value-type="float">
            <text:p>1858</text:p>
          </table:table-cell>
          <table:table-cell table:style-name="ce90" table:formula="of:=[M_Acu_A.O71]" office:value-type="float" office:value="1582.24798520937" calcext:value-type="float">
            <text:p>1582</text:p>
          </table:table-cell>
          <table:table-cell table:style-name="ce87" table:number-columns-repeated="2"/>
          <table:table-cell table:style-name="ce58" table:formula="of:=[.B71]" office:value-type="date" office:date-value="2020-04-22" calcext:value-type="date">
            <text:p>22/04</text:p>
          </table:table-cell>
          <table:table-cell table:style-name="ce90" table:formula="of:=[M_Acu_A.I71]" office:value-type="float" office:value="1237.52835015967" calcext:value-type="float">
            <text:p>1238</text:p>
          </table:table-cell>
          <table:table-cell table:style-name="ce90" table:formula="of:=[M_Acu_A.K71]" office:value-type="float" office:value="1139.15081210195" calcext:value-type="float">
            <text:p>1139</text:p>
          </table:table-cell>
          <table:table-cell table:style-name="ce90" table:formula="of:=[M_Acu_A.L71]" office:value-type="float" office:value="828.310324064953" calcext:value-type="float">
            <text:p>828</text:p>
          </table:table-cell>
          <table:table-cell table:style-name="ce90" table:formula="of:=[M_Acu_A.P71]" office:value-type="float" office:value="1049.69774592661" calcext:value-type="float">
            <text:p>1050</text:p>
          </table:table-cell>
          <table:table-cell table:style-name="ce90" table:formula="of:=[M_Acu_A.Q71]" office:value-type="float" office:value="991.517416877975" calcext:value-type="float">
            <text:p>992</text:p>
          </table:table-cell>
          <table:table-cell table:number-columns-repeated="2"/>
          <table:table-cell table:style-name="ce58" table:formula="of:=[.B71]" office:value-type="date" office:date-value="2020-04-22" calcext:value-type="date">
            <text:p>22/04</text:p>
          </table:table-cell>
          <table:table-cell table:style-name="ce90" table:formula="of:=[M_Acu_A.C71]" office:value-type="float" office:value="271.20094950038" calcext:value-type="float">
            <text:p>271</text:p>
          </table:table-cell>
          <table:table-cell table:style-name="ce90" table:formula="of:=[M_Acu_A.D71]" office:value-type="float" office:value="298.344865520666" calcext:value-type="float">
            <text:p>298</text:p>
          </table:table-cell>
          <table:table-cell table:style-name="ce90" table:formula="of:=[M_Acu_A.F71]" office:value-type="float" office:value="340.363588035101" calcext:value-type="float">
            <text:p>340</text:p>
          </table:table-cell>
          <table:table-cell table:style-name="ce90" table:formula="of:=[M_Acu_A.M71]" office:value-type="float" office:value="186.143791238994" calcext:value-type="float">
            <text:p>186</text:p>
          </table:table-cell>
          <table:table-cell table:style-name="ce90" table:formula="of:=[M_Acu_A.N71]" office:value-type="float" office:value="374.161791470315" calcext:value-type="float">
            <text:p>374</text:p>
          </table:table-cell>
          <table:table-cell/>
        </table:table-row>
        <table:table-row table:style-name="ro1">
          <table:table-cell/>
          <table:table-cell table:style-name="ce58" table:formula="of:=[M_Acu_A.B72]" office:value-type="date" office:date-value="2020-04-23" calcext:value-type="date">
            <text:p>23/04</text:p>
          </table:table-cell>
          <table:table-cell table:style-name="ce90" table:formula="of:=[M_Acu_A.E72]" office:value-type="float" office:value="2986.66937135027" calcext:value-type="float">
            <text:p>2987</text:p>
          </table:table-cell>
          <table:table-cell table:style-name="ce90" table:formula="of:=[M_Acu_A.G72]" office:value-type="float" office:value="2640.73197590465" calcext:value-type="float">
            <text:p>2641</text:p>
          </table:table-cell>
          <table:table-cell table:style-name="ce90" table:formula="of:=[M_Acu_A.H72]" office:value-type="float" office:value="1636.9554610106" calcext:value-type="float">
            <text:p>1637</text:p>
          </table:table-cell>
          <table:table-cell table:style-name="ce90" table:formula="of:=[M_Acu_A.J72]" office:value-type="float" office:value="1892.33579028531" calcext:value-type="float">
            <text:p>1892</text:p>
          </table:table-cell>
          <table:table-cell table:style-name="ce90" table:formula="of:=[M_Acu_A.O72]" office:value-type="float" office:value="1647.09836692785" calcext:value-type="float">
            <text:p>1647</text:p>
          </table:table-cell>
          <table:table-cell table:style-name="ce87" table:number-columns-repeated="2"/>
          <table:table-cell table:style-name="ce58" table:formula="of:=[.B72]" office:value-type="date" office:date-value="2020-04-23" calcext:value-type="date">
            <text:p>23/04</text:p>
          </table:table-cell>
          <table:table-cell table:style-name="ce90" table:formula="of:=[M_Acu_A.I72]" office:value-type="float" office:value="1275.07546093166" calcext:value-type="float">
            <text:p>1275</text:p>
          </table:table-cell>
          <table:table-cell table:style-name="ce90" table:formula="of:=[M_Acu_A.K72]" office:value-type="float" office:value="1176.18432354869" calcext:value-type="float">
            <text:p>1176</text:p>
          </table:table-cell>
          <table:table-cell table:style-name="ce90" table:formula="of:=[M_Acu_A.L72]" office:value-type="float" office:value="859.371961217388" calcext:value-type="float">
            <text:p>859</text:p>
          </table:table-cell>
          <table:table-cell table:style-name="ce90" table:formula="of:=[M_Acu_A.P72]" office:value-type="float" office:value="1076.09908653212" calcext:value-type="float">
            <text:p>1076</text:p>
          </table:table-cell>
          <table:table-cell table:style-name="ce90" table:formula="of:=[M_Acu_A.Q72]" office:value-type="float" office:value="1018.47511853049" calcext:value-type="float">
            <text:p>1018</text:p>
          </table:table-cell>
          <table:table-cell table:number-columns-repeated="2"/>
          <table:table-cell table:style-name="ce58" table:formula="of:=[.B72]" office:value-type="date" office:date-value="2020-04-23" calcext:value-type="date">
            <text:p>23/04</text:p>
          </table:table-cell>
          <table:table-cell table:style-name="ce90" table:formula="of:=[M_Acu_A.C72]" office:value-type="float" office:value="283.15180093358" calcext:value-type="float">
            <text:p>283</text:p>
          </table:table-cell>
          <table:table-cell table:style-name="ce90" table:formula="of:=[M_Acu_A.D72]" office:value-type="float" office:value="305.364744709387" calcext:value-type="float">
            <text:p>305</text:p>
          </table:table-cell>
          <table:table-cell table:style-name="ce90" table:formula="of:=[M_Acu_A.F72]" office:value-type="float" office:value="349.227223140182" calcext:value-type="float">
            <text:p>349</text:p>
          </table:table-cell>
          <table:table-cell table:style-name="ce90" table:formula="of:=[M_Acu_A.M72]" office:value-type="float" office:value="198.259659307804" calcext:value-type="float">
            <text:p>198</text:p>
          </table:table-cell>
          <table:table-cell table:style-name="ce90" table:formula="of:=[M_Acu_A.N72]" office:value-type="float" office:value="390.844164338418" calcext:value-type="float">
            <text:p>391</text:p>
          </table:table-cell>
          <table:table-cell/>
        </table:table-row>
        <table:table-row table:style-name="ro1">
          <table:table-cell/>
          <table:table-cell table:style-name="ce58" table:formula="of:=[M_Acu_A.B73]" office:value-type="date" office:date-value="2020-04-24" calcext:value-type="date">
            <text:p>24/04</text:p>
          </table:table-cell>
          <table:table-cell table:style-name="ce90" table:formula="of:=[M_Acu_A.E73]" office:value-type="float" office:value="3073.64633763458" calcext:value-type="float">
            <text:p>3074</text:p>
          </table:table-cell>
          <table:table-cell table:style-name="ce90" table:formula="of:=[M_Acu_A.G73]" office:value-type="float" office:value="2684.00913206956" calcext:value-type="float">
            <text:p>2684</text:p>
          </table:table-cell>
          <table:table-cell table:style-name="ce90" table:formula="of:=[M_Acu_A.H73]" office:value-type="float" office:value="1666.09051199583" calcext:value-type="float">
            <text:p>1666</text:p>
          </table:table-cell>
          <table:table-cell table:style-name="ce90" table:formula="of:=[M_Acu_A.J73]" office:value-type="float" office:value="1923.44389752708" calcext:value-type="float">
            <text:p>1923</text:p>
          </table:table-cell>
          <table:table-cell table:style-name="ce90" table:formula="of:=[M_Acu_A.O73]" office:value-type="float" office:value="1715.74857570014" calcext:value-type="float">
            <text:p>1716</text:p>
          </table:table-cell>
          <table:table-cell table:style-name="ce87" table:number-columns-repeated="2"/>
          <table:table-cell table:style-name="ce58" table:formula="of:=[.B73]" office:value-type="date" office:date-value="2020-04-24" calcext:value-type="date">
            <text:p>24/04</text:p>
          </table:table-cell>
          <table:table-cell table:style-name="ce90" table:formula="of:=[M_Acu_A.I73]" office:value-type="float" office:value="1309.26470000859" calcext:value-type="float">
            <text:p>1309</text:p>
          </table:table-cell>
          <table:table-cell table:style-name="ce90" table:formula="of:=[M_Acu_A.K73]" office:value-type="float" office:value="1502.07922428007" calcext:value-type="float">
            <text:p>1502</text:p>
          </table:table-cell>
          <table:table-cell table:style-name="ce90" table:formula="of:=[M_Acu_A.L73]" office:value-type="float" office:value="880.079719319012" calcext:value-type="float">
            <text:p>880</text:p>
          </table:table-cell>
          <table:table-cell table:style-name="ce90" table:formula="of:=[M_Acu_A.P73]" office:value-type="float" office:value="1097.61128998846" calcext:value-type="float">
            <text:p>1098</text:p>
          </table:table-cell>
          <table:table-cell table:style-name="ce90" table:formula="of:=[M_Acu_A.Q73]" office:value-type="float" office:value="1042.80280050959" calcext:value-type="float">
            <text:p>1043</text:p>
          </table:table-cell>
          <table:table-cell table:number-columns-repeated="2"/>
          <table:table-cell table:style-name="ce58" table:formula="of:=[.B73]" office:value-type="date" office:date-value="2020-04-24" calcext:value-type="date">
            <text:p>24/04</text:p>
          </table:table-cell>
          <table:table-cell table:style-name="ce90" table:formula="of:=[M_Acu_A.C73]" office:value-type="float" office:value="295.769676632819" calcext:value-type="float">
            <text:p>296</text:p>
          </table:table-cell>
          <table:table-cell table:style-name="ce90" table:formula="of:=[M_Acu_A.D73]" office:value-type="float" office:value="310.044664168535" calcext:value-type="float">
            <text:p>310</text:p>
          </table:table-cell>
          <table:table-cell table:style-name="ce90" table:formula="of:=[M_Acu_A.F73]" office:value-type="float" office:value="357.204494734755" calcext:value-type="float">
            <text:p>357</text:p>
          </table:table-cell>
          <table:table-cell table:style-name="ce90" table:formula="of:=[M_Acu_A.M73]" office:value-type="float" office:value="210.375527376614" calcext:value-type="float">
            <text:p>210</text:p>
          </table:table-cell>
          <table:table-cell table:style-name="ce90" table:formula="of:=[M_Acu_A.N73]" office:value-type="float" office:value="407.049897981718" calcext:value-type="float">
            <text:p>407</text:p>
          </table:table-cell>
          <table:table-cell/>
        </table:table-row>
        <table:table-row table:style-name="ro1">
          <table:table-cell/>
          <table:table-cell table:style-name="ce58" table:formula="of:=[M_Acu_A.B74]" office:value-type="date" office:date-value="2020-04-25" calcext:value-type="date">
            <text:p>25/04</text:p>
          </table:table-cell>
          <table:table-cell table:style-name="ce90" table:formula="of:=[M_Acu_A.E74]" office:value-type="float" office:value="3183.17288777039" calcext:value-type="float">
            <text:p>3183</text:p>
          </table:table-cell>
          <table:table-cell table:style-name="ce90" table:formula="of:=[M_Acu_A.G74]" office:value-type="float" office:value="2728.58342370535" calcext:value-type="float">
            <text:p>2729</text:p>
          </table:table-cell>
          <table:table-cell table:style-name="ce90" table:formula="of:=[M_Acu_A.H74]" office:value-type="float" office:value="1693.72761691497" calcext:value-type="float">
            <text:p>1694</text:p>
          </table:table-cell>
          <table:table-cell table:style-name="ce90" table:formula="of:=[M_Acu_A.J74]" office:value-type="float" office:value="1954.18167015882" calcext:value-type="float">
            <text:p>1954</text:p>
          </table:table-cell>
          <table:table-cell table:style-name="ce90" table:formula="of:=[M_Acu_A.O74]" office:value-type="float" office:value="1750.62254399406" calcext:value-type="float">
            <text:p>1751</text:p>
          </table:table-cell>
          <table:table-cell table:style-name="ce87" table:number-columns-repeated="2"/>
          <table:table-cell table:style-name="ce58" table:formula="of:=[.B74]" office:value-type="date" office:date-value="2020-04-25" calcext:value-type="date">
            <text:p>25/04</text:p>
          </table:table-cell>
          <table:table-cell table:style-name="ce90" table:formula="of:=[M_Acu_A.I74]" office:value-type="float" office:value="1345.89602759102" calcext:value-type="float">
            <text:p>1346</text:p>
          </table:table-cell>
          <table:table-cell table:style-name="ce90" table:formula="of:=[M_Acu_A.K74]" office:value-type="float" office:value="1574.6649067157" calcext:value-type="float">
            <text:p>1575</text:p>
          </table:table-cell>
          <table:table-cell table:style-name="ce90" table:formula="of:=[M_Acu_A.L74]" office:value-type="float" office:value="880.079719319012" calcext:value-type="float">
            <text:p>880</text:p>
          </table:table-cell>
          <table:table-cell table:style-name="ce90" table:formula="of:=[M_Acu_A.P74]" office:value-type="float" office:value="1111.78978772105" calcext:value-type="float">
            <text:p>1112</text:p>
          </table:table-cell>
          <table:table-cell table:style-name="ce90" table:formula="of:=[M_Acu_A.Q74]" office:value-type="float" office:value="1049.37784969314" calcext:value-type="float">
            <text:p>1049</text:p>
          </table:table-cell>
          <table:table-cell table:number-columns-repeated="2"/>
          <table:table-cell table:style-name="ce58" table:formula="of:=[.B74]" office:value-type="date" office:date-value="2020-04-25" calcext:value-type="date">
            <text:p>25/04</text:p>
          </table:table-cell>
          <table:table-cell table:style-name="ce90" table:formula="of:=[M_Acu_A.C74]" office:value-type="float" office:value="305.719455267902" calcext:value-type="float">
            <text:p>306</text:p>
          </table:table-cell>
          <table:table-cell table:style-name="ce90" table:formula="of:=[M_Acu_A.D74]" office:value-type="float" office:value="313.554603762896" calcext:value-type="float">
            <text:p>314</text:p>
          </table:table-cell>
          <table:table-cell table:style-name="ce90" table:formula="of:=[M_Acu_A.F74]" office:value-type="float" office:value="370.499947392376" calcext:value-type="float">
            <text:p>370</text:p>
          </table:table-cell>
          <table:table-cell table:style-name="ce90" table:formula="of:=[M_Acu_A.M74]" office:value-type="float" office:value="212.578412480034" calcext:value-type="float">
            <text:p>213</text:p>
          </table:table-cell>
          <table:table-cell table:style-name="ce90" table:formula="of:=[M_Acu_A.N74]" office:value-type="float" office:value="419.442517826595" calcext:value-type="float">
            <text:p>419</text:p>
          </table:table-cell>
          <table:table-cell/>
        </table:table-row>
        <table:table-row table:style-name="ro1">
          <table:table-cell/>
          <table:table-cell table:style-name="ce58" table:formula="of:=[M_Acu_A.B75]" office:value-type="date" office:date-value="2020-04-26" calcext:value-type="date">
            <text:p>26/04</text:p>
          </table:table-cell>
          <table:table-cell table:style-name="ce90" table:formula="of:=[M_Acu_A.E75]" office:value-type="float" office:value="3264.62750698903" calcext:value-type="float">
            <text:p>3265</text:p>
          </table:table-cell>
          <table:table-cell table:style-name="ce90" table:formula="of:=[M_Acu_A.G75]" office:value-type="float" office:value="2762.54478876119" calcext:value-type="float">
            <text:p>2763</text:p>
          </table:table-cell>
          <table:table-cell table:style-name="ce90" table:formula="of:=[M_Acu_A.H75]" office:value-type="float" office:value="1711.85276431452" calcext:value-type="float">
            <text:p>1712</text:p>
          </table:table-cell>
          <table:table-cell table:style-name="ce90" table:formula="of:=[M_Acu_A.J75]" office:value-type="float" office:value="1973.43906987991" calcext:value-type="float">
            <text:p>1973</text:p>
          </table:table-cell>
          <table:table-cell table:style-name="ce90" table:formula="of:=[M_Acu_A.O75]" office:value-type="float" office:value="1781.02116042459" calcext:value-type="float">
            <text:p>1781</text:p>
          </table:table-cell>
          <table:table-cell table:style-name="ce87" table:number-columns-repeated="2"/>
          <table:table-cell table:style-name="ce58" table:formula="of:=[.B75]" office:value-type="date" office:date-value="2020-04-26" calcext:value-type="date">
            <text:p>26/04</text:p>
          </table:table-cell>
          <table:table-cell table:style-name="ce90" table:formula="of:=[M_Acu_A.I75]" office:value-type="float" office:value="1366.04325776135" calcext:value-type="float">
            <text:p>1366</text:p>
          </table:table-cell>
          <table:table-cell table:style-name="ce90" table:formula="of:=[M_Acu_A.K75]" office:value-type="float" office:value="1610.21707770457" calcext:value-type="float">
            <text:p>1610</text:p>
          </table:table-cell>
          <table:table-cell table:style-name="ce90" table:formula="of:=[M_Acu_A.L75]" office:value-type="float" office:value="911.141356471448" calcext:value-type="float">
            <text:p>911</text:p>
          </table:table-cell>
          <table:table-cell table:style-name="ce90" table:formula="of:=[M_Acu_A.P75]" office:value-type="float" office:value="1131.34633631773" calcext:value-type="float">
            <text:p>1131</text:p>
          </table:table-cell>
          <table:table-cell table:style-name="ce90" table:formula="of:=[M_Acu_A.Q75]" office:value-type="float" office:value="1058.58291855009" calcext:value-type="float">
            <text:p>1059</text:p>
          </table:table-cell>
          <table:table-cell table:number-columns-repeated="2"/>
          <table:table-cell table:style-name="ce58" table:formula="of:=[.B75]" office:value-type="date" office:date-value="2020-04-26" calcext:value-type="date">
            <text:p>26/04</text:p>
          </table:table-cell>
          <table:table-cell table:style-name="ce90" table:formula="of:=[M_Acu_A.C75]" office:value-type="float" office:value="313.501405038357" calcext:value-type="float">
            <text:p>314</text:p>
          </table:table-cell>
          <table:table-cell table:style-name="ce90" table:formula="of:=[M_Acu_A.D75]" office:value-type="float" office:value="317.064543357257" calcext:value-type="float">
            <text:p>317</text:p>
          </table:table-cell>
          <table:table-cell table:style-name="ce90" table:formula="of:=[M_Acu_A.F75]" office:value-type="float" office:value="374.045401434408" calcext:value-type="float">
            <text:p>374</text:p>
          </table:table-cell>
          <table:table-cell table:style-name="ce90" table:formula="of:=[M_Acu_A.M75]" office:value-type="float" office:value="212.578412480034" calcext:value-type="float">
            <text:p>213</text:p>
          </table:table-cell>
          <table:table-cell table:style-name="ce90" table:formula="of:=[M_Acu_A.N75]" office:value-type="float" office:value="430.405219997062" calcext:value-type="float">
            <text:p>430</text:p>
          </table:table-cell>
          <table:table-cell/>
        </table:table-row>
        <table:table-row table:style-name="ro1">
          <table:table-cell/>
          <table:table-cell table:style-name="ce58" table:formula="of:=[M_Acu_A.B76]" office:value-type="date" office:date-value="2020-04-27" calcext:value-type="date">
            <text:p>27/04</text:p>
          </table:table-cell>
          <table:table-cell table:style-name="ce90" table:formula="of:=[M_Acu_A.E76]" office:value-type="float" office:value="3316.6296085241" calcext:value-type="float">
            <text:p>3317</text:p>
          </table:table-cell>
          <table:table-cell table:style-name="ce90" table:formula="of:=[M_Acu_A.G76]" office:value-type="float" office:value="2801.57677429412" calcext:value-type="float">
            <text:p>2802</text:p>
          </table:table-cell>
          <table:table-cell table:style-name="ce90" table:formula="of:=[M_Acu_A.H76]" office:value-type="float" office:value="1744.58288585834" calcext:value-type="float">
            <text:p>1745</text:p>
          </table:table-cell>
          <table:table-cell table:style-name="ce90" table:formula="of:=[M_Acu_A.J76]" office:value-type="float" office:value="1998.10335490731" calcext:value-type="float">
            <text:p>1998</text:p>
          </table:table-cell>
          <table:table-cell table:style-name="ce90" table:formula="of:=[M_Acu_A.O76]" office:value-type="float" office:value="1830.50335272541" calcext:value-type="float">
            <text:p>1831</text:p>
          </table:table-cell>
          <table:table-cell table:style-name="ce87" table:number-columns-repeated="2"/>
          <table:table-cell table:style-name="ce58" table:formula="of:=[.B76]" office:value-type="date" office:date-value="2020-04-27" calcext:value-type="date">
            <text:p>27/04</text:p>
          </table:table-cell>
          <table:table-cell table:style-name="ce90" table:formula="of:=[M_Acu_A.I76]" office:value-type="float" office:value="1379.16948347839" calcext:value-type="float">
            <text:p>1379</text:p>
          </table:table-cell>
          <table:table-cell table:style-name="ce90" table:formula="of:=[M_Acu_A.K76]" office:value-type="float" office:value="1632.43718457262" calcext:value-type="float">
            <text:p>1632</text:p>
          </table:table-cell>
          <table:table-cell table:style-name="ce90" table:formula="of:=[M_Acu_A.L76]" office:value-type="float" office:value="911.141356471448" calcext:value-type="float">
            <text:p>911</text:p>
          </table:table-cell>
          <table:table-cell table:style-name="ce90" table:formula="of:=[M_Acu_A.P76]" office:value-type="float" office:value="1141.61352433099" calcext:value-type="float">
            <text:p>1142</text:p>
          </table:table-cell>
          <table:table-cell table:style-name="ce90" table:formula="of:=[M_Acu_A.Q76]" office:value-type="float" office:value="1093.43067922286" calcext:value-type="float">
            <text:p>1093</text:p>
          </table:table-cell>
          <table:table-cell table:number-columns-repeated="2"/>
          <table:table-cell table:style-name="ce58" table:formula="of:=[.B76]" office:value-type="date" office:date-value="2020-04-27" calcext:value-type="date">
            <text:p>27/04</text:p>
          </table:table-cell>
          <table:table-cell table:style-name="ce90" table:formula="of:=[M_Acu_A.C76]" office:value-type="float" office:value="319.615794143715" calcext:value-type="float">
            <text:p>320</text:p>
          </table:table-cell>
          <table:table-cell table:style-name="ce90" table:formula="of:=[M_Acu_A.D76]" office:value-type="float" office:value="321.159472884011" calcext:value-type="float">
            <text:p>321</text:p>
          </table:table-cell>
          <table:table-cell table:style-name="ce90" table:formula="of:=[M_Acu_A.F76]" office:value-type="float" office:value="378.477218986948" calcext:value-type="float">
            <text:p>378</text:p>
          </table:table-cell>
          <table:table-cell table:style-name="ce90" table:formula="of:=[M_Acu_A.M76]" office:value-type="float" office:value="212.578412480034" calcext:value-type="float">
            <text:p>213</text:p>
          </table:table-cell>
          <table:table-cell table:style-name="ce90" table:formula="of:=[M_Acu_A.N76]" office:value-type="float" office:value="442.321200617136" calcext:value-type="float">
            <text:p>442</text:p>
          </table:table-cell>
          <table:table-cell/>
        </table:table-row>
        <table:table-row table:style-name="ro1">
          <table:table-cell/>
          <table:table-cell table:style-name="ce58" table:formula="of:=[M_Acu_A.B77]" office:value-type="date" office:date-value="2020-04-28" calcext:value-type="date">
            <text:p>28/04</text:p>
          </table:table-cell>
          <table:table-cell table:style-name="ce90" table:formula="of:=[M_Acu_A.E77]" office:value-type="float" office:value="3373.69386153603" calcext:value-type="float">
            <text:p>3374</text:p>
          </table:table-cell>
          <table:table-cell table:style-name="ce90" table:formula="of:=[M_Acu_A.G77]" office:value-type="float" office:value="2837.07111763374" calcext:value-type="float">
            <text:p>2837</text:p>
          </table:table-cell>
          <table:table-cell table:style-name="ce90" table:formula="of:=[M_Acu_A.H77]" office:value-type="float" office:value="1772.07019617088" calcext:value-type="float">
            <text:p>1772</text:p>
          </table:table-cell>
          <table:table-cell table:style-name="ce90" table:formula="of:=[M_Acu_A.J77]" office:value-type="float" office:value="2026.39691911292" calcext:value-type="float">
            <text:p>2026</text:p>
          </table:table-cell>
          <table:table-cell table:style-name="ce90"/>
          <table:table-cell table:style-name="ce87" table:number-columns-repeated="2"/>
          <table:table-cell table:style-name="ce58" table:formula="of:=[.B77]" office:value-type="date" office:date-value="2020-04-28" calcext:value-type="date">
            <text:p>28/04</text:p>
          </table:table-cell>
          <table:table-cell table:style-name="ce90" table:formula="of:=[M_Acu_A.I77]" office:value-type="float" office:value="1393.82201451136" calcext:value-type="float">
            <text:p>1394</text:p>
          </table:table-cell>
          <table:table-cell table:style-name="ce90" table:formula="of:=[M_Acu_A.K77]" office:value-type="float" office:value="1716.87359067121" calcext:value-type="float">
            <text:p>1717</text:p>
          </table:table-cell>
          <table:table-cell table:style-name="ce90" table:formula="of:=[M_Acu_A.L77]" office:value-type="float" office:value="921.49523552226" calcext:value-type="float">
            <text:p>921</text:p>
          </table:table-cell>
          <table:table-cell table:style-name="ce90"/>
          <table:table-cell table:style-name="ce90" table:formula="of:=[M_Acu_A.Q77]" office:value-type="float" office:value="1117.10085628361" calcext:value-type="float">
            <text:p>1117</text:p>
          </table:table-cell>
          <table:table-cell table:number-columns-repeated="2"/>
          <table:table-cell table:style-name="ce58" table:formula="of:=[.B77]" office:value-type="date" office:date-value="2020-04-28" calcext:value-type="date">
            <text:p>28/04</text:p>
          </table:table-cell>
          <table:table-cell table:style-name="ce90" table:formula="of:=[M_Acu_A.C77]" office:value-type="float" office:value="328.676207090746" calcext:value-type="float">
            <text:p>329</text:p>
          </table:table-cell>
          <table:table-cell table:style-name="ce90" table:formula="of:=[M_Acu_A.D77]" office:value-type="float" office:value="332.85927153188" calcext:value-type="float">
            <text:p>333</text:p>
          </table:table-cell>
          <table:table-cell table:style-name="ce90" table:formula="of:=[M_Acu_A.F77]" office:value-type="float" office:value="384.681763560505" calcext:value-type="float">
            <text:p>385</text:p>
          </table:table-cell>
          <table:table-cell table:style-name="ce90" table:formula="of:=[M_Acu_A.M77]" office:value-type="float" office:value="214.781297583454" calcext:value-type="float">
            <text:p>215</text:p>
          </table:table-cell>
          <table:table-cell table:style-name="ce90" table:formula="of:=[M_Acu_A.N77]" office:value-type="float" office:value="451.853985113195" calcext:value-type="float">
            <text:p>452</text:p>
          </table:table-cell>
          <table:table-cell/>
        </table:table-row>
        <table:table-row table:style-name="ro1" table:number-rows-repeated="3">
          <table:table-cell table:number-columns-repeated="2"/>
          <table:table-cell table:style-name="ce87" table:number-columns-repeated="8"/>
          <table:table-cell table:number-columns-repeated="14"/>
        </table:table-row>
        <table:table-row table:style-name="ro1">
          <table:table-cell/>
          <table:table-cell office:value-type="string" calcext:value-type="string">
            <text:p>Máximo</text:p>
          </table:table-cell>
          <table:table-cell table:style-name="ce90" table:formula="of:=MAX([.C$9:.C80])" office:value-type="float" office:value="3373.69386153603" calcext:value-type="float">
            <text:p>3374</text:p>
          </table:table-cell>
          <table:table-cell table:style-name="ce90" table:formula="of:=MAX([.D$9:.D80])" office:value-type="float" office:value="2837.07111763374" calcext:value-type="float">
            <text:p>2837</text:p>
          </table:table-cell>
          <table:table-cell table:style-name="ce90" table:formula="of:=MAX([.E$9:.E80])" office:value-type="float" office:value="1772.07019617088" calcext:value-type="float">
            <text:p>1772</text:p>
          </table:table-cell>
          <table:table-cell table:style-name="ce90" table:formula="of:=MAX([.F$9:.F80])" office:value-type="float" office:value="2026.39691911292" calcext:value-type="float">
            <text:p>2026</text:p>
          </table:table-cell>
          <table:table-cell table:style-name="ce90" table:formula="of:=MAX([.G$9:.G80])" office:value-type="float" office:value="1830.50335272541" calcext:value-type="float">
            <text:p>1831</text:p>
          </table:table-cell>
          <table:table-cell table:style-name="ce90" table:number-columns-repeated="3"/>
          <table:table-cell table:style-name="ce90" table:formula="of:=MAX([.K$9:.K80])" office:value-type="float" office:value="1393.82201451136" calcext:value-type="float">
            <text:p>1394</text:p>
          </table:table-cell>
          <table:table-cell table:style-name="ce90" table:formula="of:=MAX([.L$9:.L80])" office:value-type="float" office:value="1716.87359067121" calcext:value-type="float">
            <text:p>1717</text:p>
          </table:table-cell>
          <table:table-cell table:style-name="ce90" table:formula="of:=MAX([.M$9:.M80])" office:value-type="float" office:value="921.49523552226" calcext:value-type="float">
            <text:p>921</text:p>
          </table:table-cell>
          <table:table-cell table:style-name="ce90" table:formula="of:=MAX([.N$9:.N80])" office:value-type="float" office:value="1141.61352433099" calcext:value-type="float">
            <text:p>1142</text:p>
          </table:table-cell>
          <table:table-cell table:style-name="ce90" table:formula="of:=MAX([.O$9:.O80])" office:value-type="float" office:value="1117.10085628361" calcext:value-type="float">
            <text:p>1117</text:p>
          </table:table-cell>
          <table:table-cell table:number-columns-repeated="3"/>
          <table:table-cell table:style-name="ce90" table:formula="of:=MAX([.S$9:.S80])" office:value-type="float" office:value="328.676207090746" calcext:value-type="float">
            <text:p>329</text:p>
          </table:table-cell>
          <table:table-cell table:style-name="ce90" table:formula="of:=MAX([.T$9:.T80])" office:value-type="float" office:value="332.85927153188" calcext:value-type="float">
            <text:p>333</text:p>
          </table:table-cell>
          <table:table-cell table:style-name="ce90" table:formula="of:=MAX([.U$9:.U80])" office:value-type="float" office:value="384.681763560505" calcext:value-type="float">
            <text:p>385</text:p>
          </table:table-cell>
          <table:table-cell table:style-name="ce90" table:formula="of:=MAX([.V$9:.V80])" office:value-type="float" office:value="214.781297583454" calcext:value-type="float">
            <text:p>215</text:p>
          </table:table-cell>
          <table:table-cell table:style-name="ce90" table:formula="of:=MAX([.W$9:.W80])" office:value-type="float" office:value="451.853985113195" calcext:value-type="float">
            <text:p>452</text:p>
          </table:table-cell>
          <table:table-cell/>
        </table:table-row>
        <table:table-row table:style-name="ro1">
          <table:table-cell table:number-columns-repeated="2"/>
          <table:table-cell table:style-name="ce87" table:formula="of:=[.C8]" office:value-type="string" office:string-value="Bélgica" calcext:value-type="string">
            <text:p>Bélgica</text:p>
          </table:table-cell>
          <table:table-cell table:style-name="ce87" table:formula="of:=[.D8]" office:value-type="string" office:string-value="España" calcext:value-type="string">
            <text:p>España</text:p>
          </table:table-cell>
          <table:table-cell table:style-name="ce87" table:formula="of:=[.E8]" office:value-type="string" office:string-value="Francia" calcext:value-type="string">
            <text:p>Francia</text:p>
          </table:table-cell>
          <table:table-cell table:style-name="ce87" table:formula="of:=[.F8]" office:value-type="string" office:string-value="Italia" calcext:value-type="string">
            <text:p>Italia</text:p>
          </table:table-cell>
          <table:table-cell table:style-name="ce87" table:formula="of:=[.G8]" office:value-type="string" office:string-value="Reino Unido" calcext:value-type="string">
            <text:p>Reino Unido</text:p>
          </table:table-cell>
          <table:table-cell table:style-name="ce87" table:number-columns-repeated="3"/>
          <table:table-cell table:style-name="ce87" table:formula="of:=[.K8]" office:value-type="string" office:string-value="Holanda" calcext:value-type="string">
            <text:p>Holanda</text:p>
          </table:table-cell>
          <table:table-cell table:style-name="ce87" table:formula="of:=[.L8]" office:value-type="string" office:string-value="Irlanda" calcext:value-type="string">
            <text:p>Irlanda</text:p>
          </table:table-cell>
          <table:table-cell table:style-name="ce87" table:formula="of:=[.M8]" office:value-type="string" office:string-value="Luxemburgo" calcext:value-type="string">
            <text:p>Luxemburgo</text:p>
          </table:table-cell>
          <table:table-cell table:style-name="ce87" table:formula="of:=[.N8]" office:value-type="string" office:string-value="Suecia" calcext:value-type="string">
            <text:p>Suecia</text:p>
          </table:table-cell>
          <table:table-cell table:style-name="ce87" table:formula="of:=[.O8]" office:value-type="string" office:string-value="Suiza" calcext:value-type="string">
            <text:p>Suiza</text:p>
          </table:table-cell>
          <table:table-cell table:number-columns-repeated="3"/>
          <table:table-cell table:style-name="ce87" table:formula="of:=[.S8]" office:value-type="string" office:string-value="Alemania" calcext:value-type="string">
            <text:p>Alemania</text:p>
          </table:table-cell>
          <table:table-cell table:style-name="ce87" table:formula="of:=[.T8]" office:value-type="string" office:string-value="Austria" calcext:value-type="string">
            <text:p>Austria</text:p>
          </table:table-cell>
          <table:table-cell table:style-name="ce87" table:formula="of:=[.U8]" office:value-type="string" office:string-value="Dinamarca" calcext:value-type="string">
            <text:p>Dinamarca</text:p>
          </table:table-cell>
          <table:table-cell table:style-name="ce87" table:formula="of:=[.V8]" office:value-type="string" office:string-value="Noruega" calcext:value-type="string">
            <text:p>Noruega</text:p>
          </table:table-cell>
          <table:table-cell table:style-name="ce87" table:formula="of:=[.W8]" office:value-type="string" office:string-value="Portugal" calcext:value-type="string">
            <text:p>Portugal</text:p>
          </table:table-cell>
          <table:table-cell/>
        </table:table-row>
        <table:table-row table:style-name="ro1">
          <table:table-cell table:number-columns-repeated="18"/>
          <table:table-cell table:style-name="Default" table:number-columns-repeated="5"/>
          <table:table-cell/>
        </table:table-row>
        <table:table-row table:style-name="ro1">
          <table:table-cell table:number-columns-repeated="2"/>
          <table:table-cell table:style-name="ce54" office:value-type="string" calcext:value-type="string">
            <text:p>Mínimo</text:p>
          </table:table-cell>
          <table:table-cell table:style-name="ce108" table:formula="of:=MIN([.C81:.G81])" office:value-type="float" office:value="1772.07019617088" calcext:value-type="float">
            <text:p>1772</text:p>
          </table:table-cell>
          <table:table-cell table:number-columns-repeated="6"/>
          <table:table-cell table:style-name="ce54" office:value-type="string" calcext:value-type="string">
            <text:p>Mínimo</text:p>
          </table:table-cell>
          <table:table-cell table:style-name="ce108" table:formula="of:=MIN([.K81:.O81])" office:value-type="float" office:value="921.49523552226" calcext:value-type="float">
            <text:p>921</text:p>
          </table:table-cell>
          <table:table-cell table:number-columns-repeated="6"/>
          <table:table-cell table:style-name="Default" office:value-type="string" calcext:value-type="string">
            <text:p>Mínimo</text:p>
          </table:table-cell>
          <table:table-cell table:style-name="ce99" table:formula="of:=MIN([.S81:.W81])" office:value-type="float" office:value="214.781297583454" calcext:value-type="float">
            <text:p>215</text:p>
          </table:table-cell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string" calcext:value-type="string">
            <text:p>Máximo: </text:p>
          </table:table-cell>
          <table:table-cell table:style-name="ce99" table:formula="of:=MAX([.C81:.G81])" office:value-type="float" office:value="3373.69386153603" calcext:value-type="float">
            <text:p>3374</text:p>
          </table:table-cell>
          <table:table-cell table:number-columns-repeated="6"/>
          <table:table-cell table:style-name="ce54" office:value-type="string" calcext:value-type="string">
            <text:p>Máximo: </text:p>
          </table:table-cell>
          <table:table-cell table:style-name="ce108" table:formula="of:=MAX([.K81:.O81])" office:value-type="float" office:value="1716.87359067121" calcext:value-type="float">
            <text:p>1717</text:p>
          </table:table-cell>
          <table:table-cell table:number-columns-repeated="6"/>
          <table:table-cell table:style-name="ce54" office:value-type="string" calcext:value-type="string">
            <text:p>Máximo: </text:p>
          </table:table-cell>
          <table:table-cell table:style-name="ce108" table:formula="of:=MAX([.S81:.W81])" office:value-type="float" office:value="451.853985113195" calcext:value-type="float">
            <text:p>452</text:p>
          </table:table-cell>
          <table:table-cell table:style-name="Default" table:number-columns-repeated="3"/>
          <table:table-cell/>
        </table:table-row>
        <table:table-row table:style-name="ro1" table:number-rows-repeated="1048490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M_Dia_A_2" table:style-name="ta1">
        <office:forms form:automatic-focus="false" form:apply-design-mode="false"/>
        <table:table-column table:style-name="co36" table:default-cell-style-name="Default"/>
        <table:table-column table:style-name="co37" table:number-columns-repeated="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7" table:number-columns-repeated="5" table:default-cell-style-name="Default"/>
        <table:table-column table:style-name="co1" table:default-cell-style-name="ce49"/>
        <table:table-column table:style-name="co23" table:default-cell-style-name="ce49"/>
        <table:table-column table:style-name="co1" table:number-columns-repeated="13" table:default-cell-style-name="ce49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style-name="ce49" table:number-columns-repeated="13"/>
          <table:table-cell table:number-columns-repeated="15"/>
        </table:table-row>
        <table:table-row table:style-name="ro1">
          <table:table-cell/>
          <table:table-cell table:style-name="ce54" office:value-type="string" calcext:value-type="string">
            <text:p>Datos de diferentes países, ajustados a la población</text:p>
          </table:table-cell>
          <table:table-cell table:style-name="ce49" table:number-columns-repeated="13"/>
          <table:table-cell table:number-columns-repeated="15"/>
        </table:table-row>
        <table:table-row table:style-name="ro1">
          <table:table-cell/>
          <table:table-cell table:style-name="ce55" office:value-type="string" calcext:value-type="string">
            <text:p>Muertes diarias</text:p>
          </table:table-cell>
          <table:table-cell table:style-name="ce49" table:number-columns-repeated="5"/>
          <table:table-cell table:style-name="ce60" table:number-columns-repeated="6"/>
          <table:table-cell table:style-name="ce49" table:number-columns-repeated="2"/>
          <table:table-cell table:number-columns-repeated="15"/>
        </table:table-row>
        <table:table-row table:style-name="ro1">
          <table:table-cell table:number-columns-repeated="2"/>
          <table:table-cell table:style-name="ce49" table:number-columns-repeated="5"/>
          <table:table-cell table:style-name="ce101" table:number-columns-repeated="6"/>
          <table:table-cell table:style-name="ce49" table:number-columns-repeated="2"/>
          <table:table-cell table:number-columns-repeated="15"/>
        </table:table-row>
        <table:table-row table:style-name="ro1">
          <table:table-cell/>
          <table:table-cell office:value-type="string" calcext:value-type="string">
            <text:p>Población en 2018, mayores de 65 años</text:p>
          </table:table-cell>
          <table:table-cell table:style-name="ce49" table:number-columns-repeated="13"/>
          <table:table-cell table:number-columns-repeated="15"/>
        </table:table-row>
        <table:table-row table:style-name="ro1">
          <table:table-cell/>
          <table:table-cell table:style-name="ce60" office:value-type="string" calcext:value-type="string">
            <text:p>Habitantes</text:p>
          </table:table-cell>
          <table:table-cell table:style-name="ce87" table:formula="of:=[M_Dia_A.E6]" office:value-type="float" office:value="2.1729891036" calcext:value-type="float">
            <text:p>2.2</text:p>
          </table:table-cell>
          <table:table-cell table:style-name="ce87" table:formula="of:=[M_Dia_A.G6]" office:value-type="float" office:value="8.4802245" calcext:value-type="float">
            <text:p>8.5</text:p>
          </table:table-cell>
          <table:table-cell table:style-name="ce87" table:formula="of:=[M_Dia_A.H6]" office:value-type="float" office:value="13.3516155574" calcext:value-type="float">
            <text:p>13.4</text:p>
          </table:table-cell>
          <table:table-cell table:style-name="ce87" table:formula="of:=[M_Dia_A.J6]" office:value-type="float" office:value="13.5013035906" calcext:value-type="float">
            <text:p>13.5</text:p>
          </table:table-cell>
          <table:table-cell table:style-name="ce87" table:formula="of:=[M_Dia_A.O6]" office:value-type="float" office:value="11.8426442474" calcext:value-type="float">
            <text:p>11.8</text:p>
          </table:table-cell>
          <table:table-cell table:style-name="ce87" table:number-columns-repeated="3"/>
          <table:table-cell table:style-name="ce87" table:formula="of:=[M_Dia_A.I6]" office:value-type="float" office:value="3.275884548" calcext:value-type="float">
            <text:p>3.3</text:p>
          </table:table-cell>
          <table:table-cell table:style-name="ce87" table:formula="of:=[M_Dia_A.K6]" office:value-type="float" office:value="0.67506426" calcext:value-type="float">
            <text:p>0.7</text:p>
          </table:table-cell>
          <table:table-cell table:style-name="ce87" table:formula="of:=[M_Dia_A.L6]" office:value-type="float" office:value="0.0965821597" calcext:value-type="float">
            <text:p>0.1</text:p>
          </table:table-cell>
          <table:table-cell table:style-name="ce87" table:formula="of:=[M_Dia_A.P6]" office:value-type="float" office:value="2.0453506815" calcext:value-type="float">
            <text:p>2.0</text:p>
          </table:table-cell>
          <table:table-cell table:style-name="ce87" table:formula="of:=[M_Dia_A.Q6]" office:value-type="float" office:value="1.5209011706" calcext:value-type="float">
            <text:p>1.5</text:p>
          </table:table-cell>
          <table:table-cell table:number-columns-repeated="3"/>
          <table:table-cell table:style-name="ce109" table:formula="of:=[M_Dia_A.C6]" office:value-type="float" office:value="17.9903499932" calcext:value-type="float">
            <text:p>18.0</text:p>
          </table:table-cell>
          <table:table-cell table:style-name="ce109" table:formula="of:=[M_Dia_A.D6]" office:value-type="float" office:value="1.709431128" calcext:value-type="float">
            <text:p>1.7</text:p>
          </table:table-cell>
          <table:table-cell table:style-name="ce109" table:formula="of:=[M_Dia_A.F6]" office:value-type="float" office:value="1.1282052884" calcext:value-type="float">
            <text:p>1.1</text:p>
          </table:table-cell>
          <table:table-cell table:style-name="ce109" table:formula="of:=[M_Dia_A.M6]" office:value-type="float" office:value="0.907900279" calcext:value-type="float">
            <text:p>0.9</text:p>
          </table:table-cell>
          <table:table-cell table:style-name="ce109" table:formula="of:=[M_Dia_A.N6]" office:value-type="float" office:value="2.0980228818" calcext:value-type="float">
            <text:p>2.1</text:p>
          </table:table-cell>
          <table:table-cell table:number-columns-repeated="7"/>
        </table:table-row>
        <table:table-row table:style-name="ro1">
          <table:table-cell table:number-columns-repeated="30"/>
        </table:table-row>
        <table:table-row table:style-name="ro1">
          <table:table-cell table:style-name="ce83"/>
          <table:table-cell table:style-name="ce107"/>
          <table:table-cell table:style-name="ce89" table:formula="of:=[M_Dia_A.E8]" office:value-type="string" office:string-value="Bélgica" calcext:value-type="string">
            <text:p>Bélgica</text:p>
          </table:table-cell>
          <table:table-cell table:style-name="ce89" table:formula="of:=[M_Dia_A.G8]" office:value-type="string" office:string-value="España" calcext:value-type="string">
            <text:p>España</text:p>
          </table:table-cell>
          <table:table-cell table:style-name="ce89" table:formula="of:=[M_Dia_A.H8]" office:value-type="string" office:string-value="Francia" calcext:value-type="string">
            <text:p>Francia</text:p>
          </table:table-cell>
          <table:table-cell table:style-name="ce89" table:formula="of:=[M_Dia_A.J8]" office:value-type="string" office:string-value="Italia" calcext:value-type="string">
            <text:p>Italia</text:p>
          </table:table-cell>
          <table:table-cell table:style-name="ce89" table:formula="of:=[M_Dia_A.O8]" office:value-type="string" office:string-value="Reino Unido" calcext:value-type="string">
            <text:p>Reino Unido</text:p>
          </table:table-cell>
          <table:table-cell table:style-name="ce109"/>
          <table:table-cell table:style-name="ce89"/>
          <table:table-cell table:style-name="ce123"/>
          <table:table-cell table:style-name="ce89" table:formula="of:=[M_Dia_A.I8]" office:value-type="string" office:string-value="Holanda" calcext:value-type="string">
            <text:p>Holanda</text:p>
          </table:table-cell>
          <table:table-cell table:style-name="ce89" table:formula="of:=[M_Dia_A.K8]" office:value-type="string" office:string-value="Irlanda" calcext:value-type="string">
            <text:p>Irlanda</text:p>
          </table:table-cell>
          <table:table-cell table:style-name="ce89" table:formula="of:=[M_Dia_A.L8]" office:value-type="string" office:string-value="Luxemburgo" calcext:value-type="string">
            <text:p>Luxemburgo</text:p>
          </table:table-cell>
          <table:table-cell table:style-name="ce89" table:formula="of:=[M_Dia_A.P8]" office:value-type="string" office:string-value="Suecia" calcext:value-type="string">
            <text:p>Suecia</text:p>
          </table:table-cell>
          <table:table-cell table:style-name="ce89" table:formula="of:=[M_Dia_A.Q8]" office:value-type="string" office:string-value="Suiza" calcext:value-type="string">
            <text:p>Suiza</text:p>
          </table:table-cell>
          <table:table-cell table:number-columns-repeated="3"/>
          <table:table-cell table:style-name="ce89" table:formula="of:=[M_Dia_A.C8]" office:value-type="string" office:string-value="Alemania" calcext:value-type="string">
            <text:p>Alemania</text:p>
          </table:table-cell>
          <table:table-cell table:style-name="ce89" table:formula="of:=[M_Dia_A.D8]" office:value-type="string" office:string-value="Austria" calcext:value-type="string">
            <text:p>Austria</text:p>
          </table:table-cell>
          <table:table-cell table:style-name="ce89" table:formula="of:=[M_Dia_A.F8]" office:value-type="string" office:string-value="Dinamarca" calcext:value-type="string">
            <text:p>Dinamarca</text:p>
          </table:table-cell>
          <table:table-cell table:style-name="ce89" table:formula="of:=[M_Dia_A.M8]" office:value-type="string" office:string-value="Noruega" calcext:value-type="string">
            <text:p>Noruega</text:p>
          </table:table-cell>
          <table:table-cell table:style-name="ce89" table:formula="of:=[M_Dia_A.N8]" office:value-type="string" office:string-value="Portugal" calcext:value-type="string">
            <text:p>Portugal</text:p>
          </table:table-cell>
          <table:table-cell table:number-columns-repeated="7"/>
        </table:table-row>
        <table:table-row table:style-name="ro1">
          <table:table-cell/>
          <table:table-cell table:style-name="ce57" table:formula="of:=[M_Dia_A.B9]" office:value-type="date" office:date-value="2020-02-20" calcext:value-type="date">
            <text:p>20/02</text:p>
          </table:table-cell>
          <table:table-cell table:style-name="ce87" table:number-columns-repeated="7"/>
          <table:table-cell table:style-name="ce57" table:formula="of:=[.B9]" office:value-type="date" office:date-value="2020-02-20" calcext:value-type="date">
            <text:p>20/02</text:p>
          </table:table-cell>
          <table:table-cell table:style-name="ce87" table:number-columns-repeated="5"/>
          <table:table-cell table:number-columns-repeated="2"/>
          <table:table-cell table:style-name="ce113" table:formula="of:=[.B9]" office:value-type="date" office:date-value="2020-02-20" calcext:value-type="date">
            <text:p>20/02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10]" office:value-type="date" office:date-value="2020-02-21" calcext:value-type="date">
            <text:p>21/02</text:p>
          </table:table-cell>
          <table:table-cell table:style-name="ce87" table:number-columns-repeated="2"/>
          <table:table-cell table:style-name="ce87" table:formula="of:=[M_Dia_A.H10]" office:value-type="float" office:value="0.0748973033039256" calcext:value-type="float">
            <text:p>0.1</text:p>
          </table:table-cell>
          <table:table-cell table:style-name="ce87" table:formula="of:=[M_Dia_A.J10]" office:value-type="float" office:value="0.0740669220042003" calcext:value-type="float">
            <text:p>0.1</text:p>
          </table:table-cell>
          <table:table-cell table:style-name="ce87" table:number-columns-repeated="3"/>
          <table:table-cell table:style-name="ce58" table:formula="of:=[.B10]" office:value-type="date" office:date-value="2020-02-21" calcext:value-type="date">
            <text:p>21/02</text:p>
          </table:table-cell>
          <table:table-cell table:style-name="ce87" table:number-columns-repeated="5"/>
          <table:table-cell table:number-columns-repeated="2"/>
          <table:table-cell table:style-name="ce113" table:formula="of:=[.B10]" office:value-type="date" office:date-value="2020-02-21" calcext:value-type="date">
            <text:p>21/02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11]" office:value-type="date" office:date-value="2020-02-22" calcext:value-type="date">
            <text:p>22/02</text:p>
          </table:table-cell>
          <table:table-cell table:style-name="ce87" table:number-columns-repeated="2"/>
          <table:table-cell table:style-name="ce87" table:formula="of:=[M_Dia_A.H11]" office:value-type="float" office:value="0" calcext:value-type="float">
            <text:p>0.0</text:p>
          </table:table-cell>
          <table:table-cell table:style-name="ce87" table:formula="of:=[M_Dia_A.J11]" office:value-type="float" office:value="0.0740669220042003" calcext:value-type="float">
            <text:p>0.1</text:p>
          </table:table-cell>
          <table:table-cell table:style-name="ce87" table:number-columns-repeated="3"/>
          <table:table-cell table:style-name="ce58" table:formula="of:=[.B11]" office:value-type="date" office:date-value="2020-02-22" calcext:value-type="date">
            <text:p>22/02</text:p>
          </table:table-cell>
          <table:table-cell table:style-name="ce87" table:number-columns-repeated="5"/>
          <table:table-cell table:number-columns-repeated="2"/>
          <table:table-cell table:style-name="ce113" table:formula="of:=[.B11]" office:value-type="date" office:date-value="2020-02-22" calcext:value-type="date">
            <text:p>22/02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12]" office:value-type="date" office:date-value="2020-02-23" calcext:value-type="date">
            <text:p>23/02</text:p>
          </table:table-cell>
          <table:table-cell table:style-name="ce87" table:number-columns-repeated="2"/>
          <table:table-cell table:style-name="ce87" table:formula="of:=[M_Dia_A.H12]" office:value-type="float" office:value="0" calcext:value-type="float">
            <text:p>0.0</text:p>
          </table:table-cell>
          <table:table-cell table:style-name="ce87" table:formula="of:=[M_Dia_A.J12]" office:value-type="float" office:value="0.0740669220042003" calcext:value-type="float">
            <text:p>0.1</text:p>
          </table:table-cell>
          <table:table-cell table:style-name="ce87" table:number-columns-repeated="2"/>
          <table:table-cell table:style-name="ce89"/>
          <table:table-cell table:style-name="ce59" table:formula="of:=[.B12]" office:value-type="date" office:date-value="2020-02-23" calcext:value-type="date">
            <text:p>23/02</text:p>
          </table:table-cell>
          <table:table-cell table:style-name="ce89" table:number-columns-repeated="5"/>
          <table:table-cell table:number-columns-repeated="2"/>
          <table:table-cell table:style-name="ce113" table:formula="of:=[.B12]" office:value-type="date" office:date-value="2020-02-23" calcext:value-type="date">
            <text:p>23/02</text:p>
          </table:table-cell>
          <table:table-cell table:number-columns-repeated="12"/>
        </table:table-row>
        <table:table-row table:style-name="ro1">
          <table:table-cell table:style-name="ce80" table:formula="of:=[M_Dia_A.A13]" office:value-type="string" office:string-value="L" calcext:value-type="string">
            <text:p>L</text:p>
          </table:table-cell>
          <table:table-cell table:style-name="ce57" table:formula="of:=[M_Dia_A.B13]" office:value-type="date" office:date-value="2020-02-24" calcext:value-type="date">
            <text:p>24/02</text:p>
          </table:table-cell>
          <table:table-cell table:style-name="ce88" table:number-columns-repeated="2"/>
          <table:table-cell table:style-name="ce88" table:formula="of:=[M_Dia_A.H13]" office:value-type="float" office:value="0" calcext:value-type="float">
            <text:p>0.0</text:p>
          </table:table-cell>
          <table:table-cell table:style-name="ce88" table:formula="of:=[M_Dia_A.J13]" office:value-type="float" office:value="0.296267688016801" calcext:value-type="float">
            <text:p>0.3</text:p>
          </table:table-cell>
          <table:table-cell table:style-name="ce88"/>
          <table:table-cell table:style-name="ce109"/>
          <table:table-cell table:style-name="ce86" table:formula="of:=[.A13]" office:value-type="string" office:string-value="L" calcext:value-type="string">
            <text:p>L</text:p>
          </table:table-cell>
          <table:table-cell table:style-name="ce58" table:formula="of:=[.B13]" office:value-type="date" office:date-value="2020-02-24" calcext:value-type="date">
            <text:p>24/02</text:p>
          </table:table-cell>
          <table:table-cell table:style-name="ce88" table:number-columns-repeated="5"/>
          <table:table-cell/>
          <table:table-cell table:style-name="ce50" table:formula="of:=[.A13]" office:value-type="string" office:string-value="L" calcext:value-type="string">
            <text:p>L</text:p>
          </table:table-cell>
          <table:table-cell table:style-name="ce80" table:formula="of:=[.B13]" office:value-type="date" office:date-value="2020-02-24" calcext:value-type="date">
            <text:p>24/02</text:p>
          </table:table-cell>
          <table:table-cell table:style-name="ce50" table:number-columns-repeated="5"/>
          <table:table-cell table:number-columns-repeated="7"/>
        </table:table-row>
        <table:table-row table:style-name="ro1">
          <table:table-cell/>
          <table:table-cell table:style-name="ce58" table:formula="of:=[M_Dia_A.B14]" office:value-type="date" office:date-value="2020-02-25" calcext:value-type="date">
            <text:p>25/02</text:p>
          </table:table-cell>
          <table:table-cell table:style-name="ce87" table:number-columns-repeated="2"/>
          <table:table-cell table:style-name="ce87" table:formula="of:=[M_Dia_A.H14]" office:value-type="float" office:value="0" calcext:value-type="float">
            <text:p>0.0</text:p>
          </table:table-cell>
          <table:table-cell table:style-name="ce87" table:formula="of:=[M_Dia_A.J14]" office:value-type="float" office:value="0.222200766012601" calcext:value-type="float">
            <text:p>0.2</text:p>
          </table:table-cell>
          <table:table-cell table:style-name="ce87" table:number-columns-repeated="3"/>
          <table:table-cell table:style-name="ce58" table:formula="of:=[.B14]" office:value-type="date" office:date-value="2020-02-25" calcext:value-type="date">
            <text:p>25/02</text:p>
          </table:table-cell>
          <table:table-cell table:style-name="ce87" table:number-columns-repeated="5"/>
          <table:table-cell table:number-columns-repeated="2"/>
          <table:table-cell table:style-name="ce113" table:formula="of:=[.B14]" office:value-type="date" office:date-value="2020-02-25" calcext:value-type="date">
            <text:p>25/02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15]" office:value-type="date" office:date-value="2020-02-26" calcext:value-type="date">
            <text:p>26/02</text:p>
          </table:table-cell>
          <table:table-cell table:style-name="ce87" table:number-columns-repeated="2"/>
          <table:table-cell table:style-name="ce87" table:formula="of:=[M_Dia_A.H15]" office:value-type="float" office:value="0.0748973033039256" calcext:value-type="float">
            <text:p>0.1</text:p>
          </table:table-cell>
          <table:table-cell table:style-name="ce87" table:formula="of:=[M_Dia_A.J15]" office:value-type="float" office:value="0.148133844008401" calcext:value-type="float">
            <text:p>0.1</text:p>
          </table:table-cell>
          <table:table-cell table:style-name="ce87" table:number-columns-repeated="3"/>
          <table:table-cell table:style-name="ce58" table:formula="of:=[.B15]" office:value-type="date" office:date-value="2020-02-26" calcext:value-type="date">
            <text:p>26/02</text:p>
          </table:table-cell>
          <table:table-cell table:style-name="ce87" table:number-columns-repeated="5"/>
          <table:table-cell table:number-columns-repeated="2"/>
          <table:table-cell table:style-name="ce113" table:formula="of:=[.B15]" office:value-type="date" office:date-value="2020-02-26" calcext:value-type="date">
            <text:p>26/02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16]" office:value-type="date" office:date-value="2020-02-27" calcext:value-type="date">
            <text:p>27/02</text:p>
          </table:table-cell>
          <table:table-cell table:style-name="ce87" table:number-columns-repeated="2"/>
          <table:table-cell table:style-name="ce87" table:formula="of:=[M_Dia_A.H16]" office:value-type="float" office:value="0" calcext:value-type="float">
            <text:p>0.0</text:p>
          </table:table-cell>
          <table:table-cell table:style-name="ce87" table:formula="of:=[M_Dia_A.J16]" office:value-type="float" office:value="0.370334610021002" calcext:value-type="float">
            <text:p>0.4</text:p>
          </table:table-cell>
          <table:table-cell table:style-name="ce87" table:number-columns-repeated="3"/>
          <table:table-cell table:style-name="ce58" table:formula="of:=[.B16]" office:value-type="date" office:date-value="2020-02-27" calcext:value-type="date">
            <text:p>27/02</text:p>
          </table:table-cell>
          <table:table-cell table:style-name="ce87" table:number-columns-repeated="5"/>
          <table:table-cell table:number-columns-repeated="2"/>
          <table:table-cell table:style-name="ce113" table:formula="of:=[.B16]" office:value-type="date" office:date-value="2020-02-27" calcext:value-type="date">
            <text:p>27/02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17]" office:value-type="date" office:date-value="2020-02-28" calcext:value-type="date">
            <text:p>28/02</text:p>
          </table:table-cell>
          <table:table-cell table:style-name="ce87" table:number-columns-repeated="2"/>
          <table:table-cell table:style-name="ce87" table:formula="of:=[M_Dia_A.H17]" office:value-type="float" office:value="0" calcext:value-type="float">
            <text:p>0.0</text:p>
          </table:table-cell>
          <table:table-cell table:style-name="ce87" table:formula="of:=[M_Dia_A.J17]" office:value-type="float" office:value="0.296267688016801" calcext:value-type="float">
            <text:p>0.3</text:p>
          </table:table-cell>
          <table:table-cell table:style-name="ce87" table:number-columns-repeated="3"/>
          <table:table-cell table:style-name="ce58" table:formula="of:=[.B17]" office:value-type="date" office:date-value="2020-02-28" calcext:value-type="date">
            <text:p>28/02</text:p>
          </table:table-cell>
          <table:table-cell table:style-name="ce87" table:number-columns-repeated="5"/>
          <table:table-cell table:number-columns-repeated="2"/>
          <table:table-cell table:style-name="ce113" table:formula="of:=[.B17]" office:value-type="date" office:date-value="2020-02-28" calcext:value-type="date">
            <text:p>28/02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18]" office:value-type="date" office:date-value="2020-02-29" calcext:value-type="date">
            <text:p>29/02</text:p>
          </table:table-cell>
          <table:table-cell table:style-name="ce87" table:number-columns-repeated="2"/>
          <table:table-cell table:style-name="ce87" table:formula="of:=[M_Dia_A.H18]" office:value-type="float" office:value="0" calcext:value-type="float">
            <text:p>0.0</text:p>
          </table:table-cell>
          <table:table-cell table:style-name="ce87" table:formula="of:=[M_Dia_A.J18]" office:value-type="float" office:value="0.592535376033603" calcext:value-type="float">
            <text:p>0.6</text:p>
          </table:table-cell>
          <table:table-cell table:style-name="ce87" table:number-columns-repeated="3"/>
          <table:table-cell table:style-name="ce58" table:formula="of:=[.B18]" office:value-type="date" office:date-value="2020-02-29" calcext:value-type="date">
            <text:p>29/02</text:p>
          </table:table-cell>
          <table:table-cell table:style-name="ce87" table:number-columns-repeated="5"/>
          <table:table-cell table:number-columns-repeated="2"/>
          <table:table-cell table:style-name="ce113" table:formula="of:=[.B18]" office:value-type="date" office:date-value="2020-02-29" calcext:value-type="date">
            <text:p>29/02</text:p>
          </table:table-cell>
          <table:table-cell table:number-columns-repeated="12"/>
        </table:table-row>
        <table:table-row table:style-name="ro1">
          <table:table-cell table:style-name="ce83"/>
          <table:table-cell table:style-name="ce59" table:formula="of:=[M_Dia_A.B19]" office:value-type="date" office:date-value="2020-03-01" calcext:value-type="date">
            <text:p>01/03</text:p>
          </table:table-cell>
          <table:table-cell table:style-name="ce89" table:number-columns-repeated="2"/>
          <table:table-cell table:style-name="ce89" table:formula="of:=[M_Dia_A.H19]" office:value-type="float" office:value="0" calcext:value-type="float">
            <text:p>0.0</text:p>
          </table:table-cell>
          <table:table-cell table:style-name="ce89" table:formula="of:=[M_Dia_A.J19]" office:value-type="float" office:value="0.370334610021002" calcext:value-type="float">
            <text:p>0.4</text:p>
          </table:table-cell>
          <table:table-cell table:style-name="ce89"/>
          <table:table-cell table:style-name="ce109"/>
          <table:table-cell table:style-name="ce89"/>
          <table:table-cell table:style-name="ce59" table:formula="of:=[.B19]" office:value-type="date" office:date-value="2020-03-01" calcext:value-type="date">
            <text:p>01/03</text:p>
          </table:table-cell>
          <table:table-cell table:style-name="ce89" table:number-columns-repeated="5"/>
          <table:table-cell/>
          <table:table-cell table:style-name="ce51"/>
          <table:table-cell table:style-name="ce122" table:formula="of:=[.B19]" office:value-type="date" office:date-value="2020-03-01" calcext:value-type="date">
            <text:p>01/03</text:p>
          </table:table-cell>
          <table:table-cell table:style-name="ce51" table:number-columns-repeated="5"/>
          <table:table-cell table:number-columns-repeated="7"/>
        </table:table-row>
        <table:table-row table:style-name="ro1">
          <table:table-cell table:style-name="ce86" table:formula="of:=[M_Dia_A.A20]" office:value-type="string" office:string-value="L" calcext:value-type="string">
            <text:p>L</text:p>
          </table:table-cell>
          <table:table-cell table:style-name="ce58" table:formula="of:=[M_Dia_A.B20]" office:value-type="date" office:date-value="2020-03-02" calcext:value-type="date">
            <text:p>02/03</text:p>
          </table:table-cell>
          <table:table-cell table:style-name="ce87" table:number-columns-repeated="2"/>
          <table:table-cell table:style-name="ce87" table:formula="of:=[M_Dia_A.H20]" office:value-type="float" office:value="0.0748973033039256" calcext:value-type="float">
            <text:p>0.1</text:p>
          </table:table-cell>
          <table:table-cell table:style-name="ce87" table:formula="of:=[M_Dia_A.J20]" office:value-type="float" office:value="1.33320459607561" calcext:value-type="float">
            <text:p>1.3</text:p>
          </table:table-cell>
          <table:table-cell table:style-name="ce87" table:number-columns-repeated="2"/>
          <table:table-cell table:style-name="ce86" table:formula="of:=[.A20]" office:value-type="string" office:string-value="L" calcext:value-type="string">
            <text:p>L</text:p>
          </table:table-cell>
          <table:table-cell table:style-name="ce58" table:formula="of:=[.B20]" office:value-type="date" office:date-value="2020-03-02" calcext:value-type="date">
            <text:p>02/03</text:p>
          </table:table-cell>
          <table:table-cell table:style-name="ce87" table:number-columns-repeated="5"/>
          <table:table-cell/>
          <table:table-cell table:formula="of:=[.A20]" office:value-type="string" office:string-value="L" calcext:value-type="string">
            <text:p>L</text:p>
          </table:table-cell>
          <table:table-cell table:style-name="ce113" table:formula="of:=[.B20]" office:value-type="date" office:date-value="2020-03-02" calcext:value-type="date">
            <text:p>02/03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21]" office:value-type="date" office:date-value="2020-03-03" calcext:value-type="date">
            <text:p>03/03</text:p>
          </table:table-cell>
          <table:table-cell table:style-name="ce87" table:number-columns-repeated="2"/>
          <table:table-cell table:style-name="ce87" table:formula="of:=[M_Dia_A.H21]" office:value-type="float" office:value="0.0748973033039256" calcext:value-type="float">
            <text:p>0.1</text:p>
          </table:table-cell>
          <table:table-cell table:style-name="ce87" table:formula="of:=[M_Dia_A.J21]" office:value-type="float" office:value="1.99980689411341" calcext:value-type="float">
            <text:p>2.0</text:p>
          </table:table-cell>
          <table:table-cell table:style-name="ce87" table:number-columns-repeated="3"/>
          <table:table-cell table:style-name="ce58" table:formula="of:=[.B21]" office:value-type="date" office:date-value="2020-03-03" calcext:value-type="date">
            <text:p>03/03</text:p>
          </table:table-cell>
          <table:table-cell table:style-name="ce87" table:number-columns-repeated="5"/>
          <table:table-cell table:number-columns-repeated="2"/>
          <table:table-cell table:style-name="ce113" table:formula="of:=[.B21]" office:value-type="date" office:date-value="2020-03-03" calcext:value-type="date">
            <text:p>03/03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22]" office:value-type="date" office:date-value="2020-03-04" calcext:value-type="date">
            <text:p>04/03</text:p>
          </table:table-cell>
          <table:table-cell table:style-name="ce87" table:number-columns-repeated="2"/>
          <table:table-cell table:style-name="ce87" table:formula="of:=[M_Dia_A.H22]" office:value-type="float" office:value="0" calcext:value-type="float">
            <text:p>0.0</text:p>
          </table:table-cell>
          <table:table-cell table:style-name="ce87" table:formula="of:=[M_Dia_A.J22]" office:value-type="float" office:value="2.07387381611761" calcext:value-type="float">
            <text:p>2.1</text:p>
          </table:table-cell>
          <table:table-cell table:style-name="ce87" table:number-columns-repeated="3"/>
          <table:table-cell table:style-name="ce58" table:formula="of:=[.B22]" office:value-type="date" office:date-value="2020-03-04" calcext:value-type="date">
            <text:p>04/03</text:p>
          </table:table-cell>
          <table:table-cell table:style-name="ce87" table:number-columns-repeated="5"/>
          <table:table-cell table:number-columns-repeated="2"/>
          <table:table-cell table:style-name="ce113" table:formula="of:=[.B22]" office:value-type="date" office:date-value="2020-03-04" calcext:value-type="date">
            <text:p>04/03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23]" office:value-type="date" office:date-value="2020-03-05" calcext:value-type="date">
            <text:p>05/03</text:p>
          </table:table-cell>
          <table:table-cell table:style-name="ce87"/>
          <table:table-cell table:style-name="ce87" table:formula="of:=[M_Dia_A.G23]" office:value-type="float" office:value="0.235842812887796" calcext:value-type="float">
            <text:p>0.2</text:p>
          </table:table-cell>
          <table:table-cell table:style-name="ce87" table:formula="of:=[M_Dia_A.H23]" office:value-type="float" office:value="0.224691909911777" calcext:value-type="float">
            <text:p>0.2</text:p>
          </table:table-cell>
          <table:table-cell table:style-name="ce87" table:formula="of:=[M_Dia_A.J23]" office:value-type="float" office:value="3.03674380217221" calcext:value-type="float">
            <text:p>3.0</text:p>
          </table:table-cell>
          <table:table-cell table:style-name="ce87" table:formula="of:=[M_Dia_A.O23]" office:value-type="float" office:value="0.0844406011959319" calcext:value-type="float">
            <text:p>0.1</text:p>
          </table:table-cell>
          <table:table-cell table:style-name="ce87" table:number-columns-repeated="2"/>
          <table:table-cell table:style-name="ce58" table:formula="of:=[.B23]" office:value-type="date" office:date-value="2020-03-05" calcext:value-type="date">
            <text:p>05/03</text:p>
          </table:table-cell>
          <table:table-cell table:style-name="ce87" table:number-columns-repeated="4"/>
          <table:table-cell table:style-name="ce87" table:formula="of:=[M_Dia_A.Q23]" office:value-type="float" office:value="0.657504918354095" calcext:value-type="float">
            <text:p>0.7</text:p>
          </table:table-cell>
          <table:table-cell table:number-columns-repeated="2"/>
          <table:table-cell table:style-name="ce113" table:formula="of:=[.B23]" office:value-type="date" office:date-value="2020-03-05" calcext:value-type="date">
            <text:p>05/03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24]" office:value-type="date" office:date-value="2020-03-06" calcext:value-type="date">
            <text:p>06/03</text:p>
          </table:table-cell>
          <table:table-cell table:style-name="ce87"/>
          <table:table-cell table:style-name="ce87" table:formula="of:=[M_Dia_A.G24]" office:value-type="float" office:value="0.235842812887796" calcext:value-type="float">
            <text:p>0.2</text:p>
          </table:table-cell>
          <table:table-cell table:style-name="ce87" table:formula="of:=[M_Dia_A.H24]" office:value-type="float" office:value="0.149794606607851" calcext:value-type="float">
            <text:p>0.1</text:p>
          </table:table-cell>
          <table:table-cell table:style-name="ce87" table:formula="of:=[M_Dia_A.J24]" office:value-type="float" office:value="3.62927917820582" calcext:value-type="float">
            <text:p>3.6</text:p>
          </table:table-cell>
          <table:table-cell table:style-name="ce87" table:formula="of:=[M_Dia_A.O24]" office:value-type="float" office:value="0.0844406011959319" calcext:value-type="float">
            <text:p>0.1</text:p>
          </table:table-cell>
          <table:table-cell table:style-name="ce87" table:number-columns-repeated="2"/>
          <table:table-cell table:style-name="ce58" table:formula="of:=[.B24]" office:value-type="date" office:date-value="2020-03-06" calcext:value-type="date">
            <text:p>06/03</text:p>
          </table:table-cell>
          <table:table-cell table:style-name="ce87" table:formula="of:=[M_Dia_A.I24]" office:value-type="float" office:value="0.305261063186895" calcext:value-type="float">
            <text:p>0.3</text:p>
          </table:table-cell>
          <table:table-cell table:style-name="ce87" table:number-columns-repeated="3"/>
          <table:table-cell table:style-name="ce87" table:formula="of:=[M_Dia_A.Q24]" office:value-type="float" office:value="0" calcext:value-type="float">
            <text:p>0.0</text:p>
          </table:table-cell>
          <table:table-cell table:number-columns-repeated="2"/>
          <table:table-cell table:style-name="ce113" table:formula="of:=[.B24]" office:value-type="date" office:date-value="2020-03-06" calcext:value-type="date">
            <text:p>06/03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25]" office:value-type="date" office:date-value="2020-03-07" calcext:value-type="date">
            <text:p>07/03</text:p>
          </table:table-cell>
          <table:table-cell table:style-name="ce87"/>
          <table:table-cell table:style-name="ce87" table:formula="of:=[M_Dia_A.G25]" office:value-type="float" office:value="0.353764219331693" calcext:value-type="float">
            <text:p>0.4</text:p>
          </table:table-cell>
          <table:table-cell table:style-name="ce87" table:formula="of:=[M_Dia_A.H25]" office:value-type="float" office:value="0.524281123127479" calcext:value-type="float">
            <text:p>0.5</text:p>
          </table:table-cell>
          <table:table-cell table:style-name="ce87" table:formula="of:=[M_Dia_A.J25]" office:value-type="float" office:value="2.66640919215121" calcext:value-type="float">
            <text:p>2.7</text:p>
          </table:table-cell>
          <table:table-cell table:style-name="ce87" table:formula="of:=[M_Dia_A.O25]" office:value-type="float" office:value="0" calcext:value-type="float">
            <text:p>0.0</text:p>
          </table:table-cell>
          <table:table-cell table:style-name="ce87" table:number-columns-repeated="2"/>
          <table:table-cell table:style-name="ce58" table:formula="of:=[.B25]" office:value-type="date" office:date-value="2020-03-07" calcext:value-type="date">
            <text:p>07/03</text:p>
          </table:table-cell>
          <table:table-cell table:style-name="ce87" table:formula="of:=[M_Dia_A.I25]" office:value-type="float" office:value="0" calcext:value-type="float">
            <text:p>0.0</text:p>
          </table:table-cell>
          <table:table-cell table:style-name="ce87" table:number-columns-repeated="3"/>
          <table:table-cell table:style-name="ce87" table:formula="of:=[M_Dia_A.Q25]" office:value-type="float" office:value="0" calcext:value-type="float">
            <text:p>0.0</text:p>
          </table:table-cell>
          <table:table-cell table:number-columns-repeated="2"/>
          <table:table-cell table:style-name="ce113" table:formula="of:=[.B25]" office:value-type="date" office:date-value="2020-03-07" calcext:value-type="date">
            <text:p>07/03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26]" office:value-type="date" office:date-value="2020-03-08" calcext:value-type="date">
            <text:p>08/03</text:p>
          </table:table-cell>
          <table:table-cell table:style-name="ce87"/>
          <table:table-cell table:style-name="ce87" table:formula="of:=[M_Dia_A.G26]" office:value-type="float" office:value="0.235842812887796" calcext:value-type="float">
            <text:p>0.2</text:p>
          </table:table-cell>
          <table:table-cell table:style-name="ce87" table:formula="of:=[M_Dia_A.H26]" office:value-type="float" office:value="0.224691909911777" calcext:value-type="float">
            <text:p>0.2</text:p>
          </table:table-cell>
          <table:table-cell table:style-name="ce87" table:formula="of:=[M_Dia_A.J26]" office:value-type="float" office:value="9.85090062655864" calcext:value-type="float">
            <text:p>9.9</text:p>
          </table:table-cell>
          <table:table-cell table:style-name="ce87" table:formula="of:=[M_Dia_A.O26]" office:value-type="float" office:value="0.0844406011959319" calcext:value-type="float">
            <text:p>0.1</text:p>
          </table:table-cell>
          <table:table-cell table:style-name="ce87" table:number-columns-repeated="2"/>
          <table:table-cell table:style-name="ce58" table:formula="of:=[.B26]" office:value-type="date" office:date-value="2020-03-08" calcext:value-type="date">
            <text:p>08/03</text:p>
          </table:table-cell>
          <table:table-cell table:style-name="ce87" table:formula="of:=[M_Dia_A.I26]" office:value-type="float" office:value="0.610522126373789" calcext:value-type="float">
            <text:p>0.6</text:p>
          </table:table-cell>
          <table:table-cell table:style-name="ce87" table:number-columns-repeated="3"/>
          <table:table-cell table:style-name="ce87" table:formula="of:=[M_Dia_A.Q26]" office:value-type="float" office:value="0.657504918354095" calcext:value-type="float">
            <text:p>0.7</text:p>
          </table:table-cell>
          <table:table-cell table:number-columns-repeated="2"/>
          <table:table-cell table:style-name="ce113" table:formula="of:=[.B26]" office:value-type="date" office:date-value="2020-03-08" calcext:value-type="date">
            <text:p>08/03</text:p>
          </table:table-cell>
          <table:table-cell table:number-columns-repeated="12"/>
        </table:table-row>
        <table:table-row table:style-name="ro1">
          <table:table-cell table:style-name="ce80" table:formula="of:=[M_Dia_A.A27]" office:value-type="string" office:string-value="L" calcext:value-type="string">
            <text:p>L</text:p>
          </table:table-cell>
          <table:table-cell table:style-name="ce57" table:formula="of:=[M_Dia_A.B27]" office:value-type="date" office:date-value="2020-03-09" calcext:value-type="date">
            <text:p>09/03</text:p>
          </table:table-cell>
          <table:table-cell table:style-name="ce88"/>
          <table:table-cell table:style-name="ce88" table:formula="of:=[M_Dia_A.G27]" office:value-type="float" office:value="0.707528438663387" calcext:value-type="float">
            <text:p>0.7</text:p>
          </table:table-cell>
          <table:table-cell table:style-name="ce88" table:formula="of:=[M_Dia_A.H27]" office:value-type="float" office:value="0.149794606607851" calcext:value-type="float">
            <text:p>0.1</text:p>
          </table:table-cell>
          <table:table-cell table:style-name="ce88" table:formula="of:=[M_Dia_A.J27]" office:value-type="float" office:value="7.18449143440743" calcext:value-type="float">
            <text:p>7.2</text:p>
          </table:table-cell>
          <table:table-cell table:style-name="ce88" table:formula="of:=[M_Dia_A.O27]" office:value-type="float" office:value="0.168881202391864" calcext:value-type="float">
            <text:p>0.2</text:p>
          </table:table-cell>
          <table:table-cell table:style-name="ce109"/>
          <table:table-cell table:style-name="ce80" table:formula="of:=[.A27]" office:value-type="string" office:string-value="L" calcext:value-type="string">
            <text:p>L</text:p>
          </table:table-cell>
          <table:table-cell table:style-name="ce57" table:formula="of:=[.B27]" office:value-type="date" office:date-value="2020-03-09" calcext:value-type="date">
            <text:p>09/03</text:p>
          </table:table-cell>
          <table:table-cell table:style-name="ce88" table:formula="of:=[M_Dia_A.I27]" office:value-type="float" office:value="0.305261063186895" calcext:value-type="float">
            <text:p>0.3</text:p>
          </table:table-cell>
          <table:table-cell table:style-name="ce88" table:number-columns-repeated="3"/>
          <table:table-cell table:style-name="ce88" table:formula="of:=[M_Dia_A.Q27]" office:value-type="float" office:value="0" calcext:value-type="float">
            <text:p>0.0</text:p>
          </table:table-cell>
          <table:table-cell/>
          <table:table-cell table:style-name="ce50" table:formula="of:=[.A27]" office:value-type="string" office:string-value="L" calcext:value-type="string">
            <text:p>L</text:p>
          </table:table-cell>
          <table:table-cell table:style-name="ce80" table:formula="of:=[.B27]" office:value-type="date" office:date-value="2020-03-09" calcext:value-type="date">
            <text:p>09/03</text:p>
          </table:table-cell>
          <table:table-cell table:style-name="ce88" table:formula="of:=[M_Dia_A.C27]" office:value-type="float" office:value="0.11117071100651" calcext:value-type="float">
            <text:p>0.1</text:p>
          </table:table-cell>
          <table:table-cell table:style-name="ce50" table:number-columns-repeated="4"/>
          <table:table-cell table:number-columns-repeated="7"/>
        </table:table-row>
        <table:table-row table:style-name="ro1">
          <table:table-cell/>
          <table:table-cell table:style-name="ce58" table:formula="of:=[M_Dia_A.B28]" office:value-type="date" office:date-value="2020-03-10" calcext:value-type="date">
            <text:p>10/03</text:p>
          </table:table-cell>
          <table:table-cell table:style-name="ce87" table:formula="of:=[M_Dia_A.E28]" office:value-type="float" office:value="0.460195588805897" calcext:value-type="float">
            <text:p>0.5</text:p>
          </table:table-cell>
          <table:table-cell table:style-name="ce87" table:formula="of:=[M_Dia_A.G28]" office:value-type="float" office:value="2.24050672243406" calcext:value-type="float">
            <text:p>2.2</text:p>
          </table:table-cell>
          <table:table-cell table:style-name="ce87" table:formula="of:=[M_Dia_A.H28]" office:value-type="float" office:value="0.674075729735331" calcext:value-type="float">
            <text:p>0.7</text:p>
          </table:table-cell>
          <table:table-cell table:style-name="ce87" table:formula="of:=[M_Dia_A.J28]" office:value-type="float" office:value="12.4432428967057" calcext:value-type="float">
            <text:p>12.4</text:p>
          </table:table-cell>
          <table:table-cell table:style-name="ce90" table:formula="of:=[M_Dia_A.O28]" office:value-type="float" office:value="0.0844406011959319" calcext:value-type="float">
            <text:p>0</text:p>
          </table:table-cell>
          <table:table-cell table:style-name="ce87" table:number-columns-repeated="2"/>
          <table:table-cell table:style-name="ce58" table:formula="of:=[.B28]" office:value-type="date" office:date-value="2020-03-10" calcext:value-type="date">
            <text:p>10/03</text:p>
          </table:table-cell>
          <table:table-cell table:style-name="ce87" table:formula="of:=[M_Dia_A.I28]" office:value-type="float" office:value="0" calcext:value-type="float">
            <text:p>0.0</text:p>
          </table:table-cell>
          <table:table-cell table:style-name="ce87" table:number-columns-repeated="3"/>
          <table:table-cell table:style-name="ce87" table:formula="of:=[M_Dia_A.Q28]" office:value-type="float" office:value="0" calcext:value-type="float">
            <text:p>0.0</text:p>
          </table:table-cell>
          <table:table-cell table:number-columns-repeated="2"/>
          <table:table-cell table:style-name="ce113" table:formula="of:=[.B28]" office:value-type="date" office:date-value="2020-03-10" calcext:value-type="date">
            <text:p>10/03</text:p>
          </table:table-cell>
          <table:table-cell table:style-name="ce87" table:formula="of:=[M_Dia_A.C28]" office:value-type="float" office:value="0" calcext:value-type="float">
            <text:p>0.0</text:p>
          </table:table-cell>
          <table:table-cell table:number-columns-repeated="11"/>
        </table:table-row>
        <table:table-row table:style-name="ro1">
          <table:table-cell/>
          <table:table-cell table:style-name="ce58" table:formula="of:=[M_Dia_A.B29]" office:value-type="date" office:date-value="2020-03-11" calcext:value-type="date">
            <text:p>11/03</text:p>
          </table:table-cell>
          <table:table-cell table:style-name="ce87" table:formula="of:=[M_Dia_A.E29]" office:value-type="float" office:value="0.920391177611794" calcext:value-type="float">
            <text:p>0.9</text:p>
          </table:table-cell>
          <table:table-cell table:style-name="ce87" table:formula="of:=[M_Dia_A.G29]" office:value-type="float" office:value="1.41505687732677" calcext:value-type="float">
            <text:p>1.4</text:p>
          </table:table-cell>
          <table:table-cell table:style-name="ce87" table:formula="of:=[M_Dia_A.H29]" office:value-type="float" office:value="1.34815145947066" calcext:value-type="float">
            <text:p>1.3</text:p>
          </table:table-cell>
          <table:table-cell table:style-name="ce87" table:formula="of:=[M_Dia_A.J29]" office:value-type="float" office:value="14.5171167128233" calcext:value-type="float">
            <text:p>14.5</text:p>
          </table:table-cell>
          <table:table-cell table:style-name="ce90" table:formula="of:=[M_Dia_A.O29]" office:value-type="float" office:value="0.168881202391864" calcext:value-type="float">
            <text:p>0</text:p>
          </table:table-cell>
          <table:table-cell table:style-name="ce87" table:number-columns-repeated="2"/>
          <table:table-cell table:style-name="ce58" table:formula="of:=[.B29]" office:value-type="date" office:date-value="2020-03-11" calcext:value-type="date">
            <text:p>11/03</text:p>
          </table:table-cell>
          <table:table-cell table:style-name="ce87" table:formula="of:=[M_Dia_A.I29]" office:value-type="float" office:value="0.305261063186895" calcext:value-type="float">
            <text:p>0.3</text:p>
          </table:table-cell>
          <table:table-cell table:style-name="ce87" table:formula="of:=[M_Dia_A.K29]" office:value-type="float" office:value="1.48134045786989" calcext:value-type="float">
            <text:p>1.5</text:p>
          </table:table-cell>
          <table:table-cell table:style-name="ce87"/>
          <table:table-cell table:style-name="ce87" table:formula="of:=[M_Dia_A.P29]" office:value-type="float" office:value="0.488913714916911" calcext:value-type="float">
            <text:p>0.5</text:p>
          </table:table-cell>
          <table:table-cell table:style-name="ce87" table:formula="of:=[M_Dia_A.Q29]" office:value-type="float" office:value="0.657504918354095" calcext:value-type="float">
            <text:p>0.7</text:p>
          </table:table-cell>
          <table:table-cell table:number-columns-repeated="2"/>
          <table:table-cell table:style-name="ce113" table:formula="of:=[.B29]" office:value-type="date" office:date-value="2020-03-11" calcext:value-type="date">
            <text:p>11/03</text:p>
          </table:table-cell>
          <table:table-cell table:style-name="ce87" table:formula="of:=[M_Dia_A.C29]" office:value-type="float" office:value="0.0555853555032548" calcext:value-type="float">
            <text:p>0.1</text:p>
          </table:table-cell>
          <table:table-cell table:number-columns-repeated="11"/>
        </table:table-row>
        <table:table-row table:style-name="ro1">
          <table:table-cell/>
          <table:table-cell table:style-name="ce58" table:formula="of:=[M_Dia_A.B30]" office:value-type="date" office:date-value="2020-03-12" calcext:value-type="date">
            <text:p>12/03</text:p>
          </table:table-cell>
          <table:table-cell table:style-name="ce87" table:formula="of:=[M_Dia_A.E30]" office:value-type="float" office:value="0" calcext:value-type="float">
            <text:p>0.0</text:p>
          </table:table-cell>
          <table:table-cell table:style-name="ce87" table:formula="of:=[M_Dia_A.G30]" office:value-type="float" office:value="4.36309203842422" calcext:value-type="float">
            <text:p>4.4</text:p>
          </table:table-cell>
          <table:table-cell table:style-name="ce87" table:formula="of:=[M_Dia_A.H30]" office:value-type="float" office:value="0.973664942951033" calcext:value-type="float">
            <text:p>1.0</text:p>
          </table:table-cell>
          <table:table-cell table:style-name="ce87" table:formula="of:=[M_Dia_A.J30]" office:value-type="float" office:value="13.9986482587939" calcext:value-type="float">
            <text:p>14.0</text:p>
          </table:table-cell>
          <table:table-cell table:style-name="ce90" table:formula="of:=[M_Dia_A.O30]" office:value-type="float" office:value="0" calcext:value-type="float">
            <text:p>0</text:p>
          </table:table-cell>
          <table:table-cell table:style-name="ce87" table:number-columns-repeated="2"/>
          <table:table-cell table:style-name="ce58" table:formula="of:=[.B30]" office:value-type="date" office:date-value="2020-03-12" calcext:value-type="date">
            <text:p>12/03</text:p>
          </table:table-cell>
          <table:table-cell table:style-name="ce87" table:formula="of:=[M_Dia_A.I30]" office:value-type="float" office:value="0" calcext:value-type="float">
            <text:p>0.0</text:p>
          </table:table-cell>
          <table:table-cell table:style-name="ce87" table:formula="of:=[M_Dia_A.K30]" office:value-type="float" office:value="0" calcext:value-type="float">
            <text:p>0.0</text:p>
          </table:table-cell>
          <table:table-cell table:style-name="ce87"/>
          <table:table-cell table:style-name="ce87" table:formula="of:=[M_Dia_A.P30]" office:value-type="float" office:value="0" calcext:value-type="float">
            <text:p>0.0</text:p>
          </table:table-cell>
          <table:table-cell table:style-name="ce87" table:formula="of:=[M_Dia_A.Q30]" office:value-type="float" office:value="1.97251475506228" calcext:value-type="float">
            <text:p>2.0</text:p>
          </table:table-cell>
          <table:table-cell table:number-columns-repeated="2"/>
          <table:table-cell table:style-name="ce113" table:formula="of:=[.B30]" office:value-type="date" office:date-value="2020-03-12" calcext:value-type="date">
            <text:p>12/03</text:p>
          </table:table-cell>
          <table:table-cell table:style-name="ce87" table:formula="of:=[M_Dia_A.C30]" office:value-type="float" office:value="0.11117071100651" calcext:value-type="float">
            <text:p>0.1</text:p>
          </table:table-cell>
          <table:table-cell table:style-name="ce87" table:formula="of:=[M_Dia_A.D30]" office:value-type="float" office:value="0.584989932393462" calcext:value-type="float">
            <text:p>0.6</text:p>
          </table:table-cell>
          <table:table-cell table:style-name="ce87" table:formula="of:=[M_Dia_A.F30]" office:value-type="float" office:value="0.886363510508076" calcext:value-type="float">
            <text:p>0.9</text:p>
          </table:table-cell>
          <table:table-cell table:style-name="ce87" table:formula="of:=[M_Dia_A.M30]" office:value-type="float" office:value="1.10144255171002" calcext:value-type="float">
            <text:p>1.1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M_Dia_A.B31]" office:value-type="date" office:date-value="2020-03-13" calcext:value-type="date">
            <text:p>13/03</text:p>
          </table:table-cell>
          <table:table-cell table:style-name="ce87" table:formula="of:=[M_Dia_A.E31]" office:value-type="float" office:value="0" calcext:value-type="float">
            <text:p>0.0</text:p>
          </table:table-cell>
          <table:table-cell table:style-name="ce87" table:formula="of:=[M_Dia_A.G31]" office:value-type="float" office:value="4.00932781909253" calcext:value-type="float">
            <text:p>4.0</text:p>
          </table:table-cell>
          <table:table-cell table:style-name="ce87" table:formula="of:=[M_Dia_A.H31]" office:value-type="float" office:value="1.34815145947066" calcext:value-type="float">
            <text:p>1.3</text:p>
          </table:table-cell>
          <table:table-cell table:style-name="ce87" table:formula="of:=[M_Dia_A.J31]" office:value-type="float" office:value="18.5167305010501" calcext:value-type="float">
            <text:p>18.5</text:p>
          </table:table-cell>
          <table:table-cell table:style-name="ce90" table:formula="of:=[M_Dia_A.O31]" office:value-type="float" office:value="0.168881202391864" calcext:value-type="float">
            <text:p>0</text:p>
          </table:table-cell>
          <table:table-cell table:style-name="ce87" table:number-columns-repeated="2"/>
          <table:table-cell table:style-name="ce58" table:formula="of:=[.B31]" office:value-type="date" office:date-value="2020-03-13" calcext:value-type="date">
            <text:p>13/03</text:p>
          </table:table-cell>
          <table:table-cell table:style-name="ce87" table:formula="of:=[M_Dia_A.I31]" office:value-type="float" office:value="1.52630531593447" calcext:value-type="float">
            <text:p>1.5</text:p>
          </table:table-cell>
          <table:table-cell table:style-name="ce87" table:formula="of:=[M_Dia_A.K31]" office:value-type="float" office:value="0" calcext:value-type="float">
            <text:p>0.0</text:p>
          </table:table-cell>
          <table:table-cell table:style-name="ce87" table:formula="of:=[M_Dia_A.L31]" office:value-type="float" office:value="10.3538790508119" calcext:value-type="float">
            <text:p>10.4</text:p>
          </table:table-cell>
          <table:table-cell table:style-name="ce87" table:formula="of:=[M_Dia_A.P31]" office:value-type="float" office:value="0.488913714916911" calcext:value-type="float">
            <text:p>0.5</text:p>
          </table:table-cell>
          <table:table-cell table:style-name="ce87" table:formula="of:=[M_Dia_A.Q31]" office:value-type="float" office:value="0.657504918354095" calcext:value-type="float">
            <text:p>0.7</text:p>
          </table:table-cell>
          <table:table-cell table:number-columns-repeated="2"/>
          <table:table-cell table:style-name="ce113" table:formula="of:=[.B31]" office:value-type="date" office:date-value="2020-03-13" calcext:value-type="date">
            <text:p>13/03</text:p>
          </table:table-cell>
          <table:table-cell table:style-name="ce87" table:formula="of:=[M_Dia_A.C31]" office:value-type="float" office:value="0.166756066509764" calcext:value-type="float">
            <text:p>0.2</text:p>
          </table:table-cell>
          <table:table-cell table:style-name="ce87" table:formula="of:=[M_Dia_A.D31]" office:value-type="float" office:value="0" calcext:value-type="float">
            <text:p>0.0</text:p>
          </table:table-cell>
          <table:table-cell table:style-name="ce87" table:formula="of:=[M_Dia_A.F31]" office:value-type="float" office:value="0" calcext:value-type="float">
            <text:p>0.0</text:p>
          </table:table-cell>
          <table:table-cell table:style-name="ce87" table:formula="of:=[M_Dia_A.M31]" office:value-type="float" office:value="0" calcext:value-type="float">
            <text:p>0.0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M_Dia_A.B32]" office:value-type="date" office:date-value="2020-03-14" calcext:value-type="date">
            <text:p>14/03</text:p>
          </table:table-cell>
          <table:table-cell table:style-name="ce87" table:formula="of:=[M_Dia_A.E32]" office:value-type="float" office:value="0.460195588805897" calcext:value-type="float">
            <text:p>0.5</text:p>
          </table:table-cell>
          <table:table-cell table:style-name="ce87" table:formula="of:=[M_Dia_A.G32]" office:value-type="float" office:value="2.12258531599016" calcext:value-type="float">
            <text:p>2.1</text:p>
          </table:table-cell>
          <table:table-cell table:style-name="ce87" table:formula="of:=[M_Dia_A.H32]" office:value-type="float" office:value="0.898767639647108" calcext:value-type="float">
            <text:p>0.9</text:p>
          </table:table-cell>
          <table:table-cell table:style-name="ce87" table:formula="of:=[M_Dia_A.J32]" office:value-type="float" office:value="12.9617113507351" calcext:value-type="float">
            <text:p>13.0</text:p>
          </table:table-cell>
          <table:table-cell table:style-name="ce90" table:formula="of:=[M_Dia_A.O32]" office:value-type="float" office:value="0.928846613155251" calcext:value-type="float">
            <text:p>1</text:p>
          </table:table-cell>
          <table:table-cell table:style-name="ce87" table:number-columns-repeated="2"/>
          <table:table-cell table:style-name="ce58" table:formula="of:=[.B32]" office:value-type="date" office:date-value="2020-03-14" calcext:value-type="date">
            <text:p>14/03</text:p>
          </table:table-cell>
          <table:table-cell table:style-name="ce87" table:formula="of:=[M_Dia_A.I32]" office:value-type="float" office:value="0.610522126373789" calcext:value-type="float">
            <text:p>0.6</text:p>
          </table:table-cell>
          <table:table-cell table:style-name="ce87" table:formula="of:=[M_Dia_A.K32]" office:value-type="float" office:value="1.48134045786989" calcext:value-type="float">
            <text:p>1.5</text:p>
          </table:table-cell>
          <table:table-cell table:style-name="ce87" table:formula="of:=[M_Dia_A.L32]" office:value-type="float" office:value="0" calcext:value-type="float">
            <text:p>0.0</text:p>
          </table:table-cell>
          <table:table-cell table:style-name="ce87" table:formula="of:=[M_Dia_A.P32]" office:value-type="float" office:value="0.488913714916911" calcext:value-type="float">
            <text:p>0.5</text:p>
          </table:table-cell>
          <table:table-cell table:style-name="ce87" table:formula="of:=[M_Dia_A.Q32]" office:value-type="float" office:value="2.63001967341638" calcext:value-type="float">
            <text:p>2.6</text:p>
          </table:table-cell>
          <table:table-cell table:number-columns-repeated="2"/>
          <table:table-cell table:style-name="ce113" table:formula="of:=[.B32]" office:value-type="date" office:date-value="2020-03-14" calcext:value-type="date">
            <text:p>14/03</text:p>
          </table:table-cell>
          <table:table-cell table:style-name="ce87" table:formula="of:=[M_Dia_A.C32]" office:value-type="float" office:value="0" calcext:value-type="float">
            <text:p>0.0</text:p>
          </table:table-cell>
          <table:table-cell table:style-name="ce87" table:formula="of:=[M_Dia_A.D32]" office:value-type="float" office:value="0" calcext:value-type="float">
            <text:p>0.0</text:p>
          </table:table-cell>
          <table:table-cell table:style-name="ce87" table:formula="of:=[M_Dia_A.F32]" office:value-type="float" office:value="0.886363510508076" calcext:value-type="float">
            <text:p>0.9</text:p>
          </table:table-cell>
          <table:table-cell table:style-name="ce87" table:formula="of:=[M_Dia_A.M32]" office:value-type="float" office:value="2.20288510342004" calcext:value-type="float">
            <text:p>2.2</text:p>
          </table:table-cell>
          <table:table-cell table:number-columns-repeated="8"/>
        </table:table-row>
        <table:table-row table:style-name="ro1">
          <table:table-cell table:style-name="ce83"/>
          <table:table-cell table:style-name="ce59" table:formula="of:=[M_Dia_A.B33]" office:value-type="date" office:date-value="2020-03-15" calcext:value-type="date">
            <text:p>15/03</text:p>
          </table:table-cell>
          <table:table-cell table:style-name="ce89" table:formula="of:=[M_Dia_A.E33]" office:value-type="float" office:value="0" calcext:value-type="float">
            <text:p>0.0</text:p>
          </table:table-cell>
          <table:table-cell table:style-name="ce91" table:formula="of:=[M_Dia_A.G33]" office:value-type="float" office:value="17.9240537794725" calcext:value-type="float">
            <text:p>18</text:p>
          </table:table-cell>
          <table:table-cell table:style-name="ce89" table:formula="of:=[M_Dia_A.H33]" office:value-type="float" office:value="2.17202179581384" calcext:value-type="float">
            <text:p>2.2</text:p>
          </table:table-cell>
          <table:table-cell table:style-name="ce89" table:formula="of:=[M_Dia_A.J33]" office:value-type="float" office:value="27.2566272975457" calcext:value-type="float">
            <text:p>27.3</text:p>
          </table:table-cell>
          <table:table-cell table:style-name="ce91" table:formula="of:=[M_Dia_A.O33]" office:value-type="float" office:value="1.18216841674305" calcext:value-type="float">
            <text:p>1</text:p>
          </table:table-cell>
          <table:table-cell table:style-name="ce109"/>
          <table:table-cell table:style-name="ce89"/>
          <table:table-cell table:style-name="ce59" table:formula="of:=[.B33]" office:value-type="date" office:date-value="2020-03-15" calcext:value-type="date">
            <text:p>15/03</text:p>
          </table:table-cell>
          <table:table-cell table:style-name="ce89" table:formula="of:=[M_Dia_A.I33]" office:value-type="float" office:value="2.44208850549516" calcext:value-type="float">
            <text:p>2.4</text:p>
          </table:table-cell>
          <table:table-cell table:style-name="ce89" table:formula="of:=[M_Dia_A.K33]" office:value-type="float" office:value="0" calcext:value-type="float">
            <text:p>0.0</text:p>
          </table:table-cell>
          <table:table-cell table:style-name="ce89" table:formula="of:=[M_Dia_A.L33]" office:value-type="float" office:value="0" calcext:value-type="float">
            <text:p>0.0</text:p>
          </table:table-cell>
          <table:table-cell table:style-name="ce89" table:formula="of:=[M_Dia_A.P33]" office:value-type="float" office:value="0.977827429833821" calcext:value-type="float">
            <text:p>1.0</text:p>
          </table:table-cell>
          <table:table-cell table:style-name="ce89" table:formula="of:=[M_Dia_A.Q33]" office:value-type="float" office:value="3.94502951012457" calcext:value-type="float">
            <text:p>3.9</text:p>
          </table:table-cell>
          <table:table-cell/>
          <table:table-cell table:style-name="ce51"/>
          <table:table-cell table:style-name="ce122" table:formula="of:=[.B33]" office:value-type="date" office:date-value="2020-03-15" calcext:value-type="date">
            <text:p>15/03</text:p>
          </table:table-cell>
          <table:table-cell table:style-name="ce89" table:formula="of:=[M_Dia_A.C33]" office:value-type="float" office:value="0.222341422013019" calcext:value-type="float">
            <text:p>0.2</text:p>
          </table:table-cell>
          <table:table-cell table:style-name="ce89" table:formula="of:=[M_Dia_A.D33]" office:value-type="float" office:value="0" calcext:value-type="float">
            <text:p>0.0</text:p>
          </table:table-cell>
          <table:table-cell table:style-name="ce89" table:formula="of:=[M_Dia_A.F33]" office:value-type="float" office:value="1.77272702101615" calcext:value-type="float">
            <text:p>1.8</text:p>
          </table:table-cell>
          <table:table-cell table:style-name="ce89" table:formula="of:=[M_Dia_A.M33]" office:value-type="float" office:value="0" calcext:value-type="float">
            <text:p>0.0</text:p>
          </table:table-cell>
          <table:table-cell table:style-name="ce51"/>
          <table:table-cell table:number-columns-repeated="7"/>
        </table:table-row>
        <table:table-row table:style-name="ro1">
          <table:table-cell table:style-name="ce86" table:formula="of:=[M_Dia_A.A34]" office:value-type="string" office:string-value="L" calcext:value-type="string">
            <text:p>L</text:p>
          </table:table-cell>
          <table:table-cell table:style-name="ce58" table:formula="of:=[M_Dia_A.B34]" office:value-type="date" office:date-value="2020-03-16" calcext:value-type="date">
            <text:p>16/03</text:p>
          </table:table-cell>
          <table:table-cell table:style-name="ce87" table:formula="of:=[M_Dia_A.E34]" office:value-type="float" office:value="0.460195588805897" calcext:value-type="float">
            <text:p>0.5</text:p>
          </table:table-cell>
          <table:table-cell table:style-name="ce87" table:formula="of:=[M_Dia_A.G34]" office:value-type="float" office:value="2.47634953532185" calcext:value-type="float">
            <text:p>2.5</text:p>
          </table:table-cell>
          <table:table-cell table:style-name="ce87" table:formula="of:=[M_Dia_A.H34]" office:value-type="float" office:value="2.09712449250992" calcext:value-type="float">
            <text:p>2.1</text:p>
          </table:table-cell>
          <table:table-cell table:style-name="ce87" table:formula="of:=[M_Dia_A.J34]" office:value-type="float" office:value="25.8493557794659" calcext:value-type="float">
            <text:p>25.8</text:p>
          </table:table-cell>
          <table:table-cell table:style-name="ce90" table:formula="of:=[M_Dia_A.O34]" office:value-type="float" office:value="1.68881202391864" calcext:value-type="float">
            <text:p>2</text:p>
          </table:table-cell>
          <table:table-cell table:style-name="ce87"/>
          <table:table-cell table:style-name="ce86" table:formula="of:=[.A34]" office:value-type="string" office:string-value="L" calcext:value-type="string">
            <text:p>L</text:p>
          </table:table-cell>
          <table:table-cell table:style-name="ce58" table:formula="of:=[.B34]" office:value-type="date" office:date-value="2020-03-16" calcext:value-type="date">
            <text:p>16/03</text:p>
          </table:table-cell>
          <table:table-cell table:style-name="ce87" table:formula="of:=[M_Dia_A.I34]" office:value-type="float" office:value="1.22104425274758" calcext:value-type="float">
            <text:p>1.2</text:p>
          </table:table-cell>
          <table:table-cell table:style-name="ce87" table:formula="of:=[M_Dia_A.K34]" office:value-type="float" office:value="0" calcext:value-type="float">
            <text:p>0.0</text:p>
          </table:table-cell>
          <table:table-cell table:style-name="ce87" table:formula="of:=[M_Dia_A.L34]" office:value-type="float" office:value="0" calcext:value-type="float">
            <text:p>0.0</text:p>
          </table:table-cell>
          <table:table-cell table:style-name="ce87" table:formula="of:=[M_Dia_A.P34]" office:value-type="float" office:value="0.977827429833821" calcext:value-type="float">
            <text:p>1.0</text:p>
          </table:table-cell>
          <table:table-cell table:style-name="ce87" table:formula="of:=[M_Dia_A.Q34]" office:value-type="float" office:value="5.91754426518685" calcext:value-type="float">
            <text:p>5.9</text:p>
          </table:table-cell>
          <table:table-cell/>
          <table:table-cell table:formula="of:=[.A34]" office:value-type="string" office:string-value="L" calcext:value-type="string">
            <text:p>L</text:p>
          </table:table-cell>
          <table:table-cell table:style-name="ce113" table:formula="of:=[.B34]" office:value-type="date" office:date-value="2020-03-16" calcext:value-type="date">
            <text:p>16/03</text:p>
          </table:table-cell>
          <table:table-cell table:style-name="ce87" table:formula="of:=[M_Dia_A.C34]" office:value-type="float" office:value="0" calcext:value-type="float">
            <text:p>0.0</text:p>
          </table:table-cell>
          <table:table-cell table:style-name="ce87" table:formula="of:=[M_Dia_A.D34]" office:value-type="float" office:value="1.16997986478692" calcext:value-type="float">
            <text:p>1.2</text:p>
          </table:table-cell>
          <table:table-cell table:style-name="ce87" table:formula="of:=[M_Dia_A.F34]" office:value-type="float" office:value="0.886363510508076" calcext:value-type="float">
            <text:p>0.9</text:p>
          </table:table-cell>
          <table:table-cell table:style-name="ce87" table:formula="of:=[M_Dia_A.M34]" office:value-type="float" office:value="0" calcext:value-type="float">
            <text:p>0.0</text:p>
          </table:table-cell>
          <table:table-cell table:style-name="ce87" table:formula="of:=[M_Dia_A.N34]" office:value-type="float" office:value="0.476639224802949" calcext:value-type="float">
            <text:p>0.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35]" office:value-type="date" office:date-value="2020-03-17" calcext:value-type="date">
            <text:p>17/03</text:p>
          </table:table-cell>
          <table:table-cell table:style-name="ce87" table:formula="of:=[M_Dia_A.E35]" office:value-type="float" office:value="0" calcext:value-type="float">
            <text:p>0.0</text:p>
          </table:table-cell>
          <table:table-cell table:style-name="ce90" table:formula="of:=[M_Dia_A.G35]" office:value-type="float" office:value="21.4616959727894" calcext:value-type="float">
            <text:p>21</text:p>
          </table:table-cell>
          <table:table-cell table:style-name="ce87" table:formula="of:=[M_Dia_A.H35]" office:value-type="float" office:value="2.02222718920599" calcext:value-type="float">
            <text:p>2.0</text:p>
          </table:table-cell>
          <table:table-cell table:style-name="ce87" table:formula="of:=[M_Dia_A.J35]" office:value-type="float" office:value="25.5530880914491" calcext:value-type="float">
            <text:p>25.6</text:p>
          </table:table-cell>
          <table:table-cell table:style-name="ce90" table:formula="of:=[M_Dia_A.O35]" office:value-type="float" office:value="1.35104961913491" calcext:value-type="float">
            <text:p>1</text:p>
          </table:table-cell>
          <table:table-cell table:style-name="ce87" table:number-columns-repeated="2"/>
          <table:table-cell table:style-name="ce58" table:formula="of:=[.B35]" office:value-type="date" office:date-value="2020-03-17" calcext:value-type="date">
            <text:p>17/03</text:p>
          </table:table-cell>
          <table:table-cell table:style-name="ce87" table:formula="of:=[M_Dia_A.I35]" office:value-type="float" office:value="5.799960200551" calcext:value-type="float">
            <text:p>5.8</text:p>
          </table:table-cell>
          <table:table-cell table:style-name="ce87" table:formula="of:=[M_Dia_A.K35]" office:value-type="float" office:value="0" calcext:value-type="float">
            <text:p>0.0</text:p>
          </table:table-cell>
          <table:table-cell table:style-name="ce87" table:formula="of:=[M_Dia_A.L35]" office:value-type="float" office:value="0" calcext:value-type="float">
            <text:p>0.0</text:p>
          </table:table-cell>
          <table:table-cell table:style-name="ce87" table:formula="of:=[M_Dia_A.P35]" office:value-type="float" office:value="0.488913714916911" calcext:value-type="float">
            <text:p>0.5</text:p>
          </table:table-cell>
          <table:table-cell table:style-name="ce87" table:formula="of:=[M_Dia_A.Q35]" office:value-type="float" office:value="1.97251475506228" calcext:value-type="float">
            <text:p>2.0</text:p>
          </table:table-cell>
          <table:table-cell table:number-columns-repeated="2"/>
          <table:table-cell table:style-name="ce113" table:formula="of:=[.B35]" office:value-type="date" office:date-value="2020-03-17" calcext:value-type="date">
            <text:p>17/03</text:p>
          </table:table-cell>
          <table:table-cell table:style-name="ce87" table:formula="of:=[M_Dia_A.C35]" office:value-type="float" office:value="0" calcext:value-type="float">
            <text:p>0.0</text:p>
          </table:table-cell>
          <table:table-cell table:style-name="ce87" table:formula="of:=[M_Dia_A.D35]" office:value-type="float" office:value="0" calcext:value-type="float">
            <text:p>0.0</text:p>
          </table:table-cell>
          <table:table-cell table:style-name="ce87" table:formula="of:=[M_Dia_A.F35]" office:value-type="float" office:value="0.886363510508076" calcext:value-type="float">
            <text:p>0.9</text:p>
          </table:table-cell>
          <table:table-cell table:style-name="ce87" table:formula="of:=[M_Dia_A.M35]" office:value-type="float" office:value="0" calcext:value-type="float">
            <text:p>0.0</text:p>
          </table:table-cell>
          <table:table-cell table:style-name="ce87" table:formula="of:=[M_Dia_A.N35]" office:value-type="float" office:value="0" calcext:value-type="float">
            <text:p>0.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36]" office:value-type="date" office:date-value="2020-03-18" calcext:value-type="date">
            <text:p>18/03</text:p>
          </table:table-cell>
          <table:table-cell table:style-name="ce87" table:formula="of:=[M_Dia_A.E36]" office:value-type="float" office:value="4.14176029925307" calcext:value-type="float">
            <text:p>4.1</text:p>
          </table:table-cell>
          <table:table-cell table:style-name="ce90" table:formula="of:=[M_Dia_A.G36]" office:value-type="float" office:value="12.6175904894971" calcext:value-type="float">
            <text:p>13</text:p>
          </table:table-cell>
          <table:table-cell table:style-name="ce87" table:formula="of:=[M_Dia_A.H36]" office:value-type="float" office:value="5.16791392797087" calcext:value-type="float">
            <text:p>5.2</text:p>
          </table:table-cell>
          <table:table-cell table:style-name="ce87" table:formula="of:=[M_Dia_A.J36]" office:value-type="float" office:value="35.1817879519952" calcext:value-type="float">
            <text:p>35.2</text:p>
          </table:table-cell>
          <table:table-cell table:style-name="ce90" table:formula="of:=[M_Dia_A.O36]" office:value-type="float" office:value="2.70209923826982" calcext:value-type="float">
            <text:p>3</text:p>
          </table:table-cell>
          <table:table-cell table:style-name="ce87" table:number-columns-repeated="2"/>
          <table:table-cell table:style-name="ce58" table:formula="of:=[.B36]" office:value-type="date" office:date-value="2020-03-18" calcext:value-type="date">
            <text:p>18/03</text:p>
          </table:table-cell>
          <table:table-cell table:style-name="ce87" table:formula="of:=[M_Dia_A.I36]" office:value-type="float" office:value="4.57891594780342" calcext:value-type="float">
            <text:p>4.6</text:p>
          </table:table-cell>
          <table:table-cell table:style-name="ce87" table:formula="of:=[M_Dia_A.K36]" office:value-type="float" office:value="0" calcext:value-type="float">
            <text:p>0.0</text:p>
          </table:table-cell>
          <table:table-cell table:style-name="ce87" table:formula="of:=[M_Dia_A.L36]" office:value-type="float" office:value="10.3538790508119" calcext:value-type="float">
            <text:p>10.4</text:p>
          </table:table-cell>
          <table:table-cell table:style-name="ce87" table:formula="of:=[M_Dia_A.P36]" office:value-type="float" office:value="2.93348228950146" calcext:value-type="float">
            <text:p>2.9</text:p>
          </table:table-cell>
          <table:table-cell table:style-name="ce90" table:formula="of:=[M_Dia_A.Q36]" office:value-type="float" office:value="5.91754426518685" calcext:value-type="float">
            <text:p>6</text:p>
          </table:table-cell>
          <table:table-cell table:number-columns-repeated="2"/>
          <table:table-cell table:style-name="ce113" table:formula="of:=[.B36]" office:value-type="date" office:date-value="2020-03-18" calcext:value-type="date">
            <text:p>18/03</text:p>
          </table:table-cell>
          <table:table-cell table:style-name="ce87" table:formula="of:=[M_Dia_A.C36]" office:value-type="float" office:value="0" calcext:value-type="float">
            <text:p>0.0</text:p>
          </table:table-cell>
          <table:table-cell table:style-name="ce87" table:formula="of:=[M_Dia_A.D36]" office:value-type="float" office:value="0.584989932393462" calcext:value-type="float">
            <text:p>0.6</text:p>
          </table:table-cell>
          <table:table-cell table:style-name="ce87" table:formula="of:=[M_Dia_A.F36]" office:value-type="float" office:value="2.65909053152423" calcext:value-type="float">
            <text:p>2.7</text:p>
          </table:table-cell>
          <table:table-cell table:style-name="ce87" table:formula="of:=[M_Dia_A.M36]" office:value-type="float" office:value="3.30432765513006" calcext:value-type="float">
            <text:p>3.3</text:p>
          </table:table-cell>
          <table:table-cell table:style-name="ce87" table:formula="of:=[M_Dia_A.N36]" office:value-type="float" office:value="0.476639224802949" calcext:value-type="float">
            <text:p>0.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37]" office:value-type="date" office:date-value="2020-03-19" calcext:value-type="date">
            <text:p>19/03</text:p>
          </table:table-cell>
          <table:table-cell table:style-name="ce87" table:formula="of:=[M_Dia_A.E37]" office:value-type="float" office:value="3.22136912164128" calcext:value-type="float">
            <text:p>3.2</text:p>
          </table:table-cell>
          <table:table-cell table:style-name="ce90" table:formula="of:=[M_Dia_A.G37]" office:value-type="float" office:value="19.9287176890187" calcext:value-type="float">
            <text:p>20</text:p>
          </table:table-cell>
          <table:table-cell table:style-name="ce87" table:formula="of:=[M_Dia_A.H37]" office:value-type="float" office:value="9.58685482290248" calcext:value-type="float">
            <text:p>9.6</text:p>
          </table:table-cell>
          <table:table-cell table:style-name="ce87" table:formula="of:=[M_Dia_A.J37]" office:value-type="float" office:value="31.6265756957935" calcext:value-type="float">
            <text:p>31.6</text:p>
          </table:table-cell>
          <table:table-cell table:style-name="ce90" table:formula="of:=[M_Dia_A.O37]" office:value-type="float" office:value="3.46206464903321" calcext:value-type="float">
            <text:p>3</text:p>
          </table:table-cell>
          <table:table-cell table:style-name="ce87" table:number-columns-repeated="2"/>
          <table:table-cell table:style-name="ce58" table:formula="of:=[.B37]" office:value-type="date" office:date-value="2020-03-19" calcext:value-type="date">
            <text:p>19/03</text:p>
          </table:table-cell>
          <table:table-cell table:style-name="ce87" table:formula="of:=[M_Dia_A.I37]" office:value-type="float" office:value="5.49469913736411" calcext:value-type="float">
            <text:p>5.5</text:p>
          </table:table-cell>
          <table:table-cell table:style-name="ce87" table:formula="of:=[M_Dia_A.K37]" office:value-type="float" office:value="1.48134045786989" calcext:value-type="float">
            <text:p>1.5</text:p>
          </table:table-cell>
          <table:table-cell table:style-name="ce87" table:formula="of:=[M_Dia_A.L37]" office:value-type="float" office:value="20.7077581016238" calcext:value-type="float">
            <text:p>20.7</text:p>
          </table:table-cell>
          <table:table-cell table:style-name="ce87" table:formula="of:=[M_Dia_A.P37]" office:value-type="float" office:value="3.42239600441837" calcext:value-type="float">
            <text:p>3.4</text:p>
          </table:table-cell>
          <table:table-cell table:style-name="ce90" table:formula="of:=[M_Dia_A.Q37]" office:value-type="float" office:value="3.28752459177047" calcext:value-type="float">
            <text:p>3</text:p>
          </table:table-cell>
          <table:table-cell table:number-columns-repeated="2"/>
          <table:table-cell table:style-name="ce113" table:formula="of:=[.B37]" office:value-type="date" office:date-value="2020-03-19" calcext:value-type="date">
            <text:p>19/03</text:p>
          </table:table-cell>
          <table:table-cell table:style-name="ce87" table:formula="of:=[M_Dia_A.C37]" office:value-type="float" office:value="0.444682844026039" calcext:value-type="float">
            <text:p>0.4</text:p>
          </table:table-cell>
          <table:table-cell table:style-name="ce87" table:formula="of:=[M_Dia_A.D37]" office:value-type="float" office:value="1.16997986478692" calcext:value-type="float">
            <text:p>1.2</text:p>
          </table:table-cell>
          <table:table-cell table:style-name="ce87" table:formula="of:=[M_Dia_A.F37]" office:value-type="float" office:value="4.43181755254038" calcext:value-type="float">
            <text:p>4.4</text:p>
          </table:table-cell>
          <table:table-cell table:style-name="ce87" table:formula="of:=[M_Dia_A.M37]" office:value-type="float" office:value="0" calcext:value-type="float">
            <text:p>0.0</text:p>
          </table:table-cell>
          <table:table-cell table:style-name="ce87" table:formula="of:=[M_Dia_A.N37]" office:value-type="float" office:value="0.476639224802949" calcext:value-type="float">
            <text:p>0.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38]" office:value-type="date" office:date-value="2020-03-20" calcext:value-type="date">
            <text:p>20/03</text:p>
          </table:table-cell>
          <table:table-cell table:style-name="ce87" table:formula="of:=[M_Dia_A.E38]" office:value-type="float" office:value="7.36312942089435" calcext:value-type="float">
            <text:p>7.4</text:p>
          </table:table-cell>
          <table:table-cell table:style-name="ce90" table:formula="of:=[M_Dia_A.G38]" office:value-type="float" office:value="27.711530514316" calcext:value-type="float">
            <text:p>28</text:p>
          </table:table-cell>
          <table:table-cell table:style-name="ce87" table:formula="of:=[M_Dia_A.H38]" office:value-type="float" office:value="5.8419896577062" calcext:value-type="float">
            <text:p>5.8</text:p>
          </table:table-cell>
          <table:table-cell table:style-name="ce87" table:formula="of:=[M_Dia_A.J38]" office:value-type="float" office:value="46.4399600966336" calcext:value-type="float">
            <text:p>46.4</text:p>
          </table:table-cell>
          <table:table-cell table:style-name="ce90" table:formula="of:=[M_Dia_A.O38]" office:value-type="float" office:value="2.78653983946575" calcext:value-type="float">
            <text:p>3</text:p>
          </table:table-cell>
          <table:table-cell table:style-name="ce87" table:number-columns-repeated="2"/>
          <table:table-cell table:style-name="ce58" table:formula="of:=[.B38]" office:value-type="date" office:date-value="2020-03-20" calcext:value-type="date">
            <text:p>20/03</text:p>
          </table:table-cell>
          <table:table-cell table:style-name="ce87" table:formula="of:=[M_Dia_A.I38]" office:value-type="float" office:value="9.15783189560684" calcext:value-type="float">
            <text:p>9.2</text:p>
          </table:table-cell>
          <table:table-cell table:style-name="ce87" table:formula="of:=[M_Dia_A.K38]" office:value-type="float" office:value="0" calcext:value-type="float">
            <text:p>0.0</text:p>
          </table:table-cell>
          <table:table-cell table:style-name="ce87" table:formula="of:=[M_Dia_A.L38]" office:value-type="float" office:value="10.3538790508119" calcext:value-type="float">
            <text:p>10.4</text:p>
          </table:table-cell>
          <table:table-cell table:style-name="ce87" table:formula="of:=[M_Dia_A.P38]" office:value-type="float" office:value="4.88913714916911" calcext:value-type="float">
            <text:p>4.9</text:p>
          </table:table-cell>
          <table:table-cell table:style-name="ce90" table:formula="of:=[M_Dia_A.Q38]" office:value-type="float" office:value="15.7801180404983" calcext:value-type="float">
            <text:p>16</text:p>
          </table:table-cell>
          <table:table-cell table:number-columns-repeated="2"/>
          <table:table-cell table:style-name="ce113" table:formula="of:=[.B38]" office:value-type="date" office:date-value="2020-03-20" calcext:value-type="date">
            <text:p>20/03</text:p>
          </table:table-cell>
          <table:table-cell table:style-name="ce87" table:formula="of:=[M_Dia_A.C38]" office:value-type="float" office:value="0.611438910535803" calcext:value-type="float">
            <text:p>0.6</text:p>
          </table:table-cell>
          <table:table-cell table:style-name="ce87" table:formula="of:=[M_Dia_A.D38]" office:value-type="float" office:value="0" calcext:value-type="float">
            <text:p>0.0</text:p>
          </table:table-cell>
          <table:table-cell table:style-name="ce87" table:formula="of:=[M_Dia_A.F38]" office:value-type="float" office:value="3.5454540420323" calcext:value-type="float">
            <text:p>3.5</text:p>
          </table:table-cell>
          <table:table-cell table:style-name="ce87" table:formula="of:=[M_Dia_A.M38]" office:value-type="float" office:value="1.10144255171002" calcext:value-type="float">
            <text:p>1.1</text:p>
          </table:table-cell>
          <table:table-cell table:style-name="ce87" table:formula="of:=[M_Dia_A.N38]" office:value-type="float" office:value="1.42991767440885" calcext:value-type="float">
            <text:p>1.4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39]" office:value-type="date" office:date-value="2020-03-21" calcext:value-type="date">
            <text:p>21/03</text:p>
          </table:table-cell>
          <table:table-cell table:style-name="ce90" table:formula="of:=[M_Dia_A.E39]" office:value-type="float" office:value="13.8058676641769" calcext:value-type="float">
            <text:p>14</text:p>
          </table:table-cell>
          <table:table-cell table:style-name="ce90" table:formula="of:=[M_Dia_A.G39]" office:value-type="float" office:value="38.2065356878229" calcext:value-type="float">
            <text:p>38</text:p>
          </table:table-cell>
          <table:table-cell table:style-name="ce87" table:formula="of:=[M_Dia_A.H39]" office:value-type="float" office:value="8.38849797003967" calcext:value-type="float">
            <text:p>8.4</text:p>
          </table:table-cell>
          <table:table-cell table:style-name="ce87" table:formula="of:=[M_Dia_A.J39]" office:value-type="float" office:value="58.7350691493309" calcext:value-type="float">
            <text:p>58.7</text:p>
          </table:table-cell>
          <table:table-cell table:style-name="ce90" table:formula="of:=[M_Dia_A.O39]" office:value-type="float" office:value="4.72867366697219" calcext:value-type="float">
            <text:p>5</text:p>
          </table:table-cell>
          <table:table-cell table:style-name="ce87" table:number-columns-repeated="2"/>
          <table:table-cell table:style-name="ce58" table:formula="of:=[.B39]" office:value-type="date" office:date-value="2020-03-21" calcext:value-type="date">
            <text:p>21/03</text:p>
          </table:table-cell>
          <table:table-cell table:style-name="ce87" table:formula="of:=[M_Dia_A.I39]" office:value-type="float" office:value="9.15783189560684" calcext:value-type="float">
            <text:p>9.2</text:p>
          </table:table-cell>
          <table:table-cell table:style-name="ce87" table:formula="of:=[M_Dia_A.K39]" office:value-type="float" office:value="0" calcext:value-type="float">
            <text:p>0.0</text:p>
          </table:table-cell>
          <table:table-cell table:style-name="ce87" table:formula="of:=[M_Dia_A.L39]" office:value-type="float" office:value="31.0616371524357" calcext:value-type="float">
            <text:p>31.1</text:p>
          </table:table-cell>
          <table:table-cell table:style-name="ce87" table:formula="of:=[M_Dia_A.P39]" office:value-type="float" office:value="3.42239600441837" calcext:value-type="float">
            <text:p>3.4</text:p>
          </table:table-cell>
          <table:table-cell table:style-name="ce90" table:formula="of:=[M_Dia_A.Q39]" office:value-type="float" office:value="10.5200786936655" calcext:value-type="float">
            <text:p>11</text:p>
          </table:table-cell>
          <table:table-cell table:number-columns-repeated="2"/>
          <table:table-cell table:style-name="ce113" table:formula="of:=[.B39]" office:value-type="date" office:date-value="2020-03-21" calcext:value-type="date">
            <text:p>21/03</text:p>
          </table:table-cell>
          <table:table-cell table:style-name="ce87" table:formula="of:=[M_Dia_A.C39]" office:value-type="float" office:value="0.889365688052077" calcext:value-type="float">
            <text:p>0.9</text:p>
          </table:table-cell>
          <table:table-cell table:style-name="ce87" table:formula="of:=[M_Dia_A.D39]" office:value-type="float" office:value="1.16997986478692" calcext:value-type="float">
            <text:p>1.2</text:p>
          </table:table-cell>
          <table:table-cell table:style-name="ce87" table:formula="of:=[M_Dia_A.F39]" office:value-type="float" office:value="2.65909053152423" calcext:value-type="float">
            <text:p>2.7</text:p>
          </table:table-cell>
          <table:table-cell table:style-name="ce87" table:formula="of:=[M_Dia_A.M39]" office:value-type="float" office:value="0" calcext:value-type="float">
            <text:p>0.0</text:p>
          </table:table-cell>
          <table:table-cell table:style-name="ce87" table:formula="of:=[M_Dia_A.N39]" office:value-type="float" office:value="2.85983534881769" calcext:value-type="float">
            <text:p>2.9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40]" office:value-type="date" office:date-value="2020-03-22" calcext:value-type="date">
            <text:p>22/03</text:p>
          </table:table-cell>
          <table:table-cell table:style-name="ce87" table:formula="of:=[M_Dia_A.E40]" office:value-type="float" office:value="3.68156471044717" calcext:value-type="float">
            <text:p>3.7</text:p>
          </table:table-cell>
          <table:table-cell table:style-name="ce90" table:formula="of:=[M_Dia_A.G40]" office:value-type="float" office:value="46.4610341388957" calcext:value-type="float">
            <text:p>46</text:p>
          </table:table-cell>
          <table:table-cell table:style-name="ce87" table:formula="of:=[M_Dia_A.H40]" office:value-type="float" office:value="8.38849797003967" calcext:value-type="float">
            <text:p>8.4</text:p>
          </table:table-cell>
          <table:table-cell table:style-name="ce90" table:formula="of:=[M_Dia_A.J40]" office:value-type="float" office:value="48.2175662247344" calcext:value-type="float">
            <text:p>48</text:p>
          </table:table-cell>
          <table:table-cell table:style-name="ce90" table:formula="of:=[M_Dia_A.O40]" office:value-type="float" office:value="4.05314885740473" calcext:value-type="float">
            <text:p>4</text:p>
          </table:table-cell>
          <table:table-cell table:style-name="ce87" table:number-columns-repeated="2"/>
          <table:table-cell table:style-name="ce58" table:formula="of:=[.B40]" office:value-type="date" office:date-value="2020-03-22" calcext:value-type="date">
            <text:p>22/03</text:p>
          </table:table-cell>
          <table:table-cell table:style-name="ce87" table:formula="of:=[M_Dia_A.I40]" office:value-type="float" office:value="13.1262257170365" calcext:value-type="float">
            <text:p>13.1</text:p>
          </table:table-cell>
          <table:table-cell table:style-name="ce87" table:formula="of:=[M_Dia_A.K40]" office:value-type="float" office:value="1.48134045786989" calcext:value-type="float">
            <text:p>1.5</text:p>
          </table:table-cell>
          <table:table-cell table:style-name="ce87" table:formula="of:=[M_Dia_A.L40]" office:value-type="float" office:value="0" calcext:value-type="float">
            <text:p>0.0</text:p>
          </table:table-cell>
          <table:table-cell table:style-name="ce87" table:formula="of:=[M_Dia_A.P40]" office:value-type="float" office:value="5.86696457900293" calcext:value-type="float">
            <text:p>5.9</text:p>
          </table:table-cell>
          <table:table-cell table:style-name="ce87" table:formula="of:=[M_Dia_A.Q40]" office:value-type="float" office:value="11.1775836120196" calcext:value-type="float">
            <text:p>11.2</text:p>
          </table:table-cell>
          <table:table-cell table:number-columns-repeated="2"/>
          <table:table-cell table:style-name="ce113" table:formula="of:=[.B40]" office:value-type="date" office:date-value="2020-03-22" calcext:value-type="date">
            <text:p>22/03</text:p>
          </table:table-cell>
          <table:table-cell table:style-name="ce87" table:formula="of:=[M_Dia_A.C40]" office:value-type="float" office:value="0.444682844026039" calcext:value-type="float">
            <text:p>0.4</text:p>
          </table:table-cell>
          <table:table-cell table:style-name="ce87" table:formula="of:=[M_Dia_A.D40]" office:value-type="float" office:value="4.6799194591477" calcext:value-type="float">
            <text:p>4.7</text:p>
          </table:table-cell>
          <table:table-cell table:style-name="ce87" table:formula="of:=[M_Dia_A.F40]" office:value-type="float" office:value="2.65909053152423" calcext:value-type="float">
            <text:p>2.7</text:p>
          </table:table-cell>
          <table:table-cell table:style-name="ce87" table:formula="of:=[M_Dia_A.M40]" office:value-type="float" office:value="0" calcext:value-type="float">
            <text:p>0.0</text:p>
          </table:table-cell>
          <table:table-cell table:style-name="ce87" table:formula="of:=[M_Dia_A.N40]" office:value-type="float" office:value="0.953278449605897" calcext:value-type="float">
            <text:p>1.0</text:p>
          </table:table-cell>
          <table:table-cell table:number-columns-repeated="7"/>
        </table:table-row>
        <table:table-row table:style-name="ro1">
          <table:table-cell table:style-name="ce80" table:formula="of:=[M_Dia_A.A41]" office:value-type="string" office:string-value="L" calcext:value-type="string">
            <text:p>L</text:p>
          </table:table-cell>
          <table:table-cell table:style-name="ce57" table:formula="of:=[M_Dia_A.B41]" office:value-type="date" office:date-value="2020-03-23" calcext:value-type="date">
            <text:p>23/03</text:p>
          </table:table-cell>
          <table:table-cell table:style-name="ce88" table:formula="of:=[M_Dia_A.E41]" office:value-type="float" office:value="5.98254265447666" calcext:value-type="float">
            <text:p>6.0</text:p>
          </table:table-cell>
          <table:table-cell table:style-name="ce92" table:formula="of:=[M_Dia_A.G41]" office:value-type="float" office:value="54.4796897770808" calcext:value-type="float">
            <text:p>54</text:p>
          </table:table-cell>
          <table:table-cell table:style-name="ce92" table:formula="of:=[M_Dia_A.H41]" office:value-type="float" office:value="13.9308984145302" calcext:value-type="float">
            <text:p>14</text:p>
          </table:table-cell>
          <table:table-cell table:style-name="ce92" table:formula="of:=[M_Dia_A.J41]" office:value-type="float" office:value="44.5142201245244" calcext:value-type="float">
            <text:p>45</text:p>
          </table:table-cell>
          <table:table-cell table:style-name="ce92" table:formula="of:=[M_Dia_A.O41]" office:value-type="float" office:value="4.55979246458032" calcext:value-type="float">
            <text:p>5</text:p>
          </table:table-cell>
          <table:table-cell table:style-name="ce109"/>
          <table:table-cell table:style-name="ce80" table:formula="of:=[.A41]" office:value-type="string" office:string-value="L" calcext:value-type="string">
            <text:p>L</text:p>
          </table:table-cell>
          <table:table-cell table:style-name="ce57" table:formula="of:=[.B41]" office:value-type="date" office:date-value="2020-03-23" calcext:value-type="date">
            <text:p>23/03</text:p>
          </table:table-cell>
          <table:table-cell table:style-name="ce88" table:formula="of:=[M_Dia_A.I41]" office:value-type="float" office:value="10.3788761483544" calcext:value-type="float">
            <text:p>10.4</text:p>
          </table:table-cell>
          <table:table-cell table:style-name="ce88" table:formula="of:=[M_Dia_A.K41]" office:value-type="float" office:value="2.96268091573978" calcext:value-type="float">
            <text:p>3.0</text:p>
          </table:table-cell>
          <table:table-cell table:style-name="ce88" table:formula="of:=[M_Dia_A.L41]" office:value-type="float" office:value="0" calcext:value-type="float">
            <text:p>0.0</text:p>
          </table:table-cell>
          <table:table-cell table:style-name="ce88" table:formula="of:=[M_Dia_A.P41]" office:value-type="float" office:value="5.37805086408602" calcext:value-type="float">
            <text:p>5.4</text:p>
          </table:table-cell>
          <table:table-cell table:style-name="ce88" table:formula="of:=[M_Dia_A.Q41]" office:value-type="float" office:value="19.0676426322687" calcext:value-type="float">
            <text:p>19.1</text:p>
          </table:table-cell>
          <table:table-cell/>
          <table:table-cell table:style-name="ce50" table:formula="of:=[.A41]" office:value-type="string" office:string-value="L" calcext:value-type="string">
            <text:p>L</text:p>
          </table:table-cell>
          <table:table-cell table:style-name="ce80" table:formula="of:=[.B41]" office:value-type="date" office:date-value="2020-03-23" calcext:value-type="date">
            <text:p>23/03</text:p>
          </table:table-cell>
          <table:table-cell table:style-name="ce88" table:formula="of:=[M_Dia_A.C41]" office:value-type="float" office:value="1.7231460206009" calcext:value-type="float">
            <text:p>1.7</text:p>
          </table:table-cell>
          <table:table-cell table:style-name="ce88" table:formula="of:=[M_Dia_A.D41]" office:value-type="float" office:value="2.92494966196731" calcext:value-type="float">
            <text:p>2.9</text:p>
          </table:table-cell>
          <table:table-cell table:style-name="ce88" table:formula="of:=[M_Dia_A.F41]" office:value-type="float" office:value="0" calcext:value-type="float">
            <text:p>0.0</text:p>
          </table:table-cell>
          <table:table-cell table:style-name="ce88" table:formula="of:=[M_Dia_A.M41]" office:value-type="float" office:value="0" calcext:value-type="float">
            <text:p>0.0</text:p>
          </table:table-cell>
          <table:table-cell table:style-name="ce88" table:formula="of:=[M_Dia_A.N41]" office:value-type="float" office:value="4.28975302322654" calcext:value-type="float">
            <text:p>4.3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42]" office:value-type="date" office:date-value="2020-03-24" calcext:value-type="date">
            <text:p>24/03</text:p>
          </table:table-cell>
          <table:table-cell table:style-name="ce90" table:formula="of:=[M_Dia_A.E42]" office:value-type="float" office:value="15.6466500194005" calcext:value-type="float">
            <text:p>16</text:p>
          </table:table-cell>
          <table:table-cell table:style-name="ce90" table:formula="of:=[M_Dia_A.G42]" office:value-type="float" office:value="59.4323888477245" calcext:value-type="float">
            <text:p>59</text:p>
          </table:table-cell>
          <table:table-cell table:style-name="ce90" table:formula="of:=[M_Dia_A.H42]" office:value-type="float" office:value="17.9753527929422" calcext:value-type="float">
            <text:p>18</text:p>
          </table:table-cell>
          <table:table-cell table:style-name="ce90" table:formula="of:=[M_Dia_A.J42]" office:value-type="float" office:value="55.0317230491208" calcext:value-type="float">
            <text:p>55</text:p>
          </table:table-cell>
          <table:table-cell table:style-name="ce90" table:formula="of:=[M_Dia_A.O42]" office:value-type="float" office:value="7.34633230404607" calcext:value-type="float">
            <text:p>7</text:p>
          </table:table-cell>
          <table:table-cell table:style-name="ce87" table:number-columns-repeated="2"/>
          <table:table-cell table:style-name="ce58" table:formula="of:=[.B42]" office:value-type="date" office:date-value="2020-03-24" calcext:value-type="date">
            <text:p>24/03</text:p>
          </table:table-cell>
          <table:table-cell table:style-name="ce87" table:formula="of:=[M_Dia_A.I42]" office:value-type="float" office:value="19.2314469807744" calcext:value-type="float">
            <text:p>19.2</text:p>
          </table:table-cell>
          <table:table-cell table:style-name="ce87" table:formula="of:=[M_Dia_A.K42]" office:value-type="float" office:value="1.48134045786989" calcext:value-type="float">
            <text:p>1.5</text:p>
          </table:table-cell>
          <table:table-cell table:style-name="ce87" table:formula="of:=[M_Dia_A.L42]" office:value-type="float" office:value="0" calcext:value-type="float">
            <text:p>0.0</text:p>
          </table:table-cell>
          <table:table-cell table:style-name="ce87" table:formula="of:=[M_Dia_A.P42]" office:value-type="float" office:value="9.77827429833821" calcext:value-type="float">
            <text:p>9.8</text:p>
          </table:table-cell>
          <table:table-cell table:style-name="ce87" table:formula="of:=[M_Dia_A.Q42]" office:value-type="float" office:value="15.7801180404983" calcext:value-type="float">
            <text:p>15.8</text:p>
          </table:table-cell>
          <table:table-cell table:number-columns-repeated="2"/>
          <table:table-cell table:style-name="ce113" table:formula="of:=[.B42]" office:value-type="date" office:date-value="2020-03-24" calcext:value-type="date">
            <text:p>24/03</text:p>
          </table:table-cell>
          <table:table-cell table:style-name="ce87" table:formula="of:=[M_Dia_A.C42]" office:value-type="float" office:value="1.55638995409114" calcext:value-type="float">
            <text:p>1.6</text:p>
          </table:table-cell>
          <table:table-cell table:style-name="ce87" table:formula="of:=[M_Dia_A.D42]" office:value-type="float" office:value="4.09492952675424" calcext:value-type="float">
            <text:p>4.1</text:p>
          </table:table-cell>
          <table:table-cell table:style-name="ce87" table:formula="of:=[M_Dia_A.F42]" office:value-type="float" office:value="7.09090808406461" calcext:value-type="float">
            <text:p>7.1</text:p>
          </table:table-cell>
          <table:table-cell table:style-name="ce87" table:formula="of:=[M_Dia_A.M42]" office:value-type="float" office:value="3.30432765513006" calcext:value-type="float">
            <text:p>3.3</text:p>
          </table:table-cell>
          <table:table-cell table:style-name="ce87" table:formula="of:=[M_Dia_A.N42]" office:value-type="float" office:value="4.76639224802949" calcext:value-type="float">
            <text:p>4.8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43]" office:value-type="date" office:date-value="2020-03-25" calcext:value-type="date">
            <text:p>25/03</text:p>
          </table:table-cell>
          <table:table-cell table:style-name="ce90" table:formula="of:=[M_Dia_A.E43]" office:value-type="float" office:value="25.7709529731302" calcext:value-type="float">
            <text:p>26</text:p>
          </table:table-cell>
          <table:table-cell table:style-name="ce90" table:formula="of:=[M_Dia_A.G43]" office:value-type="float" office:value="88.2052120200355" calcext:value-type="float">
            <text:p>88</text:p>
          </table:table-cell>
          <table:table-cell table:style-name="ce90" table:formula="of:=[M_Dia_A.H43]" office:value-type="float" office:value="17.3012770632068" calcext:value-type="float">
            <text:p>17</text:p>
          </table:table-cell>
          <table:table-cell table:style-name="ce90" table:formula="of:=[M_Dia_A.J43]" office:value-type="float" office:value="50.5877077288688" calcext:value-type="float">
            <text:p>51</text:p>
          </table:table-cell>
          <table:table-cell table:style-name="ce90" table:formula="of:=[M_Dia_A.O43]" office:value-type="float" office:value="13.1727337865654" calcext:value-type="float">
            <text:p>13</text:p>
          </table:table-cell>
          <table:table-cell table:style-name="ce87" table:number-columns-repeated="2"/>
          <table:table-cell table:style-name="ce58" table:formula="of:=[.B43]" office:value-type="date" office:date-value="2020-03-25" calcext:value-type="date">
            <text:p>25/03</text:p>
          </table:table-cell>
          <table:table-cell table:style-name="ce87" table:formula="of:=[M_Dia_A.I43]" office:value-type="float" office:value="24.4208850549516" calcext:value-type="float">
            <text:p>24.4</text:p>
          </table:table-cell>
          <table:table-cell table:style-name="ce87" table:formula="of:=[M_Dia_A.K43]" office:value-type="float" office:value="2.96268091573978" calcext:value-type="float">
            <text:p>3.0</text:p>
          </table:table-cell>
          <table:table-cell table:style-name="ce87" table:formula="of:=[M_Dia_A.L43]" office:value-type="float" office:value="0" calcext:value-type="float">
            <text:p>0.0</text:p>
          </table:table-cell>
          <table:table-cell table:style-name="ce87" table:formula="of:=[M_Dia_A.P43]" office:value-type="float" office:value="12.2228428729228" calcext:value-type="float">
            <text:p>12.2</text:p>
          </table:table-cell>
          <table:table-cell table:style-name="ce87" table:formula="of:=[M_Dia_A.Q43]" office:value-type="float" office:value="15.1226131221442" calcext:value-type="float">
            <text:p>15.1</text:p>
          </table:table-cell>
          <table:table-cell table:number-columns-repeated="2"/>
          <table:table-cell table:style-name="ce113" table:formula="of:=[.B43]" office:value-type="date" office:date-value="2020-03-25" calcext:value-type="date">
            <text:p>25/03</text:p>
          </table:table-cell>
          <table:table-cell table:style-name="ce87" table:formula="of:=[M_Dia_A.C43]" office:value-type="float" office:value="1.94548744261392" calcext:value-type="float">
            <text:p>1.9</text:p>
          </table:table-cell>
          <table:table-cell table:style-name="ce87" table:formula="of:=[M_Dia_A.D43]" office:value-type="float" office:value="1.75496979718039" calcext:value-type="float">
            <text:p>1.8</text:p>
          </table:table-cell>
          <table:table-cell table:style-name="ce87" table:formula="of:=[M_Dia_A.F43]" office:value-type="float" office:value="1.77272702101615" calcext:value-type="float">
            <text:p>1.8</text:p>
          </table:table-cell>
          <table:table-cell table:style-name="ce87" table:formula="of:=[M_Dia_A.M43]" office:value-type="float" office:value="2.20288510342004" calcext:value-type="float">
            <text:p>2.2</text:p>
          </table:table-cell>
          <table:table-cell table:style-name="ce87" table:formula="of:=[M_Dia_A.N43]" office:value-type="float" office:value="4.76639224802949" calcext:value-type="float">
            <text:p>4.8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44]" office:value-type="date" office:date-value="2020-03-26" calcext:value-type="date">
            <text:p>26/03</text:p>
          </table:table-cell>
          <table:table-cell table:style-name="ce90" table:formula="of:=[M_Dia_A.E44]" office:value-type="float" office:value="19.3282147298477" calcext:value-type="float">
            <text:p>19</text:p>
          </table:table-cell>
          <table:table-cell table:style-name="ce90" table:formula="of:=[M_Dia_A.G44]" office:value-type="float" office:value="77.2385212207531" calcext:value-type="float">
            <text:p>77</text:p>
          </table:table-cell>
          <table:table-cell table:style-name="ce90" table:formula="of:=[M_Dia_A.H44]" office:value-type="float" office:value="27.3375157059329" calcext:value-type="float">
            <text:p>27</text:p>
          </table:table-cell>
          <table:table-cell table:style-name="ce90" table:formula="of:=[M_Dia_A.J44]" office:value-type="float" office:value="49.0323023667806" calcext:value-type="float">
            <text:p>49</text:p>
          </table:table-cell>
          <table:table-cell table:style-name="ce90" table:formula="of:=[M_Dia_A.O44]" office:value-type="float" office:value="15.2837488164637" calcext:value-type="float">
            <text:p>15</text:p>
          </table:table-cell>
          <table:table-cell table:style-name="ce87" table:number-columns-repeated="2"/>
          <table:table-cell table:style-name="ce58" table:formula="of:=[.B44]" office:value-type="date" office:date-value="2020-03-26" calcext:value-type="date">
            <text:p>26/03</text:p>
          </table:table-cell>
          <table:table-cell table:style-name="ce87" table:formula="of:=[M_Dia_A.I44]" office:value-type="float" office:value="23.8103629285778" calcext:value-type="float">
            <text:p>23.8</text:p>
          </table:table-cell>
          <table:table-cell table:style-name="ce90" table:formula="of:=[M_Dia_A.K44]" office:value-type="float" office:value="14.8134045786989" calcext:value-type="float">
            <text:p>15</text:p>
          </table:table-cell>
          <table:table-cell table:style-name="ce87" table:formula="of:=[M_Dia_A.L44]" office:value-type="float" office:value="10.3538790508119" calcext:value-type="float">
            <text:p>10.4</text:p>
          </table:table-cell>
          <table:table-cell table:style-name="ce90" table:formula="of:=[M_Dia_A.P44]" office:value-type="float" office:value="14.1784977325904" calcext:value-type="float">
            <text:p>14</text:p>
          </table:table-cell>
          <table:table-cell table:style-name="ce90" table:formula="of:=[M_Dia_A.Q44]" office:value-type="float" office:value="32.8752459177047" calcext:value-type="float">
            <text:p>33</text:p>
          </table:table-cell>
          <table:table-cell table:number-columns-repeated="2"/>
          <table:table-cell table:style-name="ce113" table:formula="of:=[.B44]" office:value-type="date" office:date-value="2020-03-26" calcext:value-type="date">
            <text:p>26/03</text:p>
          </table:table-cell>
          <table:table-cell table:style-name="ce87" table:formula="of:=[M_Dia_A.C44]" office:value-type="float" office:value="2.61251170865298" calcext:value-type="float">
            <text:p>2.6</text:p>
          </table:table-cell>
          <table:table-cell table:style-name="ce90" table:formula="of:=[M_Dia_A.D44]" office:value-type="float" office:value="10.5298187830823" calcext:value-type="float">
            <text:p>11</text:p>
          </table:table-cell>
          <table:table-cell table:style-name="ce87" table:formula="of:=[M_Dia_A.F44]" office:value-type="float" office:value="6.20454457355653" calcext:value-type="float">
            <text:p>6.2</text:p>
          </table:table-cell>
          <table:table-cell table:style-name="ce87" table:formula="of:=[M_Dia_A.M44]" office:value-type="float" office:value="2.20288510342004" calcext:value-type="float">
            <text:p>2.2</text:p>
          </table:table-cell>
          <table:table-cell table:style-name="ce87" table:formula="of:=[M_Dia_A.N44]" office:value-type="float" office:value="8.10286682165012" calcext:value-type="float">
            <text:p>8.1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45]" office:value-type="date" office:date-value="2020-03-27" calcext:value-type="date">
            <text:p>27/03</text:p>
          </table:table-cell>
          <table:table-cell table:style-name="ce90" table:formula="of:=[M_Dia_A.E45]" office:value-type="float" office:value="31.7534956276069" calcext:value-type="float">
            <text:p>32</text:p>
          </table:table-cell>
          <table:table-cell table:style-name="ce90" table:formula="of:=[M_Dia_A.G45]" office:value-type="float" office:value="90.6815615553574" calcext:value-type="float">
            <text:p>91</text:p>
          </table:table-cell>
          <table:table-cell table:style-name="ce90" table:formula="of:=[M_Dia_A.H45]" office:value-type="float" office:value="22.3942936878738" calcext:value-type="float">
            <text:p>22</text:p>
          </table:table-cell>
          <table:table-cell table:style-name="ce90" table:formula="of:=[M_Dia_A.J45]" office:value-type="float" office:value="71.7708474220701" calcext:value-type="float">
            <text:p>72</text:p>
          </table:table-cell>
          <table:table-cell table:style-name="ce90" table:formula="of:=[M_Dia_A.O45]" office:value-type="float" office:value="21.9545563109423" calcext:value-type="float">
            <text:p>22</text:p>
          </table:table-cell>
          <table:table-cell table:style-name="ce87" table:number-columns-repeated="2"/>
          <table:table-cell table:style-name="ce58" table:formula="of:=[.B45]" office:value-type="date" office:date-value="2020-03-27" calcext:value-type="date">
            <text:p>27/03</text:p>
          </table:table-cell>
          <table:table-cell table:style-name="ce87" table:formula="of:=[M_Dia_A.I45]" office:value-type="float" office:value="34.1892390769322" calcext:value-type="float">
            <text:p>34.2</text:p>
          </table:table-cell>
          <table:table-cell table:style-name="ce87" table:formula="of:=[M_Dia_A.K45]" office:value-type="float" office:value="4.44402137360968" calcext:value-type="float">
            <text:p>4.4</text:p>
          </table:table-cell>
          <table:table-cell table:style-name="ce87" table:formula="of:=[M_Dia_A.L45]" office:value-type="float" office:value="62.1232743048714" calcext:value-type="float">
            <text:p>62.1</text:p>
          </table:table-cell>
          <table:table-cell table:style-name="ce87" table:formula="of:=[M_Dia_A.P45]" office:value-type="float" office:value="15.6452388773411" calcext:value-type="float">
            <text:p>15.6</text:p>
          </table:table-cell>
          <table:table-cell table:style-name="ce90" table:formula="of:=[M_Dia_A.Q45]" office:value-type="float" office:value="15.1226131221442" calcext:value-type="float">
            <text:p>15</text:p>
          </table:table-cell>
          <table:table-cell table:number-columns-repeated="2"/>
          <table:table-cell table:style-name="ce113" table:formula="of:=[.B45]" office:value-type="date" office:date-value="2020-03-27" calcext:value-type="date">
            <text:p>27/03</text:p>
          </table:table-cell>
          <table:table-cell table:style-name="ce87" table:formula="of:=[M_Dia_A.C45]" office:value-type="float" office:value="3.16836526368552" calcext:value-type="float">
            <text:p>3.2</text:p>
          </table:table-cell>
          <table:table-cell table:style-name="ce87" table:formula="of:=[M_Dia_A.D45]" office:value-type="float" office:value="5.26490939154116" calcext:value-type="float">
            <text:p>5.3</text:p>
          </table:table-cell>
          <table:table-cell table:style-name="ce87" table:formula="of:=[M_Dia_A.F45]" office:value-type="float" office:value="9.74999861558883" calcext:value-type="float">
            <text:p>9.7</text:p>
          </table:table-cell>
          <table:table-cell table:style-name="ce87" table:formula="of:=[M_Dia_A.M45]" office:value-type="float" office:value="2.20288510342004" calcext:value-type="float">
            <text:p>2.2</text:p>
          </table:table-cell>
          <table:table-cell table:style-name="ce87" table:formula="of:=[M_Dia_A.N45]" office:value-type="float" office:value="7.62622759684718" calcext:value-type="float">
            <text:p>7.6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46]" office:value-type="date" office:date-value="2020-03-28" calcext:value-type="date">
            <text:p>28/03</text:p>
          </table:table-cell>
          <table:table-cell table:style-name="ce90" table:formula="of:=[M_Dia_A.E46]" office:value-type="float" office:value="29.4525176835774" calcext:value-type="float">
            <text:p>29</text:p>
          </table:table-cell>
          <table:table-cell table:style-name="ce90" table:formula="of:=[M_Dia_A.G46]" office:value-type="float" office:value="98.110610161323" calcext:value-type="float">
            <text:p>98</text:p>
          </table:table-cell>
          <table:table-cell table:style-name="ce90" table:formula="of:=[M_Dia_A.H46]" office:value-type="float" office:value="23.8922397539523" calcext:value-type="float">
            <text:p>24</text:p>
          </table:table-cell>
          <table:table-cell table:style-name="ce90" table:formula="of:=[M_Dia_A.J46]" office:value-type="float" office:value="65.8454936617341" calcext:value-type="float">
            <text:p>66</text:p>
          </table:table-cell>
          <table:table-cell table:style-name="ce90" table:formula="of:=[M_Dia_A.O46]" office:value-type="float" office:value="17.6480856499498" calcext:value-type="float">
            <text:p>18</text:p>
          </table:table-cell>
          <table:table-cell table:style-name="ce87" table:number-columns-repeated="2"/>
          <table:table-cell table:style-name="ce58" table:formula="of:=[.B46]" office:value-type="date" office:date-value="2020-03-28" calcext:value-type="date">
            <text:p>28/03</text:p>
          </table:table-cell>
          <table:table-cell table:style-name="ce87" table:formula="of:=[M_Dia_A.I46]" office:value-type="float" office:value="28.3892788763812" calcext:value-type="float">
            <text:p>28.4</text:p>
          </table:table-cell>
          <table:table-cell table:style-name="ce87" table:formula="of:=[M_Dia_A.K46]" office:value-type="float" office:value="20.7387664101785" calcext:value-type="float">
            <text:p>20.7</text:p>
          </table:table-cell>
          <table:table-cell table:style-name="ce90" table:formula="of:=[M_Dia_A.L46]" office:value-type="float" office:value="31.0616371524357" calcext:value-type="float">
            <text:p>31</text:p>
          </table:table-cell>
          <table:table-cell table:style-name="ce90" table:formula="of:=[M_Dia_A.P46]" office:value-type="float" office:value="17.1119800220919" calcext:value-type="float">
            <text:p>17</text:p>
          </table:table-cell>
          <table:table-cell table:style-name="ce90" table:formula="of:=[M_Dia_A.Q46]" office:value-type="float" office:value="27.615206570872" calcext:value-type="float">
            <text:p>28</text:p>
          </table:table-cell>
          <table:table-cell table:number-columns-repeated="2"/>
          <table:table-cell table:style-name="ce113" table:formula="of:=[.B46]" office:value-type="date" office:date-value="2020-03-28" calcext:value-type="date">
            <text:p>28/03</text:p>
          </table:table-cell>
          <table:table-cell table:style-name="ce87" table:formula="of:=[M_Dia_A.C46]" office:value-type="float" office:value="4.00214559623435" calcext:value-type="float">
            <text:p>4.0</text:p>
          </table:table-cell>
          <table:table-cell table:style-name="ce87" table:formula="of:=[M_Dia_A.D46]" office:value-type="float" office:value="5.84989932393462" calcext:value-type="float">
            <text:p>5.8</text:p>
          </table:table-cell>
          <table:table-cell table:style-name="ce90" table:formula="of:=[M_Dia_A.F46]" office:value-type="float" office:value="11.522725636605" calcext:value-type="float">
            <text:p>12</text:p>
          </table:table-cell>
          <table:table-cell table:style-name="ce87" table:formula="of:=[M_Dia_A.M46]" office:value-type="float" office:value="4.40577020684008" calcext:value-type="float">
            <text:p>4.4</text:p>
          </table:table-cell>
          <table:table-cell table:style-name="ce90" table:formula="of:=[M_Dia_A.N46]" office:value-type="float" office:value="11.4393413952708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83"/>
          <table:table-cell table:style-name="ce59" table:formula="of:=[M_Dia_A.B47]" office:value-type="date" office:date-value="2020-03-29" calcext:value-type="date">
            <text:p>29/03</text:p>
          </table:table-cell>
          <table:table-cell table:style-name="ce91" table:formula="of:=[M_Dia_A.E47]" office:value-type="float" office:value="35.89525592686" calcext:value-type="float">
            <text:p>36</text:p>
          </table:table-cell>
          <table:table-cell table:style-name="ce91" table:formula="of:=[M_Dia_A.G47]" office:value-type="float" office:value="98.8181385999864" calcext:value-type="float">
            <text:p>99</text:p>
          </table:table-cell>
          <table:table-cell table:style-name="ce91" table:formula="of:=[M_Dia_A.H47]" office:value-type="float" office:value="21.8700125647463" calcext:value-type="float">
            <text:p>22</text:p>
          </table:table-cell>
          <table:table-cell table:style-name="ce91" table:formula="of:=[M_Dia_A.J47]" office:value-type="float" office:value="55.9945930351755" calcext:value-type="float">
            <text:p>56</text:p>
          </table:table-cell>
          <table:table-cell table:style-name="ce91" table:formula="of:=[M_Dia_A.O47]" office:value-type="float" office:value="15.1993082152677" calcext:value-type="float">
            <text:p>15</text:p>
          </table:table-cell>
          <table:table-cell table:style-name="ce109"/>
          <table:table-cell table:style-name="ce89"/>
          <table:table-cell table:style-name="ce59" table:formula="of:=[.B47]" office:value-type="date" office:date-value="2020-03-29" calcext:value-type="date">
            <text:p>29/03</text:p>
          </table:table-cell>
          <table:table-cell table:style-name="ce89" table:formula="of:=[M_Dia_A.I47]" office:value-type="float" office:value="40.2944603406701" calcext:value-type="float">
            <text:p>40.3</text:p>
          </table:table-cell>
          <table:table-cell table:style-name="ce91" table:formula="of:=[M_Dia_A.K47]" office:value-type="float" office:value="14.8134045786989" calcext:value-type="float">
            <text:p>15</text:p>
          </table:table-cell>
          <table:table-cell table:style-name="ce89" table:formula="of:=[M_Dia_A.L47]" office:value-type="float" office:value="31.0616371524357" calcext:value-type="float">
            <text:p>31.1</text:p>
          </table:table-cell>
          <table:table-cell table:style-name="ce91" table:formula="of:=[M_Dia_A.P47]" office:value-type="float" office:value="19.0676348817595" calcext:value-type="float">
            <text:p>19</text:p>
          </table:table-cell>
          <table:table-cell table:style-name="ce91" table:formula="of:=[M_Dia_A.Q47]" office:value-type="float" office:value="23.6701770607474" calcext:value-type="float">
            <text:p>24</text:p>
          </table:table-cell>
          <table:table-cell/>
          <table:table-cell table:style-name="ce51"/>
          <table:table-cell table:style-name="ce122" table:formula="of:=[.B47]" office:value-type="date" office:date-value="2020-03-29" calcext:value-type="date">
            <text:p>29/03</text:p>
          </table:table-cell>
          <table:table-cell table:style-name="ce89" table:formula="of:=[M_Dia_A.C47]" office:value-type="float" office:value="3.55746275220831" calcext:value-type="float">
            <text:p>3.6</text:p>
          </table:table-cell>
          <table:table-cell table:style-name="ce91" table:formula="of:=[M_Dia_A.D47]" office:value-type="float" office:value="10.5298187830823" calcext:value-type="float">
            <text:p>11</text:p>
          </table:table-cell>
          <table:table-cell table:style-name="ce89" table:formula="of:=[M_Dia_A.F47]" office:value-type="float" office:value="6.20454457355653" calcext:value-type="float">
            <text:p>6.2</text:p>
          </table:table-cell>
          <table:table-cell table:style-name="ce89" table:formula="of:=[M_Dia_A.M47]" office:value-type="float" office:value="2.20288510342004" calcext:value-type="float">
            <text:p>2.2</text:p>
          </table:table-cell>
          <table:table-cell table:style-name="ce89" table:formula="of:=[M_Dia_A.N47]" office:value-type="float" office:value="9.05614527125602" calcext:value-type="float">
            <text:p>9.1</text:p>
          </table:table-cell>
          <table:table-cell table:number-columns-repeated="7"/>
        </table:table-row>
        <table:table-row table:style-name="ro1">
          <table:table-cell table:style-name="ce86" table:formula="of:=[M_Dia_A.A48]" office:value-type="string" office:string-value="L" calcext:value-type="string">
            <text:p>L</text:p>
          </table:table-cell>
          <table:table-cell table:style-name="ce58" table:formula="of:=[M_Dia_A.B48]" office:value-type="date" office:date-value="2020-03-30" calcext:value-type="date">
            <text:p>30/03</text:p>
          </table:table-cell>
          <table:table-cell table:style-name="ce90" table:formula="of:=[M_Dia_A.E48]" office:value-type="float" office:value="37.7360382820835" calcext:value-type="float">
            <text:p>38</text:p>
          </table:table-cell>
          <table:table-cell table:style-name="ce90" table:formula="of:=[M_Dia_A.G48]" office:value-type="float" office:value="95.752182032445" calcext:value-type="float">
            <text:p>96</text:p>
          </table:table-cell>
          <table:table-cell table:style-name="ce90" table:formula="of:=[M_Dia_A.H48]" office:value-type="float" office:value="31.3070727810409" calcext:value-type="float">
            <text:p>31</text:p>
          </table:table-cell>
          <table:table-cell table:style-name="ce90" table:formula="of:=[M_Dia_A.J48]" office:value-type="float" office:value="60.1423406674107" calcext:value-type="float">
            <text:p>60</text:p>
          </table:table-cell>
          <table:table-cell table:style-name="ce90" table:formula="of:=[M_Dia_A.O48]" office:value-type="float" office:value="32.17186905565" calcext:value-type="float">
            <text:p>32</text:p>
          </table:table-cell>
          <table:table-cell table:style-name="ce87"/>
          <table:table-cell table:style-name="ce86" table:formula="of:=[.A48]" office:value-type="string" office:string-value="L" calcext:value-type="string">
            <text:p>L</text:p>
          </table:table-cell>
          <table:table-cell table:style-name="ce58" table:formula="of:=[.B48]" office:value-type="date" office:date-value="2020-03-30" calcext:value-type="date">
            <text:p>30/03</text:p>
          </table:table-cell>
          <table:table-cell table:style-name="ce87" table:formula="of:=[M_Dia_A.I48]" office:value-type="float" office:value="28.3892788763812" calcext:value-type="float">
            <text:p>28.4</text:p>
          </table:table-cell>
          <table:table-cell table:style-name="ce90" table:formula="of:=[M_Dia_A.K48]" office:value-type="float" office:value="11.8507236629591" calcext:value-type="float">
            <text:p>12</text:p>
          </table:table-cell>
          <table:table-cell table:style-name="ce87" table:formula="of:=[M_Dia_A.L48]" office:value-type="float" office:value="10.3538790508119" calcext:value-type="float">
            <text:p>10.4</text:p>
          </table:table-cell>
          <table:table-cell table:style-name="ce90" table:formula="of:=[M_Dia_A.P48]" office:value-type="float" office:value="21.0232897414272" calcext:value-type="float">
            <text:p>21</text:p>
          </table:table-cell>
          <table:table-cell table:style-name="ce90" table:formula="of:=[M_Dia_A.Q48]" office:value-type="float" office:value="33.5327508360588" calcext:value-type="float">
            <text:p>34</text:p>
          </table:table-cell>
          <table:table-cell/>
          <table:table-cell table:formula="of:=[.A48]" office:value-type="string" office:string-value="L" calcext:value-type="string">
            <text:p>L</text:p>
          </table:table-cell>
          <table:table-cell table:style-name="ce113" table:formula="of:=[.B48]" office:value-type="date" office:date-value="2020-03-30" calcext:value-type="date">
            <text:p>30/03</text:p>
          </table:table-cell>
          <table:table-cell table:style-name="ce87" table:formula="of:=[M_Dia_A.C48]" office:value-type="float" office:value="3.66863346321482" calcext:value-type="float">
            <text:p>3.7</text:p>
          </table:table-cell>
          <table:table-cell table:style-name="ce90" table:formula="of:=[M_Dia_A.D48]" office:value-type="float" office:value="12.8697785126562" calcext:value-type="float">
            <text:p>13</text:p>
          </table:table-cell>
          <table:table-cell table:style-name="ce87" table:formula="of:=[M_Dia_A.F48]" office:value-type="float" office:value="4.43181755254038" calcext:value-type="float">
            <text:p>4.4</text:p>
          </table:table-cell>
          <table:table-cell table:style-name="ce87" table:formula="of:=[M_Dia_A.M48]" office:value-type="float" office:value="5.5072127585501" calcext:value-type="float">
            <text:p>5.5</text:p>
          </table:table-cell>
          <table:table-cell table:style-name="ce90" table:formula="of:=[M_Dia_A.N48]" office:value-type="float" office:value="10.0094237208619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49]" office:value-type="date" office:date-value="2020-03-31" calcext:value-type="date">
            <text:p>31/03</text:p>
          </table:table-cell>
          <table:table-cell table:style-name="ce90" table:formula="of:=[M_Dia_A.E49]" office:value-type="float" office:value="88.3575530507322" calcext:value-type="float">
            <text:p>88</text:p>
          </table:table-cell>
          <table:table-cell table:style-name="ce90" table:formula="of:=[M_Dia_A.G49]" office:value-type="float" office:value="100.115274070869" calcext:value-type="float">
            <text:p>100</text:p>
          </table:table-cell>
          <table:table-cell table:style-name="ce90" table:formula="of:=[M_Dia_A.H49]" office:value-type="float" office:value="37.3737543486589" calcext:value-type="float">
            <text:p>37</text:p>
          </table:table-cell>
          <table:table-cell table:style-name="ce90" table:formula="of:=[M_Dia_A.J49]" office:value-type="float" office:value="61.9940137175157" calcext:value-type="float">
            <text:p>62</text:p>
          </table:table-cell>
          <table:table-cell table:style-name="ce90" table:formula="of:=[M_Dia_A.O49]" office:value-type="float" office:value="47.5400584733096" calcext:value-type="float">
            <text:p>48</text:p>
          </table:table-cell>
          <table:table-cell table:style-name="ce87" table:number-columns-repeated="2"/>
          <table:table-cell table:style-name="ce58" table:formula="of:=[.B49]" office:value-type="date" office:date-value="2020-03-31" calcext:value-type="date">
            <text:p>31/03</text:p>
          </table:table-cell>
          <table:table-cell table:style-name="ce87" table:formula="of:=[M_Dia_A.I49]" office:value-type="float" office:value="53.4206860577066" calcext:value-type="float">
            <text:p>53.4</text:p>
          </table:table-cell>
          <table:table-cell table:style-name="ce90" table:formula="of:=[M_Dia_A.K49]" office:value-type="float" office:value="25.1827877837882" calcext:value-type="float">
            <text:p>25</text:p>
          </table:table-cell>
          <table:table-cell table:style-name="ce90" table:formula="of:=[M_Dia_A.L49]" office:value-type="float" office:value="10.3538790508119" calcext:value-type="float">
            <text:p>10</text:p>
          </table:table-cell>
          <table:table-cell table:style-name="ce90" table:formula="of:=[M_Dia_A.P49]" office:value-type="float" office:value="22.9789446010948" calcext:value-type="float">
            <text:p>23</text:p>
          </table:table-cell>
          <table:table-cell table:style-name="ce90" table:formula="of:=[M_Dia_A.Q49]" office:value-type="float" office:value="42.0803147746621" calcext:value-type="float">
            <text:p>42</text:p>
          </table:table-cell>
          <table:table-cell table:number-columns-repeated="2"/>
          <table:table-cell table:style-name="ce113" table:formula="of:=[.B49]" office:value-type="date" office:date-value="2020-03-31" calcext:value-type="date">
            <text:p>31/03</text:p>
          </table:table-cell>
          <table:table-cell table:style-name="ce87" table:formula="of:=[M_Dia_A.C49]" office:value-type="float" office:value="7.11492550441662" calcext:value-type="float">
            <text:p>7.1</text:p>
          </table:table-cell>
          <table:table-cell table:style-name="ce90" table:formula="of:=[M_Dia_A.D49]" office:value-type="float" office:value="11.6997986478692" calcext:value-type="float">
            <text:p>12</text:p>
          </table:table-cell>
          <table:table-cell table:style-name="ce90" table:formula="of:=[M_Dia_A.F49]" office:value-type="float" office:value="11.522725636605" calcext:value-type="float">
            <text:p>12</text:p>
          </table:table-cell>
          <table:table-cell table:style-name="ce87" table:formula="of:=[M_Dia_A.M49]" office:value-type="float" office:value="1.10144255171002" calcext:value-type="float">
            <text:p>1.1</text:p>
          </table:table-cell>
          <table:table-cell table:style-name="ce87" table:formula="of:=[M_Dia_A.N49]" office:value-type="float" office:value="9.53278449605897" calcext:value-type="float">
            <text:p>9.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50]" office:value-type="date" office:date-value="2020-04-01" calcext:value-type="date">
            <text:p>01/04</text:p>
          </table:table-cell>
          <table:table-cell table:style-name="ce90" table:formula="of:=[M_Dia_A.E50]" office:value-type="float" office:value="56.6040574231253" calcext:value-type="float">
            <text:p>57</text:p>
          </table:table-cell>
          <table:table-cell table:style-name="ce90" table:formula="of:=[M_Dia_A.G50]" office:value-type="float" office:value="101.884095167528" calcext:value-type="float">
            <text:p>102</text:p>
          </table:table-cell>
          <table:table-cell table:style-name="ce90" table:formula="of:=[M_Dia_A.H50]" office:value-type="float" office:value="38.1227273816981" calcext:value-type="float">
            <text:p>38</text:p>
          </table:table-cell>
          <table:table-cell table:style-name="ce90" table:formula="of:=[M_Dia_A.J50]" office:value-type="float" office:value="53.8466522970536" calcext:value-type="float">
            <text:p>54</text:p>
          </table:table-cell>
          <table:table-cell table:style-name="ce90" table:formula="of:=[M_Dia_A.O50]" office:value-type="float" office:value="48.0467020804852" calcext:value-type="float">
            <text:p>48</text:p>
          </table:table-cell>
          <table:table-cell table:style-name="ce87" table:number-columns-repeated="2"/>
          <table:table-cell table:style-name="ce58" table:formula="of:=[.B50]" office:value-type="date" office:date-value="2020-04-01" calcext:value-type="date">
            <text:p>01/04</text:p>
          </table:table-cell>
          <table:table-cell table:style-name="ce87" table:formula="of:=[M_Dia_A.I50]" office:value-type="float" office:value="40.9049824670439" calcext:value-type="float">
            <text:p>40.9</text:p>
          </table:table-cell>
          <table:table-cell table:style-name="ce90" table:formula="of:=[M_Dia_A.K50]" office:value-type="float" office:value="20.7387664101785" calcext:value-type="float">
            <text:p>21</text:p>
          </table:table-cell>
          <table:table-cell table:style-name="ce90" table:formula="of:=[M_Dia_A.L50]" office:value-type="float" office:value="62.1232743048714" calcext:value-type="float">
            <text:p>62</text:p>
          </table:table-cell>
          <table:table-cell table:style-name="ce90" table:formula="of:=[M_Dia_A.P50]" office:value-type="float" office:value="25.9124268905963" calcext:value-type="float">
            <text:p>26</text:p>
          </table:table-cell>
          <table:table-cell table:style-name="ce90" table:formula="of:=[M_Dia_A.Q50]" office:value-type="float" office:value="36.1627705094752" calcext:value-type="float">
            <text:p>36</text:p>
          </table:table-cell>
          <table:table-cell table:number-columns-repeated="2"/>
          <table:table-cell table:style-name="ce113" table:formula="of:=[.B50]" office:value-type="date" office:date-value="2020-04-01" calcext:value-type="date">
            <text:p>01/04</text:p>
          </table:table-cell>
          <table:table-cell table:style-name="ce87" table:formula="of:=[M_Dia_A.C50]" office:value-type="float" office:value="8.28221796998497" calcext:value-type="float">
            <text:p>8.3</text:p>
          </table:table-cell>
          <table:table-cell table:style-name="ce90" table:formula="of:=[M_Dia_A.D50]" office:value-type="float" office:value="10.5298187830823" calcext:value-type="float">
            <text:p>11</text:p>
          </table:table-cell>
          <table:table-cell table:style-name="ce90" table:formula="of:=[M_Dia_A.F50]" office:value-type="float" office:value="12.4090891471131" calcext:value-type="float">
            <text:p>12</text:p>
          </table:table-cell>
          <table:table-cell table:style-name="ce87" table:formula="of:=[M_Dia_A.M50]" office:value-type="float" office:value="4.40577020684008" calcext:value-type="float">
            <text:p>4.4</text:p>
          </table:table-cell>
          <table:table-cell table:style-name="ce90" table:formula="of:=[M_Dia_A.N50]" office:value-type="float" office:value="12.8692590696796" calcext:value-type="float">
            <text:p>13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51]" office:value-type="date" office:date-value="2020-04-02" calcext:value-type="date">
            <text:p>02/04</text:p>
          </table:table-cell>
          <table:table-cell table:style-name="ce90" table:formula="of:=[M_Dia_A.E51]" office:value-type="float" office:value="84.2157927514791" calcext:value-type="float">
            <text:p>84</text:p>
          </table:table-cell>
          <table:table-cell table:style-name="ce90" table:formula="of:=[M_Dia_A.G51]" office:value-type="float" office:value="112.025336121703" calcext:value-type="float">
            <text:p>112</text:p>
          </table:table-cell>
          <table:table-cell table:style-name="ce90" table:formula="of:=[M_Dia_A.H51]" office:value-type="float" office:value="101.485845976819" calcext:value-type="float">
            <text:p>101</text:p>
          </table:table-cell>
          <table:table-cell table:style-name="ce90" table:formula="of:=[M_Dia_A.J51]" office:value-type="float" office:value="56.2908607231923" calcext:value-type="float">
            <text:p>56</text:p>
          </table:table-cell>
          <table:table-cell table:style-name="ce90" table:formula="of:=[M_Dia_A.O51]" office:value-type="float" office:value="57.7573712180174" calcext:value-type="float">
            <text:p>58</text:p>
          </table:table-cell>
          <table:table-cell table:style-name="ce87" table:number-columns-repeated="2"/>
          <table:table-cell table:style-name="ce58" table:formula="of:=[.B51]" office:value-type="date" office:date-value="2020-04-02" calcext:value-type="date">
            <text:p>02/04</text:p>
          </table:table-cell>
          <table:table-cell table:style-name="ce87" table:formula="of:=[M_Dia_A.I51]" office:value-type="float" office:value="50.6733364890245" calcext:value-type="float">
            <text:p>50.7</text:p>
          </table:table-cell>
          <table:table-cell table:style-name="ce87" table:formula="of:=[M_Dia_A.K51]" office:value-type="float" office:value="19.2574259523086" calcext:value-type="float">
            <text:p>19.3</text:p>
          </table:table-cell>
          <table:table-cell table:style-name="ce90" table:formula="of:=[M_Dia_A.L51]" office:value-type="float" office:value="10.3538790508119" calcext:value-type="float">
            <text:p>10</text:p>
          </table:table-cell>
          <table:table-cell table:style-name="ce90" table:formula="of:=[M_Dia_A.P51]" office:value-type="float" office:value="34.2239600441837" calcext:value-type="float">
            <text:p>34</text:p>
          </table:table-cell>
          <table:table-cell table:style-name="ce90" table:formula="of:=[M_Dia_A.Q51]" office:value-type="float" office:value="30.9027311626424" calcext:value-type="float">
            <text:p>31</text:p>
          </table:table-cell>
          <table:table-cell table:number-columns-repeated="2"/>
          <table:table-cell table:style-name="ce113" table:formula="of:=[.B51]" office:value-type="date" office:date-value="2020-04-02" calcext:value-type="date">
            <text:p>02/04</text:p>
          </table:table-cell>
          <table:table-cell table:style-name="ce87" table:formula="of:=[M_Dia_A.C51]" office:value-type="float" office:value="7.78194977045568" calcext:value-type="float">
            <text:p>7.8</text:p>
          </table:table-cell>
          <table:table-cell table:style-name="ce87" table:formula="of:=[M_Dia_A.D51]" office:value-type="float" office:value="7.01987918872155" calcext:value-type="float">
            <text:p>7.0</text:p>
          </table:table-cell>
          <table:table-cell table:style-name="ce90" table:formula="of:=[M_Dia_A.F51]" office:value-type="float" office:value="16.8409066996534" calcext:value-type="float">
            <text:p>17</text:p>
          </table:table-cell>
          <table:table-cell table:style-name="ce90" table:formula="of:=[M_Dia_A.M51]" office:value-type="float" office:value="11.0144255171002" calcext:value-type="float">
            <text:p>11</text:p>
          </table:table-cell>
          <table:table-cell table:style-name="ce90" table:formula="of:=[M_Dia_A.N51]" office:value-type="float" office:value="10.4860629456649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52]" office:value-type="date" office:date-value="2020-04-03" calcext:value-type="date">
            <text:p>03/04</text:p>
          </table:table-cell>
          <table:table-cell table:style-name="ce90" table:formula="of:=[M_Dia_A.E52]" office:value-type="float" office:value="60.7458177223784" calcext:value-type="float">
            <text:p>61</text:p>
          </table:table-cell>
          <table:table-cell table:style-name="ce90" table:formula="of:=[M_Dia_A.G52]" office:value-type="float" office:value="109.902750805713" calcext:value-type="float">
            <text:p>110</text:p>
          </table:table-cell>
          <table:table-cell table:style-name="ce90" table:formula="of:=[M_Dia_A.H52]" office:value-type="float" office:value="83.8849797003967" calcext:value-type="float">
            <text:p>84</text:p>
          </table:table-cell>
          <table:table-cell table:style-name="ce90" table:formula="of:=[M_Dia_A.J52]" office:value-type="float" office:value="56.7352622552175" calcext:value-type="float">
            <text:p>57</text:p>
          </table:table-cell>
          <table:table-cell table:style-name="ce90" table:formula="of:=[M_Dia_A.O52]" office:value-type="float" office:value="59.7839456467198" calcext:value-type="float">
            <text:p>60</text:p>
          </table:table-cell>
          <table:table-cell table:style-name="ce87" table:number-columns-repeated="2"/>
          <table:table-cell table:style-name="ce58" table:formula="of:=[.B52]" office:value-type="date" office:date-value="2020-04-03" calcext:value-type="date">
            <text:p>03/04</text:p>
          </table:table-cell>
          <table:table-cell table:style-name="ce87" table:formula="of:=[M_Dia_A.I52]" office:value-type="float" office:value="45.1786373516604" calcext:value-type="float">
            <text:p>45.2</text:p>
          </table:table-cell>
          <table:table-cell table:style-name="ce87" table:formula="of:=[M_Dia_A.K52]" office:value-type="float" office:value="32.5894900731376" calcext:value-type="float">
            <text:p>32.6</text:p>
          </table:table-cell>
          <table:table-cell table:style-name="ce90" table:formula="of:=[M_Dia_A.L52]" office:value-type="float" office:value="10.3538790508119" calcext:value-type="float">
            <text:p>10</text:p>
          </table:table-cell>
          <table:table-cell table:style-name="ce90" table:formula="of:=[M_Dia_A.P52]" office:value-type="float" office:value="38.135269763519" calcext:value-type="float">
            <text:p>38</text:p>
          </table:table-cell>
          <table:table-cell table:style-name="ce90" table:formula="of:=[M_Dia_A.Q52]" office:value-type="float" office:value="42.0803147746621" calcext:value-type="float">
            <text:p>42</text:p>
          </table:table-cell>
          <table:table-cell table:number-columns-repeated="2"/>
          <table:table-cell table:style-name="ce113" table:formula="of:=[.B52]" office:value-type="date" office:date-value="2020-04-03" calcext:value-type="date">
            <text:p>03/04</text:p>
          </table:table-cell>
          <table:table-cell table:style-name="ce87" table:formula="of:=[M_Dia_A.C52]" office:value-type="float" office:value="8.05987654797195" calcext:value-type="float">
            <text:p>8.1</text:p>
          </table:table-cell>
          <table:table-cell table:style-name="ce87" table:formula="of:=[M_Dia_A.D52]" office:value-type="float" office:value="5.84989932393462" calcext:value-type="float">
            <text:p>5.8</text:p>
          </table:table-cell>
          <table:table-cell table:style-name="ce90" table:formula="of:=[M_Dia_A.F52]" office:value-type="float" office:value="14.1818161681292" calcext:value-type="float">
            <text:p>14</text:p>
          </table:table-cell>
          <table:table-cell table:style-name="ce87" table:formula="of:=[M_Dia_A.M52]" office:value-type="float" office:value="2.20288510342004" calcext:value-type="float">
            <text:p>2.2</text:p>
          </table:table-cell>
          <table:table-cell table:style-name="ce90" table:formula="of:=[M_Dia_A.N52]" office:value-type="float" office:value="17.6356513177091" calcext:value-type="float">
            <text:p>18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53]" office:value-type="date" office:date-value="2020-04-04" calcext:value-type="date">
            <text:p>04/04</text:p>
          </table:table-cell>
          <table:table-cell table:style-name="ce90" table:formula="of:=[M_Dia_A.E53]" office:value-type="float" office:value="64.4273824328256" calcext:value-type="float">
            <text:p>64</text:p>
          </table:table-cell>
          <table:table-cell table:style-name="ce90" table:formula="of:=[M_Dia_A.G53]" office:value-type="float" office:value="95.3984178131133" calcext:value-type="float">
            <text:p>95</text:p>
          </table:table-cell>
          <table:table-cell table:style-name="ce90" table:formula="of:=[M_Dia_A.H53]" office:value-type="float" office:value="78.8668603790337" calcext:value-type="float">
            <text:p>79</text:p>
          </table:table-cell>
          <table:table-cell table:style-name="ce90" table:formula="of:=[M_Dia_A.J53]" office:value-type="float" office:value="50.4395738848604" calcext:value-type="float">
            <text:p>50</text:p>
          </table:table-cell>
          <table:table-cell table:style-name="ce90" table:formula="of:=[M_Dia_A.O53]" office:value-type="float" office:value="52.2687321402818" calcext:value-type="float">
            <text:p>52</text:p>
          </table:table-cell>
          <table:table-cell table:style-name="ce87" table:number-columns-repeated="2"/>
          <table:table-cell table:style-name="ce58" table:formula="of:=[.B53]" office:value-type="date" office:date-value="2020-04-04" calcext:value-type="date">
            <text:p>04/04</text:p>
          </table:table-cell>
          <table:table-cell table:style-name="ce87" table:formula="of:=[M_Dia_A.I53]" office:value-type="float" office:value="50.0628143626507" calcext:value-type="float">
            <text:p>50.1</text:p>
          </table:table-cell>
          <table:table-cell table:style-name="ce90" table:formula="of:=[M_Dia_A.K53]" office:value-type="float" office:value="25.1827877837882" calcext:value-type="float">
            <text:p>25</text:p>
          </table:table-cell>
          <table:table-cell table:style-name="ce90" table:formula="of:=[M_Dia_A.L53]" office:value-type="float" office:value="0" calcext:value-type="float">
            <text:p>0</text:p>
          </table:table-cell>
          <table:table-cell table:style-name="ce90" table:formula="of:=[M_Dia_A.P53]" office:value-type="float" office:value="35.2017874740176" calcext:value-type="float">
            <text:p>35</text:p>
          </table:table-cell>
          <table:table-cell table:style-name="ce87" table:formula="of:=[M_Dia_A.Q53]" office:value-type="float" office:value="39.4502951012457" calcext:value-type="float">
            <text:p>39.5</text:p>
          </table:table-cell>
          <table:table-cell table:number-columns-repeated="2"/>
          <table:table-cell table:style-name="ce113" table:formula="of:=[.B53]" office:value-type="date" office:date-value="2020-04-04" calcext:value-type="date">
            <text:p>04/04</text:p>
          </table:table-cell>
          <table:table-cell table:style-name="ce87" table:formula="of:=[M_Dia_A.C53]" office:value-type="float" office:value="7.83753512595893" calcext:value-type="float">
            <text:p>7.8</text:p>
          </table:table-cell>
          <table:table-cell table:style-name="ce90" table:formula="of:=[M_Dia_A.D53]" office:value-type="float" office:value="10.5298187830823" calcext:value-type="float">
            <text:p>11</text:p>
          </table:table-cell>
          <table:table-cell table:style-name="ce90" table:formula="of:=[M_Dia_A.F53]" office:value-type="float" office:value="19.4999972311777" calcext:value-type="float">
            <text:p>19</text:p>
          </table:table-cell>
          <table:table-cell table:style-name="ce87" table:formula="of:=[M_Dia_A.M53]" office:value-type="float" office:value="6.60865531026013" calcext:value-type="float">
            <text:p>6.6</text:p>
          </table:table-cell>
          <table:table-cell table:style-name="ce87" table:formula="of:=[M_Dia_A.N53]" office:value-type="float" office:value="9.53278449605897" calcext:value-type="float">
            <text:p>9.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54]" office:value-type="date" office:date-value="2020-04-05" calcext:value-type="date">
            <text:p>05/04</text:p>
          </table:table-cell>
          <table:table-cell table:style-name="ce90" table:formula="of:=[M_Dia_A.E54]" office:value-type="float" office:value="75.4720765641671" calcext:value-type="float">
            <text:p>75</text:p>
          </table:table-cell>
          <table:table-cell table:style-name="ce90" table:formula="of:=[M_Dia_A.G54]" office:value-type="float" office:value="79.4790279431871" calcext:value-type="float">
            <text:p>79</text:p>
          </table:table-cell>
          <table:table-cell table:style-name="ce90" table:formula="of:=[M_Dia_A.H54]" office:value-type="float" office:value="38.7968031114335" calcext:value-type="float">
            <text:p>39</text:p>
          </table:table-cell>
          <table:table-cell table:style-name="ce90" table:formula="of:=[M_Dia_A.J54]" office:value-type="float" office:value="38.8851340522052" calcext:value-type="float">
            <text:p>39</text:p>
          </table:table-cell>
          <table:table-cell table:style-name="ce90" table:formula="of:=[M_Dia_A.O54]" office:value-type="float" office:value="37.238305127406" calcext:value-type="float">
            <text:p>37</text:p>
          </table:table-cell>
          <table:table-cell table:style-name="ce87" table:number-columns-repeated="2"/>
          <table:table-cell table:style-name="ce58" table:formula="of:=[.B54]" office:value-type="date" office:date-value="2020-04-05" calcext:value-type="date">
            <text:p>05/04</text:p>
          </table:table-cell>
          <table:table-cell table:style-name="ce90" table:formula="of:=[M_Dia_A.I54]" office:value-type="float" office:value="35.1050222664929" calcext:value-type="float">
            <text:p>35</text:p>
          </table:table-cell>
          <table:table-cell table:style-name="ce90" table:formula="of:=[M_Dia_A.K54]" office:value-type="float" office:value="31.1081496152677" calcext:value-type="float">
            <text:p>31</text:p>
          </table:table-cell>
          <table:table-cell table:style-name="ce90" table:formula="of:=[M_Dia_A.L54]" office:value-type="float" office:value="51.7693952540595" calcext:value-type="float">
            <text:p>52</text:p>
          </table:table-cell>
          <table:table-cell table:style-name="ce90" table:formula="of:=[M_Dia_A.P54]" office:value-type="float" office:value="42.0465794828543" calcext:value-type="float">
            <text:p>42</text:p>
          </table:table-cell>
          <table:table-cell table:style-name="ce90" table:formula="of:=[M_Dia_A.Q54]" office:value-type="float" office:value="37.4777803461834" calcext:value-type="float">
            <text:p>37</text:p>
          </table:table-cell>
          <table:table-cell table:number-columns-repeated="2"/>
          <table:table-cell table:style-name="ce113" table:formula="of:=[.B54]" office:value-type="date" office:date-value="2020-04-05" calcext:value-type="date">
            <text:p>05/04</text:p>
          </table:table-cell>
          <table:table-cell table:style-name="ce90" table:formula="of:=[M_Dia_A.C54]" office:value-type="float" office:value="10.2277054125989" calcext:value-type="float">
            <text:p>10</text:p>
          </table:table-cell>
          <table:table-cell table:style-name="ce90" table:formula="of:=[M_Dia_A.D54]" office:value-type="float" office:value="10.5298187830823" calcext:value-type="float">
            <text:p>11</text:p>
          </table:table-cell>
          <table:table-cell table:style-name="ce90" table:formula="of:=[M_Dia_A.F54]" office:value-type="float" office:value="15.9545431891454" calcext:value-type="float">
            <text:p>16</text:p>
          </table:table-cell>
          <table:table-cell table:style-name="ce87" table:formula="of:=[M_Dia_A.M54]" office:value-type="float" office:value="8.81154041368017" calcext:value-type="float">
            <text:p>8.8</text:p>
          </table:table-cell>
          <table:table-cell table:style-name="ce90" table:formula="of:=[M_Dia_A.N54]" office:value-type="float" office:value="13.8225375192855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80" table:formula="of:=[M_Dia_A.A55]" office:value-type="string" office:string-value="L" calcext:value-type="string">
            <text:p>L</text:p>
          </table:table-cell>
          <table:table-cell table:style-name="ce57" table:formula="of:=[M_Dia_A.B55]" office:value-type="date" office:date-value="2020-04-06" calcext:value-type="date">
            <text:p>06/04</text:p>
          </table:table-cell>
          <table:table-cell table:style-name="ce92" table:formula="of:=[M_Dia_A.E55]" office:value-type="float" office:value="85.1361839290909" calcext:value-type="float">
            <text:p>85</text:p>
          </table:table-cell>
          <table:table-cell table:style-name="ce92" table:formula="of:=[M_Dia_A.G55]" office:value-type="float" office:value="75.1159359047629" calcext:value-type="float">
            <text:p>75</text:p>
          </table:table-cell>
          <table:table-cell table:style-name="ce92" table:formula="of:=[M_Dia_A.H55]" office:value-type="float" office:value="62.3894536521701" calcext:value-type="float">
            <text:p>62</text:p>
          </table:table-cell>
          <table:table-cell table:style-name="ce92" table:formula="of:=[M_Dia_A.J55]" office:value-type="float" office:value="47.1065623946714" calcext:value-type="float">
            <text:p>47</text:p>
          </table:table-cell>
          <table:table-cell table:style-name="ce92" table:formula="of:=[M_Dia_A.O55]" office:value-type="float" office:value="66.3703125400024" calcext:value-type="float">
            <text:p>66</text:p>
          </table:table-cell>
          <table:table-cell table:style-name="ce109"/>
          <table:table-cell table:style-name="ce80" table:formula="of:=[.A55]" office:value-type="string" office:string-value="L" calcext:value-type="string">
            <text:p>L</text:p>
          </table:table-cell>
          <table:table-cell table:style-name="ce57" table:formula="of:=[.B55]" office:value-type="date" office:date-value="2020-04-06" calcext:value-type="date">
            <text:p>06/04</text:p>
          </table:table-cell>
          <table:table-cell table:style-name="ce88" table:formula="of:=[M_Dia_A.I55]" office:value-type="float" office:value="30.8313673818764" calcext:value-type="float">
            <text:p>30.8</text:p>
          </table:table-cell>
          <table:table-cell table:style-name="ce88" table:formula="of:=[M_Dia_A.K55]" office:value-type="float" office:value="23.7014473259183" calcext:value-type="float">
            <text:p>23.7</text:p>
          </table:table-cell>
          <table:table-cell table:style-name="ce88" table:formula="of:=[M_Dia_A.L55]" office:value-type="float" office:value="51.7693952540595" calcext:value-type="float">
            <text:p>51.8</text:p>
          </table:table-cell>
          <table:table-cell table:style-name="ce92" table:formula="of:=[M_Dia_A.P55]" office:value-type="float" office:value="44.4911480574389" calcext:value-type="float">
            <text:p>44</text:p>
          </table:table-cell>
          <table:table-cell table:style-name="ce92" table:formula="of:=[M_Dia_A.Q55]" office:value-type="float" office:value="31.5602360809965" calcext:value-type="float">
            <text:p>32</text:p>
          </table:table-cell>
          <table:table-cell/>
          <table:table-cell table:style-name="ce50" table:formula="of:=[.A55]" office:value-type="string" office:string-value="L" calcext:value-type="string">
            <text:p>L</text:p>
          </table:table-cell>
          <table:table-cell table:style-name="ce80" table:formula="of:=[.B55]" office:value-type="date" office:date-value="2020-04-06" calcext:value-type="date">
            <text:p>06/04</text:p>
          </table:table-cell>
          <table:table-cell table:style-name="ce88" table:formula="of:=[M_Dia_A.C55]" office:value-type="float" office:value="5.11385270629944" calcext:value-type="float">
            <text:p>5.1</text:p>
          </table:table-cell>
          <table:table-cell table:style-name="ce88" table:formula="of:=[M_Dia_A.D55]" office:value-type="float" office:value="9.3598389182954" calcext:value-type="float">
            <text:p>9.4</text:p>
          </table:table-cell>
          <table:table-cell table:style-name="ce88" table:formula="of:=[M_Dia_A.F55]" office:value-type="float" office:value="7.09090808406461" calcext:value-type="float">
            <text:p>7.1</text:p>
          </table:table-cell>
          <table:table-cell table:style-name="ce88" table:formula="of:=[M_Dia_A.M55]" office:value-type="float" office:value="1.10144255171002" calcext:value-type="float">
            <text:p>1.1</text:p>
          </table:table-cell>
          <table:table-cell table:style-name="ce88" table:formula="of:=[M_Dia_A.N55]" office:value-type="float" office:value="7.62622759684718" calcext:value-type="float">
            <text:p>7.6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56]" office:value-type="date" office:date-value="2020-04-07" calcext:value-type="date">
            <text:p>07/04</text:p>
          </table:table-cell>
          <table:table-cell table:style-name="ce90" table:formula="of:=[M_Dia_A.E56]" office:value-type="float" office:value="185.458822288776" calcext:value-type="float">
            <text:p>185</text:p>
          </table:table-cell>
          <table:table-cell table:style-name="ce90" table:formula="of:=[M_Dia_A.G56]" office:value-type="float" office:value="87.6156049878161" calcext:value-type="float">
            <text:p>88</text:p>
          </table:table-cell>
          <table:table-cell table:style-name="ce90" table:formula="of:=[M_Dia_A.H56]" office:value-type="float" office:value="106.129478781663" calcext:value-type="float">
            <text:p>106</text:p>
          </table:table-cell>
          <table:table-cell table:style-name="ce90" table:formula="of:=[M_Dia_A.J56]" office:value-type="float" office:value="44.736420890537" calcext:value-type="float">
            <text:p>45</text:p>
          </table:table-cell>
          <table:table-cell table:style-name="ce90" table:formula="of:=[M_Dia_A.O56]" office:value-type="float" office:value="79.2052839217841" calcext:value-type="float">
            <text:p>79</text:p>
          </table:table-cell>
          <table:table-cell table:style-name="ce87" table:number-columns-repeated="2"/>
          <table:table-cell table:style-name="ce58" table:formula="of:=[.B56]" office:value-type="date" office:date-value="2020-04-07" calcext:value-type="date">
            <text:p>07/04</text:p>
          </table:table-cell>
          <table:table-cell table:style-name="ce87" table:formula="of:=[M_Dia_A.I56]" office:value-type="float" office:value="71.4310887857334" calcext:value-type="float">
            <text:p>71.4</text:p>
          </table:table-cell>
          <table:table-cell table:style-name="ce90" table:formula="of:=[M_Dia_A.K56]" office:value-type="float" office:value="53.3282564833161" calcext:value-type="float">
            <text:p>53</text:p>
          </table:table-cell>
          <table:table-cell table:style-name="ce90" table:formula="of:=[M_Dia_A.L56]" office:value-type="float" office:value="31.0616371524357" calcext:value-type="float">
            <text:p>31</text:p>
          </table:table-cell>
          <table:table-cell table:style-name="ce90" table:formula="of:=[M_Dia_A.P56]" office:value-type="float" office:value="40.5798383381036" calcext:value-type="float">
            <text:p>41</text:p>
          </table:table-cell>
          <table:table-cell table:style-name="ce90" table:formula="of:=[M_Dia_A.Q56]" office:value-type="float" office:value="36.8202754278293" calcext:value-type="float">
            <text:p>37</text:p>
          </table:table-cell>
          <table:table-cell table:number-columns-repeated="2"/>
          <table:table-cell table:style-name="ce113" table:formula="of:=[.B56]" office:value-type="date" office:date-value="2020-04-07" calcext:value-type="date">
            <text:p>07/04</text:p>
          </table:table-cell>
          <table:table-cell table:style-name="ce90" table:formula="of:=[M_Dia_A.C56]" office:value-type="float" office:value="9.61626650206309" calcext:value-type="float">
            <text:p>10</text:p>
          </table:table-cell>
          <table:table-cell table:style-name="ce90" table:formula="of:=[M_Dia_A.D56]" office:value-type="float" office:value="13.4547684450496" calcext:value-type="float">
            <text:p>13</text:p>
          </table:table-cell>
          <table:table-cell table:style-name="ce90" table:formula="of:=[M_Dia_A.F56]" office:value-type="float" office:value="14.1818161681292" calcext:value-type="float">
            <text:p>14</text:p>
          </table:table-cell>
          <table:table-cell table:style-name="ce90" table:formula="of:=[M_Dia_A.M56]" office:value-type="float" office:value="11.0144255171002" calcext:value-type="float">
            <text:p>11</text:p>
          </table:table-cell>
          <table:table-cell table:style-name="ce90" table:formula="of:=[M_Dia_A.N56]" office:value-type="float" office:value="16.2057336433002" calcext:value-type="float">
            <text:p>16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57]" office:value-type="date" office:date-value="2020-04-08" calcext:value-type="date">
            <text:p>08/04</text:p>
          </table:table-cell>
          <table:table-cell table:style-name="ce90" table:formula="of:=[M_Dia_A.E57]" office:value-type="float" office:value="94.3400957052089" calcext:value-type="float">
            <text:p>94</text:p>
          </table:table-cell>
          <table:table-cell table:style-name="ce90" table:formula="of:=[M_Dia_A.G57]" office:value-type="float" office:value="89.2665046780306" calcext:value-type="float">
            <text:p>89</text:p>
          </table:table-cell>
          <table:table-cell table:style-name="ce90" table:formula="of:=[M_Dia_A.H57]" office:value-type="float" office:value="40.5194410874238" calcext:value-type="float">
            <text:p>41</text:p>
          </table:table-cell>
          <table:table-cell table:style-name="ce90" table:formula="of:=[M_Dia_A.J57]" office:value-type="float" office:value="40.1442717262766" calcext:value-type="float">
            <text:p>40</text:p>
          </table:table-cell>
          <table:table-cell table:style-name="ce90" table:formula="of:=[M_Dia_A.O57]" office:value-type="float" office:value="74.392169653616" calcext:value-type="float">
            <text:p>74</text:p>
          </table:table-cell>
          <table:table-cell table:style-name="ce87" table:number-columns-repeated="2"/>
          <table:table-cell table:style-name="ce58" table:formula="of:=[.B57]" office:value-type="date" office:date-value="2020-04-08" calcext:value-type="date">
            <text:p>08/04</text:p>
          </table:table-cell>
          <table:table-cell table:style-name="ce90" table:formula="of:=[M_Dia_A.I57]" office:value-type="float" office:value="44.8733762884735" calcext:value-type="float">
            <text:p>45</text:p>
          </table:table-cell>
          <table:table-cell table:style-name="ce90" table:formula="of:=[M_Dia_A.K57]" office:value-type="float" office:value="37.0335114467473" calcext:value-type="float">
            <text:p>37</text:p>
          </table:table-cell>
          <table:table-cell table:style-name="ce90" table:formula="of:=[M_Dia_A.L57]" office:value-type="float" office:value="20.7077581016238" calcext:value-type="float">
            <text:p>21</text:p>
          </table:table-cell>
          <table:table-cell table:style-name="ce90" table:formula="of:=[M_Dia_A.P57]" office:value-type="float" office:value="54.2694223557771" calcext:value-type="float">
            <text:p>54</text:p>
          </table:table-cell>
          <table:table-cell table:style-name="ce90" table:formula="of:=[M_Dia_A.Q57]" office:value-type="float" office:value="43.3953246113702" calcext:value-type="float">
            <text:p>43</text:p>
          </table:table-cell>
          <table:table-cell table:number-columns-repeated="2"/>
          <table:table-cell table:style-name="ce113" table:formula="of:=[.B57]" office:value-type="date" office:date-value="2020-04-08" calcext:value-type="date">
            <text:p>08/04</text:p>
          </table:table-cell>
          <table:table-cell table:style-name="ce90" table:formula="of:=[M_Dia_A.C57]" office:value-type="float" office:value="14.1186802978267" calcext:value-type="float">
            <text:p>14</text:p>
          </table:table-cell>
          <table:table-cell table:style-name="ce90" table:formula="of:=[M_Dia_A.D57]" office:value-type="float" office:value="17.5496979718039" calcext:value-type="float">
            <text:p>18</text:p>
          </table:table-cell>
          <table:table-cell table:style-name="ce90" table:formula="of:=[M_Dia_A.F57]" office:value-type="float" office:value="13.2954526576211" calcext:value-type="float">
            <text:p>13</text:p>
          </table:table-cell>
          <table:table-cell table:style-name="ce90" table:formula="of:=[M_Dia_A.M57]" office:value-type="float" office:value="12.1158680688102" calcext:value-type="float">
            <text:p>12</text:p>
          </table:table-cell>
          <table:table-cell table:style-name="ce90" table:formula="of:=[M_Dia_A.N57]" office:value-type="float" office:value="16.6823728681032" calcext:value-type="float">
            <text:p>17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58]" office:value-type="date" office:date-value="2020-04-09" calcext:value-type="date">
            <text:p>09/04</text:p>
          </table:table-cell>
          <table:table-cell table:style-name="ce90" table:formula="of:=[M_Dia_A.E58]" office:value-type="float" office:value="130.235351632069" calcext:value-type="float">
            <text:p>130</text:p>
          </table:table-cell>
          <table:table-cell table:style-name="ce90" table:formula="of:=[M_Dia_A.G58]" office:value-type="float" office:value="80.5403206011822" calcext:value-type="float">
            <text:p>81</text:p>
          </table:table-cell>
          <table:table-cell table:style-name="ce90" table:formula="of:=[M_Dia_A.H58]" office:value-type="float" office:value="100.437283730564" calcext:value-type="float">
            <text:p>100</text:p>
          </table:table-cell>
          <table:table-cell table:style-name="ce90" table:formula="of:=[M_Dia_A.J58]" office:value-type="float" office:value="45.1808224225622" calcext:value-type="float">
            <text:p>45</text:p>
          </table:table-cell>
          <table:table-cell table:style-name="ce90" table:formula="of:=[M_Dia_A.O58]" office:value-type="float" office:value="82.7517891720132" calcext:value-type="float">
            <text:p>83</text:p>
          </table:table-cell>
          <table:table-cell table:style-name="ce87" table:number-columns-repeated="2"/>
          <table:table-cell table:style-name="ce58" table:formula="of:=[.B58]" office:value-type="date" office:date-value="2020-04-09" calcext:value-type="date">
            <text:p>09/04</text:p>
          </table:table-cell>
          <table:table-cell table:style-name="ce90" table:formula="of:=[M_Dia_A.I58]" office:value-type="float" office:value="45.1786373516604" calcext:value-type="float">
            <text:p>45</text:p>
          </table:table-cell>
          <table:table-cell table:style-name="ce90" table:formula="of:=[M_Dia_A.K58]" office:value-type="float" office:value="41.477532820357" calcext:value-type="float">
            <text:p>41</text:p>
          </table:table-cell>
          <table:table-cell table:style-name="ce90" table:formula="of:=[M_Dia_A.L58]" office:value-type="float" office:value="62.1232743048714" calcext:value-type="float">
            <text:p>62</text:p>
          </table:table-cell>
          <table:table-cell table:style-name="ce90" table:formula="of:=[M_Dia_A.P58]" office:value-type="float" office:value="41.5576657679374" calcext:value-type="float">
            <text:p>42</text:p>
          </table:table-cell>
          <table:table-cell table:style-name="ce90" table:formula="of:=[M_Dia_A.Q58]" office:value-type="float" office:value="35.5052655911211" calcext:value-type="float">
            <text:p>36</text:p>
          </table:table-cell>
          <table:table-cell table:number-columns-repeated="2"/>
          <table:table-cell table:style-name="ce113" table:formula="of:=[.B58]" office:value-type="date" office:date-value="2020-04-09" calcext:value-type="date">
            <text:p>09/04</text:p>
          </table:table-cell>
          <table:table-cell table:style-name="ce90" table:formula="of:=[M_Dia_A.C58]" office:value-type="float" office:value="13.6739974538007" calcext:value-type="float">
            <text:p>14</text:p>
          </table:table-cell>
          <table:table-cell table:style-name="ce90" table:formula="of:=[M_Dia_A.D58]" office:value-type="float" office:value="12.8697785126562" calcext:value-type="float">
            <text:p>13</text:p>
          </table:table-cell>
          <table:table-cell table:style-name="ce90" table:formula="of:=[M_Dia_A.F58]" office:value-type="float" office:value="16.8409066996534" calcext:value-type="float">
            <text:p>17</text:p>
          </table:table-cell>
          <table:table-cell table:style-name="ce87" table:formula="of:=[M_Dia_A.M58]" office:value-type="float" office:value="8.81154041368017" calcext:value-type="float">
            <text:p>8.8</text:p>
          </table:table-cell>
          <table:table-cell table:style-name="ce90" table:formula="of:=[M_Dia_A.N58]" office:value-type="float" office:value="13.8225375192855" calcext:value-type="float">
            <text:p>14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59]" office:value-type="date" office:date-value="2020-04-10" calcext:value-type="date">
            <text:p>10/04</text:p>
          </table:table-cell>
          <table:table-cell table:style-name="ce90" table:formula="of:=[M_Dia_A.E59]" office:value-type="float" office:value="228.257012047725" calcext:value-type="float">
            <text:p>228</text:p>
          </table:table-cell>
          <table:table-cell table:style-name="ce90" table:formula="of:=[M_Dia_A.G59]" office:value-type="float" office:value="71.3424508985582" calcext:value-type="float">
            <text:p>71</text:p>
          </table:table-cell>
          <table:table-cell table:style-name="ce90" table:formula="of:=[M_Dia_A.H59]" office:value-type="float" office:value="73.9236383609746" calcext:value-type="float">
            <text:p>74</text:p>
          </table:table-cell>
          <table:table-cell table:style-name="ce90" table:formula="of:=[M_Dia_A.J59]" office:value-type="float" office:value="42.2181455423942" calcext:value-type="float">
            <text:p>42</text:p>
          </table:table-cell>
          <table:table-cell table:style-name="ce90" table:formula="of:=[M_Dia_A.O59]" office:value-type="float" office:value="77.4320312966695" calcext:value-type="float">
            <text:p>77</text:p>
          </table:table-cell>
          <table:table-cell table:style-name="ce87" table:number-columns-repeated="2"/>
          <table:table-cell table:style-name="ce58" table:formula="of:=[.B59]" office:value-type="date" office:date-value="2020-04-10" calcext:value-type="date">
            <text:p>10/04</text:p>
          </table:table-cell>
          <table:table-cell table:style-name="ce90" table:formula="of:=[M_Dia_A.I59]" office:value-type="float" office:value="35.1050222664929" calcext:value-type="float">
            <text:p>35</text:p>
          </table:table-cell>
          <table:table-cell table:style-name="ce90" table:formula="of:=[M_Dia_A.K59]" office:value-type="float" office:value="37.0335114467473" calcext:value-type="float">
            <text:p>37</text:p>
          </table:table-cell>
          <table:table-cell table:style-name="ce87" table:formula="of:=[M_Dia_A.L59]" office:value-type="float" office:value="20.7077581016238" calcext:value-type="float">
            <text:p>20.7</text:p>
          </table:table-cell>
          <table:table-cell table:style-name="ce90" table:formula="of:=[M_Dia_A.P59]" office:value-type="float" office:value="43.5133206276051" calcext:value-type="float">
            <text:p>44</text:p>
          </table:table-cell>
          <table:table-cell table:style-name="ce90" table:formula="of:=[M_Dia_A.Q59]" office:value-type="float" office:value="34.847760672767" calcext:value-type="float">
            <text:p>35</text:p>
          </table:table-cell>
          <table:table-cell table:number-columns-repeated="2"/>
          <table:table-cell table:style-name="ce113" table:formula="of:=[.B59]" office:value-type="date" office:date-value="2020-04-10" calcext:value-type="date">
            <text:p>10/04</text:p>
          </table:table-cell>
          <table:table-cell table:style-name="ce90" table:formula="of:=[M_Dia_A.C59]" office:value-type="float" office:value="14.7857045638658" calcext:value-type="float">
            <text:p>15</text:p>
          </table:table-cell>
          <table:table-cell table:style-name="ce90" table:formula="of:=[M_Dia_A.D59]" office:value-type="float" office:value="14.0397583774431" calcext:value-type="float">
            <text:p>14</text:p>
          </table:table-cell>
          <table:table-cell table:style-name="ce87" table:formula="of:=[M_Dia_A.F59]" office:value-type="float" office:value="8.86363510508076" calcext:value-type="float">
            <text:p>8.9</text:p>
          </table:table-cell>
          <table:table-cell table:style-name="ce87" table:formula="of:=[M_Dia_A.M59]" office:value-type="float" office:value="4.40577020684008" calcext:value-type="float">
            <text:p>4.4</text:p>
          </table:table-cell>
          <table:table-cell table:style-name="ce90" table:formula="of:=[M_Dia_A.N59]" office:value-type="float" office:value="12.3926198448767" calcext:value-type="float">
            <text:p>12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60]" office:value-type="date" office:date-value="2020-04-11" calcext:value-type="date">
            <text:p>11/04</text:p>
          </table:table-cell>
          <table:table-cell table:style-name="ce90" table:formula="of:=[M_Dia_A.E60]" office:value-type="float" office:value="150.483957539528" calcext:value-type="float">
            <text:p>150</text:p>
          </table:table-cell>
          <table:table-cell table:style-name="ce90" table:formula="of:=[M_Dia_A.G60]" office:value-type="float" office:value="60.1399172863879" calcext:value-type="float">
            <text:p>60</text:p>
          </table:table-cell>
          <table:table-cell table:style-name="ce90" table:formula="of:=[M_Dia_A.H60]" office:value-type="float" office:value="47.5597875979928" calcext:value-type="float">
            <text:p>48</text:p>
          </table:table-cell>
          <table:table-cell table:style-name="ce90" table:formula="of:=[M_Dia_A.J60]" office:value-type="float" office:value="45.8474247206" calcext:value-type="float">
            <text:p>46</text:p>
          </table:table-cell>
          <table:table-cell table:style-name="ce90" table:formula="of:=[M_Dia_A.O60]" office:value-type="float" office:value="62.2327230814018" calcext:value-type="float">
            <text:p>62</text:p>
          </table:table-cell>
          <table:table-cell table:style-name="ce87" table:number-columns-repeated="2"/>
          <table:table-cell table:style-name="ce58" table:formula="of:=[.B60]" office:value-type="date" office:date-value="2020-04-11" calcext:value-type="date">
            <text:p>11/04</text:p>
          </table:table-cell>
          <table:table-cell table:style-name="ce87" table:formula="of:=[M_Dia_A.I60]" office:value-type="float" office:value="40.2944603406701" calcext:value-type="float">
            <text:p>40.3</text:p>
          </table:table-cell>
          <table:table-cell table:style-name="ce90" table:formula="of:=[M_Dia_A.K60]" office:value-type="float" office:value="47.4028946518366" calcext:value-type="float">
            <text:p>47</text:p>
          </table:table-cell>
          <table:table-cell table:style-name="ce90" table:formula="of:=[M_Dia_A.L60]" office:value-type="float" office:value="82.8310324064953" calcext:value-type="float">
            <text:p>83</text:p>
          </table:table-cell>
          <table:table-cell table:style-name="ce90" table:formula="of:=[M_Dia_A.P60]" office:value-type="float" office:value="48.4024577767742" calcext:value-type="float">
            <text:p>48</text:p>
          </table:table-cell>
          <table:table-cell table:style-name="ce90" table:formula="of:=[M_Dia_A.Q60]" office:value-type="float" office:value="35.5052655911211" calcext:value-type="float">
            <text:p>36</text:p>
          </table:table-cell>
          <table:table-cell table:number-columns-repeated="2"/>
          <table:table-cell table:style-name="ce113" table:formula="of:=[.B60]" office:value-type="date" office:date-value="2020-04-11" calcext:value-type="date">
            <text:p>11/04</text:p>
          </table:table-cell>
          <table:table-cell table:style-name="ce90" table:formula="of:=[M_Dia_A.C60]" office:value-type="float" office:value="9.50509579105658" calcext:value-type="float">
            <text:p>10</text:p>
          </table:table-cell>
          <table:table-cell table:style-name="ce90" table:formula="of:=[M_Dia_A.D60]" office:value-type="float" office:value="10.5298187830823" calcext:value-type="float">
            <text:p>11</text:p>
          </table:table-cell>
          <table:table-cell table:style-name="ce90" table:formula="of:=[M_Dia_A.F60]" office:value-type="float" office:value="11.522725636605" calcext:value-type="float">
            <text:p>12</text:p>
          </table:table-cell>
          <table:table-cell table:style-name="ce87" table:formula="of:=[M_Dia_A.M60]" office:value-type="float" office:value="6.60865531026013" calcext:value-type="float">
            <text:p>6.6</text:p>
          </table:table-cell>
          <table:table-cell table:style-name="ce90" table:formula="of:=[M_Dia_A.N60]" office:value-type="float" office:value="16.6823728681032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83"/>
          <table:table-cell table:style-name="ce58" table:formula="of:=[M_Dia_A.B61]" office:value-type="date" office:date-value="2020-04-12" calcext:value-type="date">
            <text:p>12/04</text:p>
          </table:table-cell>
          <table:table-cell table:style-name="ce90" table:formula="of:=[M_Dia_A.E61]" office:value-type="float" office:value="116.889679556698" calcext:value-type="float">
            <text:p>117</text:p>
          </table:table-cell>
          <table:table-cell table:style-name="ce90" table:formula="of:=[M_Dia_A.G61]" office:value-type="float" office:value="72.9933505887727" calcext:value-type="float">
            <text:p>73</text:p>
          </table:table-cell>
          <table:table-cell table:style-name="ce90" table:formula="of:=[M_Dia_A.H61]" office:value-type="float" office:value="42.0173871535023" calcext:value-type="float">
            <text:p>42</text:p>
          </table:table-cell>
          <table:table-cell table:style-name="ce90" table:formula="of:=[M_Dia_A.J61]" office:value-type="float" office:value="31.9228433838103" calcext:value-type="float">
            <text:p>32</text:p>
          </table:table-cell>
          <table:table-cell table:style-name="ce90" table:formula="of:=[M_Dia_A.O61]" office:value-type="float" office:value="60.5439110574832" calcext:value-type="float">
            <text:p>61</text:p>
          </table:table-cell>
          <table:table-cell table:style-name="ce87" table:number-columns-repeated="2"/>
          <table:table-cell table:style-name="ce58" table:formula="of:=[.B61]" office:value-type="date" office:date-value="2020-04-12" calcext:value-type="date">
            <text:p>12/04</text:p>
          </table:table-cell>
          <table:table-cell table:style-name="ce87" table:formula="of:=[M_Dia_A.I61]" office:value-type="float" office:value="28.6945399395681" calcext:value-type="float">
            <text:p>28.7</text:p>
          </table:table-cell>
          <table:table-cell table:style-name="ce87" table:formula="of:=[M_Dia_A.K61]" office:value-type="float" office:value="20.7387664101785" calcext:value-type="float">
            <text:p>20.7</text:p>
          </table:table-cell>
          <table:table-cell table:style-name="ce90" table:formula="of:=[M_Dia_A.L61]" office:value-type="float" office:value="41.4155162032476" calcext:value-type="float">
            <text:p>41</text:p>
          </table:table-cell>
          <table:table-cell table:style-name="ce90" table:formula="of:=[M_Dia_A.P61]" office:value-type="float" office:value="47.4246303469403" calcext:value-type="float">
            <text:p>47</text:p>
          </table:table-cell>
          <table:table-cell table:style-name="ce90" table:formula="of:=[M_Dia_A.Q61]" office:value-type="float" office:value="30.9027311626424" calcext:value-type="float">
            <text:p>31</text:p>
          </table:table-cell>
          <table:table-cell/>
          <table:table-cell table:style-name="ce51"/>
          <table:table-cell table:style-name="ce122" table:formula="of:=[.B61]" office:value-type="date" office:date-value="2020-04-12" calcext:value-type="date">
            <text:p>12/04</text:p>
          </table:table-cell>
          <table:table-cell table:style-name="ce89" table:formula="of:=[M_Dia_A.C61]" office:value-type="float" office:value="7.17051085991987" calcext:value-type="float">
            <text:p>7.2</text:p>
          </table:table-cell>
          <table:table-cell table:style-name="ce89" table:formula="of:=[M_Dia_A.D61]" office:value-type="float" office:value="7.60486912111501" calcext:value-type="float">
            <text:p>7.6</text:p>
          </table:table-cell>
          <table:table-cell table:style-name="ce91" table:formula="of:=[M_Dia_A.F61]" office:value-type="float" office:value="11.522725636605" calcext:value-type="float">
            <text:p>12</text:p>
          </table:table-cell>
          <table:table-cell table:style-name="ce89" table:formula="of:=[M_Dia_A.M61]" office:value-type="float" office:value="5.5072127585501" calcext:value-type="float">
            <text:p>5.5</text:p>
          </table:table-cell>
          <table:table-cell table:style-name="ce91" table:formula="of:=[M_Dia_A.N61]" office:value-type="float" office:value="16.2057336433002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86" table:formula="of:=[M_Dia_A.A62]" office:value-type="string" office:string-value="L" calcext:value-type="string">
            <text:p>L</text:p>
          </table:table-cell>
          <table:table-cell table:style-name="ce57" table:formula="of:=[M_Dia_A.B62]" office:value-type="date" office:date-value="2020-04-13" calcext:value-type="date">
            <text:p>13/04</text:p>
          </table:table-cell>
          <table:table-cell table:style-name="ce92" table:formula="of:=[M_Dia_A.E62]" office:value-type="float" office:value="139.439263408187" calcext:value-type="float">
            <text:p>139</text:p>
          </table:table-cell>
          <table:table-cell table:style-name="ce92" table:formula="of:=[M_Dia_A.G62]" office:value-type="float" office:value="60.9653671314952" calcext:value-type="float">
            <text:p>61</text:p>
          </table:table-cell>
          <table:table-cell table:style-name="ce92" table:formula="of:=[M_Dia_A.H62]" office:value-type="float" office:value="42.9910520964533" calcext:value-type="float">
            <text:p>43</text:p>
          </table:table-cell>
          <table:table-cell table:style-name="ce92" table:formula="of:=[M_Dia_A.J62]" office:value-type="float" office:value="41.9218778543774" calcext:value-type="float">
            <text:p>42</text:p>
          </table:table-cell>
          <table:table-cell table:style-name="ce92" table:formula="of:=[M_Dia_A.O62]" office:value-type="float" office:value="65.694787730435" calcext:value-type="float">
            <text:p>66</text:p>
          </table:table-cell>
          <table:table-cell table:style-name="ce109"/>
          <table:table-cell table:style-name="ce80" table:formula="of:=[.A62]" office:value-type="string" office:string-value="L" calcext:value-type="string">
            <text:p>L</text:p>
          </table:table-cell>
          <table:table-cell table:style-name="ce57" table:formula="of:=[.B62]" office:value-type="date" office:date-value="2020-04-13" calcext:value-type="date">
            <text:p>13/04</text:p>
          </table:table-cell>
          <table:table-cell table:style-name="ce88" table:formula="of:=[M_Dia_A.I62]" office:value-type="float" office:value="26.2524514340729" calcext:value-type="float">
            <text:p>26.3</text:p>
          </table:table-cell>
          <table:table-cell table:style-name="ce92" table:formula="of:=[M_Dia_A.K62]" office:value-type="float" office:value="45.9215541939667" calcext:value-type="float">
            <text:p>46</text:p>
          </table:table-cell>
          <table:table-cell table:style-name="ce92" table:formula="of:=[M_Dia_A.L62]" office:value-type="float" office:value="10.3538790508119" calcext:value-type="float">
            <text:p>10</text:p>
          </table:table-cell>
          <table:table-cell table:style-name="ce92" table:formula="of:=[M_Dia_A.P62]" office:value-type="float" office:value="41.0687520530205" calcext:value-type="float">
            <text:p>41</text:p>
          </table:table-cell>
          <table:table-cell table:style-name="ce92" table:formula="of:=[M_Dia_A.Q62]" office:value-type="float" office:value="23.0126721423933" calcext:value-type="float">
            <text:p>23</text:p>
          </table:table-cell>
          <table:table-cell/>
          <table:table-cell table:formula="of:=[.A62]" office:value-type="string" office:string-value="L" calcext:value-type="string">
            <text:p>L</text:p>
          </table:table-cell>
          <table:table-cell table:style-name="ce113" table:formula="of:=[.B62]" office:value-type="date" office:date-value="2020-04-13" calcext:value-type="date">
            <text:p>13/04</text:p>
          </table:table-cell>
          <table:table-cell table:style-name="ce87" table:formula="of:=[M_Dia_A.C62]" office:value-type="float" office:value="7.00375479341011" calcext:value-type="float">
            <text:p>7.0</text:p>
          </table:table-cell>
          <table:table-cell table:style-name="ce90" table:formula="of:=[M_Dia_A.D62]" office:value-type="float" office:value="10.5298187830823" calcext:value-type="float">
            <text:p>11</text:p>
          </table:table-cell>
          <table:table-cell table:style-name="ce90" table:formula="of:=[M_Dia_A.F62]" office:value-type="float" office:value="10.6363621260969" calcext:value-type="float">
            <text:p>11</text:p>
          </table:table-cell>
          <table:table-cell table:style-name="ce90" table:formula="of:=[M_Dia_A.M62]" office:value-type="float" office:value="12.1158680688102" calcext:value-type="float">
            <text:p>12</text:p>
          </table:table-cell>
          <table:table-cell table:style-name="ce90" table:formula="of:=[M_Dia_A.N62]" office:value-type="float" office:value="14.7758159688914" calcext:value-type="float">
            <text:p>1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63]" office:value-type="date" office:date-value="2020-04-14" calcext:value-type="date">
            <text:p>14/04</text:p>
          </table:table-cell>
          <table:table-cell table:style-name="ce90" table:formula="of:=[M_Dia_A.E63]" office:value-type="float" office:value="116.889679556698" calcext:value-type="float">
            <text:p>117</text:p>
          </table:table-cell>
          <table:table-cell table:style-name="ce90" table:formula="of:=[M_Dia_A.G63]" office:value-type="float" office:value="66.86143745369" calcext:value-type="float">
            <text:p>67</text:p>
          </table:table-cell>
          <table:table-cell table:style-name="ce90" table:formula="of:=[M_Dia_A.H63]" office:value-type="float" office:value="57.0717451175913" calcext:value-type="float">
            <text:p>57</text:p>
          </table:table-cell>
          <table:table-cell table:style-name="ce90" table:formula="of:=[M_Dia_A.J63]" office:value-type="float" office:value="44.5882870465286" calcext:value-type="float">
            <text:p>45</text:p>
          </table:table-cell>
          <table:table-cell table:style-name="ce90" table:formula="of:=[M_Dia_A.O63]" office:value-type="float" office:value="64.2592975101042" calcext:value-type="float">
            <text:p>64</text:p>
          </table:table-cell>
          <table:table-cell table:style-name="ce87" table:number-columns-repeated="2"/>
          <table:table-cell table:style-name="ce58" table:formula="of:=[.B63]" office:value-type="date" office:date-value="2020-04-14" calcext:value-type="date">
            <text:p>14/04</text:p>
          </table:table-cell>
          <table:table-cell table:style-name="ce87" table:formula="of:=[M_Dia_A.I63]" office:value-type="float" office:value="37.2418497088012" calcext:value-type="float">
            <text:p>37.2</text:p>
          </table:table-cell>
          <table:table-cell table:style-name="ce87" table:formula="of:=[M_Dia_A.K63]" office:value-type="float" office:value="60.7349587726656" calcext:value-type="float">
            <text:p>60.7</text:p>
          </table:table-cell>
          <table:table-cell table:style-name="ce90" table:formula="of:=[M_Dia_A.L63]" office:value-type="float" office:value="0" calcext:value-type="float">
            <text:p>0</text:p>
          </table:table-cell>
          <table:table-cell table:style-name="ce90" table:formula="of:=[M_Dia_A.P63]" office:value-type="float" office:value="44.002234342522" calcext:value-type="float">
            <text:p>44</text:p>
          </table:table-cell>
          <table:table-cell table:style-name="ce87" table:formula="of:=[M_Dia_A.Q63]" office:value-type="float" office:value="23.6701770607474" calcext:value-type="float">
            <text:p>23.7</text:p>
          </table:table-cell>
          <table:table-cell table:number-columns-repeated="2"/>
          <table:table-cell table:style-name="ce113" table:formula="of:=[.B63]" office:value-type="date" office:date-value="2020-04-14" calcext:value-type="date">
            <text:p>14/04</text:p>
          </table:table-cell>
          <table:table-cell table:style-name="ce87" table:formula="of:=[M_Dia_A.C63]" office:value-type="float" office:value="9.44951043555332" calcext:value-type="float">
            <text:p>9.4</text:p>
          </table:table-cell>
          <table:table-cell table:style-name="ce87" table:formula="of:=[M_Dia_A.D63]" office:value-type="float" office:value="9.3598389182954" calcext:value-type="float">
            <text:p>9.4</text:p>
          </table:table-cell>
          <table:table-cell table:style-name="ce90" table:formula="of:=[M_Dia_A.F63]" office:value-type="float" office:value="12.4090891471131" calcext:value-type="float">
            <text:p>12</text:p>
          </table:table-cell>
          <table:table-cell table:style-name="ce90" table:formula="of:=[M_Dia_A.M63]" office:value-type="float" office:value="14.3187531722303" calcext:value-type="float">
            <text:p>14</text:p>
          </table:table-cell>
          <table:table-cell table:style-name="ce90" table:formula="of:=[M_Dia_A.N63]" office:value-type="float" office:value="15.2524551936944" calcext:value-type="float">
            <text:p>1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64]" office:value-type="date" office:date-value="2020-04-15" calcext:value-type="date">
            <text:p>15/04</text:p>
          </table:table-cell>
          <table:table-cell table:style-name="ce90" table:formula="of:=[M_Dia_A.E64]" office:value-type="float" office:value="130.235351632069" calcext:value-type="float">
            <text:p>130</text:p>
          </table:table-cell>
          <table:table-cell table:style-name="ce90" table:formula="of:=[M_Dia_A.G64]" office:value-type="float" office:value="61.6728955701585" calcext:value-type="float">
            <text:p>62</text:p>
          </table:table-cell>
          <table:table-cell table:style-name="ce90" table:formula="of:=[M_Dia_A.H64]" office:value-type="float" office:value="107.702322151045" calcext:value-type="float">
            <text:p>108</text:p>
          </table:table-cell>
          <table:table-cell table:style-name="ce90" table:formula="of:=[M_Dia_A.J64]" office:value-type="float" office:value="42.8106809184278" calcext:value-type="float">
            <text:p>43</text:p>
          </table:table-cell>
          <table:table-cell table:style-name="ce90" table:formula="of:=[M_Dia_A.O64]" office:value-type="float" office:value="72.7033576296973" calcext:value-type="float">
            <text:p>73</text:p>
          </table:table-cell>
          <table:table-cell table:style-name="ce87" table:number-columns-repeated="2"/>
          <table:table-cell table:style-name="ce58" table:formula="of:=[.B64]" office:value-type="date" office:date-value="2020-04-15" calcext:value-type="date">
            <text:p>15/04</text:p>
          </table:table-cell>
          <table:table-cell table:style-name="ce90" table:formula="of:=[M_Dia_A.I64]" office:value-type="float" office:value="57.6943409423231" calcext:value-type="float">
            <text:p>58</text:p>
          </table:table-cell>
          <table:table-cell table:style-name="ce87" table:formula="of:=[M_Dia_A.K64]" office:value-type="float" office:value="56.2909373990559" calcext:value-type="float">
            <text:p>56.3</text:p>
          </table:table-cell>
          <table:table-cell table:style-name="ce90" table:formula="of:=[M_Dia_A.L64]" office:value-type="float" office:value="10.3538790508119" calcext:value-type="float">
            <text:p>10</text:p>
          </table:table-cell>
          <table:table-cell table:style-name="ce90" table:formula="of:=[M_Dia_A.P64]" office:value-type="float" office:value="53.2915949259433" calcext:value-type="float">
            <text:p>53</text:p>
          </table:table-cell>
          <table:table-cell table:style-name="ce90" table:formula="of:=[M_Dia_A.Q64]" office:value-type="float" office:value="42.0803147746621" calcext:value-type="float">
            <text:p>42</text:p>
          </table:table-cell>
          <table:table-cell table:number-columns-repeated="2"/>
          <table:table-cell table:style-name="ce113" table:formula="of:=[.B64]" office:value-type="date" office:date-value="2020-04-15" calcext:value-type="date">
            <text:p>15/04</text:p>
          </table:table-cell>
          <table:table-cell table:style-name="ce90" table:formula="of:=[M_Dia_A.C64]" office:value-type="float" office:value="15.8418263184276" calcext:value-type="float">
            <text:p>16</text:p>
          </table:table-cell>
          <table:table-cell table:style-name="ce87" table:formula="of:=[M_Dia_A.D64]" office:value-type="float" office:value="5.26490939154116" calcext:value-type="float">
            <text:p>5.3</text:p>
          </table:table-cell>
          <table:table-cell table:style-name="ce87" table:formula="of:=[M_Dia_A.F64]" office:value-type="float" office:value="8.86363510508076" calcext:value-type="float">
            <text:p>8.9</text:p>
          </table:table-cell>
          <table:table-cell table:style-name="ce87" table:formula="of:=[M_Dia_A.M64]" office:value-type="float" office:value="3.30432765513006" calcext:value-type="float">
            <text:p>3.3</text:p>
          </table:table-cell>
          <table:table-cell table:style-name="ce90" table:formula="of:=[M_Dia_A.N64]" office:value-type="float" office:value="15.2524551936944" calcext:value-type="float">
            <text:p>1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65]" office:value-type="date" office:date-value="2020-04-16" calcext:value-type="date">
            <text:p>16/04</text:p>
          </table:table-cell>
          <table:table-cell table:style-name="ce90" table:formula="of:=[M_Dia_A.E65]" office:value-type="float" office:value="191.901560532059" calcext:value-type="float">
            <text:p>192</text:p>
          </table:table-cell>
          <table:table-cell table:style-name="ce90" table:formula="of:=[M_Dia_A.G65]" office:value-type="float" office:value="64.9746949505877" calcext:value-type="float">
            <text:p>65</text:p>
          </table:table-cell>
          <table:table-cell table:style-name="ce90" table:formula="of:=[M_Dia_A.H65]" office:value-type="float" office:value="56.397669387856" calcext:value-type="float">
            <text:p>56</text:p>
          </table:table-cell>
          <table:table-cell table:style-name="ce90" table:formula="of:=[M_Dia_A.J65]" office:value-type="float" office:value="38.8851340522052" calcext:value-type="float">
            <text:p>39</text:p>
          </table:table-cell>
          <table:table-cell table:style-name="ce90" table:formula="of:=[M_Dia_A.O65]" office:value-type="float" office:value="71.5211892129543" calcext:value-type="float">
            <text:p>72</text:p>
          </table:table-cell>
          <table:table-cell table:style-name="ce87" table:number-columns-repeated="2"/>
          <table:table-cell table:style-name="ce58" table:formula="of:=[.B65]" office:value-type="date" office:date-value="2020-04-16" calcext:value-type="date">
            <text:p>16/04</text:p>
          </table:table-cell>
          <table:table-cell table:style-name="ce90" table:formula="of:=[M_Dia_A.I65]" office:value-type="float" office:value="55.2522524368279" calcext:value-type="float">
            <text:p>55</text:p>
          </table:table-cell>
          <table:table-cell table:style-name="ce87" table:formula="of:=[M_Dia_A.K65]" office:value-type="float" office:value="62.2162992305355" calcext:value-type="float">
            <text:p>62.2</text:p>
          </table:table-cell>
          <table:table-cell table:style-name="ce90" table:formula="of:=[M_Dia_A.L65]" office:value-type="float" office:value="0" calcext:value-type="float">
            <text:p>0</text:p>
          </table:table-cell>
          <table:table-cell table:style-name="ce90" table:formula="of:=[M_Dia_A.P65]" office:value-type="float" office:value="52.8026812110264" calcext:value-type="float">
            <text:p>53</text:p>
          </table:table-cell>
          <table:table-cell table:style-name="ce90" table:formula="of:=[M_Dia_A.Q65]" office:value-type="float" office:value="28.2727114892261" calcext:value-type="float">
            <text:p>28</text:p>
          </table:table-cell>
          <table:table-cell table:number-columns-repeated="2"/>
          <table:table-cell table:style-name="ce113" table:formula="of:=[.B65]" office:value-type="date" office:date-value="2020-04-16" calcext:value-type="date">
            <text:p>16/04</text:p>
          </table:table-cell>
          <table:table-cell table:style-name="ce90" table:formula="of:=[M_Dia_A.C65]" office:value-type="float" office:value="17.5093869835253" calcext:value-type="float">
            <text:p>18</text:p>
          </table:table-cell>
          <table:table-cell table:style-name="ce87" table:formula="of:=[M_Dia_A.D65]" office:value-type="float" office:value="9.94482885068886" calcext:value-type="float">
            <text:p>9.9</text:p>
          </table:table-cell>
          <table:table-cell table:style-name="ce90" table:formula="of:=[M_Dia_A.F65]" office:value-type="float" office:value="10.6363621260969" calcext:value-type="float">
            <text:p>11</text:p>
          </table:table-cell>
          <table:table-cell table:style-name="ce87" table:formula="of:=[M_Dia_A.M65]" office:value-type="float" office:value="6.60865531026013" calcext:value-type="float">
            <text:p>6.6</text:p>
          </table:table-cell>
          <table:table-cell table:style-name="ce90" table:formula="of:=[M_Dia_A.N65]" office:value-type="float" office:value="14.2991767440885" calcext:value-type="float">
            <text:p>14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66]" office:value-type="date" office:date-value="2020-04-17" calcext:value-type="date">
            <text:p>17/04</text:p>
          </table:table-cell>
          <table:table-cell table:style-name="ce90" table:formula="of:=[M_Dia_A.E66]" office:value-type="float" office:value="140.819850174604" calcext:value-type="float">
            <text:p>141</text:p>
          </table:table-cell>
          <table:table-cell table:style-name="ce90" table:formula="of:=[M_Dia_A.G66]" office:value-type="float" office:value="68.9840227696802" calcext:value-type="float">
            <text:p>69</text:p>
          </table:table-cell>
          <table:table-cell table:style-name="ce90" table:formula="of:=[M_Dia_A.H66]" office:value-type="float" office:value="56.9968478142874" calcext:value-type="float">
            <text:p>57</text:p>
          </table:table-cell>
          <table:table-cell table:style-name="ce90" table:formula="of:=[M_Dia_A.J66]" office:value-type="float" office:value="42.5884801524152" calcext:value-type="float">
            <text:p>43</text:p>
          </table:table-cell>
          <table:table-cell table:style-name="ce90" table:formula="of:=[M_Dia_A.O66]" office:value-type="float" office:value="75.2365756655753" calcext:value-type="float">
            <text:p>75</text:p>
          </table:table-cell>
          <table:table-cell table:style-name="ce87" table:number-columns-repeated="2"/>
          <table:table-cell table:style-name="ce58" table:formula="of:=[.B66]" office:value-type="date" office:date-value="2020-04-17" calcext:value-type="date">
            <text:p>17/04</text:p>
          </table:table-cell>
          <table:table-cell table:style-name="ce90" table:formula="of:=[M_Dia_A.I66]" office:value-type="float" office:value="43.9575930989128" calcext:value-type="float">
            <text:p>44</text:p>
          </table:table-cell>
          <table:table-cell table:style-name="ce87" table:formula="of:=[M_Dia_A.K66]" office:value-type="float" office:value="65.1789801462753" calcext:value-type="float">
            <text:p>65.2</text:p>
          </table:table-cell>
          <table:table-cell table:style-name="ce90" table:formula="of:=[M_Dia_A.L66]" office:value-type="float" office:value="41.4155162032476" calcext:value-type="float">
            <text:p>41</text:p>
          </table:table-cell>
          <table:table-cell table:style-name="ce90" table:formula="of:=[M_Dia_A.P66]" office:value-type="float" office:value="36.6685286187683" calcext:value-type="float">
            <text:p>37</text:p>
          </table:table-cell>
          <table:table-cell table:style-name="ce90" table:formula="of:=[M_Dia_A.Q66]" office:value-type="float" office:value="28.9302164075802" calcext:value-type="float">
            <text:p>29</text:p>
          </table:table-cell>
          <table:table-cell table:number-columns-repeated="2"/>
          <table:table-cell table:style-name="ce113" table:formula="of:=[.B66]" office:value-type="date" office:date-value="2020-04-17" calcext:value-type="date">
            <text:p>17/04</text:p>
          </table:table-cell>
          <table:table-cell table:style-name="ce90" table:formula="of:=[M_Dia_A.C66]" office:value-type="float" office:value="16.6200212954732" calcext:value-type="float">
            <text:p>17</text:p>
          </table:table-cell>
          <table:table-cell table:style-name="ce90" table:formula="of:=[M_Dia_A.D66]" office:value-type="float" office:value="12.2847885802627" calcext:value-type="float">
            <text:p>12</text:p>
          </table:table-cell>
          <table:table-cell table:style-name="ce90" table:formula="of:=[M_Dia_A.F66]" office:value-type="float" office:value="13.2954526576211" calcext:value-type="float">
            <text:p>13</text:p>
          </table:table-cell>
          <table:table-cell table:style-name="ce87" table:formula="of:=[M_Dia_A.M66]" office:value-type="float" office:value="1.10144255171002" calcext:value-type="float">
            <text:p>1.1</text:p>
          </table:table-cell>
          <table:table-cell table:style-name="ce90" table:formula="of:=[M_Dia_A.N66]" office:value-type="float" office:value="13.3458982944826" calcext:value-type="float">
            <text:p>13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67]" office:value-type="date" office:date-value="2020-04-18" calcext:value-type="date">
            <text:p>18/04</text:p>
          </table:table-cell>
          <table:table-cell table:style-name="ce90" table:formula="of:=[M_Dia_A.E67]" office:value-type="float" office:value="133.45672075371" calcext:value-type="float">
            <text:p>133</text:p>
          </table:table-cell>
          <table:table-cell table:style-name="ce90" table:formula="of:=[M_Dia_A.G67]" office:value-type="float" office:value="66.6255946408023" calcext:value-type="float">
            <text:p>67</text:p>
          </table:table-cell>
          <table:table-cell table:style-name="ce90" table:formula="of:=[M_Dia_A.H67]" office:value-type="float" office:value="48.0840687211203" calcext:value-type="float">
            <text:p>48</text:p>
          </table:table-cell>
          <table:table-cell table:style-name="ce90" table:formula="of:=[M_Dia_A.J67]" office:value-type="float" office:value="35.7002564060246" calcext:value-type="float">
            <text:p>36</text:p>
          </table:table-cell>
          <table:table-cell table:style-name="ce90" table:formula="of:=[M_Dia_A.O67]" office:value-type="float" office:value="50.0732765091876" calcext:value-type="float">
            <text:p>50</text:p>
          </table:table-cell>
          <table:table-cell table:style-name="ce87" table:number-columns-repeated="2"/>
          <table:table-cell table:style-name="ce58" table:formula="of:=[.B67]" office:value-type="date" office:date-value="2020-04-18" calcext:value-type="date">
            <text:p>18/04</text:p>
          </table:table-cell>
          <table:table-cell table:style-name="ce90" table:formula="of:=[M_Dia_A.I67]" office:value-type="float" office:value="43.3470709725391" calcext:value-type="float">
            <text:p>43</text:p>
          </table:table-cell>
          <table:table-cell table:style-name="ce87" table:formula="of:=[M_Dia_A.K67]" office:value-type="float" office:value="60.7349587726656" calcext:value-type="float">
            <text:p>60.7</text:p>
          </table:table-cell>
          <table:table-cell table:style-name="ce90" table:formula="of:=[M_Dia_A.L67]" office:value-type="float" office:value="0" calcext:value-type="float">
            <text:p>0</text:p>
          </table:table-cell>
          <table:table-cell table:style-name="ce90" table:formula="of:=[M_Dia_A.P67]" office:value-type="float" office:value="37.1574423336852" calcext:value-type="float">
            <text:p>37</text:p>
          </table:table-cell>
          <table:table-cell table:style-name="ce90" table:formula="of:=[M_Dia_A.Q67]" office:value-type="float" office:value="28.2727114892261" calcext:value-type="float">
            <text:p>28</text:p>
          </table:table-cell>
          <table:table-cell table:number-columns-repeated="2"/>
          <table:table-cell table:style-name="ce113" table:formula="of:=[.B67]" office:value-type="date" office:date-value="2020-04-18" calcext:value-type="date">
            <text:p>18/04</text:p>
          </table:table-cell>
          <table:table-cell table:style-name="ce90" table:formula="of:=[M_Dia_A.C67]" office:value-type="float" office:value="13.4516560317877" calcext:value-type="float">
            <text:p>13</text:p>
          </table:table-cell>
          <table:table-cell table:style-name="ce87" table:formula="of:=[M_Dia_A.D67]" office:value-type="float" office:value="7.01987918872155" calcext:value-type="float">
            <text:p>7.0</text:p>
          </table:table-cell>
          <table:table-cell table:style-name="ce87" table:formula="of:=[M_Dia_A.F67]" office:value-type="float" office:value="8.86363510508076" calcext:value-type="float">
            <text:p>8.9</text:p>
          </table:table-cell>
          <table:table-cell table:style-name="ce90" table:formula="of:=[M_Dia_A.M67]" office:value-type="float" office:value="12.1158680688102" calcext:value-type="float">
            <text:p>12</text:p>
          </table:table-cell>
          <table:table-cell table:style-name="ce90" table:formula="of:=[M_Dia_A.N67]" office:value-type="float" office:value="14.2991767440885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83"/>
          <table:table-cell table:style-name="ce59" table:formula="of:=[M_Dia_A.B68]" office:value-type="date" office:date-value="2020-04-19" calcext:value-type="date">
            <text:p>19/04</text:p>
          </table:table-cell>
          <table:table-cell table:style-name="ce91" table:formula="of:=[M_Dia_A.E68]" office:value-type="float" office:value="105.844985425356" calcext:value-type="float">
            <text:p>106</text:p>
          </table:table-cell>
          <table:table-cell table:style-name="ce91" table:formula="of:=[M_Dia_A.G68]" office:value-type="float" office:value="48.3477766419981" calcext:value-type="float">
            <text:p>48</text:p>
          </table:table-cell>
          <table:table-cell table:style-name="ce91" table:formula="of:=[M_Dia_A.H68]" office:value-type="float" office:value="29.5844348050506" calcext:value-type="float">
            <text:p>30</text:p>
          </table:table-cell>
          <table:table-cell table:style-name="ce91" table:formula="of:=[M_Dia_A.J68]" office:value-type="float" office:value="32.0709772278187" calcext:value-type="float">
            <text:p>32</text:p>
          </table:table-cell>
          <table:table-cell table:style-name="ce91" table:formula="of:=[M_Dia_A.O68]" office:value-type="float" office:value="37.9138299369734" calcext:value-type="float">
            <text:p>38</text:p>
          </table:table-cell>
          <table:table-cell table:style-name="ce109"/>
          <table:table-cell table:style-name="ce89"/>
          <table:table-cell table:style-name="ce59" table:formula="of:=[.B68]" office:value-type="date" office:date-value="2020-04-19" calcext:value-type="date">
            <text:p>19/04</text:p>
          </table:table-cell>
          <table:table-cell table:style-name="ce91" table:formula="of:=[M_Dia_A.I68]" office:value-type="float" office:value="25.3366682445123" calcext:value-type="float">
            <text:p>25</text:p>
          </table:table-cell>
          <table:table-cell table:style-name="ce89" table:formula="of:=[M_Dia_A.K68]" office:value-type="float" office:value="57.7722778569258" calcext:value-type="float">
            <text:p>57.8</text:p>
          </table:table-cell>
          <table:table-cell table:style-name="ce91" table:formula="of:=[M_Dia_A.L68]" office:value-type="float" office:value="10.3538790508119" calcext:value-type="float">
            <text:p>10</text:p>
          </table:table-cell>
          <table:table-cell table:style-name="ce91" table:formula="of:=[M_Dia_A.P68]" office:value-type="float" office:value="37.6463560486021" calcext:value-type="float">
            <text:p>38</text:p>
          </table:table-cell>
          <table:table-cell table:style-name="ce91" table:formula="of:=[M_Dia_A.Q68]" office:value-type="float" office:value="16.4376229588524" calcext:value-type="float">
            <text:p>16</text:p>
          </table:table-cell>
          <table:table-cell table:style-name="ce60"/>
          <table:table-cell table:style-name="ce51"/>
          <table:table-cell table:style-name="ce122" table:formula="of:=[.B68]" office:value-type="date" office:date-value="2020-04-19" calcext:value-type="date">
            <text:p>19/04</text:p>
          </table:table-cell>
          <table:table-cell table:style-name="ce91" table:formula="of:=[M_Dia_A.C68]" office:value-type="float" office:value="10.2277054125989" calcext:value-type="float">
            <text:p>10</text:p>
          </table:table-cell>
          <table:table-cell table:style-name="ce91" table:formula="of:=[M_Dia_A.D68]" office:value-type="float" office:value="5.26490939154116" calcext:value-type="float">
            <text:p>5</text:p>
          </table:table-cell>
          <table:table-cell table:style-name="ce89" table:formula="of:=[M_Dia_A.F68]" office:value-type="float" office:value="7.97727159457268" calcext:value-type="float">
            <text:p>8.0</text:p>
          </table:table-cell>
          <table:table-cell table:style-name="ce89" table:formula="of:=[M_Dia_A.M68]" office:value-type="float" office:value="6.60865531026013" calcext:value-type="float">
            <text:p>6.6</text:p>
          </table:table-cell>
          <table:table-cell table:style-name="ce91" table:formula="of:=[M_Dia_A.N68]" office:value-type="float" office:value="12.8692590696796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86" table:formula="of:=[M_Dia_A.A69]" office:value-type="string" office:string-value="L" calcext:value-type="string">
            <text:p>L</text:p>
          </table:table-cell>
          <table:table-cell table:style-name="ce57" table:formula="of:=[M_Dia_A.B69]" office:value-type="date" office:date-value="2020-04-20" calcext:value-type="date">
            <text:p>20/04</text:p>
          </table:table-cell>
          <table:table-cell table:style-name="ce92" table:formula="of:=[M_Dia_A.E69]" office:value-type="float" office:value="66.7283603768551" calcext:value-type="float">
            <text:p>67</text:p>
          </table:table-cell>
          <table:table-cell table:style-name="ce92" table:formula="of:=[M_Dia_A.G69]" office:value-type="float" office:value="47.0506411711152" calcext:value-type="float">
            <text:p>47</text:p>
          </table:table-cell>
          <table:table-cell table:style-name="ce92" table:formula="of:=[M_Dia_A.H69]" office:value-type="float" office:value="40.9688249072473" calcext:value-type="float">
            <text:p>41</text:p>
          </table:table-cell>
          <table:table-cell table:style-name="ce92" table:formula="of:=[M_Dia_A.J69]" office:value-type="float" office:value="33.626382589907" calcext:value-type="float">
            <text:p>34</text:p>
          </table:table-cell>
          <table:table-cell table:style-name="ce92" table:formula="of:=[M_Dia_A.O69]" office:value-type="float" office:value="69.9168177902316" calcext:value-type="float">
            <text:p>70</text:p>
          </table:table-cell>
          <table:table-cell table:style-name="ce109"/>
          <table:table-cell table:style-name="ce80" table:formula="of:=[.A69]" office:value-type="string" office:string-value="L" calcext:value-type="string">
            <text:p>L</text:p>
          </table:table-cell>
          <table:table-cell table:style-name="ce57" table:formula="of:=[.B69]" office:value-type="date" office:date-value="2020-04-20" calcext:value-type="date">
            <text:p>20/04</text:p>
          </table:table-cell>
          <table:table-cell table:style-name="ce88" table:formula="of:=[M_Dia_A.I69]" office:value-type="float" office:value="20.4524912335219" calcext:value-type="float">
            <text:p>20.5</text:p>
          </table:table-cell>
          <table:table-cell table:style-name="ce92" table:formula="of:=[M_Dia_A.K69]" office:value-type="float" office:value="114.063215255982" calcext:value-type="float">
            <text:p>114</text:p>
          </table:table-cell>
          <table:table-cell table:style-name="ce92" table:formula="of:=[M_Dia_A.L69]" office:value-type="float" office:value="20.7077581016238" calcext:value-type="float">
            <text:p>21</text:p>
          </table:table-cell>
          <table:table-cell table:style-name="ce92" table:formula="of:=[M_Dia_A.P69]" office:value-type="float" office:value="35.6907011889345" calcext:value-type="float">
            <text:p>36</text:p>
          </table:table-cell>
          <table:table-cell table:style-name="ce92" table:formula="of:=[M_Dia_A.Q69]" office:value-type="float" office:value="23.6701770607474" calcext:value-type="float">
            <text:p>24</text:p>
          </table:table-cell>
          <table:table-cell/>
          <table:table-cell table:formula="of:=[.A69]" office:value-type="string" office:string-value="L" calcext:value-type="string">
            <text:p>L</text:p>
          </table:table-cell>
          <table:table-cell table:style-name="ce113" table:formula="of:=[.B69]" office:value-type="date" office:date-value="2020-04-20" calcext:value-type="date">
            <text:p>20/04</text:p>
          </table:table-cell>
          <table:table-cell table:style-name="ce87" table:formula="of:=[M_Dia_A.C69]" office:value-type="float" office:value="6.11438910535803" calcext:value-type="float">
            <text:p>6.1</text:p>
          </table:table-cell>
          <table:table-cell table:style-name="ce90" table:formula="of:=[M_Dia_A.D69]" office:value-type="float" office:value="10.5298187830823" calcext:value-type="float">
            <text:p>11</text:p>
          </table:table-cell>
          <table:table-cell table:style-name="ce87" table:formula="of:=[M_Dia_A.F69]" office:value-type="float" office:value="7.97727159457268" calcext:value-type="float">
            <text:p>8.0</text:p>
          </table:table-cell>
          <table:table-cell table:style-name="ce87" table:formula="of:=[M_Dia_A.M69]" office:value-type="float" office:value="0" calcext:value-type="float">
            <text:p>0.0</text:p>
          </table:table-cell>
          <table:table-cell table:style-name="ce90" table:formula="of:=[M_Dia_A.N69]" office:value-type="float" office:value="10.0094237208619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70]" office:value-type="date" office:date-value="2020-04-21" calcext:value-type="date">
            <text:p>21/04</text:p>
          </table:table-cell>
          <table:table-cell table:style-name="ce90" table:formula="of:=[M_Dia_A.E70]" office:value-type="float" office:value="78.2332500970025" calcext:value-type="float">
            <text:p>78</text:p>
          </table:table-cell>
          <table:table-cell table:style-name="ce90" table:formula="of:=[M_Dia_A.G70]" office:value-type="float" office:value="50.7062047708761" calcext:value-type="float">
            <text:p>51</text:p>
          </table:table-cell>
          <table:table-cell table:style-name="ce90" table:formula="of:=[M_Dia_A.H70]" office:value-type="float" office:value="39.7704680543845" calcext:value-type="float">
            <text:p>40</text:p>
          </table:table-cell>
          <table:table-cell table:style-name="ce90" table:formula="of:=[M_Dia_A.J70]" office:value-type="float" office:value="39.551736350243" calcext:value-type="float">
            <text:p>40</text:p>
          </table:table-cell>
          <table:table-cell table:style-name="ce90" table:formula="of:=[M_Dia_A.O70]" office:value-type="float" office:value="64.428178712496" calcext:value-type="float">
            <text:p>64</text:p>
          </table:table-cell>
          <table:table-cell table:style-name="ce87" table:number-columns-repeated="2"/>
          <table:table-cell table:style-name="ce58" table:formula="of:=[.B70]" office:value-type="date" office:date-value="2020-04-21" calcext:value-type="date">
            <text:p>21/04</text:p>
          </table:table-cell>
          <table:table-cell table:style-name="ce90" table:formula="of:=[M_Dia_A.I70]" office:value-type="float" office:value="50.3680754258376" calcext:value-type="float">
            <text:p>50</text:p>
          </table:table-cell>
          <table:table-cell table:style-name="ce87" table:formula="of:=[M_Dia_A.K70]" office:value-type="float" office:value="63.6976396884054" calcext:value-type="float">
            <text:p>63.7</text:p>
          </table:table-cell>
          <table:table-cell table:style-name="ce90" table:formula="of:=[M_Dia_A.L70]" office:value-type="float" office:value="31.0616371524357" calcext:value-type="float">
            <text:p>31</text:p>
          </table:table-cell>
          <table:table-cell table:style-name="ce90" table:formula="of:=[M_Dia_A.P70]" office:value-type="float" office:value="24.4456857458455" calcext:value-type="float">
            <text:p>24</text:p>
          </table:table-cell>
          <table:table-cell table:style-name="ce90" table:formula="of:=[M_Dia_A.Q70]" office:value-type="float" office:value="32.2177409993506" calcext:value-type="float">
            <text:p>32</text:p>
          </table:table-cell>
          <table:table-cell table:number-columns-repeated="2"/>
          <table:table-cell table:style-name="ce113" table:formula="of:=[.B70]" office:value-type="date" office:date-value="2020-04-21" calcext:value-type="date">
            <text:p>21/04</text:p>
          </table:table-cell>
          <table:table-cell table:style-name="ce90" table:formula="of:=[M_Dia_A.C70]" office:value-type="float" office:value="10.7835589676314" calcext:value-type="float">
            <text:p>11</text:p>
          </table:table-cell>
          <table:table-cell table:style-name="ce87" table:formula="of:=[M_Dia_A.D70]" office:value-type="float" office:value="12.2847885802627" calcext:value-type="float">
            <text:p>12.3</text:p>
          </table:table-cell>
          <table:table-cell table:style-name="ce87" table:formula="of:=[M_Dia_A.F70]" office:value-type="float" office:value="5.31818106304845" calcext:value-type="float">
            <text:p>5.3</text:p>
          </table:table-cell>
          <table:table-cell table:style-name="ce87" table:formula="of:=[M_Dia_A.M70]" office:value-type="float" office:value="9.91298296539019" calcext:value-type="float">
            <text:p>9.9</text:p>
          </table:table-cell>
          <table:table-cell table:style-name="ce90" table:formula="of:=[M_Dia_A.N70]" office:value-type="float" office:value="12.8692590696796" calcext:value-type="float">
            <text:p>13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71]" office:value-type="date" office:date-value="2020-04-22" calcext:value-type="date">
            <text:p>22/04</text:p>
          </table:table-cell>
          <table:table-cell table:style-name="ce90" table:formula="of:=[M_Dia_A.E71]" office:value-type="float" office:value="121.491635444757" calcext:value-type="float">
            <text:p>121</text:p>
          </table:table-cell>
          <table:table-cell table:style-name="ce90" table:formula="of:=[M_Dia_A.G71]" office:value-type="float" office:value="51.2958118030955" calcext:value-type="float">
            <text:p>51</text:p>
          </table:table-cell>
          <table:table-cell table:style-name="ce90" table:formula="of:=[M_Dia_A.H71]" office:value-type="float" office:value="40.7441329973356" calcext:value-type="float">
            <text:p>41</text:p>
          </table:table-cell>
          <table:table-cell table:style-name="ce90" table:formula="of:=[M_Dia_A.J71]" office:value-type="float" office:value="32.3672449158355" calcext:value-type="float">
            <text:p>32</text:p>
          </table:table-cell>
          <table:table-cell table:style-name="ce90" table:formula="of:=[M_Dia_A.O71]" office:value-type="float" office:value="53.8731035630045" calcext:value-type="float">
            <text:p>54</text:p>
          </table:table-cell>
          <table:table-cell table:style-name="ce87" table:number-columns-repeated="2"/>
          <table:table-cell table:style-name="ce58" table:formula="of:=[.B71]" office:value-type="date" office:date-value="2020-04-22" calcext:value-type="date">
            <text:p>22/04</text:p>
          </table:table-cell>
          <table:table-cell table:style-name="ce90" table:formula="of:=[M_Dia_A.I71]" office:value-type="float" office:value="42.1260267197915" calcext:value-type="float">
            <text:p>42</text:p>
          </table:table-cell>
          <table:table-cell table:style-name="ce87" table:formula="of:=[M_Dia_A.K71]" office:value-type="float" office:value="57.7722778569258" calcext:value-type="float">
            <text:p>57.8</text:p>
          </table:table-cell>
          <table:table-cell table:style-name="ce90" table:formula="of:=[M_Dia_A.L71]" office:value-type="float" office:value="20.7077581016238" calcext:value-type="float">
            <text:p>21</text:p>
          </table:table-cell>
          <table:table-cell table:style-name="ce90" table:formula="of:=[M_Dia_A.P71]" office:value-type="float" office:value="29.3348228950146" calcext:value-type="float">
            <text:p>29</text:p>
          </table:table-cell>
          <table:table-cell table:style-name="ce90" table:formula="of:=[M_Dia_A.Q71]" office:value-type="float" office:value="19.7251475506228" calcext:value-type="float">
            <text:p>20</text:p>
          </table:table-cell>
          <table:table-cell table:number-columns-repeated="2"/>
          <table:table-cell table:style-name="ce113" table:formula="of:=[.B71]" office:value-type="date" office:date-value="2020-04-22" calcext:value-type="date">
            <text:p>22/04</text:p>
          </table:table-cell>
          <table:table-cell table:style-name="ce90" table:formula="of:=[M_Dia_A.C71]" office:value-type="float" office:value="15.6194848964146" calcext:value-type="float">
            <text:p>16</text:p>
          </table:table-cell>
          <table:table-cell table:style-name="ce87" table:formula="of:=[M_Dia_A.D71]" office:value-type="float" office:value="11.1148087154758" calcext:value-type="float">
            <text:p>11.1</text:p>
          </table:table-cell>
          <table:table-cell table:style-name="ce87" table:formula="of:=[M_Dia_A.F71]" office:value-type="float" office:value="12.4090891471131" calcext:value-type="float">
            <text:p>12.4</text:p>
          </table:table-cell>
          <table:table-cell table:style-name="ce87" table:formula="of:=[M_Dia_A.M71]" office:value-type="float" office:value="6.60865531026013" calcext:value-type="float">
            <text:p>6.6</text:p>
          </table:table-cell>
          <table:table-cell table:style-name="ce90" table:formula="of:=[M_Dia_A.N71]" office:value-type="float" office:value="10.9627021704678" calcext:value-type="float">
            <text:p>11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72]" office:value-type="date" office:date-value="2020-04-23" calcext:value-type="date">
            <text:p>23/04</text:p>
          </table:table-cell>
          <table:table-cell table:style-name="ce90" table:formula="of:=[M_Dia_A.E72]" office:value-type="float" office:value="104.924594247744" calcext:value-type="float">
            <text:p>105</text:p>
          </table:table-cell>
          <table:table-cell table:style-name="ce90" table:formula="of:=[M_Dia_A.G72]" office:value-type="float" office:value="51.885418835315" calcext:value-type="float">
            <text:p>52</text:p>
          </table:table-cell>
          <table:table-cell table:style-name="ce90" table:formula="of:=[M_Dia_A.H72]" office:value-type="float" office:value="38.6470085048256" calcext:value-type="float">
            <text:p>39</text:p>
          </table:table-cell>
          <table:table-cell table:style-name="ce90" table:formula="of:=[M_Dia_A.J72]" office:value-type="float" office:value="34.367051809949" calcext:value-type="float">
            <text:p>34</text:p>
          </table:table-cell>
          <table:table-cell table:style-name="ce90" table:formula="of:=[M_Dia_A.O72]" office:value-type="float" office:value="64.8503817184757" calcext:value-type="float">
            <text:p>65</text:p>
          </table:table-cell>
          <table:table-cell table:style-name="ce87" table:number-columns-repeated="2"/>
          <table:table-cell table:style-name="ce58" table:formula="of:=[.B72]" office:value-type="date" office:date-value="2020-04-23" calcext:value-type="date">
            <text:p>23/04</text:p>
          </table:table-cell>
          <table:table-cell table:style-name="ce90" table:formula="of:=[M_Dia_A.I72]" office:value-type="float" office:value="37.547110771988" calcext:value-type="float">
            <text:p>38</text:p>
          </table:table-cell>
          <table:table-cell table:style-name="ce87" table:formula="of:=[M_Dia_A.K72]" office:value-type="float" office:value="37.0335114467473" calcext:value-type="float">
            <text:p>37.0</text:p>
          </table:table-cell>
          <table:table-cell table:style-name="ce90" table:formula="of:=[M_Dia_A.L72]" office:value-type="float" office:value="31.0616371524357" calcext:value-type="float">
            <text:p>31</text:p>
          </table:table-cell>
          <table:table-cell table:style-name="ce90" table:formula="of:=[M_Dia_A.P72]" office:value-type="float" office:value="26.4013406055132" calcext:value-type="float">
            <text:p>26</text:p>
          </table:table-cell>
          <table:table-cell table:style-name="ce90" table:formula="of:=[M_Dia_A.Q72]" office:value-type="float" office:value="26.9577016525179" calcext:value-type="float">
            <text:p>27</text:p>
          </table:table-cell>
          <table:table-cell table:number-columns-repeated="2"/>
          <table:table-cell table:style-name="ce113" table:formula="of:=[.B72]" office:value-type="date" office:date-value="2020-04-23" calcext:value-type="date">
            <text:p>23/04</text:p>
          </table:table-cell>
          <table:table-cell table:style-name="ce90" table:formula="of:=[M_Dia_A.C72]" office:value-type="float" office:value="11.9508514331998" calcext:value-type="float">
            <text:p>12</text:p>
          </table:table-cell>
          <table:table-cell table:style-name="ce87" table:formula="of:=[M_Dia_A.D72]" office:value-type="float" office:value="7.01987918872155" calcext:value-type="float">
            <text:p>7.0</text:p>
          </table:table-cell>
          <table:table-cell table:style-name="ce87" table:formula="of:=[M_Dia_A.F72]" office:value-type="float" office:value="8.86363510508076" calcext:value-type="float">
            <text:p>8.9</text:p>
          </table:table-cell>
          <table:table-cell table:style-name="ce87" table:formula="of:=[M_Dia_A.M72]" office:value-type="float" office:value="12.1158680688102" calcext:value-type="float">
            <text:p>12.1</text:p>
          </table:table-cell>
          <table:table-cell table:style-name="ce90" table:formula="of:=[M_Dia_A.N72]" office:value-type="float" office:value="16.6823728681032" calcext:value-type="float">
            <text:p>17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73]" office:value-type="date" office:date-value="2020-04-24" calcext:value-type="date">
            <text:p>24/04</text:p>
          </table:table-cell>
          <table:table-cell table:style-name="ce90" table:formula="of:=[M_Dia_A.E73]" office:value-type="float" office:value="86.9769662843145" calcext:value-type="float">
            <text:p>87</text:p>
          </table:table-cell>
          <table:table-cell table:style-name="ce90" table:formula="of:=[M_Dia_A.G73]" office:value-type="float" office:value="43.2771561649105" calcext:value-type="float">
            <text:p>43</text:p>
          </table:table-cell>
          <table:table-cell table:style-name="ce90" table:formula="of:=[M_Dia_A.H73]" office:value-type="float" office:value="29.1350509852271" calcext:value-type="float">
            <text:p>29</text:p>
          </table:table-cell>
          <table:table-cell table:style-name="ce90" table:formula="of:=[M_Dia_A.J73]" office:value-type="float" office:value="31.1081072417641" calcext:value-type="float">
            <text:p>31</text:p>
          </table:table-cell>
          <table:table-cell table:style-name="ce90" table:formula="of:=[M_Dia_A.O73]" office:value-type="float" office:value="68.6502087722926" calcext:value-type="float">
            <text:p>69</text:p>
          </table:table-cell>
          <table:table-cell table:style-name="ce87" table:number-columns-repeated="2"/>
          <table:table-cell table:style-name="ce58" table:formula="of:=[.B73]" office:value-type="date" office:date-value="2020-04-24" calcext:value-type="date">
            <text:p>24/04</text:p>
          </table:table-cell>
          <table:table-cell table:style-name="ce90" table:formula="of:=[M_Dia_A.I73]" office:value-type="float" office:value="34.1892390769322" calcext:value-type="float">
            <text:p>34</text:p>
          </table:table-cell>
          <table:table-cell table:style-name="ce87" table:formula="of:=[M_Dia_A.K73]" office:value-type="float" office:value="325.894900731376" calcext:value-type="float">
            <text:p>325.9</text:p>
          </table:table-cell>
          <table:table-cell table:style-name="ce90" table:formula="of:=[M_Dia_A.L73]" office:value-type="float" office:value="20.7077581016238" calcext:value-type="float">
            <text:p>21</text:p>
          </table:table-cell>
          <table:table-cell table:style-name="ce90" table:formula="of:=[M_Dia_A.P73]" office:value-type="float" office:value="21.5122034563441" calcext:value-type="float">
            <text:p>22</text:p>
          </table:table-cell>
          <table:table-cell table:style-name="ce90" table:formula="of:=[M_Dia_A.Q73]" office:value-type="float" office:value="24.3276819791015" calcext:value-type="float">
            <text:p>24</text:p>
          </table:table-cell>
          <table:table-cell table:number-columns-repeated="2"/>
          <table:table-cell table:style-name="ce113" table:formula="of:=[.B73]" office:value-type="date" office:date-value="2020-04-24" calcext:value-type="date">
            <text:p>24/04</text:p>
          </table:table-cell>
          <table:table-cell table:style-name="ce90" table:formula="of:=[M_Dia_A.C73]" office:value-type="float" office:value="12.6178756992388" calcext:value-type="float">
            <text:p>13</text:p>
          </table:table-cell>
          <table:table-cell table:style-name="ce87" table:formula="of:=[M_Dia_A.D73]" office:value-type="float" office:value="4.6799194591477" calcext:value-type="float">
            <text:p>4.7</text:p>
          </table:table-cell>
          <table:table-cell table:style-name="ce87" table:formula="of:=[M_Dia_A.F73]" office:value-type="float" office:value="7.97727159457268" calcext:value-type="float">
            <text:p>8.0</text:p>
          </table:table-cell>
          <table:table-cell table:style-name="ce87" table:formula="of:=[M_Dia_A.M73]" office:value-type="float" office:value="12.1158680688102" calcext:value-type="float">
            <text:p>12.1</text:p>
          </table:table-cell>
          <table:table-cell table:style-name="ce90" table:formula="of:=[M_Dia_A.N73]" office:value-type="float" office:value="16.2057336433002" calcext:value-type="float">
            <text:p>16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74]" office:value-type="date" office:date-value="2020-04-25" calcext:value-type="date">
            <text:p>25/04</text:p>
          </table:table-cell>
          <table:table-cell table:style-name="ce90" table:formula="of:=[M_Dia_A.E74]" office:value-type="float" office:value="109.526550135803" calcext:value-type="float">
            <text:p>110</text:p>
          </table:table-cell>
          <table:table-cell table:style-name="ce90" table:formula="of:=[M_Dia_A.G74]" office:value-type="float" office:value="44.5742916357934" calcext:value-type="float">
            <text:p>45</text:p>
          </table:table-cell>
          <table:table-cell table:style-name="ce90" table:formula="of:=[M_Dia_A.H74]" office:value-type="float" office:value="27.6371049191486" calcext:value-type="float">
            <text:p>28</text:p>
          </table:table-cell>
          <table:table-cell table:style-name="ce90" table:formula="of:=[M_Dia_A.J74]" office:value-type="float" office:value="30.7377726317431" calcext:value-type="float">
            <text:p>31</text:p>
          </table:table-cell>
          <table:table-cell table:style-name="ce90" table:formula="of:=[M_Dia_A.O74]" office:value-type="float" office:value="34.8739682939199" calcext:value-type="float">
            <text:p>35</text:p>
          </table:table-cell>
          <table:table-cell table:style-name="ce87" table:number-columns-repeated="2"/>
          <table:table-cell table:style-name="ce58" table:formula="of:=[.B74]" office:value-type="date" office:date-value="2020-04-25" calcext:value-type="date">
            <text:p>25/04</text:p>
          </table:table-cell>
          <table:table-cell table:style-name="ce90" table:formula="of:=[M_Dia_A.I74]" office:value-type="float" office:value="36.6313275824274" calcext:value-type="float">
            <text:p>37</text:p>
          </table:table-cell>
          <table:table-cell table:style-name="ce87" table:formula="of:=[M_Dia_A.K74]" office:value-type="float" office:value="72.5856824356247" calcext:value-type="float">
            <text:p>72.6</text:p>
          </table:table-cell>
          <table:table-cell table:style-name="ce90" table:formula="of:=[M_Dia_A.L74]" office:value-type="float" office:value="0" calcext:value-type="float">
            <text:p>0</text:p>
          </table:table-cell>
          <table:table-cell table:style-name="ce90" table:formula="of:=[M_Dia_A.P74]" office:value-type="float" office:value="14.1784977325904" calcext:value-type="float">
            <text:p>14</text:p>
          </table:table-cell>
          <table:table-cell table:style-name="ce90" table:formula="of:=[M_Dia_A.Q74]" office:value-type="float" office:value="6.57504918354095" calcext:value-type="float">
            <text:p>7</text:p>
          </table:table-cell>
          <table:table-cell table:number-columns-repeated="2"/>
          <table:table-cell table:style-name="ce113" table:formula="of:=[.B74]" office:value-type="date" office:date-value="2020-04-25" calcext:value-type="date">
            <text:p>25/04</text:p>
          </table:table-cell>
          <table:table-cell table:style-name="ce90" table:formula="of:=[M_Dia_A.C74]" office:value-type="float" office:value="9.94977863508261" calcext:value-type="float">
            <text:p>10</text:p>
          </table:table-cell>
          <table:table-cell table:style-name="ce87" table:formula="of:=[M_Dia_A.D74]" office:value-type="float" office:value="3.50993959436077" calcext:value-type="float">
            <text:p>3.5</text:p>
          </table:table-cell>
          <table:table-cell table:style-name="ce87" table:formula="of:=[M_Dia_A.F74]" office:value-type="float" office:value="13.2954526576211" calcext:value-type="float">
            <text:p>13.3</text:p>
          </table:table-cell>
          <table:table-cell table:style-name="ce87" table:formula="of:=[M_Dia_A.M74]" office:value-type="float" office:value="2.20288510342004" calcext:value-type="float">
            <text:p>2.2</text:p>
          </table:table-cell>
          <table:table-cell table:style-name="ce90" table:formula="of:=[M_Dia_A.N74]" office:value-type="float" office:value="12.3926198448767" calcext:value-type="float">
            <text:p>12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75]" office:value-type="date" office:date-value="2020-04-26" calcext:value-type="date">
            <text:p>26/04</text:p>
          </table:table-cell>
          <table:table-cell table:style-name="ce90" table:formula="of:=[M_Dia_A.E75]" office:value-type="float" office:value="81.4546192186437" calcext:value-type="float">
            <text:p>81</text:p>
          </table:table-cell>
          <table:table-cell table:style-name="ce90" table:formula="of:=[M_Dia_A.G75]" office:value-type="float" office:value="33.9613650558426" calcext:value-type="float">
            <text:p>34</text:p>
          </table:table-cell>
          <table:table-cell table:style-name="ce90" table:formula="of:=[M_Dia_A.H75]" office:value-type="float" office:value="18.12514739955" calcext:value-type="float">
            <text:p>18</text:p>
          </table:table-cell>
          <table:table-cell table:style-name="ce90" table:formula="of:=[M_Dia_A.J75]" office:value-type="float" office:value="19.2573997210921" calcext:value-type="float">
            <text:p>19</text:p>
          </table:table-cell>
          <table:table-cell table:style-name="ce90" table:formula="of:=[M_Dia_A.O75]" office:value-type="float" office:value="30.3986164305355" calcext:value-type="float">
            <text:p>30</text:p>
          </table:table-cell>
          <table:table-cell table:style-name="ce87" table:number-columns-repeated="2"/>
          <table:table-cell table:style-name="ce58" table:formula="of:=[.B75]" office:value-type="date" office:date-value="2020-04-26" calcext:value-type="date">
            <text:p>26/04</text:p>
          </table:table-cell>
          <table:table-cell table:style-name="ce90" table:formula="of:=[M_Dia_A.I75]" office:value-type="float" office:value="20.147230170335" calcext:value-type="float">
            <text:p>20</text:p>
          </table:table-cell>
          <table:table-cell table:style-name="ce87" table:formula="of:=[M_Dia_A.K75]" office:value-type="float" office:value="35.5521709888774" calcext:value-type="float">
            <text:p>35.6</text:p>
          </table:table-cell>
          <table:table-cell table:style-name="ce90" table:formula="of:=[M_Dia_A.L75]" office:value-type="float" office:value="31.0616371524357" calcext:value-type="float">
            <text:p>31</text:p>
          </table:table-cell>
          <table:table-cell table:style-name="ce90" table:formula="of:=[M_Dia_A.P75]" office:value-type="float" office:value="19.5565485966764" calcext:value-type="float">
            <text:p>20</text:p>
          </table:table-cell>
          <table:table-cell table:style-name="ce90" table:formula="of:=[M_Dia_A.Q75]" office:value-type="float" office:value="9.20506885695732" calcext:value-type="float">
            <text:p>9</text:p>
          </table:table-cell>
          <table:table-cell table:number-columns-repeated="2"/>
          <table:table-cell table:style-name="ce113" table:formula="of:=[.B75]" office:value-type="date" office:date-value="2020-04-26" calcext:value-type="date">
            <text:p>26/04</text:p>
          </table:table-cell>
          <table:table-cell table:style-name="ce90" table:formula="of:=[M_Dia_A.C75]" office:value-type="float" office:value="7.78194977045568" calcext:value-type="float">
            <text:p>8</text:p>
          </table:table-cell>
          <table:table-cell table:style-name="ce87" table:formula="of:=[M_Dia_A.D75]" office:value-type="float" office:value="3.50993959436077" calcext:value-type="float">
            <text:p>3.5</text:p>
          </table:table-cell>
          <table:table-cell table:style-name="ce87" table:formula="of:=[M_Dia_A.F75]" office:value-type="float" office:value="3.5454540420323" calcext:value-type="float">
            <text:p>3.5</text:p>
          </table:table-cell>
          <table:table-cell table:style-name="ce87" table:formula="of:=[M_Dia_A.M75]" office:value-type="float" office:value="0" calcext:value-type="float">
            <text:p>0.0</text:p>
          </table:table-cell>
          <table:table-cell table:style-name="ce90" table:formula="of:=[M_Dia_A.N75]" office:value-type="float" office:value="10.9627021704678" calcext:value-type="float">
            <text:p>11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76]" office:value-type="date" office:date-value="2020-04-27" calcext:value-type="date">
            <text:p>27/04</text:p>
          </table:table-cell>
          <table:table-cell table:style-name="ce90" table:formula="of:=[M_Dia_A.E76]" office:value-type="float" office:value="52.0021015350663" calcext:value-type="float">
            <text:p>52</text:p>
          </table:table-cell>
          <table:table-cell table:style-name="ce90" table:formula="of:=[M_Dia_A.G76]" office:value-type="float" office:value="39.0319855329302" calcext:value-type="float">
            <text:p>39</text:p>
          </table:table-cell>
          <table:table-cell table:style-name="ce90" table:formula="of:=[M_Dia_A.H76]" office:value-type="float" office:value="32.7301215438155" calcext:value-type="float">
            <text:p>33</text:p>
          </table:table-cell>
          <table:table-cell table:style-name="ce90" table:formula="of:=[M_Dia_A.J76]" office:value-type="float" office:value="24.6642850273987" calcext:value-type="float">
            <text:p>25</text:p>
          </table:table-cell>
          <table:table-cell table:style-name="ce90" table:formula="of:=[M_Dia_A.O76]" office:value-type="float" office:value="49.4821923008161" calcext:value-type="float">
            <text:p>49</text:p>
          </table:table-cell>
          <table:table-cell table:style-name="ce87" table:number-columns-repeated="2"/>
          <table:table-cell table:style-name="ce58" table:formula="of:=[.B76]" office:value-type="date" office:date-value="2020-04-27" calcext:value-type="date">
            <text:p>27/04</text:p>
          </table:table-cell>
          <table:table-cell table:style-name="ce90" table:formula="of:=[M_Dia_A.I76]" office:value-type="float" office:value="13.1262257170365" calcext:value-type="float">
            <text:p>13</text:p>
          </table:table-cell>
          <table:table-cell table:style-name="ce87" table:formula="of:=[M_Dia_A.K76]" office:value-type="float" office:value="22.2201068680484" calcext:value-type="float">
            <text:p>22.2</text:p>
          </table:table-cell>
          <table:table-cell table:style-name="ce90" table:formula="of:=[M_Dia_A.L76]" office:value-type="float" office:value="0" calcext:value-type="float">
            <text:p>0</text:p>
          </table:table-cell>
          <table:table-cell table:style-name="ce90" table:formula="of:=[M_Dia_A.P76]" office:value-type="float" office:value="10.2671880132551" calcext:value-type="float">
            <text:p>10</text:p>
          </table:table-cell>
          <table:table-cell table:style-name="ce90" table:formula="of:=[M_Dia_A.Q76]" office:value-type="float" office:value="34.847760672767" calcext:value-type="float">
            <text:p>35</text:p>
          </table:table-cell>
          <table:table-cell table:number-columns-repeated="2"/>
          <table:table-cell table:style-name="ce113" table:formula="of:=[.B76]" office:value-type="date" office:date-value="2020-04-27" calcext:value-type="date">
            <text:p>27/04</text:p>
          </table:table-cell>
          <table:table-cell table:style-name="ce90" table:formula="of:=[M_Dia_A.C76]" office:value-type="float" office:value="6.11438910535803" calcext:value-type="float">
            <text:p>6</text:p>
          </table:table-cell>
          <table:table-cell table:style-name="ce87" table:formula="of:=[M_Dia_A.D76]" office:value-type="float" office:value="4.09492952675424" calcext:value-type="float">
            <text:p>4.1</text:p>
          </table:table-cell>
          <table:table-cell table:style-name="ce87" table:formula="of:=[M_Dia_A.F76]" office:value-type="float" office:value="4.43181755254038" calcext:value-type="float">
            <text:p>4.4</text:p>
          </table:table-cell>
          <table:table-cell table:style-name="ce87" table:formula="of:=[M_Dia_A.M76]" office:value-type="float" office:value="0" calcext:value-type="float">
            <text:p>0.0</text:p>
          </table:table-cell>
          <table:table-cell table:style-name="ce90" table:formula="of:=[M_Dia_A.N76]" office:value-type="float" office:value="11.9159806200737" calcext:value-type="float">
            <text:p>12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77]" office:value-type="date" office:date-value="2020-04-28" calcext:value-type="date">
            <text:p>28/04</text:p>
          </table:table-cell>
          <table:table-cell table:style-name="ce90" table:formula="of:=[M_Dia_A.E77]" office:value-type="float" office:value="57.0642530119312" calcext:value-type="float">
            <text:p>57</text:p>
          </table:table-cell>
          <table:table-cell table:style-name="ce90" table:formula="of:=[M_Dia_A.G77]" office:value-type="float" office:value="35.4943433396132" calcext:value-type="float">
            <text:p>35</text:p>
          </table:table-cell>
          <table:table-cell table:style-name="ce90" table:formula="of:=[M_Dia_A.H77]" office:value-type="float" office:value="27.4873103125407" calcext:value-type="float">
            <text:p>27</text:p>
          </table:table-cell>
          <table:table-cell table:style-name="ce90" table:formula="of:=[M_Dia_A.J77]" office:value-type="float" office:value="28.2935642056045" calcext:value-type="float">
            <text:p>28</text:p>
          </table:table-cell>
          <table:table-cell table:style-name="ce90"/>
          <table:table-cell table:style-name="ce87" table:number-columns-repeated="2"/>
          <table:table-cell table:style-name="ce58" table:formula="of:=[.B77]" office:value-type="date" office:date-value="2020-04-28" calcext:value-type="date">
            <text:p>28/04</text:p>
          </table:table-cell>
          <table:table-cell table:style-name="ce90" table:formula="of:=[M_Dia_A.I77]" office:value-type="float" office:value="14.6525310329709" calcext:value-type="float">
            <text:p>15</text:p>
          </table:table-cell>
          <table:table-cell table:style-name="ce87" table:formula="of:=[M_Dia_A.K77]" office:value-type="float" office:value="84.4364060985839" calcext:value-type="float">
            <text:p>84.4</text:p>
          </table:table-cell>
          <table:table-cell table:style-name="ce90" table:formula="of:=[M_Dia_A.L77]" office:value-type="float" office:value="10.3538790508119" calcext:value-type="float">
            <text:p>10</text:p>
          </table:table-cell>
          <table:table-cell table:style-name="ce90"/>
          <table:table-cell table:style-name="ce90" table:formula="of:=[M_Dia_A.Q77]" office:value-type="float" office:value="23.6701770607474" calcext:value-type="float">
            <text:p>24</text:p>
          </table:table-cell>
          <table:table-cell table:number-columns-repeated="2"/>
          <table:table-cell table:style-name="ce113" table:formula="of:=[.B77]" office:value-type="date" office:date-value="2020-04-28" calcext:value-type="date">
            <text:p>28/04</text:p>
          </table:table-cell>
          <table:table-cell table:style-name="ce90" table:formula="of:=[M_Dia_A.C77]" office:value-type="float" office:value="9.06041294703054" calcext:value-type="float">
            <text:p>9</text:p>
          </table:table-cell>
          <table:table-cell table:style-name="ce87" table:formula="of:=[M_Dia_A.D77]" office:value-type="float" office:value="11.6997986478692" calcext:value-type="float">
            <text:p>11.7</text:p>
          </table:table-cell>
          <table:table-cell table:style-name="ce87" table:formula="of:=[M_Dia_A.F77]" office:value-type="float" office:value="6.20454457355653" calcext:value-type="float">
            <text:p>6.2</text:p>
          </table:table-cell>
          <table:table-cell table:style-name="ce87" table:formula="of:=[M_Dia_A.M77]" office:value-type="float" office:value="2.20288510342004" calcext:value-type="float">
            <text:p>2.2</text:p>
          </table:table-cell>
          <table:table-cell table:style-name="ce90" table:formula="of:=[M_Dia_A.N77]" office:value-type="float" office:value="9.53278449605897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58"/>
          <table:table-cell table:style-name="ce90" table:number-columns-repeated="5"/>
          <table:table-cell table:style-name="ce87" table:number-columns-repeated="2"/>
          <table:table-cell table:style-name="ce58"/>
          <table:table-cell table:style-name="ce90"/>
          <table:table-cell table:style-name="ce87"/>
          <table:table-cell table:style-name="ce90" table:number-columns-repeated="3"/>
          <table:table-cell table:number-columns-repeated="2"/>
          <table:table-cell table:style-name="ce113"/>
          <table:table-cell table:style-name="ce90"/>
          <table:table-cell table:style-name="ce87" table:number-columns-repeated="3"/>
          <table:table-cell table:style-name="ce90"/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ce87" table:number-columns-repeated="8"/>
          <table:table-cell table:number-columns-repeated="7"/>
          <table:table-cell table:style-name="ce113"/>
          <table:table-cell table:number-columns-repeated="12"/>
        </table:table-row>
        <table:table-row table:style-name="ro1">
          <table:table-cell/>
          <table:table-cell office:value-type="string" calcext:value-type="string">
            <text:p>Máximo</text:p>
          </table:table-cell>
          <table:table-cell table:style-name="ce90" table:formula="of:=MAX([.C$9:.C80])" office:value-type="float" office:value="228.257012047725" calcext:value-type="float">
            <text:p>228</text:p>
          </table:table-cell>
          <table:table-cell table:style-name="ce90" table:formula="of:=MAX([.D$9:.D80])" office:value-type="float" office:value="112.025336121703" calcext:value-type="float">
            <text:p>112</text:p>
          </table:table-cell>
          <table:table-cell table:style-name="ce90" table:formula="of:=MAX([.E$9:.E80])" office:value-type="float" office:value="107.702322151045" calcext:value-type="float">
            <text:p>108</text:p>
          </table:table-cell>
          <table:table-cell table:style-name="ce90" table:formula="of:=MAX([.F$9:.F80])" office:value-type="float" office:value="71.7708474220701" calcext:value-type="float">
            <text:p>72</text:p>
          </table:table-cell>
          <table:table-cell table:style-name="ce90" table:formula="of:=MAX([.G$9:.G80])" office:value-type="float" office:value="82.7517891720132" calcext:value-type="float">
            <text:p>83</text:p>
          </table:table-cell>
          <table:table-cell table:style-name="ce90" table:number-columns-repeated="3"/>
          <table:table-cell table:style-name="ce90" table:formula="of:=MAX([.K$9:.K80])" office:value-type="float" office:value="71.4310887857334" calcext:value-type="float">
            <text:p>71</text:p>
          </table:table-cell>
          <table:table-cell table:style-name="ce90" table:formula="of:=MAX([.L$9:.L80])" office:value-type="float" office:value="325.894900731376" calcext:value-type="float">
            <text:p>326</text:p>
          </table:table-cell>
          <table:table-cell table:style-name="ce90" table:formula="of:=MAX([.M$9:.M80])" office:value-type="float" office:value="82.8310324064953" calcext:value-type="float">
            <text:p>83</text:p>
          </table:table-cell>
          <table:table-cell table:style-name="ce90" table:formula="of:=MAX([.N$9:.N80])" office:value-type="float" office:value="54.2694223557771" calcext:value-type="float">
            <text:p>54</text:p>
          </table:table-cell>
          <table:table-cell table:style-name="ce90" table:formula="of:=MAX([.O$9:.O80])" office:value-type="float" office:value="43.3953246113702" calcext:value-type="float">
            <text:p>43</text:p>
          </table:table-cell>
          <table:table-cell table:number-columns-repeated="2"/>
          <table:table-cell table:style-name="ce113"/>
          <table:table-cell table:style-name="ce90" table:formula="of:=MAX([.S$9:.S80])" office:value-type="float" office:value="17.5093869835253" calcext:value-type="float">
            <text:p>18</text:p>
          </table:table-cell>
          <table:table-cell table:style-name="ce90" table:formula="of:=MAX([.T$9:.T80])" office:value-type="float" office:value="17.5496979718039" calcext:value-type="float">
            <text:p>18</text:p>
          </table:table-cell>
          <table:table-cell table:style-name="ce90" table:formula="of:=MAX([.U$9:.U80])" office:value-type="float" office:value="19.4999972311777" calcext:value-type="float">
            <text:p>19</text:p>
          </table:table-cell>
          <table:table-cell table:style-name="ce90" table:formula="of:=MAX([.V$9:.V80])" office:value-type="float" office:value="14.3187531722303" calcext:value-type="float">
            <text:p>14</text:p>
          </table:table-cell>
          <table:table-cell table:style-name="ce90" table:formula="of:=MAX([.W$9:.W80])" office:value-type="float" office:value="17.6356513177091" calcext:value-type="float">
            <text:p>18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90" table:number-columns-repeated="13"/>
          <table:table-cell table:number-columns-repeated="2"/>
          <table:table-cell table:style-name="ce113"/>
          <table:table-cell table:style-name="ce90" table:number-columns-repeated="5"/>
          <table:table-cell table:number-columns-repeated="7"/>
        </table:table-row>
        <table:table-row table:style-name="ro1">
          <table:table-cell/>
          <table:table-cell office:value-type="string" calcext:value-type="string">
            <text:p>Suma</text:p>
          </table:table-cell>
          <table:table-cell table:style-name="ce90" table:formula="of:=SUM([.C9:.C80])" office:value-type="float" office:value="3373.69386153603" calcext:value-type="float">
            <text:p>3374</text:p>
          </table:table-cell>
          <table:table-cell table:style-name="ce90" table:formula="of:=SUM([.D9:.D80])" office:value-type="float" office:value="2836.95319622729" calcext:value-type="float">
            <text:p>2837</text:p>
          </table:table-cell>
          <table:table-cell table:style-name="ce90" table:formula="of:=SUM([.E9:.E80])" office:value-type="float" office:value="1772.07019617088" calcext:value-type="float">
            <text:p>1772</text:p>
          </table:table-cell>
          <table:table-cell table:style-name="ce90" table:formula="of:=SUM([.F9:.F80])" office:value-type="float" office:value="2026.39691911292" calcext:value-type="float">
            <text:p>2026</text:p>
          </table:table-cell>
          <table:table-cell table:style-name="ce90" table:formula="of:=SUM([.G9:.G80])" office:value-type="float" office:value="1830.50335272541" calcext:value-type="float">
            <text:p>1831</text:p>
          </table:table-cell>
          <table:table-cell table:style-name="ce90" table:number-columns-repeated="3"/>
          <table:table-cell table:style-name="ce90" table:formula="of:=SUM([.K9:.K80])" office:value-type="float" office:value="1393.82201451136" calcext:value-type="float">
            <text:p>1394</text:p>
          </table:table-cell>
          <table:table-cell table:style-name="ce90" table:formula="of:=SUM([.L9:.L80])" office:value-type="float" office:value="1716.87359067121" calcext:value-type="float">
            <text:p>1717</text:p>
          </table:table-cell>
          <table:table-cell table:style-name="ce90" table:formula="of:=SUM([.M9:.M80])" office:value-type="float" office:value="921.495235522259" calcext:value-type="float">
            <text:p>921</text:p>
          </table:table-cell>
          <table:table-cell table:style-name="ce90" table:formula="of:=SUM([.N9:.N80])" office:value-type="float" office:value="1141.61352433099" calcext:value-type="float">
            <text:p>1142</text:p>
          </table:table-cell>
          <table:table-cell table:style-name="ce90" table:formula="of:=SUM([.O9:.O80])" office:value-type="float" office:value="1117.10085628361" calcext:value-type="float">
            <text:p>1117</text:p>
          </table:table-cell>
          <table:table-cell table:number-columns-repeated="3"/>
          <table:table-cell table:style-name="ce90" table:formula="of:=SUM([.S9:.S80])" office:value-type="float" office:value="328.676207090746" calcext:value-type="float">
            <text:p>329</text:p>
          </table:table-cell>
          <table:table-cell table:style-name="ce90" table:formula="of:=SUM([.T9:.T80])" office:value-type="float" office:value="332.85927153188" calcext:value-type="float">
            <text:p>333</text:p>
          </table:table-cell>
          <table:table-cell table:style-name="ce90" table:formula="of:=SUM([.U9:.U80])" office:value-type="float" office:value="384.681763560505" calcext:value-type="float">
            <text:p>385</text:p>
          </table:table-cell>
          <table:table-cell table:style-name="ce90" table:formula="of:=SUM([.V9:.V80])" office:value-type="float" office:value="214.781297583454" calcext:value-type="float">
            <text:p>215</text:p>
          </table:table-cell>
          <table:table-cell table:style-name="ce90" table:formula="of:=SUM([.W9:.W80])" office:value-type="float" office:value="451.853985113195" calcext:value-type="float">
            <text:p>45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90" table:number-columns-repeated="13"/>
          <table:table-cell table:number-columns-repeated="2"/>
          <table:table-cell table:style-name="ce113"/>
          <table:table-cell table:style-name="ce90" table:number-columns-repeated="5"/>
          <table:table-cell table:number-columns-repeated="7"/>
        </table:table-row>
        <table:table-row table:style-name="ro1">
          <table:table-cell table:number-columns-repeated="2"/>
          <table:table-cell table:style-name="ce87" table:formula="of:=[.C8]" office:value-type="string" office:string-value="Bélgica" calcext:value-type="string">
            <text:p>Bélgica</text:p>
          </table:table-cell>
          <table:table-cell table:style-name="ce87" table:formula="of:=[.D8]" office:value-type="string" office:string-value="España" calcext:value-type="string">
            <text:p>España</text:p>
          </table:table-cell>
          <table:table-cell table:style-name="ce87" table:formula="of:=[.E8]" office:value-type="string" office:string-value="Francia" calcext:value-type="string">
            <text:p>Francia</text:p>
          </table:table-cell>
          <table:table-cell table:style-name="ce87" table:formula="of:=[.F8]" office:value-type="string" office:string-value="Italia" calcext:value-type="string">
            <text:p>Italia</text:p>
          </table:table-cell>
          <table:table-cell table:style-name="ce87" table:formula="of:=[.G8]" office:value-type="string" office:string-value="Reino Unido" calcext:value-type="string">
            <text:p>Reino Unido</text:p>
          </table:table-cell>
          <table:table-cell table:style-name="ce87" table:number-columns-repeated="3"/>
          <table:table-cell table:style-name="ce87" table:formula="of:=[.K8]" office:value-type="string" office:string-value="Holanda" calcext:value-type="string">
            <text:p>Holanda</text:p>
          </table:table-cell>
          <table:table-cell table:style-name="ce87" table:formula="of:=[.L8]" office:value-type="string" office:string-value="Irlanda" calcext:value-type="string">
            <text:p>Irlanda</text:p>
          </table:table-cell>
          <table:table-cell table:style-name="ce87" table:formula="of:=[.M8]" office:value-type="string" office:string-value="Luxemburgo" calcext:value-type="string">
            <text:p>Luxemburgo</text:p>
          </table:table-cell>
          <table:table-cell table:style-name="ce87" table:formula="of:=[.N8]" office:value-type="string" office:string-value="Suecia" calcext:value-type="string">
            <text:p>Suecia</text:p>
          </table:table-cell>
          <table:table-cell table:style-name="ce87" table:formula="of:=[.O8]" office:value-type="string" office:string-value="Suiza" calcext:value-type="string">
            <text:p>Suiza</text:p>
          </table:table-cell>
          <table:table-cell table:number-columns-repeated="2"/>
          <table:table-cell table:style-name="ce113"/>
          <table:table-cell table:style-name="ce87" table:formula="of:=[.S8]" office:value-type="string" office:string-value="Alemania" calcext:value-type="string">
            <text:p>Alemania</text:p>
          </table:table-cell>
          <table:table-cell table:style-name="ce87" table:formula="of:=[.T8]" office:value-type="string" office:string-value="Austria" calcext:value-type="string">
            <text:p>Austria</text:p>
          </table:table-cell>
          <table:table-cell table:style-name="ce87" table:formula="of:=[.U8]" office:value-type="string" office:string-value="Dinamarca" calcext:value-type="string">
            <text:p>Dinamarca</text:p>
          </table:table-cell>
          <table:table-cell table:style-name="ce87" table:formula="of:=[.V8]" office:value-type="string" office:string-value="Noruega" calcext:value-type="string">
            <text:p>Noruega</text:p>
          </table:table-cell>
          <table:table-cell table:style-name="ce87" table:formula="of:=[.W8]" office:value-type="string" office:string-value="Portugal" calcext:value-type="string">
            <text:p>Portugal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87" table:number-columns-repeated="8"/>
          <table:table-cell table:number-columns-repeated="7"/>
          <table:table-cell table:style-name="ce113"/>
          <table:table-cell table:style-name="Default" table:number-columns-repeated="5"/>
          <table:table-cell table:number-columns-repeated="7"/>
        </table:table-row>
        <table:table-row table:style-name="ro1">
          <table:table-cell table:number-columns-repeated="2"/>
          <table:table-cell table:style-name="ce54" office:value-type="string" calcext:value-type="string">
            <text:p>Mínimo</text:p>
          </table:table-cell>
          <table:table-cell table:style-name="ce108" table:formula="of:=MIN([.C81:.G81])" office:value-type="float" office:value="71.7708474220701" calcext:value-type="float">
            <text:p>72</text:p>
          </table:table-cell>
          <table:table-cell table:style-name="ce87" table:number-columns-repeated="6"/>
          <table:table-cell office:value-type="string" calcext:value-type="string">
            <text:p>Mínimo</text:p>
          </table:table-cell>
          <table:table-cell table:style-name="ce99" table:formula="of:=MIN([.K81:.O81])" office:value-type="float" office:value="43.3953246113702" calcext:value-type="float">
            <text:p>43</text:p>
          </table:table-cell>
          <table:table-cell table:number-columns-repeated="5"/>
          <table:table-cell table:style-name="ce113"/>
          <table:table-cell table:style-name="Default" office:value-type="string" calcext:value-type="string">
            <text:p>Mínimo</text:p>
          </table:table-cell>
          <table:table-cell table:style-name="ce99" table:formula="of:=MIN([.S81:.Z81])" office:value-type="float" office:value="14.3187531722303" calcext:value-type="float">
            <text:p>14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áximo: </text:p>
          </table:table-cell>
          <table:table-cell table:style-name="ce99" table:formula="of:=MAX([.C81:.G81])" office:value-type="float" office:value="228.257012047725" calcext:value-type="float">
            <text:p>228</text:p>
          </table:table-cell>
          <table:table-cell table:style-name="ce87" table:number-columns-repeated="6"/>
          <table:table-cell table:style-name="ce54" office:value-type="string" calcext:value-type="string">
            <text:p>Máximo: </text:p>
          </table:table-cell>
          <table:table-cell table:style-name="ce108" table:formula="of:=MAX([.K81:.O81])" office:value-type="float" office:value="325.894900731376" calcext:value-type="float">
            <text:p>326</text:p>
          </table:table-cell>
          <table:table-cell table:number-columns-repeated="5"/>
          <table:table-cell table:style-name="ce113"/>
          <table:table-cell table:style-name="ce54" office:value-type="string" calcext:value-type="string">
            <text:p>Máximo: </text:p>
          </table:table-cell>
          <table:table-cell table:style-name="ce108" table:formula="of:=MAX([.S81:.Z81])" office:value-type="float" office:value="19.4999972311777" calcext:value-type="float">
            <text:p>19</text:p>
          </table:table-cell>
          <table:table-cell table:style-name="Default" table:number-columns-repeated="3"/>
          <table:table-cell table:number-columns-repeated="7"/>
        </table:table-row>
        <table:table-row table:style-name="ro1" table:number-rows-repeated="10">
          <table:table-cell table:number-columns-repeated="2"/>
          <table:table-cell table:style-name="ce87" table:number-columns-repeated="8"/>
          <table:table-cell table:number-columns-repeated="7"/>
          <table:table-cell table:style-name="ce113"/>
          <table:table-cell table:number-columns-repeated="12"/>
        </table:table-row>
        <table:table-row table:style-name="ro1" table:number-rows-repeated="15">
          <table:table-cell table:number-columns-repeated="2"/>
          <table:table-cell table:style-name="ce87" table:number-columns-repeated="8"/>
          <table:table-cell table:number-columns-repeated="20"/>
        </table:table-row>
        <table:table-row table:style-name="ro1" table:number-rows-repeated="1048462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Gráficas_NA" table:style-name="ta1">
        <office:forms form:automatic-focus="false" form:apply-design-mode="false"/>
        <table:shapes>
          <draw:frame draw:z-index="0" draw:style-name="gr1" draw:text-style-name="P1" svg:width="15cm" svg:height="12cm" svg:x="0cm" svg:y="1.113cm">
            <draw:object draw:notify-on-update-of-ranges="M_Dia_NA_2.B9:M_Dia_NA_2.B77 M_Dia_NA_2.C8:M_Dia_NA_2.C8 M_Dia_NA_2.C9:M_Dia_NA_2.C77 M_Dia_NA_2.D8:M_Dia_NA_2.D8 M_Dia_NA_2.D9:M_Dia_NA_2.D77 M_Dia_NA_2.E8:M_Dia_NA_2.E8 M_Dia_NA_2.E9:M_Dia_NA_2.E77 M_Dia_NA_2.F8:M_Dia_NA_2.F8 M_Dia_NA_2.F9:M_Dia_NA_2.F7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cm" svg:height="12cm" svg:x="16.337cm" svg:y="1.113cm">
            <draw:object draw:notify-on-update-of-ranges="M_Dia_NA_2.I9:M_Dia_NA_2.I77 M_Dia_NA_2.J8:M_Dia_NA_2.J8 M_Dia_NA_2.J9:M_Dia_NA_2.J77 M_Dia_NA_2.K8:M_Dia_NA_2.K8 M_Dia_NA_2.K9:M_Dia_NA_2.K77 M_Dia_NA_2.L8:M_Dia_NA_2.L8 M_Dia_NA_2.L9:M_Dia_NA_2.L77 M_Dia_NA_2.M8:M_Dia_NA_2.M8 M_Dia_NA_2.M9:M_Dia_NA_2.M77 M_Dia_NA_2.N8:M_Dia_NA_2.N8 M_Dia_NA_2.N9:M_Dia_NA_2.N7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15cm" svg:height="12cm" svg:x="0cm" svg:y="14.418cm">
            <draw:object draw:notify-on-update-of-ranges="M_Acu_NA_2.B9:M_Acu_NA_2.B77 M_Acu_NA_2.C8:M_Acu_NA_2.C8 M_Acu_NA_2.C9:M_Acu_NA_2.C77 M_Acu_NA_2.D8:M_Acu_NA_2.D8 M_Acu_NA_2.D9:M_Acu_NA_2.D77 M_Acu_NA_2.E8:M_Acu_NA_2.E8 M_Acu_NA_2.E9:M_Acu_NA_2.E77 M_Acu_NA_2.F8:M_Acu_NA_2.F8 M_Acu_NA_2.F9:M_Acu_NA_2.F7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15cm" svg:height="12cm" svg:x="16.262cm" svg:y="14.388cm">
            <draw:object draw:notify-on-update-of-ranges="M_Acu_NA_2.I9:M_Acu_NA_2.I77 M_Acu_NA_2.J8:M_Acu_NA_2.J8 M_Acu_NA_2.J9:M_Acu_NA_2.J77 M_Acu_NA_2.K8:M_Acu_NA_2.K8 M_Acu_NA_2.K9:M_Acu_NA_2.K77 M_Acu_NA_2.L8:M_Acu_NA_2.L8 M_Acu_NA_2.L9:M_Acu_NA_2.L77 M_Acu_NA_2.M8:M_Acu_NA_2.M8 M_Acu_NA_2.M9:M_Acu_NA_2.M77 M_Acu_NA_2.N8:M_Acu_NA_2.N8 M_Acu_NA_2.N9:M_Acu_NA_2.N7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4" draw:style-name="gr1" draw:text-style-name="P1" svg:width="15cm" svg:height="12cm" svg:x="33.226cm" svg:y="14.059cm">
            <draw:object draw:notify-on-update-of-ranges="M_Acu_NA_2.Q9:M_Acu_NA_2.Q77 M_Acu_NA_2.R8:M_Acu_NA_2.R8 M_Acu_NA_2.R9:M_Acu_NA_2.R77 M_Acu_NA_2.S8:M_Acu_NA_2.S8 M_Acu_NA_2.S9:M_Acu_NA_2.S77 M_Acu_NA_2.T8:M_Acu_NA_2.T8 M_Acu_NA_2.T9:M_Acu_NA_2.T77 M_Acu_NA_2.U8:M_Acu_NA_2.U8 M_Acu_NA_2.U9:M_Acu_NA_2.U77 M_Acu_NA_2.V8:M_Acu_NA_2.V8 M_Acu_NA_2.V9:M_Acu_NA_2.V77 M_Acu_NA_2.W8:M_Acu_NA_2.W8 M_Acu_NA_2.W9:M_Acu_NA_2.W77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5" draw:style-name="gr1" draw:text-style-name="P1" svg:width="15cm" svg:height="12cm" svg:x="33.194cm" svg:y="0.843cm">
            <draw:object draw:notify-on-update-of-ranges="M_Dia_NA_2.Q9:M_Dia_NA_2.Q77 M_Dia_NA_2.R8:M_Dia_NA_2.R8 M_Dia_NA_2.R9:M_Dia_NA_2.R77 M_Dia_NA_2.S8:M_Dia_NA_2.S8 M_Dia_NA_2.S9:M_Dia_NA_2.S77 M_Dia_NA_2.T8:M_Dia_NA_2.T8 M_Dia_NA_2.T9:M_Dia_NA_2.T77 M_Dia_NA_2.U8:M_Dia_NA_2.U8 M_Dia_NA_2.U9:M_Dia_NA_2.U77 M_Dia_NA_2.V8:M_Dia_NA_2.V8 M_Dia_NA_2.V9:M_Dia_NA_2.V77 M_Dia_NA_2.W8:M_Dia_NA_2.W8 M_Dia_NA_2.W9:M_Dia_NA_2.W77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number-columns-repeated="2"/>
          <table:table-cell office:value-type="string" calcext:value-type="string">
            <text:p>covid-19-51-eu-na-diarios-1.svg</text:p>
          </table:table-cell>
          <table:table-cell table:number-columns-repeated="6"/>
          <table:table-cell office:value-type="string" calcext:value-type="string">
            <text:p>covid-19-53-eu-na-diarios-2.svg</text:p>
          </table:table-cell>
          <table:table-cell table:number-columns-repeated="6"/>
          <table:table-cell office:value-type="string" calcext:value-type="string">
            <text:p>covid-19-55-eu-na-diarios-3.svg</text:p>
          </table:table-cell>
        </table:table-row>
        <table:table-row table:style-name="ro1" table:number-rows-repeated="29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covid-19-52-eu-na-acumulados-1.svg</text:p>
          </table:table-cell>
          <table:table-cell table:number-columns-repeated="6"/>
          <table:table-cell office:value-type="string" calcext:value-type="string">
            <text:p>covid-19-54-eu-na-acumulados-2.svg</text:p>
          </table:table-cell>
          <table:table-cell table:number-columns-repeated="6"/>
          <table:table-cell office:value-type="string" calcext:value-type="string">
            <text:p>covid-19-56-eu-na-acumulados-3.svg</text:p>
          </table:table-cell>
        </table:table-row>
      </table:table>
      <table:table table:name="Gráficas_A" table:style-name="ta1">
        <office:forms form:automatic-focus="false" form:apply-design-mode="false"/>
        <table:shapes>
          <draw:frame draw:z-index="0" draw:style-name="gr1" draw:text-style-name="P1" svg:width="15cm" svg:height="12cm" svg:x="0cm" svg:y="0.904cm">
            <draw:object draw:notify-on-update-of-ranges="M_Dia_A_2.B9:M_Dia_A_2.B77 M_Dia_A_2.C8:M_Dia_A_2.C8 M_Dia_A_2.C9:M_Dia_A_2.C77 M_Dia_A_2.D8:M_Dia_A_2.D8 M_Dia_A_2.D9:M_Dia_A_2.D77 M_Dia_A_2.E8:M_Dia_A_2.E8 M_Dia_A_2.E9:M_Dia_A_2.E77 M_Dia_A_2.F8:M_Dia_A_2.F8 M_Dia_A_2.F9:M_Dia_A_2.F77 M_Dia_A_2.G8:M_Dia_A_2.G8 M_Dia_A_2.G9:M_Dia_A_2.G7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cm" svg:height="12cm" svg:x="15.813cm" svg:y="0.904cm">
            <draw:object draw:notify-on-update-of-ranges="M_Dia_A_2.J9:M_Dia_A_2.J77 M_Dia_A_2.K8:M_Dia_A_2.K8 M_Dia_A_2.K9:M_Dia_A_2.K77 M_Dia_A_2.L8:M_Dia_A_2.L8 M_Dia_A_2.L9:M_Dia_A_2.L77 M_Dia_A_2.M8:M_Dia_A_2.M8 M_Dia_A_2.M9:M_Dia_A_2.M77 M_Dia_A_2.N8:M_Dia_A_2.N8 M_Dia_A_2.N9:M_Dia_A_2.N77 M_Dia_A_2.O8:M_Dia_A_2.O8 M_Dia_A_2.O9:M_Dia_A_2.O7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5cm" svg:height="12cm" svg:x="0cm" svg:y="14.12cm">
            <draw:object draw:notify-on-update-of-ranges="M_Acu_A_2.B9:M_Acu_A_2.B77 M_Acu_A_2.C8:M_Acu_A_2.C8 M_Acu_A_2.C9:M_Acu_A_2.C77 M_Acu_A_2.D8:M_Acu_A_2.D8 M_Acu_A_2.D9:M_Acu_A_2.D77 M_Acu_A_2.E8:M_Acu_A_2.E8 M_Acu_A_2.E9:M_Acu_A_2.E77 M_Acu_A_2.F8:M_Acu_A_2.F8 M_Acu_A_2.F9:M_Acu_A_2.F77 M_Acu_A_2.G8:M_Acu_A_2.G8 M_Acu_A_2.G9:M_Acu_A_2.G7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15cm" svg:height="12cm" svg:x="15.926cm" svg:y="14.059cm">
            <draw:object draw:notify-on-update-of-ranges="M_Acu_A_2.J9:M_Acu_A_2.J77 M_Acu_A_2.K8:M_Acu_A_2.K8 M_Acu_A_2.K9:M_Acu_A_2.K77 M_Acu_A_2.L8:M_Acu_A_2.L8 M_Acu_A_2.L9:M_Acu_A_2.L77 M_Acu_A_2.M8:M_Acu_A_2.M8 M_Acu_A_2.M9:M_Acu_A_2.M77 M_Acu_A_2.N8:M_Acu_A_2.N8 M_Acu_A_2.N9:M_Acu_A_2.N77 M_Acu_A_2.O8:M_Acu_A_2.O8 M_Acu_A_2.O9:M_Acu_A_2.O7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4" draw:style-name="gr1" draw:text-style-name="P1" svg:width="15cm" svg:height="12cm" svg:x="32.098cm" svg:y="1.025cm">
            <draw:object draw:notify-on-update-of-ranges="M_Dia_A_2.R9:M_Dia_A_2.R77 M_Dia_A_2.S8:M_Dia_A_2.S8 M_Dia_A_2.S9:M_Dia_A_2.S77 M_Dia_A_2.T8:M_Dia_A_2.T8 M_Dia_A_2.T9:M_Dia_A_2.T77 M_Dia_A_2.U8:M_Dia_A_2.U8 M_Dia_A_2.U9:M_Dia_A_2.U77 M_Dia_A_2.V8:M_Dia_A_2.V8 M_Dia_A_2.V9:M_Dia_A_2.V77 M_Dia_A_2.W8:M_Dia_A_2.W8 M_Dia_A_2.W9:M_Dia_A_2.W77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5" draw:style-name="gr1" draw:text-style-name="P1" svg:width="15cm" svg:height="12cm" svg:x="32.221cm" svg:y="14.269cm">
            <draw:object draw:notify-on-update-of-ranges="M_Acu_A_2.R9:M_Acu_A_2.R77 M_Acu_A_2.S8:M_Acu_A_2.S8 M_Acu_A_2.S9:M_Acu_A_2.S77 M_Acu_A_2.T8:M_Acu_A_2.T8 M_Acu_A_2.T9:M_Acu_A_2.T77 M_Acu_A_2.U8:M_Acu_A_2.U8 M_Acu_A_2.U9:M_Acu_A_2.U77 M_Acu_A_2.V8:M_Acu_A_2.V8 M_Acu_A_2.V9:M_Acu_A_2.V77 M_Acu_A_2.W8:M_Acu_A_2.W8 M_Acu_A_2.W9:M_Acu_A_2.W7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number-columns-repeated="2"/>
          <table:table-cell office:value-type="string" calcext:value-type="string">
            <text:p>covid-19-61-eu-a-diarios-1.svg</text:p>
          </table:table-cell>
          <table:table-cell table:number-columns-repeated="6"/>
          <table:table-cell office:value-type="string" calcext:value-type="string">
            <text:p>covid-19-63-eu-a-diarios-2.svg</text:p>
          </table:table-cell>
          <table:table-cell table:number-columns-repeated="6"/>
          <table:table-cell office:value-type="string" calcext:value-type="string">
            <text:p>covid-19-65-eu-a-diarios-3.svg</text:p>
          </table:table-cell>
        </table:table-row>
        <table:table-row table:style-name="ro1" table:number-rows-repeated="29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covid-19-62-eu-a-acumulados-1.svg</text:p>
          </table:table-cell>
          <table:table-cell table:number-columns-repeated="6"/>
          <table:table-cell office:value-type="string" calcext:value-type="string">
            <text:p>covid-19-64-eu-a-acumulados-2.svg</text:p>
          </table:table-cell>
          <table:table-cell table:number-columns-repeated="6"/>
          <table:table-cell office:value-type="string" calcext:value-type="string">
            <text:p>covid-19-66-eu-a-acumulados-3.svg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15"/>
          <table:table-cell table:style-name="ce79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3" loext:min-decimal-places="13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7" loext:min-decimal-places="17" number:min-integer-digits="1"/>
    </number:number-style>
    <number:number-style style:name="N129">
      <number:number number:decimal-places="18" loext:min-decimal-places="18" number:min-integer-digits="1"/>
    </number:number-style>
    <number:number-style style:name="N130">
      <number:number number:decimal-places="19" loext:min-decimal-places="19" number:min-integer-digits="1"/>
    </number:number-style>
    <number:number-style style:name="N131">
      <number:number number:decimal-places="20" loext:min-decimal-places="20" number:min-integer-digits="1"/>
    </number:number-style>
    <number:number-style style:name="N13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</number:number-style>
    <number:number-style style:name="N13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</number:number-style>
    <number:number-style style:name="N14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$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/>
    </number:time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 number:decimal-places="1"/>
    </number:time-style>
    <number:number-style style:name="N16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" number:language="es" number:country="ES" number:title="Definido por el usuario">
      <number:number number:decimal-places="1" loext:min-decimal-places="1" number:min-integer-digits="1" number:grouping="true"/>
    </number:number-style>
    <number:number-style style:name="N10105" number:language="es" number:country="ES">
      <number:number number:decimal-places="3" loext:min-decimal-places="3" number:min-integer-digits="1" number:grouping="true"/>
    </number:number-style>
    <number:number-style style:name="N10106" number:language="es" number:country="ES" number:title="Definido por el usuario">
      <number:number number:decimal-places="0" loext:min-decimal-places="0" number:min-integer-digits="0"/>
    </number:number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9">00/00/0000</text:date>, <text:time style:data-style-name="N2" text:time-value="23:52:38.30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3T14:11:12.761000000</meta:creation-date>
    <dc:date>2020-04-29T00:01:12.964000000</dc:date>
    <meta:editing-duration>P1DT10H43M28S</meta:editing-duration>
    <meta:editing-cycles>137</meta:editing-cycles>
    <meta:generator>LibreOffice/6.4.3.2$Windows_X86_64 LibreOffice_project/747b5d0ebf89f41c860ec2a39efd7cb15b54f2d8</meta:generator>
    <meta:document-statistic meta:table-count="14" meta:cell-count="11497" meta:object-count="1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240" chart:interval-major="4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154cm" svg:y="0.088cm" chart:style-name="ch2">
          <text:p>Covid-19. Muertes diarias por millón de mayores de 65 años
en Europa Occidental (1)</text:p>
        </chart:title>
        <chart:legend chart:legend-position="end" svg:x="5.993cm" svg:y="1.821cm" style:legend-expansion="custom" chartooo:width="3.235cm" chartooo:height="4.698cm" style:legend-expansion-aspect-ratio="0.688590889740315" chart:style-name="ch3"/>
        <chart:plot-area chart:style-name="ch4" table:cell-range-address="M_Dia_A_2.B8:M_Dia_A_2.G77" chart:data-source-has-labels="both" svg:x="-0.013cm" svg:y="1.043cm" svg:width="14.719cm" svg:height="10.773cm">
          <chartooo:coordinate-region svg:x="0.794cm" svg:y="1.242cm" svg:width="13.912cm" svg:height="9.927cm"/>
          <chart:axis chart:dimension="x" chart:name="primary-x" chart:style-name="ch5" chartooo:axis-type="auto">
            <chartooo:date-scale/>
            <chart:categories table:cell-range-address="M_Dia_A_2.B9:M_Dia_A_2.B77"/>
          </chart:axis>
          <chart:axis chart:dimension="y" chart:name="primary-y" chart:style-name="ch6">
            <chart:grid chart:class="major"/>
          </chart:axis>
          <chart:series chart:style-name="ch7" chart:values-cell-range-address="M_Dia_A_2.C9:M_Dia_A_2.C77" chart:label-cell-address="M_Dia_A_2.C8:M_Dia_A_2.C8" chart:class="chart:line">
            <chart:data-point chart:repeated="69"/>
          </chart:series>
          <chart:series chart:style-name="ch8" chart:values-cell-range-address="M_Dia_A_2.D9:M_Dia_A_2.D77" chart:label-cell-address="M_Dia_A_2.D8:M_Dia_A_2.D8" chart:class="chart:line">
            <chart:data-point chart:repeated="69"/>
          </chart:series>
          <chart:series chart:style-name="ch9" chart:values-cell-range-address="M_Dia_A_2.E9:M_Dia_A_2.E77" chart:label-cell-address="M_Dia_A_2.E8:M_Dia_A_2.E8" chart:class="chart:line">
            <chart:data-point chart:repeated="69"/>
          </chart:series>
          <chart:series chart:style-name="ch10" chart:values-cell-range-address="M_Dia_A_2.F9:M_Dia_A_2.F77" chart:label-cell-address="M_Dia_A_2.F8:M_Dia_A_2.F8" chart:class="chart:line">
            <chart:data-point chart:repeated="69"/>
          </chart:series>
          <chart:series chart:style-name="ch11" chart:values-cell-range-address="M_Dia_A_2.G9:M_Dia_A_2.G77" chart:label-cell-address="M_Dia_A_2.G8:M_Dia_A_2.G8" chart:class="chart:line">
            <chart:data-point chart:repeated="6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élgica</text:p>
                <draw:g>
                  <svg:desc>M_Dia_A_2.C8:M_Dia_A_2.C8</svg:desc>
                </draw:g>
              </table:table-cell>
              <table:table-cell office:value-type="string">
                <text:p>España</text:p>
                <draw:g>
                  <svg:desc>M_Dia_A_2.D8:M_Dia_A_2.D8</svg:desc>
                </draw:g>
              </table:table-cell>
              <table:table-cell office:value-type="string">
                <text:p>Francia</text:p>
                <draw:g>
                  <svg:desc>M_Dia_A_2.E8:M_Dia_A_2.E8</svg:desc>
                </draw:g>
              </table:table-cell>
              <table:table-cell office:value-type="string">
                <text:p>Italia</text:p>
                <draw:g>
                  <svg:desc>M_Dia_A_2.F8:M_Dia_A_2.F8</svg:desc>
                </draw:g>
              </table:table-cell>
              <table:table-cell office:value-type="string">
                <text:p>Reino Unido</text:p>
                <draw:g>
                  <svg:desc>M_Dia_A_2.G8:M_Dia_A_2.G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A_2.B9:M_Dia_A_2.B77</svg:desc>
                </draw:g>
              </table:table-cell>
              <table:table-cell office:value-type="float" office:value="NaN">
                <text:p>NaN</text:p>
                <draw:g>
                  <svg:desc>M_Dia_A_2.C9:M_Dia_A_2.C77</svg:desc>
                </draw:g>
              </table:table-cell>
              <table:table-cell office:value-type="float" office:value="NaN">
                <text:p>NaN</text:p>
                <draw:g>
                  <svg:desc>M_Dia_A_2.D9:M_Dia_A_2.D77</svg:desc>
                </draw:g>
              </table:table-cell>
              <table:table-cell office:value-type="float" office:value="NaN">
                <text:p>NaN</text:p>
                <draw:g>
                  <svg:desc>M_Dia_A_2.E9:M_Dia_A_2.E77</svg:desc>
                </draw:g>
              </table:table-cell>
              <table:table-cell office:value-type="float" office:value="NaN">
                <text:p>NaN</text:p>
                <draw:g>
                  <svg:desc>M_Dia_A_2.F9:M_Dia_A_2.F77</svg:desc>
                </draw:g>
              </table:table-cell>
              <table:table-cell office:value-type="float" office:value="NaN">
                <text:p>NaN</text:p>
                <draw:g>
                  <svg:desc>M_Dia_A_2.G9:M_Dia_A_2.G77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0740669220042003">
                <text:p>0.0740669220042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740669220042003">
                <text:p>0.0740669220042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740669220042003">
                <text:p>0.0740669220042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96267688016801">
                <text:p>0.296267688016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22200766012601">
                <text:p>0.222200766012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148133844008401">
                <text:p>0.148133844008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370334610021002">
                <text:p>0.37033461002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96267688016801">
                <text:p>0.296267688016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592535376033603">
                <text:p>0.592535376033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370334610021002">
                <text:p>0.37033461002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1.33320459607561">
                <text:p>1.33320459607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1.99980689411341">
                <text:p>1.99980689411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.07387381611761">
                <text:p>2.07387381611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0.235842812887796">
                <text:p>0.235842812887796</text:p>
              </table:table-cell>
              <table:table-cell office:value-type="float" office:value="0.224691909911777">
                <text:p>0.224691909911777</text:p>
              </table:table-cell>
              <table:table-cell office:value-type="float" office:value="3.03674380217221">
                <text:p>3.03674380217221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0.235842812887796">
                <text:p>0.235842812887796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3.62927917820582">
                <text:p>3.62927917820582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0.353764219331693">
                <text:p>0.353764219331693</text:p>
              </table:table-cell>
              <table:table-cell office:value-type="float" office:value="0.524281123127479">
                <text:p>0.524281123127479</text:p>
              </table:table-cell>
              <table:table-cell office:value-type="float" office:value="2.66640919215121">
                <text:p>2.66640919215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0.235842812887796">
                <text:p>0.235842812887796</text:p>
              </table:table-cell>
              <table:table-cell office:value-type="float" office:value="0.224691909911777">
                <text:p>0.224691909911777</text:p>
              </table:table-cell>
              <table:table-cell office:value-type="float" office:value="9.85090062655864">
                <text:p>9.85090062655864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0.707528438663387">
                <text:p>0.707528438663387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7.18449143440743">
                <text:p>7.18449143440743</text:p>
              </table:table-cell>
              <table:table-cell office:value-type="float" office:value="0.168881202391864">
                <text:p>0.168881202391864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.460195588805897">
                <text:p>0.460195588805897</text:p>
              </table:table-cell>
              <table:table-cell office:value-type="float" office:value="2.24050672243406">
                <text:p>2.24050672243406</text:p>
              </table:table-cell>
              <table:table-cell office:value-type="float" office:value="0.674075729735331">
                <text:p>0.674075729735331</text:p>
              </table:table-cell>
              <table:table-cell office:value-type="float" office:value="12.4432428967057">
                <text:p>12.4432428967057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920391177611794">
                <text:p>0.920391177611794</text:p>
              </table:table-cell>
              <table:table-cell office:value-type="float" office:value="1.41505687732677">
                <text:p>1.41505687732677</text:p>
              </table:table-cell>
              <table:table-cell office:value-type="float" office:value="1.34815145947066">
                <text:p>1.34815145947066</text:p>
              </table:table-cell>
              <table:table-cell office:value-type="float" office:value="14.5171167128233">
                <text:p>14.5171167128233</text:p>
              </table:table-cell>
              <table:table-cell office:value-type="float" office:value="0.168881202391864">
                <text:p>0.16888120239186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4.36309203842422">
                <text:p>4.36309203842422</text:p>
              </table:table-cell>
              <table:table-cell office:value-type="float" office:value="0.973664942951033">
                <text:p>0.973664942951033</text:p>
              </table:table-cell>
              <table:table-cell office:value-type="float" office:value="13.9986482587939">
                <text:p>13.9986482587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4.00932781909253">
                <text:p>4.00932781909253</text:p>
              </table:table-cell>
              <table:table-cell office:value-type="float" office:value="1.34815145947066">
                <text:p>1.34815145947066</text:p>
              </table:table-cell>
              <table:table-cell office:value-type="float" office:value="18.5167305010501">
                <text:p>18.5167305010501</text:p>
              </table:table-cell>
              <table:table-cell office:value-type="float" office:value="0.168881202391864">
                <text:p>0.168881202391864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460195588805897">
                <text:p>0.460195588805897</text:p>
              </table:table-cell>
              <table:table-cell office:value-type="float" office:value="2.12258531599016">
                <text:p>2.12258531599016</text:p>
              </table:table-cell>
              <table:table-cell office:value-type="float" office:value="0.898767639647108">
                <text:p>0.898767639647108</text:p>
              </table:table-cell>
              <table:table-cell office:value-type="float" office:value="12.9617113507351">
                <text:p>12.9617113507351</text:p>
              </table:table-cell>
              <table:table-cell office:value-type="float" office:value="0.928846613155251">
                <text:p>0.928846613155251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17.9240537794725">
                <text:p>17.9240537794725</text:p>
              </table:table-cell>
              <table:table-cell office:value-type="float" office:value="2.17202179581384">
                <text:p>2.17202179581384</text:p>
              </table:table-cell>
              <table:table-cell office:value-type="float" office:value="27.2566272975457">
                <text:p>27.2566272975457</text:p>
              </table:table-cell>
              <table:table-cell office:value-type="float" office:value="1.18216841674305">
                <text:p>1.18216841674305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460195588805897">
                <text:p>0.460195588805897</text:p>
              </table:table-cell>
              <table:table-cell office:value-type="float" office:value="2.47634953532185">
                <text:p>2.47634953532185</text:p>
              </table:table-cell>
              <table:table-cell office:value-type="float" office:value="2.09712449250992">
                <text:p>2.09712449250992</text:p>
              </table:table-cell>
              <table:table-cell office:value-type="float" office:value="25.8493557794659">
                <text:p>25.8493557794659</text:p>
              </table:table-cell>
              <table:table-cell office:value-type="float" office:value="1.68881202391864">
                <text:p>1.68881202391864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21.4616959727894">
                <text:p>21.4616959727894</text:p>
              </table:table-cell>
              <table:table-cell office:value-type="float" office:value="2.02222718920599">
                <text:p>2.02222718920599</text:p>
              </table:table-cell>
              <table:table-cell office:value-type="float" office:value="25.5530880914491">
                <text:p>25.5530880914491</text:p>
              </table:table-cell>
              <table:table-cell office:value-type="float" office:value="1.35104961913491">
                <text:p>1.35104961913491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.14176029925307">
                <text:p>4.14176029925307</text:p>
              </table:table-cell>
              <table:table-cell office:value-type="float" office:value="12.6175904894971">
                <text:p>12.6175904894971</text:p>
              </table:table-cell>
              <table:table-cell office:value-type="float" office:value="5.16791392797087">
                <text:p>5.16791392797087</text:p>
              </table:table-cell>
              <table:table-cell office:value-type="float" office:value="35.1817879519952">
                <text:p>35.1817879519952</text:p>
              </table:table-cell>
              <table:table-cell office:value-type="float" office:value="2.70209923826982">
                <text:p>2.70209923826982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3.22136912164128">
                <text:p>3.22136912164128</text:p>
              </table:table-cell>
              <table:table-cell office:value-type="float" office:value="19.9287176890187">
                <text:p>19.9287176890187</text:p>
              </table:table-cell>
              <table:table-cell office:value-type="float" office:value="9.58685482290248">
                <text:p>9.58685482290248</text:p>
              </table:table-cell>
              <table:table-cell office:value-type="float" office:value="31.6265756957935">
                <text:p>31.6265756957935</text:p>
              </table:table-cell>
              <table:table-cell office:value-type="float" office:value="3.46206464903321">
                <text:p>3.46206464903321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7.36312942089435">
                <text:p>7.36312942089435</text:p>
              </table:table-cell>
              <table:table-cell office:value-type="float" office:value="27.711530514316">
                <text:p>27.711530514316</text:p>
              </table:table-cell>
              <table:table-cell office:value-type="float" office:value="5.8419896577062">
                <text:p>5.8419896577062</text:p>
              </table:table-cell>
              <table:table-cell office:value-type="float" office:value="46.4399600966336">
                <text:p>46.4399600966336</text:p>
              </table:table-cell>
              <table:table-cell office:value-type="float" office:value="2.78653983946575">
                <text:p>2.78653983946575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3.8058676641769">
                <text:p>13.8058676641769</text:p>
              </table:table-cell>
              <table:table-cell office:value-type="float" office:value="38.2065356878229">
                <text:p>38.2065356878229</text:p>
              </table:table-cell>
              <table:table-cell office:value-type="float" office:value="8.38849797003967">
                <text:p>8.38849797003967</text:p>
              </table:table-cell>
              <table:table-cell office:value-type="float" office:value="58.7350691493309">
                <text:p>58.7350691493309</text:p>
              </table:table-cell>
              <table:table-cell office:value-type="float" office:value="4.72867366697219">
                <text:p>4.72867366697219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3.68156471044717">
                <text:p>3.68156471044717</text:p>
              </table:table-cell>
              <table:table-cell office:value-type="float" office:value="46.4610341388957">
                <text:p>46.4610341388957</text:p>
              </table:table-cell>
              <table:table-cell office:value-type="float" office:value="8.38849797003967">
                <text:p>8.38849797003967</text:p>
              </table:table-cell>
              <table:table-cell office:value-type="float" office:value="48.2175662247344">
                <text:p>48.2175662247344</text:p>
              </table:table-cell>
              <table:table-cell office:value-type="float" office:value="4.05314885740473">
                <text:p>4.05314885740473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5.98254265447666">
                <text:p>5.98254265447666</text:p>
              </table:table-cell>
              <table:table-cell office:value-type="float" office:value="54.4796897770808">
                <text:p>54.4796897770808</text:p>
              </table:table-cell>
              <table:table-cell office:value-type="float" office:value="13.9308984145302">
                <text:p>13.9308984145302</text:p>
              </table:table-cell>
              <table:table-cell office:value-type="float" office:value="44.5142201245244">
                <text:p>44.5142201245244</text:p>
              </table:table-cell>
              <table:table-cell office:value-type="float" office:value="4.55979246458032">
                <text:p>4.5597924645803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5.6466500194005">
                <text:p>15.6466500194005</text:p>
              </table:table-cell>
              <table:table-cell office:value-type="float" office:value="59.4323888477245">
                <text:p>59.4323888477245</text:p>
              </table:table-cell>
              <table:table-cell office:value-type="float" office:value="17.9753527929422">
                <text:p>17.9753527929422</text:p>
              </table:table-cell>
              <table:table-cell office:value-type="float" office:value="55.0317230491208">
                <text:p>55.0317230491208</text:p>
              </table:table-cell>
              <table:table-cell office:value-type="float" office:value="7.34633230404607">
                <text:p>7.34633230404607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25.7709529731302">
                <text:p>25.7709529731302</text:p>
              </table:table-cell>
              <table:table-cell office:value-type="float" office:value="88.2052120200355">
                <text:p>88.2052120200355</text:p>
              </table:table-cell>
              <table:table-cell office:value-type="float" office:value="17.3012770632068">
                <text:p>17.3012770632068</text:p>
              </table:table-cell>
              <table:table-cell office:value-type="float" office:value="50.5877077288688">
                <text:p>50.5877077288688</text:p>
              </table:table-cell>
              <table:table-cell office:value-type="float" office:value="13.1727337865654">
                <text:p>13.172733786565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9.3282147298477">
                <text:p>19.3282147298477</text:p>
              </table:table-cell>
              <table:table-cell office:value-type="float" office:value="77.2385212207531">
                <text:p>77.2385212207531</text:p>
              </table:table-cell>
              <table:table-cell office:value-type="float" office:value="27.3375157059329">
                <text:p>27.3375157059329</text:p>
              </table:table-cell>
              <table:table-cell office:value-type="float" office:value="49.0323023667806">
                <text:p>49.0323023667806</text:p>
              </table:table-cell>
              <table:table-cell office:value-type="float" office:value="15.2837488164637">
                <text:p>15.2837488164637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31.7534956276069">
                <text:p>31.7534956276069</text:p>
              </table:table-cell>
              <table:table-cell office:value-type="float" office:value="90.6815615553574">
                <text:p>90.6815615553574</text:p>
              </table:table-cell>
              <table:table-cell office:value-type="float" office:value="22.3942936878738">
                <text:p>22.3942936878738</text:p>
              </table:table-cell>
              <table:table-cell office:value-type="float" office:value="71.7708474220701">
                <text:p>71.7708474220701</text:p>
              </table:table-cell>
              <table:table-cell office:value-type="float" office:value="21.9545563109423">
                <text:p>21.9545563109423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29.4525176835774">
                <text:p>29.4525176835774</text:p>
              </table:table-cell>
              <table:table-cell office:value-type="float" office:value="98.110610161323">
                <text:p>98.110610161323</text:p>
              </table:table-cell>
              <table:table-cell office:value-type="float" office:value="23.8922397539523">
                <text:p>23.8922397539523</text:p>
              </table:table-cell>
              <table:table-cell office:value-type="float" office:value="65.8454936617341">
                <text:p>65.8454936617341</text:p>
              </table:table-cell>
              <table:table-cell office:value-type="float" office:value="17.6480856499498">
                <text:p>17.6480856499498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35.89525592686">
                <text:p>35.89525592686</text:p>
              </table:table-cell>
              <table:table-cell office:value-type="float" office:value="98.8181385999864">
                <text:p>98.8181385999864</text:p>
              </table:table-cell>
              <table:table-cell office:value-type="float" office:value="21.8700125647463">
                <text:p>21.8700125647463</text:p>
              </table:table-cell>
              <table:table-cell office:value-type="float" office:value="55.9945930351755">
                <text:p>55.9945930351755</text:p>
              </table:table-cell>
              <table:table-cell office:value-type="float" office:value="15.1993082152677">
                <text:p>15.199308215267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37.7360382820835">
                <text:p>37.7360382820835</text:p>
              </table:table-cell>
              <table:table-cell office:value-type="float" office:value="95.752182032445">
                <text:p>95.752182032445</text:p>
              </table:table-cell>
              <table:table-cell office:value-type="float" office:value="31.3070727810409">
                <text:p>31.3070727810409</text:p>
              </table:table-cell>
              <table:table-cell office:value-type="float" office:value="60.1423406674107">
                <text:p>60.1423406674107</text:p>
              </table:table-cell>
              <table:table-cell office:value-type="float" office:value="32.17186905565">
                <text:p>32.171869055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88.3575530507322">
                <text:p>88.3575530507322</text:p>
              </table:table-cell>
              <table:table-cell office:value-type="float" office:value="100.115274070869">
                <text:p>100.115274070869</text:p>
              </table:table-cell>
              <table:table-cell office:value-type="float" office:value="37.3737543486589">
                <text:p>37.3737543486589</text:p>
              </table:table-cell>
              <table:table-cell office:value-type="float" office:value="61.9940137175157">
                <text:p>61.9940137175157</text:p>
              </table:table-cell>
              <table:table-cell office:value-type="float" office:value="47.5400584733096">
                <text:p>47.5400584733096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56.6040574231253">
                <text:p>56.6040574231253</text:p>
              </table:table-cell>
              <table:table-cell office:value-type="float" office:value="101.884095167528">
                <text:p>101.884095167528</text:p>
              </table:table-cell>
              <table:table-cell office:value-type="float" office:value="38.1227273816981">
                <text:p>38.1227273816981</text:p>
              </table:table-cell>
              <table:table-cell office:value-type="float" office:value="53.8466522970536">
                <text:p>53.8466522970536</text:p>
              </table:table-cell>
              <table:table-cell office:value-type="float" office:value="48.0467020804852">
                <text:p>48.046702080485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84.2157927514791">
                <text:p>84.2157927514791</text:p>
              </table:table-cell>
              <table:table-cell office:value-type="float" office:value="112.025336121703">
                <text:p>112.025336121703</text:p>
              </table:table-cell>
              <table:table-cell office:value-type="float" office:value="101.485845976819">
                <text:p>101.485845976819</text:p>
              </table:table-cell>
              <table:table-cell office:value-type="float" office:value="56.2908607231923">
                <text:p>56.2908607231923</text:p>
              </table:table-cell>
              <table:table-cell office:value-type="float" office:value="57.7573712180174">
                <text:p>57.757371218017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60.7458177223784">
                <text:p>60.7458177223784</text:p>
              </table:table-cell>
              <table:table-cell office:value-type="float" office:value="109.902750805713">
                <text:p>109.902750805713</text:p>
              </table:table-cell>
              <table:table-cell office:value-type="float" office:value="83.8849797003967">
                <text:p>83.8849797003967</text:p>
              </table:table-cell>
              <table:table-cell office:value-type="float" office:value="56.7352622552175">
                <text:p>56.7352622552175</text:p>
              </table:table-cell>
              <table:table-cell office:value-type="float" office:value="59.7839456467198">
                <text:p>59.7839456467198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64.4273824328256">
                <text:p>64.4273824328256</text:p>
              </table:table-cell>
              <table:table-cell office:value-type="float" office:value="95.3984178131133">
                <text:p>95.3984178131133</text:p>
              </table:table-cell>
              <table:table-cell office:value-type="float" office:value="78.8668603790337">
                <text:p>78.8668603790337</text:p>
              </table:table-cell>
              <table:table-cell office:value-type="float" office:value="50.4395738848604">
                <text:p>50.4395738848604</text:p>
              </table:table-cell>
              <table:table-cell office:value-type="float" office:value="52.2687321402818">
                <text:p>52.2687321402818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75.4720765641671">
                <text:p>75.4720765641671</text:p>
              </table:table-cell>
              <table:table-cell office:value-type="float" office:value="79.4790279431871">
                <text:p>79.4790279431871</text:p>
              </table:table-cell>
              <table:table-cell office:value-type="float" office:value="38.7968031114335">
                <text:p>38.7968031114335</text:p>
              </table:table-cell>
              <table:table-cell office:value-type="float" office:value="38.8851340522052">
                <text:p>38.8851340522052</text:p>
              </table:table-cell>
              <table:table-cell office:value-type="float" office:value="37.238305127406">
                <text:p>37.238305127406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85.1361839290909">
                <text:p>85.1361839290909</text:p>
              </table:table-cell>
              <table:table-cell office:value-type="float" office:value="75.1159359047629">
                <text:p>75.1159359047629</text:p>
              </table:table-cell>
              <table:table-cell office:value-type="float" office:value="62.3894536521701">
                <text:p>62.3894536521701</text:p>
              </table:table-cell>
              <table:table-cell office:value-type="float" office:value="47.1065623946714">
                <text:p>47.1065623946714</text:p>
              </table:table-cell>
              <table:table-cell office:value-type="float" office:value="66.3703125400024">
                <text:p>66.370312540002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85.458822288776">
                <text:p>185.458822288776</text:p>
              </table:table-cell>
              <table:table-cell office:value-type="float" office:value="87.6156049878161">
                <text:p>87.6156049878161</text:p>
              </table:table-cell>
              <table:table-cell office:value-type="float" office:value="106.129478781663">
                <text:p>106.129478781663</text:p>
              </table:table-cell>
              <table:table-cell office:value-type="float" office:value="44.736420890537">
                <text:p>44.736420890537</text:p>
              </table:table-cell>
              <table:table-cell office:value-type="float" office:value="79.2052839217841">
                <text:p>79.20528392178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94.3400957052089">
                <text:p>94.3400957052089</text:p>
              </table:table-cell>
              <table:table-cell office:value-type="float" office:value="89.2665046780306">
                <text:p>89.2665046780306</text:p>
              </table:table-cell>
              <table:table-cell office:value-type="float" office:value="40.5194410874238">
                <text:p>40.5194410874238</text:p>
              </table:table-cell>
              <table:table-cell office:value-type="float" office:value="40.1442717262766">
                <text:p>40.1442717262766</text:p>
              </table:table-cell>
              <table:table-cell office:value-type="float" office:value="74.392169653616">
                <text:p>74.392169653616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30.235351632069">
                <text:p>130.235351632069</text:p>
              </table:table-cell>
              <table:table-cell office:value-type="float" office:value="80.5403206011822">
                <text:p>80.5403206011822</text:p>
              </table:table-cell>
              <table:table-cell office:value-type="float" office:value="100.437283730564">
                <text:p>100.437283730564</text:p>
              </table:table-cell>
              <table:table-cell office:value-type="float" office:value="45.1808224225622">
                <text:p>45.1808224225622</text:p>
              </table:table-cell>
              <table:table-cell office:value-type="float" office:value="82.7517891720132">
                <text:p>82.7517891720132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228.257012047725">
                <text:p>228.257012047725</text:p>
              </table:table-cell>
              <table:table-cell office:value-type="float" office:value="71.3424508985582">
                <text:p>71.3424508985582</text:p>
              </table:table-cell>
              <table:table-cell office:value-type="float" office:value="73.9236383609746">
                <text:p>73.9236383609746</text:p>
              </table:table-cell>
              <table:table-cell office:value-type="float" office:value="42.2181455423942">
                <text:p>42.2181455423942</text:p>
              </table:table-cell>
              <table:table-cell office:value-type="float" office:value="77.4320312966695">
                <text:p>77.432031296669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50.483957539528">
                <text:p>150.483957539528</text:p>
              </table:table-cell>
              <table:table-cell office:value-type="float" office:value="60.1399172863879">
                <text:p>60.1399172863879</text:p>
              </table:table-cell>
              <table:table-cell office:value-type="float" office:value="47.5597875979928">
                <text:p>47.5597875979928</text:p>
              </table:table-cell>
              <table:table-cell office:value-type="float" office:value="45.8474247206">
                <text:p>45.8474247206</text:p>
              </table:table-cell>
              <table:table-cell office:value-type="float" office:value="62.2327230814018">
                <text:p>62.232723081401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16.889679556698">
                <text:p>116.889679556698</text:p>
              </table:table-cell>
              <table:table-cell office:value-type="float" office:value="72.9933505887727">
                <text:p>72.9933505887727</text:p>
              </table:table-cell>
              <table:table-cell office:value-type="float" office:value="42.0173871535023">
                <text:p>42.0173871535023</text:p>
              </table:table-cell>
              <table:table-cell office:value-type="float" office:value="31.9228433838103">
                <text:p>31.9228433838103</text:p>
              </table:table-cell>
              <table:table-cell office:value-type="float" office:value="60.5439110574832">
                <text:p>60.54391105748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39.439263408187">
                <text:p>139.439263408187</text:p>
              </table:table-cell>
              <table:table-cell office:value-type="float" office:value="60.9653671314952">
                <text:p>60.9653671314952</text:p>
              </table:table-cell>
              <table:table-cell office:value-type="float" office:value="42.9910520964533">
                <text:p>42.9910520964533</text:p>
              </table:table-cell>
              <table:table-cell office:value-type="float" office:value="41.9218778543774">
                <text:p>41.9218778543774</text:p>
              </table:table-cell>
              <table:table-cell office:value-type="float" office:value="65.694787730435">
                <text:p>65.69478773043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16.889679556698">
                <text:p>116.889679556698</text:p>
              </table:table-cell>
              <table:table-cell office:value-type="float" office:value="66.86143745369">
                <text:p>66.86143745369</text:p>
              </table:table-cell>
              <table:table-cell office:value-type="float" office:value="57.0717451175913">
                <text:p>57.0717451175913</text:p>
              </table:table-cell>
              <table:table-cell office:value-type="float" office:value="44.5882870465286">
                <text:p>44.5882870465286</text:p>
              </table:table-cell>
              <table:table-cell office:value-type="float" office:value="64.2592975101042">
                <text:p>64.2592975101042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30.235351632069">
                <text:p>130.235351632069</text:p>
              </table:table-cell>
              <table:table-cell office:value-type="float" office:value="61.6728955701585">
                <text:p>61.6728955701585</text:p>
              </table:table-cell>
              <table:table-cell office:value-type="float" office:value="107.702322151045">
                <text:p>107.702322151045</text:p>
              </table:table-cell>
              <table:table-cell office:value-type="float" office:value="42.8106809184278">
                <text:p>42.8106809184278</text:p>
              </table:table-cell>
              <table:table-cell office:value-type="float" office:value="72.7033576296973">
                <text:p>72.703357629697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91.901560532059">
                <text:p>191.901560532059</text:p>
              </table:table-cell>
              <table:table-cell office:value-type="float" office:value="64.9746949505877">
                <text:p>64.9746949505877</text:p>
              </table:table-cell>
              <table:table-cell office:value-type="float" office:value="56.397669387856">
                <text:p>56.397669387856</text:p>
              </table:table-cell>
              <table:table-cell office:value-type="float" office:value="38.8851340522052">
                <text:p>38.8851340522052</text:p>
              </table:table-cell>
              <table:table-cell office:value-type="float" office:value="71.5211892129543">
                <text:p>71.5211892129543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40.819850174604">
                <text:p>140.819850174604</text:p>
              </table:table-cell>
              <table:table-cell office:value-type="float" office:value="68.9840227696802">
                <text:p>68.9840227696802</text:p>
              </table:table-cell>
              <table:table-cell office:value-type="float" office:value="56.9968478142874">
                <text:p>56.9968478142874</text:p>
              </table:table-cell>
              <table:table-cell office:value-type="float" office:value="42.5884801524152">
                <text:p>42.5884801524152</text:p>
              </table:table-cell>
              <table:table-cell office:value-type="float" office:value="75.2365756655753">
                <text:p>75.236575665575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33.45672075371">
                <text:p>133.45672075371</text:p>
              </table:table-cell>
              <table:table-cell office:value-type="float" office:value="66.6255946408023">
                <text:p>66.6255946408023</text:p>
              </table:table-cell>
              <table:table-cell office:value-type="float" office:value="48.0840687211203">
                <text:p>48.0840687211203</text:p>
              </table:table-cell>
              <table:table-cell office:value-type="float" office:value="35.7002564060246">
                <text:p>35.7002564060246</text:p>
              </table:table-cell>
              <table:table-cell office:value-type="float" office:value="50.0732765091876">
                <text:p>50.073276509187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05.844985425356">
                <text:p>105.844985425356</text:p>
              </table:table-cell>
              <table:table-cell office:value-type="float" office:value="48.3477766419981">
                <text:p>48.3477766419981</text:p>
              </table:table-cell>
              <table:table-cell office:value-type="float" office:value="29.5844348050506">
                <text:p>29.5844348050506</text:p>
              </table:table-cell>
              <table:table-cell office:value-type="float" office:value="32.0709772278187">
                <text:p>32.0709772278187</text:p>
              </table:table-cell>
              <table:table-cell office:value-type="float" office:value="37.9138299369734">
                <text:p>37.9138299369734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.7283603768551">
                <text:p>66.7283603768551</text:p>
              </table:table-cell>
              <table:table-cell office:value-type="float" office:value="47.0506411711152">
                <text:p>47.0506411711152</text:p>
              </table:table-cell>
              <table:table-cell office:value-type="float" office:value="40.9688249072473">
                <text:p>40.9688249072473</text:p>
              </table:table-cell>
              <table:table-cell office:value-type="float" office:value="33.626382589907">
                <text:p>33.626382589907</text:p>
              </table:table-cell>
              <table:table-cell office:value-type="float" office:value="69.9168177902316">
                <text:p>69.9168177902316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78.2332500970025">
                <text:p>78.2332500970025</text:p>
              </table:table-cell>
              <table:table-cell office:value-type="float" office:value="50.7062047708761">
                <text:p>50.7062047708761</text:p>
              </table:table-cell>
              <table:table-cell office:value-type="float" office:value="39.7704680543845">
                <text:p>39.7704680543845</text:p>
              </table:table-cell>
              <table:table-cell office:value-type="float" office:value="39.551736350243">
                <text:p>39.551736350243</text:p>
              </table:table-cell>
              <table:table-cell office:value-type="float" office:value="64.428178712496">
                <text:p>64.428178712496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21.491635444757">
                <text:p>121.491635444757</text:p>
              </table:table-cell>
              <table:table-cell office:value-type="float" office:value="51.2958118030955">
                <text:p>51.2958118030955</text:p>
              </table:table-cell>
              <table:table-cell office:value-type="float" office:value="40.7441329973356">
                <text:p>40.7441329973356</text:p>
              </table:table-cell>
              <table:table-cell office:value-type="float" office:value="32.3672449158355">
                <text:p>32.3672449158355</text:p>
              </table:table-cell>
              <table:table-cell office:value-type="float" office:value="53.8731035630045">
                <text:p>53.873103563004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04.924594247744">
                <text:p>104.924594247744</text:p>
              </table:table-cell>
              <table:table-cell office:value-type="float" office:value="51.885418835315">
                <text:p>51.885418835315</text:p>
              </table:table-cell>
              <table:table-cell office:value-type="float" office:value="38.6470085048256">
                <text:p>38.6470085048256</text:p>
              </table:table-cell>
              <table:table-cell office:value-type="float" office:value="34.367051809949">
                <text:p>34.367051809949</text:p>
              </table:table-cell>
              <table:table-cell office:value-type="float" office:value="64.8503817184757">
                <text:p>64.8503817184757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86.9769662843145">
                <text:p>86.9769662843145</text:p>
              </table:table-cell>
              <table:table-cell office:value-type="float" office:value="43.2771561649105">
                <text:p>43.2771561649105</text:p>
              </table:table-cell>
              <table:table-cell office:value-type="float" office:value="29.1350509852271">
                <text:p>29.1350509852271</text:p>
              </table:table-cell>
              <table:table-cell office:value-type="float" office:value="31.1081072417641">
                <text:p>31.1081072417641</text:p>
              </table:table-cell>
              <table:table-cell office:value-type="float" office:value="68.6502087722926">
                <text:p>68.650208772292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09.526550135803">
                <text:p>109.526550135803</text:p>
              </table:table-cell>
              <table:table-cell office:value-type="float" office:value="44.5742916357934">
                <text:p>44.5742916357934</text:p>
              </table:table-cell>
              <table:table-cell office:value-type="float" office:value="27.6371049191486">
                <text:p>27.6371049191486</text:p>
              </table:table-cell>
              <table:table-cell office:value-type="float" office:value="30.7377726317431">
                <text:p>30.7377726317431</text:p>
              </table:table-cell>
              <table:table-cell office:value-type="float" office:value="34.8739682939199">
                <text:p>34.8739682939199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1.4546192186437">
                <text:p>81.4546192186437</text:p>
              </table:table-cell>
              <table:table-cell office:value-type="float" office:value="33.9613650558426">
                <text:p>33.9613650558426</text:p>
              </table:table-cell>
              <table:table-cell office:value-type="float" office:value="18.12514739955">
                <text:p>18.12514739955</text:p>
              </table:table-cell>
              <table:table-cell office:value-type="float" office:value="19.2573997210921">
                <text:p>19.2573997210921</text:p>
              </table:table-cell>
              <table:table-cell office:value-type="float" office:value="30.3986164305355">
                <text:p>30.398616430535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52.0021015350663">
                <text:p>52.0021015350663</text:p>
              </table:table-cell>
              <table:table-cell office:value-type="float" office:value="39.0319855329302">
                <text:p>39.0319855329302</text:p>
              </table:table-cell>
              <table:table-cell office:value-type="float" office:value="32.7301215438155">
                <text:p>32.7301215438155</text:p>
              </table:table-cell>
              <table:table-cell office:value-type="float" office:value="24.6642850273987">
                <text:p>24.6642850273987</text:p>
              </table:table-cell>
              <table:table-cell office:value-type="float" office:value="49.4821923008161">
                <text:p>49.4821923008161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57.0642530119312">
                <text:p>57.0642530119312</text:p>
              </table:table-cell>
              <table:table-cell office:value-type="float" office:value="35.4943433396132">
                <text:p>35.4943433396132</text:p>
              </table:table-cell>
              <table:table-cell office:value-type="float" office:value="27.4873103125407">
                <text:p>27.4873103125407</text:p>
              </table:table-cell>
              <table:table-cell office:value-type="float" office:value="28.2935642056045">
                <text:p>28.293564205604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inimum="0" chart:maximum="1200" chart:interval-major="2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cm" chart:symbol-height="0.2cm" chart:link-data-style-to-source="true"/>
      <style:graphic-properties svg:stroke-width="0.05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794cm" svg:y="0.376cm" chart:style-name="ch2">
          <text:p>Covid-19. Muertes acumuladas en Europa Occidental (3)</text:p>
        </chart:title>
        <chart:legend chart:legend-position="end" svg:x="7.016cm" svg:y="2.365cm" style:legend-expansion="custom" chartooo:width="3.235cm" chartooo:height="5.561cm" style:legend-expansion-aspect-ratio="0.5817299046934" chart:style-name="ch3"/>
        <chart:plot-area chart:style-name="ch4" table:cell-range-address="M_Acu_NA_2.Q8:M_Acu_NA_2.W77" chart:data-source-has-labels="both" svg:x="0.209cm" svg:y="0.926cm" svg:width="14.499cm" svg:height="10.542cm">
          <chartooo:coordinate-region svg:x="1.307cm" svg:y="1.125cm" svg:width="13.401cm" svg:height="9.696cm"/>
          <chart:axis chart:dimension="x" chart:name="primary-x" chart:style-name="ch5" chartooo:axis-type="auto">
            <chartooo:date-scale/>
            <chart:categories table:cell-range-address="M_Acu_NA_2.Q9:M_Acu_NA_2.Q77"/>
          </chart:axis>
          <chart:axis chart:dimension="y" chart:name="primary-y" chart:style-name="ch6">
            <chart:grid chart:class="major"/>
          </chart:axis>
          <chart:series chart:style-name="ch7" chart:values-cell-range-address="M_Acu_NA_2.R9:M_Acu_NA_2.R77" chart:label-cell-address="M_Acu_NA_2.R8:M_Acu_NA_2.R8" chart:class="chart:line">
            <chart:data-point chart:repeated="69"/>
          </chart:series>
          <chart:series chart:style-name="ch8" chart:values-cell-range-address="M_Acu_NA_2.S9:M_Acu_NA_2.S77" chart:label-cell-address="M_Acu_NA_2.S8:M_Acu_NA_2.S8" chart:class="chart:line">
            <chart:data-point chart:repeated="69"/>
          </chart:series>
          <chart:series chart:style-name="ch9" chart:values-cell-range-address="M_Acu_NA_2.T9:M_Acu_NA_2.T77" chart:label-cell-address="M_Acu_NA_2.T8:M_Acu_NA_2.T8" chart:class="chart:line">
            <chart:data-point chart:repeated="69"/>
          </chart:series>
          <chart:series chart:style-name="ch10" chart:values-cell-range-address="M_Acu_NA_2.U9:M_Acu_NA_2.U77" chart:label-cell-address="M_Acu_NA_2.U8:M_Acu_NA_2.U8" chart:class="chart:line">
            <chart:data-point chart:repeated="69"/>
          </chart:series>
          <chart:series chart:style-name="ch11" chart:values-cell-range-address="M_Acu_NA_2.V9:M_Acu_NA_2.V77" chart:label-cell-address="M_Acu_NA_2.V8:M_Acu_NA_2.V8" chart:class="chart:line">
            <chart:data-point chart:repeated="69"/>
          </chart:series>
          <chart:series chart:style-name="ch12" chart:values-cell-range-address="M_Acu_NA_2.W9:M_Acu_NA_2.W77" chart:label-cell-address="M_Acu_NA_2.W8:M_Acu_NA_2.W8" chart:class="chart:line">
            <chart:data-point chart:repeated="6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stria</text:p>
                <draw:g>
                  <svg:desc>M_Acu_NA_2.R8:M_Acu_NA_2.R8</svg:desc>
                </draw:g>
              </table:table-cell>
              <table:table-cell office:value-type="string">
                <text:p>Dinamarca</text:p>
                <draw:g>
                  <svg:desc>M_Acu_NA_2.S8:M_Acu_NA_2.S8</svg:desc>
                </draw:g>
              </table:table-cell>
              <table:table-cell office:value-type="string">
                <text:p>Irlanda</text:p>
                <draw:g>
                  <svg:desc>M_Acu_NA_2.T8:M_Acu_NA_2.T8</svg:desc>
                </draw:g>
              </table:table-cell>
              <table:table-cell office:value-type="string">
                <text:p>Luxemburgo</text:p>
                <draw:g>
                  <svg:desc>M_Acu_NA_2.U8:M_Acu_NA_2.U8</svg:desc>
                </draw:g>
              </table:table-cell>
              <table:table-cell office:value-type="string">
                <text:p>Noruega</text:p>
                <draw:g>
                  <svg:desc>M_Acu_NA_2.V8:M_Acu_NA_2.V8</svg:desc>
                </draw:g>
              </table:table-cell>
              <table:table-cell office:value-type="string">
                <text:p>Portugal</text:p>
                <draw:g>
                  <svg:desc>M_Acu_NA_2.W8:M_Acu_NA_2.W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NA_2.Q9:M_Acu_NA_2.Q77</svg:desc>
                </draw:g>
              </table:table-cell>
              <table:table-cell office:value-type="float" office:value="NaN">
                <text:p>NaN</text:p>
                <draw:g>
                  <svg:desc>M_Acu_NA_2.R9:M_Acu_NA_2.R77</svg:desc>
                </draw:g>
              </table:table-cell>
              <table:table-cell office:value-type="float" office:value="NaN">
                <text:p>NaN</text:p>
                <draw:g>
                  <svg:desc>M_Acu_NA_2.S9:M_Acu_NA_2.S77</svg:desc>
                </draw:g>
              </table:table-cell>
              <table:table-cell office:value-type="float" office:value="NaN">
                <text:p>NaN</text:p>
                <draw:g>
                  <svg:desc>M_Acu_NA_2.T9:M_Acu_NA_2.T77</svg:desc>
                </draw:g>
              </table:table-cell>
              <table:table-cell office:value-type="float" office:value="NaN">
                <text:p>NaN</text:p>
                <draw:g>
                  <svg:desc>M_Acu_NA_2.U9:M_Acu_NA_2.U77</svg:desc>
                </draw:g>
              </table:table-cell>
              <table:table-cell office:value-type="float" office:value="NaN">
                <text:p>NaN</text:p>
                <draw:g>
                  <svg:desc>M_Acu_NA_2.V9:M_Acu_NA_2.V77</svg:desc>
                </draw:g>
              </table:table-cell>
              <table:table-cell office:value-type="float" office:value="NaN">
                <text:p>NaN</text:p>
                <draw:g>
                  <svg:desc>M_Acu_NA_2.W9:M_Acu_NA_2.W77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1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8">
                <text:p>58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8">
                <text:p>68</text:p>
              </table:table-cell>
              <table:table-cell office:value-type="float" office:value="65">
                <text:p>65</text:p>
              </table:table-cell>
              <table:table-cell office:value-type="float" office:value="36">
                <text:p>36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86">
                <text:p>86</text:p>
              </table:table-cell>
              <table:table-cell office:value-type="float" office:value="72">
                <text:p>72</text:p>
              </table:table-cell>
              <table:table-cell office:value-type="float" office:value="46">
                <text:p>46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8">
                <text:p>108</text:p>
              </table:table-cell>
              <table:table-cell office:value-type="float" office:value="77">
                <text:p>77</text:p>
              </table:table-cell>
              <table:table-cell office:value-type="float" office:value="54">
                <text:p>54</text:p>
              </table:table-cell>
              <table:table-cell office:value-type="float" office:value="22">
                <text:p>22</text:p>
              </table:table-cell>
              <table:table-cell office:value-type="float" office:value="27">
                <text:p>2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128">
                <text:p>128</text:p>
              </table:table-cell>
              <table:table-cell office:value-type="float" office:value="90">
                <text:p>90</text:p>
              </table:table-cell>
              <table:table-cell office:value-type="float" office:value="71">
                <text:p>71</text:p>
              </table:table-cell>
              <table:table-cell office:value-type="float" office:value="23">
                <text:p>23</text:p>
              </table:table-cell>
              <table:table-cell office:value-type="float" office:value="28">
                <text:p>2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46">
                <text:p>146</text:p>
              </table:table-cell>
              <table:table-cell office:value-type="float" office:value="104">
                <text:p>104</text:p>
              </table:table-cell>
              <table:table-cell office:value-type="float" office:value="85">
                <text:p>85</text:p>
              </table:table-cell>
              <table:table-cell office:value-type="float" office:value="29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58">
                <text:p>158</text:p>
              </table:table-cell>
              <table:table-cell office:value-type="float" office:value="123">
                <text:p>123</text:p>
              </table:table-cell>
              <table:table-cell office:value-type="float" office:value="98">
                <text:p>98</text:p>
              </table:table-cell>
              <table:table-cell office:value-type="float" office:value="30">
                <text:p>30</text:p>
              </table:table-cell>
              <table:table-cell office:value-type="float" office:value="42">
                <text:p>4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68">
                <text:p>168</text:p>
              </table:table-cell>
              <table:table-cell office:value-type="float" office:value="139">
                <text:p>139</text:p>
              </table:table-cell>
              <table:table-cell office:value-type="float" office:value="120">
                <text:p>120</text:p>
              </table:table-cell>
              <table:table-cell office:value-type="float" office:value="31">
                <text:p>31</text:p>
              </table:table-cell>
              <table:table-cell office:value-type="float" office:value="44">
                <text:p>44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86">
                <text:p>186</text:p>
              </table:table-cell>
              <table:table-cell office:value-type="float" office:value="161">
                <text:p>161</text:p>
              </table:table-cell>
              <table:table-cell office:value-type="float" office:value="137">
                <text:p>137</text:p>
              </table:table-cell>
              <table:table-cell office:value-type="float" office:value="31">
                <text:p>31</text:p>
              </table:table-cell>
              <table:table-cell office:value-type="float" office:value="50">
                <text:p>5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204">
                <text:p>204</text:p>
              </table:table-cell>
              <table:table-cell office:value-type="float" office:value="179">
                <text:p>179</text:p>
              </table:table-cell>
              <table:table-cell office:value-type="float" office:value="158">
                <text:p>158</text:p>
              </table:table-cell>
              <table:table-cell office:value-type="float" office:value="36">
                <text:p>36</text:p>
              </table:table-cell>
              <table:table-cell office:value-type="float" office:value="58">
                <text:p>58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">
                <text:p>220</text:p>
              </table:table-cell>
              <table:table-cell office:value-type="float" office:value="187">
                <text:p>187</text:p>
              </table:table-cell>
              <table:table-cell office:value-type="float" office:value="174">
                <text:p>174</text:p>
              </table:table-cell>
              <table:table-cell office:value-type="float" office:value="41">
                <text:p>41</text:p>
              </table:table-cell>
              <table:table-cell office:value-type="float" office:value="59">
                <text:p>59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3">
                <text:p>243</text:p>
              </table:table-cell>
              <table:table-cell office:value-type="float" office:value="203">
                <text:p>203</text:p>
              </table:table-cell>
              <table:table-cell office:value-type="float" office:value="210">
                <text:p>210</text:p>
              </table:table-cell>
              <table:table-cell office:value-type="float" office:value="44">
                <text:p>44</text:p>
              </table:table-cell>
              <table:table-cell office:value-type="float" office:value="69">
                <text:p>6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73">
                <text:p>273</text:p>
              </table:table-cell>
              <table:table-cell office:value-type="float" office:value="218">
                <text:p>218</text:p>
              </table:table-cell>
              <table:table-cell office:value-type="float" office:value="235">
                <text:p>235</text:p>
              </table:table-cell>
              <table:table-cell office:value-type="float" office:value="46">
                <text:p>46</text:p>
              </table:table-cell>
              <table:table-cell office:value-type="float" office:value="80">
                <text:p>8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95">
                <text:p>295</text:p>
              </table:table-cell>
              <table:table-cell office:value-type="float" office:value="237">
                <text:p>237</text:p>
              </table:table-cell>
              <table:table-cell office:value-type="float" office:value="263">
                <text:p>263</text:p>
              </table:table-cell>
              <table:table-cell office:value-type="float" office:value="52">
                <text:p>52</text:p>
              </table:table-cell>
              <table:table-cell office:value-type="float" office:value="88">
                <text:p>88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9">
                <text:p>319</text:p>
              </table:table-cell>
              <table:table-cell office:value-type="float" office:value="247">
                <text:p>247</text:p>
              </table:table-cell>
              <table:table-cell office:value-type="float" office:value="288">
                <text:p>288</text:p>
              </table:table-cell>
              <table:table-cell office:value-type="float" office:value="54">
                <text:p>54</text:p>
              </table:table-cell>
              <table:table-cell office:value-type="float" office:value="92">
                <text:p>92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7">
                <text:p>337</text:p>
              </table:table-cell>
              <table:table-cell office:value-type="float" office:value="260">
                <text:p>260</text:p>
              </table:table-cell>
              <table:table-cell office:value-type="float" office:value="320">
                <text:p>320</text:p>
              </table:table-cell>
              <table:table-cell office:value-type="float" office:value="62">
                <text:p>62</text:p>
              </table:table-cell>
              <table:table-cell office:value-type="float" office:value="98">
                <text:p>98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50">
                <text:p>350</text:p>
              </table:table-cell>
              <table:table-cell office:value-type="float" office:value="273">
                <text:p>273</text:p>
              </table:table-cell>
              <table:table-cell office:value-type="float" office:value="334">
                <text:p>334</text:p>
              </table:table-cell>
              <table:table-cell office:value-type="float" office:value="66">
                <text:p>66</text:p>
              </table:table-cell>
              <table:table-cell office:value-type="float" office:value="103">
                <text:p>103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368">
                <text:p>368</text:p>
              </table:table-cell>
              <table:table-cell office:value-type="float" office:value="285">
                <text:p>285</text:p>
              </table:table-cell>
              <table:table-cell office:value-type="float" office:value="365">
                <text:p>365</text:p>
              </table:table-cell>
              <table:table-cell office:value-type="float" office:value="67">
                <text:p>67</text:p>
              </table:table-cell>
              <table:table-cell office:value-type="float" office:value="114">
                <text:p>114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384">
                <text:p>384</text:p>
              </table:table-cell>
              <table:table-cell office:value-type="float" office:value="299">
                <text:p>299</text:p>
              </table:table-cell>
              <table:table-cell office:value-type="float" office:value="406">
                <text:p>406</text:p>
              </table:table-cell>
              <table:table-cell office:value-type="float" office:value="67">
                <text:p>67</text:p>
              </table:table-cell>
              <table:table-cell office:value-type="float" office:value="127">
                <text:p>127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393">
                <text:p>393</text:p>
              </table:table-cell>
              <table:table-cell office:value-type="float" office:value="309">
                <text:p>309</text:p>
              </table:table-cell>
              <table:table-cell office:value-type="float" office:value="444">
                <text:p>444</text:p>
              </table:table-cell>
              <table:table-cell office:value-type="float" office:value="68">
                <text:p>68</text:p>
              </table:table-cell>
              <table:table-cell office:value-type="float" office:value="130">
                <text:p>13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410">
                <text:p>410</text:p>
              </table:table-cell>
              <table:table-cell office:value-type="float" office:value="321">
                <text:p>321</text:p>
              </table:table-cell>
              <table:table-cell office:value-type="float" office:value="486">
                <text:p>486</text:p>
              </table:table-cell>
              <table:table-cell office:value-type="float" office:value="68">
                <text:p>68</text:p>
              </table:table-cell>
              <table:table-cell office:value-type="float" office:value="136">
                <text:p>136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31">
                <text:p>431</text:p>
              </table:table-cell>
              <table:table-cell office:value-type="float" office:value="336">
                <text:p>336</text:p>
              </table:table-cell>
              <table:table-cell office:value-type="float" office:value="530">
                <text:p>530</text:p>
              </table:table-cell>
              <table:table-cell office:value-type="float" office:value="72">
                <text:p>72</text:p>
              </table:table-cell>
              <table:table-cell office:value-type="float" office:value="137">
                <text:p>137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43">
                <text:p>443</text:p>
              </table:table-cell>
              <table:table-cell office:value-type="float" office:value="346">
                <text:p>346</text:p>
              </table:table-cell>
              <table:table-cell office:value-type="float" office:value="571">
                <text:p>571</text:p>
              </table:table-cell>
              <table:table-cell office:value-type="float" office:value="72">
                <text:p>72</text:p>
              </table:table-cell>
              <table:table-cell office:value-type="float" office:value="148">
                <text:p>148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52">
                <text:p>452</text:p>
              </table:table-cell>
              <table:table-cell office:value-type="float" office:value="355">
                <text:p>355</text:p>
              </table:table-cell>
              <table:table-cell office:value-type="float" office:value="610">
                <text:p>610</text:p>
              </table:table-cell>
              <table:table-cell office:value-type="float" office:value="73">
                <text:p>73</text:p>
              </table:table-cell>
              <table:table-cell office:value-type="float" office:value="154">
                <text:p>154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70">
                <text:p>470</text:p>
              </table:table-cell>
              <table:table-cell office:value-type="float" office:value="364">
                <text:p>364</text:p>
              </table:table-cell>
              <table:table-cell office:value-type="float" office:value="687">
                <text:p>687</text:p>
              </table:table-cell>
              <table:table-cell office:value-type="float" office:value="75">
                <text:p>75</text:p>
              </table:table-cell>
              <table:table-cell office:value-type="float" office:value="154">
                <text:p>154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91">
                <text:p>491</text:p>
              </table:table-cell>
              <table:table-cell office:value-type="float" office:value="370">
                <text:p>370</text:p>
              </table:table-cell>
              <table:table-cell office:value-type="float" office:value="730">
                <text:p>730</text:p>
              </table:table-cell>
              <table:table-cell office:value-type="float" office:value="78">
                <text:p>78</text:p>
              </table:table-cell>
              <table:table-cell office:value-type="float" office:value="163">
                <text:p>163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510">
                <text:p>510</text:p>
              </table:table-cell>
              <table:table-cell office:value-type="float" office:value="384">
                <text:p>384</text:p>
              </table:table-cell>
              <table:table-cell office:value-type="float" office:value="769">
                <text:p>769</text:p>
              </table:table-cell>
              <table:table-cell office:value-type="float" office:value="80">
                <text:p>80</text:p>
              </table:table-cell>
              <table:table-cell office:value-type="float" office:value="169">
                <text:p>169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522">
                <text:p>522</text:p>
              </table:table-cell>
              <table:table-cell office:value-type="float" office:value="394">
                <text:p>394</text:p>
              </table:table-cell>
              <table:table-cell office:value-type="float" office:value="794">
                <text:p>794</text:p>
              </table:table-cell>
              <table:table-cell office:value-type="float" office:value="83">
                <text:p>83</text:p>
              </table:table-cell>
              <table:table-cell office:value-type="float" office:value="180">
                <text:p>180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530">
                <text:p>530</text:p>
              </table:table-cell>
              <table:table-cell office:value-type="float" office:value="403">
                <text:p>403</text:p>
              </table:table-cell>
              <table:table-cell office:value-type="float" office:value="1014">
                <text:p>1014</text:p>
              </table:table-cell>
              <table:table-cell office:value-type="float" office:value="85">
                <text:p>85</text:p>
              </table:table-cell>
              <table:table-cell office:value-type="float" office:value="191">
                <text:p>191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536">
                <text:p>536</text:p>
              </table:table-cell>
              <table:table-cell office:value-type="float" office:value="418">
                <text:p>418</text:p>
              </table:table-cell>
              <table:table-cell office:value-type="float" office:value="1063">
                <text:p>1063</text:p>
              </table:table-cell>
              <table:table-cell office:value-type="float" office:value="85">
                <text:p>85</text:p>
              </table:table-cell>
              <table:table-cell office:value-type="float" office:value="193">
                <text:p>193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542">
                <text:p>542</text:p>
              </table:table-cell>
              <table:table-cell office:value-type="float" office:value="422">
                <text:p>422</text:p>
              </table:table-cell>
              <table:table-cell office:value-type="float" office:value="1087">
                <text:p>1087</text:p>
              </table:table-cell>
              <table:table-cell office:value-type="float" office:value="88">
                <text:p>88</text:p>
              </table:table-cell>
              <table:table-cell office:value-type="float" office:value="193">
                <text:p>193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549">
                <text:p>549</text:p>
              </table:table-cell>
              <table:table-cell office:value-type="float" office:value="427">
                <text:p>427</text:p>
              </table:table-cell>
              <table:table-cell office:value-type="float" office:value="1102">
                <text:p>1102</text:p>
              </table:table-cell>
              <table:table-cell office:value-type="float" office:value="88">
                <text:p>88</text:p>
              </table:table-cell>
              <table:table-cell office:value-type="float" office:value="193">
                <text:p>193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569">
                <text:p>569</text:p>
              </table:table-cell>
              <table:table-cell office:value-type="float" office:value="434">
                <text:p>434</text:p>
              </table:table-cell>
              <table:table-cell office:value-type="float" office:value="1159">
                <text:p>1159</text:p>
              </table:table-cell>
              <table:table-cell office:value-type="float" office:value="89">
                <text:p>89</text:p>
              </table:table-cell>
              <table:table-cell office:value-type="float" office:value="195">
                <text:p>195</text:p>
              </table:table-cell>
              <table:table-cell office:value-type="float" office:value="948">
                <text:p>94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0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60" chart:interval-major="1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cm" chart:symbol-height="0.2cm" chart:link-data-style-to-source="true"/>
      <style:graphic-properties svg:stroke-width="0.05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24cm" svg:y="0.376cm" chart:style-name="ch2">
          <text:p>Covid-19. Muertes diarias en Europa Occidental (3)</text:p>
        </chart:title>
        <chart:legend chart:legend-position="end" svg:x="4.334cm" svg:y="2.569cm" style:legend-expansion="custom" chartooo:width="3.235cm" chartooo:height="5.14cm" style:legend-expansion-aspect-ratio="0.629377431906615" chart:style-name="ch3"/>
        <chart:plot-area chart:style-name="ch4" table:cell-range-address="M_Dia_NA_2.Q8:M_Dia_NA_2.W77" chart:data-source-has-labels="both" svg:x="0.174cm" svg:y="0.926cm" svg:width="14.536cm" svg:height="10.543cm">
          <chartooo:coordinate-region svg:x="0.795cm" svg:y="1.125cm" svg:width="13.915cm" svg:height="9.697cm"/>
          <chart:axis chart:dimension="x" chart:name="primary-x" chart:style-name="ch5" chartooo:axis-type="auto">
            <chartooo:date-scale/>
            <chart:categories table:cell-range-address="M_Dia_NA_2.Q9:M_Dia_NA_2.Q77"/>
          </chart:axis>
          <chart:axis chart:dimension="y" chart:name="primary-y" chart:style-name="ch6">
            <chart:grid chart:class="major"/>
          </chart:axis>
          <chart:series chart:style-name="ch7" chart:values-cell-range-address="M_Dia_NA_2.R9:M_Dia_NA_2.R77" chart:label-cell-address="M_Dia_NA_2.R8:M_Dia_NA_2.R8" chart:class="chart:line">
            <chart:data-point chart:repeated="69"/>
          </chart:series>
          <chart:series chart:style-name="ch8" chart:values-cell-range-address="M_Dia_NA_2.S9:M_Dia_NA_2.S77" chart:label-cell-address="M_Dia_NA_2.S8:M_Dia_NA_2.S8" chart:class="chart:line">
            <chart:data-point chart:repeated="69"/>
          </chart:series>
          <chart:series chart:style-name="ch9" chart:values-cell-range-address="M_Dia_NA_2.T9:M_Dia_NA_2.T77" chart:label-cell-address="M_Dia_NA_2.T8:M_Dia_NA_2.T8" chart:class="chart:line">
            <chart:data-point chart:repeated="69"/>
          </chart:series>
          <chart:series chart:style-name="ch10" chart:values-cell-range-address="M_Dia_NA_2.U9:M_Dia_NA_2.U77" chart:label-cell-address="M_Dia_NA_2.U8:M_Dia_NA_2.U8" chart:class="chart:line">
            <chart:data-point chart:repeated="69"/>
          </chart:series>
          <chart:series chart:style-name="ch11" chart:values-cell-range-address="M_Dia_NA_2.V9:M_Dia_NA_2.V77" chart:label-cell-address="M_Dia_NA_2.V8:M_Dia_NA_2.V8" chart:class="chart:line">
            <chart:data-point chart:repeated="69"/>
          </chart:series>
          <chart:series chart:style-name="ch12" chart:values-cell-range-address="M_Dia_NA_2.W9:M_Dia_NA_2.W77" chart:label-cell-address="M_Dia_NA_2.W8:M_Dia_NA_2.W8" chart:class="chart:line">
            <chart:data-point chart:repeated="6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stria</text:p>
                <draw:g>
                  <svg:desc>M_Dia_NA_2.R8:M_Dia_NA_2.R8</svg:desc>
                </draw:g>
              </table:table-cell>
              <table:table-cell office:value-type="string">
                <text:p>Dinamarca</text:p>
                <draw:g>
                  <svg:desc>M_Dia_NA_2.S8:M_Dia_NA_2.S8</svg:desc>
                </draw:g>
              </table:table-cell>
              <table:table-cell office:value-type="string">
                <text:p>Irlanda</text:p>
                <draw:g>
                  <svg:desc>M_Dia_NA_2.T8:M_Dia_NA_2.T8</svg:desc>
                </draw:g>
              </table:table-cell>
              <table:table-cell office:value-type="string">
                <text:p>Luxemburgo</text:p>
                <draw:g>
                  <svg:desc>M_Dia_NA_2.U8:M_Dia_NA_2.U8</svg:desc>
                </draw:g>
              </table:table-cell>
              <table:table-cell office:value-type="string">
                <text:p>Noruega</text:p>
                <draw:g>
                  <svg:desc>M_Dia_NA_2.V8:M_Dia_NA_2.V8</svg:desc>
                </draw:g>
              </table:table-cell>
              <table:table-cell office:value-type="string">
                <text:p>Portugal</text:p>
                <draw:g>
                  <svg:desc>M_Dia_NA_2.W8:M_Dia_NA_2.W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NA_2.Q9:M_Dia_NA_2.Q77</svg:desc>
                </draw:g>
              </table:table-cell>
              <table:table-cell office:value-type="float" office:value="NaN">
                <text:p>NaN</text:p>
                <draw:g>
                  <svg:desc>M_Dia_NA_2.R9:M_Dia_NA_2.R77</svg:desc>
                </draw:g>
              </table:table-cell>
              <table:table-cell office:value-type="float" office:value="NaN">
                <text:p>NaN</text:p>
                <draw:g>
                  <svg:desc>M_Dia_NA_2.S9:M_Dia_NA_2.S77</svg:desc>
                </draw:g>
              </table:table-cell>
              <table:table-cell office:value-type="float" office:value="NaN">
                <text:p>NaN</text:p>
                <draw:g>
                  <svg:desc>M_Dia_NA_2.T9:M_Dia_NA_2.T77</svg:desc>
                </draw:g>
              </table:table-cell>
              <table:table-cell office:value-type="float" office:value="NaN">
                <text:p>NaN</text:p>
                <draw:g>
                  <svg:desc>M_Dia_NA_2.U9:M_Dia_NA_2.U77</svg:desc>
                </draw:g>
              </table:table-cell>
              <table:table-cell office:value-type="float" office:value="NaN">
                <text:p>NaN</text:p>
                <draw:g>
                  <svg:desc>M_Dia_NA_2.V9:M_Dia_NA_2.V77</svg:desc>
                </draw:g>
              </table:table-cell>
              <table:table-cell office:value-type="float" office:value="NaN">
                <text:p>NaN</text:p>
                <draw:g>
                  <svg:desc>M_Dia_NA_2.W9:M_Dia_NA_2.W77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24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32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31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9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77">
                <text:p>7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  <table:table-cell office:value-type="float" office:value="43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220">
                <text:p>22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57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20" chart:origin="0" chart:interval-major="5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39cm" svg:y="0cm" chart:style-name="ch2">
          <text:p>Covid-19. Muertes diarias por millón de mayores de 65 años
en Europa Occidental (3)</text:p>
        </chart:title>
        <chart:legend chart:legend-position="end" svg:x="4.541cm" svg:y="1.597cm" style:legend-expansion="custom" chartooo:width="3.235cm" chartooo:height="5.039cm" style:legend-expansion-aspect-ratio="0.641992458821195" chart:style-name="ch3"/>
        <chart:plot-area chart:style-name="ch4" table:cell-range-address="M_Dia_A_2.R8:M_Dia_A_2.W77" chart:data-source-has-labels="both" svg:x="0.152cm" svg:y="1.052cm" svg:width="14.531cm" svg:height="10.76cm">
          <chartooo:coordinate-region svg:x="0.773cm" svg:y="1.251cm" svg:width="13.91cm" svg:height="9.914cm"/>
          <chart:axis chart:dimension="x" chart:name="primary-x" chart:style-name="ch5" chartooo:axis-type="auto">
            <chartooo:date-scale/>
            <chart:categories table:cell-range-address="M_Dia_A_2.R9:M_Dia_A_2.R77"/>
          </chart:axis>
          <chart:axis chart:dimension="y" chart:name="primary-y" chart:style-name="ch6">
            <chart:grid chart:class="major"/>
          </chart:axis>
          <chart:series chart:style-name="ch7" chart:values-cell-range-address="M_Dia_A_2.S9:M_Dia_A_2.S77" chart:label-cell-address="M_Dia_A_2.S8:M_Dia_A_2.S8" chart:class="chart:line">
            <chart:data-point chart:repeated="69"/>
          </chart:series>
          <chart:series chart:style-name="ch8" chart:values-cell-range-address="M_Dia_A_2.T9:M_Dia_A_2.T77" chart:label-cell-address="M_Dia_A_2.T8:M_Dia_A_2.T8" chart:class="chart:line">
            <chart:data-point chart:repeated="69"/>
          </chart:series>
          <chart:series chart:style-name="ch9" chart:values-cell-range-address="M_Dia_A_2.U9:M_Dia_A_2.U77" chart:label-cell-address="M_Dia_A_2.U8:M_Dia_A_2.U8" chart:class="chart:line">
            <chart:data-point chart:repeated="69"/>
          </chart:series>
          <chart:series chart:style-name="ch10" chart:values-cell-range-address="M_Dia_A_2.V9:M_Dia_A_2.V77" chart:label-cell-address="M_Dia_A_2.V8:M_Dia_A_2.V8" chart:class="chart:line">
            <chart:data-point chart:repeated="69"/>
          </chart:series>
          <chart:series chart:style-name="ch11" chart:values-cell-range-address="M_Dia_A_2.W9:M_Dia_A_2.W77" chart:label-cell-address="M_Dia_A_2.W8:M_Dia_A_2.W8" chart:class="chart:line">
            <chart:data-point chart:repeated="6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mania</text:p>
                <draw:g>
                  <svg:desc>M_Dia_A_2.S8:M_Dia_A_2.S8</svg:desc>
                </draw:g>
              </table:table-cell>
              <table:table-cell office:value-type="string">
                <text:p>Austria</text:p>
                <draw:g>
                  <svg:desc>M_Dia_A_2.T8:M_Dia_A_2.T8</svg:desc>
                </draw:g>
              </table:table-cell>
              <table:table-cell office:value-type="string">
                <text:p>Dinamarca</text:p>
                <draw:g>
                  <svg:desc>M_Dia_A_2.U8:M_Dia_A_2.U8</svg:desc>
                </draw:g>
              </table:table-cell>
              <table:table-cell office:value-type="string">
                <text:p>Noruega</text:p>
                <draw:g>
                  <svg:desc>M_Dia_A_2.V8:M_Dia_A_2.V8</svg:desc>
                </draw:g>
              </table:table-cell>
              <table:table-cell office:value-type="string">
                <text:p>Portugal</text:p>
                <draw:g>
                  <svg:desc>M_Dia_A_2.W8:M_Dia_A_2.W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A_2.R9:M_Dia_A_2.R77</svg:desc>
                </draw:g>
              </table:table-cell>
              <table:table-cell office:value-type="float" office:value="NaN">
                <text:p>NaN</text:p>
                <draw:g>
                  <svg:desc>M_Dia_A_2.S9:M_Dia_A_2.S77</svg:desc>
                </draw:g>
              </table:table-cell>
              <table:table-cell office:value-type="float" office:value="NaN">
                <text:p>NaN</text:p>
                <draw:g>
                  <svg:desc>M_Dia_A_2.T9:M_Dia_A_2.T77</svg:desc>
                </draw:g>
              </table:table-cell>
              <table:table-cell office:value-type="float" office:value="NaN">
                <text:p>NaN</text:p>
                <draw:g>
                  <svg:desc>M_Dia_A_2.U9:M_Dia_A_2.U77</svg:desc>
                </draw:g>
              </table:table-cell>
              <table:table-cell office:value-type="float" office:value="NaN">
                <text:p>NaN</text:p>
                <draw:g>
                  <svg:desc>M_Dia_A_2.V9:M_Dia_A_2.V77</svg:desc>
                </draw:g>
              </table:table-cell>
              <table:table-cell office:value-type="float" office:value="NaN">
                <text:p>NaN</text:p>
                <draw:g>
                  <svg:desc>M_Dia_A_2.W9:M_Dia_A_2.W77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.11117071100651">
                <text:p>0.11117071100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0555853555032548">
                <text:p>0.0555853555032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.11117071100651">
                <text:p>0.11117071100651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166756066509764">
                <text:p>0.1667560665097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222341422013019">
                <text:p>0.222341422013019</text:p>
              </table:table-cell>
              <table:table-cell office:value-type="float" office:value="0">
                <text:p>0</text:p>
              </table:table-cell>
              <table:table-cell office:value-type="float" office:value="1.77272702101615">
                <text:p>1.7727270210161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1.16997986478692">
                <text:p>1.16997986478692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0">
                <text:p>0</text:p>
              </table:table-cell>
              <table:table-cell office:value-type="float" office:value="0.476639224802949">
                <text:p>0.476639224802949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2.65909053152423">
                <text:p>2.65909053152423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0.476639224802949">
                <text:p>0.47663922480294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444682844026039">
                <text:p>0.444682844026039</text:p>
              </table:table-cell>
              <table:table-cell office:value-type="float" office:value="1.16997986478692">
                <text:p>1.16997986478692</text:p>
              </table:table-cell>
              <table:table-cell office:value-type="float" office:value="4.43181755254038">
                <text:p>4.43181755254038</text:p>
              </table:table-cell>
              <table:table-cell office:value-type="float" office:value="0">
                <text:p>0</text:p>
              </table:table-cell>
              <table:table-cell office:value-type="float" office:value="0.476639224802949">
                <text:p>0.476639224802949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611438910535803">
                <text:p>0.611438910535803</text:p>
              </table:table-cell>
              <table:table-cell office:value-type="float" office:value="0">
                <text:p>0</text:p>
              </table:table-cell>
              <table:table-cell office:value-type="float" office:value="3.5454540420323">
                <text:p>3.5454540420323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1.42991767440885">
                <text:p>1.42991767440885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889365688052077">
                <text:p>0.889365688052077</text:p>
              </table:table-cell>
              <table:table-cell office:value-type="float" office:value="1.16997986478692">
                <text:p>1.16997986478692</text:p>
              </table:table-cell>
              <table:table-cell office:value-type="float" office:value="2.65909053152423">
                <text:p>2.65909053152423</text:p>
              </table:table-cell>
              <table:table-cell office:value-type="float" office:value="0">
                <text:p>0</text:p>
              </table:table-cell>
              <table:table-cell office:value-type="float" office:value="2.85983534881769">
                <text:p>2.85983534881769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444682844026039">
                <text:p>0.444682844026039</text:p>
              </table:table-cell>
              <table:table-cell office:value-type="float" office:value="4.6799194591477">
                <text:p>4.6799194591477</text:p>
              </table:table-cell>
              <table:table-cell office:value-type="float" office:value="2.65909053152423">
                <text:p>2.65909053152423</text:p>
              </table:table-cell>
              <table:table-cell office:value-type="float" office:value="0">
                <text:p>0</text:p>
              </table:table-cell>
              <table:table-cell office:value-type="float" office:value="0.953278449605897">
                <text:p>0.953278449605897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1.7231460206009">
                <text:p>1.7231460206009</text:p>
              </table:table-cell>
              <table:table-cell office:value-type="float" office:value="2.92494966196731">
                <text:p>2.924949661967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28975302322654">
                <text:p>4.2897530232265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.55638995409114">
                <text:p>1.55638995409114</text:p>
              </table:table-cell>
              <table:table-cell office:value-type="float" office:value="4.09492952675424">
                <text:p>4.09492952675424</text:p>
              </table:table-cell>
              <table:table-cell office:value-type="float" office:value="7.09090808406461">
                <text:p>7.09090808406461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4.76639224802949">
                <text:p>4.76639224802949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.94548744261392">
                <text:p>1.94548744261392</text:p>
              </table:table-cell>
              <table:table-cell office:value-type="float" office:value="1.75496979718039">
                <text:p>1.75496979718039</text:p>
              </table:table-cell>
              <table:table-cell office:value-type="float" office:value="1.77272702101615">
                <text:p>1.77272702101615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4.76639224802949">
                <text:p>4.76639224802949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2.61251170865298">
                <text:p>2.61251170865298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6.20454457355653">
                <text:p>6.20454457355653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8.10286682165012">
                <text:p>8.10286682165012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3.16836526368552">
                <text:p>3.16836526368552</text:p>
              </table:table-cell>
              <table:table-cell office:value-type="float" office:value="5.26490939154116">
                <text:p>5.26490939154116</text:p>
              </table:table-cell>
              <table:table-cell office:value-type="float" office:value="9.74999861558883">
                <text:p>9.74999861558883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7.62622759684718">
                <text:p>7.6262275968471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.00214559623435">
                <text:p>4.00214559623435</text:p>
              </table:table-cell>
              <table:table-cell office:value-type="float" office:value="5.84989932393462">
                <text:p>5.84989932393462</text:p>
              </table:table-cell>
              <table:table-cell office:value-type="float" office:value="11.522725636605">
                <text:p>11.522725636605</text:p>
              </table:table-cell>
              <table:table-cell office:value-type="float" office:value="4.40577020684008">
                <text:p>4.40577020684008</text:p>
              </table:table-cell>
              <table:table-cell office:value-type="float" office:value="11.4393413952708">
                <text:p>11.4393413952708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3.55746275220831">
                <text:p>3.55746275220831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6.20454457355653">
                <text:p>6.20454457355653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9.05614527125602">
                <text:p>9.0561452712560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3.66863346321482">
                <text:p>3.66863346321482</text:p>
              </table:table-cell>
              <table:table-cell office:value-type="float" office:value="12.8697785126562">
                <text:p>12.8697785126562</text:p>
              </table:table-cell>
              <table:table-cell office:value-type="float" office:value="4.43181755254038">
                <text:p>4.43181755254038</text:p>
              </table:table-cell>
              <table:table-cell office:value-type="float" office:value="5.5072127585501">
                <text:p>5.5072127585501</text:p>
              </table:table-cell>
              <table:table-cell office:value-type="float" office:value="10.0094237208619">
                <text:p>10.0094237208619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7.11492550441662">
                <text:p>7.11492550441662</text:p>
              </table:table-cell>
              <table:table-cell office:value-type="float" office:value="11.6997986478692">
                <text:p>11.6997986478692</text:p>
              </table:table-cell>
              <table:table-cell office:value-type="float" office:value="11.522725636605">
                <text:p>11.522725636605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9.53278449605897">
                <text:p>9.5327844960589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8.28221796998497">
                <text:p>8.28221796998497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2.4090891471131">
                <text:p>12.4090891471131</text:p>
              </table:table-cell>
              <table:table-cell office:value-type="float" office:value="4.40577020684008">
                <text:p>4.40577020684008</text:p>
              </table:table-cell>
              <table:table-cell office:value-type="float" office:value="12.8692590696796">
                <text:p>12.8692590696796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7.78194977045568">
                <text:p>7.78194977045568</text:p>
              </table:table-cell>
              <table:table-cell office:value-type="float" office:value="7.01987918872155">
                <text:p>7.01987918872155</text:p>
              </table:table-cell>
              <table:table-cell office:value-type="float" office:value="16.8409066996534">
                <text:p>16.8409066996534</text:p>
              </table:table-cell>
              <table:table-cell office:value-type="float" office:value="11.0144255171002">
                <text:p>11.0144255171002</text:p>
              </table:table-cell>
              <table:table-cell office:value-type="float" office:value="10.4860629456649">
                <text:p>10.486062945664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8.05987654797195">
                <text:p>8.05987654797195</text:p>
              </table:table-cell>
              <table:table-cell office:value-type="float" office:value="5.84989932393462">
                <text:p>5.84989932393462</text:p>
              </table:table-cell>
              <table:table-cell office:value-type="float" office:value="14.1818161681292">
                <text:p>14.1818161681292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17.6356513177091">
                <text:p>17.635651317709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7.83753512595893">
                <text:p>7.83753512595893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9.4999972311777">
                <text:p>19.4999972311777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9.53278449605897">
                <text:p>9.5327844960589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0.2277054125989">
                <text:p>10.2277054125989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5.9545431891454">
                <text:p>15.9545431891454</text:p>
              </table:table-cell>
              <table:table-cell office:value-type="float" office:value="8.81154041368017">
                <text:p>8.81154041368017</text:p>
              </table:table-cell>
              <table:table-cell office:value-type="float" office:value="13.8225375192855">
                <text:p>13.8225375192855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.11385270629944">
                <text:p>5.11385270629944</text:p>
              </table:table-cell>
              <table:table-cell office:value-type="float" office:value="9.3598389182954">
                <text:p>9.3598389182954</text:p>
              </table:table-cell>
              <table:table-cell office:value-type="float" office:value="7.09090808406461">
                <text:p>7.09090808406461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7.62622759684718">
                <text:p>7.6262275968471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9.61626650206309">
                <text:p>9.61626650206309</text:p>
              </table:table-cell>
              <table:table-cell office:value-type="float" office:value="13.4547684450496">
                <text:p>13.4547684450496</text:p>
              </table:table-cell>
              <table:table-cell office:value-type="float" office:value="14.1818161681292">
                <text:p>14.1818161681292</text:p>
              </table:table-cell>
              <table:table-cell office:value-type="float" office:value="11.0144255171002">
                <text:p>11.0144255171002</text:p>
              </table:table-cell>
              <table:table-cell office:value-type="float" office:value="16.2057336433002">
                <text:p>16.2057336433002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4.1186802978267">
                <text:p>14.1186802978267</text:p>
              </table:table-cell>
              <table:table-cell office:value-type="float" office:value="17.5496979718039">
                <text:p>17.5496979718039</text:p>
              </table:table-cell>
              <table:table-cell office:value-type="float" office:value="13.2954526576211">
                <text:p>13.2954526576211</text:p>
              </table:table-cell>
              <table:table-cell office:value-type="float" office:value="12.1158680688102">
                <text:p>12.1158680688102</text:p>
              </table:table-cell>
              <table:table-cell office:value-type="float" office:value="16.6823728681032">
                <text:p>16.682372868103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3.6739974538007">
                <text:p>13.6739974538007</text:p>
              </table:table-cell>
              <table:table-cell office:value-type="float" office:value="12.8697785126562">
                <text:p>12.8697785126562</text:p>
              </table:table-cell>
              <table:table-cell office:value-type="float" office:value="16.8409066996534">
                <text:p>16.8409066996534</text:p>
              </table:table-cell>
              <table:table-cell office:value-type="float" office:value="8.81154041368017">
                <text:p>8.81154041368017</text:p>
              </table:table-cell>
              <table:table-cell office:value-type="float" office:value="13.8225375192855">
                <text:p>13.8225375192855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4.7857045638658">
                <text:p>14.7857045638658</text:p>
              </table:table-cell>
              <table:table-cell office:value-type="float" office:value="14.0397583774431">
                <text:p>14.0397583774431</text:p>
              </table:table-cell>
              <table:table-cell office:value-type="float" office:value="8.86363510508076">
                <text:p>8.86363510508076</text:p>
              </table:table-cell>
              <table:table-cell office:value-type="float" office:value="4.40577020684008">
                <text:p>4.40577020684008</text:p>
              </table:table-cell>
              <table:table-cell office:value-type="float" office:value="12.3926198448767">
                <text:p>12.392619844876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9.50509579105658">
                <text:p>9.50509579105658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1.522725636605">
                <text:p>11.522725636605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16.6823728681032">
                <text:p>16.6823728681032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7.17051085991987">
                <text:p>7.17051085991987</text:p>
              </table:table-cell>
              <table:table-cell office:value-type="float" office:value="7.60486912111501">
                <text:p>7.60486912111501</text:p>
              </table:table-cell>
              <table:table-cell office:value-type="float" office:value="11.522725636605">
                <text:p>11.522725636605</text:p>
              </table:table-cell>
              <table:table-cell office:value-type="float" office:value="5.5072127585501">
                <text:p>5.5072127585501</text:p>
              </table:table-cell>
              <table:table-cell office:value-type="float" office:value="16.2057336433002">
                <text:p>16.205733643300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7.00375479341011">
                <text:p>7.00375479341011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0.6363621260969">
                <text:p>10.6363621260969</text:p>
              </table:table-cell>
              <table:table-cell office:value-type="float" office:value="12.1158680688102">
                <text:p>12.1158680688102</text:p>
              </table:table-cell>
              <table:table-cell office:value-type="float" office:value="14.7758159688914">
                <text:p>14.7758159688914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.44951043555332">
                <text:p>9.44951043555332</text:p>
              </table:table-cell>
              <table:table-cell office:value-type="float" office:value="9.3598389182954">
                <text:p>9.3598389182954</text:p>
              </table:table-cell>
              <table:table-cell office:value-type="float" office:value="12.4090891471131">
                <text:p>12.4090891471131</text:p>
              </table:table-cell>
              <table:table-cell office:value-type="float" office:value="14.3187531722303">
                <text:p>14.3187531722303</text:p>
              </table:table-cell>
              <table:table-cell office:value-type="float" office:value="15.2524551936944">
                <text:p>15.2524551936944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5.8418263184276">
                <text:p>15.8418263184276</text:p>
              </table:table-cell>
              <table:table-cell office:value-type="float" office:value="5.26490939154116">
                <text:p>5.26490939154116</text:p>
              </table:table-cell>
              <table:table-cell office:value-type="float" office:value="8.86363510508076">
                <text:p>8.86363510508076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15.2524551936944">
                <text:p>15.252455193694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7.5093869835253">
                <text:p>17.5093869835253</text:p>
              </table:table-cell>
              <table:table-cell office:value-type="float" office:value="9.94482885068886">
                <text:p>9.94482885068886</text:p>
              </table:table-cell>
              <table:table-cell office:value-type="float" office:value="10.6363621260969">
                <text:p>10.6363621260969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14.2991767440885">
                <text:p>14.2991767440885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6.6200212954732">
                <text:p>16.6200212954732</text:p>
              </table:table-cell>
              <table:table-cell office:value-type="float" office:value="12.2847885802627">
                <text:p>12.2847885802627</text:p>
              </table:table-cell>
              <table:table-cell office:value-type="float" office:value="13.2954526576211">
                <text:p>13.2954526576211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13.3458982944826">
                <text:p>13.345898294482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3.4516560317877">
                <text:p>13.4516560317877</text:p>
              </table:table-cell>
              <table:table-cell office:value-type="float" office:value="7.01987918872155">
                <text:p>7.01987918872155</text:p>
              </table:table-cell>
              <table:table-cell office:value-type="float" office:value="8.86363510508076">
                <text:p>8.86363510508076</text:p>
              </table:table-cell>
              <table:table-cell office:value-type="float" office:value="12.1158680688102">
                <text:p>12.1158680688102</text:p>
              </table:table-cell>
              <table:table-cell office:value-type="float" office:value="14.2991767440885">
                <text:p>14.299176744088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0.2277054125989">
                <text:p>10.2277054125989</text:p>
              </table:table-cell>
              <table:table-cell office:value-type="float" office:value="5.26490939154116">
                <text:p>5.26490939154116</text:p>
              </table:table-cell>
              <table:table-cell office:value-type="float" office:value="7.97727159457268">
                <text:p>7.97727159457268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12.8692590696796">
                <text:p>12.8692590696796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.11438910535803">
                <text:p>6.11438910535803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7.97727159457268">
                <text:p>7.97727159457268</text:p>
              </table:table-cell>
              <table:table-cell office:value-type="float" office:value="0">
                <text:p>0</text:p>
              </table:table-cell>
              <table:table-cell office:value-type="float" office:value="10.0094237208619">
                <text:p>10.0094237208619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0.7835589676314">
                <text:p>10.7835589676314</text:p>
              </table:table-cell>
              <table:table-cell office:value-type="float" office:value="12.2847885802627">
                <text:p>12.2847885802627</text:p>
              </table:table-cell>
              <table:table-cell office:value-type="float" office:value="5.31818106304845">
                <text:p>5.31818106304845</text:p>
              </table:table-cell>
              <table:table-cell office:value-type="float" office:value="9.91298296539019">
                <text:p>9.91298296539019</text:p>
              </table:table-cell>
              <table:table-cell office:value-type="float" office:value="12.8692590696796">
                <text:p>12.8692590696796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5.6194848964146">
                <text:p>15.6194848964146</text:p>
              </table:table-cell>
              <table:table-cell office:value-type="float" office:value="11.1148087154758">
                <text:p>11.1148087154758</text:p>
              </table:table-cell>
              <table:table-cell office:value-type="float" office:value="12.4090891471131">
                <text:p>12.4090891471131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10.9627021704678">
                <text:p>10.9627021704678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1.9508514331998">
                <text:p>11.9508514331998</text:p>
              </table:table-cell>
              <table:table-cell office:value-type="float" office:value="7.01987918872155">
                <text:p>7.01987918872155</text:p>
              </table:table-cell>
              <table:table-cell office:value-type="float" office:value="8.86363510508076">
                <text:p>8.86363510508076</text:p>
              </table:table-cell>
              <table:table-cell office:value-type="float" office:value="12.1158680688102">
                <text:p>12.1158680688102</text:p>
              </table:table-cell>
              <table:table-cell office:value-type="float" office:value="16.6823728681032">
                <text:p>16.6823728681032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2.6178756992388">
                <text:p>12.6178756992388</text:p>
              </table:table-cell>
              <table:table-cell office:value-type="float" office:value="4.6799194591477">
                <text:p>4.6799194591477</text:p>
              </table:table-cell>
              <table:table-cell office:value-type="float" office:value="7.97727159457268">
                <text:p>7.97727159457268</text:p>
              </table:table-cell>
              <table:table-cell office:value-type="float" office:value="12.1158680688102">
                <text:p>12.1158680688102</text:p>
              </table:table-cell>
              <table:table-cell office:value-type="float" office:value="16.2057336433002">
                <text:p>16.2057336433002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9.94977863508261">
                <text:p>9.94977863508261</text:p>
              </table:table-cell>
              <table:table-cell office:value-type="float" office:value="3.50993959436077">
                <text:p>3.50993959436077</text:p>
              </table:table-cell>
              <table:table-cell office:value-type="float" office:value="13.2954526576211">
                <text:p>13.2954526576211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12.3926198448767">
                <text:p>12.392619844876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7.78194977045568">
                <text:p>7.78194977045568</text:p>
              </table:table-cell>
              <table:table-cell office:value-type="float" office:value="3.50993959436077">
                <text:p>3.50993959436077</text:p>
              </table:table-cell>
              <table:table-cell office:value-type="float" office:value="3.5454540420323">
                <text:p>3.5454540420323</text:p>
              </table:table-cell>
              <table:table-cell office:value-type="float" office:value="0">
                <text:p>0</text:p>
              </table:table-cell>
              <table:table-cell office:value-type="float" office:value="10.9627021704678">
                <text:p>10.9627021704678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6.11438910535803">
                <text:p>6.11438910535803</text:p>
              </table:table-cell>
              <table:table-cell office:value-type="float" office:value="4.09492952675424">
                <text:p>4.09492952675424</text:p>
              </table:table-cell>
              <table:table-cell office:value-type="float" office:value="4.43181755254038">
                <text:p>4.43181755254038</text:p>
              </table:table-cell>
              <table:table-cell office:value-type="float" office:value="0">
                <text:p>0</text:p>
              </table:table-cell>
              <table:table-cell office:value-type="float" office:value="11.9159806200737">
                <text:p>11.9159806200737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9.06041294703054">
                <text:p>9.06041294703054</text:p>
              </table:table-cell>
              <table:table-cell office:value-type="float" office:value="11.6997986478692">
                <text:p>11.6997986478692</text:p>
              </table:table-cell>
              <table:table-cell office:value-type="float" office:value="6.20454457355653">
                <text:p>6.20454457355653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9.53278449605897">
                <text:p>9.5327844960589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inimum="0" chart:maximum="7500" chart:interval-major="10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794cm" svg:y="0.376cm" chart:style-name="ch2">
          <text:p>Covid-19. Muertes acumuladas en Europa Occidental (2)</text:p>
        </chart:title>
        <chart:legend chart:legend-position="end" svg:x="7.834cm" svg:y="2.906cm" style:legend-expansion="custom" chartooo:width="3.235cm" chartooo:height="3.608cm" style:legend-expansion-aspect-ratio="0.896618625277162" chart:style-name="ch3"/>
        <chart:plot-area chart:style-name="ch4" table:cell-range-address="M_Acu_NA_2.I8:M_Acu_NA_2.N77" chart:data-source-has-labels="both" svg:x="0.209cm" svg:y="1.125cm" svg:width="14.499cm" svg:height="10.343cm">
          <chartooo:coordinate-region svg:x="1.307cm" svg:y="1.125cm" svg:width="13.401cm" svg:height="9.696cm"/>
          <chart:axis chart:dimension="x" chart:name="primary-x" chart:style-name="ch5" chartooo:axis-type="auto">
            <chartooo:date-scale/>
            <chart:categories table:cell-range-address="M_Acu_NA_2.I9:M_Acu_NA_2.I77"/>
          </chart:axis>
          <chart:axis chart:dimension="y" chart:name="primary-y" chart:style-name="ch6">
            <chart:grid chart:class="major"/>
          </chart:axis>
          <chart:series chart:style-name="ch7" chart:values-cell-range-address="M_Acu_NA_2.J9:M_Acu_NA_2.J77" chart:label-cell-address="M_Acu_NA_2.J8:M_Acu_NA_2.J8" chart:class="chart:line">
            <chart:data-point chart:repeated="69"/>
          </chart:series>
          <chart:series chart:style-name="ch8" chart:values-cell-range-address="M_Acu_NA_2.K9:M_Acu_NA_2.K77" chart:label-cell-address="M_Acu_NA_2.K8:M_Acu_NA_2.K8" chart:class="chart:line">
            <chart:data-point chart:repeated="69"/>
          </chart:series>
          <chart:series chart:style-name="ch9" chart:values-cell-range-address="M_Acu_NA_2.L9:M_Acu_NA_2.L77" chart:label-cell-address="M_Acu_NA_2.L8:M_Acu_NA_2.L8" chart:class="chart:line">
            <chart:data-point chart:repeated="69"/>
          </chart:series>
          <chart:series chart:style-name="ch10" chart:values-cell-range-address="M_Acu_NA_2.M9:M_Acu_NA_2.M77" chart:label-cell-address="M_Acu_NA_2.M8:M_Acu_NA_2.M8" chart:class="chart:line">
            <chart:data-point chart:repeated="69"/>
          </chart:series>
          <chart:series chart:style-name="ch11" chart:values-cell-range-address="M_Acu_NA_2.N9:M_Acu_NA_2.N77" chart:label-cell-address="M_Acu_NA_2.N8:M_Acu_NA_2.N8" chart:class="chart:line">
            <chart:data-point chart:repeated="6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mania</text:p>
                <draw:g>
                  <svg:desc>M_Acu_NA_2.J8:M_Acu_NA_2.J8</svg:desc>
                </draw:g>
              </table:table-cell>
              <table:table-cell office:value-type="string">
                <text:p>Bélgica</text:p>
                <draw:g>
                  <svg:desc>M_Acu_NA_2.K8:M_Acu_NA_2.K8</svg:desc>
                </draw:g>
              </table:table-cell>
              <table:table-cell office:value-type="string">
                <text:p>Holanda</text:p>
                <draw:g>
                  <svg:desc>M_Acu_NA_2.L8:M_Acu_NA_2.L8</svg:desc>
                </draw:g>
              </table:table-cell>
              <table:table-cell office:value-type="string">
                <text:p>Suecia</text:p>
                <draw:g>
                  <svg:desc>M_Acu_NA_2.M8:M_Acu_NA_2.M8</svg:desc>
                </draw:g>
              </table:table-cell>
              <table:table-cell office:value-type="string">
                <text:p>Suiza</text:p>
                <draw:g>
                  <svg:desc>M_Acu_NA_2.N8:M_Acu_NA_2.N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NA_2.I9:M_Acu_NA_2.I77</svg:desc>
                </draw:g>
              </table:table-cell>
              <table:table-cell office:value-type="float" office:value="NaN">
                <text:p>NaN</text:p>
                <draw:g>
                  <svg:desc>M_Acu_NA_2.J9:M_Acu_NA_2.J77</svg:desc>
                </draw:g>
              </table:table-cell>
              <table:table-cell office:value-type="float" office:value="NaN">
                <text:p>NaN</text:p>
                <draw:g>
                  <svg:desc>M_Acu_NA_2.K9:M_Acu_NA_2.K77</svg:desc>
                </draw:g>
              </table:table-cell>
              <table:table-cell office:value-type="float" office:value="NaN">
                <text:p>NaN</text:p>
                <draw:g>
                  <svg:desc>M_Acu_NA_2.L9:M_Acu_NA_2.L77</svg:desc>
                </draw:g>
              </table:table-cell>
              <table:table-cell office:value-type="float" office:value="NaN">
                <text:p>NaN</text:p>
                <draw:g>
                  <svg:desc>M_Acu_NA_2.M9:M_Acu_NA_2.M77</svg:desc>
                </draw:g>
              </table:table-cell>
              <table:table-cell office:value-type="float" office:value="NaN">
                <text:p>NaN</text:p>
                <draw:g>
                  <svg:desc>M_Acu_NA_2.N9:M_Acu_NA_2.N77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58">
                <text:p>58</text:p>
              </table:table-cell>
              <table:table-cell office:value-type="float" office:value="14">
                <text:p>1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76">
                <text:p>76</text:p>
              </table:table-cell>
              <table:table-cell office:value-type="float" office:value="21">
                <text:p>2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31">
                <text:p>31</text:p>
              </table:table-cell>
              <table:table-cell office:value-type="float" office:value="37">
                <text:p>37</text:p>
              </table:table-cell>
              <table:table-cell office:value-type="float" office:value="106">
                <text:p>106</text:p>
              </table:table-cell>
              <table:table-cell office:value-type="float" office:value="31">
                <text:p>3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7">
                <text:p>47</text:p>
              </table:table-cell>
              <table:table-cell office:value-type="float" office:value="67">
                <text:p>67</text:p>
              </table:table-cell>
              <table:table-cell office:value-type="float" office:value="136">
                <text:p>136</text:p>
              </table:table-cell>
              <table:table-cell office:value-type="float" office:value="38">
                <text:p>3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55">
                <text:p>55</text:p>
              </table:table-cell>
              <table:table-cell office:value-type="float" office:value="75">
                <text:p>75</text:p>
              </table:table-cell>
              <table:table-cell office:value-type="float" office:value="179">
                <text:p>179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86">
                <text:p>86</text:p>
              </table:table-cell>
              <table:table-cell office:value-type="float" office:value="88">
                <text:p>88</text:p>
              </table:table-cell>
              <table:table-cell office:value-type="float" office:value="213">
                <text:p>213</text:p>
              </table:table-cell>
              <table:table-cell office:value-type="float" office:value="61">
                <text:p>6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276">
                <text:p>276</text:p>
              </table:table-cell>
              <table:table-cell office:value-type="float" office:value="81">
                <text:p>8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49">
                <text:p>149</text:p>
              </table:table-cell>
              <table:table-cell office:value-type="float" office:value="178">
                <text:p>178</text:p>
              </table:table-cell>
              <table:table-cell office:value-type="float" office:value="356">
                <text:p>356</text:p>
              </table:table-cell>
              <table:table-cell office:value-type="float" office:value="106">
                <text:p>10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96">
                <text:p>196</text:p>
              </table:table-cell>
              <table:table-cell office:value-type="float" office:value="220">
                <text:p>220</text:p>
              </table:table-cell>
              <table:table-cell office:value-type="float" office:value="434">
                <text:p>434</text:p>
              </table:table-cell>
              <table:table-cell office:value-type="float" office:value="135">
                <text:p>13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253">
                <text:p>253</text:p>
              </table:table-cell>
              <table:table-cell office:value-type="float" office:value="289">
                <text:p>289</text:p>
              </table:table-cell>
              <table:table-cell office:value-type="float" office:value="546">
                <text:p>546</text:p>
              </table:table-cell>
              <table:table-cell office:value-type="float" office:value="167">
                <text:p>167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325">
                <text:p>325</text:p>
              </table:table-cell>
              <table:table-cell office:value-type="float" office:value="353">
                <text:p>353</text:p>
              </table:table-cell>
              <table:table-cell office:value-type="float" office:value="639">
                <text:p>639</text:p>
              </table:table-cell>
              <table:table-cell office:value-type="float" office:value="202">
                <text:p>20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389">
                <text:p>389</text:p>
              </table:table-cell>
              <table:table-cell office:value-type="float" office:value="431">
                <text:p>431</text:p>
              </table:table-cell>
              <table:table-cell office:value-type="float" office:value="771">
                <text:p>771</text:p>
              </table:table-cell>
              <table:table-cell office:value-type="float" office:value="241">
                <text:p>241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55">
                <text:p>455</text:p>
              </table:table-cell>
              <table:table-cell office:value-type="float" office:value="513">
                <text:p>513</text:p>
              </table:table-cell>
              <table:table-cell office:value-type="float" office:value="864">
                <text:p>864</text:p>
              </table:table-cell>
              <table:table-cell office:value-type="float" office:value="284">
                <text:p>284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583">
                <text:p>583</text:p>
              </table:table-cell>
              <table:table-cell office:value-type="float" office:value="705">
                <text:p>705</text:p>
              </table:table-cell>
              <table:table-cell office:value-type="float" office:value="1039">
                <text:p>1039</text:p>
              </table:table-cell>
              <table:table-cell office:value-type="float" office:value="331">
                <text:p>331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732">
                <text:p>732</text:p>
              </table:table-cell>
              <table:table-cell office:value-type="float" office:value="828">
                <text:p>828</text:p>
              </table:table-cell>
              <table:table-cell office:value-type="float" office:value="1173">
                <text:p>1173</text:p>
              </table:table-cell>
              <table:table-cell office:value-type="float" office:value="384">
                <text:p>384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872">
                <text:p>872</text:p>
              </table:table-cell>
              <table:table-cell office:value-type="float" office:value="1011">
                <text:p>1011</text:p>
              </table:table-cell>
              <table:table-cell office:value-type="float" office:value="1339">
                <text:p>1339</text:p>
              </table:table-cell>
              <table:table-cell office:value-type="float" office:value="454">
                <text:p>454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017">
                <text:p>1017</text:p>
              </table:table-cell>
              <table:table-cell office:value-type="float" office:value="1143">
                <text:p>1143</text:p>
              </table:table-cell>
              <table:table-cell office:value-type="float" office:value="1487">
                <text:p>1487</text:p>
              </table:table-cell>
              <table:table-cell office:value-type="float" office:value="532">
                <text:p>532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158">
                <text:p>1158</text:p>
              </table:table-cell>
              <table:table-cell office:value-type="float" office:value="1283">
                <text:p>1283</text:p>
              </table:table-cell>
              <table:table-cell office:value-type="float" office:value="1651">
                <text:p>1651</text:p>
              </table:table-cell>
              <table:table-cell office:value-type="float" office:value="604">
                <text:p>604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342">
                <text:p>1342</text:p>
              </table:table-cell>
              <table:table-cell office:value-type="float" office:value="1447">
                <text:p>1447</text:p>
              </table:table-cell>
              <table:table-cell office:value-type="float" office:value="1766">
                <text:p>1766</text:p>
              </table:table-cell>
              <table:table-cell office:value-type="float" office:value="690">
                <text:p>690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1434">
                <text:p>1434</text:p>
              </table:table-cell>
              <table:table-cell office:value-type="float" office:value="1632">
                <text:p>1632</text:p>
              </table:table-cell>
              <table:table-cell office:value-type="float" office:value="1867">
                <text:p>1867</text:p>
              </table:table-cell>
              <table:table-cell office:value-type="float" office:value="781">
                <text:p>781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607">
                <text:p>1607</text:p>
              </table:table-cell>
              <table:table-cell office:value-type="float" office:value="2035">
                <text:p>2035</text:p>
              </table:table-cell>
              <table:table-cell office:value-type="float" office:value="2101">
                <text:p>2101</text:p>
              </table:table-cell>
              <table:table-cell office:value-type="float" office:value="864">
                <text:p>864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861">
                <text:p>1861</text:p>
              </table:table-cell>
              <table:table-cell office:value-type="float" office:value="2240">
                <text:p>2240</text:p>
              </table:table-cell>
              <table:table-cell office:value-type="float" office:value="2248">
                <text:p>2248</text:p>
              </table:table-cell>
              <table:table-cell office:value-type="float" office:value="975">
                <text:p>975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107">
                <text:p>2107</text:p>
              </table:table-cell>
              <table:table-cell office:value-type="float" office:value="2523">
                <text:p>2523</text:p>
              </table:table-cell>
              <table:table-cell office:value-type="float" office:value="2396">
                <text:p>2396</text:p>
              </table:table-cell>
              <table:table-cell office:value-type="float" office:value="1060">
                <text:p>1060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2373">
                <text:p>2373</text:p>
              </table:table-cell>
              <table:table-cell office:value-type="float" office:value="3019">
                <text:p>3019</text:p>
              </table:table-cell>
              <table:table-cell office:value-type="float" office:value="2511">
                <text:p>2511</text:p>
              </table:table-cell>
              <table:table-cell office:value-type="float" office:value="1149">
                <text:p>1149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2544">
                <text:p>2544</text:p>
              </table:table-cell>
              <table:table-cell office:value-type="float" office:value="3346">
                <text:p>3346</text:p>
              </table:table-cell>
              <table:table-cell office:value-type="float" office:value="2643">
                <text:p>2643</text:p>
              </table:table-cell>
              <table:table-cell office:value-type="float" office:value="1248">
                <text:p>1248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2673">
                <text:p>2673</text:p>
              </table:table-cell>
              <table:table-cell office:value-type="float" office:value="3600">
                <text:p>3600</text:p>
              </table:table-cell>
              <table:table-cell office:value-type="float" office:value="2737">
                <text:p>2737</text:p>
              </table:table-cell>
              <table:table-cell office:value-type="float" office:value="1345">
                <text:p>1345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2799">
                <text:p>2799</text:p>
              </table:table-cell>
              <table:table-cell office:value-type="float" office:value="3903">
                <text:p>3903</text:p>
              </table:table-cell>
              <table:table-cell office:value-type="float" office:value="2823">
                <text:p>2823</text:p>
              </table:table-cell>
              <table:table-cell office:value-type="float" office:value="1429">
                <text:p>1429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2969">
                <text:p>2969</text:p>
              </table:table-cell>
              <table:table-cell office:value-type="float" office:value="4157">
                <text:p>4157</text:p>
              </table:table-cell>
              <table:table-cell office:value-type="float" office:value="2945">
                <text:p>2945</text:p>
              </table:table-cell>
              <table:table-cell office:value-type="float" office:value="1519">
                <text:p>1519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3254">
                <text:p>3254</text:p>
              </table:table-cell>
              <table:table-cell office:value-type="float" office:value="4440">
                <text:p>4440</text:p>
              </table:table-cell>
              <table:table-cell office:value-type="float" office:value="3134">
                <text:p>3134</text:p>
              </table:table-cell>
              <table:table-cell office:value-type="float" office:value="1628">
                <text:p>1628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3569">
                <text:p>3569</text:p>
              </table:table-cell>
              <table:table-cell office:value-type="float" office:value="4857">
                <text:p>4857</text:p>
              </table:table-cell>
              <table:table-cell office:value-type="float" office:value="3315">
                <text:p>3315</text:p>
              </table:table-cell>
              <table:table-cell office:value-type="float" office:value="1736">
                <text:p>1736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3868">
                <text:p>3868</text:p>
              </table:table-cell>
              <table:table-cell office:value-type="float" office:value="5163">
                <text:p>5163</text:p>
              </table:table-cell>
              <table:table-cell office:value-type="float" office:value="3459">
                <text:p>3459</text:p>
              </table:table-cell>
              <table:table-cell office:value-type="float" office:value="1811">
                <text:p>1811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110">
                <text:p>4110</text:p>
              </table:table-cell>
              <table:table-cell office:value-type="float" office:value="5453">
                <text:p>5453</text:p>
              </table:table-cell>
              <table:table-cell office:value-type="float" office:value="3601">
                <text:p>3601</text:p>
              </table:table-cell>
              <table:table-cell office:value-type="float" office:value="1887">
                <text:p>1887</text:p>
              </table:table-cell>
              <table:table-cell office:value-type="float" office:value="1368">
                <text:p>1368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294">
                <text:p>4294</text:p>
              </table:table-cell>
              <table:table-cell office:value-type="float" office:value="5683">
                <text:p>5683</text:p>
              </table:table-cell>
              <table:table-cell office:value-type="float" office:value="3684">
                <text:p>3684</text:p>
              </table:table-cell>
              <table:table-cell office:value-type="float" office:value="1964">
                <text:p>1964</text:p>
              </table:table-cell>
              <table:table-cell office:value-type="float" office:value="1393">
                <text:p>139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404">
                <text:p>4404</text:p>
              </table:table-cell>
              <table:table-cell office:value-type="float" office:value="5828">
                <text:p>5828</text:p>
              </table:table-cell>
              <table:table-cell office:value-type="float" office:value="3751">
                <text:p>3751</text:p>
              </table:table-cell>
              <table:table-cell office:value-type="float" office:value="2037">
                <text:p>2037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598">
                <text:p>4598</text:p>
              </table:table-cell>
              <table:table-cell office:value-type="float" office:value="5998">
                <text:p>5998</text:p>
              </table:table-cell>
              <table:table-cell office:value-type="float" office:value="3916">
                <text:p>3916</text:p>
              </table:table-cell>
              <table:table-cell office:value-type="float" office:value="2087">
                <text:p>2087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879">
                <text:p>4879</text:p>
              </table:table-cell>
              <table:table-cell office:value-type="float" office:value="6262">
                <text:p>6262</text:p>
              </table:table-cell>
              <table:table-cell office:value-type="float" office:value="4054">
                <text:p>4054</text:p>
              </table:table-cell>
              <table:table-cell office:value-type="float" office:value="2147">
                <text:p>2147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5094">
                <text:p>5094</text:p>
              </table:table-cell>
              <table:table-cell office:value-type="float" office:value="6490">
                <text:p>6490</text:p>
              </table:table-cell>
              <table:table-cell office:value-type="float" office:value="4177">
                <text:p>4177</text:p>
              </table:table-cell>
              <table:table-cell office:value-type="float" office:value="2201">
                <text:p>220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5321">
                <text:p>5321</text:p>
              </table:table-cell>
              <table:table-cell office:value-type="float" office:value="6679">
                <text:p>6679</text:p>
              </table:table-cell>
              <table:table-cell office:value-type="float" office:value="4289">
                <text:p>4289</text:p>
              </table:table-cell>
              <table:table-cell office:value-type="float" office:value="2245">
                <text:p>2245</text:p>
              </table:table-cell>
              <table:table-cell office:value-type="float" office:value="1586">
                <text:p>158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5500">
                <text:p>5500</text:p>
              </table:table-cell>
              <table:table-cell office:value-type="float" office:value="6917">
                <text:p>6917</text:p>
              </table:table-cell>
              <table:table-cell office:value-type="float" office:value="4409">
                <text:p>4409</text:p>
              </table:table-cell>
              <table:table-cell office:value-type="float" office:value="2274">
                <text:p>2274</text:p>
              </table:table-cell>
              <table:table-cell office:value-type="float" office:value="1596">
                <text:p>159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5640">
                <text:p>5640</text:p>
              </table:table-cell>
              <table:table-cell office:value-type="float" office:value="7094">
                <text:p>7094</text:p>
              </table:table-cell>
              <table:table-cell office:value-type="float" office:value="4475">
                <text:p>4475</text:p>
              </table:table-cell>
              <table:table-cell office:value-type="float" office:value="2314">
                <text:p>2314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5750">
                <text:p>5750</text:p>
              </table:table-cell>
              <table:table-cell office:value-type="float" office:value="7207">
                <text:p>7207</text:p>
              </table:table-cell>
              <table:table-cell office:value-type="float" office:value="4518">
                <text:p>4518</text:p>
              </table:table-cell>
              <table:table-cell office:value-type="float" office:value="2335">
                <text:p>2335</text:p>
              </table:table-cell>
              <table:table-cell office:value-type="float" office:value="1663">
                <text:p>1663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5913">
                <text:p>5913</text:p>
              </table:table-cell>
              <table:table-cell office:value-type="float" office:value="7331">
                <text:p>7331</text:p>
              </table:table-cell>
              <table:table-cell office:value-type="float" office:value="4566">
                <text:p>4566</text:p>
              </table:table-cell>
              <table:table-cell office:value-type="float" office:value="NaN">
                <text:p>NaN</text:p>
              </table:table-cell>
              <table:table-cell office:value-type="float" office:value="1699">
                <text:p>16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80" chart:origin="0" chart:interval-major="2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39cm" svg:y="0cm" chart:style-name="ch2">
          <text:p>Covid-19. Muertes diarias por millón de mayores de 65 años
en Europa Occidental (2)</text:p>
        </chart:title>
        <chart:legend chart:legend-position="end" svg:x="4.006cm" svg:y="1.701cm" style:legend-expansion="custom" chartooo:width="3.235cm" chartooo:height="4.859cm" style:legend-expansion-aspect-ratio="0.665774850792344" chart:style-name="ch3"/>
        <chart:plot-area chart:style-name="ch4" table:cell-range-address="M_Dia_A_2.J8:M_Dia_A_2.O77" chart:data-source-has-labels="both" svg:x="0.152cm" svg:y="1.052cm" svg:width="14.531cm" svg:height="10.76cm">
          <chartooo:coordinate-region svg:x="0.773cm" svg:y="1.251cm" svg:width="13.91cm" svg:height="9.914cm"/>
          <chart:axis chart:dimension="x" chart:name="primary-x" chart:style-name="ch5" chartooo:axis-type="auto">
            <chartooo:date-scale/>
            <chart:categories table:cell-range-address="M_Dia_A_2.J9:M_Dia_A_2.J77"/>
          </chart:axis>
          <chart:axis chart:dimension="y" chart:name="primary-y" chart:style-name="ch6">
            <chart:grid chart:class="major"/>
          </chart:axis>
          <chart:series chart:style-name="ch7" chart:values-cell-range-address="M_Dia_A_2.K9:M_Dia_A_2.K77" chart:label-cell-address="M_Dia_A_2.K8:M_Dia_A_2.K8" chart:class="chart:line">
            <chart:data-point chart:repeated="69"/>
          </chart:series>
          <chart:series chart:style-name="ch8" chart:values-cell-range-address="M_Dia_A_2.L9:M_Dia_A_2.L77" chart:label-cell-address="M_Dia_A_2.L8:M_Dia_A_2.L8" chart:class="chart:line">
            <chart:data-point chart:repeated="69"/>
          </chart:series>
          <chart:series chart:style-name="ch9" chart:values-cell-range-address="M_Dia_A_2.M9:M_Dia_A_2.M77" chart:label-cell-address="M_Dia_A_2.M8:M_Dia_A_2.M8" chart:class="chart:line">
            <chart:data-point chart:repeated="69"/>
          </chart:series>
          <chart:series chart:style-name="ch10" chart:values-cell-range-address="M_Dia_A_2.N9:M_Dia_A_2.N77" chart:label-cell-address="M_Dia_A_2.N8:M_Dia_A_2.N8" chart:class="chart:line">
            <chart:data-point chart:repeated="69"/>
          </chart:series>
          <chart:series chart:style-name="ch11" chart:values-cell-range-address="M_Dia_A_2.O9:M_Dia_A_2.O77" chart:label-cell-address="M_Dia_A_2.O8:M_Dia_A_2.O8" chart:class="chart:line">
            <chart:data-point chart:repeated="6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landa</text:p>
                <draw:g>
                  <svg:desc>M_Dia_A_2.K8:M_Dia_A_2.K8</svg:desc>
                </draw:g>
              </table:table-cell>
              <table:table-cell office:value-type="string">
                <text:p>Irlanda</text:p>
                <draw:g>
                  <svg:desc>M_Dia_A_2.L8:M_Dia_A_2.L8</svg:desc>
                </draw:g>
              </table:table-cell>
              <table:table-cell office:value-type="string">
                <text:p>Luxemburgo</text:p>
                <draw:g>
                  <svg:desc>M_Dia_A_2.M8:M_Dia_A_2.M8</svg:desc>
                </draw:g>
              </table:table-cell>
              <table:table-cell office:value-type="string">
                <text:p>Suecia</text:p>
                <draw:g>
                  <svg:desc>M_Dia_A_2.N8:M_Dia_A_2.N8</svg:desc>
                </draw:g>
              </table:table-cell>
              <table:table-cell office:value-type="string">
                <text:p>Suiza</text:p>
                <draw:g>
                  <svg:desc>M_Dia_A_2.O8:M_Dia_A_2.O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A_2.J9:M_Dia_A_2.J77</svg:desc>
                </draw:g>
              </table:table-cell>
              <table:table-cell office:value-type="float" office:value="NaN">
                <text:p>NaN</text:p>
                <draw:g>
                  <svg:desc>M_Dia_A_2.K9:M_Dia_A_2.K77</svg:desc>
                </draw:g>
              </table:table-cell>
              <table:table-cell office:value-type="float" office:value="NaN">
                <text:p>NaN</text:p>
                <draw:g>
                  <svg:desc>M_Dia_A_2.L9:M_Dia_A_2.L77</svg:desc>
                </draw:g>
              </table:table-cell>
              <table:table-cell office:value-type="float" office:value="NaN">
                <text:p>NaN</text:p>
                <draw:g>
                  <svg:desc>M_Dia_A_2.M9:M_Dia_A_2.M77</svg:desc>
                </draw:g>
              </table:table-cell>
              <table:table-cell office:value-type="float" office:value="NaN">
                <text:p>NaN</text:p>
                <draw:g>
                  <svg:desc>M_Dia_A_2.N9:M_Dia_A_2.N77</svg:desc>
                </draw:g>
              </table:table-cell>
              <table:table-cell office:value-type="float" office:value="NaN">
                <text:p>NaN</text:p>
                <draw:g>
                  <svg:desc>M_Dia_A_2.O9:M_Dia_A_2.O77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.610522126373789">
                <text:p>0.610522126373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NaN">
                <text:p>NaN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97251475506228">
                <text:p>1.97251475506228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.52630531593447">
                <text:p>1.52630531593447</text:p>
              </table:table-cell>
              <table:table-cell office:value-type="float" office:value="0">
                <text:p>0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610522126373789">
                <text:p>0.610522126373789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0">
                <text:p>0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2.63001967341638">
                <text:p>2.63001967341638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2.44208850549516">
                <text:p>2.442088505495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77827429833821">
                <text:p>0.977827429833821</text:p>
              </table:table-cell>
              <table:table-cell office:value-type="float" office:value="3.94502951012457">
                <text:p>3.9450295101245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.22104425274758">
                <text:p>1.221044252747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77827429833821">
                <text:p>0.977827429833821</text:p>
              </table:table-cell>
              <table:table-cell office:value-type="float" office:value="5.91754426518685">
                <text:p>5.9175442651868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5.799960200551">
                <text:p>5.7999602005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1.97251475506228">
                <text:p>1.97251475506228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.57891594780342">
                <text:p>4.57891594780342</text:p>
              </table:table-cell>
              <table:table-cell office:value-type="float" office:value="0">
                <text:p>0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2.93348228950146">
                <text:p>2.93348228950146</text:p>
              </table:table-cell>
              <table:table-cell office:value-type="float" office:value="5.91754426518685">
                <text:p>5.91754426518685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5.49469913736411">
                <text:p>5.49469913736411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3.42239600441837">
                <text:p>3.42239600441837</text:p>
              </table:table-cell>
              <table:table-cell office:value-type="float" office:value="3.28752459177047">
                <text:p>3.2875245917704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9.15783189560684">
                <text:p>9.15783189560684</text:p>
              </table:table-cell>
              <table:table-cell office:value-type="float" office:value="0">
                <text:p>0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4.88913714916911">
                <text:p>4.88913714916911</text:p>
              </table:table-cell>
              <table:table-cell office:value-type="float" office:value="15.7801180404983">
                <text:p>15.780118040498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9.15783189560684">
                <text:p>9.15783189560684</text:p>
              </table:table-cell>
              <table:table-cell office:value-type="float" office:value="0">
                <text:p>0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3.42239600441837">
                <text:p>3.42239600441837</text:p>
              </table:table-cell>
              <table:table-cell office:value-type="float" office:value="10.5200786936655">
                <text:p>10.5200786936655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3.1262257170365">
                <text:p>13.1262257170365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0">
                <text:p>0</text:p>
              </table:table-cell>
              <table:table-cell office:value-type="float" office:value="5.86696457900293">
                <text:p>5.86696457900293</text:p>
              </table:table-cell>
              <table:table-cell office:value-type="float" office:value="11.1775836120196">
                <text:p>11.1775836120196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10.3788761483544">
                <text:p>10.3788761483544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0">
                <text:p>0</text:p>
              </table:table-cell>
              <table:table-cell office:value-type="float" office:value="5.37805086408602">
                <text:p>5.37805086408602</text:p>
              </table:table-cell>
              <table:table-cell office:value-type="float" office:value="19.0676426322687">
                <text:p>19.0676426322687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9.2314469807744">
                <text:p>19.2314469807744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0">
                <text:p>0</text:p>
              </table:table-cell>
              <table:table-cell office:value-type="float" office:value="9.77827429833821">
                <text:p>9.77827429833821</text:p>
              </table:table-cell>
              <table:table-cell office:value-type="float" office:value="15.7801180404983">
                <text:p>15.780118040498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24.4208850549516">
                <text:p>24.4208850549516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0">
                <text:p>0</text:p>
              </table:table-cell>
              <table:table-cell office:value-type="float" office:value="12.2228428729228">
                <text:p>12.2228428729228</text:p>
              </table:table-cell>
              <table:table-cell office:value-type="float" office:value="15.1226131221442">
                <text:p>15.1226131221442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23.8103629285778">
                <text:p>23.8103629285778</text:p>
              </table:table-cell>
              <table:table-cell office:value-type="float" office:value="14.8134045786989">
                <text:p>14.8134045786989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14.1784977325904">
                <text:p>14.1784977325904</text:p>
              </table:table-cell>
              <table:table-cell office:value-type="float" office:value="32.8752459177047">
                <text:p>32.8752459177047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34.1892390769322">
                <text:p>34.1892390769322</text:p>
              </table:table-cell>
              <table:table-cell office:value-type="float" office:value="4.44402137360968">
                <text:p>4.44402137360968</text:p>
              </table:table-cell>
              <table:table-cell office:value-type="float" office:value="62.1232743048714">
                <text:p>62.1232743048714</text:p>
              </table:table-cell>
              <table:table-cell office:value-type="float" office:value="15.6452388773411">
                <text:p>15.6452388773411</text:p>
              </table:table-cell>
              <table:table-cell office:value-type="float" office:value="15.1226131221442">
                <text:p>15.1226131221442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28.3892788763812">
                <text:p>28.3892788763812</text:p>
              </table:table-cell>
              <table:table-cell office:value-type="float" office:value="20.7387664101785">
                <text:p>20.7387664101785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17.1119800220919">
                <text:p>17.1119800220919</text:p>
              </table:table-cell>
              <table:table-cell office:value-type="float" office:value="27.615206570872">
                <text:p>27.615206570872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0.2944603406701">
                <text:p>40.2944603406701</text:p>
              </table:table-cell>
              <table:table-cell office:value-type="float" office:value="14.8134045786989">
                <text:p>14.8134045786989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19.0676348817595">
                <text:p>19.0676348817595</text:p>
              </table:table-cell>
              <table:table-cell office:value-type="float" office:value="23.6701770607474">
                <text:p>23.6701770607474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8.3892788763812">
                <text:p>28.3892788763812</text:p>
              </table:table-cell>
              <table:table-cell office:value-type="float" office:value="11.8507236629591">
                <text:p>11.8507236629591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21.0232897414272">
                <text:p>21.0232897414272</text:p>
              </table:table-cell>
              <table:table-cell office:value-type="float" office:value="33.5327508360588">
                <text:p>33.532750836058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53.4206860577066">
                <text:p>53.4206860577066</text:p>
              </table:table-cell>
              <table:table-cell office:value-type="float" office:value="25.1827877837882">
                <text:p>25.1827877837882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22.9789446010948">
                <text:p>22.9789446010948</text:p>
              </table:table-cell>
              <table:table-cell office:value-type="float" office:value="42.0803147746621">
                <text:p>42.0803147746621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0.9049824670439">
                <text:p>40.9049824670439</text:p>
              </table:table-cell>
              <table:table-cell office:value-type="float" office:value="20.7387664101785">
                <text:p>20.7387664101785</text:p>
              </table:table-cell>
              <table:table-cell office:value-type="float" office:value="62.1232743048714">
                <text:p>62.1232743048714</text:p>
              </table:table-cell>
              <table:table-cell office:value-type="float" office:value="25.9124268905963">
                <text:p>25.9124268905963</text:p>
              </table:table-cell>
              <table:table-cell office:value-type="float" office:value="36.1627705094752">
                <text:p>36.162770509475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50.6733364890245">
                <text:p>50.6733364890245</text:p>
              </table:table-cell>
              <table:table-cell office:value-type="float" office:value="19.2574259523086">
                <text:p>19.2574259523086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34.2239600441837">
                <text:p>34.2239600441837</text:p>
              </table:table-cell>
              <table:table-cell office:value-type="float" office:value="30.9027311626424">
                <text:p>30.902731162642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5.1786373516604">
                <text:p>45.1786373516604</text:p>
              </table:table-cell>
              <table:table-cell office:value-type="float" office:value="32.5894900731376">
                <text:p>32.5894900731376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38.135269763519">
                <text:p>38.135269763519</text:p>
              </table:table-cell>
              <table:table-cell office:value-type="float" office:value="42.0803147746621">
                <text:p>42.080314774662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50.0628143626507">
                <text:p>50.0628143626507</text:p>
              </table:table-cell>
              <table:table-cell office:value-type="float" office:value="25.1827877837882">
                <text:p>25.1827877837882</text:p>
              </table:table-cell>
              <table:table-cell office:value-type="float" office:value="0">
                <text:p>0</text:p>
              </table:table-cell>
              <table:table-cell office:value-type="float" office:value="35.2017874740176">
                <text:p>35.2017874740176</text:p>
              </table:table-cell>
              <table:table-cell office:value-type="float" office:value="39.4502951012457">
                <text:p>39.450295101245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35.1050222664929">
                <text:p>35.1050222664929</text:p>
              </table:table-cell>
              <table:table-cell office:value-type="float" office:value="31.1081496152677">
                <text:p>31.1081496152677</text:p>
              </table:table-cell>
              <table:table-cell office:value-type="float" office:value="51.7693952540595">
                <text:p>51.7693952540595</text:p>
              </table:table-cell>
              <table:table-cell office:value-type="float" office:value="42.0465794828543">
                <text:p>42.0465794828543</text:p>
              </table:table-cell>
              <table:table-cell office:value-type="float" office:value="37.4777803461834">
                <text:p>37.4777803461834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30.8313673818764">
                <text:p>30.8313673818764</text:p>
              </table:table-cell>
              <table:table-cell office:value-type="float" office:value="23.7014473259183">
                <text:p>23.7014473259183</text:p>
              </table:table-cell>
              <table:table-cell office:value-type="float" office:value="51.7693952540595">
                <text:p>51.7693952540595</text:p>
              </table:table-cell>
              <table:table-cell office:value-type="float" office:value="44.4911480574389">
                <text:p>44.4911480574389</text:p>
              </table:table-cell>
              <table:table-cell office:value-type="float" office:value="31.5602360809965">
                <text:p>31.5602360809965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71.4310887857334">
                <text:p>71.4310887857334</text:p>
              </table:table-cell>
              <table:table-cell office:value-type="float" office:value="53.3282564833161">
                <text:p>53.3282564833161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40.5798383381036">
                <text:p>40.5798383381036</text:p>
              </table:table-cell>
              <table:table-cell office:value-type="float" office:value="36.8202754278293">
                <text:p>36.8202754278293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4.8733762884735">
                <text:p>44.8733762884735</text:p>
              </table:table-cell>
              <table:table-cell office:value-type="float" office:value="37.0335114467473">
                <text:p>37.0335114467473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54.2694223557771">
                <text:p>54.2694223557771</text:p>
              </table:table-cell>
              <table:table-cell office:value-type="float" office:value="43.3953246113702">
                <text:p>43.395324611370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5.1786373516604">
                <text:p>45.1786373516604</text:p>
              </table:table-cell>
              <table:table-cell office:value-type="float" office:value="41.477532820357">
                <text:p>41.477532820357</text:p>
              </table:table-cell>
              <table:table-cell office:value-type="float" office:value="62.1232743048714">
                <text:p>62.1232743048714</text:p>
              </table:table-cell>
              <table:table-cell office:value-type="float" office:value="41.5576657679374">
                <text:p>41.5576657679374</text:p>
              </table:table-cell>
              <table:table-cell office:value-type="float" office:value="35.5052655911211">
                <text:p>35.505265591121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5.1050222664929">
                <text:p>35.1050222664929</text:p>
              </table:table-cell>
              <table:table-cell office:value-type="float" office:value="37.0335114467473">
                <text:p>37.0335114467473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43.5133206276051">
                <text:p>43.5133206276051</text:p>
              </table:table-cell>
              <table:table-cell office:value-type="float" office:value="34.847760672767">
                <text:p>34.84776067276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0.2944603406701">
                <text:p>40.2944603406701</text:p>
              </table:table-cell>
              <table:table-cell office:value-type="float" office:value="47.4028946518366">
                <text:p>47.4028946518366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48.4024577767742">
                <text:p>48.4024577767742</text:p>
              </table:table-cell>
              <table:table-cell office:value-type="float" office:value="35.5052655911211">
                <text:p>35.5052655911211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28.6945399395681">
                <text:p>28.6945399395681</text:p>
              </table:table-cell>
              <table:table-cell office:value-type="float" office:value="20.7387664101785">
                <text:p>20.7387664101785</text:p>
              </table:table-cell>
              <table:table-cell office:value-type="float" office:value="41.4155162032476">
                <text:p>41.4155162032476</text:p>
              </table:table-cell>
              <table:table-cell office:value-type="float" office:value="47.4246303469403">
                <text:p>47.4246303469403</text:p>
              </table:table-cell>
              <table:table-cell office:value-type="float" office:value="30.9027311626424">
                <text:p>30.9027311626424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26.2524514340729">
                <text:p>26.2524514340729</text:p>
              </table:table-cell>
              <table:table-cell office:value-type="float" office:value="45.9215541939667">
                <text:p>45.9215541939667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41.0687520530205">
                <text:p>41.0687520530205</text:p>
              </table:table-cell>
              <table:table-cell office:value-type="float" office:value="23.0126721423933">
                <text:p>23.0126721423933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37.2418497088012">
                <text:p>37.2418497088012</text:p>
              </table:table-cell>
              <table:table-cell office:value-type="float" office:value="60.7349587726656">
                <text:p>60.7349587726656</text:p>
              </table:table-cell>
              <table:table-cell office:value-type="float" office:value="0">
                <text:p>0</text:p>
              </table:table-cell>
              <table:table-cell office:value-type="float" office:value="44.002234342522">
                <text:p>44.002234342522</text:p>
              </table:table-cell>
              <table:table-cell office:value-type="float" office:value="23.6701770607474">
                <text:p>23.6701770607474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57.6943409423231">
                <text:p>57.6943409423231</text:p>
              </table:table-cell>
              <table:table-cell office:value-type="float" office:value="56.2909373990559">
                <text:p>56.2909373990559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53.2915949259433">
                <text:p>53.2915949259433</text:p>
              </table:table-cell>
              <table:table-cell office:value-type="float" office:value="42.0803147746621">
                <text:p>42.080314774662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5.2522524368279">
                <text:p>55.2522524368279</text:p>
              </table:table-cell>
              <table:table-cell office:value-type="float" office:value="62.2162992305355">
                <text:p>62.2162992305355</text:p>
              </table:table-cell>
              <table:table-cell office:value-type="float" office:value="0">
                <text:p>0</text:p>
              </table:table-cell>
              <table:table-cell office:value-type="float" office:value="52.8026812110264">
                <text:p>52.8026812110264</text:p>
              </table:table-cell>
              <table:table-cell office:value-type="float" office:value="28.2727114892261">
                <text:p>28.2727114892261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3.9575930989128">
                <text:p>43.9575930989128</text:p>
              </table:table-cell>
              <table:table-cell office:value-type="float" office:value="65.1789801462753">
                <text:p>65.1789801462753</text:p>
              </table:table-cell>
              <table:table-cell office:value-type="float" office:value="41.4155162032476">
                <text:p>41.4155162032476</text:p>
              </table:table-cell>
              <table:table-cell office:value-type="float" office:value="36.6685286187683">
                <text:p>36.6685286187683</text:p>
              </table:table-cell>
              <table:table-cell office:value-type="float" office:value="28.9302164075802">
                <text:p>28.9302164075802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3.3470709725391">
                <text:p>43.3470709725391</text:p>
              </table:table-cell>
              <table:table-cell office:value-type="float" office:value="60.7349587726656">
                <text:p>60.7349587726656</text:p>
              </table:table-cell>
              <table:table-cell office:value-type="float" office:value="0">
                <text:p>0</text:p>
              </table:table-cell>
              <table:table-cell office:value-type="float" office:value="37.1574423336852">
                <text:p>37.1574423336852</text:p>
              </table:table-cell>
              <table:table-cell office:value-type="float" office:value="28.2727114892261">
                <text:p>28.272711489226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5.3366682445123">
                <text:p>25.3366682445123</text:p>
              </table:table-cell>
              <table:table-cell office:value-type="float" office:value="57.7722778569258">
                <text:p>57.7722778569258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37.6463560486021">
                <text:p>37.6463560486021</text:p>
              </table:table-cell>
              <table:table-cell office:value-type="float" office:value="16.4376229588524">
                <text:p>16.4376229588524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20.4524912335219">
                <text:p>20.4524912335219</text:p>
              </table:table-cell>
              <table:table-cell office:value-type="float" office:value="114.063215255982">
                <text:p>114.063215255982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35.6907011889345">
                <text:p>35.6907011889345</text:p>
              </table:table-cell>
              <table:table-cell office:value-type="float" office:value="23.6701770607474">
                <text:p>23.6701770607474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50.3680754258376">
                <text:p>50.3680754258376</text:p>
              </table:table-cell>
              <table:table-cell office:value-type="float" office:value="63.6976396884054">
                <text:p>63.6976396884054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24.4456857458455">
                <text:p>24.4456857458455</text:p>
              </table:table-cell>
              <table:table-cell office:value-type="float" office:value="32.2177409993506">
                <text:p>32.2177409993506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2.1260267197915">
                <text:p>42.1260267197915</text:p>
              </table:table-cell>
              <table:table-cell office:value-type="float" office:value="57.7722778569258">
                <text:p>57.7722778569258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29.3348228950146">
                <text:p>29.3348228950146</text:p>
              </table:table-cell>
              <table:table-cell office:value-type="float" office:value="19.7251475506228">
                <text:p>19.7251475506228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37.547110771988">
                <text:p>37.547110771988</text:p>
              </table:table-cell>
              <table:table-cell office:value-type="float" office:value="37.0335114467473">
                <text:p>37.0335114467473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26.4013406055132">
                <text:p>26.4013406055132</text:p>
              </table:table-cell>
              <table:table-cell office:value-type="float" office:value="26.9577016525179">
                <text:p>26.957701652517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34.1892390769322">
                <text:p>34.1892390769322</text:p>
              </table:table-cell>
              <table:table-cell office:value-type="float" office:value="325.894900731376">
                <text:p>325.894900731376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21.5122034563441">
                <text:p>21.5122034563441</text:p>
              </table:table-cell>
              <table:table-cell office:value-type="float" office:value="24.3276819791015">
                <text:p>24.327681979101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36.6313275824274">
                <text:p>36.6313275824274</text:p>
              </table:table-cell>
              <table:table-cell office:value-type="float" office:value="72.5856824356247">
                <text:p>72.5856824356247</text:p>
              </table:table-cell>
              <table:table-cell office:value-type="float" office:value="0">
                <text:p>0</text:p>
              </table:table-cell>
              <table:table-cell office:value-type="float" office:value="14.1784977325904">
                <text:p>14.1784977325904</text:p>
              </table:table-cell>
              <table:table-cell office:value-type="float" office:value="6.57504918354095">
                <text:p>6.57504918354095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20.147230170335">
                <text:p>20.147230170335</text:p>
              </table:table-cell>
              <table:table-cell office:value-type="float" office:value="35.5521709888774">
                <text:p>35.5521709888774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19.5565485966764">
                <text:p>19.5565485966764</text:p>
              </table:table-cell>
              <table:table-cell office:value-type="float" office:value="9.20506885695732">
                <text:p>9.20506885695732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3.1262257170365">
                <text:p>13.1262257170365</text:p>
              </table:table-cell>
              <table:table-cell office:value-type="float" office:value="22.2201068680484">
                <text:p>22.2201068680484</text:p>
              </table:table-cell>
              <table:table-cell office:value-type="float" office:value="0">
                <text:p>0</text:p>
              </table:table-cell>
              <table:table-cell office:value-type="float" office:value="10.2671880132551">
                <text:p>10.2671880132551</text:p>
              </table:table-cell>
              <table:table-cell office:value-type="float" office:value="34.847760672767">
                <text:p>34.847760672767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4.6525310329709">
                <text:p>14.6525310329709</text:p>
              </table:table-cell>
              <table:table-cell office:value-type="float" office:value="84.4364060985839">
                <text:p>84.4364060985839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NaN">
                <text:p>NaN</text:p>
              </table:table-cell>
              <table:table-cell office:value-type="float" office:value="23.6701770607474">
                <text:p>23.67017706074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aximum="1500" chart:interval-major="30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24cm" svg:y="0.376cm" chart:style-name="ch2">
          <text:p>Covid-19. Muertes diarias en Europa Occidental (1)</text:p>
        </chart:title>
        <chart:legend chart:legend-position="end" svg:x="3.547cm" svg:y="2.947cm" style:legend-expansion="custom" chartooo:width="3.235cm" chartooo:height="4.265cm" style:legend-expansion-aspect-ratio="0.758499413833529" chart:style-name="ch3"/>
        <chart:plot-area chart:style-name="ch4" table:cell-range-address="M_Dia_NA_2.B8:M_Dia_NA_2.F77" chart:data-source-has-labels="both" svg:x="0.139cm" svg:y="0.925cm" svg:width="14.567cm" svg:height="10.54cm">
          <chartooo:coordinate-region svg:x="1.237cm" svg:y="1.124cm" svg:width="13.469cm" svg:height="9.694cm"/>
          <chart:axis chart:dimension="x" chart:name="primary-x" chart:style-name="ch5" chartooo:axis-type="auto">
            <chartooo:date-scale/>
            <chart:categories table:cell-range-address="M_Dia_NA_2.B9:M_Dia_NA_2.B77"/>
          </chart:axis>
          <chart:axis chart:dimension="y" chart:name="primary-y" chart:style-name="ch6">
            <chart:grid chart:class="major"/>
          </chart:axis>
          <chart:series chart:style-name="ch7" chart:values-cell-range-address="M_Dia_NA_2.C9:M_Dia_NA_2.C77" chart:label-cell-address="M_Dia_NA_2.C8:M_Dia_NA_2.C8" chart:class="chart:line">
            <chart:data-point chart:repeated="69"/>
          </chart:series>
          <chart:series chart:style-name="ch8" chart:values-cell-range-address="M_Dia_NA_2.D9:M_Dia_NA_2.D77" chart:label-cell-address="M_Dia_NA_2.D8:M_Dia_NA_2.D8" chart:class="chart:line">
            <chart:data-point chart:repeated="69"/>
          </chart:series>
          <chart:series chart:style-name="ch9" chart:values-cell-range-address="M_Dia_NA_2.E9:M_Dia_NA_2.E77" chart:label-cell-address="M_Dia_NA_2.E8:M_Dia_NA_2.E8" chart:class="chart:line">
            <chart:data-point chart:repeated="69"/>
          </chart:series>
          <chart:series chart:style-name="ch10" chart:values-cell-range-address="M_Dia_NA_2.F9:M_Dia_NA_2.F77" chart:label-cell-address="M_Dia_NA_2.F8:M_Dia_NA_2.F8" chart:class="chart:line">
            <chart:data-point chart:repeated="6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paña</text:p>
                <draw:g>
                  <svg:desc>M_Dia_NA_2.C8:M_Dia_NA_2.C8</svg:desc>
                </draw:g>
              </table:table-cell>
              <table:table-cell office:value-type="string">
                <text:p>Francia</text:p>
                <draw:g>
                  <svg:desc>M_Dia_NA_2.D8:M_Dia_NA_2.D8</svg:desc>
                </draw:g>
              </table:table-cell>
              <table:table-cell office:value-type="string">
                <text:p>Italia</text:p>
                <draw:g>
                  <svg:desc>M_Dia_NA_2.E8:M_Dia_NA_2.E8</svg:desc>
                </draw:g>
              </table:table-cell>
              <table:table-cell office:value-type="string">
                <text:p>Reino Unido</text:p>
                <draw:g>
                  <svg:desc>M_Dia_NA_2.F8:M_Dia_NA_2.F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NA_2.B9:M_Dia_NA_2.B77</svg:desc>
                </draw:g>
              </table:table-cell>
              <table:table-cell office:value-type="float" office:value="NaN">
                <text:p>NaN</text:p>
                <draw:g>
                  <svg:desc>M_Dia_NA_2.C9:M_Dia_NA_2.C77</svg:desc>
                </draw:g>
              </table:table-cell>
              <table:table-cell office:value-type="float" office:value="NaN">
                <text:p>NaN</text:p>
                <draw:g>
                  <svg:desc>M_Dia_NA_2.D9:M_Dia_NA_2.D77</svg:desc>
                </draw:g>
              </table:table-cell>
              <table:table-cell office:value-type="float" office:value="NaN">
                <text:p>NaN</text:p>
                <draw:g>
                  <svg:desc>M_Dia_NA_2.E9:M_Dia_NA_2.E77</svg:desc>
                </draw:g>
              </table:table-cell>
              <table:table-cell office:value-type="float" office:value="NaN">
                <text:p>NaN</text:p>
                <draw:g>
                  <svg:desc>M_Dia_NA_2.F9:M_Dia_NA_2.F77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1">
                <text:p>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9">
                <text:p>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33">
                <text:p>1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97">
                <text:p>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68">
                <text:p>1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196">
                <text:p>1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37">
                <text:p>37</text:p>
              </table:table-cell>
              <table:table-cell office:value-type="float" office:value="13">
                <text:p>13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4">
                <text:p>34</text:p>
              </table:table-cell>
              <table:table-cell office:value-type="float" office:value="18">
                <text:p>18</text:p>
              </table:table-cell>
              <table:table-cell office:value-type="float" office:value="250">
                <text:p>2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175">
                <text:p>1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52">
                <text:p>152</text:p>
              </table:table-cell>
              <table:table-cell office:value-type="float" office:value="29">
                <text:p>29</text:p>
              </table:table-cell>
              <table:table-cell office:value-type="float" office:value="368">
                <text:p>3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1">
                <text:p>21</text:p>
              </table:table-cell>
              <table:table-cell office:value-type="float" office:value="28">
                <text:p>28</text:p>
              </table:table-cell>
              <table:table-cell office:value-type="float" office:value="349">
                <text:p>34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82">
                <text:p>182</text:p>
              </table:table-cell>
              <table:table-cell office:value-type="float" office:value="27">
                <text:p>27</text:p>
              </table:table-cell>
              <table:table-cell office:value-type="float" office:value="345">
                <text:p>3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07">
                <text:p>107</text:p>
              </table:table-cell>
              <table:table-cell office:value-type="float" office:value="69">
                <text:p>69</text:p>
              </table:table-cell>
              <table:table-cell office:value-type="float" office:value="475">
                <text:p>47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69">
                <text:p>169</text:p>
              </table:table-cell>
              <table:table-cell office:value-type="float" office:value="128">
                <text:p>128</text:p>
              </table:table-cell>
              <table:table-cell office:value-type="float" office:value="427">
                <text:p>42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235">
                <text:p>235</text:p>
              </table:table-cell>
              <table:table-cell office:value-type="float" office:value="78">
                <text:p>78</text:p>
              </table:table-cell>
              <table:table-cell office:value-type="float" office:value="627">
                <text:p>6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324">
                <text:p>324</text:p>
              </table:table-cell>
              <table:table-cell office:value-type="float" office:value="112">
                <text:p>112</text:p>
              </table:table-cell>
              <table:table-cell office:value-type="float" office:value="793">
                <text:p>79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394">
                <text:p>394</text:p>
              </table:table-cell>
              <table:table-cell office:value-type="float" office:value="112">
                <text:p>112</text:p>
              </table:table-cell>
              <table:table-cell office:value-type="float" office:value="651">
                <text:p>65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62">
                <text:p>462</text:p>
              </table:table-cell>
              <table:table-cell office:value-type="float" office:value="186">
                <text:p>186</text:p>
              </table:table-cell>
              <table:table-cell office:value-type="float" office:value="601">
                <text:p>60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504">
                <text:p>504</text:p>
              </table:table-cell>
              <table:table-cell office:value-type="float" office:value="240">
                <text:p>240</text:p>
              </table:table-cell>
              <table:table-cell office:value-type="float" office:value="743">
                <text:p>74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748">
                <text:p>748</text:p>
              </table:table-cell>
              <table:table-cell office:value-type="float" office:value="231">
                <text:p>231</text:p>
              </table:table-cell>
              <table:table-cell office:value-type="float" office:value="683">
                <text:p>68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655">
                <text:p>655</text:p>
              </table:table-cell>
              <table:table-cell office:value-type="float" office:value="365">
                <text:p>365</text:p>
              </table:table-cell>
              <table:table-cell office:value-type="float" office:value="662">
                <text:p>662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769">
                <text:p>769</text:p>
              </table:table-cell>
              <table:table-cell office:value-type="float" office:value="299">
                <text:p>299</text:p>
              </table:table-cell>
              <table:table-cell office:value-type="float" office:value="969">
                <text:p>969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832">
                <text:p>832</text:p>
              </table:table-cell>
              <table:table-cell office:value-type="float" office:value="319">
                <text:p>319</text:p>
              </table:table-cell>
              <table:table-cell office:value-type="float" office:value="889">
                <text:p>889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838">
                <text:p>838</text:p>
              </table:table-cell>
              <table:table-cell office:value-type="float" office:value="292">
                <text:p>292</text:p>
              </table:table-cell>
              <table:table-cell office:value-type="float" office:value="756">
                <text:p>75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812">
                <text:p>812</text:p>
              </table:table-cell>
              <table:table-cell office:value-type="float" office:value="418">
                <text:p>418</text:p>
              </table:table-cell>
              <table:table-cell office:value-type="float" office:value="812">
                <text:p>812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849">
                <text:p>849</text:p>
              </table:table-cell>
              <table:table-cell office:value-type="float" office:value="499">
                <text:p>499</text:p>
              </table:table-cell>
              <table:table-cell office:value-type="float" office:value="837">
                <text:p>837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864">
                <text:p>864</text:p>
              </table:table-cell>
              <table:table-cell office:value-type="float" office:value="509">
                <text:p>509</text:p>
              </table:table-cell>
              <table:table-cell office:value-type="float" office:value="727">
                <text:p>727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950">
                <text:p>950</text:p>
              </table:table-cell>
              <table:table-cell office:value-type="float" office:value="1355">
                <text:p>1355</text:p>
              </table:table-cell>
              <table:table-cell office:value-type="float" office:value="760">
                <text:p>760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932">
                <text:p>932</text:p>
              </table:table-cell>
              <table:table-cell office:value-type="float" office:value="1120">
                <text:p>1120</text:p>
              </table:table-cell>
              <table:table-cell office:value-type="float" office:value="766">
                <text:p>766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809">
                <text:p>809</text:p>
              </table:table-cell>
              <table:table-cell office:value-type="float" office:value="1053">
                <text:p>1053</text:p>
              </table:table-cell>
              <table:table-cell office:value-type="float" office:value="681">
                <text:p>681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674">
                <text:p>674</text:p>
              </table:table-cell>
              <table:table-cell office:value-type="float" office:value="518">
                <text:p>518</text:p>
              </table:table-cell>
              <table:table-cell office:value-type="float" office:value="525">
                <text:p>525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637">
                <text:p>637</text:p>
              </table:table-cell>
              <table:table-cell office:value-type="float" office:value="833">
                <text:p>833</text:p>
              </table:table-cell>
              <table:table-cell office:value-type="float" office:value="636">
                <text:p>636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743">
                <text:p>743</text:p>
              </table:table-cell>
              <table:table-cell office:value-type="float" office:value="1417">
                <text:p>1417</text:p>
              </table:table-cell>
              <table:table-cell office:value-type="float" office:value="604">
                <text:p>604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757">
                <text:p>757</text:p>
              </table:table-cell>
              <table:table-cell office:value-type="float" office:value="541">
                <text:p>541</text:p>
              </table:table-cell>
              <table:table-cell office:value-type="float" office:value="542">
                <text:p>542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83">
                <text:p>683</text:p>
              </table:table-cell>
              <table:table-cell office:value-type="float" office:value="1341">
                <text:p>1341</text:p>
              </table:table-cell>
              <table:table-cell office:value-type="float" office:value="610">
                <text:p>610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605">
                <text:p>605</text:p>
              </table:table-cell>
              <table:table-cell office:value-type="float" office:value="987">
                <text:p>987</text:p>
              </table:table-cell>
              <table:table-cell office:value-type="float" office:value="570">
                <text:p>570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510">
                <text:p>510</text:p>
              </table:table-cell>
              <table:table-cell office:value-type="float" office:value="635">
                <text:p>635</text:p>
              </table:table-cell>
              <table:table-cell office:value-type="float" office:value="619">
                <text:p>619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619">
                <text:p>619</text:p>
              </table:table-cell>
              <table:table-cell office:value-type="float" office:value="561">
                <text:p>561</text:p>
              </table:table-cell>
              <table:table-cell office:value-type="float" office:value="431">
                <text:p>431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517">
                <text:p>517</text:p>
              </table:table-cell>
              <table:table-cell office:value-type="float" office:value="574">
                <text:p>574</text:p>
              </table:table-cell>
              <table:table-cell office:value-type="float" office:value="566">
                <text:p>566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567">
                <text:p>567</text:p>
              </table:table-cell>
              <table:table-cell office:value-type="float" office:value="762">
                <text:p>762</text:p>
              </table:table-cell>
              <table:table-cell office:value-type="float" office:value="602">
                <text:p>602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523">
                <text:p>523</text:p>
              </table:table-cell>
              <table:table-cell office:value-type="float" office:value="1438">
                <text:p>1438</text:p>
              </table:table-cell>
              <table:table-cell office:value-type="float" office:value="578">
                <text:p>578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51">
                <text:p>551</text:p>
              </table:table-cell>
              <table:table-cell office:value-type="float" office:value="753">
                <text:p>753</text:p>
              </table:table-cell>
              <table:table-cell office:value-type="float" office:value="525">
                <text:p>525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85">
                <text:p>585</text:p>
              </table:table-cell>
              <table:table-cell office:value-type="float" office:value="761">
                <text:p>761</text:p>
              </table:table-cell>
              <table:table-cell office:value-type="float" office:value="575">
                <text:p>575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65">
                <text:p>565</text:p>
              </table:table-cell>
              <table:table-cell office:value-type="float" office:value="642">
                <text:p>642</text:p>
              </table:table-cell>
              <table:table-cell office:value-type="float" office:value="482">
                <text:p>482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10">
                <text:p>410</text:p>
              </table:table-cell>
              <table:table-cell office:value-type="float" office:value="395">
                <text:p>395</text:p>
              </table:table-cell>
              <table:table-cell office:value-type="float" office:value="433">
                <text:p>433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399">
                <text:p>399</text:p>
              </table:table-cell>
              <table:table-cell office:value-type="float" office:value="547">
                <text:p>547</text:p>
              </table:table-cell>
              <table:table-cell office:value-type="float" office:value="454">
                <text:p>454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30">
                <text:p>430</text:p>
              </table:table-cell>
              <table:table-cell office:value-type="float" office:value="531">
                <text:p>531</text:p>
              </table:table-cell>
              <table:table-cell office:value-type="float" office:value="534">
                <text:p>534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35">
                <text:p>435</text:p>
              </table:table-cell>
              <table:table-cell office:value-type="float" office:value="544">
                <text:p>544</text:p>
              </table:table-cell>
              <table:table-cell office:value-type="float" office:value="437">
                <text:p>437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440">
                <text:p>440</text:p>
              </table:table-cell>
              <table:table-cell office:value-type="float" office:value="516">
                <text:p>516</text:p>
              </table:table-cell>
              <table:table-cell office:value-type="float" office:value="464">
                <text:p>464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367">
                <text:p>367</text:p>
              </table:table-cell>
              <table:table-cell office:value-type="float" office:value="389">
                <text:p>389</text:p>
              </table:table-cell>
              <table:table-cell office:value-type="float" office:value="420">
                <text:p>420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378">
                <text:p>378</text:p>
              </table:table-cell>
              <table:table-cell office:value-type="float" office:value="369">
                <text:p>369</text:p>
              </table:table-cell>
              <table:table-cell office:value-type="float" office:value="415">
                <text:p>41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288">
                <text:p>288</text:p>
              </table:table-cell>
              <table:table-cell office:value-type="float" office:value="242">
                <text:p>242</text:p>
              </table:table-cell>
              <table:table-cell office:value-type="float" office:value="260">
                <text:p>26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331">
                <text:p>331</text:p>
              </table:table-cell>
              <table:table-cell office:value-type="float" office:value="437">
                <text:p>437</text:p>
              </table:table-cell>
              <table:table-cell office:value-type="float" office:value="333">
                <text:p>333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301">
                <text:p>301</text:p>
              </table:table-cell>
              <table:table-cell office:value-type="float" office:value="367">
                <text:p>367</text:p>
              </table:table-cell>
              <table:table-cell office:value-type="float" office:value="382">
                <text:p>38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500" chart:interval-major="1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24cm" svg:y="0.376cm" chart:style-name="ch2">
          <text:p>Covid-19. Muertes diarias en Europa Occidental (2)</text:p>
        </chart:title>
        <chart:legend chart:legend-position="end" svg:x="5.785cm" svg:y="2.964cm" style:legend-expansion="custom" chartooo:width="3.235cm" chartooo:height="5.168cm" style:legend-expansion-aspect-ratio="0.625967492260062" chart:style-name="ch3"/>
        <chart:plot-area chart:style-name="ch4" table:cell-range-address="M_Dia_NA_2.I8:M_Dia_NA_2.N77" chart:data-source-has-labels="both" svg:x="-0.012cm" svg:y="0.926cm" svg:width="14.722cm" svg:height="10.543cm">
          <chartooo:coordinate-region svg:x="0.795cm" svg:y="1.125cm" svg:width="13.915cm" svg:height="9.697cm"/>
          <chart:axis chart:dimension="x" chart:name="primary-x" chart:style-name="ch5" chartooo:axis-type="auto">
            <chartooo:date-scale/>
            <chart:categories table:cell-range-address="M_Dia_NA_2.I9:M_Dia_NA_2.I77"/>
          </chart:axis>
          <chart:axis chart:dimension="y" chart:name="primary-y" chart:style-name="ch6">
            <chart:grid chart:class="major"/>
          </chart:axis>
          <chart:series chart:style-name="ch7" chart:values-cell-range-address="M_Dia_NA_2.J9:M_Dia_NA_2.J77" chart:label-cell-address="M_Dia_NA_2.J8:M_Dia_NA_2.J8" chart:class="chart:line">
            <chart:data-point chart:repeated="69"/>
          </chart:series>
          <chart:series chart:style-name="ch8" chart:values-cell-range-address="M_Dia_NA_2.K9:M_Dia_NA_2.K77" chart:label-cell-address="M_Dia_NA_2.K8:M_Dia_NA_2.K8" chart:class="chart:line">
            <chart:data-point chart:repeated="69"/>
          </chart:series>
          <chart:series chart:style-name="ch9" chart:values-cell-range-address="M_Dia_NA_2.L9:M_Dia_NA_2.L77" chart:label-cell-address="M_Dia_NA_2.L8:M_Dia_NA_2.L8" chart:class="chart:line">
            <chart:data-point chart:repeated="69"/>
          </chart:series>
          <chart:series chart:style-name="ch10" chart:values-cell-range-address="M_Dia_NA_2.M9:M_Dia_NA_2.M77" chart:label-cell-address="M_Dia_NA_2.M8:M_Dia_NA_2.M8" chart:class="chart:line">
            <chart:data-point chart:repeated="69"/>
          </chart:series>
          <chart:series chart:style-name="ch11" chart:values-cell-range-address="M_Dia_NA_2.N9:M_Dia_NA_2.N77" chart:label-cell-address="M_Dia_NA_2.N8:M_Dia_NA_2.N8" chart:class="chart:line">
            <chart:data-point chart:repeated="6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mania</text:p>
                <draw:g>
                  <svg:desc>M_Dia_NA_2.J8:M_Dia_NA_2.J8</svg:desc>
                </draw:g>
              </table:table-cell>
              <table:table-cell office:value-type="string">
                <text:p>Bélgica</text:p>
                <draw:g>
                  <svg:desc>M_Dia_NA_2.K8:M_Dia_NA_2.K8</svg:desc>
                </draw:g>
              </table:table-cell>
              <table:table-cell office:value-type="string">
                <text:p>Holanda</text:p>
                <draw:g>
                  <svg:desc>M_Dia_NA_2.L8:M_Dia_NA_2.L8</svg:desc>
                </draw:g>
              </table:table-cell>
              <table:table-cell office:value-type="string">
                <text:p>Suecia</text:p>
                <draw:g>
                  <svg:desc>M_Dia_NA_2.M8:M_Dia_NA_2.M8</svg:desc>
                </draw:g>
              </table:table-cell>
              <table:table-cell office:value-type="string">
                <text:p>Suiza</text:p>
                <draw:g>
                  <svg:desc>M_Dia_NA_2.N8:M_Dia_NA_2.N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NA_2.I9:M_Dia_NA_2.I77</svg:desc>
                </draw:g>
              </table:table-cell>
              <table:table-cell office:value-type="float" office:value="NaN">
                <text:p>NaN</text:p>
                <draw:g>
                  <svg:desc>M_Dia_NA_2.J9:M_Dia_NA_2.J77</svg:desc>
                </draw:g>
              </table:table-cell>
              <table:table-cell office:value-type="float" office:value="NaN">
                <text:p>NaN</text:p>
                <draw:g>
                  <svg:desc>M_Dia_NA_2.K9:M_Dia_NA_2.K77</svg:desc>
                </draw:g>
              </table:table-cell>
              <table:table-cell office:value-type="float" office:value="NaN">
                <text:p>NaN</text:p>
                <draw:g>
                  <svg:desc>M_Dia_NA_2.L9:M_Dia_NA_2.L77</svg:desc>
                </draw:g>
              </table:table-cell>
              <table:table-cell office:value-type="float" office:value="NaN">
                <text:p>NaN</text:p>
                <draw:g>
                  <svg:desc>M_Dia_NA_2.M9:M_Dia_NA_2.M77</svg:desc>
                </draw:g>
              </table:table-cell>
              <table:table-cell office:value-type="float" office:value="NaN">
                <text:p>NaN</text:p>
                <draw:g>
                  <svg:desc>M_Dia_NA_2.N9:M_Dia_NA_2.N77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6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3">
                <text:p>43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1">
                <text:p>31</text:p>
              </table:table-cell>
              <table:table-cell office:value-type="float" office:value="13">
                <text:p>13</text:p>
              </table:table-cell>
              <table:table-cell office:value-type="float" office:value="34">
                <text:p>34</text:p>
              </table:table-cell>
              <table:table-cell office:value-type="float" office:value="11">
                <text:p>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3">
                <text:p>63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80">
                <text:p>8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7">
                <text:p>47</text:p>
              </table:table-cell>
              <table:table-cell office:value-type="float" office:value="42">
                <text:p>42</text:p>
              </table:table-cell>
              <table:table-cell office:value-type="float" office:value="78">
                <text:p>78</text:p>
              </table:table-cell>
              <table:table-cell office:value-type="float" office:value="29">
                <text:p>2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7">
                <text:p>57</text:p>
              </table:table-cell>
              <table:table-cell office:value-type="float" office:value="69">
                <text:p>69</text:p>
              </table:table-cell>
              <table:table-cell office:value-type="float" office:value="112">
                <text:p>112</text:p>
              </table:table-cell>
              <table:table-cell office:value-type="float" office:value="32">
                <text:p>3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72">
                <text:p>72</text:p>
              </table:table-cell>
              <table:table-cell office:value-type="float" office:value="64">
                <text:p>64</text:p>
              </table:table-cell>
              <table:table-cell office:value-type="float" office:value="93">
                <text:p>93</text:p>
              </table:table-cell>
              <table:table-cell office:value-type="float" office:value="35">
                <text:p>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64">
                <text:p>64</text:p>
              </table:table-cell>
              <table:table-cell office:value-type="float" office:value="78">
                <text:p>78</text:p>
              </table:table-cell>
              <table:table-cell office:value-type="float" office:value="132">
                <text:p>132</text:p>
              </table:table-cell>
              <table:table-cell office:value-type="float" office:value="39">
                <text:p>3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66">
                <text:p>66</text:p>
              </table:table-cell>
              <table:table-cell office:value-type="float" office:value="82">
                <text:p>82</text:p>
              </table:table-cell>
              <table:table-cell office:value-type="float" office:value="93">
                <text:p>93</text:p>
              </table:table-cell>
              <table:table-cell office:value-type="float" office:value="43">
                <text:p>4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128">
                <text:p>128</text:p>
              </table:table-cell>
              <table:table-cell office:value-type="float" office:value="192">
                <text:p>192</text:p>
              </table:table-cell>
              <table:table-cell office:value-type="float" office:value="175">
                <text:p>175</text:p>
              </table:table-cell>
              <table:table-cell office:value-type="float" office:value="47">
                <text:p>4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49">
                <text:p>149</text:p>
              </table:table-cell>
              <table:table-cell office:value-type="float" office:value="123">
                <text:p>123</text:p>
              </table:table-cell>
              <table:table-cell office:value-type="float" office:value="134">
                <text:p>134</text:p>
              </table:table-cell>
              <table:table-cell office:value-type="float" office:value="53">
                <text:p>5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40">
                <text:p>140</text:p>
              </table:table-cell>
              <table:table-cell office:value-type="float" office:value="183">
                <text:p>183</text:p>
              </table:table-cell>
              <table:table-cell office:value-type="float" office:value="166">
                <text:p>166</text:p>
              </table:table-cell>
              <table:table-cell office:value-type="float" office:value="70">
                <text:p>7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5">
                <text:p>145</text:p>
              </table:table-cell>
              <table:table-cell office:value-type="float" office:value="132">
                <text:p>132</text:p>
              </table:table-cell>
              <table:table-cell office:value-type="float" office:value="148">
                <text:p>148</text:p>
              </table:table-cell>
              <table:table-cell office:value-type="float" office:value="78">
                <text:p>7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41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64">
                <text:p>164</text:p>
              </table:table-cell>
              <table:table-cell office:value-type="float" office:value="72">
                <text:p>7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84">
                <text:p>184</text:p>
              </table:table-cell>
              <table:table-cell office:value-type="float" office:value="164">
                <text:p>164</text:p>
              </table:table-cell>
              <table:table-cell office:value-type="float" office:value="115">
                <text:p>115</text:p>
              </table:table-cell>
              <table:table-cell office:value-type="float" office:value="86">
                <text:p>8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92">
                <text:p>92</text:p>
              </table:table-cell>
              <table:table-cell office:value-type="float" office:value="185">
                <text:p>185</text:p>
              </table:table-cell>
              <table:table-cell office:value-type="float" office:value="101">
                <text:p>101</text:p>
              </table:table-cell>
              <table:table-cell office:value-type="float" office:value="91">
                <text:p>9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73">
                <text:p>173</text:p>
              </table:table-cell>
              <table:table-cell office:value-type="float" office:value="403">
                <text:p>403</text:p>
              </table:table-cell>
              <table:table-cell office:value-type="float" office:value="234">
                <text:p>234</text:p>
              </table:table-cell>
              <table:table-cell office:value-type="float" office:value="83">
                <text:p>8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54">
                <text:p>254</text:p>
              </table:table-cell>
              <table:table-cell office:value-type="float" office:value="205">
                <text:p>205</text:p>
              </table:table-cell>
              <table:table-cell office:value-type="float" office:value="147">
                <text:p>147</text:p>
              </table:table-cell>
              <table:table-cell office:value-type="float" office:value="111">
                <text:p>11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46">
                <text:p>246</text:p>
              </table:table-cell>
              <table:table-cell office:value-type="float" office:value="283">
                <text:p>283</text:p>
              </table:table-cell>
              <table:table-cell office:value-type="float" office:value="148">
                <text:p>148</text:p>
              </table:table-cell>
              <table:table-cell office:value-type="float" office:value="85">
                <text:p>8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266">
                <text:p>266</text:p>
              </table:table-cell>
              <table:table-cell office:value-type="float" office:value="496">
                <text:p>496</text:p>
              </table:table-cell>
              <table:table-cell office:value-type="float" office:value="115">
                <text:p>115</text:p>
              </table:table-cell>
              <table:table-cell office:value-type="float" office:value="89">
                <text:p>8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71">
                <text:p>171</text:p>
              </table:table-cell>
              <table:table-cell office:value-type="float" office:value="327">
                <text:p>327</text:p>
              </table:table-cell>
              <table:table-cell office:value-type="float" office:value="132">
                <text:p>132</text:p>
              </table:table-cell>
              <table:table-cell office:value-type="float" office:value="99">
                <text:p>9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29">
                <text:p>129</text:p>
              </table:table-cell>
              <table:table-cell office:value-type="float" office:value="254">
                <text:p>254</text:p>
              </table:table-cell>
              <table:table-cell office:value-type="float" office:value="94">
                <text:p>94</text:p>
              </table:table-cell>
              <table:table-cell office:value-type="float" office:value="97">
                <text:p>9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26">
                <text:p>126</text:p>
              </table:table-cell>
              <table:table-cell office:value-type="float" office:value="303">
                <text:p>303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70">
                <text:p>170</text:p>
              </table:table-cell>
              <table:table-cell office:value-type="float" office:value="254">
                <text:p>254</text:p>
              </table:table-cell>
              <table:table-cell office:value-type="float" office:value="122">
                <text:p>122</text:p>
              </table:table-cell>
              <table:table-cell office:value-type="float" office:value="90">
                <text:p>9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285">
                <text:p>285</text:p>
              </table:table-cell>
              <table:table-cell office:value-type="float" office:value="283">
                <text:p>283</text:p>
              </table:table-cell>
              <table:table-cell office:value-type="float" office:value="189">
                <text:p>189</text:p>
              </table:table-cell>
              <table:table-cell office:value-type="float" office:value="109">
                <text:p>10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315">
                <text:p>315</text:p>
              </table:table-cell>
              <table:table-cell office:value-type="float" office:value="417">
                <text:p>417</text:p>
              </table:table-cell>
              <table:table-cell office:value-type="float" office:value="181">
                <text:p>181</text:p>
              </table:table-cell>
              <table:table-cell office:value-type="float" office:value="108">
                <text:p>10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299">
                <text:p>299</text:p>
              </table:table-cell>
              <table:table-cell office:value-type="float" office:value="306">
                <text:p>306</text:p>
              </table:table-cell>
              <table:table-cell office:value-type="float" office:value="144">
                <text:p>144</text:p>
              </table:table-cell>
              <table:table-cell office:value-type="float" office:value="75">
                <text:p>7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242">
                <text:p>242</text:p>
              </table:table-cell>
              <table:table-cell office:value-type="float" office:value="290">
                <text:p>290</text:p>
              </table:table-cell>
              <table:table-cell office:value-type="float" office:value="142">
                <text:p>142</text:p>
              </table:table-cell>
              <table:table-cell office:value-type="float" office:value="76">
                <text:p>7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84">
                <text:p>184</text:p>
              </table:table-cell>
              <table:table-cell office:value-type="float" office:value="230">
                <text:p>230</text:p>
              </table:table-cell>
              <table:table-cell office:value-type="float" office:value="83">
                <text:p>83</text:p>
              </table:table-cell>
              <table:table-cell office:value-type="float" office:value="77">
                <text:p>7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10">
                <text:p>110</text:p>
              </table:table-cell>
              <table:table-cell office:value-type="float" office:value="145">
                <text:p>145</text:p>
              </table:table-cell>
              <table:table-cell office:value-type="float" office:value="67">
                <text:p>67</text:p>
              </table:table-cell>
              <table:table-cell office:value-type="float" office:value="73">
                <text:p>7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94">
                <text:p>194</text:p>
              </table:table-cell>
              <table:table-cell office:value-type="float" office:value="170">
                <text:p>170</text:p>
              </table:table-cell>
              <table:table-cell office:value-type="float" office:value="165">
                <text:p>165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281">
                <text:p>281</text:p>
              </table:table-cell>
              <table:table-cell office:value-type="float" office:value="264">
                <text:p>264</text:p>
              </table:table-cell>
              <table:table-cell office:value-type="float" office:value="138">
                <text:p>138</text:p>
              </table:table-cell>
              <table:table-cell office:value-type="float" office:value="60">
                <text:p>6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215">
                <text:p>215</text:p>
              </table:table-cell>
              <table:table-cell office:value-type="float" office:value="228">
                <text:p>228</text:p>
              </table:table-cell>
              <table:table-cell office:value-type="float" office:value="123">
                <text:p>123</text:p>
              </table:table-cell>
              <table:table-cell office:value-type="float" office:value="54">
                <text:p>5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227">
                <text:p>227</text:p>
              </table:table-cell>
              <table:table-cell office:value-type="float" office:value="189">
                <text:p>189</text:p>
              </table:table-cell>
              <table:table-cell office:value-type="float" office:value="112">
                <text:p>112</text:p>
              </table:table-cell>
              <table:table-cell office:value-type="float" office:value="44">
                <text:p>4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79">
                <text:p>179</text:p>
              </table:table-cell>
              <table:table-cell office:value-type="float" office:value="238">
                <text:p>238</text:p>
              </table:table-cell>
              <table:table-cell office:value-type="float" office:value="120">
                <text:p>120</text:p>
              </table:table-cell>
              <table:table-cell office:value-type="float" office:value="29">
                <text:p>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40">
                <text:p>140</text:p>
              </table:table-cell>
              <table:table-cell office:value-type="float" office:value="177">
                <text:p>177</text:p>
              </table:table-cell>
              <table:table-cell office:value-type="float" office:value="66">
                <text:p>66</text:p>
              </table:table-cell>
              <table:table-cell office:value-type="float" office:value="40">
                <text:p>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10">
                <text:p>110</text:p>
              </table:table-cell>
              <table:table-cell office:value-type="float" office:value="113">
                <text:p>113</text:p>
              </table:table-cell>
              <table:table-cell office:value-type="float" office:value="43">
                <text:p>43</text:p>
              </table:table-cell>
              <table:table-cell office:value-type="float" office:value="21">
                <text:p>2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63">
                <text:p>163</text:p>
              </table:table-cell>
              <table:table-cell office:value-type="float" office:value="124">
                <text:p>124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inimum="0" chart:maximum="1800" chart:origin="0" chart:interval-major="30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739cm" svg:y="0cm" chart:style-name="ch2">
          <text:p>Covid-19. Muertes acumuladas por millón de mayores de 65 años
en Europa Occidental (2)</text:p>
        </chart:title>
        <chart:legend chart:legend-position="end" svg:x="7.316cm" svg:y="1.838cm" style:legend-expansion="custom" chartooo:width="3.235cm" chartooo:height="4.539cm" style:legend-expansion-aspect-ratio="0.71271205111258" chart:style-name="ch3"/>
        <chart:plot-area chart:style-name="ch4" table:cell-range-address="M_Acu_A_2.J8:M_Acu_A_2.O77" chart:data-source-has-labels="both" svg:x="0.302cm" svg:y="1.051cm" svg:width="14.4cm" svg:height="10.759cm">
          <chartooo:coordinate-region svg:x="1.4cm" svg:y="1.25cm" svg:width="13.302cm" svg:height="9.913cm"/>
          <chart:axis chart:dimension="x" chart:name="primary-x" chart:style-name="ch5" chartooo:axis-type="auto">
            <chartooo:date-scale/>
            <chart:categories table:cell-range-address="M_Acu_A_2.J9:M_Acu_A_2.J77"/>
          </chart:axis>
          <chart:axis chart:dimension="y" chart:name="primary-y" chart:style-name="ch6">
            <chart:grid chart:class="major"/>
          </chart:axis>
          <chart:series chart:style-name="ch7" chart:values-cell-range-address="M_Acu_A_2.K9:M_Acu_A_2.K77" chart:label-cell-address="M_Acu_A_2.K8:M_Acu_A_2.K8" chart:class="chart:line">
            <chart:data-point chart:repeated="69"/>
          </chart:series>
          <chart:series chart:style-name="ch8" chart:values-cell-range-address="M_Acu_A_2.L9:M_Acu_A_2.L77" chart:label-cell-address="M_Acu_A_2.L8:M_Acu_A_2.L8" chart:class="chart:line">
            <chart:data-point chart:repeated="69"/>
          </chart:series>
          <chart:series chart:style-name="ch9" chart:values-cell-range-address="M_Acu_A_2.M9:M_Acu_A_2.M77" chart:label-cell-address="M_Acu_A_2.M8:M_Acu_A_2.M8" chart:class="chart:line">
            <chart:data-point chart:repeated="69"/>
          </chart:series>
          <chart:series chart:style-name="ch10" chart:values-cell-range-address="M_Acu_A_2.N9:M_Acu_A_2.N77" chart:label-cell-address="M_Acu_A_2.N8:M_Acu_A_2.N8" chart:class="chart:line">
            <chart:data-point chart:repeated="69"/>
          </chart:series>
          <chart:series chart:style-name="ch11" chart:values-cell-range-address="M_Acu_A_2.O9:M_Acu_A_2.O77" chart:label-cell-address="M_Acu_A_2.O8:M_Acu_A_2.O8" chart:class="chart:line">
            <chart:data-point chart:repeated="6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landa</text:p>
                <draw:g>
                  <svg:desc>M_Acu_A_2.K8:M_Acu_A_2.K8</svg:desc>
                </draw:g>
              </table:table-cell>
              <table:table-cell office:value-type="string">
                <text:p>Irlanda</text:p>
                <draw:g>
                  <svg:desc>M_Acu_A_2.L8:M_Acu_A_2.L8</svg:desc>
                </draw:g>
              </table:table-cell>
              <table:table-cell office:value-type="string">
                <text:p>Luxemburgo</text:p>
                <draw:g>
                  <svg:desc>M_Acu_A_2.M8:M_Acu_A_2.M8</svg:desc>
                </draw:g>
              </table:table-cell>
              <table:table-cell office:value-type="string">
                <text:p>Suecia</text:p>
                <draw:g>
                  <svg:desc>M_Acu_A_2.N8:M_Acu_A_2.N8</svg:desc>
                </draw:g>
              </table:table-cell>
              <table:table-cell office:value-type="string">
                <text:p>Suiza</text:p>
                <draw:g>
                  <svg:desc>M_Acu_A_2.O8:M_Acu_A_2.O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A_2.J9:M_Acu_A_2.J77</svg:desc>
                </draw:g>
              </table:table-cell>
              <table:table-cell office:value-type="float" office:value="NaN">
                <text:p>NaN</text:p>
                <draw:g>
                  <svg:desc>M_Acu_A_2.K9:M_Acu_A_2.K77</svg:desc>
                </draw:g>
              </table:table-cell>
              <table:table-cell office:value-type="float" office:value="NaN">
                <text:p>NaN</text:p>
                <draw:g>
                  <svg:desc>M_Acu_A_2.L9:M_Acu_A_2.L77</svg:desc>
                </draw:g>
              </table:table-cell>
              <table:table-cell office:value-type="float" office:value="NaN">
                <text:p>NaN</text:p>
                <draw:g>
                  <svg:desc>M_Acu_A_2.M9:M_Acu_A_2.M77</svg:desc>
                </draw:g>
              </table:table-cell>
              <table:table-cell office:value-type="float" office:value="NaN">
                <text:p>NaN</text:p>
                <draw:g>
                  <svg:desc>M_Acu_A_2.N9:M_Acu_A_2.N77</svg:desc>
                </draw:g>
              </table:table-cell>
              <table:table-cell office:value-type="float" office:value="NaN">
                <text:p>NaN</text:p>
                <draw:g>
                  <svg:desc>M_Acu_A_2.O9:M_Acu_A_2.O77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.915783189560684">
                <text:p>0.915783189560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1500983670819">
                <text:p>1.31500983670819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.22104425274758">
                <text:p>1.22104425274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1500983670819">
                <text:p>1.3150098367081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.22104425274758">
                <text:p>1.22104425274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1500983670819">
                <text:p>1.31500983670819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.52630531593447">
                <text:p>1.52630531593447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NaN">
                <text:p>NaN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1.97251475506228">
                <text:p>1.9725147550622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.52630531593447">
                <text:p>1.52630531593447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NaN">
                <text:p>NaN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3.94502951012457">
                <text:p>3.94502951012457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.05261063186895">
                <text:p>3.05261063186895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0.977827429833821">
                <text:p>0.977827429833821</text:p>
              </table:table-cell>
              <table:table-cell office:value-type="float" office:value="4.60253442847866">
                <text:p>4.60253442847866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3.66313275824274">
                <text:p>3.66313275824274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1.46674114475073">
                <text:p>1.46674114475073</text:p>
              </table:table-cell>
              <table:table-cell office:value-type="float" office:value="7.23255410189504">
                <text:p>7.2325541018950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6.10522126373789">
                <text:p>6.10522126373789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2.44456857458455">
                <text:p>2.44456857458455</text:p>
              </table:table-cell>
              <table:table-cell office:value-type="float" office:value="11.1775836120196">
                <text:p>11.1775836120196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7.32626551648547">
                <text:p>7.32626551648547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3.42239600441837">
                <text:p>3.42239600441837</text:p>
              </table:table-cell>
              <table:table-cell office:value-type="float" office:value="17.0951278772065">
                <text:p>17.095127877206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3.1262257170365">
                <text:p>13.1262257170365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3.91130971933529">
                <text:p>3.91130971933529</text:p>
              </table:table-cell>
              <table:table-cell office:value-type="float" office:value="19.0676426322687">
                <text:p>19.0676426322687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7.7051416648399">
                <text:p>17.7051416648399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6.84479200883675">
                <text:p>6.84479200883675</text:p>
              </table:table-cell>
              <table:table-cell office:value-type="float" office:value="24.9851868974556">
                <text:p>24.9851868974556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23.199840802204">
                <text:p>23.199840802204</text:p>
              </table:table-cell>
              <table:table-cell office:value-type="float" office:value="4.44402137360968">
                <text:p>4.44402137360968</text:p>
              </table:table-cell>
              <table:table-cell office:value-type="float" office:value="41.4155162032476">
                <text:p>41.4155162032476</text:p>
              </table:table-cell>
              <table:table-cell office:value-type="float" office:value="10.2671880132551">
                <text:p>10.2671880132551</text:p>
              </table:table-cell>
              <table:table-cell office:value-type="float" office:value="28.2727114892261">
                <text:p>28.2727114892261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32.3576726978108">
                <text:p>32.3576726978108</text:p>
              </table:table-cell>
              <table:table-cell office:value-type="float" office:value="4.44402137360968">
                <text:p>4.44402137360968</text:p>
              </table:table-cell>
              <table:table-cell office:value-type="float" office:value="51.7693952540595">
                <text:p>51.7693952540595</text:p>
              </table:table-cell>
              <table:table-cell office:value-type="float" office:value="15.1563251624242">
                <text:p>15.1563251624242</text:p>
              </table:table-cell>
              <table:table-cell office:value-type="float" office:value="44.0528295297243">
                <text:p>44.052829529724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1.5155045934177">
                <text:p>41.5155045934177</text:p>
              </table:table-cell>
              <table:table-cell office:value-type="float" office:value="4.44402137360968">
                <text:p>4.44402137360968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18.5787211668426">
                <text:p>18.5787211668426</text:p>
              </table:table-cell>
              <table:table-cell office:value-type="float" office:value="54.5729082233899">
                <text:p>54.5729082233899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54.6417303104542">
                <text:p>54.6417303104542</text:p>
              </table:table-cell>
              <table:table-cell office:value-type="float" office:value="5.92536183147957">
                <text:p>5.92536183147957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24.4456857458455">
                <text:p>24.4456857458455</text:p>
              </table:table-cell>
              <table:table-cell office:value-type="float" office:value="65.7504918354095">
                <text:p>65.7504918354095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65.0206064588086">
                <text:p>65.0206064588086</text:p>
              </table:table-cell>
              <table:table-cell office:value-type="float" office:value="8.88804274721935">
                <text:p>8.88804274721935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29.8237366099316">
                <text:p>29.8237366099316</text:p>
              </table:table-cell>
              <table:table-cell office:value-type="float" office:value="84.8181344676782">
                <text:p>84.818134467678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84.2520534395829">
                <text:p>84.2520534395829</text:p>
              </table:table-cell>
              <table:table-cell office:value-type="float" office:value="10.3693832050892">
                <text:p>10.3693832050892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39.6020109082698">
                <text:p>39.6020109082698</text:p>
              </table:table-cell>
              <table:table-cell office:value-type="float" office:value="100.598252508176">
                <text:p>100.59825250817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08.672938494535">
                <text:p>108.672938494535</text:p>
              </table:table-cell>
              <table:table-cell office:value-type="float" office:value="13.332064120829">
                <text:p>13.332064120829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51.8248537811925">
                <text:p>51.8248537811925</text:p>
              </table:table-cell>
              <table:table-cell office:value-type="float" office:value="115.720865630321">
                <text:p>115.720865630321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32.483301423112">
                <text:p>132.483301423112</text:p>
              </table:table-cell>
              <table:table-cell office:value-type="float" office:value="28.1454686995279">
                <text:p>28.1454686995279</text:p>
              </table:table-cell>
              <table:table-cell office:value-type="float" office:value="93.1849114573071">
                <text:p>93.1849114573071</text:p>
              </table:table-cell>
              <table:table-cell office:value-type="float" office:value="66.0033515137829">
                <text:p>66.0033515137829</text:p>
              </table:table-cell>
              <table:table-cell office:value-type="float" office:value="148.596111548025">
                <text:p>148.59611154802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166.672540500045">
                <text:p>166.672540500045</text:p>
              </table:table-cell>
              <table:table-cell office:value-type="float" office:value="32.5894900731376">
                <text:p>32.5894900731376</text:p>
              </table:table-cell>
              <table:table-cell office:value-type="float" office:value="155.308185762179">
                <text:p>155.308185762179</text:p>
              </table:table-cell>
              <table:table-cell office:value-type="float" office:value="81.6485903911241">
                <text:p>81.6485903911241</text:p>
              </table:table-cell>
              <table:table-cell office:value-type="float" office:value="163.71872467017">
                <text:p>163.7187246701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95.061819376426">
                <text:p>195.061819376426</text:p>
              </table:table-cell>
              <table:table-cell office:value-type="float" office:value="53.3282564833161">
                <text:p>53.3282564833161</text:p>
              </table:table-cell>
              <table:table-cell office:value-type="float" office:value="186.369822914614">
                <text:p>186.369822914614</text:p>
              </table:table-cell>
              <table:table-cell office:value-type="float" office:value="98.760570413216">
                <text:p>98.760570413216</text:p>
              </table:table-cell>
              <table:table-cell office:value-type="float" office:value="191.333931241042">
                <text:p>191.333931241042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235.356279717096">
                <text:p>235.356279717096</text:p>
              </table:table-cell>
              <table:table-cell office:value-type="float" office:value="68.141661062015">
                <text:p>68.141661062015</text:p>
              </table:table-cell>
              <table:table-cell office:value-type="float" office:value="217.43146006705">
                <text:p>217.43146006705</text:p>
              </table:table-cell>
              <table:table-cell office:value-type="float" office:value="117.828205294975">
                <text:p>117.828205294975</text:p>
              </table:table-cell>
              <table:table-cell office:value-type="float" office:value="215.004108301789">
                <text:p>215.004108301789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63.745558593477">
                <text:p>263.745558593477</text:p>
              </table:table-cell>
              <table:table-cell office:value-type="float" office:value="79.9923847249742">
                <text:p>79.9923847249742</text:p>
              </table:table-cell>
              <table:table-cell office:value-type="float" office:value="227.785339117862">
                <text:p>227.785339117862</text:p>
              </table:table-cell>
              <table:table-cell office:value-type="float" office:value="138.851495036403">
                <text:p>138.851495036403</text:p>
              </table:table-cell>
              <table:table-cell office:value-type="float" office:value="248.536859137848">
                <text:p>248.53685913784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317.166244651184">
                <text:p>317.166244651184</text:p>
              </table:table-cell>
              <table:table-cell office:value-type="float" office:value="105.175172508762">
                <text:p>105.175172508762</text:p>
              </table:table-cell>
              <table:table-cell office:value-type="float" office:value="238.139218168674">
                <text:p>238.139218168674</text:p>
              </table:table-cell>
              <table:table-cell office:value-type="float" office:value="161.830439637497">
                <text:p>161.830439637497</text:p>
              </table:table-cell>
              <table:table-cell office:value-type="float" office:value="290.61717391251">
                <text:p>290.61717391251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358.071227118227">
                <text:p>358.071227118227</text:p>
              </table:table-cell>
              <table:table-cell office:value-type="float" office:value="125.913938918941">
                <text:p>125.913938918941</text:p>
              </table:table-cell>
              <table:table-cell office:value-type="float" office:value="300.262492473545">
                <text:p>300.262492473545</text:p>
              </table:table-cell>
              <table:table-cell office:value-type="float" office:value="187.742866528094">
                <text:p>187.742866528094</text:p>
              </table:table-cell>
              <table:table-cell office:value-type="float" office:value="326.779944421985">
                <text:p>326.779944421985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08.744563607252">
                <text:p>408.744563607252</text:p>
              </table:table-cell>
              <table:table-cell office:value-type="float" office:value="145.171364871249">
                <text:p>145.171364871249</text:p>
              </table:table-cell>
              <table:table-cell office:value-type="float" office:value="310.616371524357">
                <text:p>310.616371524357</text:p>
              </table:table-cell>
              <table:table-cell office:value-type="float" office:value="221.966826572277">
                <text:p>221.966826572277</text:p>
              </table:table-cell>
              <table:table-cell office:value-type="float" office:value="357.682675584627">
                <text:p>357.682675584627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53.923200958912">
                <text:p>453.923200958912</text:p>
              </table:table-cell>
              <table:table-cell office:value-type="float" office:value="177.760854944387">
                <text:p>177.760854944387</text:p>
              </table:table-cell>
              <table:table-cell office:value-type="float" office:value="320.970250575169">
                <text:p>320.970250575169</text:p>
              </table:table-cell>
              <table:table-cell office:value-type="float" office:value="260.102096335796">
                <text:p>260.102096335796</text:p>
              </table:table-cell>
              <table:table-cell office:value-type="float" office:value="399.762990359289">
                <text:p>399.7629903592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503.986015321563">
                <text:p>503.986015321563</text:p>
              </table:table-cell>
              <table:table-cell office:value-type="float" office:value="202.943642728175">
                <text:p>202.943642728175</text:p>
              </table:table-cell>
              <table:table-cell office:value-type="float" office:value="320.970250575169">
                <text:p>320.970250575169</text:p>
              </table:table-cell>
              <table:table-cell office:value-type="float" office:value="295.303883809814">
                <text:p>295.303883809814</text:p>
              </table:table-cell>
              <table:table-cell office:value-type="float" office:value="439.213285460535">
                <text:p>439.213285460535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39.091037588056">
                <text:p>539.091037588056</text:p>
              </table:table-cell>
              <table:table-cell office:value-type="float" office:value="234.051792343443">
                <text:p>234.051792343443</text:p>
              </table:table-cell>
              <table:table-cell office:value-type="float" office:value="372.739645829229">
                <text:p>372.739645829229</text:p>
              </table:table-cell>
              <table:table-cell office:value-type="float" office:value="337.350463292668">
                <text:p>337.350463292668</text:p>
              </table:table-cell>
              <table:table-cell office:value-type="float" office:value="476.691065806719">
                <text:p>476.691065806719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69.922404969932">
                <text:p>569.922404969932</text:p>
              </table:table-cell>
              <table:table-cell office:value-type="float" office:value="257.753239669361">
                <text:p>257.753239669361</text:p>
              </table:table-cell>
              <table:table-cell office:value-type="float" office:value="424.509041083288">
                <text:p>424.509041083288</text:p>
              </table:table-cell>
              <table:table-cell office:value-type="float" office:value="381.841611350107">
                <text:p>381.841611350107</text:p>
              </table:table-cell>
              <table:table-cell office:value-type="float" office:value="508.251301887715">
                <text:p>508.251301887715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41.353493755666">
                <text:p>641.353493755666</text:p>
              </table:table-cell>
              <table:table-cell office:value-type="float" office:value="311.081496152677">
                <text:p>311.081496152677</text:p>
              </table:table-cell>
              <table:table-cell office:value-type="float" office:value="455.570678235724">
                <text:p>455.570678235724</text:p>
              </table:table-cell>
              <table:table-cell office:value-type="float" office:value="422.421449688211">
                <text:p>422.421449688211</text:p>
              </table:table-cell>
              <table:table-cell office:value-type="float" office:value="545.071577315544">
                <text:p>545.071577315544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86.226870044139">
                <text:p>686.226870044139</text:p>
              </table:table-cell>
              <table:table-cell office:value-type="float" office:value="348.115007599425">
                <text:p>348.115007599425</text:p>
              </table:table-cell>
              <table:table-cell office:value-type="float" office:value="476.278436337348">
                <text:p>476.278436337348</text:p>
              </table:table-cell>
              <table:table-cell office:value-type="float" office:value="476.690872043988">
                <text:p>476.690872043988</text:p>
              </table:table-cell>
              <table:table-cell office:value-type="float" office:value="588.466901926915">
                <text:p>588.4669019269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731.4055073958">
                <text:p>731.4055073958</text:p>
              </table:table-cell>
              <table:table-cell office:value-type="float" office:value="389.592540419782">
                <text:p>389.592540419782</text:p>
              </table:table-cell>
              <table:table-cell office:value-type="float" office:value="538.401710642219">
                <text:p>538.401710642219</text:p>
              </table:table-cell>
              <table:table-cell office:value-type="float" office:value="518.248537811925">
                <text:p>518.248537811925</text:p>
              </table:table-cell>
              <table:table-cell office:value-type="float" office:value="623.972167518036">
                <text:p>623.972167518036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66.510529662293">
                <text:p>766.510529662293</text:p>
              </table:table-cell>
              <table:table-cell office:value-type="float" office:value="426.626051866529">
                <text:p>426.626051866529</text:p>
              </table:table-cell>
              <table:table-cell office:value-type="float" office:value="559.109468743843">
                <text:p>559.109468743843</text:p>
              </table:table-cell>
              <table:table-cell office:value-type="float" office:value="561.761858439531">
                <text:p>561.761858439531</text:p>
              </table:table-cell>
              <table:table-cell office:value-type="float" office:value="658.819928190803">
                <text:p>658.819928190803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806.804990002963">
                <text:p>806.804990002963</text:p>
              </table:table-cell>
              <table:table-cell office:value-type="float" office:value="474.028946518366">
                <text:p>474.028946518366</text:p>
              </table:table-cell>
              <table:table-cell office:value-type="float" office:value="641.940501150338">
                <text:p>641.940501150338</text:p>
              </table:table-cell>
              <table:table-cell office:value-type="float" office:value="610.164316216305">
                <text:p>610.164316216305</text:p>
              </table:table-cell>
              <table:table-cell office:value-type="float" office:value="694.325193781924">
                <text:p>694.32519378192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35.499529942531">
                <text:p>835.499529942531</text:p>
              </table:table-cell>
              <table:table-cell office:value-type="float" office:value="494.767712928544">
                <text:p>494.767712928544</text:p>
              </table:table-cell>
              <table:table-cell office:value-type="float" office:value="683.356017353586">
                <text:p>683.356017353586</text:p>
              </table:table-cell>
              <table:table-cell office:value-type="float" office:value="657.588946563245">
                <text:p>657.588946563245</text:p>
              </table:table-cell>
              <table:table-cell office:value-type="float" office:value="725.227924944566">
                <text:p>725.227924944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61.751981376604">
                <text:p>861.751981376604</text:p>
              </table:table-cell>
              <table:table-cell office:value-type="float" office:value="540.689267122511">
                <text:p>540.689267122511</text:p>
              </table:table-cell>
              <table:table-cell office:value-type="float" office:value="693.709896404398">
                <text:p>693.709896404398</text:p>
              </table:table-cell>
              <table:table-cell office:value-type="float" office:value="698.657698616265">
                <text:p>698.657698616265</text:p>
              </table:table-cell>
              <table:table-cell office:value-type="float" office:value="748.24059708696">
                <text:p>748.24059708696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898.993831085405">
                <text:p>898.993831085405</text:p>
              </table:table-cell>
              <table:table-cell office:value-type="float" office:value="601.424225895176">
                <text:p>601.424225895176</text:p>
              </table:table-cell>
              <table:table-cell office:value-type="float" office:value="693.709896404398">
                <text:p>693.709896404398</text:p>
              </table:table-cell>
              <table:table-cell office:value-type="float" office:value="742.659932958787">
                <text:p>742.659932958787</text:p>
              </table:table-cell>
              <table:table-cell office:value-type="float" office:value="771.910774147707">
                <text:p>771.910774147707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56.688172027728">
                <text:p>956.688172027728</text:p>
              </table:table-cell>
              <table:table-cell office:value-type="float" office:value="657.715163294232">
                <text:p>657.715163294232</text:p>
              </table:table-cell>
              <table:table-cell office:value-type="float" office:value="704.06377545521">
                <text:p>704.06377545521</text:p>
              </table:table-cell>
              <table:table-cell office:value-type="float" office:value="795.951527884731">
                <text:p>795.951527884731</text:p>
              </table:table-cell>
              <table:table-cell office:value-type="float" office:value="813.991088922369">
                <text:p>813.991088922369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11.94042446456">
                <text:p>1011.94042446456</text:p>
              </table:table-cell>
              <table:table-cell office:value-type="float" office:value="719.931462524768">
                <text:p>719.931462524768</text:p>
              </table:table-cell>
              <table:table-cell office:value-type="float" office:value="704.06377545521">
                <text:p>704.06377545521</text:p>
              </table:table-cell>
              <table:table-cell office:value-type="float" office:value="848.754209095757">
                <text:p>848.754209095757</text:p>
              </table:table-cell>
              <table:table-cell office:value-type="float" office:value="842.263800411595">
                <text:p>842.263800411595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055.89801756347">
                <text:p>1055.89801756347</text:p>
              </table:table-cell>
              <table:table-cell office:value-type="float" office:value="785.110442671043">
                <text:p>785.110442671043</text:p>
              </table:table-cell>
              <table:table-cell office:value-type="float" office:value="745.479291658457">
                <text:p>745.479291658457</text:p>
              </table:table-cell>
              <table:table-cell office:value-type="float" office:value="885.422737714525">
                <text:p>885.422737714525</text:p>
              </table:table-cell>
              <table:table-cell office:value-type="float" office:value="871.194016819175">
                <text:p>871.194016819175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099.24508853601">
                <text:p>1099.24508853601</text:p>
              </table:table-cell>
              <table:table-cell office:value-type="float" office:value="845.845401443709">
                <text:p>845.845401443709</text:p>
              </table:table-cell>
              <table:table-cell office:value-type="float" office:value="745.479291658457">
                <text:p>745.479291658457</text:p>
              </table:table-cell>
              <table:table-cell office:value-type="float" office:value="922.580180048211">
                <text:p>922.580180048211</text:p>
              </table:table-cell>
              <table:table-cell office:value-type="float" office:value="899.466728308401">
                <text:p>899.46672830840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124.58175678052">
                <text:p>1124.58175678052</text:p>
              </table:table-cell>
              <table:table-cell office:value-type="float" office:value="903.617679300634">
                <text:p>903.617679300634</text:p>
              </table:table-cell>
              <table:table-cell office:value-type="float" office:value="755.833170709269">
                <text:p>755.833170709269</text:p>
              </table:table-cell>
              <table:table-cell office:value-type="float" office:value="960.226536096813">
                <text:p>960.226536096813</text:p>
              </table:table-cell>
              <table:table-cell office:value-type="float" office:value="915.904351267254">
                <text:p>915.904351267254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145.03424801404">
                <text:p>1145.03424801404</text:p>
              </table:table-cell>
              <table:table-cell office:value-type="float" office:value="1017.68089455662">
                <text:p>1017.68089455662</text:p>
              </table:table-cell>
              <table:table-cell office:value-type="float" office:value="776.540928810893">
                <text:p>776.540928810893</text:p>
              </table:table-cell>
              <table:table-cell office:value-type="float" office:value="995.917237285747">
                <text:p>995.917237285747</text:p>
              </table:table-cell>
              <table:table-cell office:value-type="float" office:value="939.574528328001">
                <text:p>939.57452832800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195.40232343988">
                <text:p>1195.40232343988</text:p>
              </table:table-cell>
              <table:table-cell office:value-type="float" office:value="1081.37853424502">
                <text:p>1081.37853424502</text:p>
              </table:table-cell>
              <table:table-cell office:value-type="float" office:value="807.602565963329">
                <text:p>807.602565963329</text:p>
              </table:table-cell>
              <table:table-cell office:value-type="float" office:value="1020.36292303159">
                <text:p>1020.36292303159</text:p>
              </table:table-cell>
              <table:table-cell office:value-type="float" office:value="971.792269327352">
                <text:p>971.792269327352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237.52835015967">
                <text:p>1237.52835015967</text:p>
              </table:table-cell>
              <table:table-cell office:value-type="float" office:value="1139.15081210195">
                <text:p>1139.15081210195</text:p>
              </table:table-cell>
              <table:table-cell office:value-type="float" office:value="828.310324064953">
                <text:p>828.310324064953</text:p>
              </table:table-cell>
              <table:table-cell office:value-type="float" office:value="1049.69774592661">
                <text:p>1049.69774592661</text:p>
              </table:table-cell>
              <table:table-cell office:value-type="float" office:value="991.517416877975">
                <text:p>991.51741687797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275.07546093166">
                <text:p>1275.07546093166</text:p>
              </table:table-cell>
              <table:table-cell office:value-type="float" office:value="1176.18432354869">
                <text:p>1176.18432354869</text:p>
              </table:table-cell>
              <table:table-cell office:value-type="float" office:value="859.371961217388">
                <text:p>859.371961217388</text:p>
              </table:table-cell>
              <table:table-cell office:value-type="float" office:value="1076.09908653212">
                <text:p>1076.09908653212</text:p>
              </table:table-cell>
              <table:table-cell office:value-type="float" office:value="1018.47511853049">
                <text:p>1018.475118530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309.26470000859">
                <text:p>1309.26470000859</text:p>
              </table:table-cell>
              <table:table-cell office:value-type="float" office:value="1502.07922428007">
                <text:p>1502.07922428007</text:p>
              </table:table-cell>
              <table:table-cell office:value-type="float" office:value="880.079719319012">
                <text:p>880.079719319012</text:p>
              </table:table-cell>
              <table:table-cell office:value-type="float" office:value="1097.61128998846">
                <text:p>1097.61128998846</text:p>
              </table:table-cell>
              <table:table-cell office:value-type="float" office:value="1042.80280050959">
                <text:p>1042.80280050959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345.89602759102">
                <text:p>1345.89602759102</text:p>
              </table:table-cell>
              <table:table-cell office:value-type="float" office:value="1574.6649067157">
                <text:p>1574.6649067157</text:p>
              </table:table-cell>
              <table:table-cell office:value-type="float" office:value="880.079719319012">
                <text:p>880.079719319012</text:p>
              </table:table-cell>
              <table:table-cell office:value-type="float" office:value="1111.78978772105">
                <text:p>1111.78978772105</text:p>
              </table:table-cell>
              <table:table-cell office:value-type="float" office:value="1049.37784969314">
                <text:p>1049.37784969314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366.04325776135">
                <text:p>1366.04325776135</text:p>
              </table:table-cell>
              <table:table-cell office:value-type="float" office:value="1610.21707770457">
                <text:p>1610.21707770457</text:p>
              </table:table-cell>
              <table:table-cell office:value-type="float" office:value="911.141356471448">
                <text:p>911.141356471448</text:p>
              </table:table-cell>
              <table:table-cell office:value-type="float" office:value="1131.34633631773">
                <text:p>1131.34633631773</text:p>
              </table:table-cell>
              <table:table-cell office:value-type="float" office:value="1058.58291855009">
                <text:p>1058.58291855009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379.16948347839">
                <text:p>1379.16948347839</text:p>
              </table:table-cell>
              <table:table-cell office:value-type="float" office:value="1632.43718457262">
                <text:p>1632.43718457262</text:p>
              </table:table-cell>
              <table:table-cell office:value-type="float" office:value="911.141356471448">
                <text:p>911.141356471448</text:p>
              </table:table-cell>
              <table:table-cell office:value-type="float" office:value="1141.61352433099">
                <text:p>1141.61352433099</text:p>
              </table:table-cell>
              <table:table-cell office:value-type="float" office:value="1093.43067922286">
                <text:p>1093.43067922286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393.82201451136">
                <text:p>1393.82201451136</text:p>
              </table:table-cell>
              <table:table-cell office:value-type="float" office:value="1716.87359067121">
                <text:p>1716.87359067121</text:p>
              </table:table-cell>
              <table:table-cell office:value-type="float" office:value="921.49523552226">
                <text:p>921.49523552226</text:p>
              </table:table-cell>
              <table:table-cell office:value-type="float" office:value="NaN">
                <text:p>NaN</text:p>
              </table:table-cell>
              <table:table-cell office:value-type="float" office:value="1117.10085628361">
                <text:p>1117.1008562836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inimum="0" chart:maximum="28000" chart:interval-major="500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794cm" svg:y="0.376cm" chart:style-name="ch2">
          <text:p>Covid-19. Muertes acumuladas en Europa Occidental (1)</text:p>
        </chart:title>
        <chart:legend chart:legend-position="end" svg:x="5.053cm" svg:y="1.82cm" style:legend-expansion="custom" chartooo:width="3.235cm" chartooo:height="4.188cm" style:legend-expansion-aspect-ratio="0.772445081184336" chart:style-name="ch3"/>
        <chart:plot-area chart:style-name="ch4" table:cell-range-address="M_Acu_NA_2.B8:M_Acu_NA_2.F77" chart:data-source-has-labels="both" svg:x="0.111cm" svg:y="1.124cm" svg:width="14.597cm" svg:height="10.342cm">
          <chartooo:coordinate-region svg:x="1.394cm" svg:y="1.124cm" svg:width="13.314cm" svg:height="9.695cm"/>
          <chart:axis chart:dimension="x" chart:name="primary-x" chart:style-name="ch5" chartooo:axis-type="auto">
            <chartooo:date-scale/>
            <chart:categories table:cell-range-address="M_Acu_NA_2.B9:M_Acu_NA_2.B77"/>
          </chart:axis>
          <chart:axis chart:dimension="y" chart:name="primary-y" chart:style-name="ch6">
            <chart:grid chart:class="major"/>
          </chart:axis>
          <chart:series chart:style-name="ch7" chart:values-cell-range-address="M_Acu_NA_2.C9:M_Acu_NA_2.C77" chart:label-cell-address="M_Acu_NA_2.C8:M_Acu_NA_2.C8" chart:class="chart:line">
            <chart:data-point chart:repeated="69"/>
          </chart:series>
          <chart:series chart:style-name="ch8" chart:values-cell-range-address="M_Acu_NA_2.D9:M_Acu_NA_2.D77" chart:label-cell-address="M_Acu_NA_2.D8:M_Acu_NA_2.D8" chart:class="chart:line">
            <chart:data-point chart:repeated="69"/>
          </chart:series>
          <chart:series chart:style-name="ch9" chart:values-cell-range-address="M_Acu_NA_2.E9:M_Acu_NA_2.E77" chart:label-cell-address="M_Acu_NA_2.E8:M_Acu_NA_2.E8" chart:class="chart:line">
            <chart:data-point chart:repeated="69"/>
          </chart:series>
          <chart:series chart:style-name="ch10" chart:values-cell-range-address="M_Acu_NA_2.F9:M_Acu_NA_2.F77" chart:label-cell-address="M_Acu_NA_2.F8:M_Acu_NA_2.F8" chart:class="chart:line">
            <chart:data-point chart:repeated="6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paña</text:p>
                <draw:g>
                  <svg:desc>M_Acu_NA_2.C8:M_Acu_NA_2.C8</svg:desc>
                </draw:g>
              </table:table-cell>
              <table:table-cell office:value-type="string">
                <text:p>Francia</text:p>
                <draw:g>
                  <svg:desc>M_Acu_NA_2.D8:M_Acu_NA_2.D8</svg:desc>
                </draw:g>
              </table:table-cell>
              <table:table-cell office:value-type="string">
                <text:p>Italia</text:p>
                <draw:g>
                  <svg:desc>M_Acu_NA_2.E8:M_Acu_NA_2.E8</svg:desc>
                </draw:g>
              </table:table-cell>
              <table:table-cell office:value-type="string">
                <text:p>Reino Unido</text:p>
                <draw:g>
                  <svg:desc>M_Acu_NA_2.F8:M_Acu_NA_2.F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NA_2.B9:M_Acu_NA_2.B77</svg:desc>
                </draw:g>
              </table:table-cell>
              <table:table-cell office:value-type="float" office:value="1">
                <text:p>1</text:p>
                <draw:g>
                  <svg:desc>M_Acu_NA_2.C9:M_Acu_NA_2.C77</svg:desc>
                </draw:g>
              </table:table-cell>
              <table:table-cell office:value-type="float" office:value="NaN">
                <text:p>NaN</text:p>
                <draw:g>
                  <svg:desc>M_Acu_NA_2.D9:M_Acu_NA_2.D77</svg:desc>
                </draw:g>
              </table:table-cell>
              <table:table-cell office:value-type="float" office:value="NaN">
                <text:p>NaN</text:p>
                <draw:g>
                  <svg:desc>M_Acu_NA_2.E9:M_Acu_NA_2.E77</svg:desc>
                </draw:g>
              </table:table-cell>
              <table:table-cell office:value-type="float" office:value="NaN">
                <text:p>NaN</text:p>
                <draw:g>
                  <svg:desc>M_Acu_NA_2.F9:M_Acu_NA_2.F77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48">
                <text:p>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97">
                <text:p>1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233">
                <text:p>2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366">
                <text:p>3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463">
                <text:p>4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631">
                <text:p>6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827">
                <text:p>8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84">
                <text:p>84</text:p>
              </table:table-cell>
              <table:table-cell office:value-type="float" office:value="61">
                <text:p>61</text:p>
              </table:table-cell>
              <table:table-cell office:value-type="float" office:value="1016">
                <text:p>10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18">
                <text:p>118</text:p>
              </table:table-cell>
              <table:table-cell office:value-type="float" office:value="79">
                <text:p>79</text:p>
              </table:table-cell>
              <table:table-cell office:value-type="float" office:value="1266">
                <text:p>12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36">
                <text:p>136</text:p>
              </table:table-cell>
              <table:table-cell office:value-type="float" office:value="91">
                <text:p>91</text:p>
              </table:table-cell>
              <table:table-cell office:value-type="float" office:value="1441">
                <text:p>14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288">
                <text:p>288</text:p>
              </table:table-cell>
              <table:table-cell office:value-type="float" office:value="120">
                <text:p>120</text:p>
              </table:table-cell>
              <table:table-cell office:value-type="float" office:value="1809">
                <text:p>180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309">
                <text:p>309</text:p>
              </table:table-cell>
              <table:table-cell office:value-type="float" office:value="148">
                <text:p>148</text:p>
              </table:table-cell>
              <table:table-cell office:value-type="float" office:value="2158">
                <text:p>215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91">
                <text:p>491</text:p>
              </table:table-cell>
              <table:table-cell office:value-type="float" office:value="175">
                <text:p>175</text:p>
              </table:table-cell>
              <table:table-cell office:value-type="float" office:value="2503">
                <text:p>250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598">
                <text:p>598</text:p>
              </table:table-cell>
              <table:table-cell office:value-type="float" office:value="244">
                <text:p>244</text:p>
              </table:table-cell>
              <table:table-cell office:value-type="float" office:value="2978">
                <text:p>297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767">
                <text:p>767</text:p>
              </table:table-cell>
              <table:table-cell office:value-type="float" office:value="372">
                <text:p>372</text:p>
              </table:table-cell>
              <table:table-cell office:value-type="float" office:value="3405">
                <text:p>340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002">
                <text:p>1002</text:p>
              </table:table-cell>
              <table:table-cell office:value-type="float" office:value="450">
                <text:p>450</text:p>
              </table:table-cell>
              <table:table-cell office:value-type="float" office:value="4032">
                <text:p>403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326">
                <text:p>1326</text:p>
              </table:table-cell>
              <table:table-cell office:value-type="float" office:value="562">
                <text:p>562</text:p>
              </table:table-cell>
              <table:table-cell office:value-type="float" office:value="4825">
                <text:p>4825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720">
                <text:p>1720</text:p>
              </table:table-cell>
              <table:table-cell office:value-type="float" office:value="674">
                <text:p>674</text:p>
              </table:table-cell>
              <table:table-cell office:value-type="float" office:value="5476">
                <text:p>5476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182">
                <text:p>2182</text:p>
              </table:table-cell>
              <table:table-cell office:value-type="float" office:value="860">
                <text:p>860</text:p>
              </table:table-cell>
              <table:table-cell office:value-type="float" office:value="6077">
                <text:p>6077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2686">
                <text:p>2686</text:p>
              </table:table-cell>
              <table:table-cell office:value-type="float" office:value="1100">
                <text:p>1100</text:p>
              </table:table-cell>
              <table:table-cell office:value-type="float" office:value="6820">
                <text:p>6820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434">
                <text:p>3434</text:p>
              </table:table-cell>
              <table:table-cell office:value-type="float" office:value="1331">
                <text:p>1331</text:p>
              </table:table-cell>
              <table:table-cell office:value-type="float" office:value="7503">
                <text:p>7503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089">
                <text:p>4089</text:p>
              </table:table-cell>
              <table:table-cell office:value-type="float" office:value="1696">
                <text:p>1696</text:p>
              </table:table-cell>
              <table:table-cell office:value-type="float" office:value="8165">
                <text:p>8165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858">
                <text:p>4858</text:p>
              </table:table-cell>
              <table:table-cell office:value-type="float" office:value="1995">
                <text:p>1995</text:p>
              </table:table-cell>
              <table:table-cell office:value-type="float" office:value="9134">
                <text:p>9134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5690">
                <text:p>5690</text:p>
              </table:table-cell>
              <table:table-cell office:value-type="float" office:value="2314">
                <text:p>2314</text:p>
              </table:table-cell>
              <table:table-cell office:value-type="float" office:value="10023">
                <text:p>10023</text:p>
              </table:table-cell>
              <table:table-cell office:value-type="float" office:value="1228">
                <text:p>1228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6528">
                <text:p>6528</text:p>
              </table:table-cell>
              <table:table-cell office:value-type="float" office:value="2606">
                <text:p>2606</text:p>
              </table:table-cell>
              <table:table-cell office:value-type="float" office:value="10779">
                <text:p>10779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340">
                <text:p>7340</text:p>
              </table:table-cell>
              <table:table-cell office:value-type="float" office:value="3024">
                <text:p>3024</text:p>
              </table:table-cell>
              <table:table-cell office:value-type="float" office:value="11591">
                <text:p>11591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8189">
                <text:p>8189</text:p>
              </table:table-cell>
              <table:table-cell office:value-type="float" office:value="3523">
                <text:p>3523</text:p>
              </table:table-cell>
              <table:table-cell office:value-type="float" office:value="12428">
                <text:p>12428</text:p>
              </table:table-cell>
              <table:table-cell office:value-type="float" office:value="2352">
                <text:p>235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9053">
                <text:p>9053</text:p>
              </table:table-cell>
              <table:table-cell office:value-type="float" office:value="4032">
                <text:p>4032</text:p>
              </table:table-cell>
              <table:table-cell office:value-type="float" office:value="13155">
                <text:p>13155</text:p>
              </table:table-cell>
              <table:table-cell office:value-type="float" office:value="2921">
                <text:p>2921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0003">
                <text:p>10003</text:p>
              </table:table-cell>
              <table:table-cell office:value-type="float" office:value="5387">
                <text:p>5387</text:p>
              </table:table-cell>
              <table:table-cell office:value-type="float" office:value="13915">
                <text:p>13915</text:p>
              </table:table-cell>
              <table:table-cell office:value-type="float" office:value="3605">
                <text:p>3605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0935">
                <text:p>10935</text:p>
              </table:table-cell>
              <table:table-cell office:value-type="float" office:value="6507">
                <text:p>6507</text:p>
              </table:table-cell>
              <table:table-cell office:value-type="float" office:value="14681">
                <text:p>14681</text:p>
              </table:table-cell>
              <table:table-cell office:value-type="float" office:value="4313">
                <text:p>4313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1744">
                <text:p>11744</text:p>
              </table:table-cell>
              <table:table-cell office:value-type="float" office:value="7560">
                <text:p>7560</text:p>
              </table:table-cell>
              <table:table-cell office:value-type="float" office:value="15362">
                <text:p>15362</text:p>
              </table:table-cell>
              <table:table-cell office:value-type="float" office:value="4932">
                <text:p>4932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2418">
                <text:p>12418</text:p>
              </table:table-cell>
              <table:table-cell office:value-type="float" office:value="8078">
                <text:p>8078</text:p>
              </table:table-cell>
              <table:table-cell office:value-type="float" office:value="15887">
                <text:p>15887</text:p>
              </table:table-cell>
              <table:table-cell office:value-type="float" office:value="5373">
                <text:p>537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13055">
                <text:p>13055</text:p>
              </table:table-cell>
              <table:table-cell office:value-type="float" office:value="8911">
                <text:p>8911</text:p>
              </table:table-cell>
              <table:table-cell office:value-type="float" office:value="16523">
                <text:p>16523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3798">
                <text:p>13798</text:p>
              </table:table-cell>
              <table:table-cell office:value-type="float" office:value="10328">
                <text:p>10328</text:p>
              </table:table-cell>
              <table:table-cell office:value-type="float" office:value="17127">
                <text:p>17127</text:p>
              </table:table-cell>
              <table:table-cell office:value-type="float" office:value="7097">
                <text:p>7097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4555">
                <text:p>14555</text:p>
              </table:table-cell>
              <table:table-cell office:value-type="float" office:value="10869">
                <text:p>10869</text:p>
              </table:table-cell>
              <table:table-cell office:value-type="float" office:value="17669">
                <text:p>17669</text:p>
              </table:table-cell>
              <table:table-cell office:value-type="float" office:value="7978">
                <text:p>7978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5238">
                <text:p>15238</text:p>
              </table:table-cell>
              <table:table-cell office:value-type="float" office:value="12210">
                <text:p>12210</text:p>
              </table:table-cell>
              <table:table-cell office:value-type="float" office:value="18279">
                <text:p>18279</text:p>
              </table:table-cell>
              <table:table-cell office:value-type="float" office:value="8958">
                <text:p>8958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5843">
                <text:p>15843</text:p>
              </table:table-cell>
              <table:table-cell office:value-type="float" office:value="13197">
                <text:p>13197</text:p>
              </table:table-cell>
              <table:table-cell office:value-type="float" office:value="18849">
                <text:p>18849</text:p>
              </table:table-cell>
              <table:table-cell office:value-type="float" office:value="9875">
                <text:p>987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6353">
                <text:p>16353</text:p>
              </table:table-cell>
              <table:table-cell office:value-type="float" office:value="13832">
                <text:p>13832</text:p>
              </table:table-cell>
              <table:table-cell office:value-type="float" office:value="19468">
                <text:p>19468</text:p>
              </table:table-cell>
              <table:table-cell office:value-type="float" office:value="10612">
                <text:p>10612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6972">
                <text:p>16972</text:p>
              </table:table-cell>
              <table:table-cell office:value-type="float" office:value="14393">
                <text:p>14393</text:p>
              </table:table-cell>
              <table:table-cell office:value-type="float" office:value="19899">
                <text:p>19899</text:p>
              </table:table-cell>
              <table:table-cell office:value-type="float" office:value="11329">
                <text:p>11329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7489">
                <text:p>17489</text:p>
              </table:table-cell>
              <table:table-cell office:value-type="float" office:value="14967">
                <text:p>14967</text:p>
              </table:table-cell>
              <table:table-cell office:value-type="float" office:value="20465">
                <text:p>20465</text:p>
              </table:table-cell>
              <table:table-cell office:value-type="float" office:value="12107">
                <text:p>12107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8056">
                <text:p>18056</text:p>
              </table:table-cell>
              <table:table-cell office:value-type="float" office:value="15729">
                <text:p>15729</text:p>
              </table:table-cell>
              <table:table-cell office:value-type="float" office:value="21067">
                <text:p>21067</text:p>
              </table:table-cell>
              <table:table-cell office:value-type="float" office:value="12868">
                <text:p>1286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8579">
                <text:p>18579</text:p>
              </table:table-cell>
              <table:table-cell office:value-type="float" office:value="17167">
                <text:p>17167</text:p>
              </table:table-cell>
              <table:table-cell office:value-type="float" office:value="21645">
                <text:p>21645</text:p>
              </table:table-cell>
              <table:table-cell office:value-type="float" office:value="13729">
                <text:p>13729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9130">
                <text:p>19130</text:p>
              </table:table-cell>
              <table:table-cell office:value-type="float" office:value="17920">
                <text:p>17920</text:p>
              </table:table-cell>
              <table:table-cell office:value-type="float" office:value="22170">
                <text:p>22170</text:p>
              </table:table-cell>
              <table:table-cell office:value-type="float" office:value="14576">
                <text:p>14576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9715">
                <text:p>19715</text:p>
              </table:table-cell>
              <table:table-cell office:value-type="float" office:value="18681">
                <text:p>18681</text:p>
              </table:table-cell>
              <table:table-cell office:value-type="float" office:value="22745">
                <text:p>22745</text:p>
              </table:table-cell>
              <table:table-cell office:value-type="float" office:value="15467">
                <text:p>15467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20280">
                <text:p>20280</text:p>
              </table:table-cell>
              <table:table-cell office:value-type="float" office:value="19323">
                <text:p>19323</text:p>
              </table:table-cell>
              <table:table-cell office:value-type="float" office:value="23227">
                <text:p>23227</text:p>
              </table:table-cell>
              <table:table-cell office:value-type="float" office:value="16060">
                <text:p>1606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0690">
                <text:p>20690</text:p>
              </table:table-cell>
              <table:table-cell office:value-type="float" office:value="19718">
                <text:p>19718</text:p>
              </table:table-cell>
              <table:table-cell office:value-type="float" office:value="23660">
                <text:p>23660</text:p>
              </table:table-cell>
              <table:table-cell office:value-type="float" office:value="16509">
                <text:p>16509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21089">
                <text:p>21089</text:p>
              </table:table-cell>
              <table:table-cell office:value-type="float" office:value="20265">
                <text:p>20265</text:p>
              </table:table-cell>
              <table:table-cell office:value-type="float" office:value="24114">
                <text:p>24114</text:p>
              </table:table-cell>
              <table:table-cell office:value-type="float" office:value="17337">
                <text:p>17337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21519">
                <text:p>21519</text:p>
              </table:table-cell>
              <table:table-cell office:value-type="float" office:value="20796">
                <text:p>20796</text:p>
              </table:table-cell>
              <table:table-cell office:value-type="float" office:value="24648">
                <text:p>24648</text:p>
              </table:table-cell>
              <table:table-cell office:value-type="float" office:value="18100">
                <text:p>18100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21954">
                <text:p>21954</text:p>
              </table:table-cell>
              <table:table-cell office:value-type="float" office:value="21340">
                <text:p>21340</text:p>
              </table:table-cell>
              <table:table-cell office:value-type="float" office:value="25085">
                <text:p>25085</text:p>
              </table:table-cell>
              <table:table-cell office:value-type="float" office:value="18738">
                <text:p>18738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22394">
                <text:p>22394</text:p>
              </table:table-cell>
              <table:table-cell office:value-type="float" office:value="21856">
                <text:p>21856</text:p>
              </table:table-cell>
              <table:table-cell office:value-type="float" office:value="25549">
                <text:p>25549</text:p>
              </table:table-cell>
              <table:table-cell office:value-type="float" office:value="19506">
                <text:p>1950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22761">
                <text:p>22761</text:p>
              </table:table-cell>
              <table:table-cell office:value-type="float" office:value="22245">
                <text:p>22245</text:p>
              </table:table-cell>
              <table:table-cell office:value-type="float" office:value="25969">
                <text:p>25969</text:p>
              </table:table-cell>
              <table:table-cell office:value-type="float" office:value="20319">
                <text:p>20319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23139">
                <text:p>23139</text:p>
              </table:table-cell>
              <table:table-cell office:value-type="float" office:value="22614">
                <text:p>22614</text:p>
              </table:table-cell>
              <table:table-cell office:value-type="float" office:value="26384">
                <text:p>26384</text:p>
              </table:table-cell>
              <table:table-cell office:value-type="float" office:value="20732">
                <text:p>20732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23427">
                <text:p>23427</text:p>
              </table:table-cell>
              <table:table-cell office:value-type="float" office:value="22856">
                <text:p>22856</text:p>
              </table:table-cell>
              <table:table-cell office:value-type="float" office:value="26644">
                <text:p>26644</text:p>
              </table:table-cell>
              <table:table-cell office:value-type="float" office:value="21092">
                <text:p>21092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23758">
                <text:p>23758</text:p>
              </table:table-cell>
              <table:table-cell office:value-type="float" office:value="23293">
                <text:p>23293</text:p>
              </table:table-cell>
              <table:table-cell office:value-type="float" office:value="26977">
                <text:p>26977</text:p>
              </table:table-cell>
              <table:table-cell office:value-type="float" office:value="21678">
                <text:p>21678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24059">
                <text:p>24059</text:p>
              </table:table-cell>
              <table:table-cell office:value-type="float" office:value="23660">
                <text:p>23660</text:p>
              </table:table-cell>
              <table:table-cell office:value-type="float" office:value="27359">
                <text:p>2735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7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inimum="0" chart:maximum="3500" chart:interval-major="50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954cm" svg:y="0.088cm" chart:style-name="ch2">
          <text:p>Covid-19. Muertes acumuladas por millón de mayores de 65 años
en Europa Occidental (1)</text:p>
        </chart:title>
        <chart:legend chart:legend-position="end" svg:x="7.246cm" svg:y="1.868cm" style:legend-expansion="custom" chartooo:width="3.235cm" chartooo:height="3.787cm" style:legend-expansion-aspect-ratio="0.854238183258516" chart:style-name="ch3"/>
        <chart:plot-area chart:style-name="ch4" table:cell-range-address="M_Acu_A_2.B8:M_Acu_A_2.G77" chart:data-source-has-labels="both" svg:x="0.416cm" svg:y="1.042cm" svg:width="14.287cm" svg:height="10.771cm">
          <chartooo:coordinate-region svg:x="1.515cm" svg:y="1.241cm" svg:width="13.188cm" svg:height="9.925cm"/>
          <chart:axis chart:dimension="x" chart:name="primary-x" chart:style-name="ch5" chartooo:axis-type="auto">
            <chartooo:date-scale/>
            <chart:categories table:cell-range-address="M_Acu_A_2.B9:M_Acu_A_2.B77"/>
          </chart:axis>
          <chart:axis chart:dimension="y" chart:name="primary-y" chart:style-name="ch6">
            <chart:grid chart:class="major"/>
          </chart:axis>
          <chart:series chart:style-name="ch7" chart:values-cell-range-address="M_Acu_A_2.C9:M_Acu_A_2.C77" chart:label-cell-address="M_Acu_A_2.C8:M_Acu_A_2.C8" chart:class="chart:line">
            <chart:data-point chart:repeated="69"/>
          </chart:series>
          <chart:series chart:style-name="ch8" chart:values-cell-range-address="M_Acu_A_2.D9:M_Acu_A_2.D77" chart:label-cell-address="M_Acu_A_2.D8:M_Acu_A_2.D8" chart:class="chart:line">
            <chart:data-point chart:repeated="69"/>
          </chart:series>
          <chart:series chart:style-name="ch9" chart:values-cell-range-address="M_Acu_A_2.E9:M_Acu_A_2.E77" chart:label-cell-address="M_Acu_A_2.E8:M_Acu_A_2.E8" chart:class="chart:line">
            <chart:data-point chart:repeated="69"/>
          </chart:series>
          <chart:series chart:style-name="ch10" chart:values-cell-range-address="M_Acu_A_2.F9:M_Acu_A_2.F77" chart:label-cell-address="M_Acu_A_2.F8:M_Acu_A_2.F8" chart:class="chart:line">
            <chart:data-point chart:repeated="69"/>
          </chart:series>
          <chart:series chart:style-name="ch11" chart:values-cell-range-address="M_Acu_A_2.G9:M_Acu_A_2.G77" chart:label-cell-address="M_Acu_A_2.G8:M_Acu_A_2.G8" chart:class="chart:line">
            <chart:data-point chart:repeated="6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élgica</text:p>
                <draw:g>
                  <svg:desc>M_Acu_A_2.C8:M_Acu_A_2.C8</svg:desc>
                </draw:g>
              </table:table-cell>
              <table:table-cell office:value-type="string">
                <text:p>España</text:p>
                <draw:g>
                  <svg:desc>M_Acu_A_2.D8:M_Acu_A_2.D8</svg:desc>
                </draw:g>
              </table:table-cell>
              <table:table-cell office:value-type="string">
                <text:p>Francia</text:p>
                <draw:g>
                  <svg:desc>M_Acu_A_2.E8:M_Acu_A_2.E8</svg:desc>
                </draw:g>
              </table:table-cell>
              <table:table-cell office:value-type="string">
                <text:p>Italia</text:p>
                <draw:g>
                  <svg:desc>M_Acu_A_2.F8:M_Acu_A_2.F8</svg:desc>
                </draw:g>
              </table:table-cell>
              <table:table-cell office:value-type="string">
                <text:p>Reino Unido</text:p>
                <draw:g>
                  <svg:desc>M_Acu_A_2.G8:M_Acu_A_2.G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A_2.B9:M_Acu_A_2.B77</svg:desc>
                </draw:g>
              </table:table-cell>
              <table:table-cell office:value-type="float" office:value="NaN">
                <text:p>NaN</text:p>
                <draw:g>
                  <svg:desc>M_Acu_A_2.C9:M_Acu_A_2.C77</svg:desc>
                </draw:g>
              </table:table-cell>
              <table:table-cell office:value-type="float" office:value="NaN">
                <text:p>NaN</text:p>
                <draw:g>
                  <svg:desc>M_Acu_A_2.D9:M_Acu_A_2.D77</svg:desc>
                </draw:g>
              </table:table-cell>
              <table:table-cell office:value-type="float" office:value="NaN">
                <text:p>NaN</text:p>
                <draw:g>
                  <svg:desc>M_Acu_A_2.E9:M_Acu_A_2.E77</svg:desc>
                </draw:g>
              </table:table-cell>
              <table:table-cell office:value-type="float" office:value="NaN">
                <text:p>NaN</text:p>
                <draw:g>
                  <svg:desc>M_Acu_A_2.F9:M_Acu_A_2.F77</svg:desc>
                </draw:g>
              </table:table-cell>
              <table:table-cell office:value-type="float" office:value="NaN">
                <text:p>NaN</text:p>
                <draw:g>
                  <svg:desc>M_Acu_A_2.G9:M_Acu_A_2.G77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0740669220042003">
                <text:p>0.0740669220042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148133844008401">
                <text:p>0.148133844008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222200766012601">
                <text:p>0.222200766012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518468454029402">
                <text:p>0.518468454029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740669220042003">
                <text:p>0.740669220042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0.888803064050404">
                <text:p>0.888803064050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1.25913767407141">
                <text:p>1.25913767407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1.55540536208821">
                <text:p>1.555405362088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2.14794073812181">
                <text:p>2.14794073812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2.51827534814281">
                <text:p>2.51827534814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4691909911777">
                <text:p>0.224691909911777</text:p>
              </table:table-cell>
              <table:table-cell office:value-type="float" office:value="3.85147994421842">
                <text:p>3.85147994421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589213215703">
                <text:p>0.299589213215703</text:p>
              </table:table-cell>
              <table:table-cell office:value-type="float" office:value="5.85128683833183">
                <text:p>5.85128683833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589213215703">
                <text:p>0.299589213215703</text:p>
              </table:table-cell>
              <table:table-cell office:value-type="float" office:value="7.92516065444944">
                <text:p>7.92516065444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0.353764219331693">
                <text:p>0.353764219331693</text:p>
              </table:table-cell>
              <table:table-cell office:value-type="float" office:value="0.524281123127479">
                <text:p>0.524281123127479</text:p>
              </table:table-cell>
              <table:table-cell office:value-type="float" office:value="10.9619044566217">
                <text:p>10.9619044566217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0.589607032219489">
                <text:p>0.589607032219489</text:p>
              </table:table-cell>
              <table:table-cell office:value-type="float" office:value="0.674075729735331">
                <text:p>0.674075729735331</text:p>
              </table:table-cell>
              <table:table-cell office:value-type="float" office:value="14.5911836348275">
                <text:p>14.5911836348275</text:p>
              </table:table-cell>
              <table:table-cell office:value-type="float" office:value="0.168881202391864">
                <text:p>0.168881202391864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0.943371251551182">
                <text:p>0.943371251551182</text:p>
              </table:table-cell>
              <table:table-cell office:value-type="float" office:value="1.19835685286281">
                <text:p>1.19835685286281</text:p>
              </table:table-cell>
              <table:table-cell office:value-type="float" office:value="17.2575928269787">
                <text:p>17.2575928269787</text:p>
              </table:table-cell>
              <table:table-cell office:value-type="float" office:value="0.168881202391864">
                <text:p>0.168881202391864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1.17921406443898">
                <text:p>1.17921406443898</text:p>
              </table:table-cell>
              <table:table-cell office:value-type="float" office:value="1.42304876277459">
                <text:p>1.42304876277459</text:p>
              </table:table-cell>
              <table:table-cell office:value-type="float" office:value="27.1084934535373">
                <text:p>27.1084934535373</text:p>
              </table:table-cell>
              <table:table-cell office:value-type="float" office:value="0.253321803587796">
                <text:p>0.253321803587796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1.88674250310236">
                <text:p>1.88674250310236</text:p>
              </table:table-cell>
              <table:table-cell office:value-type="float" office:value="1.57284336938244">
                <text:p>1.57284336938244</text:p>
              </table:table-cell>
              <table:table-cell office:value-type="float" office:value="34.2929848879448">
                <text:p>34.2929848879448</text:p>
              </table:table-cell>
              <table:table-cell office:value-type="float" office:value="0.422203005979659">
                <text:p>0.42220300597965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.460195588805897">
                <text:p>0.460195588805897</text:p>
              </table:table-cell>
              <table:table-cell office:value-type="float" office:value="4.12724922553642">
                <text:p>4.12724922553642</text:p>
              </table:table-cell>
              <table:table-cell office:value-type="float" office:value="2.24691909911777">
                <text:p>2.24691909911777</text:p>
              </table:table-cell>
              <table:table-cell office:value-type="float" office:value="46.7362277846504">
                <text:p>46.7362277846504</text:p>
              </table:table-cell>
              <table:table-cell office:value-type="float" office:value="0.506643607175591">
                <text:p>0.506643607175591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.38058676641769">
                <text:p>1.38058676641769</text:p>
              </table:table-cell>
              <table:table-cell office:value-type="float" office:value="5.5423061028632">
                <text:p>5.5423061028632</text:p>
              </table:table-cell>
              <table:table-cell office:value-type="float" office:value="3.59507055858843">
                <text:p>3.59507055858843</text:p>
              </table:table-cell>
              <table:table-cell office:value-type="float" office:value="61.2533444974737">
                <text:p>61.2533444974737</text:p>
              </table:table-cell>
              <table:table-cell office:value-type="float" office:value="0.675524809567455">
                <text:p>0.675524809567455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.38058676641769">
                <text:p>1.38058676641769</text:p>
              </table:table-cell>
              <table:table-cell office:value-type="float" office:value="9.90539814128742">
                <text:p>9.90539814128742</text:p>
              </table:table-cell>
              <table:table-cell office:value-type="float" office:value="4.56873550153946">
                <text:p>4.56873550153946</text:p>
              </table:table-cell>
              <table:table-cell office:value-type="float" office:value="75.2519927562675">
                <text:p>75.2519927562675</text:p>
              </table:table-cell>
              <table:table-cell office:value-type="float" office:value="0.675524809567455">
                <text:p>0.675524809567455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.38058676641769">
                <text:p>1.38058676641769</text:p>
              </table:table-cell>
              <table:table-cell office:value-type="float" office:value="13.9147259603799">
                <text:p>13.9147259603799</text:p>
              </table:table-cell>
              <table:table-cell office:value-type="float" office:value="5.91688696101013">
                <text:p>5.91688696101013</text:p>
              </table:table-cell>
              <table:table-cell office:value-type="float" office:value="93.7687232573176">
                <text:p>93.7687232573176</text:p>
              </table:table-cell>
              <table:table-cell office:value-type="float" office:value="0.844406011959319">
                <text:p>0.844406011959319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.84078235522359">
                <text:p>1.84078235522359</text:p>
              </table:table-cell>
              <table:table-cell office:value-type="float" office:value="16.0373112763701">
                <text:p>16.0373112763701</text:p>
              </table:table-cell>
              <table:table-cell office:value-type="float" office:value="6.81565460065723">
                <text:p>6.81565460065723</text:p>
              </table:table-cell>
              <table:table-cell office:value-type="float" office:value="106.730434608053">
                <text:p>106.730434608053</text:p>
              </table:table-cell>
              <table:table-cell office:value-type="float" office:value="1.77325262511457">
                <text:p>1.77325262511457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.84078235522359">
                <text:p>1.84078235522359</text:p>
              </table:table-cell>
              <table:table-cell office:value-type="float" office:value="33.9613650558426">
                <text:p>33.9613650558426</text:p>
              </table:table-cell>
              <table:table-cell office:value-type="float" office:value="8.98767639647108">
                <text:p>8.98767639647108</text:p>
              </table:table-cell>
              <table:table-cell office:value-type="float" office:value="133.987061905598">
                <text:p>133.987061905598</text:p>
              </table:table-cell>
              <table:table-cell office:value-type="float" office:value="2.95542104185762">
                <text:p>2.9554210418576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.30097794402948">
                <text:p>2.30097794402948</text:p>
              </table:table-cell>
              <table:table-cell office:value-type="float" office:value="36.4377145911644">
                <text:p>36.4377145911644</text:p>
              </table:table-cell>
              <table:table-cell office:value-type="float" office:value="11.084800888981">
                <text:p>11.084800888981</text:p>
              </table:table-cell>
              <table:table-cell office:value-type="float" office:value="159.836417685064">
                <text:p>159.836417685064</text:p>
              </table:table-cell>
              <table:table-cell office:value-type="float" office:value="4.64423306577625">
                <text:p>4.6442330657762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2.30097794402948">
                <text:p>2.30097794402948</text:p>
              </table:table-cell>
              <table:table-cell office:value-type="float" office:value="57.8994105639538">
                <text:p>57.8994105639538</text:p>
              </table:table-cell>
              <table:table-cell office:value-type="float" office:value="13.107028078187">
                <text:p>13.107028078187</text:p>
              </table:table-cell>
              <table:table-cell office:value-type="float" office:value="185.389505776513">
                <text:p>185.389505776513</text:p>
              </table:table-cell>
              <table:table-cell office:value-type="float" office:value="5.99528268491116">
                <text:p>5.99528268491116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6.44273824328256">
                <text:p>6.44273824328256</text:p>
              </table:table-cell>
              <table:table-cell office:value-type="float" office:value="70.5170010534509">
                <text:p>70.5170010534509</text:p>
              </table:table-cell>
              <table:table-cell office:value-type="float" office:value="18.2749420061579">
                <text:p>18.2749420061579</text:p>
              </table:table-cell>
              <table:table-cell office:value-type="float" office:value="220.571293728509">
                <text:p>220.571293728509</text:p>
              </table:table-cell>
              <table:table-cell office:value-type="float" office:value="8.69738192318098">
                <text:p>8.69738192318098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9.66410736492384">
                <text:p>9.66410736492384</text:p>
              </table:table-cell>
              <table:table-cell office:value-type="float" office:value="90.4457187424696">
                <text:p>90.4457187424696</text:p>
              </table:table-cell>
              <table:table-cell office:value-type="float" office:value="27.8617968290603">
                <text:p>27.8617968290603</text:p>
              </table:table-cell>
              <table:table-cell office:value-type="float" office:value="252.197869424302">
                <text:p>252.197869424302</text:p>
              </table:table-cell>
              <table:table-cell office:value-type="float" office:value="12.1594465722142">
                <text:p>12.159446572214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7.0272367858182">
                <text:p>17.0272367858182</text:p>
              </table:table-cell>
              <table:table-cell office:value-type="float" office:value="118.157249256786">
                <text:p>118.157249256786</text:p>
              </table:table-cell>
              <table:table-cell office:value-type="float" office:value="33.7037864867665">
                <text:p>33.7037864867665</text:p>
              </table:table-cell>
              <table:table-cell office:value-type="float" office:value="298.637829520936">
                <text:p>298.637829520936</text:p>
              </table:table-cell>
              <table:table-cell office:value-type="float" office:value="14.9459864116799">
                <text:p>14.9459864116799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30.8331044499951">
                <text:p>30.8331044499951</text:p>
              </table:table-cell>
              <table:table-cell office:value-type="float" office:value="156.363784944608">
                <text:p>156.363784944608</text:p>
              </table:table-cell>
              <table:table-cell office:value-type="float" office:value="42.0922844568062">
                <text:p>42.0922844568062</text:p>
              </table:table-cell>
              <table:table-cell office:value-type="float" office:value="357.372898670267">
                <text:p>357.372898670267</text:p>
              </table:table-cell>
              <table:table-cell office:value-type="float" office:value="19.6746600786521">
                <text:p>19.6746600786521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34.5146691604423">
                <text:p>34.5146691604423</text:p>
              </table:table-cell>
              <table:table-cell office:value-type="float" office:value="202.824819083504">
                <text:p>202.824819083504</text:p>
              </table:table-cell>
              <table:table-cell office:value-type="float" office:value="50.4807824268459">
                <text:p>50.4807824268459</text:p>
              </table:table-cell>
              <table:table-cell office:value-type="float" office:value="405.590464895001">
                <text:p>405.590464895001</text:p>
              </table:table-cell>
              <table:table-cell office:value-type="float" office:value="23.7278089360569">
                <text:p>23.7278089360569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0.4972118149189">
                <text:p>40.4972118149189</text:p>
              </table:table-cell>
              <table:table-cell office:value-type="float" office:value="257.304508860585">
                <text:p>257.304508860585</text:p>
              </table:table-cell>
              <table:table-cell office:value-type="float" office:value="64.4116808413761">
                <text:p>64.4116808413761</text:p>
              </table:table-cell>
              <table:table-cell office:value-type="float" office:value="450.104685019525">
                <text:p>450.104685019525</text:p>
              </table:table-cell>
              <table:table-cell office:value-type="float" office:value="28.2876014006372">
                <text:p>28.28760140063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56.1438618343194">
                <text:p>56.1438618343194</text:p>
              </table:table-cell>
              <table:table-cell office:value-type="float" office:value="316.736897708309">
                <text:p>316.736897708309</text:p>
              </table:table-cell>
              <table:table-cell office:value-type="float" office:value="82.3870336343182">
                <text:p>82.3870336343182</text:p>
              </table:table-cell>
              <table:table-cell office:value-type="float" office:value="505.136408068646">
                <text:p>505.136408068646</text:p>
              </table:table-cell>
              <table:table-cell office:value-type="float" office:value="35.6339337046832">
                <text:p>35.6339337046832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81.9148148074497">
                <text:p>81.9148148074497</text:p>
              </table:table-cell>
              <table:table-cell office:value-type="float" office:value="404.942109728345">
                <text:p>404.942109728345</text:p>
              </table:table-cell>
              <table:table-cell office:value-type="float" office:value="99.688310697525">
                <text:p>99.688310697525</text:p>
              </table:table-cell>
              <table:table-cell office:value-type="float" office:value="555.724115797515">
                <text:p>555.724115797515</text:p>
              </table:table-cell>
              <table:table-cell office:value-type="float" office:value="48.8066674912486">
                <text:p>48.806667491248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01.243029537297">
                <text:p>101.243029537297</text:p>
              </table:table-cell>
              <table:table-cell office:value-type="float" office:value="482.180630949098">
                <text:p>482.180630949098</text:p>
              </table:table-cell>
              <table:table-cell office:value-type="float" office:value="127.025826403458">
                <text:p>127.025826403458</text:p>
              </table:table-cell>
              <table:table-cell office:value-type="float" office:value="604.756418164296">
                <text:p>604.756418164296</text:p>
              </table:table-cell>
              <table:table-cell office:value-type="float" office:value="64.0904163077123">
                <text:p>64.0904163077123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132.996525164904">
                <text:p>132.996525164904</text:p>
              </table:table-cell>
              <table:table-cell office:value-type="float" office:value="572.862192504456">
                <text:p>572.862192504456</text:p>
              </table:table-cell>
              <table:table-cell office:value-type="float" office:value="149.420120091332">
                <text:p>149.420120091332</text:p>
              </table:table-cell>
              <table:table-cell office:value-type="float" office:value="676.527265586366">
                <text:p>676.527265586366</text:p>
              </table:table-cell>
              <table:table-cell office:value-type="float" office:value="86.0449726186546">
                <text:p>86.0449726186546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62.449042848482">
                <text:p>162.449042848482</text:p>
              </table:table-cell>
              <table:table-cell office:value-type="float" office:value="670.972802665778">
                <text:p>670.972802665778</text:p>
              </table:table-cell>
              <table:table-cell office:value-type="float" office:value="173.312359845284">
                <text:p>173.312359845284</text:p>
              </table:table-cell>
              <table:table-cell office:value-type="float" office:value="742.3727592481">
                <text:p>742.3727592481</text:p>
              </table:table-cell>
              <table:table-cell office:value-type="float" office:value="103.693058268604">
                <text:p>103.693058268604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98.344298775342">
                <text:p>198.344298775342</text:p>
              </table:table-cell>
              <table:table-cell office:value-type="float" office:value="769.790941265765">
                <text:p>769.790941265765</text:p>
              </table:table-cell>
              <table:table-cell office:value-type="float" office:value="195.18237241003">
                <text:p>195.18237241003</text:p>
              </table:table-cell>
              <table:table-cell office:value-type="float" office:value="798.367352283275">
                <text:p>798.367352283275</text:p>
              </table:table-cell>
              <table:table-cell office:value-type="float" office:value="118.892366483872">
                <text:p>118.89236648387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36.080337057425">
                <text:p>236.080337057425</text:p>
              </table:table-cell>
              <table:table-cell office:value-type="float" office:value="865.54312329821">
                <text:p>865.54312329821</text:p>
              </table:table-cell>
              <table:table-cell office:value-type="float" office:value="226.489445191071">
                <text:p>226.489445191071</text:p>
              </table:table-cell>
              <table:table-cell office:value-type="float" office:value="858.509692950686">
                <text:p>858.509692950686</text:p>
              </table:table-cell>
              <table:table-cell office:value-type="float" office:value="151.064235539522">
                <text:p>151.06423553952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324.437890108157">
                <text:p>324.437890108157</text:p>
              </table:table-cell>
              <table:table-cell office:value-type="float" office:value="965.658397369079">
                <text:p>965.658397369079</text:p>
              </table:table-cell>
              <table:table-cell office:value-type="float" office:value="263.86319953973">
                <text:p>263.86319953973</text:p>
              </table:table-cell>
              <table:table-cell office:value-type="float" office:value="920.503706668202">
                <text:p>920.503706668202</text:p>
              </table:table-cell>
              <table:table-cell office:value-type="float" office:value="198.604294012832">
                <text:p>198.60429401283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381.041947531283">
                <text:p>381.041947531283</text:p>
              </table:table-cell>
              <table:table-cell office:value-type="float" office:value="1067.54249253661">
                <text:p>1067.54249253661</text:p>
              </table:table-cell>
              <table:table-cell office:value-type="float" office:value="301.985926921428">
                <text:p>301.985926921428</text:p>
              </table:table-cell>
              <table:table-cell office:value-type="float" office:value="974.350358965255">
                <text:p>974.350358965255</text:p>
              </table:table-cell>
              <table:table-cell office:value-type="float" office:value="246.650996093317">
                <text:p>246.65099609331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65.257740282762">
                <text:p>465.257740282762</text:p>
              </table:table-cell>
              <table:table-cell office:value-type="float" office:value="1179.56782865831">
                <text:p>1179.56782865831</text:p>
              </table:table-cell>
              <table:table-cell office:value-type="float" office:value="403.471772898247">
                <text:p>403.471772898247</text:p>
              </table:table-cell>
              <table:table-cell office:value-type="float" office:value="1030.64121968845">
                <text:p>1030.64121968845</text:p>
              </table:table-cell>
              <table:table-cell office:value-type="float" office:value="304.408367311334">
                <text:p>304.40836731133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526.00355800514">
                <text:p>526.00355800514</text:p>
              </table:table-cell>
              <table:table-cell office:value-type="float" office:value="1289.47057946402">
                <text:p>1289.47057946402</text:p>
              </table:table-cell>
              <table:table-cell office:value-type="float" office:value="487.356752598644">
                <text:p>487.356752598644</text:p>
              </table:table-cell>
              <table:table-cell office:value-type="float" office:value="1087.37648194367">
                <text:p>1087.37648194367</text:p>
              </table:table-cell>
              <table:table-cell office:value-type="float" office:value="364.192312958054">
                <text:p>364.192312958054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590.430940437966">
                <text:p>590.430940437966</text:p>
              </table:table-cell>
              <table:table-cell office:value-type="float" office:value="1384.86899727714">
                <text:p>1384.86899727714</text:p>
              </table:table-cell>
              <table:table-cell office:value-type="float" office:value="566.223612977678">
                <text:p>566.223612977678</text:p>
              </table:table-cell>
              <table:table-cell office:value-type="float" office:value="1137.81605582853">
                <text:p>1137.81605582853</text:p>
              </table:table-cell>
              <table:table-cell office:value-type="float" office:value="416.461045098336">
                <text:p>416.46104509833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665.903017002133">
                <text:p>665.903017002133</text:p>
              </table:table-cell>
              <table:table-cell office:value-type="float" office:value="1464.34802522032">
                <text:p>1464.34802522032</text:p>
              </table:table-cell>
              <table:table-cell office:value-type="float" office:value="605.020416089111">
                <text:p>605.020416089111</text:p>
              </table:table-cell>
              <table:table-cell office:value-type="float" office:value="1176.70118988073">
                <text:p>1176.70118988073</text:p>
              </table:table-cell>
              <table:table-cell office:value-type="float" office:value="453.699350225742">
                <text:p>453.699350225742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751.039200931224">
                <text:p>751.039200931224</text:p>
              </table:table-cell>
              <table:table-cell office:value-type="float" office:value="1539.46396112509">
                <text:p>1539.46396112509</text:p>
              </table:table-cell>
              <table:table-cell office:value-type="float" office:value="667.409869741281">
                <text:p>667.409869741281</text:p>
              </table:table-cell>
              <table:table-cell office:value-type="float" office:value="1223.8077522754">
                <text:p>1223.8077522754</text:p>
              </table:table-cell>
              <table:table-cell office:value-type="float" office:value="520.069662765744">
                <text:p>520.06966276574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936.49802322">
                <text:p>936.49802322</text:p>
              </table:table-cell>
              <table:table-cell office:value-type="float" office:value="1627.0795661129">
                <text:p>1627.0795661129</text:p>
              </table:table-cell>
              <table:table-cell office:value-type="float" office:value="773.539348522944">
                <text:p>773.539348522944</text:p>
              </table:table-cell>
              <table:table-cell office:value-type="float" office:value="1268.54417316594">
                <text:p>1268.54417316594</text:p>
              </table:table-cell>
              <table:table-cell office:value-type="float" office:value="599.274946687528">
                <text:p>599.27494668752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030.83811892521">
                <text:p>1030.83811892521</text:p>
              </table:table-cell>
              <table:table-cell office:value-type="float" office:value="1716.34607079093">
                <text:p>1716.34607079093</text:p>
              </table:table-cell>
              <table:table-cell office:value-type="float" office:value="814.058789610368">
                <text:p>814.058789610368</text:p>
              </table:table-cell>
              <table:table-cell office:value-type="float" office:value="1308.68844489222">
                <text:p>1308.68844489222</text:p>
              </table:table-cell>
              <table:table-cell office:value-type="float" office:value="673.667116341144">
                <text:p>673.667116341144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161.07347055728">
                <text:p>1161.07347055728</text:p>
              </table:table-cell>
              <table:table-cell office:value-type="float" office:value="1796.88639139211">
                <text:p>1796.88639139211</text:p>
              </table:table-cell>
              <table:table-cell office:value-type="float" office:value="914.496073340932">
                <text:p>914.496073340932</text:p>
              </table:table-cell>
              <table:table-cell office:value-type="float" office:value="1353.86926731478">
                <text:p>1353.86926731478</text:p>
              </table:table-cell>
              <table:table-cell office:value-type="float" office:value="756.418905513158">
                <text:p>756.418905513158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389.330482605">
                <text:p>1389.330482605</text:p>
              </table:table-cell>
              <table:table-cell office:value-type="float" office:value="1868.22884229067">
                <text:p>1868.22884229067</text:p>
              </table:table-cell>
              <table:table-cell office:value-type="float" office:value="988.419711701907">
                <text:p>988.419711701907</text:p>
              </table:table-cell>
              <table:table-cell office:value-type="float" office:value="1396.08741285717">
                <text:p>1396.08741285717</text:p>
              </table:table-cell>
              <table:table-cell office:value-type="float" office:value="833.850936809827">
                <text:p>833.85093680982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539.81444014453">
                <text:p>1539.81444014453</text:p>
              </table:table-cell>
              <table:table-cell office:value-type="float" office:value="1928.36875957706">
                <text:p>1928.36875957706</text:p>
              </table:table-cell>
              <table:table-cell office:value-type="float" office:value="1035.9794992999">
                <text:p>1035.9794992999</text:p>
              </table:table-cell>
              <table:table-cell office:value-type="float" office:value="1441.93483757777">
                <text:p>1441.93483757777</text:p>
              </table:table-cell>
              <table:table-cell office:value-type="float" office:value="896.083659891229">
                <text:p>896.083659891229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656.70411970123">
                <text:p>1656.70411970123</text:p>
              </table:table-cell>
              <table:table-cell office:value-type="float" office:value="2001.36211016583">
                <text:p>2001.36211016583</text:p>
              </table:table-cell>
              <table:table-cell office:value-type="float" office:value="1077.9968864534">
                <text:p>1077.9968864534</text:p>
              </table:table-cell>
              <table:table-cell office:value-type="float" office:value="1473.85768096158">
                <text:p>1473.85768096158</text:p>
              </table:table-cell>
              <table:table-cell office:value-type="float" office:value="956.627570948712">
                <text:p>956.62757094871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796.14338310942">
                <text:p>1796.14338310942</text:p>
              </table:table-cell>
              <table:table-cell office:value-type="float" office:value="2062.32747729733">
                <text:p>2062.32747729733</text:p>
              </table:table-cell>
              <table:table-cell office:value-type="float" office:value="1120.98793854986">
                <text:p>1120.98793854986</text:p>
              </table:table-cell>
              <table:table-cell office:value-type="float" office:value="1515.77955881596">
                <text:p>1515.77955881596</text:p>
              </table:table-cell>
              <table:table-cell office:value-type="float" office:value="1022.32235867915">
                <text:p>1022.3223586791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913.03306266611">
                <text:p>1913.03306266611</text:p>
              </table:table-cell>
              <table:table-cell office:value-type="float" office:value="2129.18891475102">
                <text:p>2129.18891475102</text:p>
              </table:table-cell>
              <table:table-cell office:value-type="float" office:value="1178.05968366745">
                <text:p>1178.05968366745</text:p>
              </table:table-cell>
              <table:table-cell office:value-type="float" office:value="1560.36784586249">
                <text:p>1560.36784586249</text:p>
              </table:table-cell>
              <table:table-cell office:value-type="float" office:value="1086.58165618925">
                <text:p>1086.58165618925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2043.26841429818">
                <text:p>2043.26841429818</text:p>
              </table:table-cell>
              <table:table-cell office:value-type="float" office:value="2190.86181032118">
                <text:p>2190.86181032118</text:p>
              </table:table-cell>
              <table:table-cell office:value-type="float" office:value="1285.76200581849">
                <text:p>1285.76200581849</text:p>
              </table:table-cell>
              <table:table-cell office:value-type="float" office:value="1603.17852678092">
                <text:p>1603.17852678092</text:p>
              </table:table-cell>
              <table:table-cell office:value-type="float" office:value="1159.28501381895">
                <text:p>1159.28501381895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2235.16997483024">
                <text:p>2235.16997483024</text:p>
              </table:table-cell>
              <table:table-cell office:value-type="float" office:value="2255.83650527176">
                <text:p>2255.83650527176</text:p>
              </table:table-cell>
              <table:table-cell office:value-type="float" office:value="1342.15967520635">
                <text:p>1342.15967520635</text:p>
              </table:table-cell>
              <table:table-cell office:value-type="float" office:value="1642.06366083312">
                <text:p>1642.06366083312</text:p>
              </table:table-cell>
              <table:table-cell office:value-type="float" office:value="1230.8062030319">
                <text:p>1230.806203031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2375.98982500485">
                <text:p>2375.98982500485</text:p>
              </table:table-cell>
              <table:table-cell office:value-type="float" office:value="2324.82052804145">
                <text:p>2324.82052804145</text:p>
              </table:table-cell>
              <table:table-cell office:value-type="float" office:value="1399.15652302063">
                <text:p>1399.15652302063</text:p>
              </table:table-cell>
              <table:table-cell office:value-type="float" office:value="1684.65214098554">
                <text:p>1684.65214098554</text:p>
              </table:table-cell>
              <table:table-cell office:value-type="float" office:value="1306.04277869748">
                <text:p>1306.04277869748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2509.44654575856">
                <text:p>2509.44654575856</text:p>
              </table:table-cell>
              <table:table-cell office:value-type="float" office:value="2391.44612268225">
                <text:p>2391.44612268225</text:p>
              </table:table-cell>
              <table:table-cell office:value-type="float" office:value="1447.24059174176">
                <text:p>1447.24059174176</text:p>
              </table:table-cell>
              <table:table-cell office:value-type="float" office:value="1720.35239739156">
                <text:p>1720.35239739156</text:p>
              </table:table-cell>
              <table:table-cell office:value-type="float" office:value="1356.11605520667">
                <text:p>1356.11605520667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615.29153118391">
                <text:p>2615.29153118391</text:p>
              </table:table-cell>
              <table:table-cell office:value-type="float" office:value="2439.79389932425">
                <text:p>2439.79389932425</text:p>
              </table:table-cell>
              <table:table-cell office:value-type="float" office:value="1476.82502654681">
                <text:p>1476.82502654681</text:p>
              </table:table-cell>
              <table:table-cell office:value-type="float" office:value="1752.42337461938">
                <text:p>1752.42337461938</text:p>
              </table:table-cell>
              <table:table-cell office:value-type="float" office:value="1394.02988514364">
                <text:p>1394.02988514364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2682.01989156077">
                <text:p>2682.01989156077</text:p>
              </table:table-cell>
              <table:table-cell office:value-type="float" office:value="2486.84454049536">
                <text:p>2486.84454049536</text:p>
              </table:table-cell>
              <table:table-cell office:value-type="float" office:value="1517.79385145405">
                <text:p>1517.79385145405</text:p>
              </table:table-cell>
              <table:table-cell office:value-type="float" office:value="1786.04975720929">
                <text:p>1786.04975720929</text:p>
              </table:table-cell>
              <table:table-cell office:value-type="float" office:value="1463.94670293387">
                <text:p>1463.94670293387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2760.25314165777">
                <text:p>2760.25314165777</text:p>
              </table:table-cell>
              <table:table-cell office:value-type="float" office:value="2537.55074526624">
                <text:p>2537.55074526624</text:p>
              </table:table-cell>
              <table:table-cell office:value-type="float" office:value="1557.56431950844">
                <text:p>1557.56431950844</text:p>
              </table:table-cell>
              <table:table-cell office:value-type="float" office:value="1825.60149355953">
                <text:p>1825.60149355953</text:p>
              </table:table-cell>
              <table:table-cell office:value-type="float" office:value="1528.37488164637">
                <text:p>1528.3748816463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2881.74477710253">
                <text:p>2881.74477710253</text:p>
              </table:table-cell>
              <table:table-cell office:value-type="float" office:value="2588.84655706933">
                <text:p>2588.84655706933</text:p>
              </table:table-cell>
              <table:table-cell office:value-type="float" office:value="1598.30845250577">
                <text:p>1598.30845250577</text:p>
              </table:table-cell>
              <table:table-cell office:value-type="float" office:value="1857.96873847537">
                <text:p>1857.96873847537</text:p>
              </table:table-cell>
              <table:table-cell office:value-type="float" office:value="1582.24798520937">
                <text:p>1582.2479852093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2986.66937135027">
                <text:p>2986.66937135027</text:p>
              </table:table-cell>
              <table:table-cell office:value-type="float" office:value="2640.73197590465">
                <text:p>2640.73197590465</text:p>
              </table:table-cell>
              <table:table-cell office:value-type="float" office:value="1636.9554610106">
                <text:p>1636.9554610106</text:p>
              </table:table-cell>
              <table:table-cell office:value-type="float" office:value="1892.33579028531">
                <text:p>1892.33579028531</text:p>
              </table:table-cell>
              <table:table-cell office:value-type="float" office:value="1647.09836692785">
                <text:p>1647.09836692785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3073.64633763458">
                <text:p>3073.64633763458</text:p>
              </table:table-cell>
              <table:table-cell office:value-type="float" office:value="2684.00913206956">
                <text:p>2684.00913206956</text:p>
              </table:table-cell>
              <table:table-cell office:value-type="float" office:value="1666.09051199583">
                <text:p>1666.09051199583</text:p>
              </table:table-cell>
              <table:table-cell office:value-type="float" office:value="1923.44389752708">
                <text:p>1923.44389752708</text:p>
              </table:table-cell>
              <table:table-cell office:value-type="float" office:value="1715.74857570014">
                <text:p>1715.74857570014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3183.17288777039">
                <text:p>3183.17288777039</text:p>
              </table:table-cell>
              <table:table-cell office:value-type="float" office:value="2728.58342370535">
                <text:p>2728.58342370535</text:p>
              </table:table-cell>
              <table:table-cell office:value-type="float" office:value="1693.72761691497">
                <text:p>1693.72761691497</text:p>
              </table:table-cell>
              <table:table-cell office:value-type="float" office:value="1954.18167015882">
                <text:p>1954.18167015882</text:p>
              </table:table-cell>
              <table:table-cell office:value-type="float" office:value="1750.62254399406">
                <text:p>1750.6225439940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3264.62750698903">
                <text:p>3264.62750698903</text:p>
              </table:table-cell>
              <table:table-cell office:value-type="float" office:value="2762.54478876119">
                <text:p>2762.54478876119</text:p>
              </table:table-cell>
              <table:table-cell office:value-type="float" office:value="1711.85276431452">
                <text:p>1711.85276431452</text:p>
              </table:table-cell>
              <table:table-cell office:value-type="float" office:value="1973.43906987991">
                <text:p>1973.43906987991</text:p>
              </table:table-cell>
              <table:table-cell office:value-type="float" office:value="1781.02116042459">
                <text:p>1781.02116042459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3316.6296085241">
                <text:p>3316.6296085241</text:p>
              </table:table-cell>
              <table:table-cell office:value-type="float" office:value="2801.57677429412">
                <text:p>2801.57677429412</text:p>
              </table:table-cell>
              <table:table-cell office:value-type="float" office:value="1744.58288585834">
                <text:p>1744.58288585834</text:p>
              </table:table-cell>
              <table:table-cell office:value-type="float" office:value="1998.10335490731">
                <text:p>1998.10335490731</text:p>
              </table:table-cell>
              <table:table-cell office:value-type="float" office:value="1830.50335272541">
                <text:p>1830.50335272541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3373.69386153603">
                <text:p>3373.69386153603</text:p>
              </table:table-cell>
              <table:table-cell office:value-type="float" office:value="2837.07111763374">
                <text:p>2837.07111763374</text:p>
              </table:table-cell>
              <table:table-cell office:value-type="float" office:value="1772.07019617088">
                <text:p>1772.07019617088</text:p>
              </table:table-cell>
              <table:table-cell office:value-type="float" office:value="2026.39691911292">
                <text:p>2026.3969191129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500" chart:origin="0" chart:interval-major="10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439cm" svg:y="0cm" chart:style-name="ch2">
          <text:p>Covid-19. Muertes acumuladas por millón de mayores de 65 años
en Europa Occidental (3)</text:p>
        </chart:title>
        <chart:legend chart:legend-position="end" svg:x="7.034cm" svg:y="2.128cm" style:legend-expansion="custom" chartooo:width="3.235cm" chartooo:height="5.202cm" style:legend-expansion-aspect-ratio="0.621876201460977" chart:style-name="ch3"/>
        <chart:plot-area chart:style-name="ch4" table:cell-range-address="M_Acu_A_2.R8:M_Acu_A_2.W77" chart:data-source-has-labels="both" svg:x="-0.015cm" svg:y="1.051cm" svg:width="14.719cm" svg:height="10.762cm">
          <chartooo:coordinate-region svg:x="0.793cm" svg:y="1.251cm" svg:width="13.911cm" svg:height="9.915cm"/>
          <chart:axis chart:dimension="x" chart:name="primary-x" chart:style-name="ch5" chartooo:axis-type="auto">
            <chartooo:date-scale/>
            <chart:categories table:cell-range-address="M_Acu_A_2.R9:M_Acu_A_2.R77"/>
          </chart:axis>
          <chart:axis chart:dimension="y" chart:name="primary-y" chart:style-name="ch6">
            <chart:grid chart:class="major"/>
          </chart:axis>
          <chart:series chart:style-name="ch7" chart:values-cell-range-address="M_Acu_A_2.S9:M_Acu_A_2.S77" chart:label-cell-address="M_Acu_A_2.S8:M_Acu_A_2.S8" chart:class="chart:line">
            <chart:data-point chart:repeated="69"/>
          </chart:series>
          <chart:series chart:style-name="ch8" chart:values-cell-range-address="M_Acu_A_2.T9:M_Acu_A_2.T77" chart:label-cell-address="M_Acu_A_2.T8:M_Acu_A_2.T8" chart:class="chart:line">
            <chart:data-point chart:repeated="69"/>
          </chart:series>
          <chart:series chart:style-name="ch9" chart:values-cell-range-address="M_Acu_A_2.U9:M_Acu_A_2.U77" chart:label-cell-address="M_Acu_A_2.U8:M_Acu_A_2.U8" chart:class="chart:line">
            <chart:data-point chart:repeated="69"/>
          </chart:series>
          <chart:series chart:style-name="ch10" chart:values-cell-range-address="M_Acu_A_2.V9:M_Acu_A_2.V77" chart:label-cell-address="M_Acu_A_2.V8:M_Acu_A_2.V8" chart:class="chart:line">
            <chart:data-point chart:repeated="69"/>
          </chart:series>
          <chart:series chart:style-name="ch11" chart:values-cell-range-address="M_Acu_A_2.W9:M_Acu_A_2.W77" chart:label-cell-address="M_Acu_A_2.W8:M_Acu_A_2.W8" chart:class="chart:line">
            <chart:data-point chart:repeated="6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mania</text:p>
                <draw:g>
                  <svg:desc>M_Acu_A_2.S8:M_Acu_A_2.S8</svg:desc>
                </draw:g>
              </table:table-cell>
              <table:table-cell office:value-type="string">
                <text:p>Austria</text:p>
                <draw:g>
                  <svg:desc>M_Acu_A_2.T8:M_Acu_A_2.T8</svg:desc>
                </draw:g>
              </table:table-cell>
              <table:table-cell office:value-type="string">
                <text:p>Dinamarca</text:p>
                <draw:g>
                  <svg:desc>M_Acu_A_2.U8:M_Acu_A_2.U8</svg:desc>
                </draw:g>
              </table:table-cell>
              <table:table-cell office:value-type="string">
                <text:p>Noruega</text:p>
                <draw:g>
                  <svg:desc>M_Acu_A_2.V8:M_Acu_A_2.V8</svg:desc>
                </draw:g>
              </table:table-cell>
              <table:table-cell office:value-type="string">
                <text:p>Portugal</text:p>
                <draw:g>
                  <svg:desc>M_Acu_A_2.W8:M_Acu_A_2.W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A_2.R9:M_Acu_A_2.R77</svg:desc>
                </draw:g>
              </table:table-cell>
              <table:table-cell office:value-type="float" office:value="NaN">
                <text:p>NaN</text:p>
                <draw:g>
                  <svg:desc>M_Acu_A_2.S9:M_Acu_A_2.S77</svg:desc>
                </draw:g>
              </table:table-cell>
              <table:table-cell office:value-type="float" office:value="NaN">
                <text:p>NaN</text:p>
                <draw:g>
                  <svg:desc>M_Acu_A_2.T9:M_Acu_A_2.T77</svg:desc>
                </draw:g>
              </table:table-cell>
              <table:table-cell office:value-type="float" office:value="NaN">
                <text:p>NaN</text:p>
                <draw:g>
                  <svg:desc>M_Acu_A_2.U9:M_Acu_A_2.U77</svg:desc>
                </draw:g>
              </table:table-cell>
              <table:table-cell office:value-type="float" office:value="NaN">
                <text:p>NaN</text:p>
                <draw:g>
                  <svg:desc>M_Acu_A_2.V9:M_Acu_A_2.V77</svg:desc>
                </draw:g>
              </table:table-cell>
              <table:table-cell office:value-type="float" office:value="NaN">
                <text:p>NaN</text:p>
                <draw:g>
                  <svg:desc>M_Acu_A_2.W9:M_Acu_A_2.W77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.11117071100651">
                <text:p>0.11117071100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.11117071100651">
                <text:p>0.11117071100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166756066509764">
                <text:p>0.166756066509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.277926777516274">
                <text:p>0.277926777516274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44682844026039">
                <text:p>0.444682844026039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444682844026039">
                <text:p>0.444682844026039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1.77272702101615">
                <text:p>1.77272702101615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667024266039058">
                <text:p>0.667024266039058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3.5454540420323">
                <text:p>3.5454540420323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667024266039058">
                <text:p>0.667024266039058</text:p>
              </table:table-cell>
              <table:table-cell office:value-type="float" office:value="1.75496979718039">
                <text:p>1.75496979718039</text:p>
              </table:table-cell>
              <table:table-cell office:value-type="float" office:value="4.43181755254038">
                <text:p>4.43181755254038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0.476639224802949">
                <text:p>0.476639224802949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667024266039058">
                <text:p>0.667024266039058</text:p>
              </table:table-cell>
              <table:table-cell office:value-type="float" office:value="1.75496979718039">
                <text:p>1.75496979718039</text:p>
              </table:table-cell>
              <table:table-cell office:value-type="float" office:value="5.31818106304845">
                <text:p>5.31818106304845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0.476639224802949">
                <text:p>0.476639224802949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667024266039058">
                <text:p>0.667024266039058</text:p>
              </table:table-cell>
              <table:table-cell office:value-type="float" office:value="2.33995972957385">
                <text:p>2.33995972957385</text:p>
              </table:table-cell>
              <table:table-cell office:value-type="float" office:value="7.97727159457268">
                <text:p>7.97727159457268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0.953278449605897">
                <text:p>0.953278449605897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.1117071100651">
                <text:p>1.1117071100651</text:p>
              </table:table-cell>
              <table:table-cell office:value-type="float" office:value="3.50993959436077">
                <text:p>3.50993959436077</text:p>
              </table:table-cell>
              <table:table-cell office:value-type="float" office:value="12.4090891471131">
                <text:p>12.4090891471131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1.42991767440885">
                <text:p>1.42991767440885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.7231460206009">
                <text:p>1.7231460206009</text:p>
              </table:table-cell>
              <table:table-cell office:value-type="float" office:value="3.50993959436077">
                <text:p>3.50993959436077</text:p>
              </table:table-cell>
              <table:table-cell office:value-type="float" office:value="15.9545431891454">
                <text:p>15.9545431891454</text:p>
              </table:table-cell>
              <table:table-cell office:value-type="float" office:value="7.71009786197015">
                <text:p>7.71009786197015</text:p>
              </table:table-cell>
              <table:table-cell office:value-type="float" office:value="2.85983534881769">
                <text:p>2.85983534881769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2.61251170865298">
                <text:p>2.61251170865298</text:p>
              </table:table-cell>
              <table:table-cell office:value-type="float" office:value="4.6799194591477">
                <text:p>4.6799194591477</text:p>
              </table:table-cell>
              <table:table-cell office:value-type="float" office:value="18.6136337206696">
                <text:p>18.6136337206696</text:p>
              </table:table-cell>
              <table:table-cell office:value-type="float" office:value="7.71009786197015">
                <text:p>7.71009786197015</text:p>
              </table:table-cell>
              <table:table-cell office:value-type="float" office:value="5.71967069763538">
                <text:p>5.7196706976353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3.05719455267902">
                <text:p>3.05719455267902</text:p>
              </table:table-cell>
              <table:table-cell office:value-type="float" office:value="9.3598389182954">
                <text:p>9.3598389182954</text:p>
              </table:table-cell>
              <table:table-cell office:value-type="float" office:value="21.2727242521938">
                <text:p>21.2727242521938</text:p>
              </table:table-cell>
              <table:table-cell office:value-type="float" office:value="7.71009786197015">
                <text:p>7.71009786197015</text:p>
              </table:table-cell>
              <table:table-cell office:value-type="float" office:value="6.67294914724128">
                <text:p>6.6729491472412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.78034057327992">
                <text:p>4.78034057327992</text:p>
              </table:table-cell>
              <table:table-cell office:value-type="float" office:value="12.2847885802627">
                <text:p>12.2847885802627</text:p>
              </table:table-cell>
              <table:table-cell office:value-type="float" office:value="21.2727242521938">
                <text:p>21.2727242521938</text:p>
              </table:table-cell>
              <table:table-cell office:value-type="float" office:value="7.71009786197015">
                <text:p>7.71009786197015</text:p>
              </table:table-cell>
              <table:table-cell office:value-type="float" office:value="10.9627021704678">
                <text:p>10.9627021704678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6.33673052737105">
                <text:p>6.33673052737105</text:p>
              </table:table-cell>
              <table:table-cell office:value-type="float" office:value="16.3797181070169">
                <text:p>16.3797181070169</text:p>
              </table:table-cell>
              <table:table-cell office:value-type="float" office:value="28.3636323362584">
                <text:p>28.3636323362584</text:p>
              </table:table-cell>
              <table:table-cell office:value-type="float" office:value="11.0144255171002">
                <text:p>11.0144255171002</text:p>
              </table:table-cell>
              <table:table-cell office:value-type="float" office:value="15.7290944184973">
                <text:p>15.729094418497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8.28221796998497">
                <text:p>8.28221796998497</text:p>
              </table:table-cell>
              <table:table-cell office:value-type="float" office:value="18.1346879041973">
                <text:p>18.1346879041973</text:p>
              </table:table-cell>
              <table:table-cell office:value-type="float" office:value="30.1363593572746">
                <text:p>30.1363593572746</text:p>
              </table:table-cell>
              <table:table-cell office:value-type="float" office:value="13.2173106205203">
                <text:p>13.2173106205203</text:p>
              </table:table-cell>
              <table:table-cell office:value-type="float" office:value="20.4954866665268">
                <text:p>20.4954866665268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0.8947296786379">
                <text:p>10.8947296786379</text:p>
              </table:table-cell>
              <table:table-cell office:value-type="float" office:value="28.6645066872796">
                <text:p>28.6645066872796</text:p>
              </table:table-cell>
              <table:table-cell office:value-type="float" office:value="36.3409039308311">
                <text:p>36.3409039308311</text:p>
              </table:table-cell>
              <table:table-cell office:value-type="float" office:value="15.4201957239403">
                <text:p>15.4201957239403</text:p>
              </table:table-cell>
              <table:table-cell office:value-type="float" office:value="28.5983534881769">
                <text:p>28.5983534881769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14.0630949423235">
                <text:p>14.0630949423235</text:p>
              </table:table-cell>
              <table:table-cell office:value-type="float" office:value="33.9294160788208">
                <text:p>33.9294160788208</text:p>
              </table:table-cell>
              <table:table-cell office:value-type="float" office:value="46.0909025464199">
                <text:p>46.0909025464199</text:p>
              </table:table-cell>
              <table:table-cell office:value-type="float" office:value="17.6230808273603">
                <text:p>17.6230808273603</text:p>
              </table:table-cell>
              <table:table-cell office:value-type="float" office:value="36.2245810850241">
                <text:p>36.2245810850241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8.0652405385578">
                <text:p>18.0652405385578</text:p>
              </table:table-cell>
              <table:table-cell office:value-type="float" office:value="39.7793154027554">
                <text:p>39.7793154027554</text:p>
              </table:table-cell>
              <table:table-cell office:value-type="float" office:value="57.6136281830249">
                <text:p>57.6136281830249</text:p>
              </table:table-cell>
              <table:table-cell office:value-type="float" office:value="22.0288510342004">
                <text:p>22.0288510342004</text:p>
              </table:table-cell>
              <table:table-cell office:value-type="float" office:value="47.6639224802949">
                <text:p>47.6639224802949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21.6227032907661">
                <text:p>21.6227032907661</text:p>
              </table:table-cell>
              <table:table-cell office:value-type="float" office:value="50.3091341858378">
                <text:p>50.3091341858378</text:p>
              </table:table-cell>
              <table:table-cell office:value-type="float" office:value="63.8181727565815">
                <text:p>63.8181727565815</text:p>
              </table:table-cell>
              <table:table-cell office:value-type="float" office:value="24.2317361376205">
                <text:p>24.2317361376205</text:p>
              </table:table-cell>
              <table:table-cell office:value-type="float" office:value="56.7200677515509">
                <text:p>56.7200677515509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5.2913367539809">
                <text:p>25.2913367539809</text:p>
              </table:table-cell>
              <table:table-cell office:value-type="float" office:value="63.1789126984939">
                <text:p>63.1789126984939</text:p>
              </table:table-cell>
              <table:table-cell office:value-type="float" office:value="68.2499903091218">
                <text:p>68.2499903091218</text:p>
              </table:table-cell>
              <table:table-cell office:value-type="float" office:value="29.7389488961706">
                <text:p>29.7389488961706</text:p>
              </table:table-cell>
              <table:table-cell office:value-type="float" office:value="66.7294914724128">
                <text:p>66.729491472412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32.4062622583976">
                <text:p>32.4062622583976</text:p>
              </table:table-cell>
              <table:table-cell office:value-type="float" office:value="74.8787113463632">
                <text:p>74.8787113463632</text:p>
              </table:table-cell>
              <table:table-cell office:value-type="float" office:value="79.7727159457268">
                <text:p>79.7727159457268</text:p>
              </table:table-cell>
              <table:table-cell office:value-type="float" office:value="30.8403914478806">
                <text:p>30.8403914478806</text:p>
              </table:table-cell>
              <table:table-cell office:value-type="float" office:value="76.2622759684718">
                <text:p>76.2622759684718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0.6884802283825">
                <text:p>40.6884802283825</text:p>
              </table:table-cell>
              <table:table-cell office:value-type="float" office:value="85.4085301294455">
                <text:p>85.4085301294455</text:p>
              </table:table-cell>
              <table:table-cell office:value-type="float" office:value="92.1818050928399">
                <text:p>92.1818050928399</text:p>
              </table:table-cell>
              <table:table-cell office:value-type="float" office:value="35.2461616547207">
                <text:p>35.2461616547207</text:p>
              </table:table-cell>
              <table:table-cell office:value-type="float" office:value="89.1315350381514">
                <text:p>89.1315350381514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8.4704299988382">
                <text:p>48.4704299988382</text:p>
              </table:table-cell>
              <table:table-cell office:value-type="float" office:value="92.4284093181671">
                <text:p>92.4284093181671</text:p>
              </table:table-cell>
              <table:table-cell office:value-type="float" office:value="109.022711792493">
                <text:p>109.022711792493</text:p>
              </table:table-cell>
              <table:table-cell office:value-type="float" office:value="46.2605871718209">
                <text:p>46.2605871718209</text:p>
              </table:table-cell>
              <table:table-cell office:value-type="float" office:value="99.6175979838162">
                <text:p>99.6175979838162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56.5303065468102">
                <text:p>56.5303065468102</text:p>
              </table:table-cell>
              <table:table-cell office:value-type="float" office:value="98.2783086421017">
                <text:p>98.2783086421017</text:p>
              </table:table-cell>
              <table:table-cell office:value-type="float" office:value="123.204527960623">
                <text:p>123.204527960623</text:p>
              </table:table-cell>
              <table:table-cell office:value-type="float" office:value="48.4634722752409">
                <text:p>48.4634722752409</text:p>
              </table:table-cell>
              <table:table-cell office:value-type="float" office:value="117.253249301525">
                <text:p>117.25324930152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64.3678416727691">
                <text:p>64.3678416727691</text:p>
              </table:table-cell>
              <table:table-cell office:value-type="float" office:value="108.808127425184">
                <text:p>108.808127425184</text:p>
              </table:table-cell>
              <table:table-cell office:value-type="float" office:value="142.7045251918">
                <text:p>142.7045251918</text:p>
              </table:table-cell>
              <table:table-cell office:value-type="float" office:value="55.0721275855011">
                <text:p>55.0721275855011</text:p>
              </table:table-cell>
              <table:table-cell office:value-type="float" office:value="126.786033797584">
                <text:p>126.786033797584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74.595547085368">
                <text:p>74.595547085368</text:p>
              </table:table-cell>
              <table:table-cell office:value-type="float" office:value="119.337946208266">
                <text:p>119.337946208266</text:p>
              </table:table-cell>
              <table:table-cell office:value-type="float" office:value="158.659068380946">
                <text:p>158.659068380946</text:p>
              </table:table-cell>
              <table:table-cell office:value-type="float" office:value="63.8836679991812">
                <text:p>63.8836679991812</text:p>
              </table:table-cell>
              <table:table-cell office:value-type="float" office:value="140.60857131687">
                <text:p>140.6085713168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79.7093997916674">
                <text:p>79.7093997916674</text:p>
              </table:table-cell>
              <table:table-cell office:value-type="float" office:value="128.697785126562">
                <text:p>128.697785126562</text:p>
              </table:table-cell>
              <table:table-cell office:value-type="float" office:value="165.74997646501">
                <text:p>165.74997646501</text:p>
              </table:table-cell>
              <table:table-cell office:value-type="float" office:value="64.9851105508912">
                <text:p>64.9851105508912</text:p>
              </table:table-cell>
              <table:table-cell office:value-type="float" office:value="148.234798913717">
                <text:p>148.234798913717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89.3256662937305">
                <text:p>89.3256662937305</text:p>
              </table:table-cell>
              <table:table-cell office:value-type="float" office:value="142.152553571611">
                <text:p>142.152553571611</text:p>
              </table:table-cell>
              <table:table-cell office:value-type="float" office:value="179.931792633139">
                <text:p>179.931792633139</text:p>
              </table:table-cell>
              <table:table-cell office:value-type="float" office:value="75.9995360679914">
                <text:p>75.9995360679914</text:p>
              </table:table-cell>
              <table:table-cell office:value-type="float" office:value="164.440532557017">
                <text:p>164.440532557017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03.444346591557">
                <text:p>103.444346591557</text:p>
              </table:table-cell>
              <table:table-cell office:value-type="float" office:value="159.702251543415">
                <text:p>159.702251543415</text:p>
              </table:table-cell>
              <table:table-cell office:value-type="float" office:value="193.227245290761">
                <text:p>193.227245290761</text:p>
              </table:table-cell>
              <table:table-cell office:value-type="float" office:value="88.1154041368017">
                <text:p>88.1154041368017</text:p>
              </table:table-cell>
              <table:table-cell office:value-type="float" office:value="181.12290542512">
                <text:p>181.122905425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17.118344045358">
                <text:p>117.118344045358</text:p>
              </table:table-cell>
              <table:table-cell office:value-type="float" office:value="172.572030056071">
                <text:p>172.572030056071</text:p>
              </table:table-cell>
              <table:table-cell office:value-type="float" office:value="210.068151990414">
                <text:p>210.068151990414</text:p>
              </table:table-cell>
              <table:table-cell office:value-type="float" office:value="96.9269445504819">
                <text:p>96.9269445504819</text:p>
              </table:table-cell>
              <table:table-cell office:value-type="float" office:value="194.945442944406">
                <text:p>194.945442944406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31.904048609224">
                <text:p>131.904048609224</text:p>
              </table:table-cell>
              <table:table-cell office:value-type="float" office:value="186.611788433514">
                <text:p>186.611788433514</text:p>
              </table:table-cell>
              <table:table-cell office:value-type="float" office:value="218.931787095495">
                <text:p>218.931787095495</text:p>
              </table:table-cell>
              <table:table-cell office:value-type="float" office:value="101.332714757322">
                <text:p>101.332714757322</text:p>
              </table:table-cell>
              <table:table-cell office:value-type="float" office:value="207.338062789283">
                <text:p>207.338062789283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41.40914440028">
                <text:p>141.40914440028</text:p>
              </table:table-cell>
              <table:table-cell office:value-type="float" office:value="197.141607216597">
                <text:p>197.141607216597</text:p>
              </table:table-cell>
              <table:table-cell office:value-type="float" office:value="230.4545127321">
                <text:p>230.4545127321</text:p>
              </table:table-cell>
              <table:table-cell office:value-type="float" office:value="107.941370067582">
                <text:p>107.941370067582</text:p>
              </table:table-cell>
              <table:table-cell office:value-type="float" office:value="224.020435657386">
                <text:p>224.020435657386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48.5796552602">
                <text:p>148.5796552602</text:p>
              </table:table-cell>
              <table:table-cell office:value-type="float" office:value="204.746476337712">
                <text:p>204.746476337712</text:p>
              </table:table-cell>
              <table:table-cell office:value-type="float" office:value="241.977238368705">
                <text:p>241.977238368705</text:p>
              </table:table-cell>
              <table:table-cell office:value-type="float" office:value="113.448582826132">
                <text:p>113.448582826132</text:p>
              </table:table-cell>
              <table:table-cell office:value-type="float" office:value="240.226169300686">
                <text:p>240.22616930068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55.58341005361">
                <text:p>155.58341005361</text:p>
              </table:table-cell>
              <table:table-cell office:value-type="float" office:value="215.276295120794">
                <text:p>215.276295120794</text:p>
              </table:table-cell>
              <table:table-cell office:value-type="float" office:value="252.613600494802">
                <text:p>252.613600494802</text:p>
              </table:table-cell>
              <table:table-cell office:value-type="float" office:value="125.564450894942">
                <text:p>125.564450894942</text:p>
              </table:table-cell>
              <table:table-cell office:value-type="float" office:value="255.001985269577">
                <text:p>255.001985269577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65.032920489164">
                <text:p>165.032920489164</text:p>
              </table:table-cell>
              <table:table-cell office:value-type="float" office:value="224.63613403909">
                <text:p>224.63613403909</text:p>
              </table:table-cell>
              <table:table-cell office:value-type="float" office:value="265.022689641915">
                <text:p>265.022689641915</text:p>
              </table:table-cell>
              <table:table-cell office:value-type="float" office:value="139.883204067173">
                <text:p>139.883204067173</text:p>
              </table:table-cell>
              <table:table-cell office:value-type="float" office:value="270.254440463272">
                <text:p>270.254440463272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80.874746807591">
                <text:p>180.874746807591</text:p>
              </table:table-cell>
              <table:table-cell office:value-type="float" office:value="229.901043430631">
                <text:p>229.901043430631</text:p>
              </table:table-cell>
              <table:table-cell office:value-type="float" office:value="273.886324746995">
                <text:p>273.886324746995</text:p>
              </table:table-cell>
              <table:table-cell office:value-type="float" office:value="143.187531722303">
                <text:p>143.187531722303</text:p>
              </table:table-cell>
              <table:table-cell office:value-type="float" office:value="285.506895656966">
                <text:p>285.506895656966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98.384133791116">
                <text:p>198.384133791116</text:p>
              </table:table-cell>
              <table:table-cell office:value-type="float" office:value="239.84587228132">
                <text:p>239.84587228132</text:p>
              </table:table-cell>
              <table:table-cell office:value-type="float" office:value="284.522686873092">
                <text:p>284.522686873092</text:p>
              </table:table-cell>
              <table:table-cell office:value-type="float" office:value="149.796187032563">
                <text:p>149.796187032563</text:p>
              </table:table-cell>
              <table:table-cell office:value-type="float" office:value="299.806072401055">
                <text:p>299.806072401055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215.00415508659">
                <text:p>215.00415508659</text:p>
              </table:table-cell>
              <table:table-cell office:value-type="float" office:value="252.130660861582">
                <text:p>252.130660861582</text:p>
              </table:table-cell>
              <table:table-cell office:value-type="float" office:value="297.818139530713">
                <text:p>297.818139530713</text:p>
              </table:table-cell>
              <table:table-cell office:value-type="float" office:value="150.897629584273">
                <text:p>150.897629584273</text:p>
              </table:table-cell>
              <table:table-cell office:value-type="float" office:value="313.151970695537">
                <text:p>313.151970695537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228.455811118377">
                <text:p>228.455811118377</text:p>
              </table:table-cell>
              <table:table-cell office:value-type="float" office:value="259.150540050304">
                <text:p>259.150540050304</text:p>
              </table:table-cell>
              <table:table-cell office:value-type="float" office:value="306.681774635794">
                <text:p>306.681774635794</text:p>
              </table:table-cell>
              <table:table-cell office:value-type="float" office:value="163.013497653083">
                <text:p>163.013497653083</text:p>
              </table:table-cell>
              <table:table-cell office:value-type="float" office:value="327.451147439626">
                <text:p>327.4511474396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8.683516530976">
                <text:p>238.683516530976</text:p>
              </table:table-cell>
              <table:table-cell office:value-type="float" office:value="264.415449441845">
                <text:p>264.415449441845</text:p>
              </table:table-cell>
              <table:table-cell office:value-type="float" office:value="314.659046230367">
                <text:p>314.659046230367</text:p>
              </table:table-cell>
              <table:table-cell office:value-type="float" office:value="169.622152963343">
                <text:p>169.622152963343</text:p>
              </table:table-cell>
              <table:table-cell office:value-type="float" office:value="340.320406509305">
                <text:p>340.320406509305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244.797905636334">
                <text:p>244.797905636334</text:p>
              </table:table-cell>
              <table:table-cell office:value-type="float" office:value="274.945268224927">
                <text:p>274.945268224927</text:p>
              </table:table-cell>
              <table:table-cell office:value-type="float" office:value="322.63631782494">
                <text:p>322.63631782494</text:p>
              </table:table-cell>
              <table:table-cell office:value-type="float" office:value="169.622152963343">
                <text:p>169.622152963343</text:p>
              </table:table-cell>
              <table:table-cell office:value-type="float" office:value="350.329830230167">
                <text:p>350.329830230167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255.581464603966">
                <text:p>255.581464603966</text:p>
              </table:table-cell>
              <table:table-cell office:value-type="float" office:value="287.23005680519">
                <text:p>287.23005680519</text:p>
              </table:table-cell>
              <table:table-cell office:value-type="float" office:value="327.954498887988">
                <text:p>327.954498887988</text:p>
              </table:table-cell>
              <table:table-cell office:value-type="float" office:value="179.535135928733">
                <text:p>179.535135928733</text:p>
              </table:table-cell>
              <table:table-cell office:value-type="float" office:value="363.199089299847">
                <text:p>363.19908929984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271.20094950038">
                <text:p>271.20094950038</text:p>
              </table:table-cell>
              <table:table-cell office:value-type="float" office:value="298.344865520666">
                <text:p>298.344865520666</text:p>
              </table:table-cell>
              <table:table-cell office:value-type="float" office:value="340.363588035101">
                <text:p>340.363588035101</text:p>
              </table:table-cell>
              <table:table-cell office:value-type="float" office:value="186.143791238994">
                <text:p>186.143791238994</text:p>
              </table:table-cell>
              <table:table-cell office:value-type="float" office:value="374.161791470315">
                <text:p>374.16179147031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283.15180093358">
                <text:p>283.15180093358</text:p>
              </table:table-cell>
              <table:table-cell office:value-type="float" office:value="305.364744709387">
                <text:p>305.364744709387</text:p>
              </table:table-cell>
              <table:table-cell office:value-type="float" office:value="349.227223140182">
                <text:p>349.227223140182</text:p>
              </table:table-cell>
              <table:table-cell office:value-type="float" office:value="198.259659307804">
                <text:p>198.259659307804</text:p>
              </table:table-cell>
              <table:table-cell office:value-type="float" office:value="390.844164338418">
                <text:p>390.844164338418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295.769676632819">
                <text:p>295.769676632819</text:p>
              </table:table-cell>
              <table:table-cell office:value-type="float" office:value="310.044664168535">
                <text:p>310.044664168535</text:p>
              </table:table-cell>
              <table:table-cell office:value-type="float" office:value="357.204494734755">
                <text:p>357.204494734755</text:p>
              </table:table-cell>
              <table:table-cell office:value-type="float" office:value="210.375527376614">
                <text:p>210.375527376614</text:p>
              </table:table-cell>
              <table:table-cell office:value-type="float" office:value="407.049897981718">
                <text:p>407.049897981718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305.719455267902">
                <text:p>305.719455267902</text:p>
              </table:table-cell>
              <table:table-cell office:value-type="float" office:value="313.554603762896">
                <text:p>313.554603762896</text:p>
              </table:table-cell>
              <table:table-cell office:value-type="float" office:value="370.499947392376">
                <text:p>370.499947392376</text:p>
              </table:table-cell>
              <table:table-cell office:value-type="float" office:value="212.578412480034">
                <text:p>212.578412480034</text:p>
              </table:table-cell>
              <table:table-cell office:value-type="float" office:value="419.442517826595">
                <text:p>419.442517826595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313.501405038357">
                <text:p>313.501405038357</text:p>
              </table:table-cell>
              <table:table-cell office:value-type="float" office:value="317.064543357257">
                <text:p>317.064543357257</text:p>
              </table:table-cell>
              <table:table-cell office:value-type="float" office:value="374.045401434408">
                <text:p>374.045401434408</text:p>
              </table:table-cell>
              <table:table-cell office:value-type="float" office:value="212.578412480034">
                <text:p>212.578412480034</text:p>
              </table:table-cell>
              <table:table-cell office:value-type="float" office:value="430.405219997062">
                <text:p>430.405219997062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319.615794143715">
                <text:p>319.615794143715</text:p>
              </table:table-cell>
              <table:table-cell office:value-type="float" office:value="321.159472884011">
                <text:p>321.159472884011</text:p>
              </table:table-cell>
              <table:table-cell office:value-type="float" office:value="378.477218986948">
                <text:p>378.477218986948</text:p>
              </table:table-cell>
              <table:table-cell office:value-type="float" office:value="212.578412480034">
                <text:p>212.578412480034</text:p>
              </table:table-cell>
              <table:table-cell office:value-type="float" office:value="442.321200617136">
                <text:p>442.321200617136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328.676207090746">
                <text:p>328.676207090746</text:p>
              </table:table-cell>
              <table:table-cell office:value-type="float" office:value="332.85927153188">
                <text:p>332.85927153188</text:p>
              </table:table-cell>
              <table:table-cell office:value-type="float" office:value="384.681763560505">
                <text:p>384.681763560505</text:p>
              </table:table-cell>
              <table:table-cell office:value-type="float" office:value="214.781297583454">
                <text:p>214.781297583454</text:p>
              </table:table-cell>
              <table:table-cell office:value-type="float" office:value="451.853985113195">
                <text:p>451.85398511319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